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cm"/>
    </style:style>
    <style:style style:name="co2" style:family="table-column">
      <style:table-column-properties fo:break-before="auto" style:column-width="2.341cm"/>
    </style:style>
    <style:style style:name="co3" style:family="table-column">
      <style:table-column-properties fo:break-before="auto" style:column-width="1.524cm"/>
    </style:style>
    <style:style style:name="co4" style:family="table-column">
      <style:table-column-properties fo:break-before="auto" style:column-width="2.45cm"/>
    </style:style>
    <style:style style:name="co5" style:family="table-column">
      <style:table-column-properties fo:break-before="auto" style:column-width="1.879cm"/>
    </style:style>
    <style:style style:name="co6" style:family="table-column">
      <style:table-column-properties fo:break-before="auto" style:column-width="4.738cm"/>
    </style:style>
    <style:style style:name="co7" style:family="table-column">
      <style:table-column-properties fo:break-before="auto" style:column-width="2.096cm"/>
    </style:style>
    <style:style style:name="co8" style:family="table-column">
      <style:table-column-properties fo:break-before="auto" style:column-width="1.388cm"/>
    </style:style>
    <style:style style:name="co9" style:family="table-column">
      <style:table-column-properties fo:break-before="auto" style:column-width="8.061cm"/>
    </style:style>
    <style:style style:name="co10" style:family="table-column">
      <style:table-column-properties fo:break-before="auto" style:column-width="2.014cm"/>
    </style:style>
    <style:style style:name="co11" style:family="table-column">
      <style:table-column-properties fo:break-before="auto" style:column-width="2.094cm"/>
    </style:style>
    <style:style style:name="co12" style:family="table-column">
      <style:table-column-properties fo:break-before="auto" style:column-width="7.542cm"/>
    </style:style>
    <style:style style:name="co13" style:family="table-column">
      <style:table-column-properties fo:break-before="auto" style:column-width="1.85cm"/>
    </style:style>
    <style:style style:name="co14" style:family="table-column">
      <style:table-column-properties fo:break-before="auto" style:column-width="1.824cm"/>
    </style:style>
    <style:style style:name="co15" style:family="table-column">
      <style:table-column-properties fo:break-before="auto" style:column-width="2.286cm"/>
    </style:style>
    <style:style style:name="co16" style:family="table-column">
      <style:table-column-properties fo:break-before="auto" style:column-width="2.069cm"/>
    </style:style>
    <style:style style:name="co17" style:family="table-column">
      <style:table-column-properties fo:break-before="auto" style:column-width="2.505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>
      <style:map style:condition="cell-content()=&quot;success&quot;" style:apply-style-name="Good" style:base-cell-address="COOOOOL_AAAAA_2_2.W1"/>
    </style:style>
    <style:style style:name="ce3" style:family="table-cell" style:parent-style-name="Default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OOOOL_AAAAA_2_2" table:style-name="ta1">
        <table:shapes>
          <draw:frame draw:z-index="0" draw:style-name="gr1" draw:text-style-name="P1" svg:width="32.021cm" svg:height="19.921cm" svg:x="55.574cm" svg:y="1.647cm">
            <draw:object draw:notify-on-update-of-ranges="COOOOOL_AAAAA_2_2.S2:COOOOOL_AAAAA_2_2.S26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56.093cm" svg:height="31.075cm" svg:x="28.614cm" svg:y="27.175cm">
            <draw:object draw:notify-on-update-of-ranges="COOOOOL_AAAAA_2_2.Y1:COOOOOL_AAAAA_2_2.Y1 COOOOOL_AAAAA_2_2.Y2:COOOOOL_AAAAA_2_2.Y36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visibility="collapse" table:number-columns-repeated="2" table:default-cell-style-name="Default"/>
        <table:table-column table:style-name="co1" table:visibility="collapse" table:default-cell-style-name="Default"/>
        <table:table-column table:style-name="co3" table:visibility="collapse" table:number-columns-repeated="2" table:default-cell-style-name="Default"/>
        <table:table-column table:style-name="co4" table:visibility="collapse" table:default-cell-style-name="Default"/>
        <table:table-column table:style-name="co3" table:visibility="collapse" table:default-cell-style-name="Default"/>
        <table:table-column table:style-name="co1" table:visibility="collapse" table:number-columns-repeated="3" table:default-cell-style-name="Default"/>
        <table:table-column table:style-name="co5" table:visibility="collapse" table:number-columns-repeated="2" table:default-cell-style-name="Default"/>
        <table:table-column table:style-name="co6" table:visibility="collapse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ce1"/>
        <table:table-column table:style-name="co7" table:default-cell-style-name="Default"/>
        <table:table-column table:style-name="co7" table:default-cell-style-name="ce2"/>
        <table:table-column table:style-name="co10" table:default-cell-style-name="ce3"/>
        <table:table-column table:style-name="co11" table:default-cell-style-name="ce3"/>
        <table:table-column table:style-name="co1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3" table:default-cell-style-name="Default"/>
        <table:table-column table:style-name="co5" table:number-columns-repeated="2" table:default-cell-style-name="Default"/>
        <table:table-column table:style-name="co15" table:default-cell-style-name="Default"/>
        <table:table-column table:style-name="co1" table:number-columns-repeated="9" table:default-cell-style-name="Default"/>
        <table:table-column table:style-name="co16" table:number-columns-repeated="2" table:default-cell-style-name="Default"/>
        <table:table-column table:style-name="co1" table:number-columns-repeated="6" table:default-cell-style-name="Default"/>
        <table:table-column table:style-name="co17" table:default-cell-style-name="Default"/>
        <table:table-column table:style-name="co1" table:number-columns-repeated="968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_mod_13</text:p>
          </table:table-cell>
          <table:table-cell office:value-type="string" calcext:value-type="string">
            <text:p>n_mod_64</text:p>
          </table:table-cell>
          <table:table-cell office:value-type="string" calcext:value-type="string">
            <text:p>S_n_cyclic</text:p>
          </table:table-cell>
          <table:table-cell office:value-type="string" calcext:value-type="string">
            <text:p>T_n_2_s</text:p>
          </table:table-cell>
          <table:table-cell office:value-type="string" calcext:value-type="string">
            <text:p>T_bits</text:p>
          </table:table-cell>
          <table:table-cell office:value-type="string" calcext:value-type="string">
            <text:p>T_bits_2_T_n</text:p>
          </table:table-cell>
          <table:table-cell office:value-type="string" calcext:value-type="string">
            <text:p>n__6_bits</text:p>
          </table:table-cell>
          <table:table-cell office:value-type="string" calcext:value-type="string">
            <text:p>real_n</text:p>
          </table:table-cell>
          <table:table-cell office:value-type="string" calcext:value-type="string">
            <text:p>n_x</text:p>
          </table:table-cell>
          <table:table-cell office:value-type="string" calcext:value-type="string">
            <text:p>n_y</text:p>
          </table:table-cell>
          <table:table-cell office:value-type="string" calcext:value-type="string">
            <text:p>n_z</text:p>
          </table:table-cell>
          <table:table-cell office:value-type="string" calcext:value-type="string">
            <text:p>f_n</text:p>
          </table:table-cell>
          <table:table-cell office:value-type="string" calcext:value-type="string">
            <text:p>real_f_n</text:p>
          </table:table-cell>
          <table:table-cell office:value-type="string" calcext:value-type="string">
            <text:p>p_n</text:p>
          </table:table-cell>
          <table:table-cell office:value-type="string" calcext:value-type="string">
            <text:p>real_p_n</text:p>
          </table:table-cell>
          <table:table-cell office:value-type="string" calcext:value-type="string">
            <text:p>log(p_n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st_prime</text:p>
          </table:table-cell>
          <table:table-cell/>
          <table:table-cell office:value-type="string" calcext:value-type="string">
            <text:p>state</text:p>
          </table:table-cell>
          <table:table-cell office:value-type="string" calcext:value-type="string">
            <text:p>p_n</text:p>
          </table:table-cell>
          <table:table-cell office:value-type="string" calcext:value-type="string">
            <text:p>p_n_mod</text:p>
          </table:table-cell>
          <table:table-cell office:value-type="string" calcext:value-type="string">
            <text:p>p_n=floor(a*n+b*f_n+c*p₀)+S_n+T_n</text:p>
          </table:table-cell>
          <table:table-cell office:value-type="string" calcext:value-type="string">
            <text:p>symbol_x</text:p>
          </table:table-cell>
          <table:table-cell office:value-type="string" calcext:value-type="string">
            <text:p>symbol_y</text:p>
          </table:table-cell>
          <table:table-cell office:value-type="string" calcext:value-type="string">
            <text:p>symbol_z</text:p>
          </table:table-cell>
          <table:table-cell office:value-type="string" calcext:value-type="string">
            <text:p>label_x</text:p>
          </table:table-cell>
          <table:table-cell office:value-type="string" calcext:value-type="string">
            <text:p>label_y</text:p>
          </table:table-cell>
          <table:table-cell office:value-type="string" calcext:value-type="string">
            <text:p>label_z</text:p>
          </table:table-cell>
          <table:table-cell office:value-type="string" calcext:value-type="string">
            <text:p>zeta_alpha</text:p>
          </table:table-cell>
          <table:table-cell office:value-type="string" calcext:value-type="string">
            <text:p>zeta_beta</text:p>
          </table:table-cell>
          <table:table-cell office:value-type="string" calcext:value-type="string">
            <text:p>zeta_gamma</text:p>
          </table:table-cell>
          <table:table-cell office:value-type="string" calcext:value-type="string">
            <text:p>S₀</text:p>
          </table:table-cell>
          <table:table-cell office:value-type="string" calcext:value-type="string">
            <text:p>S₁</text:p>
          </table:table-cell>
          <table:table-cell office:value-type="string" calcext:value-type="string">
            <text:p>S₂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ightFrec</text:p>
          </table:table-cell>
          <table:table-cell office:value-type="string" calcext:value-type="string">
            <text:p>SoundFreq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C₀</text:p>
          </table:table-cell>
          <table:table-cell office:value-type="string" calcext:value-type="string">
            <text:p>C₁</text:p>
          </table:table-cell>
          <table:table-cell office:value-type="string" calcext:value-type="string">
            <text:p>C₂</text:p>
          </table:table-cell>
          <table:table-cell office:value-type="string" calcext:value-type="string">
            <text:p>Midi₀</text:p>
          </table:table-cell>
          <table:table-cell office:value-type="string" calcext:value-type="string">
            <text:p>Midi₁</text:p>
          </table:table-cell>
          <table:table-cell office:value-type="string" calcext:value-type="string">
            <text:p>Midi_param_n</text:p>
          </table:table-cell>
          <table:table-cell table:number-columns-repeated="968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MOD([.A2];[.$O$2])" office:value-type="float" office:value="0" calcext:value-type="float">
            <text:p>0</text:p>
          </table:table-cell>
          <table:table-cell table:formula="of:=MOD([.A2];64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DEC2BIN([.E2])" office:value-type="string" office:string-value="0" calcext:value-type="string">
            <text:p>0</text:p>
          </table:table-cell>
          <table:table-cell table:formula="of:=BIN2HEX([.F2])" office:value-type="string" office:string-value="0" calcext:value-type="string">
            <text:p>0</text:p>
          </table:table-cell>
          <table:table-cell table:formula="of:=DEC2BIN([.A2])" office:value-type="string" office:string-value="0" calcext:value-type="string">
            <text:p>0</text:p>
          </table:table-cell>
          <table:table-cell table:formula="of:=([.A2]-1)/([.A2]+1)" office:value-type="float" office:value="-1" calcext:value-type="float">
            <text:p>-1</text:p>
          </table:table-cell>
          <table:table-cell table:formula="of:=[.I2]+[.H2]" office:value-type="float" office:value="-1" calcext:value-type="float">
            <text:p>-1</text:p>
          </table:table-cell>
          <table:table-cell table:formula="of:=[.I2]/[.J2]" office:value-type="float" office:value="1" calcext:value-type="float">
            <text:p>1</text:p>
          </table:table-cell>
          <table:table-cell table:formula="of:=[.I2]/[.J2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M2]-[.$O$2])/([.M2]+[.$O$2])" office:value-type="float" office:value="-1" calcext:value-type="float">
            <text:p>-1</text:p>
          </table:table-cell>
          <table:table-cell office:value-type="float" office:value="13" calcext:value-type="float">
            <text:p>13</text:p>
          </table:table-cell>
          <table:table-cell table:formula="of:=([.O2]-13)/([.O2]+13)" office:value-type="float" office:value="0" calcext:value-type="float">
            <text:p>0</text:p>
          </table:table-cell>
          <table:table-cell table:formula="of:=LOG([.O2])" office:value-type="float" office:value="1.11394335230684" calcext:value-type="float">
            <text:p>1.11394335230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LOOR([.R2]*[.A2]+[.S2]*[.M2]+[.T2]*[.$O$2])+[.D2]+[.E2]" office:value-type="float" office:value="13" calcext:value-type="float">
            <text:p>13</text:p>
          </table:table-cell>
          <table:table-cell table:formula="of:=MOD([.X2]-13;13)" office:value-type="float" office:value="0" calcext:value-type="float">
            <text:p>0</text:p>
          </table:table-cell>
          <table:table-cell table:formula="of:=IF([.U2]=[.X2];&quot;success&quot;;&quot;next&quot;)" office:value-type="string" office:string-value="success" calcext:value-type="string">
            <text:p>success</text:p>
          </table:table-cell>
          <table:table-cell table:formula="of:=[.O2]" office:value-type="float" office:value="13" calcext:value-type="float">
            <text:p>13</text:p>
          </table:table-cell>
          <table:table-cell table:formula="of:=MOD([.X2];13*6)" office:value-type="float" office:value="13" calcext:value-type="float">
            <text:p>13</text:p>
          </table:table-cell>
          <table:table-cell table:number-columns-repeated="22"/>
          <table:table-cell office:value-type="string" calcext:value-type="string">
            <text:p>Sound₁</text:p>
          </table:table-cell>
          <table:table-cell office:value-type="string" calcext:value-type="string">
            <text:p>Sound₂</text:p>
          </table:table-cell>
          <table:table-cell office:value-type="string" calcext:value-type="string">
            <text:p>Sound₃</text:p>
          </table:table-cell>
          <table:table-cell table:number-columns-repeated="971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MOD([.A3];[.$O$2])" office:value-type="float" office:value="1" calcext:value-type="float">
            <text:p>1</text:p>
          </table:table-cell>
          <table:table-cell table:formula="of:=MOD([.A3];64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DEC2BIN([.E3])" office:value-type="string" office:string-value="1001" calcext:value-type="string">
            <text:p>1001</text:p>
          </table:table-cell>
          <table:table-cell table:formula="of:=BIN2HEX([.F3])" office:value-type="string" office:string-value="9" calcext:value-type="string">
            <text:p>9</text:p>
          </table:table-cell>
          <table:table-cell table:formula="of:=DEC2BIN([.A3])" office:value-type="string" office:string-value="1" calcext:value-type="string">
            <text:p>1</text:p>
          </table:table-cell>
          <table:table-cell table:formula="of:=([.A3]-1)/([.A3]+1)" office:value-type="float" office:value="0" calcext:value-type="float">
            <text:p>0</text:p>
          </table:table-cell>
          <table:table-cell table:formula="of:=[.I3]+[.H3]" office:value-type="float" office:value="1" calcext:value-type="float">
            <text:p>1</text:p>
          </table:table-cell>
          <table:table-cell table:formula="of:=[.I3]/[.J3]" office:value-type="float" office:value="0" calcext:value-type="float">
            <text:p>0</text:p>
          </table:table-cell>
          <table:table-cell table:formula="of:=[.I3]/[.J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[.M3]-[.$O$2])/([.M3]+[.$O$2])" office:value-type="float" office:value="-0.857142857142857" calcext:value-type="float">
            <text:p>-0.857142857142857</text:p>
          </table:table-cell>
          <table:table-cell office:value-type="float" office:value="17" calcext:value-type="float">
            <text:p>17</text:p>
          </table:table-cell>
          <table:table-cell table:formula="of:=([.O3]-13)/([.O3]+13)" office:value-type="float" office:value="0.133333333333333" calcext:value-type="float">
            <text:p>0.133333333333333</text:p>
          </table:table-cell>
          <table:table-cell table:formula="of:=LOG([.O3])" office:value-type="float" office:value="1.23044892137827" calcext:value-type="float">
            <text:p>1.23044892137827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formula="of:=FLOOR([.R3]*[.A3]+[.S3]*[.M3]+[.T3]*[.$O$2])+[.D3]+[.E3]" office:value-type="float" office:value="17" calcext:value-type="float">
            <text:p>17</text:p>
          </table:table-cell>
          <table:table-cell table:formula="of:=MOD([.X3]-13;13)" office:value-type="float" office:value="4" calcext:value-type="float">
            <text:p>4</text:p>
          </table:table-cell>
          <table:table-cell table:formula="of:=IF([.U3]=[.X3];&quot;success&quot;;&quot;next&quot;)" office:value-type="string" office:string-value="success" calcext:value-type="string">
            <text:p>success</text:p>
          </table:table-cell>
          <table:table-cell table:formula="of:=[.O3]" office:value-type="float" office:value="17" calcext:value-type="float">
            <text:p>17</text:p>
          </table:table-cell>
          <table:table-cell table:formula="of:=MOD([.X3];13*6)" office:value-type="float" office:value="17" calcext:value-type="float">
            <text:p>17</text:p>
          </table:table-cell>
          <table:table-cell table:number-columns-repeated="22"/>
          <table:table-cell office:value-type="string" calcext:value-type="string">
            <text:p>Sound₂</text:p>
          </table:table-cell>
          <table:table-cell office:value-type="string" calcext:value-type="string">
            <text:p>Sound₃</text:p>
          </table:table-cell>
          <table:table-cell table:number-columns-repeated="97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MOD([.A4];[.$O$2])" office:value-type="float" office:value="2" calcext:value-type="float">
            <text:p>2</text:p>
          </table:table-cell>
          <table:table-cell table:formula="of:=MOD([.A4];64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DEC2BIN([.E4])" office:value-type="string" office:string-value="1" calcext:value-type="string">
            <text:p>1</text:p>
          </table:table-cell>
          <table:table-cell table:formula="of:=BIN2HEX([.F4])" office:value-type="string" office:string-value="1" calcext:value-type="string">
            <text:p>1</text:p>
          </table:table-cell>
          <table:table-cell table:formula="of:=DEC2BIN([.A4])" office:value-type="string" office:string-value="10" calcext:value-type="string">
            <text:p>10</text:p>
          </table:table-cell>
          <table:table-cell table:formula="of:=([.A4]-1)/([.A4]+1)" office:value-type="float" office:value="0.333333333333333" calcext:value-type="float">
            <text:p>0.333333333333333</text:p>
          </table:table-cell>
          <table:table-cell table:formula="of:=[.I4]+[.H4]" office:value-type="float" office:value="10.3333333333333" calcext:value-type="float">
            <text:p>10.3333333333333</text:p>
          </table:table-cell>
          <table:table-cell table:formula="of:=[.I4]/[.J4]" office:value-type="float" office:value="0.032258064516129" calcext:value-type="float">
            <text:p>0.032258064516129</text:p>
          </table:table-cell>
          <table:table-cell table:formula="of:=[.I4]/[.J4]" office:value-type="float" office:value="0.032258064516129" calcext:value-type="float">
            <text:p>0.032258064516129</text:p>
          </table:table-cell>
          <table:table-cell table:formula="of:=[.M3]+[.M2]" office:value-type="float" office:value="1" calcext:value-type="float">
            <text:p>1</text:p>
          </table:table-cell>
          <table:table-cell table:formula="of:=([.M4]-[.$O$2])/([.M4]+[.$O$2])" office:value-type="float" office:value="-0.857142857142857" calcext:value-type="float">
            <text:p>-0.857142857142857</text:p>
          </table:table-cell>
          <table:table-cell office:value-type="float" office:value="19" calcext:value-type="float">
            <text:p>19</text:p>
          </table:table-cell>
          <table:table-cell table:formula="of:=([.O4]-13)/([.O4]+13)" office:value-type="float" office:value="0.1875" calcext:value-type="float">
            <text:p>0.1875</text:p>
          </table:table-cell>
          <table:table-cell table:formula="of:=LOG([.O4])" office:value-type="float" office:value="1.27875360095283" calcext:value-type="float">
            <text:p>1.2787536009528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FLOOR([.R4]*[.A4]+[.S4]*[.M4]+[.T4]*[.$O$2])+[.D4]+[.E4]" office:value-type="float" office:value="19" calcext:value-type="float">
            <text:p>19</text:p>
          </table:table-cell>
          <table:table-cell table:formula="of:=MOD([.X4]-13;13)" office:value-type="float" office:value="6" calcext:value-type="float">
            <text:p>6</text:p>
          </table:table-cell>
          <table:table-cell table:formula="of:=IF([.U4]=[.X4];&quot;success&quot;;&quot;next&quot;)" office:value-type="string" office:string-value="success" calcext:value-type="string">
            <text:p>success</text:p>
          </table:table-cell>
          <table:table-cell table:formula="of:=[.O4]" office:value-type="float" office:value="19" calcext:value-type="float">
            <text:p>19</text:p>
          </table:table-cell>
          <table:table-cell table:formula="of:=MOD([.X4];13*6)" office:value-type="float" office:value="19" calcext:value-type="float">
            <text:p>19</text:p>
          </table:table-cell>
          <table:table-cell table:number-columns-repeated="22"/>
          <table:table-cell office:value-type="string" calcext:value-type="string">
            <text:p>Sound₁</text:p>
          </table:table-cell>
          <table:table-cell table:number-columns-repeated="97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MOD([.A5];[.$O$2])" office:value-type="float" office:value="3" calcext:value-type="float">
            <text:p>3</text:p>
          </table:table-cell>
          <table:table-cell table:formula="of:=MOD([.A5];64)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DEC2BIN([.E5])" office:value-type="string" office:string-value="1000" calcext:value-type="string">
            <text:p>1000</text:p>
          </table:table-cell>
          <table:table-cell table:formula="of:=BIN2HEX([.F5])" office:value-type="string" office:string-value="8" calcext:value-type="string">
            <text:p>8</text:p>
          </table:table-cell>
          <table:table-cell table:formula="of:=DEC2BIN([.A5])" office:value-type="string" office:string-value="11" calcext:value-type="string">
            <text:p>11</text:p>
          </table:table-cell>
          <table:table-cell table:formula="of:=([.A5]-1)/([.A5]+1)" office:value-type="float" office:value="0.5" calcext:value-type="float">
            <text:p>0.5</text:p>
          </table:table-cell>
          <table:table-cell table:formula="of:=[.I5]+[.H5]" office:value-type="float" office:value="11.5" calcext:value-type="float">
            <text:p>11.5</text:p>
          </table:table-cell>
          <table:table-cell table:formula="of:=[.I5]/[.J5]" office:value-type="float" office:value="0.0434782608695652" calcext:value-type="float">
            <text:p>0.043478260869565</text:p>
          </table:table-cell>
          <table:table-cell table:formula="of:=[.I5]/[.J5]" office:value-type="float" office:value="0.0434782608695652" calcext:value-type="float">
            <text:p>0.043478260869565</text:p>
          </table:table-cell>
          <table:table-cell table:formula="of:=[.M4]+[.M3]" office:value-type="float" office:value="2" calcext:value-type="float">
            <text:p>2</text:p>
          </table:table-cell>
          <table:table-cell table:formula="of:=([.M5]-[.$O$2])/([.M5]+[.$O$2])" office:value-type="float" office:value="-0.733333333333333" calcext:value-type="float">
            <text:p>-0.733333333333333</text:p>
          </table:table-cell>
          <table:table-cell office:value-type="float" office:value="23" calcext:value-type="float">
            <text:p>23</text:p>
          </table:table-cell>
          <table:table-cell table:formula="of:=([.O5]-13)/([.O5]+13)" office:value-type="float" office:value="0.277777777777778" calcext:value-type="float">
            <text:p>0.277777777777778</text:p>
          </table:table-cell>
          <table:table-cell table:formula="of:=LOG([.O5])" office:value-type="float" office:value="1.36172783601759" calcext:value-type="float">
            <text:p>1.36172783601759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FLOOR([.R5]*[.A5]+[.S5]*[.M5]+[.T5]*[.$O$2])+[.D5]+[.E5]" office:value-type="float" office:value="23" calcext:value-type="float">
            <text:p>23</text:p>
          </table:table-cell>
          <table:table-cell table:formula="of:=MOD([.X5]-13;13)" office:value-type="float" office:value="10" calcext:value-type="float">
            <text:p>10</text:p>
          </table:table-cell>
          <table:table-cell table:formula="of:=IF([.U5]=[.X5];&quot;success&quot;;&quot;next&quot;)" office:value-type="string" office:string-value="success" calcext:value-type="string">
            <text:p>success</text:p>
          </table:table-cell>
          <table:table-cell table:formula="of:=[.O5]" office:value-type="float" office:value="23" calcext:value-type="float">
            <text:p>23</text:p>
          </table:table-cell>
          <table:table-cell table:formula="of:=MOD([.X5];13*6)" office:value-type="float" office:value="23" calcext:value-type="float">
            <text:p>23</text:p>
          </table:table-cell>
          <table:table-cell table:number-columns-repeated="22"/>
          <table:table-cell office:value-type="string" calcext:value-type="string">
            <text:p>Sound₂</text:p>
          </table:table-cell>
          <table:table-cell table:number-columns-repeated="97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MOD([.A6];[.$O$2])" office:value-type="float" office:value="4" calcext:value-type="float">
            <text:p>4</text:p>
          </table:table-cell>
          <table:table-cell table:formula="of:=MOD([.A6];64)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DEC2BIN([.E6])" office:value-type="string" office:string-value="10" calcext:value-type="string">
            <text:p>10</text:p>
          </table:table-cell>
          <table:table-cell table:formula="of:=BIN2HEX([.F6])" office:value-type="string" office:string-value="2" calcext:value-type="string">
            <text:p>2</text:p>
          </table:table-cell>
          <table:table-cell table:formula="of:=DEC2BIN([.A6])" office:value-type="string" office:string-value="100" calcext:value-type="string">
            <text:p>100</text:p>
          </table:table-cell>
          <table:table-cell table:formula="of:=([.A6]-1)/([.A6]+1)" office:value-type="float" office:value="0.6" calcext:value-type="float">
            <text:p>0.6</text:p>
          </table:table-cell>
          <table:table-cell table:formula="of:=[.I6]+[.H6]" office:value-type="float" office:value="100.6" calcext:value-type="float">
            <text:p>100.6</text:p>
          </table:table-cell>
          <table:table-cell table:formula="of:=[.I6]/[.J6]" office:value-type="float" office:value="0.00596421471172962" calcext:value-type="float">
            <text:p>0.00596421471173</text:p>
          </table:table-cell>
          <table:table-cell table:formula="of:=[.I6]/[.J6]" office:value-type="float" office:value="0.00596421471172962" calcext:value-type="float">
            <text:p>0.00596421471173</text:p>
          </table:table-cell>
          <table:table-cell table:formula="of:=[.M5]+[.M4]" office:value-type="float" office:value="3" calcext:value-type="float">
            <text:p>3</text:p>
          </table:table-cell>
          <table:table-cell table:formula="of:=([.M6]-[.$O$2])/([.M6]+[.$O$2])" office:value-type="float" office:value="-0.625" calcext:value-type="float">
            <text:p>-0.625</text:p>
          </table:table-cell>
          <table:table-cell office:value-type="float" office:value="29" calcext:value-type="float">
            <text:p>29</text:p>
          </table:table-cell>
          <table:table-cell table:formula="of:=([.O6]-13)/([.O6]+13)" office:value-type="float" office:value="0.380952380952381" calcext:value-type="float">
            <text:p>0.380952380952381</text:p>
          </table:table-cell>
          <table:table-cell table:formula="of:=LOG([.O6])" office:value-type="float" office:value="1.46239799789896" calcext:value-type="float">
            <text:p>1.46239799789896</text:p>
          </table:table-cell>
          <table:table-cell office:value-type="float" office:value="0" calcext:value-type="float">
            <text:p>0</text:p>
          </table:table-cell>
          <table:table-cell office:value-type="float" office:value="2.66666666666667" calcext:value-type="float">
            <text:p>2.66666666666667</text:p>
          </table:table-cell>
          <table:table-cell office:value-type="float" office:value="1" calcext:value-type="float">
            <text:p>1</text:p>
          </table:table-cell>
          <table:table-cell table:formula="of:=FLOOR([.R6]*[.A6]+[.S6]*[.M6]+[.T6]*[.$O$2])+[.D6]+[.E6]" office:value-type="float" office:value="29" calcext:value-type="float">
            <text:p>29</text:p>
          </table:table-cell>
          <table:table-cell table:formula="of:=MOD([.X6]-13;13)" office:value-type="float" office:value="3" calcext:value-type="float">
            <text:p>3</text:p>
          </table:table-cell>
          <table:table-cell table:formula="of:=IF([.U6]=[.X6];&quot;success&quot;;&quot;next&quot;)" office:value-type="string" office:string-value="success" calcext:value-type="string">
            <text:p>success</text:p>
          </table:table-cell>
          <table:table-cell table:formula="of:=[.O6]" office:value-type="float" office:value="29" calcext:value-type="float">
            <text:p>29</text:p>
          </table:table-cell>
          <table:table-cell table:formula="of:=MOD([.X6];13*6)" office:value-type="float" office:value="29" calcext:value-type="float">
            <text:p>29</text:p>
          </table:table-cell>
          <table:table-cell table:number-columns-repeated="22"/>
          <table:table-cell office:value-type="string" calcext:value-type="string">
            <text:p>Sound₁</text:p>
          </table:table-cell>
          <table:table-cell table:number-columns-repeated="97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MOD([.A7];[.$O$2])" office:value-type="float" office:value="5" calcext:value-type="float">
            <text:p>5</text:p>
          </table:table-cell>
          <table:table-cell table:formula="of:=MOD([.A7];64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DEC2BIN([.E7])" office:value-type="string" office:string-value="100" calcext:value-type="string">
            <text:p>100</text:p>
          </table:table-cell>
          <table:table-cell table:formula="of:=BIN2HEX([.F7])" office:value-type="string" office:string-value="4" calcext:value-type="string">
            <text:p>4</text:p>
          </table:table-cell>
          <table:table-cell table:formula="of:=DEC2BIN([.A7])" office:value-type="string" office:string-value="101" calcext:value-type="string">
            <text:p>101</text:p>
          </table:table-cell>
          <table:table-cell table:formula="of:=([.A7]-1)/([.A7]+1)" office:value-type="float" office:value="0.666666666666667" calcext:value-type="float">
            <text:p>0.666666666666667</text:p>
          </table:table-cell>
          <table:table-cell table:formula="of:=[.I7]+[.H7]" office:value-type="float" office:value="101.666666666667" calcext:value-type="float">
            <text:p>101.666666666667</text:p>
          </table:table-cell>
          <table:table-cell table:formula="of:=[.I7]/[.J7]" office:value-type="float" office:value="0.00655737704918033" calcext:value-type="float">
            <text:p>0.00655737704918</text:p>
          </table:table-cell>
          <table:table-cell table:formula="of:=[.I7]/[.J7]" office:value-type="float" office:value="0.00655737704918033" calcext:value-type="float">
            <text:p>0.00655737704918</text:p>
          </table:table-cell>
          <table:table-cell table:formula="of:=[.M6]+[.M5]" office:value-type="float" office:value="5" calcext:value-type="float">
            <text:p>5</text:p>
          </table:table-cell>
          <table:table-cell table:formula="of:=([.M7]-[.$O$2])/([.M7]+[.$O$2])" office:value-type="float" office:value="-0.444444444444444" calcext:value-type="float">
            <text:p>-0.444444444444444</text:p>
          </table:table-cell>
          <table:table-cell office:value-type="float" office:value="31" calcext:value-type="float">
            <text:p>31</text:p>
          </table:table-cell>
          <table:table-cell table:formula="of:=([.O7]-13)/([.O7]+13)" office:value-type="float" office:value="0.409090909090909" calcext:value-type="float">
            <text:p>0.409090909090909</text:p>
          </table:table-cell>
          <table:table-cell table:formula="of:=LOG([.O7])" office:value-type="float" office:value="1.49136169383427" calcext:value-type="float">
            <text:p>1.49136169383427</text:p>
          </table:table-cell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.2</text:p>
          </table:table-cell>
          <table:table-cell office:value-type="float" office:value="0" calcext:value-type="float">
            <text:p>0</text:p>
          </table:table-cell>
          <table:table-cell table:formula="of:=FLOOR([.R7]*[.A7]+[.S7]*[.M7]+[.T7]*[.$O$2])+[.D7]+[.E7]" office:value-type="float" office:value="31" calcext:value-type="float">
            <text:p>31</text:p>
          </table:table-cell>
          <table:table-cell table:formula="of:=MOD([.X7]-13;13)" office:value-type="float" office:value="5" calcext:value-type="float">
            <text:p>5</text:p>
          </table:table-cell>
          <table:table-cell table:formula="of:=IF([.U7]=[.X7];&quot;success&quot;;&quot;next&quot;)" office:value-type="string" office:string-value="success" calcext:value-type="string">
            <text:p>success</text:p>
          </table:table-cell>
          <table:table-cell table:formula="of:=[.O7]" office:value-type="float" office:value="31" calcext:value-type="float">
            <text:p>31</text:p>
          </table:table-cell>
          <table:table-cell table:formula="of:=MOD([.X7];13*6)" office:value-type="float" office:value="31" calcext:value-type="float">
            <text:p>31</text:p>
          </table:table-cell>
          <table:table-cell table:number-columns-repeated="22"/>
          <table:table-cell office:value-type="string" calcext:value-type="string">
            <text:p>Sound₂</text:p>
          </table:table-cell>
          <table:table-cell table:number-columns-repeated="97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MOD([.A8];[.$O$2])" office:value-type="float" office:value="6" calcext:value-type="float">
            <text:p>6</text:p>
          </table:table-cell>
          <table:table-cell table:formula="of:=MOD([.A8];64)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formula="of:=DEC2BIN([.E8])" office:value-type="string" office:string-value="1111" calcext:value-type="string">
            <text:p>1111</text:p>
          </table:table-cell>
          <table:table-cell table:formula="of:=BIN2HEX([.F8])" office:value-type="string" office:string-value="F" calcext:value-type="string">
            <text:p>F</text:p>
          </table:table-cell>
          <table:table-cell table:formula="of:=DEC2BIN([.A8])" office:value-type="string" office:string-value="110" calcext:value-type="string">
            <text:p>110</text:p>
          </table:table-cell>
          <table:table-cell table:formula="of:=([.A8]-1)/([.A8]+1)" office:value-type="float" office:value="0.714285714285714" calcext:value-type="float">
            <text:p>0.714285714285714</text:p>
          </table:table-cell>
          <table:table-cell table:formula="of:=[.I8]+[.H8]" office:value-type="float" office:value="110.714285714286" calcext:value-type="float">
            <text:p>110.714285714286</text:p>
          </table:table-cell>
          <table:table-cell table:formula="of:=[.I8]/[.J8]" office:value-type="float" office:value="0.00645161290322581" calcext:value-type="float">
            <text:p>0.006451612903226</text:p>
          </table:table-cell>
          <table:table-cell table:formula="of:=[.I8]/[.J8]" office:value-type="float" office:value="0.00645161290322581" calcext:value-type="float">
            <text:p>0.006451612903226</text:p>
          </table:table-cell>
          <table:table-cell table:formula="of:=[.M7]+[.M6]" office:value-type="float" office:value="8" calcext:value-type="float">
            <text:p>8</text:p>
          </table:table-cell>
          <table:table-cell table:formula="of:=([.M8]-[.$O$2])/([.M8]+[.$O$2])" office:value-type="float" office:value="-0.238095238095238" calcext:value-type="float">
            <text:p>-0.238095238095238</text:p>
          </table:table-cell>
          <table:table-cell office:value-type="float" office:value="37" calcext:value-type="float">
            <text:p>37</text:p>
          </table:table-cell>
          <table:table-cell table:formula="of:=([.O8]-13)/([.O8]+13)" office:value-type="float" office:value="0.48" calcext:value-type="float">
            <text:p>0.48</text:p>
          </table:table-cell>
          <table:table-cell table:formula="of:=LOG([.O8])" office:value-type="float" office:value="1.56820172406699" calcext:value-type="float">
            <text:p>1.568201724066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LOOR([.R8]*[.A8]+[.S8]*[.M8]+[.T8]*[.$O$2])+[.D8]+[.E8]" office:value-type="float" office:value="37" calcext:value-type="float">
            <text:p>37</text:p>
          </table:table-cell>
          <table:table-cell table:formula="of:=MOD([.X8]-13;13)" office:value-type="float" office:value="11" calcext:value-type="float">
            <text:p>11</text:p>
          </table:table-cell>
          <table:table-cell table:formula="of:=IF([.U8]=[.X8];&quot;success&quot;;&quot;next&quot;)" office:value-type="string" office:string-value="success" calcext:value-type="string">
            <text:p>success</text:p>
          </table:table-cell>
          <table:table-cell table:formula="of:=[.O8]" office:value-type="float" office:value="37" calcext:value-type="float">
            <text:p>37</text:p>
          </table:table-cell>
          <table:table-cell table:formula="of:=MOD([.X8];13*6)" office:value-type="float" office:value="37" calcext:value-type="float">
            <text:p>37</text:p>
          </table:table-cell>
          <table:table-cell table:number-columns-repeated="22"/>
          <table:table-cell office:value-type="string" calcext:value-type="string">
            <text:p>Sound₁</text:p>
          </table:table-cell>
          <table:table-cell table:number-columns-repeated="97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MOD([.A9];[.$O$2])" office:value-type="float" office:value="7" calcext:value-type="float">
            <text:p>7</text:p>
          </table:table-cell>
          <table:table-cell table:formula="of:=MOD([.A9];64)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DEC2BIN([.E9])" office:value-type="string" office:string-value="11" calcext:value-type="string">
            <text:p>11</text:p>
          </table:table-cell>
          <table:table-cell table:formula="of:=BIN2HEX([.F9])" office:value-type="string" office:string-value="3" calcext:value-type="string">
            <text:p>3</text:p>
          </table:table-cell>
          <table:table-cell table:formula="of:=DEC2BIN([.A9])" office:value-type="string" office:string-value="111" calcext:value-type="string">
            <text:p>111</text:p>
          </table:table-cell>
          <table:table-cell table:formula="of:=([.A9]-1)/([.A9]+1)" office:value-type="float" office:value="0.75" calcext:value-type="float">
            <text:p>0.75</text:p>
          </table:table-cell>
          <table:table-cell table:formula="of:=[.I9]+[.H9]" office:value-type="float" office:value="111.75" calcext:value-type="float">
            <text:p>111.75</text:p>
          </table:table-cell>
          <table:table-cell table:formula="of:=[.I9]/[.J9]" office:value-type="float" office:value="0.00671140939597315" calcext:value-type="float">
            <text:p>0.006711409395973</text:p>
          </table:table-cell>
          <table:table-cell table:formula="of:=[.I9]/[.J9]" office:value-type="float" office:value="0.00671140939597315" calcext:value-type="float">
            <text:p>0.006711409395973</text:p>
          </table:table-cell>
          <table:table-cell table:formula="of:=[.M8]+[.M7]" office:value-type="float" office:value="13" calcext:value-type="float">
            <text:p>13</text:p>
          </table:table-cell>
          <table:table-cell table:formula="of:=([.M9]-[.$O$2])/([.M9]+[.$O$2])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([.O9]-13)/([.O9]+13)" office:value-type="float" office:value="0.518518518518518" calcext:value-type="float">
            <text:p>0.518518518518518</text:p>
          </table:table-cell>
          <table:table-cell table:formula="of:=LOG([.O9])" office:value-type="float" office:value="1.61278385671974" calcext:value-type="float">
            <text:p>1.61278385671974</text:p>
          </table:table-cell>
          <table:table-cell office:value-type="float" office:value="1" calcext:value-type="float">
            <text:p>1</text:p>
          </table:table-cell>
          <table:table-cell office:value-type="float" office:value="2.07692307692308" calcext:value-type="float">
            <text:p>2.07692307692308</text:p>
          </table:table-cell>
          <table:table-cell office:value-type="float" office:value="0" calcext:value-type="float">
            <text:p>0</text:p>
          </table:table-cell>
          <table:table-cell table:formula="of:=FLOOR([.R9]*[.A9]+[.S9]*[.M9]+[.T9]*[.$O$2])+[.D9]+[.E9]" office:value-type="float" office:value="41" calcext:value-type="float">
            <text:p>41</text:p>
          </table:table-cell>
          <table:table-cell table:formula="of:=MOD([.X9]-13;13)" office:value-type="float" office:value="2" calcext:value-type="float">
            <text:p>2</text:p>
          </table:table-cell>
          <table:table-cell table:formula="of:=IF([.U9]=[.X9];&quot;success&quot;;&quot;next&quot;)" office:value-type="string" office:string-value="success" calcext:value-type="string">
            <text:p>success</text:p>
          </table:table-cell>
          <table:table-cell table:formula="of:=[.O9]" office:value-type="float" office:value="41" calcext:value-type="float">
            <text:p>41</text:p>
          </table:table-cell>
          <table:table-cell table:formula="of:=MOD([.X9];13*6)" office:value-type="float" office:value="41" calcext:value-type="float">
            <text:p>41</text:p>
          </table:table-cell>
          <table:table-cell table:number-columns-repeated="22"/>
          <table:table-cell office:value-type="string" calcext:value-type="string">
            <text:p>Sound₂</text:p>
          </table:table-cell>
          <table:table-cell table:number-columns-repeated="97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MOD([.A10];[.$O$2])" office:value-type="float" office:value="8" calcext:value-type="float">
            <text:p>8</text:p>
          </table:table-cell>
          <table:table-cell table:formula="of:=MOD([.A10];64)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DEC2BIN([.E10])" office:value-type="string" office:string-value="100" calcext:value-type="string">
            <text:p>100</text:p>
          </table:table-cell>
          <table:table-cell table:formula="of:=BIN2HEX([.F10])" office:value-type="string" office:string-value="4" calcext:value-type="string">
            <text:p>4</text:p>
          </table:table-cell>
          <table:table-cell table:formula="of:=DEC2BIN([.A10])" office:value-type="string" office:string-value="1000" calcext:value-type="string">
            <text:p>1000</text:p>
          </table:table-cell>
          <table:table-cell table:formula="of:=([.A10]-1)/([.A10]+1)" office:value-type="float" office:value="0.777777777777778" calcext:value-type="float">
            <text:p>0.777777777777778</text:p>
          </table:table-cell>
          <table:table-cell table:formula="of:=[.I10]+[.H10]" office:value-type="float" office:value="1000.77777777778" calcext:value-type="float">
            <text:p>1000.77777777778</text:p>
          </table:table-cell>
          <table:table-cell table:formula="of:=[.I10]/[.J10]" office:value-type="float" office:value="0.000777173309648051" calcext:value-type="float">
            <text:p>0.000777173309648</text:p>
          </table:table-cell>
          <table:table-cell table:formula="of:=[.I10]/[.J10]" office:value-type="float" office:value="0.000777173309648051" calcext:value-type="float">
            <text:p>0.000777173309648</text:p>
          </table:table-cell>
          <table:table-cell table:formula="of:=[.M9]+[.M8]" office:value-type="float" office:value="21" calcext:value-type="float">
            <text:p>21</text:p>
          </table:table-cell>
          <table:table-cell table:formula="of:=([.M10]-[.$O$2])/([.M10]+[.$O$2])" office:value-type="float" office:value="0.235294117647059" calcext:value-type="float">
            <text:p>0.235294117647059</text:p>
          </table:table-cell>
          <table:table-cell office:value-type="float" office:value="43" calcext:value-type="float">
            <text:p>43</text:p>
          </table:table-cell>
          <table:table-cell table:formula="of:=([.O10]-13)/([.O10]+13)" office:value-type="float" office:value="0.535714285714286" calcext:value-type="float">
            <text:p>0.535714285714286</text:p>
          </table:table-cell>
          <table:table-cell table:formula="of:=LOG([.O10])" office:value-type="float" office:value="1.63346845557959" calcext:value-type="float">
            <text:p>1.63346845557959</text:p>
          </table:table-cell>
          <table:table-cell office:value-type="float" office:value="0" calcext:value-type="float">
            <text:p>0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1" calcext:value-type="float">
            <text:p>1</text:p>
          </table:table-cell>
          <table:table-cell table:formula="of:=FLOOR([.R10]*[.A10]+[.S10]*[.M10]+[.T10]*[.$O$2])+[.D10]+[.E10]" office:value-type="float" office:value="43" calcext:value-type="float">
            <text:p>43</text:p>
          </table:table-cell>
          <table:table-cell table:formula="of:=MOD([.X10]-13;13)" office:value-type="float" office:value="4" calcext:value-type="float">
            <text:p>4</text:p>
          </table:table-cell>
          <table:table-cell table:formula="of:=IF([.U10]=[.X10];&quot;success&quot;;&quot;next&quot;)" office:value-type="string" office:string-value="success" calcext:value-type="string">
            <text:p>success</text:p>
          </table:table-cell>
          <table:table-cell table:formula="of:=[.O10]" office:value-type="float" office:value="43" calcext:value-type="float">
            <text:p>43</text:p>
          </table:table-cell>
          <table:table-cell table:formula="of:=MOD([.X10];13*6)" office:value-type="float" office:value="43" calcext:value-type="float">
            <text:p>43</text:p>
          </table:table-cell>
          <table:table-cell table:number-columns-repeated="22"/>
          <table:table-cell office:value-type="string" calcext:value-type="string">
            <text:p>Sound₁</text:p>
          </table:table-cell>
          <table:table-cell table:number-columns-repeated="97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MOD([.A11];[.$O$2])" office:value-type="float" office:value="9" calcext:value-type="float">
            <text:p>9</text:p>
          </table:table-cell>
          <table:table-cell table:formula="of:=MOD([.A11];64)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DEC2BIN([.E11])" office:value-type="string" office:string-value="1110" calcext:value-type="string">
            <text:p>1110</text:p>
          </table:table-cell>
          <table:table-cell table:formula="of:=BIN2HEX([.F11])" office:value-type="string" office:string-value="E" calcext:value-type="string">
            <text:p>E</text:p>
          </table:table-cell>
          <table:table-cell table:formula="of:=DEC2BIN([.A11])" office:value-type="string" office:string-value="1001" calcext:value-type="string">
            <text:p>1001</text:p>
          </table:table-cell>
          <table:table-cell table:formula="of:=([.A11]-1)/([.A11]+1)" office:value-type="float" office:value="0.8" calcext:value-type="float">
            <text:p>0.8</text:p>
          </table:table-cell>
          <table:table-cell table:formula="of:=[.I11]+[.H11]" office:value-type="float" office:value="1001.8" calcext:value-type="float">
            <text:p>1001.8</text:p>
          </table:table-cell>
          <table:table-cell table:formula="of:=[.I11]/[.J11]" office:value-type="float" office:value="0.000798562587342783" calcext:value-type="float">
            <text:p>0.000798562587343</text:p>
          </table:table-cell>
          <table:table-cell table:formula="of:=[.I11]/[.J11]" office:value-type="float" office:value="0.000798562587342783" calcext:value-type="float">
            <text:p>0.000798562587343</text:p>
          </table:table-cell>
          <table:table-cell table:formula="of:=[.M10]+[.M9]" office:value-type="float" office:value="34" calcext:value-type="float">
            <text:p>34</text:p>
          </table:table-cell>
          <table:table-cell table:formula="of:=([.M11]-[.$O$2])/([.M11]+[.$O$2])" office:value-type="float" office:value="0.446808510638298" calcext:value-type="float">
            <text:p>0.446808510638298</text:p>
          </table:table-cell>
          <table:table-cell office:value-type="float" office:value="47" calcext:value-type="float">
            <text:p>47</text:p>
          </table:table-cell>
          <table:table-cell table:formula="of:=([.O11]-13)/([.O11]+13)" office:value-type="float" office:value="0.566666666666667" calcext:value-type="float">
            <text:p>0.566666666666667</text:p>
          </table:table-cell>
          <table:table-cell table:formula="of:=LOG([.O11])" office:value-type="float" office:value="1.67209785793572" calcext:value-type="float">
            <text:p>1.6720978579357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FLOOR([.R11]*[.A11]+[.S11]*[.M11]+[.T11]*[.$O$2])+[.D11]+[.E11]" office:value-type="float" office:value="47" calcext:value-type="float">
            <text:p>47</text:p>
          </table:table-cell>
          <table:table-cell table:formula="of:=MOD([.X11]-13;13)" office:value-type="float" office:value="8" calcext:value-type="float">
            <text:p>8</text:p>
          </table:table-cell>
          <table:table-cell table:formula="of:=IF([.U11]=[.X11];&quot;success&quot;;&quot;next&quot;)" office:value-type="string" office:string-value="success" calcext:value-type="string">
            <text:p>success</text:p>
          </table:table-cell>
          <table:table-cell table:formula="of:=[.O11]" office:value-type="float" office:value="47" calcext:value-type="float">
            <text:p>47</text:p>
          </table:table-cell>
          <table:table-cell table:formula="of:=MOD([.X11];13*6)" office:value-type="float" office:value="47" calcext:value-type="float">
            <text:p>47</text:p>
          </table:table-cell>
          <table:table-cell table:number-columns-repeated="22"/>
          <table:table-cell office:value-type="string" calcext:value-type="string">
            <text:p>Sound₂</text:p>
          </table:table-cell>
          <table:table-cell table:number-columns-repeated="97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MOD([.A12];[.$O$2])" office:value-type="float" office:value="10" calcext:value-type="float">
            <text:p>10</text:p>
          </table:table-cell>
          <table:table-cell table:formula="of:=MOD([.A12];64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DEC2BIN([.E12])" office:value-type="string" office:string-value="1000" calcext:value-type="string">
            <text:p>1000</text:p>
          </table:table-cell>
          <table:table-cell table:formula="of:=BIN2HEX([.F12])" office:value-type="string" office:string-value="8" calcext:value-type="string">
            <text:p>8</text:p>
          </table:table-cell>
          <table:table-cell table:formula="of:=DEC2BIN([.A12])" office:value-type="string" office:string-value="1010" calcext:value-type="string">
            <text:p>1010</text:p>
          </table:table-cell>
          <table:table-cell table:formula="of:=([.A12]-1)/([.A12]+1)" office:value-type="float" office:value="0.818181818181818" calcext:value-type="float">
            <text:p>0.818181818181818</text:p>
          </table:table-cell>
          <table:table-cell table:formula="of:=[.I12]+[.H12]" office:value-type="float" office:value="1010.81818181818" calcext:value-type="float">
            <text:p>1010.81818181818</text:p>
          </table:table-cell>
          <table:table-cell table:formula="of:=[.I12]/[.J12]" office:value-type="float" office:value="0.000809425308031298" calcext:value-type="float">
            <text:p>0.000809425308031</text:p>
          </table:table-cell>
          <table:table-cell table:formula="of:=[.I12]/[.J12]" office:value-type="float" office:value="0.000809425308031298" calcext:value-type="float">
            <text:p>0.000809425308031</text:p>
          </table:table-cell>
          <table:table-cell table:formula="of:=[.M11]+[.M10]" office:value-type="float" office:value="55" calcext:value-type="float">
            <text:p>55</text:p>
          </table:table-cell>
          <table:table-cell table:formula="of:=([.M12]-[.$O$2])/([.M12]+[.$O$2])" office:value-type="float" office:value="0.617647058823529" calcext:value-type="float">
            <text:p>0.617647058823529</text:p>
          </table:table-cell>
          <table:table-cell office:value-type="float" office:value="53" calcext:value-type="float">
            <text:p>53</text:p>
          </table:table-cell>
          <table:table-cell table:formula="of:=([.O12]-13)/([.O12]+13)" office:value-type="float" office:value="0.606060606060606" calcext:value-type="float">
            <text:p>0.606060606060606</text:p>
          </table:table-cell>
          <table:table-cell table:formula="of:=LOG([.O12])" office:value-type="float" office:value="1.72427586960079" calcext:value-type="float">
            <text:p>1.72427586960079</text:p>
          </table:table-cell>
          <table:table-cell office:value-type="float" office:value="0" calcext:value-type="float">
            <text:p>0</text:p>
          </table:table-cell>
          <table:table-cell office:value-type="float" office:value="0.545454545454545" calcext:value-type="float">
            <text:p>0.545454545454545</text:p>
          </table:table-cell>
          <table:table-cell office:value-type="float" office:value="1" calcext:value-type="float">
            <text:p>1</text:p>
          </table:table-cell>
          <table:table-cell table:formula="of:=FLOOR([.R12]*[.A12]+[.S12]*[.M12]+[.T12]*[.$O$2])+[.D12]+[.E12]" office:value-type="float" office:value="53" calcext:value-type="float">
            <text:p>53</text:p>
          </table:table-cell>
          <table:table-cell table:formula="of:=MOD([.X12]-13;13)" office:value-type="float" office:value="1" calcext:value-type="float">
            <text:p>1</text:p>
          </table:table-cell>
          <table:table-cell table:formula="of:=IF([.U12]=[.X12];&quot;success&quot;;&quot;next&quot;)" office:value-type="string" office:string-value="success" calcext:value-type="string">
            <text:p>success</text:p>
          </table:table-cell>
          <table:table-cell table:formula="of:=[.O12]" office:value-type="float" office:value="53" calcext:value-type="float">
            <text:p>53</text:p>
          </table:table-cell>
          <table:table-cell table:formula="of:=MOD([.X12];13*6)" office:value-type="float" office:value="53" calcext:value-type="float">
            <text:p>53</text:p>
          </table:table-cell>
          <table:table-cell table:number-columns-repeated="22"/>
          <table:table-cell office:value-type="string" calcext:value-type="string">
            <text:p>Sound₁</text:p>
          </table:table-cell>
          <table:table-cell table:number-columns-repeated="97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MOD([.A13];[.$O$2])" office:value-type="float" office:value="11" calcext:value-type="float">
            <text:p>11</text:p>
          </table:table-cell>
          <table:table-cell table:formula="of:=MOD([.A13];64)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DEC2BIN([.E13])" office:value-type="string" office:string-value="1" calcext:value-type="string">
            <text:p>1</text:p>
          </table:table-cell>
          <table:table-cell table:formula="of:=BIN2HEX([.F13])" office:value-type="string" office:string-value="1" calcext:value-type="string">
            <text:p>1</text:p>
          </table:table-cell>
          <table:table-cell table:formula="of:=DEC2BIN([.A13])" office:value-type="string" office:string-value="1011" calcext:value-type="string">
            <text:p>1011</text:p>
          </table:table-cell>
          <table:table-cell table:formula="of:=([.A13]-1)/([.A13]+1)" office:value-type="float" office:value="0.833333333333333" calcext:value-type="float">
            <text:p>0.833333333333333</text:p>
          </table:table-cell>
          <table:table-cell table:formula="of:=[.I13]+[.H13]" office:value-type="float" office:value="1011.83333333333" calcext:value-type="float">
            <text:p>1011.83333333333</text:p>
          </table:table-cell>
          <table:table-cell table:formula="of:=[.I13]/[.J13]" office:value-type="float" office:value="0.000823587547356284" calcext:value-type="float">
            <text:p>0.000823587547356</text:p>
          </table:table-cell>
          <table:table-cell table:formula="of:=[.I13]/[.J13]" office:value-type="float" office:value="0.000823587547356284" calcext:value-type="float">
            <text:p>0.000823587547356</text:p>
          </table:table-cell>
          <table:table-cell table:formula="of:=[.M12]+[.M11]" office:value-type="float" office:value="89" calcext:value-type="float">
            <text:p>89</text:p>
          </table:table-cell>
          <table:table-cell table:formula="of:=([.M13]-[.$O$2])/([.M13]+[.$O$2])" office:value-type="float" office:value="0.745098039215686" calcext:value-type="float">
            <text:p>0.745098039215686</text:p>
          </table:table-cell>
          <table:table-cell office:value-type="float" office:value="59" calcext:value-type="float">
            <text:p>59</text:p>
          </table:table-cell>
          <table:table-cell table:formula="of:=([.O13]-13)/([.O13]+13)" office:value-type="float" office:value="0.638888888888889" calcext:value-type="float">
            <text:p>0.638888888888889</text:p>
          </table:table-cell>
          <table:table-cell table:formula="of:=LOG([.O13])" office:value-type="float" office:value="1.77085201164214" calcext:value-type="float">
            <text:p>1.77085201164214</text:p>
          </table:table-cell>
          <table:table-cell office:value-type="float" office:value="1" calcext:value-type="float">
            <text:p>1</text:p>
          </table:table-cell>
          <table:table-cell office:value-type="float" office:value="0.415730337078652" calcext:value-type="float">
            <text:p>0.415730337078652</text:p>
          </table:table-cell>
          <table:table-cell office:value-type="float" office:value="0" calcext:value-type="float">
            <text:p>0</text:p>
          </table:table-cell>
          <table:table-cell table:formula="of:=FLOOR([.R13]*[.A13]+[.S13]*[.M13]+[.T13]*[.$O$2])+[.D13]+[.E13]" office:value-type="float" office:value="59" calcext:value-type="float">
            <text:p>59</text:p>
          </table:table-cell>
          <table:table-cell table:formula="of:=MOD([.X13]-13;13)" office:value-type="float" office:value="7" calcext:value-type="float">
            <text:p>7</text:p>
          </table:table-cell>
          <table:table-cell table:formula="of:=IF([.U13]=[.X13];&quot;success&quot;;&quot;next&quot;)" office:value-type="string" office:string-value="success" calcext:value-type="string">
            <text:p>success</text:p>
          </table:table-cell>
          <table:table-cell table:formula="of:=[.O13]" office:value-type="float" office:value="59" calcext:value-type="float">
            <text:p>59</text:p>
          </table:table-cell>
          <table:table-cell table:formula="of:=MOD([.X13];13*6)" office:value-type="float" office:value="59" calcext:value-type="float">
            <text:p>59</text:p>
          </table:table-cell>
          <table:table-cell table:number-columns-repeated="22"/>
          <table:table-cell office:value-type="string" calcext:value-type="string">
            <text:p>Sound₂</text:p>
          </table:table-cell>
          <table:table-cell table:number-columns-repeated="97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MOD([.A14];[.$O$2])" office:value-type="float" office:value="12" calcext:value-type="float">
            <text:p>12</text:p>
          </table:table-cell>
          <table:table-cell table:formula="of:=MOD([.A14];64)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DEC2BIN([.E14])" office:value-type="string" office:string-value="1001" calcext:value-type="string">
            <text:p>1001</text:p>
          </table:table-cell>
          <table:table-cell table:formula="of:=BIN2HEX([.F14])" office:value-type="string" office:string-value="9" calcext:value-type="string">
            <text:p>9</text:p>
          </table:table-cell>
          <table:table-cell table:formula="of:=DEC2BIN([.A14])" office:value-type="string" office:string-value="1100" calcext:value-type="string">
            <text:p>1100</text:p>
          </table:table-cell>
          <table:table-cell table:formula="of:=([.A14]-1)/([.A14]+1)" office:value-type="float" office:value="0.846153846153846" calcext:value-type="float">
            <text:p>0.846153846153846</text:p>
          </table:table-cell>
          <table:table-cell table:formula="of:=[.I14]+[.H14]" office:value-type="float" office:value="1100.84615384615" calcext:value-type="float">
            <text:p>1100.84615384615</text:p>
          </table:table-cell>
          <table:table-cell table:formula="of:=[.I14]/[.J14]" office:value-type="float" office:value="0.000768639508070715" calcext:value-type="float">
            <text:p>0.000768639508071</text:p>
          </table:table-cell>
          <table:table-cell table:formula="of:=[.I14]/[.J14]" office:value-type="float" office:value="0.000768639508070715" calcext:value-type="float">
            <text:p>0.000768639508071</text:p>
          </table:table-cell>
          <table:table-cell table:formula="of:=[.M13]+[.M12]" office:value-type="float" office:value="144" calcext:value-type="float">
            <text:p>144</text:p>
          </table:table-cell>
          <table:table-cell table:formula="of:=([.M14]-[.$O$2])/([.M14]+[.$O$2])" office:value-type="float" office:value="0.834394904458599" calcext:value-type="float">
            <text:p>0.834394904458599</text:p>
          </table:table-cell>
          <table:table-cell office:value-type="float" office:value="61" calcext:value-type="float">
            <text:p>61</text:p>
          </table:table-cell>
          <table:table-cell table:formula="of:=([.O14]-13)/([.O14]+13)" office:value-type="float" office:value="0.648648648648649" calcext:value-type="float">
            <text:p>0.648648648648649</text:p>
          </table:table-cell>
          <table:table-cell table:formula="of:=LOG([.O14])" office:value-type="float" office:value="1.78532983501077" calcext:value-type="float">
            <text:p>1.78532983501077</text:p>
          </table:table-cell>
          <table:table-cell office:value-type="float" office:value="0" calcext:value-type="float">
            <text:p>0</text:p>
          </table:table-cell>
          <table:table-cell office:value-type="float" office:value="0.236111111111111" calcext:value-type="float">
            <text:p>0.236111111111111</text:p>
          </table:table-cell>
          <table:table-cell office:value-type="float" office:value="1" calcext:value-type="float">
            <text:p>1</text:p>
          </table:table-cell>
          <table:table-cell table:formula="of:=FLOOR([.R14]*[.A14]+[.S14]*[.M14]+[.T14]*[.$O$2])+[.D14]+[.E14]" office:value-type="float" office:value="61" calcext:value-type="float">
            <text:p>61</text:p>
          </table:table-cell>
          <table:table-cell table:formula="of:=MOD([.X14]-13;13)" office:value-type="float" office:value="9" calcext:value-type="float">
            <text:p>9</text:p>
          </table:table-cell>
          <table:table-cell table:formula="of:=IF([.U14]=[.X14];&quot;success&quot;;&quot;next&quot;)" office:value-type="string" office:string-value="success" calcext:value-type="string">
            <text:p>success</text:p>
          </table:table-cell>
          <table:table-cell table:formula="of:=[.O14]" office:value-type="float" office:value="61" calcext:value-type="float">
            <text:p>61</text:p>
          </table:table-cell>
          <table:table-cell table:formula="of:=MOD([.X14];13*6)" office:value-type="float" office:value="61" calcext:value-type="float">
            <text:p>61</text:p>
          </table:table-cell>
          <table:table-cell table:number-columns-repeated="22"/>
          <table:table-cell office:value-type="string" calcext:value-type="string">
            <text:p>Sound₁</text:p>
          </table:table-cell>
          <table:table-cell table:number-columns-repeated="97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MOD([.A15];[.$O$2])" office:value-type="float" office:value="0" calcext:value-type="float">
            <text:p>0</text:p>
          </table:table-cell>
          <table:table-cell table:formula="of:=MOD([.A15];64)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DEC2BIN([.E15])" office:value-type="string" office:string-value="0" calcext:value-type="string">
            <text:p>0</text:p>
          </table:table-cell>
          <table:table-cell table:formula="of:=BIN2HEX([.F15])" office:value-type="string" office:string-value="0" calcext:value-type="string">
            <text:p>0</text:p>
          </table:table-cell>
          <table:table-cell table:formula="of:=DEC2BIN([.A15])" office:value-type="string" office:string-value="1101" calcext:value-type="string">
            <text:p>1101</text:p>
          </table:table-cell>
          <table:table-cell table:formula="of:=([.A15]-1)/([.A15]+1)" office:value-type="float" office:value="0.857142857142857" calcext:value-type="float">
            <text:p>0.857142857142857</text:p>
          </table:table-cell>
          <table:table-cell table:formula="of:=[.I15]+[.H15]" office:value-type="float" office:value="1101.85714285714" calcext:value-type="float">
            <text:p>1101.85714285714</text:p>
          </table:table-cell>
          <table:table-cell table:formula="of:=[.I15]/[.J15]" office:value-type="float" office:value="0.000777907429015947" calcext:value-type="float">
            <text:p>0.000777907429016</text:p>
          </table:table-cell>
          <table:table-cell table:formula="of:=[.I15]/[.J15]" office:value-type="float" office:value="0.000777907429015947" calcext:value-type="float">
            <text:p>0.000777907429016</text:p>
          </table:table-cell>
          <table:table-cell table:formula="of:=[.M14]+[.M13]" office:value-type="float" office:value="233" calcext:value-type="float">
            <text:p>233</text:p>
          </table:table-cell>
          <table:table-cell table:formula="of:=([.M15]-[.$O$2])/([.M15]+[.$O$2])" office:value-type="float" office:value="0.894308943089431" calcext:value-type="float">
            <text:p>0.894308943089431</text:p>
          </table:table-cell>
          <table:table-cell office:value-type="float" office:value="67" calcext:value-type="float">
            <text:p>67</text:p>
          </table:table-cell>
          <table:table-cell table:formula="of:=([.O15]-13)/([.O15]+13)" office:value-type="float" office:value="0.675" calcext:value-type="float">
            <text:p>0.675</text:p>
          </table:table-cell>
          <table:table-cell table:formula="of:=LOG([.O15])" office:value-type="float" office:value="1.82607480270083" calcext:value-type="float">
            <text:p>1.82607480270083</text:p>
          </table:table-cell>
          <table:table-cell office:value-type="float" office:value="1" calcext:value-type="float">
            <text:p>1</text:p>
          </table:table-cell>
          <table:table-cell office:value-type="float" office:value="0.23175965665236" calcext:value-type="float">
            <text:p>0.23175965665236</text:p>
          </table:table-cell>
          <table:table-cell office:value-type="float" office:value="0" calcext:value-type="float">
            <text:p>0</text:p>
          </table:table-cell>
          <table:table-cell table:formula="of:=FLOOR([.R15]*[.A15]+[.S15]*[.M15]+[.T15]*[.$O$2])+[.D15]+[.E15]" office:value-type="float" office:value="67" calcext:value-type="float">
            <text:p>67</text:p>
          </table:table-cell>
          <table:table-cell table:formula="of:=MOD([.X15]-13;13)" office:value-type="float" office:value="2" calcext:value-type="float">
            <text:p>2</text:p>
          </table:table-cell>
          <table:table-cell table:formula="of:=IF([.U15]=[.X15];&quot;success&quot;;&quot;next&quot;)" office:value-type="string" office:string-value="success" calcext:value-type="string">
            <text:p>success</text:p>
          </table:table-cell>
          <table:table-cell table:formula="of:=[.O15]" office:value-type="float" office:value="67" calcext:value-type="float">
            <text:p>67</text:p>
          </table:table-cell>
          <table:table-cell table:formula="of:=MOD([.X15];13*6)" office:value-type="float" office:value="67" calcext:value-type="float">
            <text:p>67</text:p>
          </table:table-cell>
          <table:table-cell table:number-columns-repeated="22"/>
          <table:table-cell office:value-type="string" calcext:value-type="string">
            <text:p>Sound₂</text:p>
          </table:table-cell>
          <table:table-cell table:number-columns-repeated="97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MOD([.A16];[.$O$2])" office:value-type="float" office:value="1" calcext:value-type="float">
            <text:p>1</text:p>
          </table:table-cell>
          <table:table-cell table:formula="of:=MOD([.A16];64)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DEC2BIN([.E16])" office:value-type="string" office:string-value="1001" calcext:value-type="string">
            <text:p>1001</text:p>
          </table:table-cell>
          <table:table-cell table:formula="of:=BIN2HEX([.F16])" office:value-type="string" office:string-value="9" calcext:value-type="string">
            <text:p>9</text:p>
          </table:table-cell>
          <table:table-cell table:formula="of:=DEC2BIN([.A16])" office:value-type="string" office:string-value="1110" calcext:value-type="string">
            <text:p>1110</text:p>
          </table:table-cell>
          <table:table-cell table:formula="of:=([.A16]-1)/([.A16]+1)" office:value-type="float" office:value="0.866666666666667" calcext:value-type="float">
            <text:p>0.866666666666667</text:p>
          </table:table-cell>
          <table:table-cell table:formula="of:=[.I16]+[.H16]" office:value-type="float" office:value="1110.86666666667" calcext:value-type="float">
            <text:p>1110.86666666667</text:p>
          </table:table-cell>
          <table:table-cell table:formula="of:=[.I16]/[.J16]" office:value-type="float" office:value="0.000780171637760307" calcext:value-type="float">
            <text:p>0.00078017163776</text:p>
          </table:table-cell>
          <table:table-cell table:formula="of:=[.I16]/[.J16]" office:value-type="float" office:value="0.000780171637760307" calcext:value-type="float">
            <text:p>0.00078017163776</text:p>
          </table:table-cell>
          <table:table-cell table:formula="of:=[.M15]+[.M14]" office:value-type="float" office:value="377" calcext:value-type="float">
            <text:p>377</text:p>
          </table:table-cell>
          <table:table-cell table:formula="of:=([.M16]-[.$O$2])/([.M16]+[.$O$2])" office:value-type="float" office:value="0.933333333333333" calcext:value-type="float">
            <text:p>0.933333333333333</text:p>
          </table:table-cell>
          <table:table-cell office:value-type="float" office:value="71" calcext:value-type="float">
            <text:p>71</text:p>
          </table:table-cell>
          <table:table-cell table:formula="of:=([.O16]-13)/([.O16]+13)" office:value-type="float" office:value="0.69047619047619" calcext:value-type="float">
            <text:p>0.69047619047619</text:p>
          </table:table-cell>
          <table:table-cell table:formula="of:=LOG([.O16])" office:value-type="float" office:value="1.85125834871908" calcext:value-type="float">
            <text:p>1.85125834871908</text:p>
          </table:table-cell>
          <table:table-cell office:value-type="float" office:value="0" calcext:value-type="float">
            <text:p>0</text:p>
          </table:table-cell>
          <table:table-cell office:value-type="float" office:value="0.108753315649867" calcext:value-type="float">
            <text:p>0.108753315649867</text:p>
          </table:table-cell>
          <table:table-cell office:value-type="float" office:value="1" calcext:value-type="float">
            <text:p>1</text:p>
          </table:table-cell>
          <table:table-cell table:formula="of:=FLOOR([.R16]*[.A16]+[.S16]*[.M16]+[.T16]*[.$O$2])+[.D16]+[.E16]" office:value-type="float" office:value="71" calcext:value-type="float">
            <text:p>71</text:p>
          </table:table-cell>
          <table:table-cell table:formula="of:=MOD([.X16]-13;13)" office:value-type="float" office:value="6" calcext:value-type="float">
            <text:p>6</text:p>
          </table:table-cell>
          <table:table-cell table:formula="of:=IF([.U16]=[.X16];&quot;success&quot;;&quot;next&quot;)" office:value-type="string" office:string-value="success" calcext:value-type="string">
            <text:p>success</text:p>
          </table:table-cell>
          <table:table-cell table:formula="of:=[.O16]" office:value-type="float" office:value="71" calcext:value-type="float">
            <text:p>71</text:p>
          </table:table-cell>
          <table:table-cell table:formula="of:=MOD([.X16];13*6)" office:value-type="float" office:value="71" calcext:value-type="float">
            <text:p>71</text:p>
          </table:table-cell>
          <table:table-cell table:number-columns-repeated="22"/>
          <table:table-cell office:value-type="string" calcext:value-type="string">
            <text:p>Sound₁</text:p>
          </table:table-cell>
          <table:table-cell table:number-columns-repeated="97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MOD([.A17];[.$O$2])" office:value-type="float" office:value="2" calcext:value-type="float">
            <text:p>2</text:p>
          </table:table-cell>
          <table:table-cell table:formula="of:=MOD([.A17];64)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DEC2BIN([.E17])" office:value-type="string" office:string-value="1" calcext:value-type="string">
            <text:p>1</text:p>
          </table:table-cell>
          <table:table-cell table:formula="of:=BIN2HEX([.F17])" office:value-type="string" office:string-value="1" calcext:value-type="string">
            <text:p>1</text:p>
          </table:table-cell>
          <table:table-cell table:formula="of:=DEC2BIN([.A17])" office:value-type="string" office:string-value="1111" calcext:value-type="string">
            <text:p>1111</text:p>
          </table:table-cell>
          <table:table-cell table:formula="of:=([.A17]-1)/([.A17]+1)" office:value-type="float" office:value="0.875" calcext:value-type="float">
            <text:p>0.875</text:p>
          </table:table-cell>
          <table:table-cell table:formula="of:=[.I17]+[.H17]" office:value-type="float" office:value="1111.875" calcext:value-type="float">
            <text:p>1111.875</text:p>
          </table:table-cell>
          <table:table-cell table:formula="of:=[.I17]/[.J17]" office:value-type="float" office:value="0.000786958965711074" calcext:value-type="float">
            <text:p>0.000786958965711</text:p>
          </table:table-cell>
          <table:table-cell table:formula="of:=[.I17]/[.J17]" office:value-type="float" office:value="0.000786958965711074" calcext:value-type="float">
            <text:p>0.000786958965711</text:p>
          </table:table-cell>
          <table:table-cell table:formula="of:=[.M16]+[.M15]" office:value-type="float" office:value="610" calcext:value-type="float">
            <text:p>610</text:p>
          </table:table-cell>
          <table:table-cell table:formula="of:=([.M17]-[.$O$2])/([.M17]+[.$O$2])" office:value-type="float" office:value="0.958266452648475" calcext:value-type="float">
            <text:p>0.958266452648475</text:p>
          </table:table-cell>
          <table:table-cell office:value-type="float" office:value="73" calcext:value-type="float">
            <text:p>73</text:p>
          </table:table-cell>
          <table:table-cell table:formula="of:=([.O17]-13)/([.O17]+13)" office:value-type="float" office:value="0.697674418604651" calcext:value-type="float">
            <text:p>0.697674418604651</text:p>
          </table:table-cell>
          <table:table-cell table:formula="of:=LOG([.O17])" office:value-type="float" office:value="1.86332286012046" calcext:value-type="float">
            <text:p>1.86332286012046</text:p>
          </table:table-cell>
          <table:table-cell office:value-type="float" office:value="1" calcext:value-type="float">
            <text:p>1</text:p>
          </table:table-cell>
          <table:table-cell office:value-type="float" office:value="0.0885245901639344" calcext:value-type="float">
            <text:p>0.088524590163935</text:p>
          </table:table-cell>
          <table:table-cell office:value-type="float" office:value="0" calcext:value-type="float">
            <text:p>0</text:p>
          </table:table-cell>
          <table:table-cell table:formula="of:=FLOOR([.R17]*[.A17]+[.S17]*[.M17]+[.T17]*[.$O$2])+[.D17]+[.E17]" office:value-type="float" office:value="73" calcext:value-type="float">
            <text:p>73</text:p>
          </table:table-cell>
          <table:table-cell table:formula="of:=MOD([.X17]-13;13)" office:value-type="float" office:value="8" calcext:value-type="float">
            <text:p>8</text:p>
          </table:table-cell>
          <table:table-cell table:formula="of:=IF([.U17]=[.X17];&quot;success&quot;;&quot;next&quot;)" office:value-type="string" office:string-value="success" calcext:value-type="string">
            <text:p>success</text:p>
          </table:table-cell>
          <table:table-cell table:formula="of:=[.O17]" office:value-type="float" office:value="73" calcext:value-type="float">
            <text:p>73</text:p>
          </table:table-cell>
          <table:table-cell table:formula="of:=MOD([.X17];13*6)" office:value-type="float" office:value="73" calcext:value-type="float">
            <text:p>73</text:p>
          </table:table-cell>
          <table:table-cell table:number-columns-repeated="22"/>
          <table:table-cell office:value-type="string" calcext:value-type="string">
            <text:p>Sound₂</text:p>
          </table:table-cell>
          <table:table-cell table:number-columns-repeated="97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MOD([.A18];[.$O$2])" office:value-type="float" office:value="3" calcext:value-type="float">
            <text:p>3</text:p>
          </table:table-cell>
          <table:table-cell table:formula="of:=MOD([.A18];64)"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DEC2BIN([.E18])" office:value-type="string" office:string-value="1000" calcext:value-type="string">
            <text:p>1000</text:p>
          </table:table-cell>
          <table:table-cell table:formula="of:=BIN2HEX([.F18])" office:value-type="string" office:string-value="8" calcext:value-type="string">
            <text:p>8</text:p>
          </table:table-cell>
          <table:table-cell table:formula="of:=DEC2BIN([.A18])" office:value-type="string" office:string-value="10000" calcext:value-type="string">
            <text:p>10000</text:p>
          </table:table-cell>
          <table:table-cell table:formula="of:=([.A18]-1)/([.A18]+1)" office:value-type="float" office:value="0.882352941176471" calcext:value-type="float">
            <text:p>0.882352941176471</text:p>
          </table:table-cell>
          <table:table-cell table:formula="of:=[.I18]+[.H18]" office:value-type="float" office:value="10000.8823529412" calcext:value-type="float">
            <text:p>10000.8823529412</text:p>
          </table:table-cell>
          <table:table-cell table:formula="of:=[.I18]/[.J18]" office:value-type="float" office:value="0.0000882275093374114" calcext:value-type="float">
            <text:p>8.82275093374114E-05</text:p>
          </table:table-cell>
          <table:table-cell table:formula="of:=[.I18]/[.J18]" office:value-type="float" office:value="0.0000882275093374114" calcext:value-type="float">
            <text:p>8.82275093374114E-05</text:p>
          </table:table-cell>
          <table:table-cell table:formula="of:=[.M17]+[.M16]" office:value-type="float" office:value="987" calcext:value-type="float">
            <text:p>987</text:p>
          </table:table-cell>
          <table:table-cell table:formula="of:=([.M18]-[.$O$2])/([.M18]+[.$O$2])" office:value-type="float" office:value="0.974" calcext:value-type="float">
            <text:p>0.974</text:p>
          </table:table-cell>
          <table:table-cell office:value-type="float" office:value="79" calcext:value-type="float">
            <text:p>79</text:p>
          </table:table-cell>
          <table:table-cell table:formula="of:=([.O18]-13)/([.O18]+13)" office:value-type="float" office:value="0.717391304347826" calcext:value-type="float">
            <text:p>0.717391304347826</text:p>
          </table:table-cell>
          <table:table-cell table:formula="of:=LOG([.O18])" office:value-type="float" office:value="1.89762709129044" calcext:value-type="float">
            <text:p>1.89762709129044</text:p>
          </table:table-cell>
          <table:table-cell office:value-type="float" office:value="0" calcext:value-type="float">
            <text:p>0</text:p>
          </table:table-cell>
          <table:table-cell office:value-type="float" office:value="0.0476190476190476" calcext:value-type="float">
            <text:p>0.047619047619048</text:p>
          </table:table-cell>
          <table:table-cell office:value-type="float" office:value="1" calcext:value-type="float">
            <text:p>1</text:p>
          </table:table-cell>
          <table:table-cell table:formula="of:=FLOOR([.R18]*[.A18]+[.S18]*[.M18]+[.T18]*[.$O$2])+[.D18]+[.E18]" office:value-type="float" office:value="79" calcext:value-type="float">
            <text:p>79</text:p>
          </table:table-cell>
          <table:table-cell table:formula="of:=MOD([.X18]-13;13)" office:value-type="float" office:value="1" calcext:value-type="float">
            <text:p>1</text:p>
          </table:table-cell>
          <table:table-cell table:formula="of:=IF([.U18]=[.X18];&quot;success&quot;;&quot;next&quot;)" office:value-type="string" office:string-value="success" calcext:value-type="string">
            <text:p>success</text:p>
          </table:table-cell>
          <table:table-cell table:formula="of:=[.O18]" office:value-type="float" office:value="79" calcext:value-type="float">
            <text:p>79</text:p>
          </table:table-cell>
          <table:table-cell table:formula="of:=MOD([.X18];13*6)" office:value-type="float" office:value="1" calcext:value-type="float">
            <text:p>1</text:p>
          </table:table-cell>
          <table:table-cell table:number-columns-repeated="22"/>
          <table:table-cell office:value-type="string" calcext:value-type="string">
            <text:p>Sound₁</text:p>
          </table:table-cell>
          <table:table-cell table:number-columns-repeated="97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MOD([.A19];[.$O$2])" office:value-type="float" office:value="4" calcext:value-type="float">
            <text:p>4</text:p>
          </table:table-cell>
          <table:table-cell table:formula="of:=MOD([.A19];64)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DEC2BIN([.E19])" office:value-type="string" office:string-value="10" calcext:value-type="string">
            <text:p>10</text:p>
          </table:table-cell>
          <table:table-cell table:formula="of:=BIN2HEX([.F19])" office:value-type="string" office:string-value="2" calcext:value-type="string">
            <text:p>2</text:p>
          </table:table-cell>
          <table:table-cell table:formula="of:=DEC2BIN([.A19])" office:value-type="string" office:string-value="10001" calcext:value-type="string">
            <text:p>10001</text:p>
          </table:table-cell>
          <table:table-cell table:formula="of:=([.A19]-1)/([.A19]+1)" office:value-type="float" office:value="0.888888888888889" calcext:value-type="float">
            <text:p>0.888888888888889</text:p>
          </table:table-cell>
          <table:table-cell table:formula="of:=[.I19]+[.H19]" office:value-type="float" office:value="10001.8888888889" calcext:value-type="float">
            <text:p>10001.8888888889</text:p>
          </table:table-cell>
          <table:table-cell table:formula="of:=[.I19]/[.J19]" office:value-type="float" office:value="0.0000888721019363009" calcext:value-type="float">
            <text:p>8.88721019363009E-05</text:p>
          </table:table-cell>
          <table:table-cell table:formula="of:=[.I19]/[.J19]" office:value-type="float" office:value="0.0000888721019363009" calcext:value-type="float">
            <text:p>8.88721019363009E-05</text:p>
          </table:table-cell>
          <table:table-cell table:formula="of:=[.M18]+[.M17]" office:value-type="float" office:value="1597" calcext:value-type="float">
            <text:p>1597</text:p>
          </table:table-cell>
          <table:table-cell table:formula="of:=([.M19]-[.$O$2])/([.M19]+[.$O$2])" office:value-type="float" office:value="0.983850931677019" calcext:value-type="float">
            <text:p>0.983850931677019</text:p>
          </table:table-cell>
          <table:table-cell office:value-type="float" office:value="83" calcext:value-type="float">
            <text:p>83</text:p>
          </table:table-cell>
          <table:table-cell table:formula="of:=([.O19]-13)/([.O19]+13)" office:value-type="float" office:value="0.729166666666667" calcext:value-type="float">
            <text:p>0.729166666666667</text:p>
          </table:table-cell>
          <table:table-cell table:formula="of:=LOG([.O19])" office:value-type="float" office:value="1.91907809237607" calcext:value-type="float">
            <text:p>1.91907809237607</text:p>
          </table:table-cell>
          <table:table-cell office:value-type="float" office:value="1" calcext:value-type="float">
            <text:p>1</text:p>
          </table:table-cell>
          <table:table-cell office:value-type="float" office:value="0.0363180964308078" calcext:value-type="float">
            <text:p>0.036318096430808</text:p>
          </table:table-cell>
          <table:table-cell office:value-type="float" office:value="0" calcext:value-type="float">
            <text:p>0</text:p>
          </table:table-cell>
          <table:table-cell table:formula="of:=FLOOR([.R19]*[.A19]+[.S19]*[.M19]+[.T19]*[.$O$2])+[.D19]+[.E19]" office:value-type="float" office:value="83" calcext:value-type="float">
            <text:p>83</text:p>
          </table:table-cell>
          <table:table-cell table:formula="of:=MOD([.X19]-13;13)" office:value-type="float" office:value="5" calcext:value-type="float">
            <text:p>5</text:p>
          </table:table-cell>
          <table:table-cell table:formula="of:=IF([.U19]=[.X19];&quot;success&quot;;&quot;next&quot;)" office:value-type="string" office:string-value="success" calcext:value-type="string">
            <text:p>success</text:p>
          </table:table-cell>
          <table:table-cell table:formula="of:=[.O19]" office:value-type="float" office:value="83" calcext:value-type="float">
            <text:p>83</text:p>
          </table:table-cell>
          <table:table-cell table:formula="of:=MOD([.X19];13*6)" office:value-type="float" office:value="5" calcext:value-type="float">
            <text:p>5</text:p>
          </table:table-cell>
          <table:table-cell table:number-columns-repeated="22"/>
          <table:table-cell office:value-type="string" calcext:value-type="string">
            <text:p>Sound₂</text:p>
          </table:table-cell>
          <table:table-cell table:number-columns-repeated="97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MOD([.A20];[.$O$2])" office:value-type="float" office:value="5" calcext:value-type="float">
            <text:p>5</text:p>
          </table:table-cell>
          <table:table-cell table:formula="of:=MOD([.A20];64)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DEC2BIN([.E20])" office:value-type="string" office:string-value="100" calcext:value-type="string">
            <text:p>100</text:p>
          </table:table-cell>
          <table:table-cell table:formula="of:=BIN2HEX([.F20])" office:value-type="string" office:string-value="4" calcext:value-type="string">
            <text:p>4</text:p>
          </table:table-cell>
          <table:table-cell table:formula="of:=DEC2BIN([.A20])" office:value-type="string" office:string-value="10010" calcext:value-type="string">
            <text:p>10010</text:p>
          </table:table-cell>
          <table:table-cell table:formula="of:=([.A20]-1)/([.A20]+1)" office:value-type="float" office:value="0.894736842105263" calcext:value-type="float">
            <text:p>0.894736842105263</text:p>
          </table:table-cell>
          <table:table-cell table:formula="of:=[.I20]+[.H20]" office:value-type="float" office:value="10010.8947368421" calcext:value-type="float">
            <text:p>10010.8947368421</text:p>
          </table:table-cell>
          <table:table-cell table:formula="of:=[.I20]/[.J20]" office:value-type="float" office:value="0.000089376311071622" calcext:value-type="float">
            <text:p>8.9376311071622E-05</text:p>
          </table:table-cell>
          <table:table-cell table:formula="of:=[.I20]/[.J20]" office:value-type="float" office:value="0.000089376311071622" calcext:value-type="float">
            <text:p>8.9376311071622E-05</text:p>
          </table:table-cell>
          <table:table-cell table:formula="of:=[.M19]+[.M18]" office:value-type="float" office:value="2584" calcext:value-type="float">
            <text:p>2584</text:p>
          </table:table-cell>
          <table:table-cell table:formula="of:=([.M20]-[.$O$2])/([.M20]+[.$O$2])" office:value-type="float" office:value="0.989988448209473" calcext:value-type="float">
            <text:p>0.989988448209473</text:p>
          </table:table-cell>
          <table:table-cell office:value-type="float" office:value="89" calcext:value-type="float">
            <text:p>89</text:p>
          </table:table-cell>
          <table:table-cell table:formula="of:=([.O20]-13)/([.O20]+13)" office:value-type="float" office:value="0.745098039215686" calcext:value-type="float">
            <text:p>0.745098039215686</text:p>
          </table:table-cell>
          <table:table-cell table:formula="of:=LOG([.O20])" office:value-type="float" office:value="1.94939000664491" calcext:value-type="float">
            <text:p>1.94939000664491</text:p>
          </table:table-cell>
          <table:table-cell office:value-type="float" office:value="0" calcext:value-type="float">
            <text:p>0</text:p>
          </table:table-cell>
          <table:table-cell office:value-type="float" office:value="0.0274767801857585" calcext:value-type="float">
            <text:p>0.027476780185759</text:p>
          </table:table-cell>
          <table:table-cell office:value-type="float" office:value="1" calcext:value-type="float">
            <text:p>1</text:p>
          </table:table-cell>
          <table:table-cell table:formula="of:=FLOOR([.R20]*[.A20]+[.S20]*[.M20]+[.T20]*[.$O$2])+[.D20]+[.E20]" office:value-type="float" office:value="89" calcext:value-type="float">
            <text:p>89</text:p>
          </table:table-cell>
          <table:table-cell table:formula="of:=MOD([.X20]-13;13)" office:value-type="float" office:value="11" calcext:value-type="float">
            <text:p>11</text:p>
          </table:table-cell>
          <table:table-cell table:formula="of:=IF([.U20]=[.X20];&quot;success&quot;;&quot;next&quot;)" office:value-type="string" office:string-value="success" calcext:value-type="string">
            <text:p>success</text:p>
          </table:table-cell>
          <table:table-cell table:formula="of:=[.O20]" office:value-type="float" office:value="89" calcext:value-type="float">
            <text:p>89</text:p>
          </table:table-cell>
          <table:table-cell table:formula="of:=MOD([.X20];13*6)" office:value-type="float" office:value="11" calcext:value-type="float">
            <text:p>11</text:p>
          </table:table-cell>
          <table:table-cell table:number-columns-repeated="22"/>
          <table:table-cell office:value-type="string" calcext:value-type="string">
            <text:p>Sound₁</text:p>
          </table:table-cell>
          <table:table-cell table:number-columns-repeated="97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MOD([.A21];[.$O$2])" office:value-type="float" office:value="6" calcext:value-type="float">
            <text:p>6</text:p>
          </table:table-cell>
          <table:table-cell table:formula="of:=MOD([.A21];64)"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formula="of:=DEC2BIN([.E21])" office:value-type="string" office:string-value="1111" calcext:value-type="string">
            <text:p>1111</text:p>
          </table:table-cell>
          <table:table-cell table:formula="of:=BIN2HEX([.F21])" office:value-type="string" office:string-value="F" calcext:value-type="string">
            <text:p>F</text:p>
          </table:table-cell>
          <table:table-cell table:formula="of:=DEC2BIN([.A21])" office:value-type="string" office:string-value="10011" calcext:value-type="string">
            <text:p>10011</text:p>
          </table:table-cell>
          <table:table-cell table:formula="of:=([.A21]-1)/([.A21]+1)" office:value-type="float" office:value="0.9" calcext:value-type="float">
            <text:p>0.9</text:p>
          </table:table-cell>
          <table:table-cell table:formula="of:=[.I21]+[.H21]" office:value-type="float" office:value="10011.9" calcext:value-type="float">
            <text:p>10011.9</text:p>
          </table:table-cell>
          <table:table-cell table:formula="of:=[.I21]/[.J21]" office:value-type="float" office:value="0.0000898930272975159" calcext:value-type="float">
            <text:p>8.98930272975159E-05</text:p>
          </table:table-cell>
          <table:table-cell table:formula="of:=[.I21]/[.J21]" office:value-type="float" office:value="0.0000898930272975159" calcext:value-type="float">
            <text:p>8.98930272975159E-05</text:p>
          </table:table-cell>
          <table:table-cell table:formula="of:=[.M20]+[.M19]" office:value-type="float" office:value="4181" calcext:value-type="float">
            <text:p>4181</text:p>
          </table:table-cell>
          <table:table-cell table:formula="of:=([.M21]-[.$O$2])/([.M21]+[.$O$2])" office:value-type="float" office:value="0.99380066762041" calcext:value-type="float">
            <text:p>0.99380066762041</text:p>
          </table:table-cell>
          <table:table-cell office:value-type="float" office:value="97" calcext:value-type="float">
            <text:p>97</text:p>
          </table:table-cell>
          <table:table-cell table:formula="of:=([.O21]-13)/([.O21]+13)" office:value-type="float" office:value="0.763636363636364" calcext:value-type="float">
            <text:p>0.763636363636364</text:p>
          </table:table-cell>
          <table:table-cell table:formula="of:=LOG([.O21])" office:value-type="float" office:value="1.98677173426624" calcext:value-type="float">
            <text:p>1.98677173426624</text:p>
          </table:table-cell>
          <table:table-cell office:value-type="float" office:value="1" calcext:value-type="float">
            <text:p>1</text:p>
          </table:table-cell>
          <table:table-cell office:value-type="float" office:value="0.0129155704376943" calcext:value-type="float">
            <text:p>0.012915570437694</text:p>
          </table:table-cell>
          <table:table-cell office:value-type="float" office:value="0" calcext:value-type="float">
            <text:p>0</text:p>
          </table:table-cell>
          <table:table-cell table:formula="of:=FLOOR([.R21]*[.A21]+[.S21]*[.M21]+[.T21]*[.$O$2])+[.D21]+[.E21]" office:value-type="float" office:value="97" calcext:value-type="float">
            <text:p>97</text:p>
          </table:table-cell>
          <table:table-cell table:formula="of:=MOD([.X21]-13;13)" office:value-type="float" office:value="6" calcext:value-type="float">
            <text:p>6</text:p>
          </table:table-cell>
          <table:table-cell table:formula="of:=IF([.U21]=[.X21];&quot;success&quot;;&quot;next&quot;)" office:value-type="string" office:string-value="success" calcext:value-type="string">
            <text:p>success</text:p>
          </table:table-cell>
          <table:table-cell table:formula="of:=[.O21]" office:value-type="float" office:value="97" calcext:value-type="float">
            <text:p>97</text:p>
          </table:table-cell>
          <table:table-cell table:formula="of:=MOD([.X21];13*6)" office:value-type="float" office:value="19" calcext:value-type="float">
            <text:p>19</text:p>
          </table:table-cell>
          <table:table-cell table:number-columns-repeated="22"/>
          <table:table-cell office:value-type="string" calcext:value-type="string">
            <text:p>Sound₂</text:p>
          </table:table-cell>
          <table:table-cell table:number-columns-repeated="97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MOD([.A22];[.$O$2])" office:value-type="float" office:value="7" calcext:value-type="float">
            <text:p>7</text:p>
          </table:table-cell>
          <table:table-cell table:formula="of:=MOD([.A22];64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DEC2BIN([.E22])" office:value-type="string" office:string-value="11" calcext:value-type="string">
            <text:p>11</text:p>
          </table:table-cell>
          <table:table-cell table:formula="of:=BIN2HEX([.F22])" office:value-type="string" office:string-value="3" calcext:value-type="string">
            <text:p>3</text:p>
          </table:table-cell>
          <table:table-cell table:formula="of:=DEC2BIN([.A22])" office:value-type="string" office:string-value="10100" calcext:value-type="string">
            <text:p>10100</text:p>
          </table:table-cell>
          <table:table-cell table:formula="of:=([.A22]-1)/([.A22]+1)" office:value-type="float" office:value="0.904761904761905" calcext:value-type="float">
            <text:p>0.904761904761905</text:p>
          </table:table-cell>
          <table:table-cell table:formula="of:=[.I22]+[.H22]" office:value-type="float" office:value="10100.9047619048" calcext:value-type="float">
            <text:p>10100.9047619048</text:p>
          </table:table-cell>
          <table:table-cell table:formula="of:=[.I22]/[.J22]" office:value-type="float" office:value="0.0000895723626832108" calcext:value-type="float">
            <text:p>8.95723626832108E-05</text:p>
          </table:table-cell>
          <table:table-cell table:formula="of:=[.I22]/[.J22]" office:value-type="float" office:value="0.0000895723626832108" calcext:value-type="float">
            <text:p>8.95723626832108E-05</text:p>
          </table:table-cell>
          <table:table-cell table:formula="of:=[.M21]+[.M20]" office:value-type="float" office:value="6765" calcext:value-type="float">
            <text:p>6765</text:p>
          </table:table-cell>
          <table:table-cell table:formula="of:=([.M22]-[.$O$2])/([.M22]+[.$O$2])" office:value-type="float" office:value="0.996164060194748" calcext:value-type="float">
            <text:p>0.996164060194748</text:p>
          </table:table-cell>
          <table:table-cell office:value-type="float" office:value="101" calcext:value-type="float">
            <text:p>101</text:p>
          </table:table-cell>
          <table:table-cell table:formula="of:=([.O22]-13)/([.O22]+13)" office:value-type="float" office:value="0.771929824561403" calcext:value-type="float">
            <text:p>0.771929824561403</text:p>
          </table:table-cell>
          <table:table-cell table:formula="of:=LOG([.O22])" office:value-type="float" office:value="2.00432137378264" calcext:value-type="float">
            <text:p>2.00432137378264</text:p>
          </table:table-cell>
          <table:table-cell office:value-type="float" office:value="0" calcext:value-type="float">
            <text:p>0</text:p>
          </table:table-cell>
          <table:table-cell office:value-type="float" office:value="0.0119733924611973" calcext:value-type="float">
            <text:p>0.011973392461197</text:p>
          </table:table-cell>
          <table:table-cell office:value-type="float" office:value="1" calcext:value-type="float">
            <text:p>1</text:p>
          </table:table-cell>
          <table:table-cell table:formula="of:=FLOOR([.R22]*[.A22]+[.S22]*[.M22]+[.T22]*[.$O$2])+[.D22]+[.E22]" office:value-type="float" office:value="101" calcext:value-type="float">
            <text:p>101</text:p>
          </table:table-cell>
          <table:table-cell table:formula="of:=MOD([.X22]-13;13)" office:value-type="float" office:value="10" calcext:value-type="float">
            <text:p>10</text:p>
          </table:table-cell>
          <table:table-cell table:formula="of:=IF([.U22]=[.X22];&quot;success&quot;;&quot;next&quot;)" office:value-type="string" office:string-value="success" calcext:value-type="string">
            <text:p>success</text:p>
          </table:table-cell>
          <table:table-cell table:formula="of:=[.O22]" office:value-type="float" office:value="101" calcext:value-type="float">
            <text:p>101</text:p>
          </table:table-cell>
          <table:table-cell table:formula="of:=MOD([.X22];13*6)" office:value-type="float" office:value="23" calcext:value-type="float">
            <text:p>23</text:p>
          </table:table-cell>
          <table:table-cell table:number-columns-repeated="22"/>
          <table:table-cell office:value-type="string" calcext:value-type="string">
            <text:p>Sound₁</text:p>
          </table:table-cell>
          <table:table-cell table:number-columns-repeated="97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MOD([.A23];[.$O$2])" office:value-type="float" office:value="8" calcext:value-type="float">
            <text:p>8</text:p>
          </table:table-cell>
          <table:table-cell table:formula="of:=MOD([.A23];64)"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DEC2BIN([.E23])" office:value-type="string" office:string-value="100" calcext:value-type="string">
            <text:p>100</text:p>
          </table:table-cell>
          <table:table-cell table:formula="of:=BIN2HEX([.F23])" office:value-type="string" office:string-value="4" calcext:value-type="string">
            <text:p>4</text:p>
          </table:table-cell>
          <table:table-cell table:formula="of:=DEC2BIN([.A23])" office:value-type="string" office:string-value="10101" calcext:value-type="string">
            <text:p>10101</text:p>
          </table:table-cell>
          <table:table-cell table:formula="of:=([.A23]-1)/([.A23]+1)" office:value-type="float" office:value="0.909090909090909" calcext:value-type="float">
            <text:p>0.909090909090909</text:p>
          </table:table-cell>
          <table:table-cell table:formula="of:=[.I23]+[.H23]" office:value-type="float" office:value="10101.9090909091" calcext:value-type="float">
            <text:p>10101.9090909091</text:p>
          </table:table-cell>
          <table:table-cell table:formula="of:=[.I23]/[.J23]" office:value-type="float" office:value="0.0000899919907128266" calcext:value-type="float">
            <text:p>8.99919907128266E-05</text:p>
          </table:table-cell>
          <table:table-cell table:formula="of:=[.I23]/[.J23]" office:value-type="float" office:value="0.0000899919907128266" calcext:value-type="float">
            <text:p>8.99919907128266E-05</text:p>
          </table:table-cell>
          <table:table-cell table:formula="of:=[.M22]+[.M21]" office:value-type="float" office:value="10946" calcext:value-type="float">
            <text:p>10946</text:p>
          </table:table-cell>
          <table:table-cell table:formula="of:=([.M23]-[.$O$2])/([.M23]+[.$O$2])" office:value-type="float" office:value="0.997627520759193" calcext:value-type="float">
            <text:p>0.997627520759193</text:p>
          </table:table-cell>
          <table:table-cell office:value-type="float" office:value="103" calcext:value-type="float">
            <text:p>103</text:p>
          </table:table-cell>
          <table:table-cell table:formula="of:=([.O23]-13)/([.O23]+13)" office:value-type="float" office:value="0.775862068965517" calcext:value-type="float">
            <text:p>0.775862068965517</text:p>
          </table:table-cell>
          <table:table-cell table:formula="of:=LOG([.O23])" office:value-type="float" office:value="2.01283722470517" calcext:value-type="float">
            <text:p>2.01283722470517</text:p>
          </table:table-cell>
          <table:table-cell office:value-type="float" office:value="1" calcext:value-type="float">
            <text:p>1</text:p>
          </table:table-cell>
          <table:table-cell office:value-type="float" office:value="0.00602959985382788" calcext:value-type="float">
            <text:p>0.006029599853828</text:p>
          </table:table-cell>
          <table:table-cell office:value-type="float" office:value="0" calcext:value-type="float">
            <text:p>0</text:p>
          </table:table-cell>
          <table:table-cell table:formula="of:=FLOOR([.R23]*[.A23]+[.S23]*[.M23]+[.T23]*[.$O$2])+[.D23]+[.E23]" office:value-type="float" office:value="103" calcext:value-type="float">
            <text:p>103</text:p>
          </table:table-cell>
          <table:table-cell table:formula="of:=MOD([.X23]-13;13)" office:value-type="float" office:value="12" calcext:value-type="float">
            <text:p>12</text:p>
          </table:table-cell>
          <table:table-cell table:formula="of:=IF([.U23]=[.X23];&quot;success&quot;;&quot;next&quot;)" office:value-type="string" office:string-value="success" calcext:value-type="string">
            <text:p>success</text:p>
          </table:table-cell>
          <table:table-cell table:formula="of:=[.O23]" office:value-type="float" office:value="103" calcext:value-type="float">
            <text:p>103</text:p>
          </table:table-cell>
          <table:table-cell table:formula="of:=MOD([.X23];13*6)" office:value-type="float" office:value="25" calcext:value-type="float">
            <text:p>25</text:p>
          </table:table-cell>
          <table:table-cell table:number-columns-repeated="22"/>
          <table:table-cell office:value-type="string" calcext:value-type="string">
            <text:p>Sound₂</text:p>
          </table:table-cell>
          <table:table-cell table:number-columns-repeated="97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MOD([.A24];[.$O$2])" office:value-type="float" office:value="9" calcext:value-type="float">
            <text:p>9</text:p>
          </table:table-cell>
          <table:table-cell table:formula="of:=MOD([.A24];64)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DEC2BIN([.E24])" office:value-type="string" office:string-value="1110" calcext:value-type="string">
            <text:p>1110</text:p>
          </table:table-cell>
          <table:table-cell table:formula="of:=BIN2HEX([.F24])" office:value-type="string" office:string-value="E" calcext:value-type="string">
            <text:p>E</text:p>
          </table:table-cell>
          <table:table-cell table:formula="of:=DEC2BIN([.A24])" office:value-type="string" office:string-value="10110" calcext:value-type="string">
            <text:p>10110</text:p>
          </table:table-cell>
          <table:table-cell table:formula="of:=([.A24]-1)/([.A24]+1)" office:value-type="float" office:value="0.91304347826087" calcext:value-type="float">
            <text:p>0.91304347826087</text:p>
          </table:table-cell>
          <table:table-cell table:formula="of:=[.I24]+[.H24]" office:value-type="float" office:value="10110.9130434783" calcext:value-type="float">
            <text:p>10110.9130434783</text:p>
          </table:table-cell>
          <table:table-cell table:formula="of:=[.I24]/[.J24]" office:value-type="float" office:value="0.0000903027722951095" calcext:value-type="float">
            <text:p>9.03027722951095E-05</text:p>
          </table:table-cell>
          <table:table-cell table:formula="of:=[.I24]/[.J24]" office:value-type="float" office:value="0.0000903027722951095" calcext:value-type="float">
            <text:p>9.03027722951095E-05</text:p>
          </table:table-cell>
          <table:table-cell table:formula="of:=[.M23]+[.M22]" office:value-type="float" office:value="17711" calcext:value-type="float">
            <text:p>17711</text:p>
          </table:table-cell>
          <table:table-cell table:formula="of:=([.M24]-[.$O$2])/([.M24]+[.$O$2])" office:value-type="float" office:value="0.998533062514105" calcext:value-type="float">
            <text:p>0.998533062514105</text:p>
          </table:table-cell>
          <table:table-cell office:value-type="float" office:value="107" calcext:value-type="float">
            <text:p>107</text:p>
          </table:table-cell>
          <table:table-cell table:formula="of:=([.O24]-13)/([.O24]+13)" office:value-type="float" office:value="0.783333333333333" calcext:value-type="float">
            <text:p>0.783333333333333</text:p>
          </table:table-cell>
          <table:table-cell table:formula="of:=LOG([.O24])" office:value-type="float" office:value="2.02938377768521" calcext:value-type="float">
            <text:p>2.02938377768521</text:p>
          </table:table-cell>
          <table:table-cell office:value-type="float" office:value="0" calcext:value-type="float">
            <text:p>0</text:p>
          </table:table-cell>
          <table:table-cell office:value-type="float" office:value="0.00412173225678957" calcext:value-type="float">
            <text:p>0.00412173225679</text:p>
          </table:table-cell>
          <table:table-cell office:value-type="float" office:value="1" calcext:value-type="float">
            <text:p>1</text:p>
          </table:table-cell>
          <table:table-cell table:formula="of:=FLOOR([.R24]*[.A24]+[.S24]*[.M24]+[.T24]*[.$O$2])+[.D24]+[.E24]" office:value-type="float" office:value="107" calcext:value-type="float">
            <text:p>107</text:p>
          </table:table-cell>
          <table:table-cell table:formula="of:=MOD([.X24]-13;13)" office:value-type="float" office:value="3" calcext:value-type="float">
            <text:p>3</text:p>
          </table:table-cell>
          <table:table-cell table:formula="of:=IF([.U24]=[.X24];&quot;success&quot;;&quot;next&quot;)" office:value-type="string" office:string-value="success" calcext:value-type="string">
            <text:p>success</text:p>
          </table:table-cell>
          <table:table-cell table:formula="of:=[.O24]" office:value-type="float" office:value="107" calcext:value-type="float">
            <text:p>107</text:p>
          </table:table-cell>
          <table:table-cell table:formula="of:=MOD([.X24];13*6)" office:value-type="float" office:value="29" calcext:value-type="float">
            <text:p>29</text:p>
          </table:table-cell>
          <table:table-cell table:number-columns-repeated="22"/>
          <table:table-cell office:value-type="string" calcext:value-type="string">
            <text:p>Sound₁</text:p>
          </table:table-cell>
          <table:table-cell table:number-columns-repeated="97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MOD([.A25];[.$O$2])" office:value-type="float" office:value="10" calcext:value-type="float">
            <text:p>10</text:p>
          </table:table-cell>
          <table:table-cell table:formula="of:=MOD([.A25];64)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DEC2BIN([.E25])" office:value-type="string" office:string-value="1000" calcext:value-type="string">
            <text:p>1000</text:p>
          </table:table-cell>
          <table:table-cell table:formula="of:=BIN2HEX([.F25])" office:value-type="string" office:string-value="8" calcext:value-type="string">
            <text:p>8</text:p>
          </table:table-cell>
          <table:table-cell table:formula="of:=DEC2BIN([.A25])" office:value-type="string" office:string-value="10111" calcext:value-type="string">
            <text:p>10111</text:p>
          </table:table-cell>
          <table:table-cell table:formula="of:=([.A25]-1)/([.A25]+1)" office:value-type="float" office:value="0.916666666666667" calcext:value-type="float">
            <text:p>0.916666666666667</text:p>
          </table:table-cell>
          <table:table-cell table:formula="of:=[.I25]+[.H25]" office:value-type="float" office:value="10111.9166666667" calcext:value-type="float">
            <text:p>10111.9166666667</text:p>
          </table:table-cell>
          <table:table-cell table:formula="of:=[.I25]/[.J25]" office:value-type="float" office:value="0.0000906521183751844" calcext:value-type="float">
            <text:p>9.06521183751844E-05</text:p>
          </table:table-cell>
          <table:table-cell table:formula="of:=[.I25]/[.J25]" office:value-type="float" office:value="0.0000906521183751844" calcext:value-type="float">
            <text:p>9.06521183751844E-05</text:p>
          </table:table-cell>
          <table:table-cell table:formula="of:=[.M24]+[.M23]" office:value-type="float" office:value="28657" calcext:value-type="float">
            <text:p>28657</text:p>
          </table:table-cell>
          <table:table-cell table:formula="of:=([.M25]-[.$O$2])/([.M25]+[.$O$2])" office:value-type="float" office:value="0.999093128705964" calcext:value-type="float">
            <text:p>0.999093128705964</text:p>
          </table:table-cell>
          <table:table-cell office:value-type="float" office:value="109" calcext:value-type="float">
            <text:p>109</text:p>
          </table:table-cell>
          <table:table-cell table:formula="of:=([.O25]-13)/([.O25]+13)" office:value-type="float" office:value="0.786885245901639" calcext:value-type="float">
            <text:p>0.786885245901639</text:p>
          </table:table-cell>
          <table:table-cell table:formula="of:=LOG([.O25])" office:value-type="float" office:value="2.03742649794062" calcext:value-type="float">
            <text:p>2.03742649794062</text:p>
          </table:table-cell>
          <table:table-cell office:value-type="float" office:value="1" calcext:value-type="float">
            <text:p>1</text:p>
          </table:table-cell>
          <table:table-cell office:value-type="float" office:value="0.00265205708901839" calcext:value-type="float">
            <text:p>0.002652057089018</text:p>
          </table:table-cell>
          <table:table-cell office:value-type="float" office:value="0" calcext:value-type="float">
            <text:p>0</text:p>
          </table:table-cell>
          <table:table-cell table:formula="of:=FLOOR([.R25]*[.A25]+[.S25]*[.M25]+[.T25]*[.$O$2])+[.D25]+[.E25]" office:value-type="float" office:value="109" calcext:value-type="float">
            <text:p>109</text:p>
          </table:table-cell>
          <table:table-cell table:formula="of:=MOD([.X25]-13;13)" office:value-type="float" office:value="5" calcext:value-type="float">
            <text:p>5</text:p>
          </table:table-cell>
          <table:table-cell table:formula="of:=IF([.U25]=[.X25];&quot;success&quot;;&quot;next&quot;)" office:value-type="string" office:string-value="success" calcext:value-type="string">
            <text:p>success</text:p>
          </table:table-cell>
          <table:table-cell table:formula="of:=[.O25]" office:value-type="float" office:value="109" calcext:value-type="float">
            <text:p>109</text:p>
          </table:table-cell>
          <table:table-cell table:formula="of:=MOD([.X25];13*6)" office:value-type="float" office:value="31" calcext:value-type="float">
            <text:p>31</text:p>
          </table:table-cell>
          <table:table-cell table:number-columns-repeated="22"/>
          <table:table-cell office:value-type="string" calcext:value-type="string">
            <text:p>Sound₂</text:p>
          </table:table-cell>
          <table:table-cell table:number-columns-repeated="97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MOD([.A26];[.$O$2])" office:value-type="float" office:value="11" calcext:value-type="float">
            <text:p>11</text:p>
          </table:table-cell>
          <table:table-cell table:formula="of:=MOD([.A26];64)"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DEC2BIN([.E26])" office:value-type="string" office:string-value="1" calcext:value-type="string">
            <text:p>1</text:p>
          </table:table-cell>
          <table:table-cell table:formula="of:=BIN2HEX([.F26])" office:value-type="string" office:string-value="1" calcext:value-type="string">
            <text:p>1</text:p>
          </table:table-cell>
          <table:table-cell table:formula="of:=DEC2BIN([.A26])" office:value-type="string" office:string-value="11000" calcext:value-type="string">
            <text:p>11000</text:p>
          </table:table-cell>
          <table:table-cell table:formula="of:=([.A26]-1)/([.A26]+1)" office:value-type="float" office:value="0.92" calcext:value-type="float">
            <text:p>0.92</text:p>
          </table:table-cell>
          <table:table-cell table:formula="of:=[.I26]+[.H26]" office:value-type="float" office:value="11000.92" calcext:value-type="float">
            <text:p>11000.92</text:p>
          </table:table-cell>
          <table:table-cell table:formula="of:=[.I26]/[.J26]" office:value-type="float" office:value="0.0000836293691800322" calcext:value-type="float">
            <text:p>8.36293691800322E-05</text:p>
          </table:table-cell>
          <table:table-cell table:formula="of:=[.I26]/[.J26]" office:value-type="float" office:value="0.0000836293691800322" calcext:value-type="float">
            <text:p>8.36293691800322E-05</text:p>
          </table:table-cell>
          <table:table-cell table:formula="of:=[.M25]+[.M24]" office:value-type="float" office:value="46368" calcext:value-type="float">
            <text:p>46368</text:p>
          </table:table-cell>
          <table:table-cell table:formula="of:=([.M26]-[.$O$2])/([.M26]+[.$O$2])" office:value-type="float" office:value="0.999439425626873" calcext:value-type="float">
            <text:p>0.999439425626873</text:p>
          </table:table-cell>
          <table:table-cell office:value-type="float" office:value="113" calcext:value-type="float">
            <text:p>113</text:p>
          </table:table-cell>
          <table:table-cell table:formula="of:=([.O26]-13)/([.O26]+13)" office:value-type="float" office:value="0.793650793650794" calcext:value-type="float">
            <text:p>0.793650793650794</text:p>
          </table:table-cell>
          <table:table-cell table:formula="of:=LOG([.O26])" office:value-type="float" office:value="2.05307844348342" calcext:value-type="float">
            <text:p>2.05307844348342</text:p>
          </table:table-cell>
          <table:table-cell office:value-type="float" office:value="0" calcext:value-type="float">
            <text:p>0</text:p>
          </table:table-cell>
          <table:table-cell office:value-type="float" office:value="0.00191942719116632" calcext:value-type="float">
            <text:p>0.001919427191166</text:p>
          </table:table-cell>
          <table:table-cell office:value-type="float" office:value="1" calcext:value-type="float">
            <text:p>1</text:p>
          </table:table-cell>
          <table:table-cell table:formula="of:=FLOOR([.R26]*[.A26]+[.S26]*[.M26]+[.T26]*[.$O$2])+[.D26]+[.E26]" office:value-type="float" office:value="113" calcext:value-type="float">
            <text:p>113</text:p>
          </table:table-cell>
          <table:table-cell table:formula="of:=MOD([.X26]-13;13)" office:value-type="float" office:value="9" calcext:value-type="float">
            <text:p>9</text:p>
          </table:table-cell>
          <table:table-cell table:formula="of:=IF([.U26]=[.X26];&quot;success&quot;;&quot;next&quot;)" office:value-type="string" office:string-value="success" calcext:value-type="string">
            <text:p>success</text:p>
          </table:table-cell>
          <table:table-cell table:formula="of:=[.O26]" office:value-type="float" office:value="113" calcext:value-type="float">
            <text:p>113</text:p>
          </table:table-cell>
          <table:table-cell table:formula="of:=MOD([.X26];13*6)" office:value-type="float" office:value="35" calcext:value-type="float">
            <text:p>35</text:p>
          </table:table-cell>
          <table:table-cell table:number-columns-repeated="22"/>
          <table:table-cell office:value-type="string" calcext:value-type="string">
            <text:p>Sound₁</text:p>
          </table:table-cell>
          <table:table-cell table:number-columns-repeated="97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MOD([.A27];[.$O$2])" office:value-type="float" office:value="12" calcext:value-type="float">
            <text:p>12</text:p>
          </table:table-cell>
          <table:table-cell table:formula="of:=MOD([.A27];64)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DEC2BIN([.E27])" office:value-type="string" office:string-value="1001" calcext:value-type="string">
            <text:p>1001</text:p>
          </table:table-cell>
          <table:table-cell table:formula="of:=BIN2HEX([.F27])" office:value-type="string" office:string-value="9" calcext:value-type="string">
            <text:p>9</text:p>
          </table:table-cell>
          <table:table-cell table:formula="of:=DEC2BIN([.A27])" office:value-type="string" office:string-value="11001" calcext:value-type="string">
            <text:p>11001</text:p>
          </table:table-cell>
          <table:table-cell table:formula="of:=([.A27]-1)/([.A27]+1)" office:value-type="float" office:value="0.923076923076923" calcext:value-type="float">
            <text:p>0.923076923076923</text:p>
          </table:table-cell>
          <table:table-cell table:formula="of:=[.I27]+[.H27]" office:value-type="float" office:value="11001.9230769231" calcext:value-type="float">
            <text:p>11001.9230769231</text:p>
          </table:table-cell>
          <table:table-cell table:formula="of:=[.I27]/[.J27]" office:value-type="float" office:value="0.0000839014158363922" calcext:value-type="float">
            <text:p>8.39014158363922E-05</text:p>
          </table:table-cell>
          <table:table-cell table:formula="of:=[.I27]/[.J27]" office:value-type="float" office:value="0.0000839014158363922" calcext:value-type="float">
            <text:p>8.39014158363922E-05</text:p>
          </table:table-cell>
          <table:table-cell table:formula="of:=[.M26]+[.M25]" office:value-type="float" office:value="75025" calcext:value-type="float">
            <text:p>75025</text:p>
          </table:table-cell>
          <table:table-cell table:formula="of:=([.M27]-[.$O$2])/([.M27]+[.$O$2])" office:value-type="float" office:value="0.99965350888883" calcext:value-type="float">
            <text:p>0.99965350888883</text:p>
          </table:table-cell>
          <table:table-cell office:value-type="float" office:value="127" calcext:value-type="float">
            <text:p>127</text:p>
          </table:table-cell>
          <table:table-cell table:formula="of:=([.O27]-13)/([.O27]+13)" office:value-type="float" office:value="0.814285714285714" calcext:value-type="float">
            <text:p>0.814285714285714</text:p>
          </table:table-cell>
          <table:table-cell table:formula="of:=LOG([.O27])" office:value-type="float" office:value="2.10380372095596" calcext:value-type="float">
            <text:p>2.10380372095596</text:p>
          </table:table-cell>
          <table:table-cell office:value-type="float" office:value="1" calcext:value-type="float">
            <text:p>1</text:p>
          </table:table-cell>
          <table:table-cell office:value-type="float" office:value="0.00117294235254915" calcext:value-type="float">
            <text:p>0.001172942352549</text:p>
          </table:table-cell>
          <table:table-cell office:value-type="float" office:value="0" calcext:value-type="float">
            <text:p>0</text:p>
          </table:table-cell>
          <table:table-cell table:formula="of:=FLOOR([.R27]*[.A27]+[.S27]*[.M27]+[.T27]*[.$O$2])+[.D27]+[.E27]" office:value-type="float" office:value="127" calcext:value-type="float">
            <text:p>127</text:p>
          </table:table-cell>
          <table:table-cell table:formula="of:=MOD([.X27]-13;13)" office:value-type="float" office:value="10" calcext:value-type="float">
            <text:p>10</text:p>
          </table:table-cell>
          <table:table-cell table:formula="of:=IF([.U27]=[.X27];&quot;success&quot;;&quot;next&quot;)" office:value-type="string" office:string-value="success" calcext:value-type="string">
            <text:p>success</text:p>
          </table:table-cell>
          <table:table-cell table:formula="of:=[.O27]" office:value-type="float" office:value="127" calcext:value-type="float">
            <text:p>127</text:p>
          </table:table-cell>
          <table:table-cell table:formula="of:=MOD([.X27];13*6)" office:value-type="float" office:value="49" calcext:value-type="float">
            <text:p>49</text:p>
          </table:table-cell>
          <table:table-cell table:number-columns-repeated="22"/>
          <table:table-cell office:value-type="string" calcext:value-type="string">
            <text:p>Sound₂</text:p>
          </table:table-cell>
          <table:table-cell table:number-columns-repeated="97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MOD([.A28];[.$O$2])" office:value-type="float" office:value="0" calcext:value-type="float">
            <text:p>0</text:p>
          </table:table-cell>
          <table:table-cell table:formula="of:=MOD([.A28];64)"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DEC2BIN([.E28])" office:value-type="string" office:string-value="0" calcext:value-type="string">
            <text:p>0</text:p>
          </table:table-cell>
          <table:table-cell table:formula="of:=BIN2HEX([.F28])" office:value-type="string" office:string-value="0" calcext:value-type="string">
            <text:p>0</text:p>
          </table:table-cell>
          <table:table-cell table:formula="of:=DEC2BIN([.A28])" office:value-type="string" office:string-value="11010" calcext:value-type="string">
            <text:p>11010</text:p>
          </table:table-cell>
          <table:table-cell table:formula="of:=([.A28]-1)/([.A28]+1)" office:value-type="float" office:value="0.925925925925926" calcext:value-type="float">
            <text:p>0.925925925925926</text:p>
          </table:table-cell>
          <table:table-cell table:formula="of:=[.I28]+[.H28]" office:value-type="float" office:value="11010.9259259259" calcext:value-type="float">
            <text:p>11010.9259259259</text:p>
          </table:table-cell>
          <table:table-cell table:formula="of:=[.I28]/[.J28]" office:value-type="float" office:value="0.0000840915588893187" calcext:value-type="float">
            <text:p>8.40915588893187E-05</text:p>
          </table:table-cell>
          <table:table-cell table:formula="of:=[.I28]/[.J28]" office:value-type="float" office:value="0.0000840915588893187" calcext:value-type="float">
            <text:p>8.40915588893187E-05</text:p>
          </table:table-cell>
          <table:table-cell table:formula="of:=[.M27]+[.M26]" office:value-type="float" office:value="121393" calcext:value-type="float">
            <text:p>121393</text:p>
          </table:table-cell>
          <table:table-cell table:formula="of:=([.M28]-[.$O$2])/([.M28]+[.$O$2])" office:value-type="float" office:value="0.99978584254485" calcext:value-type="float">
            <text:p>0.99978584254485</text:p>
          </table:table-cell>
          <table:table-cell office:value-type="float" office:value="131" calcext:value-type="float">
            <text:p>131</text:p>
          </table:table-cell>
          <table:table-cell table:formula="of:=([.O28]-13)/([.O28]+13)" office:value-type="float" office:value="0.819444444444444" calcext:value-type="float">
            <text:p>0.819444444444444</text:p>
          </table:table-cell>
          <table:table-cell table:formula="of:=LOG([.O28])" office:value-type="float" office:value="2.11727129565576" calcext:value-type="float">
            <text:p>2.11727129565576</text:p>
          </table:table-cell>
          <table:table-cell office:value-type="float" office:value="0" calcext:value-type="float">
            <text:p>0</text:p>
          </table:table-cell>
          <table:table-cell office:value-type="float" office:value="0.000972049459194517" calcext:value-type="float">
            <text:p>0.000972049459195</text:p>
          </table:table-cell>
          <table:table-cell office:value-type="float" office:value="1" calcext:value-type="float">
            <text:p>1</text:p>
          </table:table-cell>
          <table:table-cell table:formula="of:=FLOOR([.R28]*[.A28]+[.S28]*[.M28]+[.T28]*[.$O$2])+[.D28]+[.E28]" office:value-type="float" office:value="131" calcext:value-type="float">
            <text:p>131</text:p>
          </table:table-cell>
          <table:table-cell table:formula="of:=MOD([.X28]-13;13)" office:value-type="float" office:value="1" calcext:value-type="float">
            <text:p>1</text:p>
          </table:table-cell>
          <table:table-cell table:formula="of:=IF([.U28]=[.X28];&quot;success&quot;;&quot;next&quot;)" office:value-type="string" office:string-value="success" calcext:value-type="string">
            <text:p>success</text:p>
          </table:table-cell>
          <table:table-cell table:formula="of:=[.O28]" office:value-type="float" office:value="131" calcext:value-type="float">
            <text:p>131</text:p>
          </table:table-cell>
          <table:table-cell table:formula="of:=MOD([.X28];13*6)" office:value-type="float" office:value="53" calcext:value-type="float">
            <text:p>53</text:p>
          </table:table-cell>
          <table:table-cell table:number-columns-repeated="22"/>
          <table:table-cell office:value-type="string" calcext:value-type="string">
            <text:p>Sound₁</text:p>
          </table:table-cell>
          <table:table-cell table:number-columns-repeated="97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MOD([.A29];[.$O$2])" office:value-type="float" office:value="1" calcext:value-type="float">
            <text:p>1</text:p>
          </table:table-cell>
          <table:table-cell table:formula="of:=MOD([.A29];64)"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DEC2BIN([.E29])" office:value-type="string" office:string-value="1001" calcext:value-type="string">
            <text:p>1001</text:p>
          </table:table-cell>
          <table:table-cell table:formula="of:=BIN2HEX([.F29])" office:value-type="string" office:string-value="9" calcext:value-type="string">
            <text:p>9</text:p>
          </table:table-cell>
          <table:table-cell table:formula="of:=DEC2BIN([.A29])" office:value-type="string" office:string-value="11011" calcext:value-type="string">
            <text:p>11011</text:p>
          </table:table-cell>
          <table:table-cell table:formula="of:=([.A29]-1)/([.A29]+1)" office:value-type="float" office:value="0.928571428571429" calcext:value-type="float">
            <text:p>0.928571428571429</text:p>
          </table:table-cell>
          <table:table-cell table:formula="of:=[.I29]+[.H29]" office:value-type="float" office:value="11011.9285714286" calcext:value-type="float">
            <text:p>11011.9285714286</text:p>
          </table:table-cell>
          <table:table-cell table:formula="of:=[.I29]/[.J29]" office:value-type="float" office:value="0.0000843241420018551" calcext:value-type="float">
            <text:p>8.43241420018551E-05</text:p>
          </table:table-cell>
          <table:table-cell table:formula="of:=[.I29]/[.J29]" office:value-type="float" office:value="0.0000843241420018551" calcext:value-type="float">
            <text:p>8.43241420018551E-05</text:p>
          </table:table-cell>
          <table:table-cell table:formula="of:=[.M28]+[.M27]" office:value-type="float" office:value="196418" calcext:value-type="float">
            <text:p>196418</text:p>
          </table:table-cell>
          <table:table-cell table:formula="of:=([.M29]-[.$O$2])/([.M29]+[.$O$2])" office:value-type="float" office:value="0.999867638000112" calcext:value-type="float">
            <text:p>0.999867638000112</text:p>
          </table:table-cell>
          <table:table-cell office:value-type="float" office:value="137" calcext:value-type="float">
            <text:p>137</text:p>
          </table:table-cell>
          <table:table-cell table:formula="of:=([.O29]-13)/([.O29]+13)" office:value-type="float" office:value="0.826666666666667" calcext:value-type="float">
            <text:p>0.826666666666667</text:p>
          </table:table-cell>
          <table:table-cell table:formula="of:=LOG([.O29])" office:value-type="float" office:value="2.13672056715641" calcext:value-type="float">
            <text:p>2.13672056715641</text:p>
          </table:table-cell>
          <table:table-cell office:value-type="float" office:value="1" calcext:value-type="float">
            <text:p>1</text:p>
          </table:table-cell>
          <table:table-cell office:value-type="float" office:value="0.000473480027288741" calcext:value-type="float">
            <text:p>0.000473480027289</text:p>
          </table:table-cell>
          <table:table-cell office:value-type="float" office:value="0" calcext:value-type="float">
            <text:p>0</text:p>
          </table:table-cell>
          <table:table-cell table:formula="of:=FLOOR([.R29]*[.A29]+[.S29]*[.M29]+[.T29]*[.$O$2])+[.D29]+[.E29]" office:value-type="float" office:value="137" calcext:value-type="float">
            <text:p>137</text:p>
          </table:table-cell>
          <table:table-cell table:formula="of:=MOD([.X29]-13;13)" office:value-type="float" office:value="7" calcext:value-type="float">
            <text:p>7</text:p>
          </table:table-cell>
          <table:table-cell table:formula="of:=IF([.U29]=[.X29];&quot;success&quot;;&quot;next&quot;)" office:value-type="string" office:string-value="success" calcext:value-type="string">
            <text:p>success</text:p>
          </table:table-cell>
          <table:table-cell table:formula="of:=[.O29]" office:value-type="float" office:value="137" calcext:value-type="float">
            <text:p>137</text:p>
          </table:table-cell>
          <table:table-cell table:formula="of:=MOD([.X29];13*6)" office:value-type="float" office:value="59" calcext:value-type="float">
            <text:p>59</text:p>
          </table:table-cell>
          <table:table-cell table:number-columns-repeated="22"/>
          <table:table-cell office:value-type="string" calcext:value-type="string">
            <text:p>Sound₂</text:p>
          </table:table-cell>
          <table:table-cell table:number-columns-repeated="97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MOD([.A30];[.$O$2])" office:value-type="float" office:value="2" calcext:value-type="float">
            <text:p>2</text:p>
          </table:table-cell>
          <table:table-cell table:formula="of:=MOD([.A30];64)"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DEC2BIN([.E30])" office:value-type="string" office:string-value="1" calcext:value-type="string">
            <text:p>1</text:p>
          </table:table-cell>
          <table:table-cell table:formula="of:=BIN2HEX([.F30])" office:value-type="string" office:string-value="1" calcext:value-type="string">
            <text:p>1</text:p>
          </table:table-cell>
          <table:table-cell table:formula="of:=DEC2BIN([.A30])" office:value-type="string" office:string-value="11100" calcext:value-type="string">
            <text:p>11100</text:p>
          </table:table-cell>
          <table:table-cell table:formula="of:=([.A30]-1)/([.A30]+1)" office:value-type="float" office:value="0.931034482758621" calcext:value-type="float">
            <text:p>0.931034482758621</text:p>
          </table:table-cell>
          <table:table-cell table:formula="of:=[.I30]+[.H30]" office:value-type="float" office:value="11100.9310344828" calcext:value-type="float">
            <text:p>11100.9310344828</text:p>
          </table:table-cell>
          <table:table-cell table:formula="of:=[.I30]/[.J30]" office:value-type="float" office:value="0.000083869945670913" calcext:value-type="float">
            <text:p>8.3869945670913E-05</text:p>
          </table:table-cell>
          <table:table-cell table:formula="of:=[.I30]/[.J30]" office:value-type="float" office:value="0.000083869945670913" calcext:value-type="float">
            <text:p>8.3869945670913E-05</text:p>
          </table:table-cell>
          <table:table-cell table:formula="of:=[.M29]+[.M28]" office:value-type="float" office:value="317811" calcext:value-type="float">
            <text:p>317811</text:p>
          </table:table-cell>
          <table:table-cell table:formula="of:=([.M30]-[.$O$2])/([.M30]+[.$O$2])" office:value-type="float" office:value="0.999918193717278" calcext:value-type="float">
            <text:p>0.999918193717278</text:p>
          </table:table-cell>
          <table:table-cell office:value-type="float" office:value="139" calcext:value-type="float">
            <text:p>139</text:p>
          </table:table-cell>
          <table:table-cell table:formula="of:=([.O30]-13)/([.O30]+13)" office:value-type="float" office:value="0.828947368421053" calcext:value-type="float">
            <text:p>0.828947368421053</text:p>
          </table:table-cell>
          <table:table-cell table:formula="of:=LOG([.O30])" office:value-type="float" office:value="2.14301480025409" calcext:value-type="float">
            <text:p>2.14301480025409</text:p>
          </table:table-cell>
          <table:table-cell office:value-type="float" office:value="0" calcext:value-type="float">
            <text:p>0</text:p>
          </table:table-cell>
          <table:table-cell office:value-type="float" office:value="0.000383875951430253" calcext:value-type="float">
            <text:p>0.00038387595143</text:p>
          </table:table-cell>
          <table:table-cell office:value-type="float" office:value="1" calcext:value-type="float">
            <text:p>1</text:p>
          </table:table-cell>
          <table:table-cell table:formula="of:=FLOOR([.R30]*[.A30]+[.S30]*[.M30]+[.T30]*[.$O$2])+[.D30]+[.E30]" office:value-type="float" office:value="139" calcext:value-type="float">
            <text:p>139</text:p>
          </table:table-cell>
          <table:table-cell table:formula="of:=MOD([.X30]-13;13)" office:value-type="float" office:value="9" calcext:value-type="float">
            <text:p>9</text:p>
          </table:table-cell>
          <table:table-cell table:formula="of:=IF([.U30]=[.X30];&quot;success&quot;;&quot;next&quot;)" office:value-type="string" office:string-value="success" calcext:value-type="string">
            <text:p>success</text:p>
          </table:table-cell>
          <table:table-cell table:formula="of:=[.O30]" office:value-type="float" office:value="139" calcext:value-type="float">
            <text:p>139</text:p>
          </table:table-cell>
          <table:table-cell table:formula="of:=MOD([.X30];13*6)" office:value-type="float" office:value="61" calcext:value-type="float">
            <text:p>61</text:p>
          </table:table-cell>
          <table:table-cell table:number-columns-repeated="22"/>
          <table:table-cell office:value-type="string" calcext:value-type="string">
            <text:p>Sound₁</text:p>
          </table:table-cell>
          <table:table-cell table:number-columns-repeated="97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MOD([.A31];[.$O$2])" office:value-type="float" office:value="3" calcext:value-type="float">
            <text:p>3</text:p>
          </table:table-cell>
          <table:table-cell table:formula="of:=MOD([.A31];64)"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DEC2BIN([.E31])" office:value-type="string" office:string-value="1000" calcext:value-type="string">
            <text:p>1000</text:p>
          </table:table-cell>
          <table:table-cell table:formula="of:=BIN2HEX([.F31])" office:value-type="string" office:string-value="8" calcext:value-type="string">
            <text:p>8</text:p>
          </table:table-cell>
          <table:table-cell table:formula="of:=DEC2BIN([.A31])" office:value-type="string" office:string-value="11101" calcext:value-type="string">
            <text:p>11101</text:p>
          </table:table-cell>
          <table:table-cell table:formula="of:=([.A31]-1)/([.A31]+1)" office:value-type="float" office:value="0.933333333333333" calcext:value-type="float">
            <text:p>0.933333333333333</text:p>
          </table:table-cell>
          <table:table-cell table:formula="of:=[.I31]+[.H31]" office:value-type="float" office:value="11101.9333333333" calcext:value-type="float">
            <text:p>11101.9333333333</text:p>
          </table:table-cell>
          <table:table-cell table:formula="of:=[.I31]/[.J31]" office:value-type="float" office:value="0.0000840694413585622" calcext:value-type="float">
            <text:p>8.40694413585622E-05</text:p>
          </table:table-cell>
          <table:table-cell table:formula="of:=[.I31]/[.J31]" office:value-type="float" office:value="0.0000840694413585622" calcext:value-type="float">
            <text:p>8.40694413585622E-05</text:p>
          </table:table-cell>
          <table:table-cell table:formula="of:=[.M30]+[.M29]" office:value-type="float" office:value="514229" calcext:value-type="float">
            <text:p>514229</text:p>
          </table:table-cell>
          <table:table-cell table:formula="of:=([.M31]-[.$O$2])/([.M31]+[.$O$2])" office:value-type="float" office:value="0.999949440146857" calcext:value-type="float">
            <text:p>0.999949440146857</text:p>
          </table:table-cell>
          <table:table-cell office:value-type="float" office:value="149" calcext:value-type="float">
            <text:p>149</text:p>
          </table:table-cell>
          <table:table-cell table:formula="of:=([.O31]-13)/([.O31]+13)" office:value-type="float" office:value="0.839506172839506" calcext:value-type="float">
            <text:p>0.839506172839506</text:p>
          </table:table-cell>
          <table:table-cell table:formula="of:=LOG([.O31])" office:value-type="float" office:value="2.17318626841227" calcext:value-type="float">
            <text:p>2.17318626841227</text:p>
          </table:table-cell>
          <table:table-cell office:value-type="float" office:value="1" calcext:value-type="float">
            <text:p>1</text:p>
          </table:table-cell>
          <table:table-cell office:value-type="float" office:value="0.000196410548607721" calcext:value-type="float">
            <text:p>0.000196410548608</text:p>
          </table:table-cell>
          <table:table-cell office:value-type="float" office:value="0" calcext:value-type="float">
            <text:p>0</text:p>
          </table:table-cell>
          <table:table-cell table:formula="of:=FLOOR([.R31]*[.A31]+[.S31]*[.M31]+[.T31]*[.$O$2])+[.D31]+[.E31]" office:value-type="float" office:value="149" calcext:value-type="float">
            <text:p>149</text:p>
          </table:table-cell>
          <table:table-cell table:formula="of:=MOD([.X31]-13;13)" office:value-type="float" office:value="6" calcext:value-type="float">
            <text:p>6</text:p>
          </table:table-cell>
          <table:table-cell table:formula="of:=IF([.U31]=[.X31];&quot;success&quot;;&quot;next&quot;)" office:value-type="string" office:string-value="success" calcext:value-type="string">
            <text:p>success</text:p>
          </table:table-cell>
          <table:table-cell table:formula="of:=[.O31]" office:value-type="float" office:value="149" calcext:value-type="float">
            <text:p>149</text:p>
          </table:table-cell>
          <table:table-cell table:formula="of:=MOD([.X31];13*6)" office:value-type="float" office:value="71" calcext:value-type="float">
            <text:p>71</text:p>
          </table:table-cell>
          <table:table-cell table:number-columns-repeated="22"/>
          <table:table-cell office:value-type="string" calcext:value-type="string">
            <text:p>Sound₂</text:p>
          </table:table-cell>
          <table:table-cell table:number-columns-repeated="97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MOD([.A32];[.$O$2])" office:value-type="float" office:value="4" calcext:value-type="float">
            <text:p>4</text:p>
          </table:table-cell>
          <table:table-cell table:formula="of:=MOD([.A32];64)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DEC2BIN([.E32])" office:value-type="string" office:string-value="10" calcext:value-type="string">
            <text:p>10</text:p>
          </table:table-cell>
          <table:table-cell table:formula="of:=BIN2HEX([.F32])" office:value-type="string" office:string-value="2" calcext:value-type="string">
            <text:p>2</text:p>
          </table:table-cell>
          <table:table-cell table:formula="of:=DEC2BIN([.A32])" office:value-type="string" office:string-value="11110" calcext:value-type="string">
            <text:p>11110</text:p>
          </table:table-cell>
          <table:table-cell table:formula="of:=([.A32]-1)/([.A32]+1)" office:value-type="float" office:value="0.935483870967742" calcext:value-type="float">
            <text:p>0.935483870967742</text:p>
          </table:table-cell>
          <table:table-cell table:formula="of:=[.I32]+[.H32]" office:value-type="float" office:value="11110.935483871" calcext:value-type="float">
            <text:p>11110.935483871</text:p>
          </table:table-cell>
          <table:table-cell table:formula="of:=[.I32]/[.J32]" office:value-type="float" office:value="0.000084194879209381" calcext:value-type="float">
            <text:p>8.4194879209381E-05</text:p>
          </table:table-cell>
          <table:table-cell table:formula="of:=[.I32]/[.J32]" office:value-type="float" office:value="0.000084194879209381" calcext:value-type="float">
            <text:p>8.4194879209381E-05</text:p>
          </table:table-cell>
          <table:table-cell table:formula="of:=[.M31]+[.M30]" office:value-type="float" office:value="832040" calcext:value-type="float">
            <text:p>832040</text:p>
          </table:table-cell>
          <table:table-cell table:formula="of:=([.M32]-[.$O$2])/([.M32]+[.$O$2])" office:value-type="float" office:value="0.999968751990558" calcext:value-type="float">
            <text:p>0.999968751990558</text:p>
          </table:table-cell>
          <table:table-cell office:value-type="float" office:value="151" calcext:value-type="float">
            <text:p>151</text:p>
          </table:table-cell>
          <table:table-cell table:formula="of:=([.O32]-13)/([.O32]+13)" office:value-type="float" office:value="0.841463414634146" calcext:value-type="float">
            <text:p>0.841463414634146</text:p>
          </table:table-cell>
          <table:table-cell table:formula="of:=LOG([.O32])" office:value-type="float" office:value="2.17897694729317" calcext:value-type="float">
            <text:p>2.17897694729317</text:p>
          </table:table-cell>
          <table:table-cell office:value-type="float" office:value="0" calcext:value-type="float">
            <text:p>0</text:p>
          </table:table-cell>
          <table:table-cell office:value-type="float" office:value="0.000156242488341907" calcext:value-type="float">
            <text:p>0.000156242488342</text:p>
          </table:table-cell>
          <table:table-cell office:value-type="float" office:value="1" calcext:value-type="float">
            <text:p>1</text:p>
          </table:table-cell>
          <table:table-cell table:formula="of:=FLOOR([.R32]*[.A32]+[.S32]*[.M32]+[.T32]*[.$O$2])+[.D32]+[.E32]" office:value-type="float" office:value="151" calcext:value-type="float">
            <text:p>151</text:p>
          </table:table-cell>
          <table:table-cell table:formula="of:=MOD([.X32]-13;13)" office:value-type="float" office:value="8" calcext:value-type="float">
            <text:p>8</text:p>
          </table:table-cell>
          <table:table-cell table:formula="of:=IF([.U32]=[.X32];&quot;success&quot;;&quot;next&quot;)" office:value-type="string" office:string-value="success" calcext:value-type="string">
            <text:p>success</text:p>
          </table:table-cell>
          <table:table-cell table:formula="of:=[.O32]" office:value-type="float" office:value="151" calcext:value-type="float">
            <text:p>151</text:p>
          </table:table-cell>
          <table:table-cell table:formula="of:=MOD([.X32];13*6)" office:value-type="float" office:value="73" calcext:value-type="float">
            <text:p>73</text:p>
          </table:table-cell>
          <table:table-cell table:number-columns-repeated="22"/>
          <table:table-cell office:value-type="string" calcext:value-type="string">
            <text:p>Sound₁</text:p>
          </table:table-cell>
          <table:table-cell table:number-columns-repeated="97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MOD([.A33];[.$O$2])" office:value-type="float" office:value="5" calcext:value-type="float">
            <text:p>5</text:p>
          </table:table-cell>
          <table:table-cell table:formula="of:=MOD([.A33];64)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DEC2BIN([.E33])" office:value-type="string" office:string-value="100" calcext:value-type="string">
            <text:p>100</text:p>
          </table:table-cell>
          <table:table-cell table:formula="of:=BIN2HEX([.F33])" office:value-type="string" office:string-value="4" calcext:value-type="string">
            <text:p>4</text:p>
          </table:table-cell>
          <table:table-cell table:formula="of:=DEC2BIN([.A33])" office:value-type="string" office:string-value="11111" calcext:value-type="string">
            <text:p>11111</text:p>
          </table:table-cell>
          <table:table-cell table:formula="of:=([.A33]-1)/([.A33]+1)" office:value-type="float" office:value="0.9375" calcext:value-type="float">
            <text:p>0.9375</text:p>
          </table:table-cell>
          <table:table-cell table:formula="of:=[.I33]+[.H33]" office:value-type="float" office:value="11111.9375" calcext:value-type="float">
            <text:p>11111.9375</text:p>
          </table:table-cell>
          <table:table-cell table:formula="of:=[.I33]/[.J33]" office:value-type="float" office:value="0.0000843687250760725" calcext:value-type="float">
            <text:p>8.43687250760725E-05</text:p>
          </table:table-cell>
          <table:table-cell table:formula="of:=[.I33]/[.J33]" office:value-type="float" office:value="0.0000843687250760725" calcext:value-type="float">
            <text:p>8.43687250760725E-05</text:p>
          </table:table-cell>
          <table:table-cell table:formula="of:=[.M32]+[.M31]" office:value-type="float" office:value="1346269" calcext:value-type="float">
            <text:p>1346269</text:p>
          </table:table-cell>
          <table:table-cell table:formula="of:=([.M33]-[.$O$2])/([.M33]+[.$O$2])" office:value-type="float" office:value="0.999980687552831" calcext:value-type="float">
            <text:p>0.999980687552831</text:p>
          </table:table-cell>
          <table:table-cell office:value-type="float" office:value="157" calcext:value-type="float">
            <text:p>157</text:p>
          </table:table-cell>
          <table:table-cell table:formula="of:=([.O33]-13)/([.O33]+13)" office:value-type="float" office:value="0.847058823529412" calcext:value-type="float">
            <text:p>0.847058823529412</text:p>
          </table:table-cell>
          <table:table-cell table:formula="of:=LOG([.O33])" office:value-type="float" office:value="2.19589965240923" calcext:value-type="float">
            <text:p>2.19589965240923</text:p>
          </table:table-cell>
          <table:table-cell office:value-type="float" office:value="1" calcext:value-type="float">
            <text:p>1</text:p>
          </table:table-cell>
          <table:table-cell office:value-type="float" office:value="0.0000898780258625876" calcext:value-type="float">
            <text:p>8.98780258625876E-05</text:p>
          </table:table-cell>
          <table:table-cell office:value-type="float" office:value="0" calcext:value-type="float">
            <text:p>0</text:p>
          </table:table-cell>
          <table:table-cell table:formula="of:=FLOOR([.R33]*[.A33]+[.S33]*[.M33]+[.T33]*[.$O$2])+[.D33]+[.E33]" office:value-type="float" office:value="157" calcext:value-type="float">
            <text:p>157</text:p>
          </table:table-cell>
          <table:table-cell table:formula="of:=MOD([.X33]-13;13)" office:value-type="float" office:value="1" calcext:value-type="float">
            <text:p>1</text:p>
          </table:table-cell>
          <table:table-cell table:formula="of:=IF([.U33]=[.X33];&quot;success&quot;;&quot;next&quot;)" office:value-type="string" office:string-value="success" calcext:value-type="string">
            <text:p>success</text:p>
          </table:table-cell>
          <table:table-cell table:formula="of:=[.O33]" office:value-type="float" office:value="157" calcext:value-type="float">
            <text:p>157</text:p>
          </table:table-cell>
          <table:table-cell table:formula="of:=MOD([.X33];13*6)" office:value-type="float" office:value="1" calcext:value-type="float">
            <text:p>1</text:p>
          </table:table-cell>
          <table:table-cell table:number-columns-repeated="22"/>
          <table:table-cell office:value-type="string" calcext:value-type="string">
            <text:p>Sound₂</text:p>
          </table:table-cell>
          <table:table-cell table:number-columns-repeated="97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MOD([.A34];[.$O$2])" office:value-type="float" office:value="6" calcext:value-type="float">
            <text:p>6</text:p>
          </table:table-cell>
          <table:table-cell table:formula="of:=MOD([.A34];64)"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formula="of:=DEC2BIN([.E34])" office:value-type="string" office:string-value="1111" calcext:value-type="string">
            <text:p>1111</text:p>
          </table:table-cell>
          <table:table-cell table:formula="of:=BIN2HEX([.F34])" office:value-type="string" office:string-value="F" calcext:value-type="string">
            <text:p>F</text:p>
          </table:table-cell>
          <table:table-cell table:formula="of:=DEC2BIN([.A34])" office:value-type="string" office:string-value="100000" calcext:value-type="string">
            <text:p>100000</text:p>
          </table:table-cell>
          <table:table-cell table:formula="of:=([.A34]-1)/([.A34]+1)" office:value-type="float" office:value="0.939393939393939" calcext:value-type="float">
            <text:p>0.939393939393939</text:p>
          </table:table-cell>
          <table:table-cell table:formula="of:=[.I34]+[.H34]" office:value-type="float" office:value="100000.939393939" calcext:value-type="float">
            <text:p>100000.939393939</text:p>
          </table:table-cell>
          <table:table-cell table:formula="of:=[.I34]/[.J34]" office:value-type="float" office:value="0.00000939385114867103" calcext:value-type="float">
            <text:p>9.39385114867103E-06</text:p>
          </table:table-cell>
          <table:table-cell table:formula="of:=[.I34]/[.J34]" office:value-type="float" office:value="0.00000939385114867103" calcext:value-type="float">
            <text:p>9.39385114867103E-06</text:p>
          </table:table-cell>
          <table:table-cell table:formula="of:=[.M33]+[.M32]" office:value-type="float" office:value="2178309" calcext:value-type="float">
            <text:p>2178309</text:p>
          </table:table-cell>
          <table:table-cell table:formula="of:=([.M34]-[.$O$2])/([.M34]+[.$O$2])" office:value-type="float" office:value="0.99998806420722" calcext:value-type="float">
            <text:p>0.99998806420722</text:p>
          </table:table-cell>
          <table:table-cell office:value-type="float" office:value="163" calcext:value-type="float">
            <text:p>163</text:p>
          </table:table-cell>
          <table:table-cell table:formula="of:=([.O34]-13)/([.O34]+13)" office:value-type="float" office:value="0.852272727272727" calcext:value-type="float">
            <text:p>0.852272727272727</text:p>
          </table:table-cell>
          <table:table-cell table:formula="of:=LOG([.O34])" office:value-type="float" office:value="2.21218760440396" calcext:value-type="float">
            <text:p>2.21218760440396</text:p>
          </table:table-cell>
          <table:table-cell office:value-type="float" office:value="0" calcext:value-type="float">
            <text:p>0</text:p>
          </table:table-cell>
          <table:table-cell office:value-type="float" office:value="0.0000578430332886657" calcext:value-type="float">
            <text:p>5.78430332886657E-05</text:p>
          </table:table-cell>
          <table:table-cell office:value-type="float" office:value="1" calcext:value-type="float">
            <text:p>1</text:p>
          </table:table-cell>
          <table:table-cell table:formula="of:=FLOOR([.R34]*[.A34]+[.S34]*[.M34]+[.T34]*[.$O$2])+[.D34]+[.E34]" office:value-type="float" office:value="163" calcext:value-type="float">
            <text:p>163</text:p>
          </table:table-cell>
          <table:table-cell table:formula="of:=MOD([.X34]-13;13)" office:value-type="float" office:value="7" calcext:value-type="float">
            <text:p>7</text:p>
          </table:table-cell>
          <table:table-cell table:formula="of:=IF([.U34]=[.X34];&quot;success&quot;;&quot;next&quot;)" office:value-type="string" office:string-value="success" calcext:value-type="string">
            <text:p>success</text:p>
          </table:table-cell>
          <table:table-cell table:formula="of:=[.O34]" office:value-type="float" office:value="163" calcext:value-type="float">
            <text:p>163</text:p>
          </table:table-cell>
          <table:table-cell table:formula="of:=MOD([.X34];13*6)" office:value-type="float" office:value="7" calcext:value-type="float">
            <text:p>7</text:p>
          </table:table-cell>
          <table:table-cell table:number-columns-repeated="22"/>
          <table:table-cell office:value-type="string" calcext:value-type="string">
            <text:p>Sound₁</text:p>
          </table:table-cell>
          <table:table-cell table:number-columns-repeated="97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MOD([.A35];[.$O$2])" office:value-type="float" office:value="7" calcext:value-type="float">
            <text:p>7</text:p>
          </table:table-cell>
          <table:table-cell table:formula="of:=MOD([.A35];64)"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DEC2BIN([.E35])" office:value-type="string" office:string-value="11" calcext:value-type="string">
            <text:p>11</text:p>
          </table:table-cell>
          <table:table-cell table:formula="of:=BIN2HEX([.F35])" office:value-type="string" office:string-value="3" calcext:value-type="string">
            <text:p>3</text:p>
          </table:table-cell>
          <table:table-cell table:formula="of:=DEC2BIN([.A35])" office:value-type="string" office:string-value="100001" calcext:value-type="string">
            <text:p>100001</text:p>
          </table:table-cell>
          <table:table-cell table:formula="of:=([.A35]-1)/([.A35]+1)" office:value-type="float" office:value="0.941176470588235" calcext:value-type="float">
            <text:p>0.941176470588235</text:p>
          </table:table-cell>
          <table:table-cell table:formula="of:=[.I35]+[.H35]" office:value-type="float" office:value="100001.941176471" calcext:value-type="float">
            <text:p>100001.941176471</text:p>
          </table:table-cell>
          <table:table-cell table:formula="of:=[.I35]/[.J35]" office:value-type="float" office:value="0.00000941158201046686" calcext:value-type="float">
            <text:p>9.41158201046686E-06</text:p>
          </table:table-cell>
          <table:table-cell table:formula="of:=[.I35]/[.J35]" office:value-type="float" office:value="0.00000941158201046686" calcext:value-type="float">
            <text:p>9.41158201046686E-06</text:p>
          </table:table-cell>
          <table:table-cell table:formula="of:=[.M34]+[.M33]" office:value-type="float" office:value="3524578" calcext:value-type="float">
            <text:p>3524578</text:p>
          </table:table-cell>
          <table:table-cell table:formula="of:=([.M35]-[.$O$2])/([.M35]+[.$O$2])" office:value-type="float" office:value="0.999992623257564" calcext:value-type="float">
            <text:p>0.999992623257564</text:p>
          </table:table-cell>
          <table:table-cell office:value-type="float" office:value="167" calcext:value-type="float">
            <text:p>167</text:p>
          </table:table-cell>
          <table:table-cell table:formula="of:=([.O35]-13)/([.O35]+13)" office:value-type="float" office:value="0.855555555555556" calcext:value-type="float">
            <text:p>0.855555555555556</text:p>
          </table:table-cell>
          <table:table-cell table:formula="of:=LOG([.O35])" office:value-type="float" office:value="2.22271647114758" calcext:value-type="float">
            <text:p>2.22271647114758</text:p>
          </table:table-cell>
          <table:table-cell office:value-type="float" office:value="1" calcext:value-type="float">
            <text:p>1</text:p>
          </table:table-cell>
          <table:table-cell office:value-type="float" office:value="0.000036032682494188" calcext:value-type="float">
            <text:p>3.6032682494188E-05</text:p>
          </table:table-cell>
          <table:table-cell office:value-type="float" office:value="0" calcext:value-type="float">
            <text:p>0</text:p>
          </table:table-cell>
          <table:table-cell table:formula="of:=FLOOR([.R35]*[.A35]+[.S35]*[.M35]+[.T35]*[.$O$2])+[.D35]+[.E35]" office:value-type="float" office:value="167" calcext:value-type="float">
            <text:p>167</text:p>
          </table:table-cell>
          <table:table-cell table:formula="of:=MOD([.X35]-13;13)" office:value-type="float" office:value="11" calcext:value-type="float">
            <text:p>11</text:p>
          </table:table-cell>
          <table:table-cell table:formula="of:=IF([.U35]=[.X35];&quot;success&quot;;&quot;next&quot;)" office:value-type="string" office:string-value="success" calcext:value-type="string">
            <text:p>success</text:p>
          </table:table-cell>
          <table:table-cell table:formula="of:=[.O35]" office:value-type="float" office:value="167" calcext:value-type="float">
            <text:p>167</text:p>
          </table:table-cell>
          <table:table-cell table:formula="of:=MOD([.X35];13*6)" office:value-type="float" office:value="11" calcext:value-type="float">
            <text:p>11</text:p>
          </table:table-cell>
          <table:table-cell table:number-columns-repeated="22"/>
          <table:table-cell office:value-type="string" calcext:value-type="string">
            <text:p>Sound₂</text:p>
          </table:table-cell>
          <table:table-cell table:number-columns-repeated="97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MOD([.A36];[.$O$2])" office:value-type="float" office:value="8" calcext:value-type="float">
            <text:p>8</text:p>
          </table:table-cell>
          <table:table-cell table:formula="of:=MOD([.A36];64)"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DEC2BIN([.E36])" office:value-type="string" office:string-value="100" calcext:value-type="string">
            <text:p>100</text:p>
          </table:table-cell>
          <table:table-cell table:formula="of:=BIN2HEX([.F36])" office:value-type="string" office:string-value="4" calcext:value-type="string">
            <text:p>4</text:p>
          </table:table-cell>
          <table:table-cell table:formula="of:=DEC2BIN([.A36])" office:value-type="string" office:string-value="100010" calcext:value-type="string">
            <text:p>100010</text:p>
          </table:table-cell>
          <table:table-cell table:formula="of:=([.A36]-1)/([.A36]+1)" office:value-type="float" office:value="0.942857142857143" calcext:value-type="float">
            <text:p>0.942857142857143</text:p>
          </table:table-cell>
          <table:table-cell table:formula="of:=[.I36]+[.H36]" office:value-type="float" office:value="100010.942857143" calcext:value-type="float">
            <text:p>100010.942857143</text:p>
          </table:table-cell>
          <table:table-cell table:formula="of:=[.I36]/[.J36]" office:value-type="float" office:value="0.00000942753978636052" calcext:value-type="float">
            <text:p>9.42753978636052E-06</text:p>
          </table:table-cell>
          <table:table-cell table:formula="of:=[.I36]/[.J36]" office:value-type="float" office:value="0.00000942753978636052" calcext:value-type="float">
            <text:p>9.42753978636052E-06</text:p>
          </table:table-cell>
          <table:table-cell table:formula="of:=[.M35]+[.M34]" office:value-type="float" office:value="5702887" calcext:value-type="float">
            <text:p>5702887</text:p>
          </table:table-cell>
          <table:table-cell table:formula="of:=([.M36]-[.$O$2])/([.M36]+[.$O$2])" office:value-type="float" office:value="0.999995440916025" calcext:value-type="float">
            <text:p>0.999995440916025</text:p>
          </table:table-cell>
          <table:table-cell office:value-type="float" office:value="173" calcext:value-type="float">
            <text:p>173</text:p>
          </table:table-cell>
          <table:table-cell table:formula="of:=([.O36]-13)/([.O36]+13)" office:value-type="float" office:value="0.860215053763441" calcext:value-type="float">
            <text:p>0.860215053763441</text:p>
          </table:table-cell>
          <table:table-cell table:formula="of:=LOG([.O36])" office:value-type="float" office:value="2.2380461031288" calcext:value-type="float">
            <text:p>2.2380461031288</text:p>
          </table:table-cell>
          <table:table-cell office:value-type="float" office:value="0" calcext:value-type="float">
            <text:p>0</text:p>
          </table:table-cell>
          <table:table-cell office:value-type="float" office:value="0.0000252503688044319" calcext:value-type="float">
            <text:p>2.52503688044319E-05</text:p>
          </table:table-cell>
          <table:table-cell office:value-type="float" office:value="1" calcext:value-type="float">
            <text:p>1</text:p>
          </table:table-cell>
          <table:table-cell table:formula="of:=FLOOR([.R36]*[.A36]+[.S36]*[.M36]+[.T36]*[.$O$2])+[.D36]+[.E36]" office:value-type="float" office:value="173" calcext:value-type="float">
            <text:p>173</text:p>
          </table:table-cell>
          <table:table-cell table:formula="of:=MOD([.X36]-13;13)" office:value-type="float" office:value="4" calcext:value-type="float">
            <text:p>4</text:p>
          </table:table-cell>
          <table:table-cell table:formula="of:=IF([.U36]=[.X36];&quot;success&quot;;&quot;next&quot;)" office:value-type="string" office:string-value="success" calcext:value-type="string">
            <text:p>success</text:p>
          </table:table-cell>
          <table:table-cell table:formula="of:=[.O36]" office:value-type="float" office:value="173" calcext:value-type="float">
            <text:p>173</text:p>
          </table:table-cell>
          <table:table-cell table:formula="of:=MOD([.X36];13*6)" office:value-type="float" office:value="17" calcext:value-type="float">
            <text:p>17</text:p>
          </table:table-cell>
          <table:table-cell table:number-columns-repeated="22"/>
          <table:table-cell office:value-type="string" calcext:value-type="string">
            <text:p>Sound₁</text:p>
          </table:table-cell>
          <table:table-cell table:number-columns-repeated="97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MOD([.A37];[.$O$2])" office:value-type="float" office:value="9" calcext:value-type="float">
            <text:p>9</text:p>
          </table:table-cell>
          <table:table-cell table:formula="of:=MOD([.A37];64)"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DEC2BIN([.E37])" office:value-type="string" office:string-value="1110" calcext:value-type="string">
            <text:p>1110</text:p>
          </table:table-cell>
          <table:table-cell table:formula="of:=BIN2HEX([.F37])" office:value-type="string" office:string-value="E" calcext:value-type="string">
            <text:p>E</text:p>
          </table:table-cell>
          <table:table-cell table:formula="of:=DEC2BIN([.A37])" office:value-type="string" office:string-value="100011" calcext:value-type="string">
            <text:p>100011</text:p>
          </table:table-cell>
          <table:table-cell table:formula="of:=([.A37]-1)/([.A37]+1)" office:value-type="float" office:value="0.944444444444444" calcext:value-type="float">
            <text:p>0.944444444444444</text:p>
          </table:table-cell>
          <table:table-cell table:formula="of:=[.I37]+[.H37]" office:value-type="float" office:value="100011.944444444" calcext:value-type="float">
            <text:p>100011.944444444</text:p>
          </table:table-cell>
          <table:table-cell table:formula="of:=[.I37]/[.J37]" office:value-type="float" office:value="0.00000944331649275225" calcext:value-type="float">
            <text:p>9.44331649275225E-06</text:p>
          </table:table-cell>
          <table:table-cell table:formula="of:=[.I37]/[.J37]" office:value-type="float" office:value="0.00000944331649275225" calcext:value-type="float">
            <text:p>9.44331649275225E-06</text:p>
          </table:table-cell>
          <table:table-cell table:formula="of:=[.M36]+[.M35]" office:value-type="float" office:value="9227465" calcext:value-type="float">
            <text:p>9227465</text:p>
          </table:table-cell>
          <table:table-cell table:formula="of:=([.M37]-[.$O$2])/([.M37]+[.$O$2])" office:value-type="float" office:value="0.999997182328693" calcext:value-type="float">
            <text:p>0.999997182328693</text:p>
          </table:table-cell>
          <table:table-cell office:value-type="float" office:value="179" calcext:value-type="float">
            <text:p>179</text:p>
          </table:table-cell>
          <table:table-cell table:formula="of:=([.O37]-13)/([.O37]+13)" office:value-type="float" office:value="0.864583333333333" calcext:value-type="float">
            <text:p>0.864583333333333</text:p>
          </table:table-cell>
          <table:table-cell table:formula="of:=LOG([.O37])" office:value-type="float" office:value="2.25285303097989" calcext:value-type="float">
            <text:p>2.25285303097989</text:p>
          </table:table-cell>
          <table:table-cell office:value-type="float" office:value="1" calcext:value-type="float">
            <text:p>1</text:p>
          </table:table-cell>
          <table:table-cell office:value-type="float" office:value="0.0000133297715027909" calcext:value-type="float">
            <text:p>1.33297715027909E-05</text:p>
          </table:table-cell>
          <table:table-cell office:value-type="float" office:value="0" calcext:value-type="float">
            <text:p>0</text:p>
          </table:table-cell>
          <table:table-cell table:formula="of:=FLOOR([.R37]*[.A37]+[.S37]*[.M37]+[.T37]*[.$O$2])+[.D37]+[.E37]" office:value-type="float" office:value="179" calcext:value-type="float">
            <text:p>179</text:p>
          </table:table-cell>
          <table:table-cell table:formula="of:=MOD([.X37]-13;13)" office:value-type="float" office:value="10" calcext:value-type="float">
            <text:p>10</text:p>
          </table:table-cell>
          <table:table-cell table:formula="of:=IF([.U37]=[.X37];&quot;success&quot;;&quot;next&quot;)" office:value-type="string" office:string-value="success" calcext:value-type="string">
            <text:p>success</text:p>
          </table:table-cell>
          <table:table-cell table:formula="of:=[.O37]" office:value-type="float" office:value="179" calcext:value-type="float">
            <text:p>179</text:p>
          </table:table-cell>
          <table:table-cell table:formula="of:=MOD([.X37];13*6)" office:value-type="float" office:value="23" calcext:value-type="float">
            <text:p>23</text:p>
          </table:table-cell>
          <table:table-cell table:number-columns-repeated="22"/>
          <table:table-cell office:value-type="string" calcext:value-type="string">
            <text:p>Sound₂</text:p>
          </table:table-cell>
          <table:table-cell table:number-columns-repeated="97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MOD([.A38];[.$O$2])" office:value-type="float" office:value="10" calcext:value-type="float">
            <text:p>10</text:p>
          </table:table-cell>
          <table:table-cell table:formula="of:=MOD([.A38];64)"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DEC2BIN([.E38])" office:value-type="string" office:string-value="1000" calcext:value-type="string">
            <text:p>1000</text:p>
          </table:table-cell>
          <table:table-cell table:formula="of:=BIN2HEX([.F38])" office:value-type="string" office:string-value="8" calcext:value-type="string">
            <text:p>8</text:p>
          </table:table-cell>
          <table:table-cell table:formula="of:=DEC2BIN([.A38])" office:value-type="string" office:string-value="100100" calcext:value-type="string">
            <text:p>100100</text:p>
          </table:table-cell>
          <table:table-cell table:formula="of:=([.A38]-1)/([.A38]+1)" office:value-type="float" office:value="0.945945945945946" calcext:value-type="float">
            <text:p>0.945945945945946</text:p>
          </table:table-cell>
          <table:table-cell table:formula="of:=[.I38]+[.H38]" office:value-type="float" office:value="100100.945945946" calcext:value-type="float">
            <text:p>100100.945945946</text:p>
          </table:table-cell>
          <table:table-cell table:formula="of:=[.I38]/[.J38]" office:value-type="float" office:value="0.00000944992014817475" calcext:value-type="float">
            <text:p>9.44992014817475E-06</text:p>
          </table:table-cell>
          <table:table-cell table:formula="of:=[.I38]/[.J38]" office:value-type="float" office:value="0.00000944992014817475" calcext:value-type="float">
            <text:p>9.44992014817475E-06</text:p>
          </table:table-cell>
          <table:table-cell table:formula="of:=[.M37]+[.M36]" office:value-type="float" office:value="14930352" calcext:value-type="float">
            <text:p>14930352</text:p>
          </table:table-cell>
          <table:table-cell table:formula="of:=([.M38]-[.$O$2])/([.M38]+[.$O$2])" office:value-type="float" office:value="0.999998258582426" calcext:value-type="float">
            <text:p>0.999998258582426</text:p>
          </table:table-cell>
          <table:table-cell office:value-type="float" office:value="181" calcext:value-type="float">
            <text:p>181</text:p>
          </table:table-cell>
          <table:table-cell table:formula="of:=([.O38]-13)/([.O38]+13)" office:value-type="float" office:value="0.865979381443299" calcext:value-type="float">
            <text:p>0.865979381443299</text:p>
          </table:table-cell>
          <table:table-cell table:formula="of:=LOG([.O38])" office:value-type="float" office:value="2.25767857486918" calcext:value-type="float">
            <text:p>2.25767857486918</text:p>
          </table:table-cell>
          <table:table-cell office:value-type="float" office:value="0" calcext:value-type="float">
            <text:p>0</text:p>
          </table:table-cell>
          <table:table-cell office:value-type="float" office:value="0.0000105824698573751" calcext:value-type="float">
            <text:p>1.05824698573751E-05</text:p>
          </table:table-cell>
          <table:table-cell office:value-type="float" office:value="1" calcext:value-type="float">
            <text:p>1</text:p>
          </table:table-cell>
          <table:table-cell table:formula="of:=FLOOR([.R38]*[.A38]+[.S38]*[.M38]+[.T38]*[.$O$2])+[.D38]+[.E38]" office:value-type="float" office:value="181" calcext:value-type="float">
            <text:p>181</text:p>
          </table:table-cell>
          <table:table-cell table:formula="of:=MOD([.X38]-13;13)" office:value-type="float" office:value="12" calcext:value-type="float">
            <text:p>12</text:p>
          </table:table-cell>
          <table:table-cell table:formula="of:=IF([.U38]=[.X38];&quot;success&quot;;&quot;next&quot;)" office:value-type="string" office:string-value="success" calcext:value-type="string">
            <text:p>success</text:p>
          </table:table-cell>
          <table:table-cell table:formula="of:=[.O38]" office:value-type="float" office:value="181" calcext:value-type="float">
            <text:p>181</text:p>
          </table:table-cell>
          <table:table-cell table:formula="of:=MOD([.X38];13*6)" office:value-type="float" office:value="25" calcext:value-type="float">
            <text:p>25</text:p>
          </table:table-cell>
          <table:table-cell table:number-columns-repeated="22"/>
          <table:table-cell office:value-type="string" calcext:value-type="string">
            <text:p>Sound₁</text:p>
          </table:table-cell>
          <table:table-cell table:number-columns-repeated="97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MOD([.A39];[.$O$2])" office:value-type="float" office:value="11" calcext:value-type="float">
            <text:p>11</text:p>
          </table:table-cell>
          <table:table-cell table:formula="of:=MOD([.A39];64)"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DEC2BIN([.E39])" office:value-type="string" office:string-value="1" calcext:value-type="string">
            <text:p>1</text:p>
          </table:table-cell>
          <table:table-cell table:formula="of:=BIN2HEX([.F39])" office:value-type="string" office:string-value="1" calcext:value-type="string">
            <text:p>1</text:p>
          </table:table-cell>
          <table:table-cell table:formula="of:=DEC2BIN([.A39])" office:value-type="string" office:string-value="100101" calcext:value-type="string">
            <text:p>100101</text:p>
          </table:table-cell>
          <table:table-cell table:formula="of:=([.A39]-1)/([.A39]+1)" office:value-type="float" office:value="0.947368421052632" calcext:value-type="float">
            <text:p>0.947368421052632</text:p>
          </table:table-cell>
          <table:table-cell table:formula="of:=[.I39]+[.H39]" office:value-type="float" office:value="100101.947368421" calcext:value-type="float">
            <text:p>100101.947368421</text:p>
          </table:table-cell>
          <table:table-cell table:formula="of:=[.I39]/[.J39]" office:value-type="float" office:value="0.00000946403587500532" calcext:value-type="float">
            <text:p>9.46403587500532E-06</text:p>
          </table:table-cell>
          <table:table-cell table:formula="of:=[.I39]/[.J39]" office:value-type="float" office:value="0.00000946403587500532" calcext:value-type="float">
            <text:p>9.46403587500532E-06</text:p>
          </table:table-cell>
          <table:table-cell table:formula="of:=[.M38]+[.M37]" office:value-type="float" office:value="24157817" calcext:value-type="float">
            <text:p>24157817</text:p>
          </table:table-cell>
          <table:table-cell table:formula="of:=([.M39]-[.$O$2])/([.M39]+[.$O$2])" office:value-type="float" office:value="0.999998923744393" calcext:value-type="float">
            <text:p>0.999998923744393</text:p>
          </table:table-cell>
          <table:table-cell office:value-type="float" office:value="191" calcext:value-type="float">
            <text:p>191</text:p>
          </table:table-cell>
          <table:table-cell table:formula="of:=([.O39]-13)/([.O39]+13)" office:value-type="float" office:value="0.872549019607843" calcext:value-type="float">
            <text:p>0.872549019607843</text:p>
          </table:table-cell>
          <table:table-cell table:formula="of:=LOG([.O39])" office:value-type="float" office:value="2.28103336724773" calcext:value-type="float">
            <text:p>2.28103336724773</text:p>
          </table:table-cell>
          <table:table-cell office:value-type="float" office:value="1" calcext:value-type="float">
            <text:p>1</text:p>
          </table:table-cell>
          <table:table-cell office:value-type="float" office:value="0.00000591940902607218" calcext:value-type="float">
            <text:p>5.91940902607218E-06</text:p>
          </table:table-cell>
          <table:table-cell office:value-type="float" office:value="0" calcext:value-type="float">
            <text:p>0</text:p>
          </table:table-cell>
          <table:table-cell table:formula="of:=FLOOR([.R39]*[.A39]+[.S39]*[.M39]+[.T39]*[.$O$2])+[.D39]+[.E39]" office:value-type="float" office:value="191" calcext:value-type="float">
            <text:p>191</text:p>
          </table:table-cell>
          <table:table-cell table:formula="of:=MOD([.X39]-13;13)" office:value-type="float" office:value="9" calcext:value-type="float">
            <text:p>9</text:p>
          </table:table-cell>
          <table:table-cell table:formula="of:=IF([.U39]=[.X39];&quot;success&quot;;&quot;next&quot;)" office:value-type="string" office:string-value="success" calcext:value-type="string">
            <text:p>success</text:p>
          </table:table-cell>
          <table:table-cell table:formula="of:=[.O39]" office:value-type="float" office:value="191" calcext:value-type="float">
            <text:p>191</text:p>
          </table:table-cell>
          <table:table-cell table:formula="of:=MOD([.X39];13*6)" office:value-type="float" office:value="35" calcext:value-type="float">
            <text:p>35</text:p>
          </table:table-cell>
          <table:table-cell table:number-columns-repeated="22"/>
          <table:table-cell office:value-type="string" calcext:value-type="string">
            <text:p>Sound₂</text:p>
          </table:table-cell>
          <table:table-cell table:number-columns-repeated="97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MOD([.A40];[.$O$2])" office:value-type="float" office:value="12" calcext:value-type="float">
            <text:p>12</text:p>
          </table:table-cell>
          <table:table-cell table:formula="of:=MOD([.A40];64)"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DEC2BIN([.E40])" office:value-type="string" office:string-value="1001" calcext:value-type="string">
            <text:p>1001</text:p>
          </table:table-cell>
          <table:table-cell table:formula="of:=BIN2HEX([.F40])" office:value-type="string" office:string-value="9" calcext:value-type="string">
            <text:p>9</text:p>
          </table:table-cell>
          <table:table-cell table:formula="of:=DEC2BIN([.A40])" office:value-type="string" office:string-value="100110" calcext:value-type="string">
            <text:p>100110</text:p>
          </table:table-cell>
          <table:table-cell table:formula="of:=([.A40]-1)/([.A40]+1)" office:value-type="float" office:value="0.948717948717949" calcext:value-type="float">
            <text:p>0.948717948717949</text:p>
          </table:table-cell>
          <table:table-cell table:formula="of:=[.I40]+[.H40]" office:value-type="float" office:value="100110.948717949" calcext:value-type="float">
            <text:p>100110.948717949</text:p>
          </table:table-cell>
          <table:table-cell table:formula="of:=[.I40]/[.J40]" office:value-type="float" office:value="0.0000094766652485819" calcext:value-type="float">
            <text:p>9.4766652485819E-06</text:p>
          </table:table-cell>
          <table:table-cell table:formula="of:=[.I40]/[.J40]" office:value-type="float" office:value="0.0000094766652485819" calcext:value-type="float">
            <text:p>9.4766652485819E-06</text:p>
          </table:table-cell>
          <table:table-cell table:formula="of:=[.M39]+[.M38]" office:value-type="float" office:value="39088169" calcext:value-type="float">
            <text:p>39088169</text:p>
          </table:table-cell>
          <table:table-cell table:formula="of:=([.M40]-[.$O$2])/([.M40]+[.$O$2])" office:value-type="float" office:value="0.999999334837317" calcext:value-type="float">
            <text:p>0.999999334837317</text:p>
          </table:table-cell>
          <table:table-cell office:value-type="float" office:value="193" calcext:value-type="float">
            <text:p>193</text:p>
          </table:table-cell>
          <table:table-cell table:formula="of:=([.O40]-13)/([.O40]+13)" office:value-type="float" office:value="0.87378640776699" calcext:value-type="float">
            <text:p>0.87378640776699</text:p>
          </table:table-cell>
          <table:table-cell table:formula="of:=LOG([.O40])" office:value-type="float" office:value="2.28555730900777" calcext:value-type="float">
            <text:p>2.28555730900777</text:p>
          </table:table-cell>
          <table:table-cell office:value-type="float" office:value="0" calcext:value-type="float">
            <text:p>0</text:p>
          </table:table-cell>
          <table:table-cell office:value-type="float" office:value="0.00000424680930948697" calcext:value-type="float">
            <text:p>4.24680930948697E-06</text:p>
          </table:table-cell>
          <table:table-cell office:value-type="float" office:value="1" calcext:value-type="float">
            <text:p>1</text:p>
          </table:table-cell>
          <table:table-cell table:formula="of:=FLOOR([.R40]*[.A40]+[.S40]*[.M40]+[.T40]*[.$O$2])+[.D40]+[.E40]" office:value-type="float" office:value="193" calcext:value-type="float">
            <text:p>193</text:p>
          </table:table-cell>
          <table:table-cell table:formula="of:=MOD([.X40]-13;13)" office:value-type="float" office:value="11" calcext:value-type="float">
            <text:p>11</text:p>
          </table:table-cell>
          <table:table-cell table:formula="of:=IF([.U40]=[.X40];&quot;success&quot;;&quot;next&quot;)" office:value-type="string" office:string-value="success" calcext:value-type="string">
            <text:p>success</text:p>
          </table:table-cell>
          <table:table-cell table:formula="of:=[.O40]" office:value-type="float" office:value="193" calcext:value-type="float">
            <text:p>193</text:p>
          </table:table-cell>
          <table:table-cell table:formula="of:=MOD([.X40];13*6)" office:value-type="float" office:value="37" calcext:value-type="float">
            <text:p>37</text:p>
          </table:table-cell>
          <table:table-cell table:number-columns-repeated="22"/>
          <table:table-cell office:value-type="string" calcext:value-type="string">
            <text:p>Sound₁</text:p>
          </table:table-cell>
          <table:table-cell table:number-columns-repeated="97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MOD([.A41];[.$O$2])" office:value-type="float" office:value="0" calcext:value-type="float">
            <text:p>0</text:p>
          </table:table-cell>
          <table:table-cell table:formula="of:=MOD([.A41];64)"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DEC2BIN([.E41])" office:value-type="string" office:string-value="0" calcext:value-type="string">
            <text:p>0</text:p>
          </table:table-cell>
          <table:table-cell table:formula="of:=BIN2HEX([.F41])" office:value-type="string" office:string-value="0" calcext:value-type="string">
            <text:p>0</text:p>
          </table:table-cell>
          <table:table-cell table:formula="of:=DEC2BIN([.A41])" office:value-type="string" office:string-value="100111" calcext:value-type="string">
            <text:p>100111</text:p>
          </table:table-cell>
          <table:table-cell table:formula="of:=([.A41]-1)/([.A41]+1)" office:value-type="float" office:value="0.95" calcext:value-type="float">
            <text:p>0.95</text:p>
          </table:table-cell>
          <table:table-cell table:formula="of:=[.I41]+[.H41]" office:value-type="float" office:value="100111.95" calcext:value-type="float">
            <text:p>100111.95</text:p>
          </table:table-cell>
          <table:table-cell table:formula="of:=[.I41]/[.J41]" office:value-type="float" office:value="0.00000948937664284833" calcext:value-type="float">
            <text:p>9.48937664284833E-06</text:p>
          </table:table-cell>
          <table:table-cell table:formula="of:=[.I41]/[.J41]" office:value-type="float" office:value="0.00000948937664284833" calcext:value-type="float">
            <text:p>9.48937664284833E-06</text:p>
          </table:table-cell>
          <table:table-cell table:formula="of:=[.M40]+[.M39]" office:value-type="float" office:value="63245986" calcext:value-type="float">
            <text:p>63245986</text:p>
          </table:table-cell>
          <table:table-cell table:formula="of:=([.M41]-[.$O$2])/([.M41]+[.$O$2])" office:value-type="float" office:value="0.999999588906802" calcext:value-type="float">
            <text:p>0.999999588906802</text:p>
          </table:table-cell>
          <table:table-cell office:value-type="float" office:value="197" calcext:value-type="float">
            <text:p>197</text:p>
          </table:table-cell>
          <table:table-cell table:formula="of:=([.O41]-13)/([.O41]+13)" office:value-type="float" office:value="0.876190476190476" calcext:value-type="float">
            <text:p>0.876190476190476</text:p>
          </table:table-cell>
          <table:table-cell table:formula="of:=LOG([.O41])" office:value-type="float" office:value="2.29446622616159" calcext:value-type="float">
            <text:p>2.29446622616159</text:p>
          </table:table-cell>
          <table:table-cell office:value-type="float" office:value="1" calcext:value-type="float">
            <text:p>1</text:p>
          </table:table-cell>
          <table:table-cell office:value-type="float" office:value="0.00000249818225618302" calcext:value-type="float">
            <text:p>2.49818225618302E-06</text:p>
          </table:table-cell>
          <table:table-cell office:value-type="float" office:value="0" calcext:value-type="float">
            <text:p>0</text:p>
          </table:table-cell>
          <table:table-cell table:formula="of:=FLOOR([.R41]*[.A41]+[.S41]*[.M41]+[.T41]*[.$O$2])+[.D41]+[.E41]" office:value-type="float" office:value="197" calcext:value-type="float">
            <text:p>197</text:p>
          </table:table-cell>
          <table:table-cell table:formula="of:=MOD([.X41]-13;13)" office:value-type="float" office:value="2" calcext:value-type="float">
            <text:p>2</text:p>
          </table:table-cell>
          <table:table-cell table:formula="of:=IF([.U41]=[.X41];&quot;success&quot;;&quot;next&quot;)" office:value-type="string" office:string-value="success" calcext:value-type="string">
            <text:p>success</text:p>
          </table:table-cell>
          <table:table-cell table:formula="of:=[.O41]" office:value-type="float" office:value="197" calcext:value-type="float">
            <text:p>197</text:p>
          </table:table-cell>
          <table:table-cell table:formula="of:=MOD([.X41];13*6)" office:value-type="float" office:value="41" calcext:value-type="float">
            <text:p>41</text:p>
          </table:table-cell>
          <table:table-cell table:number-columns-repeated="22"/>
          <table:table-cell office:value-type="string" calcext:value-type="string">
            <text:p>Sound₂</text:p>
          </table:table-cell>
          <table:table-cell table:number-columns-repeated="97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MOD([.A42];[.$O$2])" office:value-type="float" office:value="1" calcext:value-type="float">
            <text:p>1</text:p>
          </table:table-cell>
          <table:table-cell table:formula="of:=MOD([.A42];64)"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DEC2BIN([.E42])" office:value-type="string" office:string-value="1001" calcext:value-type="string">
            <text:p>1001</text:p>
          </table:table-cell>
          <table:table-cell table:formula="of:=BIN2HEX([.F42])" office:value-type="string" office:string-value="9" calcext:value-type="string">
            <text:p>9</text:p>
          </table:table-cell>
          <table:table-cell table:formula="of:=DEC2BIN([.A42])" office:value-type="string" office:string-value="101000" calcext:value-type="string">
            <text:p>101000</text:p>
          </table:table-cell>
          <table:table-cell table:formula="of:=([.A42]-1)/([.A42]+1)" office:value-type="float" office:value="0.951219512195122" calcext:value-type="float">
            <text:p>0.951219512195122</text:p>
          </table:table-cell>
          <table:table-cell table:formula="of:=[.I42]+[.H42]" office:value-type="float" office:value="101000.951219512" calcext:value-type="float">
            <text:p>101000.951219512</text:p>
          </table:table-cell>
          <table:table-cell table:formula="of:=[.I42]/[.J42]" office:value-type="float" office:value="0.00000941792627405827" calcext:value-type="float">
            <text:p>9.41792627405827E-06</text:p>
          </table:table-cell>
          <table:table-cell table:formula="of:=[.I42]/[.J42]" office:value-type="float" office:value="0.00000941792627405827" calcext:value-type="float">
            <text:p>9.41792627405827E-06</text:p>
          </table:table-cell>
          <table:table-cell table:formula="of:=[.M41]+[.M40]" office:value-type="float" office:value="102334155" calcext:value-type="float">
            <text:p>102334155</text:p>
          </table:table-cell>
          <table:table-cell table:formula="of:=([.M42]-[.$O$2])/([.M42]+[.$O$2])" office:value-type="float" office:value="0.999999745930411" calcext:value-type="float">
            <text:p>0.999999745930411</text:p>
          </table:table-cell>
          <table:table-cell office:value-type="float" office:value="199" calcext:value-type="float">
            <text:p>199</text:p>
          </table:table-cell>
          <table:table-cell table:formula="of:=([.O42]-13)/([.O42]+13)" office:value-type="float" office:value="0.877358490566038" calcext:value-type="float">
            <text:p>0.877358490566038</text:p>
          </table:table-cell>
          <table:table-cell table:formula="of:=LOG([.O42])" office:value-type="float" office:value="2.29885307640971" calcext:value-type="float">
            <text:p>2.29885307640971</text:p>
          </table:table-cell>
          <table:table-cell office:value-type="float" office:value="0" calcext:value-type="float">
            <text:p>0</text:p>
          </table:table-cell>
          <table:table-cell office:value-type="float" office:value="0.00000165145253801138" calcext:value-type="float">
            <text:p>1.65145253801138E-06</text:p>
          </table:table-cell>
          <table:table-cell office:value-type="float" office:value="1" calcext:value-type="float">
            <text:p>1</text:p>
          </table:table-cell>
          <table:table-cell table:formula="of:=FLOOR([.R42]*[.A42]+[.S42]*[.M42]+[.T42]*[.$O$2])+[.D42]+[.E42]" office:value-type="float" office:value="199" calcext:value-type="float">
            <text:p>199</text:p>
          </table:table-cell>
          <table:table-cell table:formula="of:=MOD([.X42]-13;13)" office:value-type="float" office:value="4" calcext:value-type="float">
            <text:p>4</text:p>
          </table:table-cell>
          <table:table-cell table:formula="of:=IF([.U42]=[.X42];&quot;success&quot;;&quot;next&quot;)" office:value-type="string" office:string-value="success" calcext:value-type="string">
            <text:p>success</text:p>
          </table:table-cell>
          <table:table-cell table:formula="of:=[.O42]" office:value-type="float" office:value="199" calcext:value-type="float">
            <text:p>199</text:p>
          </table:table-cell>
          <table:table-cell table:formula="of:=MOD([.X42];13*6)" office:value-type="float" office:value="43" calcext:value-type="float">
            <text:p>43</text:p>
          </table:table-cell>
          <table:table-cell table:number-columns-repeated="22"/>
          <table:table-cell office:value-type="string" calcext:value-type="string">
            <text:p>Sound₁</text:p>
          </table:table-cell>
          <table:table-cell table:number-columns-repeated="97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MOD([.A43];[.$O$2])" office:value-type="float" office:value="2" calcext:value-type="float">
            <text:p>2</text:p>
          </table:table-cell>
          <table:table-cell table:formula="of:=MOD([.A43];64)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DEC2BIN([.E43])" office:value-type="string" office:string-value="1" calcext:value-type="string">
            <text:p>1</text:p>
          </table:table-cell>
          <table:table-cell table:formula="of:=BIN2HEX([.F43])" office:value-type="string" office:string-value="1" calcext:value-type="string">
            <text:p>1</text:p>
          </table:table-cell>
          <table:table-cell table:formula="of:=DEC2BIN([.A43])" office:value-type="string" office:string-value="101001" calcext:value-type="string">
            <text:p>101001</text:p>
          </table:table-cell>
          <table:table-cell table:formula="of:=([.A43]-1)/([.A43]+1)" office:value-type="float" office:value="0.952380952380952" calcext:value-type="float">
            <text:p>0.952380952380952</text:p>
          </table:table-cell>
          <table:table-cell table:formula="of:=[.I43]+[.H43]" office:value-type="float" office:value="101001.952380952" calcext:value-type="float">
            <text:p>101001.952380952</text:p>
          </table:table-cell>
          <table:table-cell table:formula="of:=[.I43]/[.J43]" office:value-type="float" office:value="0.00000942933210626292" calcext:value-type="float">
            <text:p>9.42933210626292E-06</text:p>
          </table:table-cell>
          <table:table-cell table:formula="of:=[.I43]/[.J43]" office:value-type="float" office:value="0.00000942933210626292" calcext:value-type="float">
            <text:p>9.42933210626292E-06</text:p>
          </table:table-cell>
          <table:table-cell table:formula="of:=[.M42]+[.M41]" office:value-type="float" office:value="165580141" calcext:value-type="float">
            <text:p>165580141</text:p>
          </table:table-cell>
          <table:table-cell table:formula="of:=([.M43]-[.$O$2])/([.M43]+[.$O$2])" office:value-type="float" office:value="0.999999842976351" calcext:value-type="float">
            <text:p>0.999999842976351</text:p>
          </table:table-cell>
          <table:table-cell office:value-type="float" office:value="211" calcext:value-type="float">
            <text:p>211</text:p>
          </table:table-cell>
          <table:table-cell table:formula="of:=([.O43]-13)/([.O43]+13)" office:value-type="float" office:value="0.883928571428571" calcext:value-type="float">
            <text:p>0.883928571428571</text:p>
          </table:table-cell>
          <table:table-cell table:formula="of:=LOG([.O43])" office:value-type="float" office:value="2.32428245529769" calcext:value-type="float">
            <text:p>2.32428245529769</text:p>
          </table:table-cell>
          <table:table-cell office:value-type="float" office:value="1" calcext:value-type="float">
            <text:p>1</text:p>
          </table:table-cell>
          <table:table-cell office:value-type="float" office:value="0.00000100253568451787" calcext:value-type="float">
            <text:p>1.00253568451787E-06</text:p>
          </table:table-cell>
          <table:table-cell office:value-type="float" office:value="0" calcext:value-type="float">
            <text:p>0</text:p>
          </table:table-cell>
          <table:table-cell table:formula="of:=FLOOR([.R43]*[.A43]+[.S43]*[.M43]+[.T43]*[.$O$2])+[.D43]+[.E43]" office:value-type="float" office:value="211" calcext:value-type="float">
            <text:p>211</text:p>
          </table:table-cell>
          <table:table-cell table:formula="of:=MOD([.X43]-13;13)" office:value-type="float" office:value="3" calcext:value-type="float">
            <text:p>3</text:p>
          </table:table-cell>
          <table:table-cell table:formula="of:=IF([.U43]=[.X43];&quot;success&quot;;&quot;next&quot;)" office:value-type="string" office:string-value="success" calcext:value-type="string">
            <text:p>success</text:p>
          </table:table-cell>
          <table:table-cell table:formula="of:=[.O43]" office:value-type="float" office:value="211" calcext:value-type="float">
            <text:p>211</text:p>
          </table:table-cell>
          <table:table-cell table:formula="of:=MOD([.X43];13*6)" office:value-type="float" office:value="55" calcext:value-type="float">
            <text:p>55</text:p>
          </table:table-cell>
          <table:table-cell table:number-columns-repeated="22"/>
          <table:table-cell office:value-type="string" calcext:value-type="string">
            <text:p>Sound₂</text:p>
          </table:table-cell>
          <table:table-cell table:number-columns-repeated="97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MOD([.A44];[.$O$2])" office:value-type="float" office:value="3" calcext:value-type="float">
            <text:p>3</text:p>
          </table:table-cell>
          <table:table-cell table:formula="of:=MOD([.A44];64)"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DEC2BIN([.E44])" office:value-type="string" office:string-value="1000" calcext:value-type="string">
            <text:p>1000</text:p>
          </table:table-cell>
          <table:table-cell table:formula="of:=BIN2HEX([.F44])" office:value-type="string" office:string-value="8" calcext:value-type="string">
            <text:p>8</text:p>
          </table:table-cell>
          <table:table-cell table:formula="of:=DEC2BIN([.A44])" office:value-type="string" office:string-value="101010" calcext:value-type="string">
            <text:p>101010</text:p>
          </table:table-cell>
          <table:table-cell table:formula="of:=([.A44]-1)/([.A44]+1)" office:value-type="float" office:value="0.953488372093023" calcext:value-type="float">
            <text:p>0.953488372093023</text:p>
          </table:table-cell>
          <table:table-cell table:formula="of:=[.I44]+[.H44]" office:value-type="float" office:value="101010.953488372" calcext:value-type="float">
            <text:p>101010.953488372</text:p>
          </table:table-cell>
          <table:table-cell table:formula="of:=[.I44]/[.J44]" office:value-type="float" office:value="0.00000943945521910933" calcext:value-type="float">
            <text:p>9.43945521910933E-06</text:p>
          </table:table-cell>
          <table:table-cell table:formula="of:=[.I44]/[.J44]" office:value-type="float" office:value="0.00000943945521910933" calcext:value-type="float">
            <text:p>9.43945521910933E-06</text:p>
          </table:table-cell>
          <table:table-cell table:formula="of:=[.M43]+[.M42]" office:value-type="float" office:value="267914296" calcext:value-type="float">
            <text:p>267914296</text:p>
          </table:table-cell>
          <table:table-cell table:formula="of:=([.M44]-[.$O$2])/([.M44]+[.$O$2])" office:value-type="float" office:value="0.999999902954045" calcext:value-type="float">
            <text:p>0.999999902954045</text:p>
          </table:table-cell>
          <table:table-cell office:value-type="float" office:value="223" calcext:value-type="float">
            <text:p>223</text:p>
          </table:table-cell>
          <table:table-cell table:formula="of:=([.O44]-13)/([.O44]+13)" office:value-type="float" office:value="0.889830508474576" calcext:value-type="float">
            <text:p>0.889830508474576</text:p>
          </table:table-cell>
          <table:table-cell table:formula="of:=LOG([.O44])" office:value-type="float" office:value="2.34830486304816" calcext:value-type="float">
            <text:p>2.34830486304816</text:p>
          </table:table-cell>
          <table:table-cell office:value-type="float" office:value="0" calcext:value-type="float">
            <text:p>0</text:p>
          </table:table-cell>
          <table:table-cell office:value-type="float" office:value="0.000000712914550853233" calcext:value-type="float">
            <text:p>7.12914550853233E-07</text:p>
          </table:table-cell>
          <table:table-cell office:value-type="float" office:value="1" calcext:value-type="float">
            <text:p>1</text:p>
          </table:table-cell>
          <table:table-cell table:formula="of:=FLOOR([.R44]*[.A44]+[.S44]*[.M44]+[.T44]*[.$O$2])+[.D44]+[.E44]" office:value-type="float" office:value="223" calcext:value-type="float">
            <text:p>223</text:p>
          </table:table-cell>
          <table:table-cell table:formula="of:=MOD([.X44]-13;13)" office:value-type="float" office:value="2" calcext:value-type="float">
            <text:p>2</text:p>
          </table:table-cell>
          <table:table-cell table:formula="of:=IF([.U44]=[.X44];&quot;success&quot;;&quot;next&quot;)" office:value-type="string" office:string-value="success" calcext:value-type="string">
            <text:p>success</text:p>
          </table:table-cell>
          <table:table-cell table:formula="of:=[.O44]" office:value-type="float" office:value="223" calcext:value-type="float">
            <text:p>223</text:p>
          </table:table-cell>
          <table:table-cell table:formula="of:=MOD([.X44];13*6)" office:value-type="float" office:value="67" calcext:value-type="float">
            <text:p>67</text:p>
          </table:table-cell>
          <table:table-cell table:number-columns-repeated="22"/>
          <table:table-cell office:value-type="string" calcext:value-type="string">
            <text:p>Sound₁</text:p>
          </table:table-cell>
          <table:table-cell table:number-columns-repeated="97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MOD([.A45];[.$O$2])" office:value-type="float" office:value="4" calcext:value-type="float">
            <text:p>4</text:p>
          </table:table-cell>
          <table:table-cell table:formula="of:=MOD([.A45];64)"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DEC2BIN([.E45])" office:value-type="string" office:string-value="10" calcext:value-type="string">
            <text:p>10</text:p>
          </table:table-cell>
          <table:table-cell table:formula="of:=BIN2HEX([.F45])" office:value-type="string" office:string-value="2" calcext:value-type="string">
            <text:p>2</text:p>
          </table:table-cell>
          <table:table-cell table:formula="of:=DEC2BIN([.A45])" office:value-type="string" office:string-value="101011" calcext:value-type="string">
            <text:p>101011</text:p>
          </table:table-cell>
          <table:table-cell table:formula="of:=([.A45]-1)/([.A45]+1)" office:value-type="float" office:value="0.954545454545455" calcext:value-type="float">
            <text:p>0.954545454545455</text:p>
          </table:table-cell>
          <table:table-cell table:formula="of:=[.I45]+[.H45]" office:value-type="float" office:value="101011.954545455" calcext:value-type="float">
            <text:p>101011.954545455</text:p>
          </table:table-cell>
          <table:table-cell table:formula="of:=[.I45]/[.J45]" office:value-type="float" office:value="0.00000944982659568197" calcext:value-type="float">
            <text:p>9.44982659568197E-06</text:p>
          </table:table-cell>
          <table:table-cell table:formula="of:=[.I45]/[.J45]" office:value-type="float" office:value="0.00000944982659568197" calcext:value-type="float">
            <text:p>9.44982659568197E-06</text:p>
          </table:table-cell>
          <table:table-cell table:formula="of:=[.M44]+[.M43]" office:value-type="float" office:value="433494437" calcext:value-type="float">
            <text:p>433494437</text:p>
          </table:table-cell>
          <table:table-cell table:formula="of:=([.M45]-[.$O$2])/([.M45]+[.$O$2])" office:value-type="float" office:value="0.9999999400223" calcext:value-type="float">
            <text:p>0.9999999400223</text:p>
          </table:table-cell>
          <table:table-cell office:value-type="float" office:value="227" calcext:value-type="float">
            <text:p>227</text:p>
          </table:table-cell>
          <table:table-cell table:formula="of:=([.O45]-13)/([.O45]+13)" office:value-type="float" office:value="0.891666666666667" calcext:value-type="float">
            <text:p>0.891666666666667</text:p>
          </table:table-cell>
          <table:table-cell table:formula="of:=LOG([.O45])" office:value-type="float" office:value="2.35602585719312" calcext:value-type="float">
            <text:p>2.35602585719312</text:p>
          </table:table-cell>
          <table:table-cell office:value-type="float" office:value="1" calcext:value-type="float">
            <text:p>1</text:p>
          </table:table-cell>
          <table:table-cell office:value-type="float" office:value="0.000000406002903331375" calcext:value-type="float">
            <text:p>4.06002903331375E-07</text:p>
          </table:table-cell>
          <table:table-cell office:value-type="float" office:value="0" calcext:value-type="float">
            <text:p>0</text:p>
          </table:table-cell>
          <table:table-cell table:formula="of:=FLOOR([.R45]*[.A45]+[.S45]*[.M45]+[.T45]*[.$O$2])+[.D45]+[.E45]" office:value-type="float" office:value="227" calcext:value-type="float">
            <text:p>227</text:p>
          </table:table-cell>
          <table:table-cell table:formula="of:=MOD([.X45]-13;13)" office:value-type="float" office:value="6" calcext:value-type="float">
            <text:p>6</text:p>
          </table:table-cell>
          <table:table-cell table:formula="of:=IF([.U45]=[.X45];&quot;success&quot;;&quot;next&quot;)" office:value-type="string" office:string-value="success" calcext:value-type="string">
            <text:p>success</text:p>
          </table:table-cell>
          <table:table-cell table:formula="of:=[.O45]" office:value-type="float" office:value="227" calcext:value-type="float">
            <text:p>227</text:p>
          </table:table-cell>
          <table:table-cell table:formula="of:=MOD([.X45];13*6)" office:value-type="float" office:value="71" calcext:value-type="float">
            <text:p>71</text:p>
          </table:table-cell>
          <table:table-cell table:number-columns-repeated="22"/>
          <table:table-cell office:value-type="string" calcext:value-type="string">
            <text:p>Sound₂</text:p>
          </table:table-cell>
          <table:table-cell table:number-columns-repeated="97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MOD([.A46];[.$O$2])" office:value-type="float" office:value="5" calcext:value-type="float">
            <text:p>5</text:p>
          </table:table-cell>
          <table:table-cell table:formula="of:=MOD([.A46];64)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DEC2BIN([.E46])" office:value-type="string" office:string-value="100" calcext:value-type="string">
            <text:p>100</text:p>
          </table:table-cell>
          <table:table-cell table:formula="of:=BIN2HEX([.F46])" office:value-type="string" office:string-value="4" calcext:value-type="string">
            <text:p>4</text:p>
          </table:table-cell>
          <table:table-cell table:formula="of:=DEC2BIN([.A46])" office:value-type="string" office:string-value="101100" calcext:value-type="string">
            <text:p>101100</text:p>
          </table:table-cell>
          <table:table-cell table:formula="of:=([.A46]-1)/([.A46]+1)" office:value-type="float" office:value="0.955555555555556" calcext:value-type="float">
            <text:p>0.955555555555556</text:p>
          </table:table-cell>
          <table:table-cell table:formula="of:=[.I46]+[.H46]" office:value-type="float" office:value="101100.955555556" calcext:value-type="float">
            <text:p>101100.955555556</text:p>
          </table:table-cell>
          <table:table-cell table:formula="of:=[.I46]/[.J46]" office:value-type="float" office:value="0.00000945149875492989" calcext:value-type="float">
            <text:p>9.45149875492989E-06</text:p>
          </table:table-cell>
          <table:table-cell table:formula="of:=[.I46]/[.J46]" office:value-type="float" office:value="0.00000945149875492989" calcext:value-type="float">
            <text:p>9.45149875492989E-06</text:p>
          </table:table-cell>
          <table:table-cell table:formula="of:=[.M45]+[.M44]" office:value-type="float" office:value="701408733" calcext:value-type="float">
            <text:p>701408733</text:p>
          </table:table-cell>
          <table:table-cell table:formula="of:=([.M46]-[.$O$2])/([.M46]+[.$O$2])" office:value-type="float" office:value="0.999999962931743" calcext:value-type="float">
            <text:p>0.999999962931743</text:p>
          </table:table-cell>
          <table:table-cell office:value-type="float" office:value="229" calcext:value-type="float">
            <text:p>229</text:p>
          </table:table-cell>
          <table:table-cell table:formula="of:=([.O46]-13)/([.O46]+13)" office:value-type="float" office:value="0.892561983471074" calcext:value-type="float">
            <text:p>0.892561983471074</text:p>
          </table:table-cell>
          <table:table-cell table:formula="of:=LOG([.O46])" office:value-type="float" office:value="2.35983548233989" calcext:value-type="float">
            <text:p>2.35983548233989</text:p>
          </table:table-cell>
          <table:table-cell office:value-type="float" office:value="0" calcext:value-type="float">
            <text:p>0</text:p>
          </table:table-cell>
          <table:table-cell office:value-type="float" office:value="0.000000300823172100425" calcext:value-type="float">
            <text:p>3.00823172100425E-07</text:p>
          </table:table-cell>
          <table:table-cell office:value-type="float" office:value="1" calcext:value-type="float">
            <text:p>1</text:p>
          </table:table-cell>
          <table:table-cell table:formula="of:=FLOOR([.R46]*[.A46]+[.S46]*[.M46]+[.T46]*[.$O$2])+[.D46]+[.E46]" office:value-type="float" office:value="229" calcext:value-type="float">
            <text:p>229</text:p>
          </table:table-cell>
          <table:table-cell table:formula="of:=MOD([.X46]-13;13)" office:value-type="float" office:value="8" calcext:value-type="float">
            <text:p>8</text:p>
          </table:table-cell>
          <table:table-cell table:formula="of:=IF([.U46]=[.X46];&quot;success&quot;;&quot;next&quot;)" office:value-type="string" office:string-value="success" calcext:value-type="string">
            <text:p>success</text:p>
          </table:table-cell>
          <table:table-cell table:formula="of:=[.O46]" office:value-type="float" office:value="229" calcext:value-type="float">
            <text:p>229</text:p>
          </table:table-cell>
          <table:table-cell table:formula="of:=MOD([.X46];13*6)" office:value-type="float" office:value="73" calcext:value-type="float">
            <text:p>73</text:p>
          </table:table-cell>
          <table:table-cell table:number-columns-repeated="22"/>
          <table:table-cell office:value-type="string" calcext:value-type="string">
            <text:p>Sound₁</text:p>
          </table:table-cell>
          <table:table-cell table:number-columns-repeated="97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MOD([.A47];[.$O$2])" office:value-type="float" office:value="6" calcext:value-type="float">
            <text:p>6</text:p>
          </table:table-cell>
          <table:table-cell table:formula="of:=MOD([.A47];64)"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formula="of:=DEC2BIN([.E47])" office:value-type="string" office:string-value="1111" calcext:value-type="string">
            <text:p>1111</text:p>
          </table:table-cell>
          <table:table-cell table:formula="of:=BIN2HEX([.F47])" office:value-type="string" office:string-value="F" calcext:value-type="string">
            <text:p>F</text:p>
          </table:table-cell>
          <table:table-cell table:formula="of:=DEC2BIN([.A47])" office:value-type="string" office:string-value="101101" calcext:value-type="string">
            <text:p>101101</text:p>
          </table:table-cell>
          <table:table-cell table:formula="of:=([.A47]-1)/([.A47]+1)" office:value-type="float" office:value="0.956521739130435" calcext:value-type="float">
            <text:p>0.956521739130435</text:p>
          </table:table-cell>
          <table:table-cell table:formula="of:=[.I47]+[.H47]" office:value-type="float" office:value="101101.956521739" calcext:value-type="float">
            <text:p>101101.956521739</text:p>
          </table:table-cell>
          <table:table-cell table:formula="of:=[.I47]/[.J47]" office:value-type="float" office:value="0.00000946096170675749" calcext:value-type="float">
            <text:p>9.46096170675749E-06</text:p>
          </table:table-cell>
          <table:table-cell table:formula="of:=[.I47]/[.J47]" office:value-type="float" office:value="0.00000946096170675749" calcext:value-type="float">
            <text:p>9.46096170675749E-06</text:p>
          </table:table-cell>
          <table:table-cell table:formula="of:=[.M46]+[.M45]" office:value-type="float" office:value="1134903170" calcext:value-type="float">
            <text:p>1134903170</text:p>
          </table:table-cell>
          <table:table-cell table:formula="of:=([.M47]-[.$O$2])/([.M47]+[.$O$2])" office:value-type="float" office:value="0.999999977090557" calcext:value-type="float">
            <text:p>0.999999977090557</text:p>
          </table:table-cell>
          <table:table-cell office:value-type="float" office:value="233" calcext:value-type="float">
            <text:p>233</text:p>
          </table:table-cell>
          <table:table-cell table:formula="of:=([.O47]-13)/([.O47]+13)" office:value-type="float" office:value="0.894308943089431" calcext:value-type="float">
            <text:p>0.894308943089431</text:p>
          </table:table-cell>
          <table:table-cell table:formula="of:=LOG([.O47])" office:value-type="float" office:value="2.36735592102602" calcext:value-type="float">
            <text:p>2.36735592102602</text:p>
          </table:table-cell>
          <table:table-cell office:value-type="float" office:value="1" calcext:value-type="float">
            <text:p>1</text:p>
          </table:table-cell>
          <table:table-cell office:value-type="float" office:value="0.000000144505720254531" calcext:value-type="float">
            <text:p>1.44505720254531E-07</text:p>
          </table:table-cell>
          <table:table-cell office:value-type="float" office:value="0" calcext:value-type="float">
            <text:p>0</text:p>
          </table:table-cell>
          <table:table-cell table:formula="of:=FLOOR([.R47]*[.A47]+[.S47]*[.M47]+[.T47]*[.$O$2])+[.D47]+[.E47]" office:value-type="float" office:value="233" calcext:value-type="float">
            <text:p>233</text:p>
          </table:table-cell>
          <table:table-cell table:formula="of:=MOD([.X47]-13;13)" office:value-type="float" office:value="12" calcext:value-type="float">
            <text:p>12</text:p>
          </table:table-cell>
          <table:table-cell table:formula="of:=IF([.U47]=[.X47];&quot;success&quot;;&quot;next&quot;)" office:value-type="string" office:string-value="success" calcext:value-type="string">
            <text:p>success</text:p>
          </table:table-cell>
          <table:table-cell table:formula="of:=[.O47]" office:value-type="float" office:value="233" calcext:value-type="float">
            <text:p>233</text:p>
          </table:table-cell>
          <table:table-cell table:formula="of:=MOD([.X47];13*6)" office:value-type="float" office:value="77" calcext:value-type="float">
            <text:p>77</text:p>
          </table:table-cell>
          <table:table-cell table:number-columns-repeated="22"/>
          <table:table-cell office:value-type="string" calcext:value-type="string">
            <text:p>Sound₂</text:p>
          </table:table-cell>
          <table:table-cell table:number-columns-repeated="97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MOD([.A48];[.$O$2])" office:value-type="float" office:value="7" calcext:value-type="float">
            <text:p>7</text:p>
          </table:table-cell>
          <table:table-cell table:formula="of:=MOD([.A48];64)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DEC2BIN([.E48])" office:value-type="string" office:string-value="11" calcext:value-type="string">
            <text:p>11</text:p>
          </table:table-cell>
          <table:table-cell table:formula="of:=BIN2HEX([.F48])" office:value-type="string" office:string-value="3" calcext:value-type="string">
            <text:p>3</text:p>
          </table:table-cell>
          <table:table-cell table:formula="of:=DEC2BIN([.A48])" office:value-type="string" office:string-value="101110" calcext:value-type="string">
            <text:p>101110</text:p>
          </table:table-cell>
          <table:table-cell table:formula="of:=([.A48]-1)/([.A48]+1)" office:value-type="float" office:value="0.957446808510638" calcext:value-type="float">
            <text:p>0.957446808510638</text:p>
          </table:table-cell>
          <table:table-cell table:formula="of:=[.I48]+[.H48]" office:value-type="float" office:value="101110.957446809" calcext:value-type="float">
            <text:p>101110.957446809</text:p>
          </table:table-cell>
          <table:table-cell table:formula="of:=[.I48]/[.J48]" office:value-type="float" office:value="0.00000946926854109084" calcext:value-type="float">
            <text:p>9.46926854109084E-06</text:p>
          </table:table-cell>
          <table:table-cell table:formula="of:=[.I48]/[.J48]" office:value-type="float" office:value="0.00000946926854109084" calcext:value-type="float">
            <text:p>9.46926854109084E-06</text:p>
          </table:table-cell>
          <table:table-cell table:formula="of:=[.M47]+[.M46]" office:value-type="float" office:value="1836311903" calcext:value-type="float">
            <text:p>1836311903</text:p>
          </table:table-cell>
          <table:table-cell table:formula="of:=([.M48]-[.$O$2])/([.M48]+[.$O$2])" office:value-type="float" office:value="0.999999985841185" calcext:value-type="float">
            <text:p>0.999999985841185</text:p>
          </table:table-cell>
          <table:table-cell office:value-type="float" office:value="239" calcext:value-type="float">
            <text:p>239</text:p>
          </table:table-cell>
          <table:table-cell table:formula="of:=([.O48]-13)/([.O48]+13)" office:value-type="float" office:value="0.896825396825397" calcext:value-type="float">
            <text:p>0.896825396825397</text:p>
          </table:table-cell>
          <table:table-cell table:formula="of:=LOG([.O48])" office:value-type="float" office:value="2.37839790094814" calcext:value-type="float">
            <text:p>2.37839790094814</text:p>
          </table:table-cell>
          <table:table-cell office:value-type="float" office:value="0" calcext:value-type="float">
            <text:p>0</text:p>
          </table:table-cell>
          <table:table-cell office:value-type="float" office:value="0.000000119260785513734" calcext:value-type="float">
            <text:p>1.19260785513734E-07</text:p>
          </table:table-cell>
          <table:table-cell office:value-type="float" office:value="1" calcext:value-type="float">
            <text:p>1</text:p>
          </table:table-cell>
          <table:table-cell table:formula="of:=FLOOR([.R48]*[.A48]+[.S48]*[.M48]+[.T48]*[.$O$2])+[.D48]+[.E48]" office:value-type="float" office:value="239" calcext:value-type="float">
            <text:p>239</text:p>
          </table:table-cell>
          <table:table-cell table:formula="of:=MOD([.X48]-13;13)" office:value-type="float" office:value="5" calcext:value-type="float">
            <text:p>5</text:p>
          </table:table-cell>
          <table:table-cell table:formula="of:=IF([.U48]=[.X48];&quot;success&quot;;&quot;next&quot;)" office:value-type="string" office:string-value="success" calcext:value-type="string">
            <text:p>success</text:p>
          </table:table-cell>
          <table:table-cell table:formula="of:=[.O48]" office:value-type="float" office:value="239" calcext:value-type="float">
            <text:p>239</text:p>
          </table:table-cell>
          <table:table-cell table:formula="of:=MOD([.X48];13*6)" office:value-type="float" office:value="5" calcext:value-type="float">
            <text:p>5</text:p>
          </table:table-cell>
          <table:table-cell table:number-columns-repeated="22"/>
          <table:table-cell office:value-type="string" calcext:value-type="string">
            <text:p>Sound₁</text:p>
          </table:table-cell>
          <table:table-cell table:number-columns-repeated="97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MOD([.A49];[.$O$2])" office:value-type="float" office:value="8" calcext:value-type="float">
            <text:p>8</text:p>
          </table:table-cell>
          <table:table-cell table:formula="of:=MOD([.A49];64)"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DEC2BIN([.E49])" office:value-type="string" office:string-value="100" calcext:value-type="string">
            <text:p>100</text:p>
          </table:table-cell>
          <table:table-cell table:formula="of:=BIN2HEX([.F49])" office:value-type="string" office:string-value="4" calcext:value-type="string">
            <text:p>4</text:p>
          </table:table-cell>
          <table:table-cell table:formula="of:=DEC2BIN([.A49])" office:value-type="string" office:string-value="101111" calcext:value-type="string">
            <text:p>101111</text:p>
          </table:table-cell>
          <table:table-cell table:formula="of:=([.A49]-1)/([.A49]+1)" office:value-type="float" office:value="0.958333333333333" calcext:value-type="float">
            <text:p>0.958333333333333</text:p>
          </table:table-cell>
          <table:table-cell table:formula="of:=[.I49]+[.H49]" office:value-type="float" office:value="101111.958333333" calcext:value-type="float">
            <text:p>101111.958333333</text:p>
          </table:table-cell>
          <table:table-cell table:formula="of:=[.I49]/[.J49]" office:value-type="float" office:value="0.00000947794256119557" calcext:value-type="float">
            <text:p>9.47794256119557E-06</text:p>
          </table:table-cell>
          <table:table-cell table:formula="of:=[.I49]/[.J49]" office:value-type="float" office:value="0.00000947794256119557" calcext:value-type="float">
            <text:p>9.47794256119557E-06</text:p>
          </table:table-cell>
          <table:table-cell table:formula="of:=[.M48]+[.M47]" office:value-type="float" office:value="2971215073" calcext:value-type="float">
            <text:p>2971215073</text:p>
          </table:table-cell>
          <table:table-cell table:formula="of:=([.M49]-[.$O$2])/([.M49]+[.$O$2])" office:value-type="float" office:value="0.999999991249371" calcext:value-type="float">
            <text:p>0.999999991249371</text:p>
          </table:table-cell>
          <table:table-cell office:value-type="float" office:value="241" calcext:value-type="float">
            <text:p>241</text:p>
          </table:table-cell>
          <table:table-cell table:formula="of:=([.O49]-13)/([.O49]+13)" office:value-type="float" office:value="0.89763779527559" calcext:value-type="float">
            <text:p>0.89763779527559</text:p>
          </table:table-cell>
          <table:table-cell table:formula="of:=LOG([.O49])" office:value-type="float" office:value="2.38201704257487" calcext:value-type="float">
            <text:p>2.38201704257487</text:p>
          </table:table-cell>
          <table:table-cell office:value-type="float" office:value="1" calcext:value-type="float">
            <text:p>1</text:p>
          </table:table-cell>
          <table:table-cell office:value-type="float" office:value="0.0000000599081505803872" calcext:value-type="float">
            <text:p>5.99081505803872E-08</text:p>
          </table:table-cell>
          <table:table-cell office:value-type="float" office:value="0" calcext:value-type="float">
            <text:p>0</text:p>
          </table:table-cell>
          <table:table-cell table:formula="of:=FLOOR([.R49]*[.A49]+[.S49]*[.M49]+[.T49]*[.$O$2])+[.D49]+[.E49]" office:value-type="float" office:value="241" calcext:value-type="float">
            <text:p>241</text:p>
          </table:table-cell>
          <table:table-cell table:formula="of:=MOD([.X49]-13;13)" office:value-type="float" office:value="7" calcext:value-type="float">
            <text:p>7</text:p>
          </table:table-cell>
          <table:table-cell table:formula="of:=IF([.U49]=[.X49];&quot;success&quot;;&quot;next&quot;)" office:value-type="string" office:string-value="success" calcext:value-type="string">
            <text:p>success</text:p>
          </table:table-cell>
          <table:table-cell table:formula="of:=[.O49]" office:value-type="float" office:value="241" calcext:value-type="float">
            <text:p>241</text:p>
          </table:table-cell>
          <table:table-cell table:formula="of:=MOD([.X49];13*6)" office:value-type="float" office:value="7" calcext:value-type="float">
            <text:p>7</text:p>
          </table:table-cell>
          <table:table-cell table:number-columns-repeated="22"/>
          <table:table-cell office:value-type="string" calcext:value-type="string">
            <text:p>Sound₂</text:p>
          </table:table-cell>
          <table:table-cell table:number-columns-repeated="97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MOD([.A50];[.$O$2])" office:value-type="float" office:value="9" calcext:value-type="float">
            <text:p>9</text:p>
          </table:table-cell>
          <table:table-cell table:formula="of:=MOD([.A50];64)"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DEC2BIN([.E50])" office:value-type="string" office:string-value="1110" calcext:value-type="string">
            <text:p>1110</text:p>
          </table:table-cell>
          <table:table-cell table:formula="of:=BIN2HEX([.F50])" office:value-type="string" office:string-value="E" calcext:value-type="string">
            <text:p>E</text:p>
          </table:table-cell>
          <table:table-cell table:formula="of:=DEC2BIN([.A50])" office:value-type="string" office:string-value="110000" calcext:value-type="string">
            <text:p>110000</text:p>
          </table:table-cell>
          <table:table-cell table:formula="of:=([.A50]-1)/([.A50]+1)" office:value-type="float" office:value="0.959183673469388" calcext:value-type="float">
            <text:p>0.959183673469388</text:p>
          </table:table-cell>
          <table:table-cell table:formula="of:=[.I50]+[.H50]" office:value-type="float" office:value="110000.959183673" calcext:value-type="float">
            <text:p>110000.959183673</text:p>
          </table:table-cell>
          <table:table-cell table:formula="of:=[.I50]/[.J50]" office:value-type="float" office:value="0.00000871977554184592" calcext:value-type="float">
            <text:p>8.71977554184592E-06</text:p>
          </table:table-cell>
          <table:table-cell table:formula="of:=[.I50]/[.J50]" office:value-type="float" office:value="0.00000871977554184592" calcext:value-type="float">
            <text:p>8.71977554184592E-06</text:p>
          </table:table-cell>
          <table:table-cell table:formula="of:=[.M49]+[.M48]" office:value-type="float" office:value="4807526976" calcext:value-type="float">
            <text:p>4807526976</text:p>
          </table:table-cell>
          <table:table-cell table:formula="of:=([.M50]-[.$O$2])/([.M50]+[.$O$2])" office:value-type="float" office:value="0.999999994591814" calcext:value-type="float">
            <text:p>0.999999994591814</text:p>
          </table:table-cell>
          <table:table-cell office:value-type="float" office:value="251" calcext:value-type="float">
            <text:p>251</text:p>
          </table:table-cell>
          <table:table-cell table:formula="of:=([.O50]-13)/([.O50]+13)" office:value-type="float" office:value="0.901515151515151" calcext:value-type="float">
            <text:p>0.901515151515151</text:p>
          </table:table-cell>
          <table:table-cell table:formula="of:=LOG([.O50])" office:value-type="float" office:value="2.39967372148104" calcext:value-type="float">
            <text:p>2.39967372148104</text:p>
          </table:table-cell>
          <table:table-cell office:value-type="float" office:value="0" calcext:value-type="float">
            <text:p>0</text:p>
          </table:table-cell>
          <table:table-cell office:value-type="float" office:value="0.0000000451375522349227" calcext:value-type="float">
            <text:p>4.51375522349227E-08</text:p>
          </table:table-cell>
          <table:table-cell office:value-type="float" office:value="1" calcext:value-type="float">
            <text:p>1</text:p>
          </table:table-cell>
          <table:table-cell table:formula="of:=FLOOR([.R50]*[.A50]+[.S50]*[.M50]+[.T50]*[.$O$2])+[.D50]+[.E50]" office:value-type="float" office:value="251" calcext:value-type="float">
            <text:p>251</text:p>
          </table:table-cell>
          <table:table-cell table:formula="of:=MOD([.X50]-13;13)" office:value-type="float" office:value="4" calcext:value-type="float">
            <text:p>4</text:p>
          </table:table-cell>
          <table:table-cell table:formula="of:=IF([.U50]=[.X50];&quot;success&quot;;&quot;next&quot;)" office:value-type="string" office:string-value="success" calcext:value-type="string">
            <text:p>success</text:p>
          </table:table-cell>
          <table:table-cell table:formula="of:=[.O50]" office:value-type="float" office:value="251" calcext:value-type="float">
            <text:p>251</text:p>
          </table:table-cell>
          <table:table-cell table:formula="of:=MOD([.X50];13*6)" office:value-type="float" office:value="17" calcext:value-type="float">
            <text:p>17</text:p>
          </table:table-cell>
          <table:table-cell table:number-columns-repeated="22"/>
          <table:table-cell office:value-type="string" calcext:value-type="string">
            <text:p>Sound₁</text:p>
          </table:table-cell>
          <table:table-cell table:number-columns-repeated="97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MOD([.A51];[.$O$2])" office:value-type="float" office:value="10" calcext:value-type="float">
            <text:p>10</text:p>
          </table:table-cell>
          <table:table-cell table:formula="of:=MOD([.A51];64)"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DEC2BIN([.E51])" office:value-type="string" office:string-value="1000" calcext:value-type="string">
            <text:p>1000</text:p>
          </table:table-cell>
          <table:table-cell table:formula="of:=BIN2HEX([.F51])" office:value-type="string" office:string-value="8" calcext:value-type="string">
            <text:p>8</text:p>
          </table:table-cell>
          <table:table-cell table:formula="of:=DEC2BIN([.A51])" office:value-type="string" office:string-value="110001" calcext:value-type="string">
            <text:p>110001</text:p>
          </table:table-cell>
          <table:table-cell table:formula="of:=([.A51]-1)/([.A51]+1)" office:value-type="float" office:value="0.96" calcext:value-type="float">
            <text:p>0.96</text:p>
          </table:table-cell>
          <table:table-cell table:formula="of:=[.I51]+[.H51]" office:value-type="float" office:value="110001.96" calcext:value-type="float">
            <text:p>110001.96</text:p>
          </table:table-cell>
          <table:table-cell table:formula="of:=[.I51]/[.J51]" office:value-type="float" office:value="0.00000872711722591125" calcext:value-type="float">
            <text:p>8.72711722591125E-06</text:p>
          </table:table-cell>
          <table:table-cell table:formula="of:=[.I51]/[.J51]" office:value-type="float" office:value="0.00000872711722591125" calcext:value-type="float">
            <text:p>8.72711722591125E-06</text:p>
          </table:table-cell>
          <table:table-cell table:formula="of:=[.M50]+[.M49]" office:value-type="float" office:value="7778742049" calcext:value-type="float">
            <text:p>7778742049</text:p>
          </table:table-cell>
          <table:table-cell table:formula="of:=([.M51]-[.$O$2])/([.M51]+[.$O$2])" office:value-type="float" office:value="0.999999996657557" calcext:value-type="float">
            <text:p>0.999999996657557</text:p>
          </table:table-cell>
          <table:table-cell office:value-type="float" office:value="257" calcext:value-type="float">
            <text:p>257</text:p>
          </table:table-cell>
          <table:table-cell table:formula="of:=([.O51]-13)/([.O51]+13)" office:value-type="float" office:value="0.903703703703704" calcext:value-type="float">
            <text:p>0.903703703703704</text:p>
          </table:table-cell>
          <table:table-cell table:formula="of:=LOG([.O51])" office:value-type="float" office:value="2.40993312333129" calcext:value-type="float">
            <text:p>2.40993312333129</text:p>
          </table:table-cell>
          <table:table-cell office:value-type="float" office:value="1" calcext:value-type="float">
            <text:p>1</text:p>
          </table:table-cell>
          <table:table-cell office:value-type="float" office:value="0.0000000254539871296354" calcext:value-type="float">
            <text:p>2.54539871296354E-08</text:p>
          </table:table-cell>
          <table:table-cell office:value-type="float" office:value="0" calcext:value-type="float">
            <text:p>0</text:p>
          </table:table-cell>
          <table:table-cell table:formula="of:=FLOOR([.R51]*[.A51]+[.S51]*[.M51]+[.T51]*[.$O$2])+[.D51]+[.E51]" office:value-type="float" office:value="257" calcext:value-type="float">
            <text:p>257</text:p>
          </table:table-cell>
          <table:table-cell table:formula="of:=MOD([.X51]-13;13)" office:value-type="float" office:value="10" calcext:value-type="float">
            <text:p>10</text:p>
          </table:table-cell>
          <table:table-cell table:formula="of:=IF([.U51]=[.X51];&quot;success&quot;;&quot;next&quot;)" office:value-type="string" office:string-value="success" calcext:value-type="string">
            <text:p>success</text:p>
          </table:table-cell>
          <table:table-cell table:formula="of:=[.O51]" office:value-type="float" office:value="257" calcext:value-type="float">
            <text:p>257</text:p>
          </table:table-cell>
          <table:table-cell table:formula="of:=MOD([.X51];13*6)" office:value-type="float" office:value="23" calcext:value-type="float">
            <text:p>23</text:p>
          </table:table-cell>
          <table:table-cell table:number-columns-repeated="22"/>
          <table:table-cell office:value-type="string" calcext:value-type="string">
            <text:p>Sound₂</text:p>
          </table:table-cell>
          <table:table-cell table:number-columns-repeated="97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MOD([.A52];[.$O$2])" office:value-type="float" office:value="11" calcext:value-type="float">
            <text:p>11</text:p>
          </table:table-cell>
          <table:table-cell table:formula="of:=MOD([.A52];64)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DEC2BIN([.E52])" office:value-type="string" office:string-value="1" calcext:value-type="string">
            <text:p>1</text:p>
          </table:table-cell>
          <table:table-cell table:formula="of:=BIN2HEX([.F52])" office:value-type="string" office:string-value="1" calcext:value-type="string">
            <text:p>1</text:p>
          </table:table-cell>
          <table:table-cell table:formula="of:=DEC2BIN([.A52])" office:value-type="string" office:string-value="110010" calcext:value-type="string">
            <text:p>110010</text:p>
          </table:table-cell>
          <table:table-cell table:formula="of:=([.A52]-1)/([.A52]+1)" office:value-type="float" office:value="0.96078431372549" calcext:value-type="float">
            <text:p>0.96078431372549</text:p>
          </table:table-cell>
          <table:table-cell table:formula="of:=[.I52]+[.H52]" office:value-type="float" office:value="110010.960784314" calcext:value-type="float">
            <text:p>110010.960784314</text:p>
          </table:table-cell>
          <table:table-cell table:formula="of:=[.I52]/[.J52]" office:value-type="float" office:value="0.00000873353261234754" calcext:value-type="float">
            <text:p>8.73353261234754E-06</text:p>
          </table:table-cell>
          <table:table-cell table:formula="of:=[.I52]/[.J52]" office:value-type="float" office:value="0.00000873353261234754" calcext:value-type="float">
            <text:p>8.73353261234754E-06</text:p>
          </table:table-cell>
          <table:table-cell table:formula="of:=[.M51]+[.M50]" office:value-type="float" office:value="12586269025" calcext:value-type="float">
            <text:p>12586269025</text:p>
          </table:table-cell>
          <table:table-cell table:formula="of:=([.M52]-[.$O$2])/([.M52]+[.$O$2])" office:value-type="float" office:value="0.999999997934257" calcext:value-type="float">
            <text:p>0.999999997934257</text:p>
          </table:table-cell>
          <table:table-cell office:value-type="float" office:value="263" calcext:value-type="float">
            <text:p>263</text:p>
          </table:table-cell>
          <table:table-cell table:formula="of:=([.O52]-13)/([.O52]+13)" office:value-type="float" office:value="0.905797101449275" calcext:value-type="float">
            <text:p>0.905797101449275</text:p>
          </table:table-cell>
          <table:table-cell table:formula="of:=LOG([.O52])" office:value-type="float" office:value="2.41995574848976" calcext:value-type="float">
            <text:p>2.41995574848976</text:p>
          </table:table-cell>
          <table:table-cell office:value-type="float" office:value="0" calcext:value-type="float">
            <text:p>0</text:p>
          </table:table-cell>
          <table:table-cell office:value-type="float" office:value="0.0000000189889473620242" calcext:value-type="float">
            <text:p>1.89889473620242E-08</text:p>
          </table:table-cell>
          <table:table-cell office:value-type="float" office:value="1" calcext:value-type="float">
            <text:p>1</text:p>
          </table:table-cell>
          <table:table-cell table:formula="of:=FLOOR([.R52]*[.A52]+[.S52]*[.M52]+[.T52]*[.$O$2])+[.D52]+[.E52]" office:value-type="float" office:value="263" calcext:value-type="float">
            <text:p>263</text:p>
          </table:table-cell>
          <table:table-cell table:formula="of:=MOD([.X52]-13;13)" office:value-type="float" office:value="3" calcext:value-type="float">
            <text:p>3</text:p>
          </table:table-cell>
          <table:table-cell table:formula="of:=IF([.U52]=[.X52];&quot;success&quot;;&quot;next&quot;)" office:value-type="string" office:string-value="success" calcext:value-type="string">
            <text:p>success</text:p>
          </table:table-cell>
          <table:table-cell table:formula="of:=[.O52]" office:value-type="float" office:value="263" calcext:value-type="float">
            <text:p>263</text:p>
          </table:table-cell>
          <table:table-cell table:formula="of:=MOD([.X52];13*6)" office:value-type="float" office:value="29" calcext:value-type="float">
            <text:p>29</text:p>
          </table:table-cell>
          <table:table-cell table:number-columns-repeated="22"/>
          <table:table-cell office:value-type="string" calcext:value-type="string">
            <text:p>Sound₁</text:p>
          </table:table-cell>
          <table:table-cell table:number-columns-repeated="973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MOD([.A53];[.$O$2])" office:value-type="float" office:value="12" calcext:value-type="float">
            <text:p>12</text:p>
          </table:table-cell>
          <table:table-cell table:formula="of:=MOD([.A53];64)"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DEC2BIN([.E53])" office:value-type="string" office:string-value="1001" calcext:value-type="string">
            <text:p>1001</text:p>
          </table:table-cell>
          <table:table-cell table:formula="of:=BIN2HEX([.F53])" office:value-type="string" office:string-value="9" calcext:value-type="string">
            <text:p>9</text:p>
          </table:table-cell>
          <table:table-cell table:formula="of:=DEC2BIN([.A53])" office:value-type="string" office:string-value="110011" calcext:value-type="string">
            <text:p>110011</text:p>
          </table:table-cell>
          <table:table-cell table:formula="of:=([.A53]-1)/([.A53]+1)" office:value-type="float" office:value="0.961538461538462" calcext:value-type="float">
            <text:p>0.961538461538462</text:p>
          </table:table-cell>
          <table:table-cell table:formula="of:=[.I53]+[.H53]" office:value-type="float" office:value="110011.961538462" calcext:value-type="float">
            <text:p>110011.961538462</text:p>
          </table:table-cell>
          <table:table-cell table:formula="of:=[.I53]/[.J53]" office:value-type="float" office:value="0.00000874030830913142" calcext:value-type="float">
            <text:p>8.74030830913142E-06</text:p>
          </table:table-cell>
          <table:table-cell table:formula="of:=[.I53]/[.J53]" office:value-type="float" office:value="0.00000874030830913142" calcext:value-type="float">
            <text:p>8.74030830913142E-06</text:p>
          </table:table-cell>
          <table:table-cell table:formula="of:=[.M52]+[.M51]" office:value-type="float" office:value="20365011074" calcext:value-type="float">
            <text:p>20365011074</text:p>
          </table:table-cell>
          <table:table-cell table:formula="of:=([.M53]-[.$O$2])/([.M53]+[.$O$2])" office:value-type="float" office:value="0.9999999987233" calcext:value-type="float">
            <text:p>0.9999999987233</text:p>
          </table:table-cell>
          <table:table-cell office:value-type="float" office:value="269" calcext:value-type="float">
            <text:p>269</text:p>
          </table:table-cell>
          <table:table-cell table:formula="of:=([.O53]-13)/([.O53]+13)" office:value-type="float" office:value="0.907801418439716" calcext:value-type="float">
            <text:p>0.907801418439716</text:p>
          </table:table-cell>
          <table:table-cell table:formula="of:=LOG([.O53])" office:value-type="float" office:value="2.42975228000241" calcext:value-type="float">
            <text:p>2.42975228000241</text:p>
          </table:table-cell>
          <table:table-cell office:value-type="float" office:value="1" calcext:value-type="float">
            <text:p>1</text:p>
          </table:table-cell>
          <table:table-cell office:value-type="float" office:value="0.000000010017180902025" calcext:value-type="float">
            <text:p>1.0017180902025E-08</text:p>
          </table:table-cell>
          <table:table-cell office:value-type="float" office:value="0" calcext:value-type="float">
            <text:p>0</text:p>
          </table:table-cell>
          <table:table-cell table:formula="of:=FLOOR([.R53]*[.A53]+[.S53]*[.M53]+[.T53]*[.$O$2])+[.D53]+[.E53]" office:value-type="float" office:value="269" calcext:value-type="float">
            <text:p>269</text:p>
          </table:table-cell>
          <table:table-cell table:formula="of:=MOD([.X53]-13;13)" office:value-type="float" office:value="9" calcext:value-type="float">
            <text:p>9</text:p>
          </table:table-cell>
          <table:table-cell table:formula="of:=IF([.U53]=[.X53];&quot;success&quot;;&quot;next&quot;)" office:value-type="string" office:string-value="success" calcext:value-type="string">
            <text:p>success</text:p>
          </table:table-cell>
          <table:table-cell table:formula="of:=[.O53]" office:value-type="float" office:value="269" calcext:value-type="float">
            <text:p>269</text:p>
          </table:table-cell>
          <table:table-cell table:formula="of:=MOD([.X53];13*6)" office:value-type="float" office:value="35" calcext:value-type="float">
            <text:p>35</text:p>
          </table:table-cell>
          <table:table-cell table:number-columns-repeated="22"/>
          <table:table-cell office:value-type="string" calcext:value-type="string">
            <text:p>Sound₂</text:p>
          </table:table-cell>
          <table:table-cell table:number-columns-repeated="973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MOD([.A54];[.$O$2])" office:value-type="float" office:value="0" calcext:value-type="float">
            <text:p>0</text:p>
          </table:table-cell>
          <table:table-cell table:formula="of:=MOD([.A54];64)"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DEC2BIN([.E54])" office:value-type="string" office:string-value="0" calcext:value-type="string">
            <text:p>0</text:p>
          </table:table-cell>
          <table:table-cell table:formula="of:=BIN2HEX([.F54])" office:value-type="string" office:string-value="0" calcext:value-type="string">
            <text:p>0</text:p>
          </table:table-cell>
          <table:table-cell table:formula="of:=DEC2BIN([.A54])" office:value-type="string" office:string-value="110100" calcext:value-type="string">
            <text:p>110100</text:p>
          </table:table-cell>
          <table:table-cell table:formula="of:=([.A54]-1)/([.A54]+1)" office:value-type="float" office:value="0.962264150943396" calcext:value-type="float">
            <text:p>0.962264150943396</text:p>
          </table:table-cell>
          <table:table-cell table:formula="of:=[.I54]+[.H54]" office:value-type="float" office:value="110100.962264151" calcext:value-type="float">
            <text:p>110100.962264151</text:p>
          </table:table-cell>
          <table:table-cell table:formula="of:=[.I54]/[.J54]" office:value-type="float" office:value="0.00000873983415907629" calcext:value-type="float">
            <text:p>8.73983415907629E-06</text:p>
          </table:table-cell>
          <table:table-cell table:formula="of:=[.I54]/[.J54]" office:value-type="float" office:value="0.00000873983415907629" calcext:value-type="float">
            <text:p>8.73983415907629E-06</text:p>
          </table:table-cell>
          <table:table-cell table:formula="of:=[.M53]+[.M52]" office:value-type="float" office:value="32951280099" calcext:value-type="float">
            <text:p>32951280099</text:p>
          </table:table-cell>
          <table:table-cell table:formula="of:=([.M54]-[.$O$2])/([.M54]+[.$O$2])" office:value-type="float" office:value="0.999999999210956" calcext:value-type="float">
            <text:p>0.999999999210956</text:p>
          </table:table-cell>
          <table:table-cell office:value-type="float" office:value="271" calcext:value-type="float">
            <text:p>271</text:p>
          </table:table-cell>
          <table:table-cell table:formula="of:=([.O54]-13)/([.O54]+13)" office:value-type="float" office:value="0.908450704225352" calcext:value-type="float">
            <text:p>0.908450704225352</text:p>
          </table:table-cell>
          <table:table-cell table:formula="of:=LOG([.O54])" office:value-type="float" office:value="2.43296929087441" calcext:value-type="float">
            <text:p>2.43296929087441</text:p>
          </table:table-cell>
          <table:table-cell office:value-type="float" office:value="0" calcext:value-type="float">
            <text:p>0</text:p>
          </table:table-cell>
          <table:table-cell office:value-type="float" office:value="0.00000000782974134008924" calcext:value-type="float">
            <text:p>7.82974134008924E-09</text:p>
          </table:table-cell>
          <table:table-cell office:value-type="float" office:value="1" calcext:value-type="float">
            <text:p>1</text:p>
          </table:table-cell>
          <table:table-cell table:formula="of:=FLOOR([.R54]*[.A54]+[.S54]*[.M54]+[.T54]*[.$O$2])+[.D54]+[.E54]" office:value-type="float" office:value="271" calcext:value-type="float">
            <text:p>271</text:p>
          </table:table-cell>
          <table:table-cell table:formula="of:=MOD([.X54]-13;13)" office:value-type="float" office:value="11" calcext:value-type="float">
            <text:p>11</text:p>
          </table:table-cell>
          <table:table-cell table:formula="of:=IF([.U54]=[.X54];&quot;success&quot;;&quot;next&quot;)" office:value-type="string" office:string-value="success" calcext:value-type="string">
            <text:p>success</text:p>
          </table:table-cell>
          <table:table-cell table:formula="of:=[.O54]" office:value-type="float" office:value="271" calcext:value-type="float">
            <text:p>271</text:p>
          </table:table-cell>
          <table:table-cell table:formula="of:=MOD([.X54];13*6)" office:value-type="float" office:value="37" calcext:value-type="float">
            <text:p>37</text:p>
          </table:table-cell>
          <table:table-cell table:number-columns-repeated="22"/>
          <table:table-cell office:value-type="string" calcext:value-type="string">
            <text:p>Sound₁</text:p>
          </table:table-cell>
          <table:table-cell table:number-columns-repeated="973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MOD([.A55];[.$O$2])" office:value-type="float" office:value="1" calcext:value-type="float">
            <text:p>1</text:p>
          </table:table-cell>
          <table:table-cell table:formula="of:=MOD([.A55];64)"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DEC2BIN([.E55])" office:value-type="string" office:string-value="1001" calcext:value-type="string">
            <text:p>1001</text:p>
          </table:table-cell>
          <table:table-cell table:formula="of:=BIN2HEX([.F55])" office:value-type="string" office:string-value="9" calcext:value-type="string">
            <text:p>9</text:p>
          </table:table-cell>
          <table:table-cell table:formula="of:=DEC2BIN([.A55])" office:value-type="string" office:string-value="110101" calcext:value-type="string">
            <text:p>110101</text:p>
          </table:table-cell>
          <table:table-cell table:formula="of:=([.A55]-1)/([.A55]+1)" office:value-type="float" office:value="0.962962962962963" calcext:value-type="float">
            <text:p>0.962962962962963</text:p>
          </table:table-cell>
          <table:table-cell table:formula="of:=[.I55]+[.H55]" office:value-type="float" office:value="110101.962962963" calcext:value-type="float">
            <text:p>110101.962962963</text:p>
          </table:table-cell>
          <table:table-cell table:formula="of:=[.I55]/[.J55]" office:value-type="float" office:value="0.00000874610167746866" calcext:value-type="float">
            <text:p>8.74610167746866E-06</text:p>
          </table:table-cell>
          <table:table-cell table:formula="of:=[.I55]/[.J55]" office:value-type="float" office:value="0.00000874610167746866" calcext:value-type="float">
            <text:p>8.74610167746866E-06</text:p>
          </table:table-cell>
          <table:table-cell table:formula="of:=[.M54]+[.M53]" office:value-type="float" office:value="53316291173" calcext:value-type="float">
            <text:p>53316291173</text:p>
          </table:table-cell>
          <table:table-cell table:formula="of:=([.M55]-[.$O$2])/([.M55]+[.$O$2])" office:value-type="float" office:value="0.999999999512344" calcext:value-type="float">
            <text:p>0.999999999512344</text:p>
          </table:table-cell>
          <table:table-cell office:value-type="float" office:value="277" calcext:value-type="float">
            <text:p>277</text:p>
          </table:table-cell>
          <table:table-cell table:formula="of:=([.O55]-13)/([.O55]+13)" office:value-type="float" office:value="0.910344827586207" calcext:value-type="float">
            <text:p>0.910344827586207</text:p>
          </table:table-cell>
          <table:table-cell table:formula="of:=LOG([.O55])" office:value-type="float" office:value="2.44247976906445" calcext:value-type="float">
            <text:p>2.44247976906445</text:p>
          </table:table-cell>
          <table:table-cell office:value-type="float" office:value="1" calcext:value-type="float">
            <text:p>1</text:p>
          </table:table-cell>
          <table:table-cell office:value-type="float" office:value="0.00000000388249061301599" calcext:value-type="float">
            <text:p>3.88249061301599E-09</text:p>
          </table:table-cell>
          <table:table-cell office:value-type="float" office:value="0" calcext:value-type="float">
            <text:p>0</text:p>
          </table:table-cell>
          <table:table-cell table:formula="of:=FLOOR([.R55]*[.A55]+[.S55]*[.M55]+[.T55]*[.$O$2])+[.D55]+[.E55]" office:value-type="float" office:value="277" calcext:value-type="float">
            <text:p>277</text:p>
          </table:table-cell>
          <table:table-cell table:formula="of:=MOD([.X55]-13;13)" office:value-type="float" office:value="4" calcext:value-type="float">
            <text:p>4</text:p>
          </table:table-cell>
          <table:table-cell table:formula="of:=IF([.U55]=[.X55];&quot;success&quot;;&quot;next&quot;)" office:value-type="string" office:string-value="success" calcext:value-type="string">
            <text:p>success</text:p>
          </table:table-cell>
          <table:table-cell table:formula="of:=[.O55]" office:value-type="float" office:value="277" calcext:value-type="float">
            <text:p>277</text:p>
          </table:table-cell>
          <table:table-cell table:formula="of:=MOD([.X55];13*6)" office:value-type="float" office:value="43" calcext:value-type="float">
            <text:p>43</text:p>
          </table:table-cell>
          <table:table-cell table:number-columns-repeated="22"/>
          <table:table-cell office:value-type="string" calcext:value-type="string">
            <text:p>Sound₂</text:p>
          </table:table-cell>
          <table:table-cell table:number-columns-repeated="973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MOD([.A56];[.$O$2])" office:value-type="float" office:value="2" calcext:value-type="float">
            <text:p>2</text:p>
          </table:table-cell>
          <table:table-cell table:formula="of:=MOD([.A56];64)"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DEC2BIN([.E56])" office:value-type="string" office:string-value="1" calcext:value-type="string">
            <text:p>1</text:p>
          </table:table-cell>
          <table:table-cell table:formula="of:=BIN2HEX([.F56])" office:value-type="string" office:string-value="1" calcext:value-type="string">
            <text:p>1</text:p>
          </table:table-cell>
          <table:table-cell table:formula="of:=DEC2BIN([.A56])" office:value-type="string" office:string-value="110110" calcext:value-type="string">
            <text:p>110110</text:p>
          </table:table-cell>
          <table:table-cell table:formula="of:=([.A56]-1)/([.A56]+1)" office:value-type="float" office:value="0.963636363636364" calcext:value-type="float">
            <text:p>0.963636363636364</text:p>
          </table:table-cell>
          <table:table-cell table:formula="of:=[.I56]+[.H56]" office:value-type="float" office:value="110110.963636364" calcext:value-type="float">
            <text:p>110110.963636364</text:p>
          </table:table-cell>
          <table:table-cell table:formula="of:=[.I56]/[.J56]" office:value-type="float" office:value="0.00000875150241004818" calcext:value-type="float">
            <text:p>8.75150241004818E-06</text:p>
          </table:table-cell>
          <table:table-cell table:formula="of:=[.I56]/[.J56]" office:value-type="float" office:value="0.00000875150241004818" calcext:value-type="float">
            <text:p>8.75150241004818E-06</text:p>
          </table:table-cell>
          <table:table-cell table:formula="of:=[.M55]+[.M54]" office:value-type="float" office:value="86267571272" calcext:value-type="float">
            <text:p>86267571272</text:p>
          </table:table-cell>
          <table:table-cell table:formula="of:=([.M56]-[.$O$2])/([.M56]+[.$O$2])" office:value-type="float" office:value="0.999999999698612" calcext:value-type="float">
            <text:p>0.999999999698612</text:p>
          </table:table-cell>
          <table:table-cell office:value-type="float" office:value="281" calcext:value-type="float">
            <text:p>281</text:p>
          </table:table-cell>
          <table:table-cell table:formula="of:=([.O56]-13)/([.O56]+13)" office:value-type="float" office:value="0.91156462585034" calcext:value-type="float">
            <text:p>0.91156462585034</text:p>
          </table:table-cell>
          <table:table-cell table:formula="of:=LOG([.O56])" office:value-type="float" office:value="2.44870631990508" calcext:value-type="float">
            <text:p>2.44870631990508</text:p>
          </table:table-cell>
          <table:table-cell office:value-type="float" office:value="0" calcext:value-type="float">
            <text:p>0</text:p>
          </table:table-cell>
          <table:table-cell office:value-type="float" office:value="0.00000000306024611690543" calcext:value-type="float">
            <text:p>3.06024611690543E-09</text:p>
          </table:table-cell>
          <table:table-cell office:value-type="float" office:value="1" calcext:value-type="float">
            <text:p>1</text:p>
          </table:table-cell>
          <table:table-cell table:formula="of:=FLOOR([.R56]*[.A56]+[.S56]*[.M56]+[.T56]*[.$O$2])+[.D56]+[.E56]" office:value-type="float" office:value="281" calcext:value-type="float">
            <text:p>281</text:p>
          </table:table-cell>
          <table:table-cell table:formula="of:=MOD([.X56]-13;13)" office:value-type="float" office:value="8" calcext:value-type="float">
            <text:p>8</text:p>
          </table:table-cell>
          <table:table-cell table:formula="of:=IF([.U56]=[.X56];&quot;success&quot;;&quot;next&quot;)" office:value-type="string" office:string-value="success" calcext:value-type="string">
            <text:p>success</text:p>
          </table:table-cell>
          <table:table-cell table:formula="of:=[.O56]" office:value-type="float" office:value="281" calcext:value-type="float">
            <text:p>281</text:p>
          </table:table-cell>
          <table:table-cell table:formula="of:=MOD([.X56];13*6)" office:value-type="float" office:value="47" calcext:value-type="float">
            <text:p>47</text:p>
          </table:table-cell>
          <table:table-cell table:number-columns-repeated="22"/>
          <table:table-cell office:value-type="string" calcext:value-type="string">
            <text:p>Sound₁</text:p>
          </table:table-cell>
          <table:table-cell table:number-columns-repeated="973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MOD([.A57];[.$O$2])" office:value-type="float" office:value="3" calcext:value-type="float">
            <text:p>3</text:p>
          </table:table-cell>
          <table:table-cell table:formula="of:=MOD([.A57];64)"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DEC2BIN([.E57])" office:value-type="string" office:string-value="1000" calcext:value-type="string">
            <text:p>1000</text:p>
          </table:table-cell>
          <table:table-cell table:formula="of:=BIN2HEX([.F57])" office:value-type="string" office:string-value="8" calcext:value-type="string">
            <text:p>8</text:p>
          </table:table-cell>
          <table:table-cell table:formula="of:=DEC2BIN([.A57])" office:value-type="string" office:string-value="110111" calcext:value-type="string">
            <text:p>110111</text:p>
          </table:table-cell>
          <table:table-cell table:formula="of:=([.A57]-1)/([.A57]+1)" office:value-type="float" office:value="0.964285714285714" calcext:value-type="float">
            <text:p>0.964285714285714</text:p>
          </table:table-cell>
          <table:table-cell table:formula="of:=[.I57]+[.H57]" office:value-type="float" office:value="110111.964285714" calcext:value-type="float">
            <text:p>110111.964285714</text:p>
          </table:table-cell>
          <table:table-cell table:formula="of:=[.I57]/[.J57]" office:value-type="float" office:value="0.00000875732006545286" calcext:value-type="float">
            <text:p>8.75732006545286E-06</text:p>
          </table:table-cell>
          <table:table-cell table:formula="of:=[.I57]/[.J57]" office:value-type="float" office:value="0.00000875732006545286" calcext:value-type="float">
            <text:p>8.75732006545286E-06</text:p>
          </table:table-cell>
          <table:table-cell table:formula="of:=[.M56]+[.M55]" office:value-type="float" office:value="139583862445" calcext:value-type="float">
            <text:p>139583862445</text:p>
          </table:table-cell>
          <table:table-cell table:formula="of:=([.M57]-[.$O$2])/([.M57]+[.$O$2])" office:value-type="float" office:value="0.999999999813732" calcext:value-type="float">
            <text:p>0.999999999813732</text:p>
          </table:table-cell>
          <table:table-cell office:value-type="float" office:value="283" calcext:value-type="float">
            <text:p>283</text:p>
          </table:table-cell>
          <table:table-cell table:formula="of:=([.O57]-13)/([.O57]+13)" office:value-type="float" office:value="0.912162162162162" calcext:value-type="float">
            <text:p>0.912162162162162</text:p>
          </table:table-cell>
          <table:table-cell table:formula="of:=LOG([.O57])" office:value-type="float" office:value="2.45178643552429" calcext:value-type="float">
            <text:p>2.45178643552429</text:p>
          </table:table-cell>
          <table:table-cell office:value-type="float" office:value="1" calcext:value-type="float">
            <text:p>1</text:p>
          </table:table-cell>
          <table:table-cell office:value-type="float" office:value="0.00000000149730775706505" calcext:value-type="float">
            <text:p>1.49730775706505E-09</text:p>
          </table:table-cell>
          <table:table-cell office:value-type="float" office:value="0" calcext:value-type="float">
            <text:p>0</text:p>
          </table:table-cell>
          <table:table-cell table:formula="of:=FLOOR([.R57]*[.A57]+[.S57]*[.M57]+[.T57]*[.$O$2])+[.D57]+[.E57]" office:value-type="float" office:value="283" calcext:value-type="float">
            <text:p>283</text:p>
          </table:table-cell>
          <table:table-cell table:formula="of:=MOD([.X57]-13;13)" office:value-type="float" office:value="10" calcext:value-type="float">
            <text:p>10</text:p>
          </table:table-cell>
          <table:table-cell table:formula="of:=IF([.U57]=[.X57];&quot;success&quot;;&quot;next&quot;)" office:value-type="string" office:string-value="success" calcext:value-type="string">
            <text:p>success</text:p>
          </table:table-cell>
          <table:table-cell table:formula="of:=[.O57]" office:value-type="float" office:value="283" calcext:value-type="float">
            <text:p>283</text:p>
          </table:table-cell>
          <table:table-cell table:formula="of:=MOD([.X57];13*6)" office:value-type="float" office:value="49" calcext:value-type="float">
            <text:p>49</text:p>
          </table:table-cell>
          <table:table-cell table:number-columns-repeated="22"/>
          <table:table-cell office:value-type="string" calcext:value-type="string">
            <text:p>Sound₂</text:p>
          </table:table-cell>
          <table:table-cell table:number-columns-repeated="973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MOD([.A58];[.$O$2])" office:value-type="float" office:value="4" calcext:value-type="float">
            <text:p>4</text:p>
          </table:table-cell>
          <table:table-cell table:formula="of:=MOD([.A58];64)"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DEC2BIN([.E58])" office:value-type="string" office:string-value="10" calcext:value-type="string">
            <text:p>10</text:p>
          </table:table-cell>
          <table:table-cell table:formula="of:=BIN2HEX([.F58])" office:value-type="string" office:string-value="2" calcext:value-type="string">
            <text:p>2</text:p>
          </table:table-cell>
          <table:table-cell table:formula="of:=DEC2BIN([.A58])" office:value-type="string" office:string-value="111000" calcext:value-type="string">
            <text:p>111000</text:p>
          </table:table-cell>
          <table:table-cell table:formula="of:=([.A58]-1)/([.A58]+1)" office:value-type="float" office:value="0.964912280701754" calcext:value-type="float">
            <text:p>0.964912280701754</text:p>
          </table:table-cell>
          <table:table-cell table:formula="of:=[.I58]+[.H58]" office:value-type="float" office:value="111000.964912281" calcext:value-type="float">
            <text:p>111000.964912281</text:p>
          </table:table-cell>
          <table:table-cell table:formula="of:=[.I58]/[.J58]" office:value-type="float" office:value="0.00000869282786383238" calcext:value-type="float">
            <text:p>8.69282786383238E-06</text:p>
          </table:table-cell>
          <table:table-cell table:formula="of:=[.I58]/[.J58]" office:value-type="float" office:value="0.00000869282786383238" calcext:value-type="float">
            <text:p>8.69282786383238E-06</text:p>
          </table:table-cell>
          <table:table-cell table:formula="of:=[.M57]+[.M56]" office:value-type="float" office:value="225851433717" calcext:value-type="float">
            <text:p>225851433717</text:p>
          </table:table-cell>
          <table:table-cell table:formula="of:=([.M58]-[.$O$2])/([.M58]+[.$O$2])" office:value-type="float" office:value="0.99999999988488" calcext:value-type="float">
            <text:p>0.99999999988488</text:p>
          </table:table-cell>
          <table:table-cell office:value-type="float" office:value="293" calcext:value-type="float">
            <text:p>293</text:p>
          </table:table-cell>
          <table:table-cell table:formula="of:=([.O58]-13)/([.O58]+13)" office:value-type="float" office:value="0.915032679738562" calcext:value-type="float">
            <text:p>0.915032679738562</text:p>
          </table:table-cell>
          <table:table-cell table:formula="of:=LOG([.O58])" office:value-type="float" office:value="2.46686762035411" calcext:value-type="float">
            <text:p>2.46686762035411</text:p>
          </table:table-cell>
          <table:table-cell office:value-type="float" office:value="0" calcext:value-type="float">
            <text:p>0</text:p>
          </table:table-cell>
          <table:table-cell office:value-type="float" office:value="0.00000000120433151795187" calcext:value-type="float">
            <text:p>1.20433151795187E-09</text:p>
          </table:table-cell>
          <table:table-cell office:value-type="float" office:value="1" calcext:value-type="float">
            <text:p>1</text:p>
          </table:table-cell>
          <table:table-cell table:formula="of:=FLOOR([.R58]*[.A58]+[.S58]*[.M58]+[.T58]*[.$O$2])+[.D58]+[.E58]" office:value-type="float" office:value="293" calcext:value-type="float">
            <text:p>293</text:p>
          </table:table-cell>
          <table:table-cell table:formula="of:=MOD([.X58]-13;13)" office:value-type="float" office:value="7" calcext:value-type="float">
            <text:p>7</text:p>
          </table:table-cell>
          <table:table-cell table:formula="of:=IF([.U58]=[.X58];&quot;success&quot;;&quot;next&quot;)" office:value-type="string" office:string-value="success" calcext:value-type="string">
            <text:p>success</text:p>
          </table:table-cell>
          <table:table-cell table:formula="of:=[.O58]" office:value-type="float" office:value="293" calcext:value-type="float">
            <text:p>293</text:p>
          </table:table-cell>
          <table:table-cell table:formula="of:=MOD([.X58];13*6)" office:value-type="float" office:value="59" calcext:value-type="float">
            <text:p>59</text:p>
          </table:table-cell>
          <table:table-cell table:number-columns-repeated="22"/>
          <table:table-cell office:value-type="string" calcext:value-type="string">
            <text:p>Sound₁</text:p>
          </table:table-cell>
          <table:table-cell table:number-columns-repeated="973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MOD([.A59];[.$O$2])" office:value-type="float" office:value="5" calcext:value-type="float">
            <text:p>5</text:p>
          </table:table-cell>
          <table:table-cell table:formula="of:=MOD([.A59];64)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DEC2BIN([.E59])" office:value-type="string" office:string-value="100" calcext:value-type="string">
            <text:p>100</text:p>
          </table:table-cell>
          <table:table-cell table:formula="of:=BIN2HEX([.F59])" office:value-type="string" office:string-value="4" calcext:value-type="string">
            <text:p>4</text:p>
          </table:table-cell>
          <table:table-cell table:formula="of:=DEC2BIN([.A59])" office:value-type="string" office:string-value="111001" calcext:value-type="string">
            <text:p>111001</text:p>
          </table:table-cell>
          <table:table-cell table:formula="of:=([.A59]-1)/([.A59]+1)" office:value-type="float" office:value="0.96551724137931" calcext:value-type="float">
            <text:p>0.96551724137931</text:p>
          </table:table-cell>
          <table:table-cell table:formula="of:=[.I59]+[.H59]" office:value-type="float" office:value="111001.965517241" calcext:value-type="float">
            <text:p>111001.965517241</text:p>
          </table:table-cell>
          <table:table-cell table:formula="of:=[.I59]/[.J59]" office:value-type="float" office:value="0.00000869819950376772" calcext:value-type="float">
            <text:p>8.69819950376772E-06</text:p>
          </table:table-cell>
          <table:table-cell table:formula="of:=[.I59]/[.J59]" office:value-type="float" office:value="0.00000869819950376772" calcext:value-type="float">
            <text:p>8.69819950376772E-06</text:p>
          </table:table-cell>
          <table:table-cell table:formula="of:=[.M58]+[.M57]" office:value-type="float" office:value="365435296162" calcext:value-type="float">
            <text:p>365435296162</text:p>
          </table:table-cell>
          <table:table-cell table:formula="of:=([.M59]-[.$O$2])/([.M59]+[.$O$2])" office:value-type="float" office:value="0.999999999928852" calcext:value-type="float">
            <text:p>0.999999999928852</text:p>
          </table:table-cell>
          <table:table-cell office:value-type="float" office:value="307" calcext:value-type="float">
            <text:p>307</text:p>
          </table:table-cell>
          <table:table-cell table:formula="of:=([.O59]-13)/([.O59]+13)" office:value-type="float" office:value="0.91875" calcext:value-type="float">
            <text:p>0.91875</text:p>
          </table:table-cell>
          <table:table-cell table:formula="of:=LOG([.O59])" office:value-type="float" office:value="2.48713837547719" calcext:value-type="float">
            <text:p>2.48713837547719</text:p>
          </table:table-cell>
          <table:table-cell office:value-type="float" office:value="1" calcext:value-type="float">
            <text:p>1</text:p>
          </table:table-cell>
          <table:table-cell office:value-type="float" office:value="0.000000000670433323143996" calcext:value-type="float">
            <text:p>6.70433323143996E-10</text:p>
          </table:table-cell>
          <table:table-cell office:value-type="float" office:value="0" calcext:value-type="float">
            <text:p>0</text:p>
          </table:table-cell>
          <table:table-cell table:formula="of:=FLOOR([.R59]*[.A59]+[.S59]*[.M59]+[.T59]*[.$O$2])+[.D59]+[.E59]" office:value-type="float" office:value="307" calcext:value-type="float">
            <text:p>307</text:p>
          </table:table-cell>
          <table:table-cell table:formula="of:=MOD([.X59]-13;13)" office:value-type="float" office:value="8" calcext:value-type="float">
            <text:p>8</text:p>
          </table:table-cell>
          <table:table-cell table:formula="of:=IF([.U59]=[.X59];&quot;success&quot;;&quot;next&quot;)" office:value-type="string" office:string-value="success" calcext:value-type="string">
            <text:p>success</text:p>
          </table:table-cell>
          <table:table-cell table:formula="of:=[.O59]" office:value-type="float" office:value="307" calcext:value-type="float">
            <text:p>307</text:p>
          </table:table-cell>
          <table:table-cell table:formula="of:=MOD([.X59];13*6)" office:value-type="float" office:value="73" calcext:value-type="float">
            <text:p>73</text:p>
          </table:table-cell>
          <table:table-cell table:number-columns-repeated="22"/>
          <table:table-cell office:value-type="string" calcext:value-type="string">
            <text:p>Sound₂</text:p>
          </table:table-cell>
          <table:table-cell table:number-columns-repeated="973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MOD([.A60];[.$O$2])" office:value-type="float" office:value="6" calcext:value-type="float">
            <text:p>6</text:p>
          </table:table-cell>
          <table:table-cell table:formula="of:=MOD([.A60];64)"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formula="of:=DEC2BIN([.E60])" office:value-type="string" office:string-value="1111" calcext:value-type="string">
            <text:p>1111</text:p>
          </table:table-cell>
          <table:table-cell table:formula="of:=BIN2HEX([.F60])" office:value-type="string" office:string-value="F" calcext:value-type="string">
            <text:p>F</text:p>
          </table:table-cell>
          <table:table-cell table:formula="of:=DEC2BIN([.A60])" office:value-type="string" office:string-value="111010" calcext:value-type="string">
            <text:p>111010</text:p>
          </table:table-cell>
          <table:table-cell table:formula="of:=([.A60]-1)/([.A60]+1)" office:value-type="float" office:value="0.966101694915254" calcext:value-type="float">
            <text:p>0.966101694915254</text:p>
          </table:table-cell>
          <table:table-cell table:formula="of:=[.I60]+[.H60]" office:value-type="float" office:value="111010.966101695" calcext:value-type="float">
            <text:p>111010.966101695</text:p>
          </table:table-cell>
          <table:table-cell table:formula="of:=[.I60]/[.J60]" office:value-type="float" office:value="0.00000870275909526116" calcext:value-type="float">
            <text:p>8.70275909526116E-06</text:p>
          </table:table-cell>
          <table:table-cell table:formula="of:=[.I60]/[.J60]" office:value-type="float" office:value="0.00000870275909526116" calcext:value-type="float">
            <text:p>8.70275909526116E-06</text:p>
          </table:table-cell>
          <table:table-cell table:formula="of:=[.M59]+[.M58]" office:value-type="float" office:value="591286729879" calcext:value-type="float">
            <text:p>591286729879</text:p>
          </table:table-cell>
          <table:table-cell table:formula="of:=([.M60]-[.$O$2])/([.M60]+[.$O$2])" office:value-type="float" office:value="0.999999999956028" calcext:value-type="float">
            <text:p>0.999999999956028</text:p>
          </table:table-cell>
          <table:table-cell office:value-type="float" office:value="311" calcext:value-type="float">
            <text:p>311</text:p>
          </table:table-cell>
          <table:table-cell table:formula="of:=([.O60]-13)/([.O60]+13)" office:value-type="float" office:value="0.919753086419753" calcext:value-type="float">
            <text:p>0.919753086419753</text:p>
          </table:table-cell>
          <table:table-cell table:formula="of:=LOG([.O60])" office:value-type="float" office:value="2.49276038902684" calcext:value-type="float">
            <text:p>2.49276038902684</text:p>
          </table:table-cell>
          <table:table-cell office:value-type="float" office:value="0" calcext:value-type="float">
            <text:p>0</text:p>
          </table:table-cell>
          <table:table-cell office:value-type="float" office:value="0.000000000463396159856439" calcext:value-type="float">
            <text:p>4.63396159856439E-10</text:p>
          </table:table-cell>
          <table:table-cell office:value-type="float" office:value="1" calcext:value-type="float">
            <text:p>1</text:p>
          </table:table-cell>
          <table:table-cell table:formula="of:=FLOOR([.R60]*[.A60]+[.S60]*[.M60]+[.T60]*[.$O$2])+[.D60]+[.E60]" office:value-type="float" office:value="311" calcext:value-type="float">
            <text:p>311</text:p>
          </table:table-cell>
          <table:table-cell table:formula="of:=MOD([.X60]-13;13)" office:value-type="float" office:value="12" calcext:value-type="float">
            <text:p>12</text:p>
          </table:table-cell>
          <table:table-cell table:formula="of:=IF([.U60]=[.X60];&quot;success&quot;;&quot;next&quot;)" office:value-type="string" office:string-value="success" calcext:value-type="string">
            <text:p>success</text:p>
          </table:table-cell>
          <table:table-cell table:formula="of:=[.O60]" office:value-type="float" office:value="311" calcext:value-type="float">
            <text:p>311</text:p>
          </table:table-cell>
          <table:table-cell table:formula="of:=MOD([.X60];13*6)" office:value-type="float" office:value="77" calcext:value-type="float">
            <text:p>77</text:p>
          </table:table-cell>
          <table:table-cell table:number-columns-repeated="22"/>
          <table:table-cell office:value-type="string" calcext:value-type="string">
            <text:p>Sound₁</text:p>
          </table:table-cell>
          <table:table-cell table:number-columns-repeated="973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MOD([.A61];[.$O$2])" office:value-type="float" office:value="7" calcext:value-type="float">
            <text:p>7</text:p>
          </table:table-cell>
          <table:table-cell table:formula="of:=MOD([.A61];64)"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DEC2BIN([.E61])" office:value-type="string" office:string-value="11" calcext:value-type="string">
            <text:p>11</text:p>
          </table:table-cell>
          <table:table-cell table:formula="of:=BIN2HEX([.F61])" office:value-type="string" office:string-value="3" calcext:value-type="string">
            <text:p>3</text:p>
          </table:table-cell>
          <table:table-cell table:formula="of:=DEC2BIN([.A61])" office:value-type="string" office:string-value="111011" calcext:value-type="string">
            <text:p>111011</text:p>
          </table:table-cell>
          <table:table-cell table:formula="of:=([.A61]-1)/([.A61]+1)" office:value-type="float" office:value="0.966666666666667" calcext:value-type="float">
            <text:p>0.966666666666667</text:p>
          </table:table-cell>
          <table:table-cell table:formula="of:=[.I61]+[.H61]" office:value-type="float" office:value="111011.966666667" calcext:value-type="float">
            <text:p>111011.966666667</text:p>
          </table:table-cell>
          <table:table-cell table:formula="of:=[.I61]/[.J61]" office:value-type="float" office:value="0.00000870776994312025" calcext:value-type="float">
            <text:p>8.70776994312025E-06</text:p>
          </table:table-cell>
          <table:table-cell table:formula="of:=[.I61]/[.J61]" office:value-type="float" office:value="0.00000870776994312025" calcext:value-type="float">
            <text:p>8.70776994312025E-06</text:p>
          </table:table-cell>
          <table:table-cell table:formula="of:=[.M60]+[.M59]" office:value-type="float" office:value="956722026041" calcext:value-type="float">
            <text:p>956722026041</text:p>
          </table:table-cell>
          <table:table-cell table:formula="of:=([.M61]-[.$O$2])/([.M61]+[.$O$2])" office:value-type="float" office:value="0.999999999972824" calcext:value-type="float">
            <text:p>0.999999999972824</text:p>
          </table:table-cell>
          <table:table-cell office:value-type="float" office:value="313" calcext:value-type="float">
            <text:p>313</text:p>
          </table:table-cell>
          <table:table-cell table:formula="of:=([.O61]-13)/([.O61]+13)" office:value-type="float" office:value="0.920245398773006" calcext:value-type="float">
            <text:p>0.920245398773006</text:p>
          </table:table-cell>
          <table:table-cell table:formula="of:=LOG([.O61])" office:value-type="float" office:value="2.49554433754645" calcext:value-type="float">
            <text:p>2.49554433754645</text:p>
          </table:table-cell>
          <table:table-cell office:value-type="float" office:value="1" calcext:value-type="float">
            <text:p>1</text:p>
          </table:table-cell>
          <table:table-cell office:value-type="float" office:value="0.000000000258173213615775" calcext:value-type="float">
            <text:p>2.58173213615775E-10</text:p>
          </table:table-cell>
          <table:table-cell office:value-type="float" office:value="0" calcext:value-type="float">
            <text:p>0</text:p>
          </table:table-cell>
          <table:table-cell table:formula="of:=FLOOR([.R61]*[.A61]+[.S61]*[.M61]+[.T61]*[.$O$2])+[.D61]+[.E61]" office:value-type="float" office:value="313" calcext:value-type="float">
            <text:p>313</text:p>
          </table:table-cell>
          <table:table-cell table:formula="of:=MOD([.X61]-13;13)" office:value-type="float" office:value="1" calcext:value-type="float">
            <text:p>1</text:p>
          </table:table-cell>
          <table:table-cell table:formula="of:=IF([.U61]=[.X61];&quot;success&quot;;&quot;next&quot;)" office:value-type="string" office:string-value="success" calcext:value-type="string">
            <text:p>success</text:p>
          </table:table-cell>
          <table:table-cell table:formula="of:=[.O61]" office:value-type="float" office:value="313" calcext:value-type="float">
            <text:p>313</text:p>
          </table:table-cell>
          <table:table-cell table:formula="of:=MOD([.X61];13*6)" office:value-type="float" office:value="1" calcext:value-type="float">
            <text:p>1</text:p>
          </table:table-cell>
          <table:table-cell table:number-columns-repeated="22"/>
          <table:table-cell office:value-type="string" calcext:value-type="string">
            <text:p>Sound₂</text:p>
          </table:table-cell>
          <table:table-cell table:number-columns-repeated="973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MOD([.A62];[.$O$2])" office:value-type="float" office:value="8" calcext:value-type="float">
            <text:p>8</text:p>
          </table:table-cell>
          <table:table-cell table:formula="of:=MOD([.A62];64)"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DEC2BIN([.E62])" office:value-type="string" office:string-value="100" calcext:value-type="string">
            <text:p>100</text:p>
          </table:table-cell>
          <table:table-cell table:formula="of:=BIN2HEX([.F62])" office:value-type="string" office:string-value="4" calcext:value-type="string">
            <text:p>4</text:p>
          </table:table-cell>
          <table:table-cell table:formula="of:=DEC2BIN([.A62])" office:value-type="string" office:string-value="111100" calcext:value-type="string">
            <text:p>111100</text:p>
          </table:table-cell>
          <table:table-cell table:formula="of:=([.A62]-1)/([.A62]+1)" office:value-type="float" office:value="0.967213114754098" calcext:value-type="float">
            <text:p>0.967213114754098</text:p>
          </table:table-cell>
          <table:table-cell table:formula="of:=[.I62]+[.H62]" office:value-type="float" office:value="111100.967213115" calcext:value-type="float">
            <text:p>111100.967213115</text:p>
          </table:table-cell>
          <table:table-cell table:formula="of:=[.I62]/[.J62]" office:value-type="float" office:value="0.00000870571282155251" calcext:value-type="float">
            <text:p>8.70571282155251E-06</text:p>
          </table:table-cell>
          <table:table-cell table:formula="of:=[.I62]/[.J62]" office:value-type="float" office:value="0.00000870571282155251" calcext:value-type="float">
            <text:p>8.70571282155251E-06</text:p>
          </table:table-cell>
          <table:table-cell table:formula="of:=[.M61]+[.M60]" office:value-type="float" office:value="1548008755920" calcext:value-type="float">
            <text:p>1548008755920</text:p>
          </table:table-cell>
          <table:table-cell table:formula="of:=([.M62]-[.$O$2])/([.M62]+[.$O$2])" office:value-type="float" office:value="0.999999999983204" calcext:value-type="float">
            <text:p>0.999999999983204</text:p>
          </table:table-cell>
          <table:table-cell office:value-type="float" office:value="317" calcext:value-type="float">
            <text:p>317</text:p>
          </table:table-cell>
          <table:table-cell table:formula="of:=([.O62]-13)/([.O62]+13)" office:value-type="float" office:value="0.921212121212121" calcext:value-type="float">
            <text:p>0.921212121212121</text:p>
          </table:table-cell>
          <table:table-cell table:formula="of:=LOG([.O62])" office:value-type="float" office:value="2.50105926221775" calcext:value-type="float">
            <text:p>2.5010592622177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8604545930287" calcext:value-type="float">
            <text:p>1.8604545930287E-10</text:p>
          </table:table-cell>
          <table:table-cell office:value-type="float" office:value="1" calcext:value-type="float">
            <text:p>1</text:p>
          </table:table-cell>
          <table:table-cell table:formula="of:=FLOOR([.R62]*[.A62]+[.S62]*[.M62]+[.T62]*[.$O$2])+[.D62]+[.E62]" office:value-type="float" office:value="317" calcext:value-type="float">
            <text:p>317</text:p>
          </table:table-cell>
          <table:table-cell table:formula="of:=MOD([.X62]-13;13)" office:value-type="float" office:value="5" calcext:value-type="float">
            <text:p>5</text:p>
          </table:table-cell>
          <table:table-cell table:formula="of:=IF([.U62]=[.X62];&quot;success&quot;;&quot;next&quot;)" office:value-type="string" office:string-value="success" calcext:value-type="string">
            <text:p>success</text:p>
          </table:table-cell>
          <table:table-cell table:formula="of:=[.O62]" office:value-type="float" office:value="317" calcext:value-type="float">
            <text:p>317</text:p>
          </table:table-cell>
          <table:table-cell table:formula="of:=MOD([.X62];13*6)" office:value-type="float" office:value="5" calcext:value-type="float">
            <text:p>5</text:p>
          </table:table-cell>
          <table:table-cell table:number-columns-repeated="22"/>
          <table:table-cell office:value-type="string" calcext:value-type="string">
            <text:p>Sound₁</text:p>
          </table:table-cell>
          <table:table-cell table:number-columns-repeated="973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MOD([.A63];[.$O$2])" office:value-type="float" office:value="9" calcext:value-type="float">
            <text:p>9</text:p>
          </table:table-cell>
          <table:table-cell table:formula="of:=MOD([.A63];64)"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DEC2BIN([.E63])" office:value-type="string" office:string-value="1110" calcext:value-type="string">
            <text:p>1110</text:p>
          </table:table-cell>
          <table:table-cell table:formula="of:=BIN2HEX([.F63])" office:value-type="string" office:string-value="E" calcext:value-type="string">
            <text:p>E</text:p>
          </table:table-cell>
          <table:table-cell table:formula="of:=DEC2BIN([.A63])" office:value-type="string" office:string-value="111101" calcext:value-type="string">
            <text:p>111101</text:p>
          </table:table-cell>
          <table:table-cell table:formula="of:=([.A63]-1)/([.A63]+1)" office:value-type="float" office:value="0.967741935483871" calcext:value-type="float">
            <text:p>0.967741935483871</text:p>
          </table:table-cell>
          <table:table-cell table:formula="of:=[.I63]+[.H63]" office:value-type="float" office:value="111101.967741935" calcext:value-type="float">
            <text:p>111101.967741935</text:p>
          </table:table-cell>
          <table:table-cell table:formula="of:=[.I63]/[.J63]" office:value-type="float" office:value="0.0000087103942005034" calcext:value-type="float">
            <text:p>8.7103942005034E-06</text:p>
          </table:table-cell>
          <table:table-cell table:formula="of:=[.I63]/[.J63]" office:value-type="float" office:value="0.0000087103942005034" calcext:value-type="float">
            <text:p>8.7103942005034E-06</text:p>
          </table:table-cell>
          <table:table-cell table:formula="of:=[.M62]+[.M61]" office:value-type="float" office:value="2504730781961" calcext:value-type="float">
            <text:p>2504730781961</text:p>
          </table:table-cell>
          <table:table-cell table:formula="of:=([.M63]-[.$O$2])/([.M63]+[.$O$2])" office:value-type="float" office:value="0.99999999998962" calcext:value-type="float">
            <text:p>0.99999999998962</text:p>
          </table:table-cell>
          <table:table-cell office:value-type="float" office:value="331" calcext:value-type="float">
            <text:p>331</text:p>
          </table:table-cell>
          <table:table-cell table:formula="of:=([.O63]-13)/([.O63]+13)" office:value-type="float" office:value="0.924418604651163" calcext:value-type="float">
            <text:p>0.924418604651163</text:p>
          </table:table-cell>
          <table:table-cell table:formula="of:=LOG([.O63])" office:value-type="float" office:value="2.51982799377572" calcext:value-type="float">
            <text:p>2.51982799377572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994118816254789" calcext:value-type="float">
            <text:p>9.94118816254789E-11</text:p>
          </table:table-cell>
          <table:table-cell office:value-type="float" office:value="0" calcext:value-type="float">
            <text:p>0</text:p>
          </table:table-cell>
          <table:table-cell table:formula="of:=FLOOR([.R63]*[.A63]+[.S63]*[.M63]+[.T63]*[.$O$2])+[.D63]+[.E63]" office:value-type="float" office:value="331" calcext:value-type="float">
            <text:p>331</text:p>
          </table:table-cell>
          <table:table-cell table:formula="of:=MOD([.X63]-13;13)" office:value-type="float" office:value="6" calcext:value-type="float">
            <text:p>6</text:p>
          </table:table-cell>
          <table:table-cell table:formula="of:=IF([.U63]=[.X63];&quot;success&quot;;&quot;next&quot;)" office:value-type="string" office:string-value="success" calcext:value-type="string">
            <text:p>success</text:p>
          </table:table-cell>
          <table:table-cell table:formula="of:=[.O63]" office:value-type="float" office:value="331" calcext:value-type="float">
            <text:p>331</text:p>
          </table:table-cell>
          <table:table-cell table:formula="of:=MOD([.X63];13*6)" office:value-type="float" office:value="19" calcext:value-type="float">
            <text:p>19</text:p>
          </table:table-cell>
          <table:table-cell table:number-columns-repeated="22"/>
          <table:table-cell office:value-type="string" calcext:value-type="string">
            <text:p>Sound₂</text:p>
          </table:table-cell>
          <table:table-cell table:number-columns-repeated="973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MOD([.A64];[.$O$2])" office:value-type="float" office:value="10" calcext:value-type="float">
            <text:p>10</text:p>
          </table:table-cell>
          <table:table-cell table:formula="of:=MOD([.A64];64)"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DEC2BIN([.E64])" office:value-type="string" office:string-value="1000" calcext:value-type="string">
            <text:p>1000</text:p>
          </table:table-cell>
          <table:table-cell table:formula="of:=BIN2HEX([.F64])" office:value-type="string" office:string-value="8" calcext:value-type="string">
            <text:p>8</text:p>
          </table:table-cell>
          <table:table-cell table:formula="of:=DEC2BIN([.A64])" office:value-type="string" office:string-value="111110" calcext:value-type="string">
            <text:p>111110</text:p>
          </table:table-cell>
          <table:table-cell table:formula="of:=([.A64]-1)/([.A64]+1)" office:value-type="float" office:value="0.968253968253968" calcext:value-type="float">
            <text:p>0.968253968253968</text:p>
          </table:table-cell>
          <table:table-cell table:formula="of:=[.I64]+[.H64]" office:value-type="float" office:value="111110.968253968" calcext:value-type="float">
            <text:p>111110.968253968</text:p>
          </table:table-cell>
          <table:table-cell table:formula="of:=[.I64]/[.J64]" office:value-type="float" office:value="0.00000871429691838175" calcext:value-type="float">
            <text:p>8.71429691838175E-06</text:p>
          </table:table-cell>
          <table:table-cell table:formula="of:=[.I64]/[.J64]" office:value-type="float" office:value="0.00000871429691838175" calcext:value-type="float">
            <text:p>8.71429691838175E-06</text:p>
          </table:table-cell>
          <table:table-cell table:formula="of:=[.M63]+[.M62]" office:value-type="float" office:value="4052739537881" calcext:value-type="float">
            <text:p>4052739537881</text:p>
          </table:table-cell>
          <table:table-cell table:formula="of:=([.M64]-[.$O$2])/([.M64]+[.$O$2])" office:value-type="float" office:value="0.999999999993585" calcext:value-type="float">
            <text:p>0.999999999993585</text:p>
          </table:table-cell>
          <table:table-cell office:value-type="float" office:value="337" calcext:value-type="float">
            <text:p>337</text:p>
          </table:table-cell>
          <table:table-cell table:formula="of:=([.O64]-13)/([.O64]+13)" office:value-type="float" office:value="0.925714285714286" calcext:value-type="float">
            <text:p>0.925714285714286</text:p>
          </table:table-cell>
          <table:table-cell table:formula="of:=LOG([.O64])" office:value-type="float" office:value="2.52762990087134" calcext:value-type="float">
            <text:p>2.52762990087134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774784555151" calcext:value-type="float">
            <text:p>7.74784555151E-11</text:p>
          </table:table-cell>
          <table:table-cell office:value-type="float" office:value="1" calcext:value-type="float">
            <text:p>1</text:p>
          </table:table-cell>
          <table:table-cell table:formula="of:=FLOOR([.R64]*[.A64]+[.S64]*[.M64]+[.T64]*[.$O$2])+[.D64]+[.E64]" office:value-type="float" office:value="337" calcext:value-type="float">
            <text:p>337</text:p>
          </table:table-cell>
          <table:table-cell table:formula="of:=MOD([.X64]-13;13)" office:value-type="float" office:value="12" calcext:value-type="float">
            <text:p>12</text:p>
          </table:table-cell>
          <table:table-cell table:formula="of:=IF([.U64]=[.X64];&quot;success&quot;;&quot;next&quot;)" office:value-type="string" office:string-value="success" calcext:value-type="string">
            <text:p>success</text:p>
          </table:table-cell>
          <table:table-cell table:formula="of:=[.O64]" office:value-type="float" office:value="337" calcext:value-type="float">
            <text:p>337</text:p>
          </table:table-cell>
          <table:table-cell table:formula="of:=MOD([.X64];13*6)" office:value-type="float" office:value="25" calcext:value-type="float">
            <text:p>25</text:p>
          </table:table-cell>
          <table:table-cell table:number-columns-repeated="22"/>
          <table:table-cell office:value-type="string" calcext:value-type="string">
            <text:p>Sound₁</text:p>
          </table:table-cell>
          <table:table-cell table:number-columns-repeated="973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MOD([.A65];[.$O$2])" office:value-type="float" office:value="11" calcext:value-type="float">
            <text:p>11</text:p>
          </table:table-cell>
          <table:table-cell table:formula="of:=MOD([.A65];64)"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DEC2BIN([.E65])" office:value-type="string" office:string-value="1" calcext:value-type="string">
            <text:p>1</text:p>
          </table:table-cell>
          <table:table-cell table:formula="of:=BIN2HEX([.F65])" office:value-type="string" office:string-value="1" calcext:value-type="string">
            <text:p>1</text:p>
          </table:table-cell>
          <table:table-cell table:formula="of:=DEC2BIN([.A65])" office:value-type="string" office:string-value="111111" calcext:value-type="string">
            <text:p>111111</text:p>
          </table:table-cell>
          <table:table-cell table:formula="of:=([.A65]-1)/([.A65]+1)" office:value-type="float" office:value="0.96875" calcext:value-type="float">
            <text:p>0.96875</text:p>
          </table:table-cell>
          <table:table-cell table:formula="of:=[.I65]+[.H65]" office:value-type="float" office:value="111111.96875" calcext:value-type="float">
            <text:p>111111.96875</text:p>
          </table:table-cell>
          <table:table-cell table:formula="of:=[.I65]/[.J65]" office:value-type="float" office:value="0.00000871868270266789" calcext:value-type="float">
            <text:p>8.71868270266789E-06</text:p>
          </table:table-cell>
          <table:table-cell table:formula="of:=[.I65]/[.J65]" office:value-type="float" office:value="0.00000871868270266789" calcext:value-type="float">
            <text:p>8.71868270266789E-06</text:p>
          </table:table-cell>
          <table:table-cell table:formula="of:=[.M64]+[.M63]" office:value-type="float" office:value="6557470319842" calcext:value-type="float">
            <text:p>6557470319842</text:p>
          </table:table-cell>
          <table:table-cell table:formula="of:=([.M65]-[.$O$2])/([.M65]+[.$O$2])" office:value-type="float" office:value="0.999999999996035" calcext:value-type="float">
            <text:p>0.999999999996035</text:p>
          </table:table-cell>
          <table:table-cell office:value-type="float" office:value="347" calcext:value-type="float">
            <text:p>347</text:p>
          </table:table-cell>
          <table:table-cell table:formula="of:=([.O65]-13)/([.O65]+13)" office:value-type="float" office:value="0.927777777777778" calcext:value-type="float">
            <text:p>0.927777777777778</text:p>
          </table:table-cell>
          <table:table-cell table:formula="of:=LOG([.O65])" office:value-type="float" office:value="2.54032947479087" calcext:value-type="float">
            <text:p>2.54032947479087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416319078370724" calcext:value-type="float">
            <text:p>4.16319078370724E-11</text:p>
          </table:table-cell>
          <table:table-cell office:value-type="float" office:value="0" calcext:value-type="float">
            <text:p>0</text:p>
          </table:table-cell>
          <table:table-cell table:formula="of:=FLOOR([.R65]*[.A65]+[.S65]*[.M65]+[.T65]*[.$O$2])+[.D65]+[.E65]" office:value-type="float" office:value="347" calcext:value-type="float">
            <text:p>347</text:p>
          </table:table-cell>
          <table:table-cell table:formula="of:=MOD([.X65]-13;13)" office:value-type="float" office:value="9" calcext:value-type="float">
            <text:p>9</text:p>
          </table:table-cell>
          <table:table-cell table:formula="of:=IF([.U65]=[.X65];&quot;success&quot;;&quot;next&quot;)" office:value-type="string" office:string-value="success" calcext:value-type="string">
            <text:p>success</text:p>
          </table:table-cell>
          <table:table-cell table:formula="of:=[.O65]" office:value-type="float" office:value="347" calcext:value-type="float">
            <text:p>347</text:p>
          </table:table-cell>
          <table:table-cell table:formula="of:=MOD([.X65];13*6)" office:value-type="float" office:value="35" calcext:value-type="float">
            <text:p>35</text:p>
          </table:table-cell>
          <table:table-cell table:number-columns-repeated="22"/>
          <table:table-cell office:value-type="string" calcext:value-type="string">
            <text:p>Sound₂</text:p>
          </table:table-cell>
          <table:table-cell table:number-columns-repeated="973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MOD([.A66];[.$O$2])" office:value-type="float" office:value="12" calcext:value-type="float">
            <text:p>12</text:p>
          </table:table-cell>
          <table:table-cell table:formula="of:=MOD([.A66];64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DEC2BIN([.E66])" office:value-type="string" office:string-value="1001" calcext:value-type="string">
            <text:p>1001</text:p>
          </table:table-cell>
          <table:table-cell table:formula="of:=BIN2HEX([.F66])" office:value-type="string" office:string-value="9" calcext:value-type="string">
            <text:p>9</text:p>
          </table:table-cell>
          <table:table-cell table:formula="of:=DEC2BIN([.A66])" office:value-type="string" office:string-value="1000000" calcext:value-type="string">
            <text:p>1000000</text:p>
          </table:table-cell>
          <table:table-cell table:formula="of:=([.A66]-1)/([.A66]+1)" office:value-type="float" office:value="0.969230769230769" calcext:value-type="float">
            <text:p>0.969230769230769</text:p>
          </table:table-cell>
          <table:table-cell table:formula="of:=[.I66]+[.H66]" office:value-type="float" office:value="1000000.96923077" calcext:value-type="float">
            <text:p>1000000.96923077</text:p>
          </table:table-cell>
          <table:table-cell table:formula="of:=[.I66]/[.J66]" office:value-type="float" office:value="0.000000969229829823396" calcext:value-type="float">
            <text:p>9.69229829823396E-07</text:p>
          </table:table-cell>
          <table:table-cell table:formula="of:=[.I66]/[.J66]" office:value-type="float" office:value="0.000000969229829823396" calcext:value-type="float">
            <text:p>9.69229829823396E-07</text:p>
          </table:table-cell>
          <table:table-cell table:formula="of:=[.M65]+[.M64]" office:value-type="float" office:value="10610209857723" calcext:value-type="float">
            <text:p>10610209857723</text:p>
          </table:table-cell>
          <table:table-cell table:formula="of:=([.M66]-[.$O$2])/([.M66]+[.$O$2])" office:value-type="float" office:value="0.99999999999755" calcext:value-type="float">
            <text:p>0.99999999999755</text:p>
          </table:table-cell>
          <table:table-cell office:value-type="float" office:value="349" calcext:value-type="float">
            <text:p>349</text:p>
          </table:table-cell>
          <table:table-cell table:formula="of:=([.O66]-13)/([.O66]+13)" office:value-type="float" office:value="0.92817679558011" calcext:value-type="float">
            <text:p>0.92817679558011</text:p>
          </table:table-cell>
          <table:table-cell table:formula="of:=LOG([.O66])" office:value-type="float" office:value="2.54282542695918" calcext:value-type="float">
            <text:p>2.5428254269591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30348127352601" calcext:value-type="float">
            <text:p>3.0348127352601E-11</text:p>
          </table:table-cell>
          <table:table-cell office:value-type="float" office:value="1" calcext:value-type="float">
            <text:p>1</text:p>
          </table:table-cell>
          <table:table-cell table:formula="of:=FLOOR([.R66]*[.A66]+[.S66]*[.M66]+[.T66]*[.$O$2])+[.D66]+[.E66]" office:value-type="float" office:value="349" calcext:value-type="float">
            <text:p>349</text:p>
          </table:table-cell>
          <table:table-cell table:formula="of:=MOD([.X66]-13;13)" office:value-type="float" office:value="11" calcext:value-type="float">
            <text:p>11</text:p>
          </table:table-cell>
          <table:table-cell table:formula="of:=IF([.U66]=[.X66];&quot;success&quot;;&quot;next&quot;)" office:value-type="string" office:string-value="success" calcext:value-type="string">
            <text:p>success</text:p>
          </table:table-cell>
          <table:table-cell table:formula="of:=[.O66]" office:value-type="float" office:value="349" calcext:value-type="float">
            <text:p>349</text:p>
          </table:table-cell>
          <table:table-cell table:formula="of:=MOD([.X66];13*6)" office:value-type="float" office:value="37" calcext:value-type="float">
            <text:p>37</text:p>
          </table:table-cell>
          <table:table-cell table:number-columns-repeated="22"/>
          <table:table-cell office:value-type="string" calcext:value-type="string">
            <text:p>Sound₁</text:p>
          </table:table-cell>
          <table:table-cell table:number-columns-repeated="973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MOD([.A67];[.$O$2])" office:value-type="float" office:value="0" calcext:value-type="float">
            <text:p>0</text:p>
          </table:table-cell>
          <table:table-cell table:formula="of:=MOD([.A67];64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DEC2BIN([.E67])" office:value-type="string" office:string-value="0" calcext:value-type="string">
            <text:p>0</text:p>
          </table:table-cell>
          <table:table-cell table:formula="of:=BIN2HEX([.F67])" office:value-type="string" office:string-value="0" calcext:value-type="string">
            <text:p>0</text:p>
          </table:table-cell>
          <table:table-cell table:formula="of:=DEC2BIN([.A67])" office:value-type="string" office:string-value="1000001" calcext:value-type="string">
            <text:p>1000001</text:p>
          </table:table-cell>
          <table:table-cell table:formula="of:=([.A67]-1)/([.A67]+1)" office:value-type="float" office:value="0.96969696969697" calcext:value-type="float">
            <text:p>0.96969696969697</text:p>
          </table:table-cell>
          <table:table-cell table:formula="of:=[.I67]+[.H67]" office:value-type="float" office:value="1000001.96969697" calcext:value-type="float">
            <text:p>1000001.96969697</text:p>
          </table:table-cell>
          <table:table-cell table:formula="of:=[.I67]/[.J67]" office:value-type="float" office:value="0.000000969695059691549" calcext:value-type="float">
            <text:p>9.69695059691549E-07</text:p>
          </table:table-cell>
          <table:table-cell table:formula="of:=[.I67]/[.J67]" office:value-type="float" office:value="0.000000969695059691549" calcext:value-type="float">
            <text:p>9.69695059691549E-07</text:p>
          </table:table-cell>
          <table:table-cell table:formula="of:=[.M66]+[.M65]" office:value-type="float" office:value="17167680177565" calcext:value-type="float">
            <text:p>17167680177565</text:p>
          </table:table-cell>
          <table:table-cell table:formula="of:=([.M67]-[.$O$2])/([.M67]+[.$O$2])" office:value-type="float" office:value="0.999999999998486" calcext:value-type="float">
            <text:p>0.999999999998486</text:p>
          </table:table-cell>
          <table:table-cell office:value-type="float" office:value="353" calcext:value-type="float">
            <text:p>353</text:p>
          </table:table-cell>
          <table:table-cell table:formula="of:=([.O67]-13)/([.O67]+13)" office:value-type="float" office:value="0.92896174863388" calcext:value-type="float">
            <text:p>0.92896174863388</text:p>
          </table:table-cell>
          <table:table-cell table:formula="of:=LOG([.O67])" office:value-type="float" office:value="2.54777470538782" calcext:value-type="float">
            <text:p>2.54777470538782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167757086001848" calcext:value-type="float">
            <text:p>1.67757086001848E-11</text:p>
          </table:table-cell>
          <table:table-cell office:value-type="float" office:value="0" calcext:value-type="float">
            <text:p>0</text:p>
          </table:table-cell>
          <table:table-cell table:formula="of:=FLOOR([.R67]*[.A67]+[.S67]*[.M67]+[.T67]*[.$O$2])+[.D67]+[.E67]" office:value-type="float" office:value="353" calcext:value-type="float">
            <text:p>353</text:p>
          </table:table-cell>
          <table:table-cell table:formula="of:=MOD([.X67]-13;13)" office:value-type="float" office:value="2" calcext:value-type="float">
            <text:p>2</text:p>
          </table:table-cell>
          <table:table-cell table:formula="of:=IF([.U67]=[.X67];&quot;success&quot;;&quot;next&quot;)" office:value-type="string" office:string-value="success" calcext:value-type="string">
            <text:p>success</text:p>
          </table:table-cell>
          <table:table-cell table:formula="of:=[.O67]" office:value-type="float" office:value="353" calcext:value-type="float">
            <text:p>353</text:p>
          </table:table-cell>
          <table:table-cell table:formula="of:=MOD([.X67];13*6)" office:value-type="float" office:value="41" calcext:value-type="float">
            <text:p>41</text:p>
          </table:table-cell>
          <table:table-cell table:number-columns-repeated="996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MOD([.A68];[.$O$2])" office:value-type="float" office:value="1" calcext:value-type="float">
            <text:p>1</text:p>
          </table:table-cell>
          <table:table-cell table:formula="of:=MOD([.A68];64)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DEC2BIN([.E68])" office:value-type="string" office:string-value="1001" calcext:value-type="string">
            <text:p>1001</text:p>
          </table:table-cell>
          <table:table-cell table:formula="of:=BIN2HEX([.F68])" office:value-type="string" office:string-value="9" calcext:value-type="string">
            <text:p>9</text:p>
          </table:table-cell>
          <table:table-cell table:formula="of:=DEC2BIN([.A68])" office:value-type="string" office:string-value="1000010" calcext:value-type="string">
            <text:p>1000010</text:p>
          </table:table-cell>
          <table:table-cell table:formula="of:=([.A68]-1)/([.A68]+1)" office:value-type="float" office:value="0.970149253731343" calcext:value-type="float">
            <text:p>0.970149253731343</text:p>
          </table:table-cell>
          <table:table-cell table:formula="of:=[.I68]+[.H68]" office:value-type="float" office:value="1000010.97014925" calcext:value-type="float">
            <text:p>1000010.97014925</text:p>
          </table:table-cell>
          <table:table-cell table:formula="of:=[.I68]/[.J68]" office:value-type="float" office:value="0.000000970138611165982" calcext:value-type="float">
            <text:p>9.70138611165982E-07</text:p>
          </table:table-cell>
          <table:table-cell table:formula="of:=[.I68]/[.J68]" office:value-type="float" office:value="0.000000970138611165982" calcext:value-type="float">
            <text:p>9.70138611165982E-07</text:p>
          </table:table-cell>
          <table:table-cell table:formula="of:=[.M67]+[.M66]" office:value-type="float" office:value="27777890035288" calcext:value-type="float">
            <text:p>27777890035288</text:p>
          </table:table-cell>
          <table:table-cell table:formula="of:=([.M68]-[.$O$2])/([.M68]+[.$O$2])" office:value-type="float" office:value="0.999999999999064" calcext:value-type="float">
            <text:p>0.999999999999064</text:p>
          </table:table-cell>
          <table:table-cell office:value-type="float" office:value="359" calcext:value-type="float">
            <text:p>359</text:p>
          </table:table-cell>
          <table:table-cell table:formula="of:=([.O68]-13)/([.O68]+13)" office:value-type="float" office:value="0.93010752688172" calcext:value-type="float">
            <text:p>0.93010752688172</text:p>
          </table:table-cell>
          <table:table-cell table:formula="of:=LOG([.O68])" office:value-type="float" office:value="2.55509444857832" calcext:value-type="float">
            <text:p>2.5550944485783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118439521353872" calcext:value-type="float">
            <text:p>1.18439521353872E-11</text:p>
          </table:table-cell>
          <table:table-cell office:value-type="float" office:value="1" calcext:value-type="float">
            <text:p>1</text:p>
          </table:table-cell>
          <table:table-cell table:formula="of:=FLOOR([.R68]*[.A68]+[.S68]*[.M68]+[.T68]*[.$O$2])+[.D68]+[.E68]" office:value-type="float" office:value="359" calcext:value-type="float">
            <text:p>359</text:p>
          </table:table-cell>
          <table:table-cell table:formula="of:=MOD([.X68]-13;13)" office:value-type="float" office:value="8" calcext:value-type="float">
            <text:p>8</text:p>
          </table:table-cell>
          <table:table-cell table:formula="of:=IF([.U68]=[.X68];&quot;success&quot;;&quot;next&quot;)" office:value-type="string" office:string-value="success" calcext:value-type="string">
            <text:p>success</text:p>
          </table:table-cell>
          <table:table-cell table:formula="of:=[.O68]" office:value-type="float" office:value="359" calcext:value-type="float">
            <text:p>359</text:p>
          </table:table-cell>
          <table:table-cell table:formula="of:=MOD([.X68];13*6)" office:value-type="float" office:value="47" calcext:value-type="float">
            <text:p>47</text:p>
          </table:table-cell>
          <table:table-cell table:number-columns-repeated="996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MOD([.A69];[.$O$2])" office:value-type="float" office:value="2" calcext:value-type="float">
            <text:p>2</text:p>
          </table:table-cell>
          <table:table-cell table:formula="of:=MOD([.A69];64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DEC2BIN([.E69])" office:value-type="string" office:string-value="1" calcext:value-type="string">
            <text:p>1</text:p>
          </table:table-cell>
          <table:table-cell table:formula="of:=BIN2HEX([.F69])" office:value-type="string" office:string-value="1" calcext:value-type="string">
            <text:p>1</text:p>
          </table:table-cell>
          <table:table-cell table:formula="of:=DEC2BIN([.A69])" office:value-type="string" office:string-value="1000011" calcext:value-type="string">
            <text:p>1000011</text:p>
          </table:table-cell>
          <table:table-cell table:formula="of:=([.A69]-1)/([.A69]+1)" office:value-type="float" office:value="0.970588235294118" calcext:value-type="float">
            <text:p>0.970588235294118</text:p>
          </table:table-cell>
          <table:table-cell table:formula="of:=[.I69]+[.H69]" office:value-type="float" office:value="1000011.97058824" calcext:value-type="float">
            <text:p>1000011.97058824</text:p>
          </table:table-cell>
          <table:table-cell table:formula="of:=[.I69]/[.J69]" office:value-type="float" office:value="0.000000970576616921086" calcext:value-type="float">
            <text:p>9.70576616921086E-07</text:p>
          </table:table-cell>
          <table:table-cell table:formula="of:=[.I69]/[.J69]" office:value-type="float" office:value="0.000000970576616921086" calcext:value-type="float">
            <text:p>9.70576616921086E-07</text:p>
          </table:table-cell>
          <table:table-cell table:formula="of:=[.M68]+[.M67]" office:value-type="float" office:value="44945570212853" calcext:value-type="float">
            <text:p>44945570212853</text:p>
          </table:table-cell>
          <table:table-cell table:formula="of:=([.M69]-[.$O$2])/([.M69]+[.$O$2])" office:value-type="float" office:value="0.999999999999421" calcext:value-type="float">
            <text:p>0.999999999999421</text:p>
          </table:table-cell>
          <table:table-cell office:value-type="float" office:value="367" calcext:value-type="float">
            <text:p>367</text:p>
          </table:table-cell>
          <table:table-cell table:formula="of:=([.O69]-13)/([.O69]+13)" office:value-type="float" office:value="0.931578947368421" calcext:value-type="float">
            <text:p>0.931578947368421</text:p>
          </table:table-cell>
          <table:table-cell table:formula="of:=LOG([.O69])" office:value-type="float" office:value="2.56466606425209" calcext:value-type="float">
            <text:p>2.56466606425209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658574356934854" calcext:value-type="float">
            <text:p>6.58574356934854E-12</text:p>
          </table:table-cell>
          <table:table-cell office:value-type="float" office:value="0" calcext:value-type="float">
            <text:p>0</text:p>
          </table:table-cell>
          <table:table-cell table:formula="of:=FLOOR([.R69]*[.A69]+[.S69]*[.M69]+[.T69]*[.$O$2])+[.D69]+[.E69]" office:value-type="float" office:value="367" calcext:value-type="float">
            <text:p>367</text:p>
          </table:table-cell>
          <table:table-cell table:formula="of:=MOD([.X69]-13;13)" office:value-type="float" office:value="3" calcext:value-type="float">
            <text:p>3</text:p>
          </table:table-cell>
          <table:table-cell table:formula="of:=IF([.U69]=[.X69];&quot;success&quot;;&quot;next&quot;)" office:value-type="string" office:string-value="success" calcext:value-type="string">
            <text:p>success</text:p>
          </table:table-cell>
          <table:table-cell table:formula="of:=[.O69]" office:value-type="float" office:value="367" calcext:value-type="float">
            <text:p>367</text:p>
          </table:table-cell>
          <table:table-cell table:formula="of:=MOD([.X69];13*6)" office:value-type="float" office:value="55" calcext:value-type="float">
            <text:p>55</text:p>
          </table:table-cell>
          <table:table-cell table:number-columns-repeated="996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MOD([.A70];[.$O$2])" office:value-type="float" office:value="3" calcext:value-type="float">
            <text:p>3</text:p>
          </table:table-cell>
          <table:table-cell table:formula="of:=MOD([.A70];64)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DEC2BIN([.E70])" office:value-type="string" office:string-value="1000" calcext:value-type="string">
            <text:p>1000</text:p>
          </table:table-cell>
          <table:table-cell table:formula="of:=BIN2HEX([.F70])" office:value-type="string" office:string-value="8" calcext:value-type="string">
            <text:p>8</text:p>
          </table:table-cell>
          <table:table-cell table:formula="of:=DEC2BIN([.A70])" office:value-type="string" office:string-value="1000100" calcext:value-type="string">
            <text:p>1000100</text:p>
          </table:table-cell>
          <table:table-cell table:formula="of:=([.A70]-1)/([.A70]+1)" office:value-type="float" office:value="0.971014492753623" calcext:value-type="float">
            <text:p>0.971014492753623</text:p>
          </table:table-cell>
          <table:table-cell table:formula="of:=[.I70]+[.H70]" office:value-type="float" office:value="1000100.97101449" calcext:value-type="float">
            <text:p>1000100.97101449</text:p>
          </table:table-cell>
          <table:table-cell table:formula="of:=[.I70]/[.J70]" office:value-type="float" office:value="0.000000970916458333837" calcext:value-type="float">
            <text:p>9.70916458333837E-07</text:p>
          </table:table-cell>
          <table:table-cell table:formula="of:=[.I70]/[.J70]" office:value-type="float" office:value="0.000000970916458333837" calcext:value-type="float">
            <text:p>9.70916458333837E-07</text:p>
          </table:table-cell>
          <table:table-cell table:formula="of:=[.M69]+[.M68]" office:value-type="float" office:value="72723460248141" calcext:value-type="float">
            <text:p>72723460248141</text:p>
          </table:table-cell>
          <table:table-cell table:formula="of:=([.M70]-[.$O$2])/([.M70]+[.$O$2])" office:value-type="float" office:value="0.999999999999642" calcext:value-type="float">
            <text:p>0.999999999999642</text:p>
          </table:table-cell>
          <table:table-cell office:value-type="float" office:value="373" calcext:value-type="float">
            <text:p>373</text:p>
          </table:table-cell>
          <table:table-cell table:formula="of:=([.O70]-13)/([.O70]+13)" office:value-type="float" office:value="0.932642487046632" calcext:value-type="float">
            <text:p>0.932642487046632</text:p>
          </table:table-cell>
          <table:table-cell table:formula="of:=LOG([.O70])" office:value-type="float" office:value="2.57170883180869" calcext:value-type="float">
            <text:p>2.57170883180869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468899580460649" calcext:value-type="float">
            <text:p>4.68899580460649E-12</text:p>
          </table:table-cell>
          <table:table-cell office:value-type="float" office:value="1" calcext:value-type="float">
            <text:p>1</text:p>
          </table:table-cell>
          <table:table-cell table:formula="of:=FLOOR([.R70]*[.A70]+[.S70]*[.M70]+[.T70]*[.$O$2])+[.D70]+[.E70]" office:value-type="float" office:value="373" calcext:value-type="float">
            <text:p>373</text:p>
          </table:table-cell>
          <table:table-cell table:formula="of:=MOD([.X70]-13;13)" office:value-type="float" office:value="9" calcext:value-type="float">
            <text:p>9</text:p>
          </table:table-cell>
          <table:table-cell table:formula="of:=IF([.U70]=[.X70];&quot;success&quot;;&quot;next&quot;)" office:value-type="string" office:string-value="success" calcext:value-type="string">
            <text:p>success</text:p>
          </table:table-cell>
          <table:table-cell table:formula="of:=[.O70]" office:value-type="float" office:value="373" calcext:value-type="float">
            <text:p>373</text:p>
          </table:table-cell>
          <table:table-cell table:formula="of:=MOD([.X70];13*6)" office:value-type="float" office:value="61" calcext:value-type="float">
            <text:p>61</text:p>
          </table:table-cell>
          <table:table-cell table:number-columns-repeated="996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MOD([.A71];[.$O$2])" office:value-type="float" office:value="4" calcext:value-type="float">
            <text:p>4</text:p>
          </table:table-cell>
          <table:table-cell table:formula="of:=MOD([.A71];64)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DEC2BIN([.E71])" office:value-type="string" office:string-value="10" calcext:value-type="string">
            <text:p>10</text:p>
          </table:table-cell>
          <table:table-cell table:formula="of:=BIN2HEX([.F71])" office:value-type="string" office:string-value="2" calcext:value-type="string">
            <text:p>2</text:p>
          </table:table-cell>
          <table:table-cell table:formula="of:=DEC2BIN([.A71])" office:value-type="string" office:string-value="1000101" calcext:value-type="string">
            <text:p>1000101</text:p>
          </table:table-cell>
          <table:table-cell table:formula="of:=([.A71]-1)/([.A71]+1)" office:value-type="float" office:value="0.971428571428571" calcext:value-type="float">
            <text:p>0.971428571428571</text:p>
          </table:table-cell>
          <table:table-cell table:formula="of:=[.I71]+[.H71]" office:value-type="float" office:value="1000101.97142857" calcext:value-type="float">
            <text:p>1000101.97142857</text:p>
          </table:table-cell>
          <table:table-cell table:formula="of:=[.I71]/[.J71]" office:value-type="float" office:value="0.000000971329523569439" calcext:value-type="float">
            <text:p>9.71329523569439E-07</text:p>
          </table:table-cell>
          <table:table-cell table:formula="of:=[.I71]/[.J71]" office:value-type="float" office:value="0.000000971329523569439" calcext:value-type="float">
            <text:p>9.71329523569439E-07</text:p>
          </table:table-cell>
          <table:table-cell table:formula="of:=[.M70]+[.M69]" office:value-type="float" office:value="117669030460994" calcext:value-type="float">
            <text:p>117669030460994</text:p>
          </table:table-cell>
          <table:table-cell table:formula="of:=([.M71]-[.$O$2])/([.M71]+[.$O$2])" office:value-type="float" office:value="0.999999999999779" calcext:value-type="float">
            <text:p>0.999999999999779</text:p>
          </table:table-cell>
          <table:table-cell office:value-type="float" office:value="379" calcext:value-type="float">
            <text:p>379</text:p>
          </table:table-cell>
          <table:table-cell table:formula="of:=([.O71]-13)/([.O71]+13)" office:value-type="float" office:value="0.933673469387755" calcext:value-type="float">
            <text:p>0.933673469387755</text:p>
          </table:table-cell>
          <table:table-cell table:formula="of:=LOG([.O71])" office:value-type="float" office:value="2.57863920996807" calcext:value-type="float">
            <text:p>2.57863920996807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256652067937374" calcext:value-type="float">
            <text:p>2.56652067937374E-12</text:p>
          </table:table-cell>
          <table:table-cell office:value-type="float" office:value="0" calcext:value-type="float">
            <text:p>0</text:p>
          </table:table-cell>
          <table:table-cell table:formula="of:=FLOOR([.R71]*[.A71]+[.S71]*[.M71]+[.T71]*[.$O$2])+[.D71]+[.E71]" office:value-type="float" office:value="379" calcext:value-type="float">
            <text:p>379</text:p>
          </table:table-cell>
          <table:table-cell table:formula="of:=MOD([.X71]-13;13)" office:value-type="float" office:value="2" calcext:value-type="float">
            <text:p>2</text:p>
          </table:table-cell>
          <table:table-cell table:formula="of:=IF([.U71]=[.X71];&quot;success&quot;;&quot;next&quot;)" office:value-type="string" office:string-value="success" calcext:value-type="string">
            <text:p>success</text:p>
          </table:table-cell>
          <table:table-cell table:formula="of:=[.O71]" office:value-type="float" office:value="379" calcext:value-type="float">
            <text:p>379</text:p>
          </table:table-cell>
          <table:table-cell table:formula="of:=MOD([.X71];13*6)" office:value-type="float" office:value="67" calcext:value-type="float">
            <text:p>67</text:p>
          </table:table-cell>
          <table:table-cell table:number-columns-repeated="996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MOD([.A72];[.$O$2])" office:value-type="float" office:value="5" calcext:value-type="float">
            <text:p>5</text:p>
          </table:table-cell>
          <table:table-cell table:formula="of:=MOD([.A72];64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DEC2BIN([.E72])" office:value-type="string" office:string-value="100" calcext:value-type="string">
            <text:p>100</text:p>
          </table:table-cell>
          <table:table-cell table:formula="of:=BIN2HEX([.F72])" office:value-type="string" office:string-value="4" calcext:value-type="string">
            <text:p>4</text:p>
          </table:table-cell>
          <table:table-cell table:formula="of:=DEC2BIN([.A72])" office:value-type="string" office:string-value="1000110" calcext:value-type="string">
            <text:p>1000110</text:p>
          </table:table-cell>
          <table:table-cell table:formula="of:=([.A72]-1)/([.A72]+1)" office:value-type="float" office:value="0.971830985915493" calcext:value-type="float">
            <text:p>0.971830985915493</text:p>
          </table:table-cell>
          <table:table-cell table:formula="of:=[.I72]+[.H72]" office:value-type="float" office:value="1000110.97183099" calcext:value-type="float">
            <text:p>1000110.97183099</text:p>
          </table:table-cell>
          <table:table-cell table:formula="of:=[.I72]/[.J72]" office:value-type="float" office:value="0.000000971723152018102" calcext:value-type="float">
            <text:p>9.71723152018102E-07</text:p>
          </table:table-cell>
          <table:table-cell table:formula="of:=[.I72]/[.J72]" office:value-type="float" office:value="0.000000971723152018102" calcext:value-type="float">
            <text:p>9.71723152018102E-07</text:p>
          </table:table-cell>
          <table:table-cell table:formula="of:=[.M71]+[.M70]" office:value-type="float" office:value="190392490709135" calcext:value-type="float">
            <text:p>190392490709135</text:p>
          </table:table-cell>
          <table:table-cell table:formula="of:=([.M72]-[.$O$2])/([.M72]+[.$O$2])" office:value-type="float" office:value="0.999999999999863" calcext:value-type="float">
            <text:p>0.999999999999863</text:p>
          </table:table-cell>
          <table:table-cell office:value-type="float" office:value="383" calcext:value-type="float">
            <text:p>383</text:p>
          </table:table-cell>
          <table:table-cell table:formula="of:=([.O72]-13)/([.O72]+13)" office:value-type="float" office:value="0.934343434343434" calcext:value-type="float">
            <text:p>0.934343434343434</text:p>
          </table:table-cell>
          <table:table-cell table:formula="of:=LOG([.O72])" office:value-type="float" office:value="2.58319877396862" calcext:value-type="float">
            <text:p>2.5831987739686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191709241599037" calcext:value-type="float">
            <text:p>1.91709241599037E-12</text:p>
          </table:table-cell>
          <table:table-cell office:value-type="float" office:value="1" calcext:value-type="float">
            <text:p>1</text:p>
          </table:table-cell>
          <table:table-cell table:formula="of:=FLOOR([.R72]*[.A72]+[.S72]*[.M72]+[.T72]*[.$O$2])+[.D72]+[.E72]" office:value-type="float" office:value="383" calcext:value-type="float">
            <text:p>383</text:p>
          </table:table-cell>
          <table:table-cell table:formula="of:=MOD([.X72]-13;13)" office:value-type="float" office:value="6" calcext:value-type="float">
            <text:p>6</text:p>
          </table:table-cell>
          <table:table-cell table:formula="of:=IF([.U72]=[.X72];&quot;success&quot;;&quot;next&quot;)" office:value-type="string" office:string-value="success" calcext:value-type="string">
            <text:p>success</text:p>
          </table:table-cell>
          <table:table-cell table:formula="of:=[.O72]" office:value-type="float" office:value="383" calcext:value-type="float">
            <text:p>383</text:p>
          </table:table-cell>
          <table:table-cell table:formula="of:=MOD([.X72];13*6)" office:value-type="float" office:value="71" calcext:value-type="float">
            <text:p>71</text:p>
          </table:table-cell>
          <table:table-cell table:number-columns-repeated="996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MOD([.A73];[.$O$2])" office:value-type="float" office:value="6" calcext:value-type="float">
            <text:p>6</text:p>
          </table:table-cell>
          <table:table-cell table:formula="of:=MOD([.A73];64)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formula="of:=DEC2BIN([.E73])" office:value-type="string" office:string-value="1111" calcext:value-type="string">
            <text:p>1111</text:p>
          </table:table-cell>
          <table:table-cell table:formula="of:=BIN2HEX([.F73])" office:value-type="string" office:string-value="F" calcext:value-type="string">
            <text:p>F</text:p>
          </table:table-cell>
          <table:table-cell table:formula="of:=DEC2BIN([.A73])" office:value-type="string" office:string-value="1000111" calcext:value-type="string">
            <text:p>1000111</text:p>
          </table:table-cell>
          <table:table-cell table:formula="of:=([.A73]-1)/([.A73]+1)" office:value-type="float" office:value="0.972222222222222" calcext:value-type="float">
            <text:p>0.972222222222222</text:p>
          </table:table-cell>
          <table:table-cell table:formula="of:=[.I73]+[.H73]" office:value-type="float" office:value="1000111.97222222" calcext:value-type="float">
            <text:p>1000111.97222222</text:p>
          </table:table-cell>
          <table:table-cell table:formula="of:=[.I73]/[.J73]" office:value-type="float" office:value="0.000000972113372527648" calcext:value-type="float">
            <text:p>9.72113372527648E-07</text:p>
          </table:table-cell>
          <table:table-cell table:formula="of:=[.I73]/[.J73]" office:value-type="float" office:value="0.000000972113372527648" calcext:value-type="float">
            <text:p>9.72113372527648E-07</text:p>
          </table:table-cell>
          <table:table-cell table:formula="of:=[.M72]+[.M71]" office:value-type="float" office:value="308061521170129" calcext:value-type="float">
            <text:p>308061521170129</text:p>
          </table:table-cell>
          <table:table-cell table:formula="of:=([.M73]-[.$O$2])/([.M73]+[.$O$2])" office:value-type="float" office:value="0.999999999999916" calcext:value-type="float">
            <text:p>0.999999999999916</text:p>
          </table:table-cell>
          <table:table-cell office:value-type="float" office:value="389" calcext:value-type="float">
            <text:p>389</text:p>
          </table:table-cell>
          <table:table-cell table:formula="of:=([.O73]-13)/([.O73]+13)" office:value-type="float" office:value="0.935323383084577" calcext:value-type="float">
            <text:p>0.935323383084577</text:p>
          </table:table-cell>
          <table:table-cell table:formula="of:=LOG([.O73])" office:value-type="float" office:value="2.58994960132571" calcext:value-type="float">
            <text:p>2.58994960132571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954354827838549" calcext:value-type="float">
            <text:p>9.54354827838549E-13</text:p>
          </table:table-cell>
          <table:table-cell office:value-type="float" office:value="0" calcext:value-type="float">
            <text:p>0</text:p>
          </table:table-cell>
          <table:table-cell table:formula="of:=FLOOR([.R73]*[.A73]+[.S73]*[.M73]+[.T73]*[.$O$2])+[.D73]+[.E73]" office:value-type="float" office:value="389" calcext:value-type="float">
            <text:p>389</text:p>
          </table:table-cell>
          <table:table-cell table:formula="of:=MOD([.X73]-13;13)" office:value-type="float" office:value="12" calcext:value-type="float">
            <text:p>12</text:p>
          </table:table-cell>
          <table:table-cell table:formula="of:=IF([.U73]=[.X73];&quot;success&quot;;&quot;next&quot;)" office:value-type="string" office:string-value="success" calcext:value-type="string">
            <text:p>success</text:p>
          </table:table-cell>
          <table:table-cell table:formula="of:=[.O73]" office:value-type="float" office:value="389" calcext:value-type="float">
            <text:p>389</text:p>
          </table:table-cell>
          <table:table-cell table:formula="of:=MOD([.X73];13*6)" office:value-type="float" office:value="77" calcext:value-type="float">
            <text:p>77</text:p>
          </table:table-cell>
          <table:table-cell table:number-columns-repeated="996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MOD([.A74];[.$O$2])" office:value-type="float" office:value="7" calcext:value-type="float">
            <text:p>7</text:p>
          </table:table-cell>
          <table:table-cell table:formula="of:=MOD([.A74];64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DEC2BIN([.E74])" office:value-type="string" office:string-value="11" calcext:value-type="string">
            <text:p>11</text:p>
          </table:table-cell>
          <table:table-cell table:formula="of:=BIN2HEX([.F74])" office:value-type="string" office:string-value="3" calcext:value-type="string">
            <text:p>3</text:p>
          </table:table-cell>
          <table:table-cell table:formula="of:=DEC2BIN([.A74])" office:value-type="string" office:string-value="1001000" calcext:value-type="string">
            <text:p>1001000</text:p>
          </table:table-cell>
          <table:table-cell table:formula="of:=([.A74]-1)/([.A74]+1)" office:value-type="float" office:value="0.972602739726027" calcext:value-type="float">
            <text:p>0.972602739726027</text:p>
          </table:table-cell>
          <table:table-cell table:formula="of:=[.I74]+[.H74]" office:value-type="float" office:value="1001000.97260274" calcext:value-type="float">
            <text:p>1001000.97260274</text:p>
          </table:table-cell>
          <table:table-cell table:formula="of:=[.I74]/[.J74]" office:value-type="float" office:value="0.000000971630164551316" calcext:value-type="float">
            <text:p>9.71630164551316E-07</text:p>
          </table:table-cell>
          <table:table-cell table:formula="of:=[.I74]/[.J74]" office:value-type="float" office:value="0.000000971630164551316" calcext:value-type="float">
            <text:p>9.71630164551316E-07</text:p>
          </table:table-cell>
          <table:table-cell table:formula="of:=[.M73]+[.M72]" office:value-type="float" office:value="498454011879264" calcext:value-type="float">
            <text:p>498454011879264</text:p>
          </table:table-cell>
          <table:table-cell table:formula="of:=([.M74]-[.$O$2])/([.M74]+[.$O$2])" office:value-type="float" office:value="0.999999999999948" calcext:value-type="float">
            <text:p>0.999999999999948</text:p>
          </table:table-cell>
          <table:table-cell office:value-type="float" office:value="397" calcext:value-type="float">
            <text:p>397</text:p>
          </table:table-cell>
          <table:table-cell table:formula="of:=([.O74]-13)/([.O74]+13)" office:value-type="float" office:value="0.936585365853659" calcext:value-type="float">
            <text:p>0.936585365853659</text:p>
          </table:table-cell>
          <table:table-cell table:formula="of:=LOG([.O74])" office:value-type="float" office:value="2.59879050676312" calcext:value-type="float">
            <text:p>2.5987905067631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0756338580922722" calcext:value-type="float">
            <text:p>7.56338580922722E-13</text:p>
          </table:table-cell>
          <table:table-cell office:value-type="float" office:value="1" calcext:value-type="float">
            <text:p>1</text:p>
          </table:table-cell>
          <table:table-cell table:formula="of:=FLOOR([.R74]*[.A74]+[.S74]*[.M74]+[.T74]*[.$O$2])+[.D74]+[.E74]" office:value-type="float" office:value="397" calcext:value-type="float">
            <text:p>397</text:p>
          </table:table-cell>
          <table:table-cell table:formula="of:=MOD([.X74]-13;13)" office:value-type="float" office:value="7" calcext:value-type="float">
            <text:p>7</text:p>
          </table:table-cell>
          <table:table-cell table:formula="of:=IF([.U74]=[.X74];&quot;success&quot;;&quot;next&quot;)" office:value-type="string" office:string-value="success" calcext:value-type="string">
            <text:p>success</text:p>
          </table:table-cell>
          <table:table-cell table:formula="of:=[.O74]" office:value-type="float" office:value="397" calcext:value-type="float">
            <text:p>397</text:p>
          </table:table-cell>
          <table:table-cell table:formula="of:=MOD([.X74];13*6)" office:value-type="float" office:value="7" calcext:value-type="float">
            <text:p>7</text:p>
          </table:table-cell>
          <table:table-cell table:number-columns-repeated="996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MOD([.A75];[.$O$2])" office:value-type="float" office:value="8" calcext:value-type="float">
            <text:p>8</text:p>
          </table:table-cell>
          <table:table-cell table:formula="of:=MOD([.A75];64)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DEC2BIN([.E75])" office:value-type="string" office:string-value="100" calcext:value-type="string">
            <text:p>100</text:p>
          </table:table-cell>
          <table:table-cell table:formula="of:=BIN2HEX([.F75])" office:value-type="string" office:string-value="4" calcext:value-type="string">
            <text:p>4</text:p>
          </table:table-cell>
          <table:table-cell table:formula="of:=DEC2BIN([.A75])" office:value-type="string" office:string-value="1001001" calcext:value-type="string">
            <text:p>1001001</text:p>
          </table:table-cell>
          <table:table-cell table:formula="of:=([.A75]-1)/([.A75]+1)" office:value-type="float" office:value="0.972972972972973" calcext:value-type="float">
            <text:p>0.972972972972973</text:p>
          </table:table-cell>
          <table:table-cell table:formula="of:=[.I75]+[.H75]" office:value-type="float" office:value="1001001.97297297" calcext:value-type="float">
            <text:p>1001001.97297297</text:p>
          </table:table-cell>
          <table:table-cell table:formula="of:=[.I75]/[.J75]" office:value-type="float" office:value="0.000000971999056188917" calcext:value-type="float">
            <text:p>9.71999056188917E-07</text:p>
          </table:table-cell>
          <table:table-cell table:formula="of:=[.I75]/[.J75]" office:value-type="float" office:value="0.000000971999056188917" calcext:value-type="float">
            <text:p>9.71999056188917E-07</text:p>
          </table:table-cell>
          <table:table-cell table:formula="of:=[.M74]+[.M73]" office:value-type="float" office:value="806515533049393" calcext:value-type="float">
            <text:p>806515533049393</text:p>
          </table:table-cell>
          <table:table-cell table:formula="of:=([.M75]-[.$O$2])/([.M75]+[.$O$2])" office:value-type="float" office:value="0.999999999999968" calcext:value-type="float">
            <text:p>0.999999999999968</text:p>
          </table:table-cell>
          <table:table-cell office:value-type="float" office:value="401" calcext:value-type="float">
            <text:p>401</text:p>
          </table:table-cell>
          <table:table-cell table:formula="of:=([.O75]-13)/([.O75]+13)" office:value-type="float" office:value="0.93719806763285" calcext:value-type="float">
            <text:p>0.93719806763285</text:p>
          </table:table-cell>
          <table:table-cell table:formula="of:=LOG([.O75])" office:value-type="float" office:value="2.60314437262018" calcext:value-type="float">
            <text:p>2.60314437262018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38684933794188" calcext:value-type="float">
            <text:p>3.8684933794188E-13</text:p>
          </table:table-cell>
          <table:table-cell office:value-type="float" office:value="0" calcext:value-type="float">
            <text:p>0</text:p>
          </table:table-cell>
          <table:table-cell table:formula="of:=FLOOR([.R75]*[.A75]+[.S75]*[.M75]+[.T75]*[.$O$2])+[.D75]+[.E75]" office:value-type="float" office:value="401" calcext:value-type="float">
            <text:p>401</text:p>
          </table:table-cell>
          <table:table-cell table:formula="of:=MOD([.X75]-13;13)" office:value-type="float" office:value="11" calcext:value-type="float">
            <text:p>11</text:p>
          </table:table-cell>
          <table:table-cell table:formula="of:=IF([.U75]=[.X75];&quot;success&quot;;&quot;next&quot;)" office:value-type="string" office:string-value="success" calcext:value-type="string">
            <text:p>success</text:p>
          </table:table-cell>
          <table:table-cell table:formula="of:=[.O75]" office:value-type="float" office:value="401" calcext:value-type="float">
            <text:p>401</text:p>
          </table:table-cell>
          <table:table-cell table:formula="of:=MOD([.X75];13*6)" office:value-type="float" office:value="11" calcext:value-type="float">
            <text:p>11</text:p>
          </table:table-cell>
          <table:table-cell table:number-columns-repeated="996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MOD([.A76];[.$O$2])" office:value-type="float" office:value="9" calcext:value-type="float">
            <text:p>9</text:p>
          </table:table-cell>
          <table:table-cell table:formula="of:=MOD([.A76];64)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DEC2BIN([.E76])" office:value-type="string" office:string-value="1110" calcext:value-type="string">
            <text:p>1110</text:p>
          </table:table-cell>
          <table:table-cell table:formula="of:=BIN2HEX([.F76])" office:value-type="string" office:string-value="E" calcext:value-type="string">
            <text:p>E</text:p>
          </table:table-cell>
          <table:table-cell table:formula="of:=DEC2BIN([.A76])" office:value-type="string" office:string-value="1001010" calcext:value-type="string">
            <text:p>1001010</text:p>
          </table:table-cell>
          <table:table-cell table:formula="of:=([.A76]-1)/([.A76]+1)" office:value-type="float" office:value="0.973333333333333" calcext:value-type="float">
            <text:p>0.973333333333333</text:p>
          </table:table-cell>
          <table:table-cell table:formula="of:=[.I76]+[.H76]" office:value-type="float" office:value="1001010.97333333" calcext:value-type="float">
            <text:p>1001010.97333333</text:p>
          </table:table-cell>
          <table:table-cell table:formula="of:=[.I76]/[.J76]" office:value-type="float" office:value="0.000000972350313096135" calcext:value-type="float">
            <text:p>9.72350313096135E-07</text:p>
          </table:table-cell>
          <table:table-cell table:formula="of:=[.I76]/[.J76]" office:value-type="float" office:value="0.000000972350313096135" calcext:value-type="float">
            <text:p>9.72350313096135E-07</text:p>
          </table:table-cell>
          <table:table-cell table:formula="of:=[.M75]+[.M74]" office:value-type="float" office:value="1304969544928657" calcext:value-type="float">
            <text:p>1304969544928657</text:p>
          </table:table-cell>
          <table:table-cell table:formula="of:=([.M76]-[.$O$2])/([.M76]+[.$O$2])" office:value-type="float" office:value="0.99999999999998" calcext:value-type="float">
            <text:p>0.99999999999998</text:p>
          </table:table-cell>
          <table:table-cell office:value-type="float" office:value="409" calcext:value-type="float">
            <text:p>409</text:p>
          </table:table-cell>
          <table:table-cell table:formula="of:=([.O76]-13)/([.O76]+13)" office:value-type="float" office:value="0.938388625592417" calcext:value-type="float">
            <text:p>0.938388625592417</text:p>
          </table:table-cell>
          <table:table-cell table:formula="of:=LOG([.O76])" office:value-type="float" office:value="2.61172330800734" calcext:value-type="float">
            <text:p>2.61172330800734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028736302809312" calcext:value-type="float">
            <text:p>2.8736302809312E-13</text:p>
          </table:table-cell>
          <table:table-cell office:value-type="float" office:value="1" calcext:value-type="float">
            <text:p>1</text:p>
          </table:table-cell>
          <table:table-cell table:formula="of:=FLOOR([.R76]*[.A76]+[.S76]*[.M76]+[.T76]*[.$O$2])+[.D76]+[.E76]" office:value-type="float" office:value="409" calcext:value-type="float">
            <text:p>409</text:p>
          </table:table-cell>
          <table:table-cell table:formula="of:=MOD([.X76]-13;13)" office:value-type="float" office:value="6" calcext:value-type="float">
            <text:p>6</text:p>
          </table:table-cell>
          <table:table-cell table:formula="of:=IF([.U76]=[.X76];&quot;success&quot;;&quot;next&quot;)" office:value-type="string" office:string-value="success" calcext:value-type="string">
            <text:p>success</text:p>
          </table:table-cell>
          <table:table-cell table:formula="of:=[.O76]" office:value-type="float" office:value="409" calcext:value-type="float">
            <text:p>409</text:p>
          </table:table-cell>
          <table:table-cell table:formula="of:=MOD([.X76];13*6)" office:value-type="float" office:value="19" calcext:value-type="float">
            <text:p>19</text:p>
          </table:table-cell>
          <table:table-cell table:number-columns-repeated="996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MOD([.A77];[.$O$2])" office:value-type="float" office:value="10" calcext:value-type="float">
            <text:p>10</text:p>
          </table:table-cell>
          <table:table-cell table:formula="of:=MOD([.A77];64)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DEC2BIN([.E77])" office:value-type="string" office:string-value="1000" calcext:value-type="string">
            <text:p>1000</text:p>
          </table:table-cell>
          <table:table-cell table:formula="of:=BIN2HEX([.F77])" office:value-type="string" office:string-value="8" calcext:value-type="string">
            <text:p>8</text:p>
          </table:table-cell>
          <table:table-cell table:formula="of:=DEC2BIN([.A77])" office:value-type="string" office:string-value="1001011" calcext:value-type="string">
            <text:p>1001011</text:p>
          </table:table-cell>
          <table:table-cell table:formula="of:=([.A77]-1)/([.A77]+1)" office:value-type="float" office:value="0.973684210526316" calcext:value-type="float">
            <text:p>0.973684210526316</text:p>
          </table:table-cell>
          <table:table-cell table:formula="of:=[.I77]+[.H77]" office:value-type="float" office:value="1001011.97368421" calcext:value-type="float">
            <text:p>1001011.97368421</text:p>
          </table:table-cell>
          <table:table-cell table:formula="of:=[.I77]/[.J77]" office:value-type="float" office:value="0.000000972699863861453" calcext:value-type="float">
            <text:p>9.72699863861453E-07</text:p>
          </table:table-cell>
          <table:table-cell table:formula="of:=[.I77]/[.J77]" office:value-type="float" office:value="0.000000972699863861453" calcext:value-type="float">
            <text:p>9.72699863861453E-07</text:p>
          </table:table-cell>
          <table:table-cell table:formula="of:=[.M76]+[.M75]" office:value-type="float" office:value="2111485077978050" calcext:value-type="float">
            <text:p>2111485077978050</text:p>
          </table:table-cell>
          <table:table-cell table:formula="of:=([.M77]-[.$O$2])/([.M77]+[.$O$2])" office:value-type="float" office:value="0.999999999999988" calcext:value-type="float">
            <text:p>0.999999999999988</text:p>
          </table:table-cell>
          <table:table-cell office:value-type="float" office:value="419" calcext:value-type="float">
            <text:p>419</text:p>
          </table:table-cell>
          <table:table-cell table:formula="of:=([.O77]-13)/([.O77]+13)" office:value-type="float" office:value="0.939814814814815" calcext:value-type="float">
            <text:p>0.939814814814815</text:p>
          </table:table-cell>
          <table:table-cell table:formula="of:=LOG([.O77])" office:value-type="float" office:value="2.6222140229663" calcext:value-type="float">
            <text:p>2.6222140229663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15818250551874" calcext:value-type="float">
            <text:p>1.5818250551874E-13</text:p>
          </table:table-cell>
          <table:table-cell office:value-type="float" office:value="0" calcext:value-type="float">
            <text:p>0</text:p>
          </table:table-cell>
          <table:table-cell table:formula="of:=FLOOR([.R77]*[.A77]+[.S77]*[.M77]+[.T77]*[.$O$2])+[.D77]+[.E77]" office:value-type="float" office:value="419" calcext:value-type="float">
            <text:p>419</text:p>
          </table:table-cell>
          <table:table-cell table:formula="of:=MOD([.X77]-13;13)" office:value-type="float" office:value="3" calcext:value-type="float">
            <text:p>3</text:p>
          </table:table-cell>
          <table:table-cell table:formula="of:=IF([.U77]=[.X77];&quot;success&quot;;&quot;next&quot;)" office:value-type="string" office:string-value="success" calcext:value-type="string">
            <text:p>success</text:p>
          </table:table-cell>
          <table:table-cell table:formula="of:=[.O77]" office:value-type="float" office:value="419" calcext:value-type="float">
            <text:p>419</text:p>
          </table:table-cell>
          <table:table-cell table:formula="of:=MOD([.X77];13*6)" office:value-type="float" office:value="29" calcext:value-type="float">
            <text:p>29</text:p>
          </table:table-cell>
          <table:table-cell table:number-columns-repeated="996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MOD([.A78];[.$O$2])" office:value-type="float" office:value="11" calcext:value-type="float">
            <text:p>11</text:p>
          </table:table-cell>
          <table:table-cell table:formula="of:=MOD([.A78];64)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DEC2BIN([.E78])" office:value-type="string" office:string-value="1" calcext:value-type="string">
            <text:p>1</text:p>
          </table:table-cell>
          <table:table-cell table:formula="of:=BIN2HEX([.F78])" office:value-type="string" office:string-value="1" calcext:value-type="string">
            <text:p>1</text:p>
          </table:table-cell>
          <table:table-cell table:formula="of:=DEC2BIN([.A78])" office:value-type="string" office:string-value="1001100" calcext:value-type="string">
            <text:p>1001100</text:p>
          </table:table-cell>
          <table:table-cell table:formula="of:=([.A78]-1)/([.A78]+1)" office:value-type="float" office:value="0.974025974025974" calcext:value-type="float">
            <text:p>0.974025974025974</text:p>
          </table:table-cell>
          <table:table-cell table:formula="of:=[.I78]+[.H78]" office:value-type="float" office:value="1001100.97402597" calcext:value-type="float">
            <text:p>1001100.97402597</text:p>
          </table:table-cell>
          <table:table-cell table:formula="of:=[.I78]/[.J78]" office:value-type="float" office:value="0.000000972954776089053" calcext:value-type="float">
            <text:p>9.72954776089053E-07</text:p>
          </table:table-cell>
          <table:table-cell table:formula="of:=[.I78]/[.J78]" office:value-type="float" office:value="0.000000972954776089053" calcext:value-type="float">
            <text:p>9.72954776089053E-07</text:p>
          </table:table-cell>
          <table:table-cell table:formula="of:=[.M77]+[.M76]" office:value-type="float" office:value="3416454622906707" calcext:value-type="float">
            <text:p>3416454622906707</text:p>
          </table:table-cell>
          <table:table-cell table:formula="of:=([.M78]-[.$O$2])/([.M78]+[.$O$2])" office:value-type="float" office:value="0.999999999999992" calcext:value-type="float">
            <text:p>0.999999999999992</text:p>
          </table:table-cell>
          <table:table-cell office:value-type="float" office:value="421" calcext:value-type="float">
            <text:p>421</text:p>
          </table:table-cell>
          <table:table-cell table:formula="of:=([.O78]-13)/([.O78]+13)" office:value-type="float" office:value="0.940092165898617" calcext:value-type="float">
            <text:p>0.940092165898617</text:p>
          </table:table-cell>
          <table:table-cell table:formula="of:=LOG([.O78])" office:value-type="float" office:value="2.62428209583567" calcext:value-type="float">
            <text:p>2.62428209583567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0116202333652608" calcext:value-type="float">
            <text:p>1.16202333652608E-13</text:p>
          </table:table-cell>
          <table:table-cell office:value-type="float" office:value="1" calcext:value-type="float">
            <text:p>1</text:p>
          </table:table-cell>
          <table:table-cell table:formula="of:=FLOOR([.R78]*[.A78]+[.S78]*[.M78]+[.T78]*[.$O$2])+[.D78]+[.E78]" office:value-type="float" office:value="421" calcext:value-type="float">
            <text:p>421</text:p>
          </table:table-cell>
          <table:table-cell table:formula="of:=MOD([.X78]-13;13)" office:value-type="float" office:value="5" calcext:value-type="float">
            <text:p>5</text:p>
          </table:table-cell>
          <table:table-cell table:formula="of:=IF([.U78]=[.X78];&quot;success&quot;;&quot;next&quot;)" office:value-type="string" office:string-value="success" calcext:value-type="string">
            <text:p>success</text:p>
          </table:table-cell>
          <table:table-cell table:formula="of:=[.O78]" office:value-type="float" office:value="421" calcext:value-type="float">
            <text:p>421</text:p>
          </table:table-cell>
          <table:table-cell table:formula="of:=MOD([.X78];13*6)" office:value-type="float" office:value="31" calcext:value-type="float">
            <text:p>31</text:p>
          </table:table-cell>
          <table:table-cell table:number-columns-repeated="996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MOD([.A79];[.$O$2])" office:value-type="float" office:value="12" calcext:value-type="float">
            <text:p>12</text:p>
          </table:table-cell>
          <table:table-cell table:formula="of:=MOD([.A79];64)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DEC2BIN([.E79])" office:value-type="string" office:string-value="1001" calcext:value-type="string">
            <text:p>1001</text:p>
          </table:table-cell>
          <table:table-cell table:formula="of:=BIN2HEX([.F79])" office:value-type="string" office:string-value="9" calcext:value-type="string">
            <text:p>9</text:p>
          </table:table-cell>
          <table:table-cell table:formula="of:=DEC2BIN([.A79])" office:value-type="string" office:string-value="1001101" calcext:value-type="string">
            <text:p>1001101</text:p>
          </table:table-cell>
          <table:table-cell table:formula="of:=([.A79]-1)/([.A79]+1)" office:value-type="float" office:value="0.974358974358974" calcext:value-type="float">
            <text:p>0.974358974358974</text:p>
          </table:table-cell>
          <table:table-cell table:formula="of:=[.I79]+[.H79]" office:value-type="float" office:value="1001101.97435897" calcext:value-type="float">
            <text:p>1001101.97435897</text:p>
          </table:table-cell>
          <table:table-cell table:formula="of:=[.I79]/[.J79]" office:value-type="float" office:value="0.000000973286437660735" calcext:value-type="float">
            <text:p>9.73286437660735E-07</text:p>
          </table:table-cell>
          <table:table-cell table:formula="of:=[.I79]/[.J79]" office:value-type="float" office:value="0.000000973286437660735" calcext:value-type="float">
            <text:p>9.73286437660735E-07</text:p>
          </table:table-cell>
          <table:table-cell table:formula="of:=[.M78]+[.M77]" office:value-type="float" office:value="5527939700884757" calcext:value-type="float">
            <text:p>5527939700884757</text:p>
          </table:table-cell>
          <table:table-cell table:formula="of:=([.M79]-[.$O$2])/([.M79]+[.$O$2])" office:value-type="float" office:value="0.999999999999995" calcext:value-type="float">
            <text:p>0.999999999999995</text:p>
          </table:table-cell>
          <table:table-cell office:value-type="float" office:value="431" calcext:value-type="float">
            <text:p>431</text:p>
          </table:table-cell>
          <table:table-cell table:formula="of:=([.O79]-13)/([.O79]+13)" office:value-type="float" office:value="0.941441441441441" calcext:value-type="float">
            <text:p>0.941441441441441</text:p>
          </table:table-cell>
          <table:table-cell table:formula="of:=LOG([.O79])" office:value-type="float" office:value="2.63447727016073" calcext:value-type="float">
            <text:p>2.63447727016073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615057360241434" calcext:value-type="float">
            <text:p>6.15057360241434E-14</text:p>
          </table:table-cell>
          <table:table-cell office:value-type="float" office:value="0" calcext:value-type="float">
            <text:p>0</text:p>
          </table:table-cell>
          <table:table-cell table:formula="of:=FLOOR([.R79]*[.A79]+[.S79]*[.M79]+[.T79]*[.$O$2])+[.D79]+[.E79]" office:value-type="float" office:value="431" calcext:value-type="float">
            <text:p>431</text:p>
          </table:table-cell>
          <table:table-cell table:formula="of:=MOD([.X79]-13;13)" office:value-type="float" office:value="2" calcext:value-type="float">
            <text:p>2</text:p>
          </table:table-cell>
          <table:table-cell table:formula="of:=IF([.U79]=[.X79];&quot;success&quot;;&quot;next&quot;)" office:value-type="string" office:string-value="success" calcext:value-type="string">
            <text:p>success</text:p>
          </table:table-cell>
          <table:table-cell table:formula="of:=[.O79]" office:value-type="float" office:value="431" calcext:value-type="float">
            <text:p>431</text:p>
          </table:table-cell>
          <table:table-cell table:formula="of:=MOD([.X79];13*6)" office:value-type="float" office:value="41" calcext:value-type="float">
            <text:p>41</text:p>
          </table:table-cell>
          <table:table-cell table:number-columns-repeated="996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MOD([.A80];[.$O$2])" office:value-type="float" office:value="0" calcext:value-type="float">
            <text:p>0</text:p>
          </table:table-cell>
          <table:table-cell table:formula="of:=MOD([.A80];64)"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DEC2BIN([.E80])" office:value-type="string" office:string-value="0" calcext:value-type="string">
            <text:p>0</text:p>
          </table:table-cell>
          <table:table-cell table:formula="of:=BIN2HEX([.F80])" office:value-type="string" office:string-value="0" calcext:value-type="string">
            <text:p>0</text:p>
          </table:table-cell>
          <table:table-cell table:formula="of:=DEC2BIN([.A80])" office:value-type="string" office:string-value="1001110" calcext:value-type="string">
            <text:p>1001110</text:p>
          </table:table-cell>
          <table:table-cell table:formula="of:=([.A80]-1)/([.A80]+1)" office:value-type="float" office:value="0.974683544303797" calcext:value-type="float">
            <text:p>0.974683544303797</text:p>
          </table:table-cell>
          <table:table-cell table:formula="of:=[.I80]+[.H80]" office:value-type="float" office:value="1001110.97468354" calcext:value-type="float">
            <text:p>1001110.97468354</text:p>
          </table:table-cell>
          <table:table-cell table:formula="of:=[.I80]/[.J80]" office:value-type="float" office:value="0.000000973601897244109" calcext:value-type="float">
            <text:p>9.73601897244109E-07</text:p>
          </table:table-cell>
          <table:table-cell table:formula="of:=[.I80]/[.J80]" office:value-type="float" office:value="0.000000973601897244109" calcext:value-type="float">
            <text:p>9.73601897244109E-07</text:p>
          </table:table-cell>
          <table:table-cell table:formula="of:=[.M79]+[.M78]" office:value-type="float" office:value="8944394323791464" calcext:value-type="float">
            <text:p>8944394323791464</text:p>
          </table:table-cell>
          <table:table-cell table:formula="of:=([.M80]-[.$O$2])/([.M80]+[.$O$2])" office:value-type="float" office:value="0.999999999999997" calcext:value-type="float">
            <text:p>0.999999999999997</text:p>
          </table:table-cell>
          <table:table-cell office:value-type="float" office:value="433" calcext:value-type="float">
            <text:p>433</text:p>
          </table:table-cell>
          <table:table-cell table:formula="of:=([.O80]-13)/([.O80]+13)" office:value-type="float" office:value="0.941704035874439" calcext:value-type="float">
            <text:p>0.941704035874439</text:p>
          </table:table-cell>
          <table:table-cell table:formula="of:=LOG([.O80])" office:value-type="float" office:value="2.63648789635336" calcext:value-type="float">
            <text:p>2.63648789635336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00469567848638817" calcext:value-type="float">
            <text:p>4.69567848638817E-14</text:p>
          </table:table-cell>
          <table:table-cell office:value-type="float" office:value="1" calcext:value-type="float">
            <text:p>1</text:p>
          </table:table-cell>
          <table:table-cell table:formula="of:=FLOOR([.R80]*[.A80]+[.S80]*[.M80]+[.T80]*[.$O$2])+[.D80]+[.E80]" office:value-type="float" office:value="433" calcext:value-type="float">
            <text:p>433</text:p>
          </table:table-cell>
          <table:table-cell table:formula="of:=MOD([.X80]-13;13)" office:value-type="float" office:value="4" calcext:value-type="float">
            <text:p>4</text:p>
          </table:table-cell>
          <table:table-cell table:formula="of:=IF([.U80]=[.X80];&quot;success&quot;;&quot;next&quot;)" office:value-type="string" office:string-value="success" calcext:value-type="string">
            <text:p>success</text:p>
          </table:table-cell>
          <table:table-cell table:formula="of:=[.O80]" office:value-type="float" office:value="433" calcext:value-type="float">
            <text:p>433</text:p>
          </table:table-cell>
          <table:table-cell table:formula="of:=MOD([.X80];13*6)" office:value-type="float" office:value="43" calcext:value-type="float">
            <text:p>43</text:p>
          </table:table-cell>
          <table:table-cell table:number-columns-repeated="996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MOD([.A81];[.$O$2])" office:value-type="float" office:value="1" calcext:value-type="float">
            <text:p>1</text:p>
          </table:table-cell>
          <table:table-cell table:formula="of:=MOD([.A81];64)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DEC2BIN([.E81])" office:value-type="string" office:string-value="1001" calcext:value-type="string">
            <text:p>1001</text:p>
          </table:table-cell>
          <table:table-cell table:formula="of:=BIN2HEX([.F81])" office:value-type="string" office:string-value="9" calcext:value-type="string">
            <text:p>9</text:p>
          </table:table-cell>
          <table:table-cell table:formula="of:=DEC2BIN([.A81])" office:value-type="string" office:string-value="1001111" calcext:value-type="string">
            <text:p>1001111</text:p>
          </table:table-cell>
          <table:table-cell table:formula="of:=([.A81]-1)/([.A81]+1)" office:value-type="float" office:value="0.975" calcext:value-type="float">
            <text:p>0.975</text:p>
          </table:table-cell>
          <table:table-cell table:formula="of:=[.I81]+[.H81]" office:value-type="float" office:value="1001111.975" calcext:value-type="float">
            <text:p>1001111.975</text:p>
          </table:table-cell>
          <table:table-cell table:formula="of:=[.I81]/[.J81]" office:value-type="float" office:value="0.000000973917028612109" calcext:value-type="float">
            <text:p>9.73917028612109E-07</text:p>
          </table:table-cell>
          <table:table-cell table:formula="of:=[.I81]/[.J81]" office:value-type="float" office:value="0.000000973917028612109" calcext:value-type="float">
            <text:p>9.73917028612109E-07</text:p>
          </table:table-cell>
          <table:table-cell table:formula="of:=[.M80]+[.M79]" office:value-type="float" office:value="1.44723340246762E+016" calcext:value-type="float">
            <text:p>1.44723340246762E+016</text:p>
          </table:table-cell>
          <table:table-cell table:formula="of:=([.M81]-[.$O$2])/([.M81]+[.$O$2])" office:value-type="float" office:value="0.999999999999998" calcext:value-type="float">
            <text:p>0.999999999999998</text:p>
          </table:table-cell>
          <table:table-cell office:value-type="float" office:value="439" calcext:value-type="float">
            <text:p>439</text:p>
          </table:table-cell>
          <table:table-cell table:formula="of:=([.O81]-13)/([.O81]+13)" office:value-type="float" office:value="0.942477876106195" calcext:value-type="float">
            <text:p>0.942477876106195</text:p>
          </table:table-cell>
          <table:table-cell table:formula="of:=LOG([.O81])" office:value-type="float" office:value="2.64246452024212" calcext:value-type="float">
            <text:p>2.64246452024212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237003927227746" calcext:value-type="float">
            <text:p>2.37003927227746E-14</text:p>
          </table:table-cell>
          <table:table-cell office:value-type="float" office:value="0" calcext:value-type="float">
            <text:p>0</text:p>
          </table:table-cell>
          <table:table-cell table:formula="of:=FLOOR([.R81]*[.A81]+[.S81]*[.M81]+[.T81]*[.$O$2])+[.D81]+[.E81]" office:value-type="float" office:value="439" calcext:value-type="float">
            <text:p>439</text:p>
          </table:table-cell>
          <table:table-cell table:formula="of:=MOD([.X81]-13;13)" office:value-type="float" office:value="10" calcext:value-type="float">
            <text:p>10</text:p>
          </table:table-cell>
          <table:table-cell table:formula="of:=IF([.U81]=[.X81];&quot;success&quot;;&quot;next&quot;)" office:value-type="string" office:string-value="success" calcext:value-type="string">
            <text:p>success</text:p>
          </table:table-cell>
          <table:table-cell table:formula="of:=[.O81]" office:value-type="float" office:value="439" calcext:value-type="float">
            <text:p>439</text:p>
          </table:table-cell>
          <table:table-cell table:formula="of:=MOD([.X81];13*6)" office:value-type="float" office:value="49" calcext:value-type="float">
            <text:p>49</text:p>
          </table:table-cell>
          <table:table-cell table:number-columns-repeated="996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MOD([.A82];[.$O$2])" office:value-type="float" office:value="2" calcext:value-type="float">
            <text:p>2</text:p>
          </table:table-cell>
          <table:table-cell table:formula="of:=MOD([.A82];64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DEC2BIN([.E82])" office:value-type="string" office:string-value="1" calcext:value-type="string">
            <text:p>1</text:p>
          </table:table-cell>
          <table:table-cell table:formula="of:=BIN2HEX([.F82])" office:value-type="string" office:string-value="1" calcext:value-type="string">
            <text:p>1</text:p>
          </table:table-cell>
          <table:table-cell table:formula="of:=DEC2BIN([.A82])" office:value-type="string" office:string-value="1010000" calcext:value-type="string">
            <text:p>1010000</text:p>
          </table:table-cell>
          <table:table-cell table:formula="of:=([.A82]-1)/([.A82]+1)" office:value-type="float" office:value="0.975308641975309" calcext:value-type="float">
            <text:p>0.975308641975309</text:p>
          </table:table-cell>
          <table:table-cell table:formula="of:=[.I82]+[.H82]" office:value-type="float" office:value="1010000.97530864" calcext:value-type="float">
            <text:p>1010000.97530864</text:p>
          </table:table-cell>
          <table:table-cell table:formula="of:=[.I82]/[.J82]" office:value-type="float" office:value="0.000000965651188284514" calcext:value-type="float">
            <text:p>9.65651188284514E-07</text:p>
          </table:table-cell>
          <table:table-cell table:formula="of:=[.I82]/[.J82]" office:value-type="float" office:value="0.000000965651188284514" calcext:value-type="float">
            <text:p>9.65651188284514E-07</text:p>
          </table:table-cell>
          <table:table-cell table:formula="of:=[.M81]+[.M80]" office:value-type="float" office:value="2.34167283484677E+016" calcext:value-type="float">
            <text:p>2.34167283484677E+016</text:p>
          </table:table-cell>
          <table:table-cell table:formula="of:=([.M82]-[.$O$2])/([.M82]+[.$O$2])" office:value-type="float" office:value="0.999999999999999" calcext:value-type="float">
            <text:p>0.999999999999999</text:p>
          </table:table-cell>
          <table:table-cell office:value-type="float" office:value="443" calcext:value-type="float">
            <text:p>443</text:p>
          </table:table-cell>
          <table:table-cell table:formula="of:=([.O82]-13)/([.O82]+13)" office:value-type="float" office:value="0.942982456140351" calcext:value-type="float">
            <text:p>0.942982456140351</text:p>
          </table:table-cell>
          <table:table-cell table:formula="of:=LOG([.O82])" office:value-type="float" office:value="2.64640372622307" calcext:value-type="float">
            <text:p>2.64640372622307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0018192122898666" calcext:value-type="float">
            <text:p>1.8192122898666E-14</text:p>
          </table:table-cell>
          <table:table-cell office:value-type="float" office:value="1" calcext:value-type="float">
            <text:p>1</text:p>
          </table:table-cell>
          <table:table-cell table:formula="of:=FLOOR([.R82]*[.A82]+[.S82]*[.M82]+[.T82]*[.$O$2])+[.D82]+[.E82]" office:value-type="float" office:value="443" calcext:value-type="float">
            <text:p>443</text:p>
          </table:table-cell>
          <table:table-cell table:formula="of:=MOD([.X82]-13;13)" office:value-type="float" office:value="1" calcext:value-type="float">
            <text:p>1</text:p>
          </table:table-cell>
          <table:table-cell table:formula="of:=IF([.U82]=[.X82];&quot;success&quot;;&quot;next&quot;)" office:value-type="string" office:string-value="success" calcext:value-type="string">
            <text:p>success</text:p>
          </table:table-cell>
          <table:table-cell table:formula="of:=[.O82]" office:value-type="float" office:value="443" calcext:value-type="float">
            <text:p>443</text:p>
          </table:table-cell>
          <table:table-cell table:formula="of:=MOD([.X82];13*6)" office:value-type="float" office:value="53" calcext:value-type="float">
            <text:p>53</text:p>
          </table:table-cell>
          <table:table-cell table:number-columns-repeated="996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MOD([.A83];[.$O$2])" office:value-type="float" office:value="3" calcext:value-type="float">
            <text:p>3</text:p>
          </table:table-cell>
          <table:table-cell table:formula="of:=MOD([.A83];64)"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DEC2BIN([.E83])" office:value-type="string" office:string-value="1000" calcext:value-type="string">
            <text:p>1000</text:p>
          </table:table-cell>
          <table:table-cell table:formula="of:=BIN2HEX([.F83])" office:value-type="string" office:string-value="8" calcext:value-type="string">
            <text:p>8</text:p>
          </table:table-cell>
          <table:table-cell table:formula="of:=DEC2BIN([.A83])" office:value-type="string" office:string-value="1010001" calcext:value-type="string">
            <text:p>1010001</text:p>
          </table:table-cell>
          <table:table-cell table:formula="of:=([.A83]-1)/([.A83]+1)" office:value-type="float" office:value="0.975609756097561" calcext:value-type="float">
            <text:p>0.975609756097561</text:p>
          </table:table-cell>
          <table:table-cell table:formula="of:=[.I83]+[.H83]" office:value-type="float" office:value="1010001.97560976" calcext:value-type="float">
            <text:p>1010001.97560976</text:p>
          </table:table-cell>
          <table:table-cell table:formula="of:=[.I83]/[.J83]" office:value-type="float" office:value="0.000000965948364119356" calcext:value-type="float">
            <text:p>9.65948364119356E-07</text:p>
          </table:table-cell>
          <table:table-cell table:formula="of:=[.I83]/[.J83]" office:value-type="float" office:value="0.000000965948364119356" calcext:value-type="float">
            <text:p>9.65948364119356E-07</text:p>
          </table:table-cell>
          <table:table-cell table:formula="of:=[.M82]+[.M81]" office:value-type="float" office:value="3.78890623731439E+016" calcext:value-type="float">
            <text:p>3.78890623731439E+016</text:p>
          </table:table-cell>
          <table:table-cell table:formula="of:=([.M83]-[.$O$2])/([.M83]+[.$O$2])" office:value-type="float" office:value="0.999999999999999" calcext:value-type="float">
            <text:p>0.999999999999999</text:p>
          </table:table-cell>
          <table:table-cell office:value-type="float" office:value="449" calcext:value-type="float">
            <text:p>449</text:p>
          </table:table-cell>
          <table:table-cell table:formula="of:=([.O83]-13)/([.O83]+13)" office:value-type="float" office:value="0.943722943722944" calcext:value-type="float">
            <text:p>0.943722943722944</text:p>
          </table:table-cell>
          <table:table-cell table:formula="of:=LOG([.O83])" office:value-type="float" office:value="2.65224634100332" calcext:value-type="float">
            <text:p>2.65224634100332</text:p>
          </table:table-cell>
          <table:table-cell office:value-type="float" office:value="1" calcext:value-type="float">
            <text:p>1</text:p>
          </table:table-cell>
          <table:table-cell office:value-type="float" office:value="9.21110151956081E-015" calcext:value-type="float">
            <text:p>9.21110151956081E-15</text:p>
          </table:table-cell>
          <table:table-cell office:value-type="float" office:value="0" calcext:value-type="float">
            <text:p>0</text:p>
          </table:table-cell>
          <table:table-cell table:formula="of:=FLOOR([.R83]*[.A83]+[.S83]*[.M83]+[.T83]*[.$O$2])+[.D83]+[.E83]" office:value-type="float" office:value="449" calcext:value-type="float">
            <text:p>449</text:p>
          </table:table-cell>
          <table:table-cell table:formula="of:=MOD([.X83]-13;13)" office:value-type="float" office:value="7" calcext:value-type="float">
            <text:p>7</text:p>
          </table:table-cell>
          <table:table-cell table:formula="of:=IF([.U83]=[.X83];&quot;success&quot;;&quot;next&quot;)" office:value-type="string" office:string-value="success" calcext:value-type="string">
            <text:p>success</text:p>
          </table:table-cell>
          <table:table-cell table:formula="of:=[.O83]" office:value-type="float" office:value="449" calcext:value-type="float">
            <text:p>449</text:p>
          </table:table-cell>
          <table:table-cell table:formula="of:=MOD([.X83];13*6)" office:value-type="float" office:value="59" calcext:value-type="float">
            <text:p>59</text:p>
          </table:table-cell>
          <table:table-cell table:number-columns-repeated="996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MOD([.A84];[.$O$2])" office:value-type="float" office:value="4" calcext:value-type="float">
            <text:p>4</text:p>
          </table:table-cell>
          <table:table-cell table:formula="of:=MOD([.A84];64)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DEC2BIN([.E84])" office:value-type="string" office:string-value="10" calcext:value-type="string">
            <text:p>10</text:p>
          </table:table-cell>
          <table:table-cell table:formula="of:=BIN2HEX([.F84])" office:value-type="string" office:string-value="2" calcext:value-type="string">
            <text:p>2</text:p>
          </table:table-cell>
          <table:table-cell table:formula="of:=DEC2BIN([.A84])" office:value-type="string" office:string-value="1010010" calcext:value-type="string">
            <text:p>1010010</text:p>
          </table:table-cell>
          <table:table-cell table:formula="of:=([.A84]-1)/([.A84]+1)" office:value-type="float" office:value="0.975903614457831" calcext:value-type="float">
            <text:p>0.975903614457831</text:p>
          </table:table-cell>
          <table:table-cell table:formula="of:=[.I84]+[.H84]" office:value-type="float" office:value="1010010.97590361" calcext:value-type="float">
            <text:p>1010010.97590361</text:p>
          </table:table-cell>
          <table:table-cell table:formula="of:=[.I84]/[.J84]" office:value-type="float" office:value="0.000000966230702180966" calcext:value-type="float">
            <text:p>9.66230702180966E-07</text:p>
          </table:table-cell>
          <table:table-cell table:formula="of:=[.I84]/[.J84]" office:value-type="float" office:value="0.000000966230702180966" calcext:value-type="float">
            <text:p>9.66230702180966E-07</text:p>
          </table:table-cell>
          <table:table-cell table:formula="of:=[.M83]+[.M82]" office:value-type="float" office:value="6.13057907216116E+016" calcext:value-type="float">
            <text:p>6.13057907216116E+016</text:p>
          </table:table-cell>
          <table:table-cell table:formula="of:=([.M84]-[.$O$2])/([.M84]+[.$O$2])" office:value-type="float" office:value="1" calcext:value-type="float">
            <text:p>1</text:p>
          </table:table-cell>
          <table:table-cell office:value-type="float" office:value="457" calcext:value-type="float">
            <text:p>457</text:p>
          </table:table-cell>
          <table:table-cell table:formula="of:=([.O84]-13)/([.O84]+13)" office:value-type="float" office:value="0.94468085106383" calcext:value-type="float">
            <text:p>0.94468085106383</text:p>
          </table:table-cell>
          <table:table-cell table:formula="of:=LOG([.O84])" office:value-type="float" office:value="2.65991620006985" calcext:value-type="float">
            <text:p>2.65991620006985</text:p>
          </table:table-cell>
          <table:table-cell office:value-type="float" office:value="0" calcext:value-type="float">
            <text:p>0</text:p>
          </table:table-cell>
          <table:table-cell office:value-type="float" office:value="7.11188934793889E-015" calcext:value-type="float">
            <text:p>7.11188934793889E-15</text:p>
          </table:table-cell>
          <table:table-cell office:value-type="float" office:value="1" calcext:value-type="float">
            <text:p>1</text:p>
          </table:table-cell>
          <table:table-cell table:formula="of:=FLOOR([.R84]*[.A84]+[.S84]*[.M84]+[.T84]*[.$O$2])+[.D84]+[.E84]" office:value-type="float" office:value="457" calcext:value-type="float">
            <text:p>457</text:p>
          </table:table-cell>
          <table:table-cell table:formula="of:=MOD([.X84]-13;13)" office:value-type="float" office:value="2" calcext:value-type="float">
            <text:p>2</text:p>
          </table:table-cell>
          <table:table-cell table:formula="of:=IF([.U84]=[.X84];&quot;success&quot;;&quot;next&quot;)" office:value-type="string" office:string-value="success" calcext:value-type="string">
            <text:p>success</text:p>
          </table:table-cell>
          <table:table-cell table:formula="of:=[.O84]" office:value-type="float" office:value="457" calcext:value-type="float">
            <text:p>457</text:p>
          </table:table-cell>
          <table:table-cell table:formula="of:=MOD([.X84];13*6)" office:value-type="float" office:value="67" calcext:value-type="float">
            <text:p>67</text:p>
          </table:table-cell>
          <table:table-cell table:number-columns-repeated="996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MOD([.A85];[.$O$2])" office:value-type="float" office:value="5" calcext:value-type="float">
            <text:p>5</text:p>
          </table:table-cell>
          <table:table-cell table:formula="of:=MOD([.A85];64)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DEC2BIN([.E85])" office:value-type="string" office:string-value="100" calcext:value-type="string">
            <text:p>100</text:p>
          </table:table-cell>
          <table:table-cell table:formula="of:=BIN2HEX([.F85])" office:value-type="string" office:string-value="4" calcext:value-type="string">
            <text:p>4</text:p>
          </table:table-cell>
          <table:table-cell table:formula="of:=DEC2BIN([.A85])" office:value-type="string" office:string-value="1010011" calcext:value-type="string">
            <text:p>1010011</text:p>
          </table:table-cell>
          <table:table-cell table:formula="of:=([.A85]-1)/([.A85]+1)" office:value-type="float" office:value="0.976190476190476" calcext:value-type="float">
            <text:p>0.976190476190476</text:p>
          </table:table-cell>
          <table:table-cell table:formula="of:=[.I85]+[.H85]" office:value-type="float" office:value="1010011.97619048" calcext:value-type="float">
            <text:p>1010011.97619048</text:p>
          </table:table-cell>
          <table:table-cell table:formula="of:=[.I85]/[.J85]" office:value-type="float" office:value="0.000000966513763403513" calcext:value-type="float">
            <text:p>9.66513763403513E-07</text:p>
          </table:table-cell>
          <table:table-cell table:formula="of:=[.I85]/[.J85]" office:value-type="float" office:value="0.000000966513763403513" calcext:value-type="float">
            <text:p>9.66513763403513E-07</text:p>
          </table:table-cell>
          <table:table-cell table:formula="of:=[.M84]+[.M83]" office:value-type="float" office:value="9.91948530947555E+016" calcext:value-type="float">
            <text:p>9.91948530947555E+016</text:p>
          </table:table-cell>
          <table:table-cell table:formula="of:=([.M85]-[.$O$2])/([.M85]+[.$O$2])" office:value-type="float" office:value="1" calcext:value-type="float">
            <text:p>1</text:p>
          </table:table-cell>
          <table:table-cell office:value-type="float" office:value="461" calcext:value-type="float">
            <text:p>461</text:p>
          </table:table-cell>
          <table:table-cell table:formula="of:=([.O85]-13)/([.O85]+13)" office:value-type="float" office:value="0.945147679324895" calcext:value-type="float">
            <text:p>0.945147679324895</text:p>
          </table:table-cell>
          <table:table-cell table:formula="of:=LOG([.O85])" office:value-type="float" office:value="2.66370092538965" calcext:value-type="float">
            <text:p>2.66370092538965</text:p>
          </table:table-cell>
          <table:table-cell office:value-type="float" office:value="1" calcext:value-type="float">
            <text:p>1</text:p>
          </table:table-cell>
          <table:table-cell office:value-type="float" office:value="3.7602757437797E-015" calcext:value-type="float">
            <text:p>3.7602757437797E-15</text:p>
          </table:table-cell>
          <table:table-cell office:value-type="float" office:value="0" calcext:value-type="float">
            <text:p>0</text:p>
          </table:table-cell>
          <table:table-cell table:formula="of:=FLOOR([.R85]*[.A85]+[.S85]*[.M85]+[.T85]*[.$O$2])+[.D85]+[.E85]" office:value-type="float" office:value="461" calcext:value-type="float">
            <text:p>461</text:p>
          </table:table-cell>
          <table:table-cell table:formula="of:=MOD([.X85]-13;13)" office:value-type="float" office:value="6" calcext:value-type="float">
            <text:p>6</text:p>
          </table:table-cell>
          <table:table-cell table:formula="of:=IF([.U85]=[.X85];&quot;success&quot;;&quot;next&quot;)" office:value-type="string" office:string-value="success" calcext:value-type="string">
            <text:p>success</text:p>
          </table:table-cell>
          <table:table-cell table:formula="of:=[.O85]" office:value-type="float" office:value="461" calcext:value-type="float">
            <text:p>461</text:p>
          </table:table-cell>
          <table:table-cell table:formula="of:=MOD([.X85];13*6)" office:value-type="float" office:value="71" calcext:value-type="float">
            <text:p>71</text:p>
          </table:table-cell>
          <table:table-cell table:number-columns-repeated="996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MOD([.A86];[.$O$2])" office:value-type="float" office:value="6" calcext:value-type="float">
            <text:p>6</text:p>
          </table:table-cell>
          <table:table-cell table:formula="of:=MOD([.A86];64)"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formula="of:=DEC2BIN([.E86])" office:value-type="string" office:string-value="1111" calcext:value-type="string">
            <text:p>1111</text:p>
          </table:table-cell>
          <table:table-cell table:formula="of:=BIN2HEX([.F86])" office:value-type="string" office:string-value="F" calcext:value-type="string">
            <text:p>F</text:p>
          </table:table-cell>
          <table:table-cell table:formula="of:=DEC2BIN([.A86])" office:value-type="string" office:string-value="1010100" calcext:value-type="string">
            <text:p>1010100</text:p>
          </table:table-cell>
          <table:table-cell table:formula="of:=([.A86]-1)/([.A86]+1)" office:value-type="float" office:value="0.976470588235294" calcext:value-type="float">
            <text:p>0.976470588235294</text:p>
          </table:table-cell>
          <table:table-cell table:formula="of:=[.I86]+[.H86]" office:value-type="float" office:value="1010100.97647059" calcext:value-type="float">
            <text:p>1010100.97647059</text:p>
          </table:table-cell>
          <table:table-cell table:formula="of:=[.I86]/[.J86]" office:value-type="float" office:value="0.000000966705914538562" calcext:value-type="float">
            <text:p>9.66705914538562E-07</text:p>
          </table:table-cell>
          <table:table-cell table:formula="of:=[.I86]/[.J86]" office:value-type="float" office:value="0.000000966705914538562" calcext:value-type="float">
            <text:p>9.66705914538562E-07</text:p>
          </table:table-cell>
          <table:table-cell table:formula="of:=[.M85]+[.M84]" office:value-type="float" office:value="1.60500643816367E+017" calcext:value-type="float">
            <text:p>1.60500643816367E+017</text:p>
          </table:table-cell>
          <table:table-cell table:formula="of:=([.M86]-[.$O$2])/([.M86]+[.$O$2])" office:value-type="float" office:value="1" calcext:value-type="float">
            <text:p>1</text:p>
          </table:table-cell>
          <table:table-cell office:value-type="float" office:value="463" calcext:value-type="float">
            <text:p>463</text:p>
          </table:table-cell>
          <table:table-cell table:formula="of:=([.O86]-13)/([.O86]+13)" office:value-type="float" office:value="0.945378151260504" calcext:value-type="float">
            <text:p>0.945378151260504</text:p>
          </table:table-cell>
          <table:table-cell table:formula="of:=LOG([.O86])" office:value-type="float" office:value="2.66558099101795" calcext:value-type="float">
            <text:p>2.66558099101795</text:p>
          </table:table-cell>
          <table:table-cell office:value-type="float" office:value="0" calcext:value-type="float">
            <text:p>0</text:p>
          </table:table-cell>
          <table:table-cell office:value-type="float" office:value="2.65419496065946E-015" calcext:value-type="float">
            <text:p>2.65419496065946E-15</text:p>
          </table:table-cell>
          <table:table-cell office:value-type="float" office:value="1" calcext:value-type="float">
            <text:p>1</text:p>
          </table:table-cell>
          <table:table-cell table:formula="of:=FLOOR([.R86]*[.A86]+[.S86]*[.M86]+[.T86]*[.$O$2])+[.D86]+[.E86]" office:value-type="float" office:value="463" calcext:value-type="float">
            <text:p>463</text:p>
          </table:table-cell>
          <table:table-cell table:formula="of:=MOD([.X86]-13;13)" office:value-type="float" office:value="8" calcext:value-type="float">
            <text:p>8</text:p>
          </table:table-cell>
          <table:table-cell table:formula="of:=IF([.U86]=[.X86];&quot;success&quot;;&quot;next&quot;)" office:value-type="string" office:string-value="success" calcext:value-type="string">
            <text:p>success</text:p>
          </table:table-cell>
          <table:table-cell table:formula="of:=[.O86]" office:value-type="float" office:value="463" calcext:value-type="float">
            <text:p>463</text:p>
          </table:table-cell>
          <table:table-cell table:formula="of:=MOD([.X86];13*6)" office:value-type="float" office:value="73" calcext:value-type="float">
            <text:p>73</text:p>
          </table:table-cell>
          <table:table-cell table:number-columns-repeated="996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MOD([.A87];[.$O$2])" office:value-type="float" office:value="7" calcext:value-type="float">
            <text:p>7</text:p>
          </table:table-cell>
          <table:table-cell table:formula="of:=MOD([.A87];64)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DEC2BIN([.E87])" office:value-type="string" office:string-value="11" calcext:value-type="string">
            <text:p>11</text:p>
          </table:table-cell>
          <table:table-cell table:formula="of:=BIN2HEX([.F87])" office:value-type="string" office:string-value="3" calcext:value-type="string">
            <text:p>3</text:p>
          </table:table-cell>
          <table:table-cell table:formula="of:=DEC2BIN([.A87])" office:value-type="string" office:string-value="1010101" calcext:value-type="string">
            <text:p>1010101</text:p>
          </table:table-cell>
          <table:table-cell table:formula="of:=([.A87]-1)/([.A87]+1)" office:value-type="float" office:value="0.976744186046512" calcext:value-type="float">
            <text:p>0.976744186046512</text:p>
          </table:table-cell>
          <table:table-cell table:formula="of:=[.I87]+[.H87]" office:value-type="float" office:value="1010101.97674419" calcext:value-type="float">
            <text:p>1010101.97674419</text:p>
          </table:table-cell>
          <table:table-cell table:formula="of:=[.I87]/[.J87]" office:value-type="float" office:value="0.000000966975818812676" calcext:value-type="float">
            <text:p>9.66975818812676E-07</text:p>
          </table:table-cell>
          <table:table-cell table:formula="of:=[.I87]/[.J87]" office:value-type="float" office:value="0.000000966975818812676" calcext:value-type="float">
            <text:p>9.66975818812676E-07</text:p>
          </table:table-cell>
          <table:table-cell table:formula="of:=[.M86]+[.M85]" office:value-type="float" office:value="2.59695496911123E+017" calcext:value-type="float">
            <text:p>2.59695496911123E+017</text:p>
          </table:table-cell>
          <table:table-cell table:formula="of:=([.M87]-[.$O$2])/([.M87]+[.$O$2])" office:value-type="float" office:value="1" calcext:value-type="float">
            <text:p>1</text:p>
          </table:table-cell>
          <table:table-cell office:value-type="float" office:value="467" calcext:value-type="float">
            <text:p>467</text:p>
          </table:table-cell>
          <table:table-cell table:formula="of:=([.O87]-13)/([.O87]+13)" office:value-type="float" office:value="0.945833333333333" calcext:value-type="float">
            <text:p>0.945833333333333</text:p>
          </table:table-cell>
          <table:table-cell table:formula="of:=LOG([.O87])" office:value-type="float" office:value="2.66931688056611" calcext:value-type="float">
            <text:p>2.66931688056611</text:p>
          </table:table-cell>
          <table:table-cell office:value-type="float" office:value="1" calcext:value-type="float">
            <text:p>1</text:p>
          </table:table-cell>
          <table:table-cell office:value-type="float" office:value="1.44399885427485E-015" calcext:value-type="float">
            <text:p>1.44399885427485E-15</text:p>
          </table:table-cell>
          <table:table-cell office:value-type="float" office:value="0" calcext:value-type="float">
            <text:p>0</text:p>
          </table:table-cell>
          <table:table-cell table:formula="of:=FLOOR([.R87]*[.A87]+[.S87]*[.M87]+[.T87]*[.$O$2])+[.D87]+[.E87]" office:value-type="float" office:value="467" calcext:value-type="float">
            <text:p>467</text:p>
          </table:table-cell>
          <table:table-cell table:formula="of:=MOD([.X87]-13;13)" office:value-type="float" office:value="12" calcext:value-type="float">
            <text:p>12</text:p>
          </table:table-cell>
          <table:table-cell table:formula="of:=IF([.U87]=[.X87];&quot;success&quot;;&quot;next&quot;)" office:value-type="string" office:string-value="success" calcext:value-type="string">
            <text:p>success</text:p>
          </table:table-cell>
          <table:table-cell table:formula="of:=[.O87]" office:value-type="float" office:value="467" calcext:value-type="float">
            <text:p>467</text:p>
          </table:table-cell>
          <table:table-cell table:formula="of:=MOD([.X87];13*6)" office:value-type="float" office:value="77" calcext:value-type="float">
            <text:p>77</text:p>
          </table:table-cell>
          <table:table-cell table:number-columns-repeated="996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MOD([.A88];[.$O$2])" office:value-type="float" office:value="8" calcext:value-type="float">
            <text:p>8</text:p>
          </table:table-cell>
          <table:table-cell table:formula="of:=MOD([.A88];64)"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DEC2BIN([.E88])" office:value-type="string" office:string-value="100" calcext:value-type="string">
            <text:p>100</text:p>
          </table:table-cell>
          <table:table-cell table:formula="of:=BIN2HEX([.F88])" office:value-type="string" office:string-value="4" calcext:value-type="string">
            <text:p>4</text:p>
          </table:table-cell>
          <table:table-cell table:formula="of:=DEC2BIN([.A88])" office:value-type="string" office:string-value="1010110" calcext:value-type="string">
            <text:p>1010110</text:p>
          </table:table-cell>
          <table:table-cell table:formula="of:=([.A88]-1)/([.A88]+1)" office:value-type="float" office:value="0.977011494252874" calcext:value-type="float">
            <text:p>0.977011494252874</text:p>
          </table:table-cell>
          <table:table-cell table:formula="of:=[.I88]+[.H88]" office:value-type="float" office:value="1010110.97701149" calcext:value-type="float">
            <text:p>1010110.97701149</text:p>
          </table:table-cell>
          <table:table-cell table:formula="of:=[.I88]/[.J88]" office:value-type="float" office:value="0.000000967231835400355" calcext:value-type="float">
            <text:p>9.67231835400355E-07</text:p>
          </table:table-cell>
          <table:table-cell table:formula="of:=[.I88]/[.J88]" office:value-type="float" office:value="0.000000967231835400355" calcext:value-type="float">
            <text:p>9.67231835400355E-07</text:p>
          </table:table-cell>
          <table:table-cell table:formula="of:=[.M87]+[.M86]" office:value-type="float" office:value="4.2019614072749E+017" calcext:value-type="float">
            <text:p>4.2019614072749E+017</text:p>
          </table:table-cell>
          <table:table-cell table:formula="of:=([.M88]-[.$O$2])/([.M88]+[.$O$2])" office:value-type="float" office:value="1" calcext:value-type="float">
            <text:p>1</text:p>
          </table:table-cell>
          <table:table-cell office:value-type="float" office:value="479" calcext:value-type="float">
            <text:p>479</text:p>
          </table:table-cell>
          <table:table-cell table:formula="of:=([.O88]-13)/([.O88]+13)" office:value-type="float" office:value="0.947154471544715" calcext:value-type="float">
            <text:p>0.947154471544715</text:p>
          </table:table-cell>
          <table:table-cell table:formula="of:=LOG([.O88])" office:value-type="float" office:value="2.68033551341456" calcext:value-type="float">
            <text:p>2.68033551341456</text:p>
          </table:table-cell>
          <table:table-cell office:value-type="float" office:value="0" calcext:value-type="float">
            <text:p>0</text:p>
          </table:table-cell>
          <table:table-cell office:value-type="float" office:value="1.07092844598932E-015" calcext:value-type="float">
            <text:p>1.07092844598932E-15</text:p>
          </table:table-cell>
          <table:table-cell office:value-type="float" office:value="1" calcext:value-type="float">
            <text:p>1</text:p>
          </table:table-cell>
          <table:table-cell table:formula="of:=FLOOR([.R88]*[.A88]+[.S88]*[.M88]+[.T88]*[.$O$2])+[.D88]+[.E88]" office:value-type="float" office:value="479" calcext:value-type="float">
            <text:p>479</text:p>
          </table:table-cell>
          <table:table-cell table:formula="of:=MOD([.X88]-13;13)" office:value-type="float" office:value="11" calcext:value-type="float">
            <text:p>11</text:p>
          </table:table-cell>
          <table:table-cell table:formula="of:=IF([.U88]=[.X88];&quot;success&quot;;&quot;next&quot;)" office:value-type="string" office:string-value="success" calcext:value-type="string">
            <text:p>success</text:p>
          </table:table-cell>
          <table:table-cell table:formula="of:=[.O88]" office:value-type="float" office:value="479" calcext:value-type="float">
            <text:p>479</text:p>
          </table:table-cell>
          <table:table-cell table:formula="of:=MOD([.X88];13*6)" office:value-type="float" office:value="11" calcext:value-type="float">
            <text:p>11</text:p>
          </table:table-cell>
          <table:table-cell table:number-columns-repeated="996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MOD([.A89];[.$O$2])" office:value-type="float" office:value="9" calcext:value-type="float">
            <text:p>9</text:p>
          </table:table-cell>
          <table:table-cell table:formula="of:=MOD([.A89];64)"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DEC2BIN([.E89])" office:value-type="string" office:string-value="1110" calcext:value-type="string">
            <text:p>1110</text:p>
          </table:table-cell>
          <table:table-cell table:formula="of:=BIN2HEX([.F89])" office:value-type="string" office:string-value="E" calcext:value-type="string">
            <text:p>E</text:p>
          </table:table-cell>
          <table:table-cell table:formula="of:=DEC2BIN([.A89])" office:value-type="string" office:string-value="1010111" calcext:value-type="string">
            <text:p>1010111</text:p>
          </table:table-cell>
          <table:table-cell table:formula="of:=([.A89]-1)/([.A89]+1)" office:value-type="float" office:value="0.977272727272727" calcext:value-type="float">
            <text:p>0.977272727272727</text:p>
          </table:table-cell>
          <table:table-cell table:formula="of:=[.I89]+[.H89]" office:value-type="float" office:value="1010111.97727273" calcext:value-type="float">
            <text:p>1010111.97727273</text:p>
          </table:table-cell>
          <table:table-cell table:formula="of:=[.I89]/[.J89]" office:value-type="float" office:value="0.000000967489495482803" calcext:value-type="float">
            <text:p>9.67489495482803E-07</text:p>
          </table:table-cell>
          <table:table-cell table:formula="of:=[.I89]/[.J89]" office:value-type="float" office:value="0.000000967489495482803" calcext:value-type="float">
            <text:p>9.67489495482803E-07</text:p>
          </table:table-cell>
          <table:table-cell table:formula="of:=[.M88]+[.M87]" office:value-type="float" office:value="6.79891637638612E+017" calcext:value-type="float">
            <text:p>6.79891637638612E+017</text:p>
          </table:table-cell>
          <table:table-cell table:formula="of:=([.M89]-[.$O$2])/([.M89]+[.$O$2])" office:value-type="float" office:value="1" calcext:value-type="float">
            <text:p>1</text:p>
          </table:table-cell>
          <table:table-cell office:value-type="float" office:value="487" calcext:value-type="float">
            <text:p>487</text:p>
          </table:table-cell>
          <table:table-cell table:formula="of:=([.O89]-13)/([.O89]+13)" office:value-type="float" office:value="0.948" calcext:value-type="float">
            <text:p>0.948</text:p>
          </table:table-cell>
          <table:table-cell table:formula="of:=LOG([.O89])" office:value-type="float" office:value="2.68752896121463" calcext:value-type="float">
            <text:p>2.68752896121463</text:p>
          </table:table-cell>
          <table:table-cell office:value-type="float" office:value="1" calcext:value-type="float">
            <text:p>1</text:p>
          </table:table-cell>
          <table:table-cell office:value-type="float" office:value="5.57441773098337E-016" calcext:value-type="float">
            <text:p>5.57441773098337E-16</text:p>
          </table:table-cell>
          <table:table-cell office:value-type="float" office:value="0" calcext:value-type="float">
            <text:p>0</text:p>
          </table:table-cell>
          <table:table-cell table:formula="of:=FLOOR([.R89]*[.A89]+[.S89]*[.M89]+[.T89]*[.$O$2])+[.D89]+[.E89]" office:value-type="float" office:value="487" calcext:value-type="float">
            <text:p>487</text:p>
          </table:table-cell>
          <table:table-cell table:formula="of:=MOD([.X89]-13;13)" office:value-type="float" office:value="6" calcext:value-type="float">
            <text:p>6</text:p>
          </table:table-cell>
          <table:table-cell table:formula="of:=IF([.U89]=[.X89];&quot;success&quot;;&quot;next&quot;)" office:value-type="string" office:string-value="success" calcext:value-type="string">
            <text:p>success</text:p>
          </table:table-cell>
          <table:table-cell table:formula="of:=[.O89]" office:value-type="float" office:value="487" calcext:value-type="float">
            <text:p>487</text:p>
          </table:table-cell>
          <table:table-cell table:formula="of:=MOD([.X89];13*6)" office:value-type="float" office:value="19" calcext:value-type="float">
            <text:p>19</text:p>
          </table:table-cell>
          <table:table-cell table:number-columns-repeated="996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MOD([.A90];[.$O$2])" office:value-type="float" office:value="10" calcext:value-type="float">
            <text:p>10</text:p>
          </table:table-cell>
          <table:table-cell table:formula="of:=MOD([.A90];64)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DEC2BIN([.E90])" office:value-type="string" office:string-value="1000" calcext:value-type="string">
            <text:p>1000</text:p>
          </table:table-cell>
          <table:table-cell table:formula="of:=BIN2HEX([.F90])" office:value-type="string" office:string-value="8" calcext:value-type="string">
            <text:p>8</text:p>
          </table:table-cell>
          <table:table-cell table:formula="of:=DEC2BIN([.A90])" office:value-type="string" office:string-value="1011000" calcext:value-type="string">
            <text:p>1011000</text:p>
          </table:table-cell>
          <table:table-cell table:formula="of:=([.A90]-1)/([.A90]+1)" office:value-type="float" office:value="0.97752808988764" calcext:value-type="float">
            <text:p>0.97752808988764</text:p>
          </table:table-cell>
          <table:table-cell table:formula="of:=[.I90]+[.H90]" office:value-type="float" office:value="1011000.97752809" calcext:value-type="float">
            <text:p>1011000.97752809</text:p>
          </table:table-cell>
          <table:table-cell table:formula="of:=[.I90]/[.J90]" office:value-type="float" office:value="0.000000966891339984368" calcext:value-type="float">
            <text:p>9.66891339984368E-07</text:p>
          </table:table-cell>
          <table:table-cell table:formula="of:=[.I90]/[.J90]" office:value-type="float" office:value="0.000000966891339984368" calcext:value-type="float">
            <text:p>9.66891339984368E-07</text:p>
          </table:table-cell>
          <table:table-cell table:formula="of:=[.M89]+[.M88]" office:value-type="float" office:value="1.1000877783661E+018" calcext:value-type="float">
            <text:p>1.1000877783661E+018</text:p>
          </table:table-cell>
          <table:table-cell table:formula="of:=([.M90]-[.$O$2])/([.M90]+[.$O$2])" office:value-type="float" office:value="1" calcext:value-type="float">
            <text:p>1</text:p>
          </table:table-cell>
          <table:table-cell office:value-type="float" office:value="491" calcext:value-type="float">
            <text:p>491</text:p>
          </table:table-cell>
          <table:table-cell table:formula="of:=([.O90]-13)/([.O90]+13)" office:value-type="float" office:value="0.948412698412698" calcext:value-type="float">
            <text:p>0.948412698412698</text:p>
          </table:table-cell>
          <table:table-cell table:formula="of:=LOG([.O90])" office:value-type="float" office:value="2.69108149212297" calcext:value-type="float">
            <text:p>2.69108149212297</text:p>
          </table:table-cell>
          <table:table-cell office:value-type="float" office:value="0" calcext:value-type="float">
            <text:p>0</text:p>
          </table:table-cell>
          <table:table-cell office:value-type="float" office:value="4.25420597522767E-016" calcext:value-type="float">
            <text:p>4.25420597522767E-16</text:p>
          </table:table-cell>
          <table:table-cell office:value-type="float" office:value="1" calcext:value-type="float">
            <text:p>1</text:p>
          </table:table-cell>
          <table:table-cell table:formula="of:=FLOOR([.R90]*[.A90]+[.S90]*[.M90]+[.T90]*[.$O$2])+[.D90]+[.E90]" office:value-type="float" office:value="491" calcext:value-type="float">
            <text:p>491</text:p>
          </table:table-cell>
          <table:table-cell table:formula="of:=MOD([.X90]-13;13)" office:value-type="float" office:value="10" calcext:value-type="float">
            <text:p>10</text:p>
          </table:table-cell>
          <table:table-cell table:formula="of:=IF([.U90]=[.X90];&quot;success&quot;;&quot;next&quot;)" office:value-type="string" office:string-value="success" calcext:value-type="string">
            <text:p>success</text:p>
          </table:table-cell>
          <table:table-cell table:formula="of:=[.O90]" office:value-type="float" office:value="491" calcext:value-type="float">
            <text:p>491</text:p>
          </table:table-cell>
          <table:table-cell table:formula="of:=MOD([.X90];13*6)" office:value-type="float" office:value="23" calcext:value-type="float">
            <text:p>23</text:p>
          </table:table-cell>
          <table:table-cell table:number-columns-repeated="996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MOD([.A91];[.$O$2])" office:value-type="float" office:value="11" calcext:value-type="float">
            <text:p>11</text:p>
          </table:table-cell>
          <table:table-cell table:formula="of:=MOD([.A91];64)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DEC2BIN([.E91])" office:value-type="string" office:string-value="1" calcext:value-type="string">
            <text:p>1</text:p>
          </table:table-cell>
          <table:table-cell table:formula="of:=BIN2HEX([.F91])" office:value-type="string" office:string-value="1" calcext:value-type="string">
            <text:p>1</text:p>
          </table:table-cell>
          <table:table-cell table:formula="of:=DEC2BIN([.A91])" office:value-type="string" office:string-value="1011001" calcext:value-type="string">
            <text:p>1011001</text:p>
          </table:table-cell>
          <table:table-cell table:formula="of:=([.A91]-1)/([.A91]+1)" office:value-type="float" office:value="0.977777777777778" calcext:value-type="float">
            <text:p>0.977777777777778</text:p>
          </table:table-cell>
          <table:table-cell table:formula="of:=[.I91]+[.H91]" office:value-type="float" office:value="1011001.97777778" calcext:value-type="float">
            <text:p>1011001.97777778</text:p>
          </table:table-cell>
          <table:table-cell table:formula="of:=[.I91]/[.J91]" office:value-type="float" office:value="0.000000967137354099912" calcext:value-type="float">
            <text:p>9.67137354099912E-07</text:p>
          </table:table-cell>
          <table:table-cell table:formula="of:=[.I91]/[.J91]" office:value-type="float" office:value="0.000000967137354099912" calcext:value-type="float">
            <text:p>9.67137354099912E-07</text:p>
          </table:table-cell>
          <table:table-cell table:formula="of:=[.M90]+[.M89]" office:value-type="float" office:value="1.77997941600471E+018" calcext:value-type="float">
            <text:p>1.77997941600471E+018</text:p>
          </table:table-cell>
          <table:table-cell table:formula="of:=([.M91]-[.$O$2])/([.M91]+[.$O$2])" office:value-type="float" office:value="1" calcext:value-type="float">
            <text:p>1</text:p>
          </table:table-cell>
          <table:table-cell office:value-type="float" office:value="499" calcext:value-type="float">
            <text:p>499</text:p>
          </table:table-cell>
          <table:table-cell table:formula="of:=([.O91]-13)/([.O91]+13)" office:value-type="float" office:value="0.94921875" calcext:value-type="float">
            <text:p>0.94921875</text:p>
          </table:table-cell>
          <table:table-cell table:formula="of:=LOG([.O91])" office:value-type="float" office:value="2.69810054562339" calcext:value-type="float">
            <text:p>2.69810054562339</text:p>
          </table:table-cell>
          <table:table-cell office:value-type="float" office:value="1" calcext:value-type="float">
            <text:p>1</text:p>
          </table:table-cell>
          <table:table-cell office:value-type="float" office:value="2.241598955653E-016" calcext:value-type="float">
            <text:p>2.241598955653E-16</text:p>
          </table:table-cell>
          <table:table-cell office:value-type="float" office:value="0" calcext:value-type="float">
            <text:p>0</text:p>
          </table:table-cell>
          <table:table-cell table:formula="of:=FLOOR([.R91]*[.A91]+[.S91]*[.M91]+[.T91]*[.$O$2])+[.D91]+[.E91]" office:value-type="float" office:value="499" calcext:value-type="float">
            <text:p>499</text:p>
          </table:table-cell>
          <table:table-cell table:formula="of:=MOD([.X91]-13;13)" office:value-type="float" office:value="5" calcext:value-type="float">
            <text:p>5</text:p>
          </table:table-cell>
          <table:table-cell table:formula="of:=IF([.U91]=[.X91];&quot;success&quot;;&quot;next&quot;)" office:value-type="string" office:string-value="success" calcext:value-type="string">
            <text:p>success</text:p>
          </table:table-cell>
          <table:table-cell table:formula="of:=[.O91]" office:value-type="float" office:value="499" calcext:value-type="float">
            <text:p>499</text:p>
          </table:table-cell>
          <table:table-cell table:formula="of:=MOD([.X91];13*6)" office:value-type="float" office:value="31" calcext:value-type="float">
            <text:p>31</text:p>
          </table:table-cell>
          <table:table-cell table:number-columns-repeated="996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MOD([.A92];[.$O$2])" office:value-type="float" office:value="12" calcext:value-type="float">
            <text:p>12</text:p>
          </table:table-cell>
          <table:table-cell table:formula="of:=MOD([.A92];64)"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DEC2BIN([.E92])" office:value-type="string" office:string-value="1001" calcext:value-type="string">
            <text:p>1001</text:p>
          </table:table-cell>
          <table:table-cell table:formula="of:=BIN2HEX([.F92])" office:value-type="string" office:string-value="9" calcext:value-type="string">
            <text:p>9</text:p>
          </table:table-cell>
          <table:table-cell table:formula="of:=DEC2BIN([.A92])" office:value-type="string" office:string-value="1011010" calcext:value-type="string">
            <text:p>1011010</text:p>
          </table:table-cell>
          <table:table-cell table:formula="of:=([.A92]-1)/([.A92]+1)" office:value-type="float" office:value="0.978021978021978" calcext:value-type="float">
            <text:p>0.978021978021978</text:p>
          </table:table-cell>
          <table:table-cell table:formula="of:=[.I92]+[.H92]" office:value-type="float" office:value="1011010.97802198" calcext:value-type="float">
            <text:p>1011010.97802198</text:p>
          </table:table-cell>
          <table:table-cell table:formula="of:=[.I92]/[.J92]" office:value-type="float" office:value="0.000000967370285073915" calcext:value-type="float">
            <text:p>9.67370285073915E-07</text:p>
          </table:table-cell>
          <table:table-cell table:formula="of:=[.I92]/[.J92]" office:value-type="float" office:value="0.000000967370285073915" calcext:value-type="float">
            <text:p>9.67370285073915E-07</text:p>
          </table:table-cell>
          <table:table-cell table:formula="of:=[.M91]+[.M90]" office:value-type="float" office:value="2.88006719437082E+018" calcext:value-type="float">
            <text:p>2.88006719437082E+018</text:p>
          </table:table-cell>
          <table:table-cell table:formula="of:=([.M92]-[.$O$2])/([.M92]+[.$O$2])" office:value-type="float" office:value="1" calcext:value-type="float">
            <text:p>1</text:p>
          </table:table-cell>
          <table:table-cell office:value-type="float" office:value="503" calcext:value-type="float">
            <text:p>503</text:p>
          </table:table-cell>
          <table:table-cell table:formula="of:=([.O92]-13)/([.O92]+13)" office:value-type="float" office:value="0.949612403100775" calcext:value-type="float">
            <text:p>0.949612403100775</text:p>
          </table:table-cell>
          <table:table-cell table:formula="of:=LOG([.O92])" office:value-type="float" office:value="2.70156798505593" calcext:value-type="float">
            <text:p>2.70156798505593</text:p>
          </table:table-cell>
          <table:table-cell office:value-type="float" office:value="0" calcext:value-type="float">
            <text:p>0</text:p>
          </table:table-cell>
          <table:table-cell office:value-type="float" office:value="1.65273921709312E-016" calcext:value-type="float">
            <text:p>1.65273921709312E-16</text:p>
          </table:table-cell>
          <table:table-cell office:value-type="float" office:value="1" calcext:value-type="float">
            <text:p>1</text:p>
          </table:table-cell>
          <table:table-cell table:formula="of:=FLOOR([.R92]*[.A92]+[.S92]*[.M92]+[.T92]*[.$O$2])+[.D92]+[.E92]" office:value-type="float" office:value="503" calcext:value-type="float">
            <text:p>503</text:p>
          </table:table-cell>
          <table:table-cell table:formula="of:=MOD([.X92]-13;13)" office:value-type="float" office:value="9" calcext:value-type="float">
            <text:p>9</text:p>
          </table:table-cell>
          <table:table-cell table:formula="of:=IF([.U92]=[.X92];&quot;success&quot;;&quot;next&quot;)" office:value-type="string" office:string-value="success" calcext:value-type="string">
            <text:p>success</text:p>
          </table:table-cell>
          <table:table-cell table:formula="of:=[.O92]" office:value-type="float" office:value="503" calcext:value-type="float">
            <text:p>503</text:p>
          </table:table-cell>
          <table:table-cell table:formula="of:=MOD([.X92];13*6)" office:value-type="float" office:value="35" calcext:value-type="float">
            <text:p>35</text:p>
          </table:table-cell>
          <table:table-cell table:number-columns-repeated="996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MOD([.A93];[.$O$2])" office:value-type="float" office:value="0" calcext:value-type="float">
            <text:p>0</text:p>
          </table:table-cell>
          <table:table-cell table:formula="of:=MOD([.A93];64)"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DEC2BIN([.E93])" office:value-type="string" office:string-value="0" calcext:value-type="string">
            <text:p>0</text:p>
          </table:table-cell>
          <table:table-cell table:formula="of:=BIN2HEX([.F93])" office:value-type="string" office:string-value="0" calcext:value-type="string">
            <text:p>0</text:p>
          </table:table-cell>
          <table:table-cell table:formula="of:=DEC2BIN([.A93])" office:value-type="string" office:string-value="1011011" calcext:value-type="string">
            <text:p>1011011</text:p>
          </table:table-cell>
          <table:table-cell table:formula="of:=([.A93]-1)/([.A93]+1)" office:value-type="float" office:value="0.978260869565217" calcext:value-type="float">
            <text:p>0.978260869565217</text:p>
          </table:table-cell>
          <table:table-cell table:formula="of:=[.I93]+[.H93]" office:value-type="float" office:value="1011011.97826087" calcext:value-type="float">
            <text:p>1011011.97826087</text:p>
          </table:table-cell>
          <table:table-cell table:formula="of:=[.I93]/[.J93]" office:value-type="float" office:value="0.000000967605617539774" calcext:value-type="float">
            <text:p>9.67605617539774E-07</text:p>
          </table:table-cell>
          <table:table-cell table:formula="of:=[.I93]/[.J93]" office:value-type="float" office:value="0.000000967605617539774" calcext:value-type="float">
            <text:p>9.67605617539774E-07</text:p>
          </table:table-cell>
          <table:table-cell table:formula="of:=[.M92]+[.M91]" office:value-type="float" office:value="4.66004661037553E+018" calcext:value-type="float">
            <text:p>4.66004661037553E+018</text:p>
          </table:table-cell>
          <table:table-cell table:formula="of:=([.M93]-[.$O$2])/([.M93]+[.$O$2])" office:value-type="float" office:value="1" calcext:value-type="float">
            <text:p>1</text:p>
          </table:table-cell>
          <table:table-cell office:value-type="float" office:value="509" calcext:value-type="float">
            <text:p>509</text:p>
          </table:table-cell>
          <table:table-cell table:formula="of:=([.O93]-13)/([.O93]+13)" office:value-type="float" office:value="0.950191570881226" calcext:value-type="float">
            <text:p>0.950191570881226</text:p>
          </table:table-cell>
          <table:table-cell table:formula="of:=LOG([.O93])" office:value-type="float" office:value="2.70671778233676" calcext:value-type="float">
            <text:p>2.70671778233676</text:p>
          </table:table-cell>
          <table:table-cell office:value-type="float" office:value="1" calcext:value-type="float">
            <text:p>1</text:p>
          </table:table-cell>
          <table:table-cell office:value-type="float" office:value="8.96986736289995E-017" calcext:value-type="float">
            <text:p>8.96986736289995E-17</text:p>
          </table:table-cell>
          <table:table-cell office:value-type="float" office:value="0" calcext:value-type="float">
            <text:p>0</text:p>
          </table:table-cell>
          <table:table-cell table:formula="of:=FLOOR([.R93]*[.A93]+[.S93]*[.M93]+[.T93]*[.$O$2])+[.D93]+[.E93]" office:value-type="float" office:value="509" calcext:value-type="float">
            <text:p>509</text:p>
          </table:table-cell>
          <table:table-cell table:formula="of:=MOD([.X93]-13;13)" office:value-type="float" office:value="2" calcext:value-type="float">
            <text:p>2</text:p>
          </table:table-cell>
          <table:table-cell table:formula="of:=IF([.U93]=[.X93];&quot;success&quot;;&quot;next&quot;)" office:value-type="string" office:string-value="success" calcext:value-type="string">
            <text:p>success</text:p>
          </table:table-cell>
          <table:table-cell table:formula="of:=[.O93]" office:value-type="float" office:value="509" calcext:value-type="float">
            <text:p>509</text:p>
          </table:table-cell>
          <table:table-cell table:formula="of:=MOD([.X93];13*6)" office:value-type="float" office:value="41" calcext:value-type="float">
            <text:p>41</text:p>
          </table:table-cell>
          <table:table-cell table:number-columns-repeated="996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MOD([.A94];[.$O$2])" office:value-type="float" office:value="1" calcext:value-type="float">
            <text:p>1</text:p>
          </table:table-cell>
          <table:table-cell table:formula="of:=MOD([.A94];64)"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DEC2BIN([.E94])" office:value-type="string" office:string-value="1001" calcext:value-type="string">
            <text:p>1001</text:p>
          </table:table-cell>
          <table:table-cell table:formula="of:=BIN2HEX([.F94])" office:value-type="string" office:string-value="9" calcext:value-type="string">
            <text:p>9</text:p>
          </table:table-cell>
          <table:table-cell table:formula="of:=DEC2BIN([.A94])" office:value-type="string" office:string-value="1011100" calcext:value-type="string">
            <text:p>1011100</text:p>
          </table:table-cell>
          <table:table-cell table:formula="of:=([.A94]-1)/([.A94]+1)" office:value-type="float" office:value="0.978494623655914" calcext:value-type="float">
            <text:p>0.978494623655914</text:p>
          </table:table-cell>
          <table:table-cell table:formula="of:=[.I94]+[.H94]" office:value-type="float" office:value="1011100.97849462" calcext:value-type="float">
            <text:p>1011100.97849462</text:p>
          </table:table-cell>
          <table:table-cell table:formula="of:=[.I94]/[.J94]" office:value-type="float" office:value="0.000000967751633583368" calcext:value-type="float">
            <text:p>9.67751633583368E-07</text:p>
          </table:table-cell>
          <table:table-cell table:formula="of:=[.I94]/[.J94]" office:value-type="float" office:value="0.000000967751633583368" calcext:value-type="float">
            <text:p>9.67751633583368E-07</text:p>
          </table:table-cell>
          <table:table-cell table:formula="of:=[.M93]+[.M92]" office:value-type="float" office:value="7.54011380474635E+018" calcext:value-type="float">
            <text:p>7.54011380474635E+018</text:p>
          </table:table-cell>
          <table:table-cell table:formula="of:=([.M94]-[.$O$2])/([.M94]+[.$O$2])" office:value-type="float" office:value="1" calcext:value-type="float">
            <text:p>1</text:p>
          </table:table-cell>
          <table:table-cell office:value-type="float" office:value="521" calcext:value-type="float">
            <text:p>521</text:p>
          </table:table-cell>
          <table:table-cell table:formula="of:=([.O94]-13)/([.O94]+13)" office:value-type="float" office:value="0.951310861423221" calcext:value-type="float">
            <text:p>0.951310861423221</text:p>
          </table:table-cell>
          <table:table-cell table:formula="of:=LOG([.O94])" office:value-type="float" office:value="2.71683772329952" calcext:value-type="float">
            <text:p>2.71683772329952</text:p>
          </table:table-cell>
          <table:table-cell office:value-type="float" office:value="0" calcext:value-type="float">
            <text:p>0</text:p>
          </table:table-cell>
          <table:table-cell office:value-type="float" office:value="6.51183805330532E-017" calcext:value-type="float">
            <text:p>6.51183805330532E-17</text:p>
          </table:table-cell>
          <table:table-cell office:value-type="float" office:value="1" calcext:value-type="float">
            <text:p>1</text:p>
          </table:table-cell>
          <table:table-cell table:formula="of:=FLOOR([.R94]*[.A94]+[.S94]*[.M94]+[.T94]*[.$O$2])+[.D94]+[.E94]" office:value-type="float" office:value="521" calcext:value-type="float">
            <text:p>521</text:p>
          </table:table-cell>
          <table:table-cell table:formula="of:=MOD([.X94]-13;13)" office:value-type="float" office:value="1" calcext:value-type="float">
            <text:p>1</text:p>
          </table:table-cell>
          <table:table-cell table:formula="of:=IF([.U94]=[.X94];&quot;success&quot;;&quot;next&quot;)" office:value-type="string" office:string-value="success" calcext:value-type="string">
            <text:p>success</text:p>
          </table:table-cell>
          <table:table-cell table:formula="of:=[.O94]" office:value-type="float" office:value="521" calcext:value-type="float">
            <text:p>521</text:p>
          </table:table-cell>
          <table:table-cell table:formula="of:=MOD([.X94];13*6)" office:value-type="float" office:value="53" calcext:value-type="float">
            <text:p>53</text:p>
          </table:table-cell>
          <table:table-cell table:number-columns-repeated="996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MOD([.A95];[.$O$2])" office:value-type="float" office:value="2" calcext:value-type="float">
            <text:p>2</text:p>
          </table:table-cell>
          <table:table-cell table:formula="of:=MOD([.A95];64)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DEC2BIN([.E95])" office:value-type="string" office:string-value="1" calcext:value-type="string">
            <text:p>1</text:p>
          </table:table-cell>
          <table:table-cell table:formula="of:=BIN2HEX([.F95])" office:value-type="string" office:string-value="1" calcext:value-type="string">
            <text:p>1</text:p>
          </table:table-cell>
          <table:table-cell table:formula="of:=DEC2BIN([.A95])" office:value-type="string" office:string-value="1011101" calcext:value-type="string">
            <text:p>1011101</text:p>
          </table:table-cell>
          <table:table-cell table:formula="of:=([.A95]-1)/([.A95]+1)" office:value-type="float" office:value="0.978723404255319" calcext:value-type="float">
            <text:p>0.978723404255319</text:p>
          </table:table-cell>
          <table:table-cell table:formula="of:=[.I95]+[.H95]" office:value-type="float" office:value="1011101.9787234" calcext:value-type="float">
            <text:p>1011101.9787234</text:p>
          </table:table-cell>
          <table:table-cell table:formula="of:=[.I95]/[.J95]" office:value-type="float" office:value="0.000000967976944809301" calcext:value-type="float">
            <text:p>9.67976944809301E-07</text:p>
          </table:table-cell>
          <table:table-cell table:formula="of:=[.I95]/[.J95]" office:value-type="float" office:value="0.000000967976944809301" calcext:value-type="float">
            <text:p>9.67976944809301E-07</text:p>
          </table:table-cell>
          <table:table-cell table:formula="of:=[.M94]+[.M93]" office:value-type="float" office:value="1.22001604151219E+019" calcext:value-type="float">
            <text:p>1.22001604151219E+019</text:p>
          </table:table-cell>
          <table:table-cell table:formula="of:=([.M95]-[.$O$2])/([.M95]+[.$O$2])" office:value-type="float" office:value="1" calcext:value-type="float">
            <text:p>1</text:p>
          </table:table-cell>
          <table:table-cell office:value-type="float" office:value="523" calcext:value-type="float">
            <text:p>523</text:p>
          </table:table-cell>
          <table:table-cell table:formula="of:=([.O95]-13)/([.O95]+13)" office:value-type="float" office:value="0.951492537313433" calcext:value-type="float">
            <text:p>0.951492537313433</text:p>
          </table:table-cell>
          <table:table-cell table:formula="of:=LOG([.O95])" office:value-type="float" office:value="2.71850168886727" calcext:value-type="float">
            <text:p>2.71850168886727</text:p>
          </table:table-cell>
          <table:table-cell office:value-type="float" office:value="1" calcext:value-type="float">
            <text:p>1</text:p>
          </table:table-cell>
          <table:table-cell office:value-type="float" office:value="3.49175736633742E-017" calcext:value-type="float">
            <text:p>3.49175736633742E-17</text:p>
          </table:table-cell>
          <table:table-cell office:value-type="float" office:value="0" calcext:value-type="float">
            <text:p>0</text:p>
          </table:table-cell>
          <table:table-cell table:formula="of:=FLOOR([.R95]*[.A95]+[.S95]*[.M95]+[.T95]*[.$O$2])+[.D95]+[.E95]" office:value-type="float" office:value="523" calcext:value-type="float">
            <text:p>523</text:p>
          </table:table-cell>
          <table:table-cell table:formula="of:=MOD([.X95]-13;13)" office:value-type="float" office:value="3" calcext:value-type="float">
            <text:p>3</text:p>
          </table:table-cell>
          <table:table-cell table:formula="of:=IF([.U95]=[.X95];&quot;success&quot;;&quot;next&quot;)" office:value-type="string" office:string-value="success" calcext:value-type="string">
            <text:p>success</text:p>
          </table:table-cell>
          <table:table-cell table:formula="of:=[.O95]" office:value-type="float" office:value="523" calcext:value-type="float">
            <text:p>523</text:p>
          </table:table-cell>
          <table:table-cell table:formula="of:=MOD([.X95];13*6)" office:value-type="float" office:value="55" calcext:value-type="float">
            <text:p>55</text:p>
          </table:table-cell>
          <table:table-cell table:number-columns-repeated="996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MOD([.A96];[.$O$2])" office:value-type="float" office:value="3" calcext:value-type="float">
            <text:p>3</text:p>
          </table:table-cell>
          <table:table-cell table:formula="of:=MOD([.A96];64)"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DEC2BIN([.E96])" office:value-type="string" office:string-value="1000" calcext:value-type="string">
            <text:p>1000</text:p>
          </table:table-cell>
          <table:table-cell table:formula="of:=BIN2HEX([.F96])" office:value-type="string" office:string-value="8" calcext:value-type="string">
            <text:p>8</text:p>
          </table:table-cell>
          <table:table-cell table:formula="of:=DEC2BIN([.A96])" office:value-type="string" office:string-value="1011110" calcext:value-type="string">
            <text:p>1011110</text:p>
          </table:table-cell>
          <table:table-cell table:formula="of:=([.A96]-1)/([.A96]+1)" office:value-type="float" office:value="0.978947368421053" calcext:value-type="float">
            <text:p>0.978947368421053</text:p>
          </table:table-cell>
          <table:table-cell table:formula="of:=[.I96]+[.H96]" office:value-type="float" office:value="1011110.97894737" calcext:value-type="float">
            <text:p>1011110.97894737</text:p>
          </table:table-cell>
          <table:table-cell table:formula="of:=[.I96]/[.J96]" office:value-type="float" office:value="0.000000968189831585253" calcext:value-type="float">
            <text:p>9.68189831585253E-07</text:p>
          </table:table-cell>
          <table:table-cell table:formula="of:=[.I96]/[.J96]" office:value-type="float" office:value="0.000000968189831585253" calcext:value-type="float">
            <text:p>9.68189831585253E-07</text:p>
          </table:table-cell>
          <table:table-cell table:formula="of:=[.M95]+[.M94]" office:value-type="float" office:value="1.97402742198682E+019" calcext:value-type="float">
            <text:p>1.97402742198682E+019</text:p>
          </table:table-cell>
          <table:table-cell table:formula="of:=([.M96]-[.$O$2])/([.M96]+[.$O$2])" office:value-type="float" office:value="1" calcext:value-type="float">
            <text:p>1</text:p>
          </table:table-cell>
          <table:table-cell office:value-type="float" office:value="541" calcext:value-type="float">
            <text:p>541</text:p>
          </table:table-cell>
          <table:table-cell table:formula="of:=([.O96]-13)/([.O96]+13)" office:value-type="float" office:value="0.953068592057762" calcext:value-type="float">
            <text:p>0.953068592057762</text:p>
          </table:table-cell>
          <table:table-cell table:formula="of:=LOG([.O96])" office:value-type="float" office:value="2.73319726510657" calcext:value-type="float">
            <text:p>2.73319726510657</text:p>
          </table:table-cell>
          <table:table-cell office:value-type="float" office:value="0" calcext:value-type="float">
            <text:p>0</text:p>
          </table:table-cell>
          <table:table-cell office:value-type="float" office:value="2.57848495076984E-017" calcext:value-type="float">
            <text:p>2.57848495076984E-17</text:p>
          </table:table-cell>
          <table:table-cell office:value-type="float" office:value="1" calcext:value-type="float">
            <text:p>1</text:p>
          </table:table-cell>
          <table:table-cell table:formula="of:=FLOOR([.R96]*[.A96]+[.S96]*[.M96]+[.T96]*[.$O$2])+[.D96]+[.E96]" office:value-type="float" office:value="541" calcext:value-type="float">
            <text:p>541</text:p>
          </table:table-cell>
          <table:table-cell table:formula="of:=MOD([.X96]-13;13)" office:value-type="float" office:value="8" calcext:value-type="float">
            <text:p>8</text:p>
          </table:table-cell>
          <table:table-cell table:formula="of:=IF([.U96]=[.X96];&quot;success&quot;;&quot;next&quot;)" office:value-type="string" office:string-value="success" calcext:value-type="string">
            <text:p>success</text:p>
          </table:table-cell>
          <table:table-cell table:formula="of:=[.O96]" office:value-type="float" office:value="541" calcext:value-type="float">
            <text:p>541</text:p>
          </table:table-cell>
          <table:table-cell table:formula="of:=MOD([.X96];13*6)" office:value-type="float" office:value="73" calcext:value-type="float">
            <text:p>73</text:p>
          </table:table-cell>
          <table:table-cell table:number-columns-repeated="996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MOD([.A97];[.$O$2])" office:value-type="float" office:value="4" calcext:value-type="float">
            <text:p>4</text:p>
          </table:table-cell>
          <table:table-cell table:formula="of:=MOD([.A97];64)"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DEC2BIN([.E97])" office:value-type="string" office:string-value="10" calcext:value-type="string">
            <text:p>10</text:p>
          </table:table-cell>
          <table:table-cell table:formula="of:=BIN2HEX([.F97])" office:value-type="string" office:string-value="2" calcext:value-type="string">
            <text:p>2</text:p>
          </table:table-cell>
          <table:table-cell table:formula="of:=DEC2BIN([.A97])" office:value-type="string" office:string-value="1011111" calcext:value-type="string">
            <text:p>1011111</text:p>
          </table:table-cell>
          <table:table-cell table:formula="of:=([.A97]-1)/([.A97]+1)" office:value-type="float" office:value="0.979166666666667" calcext:value-type="float">
            <text:p>0.979166666666667</text:p>
          </table:table-cell>
          <table:table-cell table:formula="of:=[.I97]+[.H97]" office:value-type="float" office:value="1011111.97916667" calcext:value-type="float">
            <text:p>1011111.97916667</text:p>
          </table:table-cell>
          <table:table-cell table:formula="of:=[.I97]/[.J97]" office:value-type="float" office:value="0.000000968405762014284" calcext:value-type="float">
            <text:p>9.68405762014284E-07</text:p>
          </table:table-cell>
          <table:table-cell table:formula="of:=[.I97]/[.J97]" office:value-type="float" office:value="0.000000968405762014284" calcext:value-type="float">
            <text:p>9.68405762014284E-07</text:p>
          </table:table-cell>
          <table:table-cell table:formula="of:=[.M96]+[.M95]" office:value-type="float" office:value="3.19404346349901E+019" calcext:value-type="float">
            <text:p>3.19404346349901E+019</text:p>
          </table:table-cell>
          <table:table-cell table:formula="of:=([.M97]-[.$O$2])/([.M97]+[.$O$2])" office:value-type="float" office:value="1" calcext:value-type="float">
            <text:p>1</text:p>
          </table:table-cell>
          <table:table-cell office:value-type="float" office:value="547" calcext:value-type="float">
            <text:p>547</text:p>
          </table:table-cell>
          <table:table-cell table:formula="of:=([.O97]-13)/([.O97]+13)" office:value-type="float" office:value="0.953571428571429" calcext:value-type="float">
            <text:p>0.953571428571429</text:p>
          </table:table-cell>
          <table:table-cell table:formula="of:=LOG([.O97])" office:value-type="float" office:value="2.73798732633343" calcext:value-type="float">
            <text:p>2.73798732633343</text:p>
          </table:table-cell>
          <table:table-cell office:value-type="float" office:value="1" calcext:value-type="float">
            <text:p>1</text:p>
          </table:table-cell>
          <table:table-cell office:value-type="float" office:value="1.39008753347898E-017" calcext:value-type="float">
            <text:p>1.39008753347898E-17</text:p>
          </table:table-cell>
          <table:table-cell office:value-type="float" office:value="0" calcext:value-type="float">
            <text:p>0</text:p>
          </table:table-cell>
          <table:table-cell table:formula="of:=FLOOR([.R97]*[.A97]+[.S97]*[.M97]+[.T97]*[.$O$2])+[.D97]+[.E97]" office:value-type="float" office:value="547" calcext:value-type="float">
            <text:p>547</text:p>
          </table:table-cell>
          <table:table-cell table:formula="of:=MOD([.X97]-13;13)" office:value-type="float" office:value="1" calcext:value-type="float">
            <text:p>1</text:p>
          </table:table-cell>
          <table:table-cell table:formula="of:=IF([.U97]=[.X97];&quot;success&quot;;&quot;next&quot;)" office:value-type="string" office:string-value="success" calcext:value-type="string">
            <text:p>success</text:p>
          </table:table-cell>
          <table:table-cell table:formula="of:=[.O97]" office:value-type="float" office:value="547" calcext:value-type="float">
            <text:p>547</text:p>
          </table:table-cell>
          <table:table-cell table:formula="of:=MOD([.X97];13*6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MOD([.A98];[.$O$2])" office:value-type="float" office:value="5" calcext:value-type="float">
            <text:p>5</text:p>
          </table:table-cell>
          <table:table-cell table:formula="of:=MOD([.A98];64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DEC2BIN([.E98])" office:value-type="string" office:string-value="100" calcext:value-type="string">
            <text:p>100</text:p>
          </table:table-cell>
          <table:table-cell table:formula="of:=BIN2HEX([.F98])" office:value-type="string" office:string-value="4" calcext:value-type="string">
            <text:p>4</text:p>
          </table:table-cell>
          <table:table-cell table:formula="of:=DEC2BIN([.A98])" office:value-type="string" office:string-value="1100000" calcext:value-type="string">
            <text:p>1100000</text:p>
          </table:table-cell>
          <table:table-cell table:formula="of:=([.A98]-1)/([.A98]+1)" office:value-type="float" office:value="0.979381443298969" calcext:value-type="float">
            <text:p>0.979381443298969</text:p>
          </table:table-cell>
          <table:table-cell table:formula="of:=[.I98]+[.H98]" office:value-type="float" office:value="1100000.97938144" calcext:value-type="float">
            <text:p>1100000.97938144</text:p>
          </table:table-cell>
          <table:table-cell table:formula="of:=[.I98]/[.J98]" office:value-type="float" office:value="0.000000890345973918767" calcext:value-type="float">
            <text:p>8.90345973918767E-07</text:p>
          </table:table-cell>
          <table:table-cell table:formula="of:=[.I98]/[.J98]" office:value-type="float" office:value="0.000000890345973918767" calcext:value-type="float">
            <text:p>8.90345973918767E-07</text:p>
          </table:table-cell>
          <table:table-cell table:formula="of:=[.M97]+[.M96]" office:value-type="float" office:value="5.16807088548583E+019" calcext:value-type="float">
            <text:p>5.16807088548583E+019</text:p>
          </table:table-cell>
          <table:table-cell table:formula="of:=([.M98]-[.$O$2])/([.M98]+[.$O$2])" office:value-type="float" office:value="1" calcext:value-type="float">
            <text:p>1</text:p>
          </table:table-cell>
          <table:table-cell office:value-type="float" office:value="557" calcext:value-type="float">
            <text:p>557</text:p>
          </table:table-cell>
          <table:table-cell table:formula="of:=([.O98]-13)/([.O98]+13)" office:value-type="float" office:value="0.954385964912281" calcext:value-type="float">
            <text:p>0.954385964912281</text:p>
          </table:table-cell>
          <table:table-cell table:formula="of:=LOG([.O98])" office:value-type="float" office:value="2.74585519517373" calcext:value-type="float">
            <text:p>2.74585519517373</text:p>
          </table:table-cell>
          <table:table-cell office:value-type="float" office:value="0" calcext:value-type="float">
            <text:p>0</text:p>
          </table:table-cell>
          <table:table-cell office:value-type="float" office:value="1.04294235110773E-017" calcext:value-type="float">
            <text:p>1.04294235110773E-17</text:p>
          </table:table-cell>
          <table:table-cell office:value-type="float" office:value="1" calcext:value-type="float">
            <text:p>1</text:p>
          </table:table-cell>
          <table:table-cell table:formula="of:=FLOOR([.R98]*[.A98]+[.S98]*[.M98]+[.T98]*[.$O$2])+[.D98]+[.E98]" office:value-type="float" office:value="557" calcext:value-type="float">
            <text:p>557</text:p>
          </table:table-cell>
          <table:table-cell table:formula="of:=MOD([.X98]-13;13)" office:value-type="float" office:value="11" calcext:value-type="float">
            <text:p>11</text:p>
          </table:table-cell>
          <table:table-cell table:formula="of:=IF([.U98]=[.X98];&quot;success&quot;;&quot;next&quot;)" office:value-type="string" office:string-value="success" calcext:value-type="string">
            <text:p>success</text:p>
          </table:table-cell>
          <table:table-cell table:formula="of:=[.O98]" office:value-type="float" office:value="557" calcext:value-type="float">
            <text:p>557</text:p>
          </table:table-cell>
          <table:table-cell table:formula="of:=MOD([.X98];13*6)" office:value-type="float" office:value="11" calcext:value-type="float">
            <text:p>11</text:p>
          </table:table-cell>
          <table:table-cell table:number-columns-repeated="996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MOD([.A99];[.$O$2])" office:value-type="float" office:value="6" calcext:value-type="float">
            <text:p>6</text:p>
          </table:table-cell>
          <table:table-cell table:formula="of:=MOD([.A99];64)"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formula="of:=DEC2BIN([.E99])" office:value-type="string" office:string-value="1111" calcext:value-type="string">
            <text:p>1111</text:p>
          </table:table-cell>
          <table:table-cell table:formula="of:=BIN2HEX([.F99])" office:value-type="string" office:string-value="F" calcext:value-type="string">
            <text:p>F</text:p>
          </table:table-cell>
          <table:table-cell table:formula="of:=DEC2BIN([.A99])" office:value-type="string" office:string-value="1100001" calcext:value-type="string">
            <text:p>1100001</text:p>
          </table:table-cell>
          <table:table-cell table:formula="of:=([.A99]-1)/([.A99]+1)" office:value-type="float" office:value="0.979591836734694" calcext:value-type="float">
            <text:p>0.979591836734694</text:p>
          </table:table-cell>
          <table:table-cell table:formula="of:=[.I99]+[.H99]" office:value-type="float" office:value="1100001.97959184" calcext:value-type="float">
            <text:p>1100001.97959184</text:p>
          </table:table-cell>
          <table:table-cell table:formula="of:=[.I99]/[.J99]" office:value-type="float" office:value="0.000000890536430760041" calcext:value-type="float">
            <text:p>8.90536430760041E-07</text:p>
          </table:table-cell>
          <table:table-cell table:formula="of:=[.I99]/[.J99]" office:value-type="float" office:value="0.000000890536430760041" calcext:value-type="float">
            <text:p>8.90536430760041E-07</text:p>
          </table:table-cell>
          <table:table-cell table:formula="of:=[.M98]+[.M97]" office:value-type="float" office:value="8.36211434898484E+019" calcext:value-type="float">
            <text:p>8.36211434898484E+019</text:p>
          </table:table-cell>
          <table:table-cell table:formula="of:=([.M99]-[.$O$2])/([.M99]+[.$O$2])" office:value-type="float" office:value="1" calcext:value-type="float">
            <text:p>1</text:p>
          </table:table-cell>
          <table:table-cell office:value-type="float" office:value="563" calcext:value-type="float">
            <text:p>563</text:p>
          </table:table-cell>
          <table:table-cell table:formula="of:=([.O99]-13)/([.O99]+13)" office:value-type="float" office:value="0.954861111111111" calcext:value-type="float">
            <text:p>0.954861111111111</text:p>
          </table:table-cell>
          <table:table-cell table:formula="of:=LOG([.O99])" office:value-type="float" office:value="2.75050839485135" calcext:value-type="float">
            <text:p>2.75050839485135</text:p>
          </table:table-cell>
          <table:table-cell office:value-type="float" office:value="1" calcext:value-type="float">
            <text:p>1</text:p>
          </table:table-cell>
          <table:table-cell office:value-type="float" office:value="5.28574450854835E-018" calcext:value-type="float">
            <text:p>5.28574450854835E-18</text:p>
          </table:table-cell>
          <table:table-cell office:value-type="float" office:value="0" calcext:value-type="float">
            <text:p>0</text:p>
          </table:table-cell>
          <table:table-cell table:formula="of:=FLOOR([.R99]*[.A99]+[.S99]*[.M99]+[.T99]*[.$O$2])+[.D99]+[.E99]" office:value-type="float" office:value="563" calcext:value-type="float">
            <text:p>563</text:p>
          </table:table-cell>
          <table:table-cell table:formula="of:=MOD([.X99]-13;13)" office:value-type="float" office:value="4" calcext:value-type="float">
            <text:p>4</text:p>
          </table:table-cell>
          <table:table-cell table:formula="of:=IF([.U99]=[.X99];&quot;success&quot;;&quot;next&quot;)" office:value-type="string" office:string-value="success" calcext:value-type="string">
            <text:p>success</text:p>
          </table:table-cell>
          <table:table-cell table:formula="of:=[.O99]" office:value-type="float" office:value="563" calcext:value-type="float">
            <text:p>563</text:p>
          </table:table-cell>
          <table:table-cell table:formula="of:=MOD([.X99];13*6)" office:value-type="float" office:value="17" calcext:value-type="float">
            <text:p>17</text:p>
          </table:table-cell>
          <table:table-cell table:number-columns-repeated="996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MOD([.A100];[.$O$2])" office:value-type="float" office:value="7" calcext:value-type="float">
            <text:p>7</text:p>
          </table:table-cell>
          <table:table-cell table:formula="of:=MOD([.A100];64)"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DEC2BIN([.E100])" office:value-type="string" office:string-value="11" calcext:value-type="string">
            <text:p>11</text:p>
          </table:table-cell>
          <table:table-cell table:formula="of:=BIN2HEX([.F100])" office:value-type="string" office:string-value="3" calcext:value-type="string">
            <text:p>3</text:p>
          </table:table-cell>
          <table:table-cell table:formula="of:=DEC2BIN([.A100])" office:value-type="string" office:string-value="1100010" calcext:value-type="string">
            <text:p>1100010</text:p>
          </table:table-cell>
          <table:table-cell table:formula="of:=([.A100]-1)/([.A100]+1)" office:value-type="float" office:value="0.97979797979798" calcext:value-type="float">
            <text:p>0.97979797979798</text:p>
          </table:table-cell>
          <table:table-cell table:formula="of:=[.I100]+[.H100]" office:value-type="float" office:value="1100010.97979798" calcext:value-type="float">
            <text:p>1100010.97979798</text:p>
          </table:table-cell>
          <table:table-cell table:formula="of:=[.I100]/[.J100]" office:value-type="float" office:value="0.000000890716545372958" calcext:value-type="float">
            <text:p>8.90716545372958E-07</text:p>
          </table:table-cell>
          <table:table-cell table:formula="of:=[.I100]/[.J100]" office:value-type="float" office:value="0.000000890716545372958" calcext:value-type="float">
            <text:p>8.90716545372958E-07</text:p>
          </table:table-cell>
          <table:table-cell table:formula="of:=[.M99]+[.M98]" office:value-type="float" office:value="1.35301852344707E+020" calcext:value-type="float">
            <text:p>1.35301852344707E+020</text:p>
          </table:table-cell>
          <table:table-cell table:formula="of:=([.M100]-[.$O$2])/([.M100]+[.$O$2])" office:value-type="float" office:value="1" calcext:value-type="float">
            <text:p>1</text:p>
          </table:table-cell>
          <table:table-cell office:value-type="float" office:value="569" calcext:value-type="float">
            <text:p>569</text:p>
          </table:table-cell>
          <table:table-cell table:formula="of:=([.O100]-13)/([.O100]+13)" office:value-type="float" office:value="0.9553264604811" calcext:value-type="float">
            <text:p>0.9553264604811</text:p>
          </table:table-cell>
          <table:table-cell table:formula="of:=LOG([.O100])" office:value-type="float" office:value="2.75511226639507" calcext:value-type="float">
            <text:p>2.75511226639507</text:p>
          </table:table-cell>
          <table:table-cell office:value-type="float" office:value="0" calcext:value-type="float">
            <text:p>0</text:p>
          </table:table-cell>
          <table:table-cell office:value-type="float" office:value="4.05759411631202E-018" calcext:value-type="float">
            <text:p>4.05759411631202E-18</text:p>
          </table:table-cell>
          <table:table-cell office:value-type="float" office:value="1" calcext:value-type="float">
            <text:p>1</text:p>
          </table:table-cell>
          <table:table-cell table:formula="of:=FLOOR([.R100]*[.A100]+[.S100]*[.M100]+[.T100]*[.$O$2])+[.D100]+[.E100]" office:value-type="float" office:value="569" calcext:value-type="float">
            <text:p>569</text:p>
          </table:table-cell>
          <table:table-cell table:formula="of:=MOD([.X100]-13;13)" office:value-type="float" office:value="10" calcext:value-type="float">
            <text:p>10</text:p>
          </table:table-cell>
          <table:table-cell table:formula="of:=IF([.U100]=[.X100];&quot;success&quot;;&quot;next&quot;)" office:value-type="string" office:string-value="success" calcext:value-type="string">
            <text:p>success</text:p>
          </table:table-cell>
          <table:table-cell table:formula="of:=[.O100]" office:value-type="float" office:value="569" calcext:value-type="float">
            <text:p>569</text:p>
          </table:table-cell>
          <table:table-cell table:formula="of:=MOD([.X100];13*6)" office:value-type="float" office:value="23" calcext:value-type="float">
            <text:p>23</text:p>
          </table:table-cell>
          <table:table-cell table:number-columns-repeated="996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MOD([.A101];[.$O$2])" office:value-type="float" office:value="8" calcext:value-type="float">
            <text:p>8</text:p>
          </table:table-cell>
          <table:table-cell table:formula="of:=MOD([.A101];64)"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DEC2BIN([.E101])" office:value-type="string" office:string-value="100" calcext:value-type="string">
            <text:p>100</text:p>
          </table:table-cell>
          <table:table-cell table:formula="of:=BIN2HEX([.F101])" office:value-type="string" office:string-value="4" calcext:value-type="string">
            <text:p>4</text:p>
          </table:table-cell>
          <table:table-cell table:formula="of:=DEC2BIN([.A101])" office:value-type="string" office:string-value="1100011" calcext:value-type="string">
            <text:p>1100011</text:p>
          </table:table-cell>
          <table:table-cell table:formula="of:=([.A101]-1)/([.A101]+1)" office:value-type="float" office:value="0.98" calcext:value-type="float">
            <text:p>0.98</text:p>
          </table:table-cell>
          <table:table-cell table:formula="of:=[.I101]+[.H101]" office:value-type="float" office:value="1100011.98" calcext:value-type="float">
            <text:p>1100011.98</text:p>
          </table:table-cell>
          <table:table-cell table:formula="of:=[.I101]/[.J101]" office:value-type="float" office:value="0.000000890899388204845" calcext:value-type="float">
            <text:p>8.90899388204845E-07</text:p>
          </table:table-cell>
          <table:table-cell table:formula="of:=[.I101]/[.J101]" office:value-type="float" office:value="0.000000890899388204845" calcext:value-type="float">
            <text:p>8.90899388204845E-07</text:p>
          </table:table-cell>
          <table:table-cell table:formula="of:=[.M100]+[.M99]" office:value-type="float" office:value="2.18922995834555E+020" calcext:value-type="float">
            <text:p>2.18922995834555E+020</text:p>
          </table:table-cell>
          <table:table-cell table:formula="of:=([.M101]-[.$O$2])/([.M101]+[.$O$2])" office:value-type="float" office:value="1" calcext:value-type="float">
            <text:p>1</text:p>
          </table:table-cell>
          <table:table-cell office:value-type="float" office:value="571" calcext:value-type="float">
            <text:p>571</text:p>
          </table:table-cell>
          <table:table-cell table:formula="of:=([.O101]-13)/([.O101]+13)" office:value-type="float" office:value="0.955479452054795" calcext:value-type="float">
            <text:p>0.955479452054795</text:p>
          </table:table-cell>
          <table:table-cell table:formula="of:=LOG([.O101])" office:value-type="float" office:value="2.75663610824585" calcext:value-type="float">
            <text:p>2.75663610824585</text:p>
          </table:table-cell>
          <table:table-cell office:value-type="float" office:value="1" calcext:value-type="float">
            <text:p>1</text:p>
          </table:table-cell>
          <table:table-cell office:value-type="float" office:value="2.08292417277447E-018" calcext:value-type="float">
            <text:p>2.08292417277447E-18</text:p>
          </table:table-cell>
          <table:table-cell office:value-type="float" office:value="0" calcext:value-type="float">
            <text:p>0</text:p>
          </table:table-cell>
          <table:table-cell table:formula="of:=FLOOR([.R101]*[.A101]+[.S101]*[.M101]+[.T101]*[.$O$2])+[.D101]+[.E101]" office:value-type="float" office:value="571" calcext:value-type="float">
            <text:p>571</text:p>
          </table:table-cell>
          <table:table-cell table:formula="of:=MOD([.X101]-13;13)" office:value-type="float" office:value="12" calcext:value-type="float">
            <text:p>12</text:p>
          </table:table-cell>
          <table:table-cell table:formula="of:=IF([.U101]=[.X101];&quot;success&quot;;&quot;next&quot;)" office:value-type="string" office:string-value="success" calcext:value-type="string">
            <text:p>success</text:p>
          </table:table-cell>
          <table:table-cell table:formula="of:=[.O101]" office:value-type="float" office:value="571" calcext:value-type="float">
            <text:p>571</text:p>
          </table:table-cell>
          <table:table-cell table:formula="of:=MOD([.X101];13*6)" office:value-type="float" office:value="25" calcext:value-type="float">
            <text:p>25</text:p>
          </table:table-cell>
          <table:table-cell table:number-columns-repeated="996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MOD([.A102];[.$O$2])" office:value-type="float" office:value="9" calcext:value-type="float">
            <text:p>9</text:p>
          </table:table-cell>
          <table:table-cell table:formula="of:=MOD([.A102];64)"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DEC2BIN([.E102])" office:value-type="string" office:string-value="1110" calcext:value-type="string">
            <text:p>1110</text:p>
          </table:table-cell>
          <table:table-cell table:formula="of:=BIN2HEX([.F102])" office:value-type="string" office:string-value="E" calcext:value-type="string">
            <text:p>E</text:p>
          </table:table-cell>
          <table:table-cell table:formula="of:=DEC2BIN([.A102])" office:value-type="string" office:string-value="1100100" calcext:value-type="string">
            <text:p>1100100</text:p>
          </table:table-cell>
          <table:table-cell table:formula="of:=([.A102]-1)/([.A102]+1)" office:value-type="float" office:value="0.98019801980198" calcext:value-type="float">
            <text:p>0.98019801980198</text:p>
          </table:table-cell>
          <table:table-cell table:formula="of:=[.I102]+[.H102]" office:value-type="float" office:value="1100100.98019802" calcext:value-type="float">
            <text:p>1100100.98019802</text:p>
          </table:table-cell>
          <table:table-cell table:formula="of:=[.I102]/[.J102]" office:value-type="float" office:value="0.000000891007314279043" calcext:value-type="float">
            <text:p>8.91007314279043E-07</text:p>
          </table:table-cell>
          <table:table-cell table:formula="of:=[.I102]/[.J102]" office:value-type="float" office:value="0.000000891007314279043" calcext:value-type="float">
            <text:p>8.91007314279043E-07</text:p>
          </table:table-cell>
          <table:table-cell table:formula="of:=[.M101]+[.M100]" office:value-type="float" office:value="3.54224848179262E+020" calcext:value-type="float">
            <text:p>3.54224848179262E+020</text:p>
          </table:table-cell>
          <table:table-cell table:formula="of:=([.M102]-[.$O$2])/([.M102]+[.$O$2])" office:value-type="float" office:value="1" calcext:value-type="float">
            <text:p>1</text:p>
          </table:table-cell>
          <table:table-cell office:value-type="float" office:value="577" calcext:value-type="float">
            <text:p>577</text:p>
          </table:table-cell>
          <table:table-cell table:formula="of:=([.O102]-13)/([.O102]+13)" office:value-type="float" office:value="0.95593220338983" calcext:value-type="float">
            <text:p>0.95593220338983</text:p>
          </table:table-cell>
          <table:table-cell table:formula="of:=LOG([.O102])" office:value-type="float" office:value="2.76117581315573" calcext:value-type="float">
            <text:p>2.76117581315573</text:p>
          </table:table-cell>
          <table:table-cell office:value-type="float" office:value="0" calcext:value-type="float">
            <text:p>0</text:p>
          </table:table-cell>
          <table:table-cell office:value-type="float" office:value="1.53292464600113E-018" calcext:value-type="float">
            <text:p>1.53292464600113E-18</text:p>
          </table:table-cell>
          <table:table-cell office:value-type="float" office:value="1" calcext:value-type="float">
            <text:p>1</text:p>
          </table:table-cell>
          <table:table-cell table:formula="of:=FLOOR([.R102]*[.A102]+[.S102]*[.M102]+[.T102]*[.$O$2])+[.D102]+[.E102]" office:value-type="float" office:value="577" calcext:value-type="float">
            <text:p>577</text:p>
          </table:table-cell>
          <table:table-cell table:formula="of:=MOD([.X102]-13;13)" office:value-type="float" office:value="5" calcext:value-type="float">
            <text:p>5</text:p>
          </table:table-cell>
          <table:table-cell table:formula="of:=IF([.U102]=[.X102];&quot;success&quot;;&quot;next&quot;)" office:value-type="string" office:string-value="success" calcext:value-type="string">
            <text:p>success</text:p>
          </table:table-cell>
          <table:table-cell table:formula="of:=[.O102]" office:value-type="float" office:value="577" calcext:value-type="float">
            <text:p>577</text:p>
          </table:table-cell>
          <table:table-cell table:formula="of:=MOD([.X102];13*6)" office:value-type="float" office:value="31" calcext:value-type="float">
            <text:p>31</text:p>
          </table:table-cell>
          <table:table-cell table:number-columns-repeated="996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MOD([.A103];[.$O$2])" office:value-type="float" office:value="10" calcext:value-type="float">
            <text:p>10</text:p>
          </table:table-cell>
          <table:table-cell table:formula="of:=MOD([.A103];64)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DEC2BIN([.E103])" office:value-type="string" office:string-value="1000" calcext:value-type="string">
            <text:p>1000</text:p>
          </table:table-cell>
          <table:table-cell table:formula="of:=BIN2HEX([.F103])" office:value-type="string" office:string-value="8" calcext:value-type="string">
            <text:p>8</text:p>
          </table:table-cell>
          <table:table-cell table:formula="of:=DEC2BIN([.A103])" office:value-type="string" office:string-value="1100101" calcext:value-type="string">
            <text:p>1100101</text:p>
          </table:table-cell>
          <table:table-cell table:formula="of:=([.A103]-1)/([.A103]+1)" office:value-type="float" office:value="0.980392156862745" calcext:value-type="float">
            <text:p>0.980392156862745</text:p>
          </table:table-cell>
          <table:table-cell table:formula="of:=[.I103]+[.H103]" office:value-type="float" office:value="1100101.98039216" calcext:value-type="float">
            <text:p>1100101.98039216</text:p>
          </table:table-cell>
          <table:table-cell table:formula="of:=[.I103]/[.J103]" office:value-type="float" office:value="0.000000891182976066693" calcext:value-type="float">
            <text:p>8.91182976066693E-07</text:p>
          </table:table-cell>
          <table:table-cell table:formula="of:=[.I103]/[.J103]" office:value-type="float" office:value="0.000000891182976066693" calcext:value-type="float">
            <text:p>8.91182976066693E-07</text:p>
          </table:table-cell>
          <table:table-cell table:formula="of:=[.M102]+[.M101]" office:value-type="float" office:value="5.73147844013817E+020" calcext:value-type="float">
            <text:p>5.73147844013817E+020</text:p>
          </table:table-cell>
          <table:table-cell table:formula="of:=([.M103]-[.$O$2])/([.M103]+[.$O$2])" office:value-type="float" office:value="1" calcext:value-type="float">
            <text:p>1</text:p>
          </table:table-cell>
          <table:table-cell office:value-type="float" office:value="587" calcext:value-type="float">
            <text:p>587</text:p>
          </table:table-cell>
          <table:table-cell table:formula="of:=([.O103]-13)/([.O103]+13)" office:value-type="float" office:value="0.956666666666667" calcext:value-type="float">
            <text:p>0.956666666666667</text:p>
          </table:table-cell>
          <table:table-cell table:formula="of:=LOG([.O103])" office:value-type="float" office:value="2.76863810124761" calcext:value-type="float">
            <text:p>2.76863810124761</text:p>
          </table:table-cell>
          <table:table-cell office:value-type="float" office:value="1" calcext:value-type="float">
            <text:p>1</text:p>
          </table:table-cell>
          <table:table-cell office:value-type="float" office:value="8.30501248450173E-019" calcext:value-type="float">
            <text:p>8.30501248450173E-19</text:p>
          </table:table-cell>
          <table:table-cell office:value-type="float" office:value="0" calcext:value-type="float">
            <text:p>0</text:p>
          </table:table-cell>
          <table:table-cell table:formula="of:=FLOOR([.R103]*[.A103]+[.S103]*[.M103]+[.T103]*[.$O$2])+[.D103]+[.E103]" office:value-type="float" office:value="587" calcext:value-type="float">
            <text:p>587</text:p>
          </table:table-cell>
          <table:table-cell table:formula="of:=MOD([.X103]-13;13)" office:value-type="float" office:value="2" calcext:value-type="float">
            <text:p>2</text:p>
          </table:table-cell>
          <table:table-cell table:formula="of:=IF([.U103]=[.X103];&quot;success&quot;;&quot;next&quot;)" office:value-type="string" office:string-value="success" calcext:value-type="string">
            <text:p>success</text:p>
          </table:table-cell>
          <table:table-cell table:formula="of:=[.O103]" office:value-type="float" office:value="587" calcext:value-type="float">
            <text:p>587</text:p>
          </table:table-cell>
          <table:table-cell table:formula="of:=MOD([.X103];13*6)" office:value-type="float" office:value="41" calcext:value-type="float">
            <text:p>41</text:p>
          </table:table-cell>
          <table:table-cell table:number-columns-repeated="996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MOD([.A104];[.$O$2])" office:value-type="float" office:value="11" calcext:value-type="float">
            <text:p>11</text:p>
          </table:table-cell>
          <table:table-cell table:formula="of:=MOD([.A104];64)"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DEC2BIN([.E104])" office:value-type="string" office:string-value="1" calcext:value-type="string">
            <text:p>1</text:p>
          </table:table-cell>
          <table:table-cell table:formula="of:=BIN2HEX([.F104])" office:value-type="string" office:string-value="1" calcext:value-type="string">
            <text:p>1</text:p>
          </table:table-cell>
          <table:table-cell table:formula="of:=DEC2BIN([.A104])" office:value-type="string" office:string-value="1100110" calcext:value-type="string">
            <text:p>1100110</text:p>
          </table:table-cell>
          <table:table-cell table:formula="of:=([.A104]-1)/([.A104]+1)" office:value-type="float" office:value="0.980582524271845" calcext:value-type="float">
            <text:p>0.980582524271845</text:p>
          </table:table-cell>
          <table:table-cell table:formula="of:=[.I104]+[.H104]" office:value-type="float" office:value="1100110.98058252" calcext:value-type="float">
            <text:p>1100110.98058252</text:p>
          </table:table-cell>
          <table:table-cell table:formula="of:=[.I104]/[.J104]" office:value-type="float" office:value="0.000000891348728973337" calcext:value-type="float">
            <text:p>8.91348728973337E-07</text:p>
          </table:table-cell>
          <table:table-cell table:formula="of:=[.I104]/[.J104]" office:value-type="float" office:value="0.000000891348728973337" calcext:value-type="float">
            <text:p>8.91348728973337E-07</text:p>
          </table:table-cell>
          <table:table-cell table:formula="of:=[.M103]+[.M102]" office:value-type="float" office:value="9.27372692193079E+020" calcext:value-type="float">
            <text:p>9.27372692193079E+020</text:p>
          </table:table-cell>
          <table:table-cell table:formula="of:=([.M104]-[.$O$2])/([.M104]+[.$O$2])" office:value-type="float" office:value="1" calcext:value-type="float">
            <text:p>1</text:p>
          </table:table-cell>
          <table:table-cell office:value-type="float" office:value="593" calcext:value-type="float">
            <text:p>593</text:p>
          </table:table-cell>
          <table:table-cell table:formula="of:=([.O104]-13)/([.O104]+13)" office:value-type="float" office:value="0.957095709570957" calcext:value-type="float">
            <text:p>0.957095709570957</text:p>
          </table:table-cell>
          <table:table-cell table:formula="of:=LOG([.O104])" office:value-type="float" office:value="2.77305469336426" calcext:value-type="float">
            <text:p>2.77305469336426</text:p>
          </table:table-cell>
          <table:table-cell office:value-type="float" office:value="0" calcext:value-type="float">
            <text:p>0</text:p>
          </table:table-cell>
          <table:table-cell office:value-type="float" office:value="6.13561305815908E-019" calcext:value-type="float">
            <text:p>6.13561305815908E-19</text:p>
          </table:table-cell>
          <table:table-cell office:value-type="float" office:value="1" calcext:value-type="float">
            <text:p>1</text:p>
          </table:table-cell>
          <table:table-cell table:formula="of:=FLOOR([.R104]*[.A104]+[.S104]*[.M104]+[.T104]*[.$O$2])+[.D104]+[.E104]" office:value-type="float" office:value="593" calcext:value-type="float">
            <text:p>593</text:p>
          </table:table-cell>
          <table:table-cell table:formula="of:=MOD([.X104]-13;13)" office:value-type="float" office:value="8" calcext:value-type="float">
            <text:p>8</text:p>
          </table:table-cell>
          <table:table-cell table:formula="of:=IF([.U104]=[.X104];&quot;success&quot;;&quot;next&quot;)" office:value-type="string" office:string-value="success" calcext:value-type="string">
            <text:p>success</text:p>
          </table:table-cell>
          <table:table-cell table:formula="of:=[.O104]" office:value-type="float" office:value="593" calcext:value-type="float">
            <text:p>593</text:p>
          </table:table-cell>
          <table:table-cell table:formula="of:=MOD([.X104];13*6)" office:value-type="float" office:value="47" calcext:value-type="float">
            <text:p>47</text:p>
          </table:table-cell>
          <table:table-cell table:number-columns-repeated="996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MOD([.A105];[.$O$2])" office:value-type="float" office:value="12" calcext:value-type="float">
            <text:p>12</text:p>
          </table:table-cell>
          <table:table-cell table:formula="of:=MOD([.A105];64)"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DEC2BIN([.E105])" office:value-type="string" office:string-value="1001" calcext:value-type="string">
            <text:p>1001</text:p>
          </table:table-cell>
          <table:table-cell table:formula="of:=BIN2HEX([.F105])" office:value-type="string" office:string-value="9" calcext:value-type="string">
            <text:p>9</text:p>
          </table:table-cell>
          <table:table-cell table:formula="of:=DEC2BIN([.A105])" office:value-type="string" office:string-value="1100111" calcext:value-type="string">
            <text:p>1100111</text:p>
          </table:table-cell>
          <table:table-cell table:formula="of:=([.A105]-1)/([.A105]+1)" office:value-type="float" office:value="0.980769230769231" calcext:value-type="float">
            <text:p>0.980769230769231</text:p>
          </table:table-cell>
          <table:table-cell table:formula="of:=[.I105]+[.H105]" office:value-type="float" office:value="1100111.98076923" calcext:value-type="float">
            <text:p>1100111.98076923</text:p>
          </table:table-cell>
          <table:table-cell table:formula="of:=[.I105]/[.J105]" office:value-type="float" office:value="0.000000891517634489762" calcext:value-type="float">
            <text:p>8.91517634489762E-07</text:p>
          </table:table-cell>
          <table:table-cell table:formula="of:=[.I105]/[.J105]" office:value-type="float" office:value="0.000000891517634489762" calcext:value-type="float">
            <text:p>8.91517634489762E-07</text:p>
          </table:table-cell>
          <table:table-cell table:formula="of:=[.M104]+[.M103]" office:value-type="float" office:value="1.5005205362069E+021" calcext:value-type="float">
            <text:p>1.5005205362069E+021</text:p>
          </table:table-cell>
          <table:table-cell table:formula="of:=([.M105]-[.$O$2])/([.M105]+[.$O$2])" office:value-type="float" office:value="1" calcext:value-type="float">
            <text:p>1</text:p>
          </table:table-cell>
          <table:table-cell office:value-type="float" office:value="599" calcext:value-type="float">
            <text:p>599</text:p>
          </table:table-cell>
          <table:table-cell table:formula="of:=([.O105]-13)/([.O105]+13)" office:value-type="float" office:value="0.957516339869281" calcext:value-type="float">
            <text:p>0.957516339869281</text:p>
          </table:table-cell>
          <table:table-cell table:formula="of:=LOG([.O105])" office:value-type="float" office:value="2.77742682238931" calcext:value-type="float">
            <text:p>2.77742682238931</text:p>
          </table:table-cell>
          <table:table-cell office:value-type="float" office:value="1" calcext:value-type="float">
            <text:p>1</text:p>
          </table:table-cell>
          <table:table-cell office:value-type="float" office:value="3.21221861593729E-019" calcext:value-type="float">
            <text:p>3.21221861593729E-19</text:p>
          </table:table-cell>
          <table:table-cell office:value-type="float" office:value="0" calcext:value-type="float">
            <text:p>0</text:p>
          </table:table-cell>
          <table:table-cell table:formula="of:=FLOOR([.R105]*[.A105]+[.S105]*[.M105]+[.T105]*[.$O$2])+[.D105]+[.E105]" office:value-type="float" office:value="599" calcext:value-type="float">
            <text:p>599</text:p>
          </table:table-cell>
          <table:table-cell table:formula="of:=MOD([.X105]-13;13)" office:value-type="float" office:value="1" calcext:value-type="float">
            <text:p>1</text:p>
          </table:table-cell>
          <table:table-cell table:formula="of:=IF([.U105]=[.X105];&quot;success&quot;;&quot;next&quot;)" office:value-type="string" office:string-value="success" calcext:value-type="string">
            <text:p>success</text:p>
          </table:table-cell>
          <table:table-cell table:formula="of:=[.O105]" office:value-type="float" office:value="599" calcext:value-type="float">
            <text:p>599</text:p>
          </table:table-cell>
          <table:table-cell table:formula="of:=MOD([.X105];13*6)" office:value-type="float" office:value="53" calcext:value-type="float">
            <text:p>53</text:p>
          </table:table-cell>
          <table:table-cell table:number-columns-repeated="996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MOD([.A106];[.$O$2])" office:value-type="float" office:value="0" calcext:value-type="float">
            <text:p>0</text:p>
          </table:table-cell>
          <table:table-cell table:formula="of:=MOD([.A106];64)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DEC2BIN([.E106])" office:value-type="string" office:string-value="0" calcext:value-type="string">
            <text:p>0</text:p>
          </table:table-cell>
          <table:table-cell table:formula="of:=BIN2HEX([.F106])" office:value-type="string" office:string-value="0" calcext:value-type="string">
            <text:p>0</text:p>
          </table:table-cell>
          <table:table-cell table:formula="of:=DEC2BIN([.A106])" office:value-type="string" office:string-value="1101000" calcext:value-type="string">
            <text:p>1101000</text:p>
          </table:table-cell>
          <table:table-cell table:formula="of:=([.A106]-1)/([.A106]+1)" office:value-type="float" office:value="0.980952380952381" calcext:value-type="float">
            <text:p>0.980952380952381</text:p>
          </table:table-cell>
          <table:table-cell table:formula="of:=[.I106]+[.H106]" office:value-type="float" office:value="1101000.98095238" calcext:value-type="float">
            <text:p>1101000.98095238</text:p>
          </table:table-cell>
          <table:table-cell table:formula="of:=[.I106]/[.J106]" office:value-type="float" office:value="0.000000890964129844683" calcext:value-type="float">
            <text:p>8.90964129844683E-07</text:p>
          </table:table-cell>
          <table:table-cell table:formula="of:=[.I106]/[.J106]" office:value-type="float" office:value="0.000000890964129844683" calcext:value-type="float">
            <text:p>8.90964129844683E-07</text:p>
          </table:table-cell>
          <table:table-cell table:formula="of:=[.M105]+[.M104]" office:value-type="float" office:value="2.42789322839998E+021" calcext:value-type="float">
            <text:p>2.42789322839998E+021</text:p>
          </table:table-cell>
          <table:table-cell table:formula="of:=([.M106]-[.$O$2])/([.M106]+[.$O$2])" office:value-type="float" office:value="1" calcext:value-type="float">
            <text:p>1</text:p>
          </table:table-cell>
          <table:table-cell office:value-type="float" office:value="601" calcext:value-type="float">
            <text:p>601</text:p>
          </table:table-cell>
          <table:table-cell table:formula="of:=([.O106]-13)/([.O106]+13)" office:value-type="float" office:value="0.957654723127036" calcext:value-type="float">
            <text:p>0.957654723127036</text:p>
          </table:table-cell>
          <table:table-cell table:formula="of:=LOG([.O106])" office:value-type="float" office:value="2.77887447200274" calcext:value-type="float">
            <text:p>2.77887447200274</text:p>
          </table:table-cell>
          <table:table-cell office:value-type="float" office:value="0" calcext:value-type="float">
            <text:p>0</text:p>
          </table:table-cell>
          <table:table-cell office:value-type="float" office:value="2.42185279452137E-019" calcext:value-type="float">
            <text:p>2.42185279452137E-19</text:p>
          </table:table-cell>
          <table:table-cell office:value-type="float" office:value="1" calcext:value-type="float">
            <text:p>1</text:p>
          </table:table-cell>
          <table:table-cell table:formula="of:=FLOOR([.R106]*[.A106]+[.S106]*[.M106]+[.T106]*[.$O$2])+[.D106]+[.E106]" office:value-type="float" office:value="601" calcext:value-type="float">
            <text:p>601</text:p>
          </table:table-cell>
          <table:table-cell table:formula="of:=MOD([.X106]-13;13)" office:value-type="float" office:value="3" calcext:value-type="float">
            <text:p>3</text:p>
          </table:table-cell>
          <table:table-cell table:formula="of:=IF([.U106]=[.X106];&quot;success&quot;;&quot;next&quot;)" office:value-type="string" office:string-value="success" calcext:value-type="string">
            <text:p>success</text:p>
          </table:table-cell>
          <table:table-cell table:formula="of:=[.O106]" office:value-type="float" office:value="601" calcext:value-type="float">
            <text:p>601</text:p>
          </table:table-cell>
          <table:table-cell table:formula="of:=MOD([.X106];13*6)" office:value-type="float" office:value="55" calcext:value-type="float">
            <text:p>55</text:p>
          </table:table-cell>
          <table:table-cell table:number-columns-repeated="996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MOD([.A107];[.$O$2])" office:value-type="float" office:value="1" calcext:value-type="float">
            <text:p>1</text:p>
          </table:table-cell>
          <table:table-cell table:formula="of:=MOD([.A107];64)"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DEC2BIN([.E107])" office:value-type="string" office:string-value="1001" calcext:value-type="string">
            <text:p>1001</text:p>
          </table:table-cell>
          <table:table-cell table:formula="of:=BIN2HEX([.F107])" office:value-type="string" office:string-value="9" calcext:value-type="string">
            <text:p>9</text:p>
          </table:table-cell>
          <table:table-cell table:formula="of:=DEC2BIN([.A107])" office:value-type="string" office:string-value="1101001" calcext:value-type="string">
            <text:p>1101001</text:p>
          </table:table-cell>
          <table:table-cell table:formula="of:=([.A107]-1)/([.A107]+1)" office:value-type="float" office:value="0.981132075471698" calcext:value-type="float">
            <text:p>0.981132075471698</text:p>
          </table:table-cell>
          <table:table-cell table:formula="of:=[.I107]+[.H107]" office:value-type="float" office:value="1101001.98113208" calcext:value-type="float">
            <text:p>1101001.98113208</text:p>
          </table:table-cell>
          <table:table-cell table:formula="of:=[.I107]/[.J107]" office:value-type="float" office:value="0.000000891126530456263" calcext:value-type="float">
            <text:p>8.91126530456263E-07</text:p>
          </table:table-cell>
          <table:table-cell table:formula="of:=[.I107]/[.J107]" office:value-type="float" office:value="0.000000891126530456263" calcext:value-type="float">
            <text:p>8.91126530456263E-07</text:p>
          </table:table-cell>
          <table:table-cell table:formula="of:=[.M106]+[.M105]" office:value-type="float" office:value="3.92841376460687E+021" calcext:value-type="float">
            <text:p>3.92841376460687E+021</text:p>
          </table:table-cell>
          <table:table-cell table:formula="of:=([.M107]-[.$O$2])/([.M107]+[.$O$2])" office:value-type="float" office:value="1" calcext:value-type="float">
            <text:p>1</text:p>
          </table:table-cell>
          <table:table-cell office:value-type="float" office:value="607" calcext:value-type="float">
            <text:p>607</text:p>
          </table:table-cell>
          <table:table-cell table:formula="of:=([.O107]-13)/([.O107]+13)" office:value-type="float" office:value="0.958064516129032" calcext:value-type="float">
            <text:p>0.958064516129032</text:p>
          </table:table-cell>
          <table:table-cell table:formula="of:=LOG([.O107])" office:value-type="float" office:value="2.78318869107526" calcext:value-type="float">
            <text:p>2.78318869107526</text:p>
          </table:table-cell>
          <table:table-cell office:value-type="float" office:value="1" calcext:value-type="float">
            <text:p>1</text:p>
          </table:table-cell>
          <table:table-cell office:value-type="float" office:value="1.23459500210904E-019" calcext:value-type="float">
            <text:p>1.23459500210904E-19</text:p>
          </table:table-cell>
          <table:table-cell office:value-type="float" office:value="0" calcext:value-type="float">
            <text:p>0</text:p>
          </table:table-cell>
          <table:table-cell table:formula="of:=FLOOR([.R107]*[.A107]+[.S107]*[.M107]+[.T107]*[.$O$2])+[.D107]+[.E107]" office:value-type="float" office:value="607" calcext:value-type="float">
            <text:p>607</text:p>
          </table:table-cell>
          <table:table-cell table:formula="of:=MOD([.X107]-13;13)" office:value-type="float" office:value="9" calcext:value-type="float">
            <text:p>9</text:p>
          </table:table-cell>
          <table:table-cell table:formula="of:=IF([.U107]=[.X107];&quot;success&quot;;&quot;next&quot;)" office:value-type="string" office:string-value="success" calcext:value-type="string">
            <text:p>success</text:p>
          </table:table-cell>
          <table:table-cell table:formula="of:=[.O107]" office:value-type="float" office:value="607" calcext:value-type="float">
            <text:p>607</text:p>
          </table:table-cell>
          <table:table-cell table:formula="of:=MOD([.X107];13*6)" office:value-type="float" office:value="61" calcext:value-type="float">
            <text:p>61</text:p>
          </table:table-cell>
          <table:table-cell table:number-columns-repeated="996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MOD([.A108];[.$O$2])" office:value-type="float" office:value="2" calcext:value-type="float">
            <text:p>2</text:p>
          </table:table-cell>
          <table:table-cell table:formula="of:=MOD([.A108];64)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DEC2BIN([.E108])" office:value-type="string" office:string-value="1" calcext:value-type="string">
            <text:p>1</text:p>
          </table:table-cell>
          <table:table-cell table:formula="of:=BIN2HEX([.F108])" office:value-type="string" office:string-value="1" calcext:value-type="string">
            <text:p>1</text:p>
          </table:table-cell>
          <table:table-cell table:formula="of:=DEC2BIN([.A108])" office:value-type="string" office:string-value="1101010" calcext:value-type="string">
            <text:p>1101010</text:p>
          </table:table-cell>
          <table:table-cell table:formula="of:=([.A108]-1)/([.A108]+1)" office:value-type="float" office:value="0.981308411214953" calcext:value-type="float">
            <text:p>0.981308411214953</text:p>
          </table:table-cell>
          <table:table-cell table:formula="of:=[.I108]+[.H108]" office:value-type="float" office:value="1101010.98130841" calcext:value-type="float">
            <text:p>1101010.98130841</text:p>
          </table:table-cell>
          <table:table-cell table:formula="of:=[.I108]/[.J108]" office:value-type="float" office:value="0.000000891279403997219" calcext:value-type="float">
            <text:p>8.91279403997219E-07</text:p>
          </table:table-cell>
          <table:table-cell table:formula="of:=[.I108]/[.J108]" office:value-type="float" office:value="0.000000891279403997219" calcext:value-type="float">
            <text:p>8.91279403997219E-07</text:p>
          </table:table-cell>
          <table:table-cell table:formula="of:=[.M107]+[.M106]" office:value-type="float" office:value="6.35630699300685E+021" calcext:value-type="float">
            <text:p>6.35630699300685E+021</text:p>
          </table:table-cell>
          <table:table-cell table:formula="of:=([.M108]-[.$O$2])/([.M108]+[.$O$2])" office:value-type="float" office:value="1" calcext:value-type="float">
            <text:p>1</text:p>
          </table:table-cell>
          <table:table-cell office:value-type="float" office:value="613" calcext:value-type="float">
            <text:p>613</text:p>
          </table:table-cell>
          <table:table-cell table:formula="of:=([.O108]-13)/([.O108]+13)" office:value-type="float" office:value="0.958466453674121" calcext:value-type="float">
            <text:p>0.958466453674121</text:p>
          </table:table-cell>
          <table:table-cell table:formula="of:=LOG([.O108])" office:value-type="float" office:value="2.78746047451841" calcext:value-type="float">
            <text:p>2.78746047451841</text:p>
          </table:table-cell>
          <table:table-cell office:value-type="float" office:value="0" calcext:value-type="float">
            <text:p>0</text:p>
          </table:table-cell>
          <table:table-cell office:value-type="float" office:value="9.37651376271967E-020" calcext:value-type="float">
            <text:p>9.37651376271967E-20</text:p>
          </table:table-cell>
          <table:table-cell office:value-type="float" office:value="1" calcext:value-type="float">
            <text:p>1</text:p>
          </table:table-cell>
          <table:table-cell table:formula="of:=FLOOR([.R108]*[.A108]+[.S108]*[.M108]+[.T108]*[.$O$2])+[.D108]+[.E108]" office:value-type="float" office:value="613" calcext:value-type="float">
            <text:p>613</text:p>
          </table:table-cell>
          <table:table-cell table:formula="of:=MOD([.X108]-13;13)" office:value-type="float" office:value="2" calcext:value-type="float">
            <text:p>2</text:p>
          </table:table-cell>
          <table:table-cell table:formula="of:=IF([.U108]=[.X108];&quot;success&quot;;&quot;next&quot;)" office:value-type="string" office:string-value="success" calcext:value-type="string">
            <text:p>success</text:p>
          </table:table-cell>
          <table:table-cell table:formula="of:=[.O108]" office:value-type="float" office:value="613" calcext:value-type="float">
            <text:p>613</text:p>
          </table:table-cell>
          <table:table-cell table:formula="of:=MOD([.X108];13*6)" office:value-type="float" office:value="67" calcext:value-type="float">
            <text:p>67</text:p>
          </table:table-cell>
          <table:table-cell table:number-columns-repeated="996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MOD([.A109];[.$O$2])" office:value-type="float" office:value="3" calcext:value-type="float">
            <text:p>3</text:p>
          </table:table-cell>
          <table:table-cell table:formula="of:=MOD([.A109];64)"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DEC2BIN([.E109])" office:value-type="string" office:string-value="1000" calcext:value-type="string">
            <text:p>1000</text:p>
          </table:table-cell>
          <table:table-cell table:formula="of:=BIN2HEX([.F109])" office:value-type="string" office:string-value="8" calcext:value-type="string">
            <text:p>8</text:p>
          </table:table-cell>
          <table:table-cell table:formula="of:=DEC2BIN([.A109])" office:value-type="string" office:string-value="1101011" calcext:value-type="string">
            <text:p>1101011</text:p>
          </table:table-cell>
          <table:table-cell table:formula="of:=([.A109]-1)/([.A109]+1)" office:value-type="float" office:value="0.981481481481482" calcext:value-type="float">
            <text:p>0.981481481481482</text:p>
          </table:table-cell>
          <table:table-cell table:formula="of:=[.I109]+[.H109]" office:value-type="float" office:value="1101011.98148148" calcext:value-type="float">
            <text:p>1101011.98148148</text:p>
          </table:table-cell>
          <table:table-cell table:formula="of:=[.I109]/[.J109]" office:value-type="float" office:value="0.000000891435786339796" calcext:value-type="float">
            <text:p>8.91435786339796E-07</text:p>
          </table:table-cell>
          <table:table-cell table:formula="of:=[.I109]/[.J109]" office:value-type="float" office:value="0.000000891435786339796" calcext:value-type="float">
            <text:p>8.91435786339796E-07</text:p>
          </table:table-cell>
          <table:table-cell table:formula="of:=[.M108]+[.M107]" office:value-type="float" office:value="1.02847207576137E+022" calcext:value-type="float">
            <text:p>1.02847207576137E+022</text:p>
          </table:table-cell>
          <table:table-cell table:formula="of:=([.M109]-[.$O$2])/([.M109]+[.$O$2])" office:value-type="float" office:value="1" calcext:value-type="float">
            <text:p>1</text:p>
          </table:table-cell>
          <table:table-cell office:value-type="float" office:value="617" calcext:value-type="float">
            <text:p>617</text:p>
          </table:table-cell>
          <table:table-cell table:formula="of:=([.O109]-13)/([.O109]+13)" office:value-type="float" office:value="0.958730158730159" calcext:value-type="float">
            <text:p>0.958730158730159</text:p>
          </table:table-cell>
          <table:table-cell table:formula="of:=LOG([.O109])" office:value-type="float" office:value="2.79028516403324" calcext:value-type="float">
            <text:p>2.79028516403324</text:p>
          </table:table-cell>
          <table:table-cell office:value-type="float" office:value="1" calcext:value-type="float">
            <text:p>1</text:p>
          </table:table-cell>
          <table:table-cell office:value-type="float" office:value="4.77407225311893E-020" calcext:value-type="float">
            <text:p>4.77407225311893E-20</text:p>
          </table:table-cell>
          <table:table-cell office:value-type="float" office:value="0" calcext:value-type="float">
            <text:p>0</text:p>
          </table:table-cell>
          <table:table-cell table:formula="of:=FLOOR([.R109]*[.A109]+[.S109]*[.M109]+[.T109]*[.$O$2])+[.D109]+[.E109]" office:value-type="float" office:value="617" calcext:value-type="float">
            <text:p>617</text:p>
          </table:table-cell>
          <table:table-cell table:formula="of:=MOD([.X109]-13;13)" office:value-type="float" office:value="6" calcext:value-type="float">
            <text:p>6</text:p>
          </table:table-cell>
          <table:table-cell table:formula="of:=IF([.U109]=[.X109];&quot;success&quot;;&quot;next&quot;)" office:value-type="string" office:string-value="success" calcext:value-type="string">
            <text:p>success</text:p>
          </table:table-cell>
          <table:table-cell table:formula="of:=[.O109]" office:value-type="float" office:value="617" calcext:value-type="float">
            <text:p>617</text:p>
          </table:table-cell>
          <table:table-cell table:formula="of:=MOD([.X109];13*6)" office:value-type="float" office:value="71" calcext:value-type="float">
            <text:p>71</text:p>
          </table:table-cell>
          <table:table-cell table:number-columns-repeated="996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MOD([.A110];[.$O$2])" office:value-type="float" office:value="4" calcext:value-type="float">
            <text:p>4</text:p>
          </table:table-cell>
          <table:table-cell table:formula="of:=MOD([.A110];64)"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DEC2BIN([.E110])" office:value-type="string" office:string-value="10" calcext:value-type="string">
            <text:p>10</text:p>
          </table:table-cell>
          <table:table-cell table:formula="of:=BIN2HEX([.F110])" office:value-type="string" office:string-value="2" calcext:value-type="string">
            <text:p>2</text:p>
          </table:table-cell>
          <table:table-cell table:formula="of:=DEC2BIN([.A110])" office:value-type="string" office:string-value="1101100" calcext:value-type="string">
            <text:p>1101100</text:p>
          </table:table-cell>
          <table:table-cell table:formula="of:=([.A110]-1)/([.A110]+1)" office:value-type="float" office:value="0.981651376146789" calcext:value-type="float">
            <text:p>0.981651376146789</text:p>
          </table:table-cell>
          <table:table-cell table:formula="of:=[.I110]+[.H110]" office:value-type="float" office:value="1101100.98165138" calcext:value-type="float">
            <text:p>1101100.98165138</text:p>
          </table:table-cell>
          <table:table-cell table:formula="of:=[.I110]/[.J110]" office:value-type="float" office:value="0.000000891518028323394" calcext:value-type="float">
            <text:p>8.91518028323394E-07</text:p>
          </table:table-cell>
          <table:table-cell table:formula="of:=[.I110]/[.J110]" office:value-type="float" office:value="0.000000891518028323394" calcext:value-type="float">
            <text:p>8.91518028323394E-07</text:p>
          </table:table-cell>
          <table:table-cell table:formula="of:=[.M109]+[.M108]" office:value-type="float" office:value="1.66410277506206E+022" calcext:value-type="float">
            <text:p>1.66410277506206E+022</text:p>
          </table:table-cell>
          <table:table-cell table:formula="of:=([.M110]-[.$O$2])/([.M110]+[.$O$2])" office:value-type="float" office:value="1" calcext:value-type="float">
            <text:p>1</text:p>
          </table:table-cell>
          <table:table-cell office:value-type="float" office:value="619" calcext:value-type="float">
            <text:p>619</text:p>
          </table:table-cell>
          <table:table-cell table:formula="of:=([.O110]-13)/([.O110]+13)" office:value-type="float" office:value="0.958860759493671" calcext:value-type="float">
            <text:p>0.958860759493671</text:p>
          </table:table-cell>
          <table:table-cell table:formula="of:=LOG([.O110])" office:value-type="float" office:value="2.79169064902012" calcext:value-type="float">
            <text:p>2.79169064902012</text:p>
          </table:table-cell>
          <table:table-cell office:value-type="float" office:value="0" calcext:value-type="float">
            <text:p>0</text:p>
          </table:table-cell>
          <table:table-cell office:value-type="float" office:value="3.59352804983875E-020" calcext:value-type="float">
            <text:p>3.59352804983875E-20</text:p>
          </table:table-cell>
          <table:table-cell office:value-type="float" office:value="1" calcext:value-type="float">
            <text:p>1</text:p>
          </table:table-cell>
          <table:table-cell table:formula="of:=FLOOR([.R110]*[.A110]+[.S110]*[.M110]+[.T110]*[.$O$2])+[.D110]+[.E110]" office:value-type="float" office:value="619" calcext:value-type="float">
            <text:p>619</text:p>
          </table:table-cell>
          <table:table-cell table:formula="of:=MOD([.X110]-13;13)" office:value-type="float" office:value="8" calcext:value-type="float">
            <text:p>8</text:p>
          </table:table-cell>
          <table:table-cell table:formula="of:=IF([.U110]=[.X110];&quot;success&quot;;&quot;next&quot;)" office:value-type="string" office:string-value="success" calcext:value-type="string">
            <text:p>success</text:p>
          </table:table-cell>
          <table:table-cell table:formula="of:=[.O110]" office:value-type="float" office:value="619" calcext:value-type="float">
            <text:p>619</text:p>
          </table:table-cell>
          <table:table-cell table:formula="of:=MOD([.X110];13*6)" office:value-type="float" office:value="73" calcext:value-type="float">
            <text:p>73</text:p>
          </table:table-cell>
          <table:table-cell table:number-columns-repeated="996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MOD([.A111];[.$O$2])" office:value-type="float" office:value="5" calcext:value-type="float">
            <text:p>5</text:p>
          </table:table-cell>
          <table:table-cell table:formula="of:=MOD([.A111];64)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DEC2BIN([.E111])" office:value-type="string" office:string-value="100" calcext:value-type="string">
            <text:p>100</text:p>
          </table:table-cell>
          <table:table-cell table:formula="of:=BIN2HEX([.F111])" office:value-type="string" office:string-value="4" calcext:value-type="string">
            <text:p>4</text:p>
          </table:table-cell>
          <table:table-cell table:formula="of:=DEC2BIN([.A111])" office:value-type="string" office:string-value="1101101" calcext:value-type="string">
            <text:p>1101101</text:p>
          </table:table-cell>
          <table:table-cell table:formula="of:=([.A111]-1)/([.A111]+1)" office:value-type="float" office:value="0.981818181818182" calcext:value-type="float">
            <text:p>0.981818181818182</text:p>
          </table:table-cell>
          <table:table-cell table:formula="of:=[.I111]+[.H111]" office:value-type="float" office:value="1101101.98181818" calcext:value-type="float">
            <text:p>1101101.98181818</text:p>
          </table:table-cell>
          <table:table-cell table:formula="of:=[.I111]/[.J111]" office:value-type="float" office:value="0.000000891668708285282" calcext:value-type="float">
            <text:p>8.91668708285282E-07</text:p>
          </table:table-cell>
          <table:table-cell table:formula="of:=[.I111]/[.J111]" office:value-type="float" office:value="0.000000891668708285282" calcext:value-type="float">
            <text:p>8.91668708285282E-07</text:p>
          </table:table-cell>
          <table:table-cell table:formula="of:=[.M110]+[.M109]" office:value-type="float" office:value="2.69257485082343E+022" calcext:value-type="float">
            <text:p>2.69257485082343E+022</text:p>
          </table:table-cell>
          <table:table-cell table:formula="of:=([.M111]-[.$O$2])/([.M111]+[.$O$2])" office:value-type="float" office:value="1" calcext:value-type="float">
            <text:p>1</text:p>
          </table:table-cell>
          <table:table-cell office:value-type="float" office:value="631" calcext:value-type="float">
            <text:p>631</text:p>
          </table:table-cell>
          <table:table-cell table:formula="of:=([.O111]-13)/([.O111]+13)" office:value-type="float" office:value="0.959627329192547" calcext:value-type="float">
            <text:p>0.959627329192547</text:p>
          </table:table-cell>
          <table:table-cell table:formula="of:=LOG([.O111])" office:value-type="float" office:value="2.80002935924413" calcext:value-type="float">
            <text:p>2.80002935924413</text:p>
          </table:table-cell>
          <table:table-cell office:value-type="float" office:value="1" calcext:value-type="float">
            <text:p>1</text:p>
          </table:table-cell>
          <table:table-cell office:value-type="float" office:value="1.92009518265349E-020" calcext:value-type="float">
            <text:p>1.92009518265349E-20</text:p>
          </table:table-cell>
          <table:table-cell office:value-type="float" office:value="0" calcext:value-type="float">
            <text:p>0</text:p>
          </table:table-cell>
          <table:table-cell table:formula="of:=FLOOR([.R111]*[.A111]+[.S111]*[.M111]+[.T111]*[.$O$2])+[.D111]+[.E111]" office:value-type="float" office:value="631" calcext:value-type="float">
            <text:p>631</text:p>
          </table:table-cell>
          <table:table-cell table:formula="of:=MOD([.X111]-13;13)" office:value-type="float" office:value="7" calcext:value-type="float">
            <text:p>7</text:p>
          </table:table-cell>
          <table:table-cell table:formula="of:=IF([.U111]=[.X111];&quot;success&quot;;&quot;next&quot;)" office:value-type="string" office:string-value="success" calcext:value-type="string">
            <text:p>success</text:p>
          </table:table-cell>
          <table:table-cell table:formula="of:=[.O111]" office:value-type="float" office:value="631" calcext:value-type="float">
            <text:p>631</text:p>
          </table:table-cell>
          <table:table-cell table:formula="of:=MOD([.X111];13*6)" office:value-type="float" office:value="7" calcext:value-type="float">
            <text:p>7</text:p>
          </table:table-cell>
          <table:table-cell table:number-columns-repeated="996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MOD([.A112];[.$O$2])" office:value-type="float" office:value="6" calcext:value-type="float">
            <text:p>6</text:p>
          </table:table-cell>
          <table:table-cell table:formula="of:=MOD([.A112];64)"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formula="of:=DEC2BIN([.E112])" office:value-type="string" office:string-value="1111" calcext:value-type="string">
            <text:p>1111</text:p>
          </table:table-cell>
          <table:table-cell table:formula="of:=BIN2HEX([.F112])" office:value-type="string" office:string-value="F" calcext:value-type="string">
            <text:p>F</text:p>
          </table:table-cell>
          <table:table-cell table:formula="of:=DEC2BIN([.A112])" office:value-type="string" office:string-value="1101110" calcext:value-type="string">
            <text:p>1101110</text:p>
          </table:table-cell>
          <table:table-cell table:formula="of:=([.A112]-1)/([.A112]+1)" office:value-type="float" office:value="0.981981981981982" calcext:value-type="float">
            <text:p>0.981981981981982</text:p>
          </table:table-cell>
          <table:table-cell table:formula="of:=[.I112]+[.H112]" office:value-type="float" office:value="1101110.98198198" calcext:value-type="float">
            <text:p>1101110.98198198</text:p>
          </table:table-cell>
          <table:table-cell table:formula="of:=[.I112]/[.J112]" office:value-type="float" office:value="0.00000089181017903793" calcext:value-type="float">
            <text:p>8.9181017903793E-07</text:p>
          </table:table-cell>
          <table:table-cell table:formula="of:=[.I112]/[.J112]" office:value-type="float" office:value="0.00000089181017903793" calcext:value-type="float">
            <text:p>8.9181017903793E-07</text:p>
          </table:table-cell>
          <table:table-cell table:formula="of:=[.M111]+[.M110]" office:value-type="float" office:value="4.35667762588549E+022" calcext:value-type="float">
            <text:p>4.35667762588549E+022</text:p>
          </table:table-cell>
          <table:table-cell table:formula="of:=([.M112]-[.$O$2])/([.M112]+[.$O$2])" office:value-type="float" office:value="1" calcext:value-type="float">
            <text:p>1</text:p>
          </table:table-cell>
          <table:table-cell office:value-type="float" office:value="641" calcext:value-type="float">
            <text:p>641</text:p>
          </table:table-cell>
          <table:table-cell table:formula="of:=([.O112]-13)/([.O112]+13)" office:value-type="float" office:value="0.960244648318043" calcext:value-type="float">
            <text:p>0.960244648318043</text:p>
          </table:table-cell>
          <table:table-cell table:formula="of:=LOG([.O112])" office:value-type="float" office:value="2.80685802951882" calcext:value-type="float">
            <text:p>2.80685802951882</text:p>
          </table:table-cell>
          <table:table-cell office:value-type="float" office:value="0" calcext:value-type="float">
            <text:p>0</text:p>
          </table:table-cell>
          <table:table-cell office:value-type="float" office:value="1.38637753780839E-020" calcext:value-type="float">
            <text:p>1.38637753780839E-20</text:p>
          </table:table-cell>
          <table:table-cell office:value-type="float" office:value="1" calcext:value-type="float">
            <text:p>1</text:p>
          </table:table-cell>
          <table:table-cell table:formula="of:=FLOOR([.R112]*[.A112]+[.S112]*[.M112]+[.T112]*[.$O$2])+[.D112]+[.E112]" office:value-type="float" office:value="641" calcext:value-type="float">
            <text:p>641</text:p>
          </table:table-cell>
          <table:table-cell table:formula="of:=MOD([.X112]-13;13)" office:value-type="float" office:value="4" calcext:value-type="float">
            <text:p>4</text:p>
          </table:table-cell>
          <table:table-cell table:formula="of:=IF([.U112]=[.X112];&quot;success&quot;;&quot;next&quot;)" office:value-type="string" office:string-value="success" calcext:value-type="string">
            <text:p>success</text:p>
          </table:table-cell>
          <table:table-cell table:formula="of:=[.O112]" office:value-type="float" office:value="641" calcext:value-type="float">
            <text:p>641</text:p>
          </table:table-cell>
          <table:table-cell table:formula="of:=MOD([.X112];13*6)" office:value-type="float" office:value="17" calcext:value-type="float">
            <text:p>17</text:p>
          </table:table-cell>
          <table:table-cell table:number-columns-repeated="996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MOD([.A113];[.$O$2])" office:value-type="float" office:value="7" calcext:value-type="float">
            <text:p>7</text:p>
          </table:table-cell>
          <table:table-cell table:formula="of:=MOD([.A113];64)"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DEC2BIN([.E113])" office:value-type="string" office:string-value="11" calcext:value-type="string">
            <text:p>11</text:p>
          </table:table-cell>
          <table:table-cell table:formula="of:=BIN2HEX([.F113])" office:value-type="string" office:string-value="3" calcext:value-type="string">
            <text:p>3</text:p>
          </table:table-cell>
          <table:table-cell table:formula="of:=DEC2BIN([.A113])" office:value-type="string" office:string-value="1101111" calcext:value-type="string">
            <text:p>1101111</text:p>
          </table:table-cell>
          <table:table-cell table:formula="of:=([.A113]-1)/([.A113]+1)" office:value-type="float" office:value="0.982142857142857" calcext:value-type="float">
            <text:p>0.982142857142857</text:p>
          </table:table-cell>
          <table:table-cell table:formula="of:=[.I113]+[.H113]" office:value-type="float" office:value="1101111.98214286" calcext:value-type="float">
            <text:p>1101111.98214286</text:p>
          </table:table-cell>
          <table:table-cell table:formula="of:=[.I113]/[.J113]" office:value-type="float" office:value="0.000000891955471442173" calcext:value-type="float">
            <text:p>8.91955471442173E-07</text:p>
          </table:table-cell>
          <table:table-cell table:formula="of:=[.I113]/[.J113]" office:value-type="float" office:value="0.000000891955471442173" calcext:value-type="float">
            <text:p>8.91955471442173E-07</text:p>
          </table:table-cell>
          <table:table-cell table:formula="of:=[.M112]+[.M111]" office:value-type="float" office:value="7.04925247670891E+022" calcext:value-type="float">
            <text:p>7.04925247670891E+022</text:p>
          </table:table-cell>
          <table:table-cell table:formula="of:=([.M113]-[.$O$2])/([.M113]+[.$O$2])" office:value-type="float" office:value="1" calcext:value-type="float">
            <text:p>1</text:p>
          </table:table-cell>
          <table:table-cell office:value-type="float" office:value="643" calcext:value-type="float">
            <text:p>643</text:p>
          </table:table-cell>
          <table:table-cell table:formula="of:=([.O113]-13)/([.O113]+13)" office:value-type="float" office:value="0.960365853658537" calcext:value-type="float">
            <text:p>0.960365853658537</text:p>
          </table:table-cell>
          <table:table-cell table:formula="of:=LOG([.O113])" office:value-type="float" office:value="2.80821097292422" calcext:value-type="float">
            <text:p>2.80821097292422</text:p>
          </table:table-cell>
          <table:table-cell office:value-type="float" office:value="1" calcext:value-type="float">
            <text:p>1</text:p>
          </table:table-cell>
          <table:table-cell office:value-type="float" office:value="7.44759819193066E-021" calcext:value-type="float">
            <text:p>7.44759819193066E-21</text:p>
          </table:table-cell>
          <table:table-cell office:value-type="float" office:value="0" calcext:value-type="float">
            <text:p>0</text:p>
          </table:table-cell>
          <table:table-cell table:formula="of:=FLOOR([.R113]*[.A113]+[.S113]*[.M113]+[.T113]*[.$O$2])+[.D113]+[.E113]" office:value-type="float" office:value="643" calcext:value-type="float">
            <text:p>643</text:p>
          </table:table-cell>
          <table:table-cell table:formula="of:=MOD([.X113]-13;13)" office:value-type="float" office:value="6" calcext:value-type="float">
            <text:p>6</text:p>
          </table:table-cell>
          <table:table-cell table:formula="of:=IF([.U113]=[.X113];&quot;success&quot;;&quot;next&quot;)" office:value-type="string" office:string-value="success" calcext:value-type="string">
            <text:p>success</text:p>
          </table:table-cell>
          <table:table-cell table:formula="of:=[.O113]" office:value-type="float" office:value="643" calcext:value-type="float">
            <text:p>643</text:p>
          </table:table-cell>
          <table:table-cell table:formula="of:=MOD([.X113];13*6)" office:value-type="float" office:value="19" calcext:value-type="float">
            <text:p>19</text:p>
          </table:table-cell>
          <table:table-cell table:number-columns-repeated="996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MOD([.A114];[.$O$2])" office:value-type="float" office:value="8" calcext:value-type="float">
            <text:p>8</text:p>
          </table:table-cell>
          <table:table-cell table:formula="of:=MOD([.A114];64)"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DEC2BIN([.E114])" office:value-type="string" office:string-value="100" calcext:value-type="string">
            <text:p>100</text:p>
          </table:table-cell>
          <table:table-cell table:formula="of:=BIN2HEX([.F114])" office:value-type="string" office:string-value="4" calcext:value-type="string">
            <text:p>4</text:p>
          </table:table-cell>
          <table:table-cell table:formula="of:=DEC2BIN([.A114])" office:value-type="string" office:string-value="1110000" calcext:value-type="string">
            <text:p>1110000</text:p>
          </table:table-cell>
          <table:table-cell table:formula="of:=([.A114]-1)/([.A114]+1)" office:value-type="float" office:value="0.982300884955752" calcext:value-type="float">
            <text:p>0.982300884955752</text:p>
          </table:table-cell>
          <table:table-cell table:formula="of:=[.I114]+[.H114]" office:value-type="float" office:value="1110000.98230089" calcext:value-type="float">
            <text:p>1110000.98230089</text:p>
          </table:table-cell>
          <table:table-cell table:formula="of:=[.I114]/[.J114]" office:value-type="float" office:value="0.000000884954969066399" calcext:value-type="float">
            <text:p>8.84954969066399E-07</text:p>
          </table:table-cell>
          <table:table-cell table:formula="of:=[.I114]/[.J114]" office:value-type="float" office:value="0.000000884954969066399" calcext:value-type="float">
            <text:p>8.84954969066399E-07</text:p>
          </table:table-cell>
          <table:table-cell table:formula="of:=[.M113]+[.M112]" office:value-type="float" office:value="1.14059301025944E+023" calcext:value-type="float">
            <text:p>1.14059301025944E+023</text:p>
          </table:table-cell>
          <table:table-cell table:formula="of:=([.M114]-[.$O$2])/([.M114]+[.$O$2])" office:value-type="float" office:value="1" calcext:value-type="float">
            <text:p>1</text:p>
          </table:table-cell>
          <table:table-cell office:value-type="float" office:value="647" calcext:value-type="float">
            <text:p>647</text:p>
          </table:table-cell>
          <table:table-cell table:formula="of:=([.O114]-13)/([.O114]+13)" office:value-type="float" office:value="0.960606060606061" calcext:value-type="float">
            <text:p>0.960606060606061</text:p>
          </table:table-cell>
          <table:table-cell table:formula="of:=LOG([.O114])" office:value-type="float" office:value="2.8109042806687" calcext:value-type="float">
            <text:p>2.8109042806687</text:p>
          </table:table-cell>
          <table:table-cell office:value-type="float" office:value="0" calcext:value-type="float">
            <text:p>0</text:p>
          </table:table-cell>
          <table:table-cell office:value-type="float" office:value="5.41823415049185E-021" calcext:value-type="float">
            <text:p>5.41823415049185E-21</text:p>
          </table:table-cell>
          <table:table-cell office:value-type="float" office:value="1" calcext:value-type="float">
            <text:p>1</text:p>
          </table:table-cell>
          <table:table-cell table:formula="of:=FLOOR([.R114]*[.A114]+[.S114]*[.M114]+[.T114]*[.$O$2])+[.D114]+[.E114]" office:value-type="float" office:value="647" calcext:value-type="float">
            <text:p>647</text:p>
          </table:table-cell>
          <table:table-cell table:formula="of:=MOD([.X114]-13;13)" office:value-type="float" office:value="10" calcext:value-type="float">
            <text:p>10</text:p>
          </table:table-cell>
          <table:table-cell table:formula="of:=IF([.U114]=[.X114];&quot;success&quot;;&quot;next&quot;)" office:value-type="string" office:string-value="success" calcext:value-type="string">
            <text:p>success</text:p>
          </table:table-cell>
          <table:table-cell table:formula="of:=[.O114]" office:value-type="float" office:value="647" calcext:value-type="float">
            <text:p>647</text:p>
          </table:table-cell>
          <table:table-cell table:formula="of:=MOD([.X114];13*6)" office:value-type="float" office:value="23" calcext:value-type="float">
            <text:p>23</text:p>
          </table:table-cell>
          <table:table-cell table:number-columns-repeated="996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MOD([.A115];[.$O$2])" office:value-type="float" office:value="9" calcext:value-type="float">
            <text:p>9</text:p>
          </table:table-cell>
          <table:table-cell table:formula="of:=MOD([.A115];64)"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DEC2BIN([.E115])" office:value-type="string" office:string-value="1110" calcext:value-type="string">
            <text:p>1110</text:p>
          </table:table-cell>
          <table:table-cell table:formula="of:=BIN2HEX([.F115])" office:value-type="string" office:string-value="E" calcext:value-type="string">
            <text:p>E</text:p>
          </table:table-cell>
          <table:table-cell table:formula="of:=DEC2BIN([.A115])" office:value-type="string" office:string-value="1110001" calcext:value-type="string">
            <text:p>1110001</text:p>
          </table:table-cell>
          <table:table-cell table:formula="of:=([.A115]-1)/([.A115]+1)" office:value-type="float" office:value="0.982456140350877" calcext:value-type="float">
            <text:p>0.982456140350877</text:p>
          </table:table-cell>
          <table:table-cell table:formula="of:=[.I115]+[.H115]" office:value-type="float" office:value="1110001.98245614" calcext:value-type="float">
            <text:p>1110001.98245614</text:p>
          </table:table-cell>
          <table:table-cell table:formula="of:=[.I115]/[.J115]" office:value-type="float" office:value="0.000000885094041162847" calcext:value-type="float">
            <text:p>8.85094041162847E-07</text:p>
          </table:table-cell>
          <table:table-cell table:formula="of:=[.I115]/[.J115]" office:value-type="float" office:value="0.000000885094041162847" calcext:value-type="float">
            <text:p>8.85094041162847E-07</text:p>
          </table:table-cell>
          <table:table-cell table:formula="of:=[.M114]+[.M113]" office:value-type="float" office:value="1.84551825793033E+023" calcext:value-type="float">
            <text:p>1.84551825793033E+023</text:p>
          </table:table-cell>
          <table:table-cell table:formula="of:=([.M115]-[.$O$2])/([.M115]+[.$O$2])" office:value-type="float" office:value="1" calcext:value-type="float">
            <text:p>1</text:p>
          </table:table-cell>
          <table:table-cell office:value-type="float" office:value="653" calcext:value-type="float">
            <text:p>653</text:p>
          </table:table-cell>
          <table:table-cell table:formula="of:=([.O115]-13)/([.O115]+13)" office:value-type="float" office:value="0.960960960960961" calcext:value-type="float">
            <text:p>0.960960960960961</text:p>
          </table:table-cell>
          <table:table-cell table:formula="of:=LOG([.O115])" office:value-type="float" office:value="2.81491318127507" calcext:value-type="float">
            <text:p>2.81491318127507</text:p>
          </table:table-cell>
          <table:table-cell office:value-type="float" office:value="1" calcext:value-type="float">
            <text:p>1</text:p>
          </table:table-cell>
          <table:table-cell office:value-type="float" office:value="2.81221818191079E-021" calcext:value-type="float">
            <text:p>2.81221818191079E-21</text:p>
          </table:table-cell>
          <table:table-cell office:value-type="float" office:value="0" calcext:value-type="float">
            <text:p>0</text:p>
          </table:table-cell>
          <table:table-cell table:formula="of:=FLOOR([.R115]*[.A115]+[.S115]*[.M115]+[.T115]*[.$O$2])+[.D115]+[.E115]" office:value-type="float" office:value="653" calcext:value-type="float">
            <text:p>653</text:p>
          </table:table-cell>
          <table:table-cell table:formula="of:=MOD([.X115]-13;13)" office:value-type="float" office:value="3" calcext:value-type="float">
            <text:p>3</text:p>
          </table:table-cell>
          <table:table-cell table:formula="of:=IF([.U115]=[.X115];&quot;success&quot;;&quot;next&quot;)" office:value-type="string" office:string-value="success" calcext:value-type="string">
            <text:p>success</text:p>
          </table:table-cell>
          <table:table-cell table:formula="of:=[.O115]" office:value-type="float" office:value="653" calcext:value-type="float">
            <text:p>653</text:p>
          </table:table-cell>
          <table:table-cell table:formula="of:=MOD([.X115];13*6)" office:value-type="float" office:value="29" calcext:value-type="float">
            <text:p>29</text:p>
          </table:table-cell>
          <table:table-cell table:number-columns-repeated="996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MOD([.A116];[.$O$2])" office:value-type="float" office:value="10" calcext:value-type="float">
            <text:p>10</text:p>
          </table:table-cell>
          <table:table-cell table:formula="of:=MOD([.A116];64)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DEC2BIN([.E116])" office:value-type="string" office:string-value="1000" calcext:value-type="string">
            <text:p>1000</text:p>
          </table:table-cell>
          <table:table-cell table:formula="of:=BIN2HEX([.F116])" office:value-type="string" office:string-value="8" calcext:value-type="string">
            <text:p>8</text:p>
          </table:table-cell>
          <table:table-cell table:formula="of:=DEC2BIN([.A116])" office:value-type="string" office:string-value="1110010" calcext:value-type="string">
            <text:p>1110010</text:p>
          </table:table-cell>
          <table:table-cell table:formula="of:=([.A116]-1)/([.A116]+1)" office:value-type="float" office:value="0.982608695652174" calcext:value-type="float">
            <text:p>0.982608695652174</text:p>
          </table:table-cell>
          <table:table-cell table:formula="of:=[.I116]+[.H116]" office:value-type="float" office:value="1110010.9826087" calcext:value-type="float">
            <text:p>1110010.9826087</text:p>
          </table:table-cell>
          <table:table-cell table:formula="of:=[.I116]/[.J116]" office:value-type="float" office:value="0.000000885224300522589" calcext:value-type="float">
            <text:p>8.85224300522589E-07</text:p>
          </table:table-cell>
          <table:table-cell table:formula="of:=[.I116]/[.J116]" office:value-type="float" office:value="0.000000885224300522589" calcext:value-type="float">
            <text:p>8.85224300522589E-07</text:p>
          </table:table-cell>
          <table:table-cell table:formula="of:=[.M115]+[.M114]" office:value-type="float" office:value="2.98611126818977E+023" calcext:value-type="float">
            <text:p>2.98611126818977E+023</text:p>
          </table:table-cell>
          <table:table-cell table:formula="of:=([.M116]-[.$O$2])/([.M116]+[.$O$2])" office:value-type="float" office:value="1" calcext:value-type="float">
            <text:p>1</text:p>
          </table:table-cell>
          <table:table-cell office:value-type="float" office:value="659" calcext:value-type="float">
            <text:p>659</text:p>
          </table:table-cell>
          <table:table-cell table:formula="of:=([.O116]-13)/([.O116]+13)" office:value-type="float" office:value="0.961309523809524" calcext:value-type="float">
            <text:p>0.961309523809524</text:p>
          </table:table-cell>
          <table:table-cell table:formula="of:=LOG([.O116])" office:value-type="float" office:value="2.81888541459401" calcext:value-type="float">
            <text:p>2.81888541459401</text:p>
          </table:table-cell>
          <table:table-cell office:value-type="float" office:value="0" calcext:value-type="float">
            <text:p>0</text:p>
          </table:table-cell>
          <table:table-cell office:value-type="float" office:value="2.12986035307905E-021" calcext:value-type="float">
            <text:p>2.12986035307905E-21</text:p>
          </table:table-cell>
          <table:table-cell office:value-type="float" office:value="1" calcext:value-type="float">
            <text:p>1</text:p>
          </table:table-cell>
          <table:table-cell table:formula="of:=FLOOR([.R116]*[.A116]+[.S116]*[.M116]+[.T116]*[.$O$2])+[.D116]+[.E116]" office:value-type="float" office:value="659" calcext:value-type="float">
            <text:p>659</text:p>
          </table:table-cell>
          <table:table-cell table:formula="of:=MOD([.X116]-13;13)" office:value-type="float" office:value="9" calcext:value-type="float">
            <text:p>9</text:p>
          </table:table-cell>
          <table:table-cell table:formula="of:=IF([.U116]=[.X116];&quot;success&quot;;&quot;next&quot;)" office:value-type="string" office:string-value="success" calcext:value-type="string">
            <text:p>success</text:p>
          </table:table-cell>
          <table:table-cell table:formula="of:=[.O116]" office:value-type="float" office:value="659" calcext:value-type="float">
            <text:p>659</text:p>
          </table:table-cell>
          <table:table-cell table:formula="of:=MOD([.X116];13*6)" office:value-type="float" office:value="35" calcext:value-type="float">
            <text:p>35</text:p>
          </table:table-cell>
          <table:table-cell table:number-columns-repeated="996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MOD([.A117];[.$O$2])" office:value-type="float" office:value="11" calcext:value-type="float">
            <text:p>11</text:p>
          </table:table-cell>
          <table:table-cell table:formula="of:=MOD([.A117];64)"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DEC2BIN([.E117])" office:value-type="string" office:string-value="1" calcext:value-type="string">
            <text:p>1</text:p>
          </table:table-cell>
          <table:table-cell table:formula="of:=BIN2HEX([.F117])" office:value-type="string" office:string-value="1" calcext:value-type="string">
            <text:p>1</text:p>
          </table:table-cell>
          <table:table-cell table:formula="of:=DEC2BIN([.A117])" office:value-type="string" office:string-value="1110011" calcext:value-type="string">
            <text:p>1110011</text:p>
          </table:table-cell>
          <table:table-cell table:formula="of:=([.A117]-1)/([.A117]+1)" office:value-type="float" office:value="0.982758620689655" calcext:value-type="float">
            <text:p>0.982758620689655</text:p>
          </table:table-cell>
          <table:table-cell table:formula="of:=[.I117]+[.H117]" office:value-type="float" office:value="1110011.98275862" calcext:value-type="float">
            <text:p>1110011.98275862</text:p>
          </table:table-cell>
          <table:table-cell table:formula="of:=[.I117]/[.J117]" office:value-type="float" office:value="0.000000885358569055522" calcext:value-type="float">
            <text:p>8.85358569055522E-07</text:p>
          </table:table-cell>
          <table:table-cell table:formula="of:=[.I117]/[.J117]" office:value-type="float" office:value="0.000000885358569055522" calcext:value-type="float">
            <text:p>8.85358569055522E-07</text:p>
          </table:table-cell>
          <table:table-cell table:formula="of:=[.M116]+[.M115]" office:value-type="float" office:value="4.8316295261201E+023" calcext:value-type="float">
            <text:p>4.8316295261201E+023</text:p>
          </table:table-cell>
          <table:table-cell table:formula="of:=([.M117]-[.$O$2])/([.M117]+[.$O$2])" office:value-type="float" office:value="1" calcext:value-type="float">
            <text:p>1</text:p>
          </table:table-cell>
          <table:table-cell office:value-type="float" office:value="661" calcext:value-type="float">
            <text:p>661</text:p>
          </table:table-cell>
          <table:table-cell table:formula="of:=([.O117]-13)/([.O117]+13)" office:value-type="float" office:value="0.961424332344214" calcext:value-type="float">
            <text:p>0.961424332344214</text:p>
          </table:table-cell>
          <table:table-cell table:formula="of:=LOG([.O117])" office:value-type="float" office:value="2.82020145948564" calcext:value-type="float">
            <text:p>2.82020145948564</text:p>
          </table:table-cell>
          <table:table-cell office:value-type="float" office:value="1" calcext:value-type="float">
            <text:p>1</text:p>
          </table:table-cell>
          <table:table-cell office:value-type="float" office:value="1.10728688345776E-021" calcext:value-type="float">
            <text:p>1.10728688345776E-21</text:p>
          </table:table-cell>
          <table:table-cell office:value-type="float" office:value="0" calcext:value-type="float">
            <text:p>0</text:p>
          </table:table-cell>
          <table:table-cell table:formula="of:=FLOOR([.R117]*[.A117]+[.S117]*[.M117]+[.T117]*[.$O$2])+[.D117]+[.E117]" office:value-type="float" office:value="661" calcext:value-type="float">
            <text:p>661</text:p>
          </table:table-cell>
          <table:table-cell table:formula="of:=MOD([.X117]-13;13)" office:value-type="float" office:value="11" calcext:value-type="float">
            <text:p>11</text:p>
          </table:table-cell>
          <table:table-cell table:formula="of:=IF([.U117]=[.X117];&quot;success&quot;;&quot;next&quot;)" office:value-type="string" office:string-value="success" calcext:value-type="string">
            <text:p>success</text:p>
          </table:table-cell>
          <table:table-cell table:formula="of:=[.O117]" office:value-type="float" office:value="661" calcext:value-type="float">
            <text:p>661</text:p>
          </table:table-cell>
          <table:table-cell table:formula="of:=MOD([.X117];13*6)" office:value-type="float" office:value="37" calcext:value-type="float">
            <text:p>37</text:p>
          </table:table-cell>
          <table:table-cell table:number-columns-repeated="996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MOD([.A118];[.$O$2])" office:value-type="float" office:value="12" calcext:value-type="float">
            <text:p>12</text:p>
          </table:table-cell>
          <table:table-cell table:formula="of:=MOD([.A118];64)"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DEC2BIN([.E118])" office:value-type="string" office:string-value="1001" calcext:value-type="string">
            <text:p>1001</text:p>
          </table:table-cell>
          <table:table-cell table:formula="of:=BIN2HEX([.F118])" office:value-type="string" office:string-value="9" calcext:value-type="string">
            <text:p>9</text:p>
          </table:table-cell>
          <table:table-cell table:formula="of:=DEC2BIN([.A118])" office:value-type="string" office:string-value="1110100" calcext:value-type="string">
            <text:p>1110100</text:p>
          </table:table-cell>
          <table:table-cell table:formula="of:=([.A118]-1)/([.A118]+1)" office:value-type="float" office:value="0.982905982905983" calcext:value-type="float">
            <text:p>0.982905982905983</text:p>
          </table:table-cell>
          <table:table-cell table:formula="of:=[.I118]+[.H118]" office:value-type="float" office:value="1110100.98290598" calcext:value-type="float">
            <text:p>1110100.98290598</text:p>
          </table:table-cell>
          <table:table-cell table:formula="of:=[.I118]/[.J118]" office:value-type="float" office:value="0.000000885420333862751" calcext:value-type="float">
            <text:p>8.85420333862751E-07</text:p>
          </table:table-cell>
          <table:table-cell table:formula="of:=[.I118]/[.J118]" office:value-type="float" office:value="0.000000885420333862751" calcext:value-type="float">
            <text:p>8.85420333862751E-07</text:p>
          </table:table-cell>
          <table:table-cell table:formula="of:=[.M117]+[.M116]" office:value-type="float" office:value="7.81774079430987E+023" calcext:value-type="float">
            <text:p>7.81774079430987E+023</text:p>
          </table:table-cell>
          <table:table-cell table:formula="of:=([.M118]-[.$O$2])/([.M118]+[.$O$2])" office:value-type="float" office:value="1" calcext:value-type="float">
            <text:p>1</text:p>
          </table:table-cell>
          <table:table-cell office:value-type="float" office:value="673" calcext:value-type="float">
            <text:p>673</text:p>
          </table:table-cell>
          <table:table-cell table:formula="of:=([.O118]-13)/([.O118]+13)" office:value-type="float" office:value="0.962099125364431" calcext:value-type="float">
            <text:p>0.962099125364431</text:p>
          </table:table-cell>
          <table:table-cell table:formula="of:=LOG([.O118])" office:value-type="float" office:value="2.82801506422398" calcext:value-type="float">
            <text:p>2.82801506422398</text:p>
          </table:table-cell>
          <table:table-cell office:value-type="float" office:value="0" calcext:value-type="float">
            <text:p>0</text:p>
          </table:table-cell>
          <table:table-cell office:value-type="float" office:value="8.26325682824109E-022" calcext:value-type="float">
            <text:p>8.26325682824109E-22</text:p>
          </table:table-cell>
          <table:table-cell office:value-type="float" office:value="1" calcext:value-type="float">
            <text:p>1</text:p>
          </table:table-cell>
          <table:table-cell table:formula="of:=FLOOR([.R118]*[.A118]+[.S118]*[.M118]+[.T118]*[.$O$2])+[.D118]+[.E118]" office:value-type="float" office:value="673" calcext:value-type="float">
            <text:p>673</text:p>
          </table:table-cell>
          <table:table-cell table:formula="of:=MOD([.X118]-13;13)" office:value-type="float" office:value="10" calcext:value-type="float">
            <text:p>10</text:p>
          </table:table-cell>
          <table:table-cell table:formula="of:=IF([.U118]=[.X118];&quot;success&quot;;&quot;next&quot;)" office:value-type="string" office:string-value="success" calcext:value-type="string">
            <text:p>success</text:p>
          </table:table-cell>
          <table:table-cell table:formula="of:=[.O118]" office:value-type="float" office:value="673" calcext:value-type="float">
            <text:p>673</text:p>
          </table:table-cell>
          <table:table-cell table:formula="of:=MOD([.X118];13*6)" office:value-type="float" office:value="49" calcext:value-type="float">
            <text:p>49</text:p>
          </table:table-cell>
          <table:table-cell table:number-columns-repeated="996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MOD([.A119];[.$O$2])" office:value-type="float" office:value="0" calcext:value-type="float">
            <text:p>0</text:p>
          </table:table-cell>
          <table:table-cell table:formula="of:=MOD([.A119];64)"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DEC2BIN([.E119])" office:value-type="string" office:string-value="0" calcext:value-type="string">
            <text:p>0</text:p>
          </table:table-cell>
          <table:table-cell table:formula="of:=BIN2HEX([.F119])" office:value-type="string" office:string-value="0" calcext:value-type="string">
            <text:p>0</text:p>
          </table:table-cell>
          <table:table-cell table:formula="of:=DEC2BIN([.A119])" office:value-type="string" office:string-value="1110101" calcext:value-type="string">
            <text:p>1110101</text:p>
          </table:table-cell>
          <table:table-cell table:formula="of:=([.A119]-1)/([.A119]+1)" office:value-type="float" office:value="0.983050847457627" calcext:value-type="float">
            <text:p>0.983050847457627</text:p>
          </table:table-cell>
          <table:table-cell table:formula="of:=[.I119]+[.H119]" office:value-type="float" office:value="1110101.98305085" calcext:value-type="float">
            <text:p>1110101.98305085</text:p>
          </table:table-cell>
          <table:table-cell table:formula="of:=[.I119]/[.J119]" office:value-type="float" office:value="0.000000885550032760007" calcext:value-type="float">
            <text:p>8.85550032760007E-07</text:p>
          </table:table-cell>
          <table:table-cell table:formula="of:=[.I119]/[.J119]" office:value-type="float" office:value="0.000000885550032760007" calcext:value-type="float">
            <text:p>8.85550032760007E-07</text:p>
          </table:table-cell>
          <table:table-cell table:formula="of:=[.M118]+[.M117]" office:value-type="float" office:value="1.264937032043E+024" calcext:value-type="float">
            <text:p>1.264937032043E+024</text:p>
          </table:table-cell>
          <table:table-cell table:formula="of:=([.M119]-[.$O$2])/([.M119]+[.$O$2])" office:value-type="float" office:value="1" calcext:value-type="float">
            <text:p>1</text:p>
          </table:table-cell>
          <table:table-cell office:value-type="float" office:value="677" calcext:value-type="float">
            <text:p>677</text:p>
          </table:table-cell>
          <table:table-cell table:formula="of:=([.O119]-13)/([.O119]+13)" office:value-type="float" office:value="0.96231884057971" calcext:value-type="float">
            <text:p>0.96231884057971</text:p>
          </table:table-cell>
          <table:table-cell table:formula="of:=LOG([.O119])" office:value-type="float" office:value="2.83058866868514" calcext:value-type="float">
            <text:p>2.83058866868514</text:p>
          </table:table-cell>
          <table:table-cell office:value-type="float" office:value="1" calcext:value-type="float">
            <text:p>1</text:p>
          </table:table-cell>
          <table:table-cell office:value-type="float" office:value="4.42709783818681E-022" calcext:value-type="float">
            <text:p>4.42709783818681E-22</text:p>
          </table:table-cell>
          <table:table-cell office:value-type="float" office:value="0" calcext:value-type="float">
            <text:p>0</text:p>
          </table:table-cell>
          <table:table-cell table:formula="of:=FLOOR([.R119]*[.A119]+[.S119]*[.M119]+[.T119]*[.$O$2])+[.D119]+[.E119]" office:value-type="float" office:value="677" calcext:value-type="float">
            <text:p>677</text:p>
          </table:table-cell>
          <table:table-cell table:formula="of:=MOD([.X119]-13;13)" office:value-type="float" office:value="1" calcext:value-type="float">
            <text:p>1</text:p>
          </table:table-cell>
          <table:table-cell table:formula="of:=IF([.U119]=[.X119];&quot;success&quot;;&quot;next&quot;)" office:value-type="string" office:string-value="success" calcext:value-type="string">
            <text:p>success</text:p>
          </table:table-cell>
          <table:table-cell table:formula="of:=[.O119]" office:value-type="float" office:value="677" calcext:value-type="float">
            <text:p>677</text:p>
          </table:table-cell>
          <table:table-cell table:formula="of:=MOD([.X119];13*6)" office:value-type="float" office:value="53" calcext:value-type="float">
            <text:p>53</text:p>
          </table:table-cell>
          <table:table-cell table:number-columns-repeated="996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MOD([.A120];[.$O$2])" office:value-type="float" office:value="1" calcext:value-type="float">
            <text:p>1</text:p>
          </table:table-cell>
          <table:table-cell table:formula="of:=MOD([.A120];64)"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DEC2BIN([.E120])" office:value-type="string" office:string-value="1001" calcext:value-type="string">
            <text:p>1001</text:p>
          </table:table-cell>
          <table:table-cell table:formula="of:=BIN2HEX([.F120])" office:value-type="string" office:string-value="9" calcext:value-type="string">
            <text:p>9</text:p>
          </table:table-cell>
          <table:table-cell table:formula="of:=DEC2BIN([.A120])" office:value-type="string" office:string-value="1110110" calcext:value-type="string">
            <text:p>1110110</text:p>
          </table:table-cell>
          <table:table-cell table:formula="of:=([.A120]-1)/([.A120]+1)" office:value-type="float" office:value="0.983193277310924" calcext:value-type="float">
            <text:p>0.983193277310924</text:p>
          </table:table-cell>
          <table:table-cell table:formula="of:=[.I120]+[.H120]" office:value-type="float" office:value="1110110.98319328" calcext:value-type="float">
            <text:p>1110110.98319328</text:p>
          </table:table-cell>
          <table:table-cell table:formula="of:=[.I120]/[.J120]" office:value-type="float" office:value="0.000000885671155583679" calcext:value-type="float">
            <text:p>8.85671155583679E-07</text:p>
          </table:table-cell>
          <table:table-cell table:formula="of:=[.I120]/[.J120]" office:value-type="float" office:value="0.000000885671155583679" calcext:value-type="float">
            <text:p>8.85671155583679E-07</text:p>
          </table:table-cell>
          <table:table-cell table:formula="of:=[.M119]+[.M118]" office:value-type="float" office:value="2.04671111147399E+024" calcext:value-type="float">
            <text:p>2.04671111147399E+024</text:p>
          </table:table-cell>
          <table:table-cell table:formula="of:=([.M120]-[.$O$2])/([.M120]+[.$O$2])" office:value-type="float" office:value="1" calcext:value-type="float">
            <text:p>1</text:p>
          </table:table-cell>
          <table:table-cell office:value-type="float" office:value="683" calcext:value-type="float">
            <text:p>683</text:p>
          </table:table-cell>
          <table:table-cell table:formula="of:=([.O120]-13)/([.O120]+13)" office:value-type="float" office:value="0.96264367816092" calcext:value-type="float">
            <text:p>0.96264367816092</text:p>
          </table:table-cell>
          <table:table-cell table:formula="of:=LOG([.O120])" office:value-type="float" office:value="2.83442070368153" calcext:value-type="float">
            <text:p>2.83442070368153</text:p>
          </table:table-cell>
          <table:table-cell office:value-type="float" office:value="0" calcext:value-type="float">
            <text:p>0</text:p>
          </table:table-cell>
          <table:table-cell office:value-type="float" office:value="3.19048446231245E-022" calcext:value-type="float">
            <text:p>3.19048446231245E-22</text:p>
          </table:table-cell>
          <table:table-cell office:value-type="float" office:value="1" calcext:value-type="float">
            <text:p>1</text:p>
          </table:table-cell>
          <table:table-cell table:formula="of:=FLOOR([.R120]*[.A120]+[.S120]*[.M120]+[.T120]*[.$O$2])+[.D120]+[.E120]" office:value-type="float" office:value="683" calcext:value-type="float">
            <text:p>683</text:p>
          </table:table-cell>
          <table:table-cell table:formula="of:=MOD([.X120]-13;13)" office:value-type="float" office:value="7" calcext:value-type="float">
            <text:p>7</text:p>
          </table:table-cell>
          <table:table-cell table:formula="of:=IF([.U120]=[.X120];&quot;success&quot;;&quot;next&quot;)" office:value-type="string" office:string-value="success" calcext:value-type="string">
            <text:p>success</text:p>
          </table:table-cell>
          <table:table-cell table:formula="of:=[.O120]" office:value-type="float" office:value="683" calcext:value-type="float">
            <text:p>683</text:p>
          </table:table-cell>
          <table:table-cell table:formula="of:=MOD([.X120];13*6)" office:value-type="float" office:value="59" calcext:value-type="float">
            <text:p>59</text:p>
          </table:table-cell>
          <table:table-cell table:number-columns-repeated="996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MOD([.A121];[.$O$2])" office:value-type="float" office:value="2" calcext:value-type="float">
            <text:p>2</text:p>
          </table:table-cell>
          <table:table-cell table:formula="of:=MOD([.A121];64)"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DEC2BIN([.E121])" office:value-type="string" office:string-value="1" calcext:value-type="string">
            <text:p>1</text:p>
          </table:table-cell>
          <table:table-cell table:formula="of:=BIN2HEX([.F121])" office:value-type="string" office:string-value="1" calcext:value-type="string">
            <text:p>1</text:p>
          </table:table-cell>
          <table:table-cell table:formula="of:=DEC2BIN([.A121])" office:value-type="string" office:string-value="1110111" calcext:value-type="string">
            <text:p>1110111</text:p>
          </table:table-cell>
          <table:table-cell table:formula="of:=([.A121]-1)/([.A121]+1)" office:value-type="float" office:value="0.983333333333333" calcext:value-type="float">
            <text:p>0.983333333333333</text:p>
          </table:table-cell>
          <table:table-cell table:formula="of:=[.I121]+[.H121]" office:value-type="float" office:value="1110111.98333333" calcext:value-type="float">
            <text:p>1110111.98333333</text:p>
          </table:table-cell>
          <table:table-cell table:formula="of:=[.I121]/[.J121]" office:value-type="float" office:value="0.000000885796521519098" calcext:value-type="float">
            <text:p>8.85796521519098E-07</text:p>
          </table:table-cell>
          <table:table-cell table:formula="of:=[.I121]/[.J121]" office:value-type="float" office:value="0.000000885796521519098" calcext:value-type="float">
            <text:p>8.85796521519098E-07</text:p>
          </table:table-cell>
          <table:table-cell table:formula="of:=[.M120]+[.M119]" office:value-type="float" office:value="3.31164814351698E+024" calcext:value-type="float">
            <text:p>3.31164814351698E+024</text:p>
          </table:table-cell>
          <table:table-cell table:formula="of:=([.M121]-[.$O$2])/([.M121]+[.$O$2])" office:value-type="float" office:value="1" calcext:value-type="float">
            <text:p>1</text:p>
          </table:table-cell>
          <table:table-cell office:value-type="float" office:value="691" calcext:value-type="float">
            <text:p>691</text:p>
          </table:table-cell>
          <table:table-cell table:formula="of:=([.O121]-13)/([.O121]+13)" office:value-type="float" office:value="0.963068181818182" calcext:value-type="float">
            <text:p>0.963068181818182</text:p>
          </table:table-cell>
          <table:table-cell table:formula="of:=LOG([.O121])" office:value-type="float" office:value="2.8394780473742" calcext:value-type="float">
            <text:p>2.8394780473742</text:p>
          </table:table-cell>
          <table:table-cell office:value-type="float" office:value="1" calcext:value-type="float">
            <text:p>1</text:p>
          </table:table-cell>
          <table:table-cell office:value-type="float" office:value="1.71515805841855E-022" calcext:value-type="float">
            <text:p>1.71515805841855E-22</text:p>
          </table:table-cell>
          <table:table-cell office:value-type="float" office:value="0" calcext:value-type="float">
            <text:p>0</text:p>
          </table:table-cell>
          <table:table-cell table:formula="of:=FLOOR([.R121]*[.A121]+[.S121]*[.M121]+[.T121]*[.$O$2])+[.D121]+[.E121]" office:value-type="float" office:value="691" calcext:value-type="float">
            <text:p>691</text:p>
          </table:table-cell>
          <table:table-cell table:formula="of:=MOD([.X121]-13;13)" office:value-type="float" office:value="2" calcext:value-type="float">
            <text:p>2</text:p>
          </table:table-cell>
          <table:table-cell table:formula="of:=IF([.U121]=[.X121];&quot;success&quot;;&quot;next&quot;)" office:value-type="string" office:string-value="success" calcext:value-type="string">
            <text:p>success</text:p>
          </table:table-cell>
          <table:table-cell table:formula="of:=[.O121]" office:value-type="float" office:value="691" calcext:value-type="float">
            <text:p>691</text:p>
          </table:table-cell>
          <table:table-cell table:formula="of:=MOD([.X121];13*6)" office:value-type="float" office:value="67" calcext:value-type="float">
            <text:p>67</text:p>
          </table:table-cell>
          <table:table-cell table:number-columns-repeated="996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MOD([.A122];[.$O$2])" office:value-type="float" office:value="3" calcext:value-type="float">
            <text:p>3</text:p>
          </table:table-cell>
          <table:table-cell table:formula="of:=MOD([.A122];64)"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DEC2BIN([.E122])" office:value-type="string" office:string-value="1000" calcext:value-type="string">
            <text:p>1000</text:p>
          </table:table-cell>
          <table:table-cell table:formula="of:=BIN2HEX([.F122])" office:value-type="string" office:string-value="8" calcext:value-type="string">
            <text:p>8</text:p>
          </table:table-cell>
          <table:table-cell table:formula="of:=DEC2BIN([.A122])" office:value-type="string" office:string-value="1111000" calcext:value-type="string">
            <text:p>1111000</text:p>
          </table:table-cell>
          <table:table-cell table:formula="of:=([.A122]-1)/([.A122]+1)" office:value-type="float" office:value="0.983471074380165" calcext:value-type="float">
            <text:p>0.983471074380165</text:p>
          </table:table-cell>
          <table:table-cell table:formula="of:=[.I122]+[.H122]" office:value-type="float" office:value="1111000.98347107" calcext:value-type="float">
            <text:p>1111000.98347107</text:p>
          </table:table-cell>
          <table:table-cell table:formula="of:=[.I122]/[.J122]" office:value-type="float" office:value="0.000000885211704590512" calcext:value-type="float">
            <text:p>8.85211704590512E-07</text:p>
          </table:table-cell>
          <table:table-cell table:formula="of:=[.I122]/[.J122]" office:value-type="float" office:value="0.000000885211704590512" calcext:value-type="float">
            <text:p>8.85211704590512E-07</text:p>
          </table:table-cell>
          <table:table-cell table:formula="of:=[.M121]+[.M120]" office:value-type="float" office:value="5.35835925499097E+024" calcext:value-type="float">
            <text:p>5.35835925499097E+024</text:p>
          </table:table-cell>
          <table:table-cell table:formula="of:=([.M122]-[.$O$2])/([.M122]+[.$O$2])" office:value-type="float" office:value="1" calcext:value-type="float">
            <text:p>1</text:p>
          </table:table-cell>
          <table:table-cell office:value-type="float" office:value="701" calcext:value-type="float">
            <text:p>701</text:p>
          </table:table-cell>
          <table:table-cell table:formula="of:=([.O122]-13)/([.O122]+13)" office:value-type="float" office:value="0.963585434173669" calcext:value-type="float">
            <text:p>0.963585434173669</text:p>
          </table:table-cell>
          <table:table-cell table:formula="of:=LOG([.O122])" office:value-type="float" office:value="2.84571801796666" calcext:value-type="float">
            <text:p>2.84571801796666</text:p>
          </table:table-cell>
          <table:table-cell office:value-type="float" office:value="0" calcext:value-type="float">
            <text:p>0</text:p>
          </table:table-cell>
          <table:table-cell office:value-type="float" office:value="1.24851651067791E-022" calcext:value-type="float">
            <text:p>1.24851651067791E-22</text:p>
          </table:table-cell>
          <table:table-cell office:value-type="float" office:value="1" calcext:value-type="float">
            <text:p>1</text:p>
          </table:table-cell>
          <table:table-cell table:formula="of:=FLOOR([.R122]*[.A122]+[.S122]*[.M122]+[.T122]*[.$O$2])+[.D122]+[.E122]" office:value-type="float" office:value="701" calcext:value-type="float">
            <text:p>701</text:p>
          </table:table-cell>
          <table:table-cell table:formula="of:=MOD([.X122]-13;13)" office:value-type="float" office:value="12" calcext:value-type="float">
            <text:p>12</text:p>
          </table:table-cell>
          <table:table-cell table:formula="of:=IF([.U122]=[.X122];&quot;success&quot;;&quot;next&quot;)" office:value-type="string" office:string-value="success" calcext:value-type="string">
            <text:p>success</text:p>
          </table:table-cell>
          <table:table-cell table:formula="of:=[.O122]" office:value-type="float" office:value="701" calcext:value-type="float">
            <text:p>701</text:p>
          </table:table-cell>
          <table:table-cell table:formula="of:=MOD([.X122];13*6)" office:value-type="float" office:value="77" calcext:value-type="float">
            <text:p>77</text:p>
          </table:table-cell>
          <table:table-cell table:number-columns-repeated="996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MOD([.A123];[.$O$2])" office:value-type="float" office:value="4" calcext:value-type="float">
            <text:p>4</text:p>
          </table:table-cell>
          <table:table-cell table:formula="of:=MOD([.A123];64)"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DEC2BIN([.E123])" office:value-type="string" office:string-value="10" calcext:value-type="string">
            <text:p>10</text:p>
          </table:table-cell>
          <table:table-cell table:formula="of:=BIN2HEX([.F123])" office:value-type="string" office:string-value="2" calcext:value-type="string">
            <text:p>2</text:p>
          </table:table-cell>
          <table:table-cell table:formula="of:=DEC2BIN([.A123])" office:value-type="string" office:string-value="1111001" calcext:value-type="string">
            <text:p>1111001</text:p>
          </table:table-cell>
          <table:table-cell table:formula="of:=([.A123]-1)/([.A123]+1)" office:value-type="float" office:value="0.983606557377049" calcext:value-type="float">
            <text:p>0.983606557377049</text:p>
          </table:table-cell>
          <table:table-cell table:formula="of:=[.I123]+[.H123]" office:value-type="float" office:value="1111001.98360656" calcext:value-type="float">
            <text:p>1111001.98360656</text:p>
          </table:table-cell>
          <table:table-cell table:formula="of:=[.I123]/[.J123]" office:value-type="float" office:value="0.000000885332854387933" calcext:value-type="float">
            <text:p>8.85332854387933E-07</text:p>
          </table:table-cell>
          <table:table-cell table:formula="of:=[.I123]/[.J123]" office:value-type="float" office:value="0.000000885332854387933" calcext:value-type="float">
            <text:p>8.85332854387933E-07</text:p>
          </table:table-cell>
          <table:table-cell table:formula="of:=[.M122]+[.M121]" office:value-type="float" office:value="8.67000739850795E+024" calcext:value-type="float">
            <text:p>8.67000739850795E+024</text:p>
          </table:table-cell>
          <table:table-cell table:formula="of:=([.M123]-[.$O$2])/([.M123]+[.$O$2])" office:value-type="float" office:value="1" calcext:value-type="float">
            <text:p>1</text:p>
          </table:table-cell>
          <table:table-cell office:value-type="float" office:value="709" calcext:value-type="float">
            <text:p>709</text:p>
          </table:table-cell>
          <table:table-cell table:formula="of:=([.O123]-13)/([.O123]+13)" office:value-type="float" office:value="0.96398891966759" calcext:value-type="float">
            <text:p>0.96398891966759</text:p>
          </table:table-cell>
          <table:table-cell table:formula="of:=LOG([.O123])" office:value-type="float" office:value="2.85064623518307" calcext:value-type="float">
            <text:p>2.85064623518307</text:p>
          </table:table-cell>
          <table:table-cell office:value-type="float" office:value="1" calcext:value-type="float">
            <text:p>1</text:p>
          </table:table-cell>
          <table:table-cell office:value-type="float" office:value="6.68972900876433E-023" calcext:value-type="float">
            <text:p>6.68972900876433E-23</text:p>
          </table:table-cell>
          <table:table-cell office:value-type="float" office:value="0" calcext:value-type="float">
            <text:p>0</text:p>
          </table:table-cell>
          <table:table-cell table:formula="of:=FLOOR([.R123]*[.A123]+[.S123]*[.M123]+[.T123]*[.$O$2])+[.D123]+[.E123]" office:value-type="float" office:value="709" calcext:value-type="float">
            <text:p>709</text:p>
          </table:table-cell>
          <table:table-cell table:formula="of:=MOD([.X123]-13;13)" office:value-type="float" office:value="7" calcext:value-type="float">
            <text:p>7</text:p>
          </table:table-cell>
          <table:table-cell table:formula="of:=IF([.U123]=[.X123];&quot;success&quot;;&quot;next&quot;)" office:value-type="string" office:string-value="success" calcext:value-type="string">
            <text:p>success</text:p>
          </table:table-cell>
          <table:table-cell table:formula="of:=[.O123]" office:value-type="float" office:value="709" calcext:value-type="float">
            <text:p>709</text:p>
          </table:table-cell>
          <table:table-cell table:formula="of:=MOD([.X123];13*6)" office:value-type="float" office:value="7" calcext:value-type="float">
            <text:p>7</text:p>
          </table:table-cell>
          <table:table-cell table:number-columns-repeated="996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MOD([.A124];[.$O$2])" office:value-type="float" office:value="5" calcext:value-type="float">
            <text:p>5</text:p>
          </table:table-cell>
          <table:table-cell table:formula="of:=MOD([.A124];64)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DEC2BIN([.E124])" office:value-type="string" office:string-value="100" calcext:value-type="string">
            <text:p>100</text:p>
          </table:table-cell>
          <table:table-cell table:formula="of:=BIN2HEX([.F124])" office:value-type="string" office:string-value="4" calcext:value-type="string">
            <text:p>4</text:p>
          </table:table-cell>
          <table:table-cell table:formula="of:=DEC2BIN([.A124])" office:value-type="string" office:string-value="1111010" calcext:value-type="string">
            <text:p>1111010</text:p>
          </table:table-cell>
          <table:table-cell table:formula="of:=([.A124]-1)/([.A124]+1)" office:value-type="float" office:value="0.983739837398374" calcext:value-type="float">
            <text:p>0.983739837398374</text:p>
          </table:table-cell>
          <table:table-cell table:formula="of:=[.I124]+[.H124]" office:value-type="float" office:value="1111010.98373984" calcext:value-type="float">
            <text:p>1111010.98373984</text:p>
          </table:table-cell>
          <table:table-cell table:formula="of:=[.I124]/[.J124]" office:value-type="float" office:value="0.000000885445645268917" calcext:value-type="float">
            <text:p>8.85445645268917E-07</text:p>
          </table:table-cell>
          <table:table-cell table:formula="of:=[.I124]/[.J124]" office:value-type="float" office:value="0.000000885445645268917" calcext:value-type="float">
            <text:p>8.85445645268917E-07</text:p>
          </table:table-cell>
          <table:table-cell table:formula="of:=[.M123]+[.M122]" office:value-type="float" office:value="1.40283666534989E+025" calcext:value-type="float">
            <text:p>1.40283666534989E+025</text:p>
          </table:table-cell>
          <table:table-cell table:formula="of:=([.M124]-[.$O$2])/([.M124]+[.$O$2])" office:value-type="float" office:value="1" calcext:value-type="float">
            <text:p>1</text:p>
          </table:table-cell>
          <table:table-cell office:value-type="float" office:value="719" calcext:value-type="float">
            <text:p>719</text:p>
          </table:table-cell>
          <table:table-cell table:formula="of:=([.O124]-13)/([.O124]+13)" office:value-type="float" office:value="0.96448087431694" calcext:value-type="float">
            <text:p>0.96448087431694</text:p>
          </table:table-cell>
          <table:table-cell table:formula="of:=LOG([.O124])" office:value-type="float" office:value="2.85672889038288" calcext:value-type="float">
            <text:p>2.85672889038288</text:p>
          </table:table-cell>
          <table:table-cell office:value-type="float" office:value="0" calcext:value-type="float">
            <text:p>0</text:p>
          </table:table-cell>
          <table:table-cell office:value-type="float" office:value="4.99701795165981E-023" calcext:value-type="float">
            <text:p>4.99701795165981E-23</text:p>
          </table:table-cell>
          <table:table-cell office:value-type="float" office:value="1" calcext:value-type="float">
            <text:p>1</text:p>
          </table:table-cell>
          <table:table-cell table:formula="of:=FLOOR([.R124]*[.A124]+[.S124]*[.M124]+[.T124]*[.$O$2])+[.D124]+[.E124]" office:value-type="float" office:value="719" calcext:value-type="float">
            <text:p>719</text:p>
          </table:table-cell>
          <table:table-cell table:formula="of:=MOD([.X124]-13;13)" office:value-type="float" office:value="4" calcext:value-type="float">
            <text:p>4</text:p>
          </table:table-cell>
          <table:table-cell table:formula="of:=IF([.U124]=[.X124];&quot;success&quot;;&quot;next&quot;)" office:value-type="string" office:string-value="success" calcext:value-type="string">
            <text:p>success</text:p>
          </table:table-cell>
          <table:table-cell table:formula="of:=[.O124]" office:value-type="float" office:value="719" calcext:value-type="float">
            <text:p>719</text:p>
          </table:table-cell>
          <table:table-cell table:formula="of:=MOD([.X124];13*6)" office:value-type="float" office:value="17" calcext:value-type="float">
            <text:p>17</text:p>
          </table:table-cell>
          <table:table-cell table:number-columns-repeated="996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MOD([.A125];[.$O$2])" office:value-type="float" office:value="6" calcext:value-type="float">
            <text:p>6</text:p>
          </table:table-cell>
          <table:table-cell table:formula="of:=MOD([.A125];64)"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formula="of:=DEC2BIN([.E125])" office:value-type="string" office:string-value="1111" calcext:value-type="string">
            <text:p>1111</text:p>
          </table:table-cell>
          <table:table-cell table:formula="of:=BIN2HEX([.F125])" office:value-type="string" office:string-value="F" calcext:value-type="string">
            <text:p>F</text:p>
          </table:table-cell>
          <table:table-cell table:formula="of:=DEC2BIN([.A125])" office:value-type="string" office:string-value="1111011" calcext:value-type="string">
            <text:p>1111011</text:p>
          </table:table-cell>
          <table:table-cell table:formula="of:=([.A125]-1)/([.A125]+1)" office:value-type="float" office:value="0.983870967741935" calcext:value-type="float">
            <text:p>0.983870967741935</text:p>
          </table:table-cell>
          <table:table-cell table:formula="of:=[.I125]+[.H125]" office:value-type="float" office:value="1111011.98387097" calcext:value-type="float">
            <text:p>1111011.98387097</text:p>
          </table:table-cell>
          <table:table-cell table:formula="of:=[.I125]/[.J125]" office:value-type="float" office:value="0.000000885562876031229" calcext:value-type="float">
            <text:p>8.85562876031229E-07</text:p>
          </table:table-cell>
          <table:table-cell table:formula="of:=[.I125]/[.J125]" office:value-type="float" office:value="0.000000885562876031229" calcext:value-type="float">
            <text:p>8.85562876031229E-07</text:p>
          </table:table-cell>
          <table:table-cell table:formula="of:=[.M124]+[.M123]" office:value-type="float" office:value="2.26983740520069E+025" calcext:value-type="float">
            <text:p>2.26983740520069E+025</text:p>
          </table:table-cell>
          <table:table-cell table:formula="of:=([.M125]-[.$O$2])/([.M125]+[.$O$2])" office:value-type="float" office:value="1" calcext:value-type="float">
            <text:p>1</text:p>
          </table:table-cell>
          <table:table-cell office:value-type="float" office:value="727" calcext:value-type="float">
            <text:p>727</text:p>
          </table:table-cell>
          <table:table-cell table:formula="of:=([.O125]-13)/([.O125]+13)" office:value-type="float" office:value="0.964864864864865" calcext:value-type="float">
            <text:p>0.964864864864865</text:p>
          </table:table-cell>
          <table:table-cell table:formula="of:=LOG([.O125])" office:value-type="float" office:value="2.86153441085904" calcext:value-type="float">
            <text:p>2.86153441085904</text:p>
          </table:table-cell>
          <table:table-cell office:value-type="float" office:value="1" calcext:value-type="float">
            <text:p>1</text:p>
          </table:table-cell>
          <table:table-cell office:value-type="float" office:value="2.55524910582183E-023" calcext:value-type="float">
            <text:p>2.55524910582183E-23</text:p>
          </table:table-cell>
          <table:table-cell office:value-type="float" office:value="0" calcext:value-type="float">
            <text:p>0</text:p>
          </table:table-cell>
          <table:table-cell table:formula="of:=FLOOR([.R125]*[.A125]+[.S125]*[.M125]+[.T125]*[.$O$2])+[.D125]+[.E125]" office:value-type="float" office:value="727" calcext:value-type="float">
            <text:p>727</text:p>
          </table:table-cell>
          <table:table-cell table:formula="of:=MOD([.X125]-13;13)" office:value-type="float" office:value="12" calcext:value-type="float">
            <text:p>12</text:p>
          </table:table-cell>
          <table:table-cell table:formula="of:=IF([.U125]=[.X125];&quot;success&quot;;&quot;next&quot;)" office:value-type="string" office:string-value="success" calcext:value-type="string">
            <text:p>success</text:p>
          </table:table-cell>
          <table:table-cell table:formula="of:=[.O125]" office:value-type="float" office:value="727" calcext:value-type="float">
            <text:p>727</text:p>
          </table:table-cell>
          <table:table-cell table:formula="of:=MOD([.X125];13*6)" office:value-type="float" office:value="25" calcext:value-type="float">
            <text:p>25</text:p>
          </table:table-cell>
          <table:table-cell table:number-columns-repeated="996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MOD([.A126];[.$O$2])" office:value-type="float" office:value="7" calcext:value-type="float">
            <text:p>7</text:p>
          </table:table-cell>
          <table:table-cell table:formula="of:=MOD([.A126];64)"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DEC2BIN([.E126])" office:value-type="string" office:string-value="11" calcext:value-type="string">
            <text:p>11</text:p>
          </table:table-cell>
          <table:table-cell table:formula="of:=BIN2HEX([.F126])" office:value-type="string" office:string-value="3" calcext:value-type="string">
            <text:p>3</text:p>
          </table:table-cell>
          <table:table-cell table:formula="of:=DEC2BIN([.A126])" office:value-type="string" office:string-value="1111100" calcext:value-type="string">
            <text:p>1111100</text:p>
          </table:table-cell>
          <table:table-cell table:formula="of:=([.A126]-1)/([.A126]+1)" office:value-type="float" office:value="0.984" calcext:value-type="float">
            <text:p>0.984</text:p>
          </table:table-cell>
          <table:table-cell table:formula="of:=[.I126]+[.H126]" office:value-type="float" office:value="1111100.984" calcext:value-type="float">
            <text:p>1111100.984</text:p>
          </table:table-cell>
          <table:table-cell table:formula="of:=[.I126]/[.J126]" office:value-type="float" office:value="0.00000088560807178621" calcext:value-type="float">
            <text:p>8.8560807178621E-07</text:p>
          </table:table-cell>
          <table:table-cell table:formula="of:=[.I126]/[.J126]" office:value-type="float" office:value="0.00000088560807178621" calcext:value-type="float">
            <text:p>8.8560807178621E-07</text:p>
          </table:table-cell>
          <table:table-cell table:formula="of:=[.M125]+[.M124]" office:value-type="float" office:value="3.67267407055058E+025" calcext:value-type="float">
            <text:p>3.67267407055058E+025</text:p>
          </table:table-cell>
          <table:table-cell table:formula="of:=([.M126]-[.$O$2])/([.M126]+[.$O$2])" office:value-type="float" office:value="1" calcext:value-type="float">
            <text:p>1</text:p>
          </table:table-cell>
          <table:table-cell office:value-type="float" office:value="733" calcext:value-type="float">
            <text:p>733</text:p>
          </table:table-cell>
          <table:table-cell table:formula="of:=([.O126]-13)/([.O126]+13)" office:value-type="float" office:value="0.96514745308311" calcext:value-type="float">
            <text:p>0.96514745308311</text:p>
          </table:table-cell>
          <table:table-cell table:formula="of:=LOG([.O126])" office:value-type="float" office:value="2.86510397464113" calcext:value-type="float">
            <text:p>2.86510397464113</text:p>
          </table:table-cell>
          <table:table-cell office:value-type="float" office:value="0" calcext:value-type="float">
            <text:p>0</text:p>
          </table:table-cell>
          <table:table-cell office:value-type="float" office:value="1.94136475577075E-023" calcext:value-type="float">
            <text:p>1.94136475577075E-23</text:p>
          </table:table-cell>
          <table:table-cell office:value-type="float" office:value="1" calcext:value-type="float">
            <text:p>1</text:p>
          </table:table-cell>
          <table:table-cell table:formula="of:=FLOOR([.R126]*[.A126]+[.S126]*[.M126]+[.T126]*[.$O$2])+[.D126]+[.E126]" office:value-type="float" office:value="733" calcext:value-type="float">
            <text:p>733</text:p>
          </table:table-cell>
          <table:table-cell table:formula="of:=MOD([.X126]-13;13)" office:value-type="float" office:value="5" calcext:value-type="float">
            <text:p>5</text:p>
          </table:table-cell>
          <table:table-cell table:formula="of:=IF([.U126]=[.X126];&quot;success&quot;;&quot;next&quot;)" office:value-type="string" office:string-value="success" calcext:value-type="string">
            <text:p>success</text:p>
          </table:table-cell>
          <table:table-cell table:formula="of:=[.O126]" office:value-type="float" office:value="733" calcext:value-type="float">
            <text:p>733</text:p>
          </table:table-cell>
          <table:table-cell table:formula="of:=MOD([.X126];13*6)" office:value-type="float" office:value="31" calcext:value-type="float">
            <text:p>31</text:p>
          </table:table-cell>
          <table:table-cell table:number-columns-repeated="996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MOD([.A127];[.$O$2])" office:value-type="float" office:value="8" calcext:value-type="float">
            <text:p>8</text:p>
          </table:table-cell>
          <table:table-cell table:formula="of:=MOD([.A127];64)"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DEC2BIN([.E127])" office:value-type="string" office:string-value="100" calcext:value-type="string">
            <text:p>100</text:p>
          </table:table-cell>
          <table:table-cell table:formula="of:=BIN2HEX([.F127])" office:value-type="string" office:string-value="4" calcext:value-type="string">
            <text:p>4</text:p>
          </table:table-cell>
          <table:table-cell table:formula="of:=DEC2BIN([.A127])" office:value-type="string" office:string-value="1111101" calcext:value-type="string">
            <text:p>1111101</text:p>
          </table:table-cell>
          <table:table-cell table:formula="of:=([.A127]-1)/([.A127]+1)" office:value-type="float" office:value="0.984126984126984" calcext:value-type="float">
            <text:p>0.984126984126984</text:p>
          </table:table-cell>
          <table:table-cell table:formula="of:=[.I127]+[.H127]" office:value-type="float" office:value="1111101.98412698" calcext:value-type="float">
            <text:p>1111101.98412698</text:p>
          </table:table-cell>
          <table:table-cell table:formula="of:=[.I127]/[.J127]" office:value-type="float" office:value="0.000000885721561284253" calcext:value-type="float">
            <text:p>8.85721561284253E-07</text:p>
          </table:table-cell>
          <table:table-cell table:formula="of:=[.I127]/[.J127]" office:value-type="float" office:value="0.000000885721561284253" calcext:value-type="float">
            <text:p>8.85721561284253E-07</text:p>
          </table:table-cell>
          <table:table-cell table:formula="of:=[.M126]+[.M125]" office:value-type="float" office:value="5.94251147575127E+025" calcext:value-type="float">
            <text:p>5.94251147575127E+025</text:p>
          </table:table-cell>
          <table:table-cell table:formula="of:=([.M127]-[.$O$2])/([.M127]+[.$O$2])" office:value-type="float" office:value="1" calcext:value-type="float">
            <text:p>1</text:p>
          </table:table-cell>
          <table:table-cell office:value-type="float" office:value="739" calcext:value-type="float">
            <text:p>739</text:p>
          </table:table-cell>
          <table:table-cell table:formula="of:=([.O127]-13)/([.O127]+13)" office:value-type="float" office:value="0.965425531914894" calcext:value-type="float">
            <text:p>0.965425531914894</text:p>
          </table:table-cell>
          <table:table-cell table:formula="of:=LOG([.O127])" office:value-type="float" office:value="2.86864443839483" calcext:value-type="float">
            <text:p>2.86864443839483</text:p>
          </table:table-cell>
          <table:table-cell office:value-type="float" office:value="1" calcext:value-type="float">
            <text:p>1</text:p>
          </table:table-cell>
          <table:table-cell office:value-type="float" office:value="1.00630853207465E-023" calcext:value-type="float">
            <text:p>1.00630853207465E-23</text:p>
          </table:table-cell>
          <table:table-cell office:value-type="float" office:value="0" calcext:value-type="float">
            <text:p>0</text:p>
          </table:table-cell>
          <table:table-cell table:formula="of:=FLOOR([.R127]*[.A127]+[.S127]*[.M127]+[.T127]*[.$O$2])+[.D127]+[.E127]" office:value-type="float" office:value="739" calcext:value-type="float">
            <text:p>739</text:p>
          </table:table-cell>
          <table:table-cell table:formula="of:=MOD([.X127]-13;13)" office:value-type="float" office:value="11" calcext:value-type="float">
            <text:p>11</text:p>
          </table:table-cell>
          <table:table-cell table:formula="of:=IF([.U127]=[.X127];&quot;success&quot;;&quot;next&quot;)" office:value-type="string" office:string-value="success" calcext:value-type="string">
            <text:p>success</text:p>
          </table:table-cell>
          <table:table-cell table:formula="of:=[.O127]" office:value-type="float" office:value="739" calcext:value-type="float">
            <text:p>739</text:p>
          </table:table-cell>
          <table:table-cell table:formula="of:=MOD([.X127];13*6)" office:value-type="float" office:value="37" calcext:value-type="float">
            <text:p>37</text:p>
          </table:table-cell>
          <table:table-cell table:number-columns-repeated="996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MOD([.A128];[.$O$2])" office:value-type="float" office:value="9" calcext:value-type="float">
            <text:p>9</text:p>
          </table:table-cell>
          <table:table-cell table:formula="of:=MOD([.A128];64)"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DEC2BIN([.E128])" office:value-type="string" office:string-value="1110" calcext:value-type="string">
            <text:p>1110</text:p>
          </table:table-cell>
          <table:table-cell table:formula="of:=BIN2HEX([.F128])" office:value-type="string" office:string-value="E" calcext:value-type="string">
            <text:p>E</text:p>
          </table:table-cell>
          <table:table-cell table:formula="of:=DEC2BIN([.A128])" office:value-type="string" office:string-value="1111110" calcext:value-type="string">
            <text:p>1111110</text:p>
          </table:table-cell>
          <table:table-cell table:formula="of:=([.A128]-1)/([.A128]+1)" office:value-type="float" office:value="0.984251968503937" calcext:value-type="float">
            <text:p>0.984251968503937</text:p>
          </table:table-cell>
          <table:table-cell table:formula="of:=[.I128]+[.H128]" office:value-type="float" office:value="1111110.98425197" calcext:value-type="float">
            <text:p>1111110.98425197</text:p>
          </table:table-cell>
          <table:table-cell table:formula="of:=[.I128]/[.J128]" office:value-type="float" office:value="0.000000885826872791257" calcext:value-type="float">
            <text:p>8.85826872791257E-07</text:p>
          </table:table-cell>
          <table:table-cell table:formula="of:=[.I128]/[.J128]" office:value-type="float" office:value="0.000000885826872791257" calcext:value-type="float">
            <text:p>8.85826872791257E-07</text:p>
          </table:table-cell>
          <table:table-cell table:formula="of:=[.M127]+[.M126]" office:value-type="float" office:value="9.61518554630184E+025" calcext:value-type="float">
            <text:p>9.61518554630184E+025</text:p>
          </table:table-cell>
          <table:table-cell table:formula="of:=([.M128]-[.$O$2])/([.M128]+[.$O$2])" office:value-type="float" office:value="1" calcext:value-type="float">
            <text:p>1</text:p>
          </table:table-cell>
          <table:table-cell office:value-type="float" office:value="743" calcext:value-type="float">
            <text:p>743</text:p>
          </table:table-cell>
          <table:table-cell table:formula="of:=([.O128]-13)/([.O128]+13)" office:value-type="float" office:value="0.965608465608466" calcext:value-type="float">
            <text:p>0.965608465608466</text:p>
          </table:table-cell>
          <table:table-cell table:formula="of:=LOG([.O128])" office:value-type="float" office:value="2.87098881376057" calcext:value-type="float">
            <text:p>2.87098881376057</text:p>
          </table:table-cell>
          <table:table-cell office:value-type="float" office:value="0" calcext:value-type="float">
            <text:p>0</text:p>
          </table:table-cell>
          <table:table-cell office:value-type="float" office:value="7.37375266016258E-024" calcext:value-type="float">
            <text:p>7.37375266016258E-24</text:p>
          </table:table-cell>
          <table:table-cell office:value-type="float" office:value="1" calcext:value-type="float">
            <text:p>1</text:p>
          </table:table-cell>
          <table:table-cell table:formula="of:=FLOOR([.R128]*[.A128]+[.S128]*[.M128]+[.T128]*[.$O$2])+[.D128]+[.E128]" office:value-type="float" office:value="743" calcext:value-type="float">
            <text:p>743</text:p>
          </table:table-cell>
          <table:table-cell table:formula="of:=MOD([.X128]-13;13)" office:value-type="float" office:value="2" calcext:value-type="float">
            <text:p>2</text:p>
          </table:table-cell>
          <table:table-cell table:formula="of:=IF([.U128]=[.X128];&quot;success&quot;;&quot;next&quot;)" office:value-type="string" office:string-value="success" calcext:value-type="string">
            <text:p>success</text:p>
          </table:table-cell>
          <table:table-cell table:formula="of:=[.O128]" office:value-type="float" office:value="743" calcext:value-type="float">
            <text:p>743</text:p>
          </table:table-cell>
          <table:table-cell table:formula="of:=MOD([.X128];13*6)" office:value-type="float" office:value="41" calcext:value-type="float">
            <text:p>41</text:p>
          </table:table-cell>
          <table:table-cell table:number-columns-repeated="996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MOD([.A129];[.$O$2])" office:value-type="float" office:value="10" calcext:value-type="float">
            <text:p>10</text:p>
          </table:table-cell>
          <table:table-cell table:formula="of:=MOD([.A129];64)"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DEC2BIN([.E129])" office:value-type="string" office:string-value="1000" calcext:value-type="string">
            <text:p>1000</text:p>
          </table:table-cell>
          <table:table-cell table:formula="of:=BIN2HEX([.F129])" office:value-type="string" office:string-value="8" calcext:value-type="string">
            <text:p>8</text:p>
          </table:table-cell>
          <table:table-cell table:formula="of:=DEC2BIN([.A129])" office:value-type="string" office:string-value="1111111" calcext:value-type="string">
            <text:p>1111111</text:p>
          </table:table-cell>
          <table:table-cell table:formula="of:=([.A129]-1)/([.A129]+1)" office:value-type="float" office:value="0.984375" calcext:value-type="float">
            <text:p>0.984375</text:p>
          </table:table-cell>
          <table:table-cell table:formula="of:=[.I129]+[.H129]" office:value-type="float" office:value="1111111.984375" calcext:value-type="float">
            <text:p>1111111.984375</text:p>
          </table:table-cell>
          <table:table-cell table:formula="of:=[.I129]/[.J129]" office:value-type="float" office:value="0.000000885936803709043" calcext:value-type="float">
            <text:p>8.85936803709043E-07</text:p>
          </table:table-cell>
          <table:table-cell table:formula="of:=[.I129]/[.J129]" office:value-type="float" office:value="0.000000885936803709043" calcext:value-type="float">
            <text:p>8.85936803709043E-07</text:p>
          </table:table-cell>
          <table:table-cell table:formula="of:=[.M128]+[.M127]" office:value-type="float" office:value="1.55576970220531E+026" calcext:value-type="float">
            <text:p>1.55576970220531E+026</text:p>
          </table:table-cell>
          <table:table-cell table:formula="of:=([.M129]-[.$O$2])/([.M129]+[.$O$2])" office:value-type="float" office:value="1" calcext:value-type="float">
            <text:p>1</text:p>
          </table:table-cell>
          <table:table-cell office:value-type="float" office:value="751" calcext:value-type="float">
            <text:p>751</text:p>
          </table:table-cell>
          <table:table-cell table:formula="of:=([.O129]-13)/([.O129]+13)" office:value-type="float" office:value="0.965968586387434" calcext:value-type="float">
            <text:p>0.965968586387434</text:p>
          </table:table-cell>
          <table:table-cell table:formula="of:=LOG([.O129])" office:value-type="float" office:value="2.87563993700417" calcext:value-type="float">
            <text:p>2.87563993700417</text:p>
          </table:table-cell>
          <table:table-cell office:value-type="float" office:value="1" calcext:value-type="float">
            <text:p>1</text:p>
          </table:table-cell>
          <table:table-cell office:value-type="float" office:value="3.9465995457403E-024" calcext:value-type="float">
            <text:p>3.9465995457403E-24</text:p>
          </table:table-cell>
          <table:table-cell office:value-type="float" office:value="0" calcext:value-type="float">
            <text:p>0</text:p>
          </table:table-cell>
          <table:table-cell table:formula="of:=FLOOR([.R129]*[.A129]+[.S129]*[.M129]+[.T129]*[.$O$2])+[.D129]+[.E129]" office:value-type="float" office:value="751" calcext:value-type="float">
            <text:p>751</text:p>
          </table:table-cell>
          <table:table-cell table:formula="of:=MOD([.X129]-13;13)" office:value-type="float" office:value="10" calcext:value-type="float">
            <text:p>10</text:p>
          </table:table-cell>
          <table:table-cell table:formula="of:=IF([.U129]=[.X129];&quot;success&quot;;&quot;next&quot;)" office:value-type="string" office:string-value="success" calcext:value-type="string">
            <text:p>success</text:p>
          </table:table-cell>
          <table:table-cell table:formula="of:=[.O129]" office:value-type="float" office:value="751" calcext:value-type="float">
            <text:p>751</text:p>
          </table:table-cell>
          <table:table-cell table:formula="of:=MOD([.X129];13*6)" office:value-type="float" office:value="49" calcext:value-type="float">
            <text:p>49</text:p>
          </table:table-cell>
          <table:table-cell table:number-columns-repeated="996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MOD([.A130];[.$O$2])" office:value-type="float" office:value="11" calcext:value-type="float">
            <text:p>11</text:p>
          </table:table-cell>
          <table:table-cell table:formula="of:=MOD([.A130];64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DEC2BIN([.E130])" office:value-type="string" office:string-value="1" calcext:value-type="string">
            <text:p>1</text:p>
          </table:table-cell>
          <table:table-cell table:formula="of:=BIN2HEX([.F130])" office:value-type="string" office:string-value="1" calcext:value-type="string">
            <text:p>1</text:p>
          </table:table-cell>
          <table:table-cell table:formula="of:=DEC2BIN([.A130])" office:value-type="string" office:string-value="10000000" calcext:value-type="string">
            <text:p>10000000</text:p>
          </table:table-cell>
          <table:table-cell table:formula="of:=([.A130]-1)/([.A130]+1)" office:value-type="float" office:value="0.984496124031008" calcext:value-type="float">
            <text:p>0.984496124031008</text:p>
          </table:table-cell>
          <table:table-cell table:formula="of:=[.I130]+[.H130]" office:value-type="float" office:value="10000000.9844961" calcext:value-type="float">
            <text:p>10000000.9844961</text:p>
          </table:table-cell>
          <table:table-cell table:formula="of:=[.I130]/[.J130]" office:value-type="float" office:value="0.0000000984496027107755" calcext:value-type="float">
            <text:p>9.84496027107755E-08</text:p>
          </table:table-cell>
          <table:table-cell table:formula="of:=[.I130]/[.J130]" office:value-type="float" office:value="0.0000000984496027107755" calcext:value-type="float">
            <text:p>9.84496027107755E-08</text:p>
          </table:table-cell>
          <table:table-cell table:formula="of:=[.M129]+[.M128]" office:value-type="float" office:value="2.5172882568355E+026" calcext:value-type="float">
            <text:p>2.5172882568355E+026</text:p>
          </table:table-cell>
          <table:table-cell table:formula="of:=([.M130]-[.$O$2])/([.M130]+[.$O$2])" office:value-type="float" office:value="1" calcext:value-type="float">
            <text:p>1</text:p>
          </table:table-cell>
          <table:table-cell office:value-type="float" office:value="757" calcext:value-type="float">
            <text:p>757</text:p>
          </table:table-cell>
          <table:table-cell table:formula="of:=([.O130]-13)/([.O130]+13)" office:value-type="float" office:value="0.966233766233766" calcext:value-type="float">
            <text:p>0.966233766233766</text:p>
          </table:table-cell>
          <table:table-cell table:formula="of:=LOG([.O130])" office:value-type="float" office:value="2.87909587950007" calcext:value-type="float">
            <text:p>2.87909587950007</text:p>
          </table:table-cell>
          <table:table-cell office:value-type="float" office:value="0" calcext:value-type="float">
            <text:p>0</text:p>
          </table:table-cell>
          <table:table-cell office:value-type="float" office:value="2.91186358181109E-024" calcext:value-type="float">
            <text:p>2.91186358181109E-24</text:p>
          </table:table-cell>
          <table:table-cell office:value-type="float" office:value="1" calcext:value-type="float">
            <text:p>1</text:p>
          </table:table-cell>
          <table:table-cell table:formula="of:=FLOOR([.R130]*[.A130]+[.S130]*[.M130]+[.T130]*[.$O$2])+[.D130]+[.E130]" office:value-type="float" office:value="757" calcext:value-type="float">
            <text:p>757</text:p>
          </table:table-cell>
          <table:table-cell table:formula="of:=MOD([.X130]-13;13)" office:value-type="float" office:value="3" calcext:value-type="float">
            <text:p>3</text:p>
          </table:table-cell>
          <table:table-cell table:formula="of:=IF([.U130]=[.X130];&quot;success&quot;;&quot;next&quot;)" office:value-type="string" office:string-value="success" calcext:value-type="string">
            <text:p>success</text:p>
          </table:table-cell>
          <table:table-cell table:formula="of:=[.O130]" office:value-type="float" office:value="757" calcext:value-type="float">
            <text:p>757</text:p>
          </table:table-cell>
          <table:table-cell table:formula="of:=MOD([.X130];13*6)" office:value-type="float" office:value="55" calcext:value-type="float">
            <text:p>55</text:p>
          </table:table-cell>
          <table:table-cell table:number-columns-repeated="996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MOD([.A131];[.$O$2])" office:value-type="float" office:value="12" calcext:value-type="float">
            <text:p>12</text:p>
          </table:table-cell>
          <table:table-cell table:formula="of:=MOD([.A131];64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DEC2BIN([.E131])" office:value-type="string" office:string-value="1001" calcext:value-type="string">
            <text:p>1001</text:p>
          </table:table-cell>
          <table:table-cell table:formula="of:=BIN2HEX([.F131])" office:value-type="string" office:string-value="9" calcext:value-type="string">
            <text:p>9</text:p>
          </table:table-cell>
          <table:table-cell table:formula="of:=DEC2BIN([.A131])" office:value-type="string" office:string-value="10000001" calcext:value-type="string">
            <text:p>10000001</text:p>
          </table:table-cell>
          <table:table-cell table:formula="of:=([.A131]-1)/([.A131]+1)" office:value-type="float" office:value="0.984615384615385" calcext:value-type="float">
            <text:p>0.984615384615385</text:p>
          </table:table-cell>
          <table:table-cell table:formula="of:=[.I131]+[.H131]" office:value-type="float" office:value="10000001.9846154" calcext:value-type="float">
            <text:p>10000001.9846154</text:p>
          </table:table-cell>
          <table:table-cell table:formula="of:=[.I131]/[.J131]" office:value-type="float" office:value="0.0000000984615189207139" calcext:value-type="float">
            <text:p>9.84615189207139E-08</text:p>
          </table:table-cell>
          <table:table-cell table:formula="of:=[.I131]/[.J131]" office:value-type="float" office:value="0.0000000984615189207139" calcext:value-type="float">
            <text:p>9.84615189207139E-08</text:p>
          </table:table-cell>
          <table:table-cell table:formula="of:=[.M130]+[.M129]" office:value-type="float" office:value="4.07305795904081E+026" calcext:value-type="float">
            <text:p>4.07305795904081E+026</text:p>
          </table:table-cell>
          <table:table-cell table:formula="of:=([.M131]-[.$O$2])/([.M131]+[.$O$2])"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table:formula="of:=([.O131]-13)/([.O131]+13)" office:value-type="float" office:value="0.96640826873385" calcext:value-type="float">
            <text:p>0.96640826873385</text:p>
          </table:table-cell>
          <table:table-cell table:formula="of:=LOG([.O131])" office:value-type="float" office:value="2.88138465677057" calcext:value-type="float">
            <text:p>2.88138465677057</text:p>
          </table:table-cell>
          <table:table-cell office:value-type="float" office:value="1" calcext:value-type="float">
            <text:p>1</text:p>
          </table:table-cell>
          <table:table-cell office:value-type="float" office:value="1.51728751767023E-024" calcext:value-type="float">
            <text:p>1.51728751767023E-24</text:p>
          </table:table-cell>
          <table:table-cell office:value-type="float" office:value="0" calcext:value-type="float">
            <text:p>0</text:p>
          </table:table-cell>
          <table:table-cell table:formula="of:=FLOOR([.R131]*[.A131]+[.S131]*[.M131]+[.T131]*[.$O$2])+[.D131]+[.E131]" office:value-type="float" office:value="761" calcext:value-type="float">
            <text:p>761</text:p>
          </table:table-cell>
          <table:table-cell table:formula="of:=MOD([.X131]-13;13)" office:value-type="float" office:value="7" calcext:value-type="float">
            <text:p>7</text:p>
          </table:table-cell>
          <table:table-cell table:formula="of:=IF([.U131]=[.X131];&quot;success&quot;;&quot;next&quot;)" office:value-type="string" office:string-value="success" calcext:value-type="string">
            <text:p>success</text:p>
          </table:table-cell>
          <table:table-cell table:formula="of:=[.O131]" office:value-type="float" office:value="761" calcext:value-type="float">
            <text:p>761</text:p>
          </table:table-cell>
          <table:table-cell table:formula="of:=MOD([.X131];13*6)" office:value-type="float" office:value="59" calcext:value-type="float">
            <text:p>59</text:p>
          </table:table-cell>
          <table:table-cell table:number-columns-repeated="996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MOD([.A132];[.$O$2])" office:value-type="float" office:value="0" calcext:value-type="float">
            <text:p>0</text:p>
          </table:table-cell>
          <table:table-cell table:formula="of:=MOD([.A132];64)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DEC2BIN([.E132])" office:value-type="string" office:string-value="0" calcext:value-type="string">
            <text:p>0</text:p>
          </table:table-cell>
          <table:table-cell table:formula="of:=BIN2HEX([.F132])" office:value-type="string" office:string-value="0" calcext:value-type="string">
            <text:p>0</text:p>
          </table:table-cell>
          <table:table-cell table:formula="of:=DEC2BIN([.A132])" office:value-type="string" office:string-value="10000010" calcext:value-type="string">
            <text:p>10000010</text:p>
          </table:table-cell>
          <table:table-cell table:formula="of:=([.A132]-1)/([.A132]+1)" office:value-type="float" office:value="0.984732824427481" calcext:value-type="float">
            <text:p>0.984732824427481</text:p>
          </table:table-cell>
          <table:table-cell table:formula="of:=[.I132]+[.H132]" office:value-type="float" office:value="10000010.9847328" calcext:value-type="float">
            <text:p>10000010.9847328</text:p>
          </table:table-cell>
          <table:table-cell table:formula="of:=[.I132]/[.J132]" office:value-type="float" office:value="0.0000000984731742725971" calcext:value-type="float">
            <text:p>9.84731742725971E-08</text:p>
          </table:table-cell>
          <table:table-cell table:formula="of:=[.I132]/[.J132]" office:value-type="float" office:value="0.0000000984731742725971" calcext:value-type="float">
            <text:p>9.84731742725971E-08</text:p>
          </table:table-cell>
          <table:table-cell table:formula="of:=[.M131]+[.M130]" office:value-type="float" office:value="6.5903462158763E+026" calcext:value-type="float">
            <text:p>6.5903462158763E+026</text:p>
          </table:table-cell>
          <table:table-cell table:formula="of:=([.M132]-[.$O$2])/([.M132]+[.$O$2])" office:value-type="float" office:value="1" calcext:value-type="float">
            <text:p>1</text:p>
          </table:table-cell>
          <table:table-cell office:value-type="float" office:value="769" calcext:value-type="float">
            <text:p>769</text:p>
          </table:table-cell>
          <table:table-cell table:formula="of:=([.O132]-13)/([.O132]+13)" office:value-type="float" office:value="0.966751918158568" calcext:value-type="float">
            <text:p>0.966751918158568</text:p>
          </table:table-cell>
          <table:table-cell table:formula="of:=LOG([.O132])" office:value-type="float" office:value="2.88592633980143" calcext:value-type="float">
            <text:p>2.88592633980143</text:p>
          </table:table-cell>
          <table:table-cell office:value-type="float" office:value="0" calcext:value-type="float">
            <text:p>0</text:p>
          </table:table-cell>
          <table:table-cell office:value-type="float" office:value="1.14713244985336E-024" calcext:value-type="float">
            <text:p>1.14713244985336E-24</text:p>
          </table:table-cell>
          <table:table-cell office:value-type="float" office:value="1" calcext:value-type="float">
            <text:p>1</text:p>
          </table:table-cell>
          <table:table-cell table:formula="of:=FLOOR([.R132]*[.A132]+[.S132]*[.M132]+[.T132]*[.$O$2])+[.D132]+[.E132]" office:value-type="float" office:value="769" calcext:value-type="float">
            <text:p>769</text:p>
          </table:table-cell>
          <table:table-cell table:formula="of:=MOD([.X132]-13;13)" office:value-type="float" office:value="2" calcext:value-type="float">
            <text:p>2</text:p>
          </table:table-cell>
          <table:table-cell table:formula="of:=IF([.U132]=[.X132];&quot;success&quot;;&quot;next&quot;)" office:value-type="string" office:string-value="success" calcext:value-type="string">
            <text:p>success</text:p>
          </table:table-cell>
          <table:table-cell table:formula="of:=[.O132]" office:value-type="float" office:value="769" calcext:value-type="float">
            <text:p>769</text:p>
          </table:table-cell>
          <table:table-cell table:formula="of:=MOD([.X132];13*6)" office:value-type="float" office:value="67" calcext:value-type="float">
            <text:p>67</text:p>
          </table:table-cell>
          <table:table-cell table:number-columns-repeated="996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MOD([.A133];[.$O$2])" office:value-type="float" office:value="1" calcext:value-type="float">
            <text:p>1</text:p>
          </table:table-cell>
          <table:table-cell table:formula="of:=MOD([.A133];64)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DEC2BIN([.E133])" office:value-type="string" office:string-value="1001" calcext:value-type="string">
            <text:p>1001</text:p>
          </table:table-cell>
          <table:table-cell table:formula="of:=BIN2HEX([.F133])" office:value-type="string" office:string-value="9" calcext:value-type="string">
            <text:p>9</text:p>
          </table:table-cell>
          <table:table-cell table:formula="of:=DEC2BIN([.A133])" office:value-type="string" office:string-value="10000011" calcext:value-type="string">
            <text:p>10000011</text:p>
          </table:table-cell>
          <table:table-cell table:formula="of:=([.A133]-1)/([.A133]+1)" office:value-type="float" office:value="0.984848484848485" calcext:value-type="float">
            <text:p>0.984848484848485</text:p>
          </table:table-cell>
          <table:table-cell table:formula="of:=[.I133]+[.H133]" office:value-type="float" office:value="10000011.9848485" calcext:value-type="float">
            <text:p>10000011.9848485</text:p>
          </table:table-cell>
          <table:table-cell table:formula="of:=[.I133]/[.J133]" office:value-type="float" office:value="0.0000000984847304523913" calcext:value-type="float">
            <text:p>9.84847304523913E-08</text:p>
          </table:table-cell>
          <table:table-cell table:formula="of:=[.I133]/[.J133]" office:value-type="float" office:value="0.0000000984847304523913" calcext:value-type="float">
            <text:p>9.84847304523913E-08</text:p>
          </table:table-cell>
          <table:table-cell table:formula="of:=[.M132]+[.M131]" office:value-type="float" office:value="1.06634041749171E+027" calcext:value-type="float">
            <text:p>1.06634041749171E+027</text:p>
          </table:table-cell>
          <table:table-cell table:formula="of:=([.M133]-[.$O$2])/([.M133]+[.$O$2])" office:value-type="float" office:value="1" calcext:value-type="float">
            <text:p>1</text:p>
          </table:table-cell>
          <table:table-cell office:value-type="float" office:value="773" calcext:value-type="float">
            <text:p>773</text:p>
          </table:table-cell>
          <table:table-cell table:formula="of:=([.O133]-13)/([.O133]+13)" office:value-type="float" office:value="0.966921119592875" calcext:value-type="float">
            <text:p>0.966921119592875</text:p>
          </table:table-cell>
          <table:table-cell table:formula="of:=LOG([.O133])" office:value-type="float" office:value="2.88817949391832" calcext:value-type="float">
            <text:p>2.88817949391832</text:p>
          </table:table-cell>
          <table:table-cell office:value-type="float" office:value="1" calcext:value-type="float">
            <text:p>1</text:p>
          </table:table-cell>
          <table:table-cell office:value-type="float" office:value="5.73925540063061E-025" calcext:value-type="float">
            <text:p>5.73925540063061E-25</text:p>
          </table:table-cell>
          <table:table-cell office:value-type="float" office:value="1" calcext:value-type="float">
            <text:p>1</text:p>
          </table:table-cell>
          <table:table-cell table:formula="of:=FLOOR([.R133]*[.A133]+[.S133]*[.M133]+[.T133]*[.$O$2])+[.D133]+[.E133]" office:value-type="float" office:value="773" calcext:value-type="float">
            <text:p>773</text:p>
          </table:table-cell>
          <table:table-cell table:formula="of:=MOD([.X133]-13;13)" office:value-type="float" office:value="6" calcext:value-type="float">
            <text:p>6</text:p>
          </table:table-cell>
          <table:table-cell table:formula="of:=IF([.U133]=[.X133];&quot;success&quot;;&quot;next&quot;)" office:value-type="string" office:string-value="success" calcext:value-type="string">
            <text:p>success</text:p>
          </table:table-cell>
          <table:table-cell table:formula="of:=[.O133]" office:value-type="float" office:value="773" calcext:value-type="float">
            <text:p>773</text:p>
          </table:table-cell>
          <table:table-cell table:formula="of:=MOD([.X133];13*6)" office:value-type="float" office:value="71" calcext:value-type="float">
            <text:p>71</text:p>
          </table:table-cell>
          <table:table-cell table:number-columns-repeated="996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MOD([.A134];[.$O$2])" office:value-type="float" office:value="2" calcext:value-type="float">
            <text:p>2</text:p>
          </table:table-cell>
          <table:table-cell table:formula="of:=MOD([.A134];64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DEC2BIN([.E134])" office:value-type="string" office:string-value="1" calcext:value-type="string">
            <text:p>1</text:p>
          </table:table-cell>
          <table:table-cell table:formula="of:=BIN2HEX([.F134])" office:value-type="string" office:string-value="1" calcext:value-type="string">
            <text:p>1</text:p>
          </table:table-cell>
          <table:table-cell table:formula="of:=DEC2BIN([.A134])" office:value-type="string" office:string-value="10000100" calcext:value-type="string">
            <text:p>10000100</text:p>
          </table:table-cell>
          <table:table-cell table:formula="of:=([.A134]-1)/([.A134]+1)" office:value-type="float" office:value="0.984962406015038" calcext:value-type="float">
            <text:p>0.984962406015038</text:p>
          </table:table-cell>
          <table:table-cell table:formula="of:=[.I134]+[.H134]" office:value-type="float" office:value="10000100.9849624" calcext:value-type="float">
            <text:p>10000100.9849624</text:p>
          </table:table-cell>
          <table:table-cell table:formula="of:=[.I134]/[.J134]" office:value-type="float" office:value="0.0000000984952459476328" calcext:value-type="float">
            <text:p>9.84952459476328E-08</text:p>
          </table:table-cell>
          <table:table-cell table:formula="of:=[.I134]/[.J134]" office:value-type="float" office:value="0.0000000984952459476328" calcext:value-type="float">
            <text:p>9.84952459476328E-08</text:p>
          </table:table-cell>
          <table:table-cell table:formula="of:=[.M133]+[.M132]" office:value-type="float" office:value="1.72537503907934E+027" calcext:value-type="float">
            <text:p>1.72537503907934E+027</text:p>
          </table:table-cell>
          <table:table-cell table:formula="of:=([.M134]-[.$O$2])/([.M134]+[.$O$2])" office:value-type="float" office:value="1" calcext:value-type="float">
            <text:p>1</text:p>
          </table:table-cell>
          <table:table-cell office:value-type="float" office:value="787" calcext:value-type="float">
            <text:p>787</text:p>
          </table:table-cell>
          <table:table-cell table:formula="of:=([.O134]-13)/([.O134]+13)" office:value-type="float" office:value="0.9675" calcext:value-type="float">
            <text:p>0.9675</text:p>
          </table:table-cell>
          <table:table-cell table:formula="of:=LOG([.O134])" office:value-type="float" office:value="2.89597473235906" calcext:value-type="float">
            <text:p>2.89597473235906</text:p>
          </table:table-cell>
          <table:table-cell office:value-type="float" office:value="0" calcext:value-type="float">
            <text:p>0</text:p>
          </table:table-cell>
          <table:table-cell office:value-type="float" office:value="4.53814377897694E-025" calcext:value-type="float">
            <text:p>4.53814377897694E-25</text:p>
          </table:table-cell>
          <table:table-cell office:value-type="float" office:value="0" calcext:value-type="float">
            <text:p>0</text:p>
          </table:table-cell>
          <table:table-cell table:formula="of:=FLOOR([.R134]*[.A134]+[.S134]*[.M134]+[.T134]*[.$O$2])+[.D134]+[.E134]" office:value-type="float" office:value="787" calcext:value-type="float">
            <text:p>787</text:p>
          </table:table-cell>
          <table:table-cell table:formula="of:=MOD([.X134]-13;13)" office:value-type="float" office:value="7" calcext:value-type="float">
            <text:p>7</text:p>
          </table:table-cell>
          <table:table-cell table:formula="of:=IF([.U134]=[.X134];&quot;success&quot;;&quot;next&quot;)" office:value-type="string" office:string-value="success" calcext:value-type="string">
            <text:p>success</text:p>
          </table:table-cell>
          <table:table-cell table:formula="of:=[.O134]" office:value-type="float" office:value="787" calcext:value-type="float">
            <text:p>787</text:p>
          </table:table-cell>
          <table:table-cell table:formula="of:=MOD([.X134];13*6)" office:value-type="float" office:value="7" calcext:value-type="float">
            <text:p>7</text:p>
          </table:table-cell>
          <table:table-cell table:number-columns-repeated="99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MOD([.A135];[.$O$2])" office:value-type="float" office:value="3" calcext:value-type="float">
            <text:p>3</text:p>
          </table:table-cell>
          <table:table-cell table:formula="of:=MOD([.A135];64)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DEC2BIN([.E135])" office:value-type="string" office:string-value="1000" calcext:value-type="string">
            <text:p>1000</text:p>
          </table:table-cell>
          <table:table-cell table:formula="of:=BIN2HEX([.F135])" office:value-type="string" office:string-value="8" calcext:value-type="string">
            <text:p>8</text:p>
          </table:table-cell>
          <table:table-cell table:formula="of:=DEC2BIN([.A135])" office:value-type="string" office:string-value="10000101" calcext:value-type="string">
            <text:p>10000101</text:p>
          </table:table-cell>
          <table:table-cell table:formula="of:=([.A135]-1)/([.A135]+1)" office:value-type="float" office:value="0.985074626865672" calcext:value-type="float">
            <text:p>0.985074626865672</text:p>
          </table:table-cell>
          <table:table-cell table:formula="of:=[.I135]+[.H135]" office:value-type="float" office:value="10000101.9850746" calcext:value-type="float">
            <text:p>10000101.9850746</text:p>
          </table:table-cell>
          <table:table-cell table:formula="of:=[.I135]/[.J135]" office:value-type="float" office:value="0.0000000985064580677194" calcext:value-type="float">
            <text:p>9.85064580677194E-08</text:p>
          </table:table-cell>
          <table:table-cell table:formula="of:=[.I135]/[.J135]" office:value-type="float" office:value="0.0000000985064580677194" calcext:value-type="float">
            <text:p>9.85064580677194E-08</text:p>
          </table:table-cell>
          <table:table-cell table:formula="of:=[.M134]+[.M133]" office:value-type="float" office:value="2.79171545657105E+027" calcext:value-type="float">
            <text:p>2.79171545657105E+027</text:p>
          </table:table-cell>
          <table:table-cell table:formula="of:=([.M135]-[.$O$2])/([.M135]+[.$O$2])" office:value-type="float" office:value="1" calcext:value-type="float">
            <text:p>1</text:p>
          </table:table-cell>
          <table:table-cell office:value-type="float" office:value="797" calcext:value-type="float">
            <text:p>797</text:p>
          </table:table-cell>
          <table:table-cell table:formula="of:=([.O135]-13)/([.O135]+13)" office:value-type="float" office:value="0.967901234567901" calcext:value-type="float">
            <text:p>0.967901234567901</text:p>
          </table:table-cell>
          <table:table-cell table:formula="of:=LOG([.O135])" office:value-type="float" office:value="2.90145832139611" calcext:value-type="float">
            <text:p>2.90145832139611</text:p>
          </table:table-cell>
          <table:table-cell office:value-type="float" office:value="1" calcext:value-type="float">
            <text:p>1</text:p>
          </table:table-cell>
          <table:table-cell office:value-type="float" office:value="2.26384103190896E-025" calcext:value-type="float">
            <text:p>2.26384103190896E-25</text:p>
          </table:table-cell>
          <table:table-cell office:value-type="float" office:value="1" calcext:value-type="float">
            <text:p>1</text:p>
          </table:table-cell>
          <table:table-cell table:formula="of:=FLOOR([.R135]*[.A135]+[.S135]*[.M135]+[.T135]*[.$O$2])+[.D135]+[.E135]" office:value-type="float" office:value="797" calcext:value-type="float">
            <text:p>797</text:p>
          </table:table-cell>
          <table:table-cell table:formula="of:=MOD([.X135]-13;13)" office:value-type="float" office:value="4" calcext:value-type="float">
            <text:p>4</text:p>
          </table:table-cell>
          <table:table-cell table:formula="of:=IF([.U135]=[.X135];&quot;success&quot;;&quot;next&quot;)" office:value-type="string" office:string-value="success" calcext:value-type="string">
            <text:p>success</text:p>
          </table:table-cell>
          <table:table-cell table:formula="of:=[.O135]" office:value-type="float" office:value="797" calcext:value-type="float">
            <text:p>797</text:p>
          </table:table-cell>
          <table:table-cell table:formula="of:=MOD([.X135];13*6)" office:value-type="float" office:value="17" calcext:value-type="float">
            <text:p>17</text:p>
          </table:table-cell>
          <table:table-cell table:number-columns-repeated="996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MOD([.A136];[.$O$2])" office:value-type="float" office:value="4" calcext:value-type="float">
            <text:p>4</text:p>
          </table:table-cell>
          <table:table-cell table:formula="of:=MOD([.A136];64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DEC2BIN([.E136])" office:value-type="string" office:string-value="10" calcext:value-type="string">
            <text:p>10</text:p>
          </table:table-cell>
          <table:table-cell table:formula="of:=BIN2HEX([.F136])" office:value-type="string" office:string-value="2" calcext:value-type="string">
            <text:p>2</text:p>
          </table:table-cell>
          <table:table-cell table:formula="of:=DEC2BIN([.A136])" office:value-type="string" office:string-value="10000110" calcext:value-type="string">
            <text:p>10000110</text:p>
          </table:table-cell>
          <table:table-cell table:formula="of:=([.A136]-1)/([.A136]+1)" office:value-type="float" office:value="0.985185185185185" calcext:value-type="float">
            <text:p>0.985185185185185</text:p>
          </table:table-cell>
          <table:table-cell table:formula="of:=[.I136]+[.H136]" office:value-type="float" office:value="10000110.9851852" calcext:value-type="float">
            <text:p>10000110.9851852</text:p>
          </table:table-cell>
          <table:table-cell table:formula="of:=[.I136]/[.J136]" office:value-type="float" office:value="0.0000000985174251210514" calcext:value-type="float">
            <text:p>9.85174251210514E-08</text:p>
          </table:table-cell>
          <table:table-cell table:formula="of:=[.I136]/[.J136]" office:value-type="float" office:value="0.0000000985174251210514" calcext:value-type="float">
            <text:p>9.85174251210514E-08</text:p>
          </table:table-cell>
          <table:table-cell table:formula="of:=[.M135]+[.M134]" office:value-type="float" office:value="4.51709049565039E+027" calcext:value-type="float">
            <text:p>4.51709049565039E+027</text:p>
          </table:table-cell>
          <table:table-cell table:formula="of:=([.M136]-[.$O$2])/([.M136]+[.$O$2])" office:value-type="float" office:value="1" calcext:value-type="float">
            <text:p>1</text:p>
          </table:table-cell>
          <table:table-cell office:value-type="float" office:value="809" calcext:value-type="float">
            <text:p>809</text:p>
          </table:table-cell>
          <table:table-cell table:formula="of:=([.O136]-13)/([.O136]+13)" office:value-type="float" office:value="0.968369829683698" calcext:value-type="float">
            <text:p>0.968369829683698</text:p>
          </table:table-cell>
          <table:table-cell table:formula="of:=LOG([.O136])" office:value-type="float" office:value="2.90794852161227" calcext:value-type="float">
            <text:p>2.90794852161227</text:p>
          </table:table-cell>
          <table:table-cell office:value-type="float" office:value="0" calcext:value-type="float">
            <text:p>0</text:p>
          </table:table-cell>
          <table:table-cell office:value-type="float" office:value="1.77326533699358E-025" calcext:value-type="float">
            <text:p>1.77326533699358E-25</text:p>
          </table:table-cell>
          <table:table-cell office:value-type="float" office:value="0" calcext:value-type="float">
            <text:p>0</text:p>
          </table:table-cell>
          <table:table-cell table:formula="of:=FLOOR([.R136]*[.A136]+[.S136]*[.M136]+[.T136]*[.$O$2])+[.D136]+[.E136]" office:value-type="float" office:value="809" calcext:value-type="float">
            <text:p>809</text:p>
          </table:table-cell>
          <table:table-cell table:formula="of:=MOD([.X136]-13;13)" office:value-type="float" office:value="3" calcext:value-type="float">
            <text:p>3</text:p>
          </table:table-cell>
          <table:table-cell table:formula="of:=IF([.U136]=[.X136];&quot;success&quot;;&quot;next&quot;)" office:value-type="string" office:string-value="success" calcext:value-type="string">
            <text:p>success</text:p>
          </table:table-cell>
          <table:table-cell table:formula="of:=[.O136]" office:value-type="float" office:value="809" calcext:value-type="float">
            <text:p>809</text:p>
          </table:table-cell>
          <table:table-cell table:formula="of:=MOD([.X136];13*6)" office:value-type="float" office:value="29" calcext:value-type="float">
            <text:p>29</text:p>
          </table:table-cell>
          <table:table-cell table:number-columns-repeated="996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MOD([.A137];[.$O$2])" office:value-type="float" office:value="5" calcext:value-type="float">
            <text:p>5</text:p>
          </table:table-cell>
          <table:table-cell table:formula="of:=MOD([.A137];64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DEC2BIN([.E137])" office:value-type="string" office:string-value="100" calcext:value-type="string">
            <text:p>100</text:p>
          </table:table-cell>
          <table:table-cell table:formula="of:=BIN2HEX([.F137])" office:value-type="string" office:string-value="4" calcext:value-type="string">
            <text:p>4</text:p>
          </table:table-cell>
          <table:table-cell table:formula="of:=DEC2BIN([.A137])" office:value-type="string" office:string-value="10000111" calcext:value-type="string">
            <text:p>10000111</text:p>
          </table:table-cell>
          <table:table-cell table:formula="of:=([.A137]-1)/([.A137]+1)" office:value-type="float" office:value="0.985294117647059" calcext:value-type="float">
            <text:p>0.985294117647059</text:p>
          </table:table-cell>
          <table:table-cell table:formula="of:=[.I137]+[.H137]" office:value-type="float" office:value="10000111.9852941" calcext:value-type="float">
            <text:p>10000111.9852941</text:p>
          </table:table-cell>
          <table:table-cell table:formula="of:=[.I137]/[.J137]" office:value-type="float" office:value="0.0000000985283083925465" calcext:value-type="float">
            <text:p>9.85283083925465E-08</text:p>
          </table:table-cell>
          <table:table-cell table:formula="of:=[.I137]/[.J137]" office:value-type="float" office:value="0.0000000985283083925465" calcext:value-type="float">
            <text:p>9.85283083925465E-08</text:p>
          </table:table-cell>
          <table:table-cell table:formula="of:=[.M136]+[.M135]" office:value-type="float" office:value="7.30880595222145E+027" calcext:value-type="float">
            <text:p>7.30880595222145E+027</text:p>
          </table:table-cell>
          <table:table-cell table:formula="of:=([.M137]-[.$O$2])/([.M137]+[.$O$2])" office:value-type="float" office:value="1" calcext:value-type="float">
            <text:p>1</text:p>
          </table:table-cell>
          <table:table-cell office:value-type="float" office:value="811" calcext:value-type="float">
            <text:p>811</text:p>
          </table:table-cell>
          <table:table-cell table:formula="of:=([.O137]-13)/([.O137]+13)" office:value-type="float" office:value="0.968446601941748" calcext:value-type="float">
            <text:p>0.968446601941748</text:p>
          </table:table-cell>
          <table:table-cell table:formula="of:=LOG([.O137])" office:value-type="float" office:value="2.90902085421116" calcext:value-type="float">
            <text:p>2.90902085421116</text:p>
          </table:table-cell>
          <table:table-cell office:value-type="float" office:value="1" calcext:value-type="float">
            <text:p>1</text:p>
          </table:table-cell>
          <table:table-cell office:value-type="float" office:value="9.002838552582E-026" calcext:value-type="float">
            <text:p>9.002838552582E-26</text:p>
          </table:table-cell>
          <table:table-cell office:value-type="float" office:value="1" calcext:value-type="float">
            <text:p>1</text:p>
          </table:table-cell>
          <table:table-cell table:formula="of:=FLOOR([.R137]*[.A137]+[.S137]*[.M137]+[.T137]*[.$O$2])+[.D137]+[.E137]" office:value-type="float" office:value="811" calcext:value-type="float">
            <text:p>811</text:p>
          </table:table-cell>
          <table:table-cell table:formula="of:=MOD([.X137]-13;13)" office:value-type="float" office:value="5" calcext:value-type="float">
            <text:p>5</text:p>
          </table:table-cell>
          <table:table-cell table:formula="of:=IF([.U137]=[.X137];&quot;success&quot;;&quot;next&quot;)" office:value-type="string" office:string-value="success" calcext:value-type="string">
            <text:p>success</text:p>
          </table:table-cell>
          <table:table-cell table:formula="of:=[.O137]" office:value-type="float" office:value="811" calcext:value-type="float">
            <text:p>811</text:p>
          </table:table-cell>
          <table:table-cell table:formula="of:=MOD([.X137];13*6)" office:value-type="float" office:value="31" calcext:value-type="float">
            <text:p>31</text:p>
          </table:table-cell>
          <table:table-cell table:number-columns-repeated="996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MOD([.A138];[.$O$2])" office:value-type="float" office:value="6" calcext:value-type="float">
            <text:p>6</text:p>
          </table:table-cell>
          <table:table-cell table:formula="of:=MOD([.A138];64)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formula="of:=DEC2BIN([.E138])" office:value-type="string" office:string-value="1111" calcext:value-type="string">
            <text:p>1111</text:p>
          </table:table-cell>
          <table:table-cell table:formula="of:=BIN2HEX([.F138])" office:value-type="string" office:string-value="F" calcext:value-type="string">
            <text:p>F</text:p>
          </table:table-cell>
          <table:table-cell table:formula="of:=DEC2BIN([.A138])" office:value-type="string" office:string-value="10001000" calcext:value-type="string">
            <text:p>10001000</text:p>
          </table:table-cell>
          <table:table-cell table:formula="of:=([.A138]-1)/([.A138]+1)" office:value-type="float" office:value="0.985401459854015" calcext:value-type="float">
            <text:p>0.985401459854015</text:p>
          </table:table-cell>
          <table:table-cell table:formula="of:=[.I138]+[.H138]" office:value-type="float" office:value="10001000.9854015" calcext:value-type="float">
            <text:p>10001000.9854015</text:p>
          </table:table-cell>
          <table:table-cell table:formula="of:=[.I138]/[.J138]" office:value-type="float" office:value="0.0000000985302832478882" calcext:value-type="float">
            <text:p>9.85302832478882E-08</text:p>
          </table:table-cell>
          <table:table-cell table:formula="of:=[.I138]/[.J138]" office:value-type="float" office:value="0.0000000985302832478882" calcext:value-type="float">
            <text:p>9.85302832478882E-08</text:p>
          </table:table-cell>
          <table:table-cell table:formula="of:=[.M137]+[.M136]" office:value-type="float" office:value="1.18258964478718E+028" calcext:value-type="float">
            <text:p>1.18258964478718E+028</text:p>
          </table:table-cell>
          <table:table-cell table:formula="of:=([.M138]-[.$O$2])/([.M138]+[.$O$2])" office:value-type="float" office:value="1" calcext:value-type="float">
            <text:p>1</text:p>
          </table:table-cell>
          <table:table-cell office:value-type="float" office:value="821" calcext:value-type="float">
            <text:p>821</text:p>
          </table:table-cell>
          <table:table-cell table:formula="of:=([.O138]-13)/([.O138]+13)" office:value-type="float" office:value="0.968824940047962" calcext:value-type="float">
            <text:p>0.968824940047962</text:p>
          </table:table-cell>
          <table:table-cell table:formula="of:=LOG([.O138])" office:value-type="float" office:value="2.91434315711944" calcext:value-type="float">
            <text:p>2.91434315711944</text:p>
          </table:table-cell>
          <table:table-cell office:value-type="float" office:value="0" calcext:value-type="float">
            <text:p>0</text:p>
          </table:table-cell>
          <table:table-cell office:value-type="float" office:value="6.73944680230501E-026" calcext:value-type="float">
            <text:p>6.73944680230501E-26</text:p>
          </table:table-cell>
          <table:table-cell office:value-type="float" office:value="0" calcext:value-type="float">
            <text:p>0</text:p>
          </table:table-cell>
          <table:table-cell table:formula="of:=FLOOR([.R138]*[.A138]+[.S138]*[.M138]+[.T138]*[.$O$2])+[.D138]+[.E138]" office:value-type="float" office:value="821" calcext:value-type="float">
            <text:p>821</text:p>
          </table:table-cell>
          <table:table-cell table:formula="of:=MOD([.X138]-13;13)" office:value-type="float" office:value="2" calcext:value-type="float">
            <text:p>2</text:p>
          </table:table-cell>
          <table:table-cell table:formula="of:=IF([.U138]=[.X138];&quot;success&quot;;&quot;next&quot;)" office:value-type="string" office:string-value="success" calcext:value-type="string">
            <text:p>success</text:p>
          </table:table-cell>
          <table:table-cell table:formula="of:=[.O138]" office:value-type="float" office:value="821" calcext:value-type="float">
            <text:p>821</text:p>
          </table:table-cell>
          <table:table-cell table:formula="of:=MOD([.X138];13*6)" office:value-type="float" office:value="41" calcext:value-type="float">
            <text:p>41</text:p>
          </table:table-cell>
          <table:table-cell table:number-columns-repeated="996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MOD([.A139];[.$O$2])" office:value-type="float" office:value="7" calcext:value-type="float">
            <text:p>7</text:p>
          </table:table-cell>
          <table:table-cell table:formula="of:=MOD([.A139];64)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DEC2BIN([.E139])" office:value-type="string" office:string-value="11" calcext:value-type="string">
            <text:p>11</text:p>
          </table:table-cell>
          <table:table-cell table:formula="of:=BIN2HEX([.F139])" office:value-type="string" office:string-value="3" calcext:value-type="string">
            <text:p>3</text:p>
          </table:table-cell>
          <table:table-cell table:formula="of:=DEC2BIN([.A139])" office:value-type="string" office:string-value="10001001" calcext:value-type="string">
            <text:p>10001001</text:p>
          </table:table-cell>
          <table:table-cell table:formula="of:=([.A139]-1)/([.A139]+1)" office:value-type="float" office:value="0.985507246376812" calcext:value-type="float">
            <text:p>0.985507246376812</text:p>
          </table:table-cell>
          <table:table-cell table:formula="of:=[.I139]+[.H139]" office:value-type="float" office:value="10001001.9855072" calcext:value-type="float">
            <text:p>10001001.9855072</text:p>
          </table:table-cell>
          <table:table-cell table:formula="of:=[.I139]/[.J139]" office:value-type="float" office:value="0.0000000985408509872251" calcext:value-type="float">
            <text:p>9.85408509872251E-08</text:p>
          </table:table-cell>
          <table:table-cell table:formula="of:=[.I139]/[.J139]" office:value-type="float" office:value="0.0000000985408509872251" calcext:value-type="float">
            <text:p>9.85408509872251E-08</text:p>
          </table:table-cell>
          <table:table-cell table:formula="of:=[.M138]+[.M137]" office:value-type="float" office:value="1.91347024000933E+028" calcext:value-type="float">
            <text:p>1.91347024000933E+028</text:p>
          </table:table-cell>
          <table:table-cell table:formula="of:=([.M139]-[.$O$2])/([.M139]+[.$O$2])" office:value-type="float" office:value="1" calcext:value-type="float">
            <text:p>1</text:p>
          </table:table-cell>
          <table:table-cell office:value-type="float" office:value="823" calcext:value-type="float">
            <text:p>823</text:p>
          </table:table-cell>
          <table:table-cell table:formula="of:=([.O139]-13)/([.O139]+13)" office:value-type="float" office:value="0.968899521531101" calcext:value-type="float">
            <text:p>0.968899521531101</text:p>
          </table:table-cell>
          <table:table-cell table:formula="of:=LOG([.O139])" office:value-type="float" office:value="2.91539983521227" calcext:value-type="float">
            <text:p>2.91539983521227</text:p>
          </table:table-cell>
          <table:table-cell office:value-type="float" office:value="1" calcext:value-type="float">
            <text:p>1</text:p>
          </table:table-cell>
          <table:table-cell office:value-type="float" office:value="3.480587186957E-026" calcext:value-type="float">
            <text:p>3.480587186957E-26</text:p>
          </table:table-cell>
          <table:table-cell office:value-type="float" office:value="1" calcext:value-type="float">
            <text:p>1</text:p>
          </table:table-cell>
          <table:table-cell table:formula="of:=FLOOR([.R139]*[.A139]+[.S139]*[.M139]+[.T139]*[.$O$2])+[.D139]+[.E139]" office:value-type="float" office:value="823" calcext:value-type="float">
            <text:p>823</text:p>
          </table:table-cell>
          <table:table-cell table:formula="of:=MOD([.X139]-13;13)" office:value-type="float" office:value="4" calcext:value-type="float">
            <text:p>4</text:p>
          </table:table-cell>
          <table:table-cell table:formula="of:=IF([.U139]=[.X139];&quot;success&quot;;&quot;next&quot;)" office:value-type="string" office:string-value="success" calcext:value-type="string">
            <text:p>success</text:p>
          </table:table-cell>
          <table:table-cell table:formula="of:=[.O139]" office:value-type="float" office:value="823" calcext:value-type="float">
            <text:p>823</text:p>
          </table:table-cell>
          <table:table-cell table:formula="of:=MOD([.X139];13*6)" office:value-type="float" office:value="43" calcext:value-type="float">
            <text:p>43</text:p>
          </table:table-cell>
          <table:table-cell table:number-columns-repeated="996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MOD([.A140];[.$O$2])" office:value-type="float" office:value="8" calcext:value-type="float">
            <text:p>8</text:p>
          </table:table-cell>
          <table:table-cell table:formula="of:=MOD([.A140];64)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DEC2BIN([.E140])" office:value-type="string" office:string-value="100" calcext:value-type="string">
            <text:p>100</text:p>
          </table:table-cell>
          <table:table-cell table:formula="of:=BIN2HEX([.F140])" office:value-type="string" office:string-value="4" calcext:value-type="string">
            <text:p>4</text:p>
          </table:table-cell>
          <table:table-cell table:formula="of:=DEC2BIN([.A140])" office:value-type="string" office:string-value="10001010" calcext:value-type="string">
            <text:p>10001010</text:p>
          </table:table-cell>
          <table:table-cell table:formula="of:=([.A140]-1)/([.A140]+1)" office:value-type="float" office:value="0.985611510791367" calcext:value-type="float">
            <text:p>0.985611510791367</text:p>
          </table:table-cell>
          <table:table-cell table:formula="of:=[.I140]+[.H140]" office:value-type="float" office:value="10001010.9856115" calcext:value-type="float">
            <text:p>10001010.9856115</text:p>
          </table:table-cell>
          <table:table-cell table:formula="of:=[.I140]/[.J140]" office:value-type="float" office:value="0.0000000985511876958609" calcext:value-type="float">
            <text:p>9.85511876958609E-08</text:p>
          </table:table-cell>
          <table:table-cell table:formula="of:=[.I140]/[.J140]" office:value-type="float" office:value="0.0000000985511876958609" calcext:value-type="float">
            <text:p>9.85511876958609E-08</text:p>
          </table:table-cell>
          <table:table-cell table:formula="of:=[.M139]+[.M138]" office:value-type="float" office:value="3.09605988479651E+028" calcext:value-type="float">
            <text:p>3.09605988479651E+028</text:p>
          </table:table-cell>
          <table:table-cell table:formula="of:=([.M140]-[.$O$2])/([.M140]+[.$O$2])" office:value-type="float" office:value="1" calcext:value-type="float">
            <text:p>1</text:p>
          </table:table-cell>
          <table:table-cell office:value-type="float" office:value="827" calcext:value-type="float">
            <text:p>827</text:p>
          </table:table-cell>
          <table:table-cell table:formula="of:=([.O140]-13)/([.O140]+13)" office:value-type="float" office:value="0.969047619047619" calcext:value-type="float">
            <text:p>0.969047619047619</text:p>
          </table:table-cell>
          <table:table-cell table:formula="of:=LOG([.O140])" office:value-type="float" office:value="2.91750550955255" calcext:value-type="float">
            <text:p>2.91750550955255</text:p>
          </table:table-cell>
          <table:table-cell office:value-type="float" office:value="0" calcext:value-type="float">
            <text:p>0</text:p>
          </table:table-cell>
          <table:table-cell office:value-type="float" office:value="2.61945837670159E-026" calcext:value-type="float">
            <text:p>2.61945837670159E-26</text:p>
          </table:table-cell>
          <table:table-cell office:value-type="float" office:value="0" calcext:value-type="float">
            <text:p>0</text:p>
          </table:table-cell>
          <table:table-cell table:formula="of:=FLOOR([.R140]*[.A140]+[.S140]*[.M140]+[.T140]*[.$O$2])+[.D140]+[.E140]" office:value-type="float" office:value="827" calcext:value-type="float">
            <text:p>827</text:p>
          </table:table-cell>
          <table:table-cell table:formula="of:=MOD([.X140]-13;13)" office:value-type="float" office:value="8" calcext:value-type="float">
            <text:p>8</text:p>
          </table:table-cell>
          <table:table-cell table:formula="of:=IF([.U140]=[.X140];&quot;success&quot;;&quot;next&quot;)" office:value-type="string" office:string-value="success" calcext:value-type="string">
            <text:p>success</text:p>
          </table:table-cell>
          <table:table-cell table:formula="of:=[.O140]" office:value-type="float" office:value="827" calcext:value-type="float">
            <text:p>827</text:p>
          </table:table-cell>
          <table:table-cell table:formula="of:=MOD([.X140];13*6)" office:value-type="float" office:value="47" calcext:value-type="float">
            <text:p>47</text:p>
          </table:table-cell>
          <table:table-cell table:number-columns-repeated="996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MOD([.A141];[.$O$2])" office:value-type="float" office:value="9" calcext:value-type="float">
            <text:p>9</text:p>
          </table:table-cell>
          <table:table-cell table:formula="of:=MOD([.A141];64)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DEC2BIN([.E141])" office:value-type="string" office:string-value="1110" calcext:value-type="string">
            <text:p>1110</text:p>
          </table:table-cell>
          <table:table-cell table:formula="of:=BIN2HEX([.F141])" office:value-type="string" office:string-value="E" calcext:value-type="string">
            <text:p>E</text:p>
          </table:table-cell>
          <table:table-cell table:formula="of:=DEC2BIN([.A141])" office:value-type="string" office:string-value="10001011" calcext:value-type="string">
            <text:p>10001011</text:p>
          </table:table-cell>
          <table:table-cell table:formula="of:=([.A141]-1)/([.A141]+1)" office:value-type="float" office:value="0.985714285714286" calcext:value-type="float">
            <text:p>0.985714285714286</text:p>
          </table:table-cell>
          <table:table-cell table:formula="of:=[.I141]+[.H141]" office:value-type="float" office:value="10001011.9857143" calcext:value-type="float">
            <text:p>10001011.9857143</text:p>
          </table:table-cell>
          <table:table-cell table:formula="of:=[.I141]/[.J141]" office:value-type="float" office:value="0.0000000985614542930562" calcext:value-type="float">
            <text:p>9.85614542930562E-08</text:p>
          </table:table-cell>
          <table:table-cell table:formula="of:=[.I141]/[.J141]" office:value-type="float" office:value="0.0000000985614542930562" calcext:value-type="float">
            <text:p>9.85614542930562E-08</text:p>
          </table:table-cell>
          <table:table-cell table:formula="of:=[.M140]+[.M139]" office:value-type="float" office:value="5.00953012480584E+028" calcext:value-type="float">
            <text:p>5.00953012480584E+028</text:p>
          </table:table-cell>
          <table:table-cell table:formula="of:=([.M141]-[.$O$2])/([.M141]+[.$O$2])" office:value-type="float" office:value="1" calcext:value-type="float">
            <text:p>1</text:p>
          </table:table-cell>
          <table:table-cell office:value-type="float" office:value="829" calcext:value-type="float">
            <text:p>829</text:p>
          </table:table-cell>
          <table:table-cell table:formula="of:=([.O141]-13)/([.O141]+13)" office:value-type="float" office:value="0.969121140142518" calcext:value-type="float">
            <text:p>0.969121140142518</text:p>
          </table:table-cell>
          <table:table-cell table:formula="of:=LOG([.O141])" office:value-type="float" office:value="2.91855453055027" calcext:value-type="float">
            <text:p>2.91855453055027</text:p>
          </table:table-cell>
          <table:table-cell office:value-type="float" office:value="1" calcext:value-type="float">
            <text:p>1</text:p>
          </table:table-cell>
          <table:table-cell office:value-type="float" office:value="1.30950405258901E-026" calcext:value-type="float">
            <text:p>1.30950405258901E-26</text:p>
          </table:table-cell>
          <table:table-cell office:value-type="float" office:value="1" calcext:value-type="float">
            <text:p>1</text:p>
          </table:table-cell>
          <table:table-cell table:formula="of:=FLOOR([.R141]*[.A141]+[.S141]*[.M141]+[.T141]*[.$O$2])+[.D141]+[.E141]" office:value-type="float" office:value="829" calcext:value-type="float">
            <text:p>829</text:p>
          </table:table-cell>
          <table:table-cell table:formula="of:=MOD([.X141]-13;13)" office:value-type="float" office:value="10" calcext:value-type="float">
            <text:p>10</text:p>
          </table:table-cell>
          <table:table-cell table:formula="of:=IF([.U141]=[.X141];&quot;success&quot;;&quot;next&quot;)" office:value-type="string" office:string-value="success" calcext:value-type="string">
            <text:p>success</text:p>
          </table:table-cell>
          <table:table-cell table:formula="of:=[.O141]" office:value-type="float" office:value="829" calcext:value-type="float">
            <text:p>829</text:p>
          </table:table-cell>
          <table:table-cell table:formula="of:=MOD([.X141];13*6)" office:value-type="float" office:value="49" calcext:value-type="float">
            <text:p>49</text:p>
          </table:table-cell>
          <table:table-cell table:number-columns-repeated="996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MOD([.A142];[.$O$2])" office:value-type="float" office:value="10" calcext:value-type="float">
            <text:p>10</text:p>
          </table:table-cell>
          <table:table-cell table:formula="of:=MOD([.A142];64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DEC2BIN([.E142])" office:value-type="string" office:string-value="1000" calcext:value-type="string">
            <text:p>1000</text:p>
          </table:table-cell>
          <table:table-cell table:formula="of:=BIN2HEX([.F142])" office:value-type="string" office:string-value="8" calcext:value-type="string">
            <text:p>8</text:p>
          </table:table-cell>
          <table:table-cell table:formula="of:=DEC2BIN([.A142])" office:value-type="string" office:string-value="10001100" calcext:value-type="string">
            <text:p>10001100</text:p>
          </table:table-cell>
          <table:table-cell table:formula="of:=([.A142]-1)/([.A142]+1)" office:value-type="float" office:value="0.985815602836879" calcext:value-type="float">
            <text:p>0.985815602836879</text:p>
          </table:table-cell>
          <table:table-cell table:formula="of:=[.I142]+[.H142]" office:value-type="float" office:value="10001100.9858156" calcext:value-type="float">
            <text:p>10001100.9858156</text:p>
          </table:table-cell>
          <table:table-cell table:formula="of:=[.I142]/[.J142]" office:value-type="float" office:value="0.000000098570707788577" calcext:value-type="float">
            <text:p>9.8570707788577E-08</text:p>
          </table:table-cell>
          <table:table-cell table:formula="of:=[.I142]/[.J142]" office:value-type="float" office:value="0.000000098570707788577" calcext:value-type="float">
            <text:p>9.8570707788577E-08</text:p>
          </table:table-cell>
          <table:table-cell table:formula="of:=[.M141]+[.M140]" office:value-type="float" office:value="8.10559000960235E+028" calcext:value-type="float">
            <text:p>8.10559000960235E+028</text:p>
          </table:table-cell>
          <table:table-cell table:formula="of:=([.M142]-[.$O$2])/([.M142]+[.$O$2])" office:value-type="float" office:value="1" calcext:value-type="float">
            <text:p>1</text:p>
          </table:table-cell>
          <table:table-cell office:value-type="float" office:value="839" calcext:value-type="float">
            <text:p>839</text:p>
          </table:table-cell>
          <table:table-cell table:formula="of:=([.O142]-13)/([.O142]+13)" office:value-type="float" office:value="0.969483568075117" calcext:value-type="float">
            <text:p>0.969483568075117</text:p>
          </table:table-cell>
          <table:table-cell table:formula="of:=LOG([.O142])" office:value-type="float" office:value="2.9237619608287" calcext:value-type="float">
            <text:p>2.9237619608287</text:p>
          </table:table-cell>
          <table:table-cell office:value-type="float" office:value="0" calcext:value-type="float">
            <text:p>0</text:p>
          </table:table-cell>
          <table:table-cell office:value-type="float" office:value="1.02275096447997E-026" calcext:value-type="float">
            <text:p>1.02275096447997E-26</text:p>
          </table:table-cell>
          <table:table-cell office:value-type="float" office:value="0" calcext:value-type="float">
            <text:p>0</text:p>
          </table:table-cell>
          <table:table-cell table:formula="of:=FLOOR([.R142]*[.A142]+[.S142]*[.M142]+[.T142]*[.$O$2])+[.D142]+[.E142]" office:value-type="float" office:value="839" calcext:value-type="float">
            <text:p>839</text:p>
          </table:table-cell>
          <table:table-cell table:formula="of:=MOD([.X142]-13;13)" office:value-type="float" office:value="7" calcext:value-type="float">
            <text:p>7</text:p>
          </table:table-cell>
          <table:table-cell table:formula="of:=IF([.U142]=[.X142];&quot;success&quot;;&quot;next&quot;)" office:value-type="string" office:string-value="success" calcext:value-type="string">
            <text:p>success</text:p>
          </table:table-cell>
          <table:table-cell table:formula="of:=[.O142]" office:value-type="float" office:value="839" calcext:value-type="float">
            <text:p>839</text:p>
          </table:table-cell>
          <table:table-cell table:formula="of:=MOD([.X142];13*6)" office:value-type="float" office:value="59" calcext:value-type="float">
            <text:p>59</text:p>
          </table:table-cell>
          <table:table-cell table:number-columns-repeated="996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MOD([.A143];[.$O$2])" office:value-type="float" office:value="11" calcext:value-type="float">
            <text:p>11</text:p>
          </table:table-cell>
          <table:table-cell table:formula="of:=MOD([.A143];64)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DEC2BIN([.E143])" office:value-type="string" office:string-value="1" calcext:value-type="string">
            <text:p>1</text:p>
          </table:table-cell>
          <table:table-cell table:formula="of:=BIN2HEX([.F143])" office:value-type="string" office:string-value="1" calcext:value-type="string">
            <text:p>1</text:p>
          </table:table-cell>
          <table:table-cell table:formula="of:=DEC2BIN([.A143])" office:value-type="string" office:string-value="10001101" calcext:value-type="string">
            <text:p>10001101</text:p>
          </table:table-cell>
          <table:table-cell table:formula="of:=([.A143]-1)/([.A143]+1)" office:value-type="float" office:value="0.985915492957746" calcext:value-type="float">
            <text:p>0.985915492957746</text:p>
          </table:table-cell>
          <table:table-cell table:formula="of:=[.I143]+[.H143]" office:value-type="float" office:value="10001101.9859155" calcext:value-type="float">
            <text:p>10001101.9859155</text:p>
          </table:table-cell>
          <table:table-cell table:formula="of:=[.I143]/[.J143]" office:value-type="float" office:value="0.0000000985806858430408" calcext:value-type="float">
            <text:p>9.85806858430408E-08</text:p>
          </table:table-cell>
          <table:table-cell table:formula="of:=[.I143]/[.J143]" office:value-type="float" office:value="0.0000000985806858430408" calcext:value-type="float">
            <text:p>9.85806858430408E-08</text:p>
          </table:table-cell>
          <table:table-cell table:formula="of:=[.M142]+[.M141]" office:value-type="float" office:value="1.31151201344082E+029" calcext:value-type="float">
            <text:p>1.31151201344082E+029</text:p>
          </table:table-cell>
          <table:table-cell table:formula="of:=([.M143]-[.$O$2])/([.M143]+[.$O$2])" office:value-type="float" office:value="1" calcext:value-type="float">
            <text:p>1</text:p>
          </table:table-cell>
          <table:table-cell office:value-type="float" office:value="853" calcext:value-type="float">
            <text:p>853</text:p>
          </table:table-cell>
          <table:table-cell table:formula="of:=([.O143]-13)/([.O143]+13)" office:value-type="float" office:value="0.969976905311778" calcext:value-type="float">
            <text:p>0.969976905311778</text:p>
          </table:table-cell>
          <table:table-cell table:formula="of:=LOG([.O143])" office:value-type="float" office:value="2.93094903116752" calcext:value-type="float">
            <text:p>2.93094903116752</text:p>
          </table:table-cell>
          <table:table-cell office:value-type="float" office:value="1" calcext:value-type="float">
            <text:p>1</text:p>
          </table:table-cell>
          <table:table-cell office:value-type="float" office:value="5.24585358692214E-027" calcext:value-type="float">
            <text:p>5.24585358692214E-27</text:p>
          </table:table-cell>
          <table:table-cell office:value-type="float" office:value="1" calcext:value-type="float">
            <text:p>1</text:p>
          </table:table-cell>
          <table:table-cell table:formula="of:=FLOOR([.R143]*[.A143]+[.S143]*[.M143]+[.T143]*[.$O$2])+[.D143]+[.E143]" office:value-type="float" office:value="853" calcext:value-type="float">
            <text:p>853</text:p>
          </table:table-cell>
          <table:table-cell table:formula="of:=MOD([.X143]-13;13)" office:value-type="float" office:value="8" calcext:value-type="float">
            <text:p>8</text:p>
          </table:table-cell>
          <table:table-cell table:formula="of:=IF([.U143]=[.X143];&quot;success&quot;;&quot;next&quot;)" office:value-type="string" office:string-value="success" calcext:value-type="string">
            <text:p>success</text:p>
          </table:table-cell>
          <table:table-cell table:formula="of:=[.O143]" office:value-type="float" office:value="853" calcext:value-type="float">
            <text:p>853</text:p>
          </table:table-cell>
          <table:table-cell table:formula="of:=MOD([.X143];13*6)" office:value-type="float" office:value="73" calcext:value-type="float">
            <text:p>73</text:p>
          </table:table-cell>
          <table:table-cell table:number-columns-repeated="996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MOD([.A144];[.$O$2])" office:value-type="float" office:value="12" calcext:value-type="float">
            <text:p>12</text:p>
          </table:table-cell>
          <table:table-cell table:formula="of:=MOD([.A144];64)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DEC2BIN([.E144])" office:value-type="string" office:string-value="1001" calcext:value-type="string">
            <text:p>1001</text:p>
          </table:table-cell>
          <table:table-cell table:formula="of:=BIN2HEX([.F144])" office:value-type="string" office:string-value="9" calcext:value-type="string">
            <text:p>9</text:p>
          </table:table-cell>
          <table:table-cell table:formula="of:=DEC2BIN([.A144])" office:value-type="string" office:string-value="10001110" calcext:value-type="string">
            <text:p>10001110</text:p>
          </table:table-cell>
          <table:table-cell table:formula="of:=([.A144]-1)/([.A144]+1)" office:value-type="float" office:value="0.986013986013986" calcext:value-type="float">
            <text:p>0.986013986013986</text:p>
          </table:table-cell>
          <table:table-cell table:formula="of:=[.I144]+[.H144]" office:value-type="float" office:value="10001110.986014" calcext:value-type="float">
            <text:p>10001110.986014</text:p>
          </table:table-cell>
          <table:table-cell table:formula="of:=[.I144]/[.J144]" office:value-type="float" office:value="0.00000009859044534081" calcext:value-type="float">
            <text:p>9.859044534081E-08</text:p>
          </table:table-cell>
          <table:table-cell table:formula="of:=[.I144]/[.J144]" office:value-type="float" office:value="0.00000009859044534081" calcext:value-type="float">
            <text:p>9.859044534081E-08</text:p>
          </table:table-cell>
          <table:table-cell table:formula="of:=[.M143]+[.M142]" office:value-type="float" office:value="2.12207101440105E+029" calcext:value-type="float">
            <text:p>2.12207101440105E+029</text:p>
          </table:table-cell>
          <table:table-cell table:formula="of:=([.M144]-[.$O$2])/([.M144]+[.$O$2])" office:value-type="float" office:value="1" calcext:value-type="float">
            <text:p>1</text:p>
          </table:table-cell>
          <table:table-cell office:value-type="float" office:value="857" calcext:value-type="float">
            <text:p>857</text:p>
          </table:table-cell>
          <table:table-cell table:formula="of:=([.O144]-13)/([.O144]+13)" office:value-type="float" office:value="0.970114942528736" calcext:value-type="float">
            <text:p>0.970114942528736</text:p>
          </table:table-cell>
          <table:table-cell table:formula="of:=LOG([.O144])" office:value-type="float" office:value="2.9329808219232" calcext:value-type="float">
            <text:p>2.9329808219232</text:p>
          </table:table-cell>
          <table:table-cell office:value-type="float" office:value="0" calcext:value-type="float">
            <text:p>0</text:p>
          </table:table-cell>
          <table:table-cell office:value-type="float" office:value="3.97253435101432E-027" calcext:value-type="float">
            <text:p>3.97253435101432E-27</text:p>
          </table:table-cell>
          <table:table-cell office:value-type="float" office:value="0" calcext:value-type="float">
            <text:p>0</text:p>
          </table:table-cell>
          <table:table-cell table:formula="of:=FLOOR([.R144]*[.A144]+[.S144]*[.M144]+[.T144]*[.$O$2])+[.D144]+[.E144]" office:value-type="float" office:value="857" calcext:value-type="float">
            <text:p>857</text:p>
          </table:table-cell>
          <table:table-cell table:formula="of:=MOD([.X144]-13;13)" office:value-type="float" office:value="12" calcext:value-type="float">
            <text:p>12</text:p>
          </table:table-cell>
          <table:table-cell table:formula="of:=IF([.U144]=[.X144];&quot;success&quot;;&quot;next&quot;)" office:value-type="string" office:string-value="success" calcext:value-type="string">
            <text:p>success</text:p>
          </table:table-cell>
          <table:table-cell table:formula="of:=[.O144]" office:value-type="float" office:value="857" calcext:value-type="float">
            <text:p>857</text:p>
          </table:table-cell>
          <table:table-cell table:formula="of:=MOD([.X144];13*6)" office:value-type="float" office:value="77" calcext:value-type="float">
            <text:p>77</text:p>
          </table:table-cell>
          <table:table-cell table:number-columns-repeated="996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MOD([.A145];[.$O$2])" office:value-type="float" office:value="0" calcext:value-type="float">
            <text:p>0</text:p>
          </table:table-cell>
          <table:table-cell table:formula="of:=MOD([.A145];64)"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DEC2BIN([.E145])" office:value-type="string" office:string-value="0" calcext:value-type="string">
            <text:p>0</text:p>
          </table:table-cell>
          <table:table-cell table:formula="of:=BIN2HEX([.F145])" office:value-type="string" office:string-value="0" calcext:value-type="string">
            <text:p>0</text:p>
          </table:table-cell>
          <table:table-cell table:formula="of:=DEC2BIN([.A145])" office:value-type="string" office:string-value="10001111" calcext:value-type="string">
            <text:p>10001111</text:p>
          </table:table-cell>
          <table:table-cell table:formula="of:=([.A145]-1)/([.A145]+1)" office:value-type="float" office:value="0.986111111111111" calcext:value-type="float">
            <text:p>0.986111111111111</text:p>
          </table:table-cell>
          <table:table-cell table:formula="of:=[.I145]+[.H145]" office:value-type="float" office:value="10001111.9861111" calcext:value-type="float">
            <text:p>10001111.9861111</text:p>
          </table:table-cell>
          <table:table-cell table:formula="of:=[.I145]/[.J145]" office:value-type="float" office:value="0.0000000986001469117192" calcext:value-type="float">
            <text:p>9.86001469117192E-08</text:p>
          </table:table-cell>
          <table:table-cell table:formula="of:=[.I145]/[.J145]" office:value-type="float" office:value="0.0000000986001469117192" calcext:value-type="float">
            <text:p>9.86001469117192E-08</text:p>
          </table:table-cell>
          <table:table-cell table:formula="of:=[.M144]+[.M143]" office:value-type="float" office:value="3.43358302784187E+029" calcext:value-type="float">
            <text:p>3.43358302784187E+029</text:p>
          </table:table-cell>
          <table:table-cell table:formula="of:=([.M145]-[.$O$2])/([.M145]+[.$O$2])" office:value-type="float" office:value="1" calcext:value-type="float">
            <text:p>1</text:p>
          </table:table-cell>
          <table:table-cell office:value-type="float" office:value="859" calcext:value-type="float">
            <text:p>859</text:p>
          </table:table-cell>
          <table:table-cell table:formula="of:=([.O145]-13)/([.O145]+13)" office:value-type="float" office:value="0.970183486238532" calcext:value-type="float">
            <text:p>0.970183486238532</text:p>
          </table:table-cell>
          <table:table-cell table:formula="of:=LOG([.O145])" office:value-type="float" office:value="2.93399316383124" calcext:value-type="float">
            <text:p>2.93399316383124</text:p>
          </table:table-cell>
          <table:table-cell office:value-type="float" office:value="1" calcext:value-type="float">
            <text:p>1</text:p>
          </table:table-cell>
          <table:table-cell office:value-type="float" office:value="2.04742391344432E-027" calcext:value-type="float">
            <text:p>2.04742391344432E-27</text:p>
          </table:table-cell>
          <table:table-cell office:value-type="float" office:value="1" calcext:value-type="float">
            <text:p>1</text:p>
          </table:table-cell>
          <table:table-cell table:formula="of:=FLOOR([.R145]*[.A145]+[.S145]*[.M145]+[.T145]*[.$O$2])+[.D145]+[.E145]" office:value-type="float" office:value="859" calcext:value-type="float">
            <text:p>859</text:p>
          </table:table-cell>
          <table:table-cell table:formula="of:=MOD([.X145]-13;13)" office:value-type="float" office:value="1" calcext:value-type="float">
            <text:p>1</text:p>
          </table:table-cell>
          <table:table-cell table:formula="of:=IF([.U145]=[.X145];&quot;success&quot;;&quot;next&quot;)" office:value-type="string" office:string-value="success" calcext:value-type="string">
            <text:p>success</text:p>
          </table:table-cell>
          <table:table-cell table:formula="of:=[.O145]" office:value-type="float" office:value="859" calcext:value-type="float">
            <text:p>859</text:p>
          </table:table-cell>
          <table:table-cell table:formula="of:=MOD([.X145];13*6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MOD([.A146];[.$O$2])" office:value-type="float" office:value="1" calcext:value-type="float">
            <text:p>1</text:p>
          </table:table-cell>
          <table:table-cell table:formula="of:=MOD([.A146];64)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DEC2BIN([.E146])" office:value-type="string" office:string-value="1001" calcext:value-type="string">
            <text:p>1001</text:p>
          </table:table-cell>
          <table:table-cell table:formula="of:=BIN2HEX([.F146])" office:value-type="string" office:string-value="9" calcext:value-type="string">
            <text:p>9</text:p>
          </table:table-cell>
          <table:table-cell table:formula="of:=DEC2BIN([.A146])" office:value-type="string" office:string-value="10010000" calcext:value-type="string">
            <text:p>10010000</text:p>
          </table:table-cell>
          <table:table-cell table:formula="of:=([.A146]-1)/([.A146]+1)" office:value-type="float" office:value="0.986206896551724" calcext:value-type="float">
            <text:p>0.986206896551724</text:p>
          </table:table-cell>
          <table:table-cell table:formula="of:=[.I146]+[.H146]" office:value-type="float" office:value="10010000.9862069" calcext:value-type="float">
            <text:p>10010000.9862069</text:p>
          </table:table-cell>
          <table:table-cell table:formula="of:=[.I146]/[.J146]" office:value-type="float" office:value="0.0000000985221577810682" calcext:value-type="float">
            <text:p>9.85221577810682E-08</text:p>
          </table:table-cell>
          <table:table-cell table:formula="of:=[.I146]/[.J146]" office:value-type="float" office:value="0.0000000985221577810682" calcext:value-type="float">
            <text:p>9.85221577810682E-08</text:p>
          </table:table-cell>
          <table:table-cell table:formula="of:=[.M145]+[.M144]" office:value-type="float" office:value="5.55565404224293E+029" calcext:value-type="float">
            <text:p>5.55565404224293E+029</text:p>
          </table:table-cell>
          <table:table-cell table:formula="of:=([.M146]-[.$O$2])/([.M146]+[.$O$2])" office:value-type="float" office:value="1" calcext:value-type="float">
            <text:p>1</text:p>
          </table:table-cell>
          <table:table-cell office:value-type="float" office:value="863" calcext:value-type="float">
            <text:p>863</text:p>
          </table:table-cell>
          <table:table-cell table:formula="of:=([.O146]-13)/([.O146]+13)" office:value-type="float" office:value="0.970319634703196" calcext:value-type="float">
            <text:p>0.970319634703196</text:p>
          </table:table-cell>
          <table:table-cell table:formula="of:=LOG([.O146])" office:value-type="float" office:value="2.93601079571521" calcext:value-type="float">
            <text:p>2.93601079571521</text:p>
          </table:table-cell>
          <table:table-cell office:value-type="float" office:value="0" calcext:value-type="float">
            <text:p>0</text:p>
          </table:table-cell>
          <table:table-cell office:value-type="float" office:value="1.5227730048836E-027" calcext:value-type="float">
            <text:p>1.5227730048836E-27</text:p>
          </table:table-cell>
          <table:table-cell office:value-type="float" office:value="0" calcext:value-type="float">
            <text:p>0</text:p>
          </table:table-cell>
          <table:table-cell table:formula="of:=FLOOR([.R146]*[.A146]+[.S146]*[.M146]+[.T146]*[.$O$2])+[.D146]+[.E146]" office:value-type="float" office:value="863" calcext:value-type="float">
            <text:p>863</text:p>
          </table:table-cell>
          <table:table-cell table:formula="of:=MOD([.X146]-13;13)" office:value-type="float" office:value="5" calcext:value-type="float">
            <text:p>5</text:p>
          </table:table-cell>
          <table:table-cell table:formula="of:=IF([.U146]=[.X146];&quot;success&quot;;&quot;next&quot;)" office:value-type="string" office:string-value="success" calcext:value-type="string">
            <text:p>success</text:p>
          </table:table-cell>
          <table:table-cell table:formula="of:=[.O146]" office:value-type="float" office:value="863" calcext:value-type="float">
            <text:p>863</text:p>
          </table:table-cell>
          <table:table-cell table:formula="of:=MOD([.X146];13*6)" office:value-type="float" office:value="5" calcext:value-type="float">
            <text:p>5</text:p>
          </table:table-cell>
          <table:table-cell table:number-columns-repeated="996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MOD([.A147];[.$O$2])" office:value-type="float" office:value="2" calcext:value-type="float">
            <text:p>2</text:p>
          </table:table-cell>
          <table:table-cell table:formula="of:=MOD([.A147];64)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DEC2BIN([.E147])" office:value-type="string" office:string-value="1" calcext:value-type="string">
            <text:p>1</text:p>
          </table:table-cell>
          <table:table-cell table:formula="of:=BIN2HEX([.F147])" office:value-type="string" office:string-value="1" calcext:value-type="string">
            <text:p>1</text:p>
          </table:table-cell>
          <table:table-cell table:formula="of:=DEC2BIN([.A147])" office:value-type="string" office:string-value="10010001" calcext:value-type="string">
            <text:p>10010001</text:p>
          </table:table-cell>
          <table:table-cell table:formula="of:=([.A147]-1)/([.A147]+1)" office:value-type="float" office:value="0.986301369863014" calcext:value-type="float">
            <text:p>0.986301369863014</text:p>
          </table:table-cell>
          <table:table-cell table:formula="of:=[.I147]+[.H147]" office:value-type="float" office:value="10010001.9863014" calcext:value-type="float">
            <text:p>10010001.9863014</text:p>
          </table:table-cell>
          <table:table-cell table:formula="of:=[.I147]/[.J147]" office:value-type="float" office:value="0.0000000985315858291298" calcext:value-type="float">
            <text:p>9.85315858291298E-08</text:p>
          </table:table-cell>
          <table:table-cell table:formula="of:=[.I147]/[.J147]" office:value-type="float" office:value="0.0000000985315858291298" calcext:value-type="float">
            <text:p>9.85315858291298E-08</text:p>
          </table:table-cell>
          <table:table-cell table:formula="of:=[.M146]+[.M145]" office:value-type="float" office:value="8.9892370700848E+029" calcext:value-type="float">
            <text:p>8.9892370700848E+029</text:p>
          </table:table-cell>
          <table:table-cell table:formula="of:=([.M147]-[.$O$2])/([.M147]+[.$O$2])" office:value-type="float" office:value="1" calcext:value-type="float">
            <text:p>1</text:p>
          </table:table-cell>
          <table:table-cell office:value-type="float" office:value="877" calcext:value-type="float">
            <text:p>877</text:p>
          </table:table-cell>
          <table:table-cell table:formula="of:=([.O147]-13)/([.O147]+13)" office:value-type="float" office:value="0.970786516853933" calcext:value-type="float">
            <text:p>0.970786516853933</text:p>
          </table:table-cell>
          <table:table-cell table:formula="of:=LOG([.O147])" office:value-type="float" office:value="2.94299959336604" calcext:value-type="float">
            <text:p>2.94299959336604</text:p>
          </table:table-cell>
          <table:table-cell office:value-type="float" office:value="1" calcext:value-type="float">
            <text:p>1</text:p>
          </table:table-cell>
          <table:table-cell office:value-type="float" office:value="7.95395643062348E-028" calcext:value-type="float">
            <text:p>7.95395643062348E-28</text:p>
          </table:table-cell>
          <table:table-cell office:value-type="float" office:value="1" calcext:value-type="float">
            <text:p>1</text:p>
          </table:table-cell>
          <table:table-cell table:formula="of:=FLOOR([.R147]*[.A147]+[.S147]*[.M147]+[.T147]*[.$O$2])+[.D147]+[.E147]" office:value-type="float" office:value="877" calcext:value-type="float">
            <text:p>877</text:p>
          </table:table-cell>
          <table:table-cell table:formula="of:=MOD([.X147]-13;13)" office:value-type="float" office:value="6" calcext:value-type="float">
            <text:p>6</text:p>
          </table:table-cell>
          <table:table-cell table:formula="of:=IF([.U147]=[.X147];&quot;success&quot;;&quot;next&quot;)" office:value-type="string" office:string-value="success" calcext:value-type="string">
            <text:p>success</text:p>
          </table:table-cell>
          <table:table-cell table:formula="of:=[.O147]" office:value-type="float" office:value="877" calcext:value-type="float">
            <text:p>877</text:p>
          </table:table-cell>
          <table:table-cell table:formula="of:=MOD([.X147];13*6)" office:value-type="float" office:value="19" calcext:value-type="float">
            <text:p>19</text:p>
          </table:table-cell>
          <table:table-cell table:number-columns-repeated="996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MOD([.A148];[.$O$2])" office:value-type="float" office:value="3" calcext:value-type="float">
            <text:p>3</text:p>
          </table:table-cell>
          <table:table-cell table:formula="of:=MOD([.A148];64)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DEC2BIN([.E148])" office:value-type="string" office:string-value="1000" calcext:value-type="string">
            <text:p>1000</text:p>
          </table:table-cell>
          <table:table-cell table:formula="of:=BIN2HEX([.F148])" office:value-type="string" office:string-value="8" calcext:value-type="string">
            <text:p>8</text:p>
          </table:table-cell>
          <table:table-cell table:formula="of:=DEC2BIN([.A148])" office:value-type="string" office:string-value="10010010" calcext:value-type="string">
            <text:p>10010010</text:p>
          </table:table-cell>
          <table:table-cell table:formula="of:=([.A148]-1)/([.A148]+1)" office:value-type="float" office:value="0.986394557823129" calcext:value-type="float">
            <text:p>0.986394557823129</text:p>
          </table:table-cell>
          <table:table-cell table:formula="of:=[.I148]+[.H148]" office:value-type="float" office:value="10010010.9863946" calcext:value-type="float">
            <text:p>10010010.9863946</text:p>
          </table:table-cell>
          <table:table-cell table:formula="of:=[.I148]/[.J148]" office:value-type="float" office:value="0.0000000985408067147799" calcext:value-type="float">
            <text:p>9.85408067147799E-08</text:p>
          </table:table-cell>
          <table:table-cell table:formula="of:=[.I148]/[.J148]" office:value-type="float" office:value="0.0000000985408067147799" calcext:value-type="float">
            <text:p>9.85408067147799E-08</text:p>
          </table:table-cell>
          <table:table-cell table:formula="of:=[.M147]+[.M146]" office:value-type="float" office:value="1.45448911123277E+030" calcext:value-type="float">
            <text:p>1.45448911123277E+030</text:p>
          </table:table-cell>
          <table:table-cell table:formula="of:=([.M148]-[.$O$2])/([.M148]+[.$O$2])" office:value-type="float" office:value="1" calcext:value-type="float">
            <text:p>1</text:p>
          </table:table-cell>
          <table:table-cell office:value-type="float" office:value="881" calcext:value-type="float">
            <text:p>881</text:p>
          </table:table-cell>
          <table:table-cell table:formula="of:=([.O148]-13)/([.O148]+13)" office:value-type="float" office:value="0.970917225950783" calcext:value-type="float">
            <text:p>0.970917225950783</text:p>
          </table:table-cell>
          <table:table-cell table:formula="of:=LOG([.O148])" office:value-type="float" office:value="2.94497590841205" calcext:value-type="float">
            <text:p>2.94497590841205</text:p>
          </table:table-cell>
          <table:table-cell office:value-type="float" office:value="0" calcext:value-type="float">
            <text:p>0</text:p>
          </table:table-cell>
          <table:table-cell office:value-type="float" office:value="5.92647956827535E-028" calcext:value-type="float">
            <text:p>5.92647956827535E-28</text:p>
          </table:table-cell>
          <table:table-cell office:value-type="float" office:value="0" calcext:value-type="float">
            <text:p>0</text:p>
          </table:table-cell>
          <table:table-cell table:formula="of:=FLOOR([.R148]*[.A148]+[.S148]*[.M148]+[.T148]*[.$O$2])+[.D148]+[.E148]" office:value-type="float" office:value="881" calcext:value-type="float">
            <text:p>881</text:p>
          </table:table-cell>
          <table:table-cell table:formula="of:=MOD([.X148]-13;13)" office:value-type="float" office:value="10" calcext:value-type="float">
            <text:p>10</text:p>
          </table:table-cell>
          <table:table-cell table:formula="of:=IF([.U148]=[.X148];&quot;success&quot;;&quot;next&quot;)" office:value-type="string" office:string-value="success" calcext:value-type="string">
            <text:p>success</text:p>
          </table:table-cell>
          <table:table-cell table:formula="of:=[.O148]" office:value-type="float" office:value="881" calcext:value-type="float">
            <text:p>881</text:p>
          </table:table-cell>
          <table:table-cell table:formula="of:=MOD([.X148];13*6)" office:value-type="float" office:value="23" calcext:value-type="float">
            <text:p>23</text:p>
          </table:table-cell>
          <table:table-cell table:number-columns-repeated="996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MOD([.A149];[.$O$2])" office:value-type="float" office:value="4" calcext:value-type="float">
            <text:p>4</text:p>
          </table:table-cell>
          <table:table-cell table:formula="of:=MOD([.A149];64)"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DEC2BIN([.E149])" office:value-type="string" office:string-value="10" calcext:value-type="string">
            <text:p>10</text:p>
          </table:table-cell>
          <table:table-cell table:formula="of:=BIN2HEX([.F149])" office:value-type="string" office:string-value="2" calcext:value-type="string">
            <text:p>2</text:p>
          </table:table-cell>
          <table:table-cell table:formula="of:=DEC2BIN([.A149])" office:value-type="string" office:string-value="10010011" calcext:value-type="string">
            <text:p>10010011</text:p>
          </table:table-cell>
          <table:table-cell table:formula="of:=([.A149]-1)/([.A149]+1)" office:value-type="float" office:value="0.986486486486487" calcext:value-type="float">
            <text:p>0.986486486486487</text:p>
          </table:table-cell>
          <table:table-cell table:formula="of:=[.I149]+[.H149]" office:value-type="float" office:value="10010011.9864865" calcext:value-type="float">
            <text:p>10010011.9864865</text:p>
          </table:table-cell>
          <table:table-cell table:formula="of:=[.I149]/[.J149]" office:value-type="float" office:value="0.0000000985499805413063" calcext:value-type="float">
            <text:p>9.85499805413063E-08</text:p>
          </table:table-cell>
          <table:table-cell table:formula="of:=[.I149]/[.J149]" office:value-type="float" office:value="0.0000000985499805413063" calcext:value-type="float">
            <text:p>9.85499805413063E-08</text:p>
          </table:table-cell>
          <table:table-cell table:formula="of:=[.M148]+[.M147]" office:value-type="float" office:value="2.35341281824125E+030" calcext:value-type="float">
            <text:p>2.35341281824125E+030</text:p>
          </table:table-cell>
          <table:table-cell table:formula="of:=([.M149]-[.$O$2])/([.M149]+[.$O$2])" office:value-type="float" office:value="1" calcext:value-type="float">
            <text:p>1</text:p>
          </table:table-cell>
          <table:table-cell office:value-type="float" office:value="883" calcext:value-type="float">
            <text:p>883</text:p>
          </table:table-cell>
          <table:table-cell table:formula="of:=([.O149]-13)/([.O149]+13)" office:value-type="float" office:value="0.970982142857143" calcext:value-type="float">
            <text:p>0.970982142857143</text:p>
          </table:table-cell>
          <table:table-cell table:formula="of:=LOG([.O149])" office:value-type="float" office:value="2.94596070357757" calcext:value-type="float">
            <text:p>2.94596070357757</text:p>
          </table:table-cell>
          <table:table-cell office:value-type="float" office:value="1" calcext:value-type="float">
            <text:p>1</text:p>
          </table:table-cell>
          <table:table-cell office:value-type="float" office:value="3.03814101146238E-028" calcext:value-type="float">
            <text:p>3.03814101146238E-28</text:p>
          </table:table-cell>
          <table:table-cell office:value-type="float" office:value="1" calcext:value-type="float">
            <text:p>1</text:p>
          </table:table-cell>
          <table:table-cell table:formula="of:=FLOOR([.R149]*[.A149]+[.S149]*[.M149]+[.T149]*[.$O$2])+[.D149]+[.E149]" office:value-type="float" office:value="883" calcext:value-type="float">
            <text:p>883</text:p>
          </table:table-cell>
          <table:table-cell table:formula="of:=MOD([.X149]-13;13)" office:value-type="float" office:value="12" calcext:value-type="float">
            <text:p>12</text:p>
          </table:table-cell>
          <table:table-cell table:formula="of:=IF([.U149]=[.X149];&quot;success&quot;;&quot;next&quot;)" office:value-type="string" office:string-value="success" calcext:value-type="string">
            <text:p>success</text:p>
          </table:table-cell>
          <table:table-cell table:formula="of:=[.O149]" office:value-type="float" office:value="883" calcext:value-type="float">
            <text:p>883</text:p>
          </table:table-cell>
          <table:table-cell table:formula="of:=MOD([.X149];13*6)" office:value-type="float" office:value="25" calcext:value-type="float">
            <text:p>25</text:p>
          </table:table-cell>
          <table:table-cell table:number-columns-repeated="996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MOD([.A150];[.$O$2])" office:value-type="float" office:value="5" calcext:value-type="float">
            <text:p>5</text:p>
          </table:table-cell>
          <table:table-cell table:formula="of:=MOD([.A150];64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DEC2BIN([.E150])" office:value-type="string" office:string-value="100" calcext:value-type="string">
            <text:p>100</text:p>
          </table:table-cell>
          <table:table-cell table:formula="of:=BIN2HEX([.F150])" office:value-type="string" office:string-value="4" calcext:value-type="string">
            <text:p>4</text:p>
          </table:table-cell>
          <table:table-cell table:formula="of:=DEC2BIN([.A150])" office:value-type="string" office:string-value="10010100" calcext:value-type="string">
            <text:p>10010100</text:p>
          </table:table-cell>
          <table:table-cell table:formula="of:=([.A150]-1)/([.A150]+1)" office:value-type="float" office:value="0.986577181208054" calcext:value-type="float">
            <text:p>0.986577181208054</text:p>
          </table:table-cell>
          <table:table-cell table:formula="of:=[.I150]+[.H150]" office:value-type="float" office:value="10010100.9865772" calcext:value-type="float">
            <text:p>10010100.9865772</text:p>
          </table:table-cell>
          <table:table-cell table:formula="of:=[.I150]/[.J150]" office:value-type="float" office:value="0.0000000985581646509842" calcext:value-type="float">
            <text:p>9.85581646509842E-08</text:p>
          </table:table-cell>
          <table:table-cell table:formula="of:=[.I150]/[.J150]" office:value-type="float" office:value="0.0000000985581646509842" calcext:value-type="float">
            <text:p>9.85581646509842E-08</text:p>
          </table:table-cell>
          <table:table-cell table:formula="of:=[.M149]+[.M148]" office:value-type="float" office:value="3.80790192947403E+030" calcext:value-type="float">
            <text:p>3.80790192947403E+030</text:p>
          </table:table-cell>
          <table:table-cell table:formula="of:=([.M150]-[.$O$2])/([.M150]+[.$O$2])" office:value-type="float" office:value="1" calcext:value-type="float">
            <text:p>1</text:p>
          </table:table-cell>
          <table:table-cell office:value-type="float" office:value="887" calcext:value-type="float">
            <text:p>887</text:p>
          </table:table-cell>
          <table:table-cell table:formula="of:=([.O150]-13)/([.O150]+13)" office:value-type="float" office:value="0.971111111111111" calcext:value-type="float">
            <text:p>0.971111111111111</text:p>
          </table:table-cell>
          <table:table-cell table:formula="of:=LOG([.O150])" office:value-type="float" office:value="2.94792361983173" calcext:value-type="float">
            <text:p>2.94792361983173</text:p>
          </table:table-cell>
          <table:table-cell office:value-type="float" office:value="0" calcext:value-type="float">
            <text:p>0</text:p>
          </table:table-cell>
          <table:table-cell office:value-type="float" office:value="2.31623612250389E-028" calcext:value-type="float">
            <text:p>2.31623612250389E-28</text:p>
          </table:table-cell>
          <table:table-cell office:value-type="float" office:value="0" calcext:value-type="float">
            <text:p>0</text:p>
          </table:table-cell>
          <table:table-cell table:formula="of:=FLOOR([.R150]*[.A150]+[.S150]*[.M150]+[.T150]*[.$O$2])+[.D150]+[.E150]" office:value-type="float" office:value="887" calcext:value-type="float">
            <text:p>887</text:p>
          </table:table-cell>
          <table:table-cell table:formula="of:=MOD([.X150]-13;13)" office:value-type="float" office:value="3" calcext:value-type="float">
            <text:p>3</text:p>
          </table:table-cell>
          <table:table-cell table:formula="of:=IF([.U150]=[.X150];&quot;success&quot;;&quot;next&quot;)" office:value-type="string" office:string-value="success" calcext:value-type="string">
            <text:p>success</text:p>
          </table:table-cell>
          <table:table-cell table:formula="of:=[.O150]" office:value-type="float" office:value="887" calcext:value-type="float">
            <text:p>887</text:p>
          </table:table-cell>
          <table:table-cell table:formula="of:=MOD([.X150];13*6)" office:value-type="float" office:value="29" calcext:value-type="float">
            <text:p>29</text:p>
          </table:table-cell>
          <table:table-cell table:number-columns-repeated="996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MOD([.A151];[.$O$2])" office:value-type="float" office:value="6" calcext:value-type="float">
            <text:p>6</text:p>
          </table:table-cell>
          <table:table-cell table:formula="of:=MOD([.A151];64)"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formula="of:=DEC2BIN([.E151])" office:value-type="string" office:string-value="1111" calcext:value-type="string">
            <text:p>1111</text:p>
          </table:table-cell>
          <table:table-cell table:formula="of:=BIN2HEX([.F151])" office:value-type="string" office:string-value="F" calcext:value-type="string">
            <text:p>F</text:p>
          </table:table-cell>
          <table:table-cell table:formula="of:=DEC2BIN([.A151])" office:value-type="string" office:string-value="10010101" calcext:value-type="string">
            <text:p>10010101</text:p>
          </table:table-cell>
          <table:table-cell table:formula="of:=([.A151]-1)/([.A151]+1)" office:value-type="float" office:value="0.986666666666667" calcext:value-type="float">
            <text:p>0.986666666666667</text:p>
          </table:table-cell>
          <table:table-cell table:formula="of:=[.I151]+[.H151]" office:value-type="float" office:value="10010101.9866667" calcext:value-type="float">
            <text:p>10010101.9866667</text:p>
          </table:table-cell>
          <table:table-cell table:formula="of:=[.I151]/[.J151]" office:value-type="float" office:value="0.000000098567094319408" calcext:value-type="float">
            <text:p>9.8567094319408E-08</text:p>
          </table:table-cell>
          <table:table-cell table:formula="of:=[.I151]/[.J151]" office:value-type="float" office:value="0.000000098567094319408" calcext:value-type="float">
            <text:p>9.8567094319408E-08</text:p>
          </table:table-cell>
          <table:table-cell table:formula="of:=[.M150]+[.M149]" office:value-type="float" office:value="6.16131474771528E+030" calcext:value-type="float">
            <text:p>6.16131474771528E+030</text:p>
          </table:table-cell>
          <table:table-cell table:formula="of:=([.M151]-[.$O$2])/([.M151]+[.$O$2])" office:value-type="float" office:value="1" calcext:value-type="float">
            <text:p>1</text:p>
          </table:table-cell>
          <table:table-cell office:value-type="float" office:value="907" calcext:value-type="float">
            <text:p>907</text:p>
          </table:table-cell>
          <table:table-cell table:formula="of:=([.O151]-13)/([.O151]+13)" office:value-type="float" office:value="0.971739130434783" calcext:value-type="float">
            <text:p>0.971739130434783</text:p>
          </table:table-cell>
          <table:table-cell table:formula="of:=LOG([.O151])" office:value-type="float" office:value="2.95760728706009" calcext:value-type="float">
            <text:p>2.95760728706009</text:p>
          </table:table-cell>
          <table:table-cell office:value-type="float" office:value="1" calcext:value-type="float">
            <text:p>1</text:p>
          </table:table-cell>
          <table:table-cell office:value-type="float" office:value="1.17020478505397E-028" calcext:value-type="float">
            <text:p>1.17020478505397E-28</text:p>
          </table:table-cell>
          <table:table-cell office:value-type="float" office:value="1" calcext:value-type="float">
            <text:p>1</text:p>
          </table:table-cell>
          <table:table-cell table:formula="of:=FLOOR([.R151]*[.A151]+[.S151]*[.M151]+[.T151]*[.$O$2])+[.D151]+[.E151]" office:value-type="float" office:value="907" calcext:value-type="float">
            <text:p>907</text:p>
          </table:table-cell>
          <table:table-cell table:formula="of:=MOD([.X151]-13;13)" office:value-type="float" office:value="10" calcext:value-type="float">
            <text:p>10</text:p>
          </table:table-cell>
          <table:table-cell table:formula="of:=IF([.U151]=[.X151];&quot;success&quot;;&quot;next&quot;)" office:value-type="string" office:string-value="success" calcext:value-type="string">
            <text:p>success</text:p>
          </table:table-cell>
          <table:table-cell table:formula="of:=[.O151]" office:value-type="float" office:value="907" calcext:value-type="float">
            <text:p>907</text:p>
          </table:table-cell>
          <table:table-cell table:formula="of:=MOD([.X151];13*6)" office:value-type="float" office:value="49" calcext:value-type="float">
            <text:p>49</text:p>
          </table:table-cell>
          <table:table-cell table:number-columns-repeated="996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MOD([.A152];[.$O$2])" office:value-type="float" office:value="7" calcext:value-type="float">
            <text:p>7</text:p>
          </table:table-cell>
          <table:table-cell table:formula="of:=MOD([.A152];64)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DEC2BIN([.E152])" office:value-type="string" office:string-value="11" calcext:value-type="string">
            <text:p>11</text:p>
          </table:table-cell>
          <table:table-cell table:formula="of:=BIN2HEX([.F152])" office:value-type="string" office:string-value="3" calcext:value-type="string">
            <text:p>3</text:p>
          </table:table-cell>
          <table:table-cell table:formula="of:=DEC2BIN([.A152])" office:value-type="string" office:string-value="10010110" calcext:value-type="string">
            <text:p>10010110</text:p>
          </table:table-cell>
          <table:table-cell table:formula="of:=([.A152]-1)/([.A152]+1)" office:value-type="float" office:value="0.986754966887417" calcext:value-type="float">
            <text:p>0.986754966887417</text:p>
          </table:table-cell>
          <table:table-cell table:formula="of:=[.I152]+[.H152]" office:value-type="float" office:value="10010110.986755" calcext:value-type="float">
            <text:p>10010110.986755</text:p>
          </table:table-cell>
          <table:table-cell table:formula="of:=[.I152]/[.J152]" office:value-type="float" office:value="0.0000000985758268008274" calcext:value-type="float">
            <text:p>9.85758268008274E-08</text:p>
          </table:table-cell>
          <table:table-cell table:formula="of:=[.I152]/[.J152]" office:value-type="float" office:value="0.0000000985758268008274" calcext:value-type="float">
            <text:p>9.85758268008274E-08</text:p>
          </table:table-cell>
          <table:table-cell table:formula="of:=[.M151]+[.M150]" office:value-type="float" office:value="9.96921667718931E+030" calcext:value-type="float">
            <text:p>9.96921667718931E+030</text:p>
          </table:table-cell>
          <table:table-cell table:formula="of:=([.M152]-[.$O$2])/([.M152]+[.$O$2])" office:value-type="float" office:value="1" calcext:value-type="float">
            <text:p>1</text:p>
          </table:table-cell>
          <table:table-cell office:value-type="float" office:value="911" calcext:value-type="float">
            <text:p>911</text:p>
          </table:table-cell>
          <table:table-cell table:formula="of:=([.O152]-13)/([.O152]+13)" office:value-type="float" office:value="0.971861471861472" calcext:value-type="float">
            <text:p>0.971861471861472</text:p>
          </table:table-cell>
          <table:table-cell table:formula="of:=LOG([.O152])" office:value-type="float" office:value="2.959518376973" calcext:value-type="float">
            <text:p>2.959518376973</text:p>
          </table:table-cell>
          <table:table-cell office:value-type="float" office:value="0" calcext:value-type="float">
            <text:p>0</text:p>
          </table:table-cell>
          <table:table-cell office:value-type="float" office:value="9.06791405254993E-029" calcext:value-type="float">
            <text:p>9.06791405254993E-29</text:p>
          </table:table-cell>
          <table:table-cell office:value-type="float" office:value="0" calcext:value-type="float">
            <text:p>0</text:p>
          </table:table-cell>
          <table:table-cell table:formula="of:=FLOOR([.R152]*[.A152]+[.S152]*[.M152]+[.T152]*[.$O$2])+[.D152]+[.E152]" office:value-type="float" office:value="911" calcext:value-type="float">
            <text:p>911</text:p>
          </table:table-cell>
          <table:table-cell table:formula="of:=MOD([.X152]-13;13)" office:value-type="float" office:value="1" calcext:value-type="float">
            <text:p>1</text:p>
          </table:table-cell>
          <table:table-cell table:formula="of:=IF([.U152]=[.X152];&quot;success&quot;;&quot;next&quot;)" office:value-type="string" office:string-value="success" calcext:value-type="string">
            <text:p>success</text:p>
          </table:table-cell>
          <table:table-cell table:formula="of:=[.O152]" office:value-type="float" office:value="911" calcext:value-type="float">
            <text:p>911</text:p>
          </table:table-cell>
          <table:table-cell table:formula="of:=MOD([.X152];13*6)" office:value-type="float" office:value="53" calcext:value-type="float">
            <text:p>53</text:p>
          </table:table-cell>
          <table:table-cell table:number-columns-repeated="996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MOD([.A153];[.$O$2])" office:value-type="float" office:value="8" calcext:value-type="float">
            <text:p>8</text:p>
          </table:table-cell>
          <table:table-cell table:formula="of:=MOD([.A153];64)"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DEC2BIN([.E153])" office:value-type="string" office:string-value="100" calcext:value-type="string">
            <text:p>100</text:p>
          </table:table-cell>
          <table:table-cell table:formula="of:=BIN2HEX([.F153])" office:value-type="string" office:string-value="4" calcext:value-type="string">
            <text:p>4</text:p>
          </table:table-cell>
          <table:table-cell table:formula="of:=DEC2BIN([.A153])" office:value-type="string" office:string-value="10010111" calcext:value-type="string">
            <text:p>10010111</text:p>
          </table:table-cell>
          <table:table-cell table:formula="of:=([.A153]-1)/([.A153]+1)" office:value-type="float" office:value="0.986842105263158" calcext:value-type="float">
            <text:p>0.986842105263158</text:p>
          </table:table-cell>
          <table:table-cell table:formula="of:=[.I153]+[.H153]" office:value-type="float" office:value="10010111.9868421" calcext:value-type="float">
            <text:p>10010111.9868421</text:p>
          </table:table-cell>
          <table:table-cell table:formula="of:=[.I153]/[.J153]" office:value-type="float" office:value="0.0000000985845219873986" calcext:value-type="float">
            <text:p>9.85845219873986E-08</text:p>
          </table:table-cell>
          <table:table-cell table:formula="of:=[.I153]/[.J153]" office:value-type="float" office:value="0.0000000985845219873986" calcext:value-type="float">
            <text:p>9.85845219873986E-08</text:p>
          </table:table-cell>
          <table:table-cell table:formula="of:=[.M152]+[.M151]" office:value-type="float" office:value="1.61305314249046E+031" calcext:value-type="float">
            <text:p>1.61305314249046E+031</text:p>
          </table:table-cell>
          <table:table-cell table:formula="of:=([.M153]-[.$O$2])/([.M153]+[.$O$2])" office:value-type="float" office:value="1" calcext:value-type="float">
            <text:p>1</text:p>
          </table:table-cell>
          <table:table-cell office:value-type="float" office:value="919" calcext:value-type="float">
            <text:p>919</text:p>
          </table:table-cell>
          <table:table-cell table:formula="of:=([.O153]-13)/([.O153]+13)" office:value-type="float" office:value="0.972103004291845" calcext:value-type="float">
            <text:p>0.972103004291845</text:p>
          </table:table-cell>
          <table:table-cell table:formula="of:=LOG([.O153])" office:value-type="float" office:value="2.96331551138611" calcext:value-type="float">
            <text:p>2.96331551138611</text:p>
          </table:table-cell>
          <table:table-cell office:value-type="float" office:value="1" calcext:value-type="float">
            <text:p>1</text:p>
          </table:table-cell>
          <table:table-cell office:value-type="float" office:value="4.58137416885738E-029" calcext:value-type="float">
            <text:p>4.58137416885738E-29</text:p>
          </table:table-cell>
          <table:table-cell office:value-type="float" office:value="1" calcext:value-type="float">
            <text:p>1</text:p>
          </table:table-cell>
          <table:table-cell table:formula="of:=FLOOR([.R153]*[.A153]+[.S153]*[.M153]+[.T153]*[.$O$2])+[.D153]+[.E153]" office:value-type="float" office:value="919" calcext:value-type="float">
            <text:p>919</text:p>
          </table:table-cell>
          <table:table-cell table:formula="of:=MOD([.X153]-13;13)" office:value-type="float" office:value="9" calcext:value-type="float">
            <text:p>9</text:p>
          </table:table-cell>
          <table:table-cell table:formula="of:=IF([.U153]=[.X153];&quot;success&quot;;&quot;next&quot;)" office:value-type="string" office:string-value="success" calcext:value-type="string">
            <text:p>success</text:p>
          </table:table-cell>
          <table:table-cell table:formula="of:=[.O153]" office:value-type="float" office:value="919" calcext:value-type="float">
            <text:p>919</text:p>
          </table:table-cell>
          <table:table-cell table:formula="of:=MOD([.X153];13*6)" office:value-type="float" office:value="61" calcext:value-type="float">
            <text:p>61</text:p>
          </table:table-cell>
          <table:table-cell table:number-columns-repeated="996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MOD([.A154];[.$O$2])" office:value-type="float" office:value="9" calcext:value-type="float">
            <text:p>9</text:p>
          </table:table-cell>
          <table:table-cell table:formula="of:=MOD([.A154];64)"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DEC2BIN([.E154])" office:value-type="string" office:string-value="1110" calcext:value-type="string">
            <text:p>1110</text:p>
          </table:table-cell>
          <table:table-cell table:formula="of:=BIN2HEX([.F154])" office:value-type="string" office:string-value="E" calcext:value-type="string">
            <text:p>E</text:p>
          </table:table-cell>
          <table:table-cell table:formula="of:=DEC2BIN([.A154])" office:value-type="string" office:string-value="10011000" calcext:value-type="string">
            <text:p>10011000</text:p>
          </table:table-cell>
          <table:table-cell table:formula="of:=([.A154]-1)/([.A154]+1)" office:value-type="float" office:value="0.986928104575163" calcext:value-type="float">
            <text:p>0.986928104575163</text:p>
          </table:table-cell>
          <table:table-cell table:formula="of:=[.I154]+[.H154]" office:value-type="float" office:value="10011000.9869281" calcext:value-type="float">
            <text:p>10011000.9869281</text:p>
          </table:table-cell>
          <table:table-cell table:formula="of:=[.I154]/[.J154]" office:value-type="float" office:value="0.0000000985843579342214" calcext:value-type="float">
            <text:p>9.85843579342214E-08</text:p>
          </table:table-cell>
          <table:table-cell table:formula="of:=[.I154]/[.J154]" office:value-type="float" office:value="0.0000000985843579342214" calcext:value-type="float">
            <text:p>9.85843579342214E-08</text:p>
          </table:table-cell>
          <table:table-cell table:formula="of:=[.M153]+[.M152]" office:value-type="float" office:value="2.60997481020939E+031" calcext:value-type="float">
            <text:p>2.60997481020939E+031</text:p>
          </table:table-cell>
          <table:table-cell table:formula="of:=([.M154]-[.$O$2])/([.M154]+[.$O$2])" office:value-type="float" office:value="1" calcext:value-type="float">
            <text:p>1</text:p>
          </table:table-cell>
          <table:table-cell office:value-type="float" office:value="929" calcext:value-type="float">
            <text:p>929</text:p>
          </table:table-cell>
          <table:table-cell table:formula="of:=([.O154]-13)/([.O154]+13)" office:value-type="float" office:value="0.9723991507431" calcext:value-type="float">
            <text:p>0.9723991507431</text:p>
          </table:table-cell>
          <table:table-cell table:formula="of:=LOG([.O154])" office:value-type="float" office:value="2.96801571399364" calcext:value-type="float">
            <text:p>2.96801571399364</text:p>
          </table:table-cell>
          <table:table-cell office:value-type="float" office:value="0" calcext:value-type="float">
            <text:p>0</text:p>
          </table:table-cell>
          <table:table-cell office:value-type="float" office:value="3.47896077942283E-029" calcext:value-type="float">
            <text:p>3.47896077942283E-29</text:p>
          </table:table-cell>
          <table:table-cell office:value-type="float" office:value="0" calcext:value-type="float">
            <text:p>0</text:p>
          </table:table-cell>
          <table:table-cell table:formula="of:=FLOOR([.R154]*[.A154]+[.S154]*[.M154]+[.T154]*[.$O$2])+[.D154]+[.E154]" office:value-type="float" office:value="929" calcext:value-type="float">
            <text:p>929</text:p>
          </table:table-cell>
          <table:table-cell table:formula="of:=MOD([.X154]-13;13)" office:value-type="float" office:value="6" calcext:value-type="float">
            <text:p>6</text:p>
          </table:table-cell>
          <table:table-cell table:formula="of:=IF([.U154]=[.X154];&quot;success&quot;;&quot;next&quot;)" office:value-type="string" office:string-value="success" calcext:value-type="string">
            <text:p>success</text:p>
          </table:table-cell>
          <table:table-cell table:formula="of:=[.O154]" office:value-type="float" office:value="929" calcext:value-type="float">
            <text:p>929</text:p>
          </table:table-cell>
          <table:table-cell table:formula="of:=MOD([.X154];13*6)" office:value-type="float" office:value="71" calcext:value-type="float">
            <text:p>71</text:p>
          </table:table-cell>
          <table:table-cell table:number-columns-repeated="996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MOD([.A155];[.$O$2])" office:value-type="float" office:value="10" calcext:value-type="float">
            <text:p>10</text:p>
          </table:table-cell>
          <table:table-cell table:formula="of:=MOD([.A155];64)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DEC2BIN([.E155])" office:value-type="string" office:string-value="1000" calcext:value-type="string">
            <text:p>1000</text:p>
          </table:table-cell>
          <table:table-cell table:formula="of:=BIN2HEX([.F155])" office:value-type="string" office:string-value="8" calcext:value-type="string">
            <text:p>8</text:p>
          </table:table-cell>
          <table:table-cell table:formula="of:=DEC2BIN([.A155])" office:value-type="string" office:string-value="10011001" calcext:value-type="string">
            <text:p>10011001</text:p>
          </table:table-cell>
          <table:table-cell table:formula="of:=([.A155]-1)/([.A155]+1)" office:value-type="float" office:value="0.987012987012987" calcext:value-type="float">
            <text:p>0.987012987012987</text:p>
          </table:table-cell>
          <table:table-cell table:formula="of:=[.I155]+[.H155]" office:value-type="float" office:value="10011001.987013" calcext:value-type="float">
            <text:p>10011001.987013</text:p>
          </table:table-cell>
          <table:table-cell table:formula="of:=[.I155]/[.J155]" office:value-type="float" office:value="0.0000000985928270010748" calcext:value-type="float">
            <text:p>9.85928270010748E-08</text:p>
          </table:table-cell>
          <table:table-cell table:formula="of:=[.I155]/[.J155]" office:value-type="float" office:value="0.0000000985928270010748" calcext:value-type="float">
            <text:p>9.85928270010748E-08</text:p>
          </table:table-cell>
          <table:table-cell table:formula="of:=[.M154]+[.M153]" office:value-type="float" office:value="4.22302795269985E+031" calcext:value-type="float">
            <text:p>4.22302795269985E+031</text:p>
          </table:table-cell>
          <table:table-cell table:formula="of:=([.M155]-[.$O$2])/([.M155]+[.$O$2])" office:value-type="float" office:value="1" calcext:value-type="float">
            <text:p>1</text:p>
          </table:table-cell>
          <table:table-cell office:value-type="float" office:value="937" calcext:value-type="float">
            <text:p>937</text:p>
          </table:table-cell>
          <table:table-cell table:formula="of:=([.O155]-13)/([.O155]+13)" office:value-type="float" office:value="0.972631578947368" calcext:value-type="float">
            <text:p>0.972631578947368</text:p>
          </table:table-cell>
          <table:table-cell table:formula="of:=LOG([.O155])" office:value-type="float" office:value="2.97173959088778" calcext:value-type="float">
            <text:p>2.97173959088778</text:p>
          </table:table-cell>
          <table:table-cell office:value-type="float" office:value="1" calcext:value-type="float">
            <text:p>1</text:p>
          </table:table-cell>
          <table:table-cell office:value-type="float" office:value="1.80202453908334E-029" calcext:value-type="float">
            <text:p>1.80202453908334E-29</text:p>
          </table:table-cell>
          <table:table-cell office:value-type="float" office:value="1" calcext:value-type="float">
            <text:p>1</text:p>
          </table:table-cell>
          <table:table-cell table:formula="of:=FLOOR([.R155]*[.A155]+[.S155]*[.M155]+[.T155]*[.$O$2])+[.D155]+[.E155]" office:value-type="float" office:value="937" calcext:value-type="float">
            <text:p>937</text:p>
          </table:table-cell>
          <table:table-cell table:formula="of:=MOD([.X155]-13;13)" office:value-type="float" office:value="1" calcext:value-type="float">
            <text:p>1</text:p>
          </table:table-cell>
          <table:table-cell table:formula="of:=IF([.U155]=[.X155];&quot;success&quot;;&quot;next&quot;)" office:value-type="string" office:string-value="success" calcext:value-type="string">
            <text:p>success</text:p>
          </table:table-cell>
          <table:table-cell table:formula="of:=[.O155]" office:value-type="float" office:value="937" calcext:value-type="float">
            <text:p>937</text:p>
          </table:table-cell>
          <table:table-cell table:formula="of:=MOD([.X155];13*6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MOD([.A156];[.$O$2])" office:value-type="float" office:value="11" calcext:value-type="float">
            <text:p>11</text:p>
          </table:table-cell>
          <table:table-cell table:formula="of:=MOD([.A156];64)"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DEC2BIN([.E156])" office:value-type="string" office:string-value="1" calcext:value-type="string">
            <text:p>1</text:p>
          </table:table-cell>
          <table:table-cell table:formula="of:=BIN2HEX([.F156])" office:value-type="string" office:string-value="1" calcext:value-type="string">
            <text:p>1</text:p>
          </table:table-cell>
          <table:table-cell table:formula="of:=DEC2BIN([.A156])" office:value-type="string" office:string-value="10011010" calcext:value-type="string">
            <text:p>10011010</text:p>
          </table:table-cell>
          <table:table-cell table:formula="of:=([.A156]-1)/([.A156]+1)" office:value-type="float" office:value="0.987096774193548" calcext:value-type="float">
            <text:p>0.987096774193548</text:p>
          </table:table-cell>
          <table:table-cell table:formula="of:=[.I156]+[.H156]" office:value-type="float" office:value="10011010.9870968" calcext:value-type="float">
            <text:p>10011010.9870968</text:p>
          </table:table-cell>
          <table:table-cell table:formula="of:=[.I156]/[.J156]" office:value-type="float" office:value="0.00000009860110786671" calcext:value-type="float">
            <text:p>9.860110786671E-08</text:p>
          </table:table-cell>
          <table:table-cell table:formula="of:=[.I156]/[.J156]" office:value-type="float" office:value="0.00000009860110786671" calcext:value-type="float">
            <text:p>9.860110786671E-08</text:p>
          </table:table-cell>
          <table:table-cell table:formula="of:=[.M155]+[.M154]" office:value-type="float" office:value="6.83300276290924E+031" calcext:value-type="float">
            <text:p>6.83300276290924E+031</text:p>
          </table:table-cell>
          <table:table-cell table:formula="of:=([.M156]-[.$O$2])/([.M156]+[.$O$2])" office:value-type="float" office:value="1" calcext:value-type="float">
            <text:p>1</text:p>
          </table:table-cell>
          <table:table-cell office:value-type="float" office:value="941" calcext:value-type="float">
            <text:p>941</text:p>
          </table:table-cell>
          <table:table-cell table:formula="of:=([.O156]-13)/([.O156]+13)" office:value-type="float" office:value="0.972746331236897" calcext:value-type="float">
            <text:p>0.972746331236897</text:p>
          </table:table-cell>
          <table:table-cell table:formula="of:=LOG([.O156])" office:value-type="float" office:value="2.97358962342726" calcext:value-type="float">
            <text:p>2.97358962342726</text:p>
          </table:table-cell>
          <table:table-cell office:value-type="float" office:value="0" calcext:value-type="float">
            <text:p>0</text:p>
          </table:table-cell>
          <table:table-cell office:value-type="float" office:value="1.36104145171462E-029" calcext:value-type="float">
            <text:p>1.36104145171462E-29</text:p>
          </table:table-cell>
          <table:table-cell office:value-type="float" office:value="0" calcext:value-type="float">
            <text:p>0</text:p>
          </table:table-cell>
          <table:table-cell table:formula="of:=FLOOR([.R156]*[.A156]+[.S156]*[.M156]+[.T156]*[.$O$2])+[.D156]+[.E156]" office:value-type="float" office:value="941" calcext:value-type="float">
            <text:p>941</text:p>
          </table:table-cell>
          <table:table-cell table:formula="of:=MOD([.X156]-13;13)" office:value-type="float" office:value="5" calcext:value-type="float">
            <text:p>5</text:p>
          </table:table-cell>
          <table:table-cell table:formula="of:=IF([.U156]=[.X156];&quot;success&quot;;&quot;next&quot;)" office:value-type="string" office:string-value="success" calcext:value-type="string">
            <text:p>success</text:p>
          </table:table-cell>
          <table:table-cell table:formula="of:=[.O156]" office:value-type="float" office:value="941" calcext:value-type="float">
            <text:p>941</text:p>
          </table:table-cell>
          <table:table-cell table:formula="of:=MOD([.X156];13*6)" office:value-type="float" office:value="5" calcext:value-type="float">
            <text:p>5</text:p>
          </table:table-cell>
          <table:table-cell table:number-columns-repeated="996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MOD([.A157];[.$O$2])" office:value-type="float" office:value="12" calcext:value-type="float">
            <text:p>12</text:p>
          </table:table-cell>
          <table:table-cell table:formula="of:=MOD([.A157];64)"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DEC2BIN([.E157])" office:value-type="string" office:string-value="1001" calcext:value-type="string">
            <text:p>1001</text:p>
          </table:table-cell>
          <table:table-cell table:formula="of:=BIN2HEX([.F157])" office:value-type="string" office:string-value="9" calcext:value-type="string">
            <text:p>9</text:p>
          </table:table-cell>
          <table:table-cell table:formula="of:=DEC2BIN([.A157])" office:value-type="string" office:string-value="10011011" calcext:value-type="string">
            <text:p>10011011</text:p>
          </table:table-cell>
          <table:table-cell table:formula="of:=([.A157]-1)/([.A157]+1)" office:value-type="float" office:value="0.987179487179487" calcext:value-type="float">
            <text:p>0.987179487179487</text:p>
          </table:table-cell>
          <table:table-cell table:formula="of:=[.I157]+[.H157]" office:value-type="float" office:value="10011011.9871795" calcext:value-type="float">
            <text:p>10011011.9871795</text:p>
          </table:table-cell>
          <table:table-cell table:formula="of:=[.I157]/[.J157]" office:value-type="float" office:value="0.0000000986093602169001" calcext:value-type="float">
            <text:p>9.86093602169001E-08</text:p>
          </table:table-cell>
          <table:table-cell table:formula="of:=[.I157]/[.J157]" office:value-type="float" office:value="0.0000000986093602169001" calcext:value-type="float">
            <text:p>9.86093602169001E-08</text:p>
          </table:table-cell>
          <table:table-cell table:formula="of:=[.M156]+[.M155]" office:value-type="float" office:value="1.10560307156091E+032" calcext:value-type="float">
            <text:p>1.10560307156091E+032</text:p>
          </table:table-cell>
          <table:table-cell table:formula="of:=([.M157]-[.$O$2])/([.M157]+[.$O$2])" office:value-type="float" office:value="1" calcext:value-type="float">
            <text:p>1</text:p>
          </table:table-cell>
          <table:table-cell office:value-type="float" office:value="947" calcext:value-type="float">
            <text:p>947</text:p>
          </table:table-cell>
          <table:table-cell table:formula="of:=([.O157]-13)/([.O157]+13)" office:value-type="float" office:value="0.972916666666667" calcext:value-type="float">
            <text:p>0.972916666666667</text:p>
          </table:table-cell>
          <table:table-cell table:formula="of:=LOG([.O157])" office:value-type="float" office:value="2.97634997900327" calcext:value-type="float">
            <text:p>2.97634997900327</text:p>
          </table:table-cell>
          <table:table-cell office:value-type="float" office:value="1" calcext:value-type="float">
            <text:p>1</text:p>
          </table:table-cell>
          <table:table-cell office:value-type="float" office:value="6.91930060324417E-030" calcext:value-type="float">
            <text:p>6.91930060324417E-30</text:p>
          </table:table-cell>
          <table:table-cell office:value-type="float" office:value="1" calcext:value-type="float">
            <text:p>1</text:p>
          </table:table-cell>
          <table:table-cell table:formula="of:=FLOOR([.R157]*[.A157]+[.S157]*[.M157]+[.T157]*[.$O$2])+[.D157]+[.E157]" office:value-type="float" office:value="947" calcext:value-type="float">
            <text:p>947</text:p>
          </table:table-cell>
          <table:table-cell table:formula="of:=MOD([.X157]-13;13)" office:value-type="float" office:value="11" calcext:value-type="float">
            <text:p>11</text:p>
          </table:table-cell>
          <table:table-cell table:formula="of:=IF([.U157]=[.X157];&quot;success&quot;;&quot;next&quot;)" office:value-type="string" office:string-value="success" calcext:value-type="string">
            <text:p>success</text:p>
          </table:table-cell>
          <table:table-cell table:formula="of:=[.O157]" office:value-type="float" office:value="947" calcext:value-type="float">
            <text:p>947</text:p>
          </table:table-cell>
          <table:table-cell table:formula="of:=MOD([.X157];13*6)" office:value-type="float" office:value="11" calcext:value-type="float">
            <text:p>11</text:p>
          </table:table-cell>
          <table:table-cell table:number-columns-repeated="996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MOD([.A158];[.$O$2])" office:value-type="float" office:value="0" calcext:value-type="float">
            <text:p>0</text:p>
          </table:table-cell>
          <table:table-cell table:formula="of:=MOD([.A158];64)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DEC2BIN([.E158])" office:value-type="string" office:string-value="0" calcext:value-type="string">
            <text:p>0</text:p>
          </table:table-cell>
          <table:table-cell table:formula="of:=BIN2HEX([.F158])" office:value-type="string" office:string-value="0" calcext:value-type="string">
            <text:p>0</text:p>
          </table:table-cell>
          <table:table-cell table:formula="of:=DEC2BIN([.A158])" office:value-type="string" office:string-value="10011100" calcext:value-type="string">
            <text:p>10011100</text:p>
          </table:table-cell>
          <table:table-cell table:formula="of:=([.A158]-1)/([.A158]+1)" office:value-type="float" office:value="0.987261146496815" calcext:value-type="float">
            <text:p>0.987261146496815</text:p>
          </table:table-cell>
          <table:table-cell table:formula="of:=[.I158]+[.H158]" office:value-type="float" office:value="10011100.9872611" calcext:value-type="float">
            <text:p>10011100.9872611</text:p>
          </table:table-cell>
          <table:table-cell table:formula="of:=[.I158]/[.J158]" office:value-type="float" office:value="0.0000000986166404427523" calcext:value-type="float">
            <text:p>9.86166404427523E-08</text:p>
          </table:table-cell>
          <table:table-cell table:formula="of:=[.I158]/[.J158]" office:value-type="float" office:value="0.0000000986166404427523" calcext:value-type="float">
            <text:p>9.86166404427523E-08</text:p>
          </table:table-cell>
          <table:table-cell table:formula="of:=[.M157]+[.M156]" office:value-type="float" office:value="1.78890334785183E+032" calcext:value-type="float">
            <text:p>1.78890334785183E+032</text:p>
          </table:table-cell>
          <table:table-cell table:formula="of:=([.M158]-[.$O$2])/([.M158]+[.$O$2])" office:value-type="float" office:value="1" calcext:value-type="float">
            <text:p>1</text:p>
          </table:table-cell>
          <table:table-cell office:value-type="float" office:value="953" calcext:value-type="float">
            <text:p>953</text:p>
          </table:table-cell>
          <table:table-cell table:formula="of:=([.O158]-13)/([.O158]+13)" office:value-type="float" office:value="0.973084886128364" calcext:value-type="float">
            <text:p>0.973084886128364</text:p>
          </table:table-cell>
          <table:table-cell table:formula="of:=LOG([.O158])" office:value-type="float" office:value="2.97909290063833" calcext:value-type="float">
            <text:p>2.97909290063833</text:p>
          </table:table-cell>
          <table:table-cell office:value-type="float" office:value="0" calcext:value-type="float">
            <text:p>0</text:p>
          </table:table-cell>
          <table:table-cell office:value-type="float" office:value="5.32728613395682E-030" calcext:value-type="float">
            <text:p>5.32728613395682E-30</text:p>
          </table:table-cell>
          <table:table-cell office:value-type="float" office:value="0" calcext:value-type="float">
            <text:p>0</text:p>
          </table:table-cell>
          <table:table-cell table:formula="of:=FLOOR([.R158]*[.A158]+[.S158]*[.M158]+[.T158]*[.$O$2])+[.D158]+[.E158]" office:value-type="float" office:value="953" calcext:value-type="float">
            <text:p>953</text:p>
          </table:table-cell>
          <table:table-cell table:formula="of:=MOD([.X158]-13;13)" office:value-type="float" office:value="4" calcext:value-type="float">
            <text:p>4</text:p>
          </table:table-cell>
          <table:table-cell table:formula="of:=IF([.U158]=[.X158];&quot;success&quot;;&quot;next&quot;)" office:value-type="string" office:string-value="success" calcext:value-type="string">
            <text:p>success</text:p>
          </table:table-cell>
          <table:table-cell table:formula="of:=[.O158]" office:value-type="float" office:value="953" calcext:value-type="float">
            <text:p>953</text:p>
          </table:table-cell>
          <table:table-cell table:formula="of:=MOD([.X158];13*6)" office:value-type="float" office:value="17" calcext:value-type="float">
            <text:p>17</text:p>
          </table:table-cell>
          <table:table-cell table:number-columns-repeated="996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MOD([.A159];[.$O$2])" office:value-type="float" office:value="1" calcext:value-type="float">
            <text:p>1</text:p>
          </table:table-cell>
          <table:table-cell table:formula="of:=MOD([.A159];64)"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DEC2BIN([.E159])" office:value-type="string" office:string-value="1001" calcext:value-type="string">
            <text:p>1001</text:p>
          </table:table-cell>
          <table:table-cell table:formula="of:=BIN2HEX([.F159])" office:value-type="string" office:string-value="9" calcext:value-type="string">
            <text:p>9</text:p>
          </table:table-cell>
          <table:table-cell table:formula="of:=DEC2BIN([.A159])" office:value-type="string" office:string-value="10011101" calcext:value-type="string">
            <text:p>10011101</text:p>
          </table:table-cell>
          <table:table-cell table:formula="of:=([.A159]-1)/([.A159]+1)" office:value-type="float" office:value="0.987341772151899" calcext:value-type="float">
            <text:p>0.987341772151899</text:p>
          </table:table-cell>
          <table:table-cell table:formula="of:=[.I159]+[.H159]" office:value-type="float" office:value="10011101.9873418" calcext:value-type="float">
            <text:p>10011101.9873418</text:p>
          </table:table-cell>
          <table:table-cell table:formula="of:=[.I159]/[.J159]" office:value-type="float" office:value="0.0000000986246842156151" calcext:value-type="float">
            <text:p>9.86246842156151E-08</text:p>
          </table:table-cell>
          <table:table-cell table:formula="of:=[.I159]/[.J159]" office:value-type="float" office:value="0.0000000986246842156151" calcext:value-type="float">
            <text:p>9.86246842156151E-08</text:p>
          </table:table-cell>
          <table:table-cell table:formula="of:=[.M158]+[.M157]" office:value-type="float" office:value="2.89450641941274E+032" calcext:value-type="float">
            <text:p>2.89450641941274E+032</text:p>
          </table:table-cell>
          <table:table-cell table:formula="of:=([.M159]-[.$O$2])/([.M159]+[.$O$2])" office:value-type="float" office:value="1" calcext:value-type="float">
            <text:p>1</text:p>
          </table:table-cell>
          <table:table-cell office:value-type="float" office:value="967" calcext:value-type="float">
            <text:p>967</text:p>
          </table:table-cell>
          <table:table-cell table:formula="of:=([.O159]-13)/([.O159]+13)" office:value-type="float" office:value="0.973469387755102" calcext:value-type="float">
            <text:p>0.973469387755102</text:p>
          </table:table-cell>
          <table:table-cell table:formula="of:=LOG([.O159])" office:value-type="float" office:value="2.985426474083" calcext:value-type="float">
            <text:p>2.985426474083</text:p>
          </table:table-cell>
          <table:table-cell office:value-type="float" office:value="1" calcext:value-type="float">
            <text:p>1</text:p>
          </table:table-cell>
          <table:table-cell office:value-type="float" office:value="2.69475995896479E-030" calcext:value-type="float">
            <text:p>2.69475995896479E-30</text:p>
          </table:table-cell>
          <table:table-cell office:value-type="float" office:value="1" calcext:value-type="float">
            <text:p>1</text:p>
          </table:table-cell>
          <table:table-cell table:formula="of:=FLOOR([.R159]*[.A159]+[.S159]*[.M159]+[.T159]*[.$O$2])+[.D159]+[.E159]" office:value-type="float" office:value="967" calcext:value-type="float">
            <text:p>967</text:p>
          </table:table-cell>
          <table:table-cell table:formula="of:=MOD([.X159]-13;13)" office:value-type="float" office:value="5" calcext:value-type="float">
            <text:p>5</text:p>
          </table:table-cell>
          <table:table-cell table:formula="of:=IF([.U159]=[.X159];&quot;success&quot;;&quot;next&quot;)" office:value-type="string" office:string-value="success" calcext:value-type="string">
            <text:p>success</text:p>
          </table:table-cell>
          <table:table-cell table:formula="of:=[.O159]" office:value-type="float" office:value="967" calcext:value-type="float">
            <text:p>967</text:p>
          </table:table-cell>
          <table:table-cell table:formula="of:=MOD([.X159];13*6)" office:value-type="float" office:value="31" calcext:value-type="float">
            <text:p>31</text:p>
          </table:table-cell>
          <table:table-cell table:number-columns-repeated="996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MOD([.A160];[.$O$2])" office:value-type="float" office:value="2" calcext:value-type="float">
            <text:p>2</text:p>
          </table:table-cell>
          <table:table-cell table:formula="of:=MOD([.A160];64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DEC2BIN([.E160])" office:value-type="string" office:string-value="1" calcext:value-type="string">
            <text:p>1</text:p>
          </table:table-cell>
          <table:table-cell table:formula="of:=BIN2HEX([.F160])" office:value-type="string" office:string-value="1" calcext:value-type="string">
            <text:p>1</text:p>
          </table:table-cell>
          <table:table-cell table:formula="of:=DEC2BIN([.A160])" office:value-type="string" office:string-value="10011110" calcext:value-type="string">
            <text:p>10011110</text:p>
          </table:table-cell>
          <table:table-cell table:formula="of:=([.A160]-1)/([.A160]+1)" office:value-type="float" office:value="0.987421383647799" calcext:value-type="float">
            <text:p>0.987421383647799</text:p>
          </table:table-cell>
          <table:table-cell table:formula="of:=[.I160]+[.H160]" office:value-type="float" office:value="10011110.9874214" calcext:value-type="float">
            <text:p>10011110.9874214</text:p>
          </table:table-cell>
          <table:table-cell table:formula="of:=[.I160]/[.J160]" office:value-type="float" office:value="0.0000000986325478649133" calcext:value-type="float">
            <text:p>9.86325478649133E-08</text:p>
          </table:table-cell>
          <table:table-cell table:formula="of:=[.I160]/[.J160]" office:value-type="float" office:value="0.0000000986325478649133" calcext:value-type="float">
            <text:p>9.86325478649133E-08</text:p>
          </table:table-cell>
          <table:table-cell table:formula="of:=[.M159]+[.M158]" office:value-type="float" office:value="4.68340976726457E+032" calcext:value-type="float">
            <text:p>4.68340976726457E+032</text:p>
          </table:table-cell>
          <table:table-cell table:formula="of:=([.M160]-[.$O$2])/([.M160]+[.$O$2])" office:value-type="float" office:value="1" calcext:value-type="float">
            <text:p>1</text:p>
          </table:table-cell>
          <table:table-cell office:value-type="float" office:value="971" calcext:value-type="float">
            <text:p>971</text:p>
          </table:table-cell>
          <table:table-cell table:formula="of:=([.O160]-13)/([.O160]+13)" office:value-type="float" office:value="0.973577235772358" calcext:value-type="float">
            <text:p>0.973577235772358</text:p>
          </table:table-cell>
          <table:table-cell table:formula="of:=LOG([.O160])" office:value-type="float" office:value="2.987219229908" calcext:value-type="float">
            <text:p>2.987219229908</text:p>
          </table:table-cell>
          <table:table-cell office:value-type="float" office:value="0" calcext:value-type="float">
            <text:p>0</text:p>
          </table:table-cell>
          <table:table-cell office:value-type="float" office:value="2.06473498594763E-030" calcext:value-type="float">
            <text:p>2.06473498594763E-30</text:p>
          </table:table-cell>
          <table:table-cell office:value-type="float" office:value="0" calcext:value-type="float">
            <text:p>0</text:p>
          </table:table-cell>
          <table:table-cell table:formula="of:=FLOOR([.R160]*[.A160]+[.S160]*[.M160]+[.T160]*[.$O$2])+[.D160]+[.E160]" office:value-type="float" office:value="971" calcext:value-type="float">
            <text:p>971</text:p>
          </table:table-cell>
          <table:table-cell table:formula="of:=MOD([.X160]-13;13)" office:value-type="float" office:value="9" calcext:value-type="float">
            <text:p>9</text:p>
          </table:table-cell>
          <table:table-cell table:formula="of:=IF([.U160]=[.X160];&quot;success&quot;;&quot;next&quot;)" office:value-type="string" office:string-value="success" calcext:value-type="string">
            <text:p>success</text:p>
          </table:table-cell>
          <table:table-cell table:formula="of:=[.O160]" office:value-type="float" office:value="971" calcext:value-type="float">
            <text:p>971</text:p>
          </table:table-cell>
          <table:table-cell table:formula="of:=MOD([.X160];13*6)" office:value-type="float" office:value="35" calcext:value-type="float">
            <text:p>35</text:p>
          </table:table-cell>
          <table:table-cell table:number-columns-repeated="996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MOD([.A161];[.$O$2])" office:value-type="float" office:value="3" calcext:value-type="float">
            <text:p>3</text:p>
          </table:table-cell>
          <table:table-cell table:formula="of:=MOD([.A161];64)"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DEC2BIN([.E161])" office:value-type="string" office:string-value="1000" calcext:value-type="string">
            <text:p>1000</text:p>
          </table:table-cell>
          <table:table-cell table:formula="of:=BIN2HEX([.F161])" office:value-type="string" office:string-value="8" calcext:value-type="string">
            <text:p>8</text:p>
          </table:table-cell>
          <table:table-cell table:formula="of:=DEC2BIN([.A161])" office:value-type="string" office:string-value="10011111" calcext:value-type="string">
            <text:p>10011111</text:p>
          </table:table-cell>
          <table:table-cell table:formula="of:=([.A161]-1)/([.A161]+1)" office:value-type="float" office:value="0.9875" calcext:value-type="float">
            <text:p>0.9875</text:p>
          </table:table-cell>
          <table:table-cell table:formula="of:=[.I161]+[.H161]" office:value-type="float" office:value="10011111.9875" calcext:value-type="float">
            <text:p>10011111.9875</text:p>
          </table:table-cell>
          <table:table-cell table:formula="of:=[.I161]/[.J161]" office:value-type="float" office:value="0.0000000986403909209092" calcext:value-type="float">
            <text:p>9.86403909209092E-08</text:p>
          </table:table-cell>
          <table:table-cell table:formula="of:=[.I161]/[.J161]" office:value-type="float" office:value="0.0000000986403909209092" calcext:value-type="float">
            <text:p>9.86403909209092E-08</text:p>
          </table:table-cell>
          <table:table-cell table:formula="of:=[.M160]+[.M159]" office:value-type="float" office:value="7.57791618667731E+032" calcext:value-type="float">
            <text:p>7.57791618667731E+032</text:p>
          </table:table-cell>
          <table:table-cell table:formula="of:=([.M161]-[.$O$2])/([.M161]+[.$O$2])" office:value-type="float" office:value="1" calcext:value-type="float">
            <text:p>1</text:p>
          </table:table-cell>
          <table:table-cell office:value-type="float" office:value="977" calcext:value-type="float">
            <text:p>977</text:p>
          </table:table-cell>
          <table:table-cell table:formula="of:=([.O161]-13)/([.O161]+13)" office:value-type="float" office:value="0.973737373737374" calcext:value-type="float">
            <text:p>0.973737373737374</text:p>
          </table:table-cell>
          <table:table-cell table:formula="of:=LOG([.O161])" office:value-type="float" office:value="2.98989456371877" calcext:value-type="float">
            <text:p>2.98989456371877</text:p>
          </table:table-cell>
          <table:table-cell office:value-type="float" office:value="1" calcext:value-type="float">
            <text:p>1</text:p>
          </table:table-cell>
          <table:table-cell office:value-type="float" office:value="1.03722445674691E-030" calcext:value-type="float">
            <text:p>1.03722445674691E-30</text:p>
          </table:table-cell>
          <table:table-cell office:value-type="float" office:value="1" calcext:value-type="float">
            <text:p>1</text:p>
          </table:table-cell>
          <table:table-cell table:formula="of:=FLOOR([.R161]*[.A161]+[.S161]*[.M161]+[.T161]*[.$O$2])+[.D161]+[.E161]" office:value-type="float" office:value="977" calcext:value-type="float">
            <text:p>977</text:p>
          </table:table-cell>
          <table:table-cell table:formula="of:=MOD([.X161]-13;13)" office:value-type="float" office:value="2" calcext:value-type="float">
            <text:p>2</text:p>
          </table:table-cell>
          <table:table-cell table:formula="of:=IF([.U161]=[.X161];&quot;success&quot;;&quot;next&quot;)" office:value-type="string" office:string-value="success" calcext:value-type="string">
            <text:p>success</text:p>
          </table:table-cell>
          <table:table-cell table:formula="of:=[.O161]" office:value-type="float" office:value="977" calcext:value-type="float">
            <text:p>977</text:p>
          </table:table-cell>
          <table:table-cell table:formula="of:=MOD([.X161];13*6)" office:value-type="float" office:value="41" calcext:value-type="float">
            <text:p>41</text:p>
          </table:table-cell>
          <table:table-cell table:number-columns-repeated="996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MOD([.A162];[.$O$2])" office:value-type="float" office:value="4" calcext:value-type="float">
            <text:p>4</text:p>
          </table:table-cell>
          <table:table-cell table:formula="of:=MOD([.A162];64)"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DEC2BIN([.E162])" office:value-type="string" office:string-value="10" calcext:value-type="string">
            <text:p>10</text:p>
          </table:table-cell>
          <table:table-cell table:formula="of:=BIN2HEX([.F162])" office:value-type="string" office:string-value="2" calcext:value-type="string">
            <text:p>2</text:p>
          </table:table-cell>
          <table:table-cell table:formula="of:=DEC2BIN([.A162])" office:value-type="string" office:string-value="10100000" calcext:value-type="string">
            <text:p>10100000</text:p>
          </table:table-cell>
          <table:table-cell table:formula="of:=([.A162]-1)/([.A162]+1)" office:value-type="float" office:value="0.987577639751553" calcext:value-type="float">
            <text:p>0.987577639751553</text:p>
          </table:table-cell>
          <table:table-cell table:formula="of:=[.I162]+[.H162]" office:value-type="float" office:value="10100000.9875776" calcext:value-type="float">
            <text:p>10100000.9875776</text:p>
          </table:table-cell>
          <table:table-cell table:formula="of:=[.I162]/[.J162]" office:value-type="float" office:value="0.0000000977799547709164" calcext:value-type="float">
            <text:p>9.77799547709164E-08</text:p>
          </table:table-cell>
          <table:table-cell table:formula="of:=[.I162]/[.J162]" office:value-type="float" office:value="0.0000000977799547709164" calcext:value-type="float">
            <text:p>9.77799547709164E-08</text:p>
          </table:table-cell>
          <table:table-cell table:formula="of:=[.M161]+[.M160]" office:value-type="float" office:value="1.22613259539419E+033" calcext:value-type="float">
            <text:p>1.22613259539419E+033</text:p>
          </table:table-cell>
          <table:table-cell table:formula="of:=([.M162]-[.$O$2])/([.M162]+[.$O$2])" office:value-type="float" office:value="1" calcext:value-type="float">
            <text:p>1</text:p>
          </table:table-cell>
          <table:table-cell office:value-type="float" office:value="983" calcext:value-type="float">
            <text:p>983</text:p>
          </table:table-cell>
          <table:table-cell table:formula="of:=([.O162]-13)/([.O162]+13)" office:value-type="float" office:value="0.973895582329317" calcext:value-type="float">
            <text:p>0.973895582329317</text:p>
          </table:table-cell>
          <table:table-cell table:formula="of:=LOG([.O162])" office:value-type="float" office:value="2.99255351783214" calcext:value-type="float">
            <text:p>2.99255351783214</text:p>
          </table:table-cell>
          <table:table-cell office:value-type="float" office:value="0" calcext:value-type="float">
            <text:p>0</text:p>
          </table:table-cell>
          <table:table-cell office:value-type="float" office:value="7.95183166700293E-031" calcext:value-type="float">
            <text:p>7.95183166700293E-31</text:p>
          </table:table-cell>
          <table:table-cell office:value-type="float" office:value="0" calcext:value-type="float">
            <text:p>0</text:p>
          </table:table-cell>
          <table:table-cell table:formula="of:=FLOOR([.R162]*[.A162]+[.S162]*[.M162]+[.T162]*[.$O$2])+[.D162]+[.E162]" office:value-type="float" office:value="983" calcext:value-type="float">
            <text:p>983</text:p>
          </table:table-cell>
          <table:table-cell table:formula="of:=MOD([.X162]-13;13)" office:value-type="float" office:value="8" calcext:value-type="float">
            <text:p>8</text:p>
          </table:table-cell>
          <table:table-cell table:formula="of:=IF([.U162]=[.X162];&quot;success&quot;;&quot;next&quot;)" office:value-type="string" office:string-value="success" calcext:value-type="string">
            <text:p>success</text:p>
          </table:table-cell>
          <table:table-cell table:formula="of:=[.O162]" office:value-type="float" office:value="983" calcext:value-type="float">
            <text:p>983</text:p>
          </table:table-cell>
          <table:table-cell table:formula="of:=MOD([.X162];13*6)" office:value-type="float" office:value="47" calcext:value-type="float">
            <text:p>47</text:p>
          </table:table-cell>
          <table:table-cell table:number-columns-repeated="996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MOD([.A163];[.$O$2])" office:value-type="float" office:value="5" calcext:value-type="float">
            <text:p>5</text:p>
          </table:table-cell>
          <table:table-cell table:formula="of:=MOD([.A163];64)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DEC2BIN([.E163])" office:value-type="string" office:string-value="100" calcext:value-type="string">
            <text:p>100</text:p>
          </table:table-cell>
          <table:table-cell table:formula="of:=BIN2HEX([.F163])" office:value-type="string" office:string-value="4" calcext:value-type="string">
            <text:p>4</text:p>
          </table:table-cell>
          <table:table-cell table:formula="of:=DEC2BIN([.A163])" office:value-type="string" office:string-value="10100001" calcext:value-type="string">
            <text:p>10100001</text:p>
          </table:table-cell>
          <table:table-cell table:formula="of:=([.A163]-1)/([.A163]+1)" office:value-type="float" office:value="0.987654320987654" calcext:value-type="float">
            <text:p>0.987654320987654</text:p>
          </table:table-cell>
          <table:table-cell table:formula="of:=[.I163]+[.H163]" office:value-type="float" office:value="10100001.9876543" calcext:value-type="float">
            <text:p>10100001.9876543</text:p>
          </table:table-cell>
          <table:table-cell table:formula="of:=[.I163]/[.J163]" office:value-type="float" office:value="0.0000000977875372890924" calcext:value-type="float">
            <text:p>9.77875372890924E-08</text:p>
          </table:table-cell>
          <table:table-cell table:formula="of:=[.I163]/[.J163]" office:value-type="float" office:value="0.0000000977875372890924" calcext:value-type="float">
            <text:p>9.77875372890924E-08</text:p>
          </table:table-cell>
          <table:table-cell table:formula="of:=[.M162]+[.M161]" office:value-type="float" office:value="1.98392421406192E+033" calcext:value-type="float">
            <text:p>1.98392421406192E+033</text:p>
          </table:table-cell>
          <table:table-cell table:formula="of:=([.M163]-[.$O$2])/([.M163]+[.$O$2])" office:value-type="float" office:value="1" calcext:value-type="float">
            <text:p>1</text:p>
          </table:table-cell>
          <table:table-cell office:value-type="float" office:value="991" calcext:value-type="float">
            <text:p>991</text:p>
          </table:table-cell>
          <table:table-cell table:formula="of:=([.O163]-13)/([.O163]+13)" office:value-type="float" office:value="0.97410358565737" calcext:value-type="float">
            <text:p>0.97410358565737</text:p>
          </table:table-cell>
          <table:table-cell table:formula="of:=LOG([.O163])" office:value-type="float" office:value="2.99607365448528" calcext:value-type="float">
            <text:p>2.99607365448528</text:p>
          </table:table-cell>
          <table:table-cell office:value-type="float" office:value="1" calcext:value-type="float">
            <text:p>1</text:p>
          </table:table-cell>
          <table:table-cell office:value-type="float" office:value="4.0928982782941E-031" calcext:value-type="float">
            <text:p>4.0928982782941E-31</text:p>
          </table:table-cell>
          <table:table-cell office:value-type="float" office:value="1" calcext:value-type="float">
            <text:p>1</text:p>
          </table:table-cell>
          <table:table-cell table:formula="of:=FLOOR([.R163]*[.A163]+[.S163]*[.M163]+[.T163]*[.$O$2])+[.D163]+[.E163]" office:value-type="float" office:value="991" calcext:value-type="float">
            <text:p>991</text:p>
          </table:table-cell>
          <table:table-cell table:formula="of:=MOD([.X163]-13;13)" office:value-type="float" office:value="3" calcext:value-type="float">
            <text:p>3</text:p>
          </table:table-cell>
          <table:table-cell table:formula="of:=IF([.U163]=[.X163];&quot;success&quot;;&quot;next&quot;)" office:value-type="string" office:string-value="success" calcext:value-type="string">
            <text:p>success</text:p>
          </table:table-cell>
          <table:table-cell table:formula="of:=[.O163]" office:value-type="float" office:value="991" calcext:value-type="float">
            <text:p>991</text:p>
          </table:table-cell>
          <table:table-cell table:formula="of:=MOD([.X163];13*6)" office:value-type="float" office:value="55" calcext:value-type="float">
            <text:p>55</text:p>
          </table:table-cell>
          <table:table-cell table:number-columns-repeated="996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MOD([.A164];[.$O$2])" office:value-type="float" office:value="6" calcext:value-type="float">
            <text:p>6</text:p>
          </table:table-cell>
          <table:table-cell table:formula="of:=MOD([.A164];64)"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formula="of:=DEC2BIN([.E164])" office:value-type="string" office:string-value="1111" calcext:value-type="string">
            <text:p>1111</text:p>
          </table:table-cell>
          <table:table-cell table:formula="of:=BIN2HEX([.F164])" office:value-type="string" office:string-value="F" calcext:value-type="string">
            <text:p>F</text:p>
          </table:table-cell>
          <table:table-cell table:formula="of:=DEC2BIN([.A164])" office:value-type="string" office:string-value="10100010" calcext:value-type="string">
            <text:p>10100010</text:p>
          </table:table-cell>
          <table:table-cell table:formula="of:=([.A164]-1)/([.A164]+1)" office:value-type="float" office:value="0.987730061349693" calcext:value-type="float">
            <text:p>0.987730061349693</text:p>
          </table:table-cell>
          <table:table-cell table:formula="of:=[.I164]+[.H164]" office:value-type="float" office:value="10100010.9877301" calcext:value-type="float">
            <text:p>10100010.9877301</text:p>
          </table:table-cell>
          <table:table-cell table:formula="of:=[.I164]/[.J164]" office:value-type="float" office:value="0.0000000977949491886327" calcext:value-type="float">
            <text:p>9.77949491886327E-08</text:p>
          </table:table-cell>
          <table:table-cell table:formula="of:=[.I164]/[.J164]" office:value-type="float" office:value="0.0000000977949491886327" calcext:value-type="float">
            <text:p>9.77949491886327E-08</text:p>
          </table:table-cell>
          <table:table-cell table:formula="of:=[.M163]+[.M162]" office:value-type="float" office:value="3.21005680945611E+033" calcext:value-type="float">
            <text:p>3.21005680945611E+033</text:p>
          </table:table-cell>
          <table:table-cell table:formula="of:=([.M164]-[.$O$2])/([.M164]+[.$O$2])" office:value-type="float" office:value="1" calcext:value-type="float">
            <text:p>1</text:p>
          </table:table-cell>
          <table:table-cell office:value-type="float" office:value="997" calcext:value-type="float">
            <text:p>997</text:p>
          </table:table-cell>
          <table:table-cell table:formula="of:=([.O164]-13)/([.O164]+13)" office:value-type="float" office:value="0.974257425742574" calcext:value-type="float">
            <text:p>0.974257425742574</text:p>
          </table:table-cell>
          <table:table-cell table:formula="of:=LOG([.O164])" office:value-type="float" office:value="2.99869515831166" calcext:value-type="float">
            <text:p>2.99869515831166</text:p>
          </table:table-cell>
          <table:table-cell office:value-type="float" office:value="0" calcext:value-type="float">
            <text:p>0</text:p>
          </table:table-cell>
          <table:table-cell office:value-type="float" office:value="3.03109900464615E-031" calcext:value-type="float">
            <text:p>3.03109900464615E-31</text:p>
          </table:table-cell>
          <table:table-cell office:value-type="float" office:value="0" calcext:value-type="float">
            <text:p>0</text:p>
          </table:table-cell>
          <table:table-cell table:formula="of:=FLOOR([.R164]*[.A164]+[.S164]*[.M164]+[.T164]*[.$O$2])+[.D164]+[.E164]" office:value-type="float" office:value="997" calcext:value-type="float">
            <text:p>997</text:p>
          </table:table-cell>
          <table:table-cell table:formula="of:=MOD([.X164]-13;13)" office:value-type="float" office:value="9" calcext:value-type="float">
            <text:p>9</text:p>
          </table:table-cell>
          <table:table-cell table:formula="of:=IF([.U164]=[.X164];&quot;success&quot;;&quot;next&quot;)" office:value-type="string" office:string-value="success" calcext:value-type="string">
            <text:p>success</text:p>
          </table:table-cell>
          <table:table-cell table:formula="of:=[.O164]" office:value-type="float" office:value="997" calcext:value-type="float">
            <text:p>997</text:p>
          </table:table-cell>
          <table:table-cell table:formula="of:=MOD([.X164];13*6)" office:value-type="float" office:value="61" calcext:value-type="float">
            <text:p>61</text:p>
          </table:table-cell>
          <table:table-cell table:number-columns-repeated="996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MOD([.A165];[.$O$2])" office:value-type="float" office:value="7" calcext:value-type="float">
            <text:p>7</text:p>
          </table:table-cell>
          <table:table-cell table:formula="of:=MOD([.A165];64)"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DEC2BIN([.E165])" office:value-type="string" office:string-value="11" calcext:value-type="string">
            <text:p>11</text:p>
          </table:table-cell>
          <table:table-cell table:formula="of:=BIN2HEX([.F165])" office:value-type="string" office:string-value="3" calcext:value-type="string">
            <text:p>3</text:p>
          </table:table-cell>
          <table:table-cell table:formula="of:=DEC2BIN([.A165])" office:value-type="string" office:string-value="10100011" calcext:value-type="string">
            <text:p>10100011</text:p>
          </table:table-cell>
          <table:table-cell table:formula="of:=([.A165]-1)/([.A165]+1)" office:value-type="float" office:value="0.98780487804878" calcext:value-type="float">
            <text:p>0.98780487804878</text:p>
          </table:table-cell>
          <table:table-cell table:formula="of:=[.I165]+[.H165]" office:value-type="float" office:value="10100011.9878049" calcext:value-type="float">
            <text:p>10100011.9878049</text:p>
          </table:table-cell>
          <table:table-cell table:formula="of:=[.I165]/[.J165]" office:value-type="float" office:value="0.0000000978023470904284" calcext:value-type="float">
            <text:p>9.78023470904284E-08</text:p>
          </table:table-cell>
          <table:table-cell table:formula="of:=[.I165]/[.J165]" office:value-type="float" office:value="0.0000000978023470904284" calcext:value-type="float">
            <text:p>9.78023470904284E-08</text:p>
          </table:table-cell>
          <table:table-cell table:formula="of:=[.M164]+[.M163]" office:value-type="float" office:value="5.19398102351803E+033" calcext:value-type="float">
            <text:p>5.19398102351803E+033</text:p>
          </table:table-cell>
          <table:table-cell table:formula="of:=([.M165]-[.$O$2])/([.M165]+[.$O$2])" office:value-type="float" office:value="1" calcext:value-type="float">
            <text:p>1</text:p>
          </table:table-cell>
          <table:table-cell office:value-type="float" office:value="1009" calcext:value-type="float">
            <text:p>1009</text:p>
          </table:table-cell>
          <table:table-cell table:formula="of:=([.O165]-13)/([.O165]+13)" office:value-type="float" office:value="0.974559686888454" calcext:value-type="float">
            <text:p>0.974559686888454</text:p>
          </table:table-cell>
          <table:table-cell table:formula="of:=LOG([.O165])" office:value-type="float" office:value="3.00389116623691" calcext:value-type="float">
            <text:p>3.00389116623691</text:p>
          </table:table-cell>
          <table:table-cell office:value-type="float" office:value="1" calcext:value-type="float">
            <text:p>1</text:p>
          </table:table-cell>
          <table:table-cell office:value-type="float" office:value="1.59030230618849E-031" calcext:value-type="float">
            <text:p>1.59030230618849E-31</text:p>
          </table:table-cell>
          <table:table-cell office:value-type="float" office:value="1" calcext:value-type="float">
            <text:p>1</text:p>
          </table:table-cell>
          <table:table-cell table:formula="of:=FLOOR([.R165]*[.A165]+[.S165]*[.M165]+[.T165]*[.$O$2])+[.D165]+[.E165]" office:value-type="float" office:value="1009" calcext:value-type="float">
            <text:p>1009</text:p>
          </table:table-cell>
          <table:table-cell table:formula="of:=MOD([.X165]-13;13)" office:value-type="float" office:value="8" calcext:value-type="float">
            <text:p>8</text:p>
          </table:table-cell>
          <table:table-cell table:formula="of:=IF([.U165]=[.X165];&quot;success&quot;;&quot;next&quot;)" office:value-type="string" office:string-value="success" calcext:value-type="string">
            <text:p>success</text:p>
          </table:table-cell>
          <table:table-cell table:formula="of:=[.O165]" office:value-type="float" office:value="1009" calcext:value-type="float">
            <text:p>1009</text:p>
          </table:table-cell>
          <table:table-cell table:formula="of:=MOD([.X165];13*6)" office:value-type="float" office:value="73" calcext:value-type="float">
            <text:p>73</text:p>
          </table:table-cell>
          <table:table-cell table:number-columns-repeated="996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MOD([.A166];[.$O$2])" office:value-type="float" office:value="8" calcext:value-type="float">
            <text:p>8</text:p>
          </table:table-cell>
          <table:table-cell table:formula="of:=MOD([.A166];64)"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DEC2BIN([.E166])" office:value-type="string" office:string-value="100" calcext:value-type="string">
            <text:p>100</text:p>
          </table:table-cell>
          <table:table-cell table:formula="of:=BIN2HEX([.F166])" office:value-type="string" office:string-value="4" calcext:value-type="string">
            <text:p>4</text:p>
          </table:table-cell>
          <table:table-cell table:formula="of:=DEC2BIN([.A166])" office:value-type="string" office:string-value="10100100" calcext:value-type="string">
            <text:p>10100100</text:p>
          </table:table-cell>
          <table:table-cell table:formula="of:=([.A166]-1)/([.A166]+1)" office:value-type="float" office:value="0.987878787878788" calcext:value-type="float">
            <text:p>0.987878787878788</text:p>
          </table:table-cell>
          <table:table-cell table:formula="of:=[.I166]+[.H166]" office:value-type="float" office:value="10100100.9878788" calcext:value-type="float">
            <text:p>10100100.9878788</text:p>
          </table:table-cell>
          <table:table-cell table:formula="of:=[.I166]/[.J166]" office:value-type="float" office:value="0.00000009780880300745" calcext:value-type="float">
            <text:p>9.780880300745E-08</text:p>
          </table:table-cell>
          <table:table-cell table:formula="of:=[.I166]/[.J166]" office:value-type="float" office:value="0.00000009780880300745" calcext:value-type="float">
            <text:p>9.780880300745E-08</text:p>
          </table:table-cell>
          <table:table-cell table:formula="of:=[.M165]+[.M164]" office:value-type="float" office:value="8.40403783297414E+033" calcext:value-type="float">
            <text:p>8.40403783297414E+033</text:p>
          </table:table-cell>
          <table:table-cell table:formula="of:=([.M166]-[.$O$2])/([.M166]+[.$O$2])" office:value-type="float" office:value="1" calcext:value-type="float">
            <text:p>1</text:p>
          </table:table-cell>
          <table:table-cell office:value-type="float" office:value="1013" calcext:value-type="float">
            <text:p>1013</text:p>
          </table:table-cell>
          <table:table-cell table:formula="of:=([.O166]-13)/([.O166]+13)" office:value-type="float" office:value="0.974658869395711" calcext:value-type="float">
            <text:p>0.974658869395711</text:p>
          </table:table-cell>
          <table:table-cell table:formula="of:=LOG([.O166])" office:value-type="float" office:value="3.00560944536028" calcext:value-type="float">
            <text:p>3.00560944536028</text:p>
          </table:table-cell>
          <table:table-cell office:value-type="float" office:value="0" calcext:value-type="float">
            <text:p>0</text:p>
          </table:table-cell>
          <table:table-cell office:value-type="float" office:value="1.18633449755326E-031" calcext:value-type="float">
            <text:p>1.18633449755326E-31</text:p>
          </table:table-cell>
          <table:table-cell office:value-type="float" office:value="0" calcext:value-type="float">
            <text:p>0</text:p>
          </table:table-cell>
          <table:table-cell table:formula="of:=FLOOR([.R166]*[.A166]+[.S166]*[.M166]+[.T166]*[.$O$2])+[.D166]+[.E166]" office:value-type="float" office:value="1013" calcext:value-type="float">
            <text:p>1013</text:p>
          </table:table-cell>
          <table:table-cell table:formula="of:=MOD([.X166]-13;13)" office:value-type="float" office:value="12" calcext:value-type="float">
            <text:p>12</text:p>
          </table:table-cell>
          <table:table-cell table:formula="of:=IF([.U166]=[.X166];&quot;success&quot;;&quot;next&quot;)" office:value-type="string" office:string-value="success" calcext:value-type="string">
            <text:p>success</text:p>
          </table:table-cell>
          <table:table-cell table:formula="of:=[.O166]" office:value-type="float" office:value="1013" calcext:value-type="float">
            <text:p>1013</text:p>
          </table:table-cell>
          <table:table-cell table:formula="of:=MOD([.X166];13*6)" office:value-type="float" office:value="77" calcext:value-type="float">
            <text:p>77</text:p>
          </table:table-cell>
          <table:table-cell table:number-columns-repeated="996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MOD([.A167];[.$O$2])" office:value-type="float" office:value="9" calcext:value-type="float">
            <text:p>9</text:p>
          </table:table-cell>
          <table:table-cell table:formula="of:=MOD([.A167];64)"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DEC2BIN([.E167])" office:value-type="string" office:string-value="1110" calcext:value-type="string">
            <text:p>1110</text:p>
          </table:table-cell>
          <table:table-cell table:formula="of:=BIN2HEX([.F167])" office:value-type="string" office:string-value="E" calcext:value-type="string">
            <text:p>E</text:p>
          </table:table-cell>
          <table:table-cell table:formula="of:=DEC2BIN([.A167])" office:value-type="string" office:string-value="10100101" calcext:value-type="string">
            <text:p>10100101</text:p>
          </table:table-cell>
          <table:table-cell table:formula="of:=([.A167]-1)/([.A167]+1)" office:value-type="float" office:value="0.987951807228916" calcext:value-type="float">
            <text:p>0.987951807228916</text:p>
          </table:table-cell>
          <table:table-cell table:formula="of:=[.I167]+[.H167]" office:value-type="float" office:value="10100101.9879518" calcext:value-type="float">
            <text:p>10100101.9879518</text:p>
          </table:table-cell>
          <table:table-cell table:formula="of:=[.I167]/[.J167]" office:value-type="float" office:value="0.0000000978160228884245" calcext:value-type="float">
            <text:p>9.78160228884245E-08</text:p>
          </table:table-cell>
          <table:table-cell table:formula="of:=[.I167]/[.J167]" office:value-type="float" office:value="0.0000000978160228884245" calcext:value-type="float">
            <text:p>9.78160228884245E-08</text:p>
          </table:table-cell>
          <table:table-cell table:formula="of:=[.M166]+[.M165]" office:value-type="float" office:value="1.35980188564922E+034" calcext:value-type="float">
            <text:p>1.35980188564922E+034</text:p>
          </table:table-cell>
          <table:table-cell table:formula="of:=([.M167]-[.$O$2])/([.M167]+[.$O$2])" office:value-type="float" office:value="1" calcext:value-type="float">
            <text:p>1</text:p>
          </table:table-cell>
          <table:table-cell office:value-type="float" office:value="1019" calcext:value-type="float">
            <text:p>1019</text:p>
          </table:table-cell>
          <table:table-cell table:formula="of:=([.O167]-13)/([.O167]+13)" office:value-type="float" office:value="0.974806201550387" calcext:value-type="float">
            <text:p>0.974806201550387</text:p>
          </table:table-cell>
          <table:table-cell table:formula="of:=LOG([.O167])" office:value-type="float" office:value="3.00817418400643" calcext:value-type="float">
            <text:p>3.00817418400643</text:p>
          </table:table-cell>
          <table:table-cell office:value-type="float" office:value="1" calcext:value-type="float">
            <text:p>1</text:p>
          </table:table-cell>
          <table:table-cell office:value-type="float" office:value="6.03029021105162E-032" calcext:value-type="float">
            <text:p>6.03029021105162E-32</text:p>
          </table:table-cell>
          <table:table-cell office:value-type="float" office:value="1" calcext:value-type="float">
            <text:p>1</text:p>
          </table:table-cell>
          <table:table-cell table:formula="of:=FLOOR([.R167]*[.A167]+[.S167]*[.M167]+[.T167]*[.$O$2])+[.D167]+[.E167]" office:value-type="float" office:value="1019" calcext:value-type="float">
            <text:p>1019</text:p>
          </table:table-cell>
          <table:table-cell table:formula="of:=MOD([.X167]-13;13)" office:value-type="float" office:value="5" calcext:value-type="float">
            <text:p>5</text:p>
          </table:table-cell>
          <table:table-cell table:formula="of:=IF([.U167]=[.X167];&quot;success&quot;;&quot;next&quot;)" office:value-type="string" office:string-value="success" calcext:value-type="string">
            <text:p>success</text:p>
          </table:table-cell>
          <table:table-cell table:formula="of:=[.O167]" office:value-type="float" office:value="1019" calcext:value-type="float">
            <text:p>1019</text:p>
          </table:table-cell>
          <table:table-cell table:formula="of:=MOD([.X167];13*6)" office:value-type="float" office:value="5" calcext:value-type="float">
            <text:p>5</text:p>
          </table:table-cell>
          <table:table-cell table:number-columns-repeated="996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MOD([.A168];[.$O$2])" office:value-type="float" office:value="10" calcext:value-type="float">
            <text:p>10</text:p>
          </table:table-cell>
          <table:table-cell table:formula="of:=MOD([.A168];64)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DEC2BIN([.E168])" office:value-type="string" office:string-value="1000" calcext:value-type="string">
            <text:p>1000</text:p>
          </table:table-cell>
          <table:table-cell table:formula="of:=BIN2HEX([.F168])" office:value-type="string" office:string-value="8" calcext:value-type="string">
            <text:p>8</text:p>
          </table:table-cell>
          <table:table-cell table:formula="of:=DEC2BIN([.A168])" office:value-type="string" office:string-value="10100110" calcext:value-type="string">
            <text:p>10100110</text:p>
          </table:table-cell>
          <table:table-cell table:formula="of:=([.A168]-1)/([.A168]+1)" office:value-type="float" office:value="0.988023952095808" calcext:value-type="float">
            <text:p>0.988023952095808</text:p>
          </table:table-cell>
          <table:table-cell table:formula="of:=[.I168]+[.H168]" office:value-type="float" office:value="10100110.988024" calcext:value-type="float">
            <text:p>10100110.988024</text:p>
          </table:table-cell>
          <table:table-cell table:formula="of:=[.I168]/[.J168]" office:value-type="float" office:value="0.0000000978230787035254" calcext:value-type="float">
            <text:p>9.78230787035254E-08</text:p>
          </table:table-cell>
          <table:table-cell table:formula="of:=[.I168]/[.J168]" office:value-type="float" office:value="0.0000000978230787035254" calcext:value-type="float">
            <text:p>9.78230787035254E-08</text:p>
          </table:table-cell>
          <table:table-cell table:formula="of:=[.M167]+[.M166]" office:value-type="float" office:value="2.20020566894663E+034" calcext:value-type="float">
            <text:p>2.20020566894663E+034</text:p>
          </table:table-cell>
          <table:table-cell table:formula="of:=([.M168]-[.$O$2])/([.M168]+[.$O$2])" office:value-type="float" office:value="1" calcext:value-type="float">
            <text:p>1</text:p>
          </table:table-cell>
          <table:table-cell office:value-type="float" office:value="1021" calcext:value-type="float">
            <text:p>1021</text:p>
          </table:table-cell>
          <table:table-cell table:formula="of:=([.O168]-13)/([.O168]+13)" office:value-type="float" office:value="0.974854932301741" calcext:value-type="float">
            <text:p>0.974854932301741</text:p>
          </table:table-cell>
          <table:table-cell table:formula="of:=LOG([.O168])" office:value-type="float" office:value="3.00902574208691" calcext:value-type="float">
            <text:p>3.00902574208691</text:p>
          </table:table-cell>
          <table:table-cell office:value-type="float" office:value="0" calcext:value-type="float">
            <text:p>0</text:p>
          </table:table-cell>
          <table:table-cell office:value-type="float" office:value="4.59502497547889E-032" calcext:value-type="float">
            <text:p>4.59502497547889E-32</text:p>
          </table:table-cell>
          <table:table-cell office:value-type="float" office:value="0" calcext:value-type="float">
            <text:p>0</text:p>
          </table:table-cell>
          <table:table-cell table:formula="of:=FLOOR([.R168]*[.A168]+[.S168]*[.M168]+[.T168]*[.$O$2])+[.D168]+[.E168]" office:value-type="float" office:value="1021" calcext:value-type="float">
            <text:p>1021</text:p>
          </table:table-cell>
          <table:table-cell table:formula="of:=MOD([.X168]-13;13)" office:value-type="float" office:value="7" calcext:value-type="float">
            <text:p>7</text:p>
          </table:table-cell>
          <table:table-cell table:formula="of:=IF([.U168]=[.X168];&quot;success&quot;;&quot;next&quot;)" office:value-type="string" office:string-value="success" calcext:value-type="string">
            <text:p>success</text:p>
          </table:table-cell>
          <table:table-cell table:formula="of:=[.O168]" office:value-type="float" office:value="1021" calcext:value-type="float">
            <text:p>1021</text:p>
          </table:table-cell>
          <table:table-cell table:formula="of:=MOD([.X168];13*6)" office:value-type="float" office:value="7" calcext:value-type="float">
            <text:p>7</text:p>
          </table:table-cell>
          <table:table-cell table:number-columns-repeated="996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MOD([.A169];[.$O$2])" office:value-type="float" office:value="11" calcext:value-type="float">
            <text:p>11</text:p>
          </table:table-cell>
          <table:table-cell table:formula="of:=MOD([.A169];64)"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DEC2BIN([.E169])" office:value-type="string" office:string-value="1" calcext:value-type="string">
            <text:p>1</text:p>
          </table:table-cell>
          <table:table-cell table:formula="of:=BIN2HEX([.F169])" office:value-type="string" office:string-value="1" calcext:value-type="string">
            <text:p>1</text:p>
          </table:table-cell>
          <table:table-cell table:formula="of:=DEC2BIN([.A169])" office:value-type="string" office:string-value="10100111" calcext:value-type="string">
            <text:p>10100111</text:p>
          </table:table-cell>
          <table:table-cell table:formula="of:=([.A169]-1)/([.A169]+1)" office:value-type="float" office:value="0.988095238095238" calcext:value-type="float">
            <text:p>0.988095238095238</text:p>
          </table:table-cell>
          <table:table-cell table:formula="of:=[.I169]+[.H169]" office:value-type="float" office:value="10100111.9880952" calcext:value-type="float">
            <text:p>10100111.9880952</text:p>
          </table:table-cell>
          <table:table-cell table:formula="of:=[.I169]/[.J169]" office:value-type="float" office:value="0.0000000978301269589765" calcext:value-type="float">
            <text:p>9.78301269589765E-08</text:p>
          </table:table-cell>
          <table:table-cell table:formula="of:=[.I169]/[.J169]" office:value-type="float" office:value="0.0000000978301269589765" calcext:value-type="float">
            <text:p>9.78301269589765E-08</text:p>
          </table:table-cell>
          <table:table-cell table:formula="of:=[.M168]+[.M167]" office:value-type="float" office:value="3.56000755459585E+034" calcext:value-type="float">
            <text:p>3.56000755459585E+034</text:p>
          </table:table-cell>
          <table:table-cell table:formula="of:=([.M169]-[.$O$2])/([.M169]+[.$O$2])" office:value-type="float" office:value="1" calcext:value-type="float">
            <text:p>1</text:p>
          </table:table-cell>
          <table:table-cell office:value-type="float" office:value="1031" calcext:value-type="float">
            <text:p>1031</text:p>
          </table:table-cell>
          <table:table-cell table:formula="of:=([.O169]-13)/([.O169]+13)" office:value-type="float" office:value="0.975095785440613" calcext:value-type="float">
            <text:p>0.975095785440613</text:p>
          </table:table-cell>
          <table:table-cell table:formula="of:=LOG([.O169])" office:value-type="float" office:value="3.01325866528352" calcext:value-type="float">
            <text:p>3.01325866528352</text:p>
          </table:table-cell>
          <table:table-cell office:value-type="float" office:value="1" calcext:value-type="float">
            <text:p>1</text:p>
          </table:table-cell>
          <table:table-cell office:value-type="float" office:value="2.35954555465926E-032" calcext:value-type="float">
            <text:p>2.35954555465926E-32</text:p>
          </table:table-cell>
          <table:table-cell office:value-type="float" office:value="1" calcext:value-type="float">
            <text:p>1</text:p>
          </table:table-cell>
          <table:table-cell table:formula="of:=FLOOR([.R169]*[.A169]+[.S169]*[.M169]+[.T169]*[.$O$2])+[.D169]+[.E169]" office:value-type="float" office:value="1031" calcext:value-type="float">
            <text:p>1031</text:p>
          </table:table-cell>
          <table:table-cell table:formula="of:=MOD([.X169]-13;13)" office:value-type="float" office:value="4" calcext:value-type="float">
            <text:p>4</text:p>
          </table:table-cell>
          <table:table-cell table:formula="of:=IF([.U169]=[.X169];&quot;success&quot;;&quot;next&quot;)" office:value-type="string" office:string-value="success" calcext:value-type="string">
            <text:p>success</text:p>
          </table:table-cell>
          <table:table-cell table:formula="of:=[.O169]" office:value-type="float" office:value="1031" calcext:value-type="float">
            <text:p>1031</text:p>
          </table:table-cell>
          <table:table-cell table:formula="of:=MOD([.X169];13*6)" office:value-type="float" office:value="17" calcext:value-type="float">
            <text:p>17</text:p>
          </table:table-cell>
          <table:table-cell table:number-columns-repeated="996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MOD([.A170];[.$O$2])" office:value-type="float" office:value="12" calcext:value-type="float">
            <text:p>12</text:p>
          </table:table-cell>
          <table:table-cell table:formula="of:=MOD([.A170];64)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DEC2BIN([.E170])" office:value-type="string" office:string-value="1001" calcext:value-type="string">
            <text:p>1001</text:p>
          </table:table-cell>
          <table:table-cell table:formula="of:=BIN2HEX([.F170])" office:value-type="string" office:string-value="9" calcext:value-type="string">
            <text:p>9</text:p>
          </table:table-cell>
          <table:table-cell table:formula="of:=DEC2BIN([.A170])" office:value-type="string" office:string-value="10101000" calcext:value-type="string">
            <text:p>10101000</text:p>
          </table:table-cell>
          <table:table-cell table:formula="of:=([.A170]-1)/([.A170]+1)" office:value-type="float" office:value="0.988165680473373" calcext:value-type="float">
            <text:p>0.988165680473373</text:p>
          </table:table-cell>
          <table:table-cell table:formula="of:=[.I170]+[.H170]" office:value-type="float" office:value="10101000.9881657" calcext:value-type="float">
            <text:p>10101000.9881657</text:p>
          </table:table-cell>
          <table:table-cell table:formula="of:=[.I170]/[.J170]" office:value-type="float" office:value="0.0000000978284906249496" calcext:value-type="float">
            <text:p>9.78284906249496E-08</text:p>
          </table:table-cell>
          <table:table-cell table:formula="of:=[.I170]/[.J170]" office:value-type="float" office:value="0.0000000978284906249496" calcext:value-type="float">
            <text:p>9.78284906249496E-08</text:p>
          </table:table-cell>
          <table:table-cell table:formula="of:=[.M169]+[.M168]" office:value-type="float" office:value="5.76021322354248E+034" calcext:value-type="float">
            <text:p>5.76021322354248E+034</text:p>
          </table:table-cell>
          <table:table-cell table:formula="of:=([.M170]-[.$O$2])/([.M170]+[.$O$2])" office:value-type="float" office:value="1" calcext:value-type="float">
            <text:p>1</text:p>
          </table:table-cell>
          <table:table-cell office:value-type="float" office:value="1033" calcext:value-type="float">
            <text:p>1033</text:p>
          </table:table-cell>
          <table:table-cell table:formula="of:=([.O170]-13)/([.O170]+13)" office:value-type="float" office:value="0.975143403441682" calcext:value-type="float">
            <text:p>0.975143403441682</text:p>
          </table:table-cell>
          <table:table-cell table:formula="of:=LOG([.O170])" office:value-type="float" office:value="3.01410032151962" calcext:value-type="float">
            <text:p>3.01410032151962</text:p>
          </table:table-cell>
          <table:table-cell office:value-type="float" office:value="0" calcext:value-type="float">
            <text:p>0</text:p>
          </table:table-cell>
          <table:table-cell office:value-type="float" office:value="1.76903173624765E-032" calcext:value-type="float">
            <text:p>1.76903173624765E-32</text:p>
          </table:table-cell>
          <table:table-cell office:value-type="float" office:value="0" calcext:value-type="float">
            <text:p>0</text:p>
          </table:table-cell>
          <table:table-cell table:formula="of:=FLOOR([.R170]*[.A170]+[.S170]*[.M170]+[.T170]*[.$O$2])+[.D170]+[.E170]" office:value-type="float" office:value="1033" calcext:value-type="float">
            <text:p>1033</text:p>
          </table:table-cell>
          <table:table-cell table:formula="of:=MOD([.X170]-13;13)" office:value-type="float" office:value="6" calcext:value-type="float">
            <text:p>6</text:p>
          </table:table-cell>
          <table:table-cell table:formula="of:=IF([.U170]=[.X170];&quot;success&quot;;&quot;next&quot;)" office:value-type="string" office:string-value="success" calcext:value-type="string">
            <text:p>success</text:p>
          </table:table-cell>
          <table:table-cell table:formula="of:=[.O170]" office:value-type="float" office:value="1033" calcext:value-type="float">
            <text:p>1033</text:p>
          </table:table-cell>
          <table:table-cell table:formula="of:=MOD([.X170];13*6)" office:value-type="float" office:value="19" calcext:value-type="float">
            <text:p>19</text:p>
          </table:table-cell>
          <table:table-cell table:number-columns-repeated="996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MOD([.A171];[.$O$2])" office:value-type="float" office:value="0" calcext:value-type="float">
            <text:p>0</text:p>
          </table:table-cell>
          <table:table-cell table:formula="of:=MOD([.A171];64)"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DEC2BIN([.E171])" office:value-type="string" office:string-value="0" calcext:value-type="string">
            <text:p>0</text:p>
          </table:table-cell>
          <table:table-cell table:formula="of:=BIN2HEX([.F171])" office:value-type="string" office:string-value="0" calcext:value-type="string">
            <text:p>0</text:p>
          </table:table-cell>
          <table:table-cell table:formula="of:=DEC2BIN([.A171])" office:value-type="string" office:string-value="10101001" calcext:value-type="string">
            <text:p>10101001</text:p>
          </table:table-cell>
          <table:table-cell table:formula="of:=([.A171]-1)/([.A171]+1)" office:value-type="float" office:value="0.988235294117647" calcext:value-type="float">
            <text:p>0.988235294117647</text:p>
          </table:table-cell>
          <table:table-cell table:formula="of:=[.I171]+[.H171]" office:value-type="float" office:value="10101001.9882353" calcext:value-type="float">
            <text:p>10101001.9882353</text:p>
          </table:table-cell>
          <table:table-cell table:formula="of:=[.I171]/[.J171]" office:value-type="float" office:value="0.0000000978353726955654" calcext:value-type="float">
            <text:p>9.78353726955654E-08</text:p>
          </table:table-cell>
          <table:table-cell table:formula="of:=[.I171]/[.J171]" office:value-type="float" office:value="0.0000000978353726955654" calcext:value-type="float">
            <text:p>9.78353726955654E-08</text:p>
          </table:table-cell>
          <table:table-cell table:formula="of:=[.M170]+[.M169]" office:value-type="float" office:value="9.32022077813832E+034" calcext:value-type="float">
            <text:p>9.32022077813832E+034</text:p>
          </table:table-cell>
          <table:table-cell table:formula="of:=([.M171]-[.$O$2])/([.M171]+[.$O$2])" office:value-type="float" office:value="1" calcext:value-type="float">
            <text:p>1</text:p>
          </table:table-cell>
          <table:table-cell office:value-type="float" office:value="1039" calcext:value-type="float">
            <text:p>1039</text:p>
          </table:table-cell>
          <table:table-cell table:formula="of:=([.O171]-13)/([.O171]+13)" office:value-type="float" office:value="0.975285171102662" calcext:value-type="float">
            <text:p>0.975285171102662</text:p>
          </table:table-cell>
          <table:table-cell table:formula="of:=LOG([.O171])" office:value-type="float" office:value="3.01661554755718" calcext:value-type="float">
            <text:p>3.01661554755718</text:p>
          </table:table-cell>
          <table:table-cell office:value-type="float" office:value="1" calcext:value-type="float">
            <text:p>1</text:p>
          </table:table-cell>
          <table:table-cell office:value-type="float" office:value="9.19506115145034E-033" calcext:value-type="float">
            <text:p>9.19506115145034E-33</text:p>
          </table:table-cell>
          <table:table-cell office:value-type="float" office:value="1" calcext:value-type="float">
            <text:p>1</text:p>
          </table:table-cell>
          <table:table-cell table:formula="of:=FLOOR([.R171]*[.A171]+[.S171]*[.M171]+[.T171]*[.$O$2])+[.D171]+[.E171]" office:value-type="float" office:value="1039" calcext:value-type="float">
            <text:p>1039</text:p>
          </table:table-cell>
          <table:table-cell table:formula="of:=MOD([.X171]-13;13)" office:value-type="float" office:value="12" calcext:value-type="float">
            <text:p>12</text:p>
          </table:table-cell>
          <table:table-cell table:formula="of:=IF([.U171]=[.X171];&quot;success&quot;;&quot;next&quot;)" office:value-type="string" office:string-value="success" calcext:value-type="string">
            <text:p>success</text:p>
          </table:table-cell>
          <table:table-cell table:formula="of:=[.O171]" office:value-type="float" office:value="1039" calcext:value-type="float">
            <text:p>1039</text:p>
          </table:table-cell>
          <table:table-cell table:formula="of:=MOD([.X171];13*6)" office:value-type="float" office:value="25" calcext:value-type="float">
            <text:p>25</text:p>
          </table:table-cell>
          <table:table-cell table:number-columns-repeated="996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MOD([.A172];[.$O$2])" office:value-type="float" office:value="1" calcext:value-type="float">
            <text:p>1</text:p>
          </table:table-cell>
          <table:table-cell table:formula="of:=MOD([.A172];64)"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DEC2BIN([.E172])" office:value-type="string" office:string-value="1001" calcext:value-type="string">
            <text:p>1001</text:p>
          </table:table-cell>
          <table:table-cell table:formula="of:=BIN2HEX([.F172])" office:value-type="string" office:string-value="9" calcext:value-type="string">
            <text:p>9</text:p>
          </table:table-cell>
          <table:table-cell table:formula="of:=DEC2BIN([.A172])" office:value-type="string" office:string-value="10101010" calcext:value-type="string">
            <text:p>10101010</text:p>
          </table:table-cell>
          <table:table-cell table:formula="of:=([.A172]-1)/([.A172]+1)" office:value-type="float" office:value="0.988304093567252" calcext:value-type="float">
            <text:p>0.988304093567252</text:p>
          </table:table-cell>
          <table:table-cell table:formula="of:=[.I172]+[.H172]" office:value-type="float" office:value="10101010.9883041" calcext:value-type="float">
            <text:p>10101010.9883041</text:p>
          </table:table-cell>
          <table:table-cell table:formula="of:=[.I172]/[.J172]" office:value-type="float" office:value="0.0000000978420966685022" calcext:value-type="float">
            <text:p>9.78420966685022E-08</text:p>
          </table:table-cell>
          <table:table-cell table:formula="of:=[.I172]/[.J172]" office:value-type="float" office:value="0.0000000978420966685022" calcext:value-type="float">
            <text:p>9.78420966685022E-08</text:p>
          </table:table-cell>
          <table:table-cell table:formula="of:=[.M171]+[.M170]" office:value-type="float" office:value="1.50804340016808E+035" calcext:value-type="float">
            <text:p>1.50804340016808E+035</text:p>
          </table:table-cell>
          <table:table-cell table:formula="of:=([.M172]-[.$O$2])/([.M172]+[.$O$2])" office:value-type="float" office:value="1" calcext:value-type="float">
            <text:p>1</text:p>
          </table:table-cell>
          <table:table-cell office:value-type="float" office:value="1049" calcext:value-type="float">
            <text:p>1049</text:p>
          </table:table-cell>
          <table:table-cell table:formula="of:=([.O172]-13)/([.O172]+13)" office:value-type="float" office:value="0.975517890772128" calcext:value-type="float">
            <text:p>0.975517890772128</text:p>
          </table:table-cell>
          <table:table-cell table:formula="of:=LOG([.O172])" office:value-type="float" office:value="3.02077548819356" calcext:value-type="float">
            <text:p>3.02077548819356</text:p>
          </table:table-cell>
          <table:table-cell office:value-type="float" office:value="0" calcext:value-type="float">
            <text:p>0</text:p>
          </table:table-cell>
          <table:table-cell office:value-type="float" office:value="6.84330437628637E-033" calcext:value-type="float">
            <text:p>6.84330437628637E-33</text:p>
          </table:table-cell>
          <table:table-cell office:value-type="float" office:value="0" calcext:value-type="float">
            <text:p>0</text:p>
          </table:table-cell>
          <table:table-cell table:formula="of:=FLOOR([.R172]*[.A172]+[.S172]*[.M172]+[.T172]*[.$O$2])+[.D172]+[.E172]" office:value-type="float" office:value="1049" calcext:value-type="float">
            <text:p>1049</text:p>
          </table:table-cell>
          <table:table-cell table:formula="of:=MOD([.X172]-13;13)" office:value-type="float" office:value="9" calcext:value-type="float">
            <text:p>9</text:p>
          </table:table-cell>
          <table:table-cell table:formula="of:=IF([.U172]=[.X172];&quot;success&quot;;&quot;next&quot;)" office:value-type="string" office:string-value="success" calcext:value-type="string">
            <text:p>success</text:p>
          </table:table-cell>
          <table:table-cell table:formula="of:=[.O172]" office:value-type="float" office:value="1049" calcext:value-type="float">
            <text:p>1049</text:p>
          </table:table-cell>
          <table:table-cell table:formula="of:=MOD([.X172];13*6)" office:value-type="float" office:value="35" calcext:value-type="float">
            <text:p>35</text:p>
          </table:table-cell>
          <table:table-cell table:number-columns-repeated="996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MOD([.A173];[.$O$2])" office:value-type="float" office:value="2" calcext:value-type="float">
            <text:p>2</text:p>
          </table:table-cell>
          <table:table-cell table:formula="of:=MOD([.A173];64)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DEC2BIN([.E173])" office:value-type="string" office:string-value="1" calcext:value-type="string">
            <text:p>1</text:p>
          </table:table-cell>
          <table:table-cell table:formula="of:=BIN2HEX([.F173])" office:value-type="string" office:string-value="1" calcext:value-type="string">
            <text:p>1</text:p>
          </table:table-cell>
          <table:table-cell table:formula="of:=DEC2BIN([.A173])" office:value-type="string" office:string-value="10101011" calcext:value-type="string">
            <text:p>10101011</text:p>
          </table:table-cell>
          <table:table-cell table:formula="of:=([.A173]-1)/([.A173]+1)" office:value-type="float" office:value="0.988372093023256" calcext:value-type="float">
            <text:p>0.988372093023256</text:p>
          </table:table-cell>
          <table:table-cell table:formula="of:=[.I173]+[.H173]" office:value-type="float" office:value="10101011.9883721" calcext:value-type="float">
            <text:p>10101011.9883721</text:p>
          </table:table-cell>
          <table:table-cell table:formula="of:=[.I173]/[.J173]" office:value-type="float" office:value="0.0000000978488189263643" calcext:value-type="float">
            <text:p>9.78488189263643E-08</text:p>
          </table:table-cell>
          <table:table-cell table:formula="of:=[.I173]/[.J173]" office:value-type="float" office:value="0.0000000978488189263643" calcext:value-type="float">
            <text:p>9.78488189263643E-08</text:p>
          </table:table-cell>
          <table:table-cell table:formula="of:=[.M172]+[.M171]" office:value-type="float" office:value="2.44006547798191E+035" calcext:value-type="float">
            <text:p>2.44006547798191E+035</text:p>
          </table:table-cell>
          <table:table-cell table:formula="of:=([.M173]-[.$O$2])/([.M173]+[.$O$2])" office:value-type="float" office:value="1" calcext:value-type="float">
            <text:p>1</text:p>
          </table:table-cell>
          <table:table-cell office:value-type="float" office:value="1051" calcext:value-type="float">
            <text:p>1051</text:p>
          </table:table-cell>
          <table:table-cell table:formula="of:=([.O173]-13)/([.O173]+13)" office:value-type="float" office:value="0.975563909774436" calcext:value-type="float">
            <text:p>0.975563909774436</text:p>
          </table:table-cell>
          <table:table-cell table:formula="of:=LOG([.O173])" office:value-type="float" office:value="3.02160271602824" calcext:value-type="float">
            <text:p>3.02160271602824</text:p>
          </table:table-cell>
          <table:table-cell office:value-type="float" office:value="1" calcext:value-type="float">
            <text:p>1</text:p>
          </table:table-cell>
          <table:table-cell office:value-type="float" office:value="3.53679033528951E-033" calcext:value-type="float">
            <text:p>3.53679033528951E-33</text:p>
          </table:table-cell>
          <table:table-cell office:value-type="float" office:value="1" calcext:value-type="float">
            <text:p>1</text:p>
          </table:table-cell>
          <table:table-cell table:formula="of:=FLOOR([.R173]*[.A173]+[.S173]*[.M173]+[.T173]*[.$O$2])+[.D173]+[.E173]" office:value-type="float" office:value="1051" calcext:value-type="float">
            <text:p>1051</text:p>
          </table:table-cell>
          <table:table-cell table:formula="of:=MOD([.X173]-13;13)" office:value-type="float" office:value="11" calcext:value-type="float">
            <text:p>11</text:p>
          </table:table-cell>
          <table:table-cell table:formula="of:=IF([.U173]=[.X173];&quot;success&quot;;&quot;next&quot;)" office:value-type="string" office:string-value="success" calcext:value-type="string">
            <text:p>success</text:p>
          </table:table-cell>
          <table:table-cell table:formula="of:=[.O173]" office:value-type="float" office:value="1051" calcext:value-type="float">
            <text:p>1051</text:p>
          </table:table-cell>
          <table:table-cell table:formula="of:=MOD([.X173];13*6)" office:value-type="float" office:value="37" calcext:value-type="float">
            <text:p>37</text:p>
          </table:table-cell>
          <table:table-cell table:number-columns-repeated="996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MOD([.A174];[.$O$2])" office:value-type="float" office:value="3" calcext:value-type="float">
            <text:p>3</text:p>
          </table:table-cell>
          <table:table-cell table:formula="of:=MOD([.A174];64)"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DEC2BIN([.E174])" office:value-type="string" office:string-value="1000" calcext:value-type="string">
            <text:p>1000</text:p>
          </table:table-cell>
          <table:table-cell table:formula="of:=BIN2HEX([.F174])" office:value-type="string" office:string-value="8" calcext:value-type="string">
            <text:p>8</text:p>
          </table:table-cell>
          <table:table-cell table:formula="of:=DEC2BIN([.A174])" office:value-type="string" office:string-value="10101100" calcext:value-type="string">
            <text:p>10101100</text:p>
          </table:table-cell>
          <table:table-cell table:formula="of:=([.A174]-1)/([.A174]+1)" office:value-type="float" office:value="0.988439306358382" calcext:value-type="float">
            <text:p>0.988439306358382</text:p>
          </table:table-cell>
          <table:table-cell table:formula="of:=[.I174]+[.H174]" office:value-type="float" office:value="10101100.9884393" calcext:value-type="float">
            <text:p>10101100.9884393</text:p>
          </table:table-cell>
          <table:table-cell table:formula="of:=[.I174]/[.J174]" office:value-type="float" office:value="0.0000000978546108478322" calcext:value-type="float">
            <text:p>9.78546108478322E-08</text:p>
          </table:table-cell>
          <table:table-cell table:formula="of:=[.I174]/[.J174]" office:value-type="float" office:value="0.0000000978546108478322" calcext:value-type="float">
            <text:p>9.78546108478322E-08</text:p>
          </table:table-cell>
          <table:table-cell table:formula="of:=[.M173]+[.M172]" office:value-type="float" office:value="3.94810887814999E+035" calcext:value-type="float">
            <text:p>3.94810887814999E+035</text:p>
          </table:table-cell>
          <table:table-cell table:formula="of:=([.M174]-[.$O$2])/([.M174]+[.$O$2])" office:value-type="float" office:value="1" calcext:value-type="float">
            <text:p>1</text:p>
          </table:table-cell>
          <table:table-cell office:value-type="float" office:value="1061" calcext:value-type="float">
            <text:p>1061</text:p>
          </table:table-cell>
          <table:table-cell table:formula="of:=([.O174]-13)/([.O174]+13)" office:value-type="float" office:value="0.975791433891992" calcext:value-type="float">
            <text:p>0.975791433891992</text:p>
          </table:table-cell>
          <table:table-cell table:formula="of:=LOG([.O174])" office:value-type="float" office:value="3.02571538390134" calcext:value-type="float">
            <text:p>3.02571538390134</text:p>
          </table:table-cell>
          <table:table-cell office:value-type="float" office:value="0" calcext:value-type="float">
            <text:p>0</text:p>
          </table:table-cell>
          <table:table-cell office:value-type="float" office:value="2.63923825851596E-033" calcext:value-type="float">
            <text:p>2.63923825851596E-33</text:p>
          </table:table-cell>
          <table:table-cell office:value-type="float" office:value="0" calcext:value-type="float">
            <text:p>0</text:p>
          </table:table-cell>
          <table:table-cell table:formula="of:=FLOOR([.R174]*[.A174]+[.S174]*[.M174]+[.T174]*[.$O$2])+[.D174]+[.E174]" office:value-type="float" office:value="1061" calcext:value-type="float">
            <text:p>1061</text:p>
          </table:table-cell>
          <table:table-cell table:formula="of:=MOD([.X174]-13;13)" office:value-type="float" office:value="8" calcext:value-type="float">
            <text:p>8</text:p>
          </table:table-cell>
          <table:table-cell table:formula="of:=IF([.U174]=[.X174];&quot;success&quot;;&quot;next&quot;)" office:value-type="string" office:string-value="success" calcext:value-type="string">
            <text:p>success</text:p>
          </table:table-cell>
          <table:table-cell table:formula="of:=[.O174]" office:value-type="float" office:value="1061" calcext:value-type="float">
            <text:p>1061</text:p>
          </table:table-cell>
          <table:table-cell table:formula="of:=MOD([.X174];13*6)" office:value-type="float" office:value="47" calcext:value-type="float">
            <text:p>47</text:p>
          </table:table-cell>
          <table:table-cell table:number-columns-repeated="996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MOD([.A175];[.$O$2])" office:value-type="float" office:value="4" calcext:value-type="float">
            <text:p>4</text:p>
          </table:table-cell>
          <table:table-cell table:formula="of:=MOD([.A175];64)"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DEC2BIN([.E175])" office:value-type="string" office:string-value="10" calcext:value-type="string">
            <text:p>10</text:p>
          </table:table-cell>
          <table:table-cell table:formula="of:=BIN2HEX([.F175])" office:value-type="string" office:string-value="2" calcext:value-type="string">
            <text:p>2</text:p>
          </table:table-cell>
          <table:table-cell table:formula="of:=DEC2BIN([.A175])" office:value-type="string" office:string-value="10101101" calcext:value-type="string">
            <text:p>10101101</text:p>
          </table:table-cell>
          <table:table-cell table:formula="of:=([.A175]-1)/([.A175]+1)" office:value-type="float" office:value="0.988505747126437" calcext:value-type="float">
            <text:p>0.988505747126437</text:p>
          </table:table-cell>
          <table:table-cell table:formula="of:=[.I175]+[.H175]" office:value-type="float" office:value="10101101.9885057" calcext:value-type="float">
            <text:p>10101101.9885057</text:p>
          </table:table-cell>
          <table:table-cell table:formula="of:=[.I175]/[.J175]" office:value-type="float" office:value="0.0000000978611787358724" calcext:value-type="float">
            <text:p>9.78611787358724E-08</text:p>
          </table:table-cell>
          <table:table-cell table:formula="of:=[.I175]/[.J175]" office:value-type="float" office:value="0.0000000978611787358724" calcext:value-type="float">
            <text:p>9.78611787358724E-08</text:p>
          </table:table-cell>
          <table:table-cell table:formula="of:=[.M174]+[.M173]" office:value-type="float" office:value="6.38817435613191E+035" calcext:value-type="float">
            <text:p>6.38817435613191E+035</text:p>
          </table:table-cell>
          <table:table-cell table:formula="of:=([.M175]-[.$O$2])/([.M175]+[.$O$2])" office:value-type="float" office:value="1" calcext:value-type="float">
            <text:p>1</text:p>
          </table:table-cell>
          <table:table-cell office:value-type="float" office:value="1063" calcext:value-type="float">
            <text:p>1063</text:p>
          </table:table-cell>
          <table:table-cell table:formula="of:=([.O175]-13)/([.O175]+13)" office:value-type="float" office:value="0.975836431226766" calcext:value-type="float">
            <text:p>0.975836431226766</text:p>
          </table:table-cell>
          <table:table-cell table:formula="of:=LOG([.O175])" office:value-type="float" office:value="3.0265332645233" calcext:value-type="float">
            <text:p>3.0265332645233</text:p>
          </table:table-cell>
          <table:table-cell office:value-type="float" office:value="1" calcext:value-type="float">
            <text:p>1</text:p>
          </table:table-cell>
          <table:table-cell office:value-type="float" office:value="1.36032605178639E-033" calcext:value-type="float">
            <text:p>1.36032605178639E-33</text:p>
          </table:table-cell>
          <table:table-cell office:value-type="float" office:value="1" calcext:value-type="float">
            <text:p>1</text:p>
          </table:table-cell>
          <table:table-cell table:formula="of:=FLOOR([.R175]*[.A175]+[.S175]*[.M175]+[.T175]*[.$O$2])+[.D175]+[.E175]" office:value-type="float" office:value="1063" calcext:value-type="float">
            <text:p>1063</text:p>
          </table:table-cell>
          <table:table-cell table:formula="of:=MOD([.X175]-13;13)" office:value-type="float" office:value="10" calcext:value-type="float">
            <text:p>10</text:p>
          </table:table-cell>
          <table:table-cell table:formula="of:=IF([.U175]=[.X175];&quot;success&quot;;&quot;next&quot;)" office:value-type="string" office:string-value="success" calcext:value-type="string">
            <text:p>success</text:p>
          </table:table-cell>
          <table:table-cell table:formula="of:=[.O175]" office:value-type="float" office:value="1063" calcext:value-type="float">
            <text:p>1063</text:p>
          </table:table-cell>
          <table:table-cell table:formula="of:=MOD([.X175];13*6)" office:value-type="float" office:value="49" calcext:value-type="float">
            <text:p>49</text:p>
          </table:table-cell>
          <table:table-cell table:number-columns-repeated="996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MOD([.A176];[.$O$2])" office:value-type="float" office:value="5" calcext:value-type="float">
            <text:p>5</text:p>
          </table:table-cell>
          <table:table-cell table:formula="of:=MOD([.A176];64)"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DEC2BIN([.E176])" office:value-type="string" office:string-value="100" calcext:value-type="string">
            <text:p>100</text:p>
          </table:table-cell>
          <table:table-cell table:formula="of:=BIN2HEX([.F176])" office:value-type="string" office:string-value="4" calcext:value-type="string">
            <text:p>4</text:p>
          </table:table-cell>
          <table:table-cell table:formula="of:=DEC2BIN([.A176])" office:value-type="string" office:string-value="10101110" calcext:value-type="string">
            <text:p>10101110</text:p>
          </table:table-cell>
          <table:table-cell table:formula="of:=([.A176]-1)/([.A176]+1)" office:value-type="float" office:value="0.988571428571428" calcext:value-type="float">
            <text:p>0.988571428571428</text:p>
          </table:table-cell>
          <table:table-cell table:formula="of:=[.I176]+[.H176]" office:value-type="float" office:value="10101110.9885714" calcext:value-type="float">
            <text:p>10101110.9885714</text:p>
          </table:table-cell>
          <table:table-cell table:formula="of:=[.I176]/[.J176]" office:value-type="float" office:value="0.0000000978675939399058" calcext:value-type="float">
            <text:p>9.78675939399058E-08</text:p>
          </table:table-cell>
          <table:table-cell table:formula="of:=[.I176]/[.J176]" office:value-type="float" office:value="0.0000000978675939399058" calcext:value-type="float">
            <text:p>9.78675939399058E-08</text:p>
          </table:table-cell>
          <table:table-cell table:formula="of:=[.M175]+[.M174]" office:value-type="float" office:value="1.03362832342819E+036" calcext:value-type="float">
            <text:p>1.03362832342819E+036</text:p>
          </table:table-cell>
          <table:table-cell table:formula="of:=([.M176]-[.$O$2])/([.M176]+[.$O$2])" office:value-type="float" office:value="1" calcext:value-type="float">
            <text:p>1</text:p>
          </table:table-cell>
          <table:table-cell office:value-type="float" office:value="1069" calcext:value-type="float">
            <text:p>1069</text:p>
          </table:table-cell>
          <table:table-cell table:formula="of:=([.O176]-13)/([.O176]+13)" office:value-type="float" office:value="0.975970425138632" calcext:value-type="float">
            <text:p>0.975970425138632</text:p>
          </table:table-cell>
          <table:table-cell table:formula="of:=LOG([.O176])" office:value-type="float" office:value="3.02897770520878" calcext:value-type="float">
            <text:p>3.02897770520878</text:p>
          </table:table-cell>
          <table:table-cell office:value-type="float" office:value="0" calcext:value-type="float">
            <text:p>0</text:p>
          </table:table-cell>
          <table:table-cell office:value-type="float" office:value="1.02938355681961E-033" calcext:value-type="float">
            <text:p>1.02938355681961E-33</text:p>
          </table:table-cell>
          <table:table-cell office:value-type="float" office:value="0" calcext:value-type="float">
            <text:p>0</text:p>
          </table:table-cell>
          <table:table-cell table:formula="of:=FLOOR([.R176]*[.A176]+[.S176]*[.M176]+[.T176]*[.$O$2])+[.D176]+[.E176]" office:value-type="float" office:value="1069" calcext:value-type="float">
            <text:p>1069</text:p>
          </table:table-cell>
          <table:table-cell table:formula="of:=MOD([.X176]-13;13)" office:value-type="float" office:value="3" calcext:value-type="float">
            <text:p>3</text:p>
          </table:table-cell>
          <table:table-cell table:formula="of:=IF([.U176]=[.X176];&quot;success&quot;;&quot;next&quot;)" office:value-type="string" office:string-value="success" calcext:value-type="string">
            <text:p>success</text:p>
          </table:table-cell>
          <table:table-cell table:formula="of:=[.O176]" office:value-type="float" office:value="1069" calcext:value-type="float">
            <text:p>1069</text:p>
          </table:table-cell>
          <table:table-cell table:formula="of:=MOD([.X176];13*6)" office:value-type="float" office:value="55" calcext:value-type="float">
            <text:p>55</text:p>
          </table:table-cell>
          <table:table-cell table:number-columns-repeated="996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MOD([.A177];[.$O$2])" office:value-type="float" office:value="6" calcext:value-type="float">
            <text:p>6</text:p>
          </table:table-cell>
          <table:table-cell table:formula="of:=MOD([.A177];64)"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formula="of:=DEC2BIN([.E177])" office:value-type="string" office:string-value="1111" calcext:value-type="string">
            <text:p>1111</text:p>
          </table:table-cell>
          <table:table-cell table:formula="of:=BIN2HEX([.F177])" office:value-type="string" office:string-value="F" calcext:value-type="string">
            <text:p>F</text:p>
          </table:table-cell>
          <table:table-cell table:formula="of:=DEC2BIN([.A177])" office:value-type="string" office:string-value="10101111" calcext:value-type="string">
            <text:p>10101111</text:p>
          </table:table-cell>
          <table:table-cell table:formula="of:=([.A177]-1)/([.A177]+1)" office:value-type="float" office:value="0.988636363636364" calcext:value-type="float">
            <text:p>0.988636363636364</text:p>
          </table:table-cell>
          <table:table-cell table:formula="of:=[.I177]+[.H177]" office:value-type="float" office:value="10101111.9886364" calcext:value-type="float">
            <text:p>10101111.9886364</text:p>
          </table:table-cell>
          <table:table-cell table:formula="of:=[.I177]/[.J177]" office:value-type="float" office:value="0.0000000978740127570676" calcext:value-type="float">
            <text:p>9.78740127570676E-08</text:p>
          </table:table-cell>
          <table:table-cell table:formula="of:=[.I177]/[.J177]" office:value-type="float" office:value="0.0000000978740127570676" calcext:value-type="float">
            <text:p>9.78740127570676E-08</text:p>
          </table:table-cell>
          <table:table-cell table:formula="of:=[.M176]+[.M175]" office:value-type="float" office:value="1.67244575904138E+036" calcext:value-type="float">
            <text:p>1.67244575904138E+036</text:p>
          </table:table-cell>
          <table:table-cell table:formula="of:=([.M177]-[.$O$2])/([.M177]+[.$O$2])" office:value-type="float" office:value="1" calcext:value-type="float">
            <text:p>1</text:p>
          </table:table-cell>
          <table:table-cell office:value-type="float" office:value="1087" calcext:value-type="float">
            <text:p>1087</text:p>
          </table:table-cell>
          <table:table-cell table:formula="of:=([.O177]-13)/([.O177]+13)" office:value-type="float" office:value="0.976363636363636" calcext:value-type="float">
            <text:p>0.976363636363636</text:p>
          </table:table-cell>
          <table:table-cell table:formula="of:=LOG([.O177])" office:value-type="float" office:value="3.03622954408629" calcext:value-type="float">
            <text:p>3.03622954408629</text:p>
          </table:table-cell>
          <table:table-cell office:value-type="float" office:value="1" calcext:value-type="float">
            <text:p>1</text:p>
          </table:table-cell>
          <table:table-cell office:value-type="float" office:value="5.23185876295047E-034" calcext:value-type="float">
            <text:p>5.23185876295047E-34</text:p>
          </table:table-cell>
          <table:table-cell office:value-type="float" office:value="1" calcext:value-type="float">
            <text:p>1</text:p>
          </table:table-cell>
          <table:table-cell table:formula="of:=FLOOR([.R177]*[.A177]+[.S177]*[.M177]+[.T177]*[.$O$2])+[.D177]+[.E177]" office:value-type="float" office:value="1087" calcext:value-type="float">
            <text:p>1087</text:p>
          </table:table-cell>
          <table:table-cell table:formula="of:=MOD([.X177]-13;13)" office:value-type="float" office:value="8" calcext:value-type="float">
            <text:p>8</text:p>
          </table:table-cell>
          <table:table-cell table:formula="of:=IF([.U177]=[.X177];&quot;success&quot;;&quot;next&quot;)" office:value-type="string" office:string-value="success" calcext:value-type="string">
            <text:p>success</text:p>
          </table:table-cell>
          <table:table-cell table:formula="of:=[.O177]" office:value-type="float" office:value="1087" calcext:value-type="float">
            <text:p>1087</text:p>
          </table:table-cell>
          <table:table-cell table:formula="of:=MOD([.X177];13*6)" office:value-type="float" office:value="73" calcext:value-type="float">
            <text:p>73</text:p>
          </table:table-cell>
          <table:table-cell table:number-columns-repeated="996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MOD([.A178];[.$O$2])" office:value-type="float" office:value="7" calcext:value-type="float">
            <text:p>7</text:p>
          </table:table-cell>
          <table:table-cell table:formula="of:=MOD([.A178];64)"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DEC2BIN([.E178])" office:value-type="string" office:string-value="11" calcext:value-type="string">
            <text:p>11</text:p>
          </table:table-cell>
          <table:table-cell table:formula="of:=BIN2HEX([.F178])" office:value-type="string" office:string-value="3" calcext:value-type="string">
            <text:p>3</text:p>
          </table:table-cell>
          <table:table-cell table:formula="of:=DEC2BIN([.A178])" office:value-type="string" office:string-value="10110000" calcext:value-type="string">
            <text:p>10110000</text:p>
          </table:table-cell>
          <table:table-cell table:formula="of:=([.A178]-1)/([.A178]+1)" office:value-type="float" office:value="0.988700564971751" calcext:value-type="float">
            <text:p>0.988700564971751</text:p>
          </table:table-cell>
          <table:table-cell table:formula="of:=[.I178]+[.H178]" office:value-type="float" office:value="10110000.9887006" calcext:value-type="float">
            <text:p>10110000.9887006</text:p>
          </table:table-cell>
          <table:table-cell table:formula="of:=[.I178]/[.J178]" office:value-type="float" office:value="0.0000000977943094245759" calcext:value-type="float">
            <text:p>9.77943094245759E-08</text:p>
          </table:table-cell>
          <table:table-cell table:formula="of:=[.I178]/[.J178]" office:value-type="float" office:value="0.0000000977943094245759" calcext:value-type="float">
            <text:p>9.77943094245759E-08</text:p>
          </table:table-cell>
          <table:table-cell table:formula="of:=[.M177]+[.M176]" office:value-type="float" office:value="2.70607408246957E+036" calcext:value-type="float">
            <text:p>2.70607408246957E+036</text:p>
          </table:table-cell>
          <table:table-cell table:formula="of:=([.M178]-[.$O$2])/([.M178]+[.$O$2])" office:value-type="float" office:value="1" calcext:value-type="float">
            <text:p>1</text:p>
          </table:table-cell>
          <table:table-cell office:value-type="float" office:value="1091" calcext:value-type="float">
            <text:p>1091</text:p>
          </table:table-cell>
          <table:table-cell table:formula="of:=([.O178]-13)/([.O178]+13)" office:value-type="float" office:value="0.976449275362319" calcext:value-type="float">
            <text:p>0.976449275362319</text:p>
          </table:table-cell>
          <table:table-cell table:formula="of:=LOG([.O178])" office:value-type="float" office:value="3.03782475058834" calcext:value-type="float">
            <text:p>3.03782475058834</text:p>
          </table:table-cell>
          <table:table-cell office:value-type="float" office:value="0" calcext:value-type="float">
            <text:p>0</text:p>
          </table:table-cell>
          <table:table-cell office:value-type="float" office:value="4.00580311907329E-034" calcext:value-type="float">
            <text:p>4.00580311907329E-34</text:p>
          </table:table-cell>
          <table:table-cell office:value-type="float" office:value="0" calcext:value-type="float">
            <text:p>0</text:p>
          </table:table-cell>
          <table:table-cell table:formula="of:=FLOOR([.R178]*[.A178]+[.S178]*[.M178]+[.T178]*[.$O$2])+[.D178]+[.E178]" office:value-type="float" office:value="1091" calcext:value-type="float">
            <text:p>1091</text:p>
          </table:table-cell>
          <table:table-cell table:formula="of:=MOD([.X178]-13;13)" office:value-type="float" office:value="12" calcext:value-type="float">
            <text:p>12</text:p>
          </table:table-cell>
          <table:table-cell table:formula="of:=IF([.U178]=[.X178];&quot;success&quot;;&quot;next&quot;)" office:value-type="string" office:string-value="success" calcext:value-type="string">
            <text:p>success</text:p>
          </table:table-cell>
          <table:table-cell table:formula="of:=[.O178]" office:value-type="float" office:value="1091" calcext:value-type="float">
            <text:p>1091</text:p>
          </table:table-cell>
          <table:table-cell table:formula="of:=MOD([.X178];13*6)" office:value-type="float" office:value="77" calcext:value-type="float">
            <text:p>77</text:p>
          </table:table-cell>
          <table:table-cell table:number-columns-repeated="996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MOD([.A179];[.$O$2])" office:value-type="float" office:value="8" calcext:value-type="float">
            <text:p>8</text:p>
          </table:table-cell>
          <table:table-cell table:formula="of:=MOD([.A179];64)"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DEC2BIN([.E179])" office:value-type="string" office:string-value="100" calcext:value-type="string">
            <text:p>100</text:p>
          </table:table-cell>
          <table:table-cell table:formula="of:=BIN2HEX([.F179])" office:value-type="string" office:string-value="4" calcext:value-type="string">
            <text:p>4</text:p>
          </table:table-cell>
          <table:table-cell table:formula="of:=DEC2BIN([.A179])" office:value-type="string" office:string-value="10110001" calcext:value-type="string">
            <text:p>10110001</text:p>
          </table:table-cell>
          <table:table-cell table:formula="of:=([.A179]-1)/([.A179]+1)" office:value-type="float" office:value="0.98876404494382" calcext:value-type="float">
            <text:p>0.98876404494382</text:p>
          </table:table-cell>
          <table:table-cell table:formula="of:=[.I179]+[.H179]" office:value-type="float" office:value="10110001.988764" calcext:value-type="float">
            <text:p>10110001.988764</text:p>
          </table:table-cell>
          <table:table-cell table:formula="of:=[.I179]/[.J179]" office:value-type="float" office:value="0.000000097800578678689" calcext:value-type="float">
            <text:p>9.7800578678689E-08</text:p>
          </table:table-cell>
          <table:table-cell table:formula="of:=[.I179]/[.J179]" office:value-type="float" office:value="0.000000097800578678689" calcext:value-type="float">
            <text:p>9.7800578678689E-08</text:p>
          </table:table-cell>
          <table:table-cell table:formula="of:=[.M178]+[.M177]" office:value-type="float" office:value="4.37851984151095E+036" calcext:value-type="float">
            <text:p>4.37851984151095E+036</text:p>
          </table:table-cell>
          <table:table-cell table:formula="of:=([.M179]-[.$O$2])/([.M179]+[.$O$2])" office:value-type="float" office:value="1" calcext:value-type="float">
            <text:p>1</text:p>
          </table:table-cell>
          <table:table-cell office:value-type="float" office:value="1093" calcext:value-type="float">
            <text:p>1093</text:p>
          </table:table-cell>
          <table:table-cell table:formula="of:=([.O179]-13)/([.O179]+13)" office:value-type="float" office:value="0.976491862567812" calcext:value-type="float">
            <text:p>0.976491862567812</text:p>
          </table:table-cell>
          <table:table-cell table:formula="of:=LOG([.O179])" office:value-type="float" office:value="3.0386201619497" calcext:value-type="float">
            <text:p>3.0386201619497</text:p>
          </table:table-cell>
          <table:table-cell office:value-type="float" office:value="1" calcext:value-type="float">
            <text:p>1</text:p>
          </table:table-cell>
          <table:table-cell office:value-type="float" office:value="2.02579874502501E-034" calcext:value-type="float">
            <text:p>2.02579874502501E-34</text:p>
          </table:table-cell>
          <table:table-cell office:value-type="float" office:value="1" calcext:value-type="float">
            <text:p>1</text:p>
          </table:table-cell>
          <table:table-cell table:formula="of:=FLOOR([.R179]*[.A179]+[.S179]*[.M179]+[.T179]*[.$O$2])+[.D179]+[.E179]" office:value-type="float" office:value="1093" calcext:value-type="float">
            <text:p>1093</text:p>
          </table:table-cell>
          <table:table-cell table:formula="of:=MOD([.X179]-13;13)" office:value-type="float" office:value="1" calcext:value-type="float">
            <text:p>1</text:p>
          </table:table-cell>
          <table:table-cell table:formula="of:=IF([.U179]=[.X179];&quot;success&quot;;&quot;next&quot;)" office:value-type="string" office:string-value="success" calcext:value-type="string">
            <text:p>success</text:p>
          </table:table-cell>
          <table:table-cell table:formula="of:=[.O179]" office:value-type="float" office:value="1093" calcext:value-type="float">
            <text:p>1093</text:p>
          </table:table-cell>
          <table:table-cell table:formula="of:=MOD([.X179];13*6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MOD([.A180];[.$O$2])" office:value-type="float" office:value="9" calcext:value-type="float">
            <text:p>9</text:p>
          </table:table-cell>
          <table:table-cell table:formula="of:=MOD([.A180];64)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DEC2BIN([.E180])" office:value-type="string" office:string-value="1110" calcext:value-type="string">
            <text:p>1110</text:p>
          </table:table-cell>
          <table:table-cell table:formula="of:=BIN2HEX([.F180])" office:value-type="string" office:string-value="E" calcext:value-type="string">
            <text:p>E</text:p>
          </table:table-cell>
          <table:table-cell table:formula="of:=DEC2BIN([.A180])" office:value-type="string" office:string-value="10110010" calcext:value-type="string">
            <text:p>10110010</text:p>
          </table:table-cell>
          <table:table-cell table:formula="of:=([.A180]-1)/([.A180]+1)" office:value-type="float" office:value="0.988826815642458" calcext:value-type="float">
            <text:p>0.988826815642458</text:p>
          </table:table-cell>
          <table:table-cell table:formula="of:=[.I180]+[.H180]" office:value-type="float" office:value="10110010.9888268" calcext:value-type="float">
            <text:p>10110010.9888268</text:p>
          </table:table-cell>
          <table:table-cell table:formula="of:=[.I180]/[.J180]" office:value-type="float" office:value="0.0000000978067003819551" calcext:value-type="float">
            <text:p>9.78067003819551E-08</text:p>
          </table:table-cell>
          <table:table-cell table:formula="of:=[.I180]/[.J180]" office:value-type="float" office:value="0.0000000978067003819551" calcext:value-type="float">
            <text:p>9.78067003819551E-08</text:p>
          </table:table-cell>
          <table:table-cell table:formula="of:=[.M179]+[.M178]" office:value-type="float" office:value="7.08459392398052E+036" calcext:value-type="float">
            <text:p>7.08459392398052E+036</text:p>
          </table:table-cell>
          <table:table-cell table:formula="of:=([.M180]-[.$O$2])/([.M180]+[.$O$2])" office:value-type="float" office:value="1" calcext:value-type="float">
            <text:p>1</text:p>
          </table:table-cell>
          <table:table-cell office:value-type="float" office:value="1097" calcext:value-type="float">
            <text:p>1097</text:p>
          </table:table-cell>
          <table:table-cell table:formula="of:=([.O180]-13)/([.O180]+13)" office:value-type="float" office:value="0.976576576576577" calcext:value-type="float">
            <text:p>0.976576576576577</text:p>
          </table:table-cell>
          <table:table-cell table:formula="of:=LOG([.O180])" office:value-type="float" office:value="3.04020662757471" calcext:value-type="float">
            <text:p>3.04020662757471</text:p>
          </table:table-cell>
          <table:table-cell office:value-type="float" office:value="0" calcext:value-type="float">
            <text:p>0</text:p>
          </table:table-cell>
          <table:table-cell office:value-type="float" office:value="1.51878853120694E-034" calcext:value-type="float">
            <text:p>1.51878853120694E-34</text:p>
          </table:table-cell>
          <table:table-cell office:value-type="float" office:value="0" calcext:value-type="float">
            <text:p>0</text:p>
          </table:table-cell>
          <table:table-cell table:formula="of:=FLOOR([.R180]*[.A180]+[.S180]*[.M180]+[.T180]*[.$O$2])+[.D180]+[.E180]" office:value-type="float" office:value="1097" calcext:value-type="float">
            <text:p>1097</text:p>
          </table:table-cell>
          <table:table-cell table:formula="of:=MOD([.X180]-13;13)" office:value-type="float" office:value="5" calcext:value-type="float">
            <text:p>5</text:p>
          </table:table-cell>
          <table:table-cell table:formula="of:=IF([.U180]=[.X180];&quot;success&quot;;&quot;next&quot;)" office:value-type="string" office:string-value="success" calcext:value-type="string">
            <text:p>success</text:p>
          </table:table-cell>
          <table:table-cell table:formula="of:=[.O180]" office:value-type="float" office:value="1097" calcext:value-type="float">
            <text:p>1097</text:p>
          </table:table-cell>
          <table:table-cell table:formula="of:=MOD([.X180];13*6)" office:value-type="float" office:value="5" calcext:value-type="float">
            <text:p>5</text:p>
          </table:table-cell>
          <table:table-cell table:number-columns-repeated="996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MOD([.A181];[.$O$2])" office:value-type="float" office:value="10" calcext:value-type="float">
            <text:p>10</text:p>
          </table:table-cell>
          <table:table-cell table:formula="of:=MOD([.A181];64)"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DEC2BIN([.E181])" office:value-type="string" office:string-value="1000" calcext:value-type="string">
            <text:p>1000</text:p>
          </table:table-cell>
          <table:table-cell table:formula="of:=BIN2HEX([.F181])" office:value-type="string" office:string-value="8" calcext:value-type="string">
            <text:p>8</text:p>
          </table:table-cell>
          <table:table-cell table:formula="of:=DEC2BIN([.A181])" office:value-type="string" office:string-value="10110011" calcext:value-type="string">
            <text:p>10110011</text:p>
          </table:table-cell>
          <table:table-cell table:formula="of:=([.A181]-1)/([.A181]+1)" office:value-type="float" office:value="0.988888888888889" calcext:value-type="float">
            <text:p>0.988888888888889</text:p>
          </table:table-cell>
          <table:table-cell table:formula="of:=[.I181]+[.H181]" office:value-type="float" office:value="10110011.9888889" calcext:value-type="float">
            <text:p>10110011.9888889</text:p>
          </table:table-cell>
          <table:table-cell table:formula="of:=[.I181]/[.J181]" office:value-type="float" office:value="0.0000000978128304868182" calcext:value-type="float">
            <text:p>9.78128304868182E-08</text:p>
          </table:table-cell>
          <table:table-cell table:formula="of:=[.I181]/[.J181]" office:value-type="float" office:value="0.0000000978128304868182" calcext:value-type="float">
            <text:p>9.78128304868182E-08</text:p>
          </table:table-cell>
          <table:table-cell table:formula="of:=[.M180]+[.M179]" office:value-type="float" office:value="1.14631137654915E+037" calcext:value-type="float">
            <text:p>1.14631137654915E+037</text:p>
          </table:table-cell>
          <table:table-cell table:formula="of:=([.M181]-[.$O$2])/([.M181]+[.$O$2])" office:value-type="float" office:value="1" calcext:value-type="float">
            <text:p>1</text:p>
          </table:table-cell>
          <table:table-cell office:value-type="float" office:value="1103" calcext:value-type="float">
            <text:p>1103</text:p>
          </table:table-cell>
          <table:table-cell table:formula="of:=([.O181]-13)/([.O181]+13)" office:value-type="float" office:value="0.976702508960573" calcext:value-type="float">
            <text:p>0.976702508960573</text:p>
          </table:table-cell>
          <table:table-cell table:formula="of:=LOG([.O181])" office:value-type="float" office:value="3.04257551244019" calcext:value-type="float">
            <text:p>3.04257551244019</text:p>
          </table:table-cell>
          <table:table-cell office:value-type="float" office:value="1" calcext:value-type="float">
            <text:p>1</text:p>
          </table:table-cell>
          <table:table-cell office:value-type="float" office:value="7.85999352734654E-035" calcext:value-type="float">
            <text:p>7.85999352734654E-35</text:p>
          </table:table-cell>
          <table:table-cell office:value-type="float" office:value="1" calcext:value-type="float">
            <text:p>1</text:p>
          </table:table-cell>
          <table:table-cell table:formula="of:=FLOOR([.R181]*[.A181]+[.S181]*[.M181]+[.T181]*[.$O$2])+[.D181]+[.E181]" office:value-type="float" office:value="1103" calcext:value-type="float">
            <text:p>1103</text:p>
          </table:table-cell>
          <table:table-cell table:formula="of:=MOD([.X181]-13;13)" office:value-type="float" office:value="11" calcext:value-type="float">
            <text:p>11</text:p>
          </table:table-cell>
          <table:table-cell table:formula="of:=IF([.U181]=[.X181];&quot;success&quot;;&quot;next&quot;)" office:value-type="string" office:string-value="success" calcext:value-type="string">
            <text:p>success</text:p>
          </table:table-cell>
          <table:table-cell table:formula="of:=[.O181]" office:value-type="float" office:value="1103" calcext:value-type="float">
            <text:p>1103</text:p>
          </table:table-cell>
          <table:table-cell table:formula="of:=MOD([.X181];13*6)" office:value-type="float" office:value="11" calcext:value-type="float">
            <text:p>11</text:p>
          </table:table-cell>
          <table:table-cell table:number-columns-repeated="996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MOD([.A182];[.$O$2])" office:value-type="float" office:value="11" calcext:value-type="float">
            <text:p>11</text:p>
          </table:table-cell>
          <table:table-cell table:formula="of:=MOD([.A182];64)"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DEC2BIN([.E182])" office:value-type="string" office:string-value="1" calcext:value-type="string">
            <text:p>1</text:p>
          </table:table-cell>
          <table:table-cell table:formula="of:=BIN2HEX([.F182])" office:value-type="string" office:string-value="1" calcext:value-type="string">
            <text:p>1</text:p>
          </table:table-cell>
          <table:table-cell table:formula="of:=DEC2BIN([.A182])" office:value-type="string" office:string-value="10110100" calcext:value-type="string">
            <text:p>10110100</text:p>
          </table:table-cell>
          <table:table-cell table:formula="of:=([.A182]-1)/([.A182]+1)" office:value-type="float" office:value="0.988950276243094" calcext:value-type="float">
            <text:p>0.988950276243094</text:p>
          </table:table-cell>
          <table:table-cell table:formula="of:=[.I182]+[.H182]" office:value-type="float" office:value="10110100.9889503" calcext:value-type="float">
            <text:p>10110100.9889503</text:p>
          </table:table-cell>
          <table:table-cell table:formula="of:=[.I182]/[.J182]" office:value-type="float" office:value="0.0000000978180413157056" calcext:value-type="float">
            <text:p>9.78180413157056E-08</text:p>
          </table:table-cell>
          <table:table-cell table:formula="of:=[.I182]/[.J182]" office:value-type="float" office:value="0.0000000978180413157056" calcext:value-type="float">
            <text:p>9.78180413157056E-08</text:p>
          </table:table-cell>
          <table:table-cell table:formula="of:=[.M181]+[.M180]" office:value-type="float" office:value="1.8547707689472E+037" calcext:value-type="float">
            <text:p>1.8547707689472E+037</text:p>
          </table:table-cell>
          <table:table-cell table:formula="of:=([.M182]-[.$O$2])/([.M182]+[.$O$2])" office:value-type="float" office:value="1" calcext:value-type="float">
            <text:p>1</text:p>
          </table:table-cell>
          <table:table-cell office:value-type="float" office:value="1109" calcext:value-type="float">
            <text:p>1109</text:p>
          </table:table-cell>
          <table:table-cell table:formula="of:=([.O182]-13)/([.O182]+13)" office:value-type="float" office:value="0.976827094474153" calcext:value-type="float">
            <text:p>0.976827094474153</text:p>
          </table:table-cell>
          <table:table-cell table:formula="of:=LOG([.O182])" office:value-type="float" office:value="3.04493154614916" calcext:value-type="float">
            <text:p>3.04493154614916</text:p>
          </table:table-cell>
          <table:table-cell office:value-type="float" office:value="0" calcext:value-type="float">
            <text:p>0</text:p>
          </table:table-cell>
          <table:table-cell office:value-type="float" office:value="5.91986901229441E-035" calcext:value-type="float">
            <text:p>5.91986901229441E-35</text:p>
          </table:table-cell>
          <table:table-cell office:value-type="float" office:value="0" calcext:value-type="float">
            <text:p>0</text:p>
          </table:table-cell>
          <table:table-cell table:formula="of:=FLOOR([.R182]*[.A182]+[.S182]*[.M182]+[.T182]*[.$O$2])+[.D182]+[.E182]" office:value-type="float" office:value="1109" calcext:value-type="float">
            <text:p>1109</text:p>
          </table:table-cell>
          <table:table-cell table:formula="of:=MOD([.X182]-13;13)" office:value-type="float" office:value="4" calcext:value-type="float">
            <text:p>4</text:p>
          </table:table-cell>
          <table:table-cell table:formula="of:=IF([.U182]=[.X182];&quot;success&quot;;&quot;next&quot;)" office:value-type="string" office:string-value="success" calcext:value-type="string">
            <text:p>success</text:p>
          </table:table-cell>
          <table:table-cell table:formula="of:=[.O182]" office:value-type="float" office:value="1109" calcext:value-type="float">
            <text:p>1109</text:p>
          </table:table-cell>
          <table:table-cell table:formula="of:=MOD([.X182];13*6)" office:value-type="float" office:value="17" calcext:value-type="float">
            <text:p>17</text:p>
          </table:table-cell>
          <table:table-cell table:number-columns-repeated="996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MOD([.A183];[.$O$2])" office:value-type="float" office:value="12" calcext:value-type="float">
            <text:p>12</text:p>
          </table:table-cell>
          <table:table-cell table:formula="of:=MOD([.A183];64)"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DEC2BIN([.E183])" office:value-type="string" office:string-value="1001" calcext:value-type="string">
            <text:p>1001</text:p>
          </table:table-cell>
          <table:table-cell table:formula="of:=BIN2HEX([.F183])" office:value-type="string" office:string-value="9" calcext:value-type="string">
            <text:p>9</text:p>
          </table:table-cell>
          <table:table-cell table:formula="of:=DEC2BIN([.A183])" office:value-type="string" office:string-value="10110101" calcext:value-type="string">
            <text:p>10110101</text:p>
          </table:table-cell>
          <table:table-cell table:formula="of:=([.A183]-1)/([.A183]+1)" office:value-type="float" office:value="0.989010989010989" calcext:value-type="float">
            <text:p>0.989010989010989</text:p>
          </table:table-cell>
          <table:table-cell table:formula="of:=[.I183]+[.H183]" office:value-type="float" office:value="10110101.989011" calcext:value-type="float">
            <text:p>10110101.989011</text:p>
          </table:table-cell>
          <table:table-cell table:formula="of:=[.I183]/[.J183]" office:value-type="float" office:value="0.0000000978240367986375" calcext:value-type="float">
            <text:p>9.78240367986375E-08</text:p>
          </table:table-cell>
          <table:table-cell table:formula="of:=[.I183]/[.J183]" office:value-type="float" office:value="0.0000000978240367986375" calcext:value-type="float">
            <text:p>9.78240367986375E-08</text:p>
          </table:table-cell>
          <table:table-cell table:formula="of:=[.M182]+[.M181]" office:value-type="float" office:value="3.00108214549635E+037" calcext:value-type="float">
            <text:p>3.00108214549635E+037</text:p>
          </table:table-cell>
          <table:table-cell table:formula="of:=([.M183]-[.$O$2])/([.M183]+[.$O$2])" office:value-type="float" office:value="1" calcext:value-type="float">
            <text:p>1</text:p>
          </table:table-cell>
          <table:table-cell office:value-type="float" office:value="1117" calcext:value-type="float">
            <text:p>1117</text:p>
          </table:table-cell>
          <table:table-cell table:formula="of:=([.O183]-13)/([.O183]+13)" office:value-type="float" office:value="0.976991150442478" calcext:value-type="float">
            <text:p>0.976991150442478</text:p>
          </table:table-cell>
          <table:table-cell table:formula="of:=LOG([.O183])" office:value-type="float" office:value="3.04805317311561" calcext:value-type="float">
            <text:p>3.04805317311561</text:p>
          </table:table-cell>
          <table:table-cell office:value-type="float" office:value="1" calcext:value-type="float">
            <text:p>1</text:p>
          </table:table-cell>
          <table:table-cell office:value-type="float" office:value="3.02890742715628E-035" calcext:value-type="float">
            <text:p>3.02890742715628E-35</text:p>
          </table:table-cell>
          <table:table-cell office:value-type="float" office:value="1" calcext:value-type="float">
            <text:p>1</text:p>
          </table:table-cell>
          <table:table-cell table:formula="of:=FLOOR([.R183]*[.A183]+[.S183]*[.M183]+[.T183]*[.$O$2])+[.D183]+[.E183]" office:value-type="float" office:value="1117" calcext:value-type="float">
            <text:p>1117</text:p>
          </table:table-cell>
          <table:table-cell table:formula="of:=MOD([.X183]-13;13)" office:value-type="float" office:value="12" calcext:value-type="float">
            <text:p>12</text:p>
          </table:table-cell>
          <table:table-cell table:formula="of:=IF([.U183]=[.X183];&quot;success&quot;;&quot;next&quot;)" office:value-type="string" office:string-value="success" calcext:value-type="string">
            <text:p>success</text:p>
          </table:table-cell>
          <table:table-cell table:formula="of:=[.O183]" office:value-type="float" office:value="1117" calcext:value-type="float">
            <text:p>1117</text:p>
          </table:table-cell>
          <table:table-cell table:formula="of:=MOD([.X183];13*6)" office:value-type="float" office:value="25" calcext:value-type="float">
            <text:p>25</text:p>
          </table:table-cell>
          <table:table-cell table:number-columns-repeated="996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MOD([.A184];[.$O$2])" office:value-type="float" office:value="0" calcext:value-type="float">
            <text:p>0</text:p>
          </table:table-cell>
          <table:table-cell table:formula="of:=MOD([.A184];64)"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DEC2BIN([.E184])" office:value-type="string" office:string-value="0" calcext:value-type="string">
            <text:p>0</text:p>
          </table:table-cell>
          <table:table-cell table:formula="of:=BIN2HEX([.F184])" office:value-type="string" office:string-value="0" calcext:value-type="string">
            <text:p>0</text:p>
          </table:table-cell>
          <table:table-cell table:formula="of:=DEC2BIN([.A184])" office:value-type="string" office:string-value="10110110" calcext:value-type="string">
            <text:p>10110110</text:p>
          </table:table-cell>
          <table:table-cell table:formula="of:=([.A184]-1)/([.A184]+1)" office:value-type="float" office:value="0.989071038251366" calcext:value-type="float">
            <text:p>0.989071038251366</text:p>
          </table:table-cell>
          <table:table-cell table:formula="of:=[.I184]+[.H184]" office:value-type="float" office:value="10110110.989071" calcext:value-type="float">
            <text:p>10110110.989071</text:p>
          </table:table-cell>
          <table:table-cell table:formula="of:=[.I184]/[.J184]" office:value-type="float" office:value="0.0000000978298892386587" calcext:value-type="float">
            <text:p>9.78298892386587E-08</text:p>
          </table:table-cell>
          <table:table-cell table:formula="of:=[.I184]/[.J184]" office:value-type="float" office:value="0.0000000978298892386587" calcext:value-type="float">
            <text:p>9.78298892386587E-08</text:p>
          </table:table-cell>
          <table:table-cell table:formula="of:=[.M183]+[.M182]" office:value-type="float" office:value="4.85585291444354E+037" calcext:value-type="float">
            <text:p>4.85585291444354E+037</text:p>
          </table:table-cell>
          <table:table-cell table:formula="of:=([.M184]-[.$O$2])/([.M184]+[.$O$2])" office:value-type="float" office:value="1" calcext:value-type="float">
            <text:p>1</text:p>
          </table:table-cell>
          <table:table-cell office:value-type="float" office:value="1123" calcext:value-type="float">
            <text:p>1123</text:p>
          </table:table-cell>
          <table:table-cell table:formula="of:=([.O184]-13)/([.O184]+13)" office:value-type="float" office:value="0.977112676056338" calcext:value-type="float">
            <text:p>0.977112676056338</text:p>
          </table:table-cell>
          <table:table-cell table:formula="of:=LOG([.O184])" office:value-type="float" office:value="3.05037975626146" calcext:value-type="float">
            <text:p>3.05037975626146</text:p>
          </table:table-cell>
          <table:table-cell office:value-type="float" office:value="0" calcext:value-type="float">
            <text:p>0</text:p>
          </table:table-cell>
          <table:table-cell office:value-type="float" office:value="2.31267301499121E-035" calcext:value-type="float">
            <text:p>2.31267301499121E-35</text:p>
          </table:table-cell>
          <table:table-cell office:value-type="float" office:value="0" calcext:value-type="float">
            <text:p>0</text:p>
          </table:table-cell>
          <table:table-cell table:formula="of:=FLOOR([.R184]*[.A184]+[.S184]*[.M184]+[.T184]*[.$O$2])+[.D184]+[.E184]" office:value-type="float" office:value="1123" calcext:value-type="float">
            <text:p>1123</text:p>
          </table:table-cell>
          <table:table-cell table:formula="of:=MOD([.X184]-13;13)" office:value-type="float" office:value="5" calcext:value-type="float">
            <text:p>5</text:p>
          </table:table-cell>
          <table:table-cell table:formula="of:=IF([.U184]=[.X184];&quot;success&quot;;&quot;next&quot;)" office:value-type="string" office:string-value="success" calcext:value-type="string">
            <text:p>success</text:p>
          </table:table-cell>
          <table:table-cell table:formula="of:=[.O184]" office:value-type="float" office:value="1123" calcext:value-type="float">
            <text:p>1123</text:p>
          </table:table-cell>
          <table:table-cell table:formula="of:=MOD([.X184];13*6)" office:value-type="float" office:value="31" calcext:value-type="float">
            <text:p>31</text:p>
          </table:table-cell>
          <table:table-cell table:number-columns-repeated="996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MOD([.A185];[.$O$2])" office:value-type="float" office:value="1" calcext:value-type="float">
            <text:p>1</text:p>
          </table:table-cell>
          <table:table-cell table:formula="of:=MOD([.A185];64)"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DEC2BIN([.E185])" office:value-type="string" office:string-value="1001" calcext:value-type="string">
            <text:p>1001</text:p>
          </table:table-cell>
          <table:table-cell table:formula="of:=BIN2HEX([.F185])" office:value-type="string" office:string-value="9" calcext:value-type="string">
            <text:p>9</text:p>
          </table:table-cell>
          <table:table-cell table:formula="of:=DEC2BIN([.A185])" office:value-type="string" office:string-value="10110111" calcext:value-type="string">
            <text:p>10110111</text:p>
          </table:table-cell>
          <table:table-cell table:formula="of:=([.A185]-1)/([.A185]+1)" office:value-type="float" office:value="0.989130434782609" calcext:value-type="float">
            <text:p>0.989130434782609</text:p>
          </table:table-cell>
          <table:table-cell table:formula="of:=[.I185]+[.H185]" office:value-type="float" office:value="10110111.9891304" calcext:value-type="float">
            <text:p>10110111.9891304</text:p>
          </table:table-cell>
          <table:table-cell table:formula="of:=[.I185]/[.J185]" office:value-type="float" office:value="0.0000000978357545243852" calcext:value-type="float">
            <text:p>9.78357545243852E-08</text:p>
          </table:table-cell>
          <table:table-cell table:formula="of:=[.I185]/[.J185]" office:value-type="float" office:value="0.0000000978357545243852" calcext:value-type="float">
            <text:p>9.78357545243852E-08</text:p>
          </table:table-cell>
          <table:table-cell table:formula="of:=[.M184]+[.M183]" office:value-type="float" office:value="7.85693505993989E+037" calcext:value-type="float">
            <text:p>7.85693505993989E+037</text:p>
          </table:table-cell>
          <table:table-cell table:formula="of:=([.M185]-[.$O$2])/([.M185]+[.$O$2])" office:value-type="float" office:value="1" calcext:value-type="float">
            <text:p>1</text:p>
          </table:table-cell>
          <table:table-cell office:value-type="float" office:value="1129" calcext:value-type="float">
            <text:p>1129</text:p>
          </table:table-cell>
          <table:table-cell table:formula="of:=([.O185]-13)/([.O185]+13)" office:value-type="float" office:value="0.97723292469352" calcext:value-type="float">
            <text:p>0.97723292469352</text:p>
          </table:table-cell>
          <table:table-cell table:formula="of:=LOG([.O185])" office:value-type="float" office:value="3.05269394192497" calcext:value-type="float">
            <text:p>3.05269394192497</text:p>
          </table:table-cell>
          <table:table-cell office:value-type="float" office:value="1" calcext:value-type="float">
            <text:p>1</text:p>
          </table:table-cell>
          <table:table-cell office:value-type="float" office:value="1.16584901493001E-035" calcext:value-type="float">
            <text:p>1.16584901493001E-35</text:p>
          </table:table-cell>
          <table:table-cell office:value-type="float" office:value="1" calcext:value-type="float">
            <text:p>1</text:p>
          </table:table-cell>
          <table:table-cell table:formula="of:=FLOOR([.R185]*[.A185]+[.S185]*[.M185]+[.T185]*[.$O$2])+[.D185]+[.E185]" office:value-type="float" office:value="1129" calcext:value-type="float">
            <text:p>1129</text:p>
          </table:table-cell>
          <table:table-cell table:formula="of:=MOD([.X185]-13;13)" office:value-type="float" office:value="11" calcext:value-type="float">
            <text:p>11</text:p>
          </table:table-cell>
          <table:table-cell table:formula="of:=IF([.U185]=[.X185];&quot;success&quot;;&quot;next&quot;)" office:value-type="string" office:string-value="success" calcext:value-type="string">
            <text:p>success</text:p>
          </table:table-cell>
          <table:table-cell table:formula="of:=[.O185]" office:value-type="float" office:value="1129" calcext:value-type="float">
            <text:p>1129</text:p>
          </table:table-cell>
          <table:table-cell table:formula="of:=MOD([.X185];13*6)" office:value-type="float" office:value="37" calcext:value-type="float">
            <text:p>37</text:p>
          </table:table-cell>
          <table:table-cell table:number-columns-repeated="996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MOD([.A186];[.$O$2])" office:value-type="float" office:value="2" calcext:value-type="float">
            <text:p>2</text:p>
          </table:table-cell>
          <table:table-cell table:formula="of:=MOD([.A186];64)"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DEC2BIN([.E186])" office:value-type="string" office:string-value="1" calcext:value-type="string">
            <text:p>1</text:p>
          </table:table-cell>
          <table:table-cell table:formula="of:=BIN2HEX([.F186])" office:value-type="string" office:string-value="1" calcext:value-type="string">
            <text:p>1</text:p>
          </table:table-cell>
          <table:table-cell table:formula="of:=DEC2BIN([.A186])" office:value-type="string" office:string-value="10111000" calcext:value-type="string">
            <text:p>10111000</text:p>
          </table:table-cell>
          <table:table-cell table:formula="of:=([.A186]-1)/([.A186]+1)" office:value-type="float" office:value="0.989189189189189" calcext:value-type="float">
            <text:p>0.989189189189189</text:p>
          </table:table-cell>
          <table:table-cell table:formula="of:=[.I186]+[.H186]" office:value-type="float" office:value="10111000.9891892" calcext:value-type="float">
            <text:p>10111000.9891892</text:p>
          </table:table-cell>
          <table:table-cell table:formula="of:=[.I186]/[.J186]" office:value-type="float" office:value="0.0000000978329633482227" calcext:value-type="float">
            <text:p>9.78329633482227E-08</text:p>
          </table:table-cell>
          <table:table-cell table:formula="of:=[.I186]/[.J186]" office:value-type="float" office:value="0.0000000978329633482227" calcext:value-type="float">
            <text:p>9.78329633482227E-08</text:p>
          </table:table-cell>
          <table:table-cell table:formula="of:=[.M185]+[.M184]" office:value-type="float" office:value="1.27127879743834E+038" calcext:value-type="float">
            <text:p>1.27127879743834E+038</text:p>
          </table:table-cell>
          <table:table-cell table:formula="of:=([.M186]-[.$O$2])/([.M186]+[.$O$2])" office:value-type="float" office:value="1" calcext:value-type="float">
            <text:p>1</text:p>
          </table:table-cell>
          <table:table-cell office:value-type="float" office:value="1151" calcext:value-type="float">
            <text:p>1151</text:p>
          </table:table-cell>
          <table:table-cell table:formula="of:=([.O186]-13)/([.O186]+13)" office:value-type="float" office:value="0.97766323024055" calcext:value-type="float">
            <text:p>0.97766323024055</text:p>
          </table:table-cell>
          <table:table-cell table:formula="of:=LOG([.O186])" office:value-type="float" office:value="3.06107532362979" calcext:value-type="float">
            <text:p>3.06107532362979</text:p>
          </table:table-cell>
          <table:table-cell office:value-type="float" office:value="0" calcext:value-type="float">
            <text:p>0</text:p>
          </table:table-cell>
          <table:table-cell office:value-type="float" office:value="9.02241115254366E-036" calcext:value-type="float">
            <text:p>9.02241115254366E-36</text:p>
          </table:table-cell>
          <table:table-cell office:value-type="float" office:value="0" calcext:value-type="float">
            <text:p>0</text:p>
          </table:table-cell>
          <table:table-cell table:formula="of:=FLOOR([.R186]*[.A186]+[.S186]*[.M186]+[.T186]*[.$O$2])+[.D186]+[.E186]" office:value-type="float" office:value="1151" calcext:value-type="float">
            <text:p>1151</text:p>
          </table:table-cell>
          <table:table-cell table:formula="of:=MOD([.X186]-13;13)" office:value-type="float" office:value="7" calcext:value-type="float">
            <text:p>7</text:p>
          </table:table-cell>
          <table:table-cell table:formula="of:=IF([.U186]=[.X186];&quot;success&quot;;&quot;next&quot;)" office:value-type="string" office:string-value="success" calcext:value-type="string">
            <text:p>success</text:p>
          </table:table-cell>
          <table:table-cell table:formula="of:=[.O186]" office:value-type="float" office:value="1151" calcext:value-type="float">
            <text:p>1151</text:p>
          </table:table-cell>
          <table:table-cell table:formula="of:=MOD([.X186];13*6)" office:value-type="float" office:value="59" calcext:value-type="float">
            <text:p>59</text:p>
          </table:table-cell>
          <table:table-cell table:number-columns-repeated="996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MOD([.A187];[.$O$2])" office:value-type="float" office:value="3" calcext:value-type="float">
            <text:p>3</text:p>
          </table:table-cell>
          <table:table-cell table:formula="of:=MOD([.A187];64)"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DEC2BIN([.E187])" office:value-type="string" office:string-value="1000" calcext:value-type="string">
            <text:p>1000</text:p>
          </table:table-cell>
          <table:table-cell table:formula="of:=BIN2HEX([.F187])" office:value-type="string" office:string-value="8" calcext:value-type="string">
            <text:p>8</text:p>
          </table:table-cell>
          <table:table-cell table:formula="of:=DEC2BIN([.A187])" office:value-type="string" office:string-value="10111001" calcext:value-type="string">
            <text:p>10111001</text:p>
          </table:table-cell>
          <table:table-cell table:formula="of:=([.A187]-1)/([.A187]+1)" office:value-type="float" office:value="0.989247311827957" calcext:value-type="float">
            <text:p>0.989247311827957</text:p>
          </table:table-cell>
          <table:table-cell table:formula="of:=[.I187]+[.H187]" office:value-type="float" office:value="10111001.9892473" calcext:value-type="float">
            <text:p>10111001.9892473</text:p>
          </table:table-cell>
          <table:table-cell table:formula="of:=[.I187]/[.J187]" office:value-type="float" office:value="0.0000000978387021266524" calcext:value-type="float">
            <text:p>9.78387021266524E-08</text:p>
          </table:table-cell>
          <table:table-cell table:formula="of:=[.I187]/[.J187]" office:value-type="float" office:value="0.0000000978387021266524" calcext:value-type="float">
            <text:p>9.78387021266524E-08</text:p>
          </table:table-cell>
          <table:table-cell table:formula="of:=[.M186]+[.M185]" office:value-type="float" office:value="2.05697230343233E+038" calcext:value-type="float">
            <text:p>2.05697230343233E+038</text:p>
          </table:table-cell>
          <table:table-cell table:formula="of:=([.M187]-[.$O$2])/([.M187]+[.$O$2])" office:value-type="float" office:value="1" calcext:value-type="float">
            <text:p>1</text:p>
          </table:table-cell>
          <table:table-cell office:value-type="float" office:value="1153" calcext:value-type="float">
            <text:p>1153</text:p>
          </table:table-cell>
          <table:table-cell table:formula="of:=([.O187]-13)/([.O187]+13)" office:value-type="float" office:value="0.97770154373928" calcext:value-type="float">
            <text:p>0.97770154373928</text:p>
          </table:table-cell>
          <table:table-cell table:formula="of:=LOG([.O187])" office:value-type="float" office:value="3.0618293072947" calcext:value-type="float">
            <text:p>3.0618293072947</text:p>
          </table:table-cell>
          <table:table-cell office:value-type="float" office:value="1" calcext:value-type="float">
            <text:p>1</text:p>
          </table:table-cell>
          <table:table-cell office:value-type="float" office:value="4.55037726292259E-036" calcext:value-type="float">
            <text:p>4.55037726292259E-36</text:p>
          </table:table-cell>
          <table:table-cell office:value-type="float" office:value="1" calcext:value-type="float">
            <text:p>1</text:p>
          </table:table-cell>
          <table:table-cell table:formula="of:=FLOOR([.R187]*[.A187]+[.S187]*[.M187]+[.T187]*[.$O$2])+[.D187]+[.E187]" office:value-type="float" office:value="1153" calcext:value-type="float">
            <text:p>1153</text:p>
          </table:table-cell>
          <table:table-cell table:formula="of:=MOD([.X187]-13;13)" office:value-type="float" office:value="9" calcext:value-type="float">
            <text:p>9</text:p>
          </table:table-cell>
          <table:table-cell table:formula="of:=IF([.U187]=[.X187];&quot;success&quot;;&quot;next&quot;)" office:value-type="string" office:string-value="success" calcext:value-type="string">
            <text:p>success</text:p>
          </table:table-cell>
          <table:table-cell table:formula="of:=[.O187]" office:value-type="float" office:value="1153" calcext:value-type="float">
            <text:p>1153</text:p>
          </table:table-cell>
          <table:table-cell table:formula="of:=MOD([.X187];13*6)" office:value-type="float" office:value="61" calcext:value-type="float">
            <text:p>61</text:p>
          </table:table-cell>
          <table:table-cell table:number-columns-repeated="996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MOD([.A188];[.$O$2])" office:value-type="float" office:value="4" calcext:value-type="float">
            <text:p>4</text:p>
          </table:table-cell>
          <table:table-cell table:formula="of:=MOD([.A188];64)"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DEC2BIN([.E188])" office:value-type="string" office:string-value="10" calcext:value-type="string">
            <text:p>10</text:p>
          </table:table-cell>
          <table:table-cell table:formula="of:=BIN2HEX([.F188])" office:value-type="string" office:string-value="2" calcext:value-type="string">
            <text:p>2</text:p>
          </table:table-cell>
          <table:table-cell table:formula="of:=DEC2BIN([.A188])" office:value-type="string" office:string-value="10111010" calcext:value-type="string">
            <text:p>10111010</text:p>
          </table:table-cell>
          <table:table-cell table:formula="of:=([.A188]-1)/([.A188]+1)" office:value-type="float" office:value="0.989304812834225" calcext:value-type="float">
            <text:p>0.989304812834225</text:p>
          </table:table-cell>
          <table:table-cell table:formula="of:=[.I188]+[.H188]" office:value-type="float" office:value="10111010.9893048" calcext:value-type="float">
            <text:p>10111010.9893048</text:p>
          </table:table-cell>
          <table:table-cell table:formula="of:=[.I188]/[.J188]" office:value-type="float" office:value="0.0000000978443020070582" calcext:value-type="float">
            <text:p>9.78443020070582E-08</text:p>
          </table:table-cell>
          <table:table-cell table:formula="of:=[.I188]/[.J188]" office:value-type="float" office:value="0.0000000978443020070582" calcext:value-type="float">
            <text:p>9.78443020070582E-08</text:p>
          </table:table-cell>
          <table:table-cell table:formula="of:=[.M187]+[.M186]" office:value-type="float" office:value="3.32825110087068E+038" calcext:value-type="float">
            <text:p>3.32825110087068E+038</text:p>
          </table:table-cell>
          <table:table-cell table:formula="of:=([.M188]-[.$O$2])/([.M188]+[.$O$2])" office:value-type="float" office:value="1" calcext:value-type="float">
            <text:p>1</text:p>
          </table:table-cell>
          <table:table-cell office:value-type="float" office:value="1163" calcext:value-type="float">
            <text:p>1163</text:p>
          </table:table-cell>
          <table:table-cell table:formula="of:=([.O188]-13)/([.O188]+13)" office:value-type="float" office:value="0.977891156462585" calcext:value-type="float">
            <text:p>0.977891156462585</text:p>
          </table:table-cell>
          <table:table-cell table:formula="of:=LOG([.O188])" office:value-type="float" office:value="3.06557971472845" calcext:value-type="float">
            <text:p>3.06557971472845</text:p>
          </table:table-cell>
          <table:table-cell office:value-type="float" office:value="0" calcext:value-type="float">
            <text:p>0</text:p>
          </table:table-cell>
          <table:table-cell office:value-type="float" office:value="3.47029104774532E-036" calcext:value-type="float">
            <text:p>3.47029104774532E-36</text:p>
          </table:table-cell>
          <table:table-cell office:value-type="float" office:value="0" calcext:value-type="float">
            <text:p>0</text:p>
          </table:table-cell>
          <table:table-cell table:formula="of:=FLOOR([.R188]*[.A188]+[.S188]*[.M188]+[.T188]*[.$O$2])+[.D188]+[.E188]" office:value-type="float" office:value="1163" calcext:value-type="float">
            <text:p>1163</text:p>
          </table:table-cell>
          <table:table-cell table:formula="of:=MOD([.X188]-13;13)" office:value-type="float" office:value="6" calcext:value-type="float">
            <text:p>6</text:p>
          </table:table-cell>
          <table:table-cell table:formula="of:=IF([.U188]=[.X188];&quot;success&quot;;&quot;next&quot;)" office:value-type="string" office:string-value="success" calcext:value-type="string">
            <text:p>success</text:p>
          </table:table-cell>
          <table:table-cell table:formula="of:=[.O188]" office:value-type="float" office:value="1163" calcext:value-type="float">
            <text:p>1163</text:p>
          </table:table-cell>
          <table:table-cell table:formula="of:=MOD([.X188];13*6)" office:value-type="float" office:value="71" calcext:value-type="float">
            <text:p>71</text:p>
          </table:table-cell>
          <table:table-cell table:number-columns-repeated="996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MOD([.A189];[.$O$2])" office:value-type="float" office:value="5" calcext:value-type="float">
            <text:p>5</text:p>
          </table:table-cell>
          <table:table-cell table:formula="of:=MOD([.A189];64)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DEC2BIN([.E189])" office:value-type="string" office:string-value="100" calcext:value-type="string">
            <text:p>100</text:p>
          </table:table-cell>
          <table:table-cell table:formula="of:=BIN2HEX([.F189])" office:value-type="string" office:string-value="4" calcext:value-type="string">
            <text:p>4</text:p>
          </table:table-cell>
          <table:table-cell table:formula="of:=DEC2BIN([.A189])" office:value-type="string" office:string-value="10111011" calcext:value-type="string">
            <text:p>10111011</text:p>
          </table:table-cell>
          <table:table-cell table:formula="of:=([.A189]-1)/([.A189]+1)" office:value-type="float" office:value="0.98936170212766" calcext:value-type="float">
            <text:p>0.98936170212766</text:p>
          </table:table-cell>
          <table:table-cell table:formula="of:=[.I189]+[.H189]" office:value-type="float" office:value="10111011.9893617" calcext:value-type="float">
            <text:p>10111011.9893617</text:p>
          </table:table-cell>
          <table:table-cell table:formula="of:=[.I189]/[.J189]" office:value-type="float" office:value="0.000000097849918798298" calcext:value-type="float">
            <text:p>9.7849918798298E-08</text:p>
          </table:table-cell>
          <table:table-cell table:formula="of:=[.I189]/[.J189]" office:value-type="float" office:value="0.000000097849918798298" calcext:value-type="float">
            <text:p>9.7849918798298E-08</text:p>
          </table:table-cell>
          <table:table-cell table:formula="of:=[.M188]+[.M187]" office:value-type="float" office:value="5.38522340430301E+038" calcext:value-type="float">
            <text:p>5.38522340430301E+038</text:p>
          </table:table-cell>
          <table:table-cell table:formula="of:=([.M189]-[.$O$2])/([.M189]+[.$O$2])" office:value-type="float" office:value="1" calcext:value-type="float">
            <text:p>1</text:p>
          </table:table-cell>
          <table:table-cell office:value-type="float" office:value="1171" calcext:value-type="float">
            <text:p>1171</text:p>
          </table:table-cell>
          <table:table-cell table:formula="of:=([.O189]-13)/([.O189]+13)" office:value-type="float" office:value="0.978040540540541" calcext:value-type="float">
            <text:p>0.978040540540541</text:p>
          </table:table-cell>
          <table:table-cell table:formula="of:=LOG([.O189])" office:value-type="float" office:value="3.06855689507236" calcext:value-type="float">
            <text:p>3.06855689507236</text:p>
          </table:table-cell>
          <table:table-cell office:value-type="float" office:value="1" calcext:value-type="float">
            <text:p>1</text:p>
          </table:table-cell>
          <table:table-cell office:value-type="float" office:value="1.79379744808382E-036" calcext:value-type="float">
            <text:p>1.79379744808382E-36</text:p>
          </table:table-cell>
          <table:table-cell office:value-type="float" office:value="1" calcext:value-type="float">
            <text:p>1</text:p>
          </table:table-cell>
          <table:table-cell table:formula="of:=FLOOR([.R189]*[.A189]+[.S189]*[.M189]+[.T189]*[.$O$2])+[.D189]+[.E189]" office:value-type="float" office:value="1171" calcext:value-type="float">
            <text:p>1171</text:p>
          </table:table-cell>
          <table:table-cell table:formula="of:=MOD([.X189]-13;13)" office:value-type="float" office:value="1" calcext:value-type="float">
            <text:p>1</text:p>
          </table:table-cell>
          <table:table-cell table:formula="of:=IF([.U189]=[.X189];&quot;success&quot;;&quot;next&quot;)" office:value-type="string" office:string-value="success" calcext:value-type="string">
            <text:p>success</text:p>
          </table:table-cell>
          <table:table-cell table:formula="of:=[.O189]" office:value-type="float" office:value="1171" calcext:value-type="float">
            <text:p>1171</text:p>
          </table:table-cell>
          <table:table-cell table:formula="of:=MOD([.X189];13*6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MOD([.A190];[.$O$2])" office:value-type="float" office:value="6" calcext:value-type="float">
            <text:p>6</text:p>
          </table:table-cell>
          <table:table-cell table:formula="of:=MOD([.A190];64)"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formula="of:=DEC2BIN([.E190])" office:value-type="string" office:string-value="1111" calcext:value-type="string">
            <text:p>1111</text:p>
          </table:table-cell>
          <table:table-cell table:formula="of:=BIN2HEX([.F190])" office:value-type="string" office:string-value="F" calcext:value-type="string">
            <text:p>F</text:p>
          </table:table-cell>
          <table:table-cell table:formula="of:=DEC2BIN([.A190])" office:value-type="string" office:string-value="10111100" calcext:value-type="string">
            <text:p>10111100</text:p>
          </table:table-cell>
          <table:table-cell table:formula="of:=([.A190]-1)/([.A190]+1)" office:value-type="float" office:value="0.989417989417989" calcext:value-type="float">
            <text:p>0.989417989417989</text:p>
          </table:table-cell>
          <table:table-cell table:formula="of:=[.I190]+[.H190]" office:value-type="float" office:value="10111100.989418" calcext:value-type="float">
            <text:p>10111100.989418</text:p>
          </table:table-cell>
          <table:table-cell table:formula="of:=[.I190]/[.J190]" office:value-type="float" office:value="0.0000000978546243829913" calcext:value-type="float">
            <text:p>9.78546243829913E-08</text:p>
          </table:table-cell>
          <table:table-cell table:formula="of:=[.I190]/[.J190]" office:value-type="float" office:value="0.0000000978546243829913" calcext:value-type="float">
            <text:p>9.78546243829913E-08</text:p>
          </table:table-cell>
          <table:table-cell table:formula="of:=[.M189]+[.M188]" office:value-type="float" office:value="8.71347450517368E+038" calcext:value-type="float">
            <text:p>8.71347450517368E+038</text:p>
          </table:table-cell>
          <table:table-cell table:formula="of:=([.M190]-[.$O$2])/([.M190]+[.$O$2])" office:value-type="float" office:value="1" calcext:value-type="float">
            <text:p>1</text:p>
          </table:table-cell>
          <table:table-cell office:value-type="float" office:value="1181" calcext:value-type="float">
            <text:p>1181</text:p>
          </table:table-cell>
          <table:table-cell table:formula="of:=([.O190]-13)/([.O190]+13)" office:value-type="float" office:value="0.97822445561139" calcext:value-type="float">
            <text:p>0.97822445561139</text:p>
          </table:table-cell>
          <table:table-cell table:formula="of:=LOG([.O190])" office:value-type="float" office:value="3.07224989761351" calcext:value-type="float">
            <text:p>3.07224989761351</text:p>
          </table:table-cell>
          <table:table-cell office:value-type="float" office:value="0" calcext:value-type="float">
            <text:p>0</text:p>
          </table:table-cell>
          <table:table-cell office:value-type="float" office:value="1.32782852501952E-036" calcext:value-type="float">
            <text:p>1.32782852501952E-36</text:p>
          </table:table-cell>
          <table:table-cell office:value-type="float" office:value="0" calcext:value-type="float">
            <text:p>0</text:p>
          </table:table-cell>
          <table:table-cell table:formula="of:=FLOOR([.R190]*[.A190]+[.S190]*[.M190]+[.T190]*[.$O$2])+[.D190]+[.E190]" office:value-type="float" office:value="1181" calcext:value-type="float">
            <text:p>1181</text:p>
          </table:table-cell>
          <table:table-cell table:formula="of:=MOD([.X190]-13;13)" office:value-type="float" office:value="11" calcext:value-type="float">
            <text:p>11</text:p>
          </table:table-cell>
          <table:table-cell table:formula="of:=IF([.U190]=[.X190];&quot;success&quot;;&quot;next&quot;)" office:value-type="string" office:string-value="success" calcext:value-type="string">
            <text:p>success</text:p>
          </table:table-cell>
          <table:table-cell table:formula="of:=[.O190]" office:value-type="float" office:value="1181" calcext:value-type="float">
            <text:p>1181</text:p>
          </table:table-cell>
          <table:table-cell table:formula="of:=MOD([.X190];13*6)" office:value-type="float" office:value="11" calcext:value-type="float">
            <text:p>11</text:p>
          </table:table-cell>
          <table:table-cell table:number-columns-repeated="996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MOD([.A191];[.$O$2])" office:value-type="float" office:value="7" calcext:value-type="float">
            <text:p>7</text:p>
          </table:table-cell>
          <table:table-cell table:formula="of:=MOD([.A191];64)"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DEC2BIN([.E191])" office:value-type="string" office:string-value="11" calcext:value-type="string">
            <text:p>11</text:p>
          </table:table-cell>
          <table:table-cell table:formula="of:=BIN2HEX([.F191])" office:value-type="string" office:string-value="3" calcext:value-type="string">
            <text:p>3</text:p>
          </table:table-cell>
          <table:table-cell table:formula="of:=DEC2BIN([.A191])" office:value-type="string" office:string-value="10111101" calcext:value-type="string">
            <text:p>10111101</text:p>
          </table:table-cell>
          <table:table-cell table:formula="of:=([.A191]-1)/([.A191]+1)" office:value-type="float" office:value="0.989473684210526" calcext:value-type="float">
            <text:p>0.989473684210526</text:p>
          </table:table-cell>
          <table:table-cell table:formula="of:=[.I191]+[.H191]" office:value-type="float" office:value="10111101.9894737" calcext:value-type="float">
            <text:p>10111101.9894737</text:p>
          </table:table-cell>
          <table:table-cell table:formula="of:=[.I191]/[.J191]" office:value-type="float" office:value="0.0000000978601229856679" calcext:value-type="float">
            <text:p>9.78601229856679E-08</text:p>
          </table:table-cell>
          <table:table-cell table:formula="of:=[.I191]/[.J191]" office:value-type="float" office:value="0.0000000978601229856679" calcext:value-type="float">
            <text:p>9.78601229856679E-08</text:p>
          </table:table-cell>
          <table:table-cell table:formula="of:=[.M190]+[.M189]" office:value-type="float" office:value="1.40986979094767E+039" calcext:value-type="float">
            <text:p>1.40986979094767E+039</text:p>
          </table:table-cell>
          <table:table-cell table:formula="of:=([.M191]-[.$O$2])/([.M191]+[.$O$2])" office:value-type="float" office:value="1" calcext:value-type="float">
            <text:p>1</text:p>
          </table:table-cell>
          <table:table-cell office:value-type="float" office:value="1187" calcext:value-type="float">
            <text:p>1187</text:p>
          </table:table-cell>
          <table:table-cell table:formula="of:=([.O191]-13)/([.O191]+13)" office:value-type="float" office:value="0.978333333333333" calcext:value-type="float">
            <text:p>0.978333333333333</text:p>
          </table:table-cell>
          <table:table-cell table:formula="of:=LOG([.O191])" office:value-type="float" office:value="3.07445071895459" calcext:value-type="float">
            <text:p>3.07445071895459</text:p>
          </table:table-cell>
          <table:table-cell office:value-type="float" office:value="1" calcext:value-type="float">
            <text:p>1</text:p>
          </table:table-cell>
          <table:table-cell office:value-type="float" office:value="6.93681080536253E-037" calcext:value-type="float">
            <text:p>6.93681080536253E-37</text:p>
          </table:table-cell>
          <table:table-cell office:value-type="float" office:value="1" calcext:value-type="float">
            <text:p>1</text:p>
          </table:table-cell>
          <table:table-cell table:formula="of:=FLOOR([.R191]*[.A191]+[.S191]*[.M191]+[.T191]*[.$O$2])+[.D191]+[.E191]" office:value-type="float" office:value="1187" calcext:value-type="float">
            <text:p>1187</text:p>
          </table:table-cell>
          <table:table-cell table:formula="of:=MOD([.X191]-13;13)" office:value-type="float" office:value="4" calcext:value-type="float">
            <text:p>4</text:p>
          </table:table-cell>
          <table:table-cell table:formula="of:=IF([.U191]=[.X191];&quot;success&quot;;&quot;next&quot;)" office:value-type="string" office:string-value="success" calcext:value-type="string">
            <text:p>success</text:p>
          </table:table-cell>
          <table:table-cell table:formula="of:=[.O191]" office:value-type="float" office:value="1187" calcext:value-type="float">
            <text:p>1187</text:p>
          </table:table-cell>
          <table:table-cell table:formula="of:=MOD([.X191];13*6)" office:value-type="float" office:value="17" calcext:value-type="float">
            <text:p>17</text:p>
          </table:table-cell>
          <table:table-cell table:number-columns-repeated="996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MOD([.A192];[.$O$2])" office:value-type="float" office:value="8" calcext:value-type="float">
            <text:p>8</text:p>
          </table:table-cell>
          <table:table-cell table:formula="of:=MOD([.A192];64)"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DEC2BIN([.E192])" office:value-type="string" office:string-value="100" calcext:value-type="string">
            <text:p>100</text:p>
          </table:table-cell>
          <table:table-cell table:formula="of:=BIN2HEX([.F192])" office:value-type="string" office:string-value="4" calcext:value-type="string">
            <text:p>4</text:p>
          </table:table-cell>
          <table:table-cell table:formula="of:=DEC2BIN([.A192])" office:value-type="string" office:string-value="10111110" calcext:value-type="string">
            <text:p>10111110</text:p>
          </table:table-cell>
          <table:table-cell table:formula="of:=([.A192]-1)/([.A192]+1)" office:value-type="float" office:value="0.989528795811518" calcext:value-type="float">
            <text:p>0.989528795811518</text:p>
          </table:table-cell>
          <table:table-cell table:formula="of:=[.I192]+[.H192]" office:value-type="float" office:value="10111110.9895288" calcext:value-type="float">
            <text:p>10111110.9895288</text:p>
          </table:table-cell>
          <table:table-cell table:formula="of:=[.I192]/[.J192]" office:value-type="float" office:value="0.000000097865486476836" calcext:value-type="float">
            <text:p>9.7865486476836E-08</text:p>
          </table:table-cell>
          <table:table-cell table:formula="of:=[.I192]/[.J192]" office:value-type="float" office:value="0.000000097865486476836" calcext:value-type="float">
            <text:p>9.7865486476836E-08</text:p>
          </table:table-cell>
          <table:table-cell table:formula="of:=[.M191]+[.M190]" office:value-type="float" office:value="2.28121724146504E+039" calcext:value-type="float">
            <text:p>2.28121724146504E+039</text:p>
          </table:table-cell>
          <table:table-cell table:formula="of:=([.M192]-[.$O$2])/([.M192]+[.$O$2])" office:value-type="float" office:value="1" calcext:value-type="float">
            <text:p>1</text:p>
          </table:table-cell>
          <table:table-cell office:value-type="float" office:value="1193" calcext:value-type="float">
            <text:p>1193</text:p>
          </table:table-cell>
          <table:table-cell table:formula="of:=([.O192]-13)/([.O192]+13)" office:value-type="float" office:value="0.978441127694859" calcext:value-type="float">
            <text:p>0.978441127694859</text:p>
          </table:table-cell>
          <table:table-cell table:formula="of:=LOG([.O192])" office:value-type="float" office:value="3.07664044367034" calcext:value-type="float">
            <text:p>3.07664044367034</text:p>
          </table:table-cell>
          <table:table-cell office:value-type="float" office:value="0" calcext:value-type="float">
            <text:p>0</text:p>
          </table:table-cell>
          <table:table-cell office:value-type="float" office:value="5.15952614510361E-037" calcext:value-type="float">
            <text:p>5.15952614510361E-37</text:p>
          </table:table-cell>
          <table:table-cell office:value-type="float" office:value="0" calcext:value-type="float">
            <text:p>0</text:p>
          </table:table-cell>
          <table:table-cell table:formula="of:=FLOOR([.R192]*[.A192]+[.S192]*[.M192]+[.T192]*[.$O$2])+[.D192]+[.E192]" office:value-type="float" office:value="1193" calcext:value-type="float">
            <text:p>1193</text:p>
          </table:table-cell>
          <table:table-cell table:formula="of:=MOD([.X192]-13;13)" office:value-type="float" office:value="10" calcext:value-type="float">
            <text:p>10</text:p>
          </table:table-cell>
          <table:table-cell table:formula="of:=IF([.U192]=[.X192];&quot;success&quot;;&quot;next&quot;)" office:value-type="string" office:string-value="success" calcext:value-type="string">
            <text:p>success</text:p>
          </table:table-cell>
          <table:table-cell table:formula="of:=[.O192]" office:value-type="float" office:value="1193" calcext:value-type="float">
            <text:p>1193</text:p>
          </table:table-cell>
          <table:table-cell table:formula="of:=MOD([.X192];13*6)" office:value-type="float" office:value="23" calcext:value-type="float">
            <text:p>23</text:p>
          </table:table-cell>
          <table:table-cell table:number-columns-repeated="996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MOD([.A193];[.$O$2])" office:value-type="float" office:value="9" calcext:value-type="float">
            <text:p>9</text:p>
          </table:table-cell>
          <table:table-cell table:formula="of:=MOD([.A193];64)"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DEC2BIN([.E193])" office:value-type="string" office:string-value="1110" calcext:value-type="string">
            <text:p>1110</text:p>
          </table:table-cell>
          <table:table-cell table:formula="of:=BIN2HEX([.F193])" office:value-type="string" office:string-value="E" calcext:value-type="string">
            <text:p>E</text:p>
          </table:table-cell>
          <table:table-cell table:formula="of:=DEC2BIN([.A193])" office:value-type="string" office:string-value="10111111" calcext:value-type="string">
            <text:p>10111111</text:p>
          </table:table-cell>
          <table:table-cell table:formula="of:=([.A193]-1)/([.A193]+1)" office:value-type="float" office:value="0.989583333333333" calcext:value-type="float">
            <text:p>0.989583333333333</text:p>
          </table:table-cell>
          <table:table-cell table:formula="of:=[.I193]+[.H193]" office:value-type="float" office:value="10111111.9895833" calcext:value-type="float">
            <text:p>10111111.9895833</text:p>
          </table:table-cell>
          <table:table-cell table:formula="of:=[.I193]/[.J193]" office:value-type="float" office:value="0.000000097870870617675" calcext:value-type="float">
            <text:p>9.7870870617675E-08</text:p>
          </table:table-cell>
          <table:table-cell table:formula="of:=[.I193]/[.J193]" office:value-type="float" office:value="0.000000097870870617675" calcext:value-type="float">
            <text:p>9.7870870617675E-08</text:p>
          </table:table-cell>
          <table:table-cell table:formula="of:=[.M192]+[.M191]" office:value-type="float" office:value="3.69108703241271E+039" calcext:value-type="float">
            <text:p>3.69108703241271E+039</text:p>
          </table:table-cell>
          <table:table-cell table:formula="of:=([.M193]-[.$O$2])/([.M193]+[.$O$2])" office:value-type="float" office:value="1" calcext:value-type="float">
            <text:p>1</text:p>
          </table:table-cell>
          <table:table-cell office:value-type="float" office:value="1201" calcext:value-type="float">
            <text:p>1201</text:p>
          </table:table-cell>
          <table:table-cell table:formula="of:=([.O193]-13)/([.O193]+13)" office:value-type="float" office:value="0.978583196046129" calcext:value-type="float">
            <text:p>0.978583196046129</text:p>
          </table:table-cell>
          <table:table-cell table:formula="of:=LOG([.O193])" office:value-type="float" office:value="3.07954300740291" calcext:value-type="float">
            <text:p>3.07954300740291</text:p>
          </table:table-cell>
          <table:table-cell office:value-type="float" office:value="1" calcext:value-type="float">
            <text:p>1</text:p>
          </table:table-cell>
          <table:table-cell office:value-type="float" office:value="2.64420749613707E-037" calcext:value-type="float">
            <text:p>2.64420749613707E-37</text:p>
          </table:table-cell>
          <table:table-cell office:value-type="float" office:value="1" calcext:value-type="float">
            <text:p>1</text:p>
          </table:table-cell>
          <table:table-cell table:formula="of:=FLOOR([.R193]*[.A193]+[.S193]*[.M193]+[.T193]*[.$O$2])+[.D193]+[.E193]" office:value-type="float" office:value="1201" calcext:value-type="float">
            <text:p>1201</text:p>
          </table:table-cell>
          <table:table-cell table:formula="of:=MOD([.X193]-13;13)" office:value-type="float" office:value="5" calcext:value-type="float">
            <text:p>5</text:p>
          </table:table-cell>
          <table:table-cell table:formula="of:=IF([.U193]=[.X193];&quot;success&quot;;&quot;next&quot;)" office:value-type="string" office:string-value="success" calcext:value-type="string">
            <text:p>success</text:p>
          </table:table-cell>
          <table:table-cell table:formula="of:=[.O193]" office:value-type="float" office:value="1201" calcext:value-type="float">
            <text:p>1201</text:p>
          </table:table-cell>
          <table:table-cell table:formula="of:=MOD([.X193];13*6)" office:value-type="float" office:value="31" calcext:value-type="float">
            <text:p>31</text:p>
          </table:table-cell>
          <table:table-cell table:number-columns-repeated="996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MOD([.A194];[.$O$2])" office:value-type="float" office:value="10" calcext:value-type="float">
            <text:p>10</text:p>
          </table:table-cell>
          <table:table-cell table:formula="of:=MOD([.A194];64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DEC2BIN([.E194])" office:value-type="string" office:string-value="1000" calcext:value-type="string">
            <text:p>1000</text:p>
          </table:table-cell>
          <table:table-cell table:formula="of:=BIN2HEX([.F194])" office:value-type="string" office:string-value="8" calcext:value-type="string">
            <text:p>8</text:p>
          </table:table-cell>
          <table:table-cell table:formula="of:=DEC2BIN([.A194])" office:value-type="string" office:string-value="11000000" calcext:value-type="string">
            <text:p>11000000</text:p>
          </table:table-cell>
          <table:table-cell table:formula="of:=([.A194]-1)/([.A194]+1)" office:value-type="float" office:value="0.989637305699482" calcext:value-type="float">
            <text:p>0.989637305699482</text:p>
          </table:table-cell>
          <table:table-cell table:formula="of:=[.I194]+[.H194]" office:value-type="float" office:value="11000000.9896373" calcext:value-type="float">
            <text:p>11000000.9896373</text:p>
          </table:table-cell>
          <table:table-cell table:formula="of:=[.I194]/[.J194]" office:value-type="float" office:value="0.0000000899670196967966" calcext:value-type="float">
            <text:p>8.99670196967966E-08</text:p>
          </table:table-cell>
          <table:table-cell table:formula="of:=[.I194]/[.J194]" office:value-type="float" office:value="0.0000000899670196967966" calcext:value-type="float">
            <text:p>8.99670196967966E-08</text:p>
          </table:table-cell>
          <table:table-cell table:formula="of:=[.M193]+[.M192]" office:value-type="float" office:value="5.97230427387775E+039" calcext:value-type="float">
            <text:p>5.97230427387775E+039</text:p>
          </table:table-cell>
          <table:table-cell table:formula="of:=([.M194]-[.$O$2])/([.M194]+[.$O$2])" office:value-type="float" office:value="1" calcext:value-type="float">
            <text:p>1</text:p>
          </table:table-cell>
          <table:table-cell office:value-type="float" office:value="1213" calcext:value-type="float">
            <text:p>1213</text:p>
          </table:table-cell>
          <table:table-cell table:formula="of:=([.O194]-13)/([.O194]+13)" office:value-type="float" office:value="0.978792822185971" calcext:value-type="float">
            <text:p>0.978792822185971</text:p>
          </table:table-cell>
          <table:table-cell table:formula="of:=LOG([.O194])" office:value-type="float" office:value="3.08386080086657" calcext:value-type="float">
            <text:p>3.08386080086657</text:p>
          </table:table-cell>
          <table:table-cell office:value-type="float" office:value="0" calcext:value-type="float">
            <text:p>0</text:p>
          </table:table-cell>
          <table:table-cell office:value-type="float" office:value="2.01429790719438E-037" calcext:value-type="float">
            <text:p>2.01429790719438E-37</text:p>
          </table:table-cell>
          <table:table-cell office:value-type="float" office:value="0" calcext:value-type="float">
            <text:p>0</text:p>
          </table:table-cell>
          <table:table-cell table:formula="of:=FLOOR([.R194]*[.A194]+[.S194]*[.M194]+[.T194]*[.$O$2])+[.D194]+[.E194]" office:value-type="float" office:value="1213" calcext:value-type="float">
            <text:p>1213</text:p>
          </table:table-cell>
          <table:table-cell table:formula="of:=MOD([.X194]-13;13)" office:value-type="float" office:value="4" calcext:value-type="float">
            <text:p>4</text:p>
          </table:table-cell>
          <table:table-cell table:formula="of:=IF([.U194]=[.X194];&quot;success&quot;;&quot;next&quot;)" office:value-type="string" office:string-value="success" calcext:value-type="string">
            <text:p>success</text:p>
          </table:table-cell>
          <table:table-cell table:formula="of:=[.O194]" office:value-type="float" office:value="1213" calcext:value-type="float">
            <text:p>1213</text:p>
          </table:table-cell>
          <table:table-cell table:formula="of:=MOD([.X194];13*6)" office:value-type="float" office:value="43" calcext:value-type="float">
            <text:p>43</text:p>
          </table:table-cell>
          <table:table-cell table:number-columns-repeated="996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MOD([.A195];[.$O$2])" office:value-type="float" office:value="11" calcext:value-type="float">
            <text:p>11</text:p>
          </table:table-cell>
          <table:table-cell table:formula="of:=MOD([.A195];64)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DEC2BIN([.E195])" office:value-type="string" office:string-value="1" calcext:value-type="string">
            <text:p>1</text:p>
          </table:table-cell>
          <table:table-cell table:formula="of:=BIN2HEX([.F195])" office:value-type="string" office:string-value="1" calcext:value-type="string">
            <text:p>1</text:p>
          </table:table-cell>
          <table:table-cell table:formula="of:=DEC2BIN([.A195])" office:value-type="string" office:string-value="11000001" calcext:value-type="string">
            <text:p>11000001</text:p>
          </table:table-cell>
          <table:table-cell table:formula="of:=([.A195]-1)/([.A195]+1)" office:value-type="float" office:value="0.989690721649485" calcext:value-type="float">
            <text:p>0.989690721649485</text:p>
          </table:table-cell>
          <table:table-cell table:formula="of:=[.I195]+[.H195]" office:value-type="float" office:value="11000001.9896907" calcext:value-type="float">
            <text:p>11000001.9896907</text:p>
          </table:table-cell>
          <table:table-cell table:formula="of:=[.I195]/[.J195]" office:value-type="float" office:value="0.0000000899718675121177" calcext:value-type="float">
            <text:p>8.99718675121177E-08</text:p>
          </table:table-cell>
          <table:table-cell table:formula="of:=[.I195]/[.J195]" office:value-type="float" office:value="0.0000000899718675121177" calcext:value-type="float">
            <text:p>8.99718675121177E-08</text:p>
          </table:table-cell>
          <table:table-cell table:formula="of:=[.M194]+[.M193]" office:value-type="float" office:value="9.66339130629045E+039" calcext:value-type="float">
            <text:p>9.66339130629045E+039</text:p>
          </table:table-cell>
          <table:table-cell table:formula="of:=([.M195]-[.$O$2])/([.M195]+[.$O$2])" office:value-type="float" office:value="1" calcext:value-type="float">
            <text:p>1</text:p>
          </table:table-cell>
          <table:table-cell office:value-type="float" office:value="1217" calcext:value-type="float">
            <text:p>1217</text:p>
          </table:table-cell>
          <table:table-cell table:formula="of:=([.O195]-13)/([.O195]+13)" office:value-type="float" office:value="0.978861788617886" calcext:value-type="float">
            <text:p>0.978861788617886</text:p>
          </table:table-cell>
          <table:table-cell table:formula="of:=LOG([.O195])" office:value-type="float" office:value="3.08529057823006" calcext:value-type="float">
            <text:p>3.08529057823006</text:p>
          </table:table-cell>
          <table:table-cell office:value-type="float" office:value="1" calcext:value-type="float">
            <text:p>1</text:p>
          </table:table-cell>
          <table:table-cell office:value-type="float" office:value="1.03483339161588E-037" calcext:value-type="float">
            <text:p>1.03483339161588E-37</text:p>
          </table:table-cell>
          <table:table-cell office:value-type="float" office:value="1" calcext:value-type="float">
            <text:p>1</text:p>
          </table:table-cell>
          <table:table-cell table:formula="of:=FLOOR([.R195]*[.A195]+[.S195]*[.M195]+[.T195]*[.$O$2])+[.D195]+[.E195]" office:value-type="float" office:value="1217" calcext:value-type="float">
            <text:p>1217</text:p>
          </table:table-cell>
          <table:table-cell table:formula="of:=MOD([.X195]-13;13)" office:value-type="float" office:value="8" calcext:value-type="float">
            <text:p>8</text:p>
          </table:table-cell>
          <table:table-cell table:formula="of:=IF([.U195]=[.X195];&quot;success&quot;;&quot;next&quot;)" office:value-type="string" office:string-value="success" calcext:value-type="string">
            <text:p>success</text:p>
          </table:table-cell>
          <table:table-cell table:formula="of:=[.O195]" office:value-type="float" office:value="1217" calcext:value-type="float">
            <text:p>1217</text:p>
          </table:table-cell>
          <table:table-cell table:formula="of:=MOD([.X195];13*6)" office:value-type="float" office:value="47" calcext:value-type="float">
            <text:p>47</text:p>
          </table:table-cell>
          <table:table-cell table:number-columns-repeated="996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MOD([.A196];[.$O$2])" office:value-type="float" office:value="12" calcext:value-type="float">
            <text:p>12</text:p>
          </table:table-cell>
          <table:table-cell table:formula="of:=MOD([.A196];64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DEC2BIN([.E196])" office:value-type="string" office:string-value="1001" calcext:value-type="string">
            <text:p>1001</text:p>
          </table:table-cell>
          <table:table-cell table:formula="of:=BIN2HEX([.F196])" office:value-type="string" office:string-value="9" calcext:value-type="string">
            <text:p>9</text:p>
          </table:table-cell>
          <table:table-cell table:formula="of:=DEC2BIN([.A196])" office:value-type="string" office:string-value="11000010" calcext:value-type="string">
            <text:p>11000010</text:p>
          </table:table-cell>
          <table:table-cell table:formula="of:=([.A196]-1)/([.A196]+1)" office:value-type="float" office:value="0.98974358974359" calcext:value-type="float">
            <text:p>0.98974358974359</text:p>
          </table:table-cell>
          <table:table-cell table:formula="of:=[.I196]+[.H196]" office:value-type="float" office:value="11000010.9897436" calcext:value-type="float">
            <text:p>11000010.9897436</text:p>
          </table:table-cell>
          <table:table-cell table:formula="of:=[.I196]/[.J196]" office:value-type="float" office:value="0.0000000899766000839842" calcext:value-type="float">
            <text:p>8.99766000839842E-08</text:p>
          </table:table-cell>
          <table:table-cell table:formula="of:=[.I196]/[.J196]" office:value-type="float" office:value="0.0000000899766000839842" calcext:value-type="float">
            <text:p>8.99766000839842E-08</text:p>
          </table:table-cell>
          <table:table-cell table:formula="of:=[.M195]+[.M194]" office:value-type="float" office:value="1.56356955801682E+040" calcext:value-type="float">
            <text:p>1.56356955801682E+040</text:p>
          </table:table-cell>
          <table:table-cell table:formula="of:=([.M196]-[.$O$2])/([.M196]+[.$O$2])" office:value-type="float" office:value="1" calcext:value-type="float">
            <text:p>1</text:p>
          </table:table-cell>
          <table:table-cell office:value-type="float" office:value="1223" calcext:value-type="float">
            <text:p>1223</text:p>
          </table:table-cell>
          <table:table-cell table:formula="of:=([.O196]-13)/([.O196]+13)" office:value-type="float" office:value="0.978964401294498" calcext:value-type="float">
            <text:p>0.978964401294498</text:p>
          </table:table-cell>
          <table:table-cell table:formula="of:=LOG([.O196])" office:value-type="float" office:value="3.08742645703628" calcext:value-type="float">
            <text:p>3.08742645703628</text:p>
          </table:table-cell>
          <table:table-cell office:value-type="float" office:value="0" calcext:value-type="float">
            <text:p>0</text:p>
          </table:table-cell>
          <table:table-cell office:value-type="float" office:value="7.73230710332744E-038" calcext:value-type="float">
            <text:p>7.73230710332744E-38</text:p>
          </table:table-cell>
          <table:table-cell office:value-type="float" office:value="0" calcext:value-type="float">
            <text:p>0</text:p>
          </table:table-cell>
          <table:table-cell table:formula="of:=FLOOR([.R196]*[.A196]+[.S196]*[.M196]+[.T196]*[.$O$2])+[.D196]+[.E196]" office:value-type="float" office:value="1223" calcext:value-type="float">
            <text:p>1223</text:p>
          </table:table-cell>
          <table:table-cell table:formula="of:=MOD([.X196]-13;13)" office:value-type="float" office:value="1" calcext:value-type="float">
            <text:p>1</text:p>
          </table:table-cell>
          <table:table-cell table:formula="of:=IF([.U196]=[.X196];&quot;success&quot;;&quot;next&quot;)" office:value-type="string" office:string-value="success" calcext:value-type="string">
            <text:p>success</text:p>
          </table:table-cell>
          <table:table-cell table:formula="of:=[.O196]" office:value-type="float" office:value="1223" calcext:value-type="float">
            <text:p>1223</text:p>
          </table:table-cell>
          <table:table-cell table:formula="of:=MOD([.X196];13*6)" office:value-type="float" office:value="53" calcext:value-type="float">
            <text:p>53</text:p>
          </table:table-cell>
          <table:table-cell table:number-columns-repeated="996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MOD([.A197];[.$O$2])" office:value-type="float" office:value="0" calcext:value-type="float">
            <text:p>0</text:p>
          </table:table-cell>
          <table:table-cell table:formula="of:=MOD([.A197];64)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DEC2BIN([.E197])" office:value-type="string" office:string-value="0" calcext:value-type="string">
            <text:p>0</text:p>
          </table:table-cell>
          <table:table-cell table:formula="of:=BIN2HEX([.F197])" office:value-type="string" office:string-value="0" calcext:value-type="string">
            <text:p>0</text:p>
          </table:table-cell>
          <table:table-cell table:formula="of:=DEC2BIN([.A197])" office:value-type="string" office:string-value="11000011" calcext:value-type="string">
            <text:p>11000011</text:p>
          </table:table-cell>
          <table:table-cell table:formula="of:=([.A197]-1)/([.A197]+1)" office:value-type="float" office:value="0.989795918367347" calcext:value-type="float">
            <text:p>0.989795918367347</text:p>
          </table:table-cell>
          <table:table-cell table:formula="of:=[.I197]+[.H197]" office:value-type="float" office:value="11000011.9897959" calcext:value-type="float">
            <text:p>11000011.9897959</text:p>
          </table:table-cell>
          <table:table-cell table:formula="of:=[.I197]/[.J197]" office:value-type="float" office:value="0.0000000899813490463032" calcext:value-type="float">
            <text:p>8.99813490463032E-08</text:p>
          </table:table-cell>
          <table:table-cell table:formula="of:=[.I197]/[.J197]" office:value-type="float" office:value="0.0000000899813490463032" calcext:value-type="float">
            <text:p>8.99813490463032E-08</text:p>
          </table:table-cell>
          <table:table-cell table:formula="of:=[.M196]+[.M195]" office:value-type="float" office:value="2.52990868864586E+040" calcext:value-type="float">
            <text:p>2.52990868864586E+040</text:p>
          </table:table-cell>
          <table:table-cell table:formula="of:=([.M197]-[.$O$2])/([.M197]+[.$O$2])" office:value-type="float" office:value="1" calcext:value-type="float">
            <text:p>1</text:p>
          </table:table-cell>
          <table:table-cell office:value-type="float" office:value="1229" calcext:value-type="float">
            <text:p>1229</text:p>
          </table:table-cell>
          <table:table-cell table:formula="of:=([.O197]-13)/([.O197]+13)" office:value-type="float" office:value="0.979066022544283" calcext:value-type="float">
            <text:p>0.979066022544283</text:p>
          </table:table-cell>
          <table:table-cell table:formula="of:=LOG([.O197])" office:value-type="float" office:value="3.08955188288645" calcext:value-type="float">
            <text:p>3.08955188288645</text:p>
          </table:table-cell>
          <table:table-cell office:value-type="float" office:value="1" calcext:value-type="float">
            <text:p>1</text:p>
          </table:table-cell>
          <table:table-cell office:value-type="float" office:value="4.0357187774492E-038" calcext:value-type="float">
            <text:p>4.0357187774492E-38</text:p>
          </table:table-cell>
          <table:table-cell office:value-type="float" office:value="1" calcext:value-type="float">
            <text:p>1</text:p>
          </table:table-cell>
          <table:table-cell table:formula="of:=FLOOR([.R197]*[.A197]+[.S197]*[.M197]+[.T197]*[.$O$2])+[.D197]+[.E197]" office:value-type="float" office:value="1229" calcext:value-type="float">
            <text:p>1229</text:p>
          </table:table-cell>
          <table:table-cell table:formula="of:=MOD([.X197]-13;13)" office:value-type="float" office:value="7" calcext:value-type="float">
            <text:p>7</text:p>
          </table:table-cell>
          <table:table-cell table:formula="of:=IF([.U197]=[.X197];&quot;success&quot;;&quot;next&quot;)" office:value-type="string" office:string-value="success" calcext:value-type="string">
            <text:p>success</text:p>
          </table:table-cell>
          <table:table-cell table:formula="of:=[.O197]" office:value-type="float" office:value="1229" calcext:value-type="float">
            <text:p>1229</text:p>
          </table:table-cell>
          <table:table-cell table:formula="of:=MOD([.X197];13*6)" office:value-type="float" office:value="59" calcext:value-type="float">
            <text:p>59</text:p>
          </table:table-cell>
          <table:table-cell table:number-columns-repeated="996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MOD([.A198];[.$O$2])" office:value-type="float" office:value="1" calcext:value-type="float">
            <text:p>1</text:p>
          </table:table-cell>
          <table:table-cell table:formula="of:=MOD([.A198];64)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DEC2BIN([.E198])" office:value-type="string" office:string-value="1001" calcext:value-type="string">
            <text:p>1001</text:p>
          </table:table-cell>
          <table:table-cell table:formula="of:=BIN2HEX([.F198])" office:value-type="string" office:string-value="9" calcext:value-type="string">
            <text:p>9</text:p>
          </table:table-cell>
          <table:table-cell table:formula="of:=DEC2BIN([.A198])" office:value-type="string" office:string-value="11000100" calcext:value-type="string">
            <text:p>11000100</text:p>
          </table:table-cell>
          <table:table-cell table:formula="of:=([.A198]-1)/([.A198]+1)" office:value-type="float" office:value="0.989847715736041" calcext:value-type="float">
            <text:p>0.989847715736041</text:p>
          </table:table-cell>
          <table:table-cell table:formula="of:=[.I198]+[.H198]" office:value-type="float" office:value="11000100.9898477" calcext:value-type="float">
            <text:p>11000100.9898477</text:p>
          </table:table-cell>
          <table:table-cell table:formula="of:=[.I198]/[.J198]" office:value-type="float" office:value="0.0000000899853298301168" calcext:value-type="float">
            <text:p>8.99853298301168E-08</text:p>
          </table:table-cell>
          <table:table-cell table:formula="of:=[.I198]/[.J198]" office:value-type="float" office:value="0.0000000899853298301168" calcext:value-type="float">
            <text:p>8.99853298301168E-08</text:p>
          </table:table-cell>
          <table:table-cell table:formula="of:=[.M197]+[.M196]" office:value-type="float" office:value="4.09347824666268E+040" calcext:value-type="float">
            <text:p>4.09347824666268E+040</text:p>
          </table:table-cell>
          <table:table-cell table:formula="of:=([.M198]-[.$O$2])/([.M198]+[.$O$2])" office:value-type="float" office:value="1" calcext:value-type="float">
            <text:p>1</text:p>
          </table:table-cell>
          <table:table-cell office:value-type="float" office:value="1231" calcext:value-type="float">
            <text:p>1231</text:p>
          </table:table-cell>
          <table:table-cell table:formula="of:=([.O198]-13)/([.O198]+13)" office:value-type="float" office:value="0.979099678456592" calcext:value-type="float">
            <text:p>0.979099678456592</text:p>
          </table:table-cell>
          <table:table-cell table:formula="of:=LOG([.O198])" office:value-type="float" office:value="3.09025805293132" calcext:value-type="float">
            <text:p>3.09025805293132</text:p>
          </table:table-cell>
          <table:table-cell office:value-type="float" office:value="0" calcext:value-type="float">
            <text:p>0</text:p>
          </table:table-cell>
          <table:table-cell office:value-type="float" office:value="2.96569305330924E-038" calcext:value-type="float">
            <text:p>2.96569305330924E-38</text:p>
          </table:table-cell>
          <table:table-cell office:value-type="float" office:value="0" calcext:value-type="float">
            <text:p>0</text:p>
          </table:table-cell>
          <table:table-cell table:formula="of:=FLOOR([.R198]*[.A198]+[.S198]*[.M198]+[.T198]*[.$O$2])+[.D198]+[.E198]" office:value-type="float" office:value="1231" calcext:value-type="float">
            <text:p>1231</text:p>
          </table:table-cell>
          <table:table-cell table:formula="of:=MOD([.X198]-13;13)" office:value-type="float" office:value="9" calcext:value-type="float">
            <text:p>9</text:p>
          </table:table-cell>
          <table:table-cell table:formula="of:=IF([.U198]=[.X198];&quot;success&quot;;&quot;next&quot;)" office:value-type="string" office:string-value="success" calcext:value-type="string">
            <text:p>success</text:p>
          </table:table-cell>
          <table:table-cell table:formula="of:=[.O198]" office:value-type="float" office:value="1231" calcext:value-type="float">
            <text:p>1231</text:p>
          </table:table-cell>
          <table:table-cell table:formula="of:=MOD([.X198];13*6)" office:value-type="float" office:value="61" calcext:value-type="float">
            <text:p>61</text:p>
          </table:table-cell>
          <table:table-cell table:number-columns-repeated="996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MOD([.A199];[.$O$2])" office:value-type="float" office:value="2" calcext:value-type="float">
            <text:p>2</text:p>
          </table:table-cell>
          <table:table-cell table:formula="of:=MOD([.A199];64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DEC2BIN([.E199])" office:value-type="string" office:string-value="1" calcext:value-type="string">
            <text:p>1</text:p>
          </table:table-cell>
          <table:table-cell table:formula="of:=BIN2HEX([.F199])" office:value-type="string" office:string-value="1" calcext:value-type="string">
            <text:p>1</text:p>
          </table:table-cell>
          <table:table-cell table:formula="of:=DEC2BIN([.A199])" office:value-type="string" office:string-value="11000101" calcext:value-type="string">
            <text:p>11000101</text:p>
          </table:table-cell>
          <table:table-cell table:formula="of:=([.A199]-1)/([.A199]+1)" office:value-type="float" office:value="0.98989898989899" calcext:value-type="float">
            <text:p>0.98989898989899</text:p>
          </table:table-cell>
          <table:table-cell table:formula="of:=[.I199]+[.H199]" office:value-type="float" office:value="11000101.989899" calcext:value-type="float">
            <text:p>11000101.989899</text:p>
          </table:table-cell>
          <table:table-cell table:formula="of:=[.I199]/[.J199]" office:value-type="float" office:value="0.0000000899899828936113" calcext:value-type="float">
            <text:p>8.99899828936113E-08</text:p>
          </table:table-cell>
          <table:table-cell table:formula="of:=[.I199]/[.J199]" office:value-type="float" office:value="0.0000000899899828936113" calcext:value-type="float">
            <text:p>8.99899828936113E-08</text:p>
          </table:table-cell>
          <table:table-cell table:formula="of:=[.M198]+[.M197]" office:value-type="float" office:value="6.62338693530855E+040" calcext:value-type="float">
            <text:p>6.62338693530855E+040</text:p>
          </table:table-cell>
          <table:table-cell table:formula="of:=([.M199]-[.$O$2])/([.M199]+[.$O$2])" office:value-type="float" office:value="1" calcext:value-type="float">
            <text:p>1</text:p>
          </table:table-cell>
          <table:table-cell office:value-type="float" office:value="1237" calcext:value-type="float">
            <text:p>1237</text:p>
          </table:table-cell>
          <table:table-cell table:formula="of:=([.O199]-13)/([.O199]+13)" office:value-type="float" office:value="0.9792" calcext:value-type="float">
            <text:p>0.9792</text:p>
          </table:table-cell>
          <table:table-cell table:formula="of:=LOG([.O199])" office:value-type="float" office:value="3.09236969962912" calcext:value-type="float">
            <text:p>3.09236969962912</text:p>
          </table:table-cell>
          <table:table-cell office:value-type="float" office:value="1" calcext:value-type="float">
            <text:p>1</text:p>
          </table:table-cell>
          <table:table-cell office:value-type="float" office:value="1.54452700709134E-038" calcext:value-type="float">
            <text:p>1.54452700709134E-38</text:p>
          </table:table-cell>
          <table:table-cell office:value-type="float" office:value="1" calcext:value-type="float">
            <text:p>1</text:p>
          </table:table-cell>
          <table:table-cell table:formula="of:=FLOOR([.R199]*[.A199]+[.S199]*[.M199]+[.T199]*[.$O$2])+[.D199]+[.E199]" office:value-type="float" office:value="1237" calcext:value-type="float">
            <text:p>1237</text:p>
          </table:table-cell>
          <table:table-cell table:formula="of:=MOD([.X199]-13;13)" office:value-type="float" office:value="2" calcext:value-type="float">
            <text:p>2</text:p>
          </table:table-cell>
          <table:table-cell table:formula="of:=IF([.U199]=[.X199];&quot;success&quot;;&quot;next&quot;)" office:value-type="string" office:string-value="success" calcext:value-type="string">
            <text:p>success</text:p>
          </table:table-cell>
          <table:table-cell table:formula="of:=[.O199]" office:value-type="float" office:value="1237" calcext:value-type="float">
            <text:p>1237</text:p>
          </table:table-cell>
          <table:table-cell table:formula="of:=MOD([.X199];13*6)" office:value-type="float" office:value="67" calcext:value-type="float">
            <text:p>67</text:p>
          </table:table-cell>
          <table:table-cell table:number-columns-repeated="996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MOD([.A200];[.$O$2])" office:value-type="float" office:value="3" calcext:value-type="float">
            <text:p>3</text:p>
          </table:table-cell>
          <table:table-cell table:formula="of:=MOD([.A200];64)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DEC2BIN([.E200])" office:value-type="string" office:string-value="1000" calcext:value-type="string">
            <text:p>1000</text:p>
          </table:table-cell>
          <table:table-cell table:formula="of:=BIN2HEX([.F200])" office:value-type="string" office:string-value="8" calcext:value-type="string">
            <text:p>8</text:p>
          </table:table-cell>
          <table:table-cell table:formula="of:=DEC2BIN([.A200])" office:value-type="string" office:string-value="11000110" calcext:value-type="string">
            <text:p>11000110</text:p>
          </table:table-cell>
          <table:table-cell table:formula="of:=([.A200]-1)/([.A200]+1)" office:value-type="float" office:value="0.989949748743718" calcext:value-type="float">
            <text:p>0.989949748743718</text:p>
          </table:table-cell>
          <table:table-cell table:formula="of:=[.I200]+[.H200]" office:value-type="float" office:value="11000110.9899497" calcext:value-type="float">
            <text:p>11000110.9899497</text:p>
          </table:table-cell>
          <table:table-cell table:formula="of:=[.I200]/[.J200]" office:value-type="float" office:value="0.0000000899945236596418" calcext:value-type="float">
            <text:p>8.99945236596418E-08</text:p>
          </table:table-cell>
          <table:table-cell table:formula="of:=[.I200]/[.J200]" office:value-type="float" office:value="0.0000000899945236596418" calcext:value-type="float">
            <text:p>8.99945236596418E-08</text:p>
          </table:table-cell>
          <table:table-cell table:formula="of:=[.M199]+[.M198]" office:value-type="float" office:value="1.07168651819712E+041" calcext:value-type="float">
            <text:p>1.07168651819712E+041</text:p>
          </table:table-cell>
          <table:table-cell table:formula="of:=([.M200]-[.$O$2])/([.M200]+[.$O$2])" office:value-type="float" office:value="1" calcext:value-type="float">
            <text:p>1</text:p>
          </table:table-cell>
          <table:table-cell office:value-type="float" office:value="1249" calcext:value-type="float">
            <text:p>1249</text:p>
          </table:table-cell>
          <table:table-cell table:formula="of:=([.O200]-13)/([.O200]+13)" office:value-type="float" office:value="0.979397781299525" calcext:value-type="float">
            <text:p>0.979397781299525</text:p>
          </table:table-cell>
          <table:table-cell table:formula="of:=LOG([.O200])" office:value-type="float" office:value="3.09656243837414" calcext:value-type="float">
            <text:p>3.09656243837414</text:p>
          </table:table-cell>
          <table:table-cell office:value-type="float" office:value="0" calcext:value-type="float">
            <text:p>0</text:p>
          </table:table-cell>
          <table:table-cell office:value-type="float" office:value="1.14772368515861E-038" calcext:value-type="float">
            <text:p>1.14772368515861E-38</text:p>
          </table:table-cell>
          <table:table-cell office:value-type="float" office:value="0" calcext:value-type="float">
            <text:p>0</text:p>
          </table:table-cell>
          <table:table-cell table:formula="of:=FLOOR([.R200]*[.A200]+[.S200]*[.M200]+[.T200]*[.$O$2])+[.D200]+[.E200]" office:value-type="float" office:value="1249" calcext:value-type="float">
            <text:p>1249</text:p>
          </table:table-cell>
          <table:table-cell table:formula="of:=MOD([.X200]-13;13)" office:value-type="float" office:value="1" calcext:value-type="float">
            <text:p>1</text:p>
          </table:table-cell>
          <table:table-cell table:formula="of:=IF([.U200]=[.X200];&quot;success&quot;;&quot;next&quot;)" office:value-type="string" office:string-value="success" calcext:value-type="string">
            <text:p>success</text:p>
          </table:table-cell>
          <table:table-cell table:formula="of:=[.O200]" office:value-type="float" office:value="1249" calcext:value-type="float">
            <text:p>1249</text:p>
          </table:table-cell>
          <table:table-cell table:formula="of:=MOD([.X200];13*6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MOD([.A201];[.$O$2])" office:value-type="float" office:value="4" calcext:value-type="float">
            <text:p>4</text:p>
          </table:table-cell>
          <table:table-cell table:formula="of:=MOD([.A201];64)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DEC2BIN([.E201])" office:value-type="string" office:string-value="10" calcext:value-type="string">
            <text:p>10</text:p>
          </table:table-cell>
          <table:table-cell table:formula="of:=BIN2HEX([.F201])" office:value-type="string" office:string-value="2" calcext:value-type="string">
            <text:p>2</text:p>
          </table:table-cell>
          <table:table-cell table:formula="of:=DEC2BIN([.A201])" office:value-type="string" office:string-value="11000111" calcext:value-type="string">
            <text:p>11000111</text:p>
          </table:table-cell>
          <table:table-cell table:formula="of:=([.A201]-1)/([.A201]+1)" office:value-type="float" office:value="0.99" calcext:value-type="float">
            <text:p>0.99</text:p>
          </table:table-cell>
          <table:table-cell table:formula="of:=[.I201]+[.H201]" office:value-type="float" office:value="11000111.99" calcext:value-type="float">
            <text:p>11000111.99</text:p>
          </table:table-cell>
          <table:table-cell table:formula="of:=[.I201]/[.J201]" office:value-type="float" office:value="0.0000000899990837275103" calcext:value-type="float">
            <text:p>8.99990837275103E-08</text:p>
          </table:table-cell>
          <table:table-cell table:formula="of:=[.I201]/[.J201]" office:value-type="float" office:value="0.0000000899990837275103" calcext:value-type="float">
            <text:p>8.99990837275103E-08</text:p>
          </table:table-cell>
          <table:table-cell table:formula="of:=[.M200]+[.M199]" office:value-type="float" office:value="1.73402521172798E+041" calcext:value-type="float">
            <text:p>1.73402521172798E+041</text:p>
          </table:table-cell>
          <table:table-cell table:formula="of:=([.M201]-[.$O$2])/([.M201]+[.$O$2])" office:value-type="float" office:value="1" calcext:value-type="float">
            <text:p>1</text:p>
          </table:table-cell>
          <table:table-cell office:value-type="float" office:value="1259" calcext:value-type="float">
            <text:p>1259</text:p>
          </table:table-cell>
          <table:table-cell table:formula="of:=([.O201]-13)/([.O201]+13)" office:value-type="float" office:value="0.979559748427673" calcext:value-type="float">
            <text:p>0.979559748427673</text:p>
          </table:table-cell>
          <table:table-cell table:formula="of:=LOG([.O201])" office:value-type="float" office:value="3.10002573010786" calcext:value-type="float">
            <text:p>3.10002573010786</text:p>
          </table:table-cell>
          <table:table-cell office:value-type="float" office:value="1" calcext:value-type="float">
            <text:p>1</text:p>
          </table:table-cell>
          <table:table-cell office:value-type="float" office:value="5.99183906308158E-039" calcext:value-type="float">
            <text:p>5.99183906308158E-39</text:p>
          </table:table-cell>
          <table:table-cell office:value-type="float" office:value="1" calcext:value-type="float">
            <text:p>1</text:p>
          </table:table-cell>
          <table:table-cell table:formula="of:=FLOOR([.R201]*[.A201]+[.S201]*[.M201]+[.T201]*[.$O$2])+[.D201]+[.E201]" office:value-type="float" office:value="1259" calcext:value-type="float">
            <text:p>1259</text:p>
          </table:table-cell>
          <table:table-cell table:formula="of:=MOD([.X201]-13;13)" office:value-type="float" office:value="11" calcext:value-type="float">
            <text:p>11</text:p>
          </table:table-cell>
          <table:table-cell table:formula="of:=IF([.U201]=[.X201];&quot;success&quot;;&quot;next&quot;)" office:value-type="string" office:string-value="success" calcext:value-type="string">
            <text:p>success</text:p>
          </table:table-cell>
          <table:table-cell table:formula="of:=[.O201]" office:value-type="float" office:value="1259" calcext:value-type="float">
            <text:p>1259</text:p>
          </table:table-cell>
          <table:table-cell table:formula="of:=MOD([.X201];13*6)" office:value-type="float" office:value="11" calcext:value-type="float">
            <text:p>11</text:p>
          </table:table-cell>
          <table:table-cell table:number-columns-repeated="996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MOD([.A202];[.$O$2])" office:value-type="float" office:value="5" calcext:value-type="float">
            <text:p>5</text:p>
          </table:table-cell>
          <table:table-cell table:formula="of:=MOD([.A202];64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DEC2BIN([.E202])" office:value-type="string" office:string-value="100" calcext:value-type="string">
            <text:p>100</text:p>
          </table:table-cell>
          <table:table-cell table:formula="of:=BIN2HEX([.F202])" office:value-type="string" office:string-value="4" calcext:value-type="string">
            <text:p>4</text:p>
          </table:table-cell>
          <table:table-cell table:formula="of:=DEC2BIN([.A202])" office:value-type="string" office:string-value="11001000" calcext:value-type="string">
            <text:p>11001000</text:p>
          </table:table-cell>
          <table:table-cell table:formula="of:=([.A202]-1)/([.A202]+1)" office:value-type="float" office:value="0.990049751243781" calcext:value-type="float">
            <text:p>0.990049751243781</text:p>
          </table:table-cell>
          <table:table-cell table:formula="of:=[.I202]+[.H202]" office:value-type="float" office:value="11001000.9900498" calcext:value-type="float">
            <text:p>11001000.9900498</text:p>
          </table:table-cell>
          <table:table-cell table:formula="of:=[.I202]/[.J202]" office:value-type="float" office:value="0.0000000899963332554253" calcext:value-type="float">
            <text:p>8.99963332554253E-08</text:p>
          </table:table-cell>
          <table:table-cell table:formula="of:=[.I202]/[.J202]" office:value-type="float" office:value="0.0000000899963332554253" calcext:value-type="float">
            <text:p>8.99963332554253E-08</text:p>
          </table:table-cell>
          <table:table-cell table:formula="of:=[.M201]+[.M200]" office:value-type="float" office:value="2.8057117299251E+041" calcext:value-type="float">
            <text:p>2.8057117299251E+041</text:p>
          </table:table-cell>
          <table:table-cell table:formula="of:=([.M202]-[.$O$2])/([.M202]+[.$O$2])" office:value-type="float" office:value="1" calcext:value-type="float">
            <text:p>1</text:p>
          </table:table-cell>
          <table:table-cell office:value-type="float" office:value="1277" calcext:value-type="float">
            <text:p>1277</text:p>
          </table:table-cell>
          <table:table-cell table:formula="of:=([.O202]-13)/([.O202]+13)" office:value-type="float" office:value="0.97984496124031" calcext:value-type="float">
            <text:p>0.97984496124031</text:p>
          </table:table-cell>
          <table:table-cell table:formula="of:=LOG([.O202])" office:value-type="float" office:value="3.10619089726341" calcext:value-type="float">
            <text:p>3.10619089726341</text:p>
          </table:table-cell>
          <table:table-cell office:value-type="float" office:value="0" calcext:value-type="float">
            <text:p>0</text:p>
          </table:table-cell>
          <table:table-cell office:value-type="float" office:value="4.53360901775164E-039" calcext:value-type="float">
            <text:p>4.53360901775164E-39</text:p>
          </table:table-cell>
          <table:table-cell office:value-type="float" office:value="0" calcext:value-type="float">
            <text:p>0</text:p>
          </table:table-cell>
          <table:table-cell table:formula="of:=FLOOR([.R202]*[.A202]+[.S202]*[.M202]+[.T202]*[.$O$2])+[.D202]+[.E202]" office:value-type="float" office:value="1277" calcext:value-type="float">
            <text:p>1277</text:p>
          </table:table-cell>
          <table:table-cell table:formula="of:=MOD([.X202]-13;13)" office:value-type="float" office:value="3" calcext:value-type="float">
            <text:p>3</text:p>
          </table:table-cell>
          <table:table-cell table:formula="of:=IF([.U202]=[.X202];&quot;success&quot;;&quot;next&quot;)" office:value-type="string" office:string-value="success" calcext:value-type="string">
            <text:p>success</text:p>
          </table:table-cell>
          <table:table-cell table:formula="of:=[.O202]" office:value-type="float" office:value="1277" calcext:value-type="float">
            <text:p>1277</text:p>
          </table:table-cell>
          <table:table-cell table:formula="of:=MOD([.X202];13*6)" office:value-type="float" office:value="29" calcext:value-type="float">
            <text:p>29</text:p>
          </table:table-cell>
          <table:table-cell table:number-columns-repeated="996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MOD([.A203];[.$O$2])" office:value-type="float" office:value="6" calcext:value-type="float">
            <text:p>6</text:p>
          </table:table-cell>
          <table:table-cell table:formula="of:=MOD([.A203];64)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formula="of:=DEC2BIN([.E203])" office:value-type="string" office:string-value="1111" calcext:value-type="string">
            <text:p>1111</text:p>
          </table:table-cell>
          <table:table-cell table:formula="of:=BIN2HEX([.F203])" office:value-type="string" office:string-value="F" calcext:value-type="string">
            <text:p>F</text:p>
          </table:table-cell>
          <table:table-cell table:formula="of:=DEC2BIN([.A203])" office:value-type="string" office:string-value="11001001" calcext:value-type="string">
            <text:p>11001001</text:p>
          </table:table-cell>
          <table:table-cell table:formula="of:=([.A203]-1)/([.A203]+1)" office:value-type="float" office:value="0.99009900990099" calcext:value-type="float">
            <text:p>0.99009900990099</text:p>
          </table:table-cell>
          <table:table-cell table:formula="of:=[.I203]+[.H203]" office:value-type="float" office:value="11001001.990099" calcext:value-type="float">
            <text:p>11001001.990099</text:p>
          </table:table-cell>
          <table:table-cell table:formula="of:=[.I203]/[.J203]" office:value-type="float" office:value="0.0000000900008027261596" calcext:value-type="float">
            <text:p>9.00008027261596E-08</text:p>
          </table:table-cell>
          <table:table-cell table:formula="of:=[.I203]/[.J203]" office:value-type="float" office:value="0.0000000900008027261596" calcext:value-type="float">
            <text:p>9.00008027261596E-08</text:p>
          </table:table-cell>
          <table:table-cell table:formula="of:=[.M202]+[.M201]" office:value-type="float" office:value="4.53973694165308E+041" calcext:value-type="float">
            <text:p>4.53973694165308E+041</text:p>
          </table:table-cell>
          <table:table-cell table:formula="of:=([.M203]-[.$O$2])/([.M203]+[.$O$2])" office:value-type="float" office:value="1" calcext:value-type="float">
            <text:p>1</text:p>
          </table:table-cell>
          <table:table-cell office:value-type="float" office:value="1279" calcext:value-type="float">
            <text:p>1279</text:p>
          </table:table-cell>
          <table:table-cell table:formula="of:=([.O203]-13)/([.O203]+13)" office:value-type="float" office:value="0.979876160990712" calcext:value-type="float">
            <text:p>0.979876160990712</text:p>
          </table:table-cell>
          <table:table-cell table:formula="of:=LOG([.O203])" office:value-type="float" office:value="3.10687054447865" calcext:value-type="float">
            <text:p>3.10687054447865</text:p>
          </table:table-cell>
          <table:table-cell office:value-type="float" office:value="1" calcext:value-type="float">
            <text:p>1</text:p>
          </table:table-cell>
          <table:table-cell office:value-type="float" office:value="2.29308440858896E-039" calcext:value-type="float">
            <text:p>2.29308440858896E-39</text:p>
          </table:table-cell>
          <table:table-cell office:value-type="float" office:value="1" calcext:value-type="float">
            <text:p>1</text:p>
          </table:table-cell>
          <table:table-cell table:formula="of:=FLOOR([.R203]*[.A203]+[.S203]*[.M203]+[.T203]*[.$O$2])+[.D203]+[.E203]" office:value-type="float" office:value="1279" calcext:value-type="float">
            <text:p>1279</text:p>
          </table:table-cell>
          <table:table-cell table:formula="of:=MOD([.X203]-13;13)" office:value-type="float" office:value="5" calcext:value-type="float">
            <text:p>5</text:p>
          </table:table-cell>
          <table:table-cell table:formula="of:=IF([.U203]=[.X203];&quot;success&quot;;&quot;next&quot;)" office:value-type="string" office:string-value="success" calcext:value-type="string">
            <text:p>success</text:p>
          </table:table-cell>
          <table:table-cell table:formula="of:=[.O203]" office:value-type="float" office:value="1279" calcext:value-type="float">
            <text:p>1279</text:p>
          </table:table-cell>
          <table:table-cell table:formula="of:=MOD([.X203];13*6)" office:value-type="float" office:value="31" calcext:value-type="float">
            <text:p>31</text:p>
          </table:table-cell>
          <table:table-cell table:number-columns-repeated="996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MOD([.A204];[.$O$2])" office:value-type="float" office:value="7" calcext:value-type="float">
            <text:p>7</text:p>
          </table:table-cell>
          <table:table-cell table:formula="of:=MOD([.A204];64)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DEC2BIN([.E204])" office:value-type="string" office:string-value="11" calcext:value-type="string">
            <text:p>11</text:p>
          </table:table-cell>
          <table:table-cell table:formula="of:=BIN2HEX([.F204])" office:value-type="string" office:string-value="3" calcext:value-type="string">
            <text:p>3</text:p>
          </table:table-cell>
          <table:table-cell table:formula="of:=DEC2BIN([.A204])" office:value-type="string" office:string-value="11001010" calcext:value-type="string">
            <text:p>11001010</text:p>
          </table:table-cell>
          <table:table-cell table:formula="of:=([.A204]-1)/([.A204]+1)" office:value-type="float" office:value="0.990147783251232" calcext:value-type="float">
            <text:p>0.990147783251232</text:p>
          </table:table-cell>
          <table:table-cell table:formula="of:=[.I204]+[.H204]" office:value-type="float" office:value="11001010.9901478" calcext:value-type="float">
            <text:p>11001010.9901478</text:p>
          </table:table-cell>
          <table:table-cell table:formula="of:=[.I204]/[.J204]" office:value-type="float" office:value="0.0000000900051626289604" calcext:value-type="float">
            <text:p>9.00051626289604E-08</text:p>
          </table:table-cell>
          <table:table-cell table:formula="of:=[.I204]/[.J204]" office:value-type="float" office:value="0.0000000900051626289604" calcext:value-type="float">
            <text:p>9.00051626289604E-08</text:p>
          </table:table-cell>
          <table:table-cell table:formula="of:=[.M203]+[.M202]" office:value-type="float" office:value="7.34544867157818E+041" calcext:value-type="float">
            <text:p>7.34544867157818E+041</text:p>
          </table:table-cell>
          <table:table-cell table:formula="of:=([.M204]-[.$O$2])/([.M204]+[.$O$2])" office:value-type="float" office:value="1" calcext:value-type="float">
            <text:p>1</text:p>
          </table:table-cell>
          <table:table-cell office:value-type="float" office:value="1283" calcext:value-type="float">
            <text:p>1283</text:p>
          </table:table-cell>
          <table:table-cell table:formula="of:=([.O204]-13)/([.O204]+13)" office:value-type="float" office:value="0.979938271604938" calcext:value-type="float">
            <text:p>0.979938271604938</text:p>
          </table:table-cell>
          <table:table-cell table:formula="of:=LOG([.O204])" office:value-type="float" office:value="3.10822665637493" calcext:value-type="float">
            <text:p>3.10822665637493</text:p>
          </table:table-cell>
          <table:table-cell office:value-type="float" office:value="0" calcext:value-type="float">
            <text:p>0</text:p>
          </table:table-cell>
          <table:table-cell office:value-type="float" office:value="1.73713010198715E-039" calcext:value-type="float">
            <text:p>1.73713010198715E-39</text:p>
          </table:table-cell>
          <table:table-cell office:value-type="float" office:value="0" calcext:value-type="float">
            <text:p>0</text:p>
          </table:table-cell>
          <table:table-cell table:formula="of:=FLOOR([.R204]*[.A204]+[.S204]*[.M204]+[.T204]*[.$O$2])+[.D204]+[.E204]" office:value-type="float" office:value="1283" calcext:value-type="float">
            <text:p>1283</text:p>
          </table:table-cell>
          <table:table-cell table:formula="of:=MOD([.X204]-13;13)" office:value-type="float" office:value="9" calcext:value-type="float">
            <text:p>9</text:p>
          </table:table-cell>
          <table:table-cell table:formula="of:=IF([.U204]=[.X204];&quot;success&quot;;&quot;next&quot;)" office:value-type="string" office:string-value="success" calcext:value-type="string">
            <text:p>success</text:p>
          </table:table-cell>
          <table:table-cell table:formula="of:=[.O204]" office:value-type="float" office:value="1283" calcext:value-type="float">
            <text:p>1283</text:p>
          </table:table-cell>
          <table:table-cell table:formula="of:=MOD([.X204];13*6)" office:value-type="float" office:value="35" calcext:value-type="float">
            <text:p>35</text:p>
          </table:table-cell>
          <table:table-cell table:number-columns-repeated="996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MOD([.A205];[.$O$2])" office:value-type="float" office:value="8" calcext:value-type="float">
            <text:p>8</text:p>
          </table:table-cell>
          <table:table-cell table:formula="of:=MOD([.A205];64)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DEC2BIN([.E205])" office:value-type="string" office:string-value="100" calcext:value-type="string">
            <text:p>100</text:p>
          </table:table-cell>
          <table:table-cell table:formula="of:=BIN2HEX([.F205])" office:value-type="string" office:string-value="4" calcext:value-type="string">
            <text:p>4</text:p>
          </table:table-cell>
          <table:table-cell table:formula="of:=DEC2BIN([.A205])" office:value-type="string" office:string-value="11001011" calcext:value-type="string">
            <text:p>11001011</text:p>
          </table:table-cell>
          <table:table-cell table:formula="of:=([.A205]-1)/([.A205]+1)" office:value-type="float" office:value="0.990196078431373" calcext:value-type="float">
            <text:p>0.990196078431373</text:p>
          </table:table-cell>
          <table:table-cell table:formula="of:=[.I205]+[.H205]" office:value-type="float" office:value="11001011.9901961" calcext:value-type="float">
            <text:p>11001011.9901961</text:p>
          </table:table-cell>
          <table:table-cell table:formula="of:=[.I205]/[.J205]" office:value-type="float" office:value="0.0000000900095445140701" calcext:value-type="float">
            <text:p>9.00095445140701E-08</text:p>
          </table:table-cell>
          <table:table-cell table:formula="of:=[.I205]/[.J205]" office:value-type="float" office:value="0.0000000900095445140701" calcext:value-type="float">
            <text:p>9.00095445140701E-08</text:p>
          </table:table-cell>
          <table:table-cell table:formula="of:=[.M204]+[.M203]" office:value-type="float" office:value="1.18851856132313E+042" calcext:value-type="float">
            <text:p>1.18851856132313E+042</text:p>
          </table:table-cell>
          <table:table-cell table:formula="of:=([.M205]-[.$O$2])/([.M205]+[.$O$2])" office:value-type="float" office:value="1" calcext:value-type="float">
            <text:p>1</text:p>
          </table:table-cell>
          <table:table-cell office:value-type="float" office:value="1289" calcext:value-type="float">
            <text:p>1289</text:p>
          </table:table-cell>
          <table:table-cell table:formula="of:=([.O205]-13)/([.O205]+13)" office:value-type="float" office:value="0.980030721966206" calcext:value-type="float">
            <text:p>0.980030721966206</text:p>
          </table:table-cell>
          <table:table-cell table:formula="of:=LOG([.O205])" office:value-type="float" office:value="3.1102529173534" calcext:value-type="float">
            <text:p>3.1102529173534</text:p>
          </table:table-cell>
          <table:table-cell office:value-type="float" office:value="1" calcext:value-type="float">
            <text:p>1</text:p>
          </table:table-cell>
          <table:table-cell office:value-type="float" office:value="8.89342442261304E-040" calcext:value-type="float">
            <text:p>8.89342442261304E-40</text:p>
          </table:table-cell>
          <table:table-cell office:value-type="float" office:value="1" calcext:value-type="float">
            <text:p>1</text:p>
          </table:table-cell>
          <table:table-cell table:formula="of:=FLOOR([.R205]*[.A205]+[.S205]*[.M205]+[.T205]*[.$O$2])+[.D205]+[.E205]" office:value-type="float" office:value="1289" calcext:value-type="float">
            <text:p>1289</text:p>
          </table:table-cell>
          <table:table-cell table:formula="of:=MOD([.X205]-13;13)" office:value-type="float" office:value="2" calcext:value-type="float">
            <text:p>2</text:p>
          </table:table-cell>
          <table:table-cell table:formula="of:=IF([.U205]=[.X205];&quot;success&quot;;&quot;next&quot;)" office:value-type="string" office:string-value="success" calcext:value-type="string">
            <text:p>success</text:p>
          </table:table-cell>
          <table:table-cell table:formula="of:=[.O205]" office:value-type="float" office:value="1289" calcext:value-type="float">
            <text:p>1289</text:p>
          </table:table-cell>
          <table:table-cell table:formula="of:=MOD([.X205];13*6)" office:value-type="float" office:value="41" calcext:value-type="float">
            <text:p>41</text:p>
          </table:table-cell>
          <table:table-cell table:number-columns-repeated="996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MOD([.A206];[.$O$2])" office:value-type="float" office:value="9" calcext:value-type="float">
            <text:p>9</text:p>
          </table:table-cell>
          <table:table-cell table:formula="of:=MOD([.A206];64)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DEC2BIN([.E206])" office:value-type="string" office:string-value="1110" calcext:value-type="string">
            <text:p>1110</text:p>
          </table:table-cell>
          <table:table-cell table:formula="of:=BIN2HEX([.F206])" office:value-type="string" office:string-value="E" calcext:value-type="string">
            <text:p>E</text:p>
          </table:table-cell>
          <table:table-cell table:formula="of:=DEC2BIN([.A206])" office:value-type="string" office:string-value="11001100" calcext:value-type="string">
            <text:p>11001100</text:p>
          </table:table-cell>
          <table:table-cell table:formula="of:=([.A206]-1)/([.A206]+1)" office:value-type="float" office:value="0.990243902439024" calcext:value-type="float">
            <text:p>0.990243902439024</text:p>
          </table:table-cell>
          <table:table-cell table:formula="of:=[.I206]+[.H206]" office:value-type="float" office:value="11001100.9902439" calcext:value-type="float">
            <text:p>11001100.9902439</text:p>
          </table:table-cell>
          <table:table-cell table:formula="of:=[.I206]/[.J206]" office:value-type="float" office:value="0.0000000900131635294687" calcext:value-type="float">
            <text:p>9.00131635294687E-08</text:p>
          </table:table-cell>
          <table:table-cell table:formula="of:=[.I206]/[.J206]" office:value-type="float" office:value="0.0000000900131635294687" calcext:value-type="float">
            <text:p>9.00131635294687E-08</text:p>
          </table:table-cell>
          <table:table-cell table:formula="of:=[.M205]+[.M204]" office:value-type="float" office:value="1.92306342848094E+042" calcext:value-type="float">
            <text:p>1.92306342848094E+042</text:p>
          </table:table-cell>
          <table:table-cell table:formula="of:=([.M206]-[.$O$2])/([.M206]+[.$O$2])" office:value-type="float" office:value="1" calcext:value-type="float">
            <text:p>1</text:p>
          </table:table-cell>
          <table:table-cell office:value-type="float" office:value="1291" calcext:value-type="float">
            <text:p>1291</text:p>
          </table:table-cell>
          <table:table-cell table:formula="of:=([.O206]-13)/([.O206]+13)" office:value-type="float" office:value="0.980061349693252" calcext:value-type="float">
            <text:p>0.980061349693252</text:p>
          </table:table-cell>
          <table:table-cell table:formula="of:=LOG([.O206])" office:value-type="float" office:value="3.11092624226642" calcext:value-type="float">
            <text:p>3.11092624226642</text:p>
          </table:table-cell>
          <table:table-cell office:value-type="float" office:value="0" calcext:value-type="float">
            <text:p>0</text:p>
          </table:table-cell>
          <table:table-cell office:value-type="float" office:value="6.60404634184735E-040" calcext:value-type="float">
            <text:p>6.60404634184735E-40</text:p>
          </table:table-cell>
          <table:table-cell office:value-type="float" office:value="0" calcext:value-type="float">
            <text:p>0</text:p>
          </table:table-cell>
          <table:table-cell table:formula="of:=FLOOR([.R206]*[.A206]+[.S206]*[.M206]+[.T206]*[.$O$2])+[.D206]+[.E206]" office:value-type="float" office:value="1291" calcext:value-type="float">
            <text:p>1291</text:p>
          </table:table-cell>
          <table:table-cell table:formula="of:=MOD([.X206]-13;13)" office:value-type="float" office:value="4" calcext:value-type="float">
            <text:p>4</text:p>
          </table:table-cell>
          <table:table-cell table:formula="of:=IF([.U206]=[.X206];&quot;success&quot;;&quot;next&quot;)" office:value-type="string" office:string-value="success" calcext:value-type="string">
            <text:p>success</text:p>
          </table:table-cell>
          <table:table-cell table:formula="of:=[.O206]" office:value-type="float" office:value="1291" calcext:value-type="float">
            <text:p>1291</text:p>
          </table:table-cell>
          <table:table-cell table:formula="of:=MOD([.X206];13*6)" office:value-type="float" office:value="43" calcext:value-type="float">
            <text:p>43</text:p>
          </table:table-cell>
          <table:table-cell table:number-columns-repeated="996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MOD([.A207];[.$O$2])" office:value-type="float" office:value="10" calcext:value-type="float">
            <text:p>10</text:p>
          </table:table-cell>
          <table:table-cell table:formula="of:=MOD([.A207];64)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DEC2BIN([.E207])" office:value-type="string" office:string-value="1000" calcext:value-type="string">
            <text:p>1000</text:p>
          </table:table-cell>
          <table:table-cell table:formula="of:=BIN2HEX([.F207])" office:value-type="string" office:string-value="8" calcext:value-type="string">
            <text:p>8</text:p>
          </table:table-cell>
          <table:table-cell table:formula="of:=DEC2BIN([.A207])" office:value-type="string" office:string-value="11001101" calcext:value-type="string">
            <text:p>11001101</text:p>
          </table:table-cell>
          <table:table-cell table:formula="of:=([.A207]-1)/([.A207]+1)" office:value-type="float" office:value="0.990291262135922" calcext:value-type="float">
            <text:p>0.990291262135922</text:p>
          </table:table-cell>
          <table:table-cell table:formula="of:=[.I207]+[.H207]" office:value-type="float" office:value="11001101.9902913" calcext:value-type="float">
            <text:p>11001101.9902913</text:p>
          </table:table-cell>
          <table:table-cell table:formula="of:=[.I207]/[.J207]" office:value-type="float" office:value="0.0000000900174603425982" calcext:value-type="float">
            <text:p>9.00174603425982E-08</text:p>
          </table:table-cell>
          <table:table-cell table:formula="of:=[.I207]/[.J207]" office:value-type="float" office:value="0.0000000900174603425982" calcext:value-type="float">
            <text:p>9.00174603425982E-08</text:p>
          </table:table-cell>
          <table:table-cell table:formula="of:=[.M206]+[.M205]" office:value-type="float" office:value="3.11158198980407E+042" calcext:value-type="float">
            <text:p>3.11158198980407E+042</text:p>
          </table:table-cell>
          <table:table-cell table:formula="of:=([.M207]-[.$O$2])/([.M207]+[.$O$2])" office:value-type="float" office:value="1" calcext:value-type="float">
            <text:p>1</text:p>
          </table:table-cell>
          <table:table-cell office:value-type="float" office:value="1297" calcext:value-type="float">
            <text:p>1297</text:p>
          </table:table-cell>
          <table:table-cell table:formula="of:=([.O207]-13)/([.O207]+13)" office:value-type="float" office:value="0.980152671755725" calcext:value-type="float">
            <text:p>0.980152671755725</text:p>
          </table:table-cell>
          <table:table-cell table:formula="of:=LOG([.O207])" office:value-type="float" office:value="3.11293997608408" calcext:value-type="float">
            <text:p>3.11293997608408</text:p>
          </table:table-cell>
          <table:table-cell office:value-type="float" office:value="1" calcext:value-type="float">
            <text:p>1</text:p>
          </table:table-cell>
          <table:table-cell office:value-type="float" office:value="3.43555144457984E-040" calcext:value-type="float">
            <text:p>3.43555144457984E-40</text:p>
          </table:table-cell>
          <table:table-cell office:value-type="float" office:value="1" calcext:value-type="float">
            <text:p>1</text:p>
          </table:table-cell>
          <table:table-cell table:formula="of:=FLOOR([.R207]*[.A207]+[.S207]*[.M207]+[.T207]*[.$O$2])+[.D207]+[.E207]" office:value-type="float" office:value="1297" calcext:value-type="float">
            <text:p>1297</text:p>
          </table:table-cell>
          <table:table-cell table:formula="of:=MOD([.X207]-13;13)" office:value-type="float" office:value="10" calcext:value-type="float">
            <text:p>10</text:p>
          </table:table-cell>
          <table:table-cell table:formula="of:=IF([.U207]=[.X207];&quot;success&quot;;&quot;next&quot;)" office:value-type="string" office:string-value="success" calcext:value-type="string">
            <text:p>success</text:p>
          </table:table-cell>
          <table:table-cell table:formula="of:=[.O207]" office:value-type="float" office:value="1297" calcext:value-type="float">
            <text:p>1297</text:p>
          </table:table-cell>
          <table:table-cell table:formula="of:=MOD([.X207];13*6)" office:value-type="float" office:value="49" calcext:value-type="float">
            <text:p>49</text:p>
          </table:table-cell>
          <table:table-cell table:number-columns-repeated="996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MOD([.A208];[.$O$2])" office:value-type="float" office:value="11" calcext:value-type="float">
            <text:p>11</text:p>
          </table:table-cell>
          <table:table-cell table:formula="of:=MOD([.A208];64)"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DEC2BIN([.E208])" office:value-type="string" office:string-value="1" calcext:value-type="string">
            <text:p>1</text:p>
          </table:table-cell>
          <table:table-cell table:formula="of:=BIN2HEX([.F208])" office:value-type="string" office:string-value="1" calcext:value-type="string">
            <text:p>1</text:p>
          </table:table-cell>
          <table:table-cell table:formula="of:=DEC2BIN([.A208])" office:value-type="string" office:string-value="11001110" calcext:value-type="string">
            <text:p>11001110</text:p>
          </table:table-cell>
          <table:table-cell table:formula="of:=([.A208]-1)/([.A208]+1)" office:value-type="float" office:value="0.990338164251208" calcext:value-type="float">
            <text:p>0.990338164251208</text:p>
          </table:table-cell>
          <table:table-cell table:formula="of:=[.I208]+[.H208]" office:value-type="float" office:value="11001110.9903382" calcext:value-type="float">
            <text:p>11001110.9903382</text:p>
          </table:table-cell>
          <table:table-cell table:formula="of:=[.I208]/[.J208]" office:value-type="float" office:value="0.0000000900216500970658" calcext:value-type="float">
            <text:p>9.00216500970658E-08</text:p>
          </table:table-cell>
          <table:table-cell table:formula="of:=[.I208]/[.J208]" office:value-type="float" office:value="0.0000000900216500970658" calcext:value-type="float">
            <text:p>9.00216500970658E-08</text:p>
          </table:table-cell>
          <table:table-cell table:formula="of:=[.M207]+[.M206]" office:value-type="float" office:value="5.03464541828501E+042" calcext:value-type="float">
            <text:p>5.03464541828501E+042</text:p>
          </table:table-cell>
          <table:table-cell table:formula="of:=([.M208]-[.$O$2])/([.M208]+[.$O$2])" office:value-type="float" office:value="1" calcext:value-type="float">
            <text:p>1</text:p>
          </table:table-cell>
          <table:table-cell office:value-type="float" office:value="1301" calcext:value-type="float">
            <text:p>1301</text:p>
          </table:table-cell>
          <table:table-cell table:formula="of:=([.O208]-13)/([.O208]+13)" office:value-type="float" office:value="0.980213089802131" calcext:value-type="float">
            <text:p>0.980213089802131</text:p>
          </table:table-cell>
          <table:table-cell table:formula="of:=LOG([.O208])" office:value-type="float" office:value="3.11427729656159" calcext:value-type="float">
            <text:p>3.11427729656159</text:p>
          </table:table-cell>
          <table:table-cell office:value-type="float" office:value="0" calcext:value-type="float">
            <text:p>0</text:p>
          </table:table-cell>
          <table:table-cell office:value-type="float" office:value="2.56224598323236E-040" calcext:value-type="float">
            <text:p>2.56224598323236E-40</text:p>
          </table:table-cell>
          <table:table-cell office:value-type="float" office:value="0" calcext:value-type="float">
            <text:p>0</text:p>
          </table:table-cell>
          <table:table-cell table:formula="of:=FLOOR([.R208]*[.A208]+[.S208]*[.M208]+[.T208]*[.$O$2])+[.D208]+[.E208]" office:value-type="float" office:value="1301" calcext:value-type="float">
            <text:p>1301</text:p>
          </table:table-cell>
          <table:table-cell table:formula="of:=MOD([.X208]-13;13)" office:value-type="float" office:value="1" calcext:value-type="float">
            <text:p>1</text:p>
          </table:table-cell>
          <table:table-cell table:formula="of:=IF([.U208]=[.X208];&quot;success&quot;;&quot;next&quot;)" office:value-type="string" office:string-value="success" calcext:value-type="string">
            <text:p>success</text:p>
          </table:table-cell>
          <table:table-cell table:formula="of:=[.O208]" office:value-type="float" office:value="1301" calcext:value-type="float">
            <text:p>1301</text:p>
          </table:table-cell>
          <table:table-cell table:formula="of:=MOD([.X208];13*6)" office:value-type="float" office:value="53" calcext:value-type="float">
            <text:p>53</text:p>
          </table:table-cell>
          <table:table-cell table:number-columns-repeated="996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MOD([.A209];[.$O$2])" office:value-type="float" office:value="12" calcext:value-type="float">
            <text:p>12</text:p>
          </table:table-cell>
          <table:table-cell table:formula="of:=MOD([.A209];64)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DEC2BIN([.E209])" office:value-type="string" office:string-value="1001" calcext:value-type="string">
            <text:p>1001</text:p>
          </table:table-cell>
          <table:table-cell table:formula="of:=BIN2HEX([.F209])" office:value-type="string" office:string-value="9" calcext:value-type="string">
            <text:p>9</text:p>
          </table:table-cell>
          <table:table-cell table:formula="of:=DEC2BIN([.A209])" office:value-type="string" office:string-value="11001111" calcext:value-type="string">
            <text:p>11001111</text:p>
          </table:table-cell>
          <table:table-cell table:formula="of:=([.A209]-1)/([.A209]+1)" office:value-type="float" office:value="0.990384615384615" calcext:value-type="float">
            <text:p>0.990384615384615</text:p>
          </table:table-cell>
          <table:table-cell table:formula="of:=[.I209]+[.H209]" office:value-type="float" office:value="11001111.9903846" calcext:value-type="float">
            <text:p>11001111.9903846</text:p>
          </table:table-cell>
          <table:table-cell table:formula="of:=[.I209]/[.J209]" office:value-type="float" office:value="0.0000000900258643171935" calcext:value-type="float">
            <text:p>9.00258643171935E-08</text:p>
          </table:table-cell>
          <table:table-cell table:formula="of:=[.I209]/[.J209]" office:value-type="float" office:value="0.0000000900258643171935" calcext:value-type="float">
            <text:p>9.00258643171935E-08</text:p>
          </table:table-cell>
          <table:table-cell table:formula="of:=[.M208]+[.M207]" office:value-type="float" office:value="8.14622740808908E+042" calcext:value-type="float">
            <text:p>8.14622740808908E+042</text:p>
          </table:table-cell>
          <table:table-cell table:formula="of:=([.M209]-[.$O$2])/([.M209]+[.$O$2])" office:value-type="float" office:value="1" calcext:value-type="float">
            <text:p>1</text:p>
          </table:table-cell>
          <table:table-cell office:value-type="float" office:value="1303" calcext:value-type="float">
            <text:p>1303</text:p>
          </table:table-cell>
          <table:table-cell table:formula="of:=([.O209]-13)/([.O209]+13)" office:value-type="float" office:value="0.980243161094225" calcext:value-type="float">
            <text:p>0.980243161094225</text:p>
          </table:table-cell>
          <table:table-cell table:formula="of:=LOG([.O209])" office:value-type="float" office:value="3.11494441571258" calcext:value-type="float">
            <text:p>3.11494441571258</text:p>
          </table:table-cell>
          <table:table-cell office:value-type="float" office:value="1" calcext:value-type="float">
            <text:p>1</text:p>
          </table:table-cell>
          <table:table-cell office:value-type="float" office:value="1.3122638817307E-040" calcext:value-type="float">
            <text:p>1.3122638817307E-40</text:p>
          </table:table-cell>
          <table:table-cell office:value-type="float" office:value="1" calcext:value-type="float">
            <text:p>1</text:p>
          </table:table-cell>
          <table:table-cell table:formula="of:=FLOOR([.R209]*[.A209]+[.S209]*[.M209]+[.T209]*[.$O$2])+[.D209]+[.E209]" office:value-type="float" office:value="1303" calcext:value-type="float">
            <text:p>1303</text:p>
          </table:table-cell>
          <table:table-cell table:formula="of:=MOD([.X209]-13;13)" office:value-type="float" office:value="3" calcext:value-type="float">
            <text:p>3</text:p>
          </table:table-cell>
          <table:table-cell table:formula="of:=IF([.U209]=[.X209];&quot;success&quot;;&quot;next&quot;)" office:value-type="string" office:string-value="success" calcext:value-type="string">
            <text:p>success</text:p>
          </table:table-cell>
          <table:table-cell table:formula="of:=[.O209]" office:value-type="float" office:value="1303" calcext:value-type="float">
            <text:p>1303</text:p>
          </table:table-cell>
          <table:table-cell table:formula="of:=MOD([.X209];13*6)" office:value-type="float" office:value="55" calcext:value-type="float">
            <text:p>55</text:p>
          </table:table-cell>
          <table:table-cell table:number-columns-repeated="996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MOD([.A210];[.$O$2])" office:value-type="float" office:value="0" calcext:value-type="float">
            <text:p>0</text:p>
          </table:table-cell>
          <table:table-cell table:formula="of:=MOD([.A210];64)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DEC2BIN([.E210])" office:value-type="string" office:string-value="0" calcext:value-type="string">
            <text:p>0</text:p>
          </table:table-cell>
          <table:table-cell table:formula="of:=BIN2HEX([.F210])" office:value-type="string" office:string-value="0" calcext:value-type="string">
            <text:p>0</text:p>
          </table:table-cell>
          <table:table-cell table:formula="of:=DEC2BIN([.A210])" office:value-type="string" office:string-value="11010000" calcext:value-type="string">
            <text:p>11010000</text:p>
          </table:table-cell>
          <table:table-cell table:formula="of:=([.A210]-1)/([.A210]+1)" office:value-type="float" office:value="0.990430622009569" calcext:value-type="float">
            <text:p>0.990430622009569</text:p>
          </table:table-cell>
          <table:table-cell table:formula="of:=[.I210]+[.H210]" office:value-type="float" office:value="11010000.9904306" calcext:value-type="float">
            <text:p>11010000.9904306</text:p>
          </table:table-cell>
          <table:table-cell table:formula="of:=[.I210]/[.J210]" office:value-type="float" office:value="0.0000000899573599376063" calcext:value-type="float">
            <text:p>8.99573599376063E-08</text:p>
          </table:table-cell>
          <table:table-cell table:formula="of:=[.I210]/[.J210]" office:value-type="float" office:value="0.0000000899573599376063" calcext:value-type="float">
            <text:p>8.99573599376063E-08</text:p>
          </table:table-cell>
          <table:table-cell table:formula="of:=[.M209]+[.M208]" office:value-type="float" office:value="1.31808728263741E+043" calcext:value-type="float">
            <text:p>1.31808728263741E+043</text:p>
          </table:table-cell>
          <table:table-cell table:formula="of:=([.M210]-[.$O$2])/([.M210]+[.$O$2])" office:value-type="float" office:value="1" calcext:value-type="float">
            <text:p>1</text:p>
          </table:table-cell>
          <table:table-cell office:value-type="float" office:value="1307" calcext:value-type="float">
            <text:p>1307</text:p>
          </table:table-cell>
          <table:table-cell table:formula="of:=([.O210]-13)/([.O210]+13)" office:value-type="float" office:value="0.98030303030303" calcext:value-type="float">
            <text:p>0.98030303030303</text:p>
          </table:table-cell>
          <table:table-cell table:formula="of:=LOG([.O210])" office:value-type="float" office:value="3.11627558758054" calcext:value-type="float">
            <text:p>3.11627558758054</text:p>
          </table:table-cell>
          <table:table-cell office:value-type="float" office:value="0" calcext:value-type="float">
            <text:p>0</text:p>
          </table:table-cell>
          <table:table-cell office:value-type="float" office:value="9.91588354744441E-041" calcext:value-type="float">
            <text:p>9.91588354744441E-41</text:p>
          </table:table-cell>
          <table:table-cell office:value-type="float" office:value="0" calcext:value-type="float">
            <text:p>0</text:p>
          </table:table-cell>
          <table:table-cell table:formula="of:=FLOOR([.R210]*[.A210]+[.S210]*[.M210]+[.T210]*[.$O$2])+[.D210]+[.E210]" office:value-type="float" office:value="1307" calcext:value-type="float">
            <text:p>1307</text:p>
          </table:table-cell>
          <table:table-cell table:formula="of:=MOD([.X210]-13;13)" office:value-type="float" office:value="7" calcext:value-type="float">
            <text:p>7</text:p>
          </table:table-cell>
          <table:table-cell table:formula="of:=IF([.U210]=[.X210];&quot;success&quot;;&quot;next&quot;)" office:value-type="string" office:string-value="success" calcext:value-type="string">
            <text:p>success</text:p>
          </table:table-cell>
          <table:table-cell table:formula="of:=[.O210]" office:value-type="float" office:value="1307" calcext:value-type="float">
            <text:p>1307</text:p>
          </table:table-cell>
          <table:table-cell table:formula="of:=MOD([.X210];13*6)" office:value-type="float" office:value="59" calcext:value-type="float">
            <text:p>59</text:p>
          </table:table-cell>
          <table:table-cell table:number-columns-repeated="996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MOD([.A211];[.$O$2])" office:value-type="float" office:value="1" calcext:value-type="float">
            <text:p>1</text:p>
          </table:table-cell>
          <table:table-cell table:formula="of:=MOD([.A211];64)"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DEC2BIN([.E211])" office:value-type="string" office:string-value="1001" calcext:value-type="string">
            <text:p>1001</text:p>
          </table:table-cell>
          <table:table-cell table:formula="of:=BIN2HEX([.F211])" office:value-type="string" office:string-value="9" calcext:value-type="string">
            <text:p>9</text:p>
          </table:table-cell>
          <table:table-cell table:formula="of:=DEC2BIN([.A211])" office:value-type="string" office:string-value="11010001" calcext:value-type="string">
            <text:p>11010001</text:p>
          </table:table-cell>
          <table:table-cell table:formula="of:=([.A211]-1)/([.A211]+1)" office:value-type="float" office:value="0.990476190476191" calcext:value-type="float">
            <text:p>0.990476190476191</text:p>
          </table:table-cell>
          <table:table-cell table:formula="of:=[.I211]+[.H211]" office:value-type="float" office:value="11010001.9904762" calcext:value-type="float">
            <text:p>11010001.9904762</text:p>
          </table:table-cell>
          <table:table-cell table:formula="of:=[.I211]/[.J211]" office:value-type="float" office:value="0.0000000899614905912793" calcext:value-type="float">
            <text:p>8.99614905912793E-08</text:p>
          </table:table-cell>
          <table:table-cell table:formula="of:=[.I211]/[.J211]" office:value-type="float" office:value="0.0000000899614905912793" calcext:value-type="float">
            <text:p>8.99614905912793E-08</text:p>
          </table:table-cell>
          <table:table-cell table:formula="of:=[.M210]+[.M209]" office:value-type="float" office:value="2.13271002344632E+043" calcext:value-type="float">
            <text:p>2.13271002344632E+043</text:p>
          </table:table-cell>
          <table:table-cell table:formula="of:=([.M211]-[.$O$2])/([.M211]+[.$O$2])" office:value-type="float" office:value="1" calcext:value-type="float">
            <text:p>1</text:p>
          </table:table-cell>
          <table:table-cell office:value-type="float" office:value="1319" calcext:value-type="float">
            <text:p>1319</text:p>
          </table:table-cell>
          <table:table-cell table:formula="of:=([.O211]-13)/([.O211]+13)" office:value-type="float" office:value="0.980480480480481" calcext:value-type="float">
            <text:p>0.980480480480481</text:p>
          </table:table-cell>
          <table:table-cell table:formula="of:=LOG([.O211])" office:value-type="float" office:value="3.12024479554636" calcext:value-type="float">
            <text:p>3.12024479554636</text:p>
          </table:table-cell>
          <table:table-cell office:value-type="float" office:value="1" calcext:value-type="float">
            <text:p>1</text:p>
          </table:table-cell>
          <table:table-cell office:value-type="float" office:value="5.06397957587685E-041" calcext:value-type="float">
            <text:p>5.06397957587685E-41</text:p>
          </table:table-cell>
          <table:table-cell office:value-type="float" office:value="1" calcext:value-type="float">
            <text:p>1</text:p>
          </table:table-cell>
          <table:table-cell table:formula="of:=FLOOR([.R211]*[.A211]+[.S211]*[.M211]+[.T211]*[.$O$2])+[.D211]+[.E211]" office:value-type="float" office:value="1319" calcext:value-type="float">
            <text:p>1319</text:p>
          </table:table-cell>
          <table:table-cell table:formula="of:=MOD([.X211]-13;13)" office:value-type="float" office:value="6" calcext:value-type="float">
            <text:p>6</text:p>
          </table:table-cell>
          <table:table-cell table:formula="of:=IF([.U211]=[.X211];&quot;success&quot;;&quot;next&quot;)" office:value-type="string" office:string-value="success" calcext:value-type="string">
            <text:p>success</text:p>
          </table:table-cell>
          <table:table-cell table:formula="of:=[.O211]" office:value-type="float" office:value="1319" calcext:value-type="float">
            <text:p>1319</text:p>
          </table:table-cell>
          <table:table-cell table:formula="of:=MOD([.X211];13*6)" office:value-type="float" office:value="71" calcext:value-type="float">
            <text:p>71</text:p>
          </table:table-cell>
          <table:table-cell table:number-columns-repeated="996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MOD([.A212];[.$O$2])" office:value-type="float" office:value="2" calcext:value-type="float">
            <text:p>2</text:p>
          </table:table-cell>
          <table:table-cell table:formula="of:=MOD([.A212];64)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DEC2BIN([.E212])" office:value-type="string" office:string-value="1" calcext:value-type="string">
            <text:p>1</text:p>
          </table:table-cell>
          <table:table-cell table:formula="of:=BIN2HEX([.F212])" office:value-type="string" office:string-value="1" calcext:value-type="string">
            <text:p>1</text:p>
          </table:table-cell>
          <table:table-cell table:formula="of:=DEC2BIN([.A212])" office:value-type="string" office:string-value="11010010" calcext:value-type="string">
            <text:p>11010010</text:p>
          </table:table-cell>
          <table:table-cell table:formula="of:=([.A212]-1)/([.A212]+1)" office:value-type="float" office:value="0.990521327014218" calcext:value-type="float">
            <text:p>0.990521327014218</text:p>
          </table:table-cell>
          <table:table-cell table:formula="of:=[.I212]+[.H212]" office:value-type="float" office:value="11010010.9905213" calcext:value-type="float">
            <text:p>11010010.9905213</text:p>
          </table:table-cell>
          <table:table-cell table:formula="of:=[.I212]/[.J212]" office:value-type="float" office:value="0.000000089965516643623" calcext:value-type="float">
            <text:p>8.9965516643623E-08</text:p>
          </table:table-cell>
          <table:table-cell table:formula="of:=[.I212]/[.J212]" office:value-type="float" office:value="0.000000089965516643623" calcext:value-type="float">
            <text:p>8.9965516643623E-08</text:p>
          </table:table-cell>
          <table:table-cell table:formula="of:=[.M211]+[.M210]" office:value-type="float" office:value="3.45079730608373E+043" calcext:value-type="float">
            <text:p>3.45079730608373E+043</text:p>
          </table:table-cell>
          <table:table-cell table:formula="of:=([.M212]-[.$O$2])/([.M212]+[.$O$2])" office:value-type="float" office:value="1" calcext:value-type="float">
            <text:p>1</text:p>
          </table:table-cell>
          <table:table-cell office:value-type="float" office:value="1321" calcext:value-type="float">
            <text:p>1321</text:p>
          </table:table-cell>
          <table:table-cell table:formula="of:=([.O212]-13)/([.O212]+13)" office:value-type="float" office:value="0.980509745127436" calcext:value-type="float">
            <text:p>0.980509745127436</text:p>
          </table:table-cell>
          <table:table-cell table:formula="of:=LOG([.O212])" office:value-type="float" office:value="3.12090281761453" calcext:value-type="float">
            <text:p>3.12090281761453</text:p>
          </table:table-cell>
          <table:table-cell office:value-type="float" office:value="0" calcext:value-type="float">
            <text:p>0</text:p>
          </table:table-cell>
          <table:table-cell office:value-type="float" office:value="3.81650929678814E-041" calcext:value-type="float">
            <text:p>3.81650929678814E-41</text:p>
          </table:table-cell>
          <table:table-cell office:value-type="float" office:value="0" calcext:value-type="float">
            <text:p>0</text:p>
          </table:table-cell>
          <table:table-cell table:formula="of:=FLOOR([.R212]*[.A212]+[.S212]*[.M212]+[.T212]*[.$O$2])+[.D212]+[.E212]" office:value-type="float" office:value="1321" calcext:value-type="float">
            <text:p>1321</text:p>
          </table:table-cell>
          <table:table-cell table:formula="of:=MOD([.X212]-13;13)" office:value-type="float" office:value="8" calcext:value-type="float">
            <text:p>8</text:p>
          </table:table-cell>
          <table:table-cell table:formula="of:=IF([.U212]=[.X212];&quot;success&quot;;&quot;next&quot;)" office:value-type="string" office:string-value="success" calcext:value-type="string">
            <text:p>success</text:p>
          </table:table-cell>
          <table:table-cell table:formula="of:=[.O212]" office:value-type="float" office:value="1321" calcext:value-type="float">
            <text:p>1321</text:p>
          </table:table-cell>
          <table:table-cell table:formula="of:=MOD([.X212];13*6)" office:value-type="float" office:value="73" calcext:value-type="float">
            <text:p>73</text:p>
          </table:table-cell>
          <table:table-cell table:number-columns-repeated="996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MOD([.A213];[.$O$2])" office:value-type="float" office:value="3" calcext:value-type="float">
            <text:p>3</text:p>
          </table:table-cell>
          <table:table-cell table:formula="of:=MOD([.A213];64)"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DEC2BIN([.E213])" office:value-type="string" office:string-value="1000" calcext:value-type="string">
            <text:p>1000</text:p>
          </table:table-cell>
          <table:table-cell table:formula="of:=BIN2HEX([.F213])" office:value-type="string" office:string-value="8" calcext:value-type="string">
            <text:p>8</text:p>
          </table:table-cell>
          <table:table-cell table:formula="of:=DEC2BIN([.A213])" office:value-type="string" office:string-value="11010011" calcext:value-type="string">
            <text:p>11010011</text:p>
          </table:table-cell>
          <table:table-cell table:formula="of:=([.A213]-1)/([.A213]+1)" office:value-type="float" office:value="0.990566037735849" calcext:value-type="float">
            <text:p>0.990566037735849</text:p>
          </table:table-cell>
          <table:table-cell table:formula="of:=[.I213]+[.H213]" office:value-type="float" office:value="11010011.990566" calcext:value-type="float">
            <text:p>11010011.990566</text:p>
          </table:table-cell>
          <table:table-cell table:formula="of:=[.I213]/[.J213]" office:value-type="float" office:value="0.0000000899695693869015" calcext:value-type="float">
            <text:p>8.99695693869015E-08</text:p>
          </table:table-cell>
          <table:table-cell table:formula="of:=[.I213]/[.J213]" office:value-type="float" office:value="0.0000000899695693869015" calcext:value-type="float">
            <text:p>8.99695693869015E-08</text:p>
          </table:table-cell>
          <table:table-cell table:formula="of:=[.M212]+[.M211]" office:value-type="float" office:value="5.58350732953005E+043" calcext:value-type="float">
            <text:p>5.58350732953005E+043</text:p>
          </table:table-cell>
          <table:table-cell table:formula="of:=([.M213]-[.$O$2])/([.M213]+[.$O$2])" office:value-type="float" office:value="1" calcext:value-type="float">
            <text:p>1</text:p>
          </table:table-cell>
          <table:table-cell office:value-type="float" office:value="1327" calcext:value-type="float">
            <text:p>1327</text:p>
          </table:table-cell>
          <table:table-cell table:formula="of:=([.O213]-13)/([.O213]+13)" office:value-type="float" office:value="0.980597014925373" calcext:value-type="float">
            <text:p>0.980597014925373</text:p>
          </table:table-cell>
          <table:table-cell table:formula="of:=LOG([.O213])" office:value-type="float" office:value="3.12287092286443" calcext:value-type="float">
            <text:p>3.12287092286443</text:p>
          </table:table-cell>
          <table:table-cell office:value-type="float" office:value="1" calcext:value-type="float">
            <text:p>1</text:p>
          </table:table-cell>
          <table:table-cell office:value-type="float" office:value="1.94143203550024E-041" calcext:value-type="float">
            <text:p>1.94143203550024E-41</text:p>
          </table:table-cell>
          <table:table-cell office:value-type="float" office:value="1" calcext:value-type="float">
            <text:p>1</text:p>
          </table:table-cell>
          <table:table-cell table:formula="of:=FLOOR([.R213]*[.A213]+[.S213]*[.M213]+[.T213]*[.$O$2])+[.D213]+[.E213]" office:value-type="float" office:value="1327" calcext:value-type="float">
            <text:p>1327</text:p>
          </table:table-cell>
          <table:table-cell table:formula="of:=MOD([.X213]-13;13)" office:value-type="float" office:value="1" calcext:value-type="float">
            <text:p>1</text:p>
          </table:table-cell>
          <table:table-cell table:formula="of:=IF([.U213]=[.X213];&quot;success&quot;;&quot;next&quot;)" office:value-type="string" office:string-value="success" calcext:value-type="string">
            <text:p>success</text:p>
          </table:table-cell>
          <table:table-cell table:formula="of:=[.O213]" office:value-type="float" office:value="1327" calcext:value-type="float">
            <text:p>1327</text:p>
          </table:table-cell>
          <table:table-cell table:formula="of:=MOD([.X213];13*6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MOD([.A214];[.$O$2])" office:value-type="float" office:value="4" calcext:value-type="float">
            <text:p>4</text:p>
          </table:table-cell>
          <table:table-cell table:formula="of:=MOD([.A214];64)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DEC2BIN([.E214])" office:value-type="string" office:string-value="10" calcext:value-type="string">
            <text:p>10</text:p>
          </table:table-cell>
          <table:table-cell table:formula="of:=BIN2HEX([.F214])" office:value-type="string" office:string-value="2" calcext:value-type="string">
            <text:p>2</text:p>
          </table:table-cell>
          <table:table-cell table:formula="of:=DEC2BIN([.A214])" office:value-type="string" office:string-value="11010100" calcext:value-type="string">
            <text:p>11010100</text:p>
          </table:table-cell>
          <table:table-cell table:formula="of:=([.A214]-1)/([.A214]+1)" office:value-type="float" office:value="0.990610328638498" calcext:value-type="float">
            <text:p>0.990610328638498</text:p>
          </table:table-cell>
          <table:table-cell table:formula="of:=[.I214]+[.H214]" office:value-type="float" office:value="11010100.9906103" calcext:value-type="float">
            <text:p>11010100.9906103</text:p>
          </table:table-cell>
          <table:table-cell table:formula="of:=[.I214]/[.J214]" office:value-type="float" office:value="0.0000000899728648704779" calcext:value-type="float">
            <text:p>8.99728648704779E-08</text:p>
          </table:table-cell>
          <table:table-cell table:formula="of:=[.I214]/[.J214]" office:value-type="float" office:value="0.0000000899728648704779" calcext:value-type="float">
            <text:p>8.99728648704779E-08</text:p>
          </table:table-cell>
          <table:table-cell table:formula="of:=[.M213]+[.M212]" office:value-type="float" office:value="9.03430463561378E+043" calcext:value-type="float">
            <text:p>9.03430463561378E+043</text:p>
          </table:table-cell>
          <table:table-cell table:formula="of:=([.M214]-[.$O$2])/([.M214]+[.$O$2])" office:value-type="float" office:value="1" calcext:value-type="float">
            <text:p>1</text:p>
          </table:table-cell>
          <table:table-cell office:value-type="float" office:value="1361" calcext:value-type="float">
            <text:p>1361</text:p>
          </table:table-cell>
          <table:table-cell table:formula="of:=([.O214]-13)/([.O214]+13)" office:value-type="float" office:value="0.981077147016012" calcext:value-type="float">
            <text:p>0.981077147016012</text:p>
          </table:table-cell>
          <table:table-cell table:formula="of:=LOG([.O214])" office:value-type="float" office:value="3.13385812520333" calcext:value-type="float">
            <text:p>3.13385812520333</text:p>
          </table:table-cell>
          <table:table-cell office:value-type="float" office:value="0" calcext:value-type="float">
            <text:p>0</text:p>
          </table:table-cell>
          <table:table-cell office:value-type="float" office:value="1.49762494687902E-041" calcext:value-type="float">
            <text:p>1.49762494687902E-41</text:p>
          </table:table-cell>
          <table:table-cell office:value-type="float" office:value="0" calcext:value-type="float">
            <text:p>0</text:p>
          </table:table-cell>
          <table:table-cell table:formula="of:=FLOOR([.R214]*[.A214]+[.S214]*[.M214]+[.T214]*[.$O$2])+[.D214]+[.E214]" office:value-type="float" office:value="1361" calcext:value-type="float">
            <text:p>1361</text:p>
          </table:table-cell>
          <table:table-cell table:formula="of:=MOD([.X214]-13;13)" office:value-type="float" office:value="9" calcext:value-type="float">
            <text:p>9</text:p>
          </table:table-cell>
          <table:table-cell table:formula="of:=IF([.U214]=[.X214];&quot;success&quot;;&quot;next&quot;)" office:value-type="string" office:string-value="success" calcext:value-type="string">
            <text:p>success</text:p>
          </table:table-cell>
          <table:table-cell table:formula="of:=[.O214]" office:value-type="float" office:value="1361" calcext:value-type="float">
            <text:p>1361</text:p>
          </table:table-cell>
          <table:table-cell table:formula="of:=MOD([.X214];13*6)" office:value-type="float" office:value="35" calcext:value-type="float">
            <text:p>35</text:p>
          </table:table-cell>
          <table:table-cell table:number-columns-repeated="996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MOD([.A215];[.$O$2])" office:value-type="float" office:value="5" calcext:value-type="float">
            <text:p>5</text:p>
          </table:table-cell>
          <table:table-cell table:formula="of:=MOD([.A215];64)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DEC2BIN([.E215])" office:value-type="string" office:string-value="100" calcext:value-type="string">
            <text:p>100</text:p>
          </table:table-cell>
          <table:table-cell table:formula="of:=BIN2HEX([.F215])" office:value-type="string" office:string-value="4" calcext:value-type="string">
            <text:p>4</text:p>
          </table:table-cell>
          <table:table-cell table:formula="of:=DEC2BIN([.A215])" office:value-type="string" office:string-value="11010101" calcext:value-type="string">
            <text:p>11010101</text:p>
          </table:table-cell>
          <table:table-cell table:formula="of:=([.A215]-1)/([.A215]+1)" office:value-type="float" office:value="0.990654205607477" calcext:value-type="float">
            <text:p>0.990654205607477</text:p>
          </table:table-cell>
          <table:table-cell table:formula="of:=[.I215]+[.H215]" office:value-type="float" office:value="11010101.9906542" calcext:value-type="float">
            <text:p>11010101.9906542</text:p>
          </table:table-cell>
          <table:table-cell table:formula="of:=[.I215]/[.J215]" office:value-type="float" office:value="0.0000000899768418538159" calcext:value-type="float">
            <text:p>8.99768418538159E-08</text:p>
          </table:table-cell>
          <table:table-cell table:formula="of:=[.I215]/[.J215]" office:value-type="float" office:value="0.0000000899768418538159" calcext:value-type="float">
            <text:p>8.99768418538159E-08</text:p>
          </table:table-cell>
          <table:table-cell table:formula="of:=[.M214]+[.M213]" office:value-type="float" office:value="1.46178119651438E+044" calcext:value-type="float">
            <text:p>1.46178119651438E+044</text:p>
          </table:table-cell>
          <table:table-cell table:formula="of:=([.M215]-[.$O$2])/([.M215]+[.$O$2])" office:value-type="float" office:value="1" calcext:value-type="float">
            <text:p>1</text:p>
          </table:table-cell>
          <table:table-cell office:value-type="float" office:value="1367" calcext:value-type="float">
            <text:p>1367</text:p>
          </table:table-cell>
          <table:table-cell table:formula="of:=([.O215]-13)/([.O215]+13)" office:value-type="float" office:value="0.981159420289855" calcext:value-type="float">
            <text:p>0.981159420289855</text:p>
          </table:table-cell>
          <table:table-cell table:formula="of:=LOG([.O215])" office:value-type="float" office:value="3.13576851456782" calcext:value-type="float">
            <text:p>3.13576851456782</text:p>
          </table:table-cell>
          <table:table-cell office:value-type="float" office:value="1" calcext:value-type="float">
            <text:p>1</text:p>
          </table:table-cell>
          <table:table-cell office:value-type="float" office:value="7.77134090046303E-042" calcext:value-type="float">
            <text:p>7.77134090046303E-42</text:p>
          </table:table-cell>
          <table:table-cell office:value-type="float" office:value="1" calcext:value-type="float">
            <text:p>1</text:p>
          </table:table-cell>
          <table:table-cell table:formula="of:=FLOOR([.R215]*[.A215]+[.S215]*[.M215]+[.T215]*[.$O$2])+[.D215]+[.E215]" office:value-type="float" office:value="1367" calcext:value-type="float">
            <text:p>1367</text:p>
          </table:table-cell>
          <table:table-cell table:formula="of:=MOD([.X215]-13;13)" office:value-type="float" office:value="2" calcext:value-type="float">
            <text:p>2</text:p>
          </table:table-cell>
          <table:table-cell table:formula="of:=IF([.U215]=[.X215];&quot;success&quot;;&quot;next&quot;)" office:value-type="string" office:string-value="success" calcext:value-type="string">
            <text:p>success</text:p>
          </table:table-cell>
          <table:table-cell table:formula="of:=[.O215]" office:value-type="float" office:value="1367" calcext:value-type="float">
            <text:p>1367</text:p>
          </table:table-cell>
          <table:table-cell table:formula="of:=MOD([.X215];13*6)" office:value-type="float" office:value="41" calcext:value-type="float">
            <text:p>41</text:p>
          </table:table-cell>
          <table:table-cell table:number-columns-repeated="996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MOD([.A216];[.$O$2])" office:value-type="float" office:value="6" calcext:value-type="float">
            <text:p>6</text:p>
          </table:table-cell>
          <table:table-cell table:formula="of:=MOD([.A216];64)"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formula="of:=DEC2BIN([.E216])" office:value-type="string" office:string-value="1111" calcext:value-type="string">
            <text:p>1111</text:p>
          </table:table-cell>
          <table:table-cell table:formula="of:=BIN2HEX([.F216])" office:value-type="string" office:string-value="F" calcext:value-type="string">
            <text:p>F</text:p>
          </table:table-cell>
          <table:table-cell table:formula="of:=DEC2BIN([.A216])" office:value-type="string" office:string-value="11010110" calcext:value-type="string">
            <text:p>11010110</text:p>
          </table:table-cell>
          <table:table-cell table:formula="of:=([.A216]-1)/([.A216]+1)" office:value-type="float" office:value="0.990697674418605" calcext:value-type="float">
            <text:p>0.990697674418605</text:p>
          </table:table-cell>
          <table:table-cell table:formula="of:=[.I216]+[.H216]" office:value-type="float" office:value="11010110.9906977" calcext:value-type="float">
            <text:p>11010110.9906977</text:p>
          </table:table-cell>
          <table:table-cell table:formula="of:=[.I216]/[.J216]" office:value-type="float" office:value="0.0000000899807163847517" calcext:value-type="float">
            <text:p>8.99807163847517E-08</text:p>
          </table:table-cell>
          <table:table-cell table:formula="of:=[.I216]/[.J216]" office:value-type="float" office:value="0.0000000899807163847517" calcext:value-type="float">
            <text:p>8.99807163847517E-08</text:p>
          </table:table-cell>
          <table:table-cell table:formula="of:=[.M215]+[.M214]" office:value-type="float" office:value="2.36521166007576E+044" calcext:value-type="float">
            <text:p>2.36521166007576E+044</text:p>
          </table:table-cell>
          <table:table-cell table:formula="of:=([.M216]-[.$O$2])/([.M216]+[.$O$2])" office:value-type="float" office:value="1" calcext:value-type="float">
            <text:p>1</text:p>
          </table:table-cell>
          <table:table-cell office:value-type="float" office:value="1373" calcext:value-type="float">
            <text:p>1373</text:p>
          </table:table-cell>
          <table:table-cell table:formula="of:=([.O216]-13)/([.O216]+13)" office:value-type="float" office:value="0.981240981240981" calcext:value-type="float">
            <text:p>0.981240981240981</text:p>
          </table:table-cell>
          <table:table-cell table:formula="of:=LOG([.O216])" office:value-type="float" office:value="3.13767053723675" calcext:value-type="float">
            <text:p>3.13767053723675</text:p>
          </table:table-cell>
          <table:table-cell office:value-type="float" office:value="0" calcext:value-type="float">
            <text:p>0</text:p>
          </table:table-cell>
          <table:table-cell office:value-type="float" office:value="5.70350646739493E-042" calcext:value-type="float">
            <text:p>5.70350646739493E-42</text:p>
          </table:table-cell>
          <table:table-cell office:value-type="float" office:value="0" calcext:value-type="float">
            <text:p>0</text:p>
          </table:table-cell>
          <table:table-cell table:formula="of:=FLOOR([.R216]*[.A216]+[.S216]*[.M216]+[.T216]*[.$O$2])+[.D216]+[.E216]" office:value-type="float" office:value="1373" calcext:value-type="float">
            <text:p>1373</text:p>
          </table:table-cell>
          <table:table-cell table:formula="of:=MOD([.X216]-13;13)" office:value-type="float" office:value="8" calcext:value-type="float">
            <text:p>8</text:p>
          </table:table-cell>
          <table:table-cell table:formula="of:=IF([.U216]=[.X216];&quot;success&quot;;&quot;next&quot;)" office:value-type="string" office:string-value="success" calcext:value-type="string">
            <text:p>success</text:p>
          </table:table-cell>
          <table:table-cell table:formula="of:=[.O216]" office:value-type="float" office:value="1373" calcext:value-type="float">
            <text:p>1373</text:p>
          </table:table-cell>
          <table:table-cell table:formula="of:=MOD([.X216];13*6)" office:value-type="float" office:value="47" calcext:value-type="float">
            <text:p>47</text:p>
          </table:table-cell>
          <table:table-cell table:number-columns-repeated="996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MOD([.A217];[.$O$2])" office:value-type="float" office:value="7" calcext:value-type="float">
            <text:p>7</text:p>
          </table:table-cell>
          <table:table-cell table:formula="of:=MOD([.A217];64)"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DEC2BIN([.E217])" office:value-type="string" office:string-value="11" calcext:value-type="string">
            <text:p>11</text:p>
          </table:table-cell>
          <table:table-cell table:formula="of:=BIN2HEX([.F217])" office:value-type="string" office:string-value="3" calcext:value-type="string">
            <text:p>3</text:p>
          </table:table-cell>
          <table:table-cell table:formula="of:=DEC2BIN([.A217])" office:value-type="string" office:string-value="11010111" calcext:value-type="string">
            <text:p>11010111</text:p>
          </table:table-cell>
          <table:table-cell table:formula="of:=([.A217]-1)/([.A217]+1)" office:value-type="float" office:value="0.990740740740741" calcext:value-type="float">
            <text:p>0.990740740740741</text:p>
          </table:table-cell>
          <table:table-cell table:formula="of:=[.I217]+[.H217]" office:value-type="float" office:value="11010111.9907407" calcext:value-type="float">
            <text:p>11010111.9907407</text:p>
          </table:table-cell>
          <table:table-cell table:formula="of:=[.I217]/[.J217]" office:value-type="float" office:value="0.0000000899846197362871" calcext:value-type="float">
            <text:p>8.99846197362871E-08</text:p>
          </table:table-cell>
          <table:table-cell table:formula="of:=[.I217]/[.J217]" office:value-type="float" office:value="0.0000000899846197362871" calcext:value-type="float">
            <text:p>8.99846197362871E-08</text:p>
          </table:table-cell>
          <table:table-cell table:formula="of:=[.M216]+[.M215]" office:value-type="float" office:value="3.82699285659014E+044" calcext:value-type="float">
            <text:p>3.82699285659014E+044</text:p>
          </table:table-cell>
          <table:table-cell table:formula="of:=([.M217]-[.$O$2])/([.M217]+[.$O$2])" office:value-type="float" office:value="1" calcext:value-type="float">
            <text:p>1</text:p>
          </table:table-cell>
          <table:table-cell office:value-type="float" office:value="1381" calcext:value-type="float">
            <text:p>1381</text:p>
          </table:table-cell>
          <table:table-cell table:formula="of:=([.O217]-13)/([.O217]+13)" office:value-type="float" office:value="0.981348637015782" calcext:value-type="float">
            <text:p>0.981348637015782</text:p>
          </table:table-cell>
          <table:table-cell table:formula="of:=LOG([.O217])" office:value-type="float" office:value="3.14019367857863" calcext:value-type="float">
            <text:p>3.14019367857863</text:p>
          </table:table-cell>
          <table:table-cell office:value-type="float" office:value="1" calcext:value-type="float">
            <text:p>1</text:p>
          </table:table-cell>
          <table:table-cell office:value-type="float" office:value="2.99451826262641E-042" calcext:value-type="float">
            <text:p>2.99451826262641E-42</text:p>
          </table:table-cell>
          <table:table-cell office:value-type="float" office:value="1" calcext:value-type="float">
            <text:p>1</text:p>
          </table:table-cell>
          <table:table-cell table:formula="of:=FLOOR([.R217]*[.A217]+[.S217]*[.M217]+[.T217]*[.$O$2])+[.D217]+[.E217]" office:value-type="float" office:value="1381" calcext:value-type="float">
            <text:p>1381</text:p>
          </table:table-cell>
          <table:table-cell table:formula="of:=MOD([.X217]-13;13)" office:value-type="float" office:value="3" calcext:value-type="float">
            <text:p>3</text:p>
          </table:table-cell>
          <table:table-cell table:formula="of:=IF([.U217]=[.X217];&quot;success&quot;;&quot;next&quot;)" office:value-type="string" office:string-value="success" calcext:value-type="string">
            <text:p>success</text:p>
          </table:table-cell>
          <table:table-cell table:formula="of:=[.O217]" office:value-type="float" office:value="1381" calcext:value-type="float">
            <text:p>1381</text:p>
          </table:table-cell>
          <table:table-cell table:formula="of:=MOD([.X217];13*6)" office:value-type="float" office:value="55" calcext:value-type="float">
            <text:p>55</text:p>
          </table:table-cell>
          <table:table-cell table:number-columns-repeated="996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MOD([.A218];[.$O$2])" office:value-type="float" office:value="8" calcext:value-type="float">
            <text:p>8</text:p>
          </table:table-cell>
          <table:table-cell table:formula="of:=MOD([.A218];64)"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DEC2BIN([.E218])" office:value-type="string" office:string-value="100" calcext:value-type="string">
            <text:p>100</text:p>
          </table:table-cell>
          <table:table-cell table:formula="of:=BIN2HEX([.F218])" office:value-type="string" office:string-value="4" calcext:value-type="string">
            <text:p>4</text:p>
          </table:table-cell>
          <table:table-cell table:formula="of:=DEC2BIN([.A218])" office:value-type="string" office:string-value="11011000" calcext:value-type="string">
            <text:p>11011000</text:p>
          </table:table-cell>
          <table:table-cell table:formula="of:=([.A218]-1)/([.A218]+1)" office:value-type="float" office:value="0.990783410138249" calcext:value-type="float">
            <text:p>0.990783410138249</text:p>
          </table:table-cell>
          <table:table-cell table:formula="of:=[.I218]+[.H218]" office:value-type="float" office:value="11011000.9907834" calcext:value-type="float">
            <text:p>11011000.9907834</text:p>
          </table:table-cell>
          <table:table-cell table:formula="of:=[.I218]/[.J218]" office:value-type="float" office:value="0.0000000899812297689891" calcext:value-type="float">
            <text:p>8.99812297689891E-08</text:p>
          </table:table-cell>
          <table:table-cell table:formula="of:=[.I218]/[.J218]" office:value-type="float" office:value="0.0000000899812297689891" calcext:value-type="float">
            <text:p>8.99812297689891E-08</text:p>
          </table:table-cell>
          <table:table-cell table:formula="of:=[.M217]+[.M216]" office:value-type="float" office:value="6.1922045166659E+044" calcext:value-type="float">
            <text:p>6.1922045166659E+044</text:p>
          </table:table-cell>
          <table:table-cell table:formula="of:=([.M218]-[.$O$2])/([.M218]+[.$O$2])" office:value-type="float" office:value="1" calcext:value-type="float">
            <text:p>1</text:p>
          </table:table-cell>
          <table:table-cell office:value-type="float" office:value="1399" calcext:value-type="float">
            <text:p>1399</text:p>
          </table:table-cell>
          <table:table-cell table:formula="of:=([.O218]-13)/([.O218]+13)" office:value-type="float" office:value="0.981586402266289" calcext:value-type="float">
            <text:p>0.981586402266289</text:p>
          </table:table-cell>
          <table:table-cell table:formula="of:=LOG([.O218])" office:value-type="float" office:value="3.14581771449183" calcext:value-type="float">
            <text:p>3.14581771449183</text:p>
          </table:table-cell>
          <table:table-cell office:value-type="float" office:value="0" calcext:value-type="float">
            <text:p>0</text:p>
          </table:table-cell>
          <table:table-cell office:value-type="float" office:value="2.23345336265582E-042" calcext:value-type="float">
            <text:p>2.23345336265582E-42</text:p>
          </table:table-cell>
          <table:table-cell office:value-type="float" office:value="0" calcext:value-type="float">
            <text:p>0</text:p>
          </table:table-cell>
          <table:table-cell table:formula="of:=FLOOR([.R218]*[.A218]+[.S218]*[.M218]+[.T218]*[.$O$2])+[.D218]+[.E218]" office:value-type="float" office:value="1399" calcext:value-type="float">
            <text:p>1399</text:p>
          </table:table-cell>
          <table:table-cell table:formula="of:=MOD([.X218]-13;13)" office:value-type="float" office:value="8" calcext:value-type="float">
            <text:p>8</text:p>
          </table:table-cell>
          <table:table-cell table:formula="of:=IF([.U218]=[.X218];&quot;success&quot;;&quot;next&quot;)" office:value-type="string" office:string-value="success" calcext:value-type="string">
            <text:p>success</text:p>
          </table:table-cell>
          <table:table-cell table:formula="of:=[.O218]" office:value-type="float" office:value="1399" calcext:value-type="float">
            <text:p>1399</text:p>
          </table:table-cell>
          <table:table-cell table:formula="of:=MOD([.X218];13*6)" office:value-type="float" office:value="73" calcext:value-type="float">
            <text:p>73</text:p>
          </table:table-cell>
          <table:table-cell table:number-columns-repeated="996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MOD([.A219];[.$O$2])" office:value-type="float" office:value="9" calcext:value-type="float">
            <text:p>9</text:p>
          </table:table-cell>
          <table:table-cell table:formula="of:=MOD([.A219];64)"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DEC2BIN([.E219])" office:value-type="string" office:string-value="1110" calcext:value-type="string">
            <text:p>1110</text:p>
          </table:table-cell>
          <table:table-cell table:formula="of:=BIN2HEX([.F219])" office:value-type="string" office:string-value="E" calcext:value-type="string">
            <text:p>E</text:p>
          </table:table-cell>
          <table:table-cell table:formula="of:=DEC2BIN([.A219])" office:value-type="string" office:string-value="11011001" calcext:value-type="string">
            <text:p>11011001</text:p>
          </table:table-cell>
          <table:table-cell table:formula="of:=([.A219]-1)/([.A219]+1)" office:value-type="float" office:value="0.990825688073394" calcext:value-type="float">
            <text:p>0.990825688073394</text:p>
          </table:table-cell>
          <table:table-cell table:formula="of:=[.I219]+[.H219]" office:value-type="float" office:value="11011001.9908257" calcext:value-type="float">
            <text:p>11011001.9908257</text:p>
          </table:table-cell>
          <table:table-cell table:formula="of:=[.I219]/[.J219]" office:value-type="float" office:value="0.0000000899850612050516" calcext:value-type="float">
            <text:p>8.99850612050516E-08</text:p>
          </table:table-cell>
          <table:table-cell table:formula="of:=[.I219]/[.J219]" office:value-type="float" office:value="0.0000000899850612050516" calcext:value-type="float">
            <text:p>8.99850612050516E-08</text:p>
          </table:table-cell>
          <table:table-cell table:formula="of:=[.M218]+[.M217]" office:value-type="float" office:value="1.0019197373256E+045" calcext:value-type="float">
            <text:p>1.0019197373256E+045</text:p>
          </table:table-cell>
          <table:table-cell table:formula="of:=([.M219]-[.$O$2])/([.M219]+[.$O$2])" office:value-type="float" office:value="1" calcext:value-type="float">
            <text:p>1</text:p>
          </table:table-cell>
          <table:table-cell office:value-type="float" office:value="1409" calcext:value-type="float">
            <text:p>1409</text:p>
          </table:table-cell>
          <table:table-cell table:formula="of:=([.O219]-13)/([.O219]+13)" office:value-type="float" office:value="0.981715893108298" calcext:value-type="float">
            <text:p>0.981715893108298</text:p>
          </table:table-cell>
          <table:table-cell table:formula="of:=LOG([.O219])" office:value-type="float" office:value="3.14891099310936" calcext:value-type="float">
            <text:p>3.14891099310936</text:p>
          </table:table-cell>
          <table:table-cell office:value-type="float" office:value="1" calcext:value-type="float">
            <text:p>1</text:p>
          </table:table-cell>
          <table:table-cell office:value-type="float" office:value="1.15578120368306E-042" calcext:value-type="float">
            <text:p>1.15578120368306E-42</text:p>
          </table:table-cell>
          <table:table-cell office:value-type="float" office:value="1" calcext:value-type="float">
            <text:p>1</text:p>
          </table:table-cell>
          <table:table-cell table:formula="of:=FLOOR([.R219]*[.A219]+[.S219]*[.M219]+[.T219]*[.$O$2])+[.D219]+[.E219]" office:value-type="float" office:value="1409" calcext:value-type="float">
            <text:p>1409</text:p>
          </table:table-cell>
          <table:table-cell table:formula="of:=MOD([.X219]-13;13)" office:value-type="float" office:value="5" calcext:value-type="float">
            <text:p>5</text:p>
          </table:table-cell>
          <table:table-cell table:formula="of:=IF([.U219]=[.X219];&quot;success&quot;;&quot;next&quot;)" office:value-type="string" office:string-value="success" calcext:value-type="string">
            <text:p>success</text:p>
          </table:table-cell>
          <table:table-cell table:formula="of:=[.O219]" office:value-type="float" office:value="1409" calcext:value-type="float">
            <text:p>1409</text:p>
          </table:table-cell>
          <table:table-cell table:formula="of:=MOD([.X219];13*6)" office:value-type="float" office:value="5" calcext:value-type="float">
            <text:p>5</text:p>
          </table:table-cell>
          <table:table-cell table:number-columns-repeated="996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MOD([.A220];[.$O$2])" office:value-type="float" office:value="10" calcext:value-type="float">
            <text:p>10</text:p>
          </table:table-cell>
          <table:table-cell table:formula="of:=MOD([.A220];64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DEC2BIN([.E220])" office:value-type="string" office:string-value="1000" calcext:value-type="string">
            <text:p>1000</text:p>
          </table:table-cell>
          <table:table-cell table:formula="of:=BIN2HEX([.F220])" office:value-type="string" office:string-value="8" calcext:value-type="string">
            <text:p>8</text:p>
          </table:table-cell>
          <table:table-cell table:formula="of:=DEC2BIN([.A220])" office:value-type="string" office:string-value="11011010" calcext:value-type="string">
            <text:p>11011010</text:p>
          </table:table-cell>
          <table:table-cell table:formula="of:=([.A220]-1)/([.A220]+1)" office:value-type="float" office:value="0.990867579908676" calcext:value-type="float">
            <text:p>0.990867579908676</text:p>
          </table:table-cell>
          <table:table-cell table:formula="of:=[.I220]+[.H220]" office:value-type="float" office:value="11011010.9908676" calcext:value-type="float">
            <text:p>11011010.9908676</text:p>
          </table:table-cell>
          <table:table-cell table:formula="of:=[.I220]/[.J220]" office:value-type="float" office:value="0.0000000899887921945125" calcext:value-type="float">
            <text:p>8.99887921945125E-08</text:p>
          </table:table-cell>
          <table:table-cell table:formula="of:=[.I220]/[.J220]" office:value-type="float" office:value="0.0000000899887921945125" calcext:value-type="float">
            <text:p>8.99887921945125E-08</text:p>
          </table:table-cell>
          <table:table-cell table:formula="of:=[.M219]+[.M218]" office:value-type="float" office:value="1.62114018899219E+045" calcext:value-type="float">
            <text:p>1.62114018899219E+045</text:p>
          </table:table-cell>
          <table:table-cell table:formula="of:=([.M220]-[.$O$2])/([.M220]+[.$O$2])" office:value-type="float" office:value="1" calcext:value-type="float">
            <text:p>1</text:p>
          </table:table-cell>
          <table:table-cell office:value-type="float" office:value="1423" calcext:value-type="float">
            <text:p>1423</text:p>
          </table:table-cell>
          <table:table-cell table:formula="of:=([.O220]-13)/([.O220]+13)" office:value-type="float" office:value="0.981894150417827" calcext:value-type="float">
            <text:p>0.981894150417827</text:p>
          </table:table-cell>
          <table:table-cell table:formula="of:=LOG([.O220])" office:value-type="float" office:value="3.15320490008428" calcext:value-type="float">
            <text:p>3.15320490008428</text:p>
          </table:table-cell>
          <table:table-cell office:value-type="float" office:value="0" calcext:value-type="float">
            <text:p>0</text:p>
          </table:table-cell>
          <table:table-cell office:value-type="float" office:value="8.71608766221762E-043" calcext:value-type="float">
            <text:p>8.71608766221762E-43</text:p>
          </table:table-cell>
          <table:table-cell office:value-type="float" office:value="0" calcext:value-type="float">
            <text:p>0</text:p>
          </table:table-cell>
          <table:table-cell table:formula="of:=FLOOR([.R220]*[.A220]+[.S220]*[.M220]+[.T220]*[.$O$2])+[.D220]+[.E220]" office:value-type="float" office:value="1423" calcext:value-type="float">
            <text:p>1423</text:p>
          </table:table-cell>
          <table:table-cell table:formula="of:=MOD([.X220]-13;13)" office:value-type="float" office:value="6" calcext:value-type="float">
            <text:p>6</text:p>
          </table:table-cell>
          <table:table-cell table:formula="of:=IF([.U220]=[.X220];&quot;success&quot;;&quot;next&quot;)" office:value-type="string" office:string-value="success" calcext:value-type="string">
            <text:p>success</text:p>
          </table:table-cell>
          <table:table-cell table:formula="of:=[.O220]" office:value-type="float" office:value="1423" calcext:value-type="float">
            <text:p>1423</text:p>
          </table:table-cell>
          <table:table-cell table:formula="of:=MOD([.X220];13*6)" office:value-type="float" office:value="19" calcext:value-type="float">
            <text:p>19</text:p>
          </table:table-cell>
          <table:table-cell table:number-columns-repeated="996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MOD([.A221];[.$O$2])" office:value-type="float" office:value="11" calcext:value-type="float">
            <text:p>11</text:p>
          </table:table-cell>
          <table:table-cell table:formula="of:=MOD([.A221];64)"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DEC2BIN([.E221])" office:value-type="string" office:string-value="1" calcext:value-type="string">
            <text:p>1</text:p>
          </table:table-cell>
          <table:table-cell table:formula="of:=BIN2HEX([.F221])" office:value-type="string" office:string-value="1" calcext:value-type="string">
            <text:p>1</text:p>
          </table:table-cell>
          <table:table-cell table:formula="of:=DEC2BIN([.A221])" office:value-type="string" office:string-value="11011011" calcext:value-type="string">
            <text:p>11011011</text:p>
          </table:table-cell>
          <table:table-cell table:formula="of:=([.A221]-1)/([.A221]+1)" office:value-type="float" office:value="0.990909090909091" calcext:value-type="float">
            <text:p>0.990909090909091</text:p>
          </table:table-cell>
          <table:table-cell table:formula="of:=[.I221]+[.H221]" office:value-type="float" office:value="11011011.9909091" calcext:value-type="float">
            <text:p>11011011.9909091</text:p>
          </table:table-cell>
          <table:table-cell table:formula="of:=[.I221]/[.J221]" office:value-type="float" office:value="0.0000000899925539748032" calcext:value-type="float">
            <text:p>8.99925539748032E-08</text:p>
          </table:table-cell>
          <table:table-cell table:formula="of:=[.I221]/[.J221]" office:value-type="float" office:value="0.0000000899925539748032" calcext:value-type="float">
            <text:p>8.99925539748032E-08</text:p>
          </table:table-cell>
          <table:table-cell table:formula="of:=[.M220]+[.M219]" office:value-type="float" office:value="2.6230599263178E+045" calcext:value-type="float">
            <text:p>2.6230599263178E+045</text:p>
          </table:table-cell>
          <table:table-cell table:formula="of:=([.M221]-[.$O$2])/([.M221]+[.$O$2])" office:value-type="float" office:value="1" calcext:value-type="float">
            <text:p>1</text:p>
          </table:table-cell>
          <table:table-cell office:value-type="float" office:value="1427" calcext:value-type="float">
            <text:p>1427</text:p>
          </table:table-cell>
          <table:table-cell table:formula="of:=([.O221]-13)/([.O221]+13)" office:value-type="float" office:value="0.981944444444444" calcext:value-type="float">
            <text:p>0.981944444444444</text:p>
          </table:table-cell>
          <table:table-cell table:formula="of:=LOG([.O221])" office:value-type="float" office:value="3.15442397311465" calcext:value-type="float">
            <text:p>3.15442397311465</text:p>
          </table:table-cell>
          <table:table-cell office:value-type="float" office:value="1" calcext:value-type="float">
            <text:p>1</text:p>
          </table:table-cell>
          <table:table-cell office:value-type="float" office:value="4.51381223936457E-043" calcext:value-type="float">
            <text:p>4.51381223936457E-43</text:p>
          </table:table-cell>
          <table:table-cell office:value-type="float" office:value="1" calcext:value-type="float">
            <text:p>1</text:p>
          </table:table-cell>
          <table:table-cell table:formula="of:=FLOOR([.R221]*[.A221]+[.S221]*[.M221]+[.T221]*[.$O$2])+[.D221]+[.E221]" office:value-type="float" office:value="1427" calcext:value-type="float">
            <text:p>1427</text:p>
          </table:table-cell>
          <table:table-cell table:formula="of:=MOD([.X221]-13;13)" office:value-type="float" office:value="10" calcext:value-type="float">
            <text:p>10</text:p>
          </table:table-cell>
          <table:table-cell table:formula="of:=IF([.U221]=[.X221];&quot;success&quot;;&quot;next&quot;)" office:value-type="string" office:string-value="success" calcext:value-type="string">
            <text:p>success</text:p>
          </table:table-cell>
          <table:table-cell table:formula="of:=[.O221]" office:value-type="float" office:value="1427" calcext:value-type="float">
            <text:p>1427</text:p>
          </table:table-cell>
          <table:table-cell table:formula="of:=MOD([.X221];13*6)" office:value-type="float" office:value="23" calcext:value-type="float">
            <text:p>23</text:p>
          </table:table-cell>
          <table:table-cell table:number-columns-repeated="996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MOD([.A222];[.$O$2])" office:value-type="float" office:value="12" calcext:value-type="float">
            <text:p>12</text:p>
          </table:table-cell>
          <table:table-cell table:formula="of:=MOD([.A222];64)"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DEC2BIN([.E222])" office:value-type="string" office:string-value="1001" calcext:value-type="string">
            <text:p>1001</text:p>
          </table:table-cell>
          <table:table-cell table:formula="of:=BIN2HEX([.F222])" office:value-type="string" office:string-value="9" calcext:value-type="string">
            <text:p>9</text:p>
          </table:table-cell>
          <table:table-cell table:formula="of:=DEC2BIN([.A222])" office:value-type="string" office:string-value="11011100" calcext:value-type="string">
            <text:p>11011100</text:p>
          </table:table-cell>
          <table:table-cell table:formula="of:=([.A222]-1)/([.A222]+1)" office:value-type="float" office:value="0.990950226244344" calcext:value-type="float">
            <text:p>0.990950226244344</text:p>
          </table:table-cell>
          <table:table-cell table:formula="of:=[.I222]+[.H222]" office:value-type="float" office:value="11011100.9909502" calcext:value-type="float">
            <text:p>11011100.9909502</text:p>
          </table:table-cell>
          <table:table-cell table:formula="of:=[.I222]/[.J222]" office:value-type="float" office:value="0.0000000899955623927874" calcext:value-type="float">
            <text:p>8.99955623927874E-08</text:p>
          </table:table-cell>
          <table:table-cell table:formula="of:=[.I222]/[.J222]" office:value-type="float" office:value="0.0000000899955623927874" calcext:value-type="float">
            <text:p>8.99955623927874E-08</text:p>
          </table:table-cell>
          <table:table-cell table:formula="of:=[.M221]+[.M220]" office:value-type="float" office:value="4.24420011530999E+045" calcext:value-type="float">
            <text:p>4.24420011530999E+045</text:p>
          </table:table-cell>
          <table:table-cell table:formula="of:=([.M222]-[.$O$2])/([.M222]+[.$O$2])" office:value-type="float" office:value="1" calcext:value-type="float">
            <text:p>1</text:p>
          </table:table-cell>
          <table:table-cell office:value-type="float" office:value="1429" calcext:value-type="float">
            <text:p>1429</text:p>
          </table:table-cell>
          <table:table-cell table:formula="of:=([.O222]-13)/([.O222]+13)" office:value-type="float" office:value="0.981969486823856" calcext:value-type="float">
            <text:p>0.981969486823856</text:p>
          </table:table-cell>
          <table:table-cell table:formula="of:=LOG([.O222])" office:value-type="float" office:value="3.15503222879097" calcext:value-type="float">
            <text:p>3.15503222879097</text:p>
          </table:table-cell>
          <table:table-cell office:value-type="float" office:value="0" calcext:value-type="float">
            <text:p>0</text:p>
          </table:table-cell>
          <table:table-cell office:value-type="float" office:value="3.33396155119008E-043" calcext:value-type="float">
            <text:p>3.33396155119008E-43</text:p>
          </table:table-cell>
          <table:table-cell office:value-type="float" office:value="0" calcext:value-type="float">
            <text:p>0</text:p>
          </table:table-cell>
          <table:table-cell table:formula="of:=FLOOR([.R222]*[.A222]+[.S222]*[.M222]+[.T222]*[.$O$2])+[.D222]+[.E222]" office:value-type="float" office:value="1429" calcext:value-type="float">
            <text:p>1429</text:p>
          </table:table-cell>
          <table:table-cell table:formula="of:=MOD([.X222]-13;13)" office:value-type="float" office:value="12" calcext:value-type="float">
            <text:p>12</text:p>
          </table:table-cell>
          <table:table-cell table:formula="of:=IF([.U222]=[.X222];&quot;success&quot;;&quot;next&quot;)" office:value-type="string" office:string-value="success" calcext:value-type="string">
            <text:p>success</text:p>
          </table:table-cell>
          <table:table-cell table:formula="of:=[.O222]" office:value-type="float" office:value="1429" calcext:value-type="float">
            <text:p>1429</text:p>
          </table:table-cell>
          <table:table-cell table:formula="of:=MOD([.X222];13*6)" office:value-type="float" office:value="25" calcext:value-type="float">
            <text:p>25</text:p>
          </table:table-cell>
          <table:table-cell table:number-columns-repeated="996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MOD([.A223];[.$O$2])" office:value-type="float" office:value="0" calcext:value-type="float">
            <text:p>0</text:p>
          </table:table-cell>
          <table:table-cell table:formula="of:=MOD([.A223];64)"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DEC2BIN([.E223])" office:value-type="string" office:string-value="0" calcext:value-type="string">
            <text:p>0</text:p>
          </table:table-cell>
          <table:table-cell table:formula="of:=BIN2HEX([.F223])" office:value-type="string" office:string-value="0" calcext:value-type="string">
            <text:p>0</text:p>
          </table:table-cell>
          <table:table-cell table:formula="of:=DEC2BIN([.A223])" office:value-type="string" office:string-value="11011101" calcext:value-type="string">
            <text:p>11011101</text:p>
          </table:table-cell>
          <table:table-cell table:formula="of:=([.A223]-1)/([.A223]+1)" office:value-type="float" office:value="0.990990990990991" calcext:value-type="float">
            <text:p>0.990990990990991</text:p>
          </table:table-cell>
          <table:table-cell table:formula="of:=[.I223]+[.H223]" office:value-type="float" office:value="11011101.990991" calcext:value-type="float">
            <text:p>11011101.990991</text:p>
          </table:table-cell>
          <table:table-cell table:formula="of:=[.I223]/[.J223]" office:value-type="float" office:value="0.0000000899992563688716" calcext:value-type="float">
            <text:p>8.99992563688716E-08</text:p>
          </table:table-cell>
          <table:table-cell table:formula="of:=[.I223]/[.J223]" office:value-type="float" office:value="0.0000000899992563688716" calcext:value-type="float">
            <text:p>8.99992563688716E-08</text:p>
          </table:table-cell>
          <table:table-cell table:formula="of:=[.M222]+[.M221]" office:value-type="float" office:value="6.86726004162779E+045" calcext:value-type="float">
            <text:p>6.86726004162779E+045</text:p>
          </table:table-cell>
          <table:table-cell table:formula="of:=([.M223]-[.$O$2])/([.M223]+[.$O$2])" office:value-type="float" office:value="1" calcext:value-type="float">
            <text:p>1</text:p>
          </table:table-cell>
          <table:table-cell office:value-type="float" office:value="1433" calcext:value-type="float">
            <text:p>1433</text:p>
          </table:table-cell>
          <table:table-cell table:formula="of:=([.O223]-13)/([.O223]+13)" office:value-type="float" office:value="0.982019363762102" calcext:value-type="float">
            <text:p>0.982019363762102</text:p>
          </table:table-cell>
          <table:table-cell table:formula="of:=LOG([.O223])" office:value-type="float" office:value="3.15624619039734" calcext:value-type="float">
            <text:p>3.15624619039734</text:p>
          </table:table-cell>
          <table:table-cell office:value-type="float" office:value="1" calcext:value-type="float">
            <text:p>1</text:p>
          </table:table-cell>
          <table:table-cell office:value-type="float" office:value="1.74596562927853E-043" calcext:value-type="float">
            <text:p>1.74596562927853E-43</text:p>
          </table:table-cell>
          <table:table-cell office:value-type="float" office:value="1" calcext:value-type="float">
            <text:p>1</text:p>
          </table:table-cell>
          <table:table-cell table:formula="of:=FLOOR([.R223]*[.A223]+[.S223]*[.M223]+[.T223]*[.$O$2])+[.D223]+[.E223]" office:value-type="float" office:value="1433" calcext:value-type="float">
            <text:p>1433</text:p>
          </table:table-cell>
          <table:table-cell table:formula="of:=MOD([.X223]-13;13)" office:value-type="float" office:value="3" calcext:value-type="float">
            <text:p>3</text:p>
          </table:table-cell>
          <table:table-cell table:formula="of:=IF([.U223]=[.X223];&quot;success&quot;;&quot;next&quot;)" office:value-type="string" office:string-value="success" calcext:value-type="string">
            <text:p>success</text:p>
          </table:table-cell>
          <table:table-cell table:formula="of:=[.O223]" office:value-type="float" office:value="1433" calcext:value-type="float">
            <text:p>1433</text:p>
          </table:table-cell>
          <table:table-cell table:formula="of:=MOD([.X223];13*6)" office:value-type="float" office:value="29" calcext:value-type="float">
            <text:p>29</text:p>
          </table:table-cell>
          <table:table-cell table:number-columns-repeated="996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MOD([.A224];[.$O$2])" office:value-type="float" office:value="1" calcext:value-type="float">
            <text:p>1</text:p>
          </table:table-cell>
          <table:table-cell table:formula="of:=MOD([.A224];64)"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DEC2BIN([.E224])" office:value-type="string" office:string-value="1001" calcext:value-type="string">
            <text:p>1001</text:p>
          </table:table-cell>
          <table:table-cell table:formula="of:=BIN2HEX([.F224])" office:value-type="string" office:string-value="9" calcext:value-type="string">
            <text:p>9</text:p>
          </table:table-cell>
          <table:table-cell table:formula="of:=DEC2BIN([.A224])" office:value-type="string" office:string-value="11011110" calcext:value-type="string">
            <text:p>11011110</text:p>
          </table:table-cell>
          <table:table-cell table:formula="of:=([.A224]-1)/([.A224]+1)" office:value-type="float" office:value="0.991031390134529" calcext:value-type="float">
            <text:p>0.991031390134529</text:p>
          </table:table-cell>
          <table:table-cell table:formula="of:=[.I224]+[.H224]" office:value-type="float" office:value="11011110.9910314" calcext:value-type="float">
            <text:p>11011110.9910314</text:p>
          </table:table-cell>
          <table:table-cell table:formula="of:=[.I224]/[.J224]" office:value-type="float" office:value="0.000000090002851750539" calcext:value-type="float">
            <text:p>9.0002851750539E-08</text:p>
          </table:table-cell>
          <table:table-cell table:formula="of:=[.I224]/[.J224]" office:value-type="float" office:value="0.000000090002851750539" calcext:value-type="float">
            <text:p>9.0002851750539E-08</text:p>
          </table:table-cell>
          <table:table-cell table:formula="of:=[.M223]+[.M222]" office:value-type="float" office:value="1.11114601569378E+046" calcext:value-type="float">
            <text:p>1.11114601569378E+046</text:p>
          </table:table-cell>
          <table:table-cell table:formula="of:=([.M224]-[.$O$2])/([.M224]+[.$O$2])" office:value-type="float" office:value="1" calcext:value-type="float">
            <text:p>1</text:p>
          </table:table-cell>
          <table:table-cell office:value-type="float" office:value="1439" calcext:value-type="float">
            <text:p>1439</text:p>
          </table:table-cell>
          <table:table-cell table:formula="of:=([.O224]-13)/([.O224]+13)" office:value-type="float" office:value="0.982093663911846" calcext:value-type="float">
            <text:p>0.982093663911846</text:p>
          </table:table-cell>
          <table:table-cell table:formula="of:=LOG([.O224])" office:value-type="float" office:value="3.1580607939366" calcext:value-type="float">
            <text:p>3.1580607939366</text:p>
          </table:table-cell>
          <table:table-cell office:value-type="float" office:value="0" calcext:value-type="float">
            <text:p>0</text:p>
          </table:table-cell>
          <table:table-cell office:value-type="float" office:value="1.27975979746652E-043" calcext:value-type="float">
            <text:p>1.27975979746652E-43</text:p>
          </table:table-cell>
          <table:table-cell office:value-type="float" office:value="0" calcext:value-type="float">
            <text:p>0</text:p>
          </table:table-cell>
          <table:table-cell table:formula="of:=FLOOR([.R224]*[.A224]+[.S224]*[.M224]+[.T224]*[.$O$2])+[.D224]+[.E224]" office:value-type="float" office:value="1439" calcext:value-type="float">
            <text:p>1439</text:p>
          </table:table-cell>
          <table:table-cell table:formula="of:=MOD([.X224]-13;13)" office:value-type="float" office:value="9" calcext:value-type="float">
            <text:p>9</text:p>
          </table:table-cell>
          <table:table-cell table:formula="of:=IF([.U224]=[.X224];&quot;success&quot;;&quot;next&quot;)" office:value-type="string" office:string-value="success" calcext:value-type="string">
            <text:p>success</text:p>
          </table:table-cell>
          <table:table-cell table:formula="of:=[.O224]" office:value-type="float" office:value="1439" calcext:value-type="float">
            <text:p>1439</text:p>
          </table:table-cell>
          <table:table-cell table:formula="of:=MOD([.X224];13*6)" office:value-type="float" office:value="35" calcext:value-type="float">
            <text:p>35</text:p>
          </table:table-cell>
          <table:table-cell table:number-columns-repeated="996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MOD([.A225];[.$O$2])" office:value-type="float" office:value="2" calcext:value-type="float">
            <text:p>2</text:p>
          </table:table-cell>
          <table:table-cell table:formula="of:=MOD([.A225];64)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DEC2BIN([.E225])" office:value-type="string" office:string-value="1" calcext:value-type="string">
            <text:p>1</text:p>
          </table:table-cell>
          <table:table-cell table:formula="of:=BIN2HEX([.F225])" office:value-type="string" office:string-value="1" calcext:value-type="string">
            <text:p>1</text:p>
          </table:table-cell>
          <table:table-cell table:formula="of:=DEC2BIN([.A225])" office:value-type="string" office:string-value="11011111" calcext:value-type="string">
            <text:p>11011111</text:p>
          </table:table-cell>
          <table:table-cell table:formula="of:=([.A225]-1)/([.A225]+1)" office:value-type="float" office:value="0.991071428571429" calcext:value-type="float">
            <text:p>0.991071428571429</text:p>
          </table:table-cell>
          <table:table-cell table:formula="of:=[.I225]+[.H225]" office:value-type="float" office:value="11011111.9910714" calcext:value-type="float">
            <text:p>11011111.9910714</text:p>
          </table:table-cell>
          <table:table-cell table:formula="of:=[.I225]/[.J225]" office:value-type="float" office:value="0.0000000900064797610866" calcext:value-type="float">
            <text:p>9.00064797610866E-08</text:p>
          </table:table-cell>
          <table:table-cell table:formula="of:=[.I225]/[.J225]" office:value-type="float" office:value="0.0000000900064797610866" calcext:value-type="float">
            <text:p>9.00064797610866E-08</text:p>
          </table:table-cell>
          <table:table-cell table:formula="of:=[.M224]+[.M223]" office:value-type="float" office:value="1.79787201985656E+046" calcext:value-type="float">
            <text:p>1.79787201985656E+046</text:p>
          </table:table-cell>
          <table:table-cell table:formula="of:=([.M225]-[.$O$2])/([.M225]+[.$O$2])" office:value-type="float" office:value="1" calcext:value-type="float">
            <text:p>1</text:p>
          </table:table-cell>
          <table:table-cell office:value-type="float" office:value="1447" calcext:value-type="float">
            <text:p>1447</text:p>
          </table:table-cell>
          <table:table-cell table:formula="of:=([.O225]-13)/([.O225]+13)" office:value-type="float" office:value="0.982191780821918" calcext:value-type="float">
            <text:p>0.982191780821918</text:p>
          </table:table-cell>
          <table:table-cell table:formula="of:=LOG([.O225])" office:value-type="float" office:value="3.16046853111904" calcext:value-type="float">
            <text:p>3.16046853111904</text:p>
          </table:table-cell>
          <table:table-cell office:value-type="float" office:value="1" calcext:value-type="float">
            <text:p>1</text:p>
          </table:table-cell>
          <table:table-cell office:value-type="float" office:value="6.71349232130716E-044" calcext:value-type="float">
            <text:p>6.71349232130716E-44</text:p>
          </table:table-cell>
          <table:table-cell office:value-type="float" office:value="1" calcext:value-type="float">
            <text:p>1</text:p>
          </table:table-cell>
          <table:table-cell table:formula="of:=FLOOR([.R225]*[.A225]+[.S225]*[.M225]+[.T225]*[.$O$2])+[.D225]+[.E225]" office:value-type="float" office:value="1447" calcext:value-type="float">
            <text:p>1447</text:p>
          </table:table-cell>
          <table:table-cell table:formula="of:=MOD([.X225]-13;13)" office:value-type="float" office:value="4" calcext:value-type="float">
            <text:p>4</text:p>
          </table:table-cell>
          <table:table-cell table:formula="of:=IF([.U225]=[.X225];&quot;success&quot;;&quot;next&quot;)" office:value-type="string" office:string-value="success" calcext:value-type="string">
            <text:p>success</text:p>
          </table:table-cell>
          <table:table-cell table:formula="of:=[.O225]" office:value-type="float" office:value="1447" calcext:value-type="float">
            <text:p>1447</text:p>
          </table:table-cell>
          <table:table-cell table:formula="of:=MOD([.X225];13*6)" office:value-type="float" office:value="43" calcext:value-type="float">
            <text:p>43</text:p>
          </table:table-cell>
          <table:table-cell table:number-columns-repeated="996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MOD([.A226];[.$O$2])" office:value-type="float" office:value="3" calcext:value-type="float">
            <text:p>3</text:p>
          </table:table-cell>
          <table:table-cell table:formula="of:=MOD([.A226];64)"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DEC2BIN([.E226])" office:value-type="string" office:string-value="1000" calcext:value-type="string">
            <text:p>1000</text:p>
          </table:table-cell>
          <table:table-cell table:formula="of:=BIN2HEX([.F226])" office:value-type="string" office:string-value="8" calcext:value-type="string">
            <text:p>8</text:p>
          </table:table-cell>
          <table:table-cell table:formula="of:=DEC2BIN([.A226])" office:value-type="string" office:string-value="11100000" calcext:value-type="string">
            <text:p>11100000</text:p>
          </table:table-cell>
          <table:table-cell table:formula="of:=([.A226]-1)/([.A226]+1)" office:value-type="float" office:value="0.991111111111111" calcext:value-type="float">
            <text:p>0.991111111111111</text:p>
          </table:table-cell>
          <table:table-cell table:formula="of:=[.I226]+[.H226]" office:value-type="float" office:value="11100000.9911111" calcext:value-type="float">
            <text:p>11100000.9911111</text:p>
          </table:table-cell>
          <table:table-cell table:formula="of:=[.I226]/[.J226]" office:value-type="float" office:value="0.0000000892892813167128" calcext:value-type="float">
            <text:p>8.92892813167128E-08</text:p>
          </table:table-cell>
          <table:table-cell table:formula="of:=[.I226]/[.J226]" office:value-type="float" office:value="0.0000000892892813167128" calcext:value-type="float">
            <text:p>8.92892813167128E-08</text:p>
          </table:table-cell>
          <table:table-cell table:formula="of:=[.M225]+[.M224]" office:value-type="float" office:value="2.90901803555034E+046" calcext:value-type="float">
            <text:p>2.90901803555034E+046</text:p>
          </table:table-cell>
          <table:table-cell table:formula="of:=([.M226]-[.$O$2])/([.M226]+[.$O$2])" office:value-type="float" office:value="1" calcext:value-type="float">
            <text:p>1</text:p>
          </table:table-cell>
          <table:table-cell office:value-type="float" office:value="1451" calcext:value-type="float">
            <text:p>1451</text:p>
          </table:table-cell>
          <table:table-cell table:formula="of:=([.O226]-13)/([.O226]+13)" office:value-type="float" office:value="0.98224043715847" calcext:value-type="float">
            <text:p>0.98224043715847</text:p>
          </table:table-cell>
          <table:table-cell table:formula="of:=LOG([.O226])" office:value-type="float" office:value="3.16166741243774" calcext:value-type="float">
            <text:p>3.16166741243774</text:p>
          </table:table-cell>
          <table:table-cell office:value-type="float" office:value="0" calcext:value-type="float">
            <text:p>0</text:p>
          </table:table-cell>
          <table:table-cell office:value-type="float" office:value="4.92262331309022E-044" calcext:value-type="float">
            <text:p>4.92262331309022E-44</text:p>
          </table:table-cell>
          <table:table-cell office:value-type="float" office:value="0" calcext:value-type="float">
            <text:p>0</text:p>
          </table:table-cell>
          <table:table-cell table:formula="of:=FLOOR([.R226]*[.A226]+[.S226]*[.M226]+[.T226]*[.$O$2])+[.D226]+[.E226]" office:value-type="float" office:value="1451" calcext:value-type="float">
            <text:p>1451</text:p>
          </table:table-cell>
          <table:table-cell table:formula="of:=MOD([.X226]-13;13)" office:value-type="float" office:value="8" calcext:value-type="float">
            <text:p>8</text:p>
          </table:table-cell>
          <table:table-cell table:formula="of:=IF([.U226]=[.X226];&quot;success&quot;;&quot;next&quot;)" office:value-type="string" office:string-value="success" calcext:value-type="string">
            <text:p>success</text:p>
          </table:table-cell>
          <table:table-cell table:formula="of:=[.O226]" office:value-type="float" office:value="1451" calcext:value-type="float">
            <text:p>1451</text:p>
          </table:table-cell>
          <table:table-cell table:formula="of:=MOD([.X226];13*6)" office:value-type="float" office:value="47" calcext:value-type="float">
            <text:p>47</text:p>
          </table:table-cell>
          <table:table-cell table:number-columns-repeated="996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MOD([.A227];[.$O$2])" office:value-type="float" office:value="4" calcext:value-type="float">
            <text:p>4</text:p>
          </table:table-cell>
          <table:table-cell table:formula="of:=MOD([.A227];64)"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DEC2BIN([.E227])" office:value-type="string" office:string-value="10" calcext:value-type="string">
            <text:p>10</text:p>
          </table:table-cell>
          <table:table-cell table:formula="of:=BIN2HEX([.F227])" office:value-type="string" office:string-value="2" calcext:value-type="string">
            <text:p>2</text:p>
          </table:table-cell>
          <table:table-cell table:formula="of:=DEC2BIN([.A227])" office:value-type="string" office:string-value="11100001" calcext:value-type="string">
            <text:p>11100001</text:p>
          </table:table-cell>
          <table:table-cell table:formula="of:=([.A227]-1)/([.A227]+1)" office:value-type="float" office:value="0.991150442477876" calcext:value-type="float">
            <text:p>0.991150442477876</text:p>
          </table:table-cell>
          <table:table-cell table:formula="of:=[.I227]+[.H227]" office:value-type="float" office:value="11100001.9911504" calcext:value-type="float">
            <text:p>11100001.9911504</text:p>
          </table:table-cell>
          <table:table-cell table:formula="of:=[.I227]/[.J227]" office:value-type="float" office:value="0.0000000892928166380581" calcext:value-type="float">
            <text:p>8.92928166380581E-08</text:p>
          </table:table-cell>
          <table:table-cell table:formula="of:=[.I227]/[.J227]" office:value-type="float" office:value="0.0000000892928166380581" calcext:value-type="float">
            <text:p>8.92928166380581E-08</text:p>
          </table:table-cell>
          <table:table-cell table:formula="of:=[.M226]+[.M225]" office:value-type="float" office:value="4.70689005540689E+046" calcext:value-type="float">
            <text:p>4.70689005540689E+046</text:p>
          </table:table-cell>
          <table:table-cell table:formula="of:=([.M227]-[.$O$2])/([.M227]+[.$O$2])" office:value-type="float" office:value="1" calcext:value-type="float">
            <text:p>1</text:p>
          </table:table-cell>
          <table:table-cell office:value-type="float" office:value="1453" calcext:value-type="float">
            <text:p>1453</text:p>
          </table:table-cell>
          <table:table-cell table:formula="of:=([.O227]-13)/([.O227]+13)" office:value-type="float" office:value="0.982264665757162" calcext:value-type="float">
            <text:p>0.982264665757162</text:p>
          </table:table-cell>
          <table:table-cell table:formula="of:=LOG([.O227])" office:value-type="float" office:value="3.16226561429802" calcext:value-type="float">
            <text:p>3.16226561429802</text:p>
          </table:table-cell>
          <table:table-cell office:value-type="float" office:value="1" calcext:value-type="float">
            <text:p>1</text:p>
          </table:table-cell>
          <table:table-cell office:value-type="float" office:value="2.56432588352791E-044" calcext:value-type="float">
            <text:p>2.56432588352791E-44</text:p>
          </table:table-cell>
          <table:table-cell office:value-type="float" office:value="1" calcext:value-type="float">
            <text:p>1</text:p>
          </table:table-cell>
          <table:table-cell table:formula="of:=FLOOR([.R227]*[.A227]+[.S227]*[.M227]+[.T227]*[.$O$2])+[.D227]+[.E227]" office:value-type="float" office:value="1453" calcext:value-type="float">
            <text:p>1453</text:p>
          </table:table-cell>
          <table:table-cell table:formula="of:=MOD([.X227]-13;13)" office:value-type="float" office:value="10" calcext:value-type="float">
            <text:p>10</text:p>
          </table:table-cell>
          <table:table-cell table:formula="of:=IF([.U227]=[.X227];&quot;success&quot;;&quot;next&quot;)" office:value-type="string" office:string-value="success" calcext:value-type="string">
            <text:p>success</text:p>
          </table:table-cell>
          <table:table-cell table:formula="of:=[.O227]" office:value-type="float" office:value="1453" calcext:value-type="float">
            <text:p>1453</text:p>
          </table:table-cell>
          <table:table-cell table:formula="of:=MOD([.X227];13*6)" office:value-type="float" office:value="49" calcext:value-type="float">
            <text:p>49</text:p>
          </table:table-cell>
          <table:table-cell table:number-columns-repeated="996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MOD([.A228];[.$O$2])" office:value-type="float" office:value="5" calcext:value-type="float">
            <text:p>5</text:p>
          </table:table-cell>
          <table:table-cell table:formula="of:=MOD([.A228];64)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DEC2BIN([.E228])" office:value-type="string" office:string-value="100" calcext:value-type="string">
            <text:p>100</text:p>
          </table:table-cell>
          <table:table-cell table:formula="of:=BIN2HEX([.F228])" office:value-type="string" office:string-value="4" calcext:value-type="string">
            <text:p>4</text:p>
          </table:table-cell>
          <table:table-cell table:formula="of:=DEC2BIN([.A228])" office:value-type="string" office:string-value="11100010" calcext:value-type="string">
            <text:p>11100010</text:p>
          </table:table-cell>
          <table:table-cell table:formula="of:=([.A228]-1)/([.A228]+1)" office:value-type="float" office:value="0.991189427312775" calcext:value-type="float">
            <text:p>0.991189427312775</text:p>
          </table:table-cell>
          <table:table-cell table:formula="of:=[.I228]+[.H228]" office:value-type="float" office:value="11100010.9911894" calcext:value-type="float">
            <text:p>11100010.9911894</text:p>
          </table:table-cell>
          <table:table-cell table:formula="of:=[.I228]/[.J228]" office:value-type="float" office:value="0.0000000892962563820456" calcext:value-type="float">
            <text:p>8.92962563820456E-08</text:p>
          </table:table-cell>
          <table:table-cell table:formula="of:=[.I228]/[.J228]" office:value-type="float" office:value="0.0000000892962563820456" calcext:value-type="float">
            <text:p>8.92962563820456E-08</text:p>
          </table:table-cell>
          <table:table-cell table:formula="of:=[.M227]+[.M226]" office:value-type="float" office:value="7.61590809095723E+046" calcext:value-type="float">
            <text:p>7.61590809095723E+046</text:p>
          </table:table-cell>
          <table:table-cell table:formula="of:=([.M228]-[.$O$2])/([.M228]+[.$O$2])" office:value-type="float" office:value="1" calcext:value-type="float">
            <text:p>1</text:p>
          </table:table-cell>
          <table:table-cell office:value-type="float" office:value="1459" calcext:value-type="float">
            <text:p>1459</text:p>
          </table:table-cell>
          <table:table-cell table:formula="of:=([.O228]-13)/([.O228]+13)" office:value-type="float" office:value="0.982336956521739" calcext:value-type="float">
            <text:p>0.982336956521739</text:p>
          </table:table-cell>
          <table:table-cell table:formula="of:=LOG([.O228])" office:value-type="float" office:value="3.16405529189345" calcext:value-type="float">
            <text:p>3.16405529189345</text:p>
          </table:table-cell>
          <table:table-cell office:value-type="float" office:value="0" calcext:value-type="float">
            <text:p>0</text:p>
          </table:table-cell>
          <table:table-cell office:value-type="float" office:value="1.90916169501364E-044" calcext:value-type="float">
            <text:p>1.90916169501364E-44</text:p>
          </table:table-cell>
          <table:table-cell office:value-type="float" office:value="0" calcext:value-type="float">
            <text:p>0</text:p>
          </table:table-cell>
          <table:table-cell table:formula="of:=FLOOR([.R228]*[.A228]+[.S228]*[.M228]+[.T228]*[.$O$2])+[.D228]+[.E228]" office:value-type="float" office:value="1459" calcext:value-type="float">
            <text:p>1459</text:p>
          </table:table-cell>
          <table:table-cell table:formula="of:=MOD([.X228]-13;13)" office:value-type="float" office:value="3" calcext:value-type="float">
            <text:p>3</text:p>
          </table:table-cell>
          <table:table-cell table:formula="of:=IF([.U228]=[.X228];&quot;success&quot;;&quot;next&quot;)" office:value-type="string" office:string-value="success" calcext:value-type="string">
            <text:p>success</text:p>
          </table:table-cell>
          <table:table-cell table:formula="of:=[.O228]" office:value-type="float" office:value="1459" calcext:value-type="float">
            <text:p>1459</text:p>
          </table:table-cell>
          <table:table-cell table:formula="of:=MOD([.X228];13*6)" office:value-type="float" office:value="55" calcext:value-type="float">
            <text:p>55</text:p>
          </table:table-cell>
          <table:table-cell table:number-columns-repeated="996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MOD([.A229];[.$O$2])" office:value-type="float" office:value="6" calcext:value-type="float">
            <text:p>6</text:p>
          </table:table-cell>
          <table:table-cell table:formula="of:=MOD([.A229];64)"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formula="of:=DEC2BIN([.E229])" office:value-type="string" office:string-value="1111" calcext:value-type="string">
            <text:p>1111</text:p>
          </table:table-cell>
          <table:table-cell table:formula="of:=BIN2HEX([.F229])" office:value-type="string" office:string-value="F" calcext:value-type="string">
            <text:p>F</text:p>
          </table:table-cell>
          <table:table-cell table:formula="of:=DEC2BIN([.A229])" office:value-type="string" office:string-value="11100011" calcext:value-type="string">
            <text:p>11100011</text:p>
          </table:table-cell>
          <table:table-cell table:formula="of:=([.A229]-1)/([.A229]+1)" office:value-type="float" office:value="0.991228070175439" calcext:value-type="float">
            <text:p>0.991228070175439</text:p>
          </table:table-cell>
          <table:table-cell table:formula="of:=[.I229]+[.H229]" office:value-type="float" office:value="11100011.9912281" calcext:value-type="float">
            <text:p>11100011.9912281</text:p>
          </table:table-cell>
          <table:table-cell table:formula="of:=[.I229]/[.J229]" office:value-type="float" office:value="0.0000000892997296722535" calcext:value-type="float">
            <text:p>8.92997296722535E-08</text:p>
          </table:table-cell>
          <table:table-cell table:formula="of:=[.I229]/[.J229]" office:value-type="float" office:value="0.0000000892997296722535" calcext:value-type="float">
            <text:p>8.92997296722535E-08</text:p>
          </table:table-cell>
          <table:table-cell table:formula="of:=[.M228]+[.M227]" office:value-type="float" office:value="1.23227981463641E+047" calcext:value-type="float">
            <text:p>1.23227981463641E+047</text:p>
          </table:table-cell>
          <table:table-cell table:formula="of:=([.M229]-[.$O$2])/([.M229]+[.$O$2])" office:value-type="float" office:value="1" calcext:value-type="float">
            <text:p>1</text:p>
          </table:table-cell>
          <table:table-cell office:value-type="float" office:value="1471" calcext:value-type="float">
            <text:p>1471</text:p>
          </table:table-cell>
          <table:table-cell table:formula="of:=([.O229]-13)/([.O229]+13)" office:value-type="float" office:value="0.982479784366577" calcext:value-type="float">
            <text:p>0.982479784366577</text:p>
          </table:table-cell>
          <table:table-cell table:formula="of:=LOG([.O229])" office:value-type="float" office:value="3.16761267272753" calcext:value-type="float">
            <text:p>3.16761267272753</text:p>
          </table:table-cell>
          <table:table-cell office:value-type="float" office:value="1" calcext:value-type="float">
            <text:p>1</text:p>
          </table:table-cell>
          <table:table-cell office:value-type="float" office:value="9.79485329276556E-045" calcext:value-type="float">
            <text:p>9.79485329276556E-45</text:p>
          </table:table-cell>
          <table:table-cell office:value-type="float" office:value="1" calcext:value-type="float">
            <text:p>1</text:p>
          </table:table-cell>
          <table:table-cell table:formula="of:=FLOOR([.R229]*[.A229]+[.S229]*[.M229]+[.T229]*[.$O$2])+[.D229]+[.E229]" office:value-type="float" office:value="1471" calcext:value-type="float">
            <text:p>1471</text:p>
          </table:table-cell>
          <table:table-cell table:formula="of:=MOD([.X229]-13;13)" office:value-type="float" office:value="2" calcext:value-type="float">
            <text:p>2</text:p>
          </table:table-cell>
          <table:table-cell table:formula="of:=IF([.U229]=[.X229];&quot;success&quot;;&quot;next&quot;)" office:value-type="string" office:string-value="success" calcext:value-type="string">
            <text:p>success</text:p>
          </table:table-cell>
          <table:table-cell table:formula="of:=[.O229]" office:value-type="float" office:value="1471" calcext:value-type="float">
            <text:p>1471</text:p>
          </table:table-cell>
          <table:table-cell table:formula="of:=MOD([.X229];13*6)" office:value-type="float" office:value="67" calcext:value-type="float">
            <text:p>67</text:p>
          </table:table-cell>
          <table:table-cell table:number-columns-repeated="996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MOD([.A230];[.$O$2])" office:value-type="float" office:value="7" calcext:value-type="float">
            <text:p>7</text:p>
          </table:table-cell>
          <table:table-cell table:formula="of:=MOD([.A230];64)"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DEC2BIN([.E230])" office:value-type="string" office:string-value="11" calcext:value-type="string">
            <text:p>11</text:p>
          </table:table-cell>
          <table:table-cell table:formula="of:=BIN2HEX([.F230])" office:value-type="string" office:string-value="3" calcext:value-type="string">
            <text:p>3</text:p>
          </table:table-cell>
          <table:table-cell table:formula="of:=DEC2BIN([.A230])" office:value-type="string" office:string-value="11100100" calcext:value-type="string">
            <text:p>11100100</text:p>
          </table:table-cell>
          <table:table-cell table:formula="of:=([.A230]-1)/([.A230]+1)" office:value-type="float" office:value="0.991266375545851" calcext:value-type="float">
            <text:p>0.991266375545851</text:p>
          </table:table-cell>
          <table:table-cell table:formula="of:=[.I230]+[.H230]" office:value-type="float" office:value="11100100.9912664" calcext:value-type="float">
            <text:p>11100100.9912664</text:p>
          </table:table-cell>
          <table:table-cell table:formula="of:=[.I230]/[.J230]" office:value-type="float" office:value="0.0000000893024645744922" calcext:value-type="float">
            <text:p>8.93024645744922E-08</text:p>
          </table:table-cell>
          <table:table-cell table:formula="of:=[.I230]/[.J230]" office:value-type="float" office:value="0.0000000893024645744922" calcext:value-type="float">
            <text:p>8.93024645744922E-08</text:p>
          </table:table-cell>
          <table:table-cell table:formula="of:=[.M229]+[.M228]" office:value-type="float" office:value="1.99387062373214E+047" calcext:value-type="float">
            <text:p>1.99387062373214E+047</text:p>
          </table:table-cell>
          <table:table-cell table:formula="of:=([.M230]-[.$O$2])/([.M230]+[.$O$2])" office:value-type="float" office:value="1" calcext:value-type="float">
            <text:p>1</text:p>
          </table:table-cell>
          <table:table-cell office:value-type="float" office:value="1481" calcext:value-type="float">
            <text:p>1481</text:p>
          </table:table-cell>
          <table:table-cell table:formula="of:=([.O230]-13)/([.O230]+13)" office:value-type="float" office:value="0.982597054886212" calcext:value-type="float">
            <text:p>0.982597054886212</text:p>
          </table:table-cell>
          <table:table-cell table:formula="of:=LOG([.O230])" office:value-type="float" office:value="3.17055505852121" calcext:value-type="float">
            <text:p>3.17055505852121</text:p>
          </table:table-cell>
          <table:table-cell office:value-type="float" office:value="0" calcext:value-type="float">
            <text:p>0</text:p>
          </table:table-cell>
          <table:table-cell office:value-type="float" office:value="7.39265618569053E-045" calcext:value-type="float">
            <text:p>7.39265618569053E-45</text:p>
          </table:table-cell>
          <table:table-cell office:value-type="float" office:value="0" calcext:value-type="float">
            <text:p>0</text:p>
          </table:table-cell>
          <table:table-cell table:formula="of:=FLOOR([.R230]*[.A230]+[.S230]*[.M230]+[.T230]*[.$O$2])+[.D230]+[.E230]" office:value-type="float" office:value="1481" calcext:value-type="float">
            <text:p>1481</text:p>
          </table:table-cell>
          <table:table-cell table:formula="of:=MOD([.X230]-13;13)" office:value-type="float" office:value="12" calcext:value-type="float">
            <text:p>12</text:p>
          </table:table-cell>
          <table:table-cell table:formula="of:=IF([.U230]=[.X230];&quot;success&quot;;&quot;next&quot;)" office:value-type="string" office:string-value="success" calcext:value-type="string">
            <text:p>success</text:p>
          </table:table-cell>
          <table:table-cell table:formula="of:=[.O230]" office:value-type="float" office:value="1481" calcext:value-type="float">
            <text:p>1481</text:p>
          </table:table-cell>
          <table:table-cell table:formula="of:=MOD([.X230];13*6)" office:value-type="float" office:value="77" calcext:value-type="float">
            <text:p>77</text:p>
          </table:table-cell>
          <table:table-cell table:number-columns-repeated="996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MOD([.A231];[.$O$2])" office:value-type="float" office:value="8" calcext:value-type="float">
            <text:p>8</text:p>
          </table:table-cell>
          <table:table-cell table:formula="of:=MOD([.A231];64)"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DEC2BIN([.E231])" office:value-type="string" office:string-value="100" calcext:value-type="string">
            <text:p>100</text:p>
          </table:table-cell>
          <table:table-cell table:formula="of:=BIN2HEX([.F231])" office:value-type="string" office:string-value="4" calcext:value-type="string">
            <text:p>4</text:p>
          </table:table-cell>
          <table:table-cell table:formula="of:=DEC2BIN([.A231])" office:value-type="string" office:string-value="11100101" calcext:value-type="string">
            <text:p>11100101</text:p>
          </table:table-cell>
          <table:table-cell table:formula="of:=([.A231]-1)/([.A231]+1)" office:value-type="float" office:value="0.991304347826087" calcext:value-type="float">
            <text:p>0.991304347826087</text:p>
          </table:table-cell>
          <table:table-cell table:formula="of:=[.I231]+[.H231]" office:value-type="float" office:value="11100101.9913043" calcext:value-type="float">
            <text:p>11100101.9913043</text:p>
          </table:table-cell>
          <table:table-cell table:formula="of:=[.I231]/[.J231]" office:value-type="float" office:value="0.0000000893058774237083" calcext:value-type="float">
            <text:p>8.93058774237083E-08</text:p>
          </table:table-cell>
          <table:table-cell table:formula="of:=[.I231]/[.J231]" office:value-type="float" office:value="0.0000000893058774237083" calcext:value-type="float">
            <text:p>8.93058774237083E-08</text:p>
          </table:table-cell>
          <table:table-cell table:formula="of:=[.M230]+[.M229]" office:value-type="float" office:value="3.22615043836855E+047" calcext:value-type="float">
            <text:p>3.22615043836855E+047</text:p>
          </table:table-cell>
          <table:table-cell table:formula="of:=([.M231]-[.$O$2])/([.M231]+[.$O$2])" office:value-type="float" office:value="1" calcext:value-type="float">
            <text:p>1</text:p>
          </table:table-cell>
          <table:table-cell office:value-type="float" office:value="1483" calcext:value-type="float">
            <text:p>1483</text:p>
          </table:table-cell>
          <table:table-cell table:formula="of:=([.O231]-13)/([.O231]+13)" office:value-type="float" office:value="0.982620320855615" calcext:value-type="float">
            <text:p>0.982620320855615</text:p>
          </table:table-cell>
          <table:table-cell table:formula="of:=LOG([.O231])" office:value-type="float" office:value="3.17114115102838" calcext:value-type="float">
            <text:p>3.17114115102838</text:p>
          </table:table-cell>
          <table:table-cell office:value-type="float" office:value="1" calcext:value-type="float">
            <text:p>1</text:p>
          </table:table-cell>
          <table:table-cell office:value-type="float" office:value="3.79709509336917E-045" calcext:value-type="float">
            <text:p>3.79709509336917E-45</text:p>
          </table:table-cell>
          <table:table-cell office:value-type="float" office:value="1" calcext:value-type="float">
            <text:p>1</text:p>
          </table:table-cell>
          <table:table-cell table:formula="of:=FLOOR([.R231]*[.A231]+[.S231]*[.M231]+[.T231]*[.$O$2])+[.D231]+[.E231]" office:value-type="float" office:value="1483" calcext:value-type="float">
            <text:p>1483</text:p>
          </table:table-cell>
          <table:table-cell table:formula="of:=MOD([.X231]-13;13)" office:value-type="float" office:value="1" calcext:value-type="float">
            <text:p>1</text:p>
          </table:table-cell>
          <table:table-cell table:formula="of:=IF([.U231]=[.X231];&quot;success&quot;;&quot;next&quot;)" office:value-type="string" office:string-value="success" calcext:value-type="string">
            <text:p>success</text:p>
          </table:table-cell>
          <table:table-cell table:formula="of:=[.O231]" office:value-type="float" office:value="1483" calcext:value-type="float">
            <text:p>1483</text:p>
          </table:table-cell>
          <table:table-cell table:formula="of:=MOD([.X231];13*6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MOD([.A232];[.$O$2])" office:value-type="float" office:value="9" calcext:value-type="float">
            <text:p>9</text:p>
          </table:table-cell>
          <table:table-cell table:formula="of:=MOD([.A232];64)"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DEC2BIN([.E232])" office:value-type="string" office:string-value="1110" calcext:value-type="string">
            <text:p>1110</text:p>
          </table:table-cell>
          <table:table-cell table:formula="of:=BIN2HEX([.F232])" office:value-type="string" office:string-value="E" calcext:value-type="string">
            <text:p>E</text:p>
          </table:table-cell>
          <table:table-cell table:formula="of:=DEC2BIN([.A232])" office:value-type="string" office:string-value="11100110" calcext:value-type="string">
            <text:p>11100110</text:p>
          </table:table-cell>
          <table:table-cell table:formula="of:=([.A232]-1)/([.A232]+1)" office:value-type="float" office:value="0.991341991341991" calcext:value-type="float">
            <text:p>0.991341991341991</text:p>
          </table:table-cell>
          <table:table-cell table:formula="of:=[.I232]+[.H232]" office:value-type="float" office:value="11100110.991342" calcext:value-type="float">
            <text:p>11100110.991342</text:p>
          </table:table-cell>
          <table:table-cell table:formula="of:=[.I232]/[.J232]" office:value-type="float" office:value="0.0000000893091962877877" calcext:value-type="float">
            <text:p>8.93091962877877E-08</text:p>
          </table:table-cell>
          <table:table-cell table:formula="of:=[.I232]/[.J232]" office:value-type="float" office:value="0.0000000893091962877877" calcext:value-type="float">
            <text:p>8.93091962877877E-08</text:p>
          </table:table-cell>
          <table:table-cell table:formula="of:=[.M231]+[.M230]" office:value-type="float" office:value="5.22002106210068E+047" calcext:value-type="float">
            <text:p>5.22002106210068E+047</text:p>
          </table:table-cell>
          <table:table-cell table:formula="of:=([.M232]-[.$O$2])/([.M232]+[.$O$2])" office:value-type="float" office:value="1" calcext:value-type="float">
            <text:p>1</text:p>
          </table:table-cell>
          <table:table-cell office:value-type="float" office:value="1487" calcext:value-type="float">
            <text:p>1487</text:p>
          </table:table-cell>
          <table:table-cell table:formula="of:=([.O232]-13)/([.O232]+13)" office:value-type="float" office:value="0.982666666666667" calcext:value-type="float">
            <text:p>0.982666666666667</text:p>
          </table:table-cell>
          <table:table-cell table:formula="of:=LOG([.O232])" office:value-type="float" office:value="3.17231096852195" calcext:value-type="float">
            <text:p>3.17231096852195</text:p>
          </table:table-cell>
          <table:table-cell office:value-type="float" office:value="0" calcext:value-type="float">
            <text:p>0</text:p>
          </table:table-cell>
          <table:table-cell office:value-type="float" office:value="2.80841778713061E-045" calcext:value-type="float">
            <text:p>2.80841778713061E-45</text:p>
          </table:table-cell>
          <table:table-cell office:value-type="float" office:value="0" calcext:value-type="float">
            <text:p>0</text:p>
          </table:table-cell>
          <table:table-cell table:formula="of:=FLOOR([.R232]*[.A232]+[.S232]*[.M232]+[.T232]*[.$O$2])+[.D232]+[.E232]" office:value-type="float" office:value="1487" calcext:value-type="float">
            <text:p>1487</text:p>
          </table:table-cell>
          <table:table-cell table:formula="of:=MOD([.X232]-13;13)" office:value-type="float" office:value="5" calcext:value-type="float">
            <text:p>5</text:p>
          </table:table-cell>
          <table:table-cell table:formula="of:=IF([.U232]=[.X232];&quot;success&quot;;&quot;next&quot;)" office:value-type="string" office:string-value="success" calcext:value-type="string">
            <text:p>success</text:p>
          </table:table-cell>
          <table:table-cell table:formula="of:=[.O232]" office:value-type="float" office:value="1487" calcext:value-type="float">
            <text:p>1487</text:p>
          </table:table-cell>
          <table:table-cell table:formula="of:=MOD([.X232];13*6)" office:value-type="float" office:value="5" calcext:value-type="float">
            <text:p>5</text:p>
          </table:table-cell>
          <table:table-cell table:number-columns-repeated="996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MOD([.A233];[.$O$2])" office:value-type="float" office:value="10" calcext:value-type="float">
            <text:p>10</text:p>
          </table:table-cell>
          <table:table-cell table:formula="of:=MOD([.A233];64)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DEC2BIN([.E233])" office:value-type="string" office:string-value="1000" calcext:value-type="string">
            <text:p>1000</text:p>
          </table:table-cell>
          <table:table-cell table:formula="of:=BIN2HEX([.F233])" office:value-type="string" office:string-value="8" calcext:value-type="string">
            <text:p>8</text:p>
          </table:table-cell>
          <table:table-cell table:formula="of:=DEC2BIN([.A233])" office:value-type="string" office:string-value="11100111" calcext:value-type="string">
            <text:p>11100111</text:p>
          </table:table-cell>
          <table:table-cell table:formula="of:=([.A233]-1)/([.A233]+1)" office:value-type="float" office:value="0.991379310344828" calcext:value-type="float">
            <text:p>0.991379310344828</text:p>
          </table:table-cell>
          <table:table-cell table:formula="of:=[.I233]+[.H233]" office:value-type="float" office:value="11100111.9913793" calcext:value-type="float">
            <text:p>11100111.9913793</text:p>
          </table:table-cell>
          <table:table-cell table:formula="of:=[.I233]/[.J233]" office:value-type="float" office:value="0.000000089312550280102" calcext:value-type="float">
            <text:p>8.9312550280102E-08</text:p>
          </table:table-cell>
          <table:table-cell table:formula="of:=[.I233]/[.J233]" office:value-type="float" office:value="0.000000089312550280102" calcext:value-type="float">
            <text:p>8.9312550280102E-08</text:p>
          </table:table-cell>
          <table:table-cell table:formula="of:=[.M232]+[.M231]" office:value-type="float" office:value="8.44617150046923E+047" calcext:value-type="float">
            <text:p>8.44617150046923E+047</text:p>
          </table:table-cell>
          <table:table-cell table:formula="of:=([.M233]-[.$O$2])/([.M233]+[.$O$2])" office:value-type="float" office:value="1" calcext:value-type="float">
            <text:p>1</text:p>
          </table:table-cell>
          <table:table-cell office:value-type="float" office:value="1489" calcext:value-type="float">
            <text:p>1489</text:p>
          </table:table-cell>
          <table:table-cell table:formula="of:=([.O233]-13)/([.O233]+13)" office:value-type="float" office:value="0.982689747003995" calcext:value-type="float">
            <text:p>0.982689747003995</text:p>
          </table:table-cell>
          <table:table-cell table:formula="of:=LOG([.O233])" office:value-type="float" office:value="3.17289469775218" calcext:value-type="float">
            <text:p>3.17289469775218</text:p>
          </table:table-cell>
          <table:table-cell office:value-type="float" office:value="1" calcext:value-type="float">
            <text:p>1</text:p>
          </table:table-cell>
          <table:table-cell office:value-type="float" office:value="1.46220095096505E-045" calcext:value-type="float">
            <text:p>1.46220095096505E-45</text:p>
          </table:table-cell>
          <table:table-cell office:value-type="float" office:value="1" calcext:value-type="float">
            <text:p>1</text:p>
          </table:table-cell>
          <table:table-cell table:formula="of:=FLOOR([.R233]*[.A233]+[.S233]*[.M233]+[.T233]*[.$O$2])+[.D233]+[.E233]" office:value-type="float" office:value="1489" calcext:value-type="float">
            <text:p>1489</text:p>
          </table:table-cell>
          <table:table-cell table:formula="of:=MOD([.X233]-13;13)" office:value-type="float" office:value="7" calcext:value-type="float">
            <text:p>7</text:p>
          </table:table-cell>
          <table:table-cell table:formula="of:=IF([.U233]=[.X233];&quot;success&quot;;&quot;next&quot;)" office:value-type="string" office:string-value="success" calcext:value-type="string">
            <text:p>success</text:p>
          </table:table-cell>
          <table:table-cell table:formula="of:=[.O233]" office:value-type="float" office:value="1489" calcext:value-type="float">
            <text:p>1489</text:p>
          </table:table-cell>
          <table:table-cell table:formula="of:=MOD([.X233];13*6)" office:value-type="float" office:value="7" calcext:value-type="float">
            <text:p>7</text:p>
          </table:table-cell>
          <table:table-cell table:number-columns-repeated="996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MOD([.A234];[.$O$2])" office:value-type="float" office:value="11" calcext:value-type="float">
            <text:p>11</text:p>
          </table:table-cell>
          <table:table-cell table:formula="of:=MOD([.A234];64)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DEC2BIN([.E234])" office:value-type="string" office:string-value="1" calcext:value-type="string">
            <text:p>1</text:p>
          </table:table-cell>
          <table:table-cell table:formula="of:=BIN2HEX([.F234])" office:value-type="string" office:string-value="1" calcext:value-type="string">
            <text:p>1</text:p>
          </table:table-cell>
          <table:table-cell table:formula="of:=DEC2BIN([.A234])" office:value-type="string" office:string-value="11101000" calcext:value-type="string">
            <text:p>11101000</text:p>
          </table:table-cell>
          <table:table-cell table:formula="of:=([.A234]-1)/([.A234]+1)" office:value-type="float" office:value="0.991416309012875" calcext:value-type="float">
            <text:p>0.991416309012875</text:p>
          </table:table-cell>
          <table:table-cell table:formula="of:=[.I234]+[.H234]" office:value-type="float" office:value="11101000.9914163" calcext:value-type="float">
            <text:p>11101000.9914163</text:p>
          </table:table-cell>
          <table:table-cell table:formula="of:=[.I234]/[.J234]" office:value-type="float" office:value="0.0000000893087307873834" calcext:value-type="float">
            <text:p>8.93087307873834E-08</text:p>
          </table:table-cell>
          <table:table-cell table:formula="of:=[.I234]/[.J234]" office:value-type="float" office:value="0.0000000893087307873834" calcext:value-type="float">
            <text:p>8.93087307873834E-08</text:p>
          </table:table-cell>
          <table:table-cell table:formula="of:=[.M233]+[.M232]" office:value-type="float" office:value="1.36661925625699E+048" calcext:value-type="float">
            <text:p>1.36661925625699E+048</text:p>
          </table:table-cell>
          <table:table-cell table:formula="of:=([.M234]-[.$O$2])/([.M234]+[.$O$2])" office:value-type="float" office:value="1" calcext:value-type="float">
            <text:p>1</text:p>
          </table:table-cell>
          <table:table-cell office:value-type="float" office:value="1493" calcext:value-type="float">
            <text:p>1493</text:p>
          </table:table-cell>
          <table:table-cell table:formula="of:=([.O234]-13)/([.O234]+13)" office:value-type="float" office:value="0.98273572377158" calcext:value-type="float">
            <text:p>0.98273572377158</text:p>
          </table:table-cell>
          <table:table-cell table:formula="of:=LOG([.O234])" office:value-type="float" office:value="3.17405980772503" calcext:value-type="float">
            <text:p>3.17405980772503</text:p>
          </table:table-cell>
          <table:table-cell office:value-type="float" office:value="0" calcext:value-type="float">
            <text:p>0</text:p>
          </table:table-cell>
          <table:table-cell office:value-type="float" office:value="1.08442786329458E-045" calcext:value-type="float">
            <text:p>1.08442786329458E-45</text:p>
          </table:table-cell>
          <table:table-cell office:value-type="float" office:value="0" calcext:value-type="float">
            <text:p>0</text:p>
          </table:table-cell>
          <table:table-cell table:formula="of:=FLOOR([.R234]*[.A234]+[.S234]*[.M234]+[.T234]*[.$O$2])+[.D234]+[.E234]" office:value-type="float" office:value="1493" calcext:value-type="float">
            <text:p>1493</text:p>
          </table:table-cell>
          <table:table-cell table:formula="of:=MOD([.X234]-13;13)" office:value-type="float" office:value="11" calcext:value-type="float">
            <text:p>11</text:p>
          </table:table-cell>
          <table:table-cell table:formula="of:=IF([.U234]=[.X234];&quot;success&quot;;&quot;next&quot;)" office:value-type="string" office:string-value="success" calcext:value-type="string">
            <text:p>success</text:p>
          </table:table-cell>
          <table:table-cell table:formula="of:=[.O234]" office:value-type="float" office:value="1493" calcext:value-type="float">
            <text:p>1493</text:p>
          </table:table-cell>
          <table:table-cell table:formula="of:=MOD([.X234];13*6)" office:value-type="float" office:value="11" calcext:value-type="float">
            <text:p>11</text:p>
          </table:table-cell>
          <table:table-cell table:number-columns-repeated="996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MOD([.A235];[.$O$2])" office:value-type="float" office:value="12" calcext:value-type="float">
            <text:p>12</text:p>
          </table:table-cell>
          <table:table-cell table:formula="of:=MOD([.A235];64)"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DEC2BIN([.E235])" office:value-type="string" office:string-value="1001" calcext:value-type="string">
            <text:p>1001</text:p>
          </table:table-cell>
          <table:table-cell table:formula="of:=BIN2HEX([.F235])" office:value-type="string" office:string-value="9" calcext:value-type="string">
            <text:p>9</text:p>
          </table:table-cell>
          <table:table-cell table:formula="of:=DEC2BIN([.A235])" office:value-type="string" office:string-value="11101001" calcext:value-type="string">
            <text:p>11101001</text:p>
          </table:table-cell>
          <table:table-cell table:formula="of:=([.A235]-1)/([.A235]+1)" office:value-type="float" office:value="0.991452991452992" calcext:value-type="float">
            <text:p>0.991452991452992</text:p>
          </table:table-cell>
          <table:table-cell table:formula="of:=[.I235]+[.H235]" office:value-type="float" office:value="11101001.991453" calcext:value-type="float">
            <text:p>11101001.991453</text:p>
          </table:table-cell>
          <table:table-cell table:formula="of:=[.I235]/[.J235]" office:value-type="float" office:value="0.0000000893120271680288" calcext:value-type="float">
            <text:p>8.93120271680288E-08</text:p>
          </table:table-cell>
          <table:table-cell table:formula="of:=[.I235]/[.J235]" office:value-type="float" office:value="0.0000000893120271680288" calcext:value-type="float">
            <text:p>8.93120271680288E-08</text:p>
          </table:table-cell>
          <table:table-cell table:formula="of:=[.M234]+[.M233]" office:value-type="float" office:value="2.21123640630391E+048" calcext:value-type="float">
            <text:p>2.21123640630391E+048</text:p>
          </table:table-cell>
          <table:table-cell table:formula="of:=([.M235]-[.$O$2])/([.M235]+[.$O$2])" office:value-type="float" office:value="1" calcext:value-type="float">
            <text:p>1</text:p>
          </table:table-cell>
          <table:table-cell office:value-type="float" office:value="1499" calcext:value-type="float">
            <text:p>1499</text:p>
          </table:table-cell>
          <table:table-cell table:formula="of:=([.O235]-13)/([.O235]+13)" office:value-type="float" office:value="0.982804232804233" calcext:value-type="float">
            <text:p>0.982804232804233</text:p>
          </table:table-cell>
          <table:table-cell table:formula="of:=LOG([.O235])" office:value-type="float" office:value="3.17580163284828" calcext:value-type="float">
            <text:p>3.17580163284828</text:p>
          </table:table-cell>
          <table:table-cell office:value-type="float" office:value="1" calcext:value-type="float">
            <text:p>1</text:p>
          </table:table-cell>
          <table:table-cell office:value-type="float" office:value="5.6032000760651E-046" calcext:value-type="float">
            <text:p>5.6032000760651E-46</text:p>
          </table:table-cell>
          <table:table-cell office:value-type="float" office:value="1" calcext:value-type="float">
            <text:p>1</text:p>
          </table:table-cell>
          <table:table-cell table:formula="of:=FLOOR([.R235]*[.A235]+[.S235]*[.M235]+[.T235]*[.$O$2])+[.D235]+[.E235]" office:value-type="float" office:value="1499" calcext:value-type="float">
            <text:p>1499</text:p>
          </table:table-cell>
          <table:table-cell table:formula="of:=MOD([.X235]-13;13)" office:value-type="float" office:value="4" calcext:value-type="float">
            <text:p>4</text:p>
          </table:table-cell>
          <table:table-cell table:formula="of:=IF([.U235]=[.X235];&quot;success&quot;;&quot;next&quot;)" office:value-type="string" office:string-value="success" calcext:value-type="string">
            <text:p>success</text:p>
          </table:table-cell>
          <table:table-cell table:formula="of:=[.O235]" office:value-type="float" office:value="1499" calcext:value-type="float">
            <text:p>1499</text:p>
          </table:table-cell>
          <table:table-cell table:formula="of:=MOD([.X235];13*6)" office:value-type="float" office:value="17" calcext:value-type="float">
            <text:p>17</text:p>
          </table:table-cell>
          <table:table-cell table:number-columns-repeated="996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MOD([.A236];[.$O$2])" office:value-type="float" office:value="0" calcext:value-type="float">
            <text:p>0</text:p>
          </table:table-cell>
          <table:table-cell table:formula="of:=MOD([.A236];64)"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DEC2BIN([.E236])" office:value-type="string" office:string-value="0" calcext:value-type="string">
            <text:p>0</text:p>
          </table:table-cell>
          <table:table-cell table:formula="of:=BIN2HEX([.F236])" office:value-type="string" office:string-value="0" calcext:value-type="string">
            <text:p>0</text:p>
          </table:table-cell>
          <table:table-cell table:formula="of:=DEC2BIN([.A236])" office:value-type="string" office:string-value="11101010" calcext:value-type="string">
            <text:p>11101010</text:p>
          </table:table-cell>
          <table:table-cell table:formula="of:=([.A236]-1)/([.A236]+1)" office:value-type="float" office:value="0.991489361702128" calcext:value-type="float">
            <text:p>0.991489361702128</text:p>
          </table:table-cell>
          <table:table-cell table:formula="of:=[.I236]+[.H236]" office:value-type="float" office:value="11101010.9914894" calcext:value-type="float">
            <text:p>11101010.9914894</text:p>
          </table:table-cell>
          <table:table-cell table:formula="of:=[.I236]/[.J236]" office:value-type="float" office:value="0.0000000893152310597888" calcext:value-type="float">
            <text:p>8.93152310597888E-08</text:p>
          </table:table-cell>
          <table:table-cell table:formula="of:=[.I236]/[.J236]" office:value-type="float" office:value="0.0000000893152310597888" calcext:value-type="float">
            <text:p>8.93152310597888E-08</text:p>
          </table:table-cell>
          <table:table-cell table:formula="of:=[.M235]+[.M234]" office:value-type="float" office:value="3.57785566256091E+048" calcext:value-type="float">
            <text:p>3.57785566256091E+048</text:p>
          </table:table-cell>
          <table:table-cell table:formula="of:=([.M236]-[.$O$2])/([.M236]+[.$O$2])" office:value-type="float" office:value="1" calcext:value-type="float">
            <text:p>1</text:p>
          </table:table-cell>
          <table:table-cell office:value-type="float" office:value="1511" calcext:value-type="float">
            <text:p>1511</text:p>
          </table:table-cell>
          <table:table-cell table:formula="of:=([.O236]-13)/([.O236]+13)" office:value-type="float" office:value="0.982939632545932" calcext:value-type="float">
            <text:p>0.982939632545932</text:p>
          </table:table-cell>
          <table:table-cell table:formula="of:=LOG([.O236])" office:value-type="float" office:value="3.17926446433903" calcext:value-type="float">
            <text:p>3.17926446433903</text:p>
          </table:table-cell>
          <table:table-cell office:value-type="float" office:value="0" calcext:value-type="float">
            <text:p>0</text:p>
          </table:table-cell>
          <table:table-cell office:value-type="float" office:value="4.22319999046155E-046" calcext:value-type="float">
            <text:p>4.22319999046155E-46</text:p>
          </table:table-cell>
          <table:table-cell office:value-type="float" office:value="0" calcext:value-type="float">
            <text:p>0</text:p>
          </table:table-cell>
          <table:table-cell table:formula="of:=FLOOR([.R236]*[.A236]+[.S236]*[.M236]+[.T236]*[.$O$2])+[.D236]+[.E236]" office:value-type="float" office:value="1511" calcext:value-type="float">
            <text:p>1511</text:p>
          </table:table-cell>
          <table:table-cell table:formula="of:=MOD([.X236]-13;13)" office:value-type="float" office:value="3" calcext:value-type="float">
            <text:p>3</text:p>
          </table:table-cell>
          <table:table-cell table:formula="of:=IF([.U236]=[.X236];&quot;success&quot;;&quot;next&quot;)" office:value-type="string" office:string-value="success" calcext:value-type="string">
            <text:p>success</text:p>
          </table:table-cell>
          <table:table-cell table:formula="of:=[.O236]" office:value-type="float" office:value="1511" calcext:value-type="float">
            <text:p>1511</text:p>
          </table:table-cell>
          <table:table-cell table:formula="of:=MOD([.X236];13*6)" office:value-type="float" office:value="29" calcext:value-type="float">
            <text:p>29</text:p>
          </table:table-cell>
          <table:table-cell table:number-columns-repeated="996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MOD([.A237];[.$O$2])" office:value-type="float" office:value="1" calcext:value-type="float">
            <text:p>1</text:p>
          </table:table-cell>
          <table:table-cell table:formula="of:=MOD([.A237];64)"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DEC2BIN([.E237])" office:value-type="string" office:string-value="1001" calcext:value-type="string">
            <text:p>1001</text:p>
          </table:table-cell>
          <table:table-cell table:formula="of:=BIN2HEX([.F237])" office:value-type="string" office:string-value="9" calcext:value-type="string">
            <text:p>9</text:p>
          </table:table-cell>
          <table:table-cell table:formula="of:=DEC2BIN([.A237])" office:value-type="string" office:string-value="11101011" calcext:value-type="string">
            <text:p>11101011</text:p>
          </table:table-cell>
          <table:table-cell table:formula="of:=([.A237]-1)/([.A237]+1)" office:value-type="float" office:value="0.991525423728814" calcext:value-type="float">
            <text:p>0.991525423728814</text:p>
          </table:table-cell>
          <table:table-cell table:formula="of:=[.I237]+[.H237]" office:value-type="float" office:value="11101011.9915254" calcext:value-type="float">
            <text:p>11101011.9915254</text:p>
          </table:table-cell>
          <table:table-cell table:formula="of:=[.I237]/[.J237]" office:value-type="float" office:value="0.0000000893184715488777" calcext:value-type="float">
            <text:p>8.93184715488777E-08</text:p>
          </table:table-cell>
          <table:table-cell table:formula="of:=[.I237]/[.J237]" office:value-type="float" office:value="0.0000000893184715488777" calcext:value-type="float">
            <text:p>8.93184715488777E-08</text:p>
          </table:table-cell>
          <table:table-cell table:formula="of:=[.M236]+[.M235]" office:value-type="float" office:value="5.78909206886482E+048" calcext:value-type="float">
            <text:p>5.78909206886482E+048</text:p>
          </table:table-cell>
          <table:table-cell table:formula="of:=([.M237]-[.$O$2])/([.M237]+[.$O$2])" office:value-type="float" office:value="1" calcext:value-type="float">
            <text:p>1</text:p>
          </table:table-cell>
          <table:table-cell office:value-type="float" office:value="1523" calcext:value-type="float">
            <text:p>1523</text:p>
          </table:table-cell>
          <table:table-cell table:formula="of:=([.O237]-13)/([.O237]+13)" office:value-type="float" office:value="0.983072916666667" calcext:value-type="float">
            <text:p>0.983072916666667</text:p>
          </table:table-cell>
          <table:table-cell table:formula="of:=LOG([.O237])" office:value-type="float" office:value="3.18269990333604" calcext:value-type="float">
            <text:p>3.18269990333604</text:p>
          </table:table-cell>
          <table:table-cell office:value-type="float" office:value="1" calcext:value-type="float">
            <text:p>1</text:p>
          </table:table-cell>
          <table:table-cell office:value-type="float" office:value="2.17305232847451E-046" calcext:value-type="float">
            <text:p>2.17305232847451E-46</text:p>
          </table:table-cell>
          <table:table-cell office:value-type="float" office:value="1" calcext:value-type="float">
            <text:p>1</text:p>
          </table:table-cell>
          <table:table-cell table:formula="of:=FLOOR([.R237]*[.A237]+[.S237]*[.M237]+[.T237]*[.$O$2])+[.D237]+[.E237]" office:value-type="float" office:value="1523" calcext:value-type="float">
            <text:p>1523</text:p>
          </table:table-cell>
          <table:table-cell table:formula="of:=MOD([.X237]-13;13)" office:value-type="float" office:value="2" calcext:value-type="float">
            <text:p>2</text:p>
          </table:table-cell>
          <table:table-cell table:formula="of:=IF([.U237]=[.X237];&quot;success&quot;;&quot;next&quot;)" office:value-type="string" office:string-value="success" calcext:value-type="string">
            <text:p>success</text:p>
          </table:table-cell>
          <table:table-cell table:formula="of:=[.O237]" office:value-type="float" office:value="1523" calcext:value-type="float">
            <text:p>1523</text:p>
          </table:table-cell>
          <table:table-cell table:formula="of:=MOD([.X237];13*6)" office:value-type="float" office:value="41" calcext:value-type="float">
            <text:p>41</text:p>
          </table:table-cell>
          <table:table-cell table:number-columns-repeated="996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MOD([.A238];[.$O$2])" office:value-type="float" office:value="2" calcext:value-type="float">
            <text:p>2</text:p>
          </table:table-cell>
          <table:table-cell table:formula="of:=MOD([.A238];64)"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DEC2BIN([.E238])" office:value-type="string" office:string-value="1" calcext:value-type="string">
            <text:p>1</text:p>
          </table:table-cell>
          <table:table-cell table:formula="of:=BIN2HEX([.F238])" office:value-type="string" office:string-value="1" calcext:value-type="string">
            <text:p>1</text:p>
          </table:table-cell>
          <table:table-cell table:formula="of:=DEC2BIN([.A238])" office:value-type="string" office:string-value="11101100" calcext:value-type="string">
            <text:p>11101100</text:p>
          </table:table-cell>
          <table:table-cell table:formula="of:=([.A238]-1)/([.A238]+1)" office:value-type="float" office:value="0.991561181434599" calcext:value-type="float">
            <text:p>0.991561181434599</text:p>
          </table:table-cell>
          <table:table-cell table:formula="of:=[.I238]+[.H238]" office:value-type="float" office:value="11101100.9915612" calcext:value-type="float">
            <text:p>11101100.9915612</text:p>
          </table:table-cell>
          <table:table-cell table:formula="of:=[.I238]/[.J238]" office:value-type="float" office:value="0.0000000893209765579435" calcext:value-type="float">
            <text:p>8.93209765579435E-08</text:p>
          </table:table-cell>
          <table:table-cell table:formula="of:=[.I238]/[.J238]" office:value-type="float" office:value="0.0000000893209765579435" calcext:value-type="float">
            <text:p>8.93209765579435E-08</text:p>
          </table:table-cell>
          <table:table-cell table:formula="of:=[.M237]+[.M236]" office:value-type="float" office:value="9.36694773142572E+048" calcext:value-type="float">
            <text:p>9.36694773142572E+048</text:p>
          </table:table-cell>
          <table:table-cell table:formula="of:=([.M238]-[.$O$2])/([.M238]+[.$O$2])" office:value-type="float" office:value="1" calcext:value-type="float">
            <text:p>1</text:p>
          </table:table-cell>
          <table:table-cell office:value-type="float" office:value="1531" calcext:value-type="float">
            <text:p>1531</text:p>
          </table:table-cell>
          <table:table-cell table:formula="of:=([.O238]-13)/([.O238]+13)" office:value-type="float" office:value="0.983160621761658" calcext:value-type="float">
            <text:p>0.983160621761658</text:p>
          </table:table-cell>
          <table:table-cell table:formula="of:=LOG([.O238])" office:value-type="float" office:value="3.18497519069826" calcext:value-type="float">
            <text:p>3.18497519069826</text:p>
          </table:table-cell>
          <table:table-cell office:value-type="float" office:value="0" calcext:value-type="float">
            <text:p>0</text:p>
          </table:table-cell>
          <table:table-cell office:value-type="float" office:value="1.63020019304365E-046" calcext:value-type="float">
            <text:p>1.63020019304365E-46</text:p>
          </table:table-cell>
          <table:table-cell office:value-type="float" office:value="0" calcext:value-type="float">
            <text:p>0</text:p>
          </table:table-cell>
          <table:table-cell table:formula="of:=FLOOR([.R238]*[.A238]+[.S238]*[.M238]+[.T238]*[.$O$2])+[.D238]+[.E238]" office:value-type="float" office:value="1531" calcext:value-type="float">
            <text:p>1531</text:p>
          </table:table-cell>
          <table:table-cell table:formula="of:=MOD([.X238]-13;13)" office:value-type="float" office:value="10" calcext:value-type="float">
            <text:p>10</text:p>
          </table:table-cell>
          <table:table-cell table:formula="of:=IF([.U238]=[.X238];&quot;success&quot;;&quot;next&quot;)" office:value-type="string" office:string-value="success" calcext:value-type="string">
            <text:p>success</text:p>
          </table:table-cell>
          <table:table-cell table:formula="of:=[.O238]" office:value-type="float" office:value="1531" calcext:value-type="float">
            <text:p>1531</text:p>
          </table:table-cell>
          <table:table-cell table:formula="of:=MOD([.X238];13*6)" office:value-type="float" office:value="49" calcext:value-type="float">
            <text:p>49</text:p>
          </table:table-cell>
          <table:table-cell table:number-columns-repeated="996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MOD([.A239];[.$O$2])" office:value-type="float" office:value="3" calcext:value-type="float">
            <text:p>3</text:p>
          </table:table-cell>
          <table:table-cell table:formula="of:=MOD([.A239];64)"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DEC2BIN([.E239])" office:value-type="string" office:string-value="1000" calcext:value-type="string">
            <text:p>1000</text:p>
          </table:table-cell>
          <table:table-cell table:formula="of:=BIN2HEX([.F239])" office:value-type="string" office:string-value="8" calcext:value-type="string">
            <text:p>8</text:p>
          </table:table-cell>
          <table:table-cell table:formula="of:=DEC2BIN([.A239])" office:value-type="string" office:string-value="11101101" calcext:value-type="string">
            <text:p>11101101</text:p>
          </table:table-cell>
          <table:table-cell table:formula="of:=([.A239]-1)/([.A239]+1)" office:value-type="float" office:value="0.991596638655462" calcext:value-type="float">
            <text:p>0.991596638655462</text:p>
          </table:table-cell>
          <table:table-cell table:formula="of:=[.I239]+[.H239]" office:value-type="float" office:value="11101101.9915966" calcext:value-type="float">
            <text:p>11101101.9915966</text:p>
          </table:table-cell>
          <table:table-cell table:formula="of:=[.I239]/[.J239]" office:value-type="float" office:value="0.0000000893241625386458" calcext:value-type="float">
            <text:p>8.93241625386458E-08</text:p>
          </table:table-cell>
          <table:table-cell table:formula="of:=[.I239]/[.J239]" office:value-type="float" office:value="0.0000000893241625386458" calcext:value-type="float">
            <text:p>8.93241625386458E-08</text:p>
          </table:table-cell>
          <table:table-cell table:formula="of:=[.M238]+[.M237]" office:value-type="float" office:value="1.51560398002905E+049" calcext:value-type="float">
            <text:p>1.51560398002905E+049</text:p>
          </table:table-cell>
          <table:table-cell table:formula="of:=([.M239]-[.$O$2])/([.M239]+[.$O$2])" office:value-type="float" office:value="1" calcext:value-type="float">
            <text:p>1</text:p>
          </table:table-cell>
          <table:table-cell office:value-type="float" office:value="1543" calcext:value-type="float">
            <text:p>1543</text:p>
          </table:table-cell>
          <table:table-cell table:formula="of:=([.O239]-13)/([.O239]+13)" office:value-type="float" office:value="0.983290488431877" calcext:value-type="float">
            <text:p>0.983290488431877</text:p>
          </table:table-cell>
          <table:table-cell table:formula="of:=LOG([.O239])" office:value-type="float" office:value="3.18836592606315" calcext:value-type="float">
            <text:p>3.18836592606315</text:p>
          </table:table-cell>
          <table:table-cell office:value-type="float" office:value="1" calcext:value-type="float">
            <text:p>1</text:p>
          </table:table-cell>
          <table:table-cell office:value-type="float" office:value="8.40588977587389E-047" calcext:value-type="float">
            <text:p>8.40588977587389E-47</text:p>
          </table:table-cell>
          <table:table-cell office:value-type="float" office:value="1" calcext:value-type="float">
            <text:p>1</text:p>
          </table:table-cell>
          <table:table-cell table:formula="of:=FLOOR([.R239]*[.A239]+[.S239]*[.M239]+[.T239]*[.$O$2])+[.D239]+[.E239]" office:value-type="float" office:value="1543" calcext:value-type="float">
            <text:p>1543</text:p>
          </table:table-cell>
          <table:table-cell table:formula="of:=MOD([.X239]-13;13)" office:value-type="float" office:value="9" calcext:value-type="float">
            <text:p>9</text:p>
          </table:table-cell>
          <table:table-cell table:formula="of:=IF([.U239]=[.X239];&quot;success&quot;;&quot;next&quot;)" office:value-type="string" office:string-value="success" calcext:value-type="string">
            <text:p>success</text:p>
          </table:table-cell>
          <table:table-cell table:formula="of:=[.O239]" office:value-type="float" office:value="1543" calcext:value-type="float">
            <text:p>1543</text:p>
          </table:table-cell>
          <table:table-cell table:formula="of:=MOD([.X239];13*6)" office:value-type="float" office:value="61" calcext:value-type="float">
            <text:p>61</text:p>
          </table:table-cell>
          <table:table-cell table:number-columns-repeated="996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MOD([.A240];[.$O$2])" office:value-type="float" office:value="4" calcext:value-type="float">
            <text:p>4</text:p>
          </table:table-cell>
          <table:table-cell table:formula="of:=MOD([.A240];64)"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DEC2BIN([.E240])" office:value-type="string" office:string-value="10" calcext:value-type="string">
            <text:p>10</text:p>
          </table:table-cell>
          <table:table-cell table:formula="of:=BIN2HEX([.F240])" office:value-type="string" office:string-value="2" calcext:value-type="string">
            <text:p>2</text:p>
          </table:table-cell>
          <table:table-cell table:formula="of:=DEC2BIN([.A240])" office:value-type="string" office:string-value="11101110" calcext:value-type="string">
            <text:p>11101110</text:p>
          </table:table-cell>
          <table:table-cell table:formula="of:=([.A240]-1)/([.A240]+1)" office:value-type="float" office:value="0.99163179916318" calcext:value-type="float">
            <text:p>0.99163179916318</text:p>
          </table:table-cell>
          <table:table-cell table:formula="of:=[.I240]+[.H240]" office:value-type="float" office:value="11101110.9916318" calcext:value-type="float">
            <text:p>11101110.9916318</text:p>
          </table:table-cell>
          <table:table-cell table:formula="of:=[.I240]/[.J240]" office:value-type="float" office:value="0.0000000893272574169098" calcext:value-type="float">
            <text:p>8.93272574169098E-08</text:p>
          </table:table-cell>
          <table:table-cell table:formula="of:=[.I240]/[.J240]" office:value-type="float" office:value="0.0000000893272574169098" calcext:value-type="float">
            <text:p>8.93272574169098E-08</text:p>
          </table:table-cell>
          <table:table-cell table:formula="of:=[.M239]+[.M238]" office:value-type="float" office:value="2.45229875317163E+049" calcext:value-type="float">
            <text:p>2.45229875317163E+049</text:p>
          </table:table-cell>
          <table:table-cell table:formula="of:=([.M240]-[.$O$2])/([.M240]+[.$O$2])" office:value-type="float" office:value="1" calcext:value-type="float">
            <text:p>1</text:p>
          </table:table-cell>
          <table:table-cell office:value-type="float" office:value="1549" calcext:value-type="float">
            <text:p>1549</text:p>
          </table:table-cell>
          <table:table-cell table:formula="of:=([.O240]-13)/([.O240]+13)" office:value-type="float" office:value="0.983354673495519" calcext:value-type="float">
            <text:p>0.983354673495519</text:p>
          </table:table-cell>
          <table:table-cell table:formula="of:=LOG([.O240])" office:value-type="float" office:value="3.19005141775921" calcext:value-type="float">
            <text:p>3.19005141775921</text:p>
          </table:table-cell>
          <table:table-cell office:value-type="float" office:value="0" calcext:value-type="float">
            <text:p>0</text:p>
          </table:table-cell>
          <table:table-cell office:value-type="float" office:value="6.28389994492711E-047" calcext:value-type="float">
            <text:p>6.28389994492711E-47</text:p>
          </table:table-cell>
          <table:table-cell office:value-type="float" office:value="0" calcext:value-type="float">
            <text:p>0</text:p>
          </table:table-cell>
          <table:table-cell table:formula="of:=FLOOR([.R240]*[.A240]+[.S240]*[.M240]+[.T240]*[.$O$2])+[.D240]+[.E240]" office:value-type="float" office:value="1549" calcext:value-type="float">
            <text:p>1549</text:p>
          </table:table-cell>
          <table:table-cell table:formula="of:=MOD([.X240]-13;13)" office:value-type="float" office:value="2" calcext:value-type="float">
            <text:p>2</text:p>
          </table:table-cell>
          <table:table-cell table:formula="of:=IF([.U240]=[.X240];&quot;success&quot;;&quot;next&quot;)" office:value-type="string" office:string-value="success" calcext:value-type="string">
            <text:p>success</text:p>
          </table:table-cell>
          <table:table-cell table:formula="of:=[.O240]" office:value-type="float" office:value="1549" calcext:value-type="float">
            <text:p>1549</text:p>
          </table:table-cell>
          <table:table-cell table:formula="of:=MOD([.X240];13*6)" office:value-type="float" office:value="67" calcext:value-type="float">
            <text:p>67</text:p>
          </table:table-cell>
          <table:table-cell table:number-columns-repeated="996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MOD([.A241];[.$O$2])" office:value-type="float" office:value="5" calcext:value-type="float">
            <text:p>5</text:p>
          </table:table-cell>
          <table:table-cell table:formula="of:=MOD([.A241];64)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DEC2BIN([.E241])" office:value-type="string" office:string-value="100" calcext:value-type="string">
            <text:p>100</text:p>
          </table:table-cell>
          <table:table-cell table:formula="of:=BIN2HEX([.F241])" office:value-type="string" office:string-value="4" calcext:value-type="string">
            <text:p>4</text:p>
          </table:table-cell>
          <table:table-cell table:formula="of:=DEC2BIN([.A241])" office:value-type="string" office:string-value="11101111" calcext:value-type="string">
            <text:p>11101111</text:p>
          </table:table-cell>
          <table:table-cell table:formula="of:=([.A241]-1)/([.A241]+1)" office:value-type="float" office:value="0.991666666666667" calcext:value-type="float">
            <text:p>0.991666666666667</text:p>
          </table:table-cell>
          <table:table-cell table:formula="of:=[.I241]+[.H241]" office:value-type="float" office:value="11101111.9916667" calcext:value-type="float">
            <text:p>11101111.9916667</text:p>
          </table:table-cell>
          <table:table-cell table:formula="of:=[.I241]/[.J241]" office:value-type="float" office:value="0.0000000893303902718112" calcext:value-type="float">
            <text:p>8.93303902718112E-08</text:p>
          </table:table-cell>
          <table:table-cell table:formula="of:=[.I241]/[.J241]" office:value-type="float" office:value="0.0000000893303902718112" calcext:value-type="float">
            <text:p>8.93303902718112E-08</text:p>
          </table:table-cell>
          <table:table-cell table:formula="of:=[.M240]+[.M239]" office:value-type="float" office:value="3.96790273320068E+049" calcext:value-type="float">
            <text:p>3.96790273320068E+049</text:p>
          </table:table-cell>
          <table:table-cell table:formula="of:=([.M241]-[.$O$2])/([.M241]+[.$O$2])" office:value-type="float" office:value="1" calcext:value-type="float">
            <text:p>1</text:p>
          </table:table-cell>
          <table:table-cell office:value-type="float" office:value="1553" calcext:value-type="float">
            <text:p>1553</text:p>
          </table:table-cell>
          <table:table-cell table:formula="of:=([.O241]-13)/([.O241]+13)" office:value-type="float" office:value="0.983397190293742" calcext:value-type="float">
            <text:p>0.983397190293742</text:p>
          </table:table-cell>
          <table:table-cell table:formula="of:=LOG([.O241])" office:value-type="float" office:value="3.19117145572856" calcext:value-type="float">
            <text:p>3.19117145572856</text:p>
          </table:table-cell>
          <table:table-cell office:value-type="float" office:value="1" calcext:value-type="float">
            <text:p>1</text:p>
          </table:table-cell>
          <table:table-cell office:value-type="float" office:value="3.26620909619574E-047" calcext:value-type="float">
            <text:p>3.26620909619574E-47</text:p>
          </table:table-cell>
          <table:table-cell office:value-type="float" office:value="1" calcext:value-type="float">
            <text:p>1</text:p>
          </table:table-cell>
          <table:table-cell table:formula="of:=FLOOR([.R241]*[.A241]+[.S241]*[.M241]+[.T241]*[.$O$2])+[.D241]+[.E241]" office:value-type="float" office:value="1553" calcext:value-type="float">
            <text:p>1553</text:p>
          </table:table-cell>
          <table:table-cell table:formula="of:=MOD([.X241]-13;13)" office:value-type="float" office:value="6" calcext:value-type="float">
            <text:p>6</text:p>
          </table:table-cell>
          <table:table-cell table:formula="of:=IF([.U241]=[.X241];&quot;success&quot;;&quot;next&quot;)" office:value-type="string" office:string-value="success" calcext:value-type="string">
            <text:p>success</text:p>
          </table:table-cell>
          <table:table-cell table:formula="of:=[.O241]" office:value-type="float" office:value="1553" calcext:value-type="float">
            <text:p>1553</text:p>
          </table:table-cell>
          <table:table-cell table:formula="of:=MOD([.X241];13*6)" office:value-type="float" office:value="71" calcext:value-type="float">
            <text:p>71</text:p>
          </table:table-cell>
          <table:table-cell table:number-columns-repeated="996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MOD([.A242];[.$O$2])" office:value-type="float" office:value="6" calcext:value-type="float">
            <text:p>6</text:p>
          </table:table-cell>
          <table:table-cell table:formula="of:=MOD([.A242];64)"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formula="of:=DEC2BIN([.E242])" office:value-type="string" office:string-value="1111" calcext:value-type="string">
            <text:p>1111</text:p>
          </table:table-cell>
          <table:table-cell table:formula="of:=BIN2HEX([.F242])" office:value-type="string" office:string-value="F" calcext:value-type="string">
            <text:p>F</text:p>
          </table:table-cell>
          <table:table-cell table:formula="of:=DEC2BIN([.A242])" office:value-type="string" office:string-value="11110000" calcext:value-type="string">
            <text:p>11110000</text:p>
          </table:table-cell>
          <table:table-cell table:formula="of:=([.A242]-1)/([.A242]+1)" office:value-type="float" office:value="0.991701244813278" calcext:value-type="float">
            <text:p>0.991701244813278</text:p>
          </table:table-cell>
          <table:table-cell table:formula="of:=[.I242]+[.H242]" office:value-type="float" office:value="11110000.9917012" calcext:value-type="float">
            <text:p>11110000.9917012</text:p>
          </table:table-cell>
          <table:table-cell table:formula="of:=[.I242]/[.J242]" office:value-type="float" office:value="0.0000000892620302693079" calcext:value-type="float">
            <text:p>8.92620302693079E-08</text:p>
          </table:table-cell>
          <table:table-cell table:formula="of:=[.I242]/[.J242]" office:value-type="float" office:value="0.0000000892620302693079" calcext:value-type="float">
            <text:p>8.92620302693079E-08</text:p>
          </table:table-cell>
          <table:table-cell table:formula="of:=[.M241]+[.M240]" office:value-type="float" office:value="6.42020148637231E+049" calcext:value-type="float">
            <text:p>6.42020148637231E+049</text:p>
          </table:table-cell>
          <table:table-cell table:formula="of:=([.M242]-[.$O$2])/([.M242]+[.$O$2])" office:value-type="float" office:value="1" calcext:value-type="float">
            <text:p>1</text:p>
          </table:table-cell>
          <table:table-cell office:value-type="float" office:value="1559" calcext:value-type="float">
            <text:p>1559</text:p>
          </table:table-cell>
          <table:table-cell table:formula="of:=([.O242]-13)/([.O242]+13)" office:value-type="float" office:value="0.983460559796438" calcext:value-type="float">
            <text:p>0.983460559796438</text:p>
          </table:table-cell>
          <table:table-cell table:formula="of:=LOG([.O242])" office:value-type="float" office:value="3.19284611518884" calcext:value-type="float">
            <text:p>3.19284611518884</text:p>
          </table:table-cell>
          <table:table-cell office:value-type="float" office:value="0" calcext:value-type="float">
            <text:p>0</text:p>
          </table:table-cell>
          <table:table-cell office:value-type="float" office:value="2.39089069596684E-047" calcext:value-type="float">
            <text:p>2.39089069596684E-47</text:p>
          </table:table-cell>
          <table:table-cell office:value-type="float" office:value="0" calcext:value-type="float">
            <text:p>0</text:p>
          </table:table-cell>
          <table:table-cell table:formula="of:=FLOOR([.R242]*[.A242]+[.S242]*[.M242]+[.T242]*[.$O$2])+[.D242]+[.E242]" office:value-type="float" office:value="1559" calcext:value-type="float">
            <text:p>1559</text:p>
          </table:table-cell>
          <table:table-cell table:formula="of:=MOD([.X242]-13;13)" office:value-type="float" office:value="12" calcext:value-type="float">
            <text:p>12</text:p>
          </table:table-cell>
          <table:table-cell table:formula="of:=IF([.U242]=[.X242];&quot;success&quot;;&quot;next&quot;)" office:value-type="string" office:string-value="success" calcext:value-type="string">
            <text:p>success</text:p>
          </table:table-cell>
          <table:table-cell table:formula="of:=[.O242]" office:value-type="float" office:value="1559" calcext:value-type="float">
            <text:p>1559</text:p>
          </table:table-cell>
          <table:table-cell table:formula="of:=MOD([.X242];13*6)" office:value-type="float" office:value="77" calcext:value-type="float">
            <text:p>77</text:p>
          </table:table-cell>
          <table:table-cell table:number-columns-repeated="996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MOD([.A243];[.$O$2])" office:value-type="float" office:value="7" calcext:value-type="float">
            <text:p>7</text:p>
          </table:table-cell>
          <table:table-cell table:formula="of:=MOD([.A243];64)"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DEC2BIN([.E243])" office:value-type="string" office:string-value="11" calcext:value-type="string">
            <text:p>11</text:p>
          </table:table-cell>
          <table:table-cell table:formula="of:=BIN2HEX([.F243])" office:value-type="string" office:string-value="3" calcext:value-type="string">
            <text:p>3</text:p>
          </table:table-cell>
          <table:table-cell table:formula="of:=DEC2BIN([.A243])" office:value-type="string" office:string-value="11110001" calcext:value-type="string">
            <text:p>11110001</text:p>
          </table:table-cell>
          <table:table-cell table:formula="of:=([.A243]-1)/([.A243]+1)" office:value-type="float" office:value="0.991735537190083" calcext:value-type="float">
            <text:p>0.991735537190083</text:p>
          </table:table-cell>
          <table:table-cell table:formula="of:=[.I243]+[.H243]" office:value-type="float" office:value="11110001.9917355" calcext:value-type="float">
            <text:p>11110001.9917355</text:p>
          </table:table-cell>
          <table:table-cell table:formula="of:=[.I243]/[.J243]" office:value-type="float" office:value="0.0000000892651088566691" calcext:value-type="float">
            <text:p>8.92651088566691E-08</text:p>
          </table:table-cell>
          <table:table-cell table:formula="of:=[.I243]/[.J243]" office:value-type="float" office:value="0.0000000892651088566691" calcext:value-type="float">
            <text:p>8.92651088566691E-08</text:p>
          </table:table-cell>
          <table:table-cell table:formula="of:=[.M242]+[.M241]" office:value-type="float" office:value="1.0388104219573E+050" calcext:value-type="float">
            <text:p>1.0388104219573E+050</text:p>
          </table:table-cell>
          <table:table-cell table:formula="of:=([.M243]-[.$O$2])/([.M243]+[.$O$2])" office:value-type="float" office:value="1" calcext:value-type="float">
            <text:p>1</text:p>
          </table:table-cell>
          <table:table-cell office:value-type="float" office:value="1567" calcext:value-type="float">
            <text:p>1567</text:p>
          </table:table-cell>
          <table:table-cell table:formula="of:=([.O243]-13)/([.O243]+13)" office:value-type="float" office:value="0.983544303797468" calcext:value-type="float">
            <text:p>0.983544303797468</text:p>
          </table:table-cell>
          <table:table-cell table:formula="of:=LOG([.O243])" office:value-type="float" office:value="3.19506899646859" calcext:value-type="float">
            <text:p>3.19506899646859</text:p>
          </table:table-cell>
          <table:table-cell office:value-type="float" office:value="1" calcext:value-type="float">
            <text:p>1</text:p>
          </table:table-cell>
          <table:table-cell office:value-type="float" office:value="1.25720725591034E-047" calcext:value-type="float">
            <text:p>1.25720725591034E-47</text:p>
          </table:table-cell>
          <table:table-cell office:value-type="float" office:value="1" calcext:value-type="float">
            <text:p>1</text:p>
          </table:table-cell>
          <table:table-cell table:formula="of:=FLOOR([.R243]*[.A243]+[.S243]*[.M243]+[.T243]*[.$O$2])+[.D243]+[.E243]" office:value-type="float" office:value="1567" calcext:value-type="float">
            <text:p>1567</text:p>
          </table:table-cell>
          <table:table-cell table:formula="of:=MOD([.X243]-13;13)" office:value-type="float" office:value="7" calcext:value-type="float">
            <text:p>7</text:p>
          </table:table-cell>
          <table:table-cell table:formula="of:=IF([.U243]=[.X243];&quot;success&quot;;&quot;next&quot;)" office:value-type="string" office:string-value="success" calcext:value-type="string">
            <text:p>success</text:p>
          </table:table-cell>
          <table:table-cell table:formula="of:=[.O243]" office:value-type="float" office:value="1567" calcext:value-type="float">
            <text:p>1567</text:p>
          </table:table-cell>
          <table:table-cell table:formula="of:=MOD([.X243];13*6)" office:value-type="float" office:value="7" calcext:value-type="float">
            <text:p>7</text:p>
          </table:table-cell>
          <table:table-cell table:number-columns-repeated="996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MOD([.A244];[.$O$2])" office:value-type="float" office:value="8" calcext:value-type="float">
            <text:p>8</text:p>
          </table:table-cell>
          <table:table-cell table:formula="of:=MOD([.A244];64)"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DEC2BIN([.E244])" office:value-type="string" office:string-value="100" calcext:value-type="string">
            <text:p>100</text:p>
          </table:table-cell>
          <table:table-cell table:formula="of:=BIN2HEX([.F244])" office:value-type="string" office:string-value="4" calcext:value-type="string">
            <text:p>4</text:p>
          </table:table-cell>
          <table:table-cell table:formula="of:=DEC2BIN([.A244])" office:value-type="string" office:string-value="11110010" calcext:value-type="string">
            <text:p>11110010</text:p>
          </table:table-cell>
          <table:table-cell table:formula="of:=([.A244]-1)/([.A244]+1)" office:value-type="float" office:value="0.991769547325103" calcext:value-type="float">
            <text:p>0.991769547325103</text:p>
          </table:table-cell>
          <table:table-cell table:formula="of:=[.I244]+[.H244]" office:value-type="float" office:value="11110010.9917695" calcext:value-type="float">
            <text:p>11110010.9917695</text:p>
          </table:table-cell>
          <table:table-cell table:formula="of:=[.I244]/[.J244]" office:value-type="float" office:value="0.000000089268097759743" calcext:value-type="float">
            <text:p>8.9268097759743E-08</text:p>
          </table:table-cell>
          <table:table-cell table:formula="of:=[.I244]/[.J244]" office:value-type="float" office:value="0.000000089268097759743" calcext:value-type="float">
            <text:p>8.9268097759743E-08</text:p>
          </table:table-cell>
          <table:table-cell table:formula="of:=[.M243]+[.M242]" office:value-type="float" office:value="1.68083057059453E+050" calcext:value-type="float">
            <text:p>1.68083057059453E+050</text:p>
          </table:table-cell>
          <table:table-cell table:formula="of:=([.M244]-[.$O$2])/([.M244]+[.$O$2])" office:value-type="float" office:value="1" calcext:value-type="float">
            <text:p>1</text:p>
          </table:table-cell>
          <table:table-cell office:value-type="float" office:value="1571" calcext:value-type="float">
            <text:p>1571</text:p>
          </table:table-cell>
          <table:table-cell table:formula="of:=([.O244]-13)/([.O244]+13)" office:value-type="float" office:value="0.983585858585859" calcext:value-type="float">
            <text:p>0.983585858585859</text:p>
          </table:table-cell>
          <table:table-cell table:formula="of:=LOG([.O244])" office:value-type="float" office:value="3.19617618503997" calcext:value-type="float">
            <text:p>3.19617618503997</text:p>
          </table:table-cell>
          <table:table-cell office:value-type="float" office:value="0" calcext:value-type="float">
            <text:p>0</text:p>
          </table:table-cell>
          <table:table-cell office:value-type="float" office:value="9.25137861723908E-048" calcext:value-type="float">
            <text:p>9.25137861723908E-48</text:p>
          </table:table-cell>
          <table:table-cell office:value-type="float" office:value="0" calcext:value-type="float">
            <text:p>0</text:p>
          </table:table-cell>
          <table:table-cell table:formula="of:=FLOOR([.R244]*[.A244]+[.S244]*[.M244]+[.T244]*[.$O$2])+[.D244]+[.E244]" office:value-type="float" office:value="1571" calcext:value-type="float">
            <text:p>1571</text:p>
          </table:table-cell>
          <table:table-cell table:formula="of:=MOD([.X244]-13;13)" office:value-type="float" office:value="11" calcext:value-type="float">
            <text:p>11</text:p>
          </table:table-cell>
          <table:table-cell table:formula="of:=IF([.U244]=[.X244];&quot;success&quot;;&quot;next&quot;)" office:value-type="string" office:string-value="success" calcext:value-type="string">
            <text:p>success</text:p>
          </table:table-cell>
          <table:table-cell table:formula="of:=[.O244]" office:value-type="float" office:value="1571" calcext:value-type="float">
            <text:p>1571</text:p>
          </table:table-cell>
          <table:table-cell table:formula="of:=MOD([.X244];13*6)" office:value-type="float" office:value="11" calcext:value-type="float">
            <text:p>11</text:p>
          </table:table-cell>
          <table:table-cell table:number-columns-repeated="996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MOD([.A245];[.$O$2])" office:value-type="float" office:value="9" calcext:value-type="float">
            <text:p>9</text:p>
          </table:table-cell>
          <table:table-cell table:formula="of:=MOD([.A245];64)"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DEC2BIN([.E245])" office:value-type="string" office:string-value="1110" calcext:value-type="string">
            <text:p>1110</text:p>
          </table:table-cell>
          <table:table-cell table:formula="of:=BIN2HEX([.F245])" office:value-type="string" office:string-value="E" calcext:value-type="string">
            <text:p>E</text:p>
          </table:table-cell>
          <table:table-cell table:formula="of:=DEC2BIN([.A245])" office:value-type="string" office:string-value="11110011" calcext:value-type="string">
            <text:p>11110011</text:p>
          </table:table-cell>
          <table:table-cell table:formula="of:=([.A245]-1)/([.A245]+1)" office:value-type="float" office:value="0.991803278688525" calcext:value-type="float">
            <text:p>0.991803278688525</text:p>
          </table:table-cell>
          <table:table-cell table:formula="of:=[.I245]+[.H245]" office:value-type="float" office:value="11110011.9918033" calcext:value-type="float">
            <text:p>11110011.9918033</text:p>
          </table:table-cell>
          <table:table-cell table:formula="of:=[.I245]/[.J245]" office:value-type="float" office:value="0.0000000892711258475918" calcext:value-type="float">
            <text:p>8.92711258475918E-08</text:p>
          </table:table-cell>
          <table:table-cell table:formula="of:=[.I245]/[.J245]" office:value-type="float" office:value="0.0000000892711258475918" calcext:value-type="float">
            <text:p>8.92711258475918E-08</text:p>
          </table:table-cell>
          <table:table-cell table:formula="of:=[.M244]+[.M243]" office:value-type="float" office:value="2.71964099255183E+050" calcext:value-type="float">
            <text:p>2.71964099255183E+050</text:p>
          </table:table-cell>
          <table:table-cell table:formula="of:=([.M245]-[.$O$2])/([.M245]+[.$O$2])" office:value-type="float" office:value="1" calcext:value-type="float">
            <text:p>1</text:p>
          </table:table-cell>
          <table:table-cell office:value-type="float" office:value="1579" calcext:value-type="float">
            <text:p>1579</text:p>
          </table:table-cell>
          <table:table-cell table:formula="of:=([.O245]-13)/([.O245]+13)" office:value-type="float" office:value="0.983668341708543" calcext:value-type="float">
            <text:p>0.983668341708543</text:p>
          </table:table-cell>
          <table:table-cell table:formula="of:=LOG([.O245])" office:value-type="float" office:value="3.19838213000829" calcext:value-type="float">
            <text:p>3.19838213000829</text:p>
          </table:table-cell>
          <table:table-cell office:value-type="float" office:value="1" calcext:value-type="float">
            <text:p>1</text:p>
          </table:table-cell>
          <table:table-cell office:value-type="float" office:value="4.78739658493799E-048" calcext:value-type="float">
            <text:p>4.78739658493799E-48</text:p>
          </table:table-cell>
          <table:table-cell office:value-type="float" office:value="1" calcext:value-type="float">
            <text:p>1</text:p>
          </table:table-cell>
          <table:table-cell table:formula="of:=FLOOR([.R245]*[.A245]+[.S245]*[.M245]+[.T245]*[.$O$2])+[.D245]+[.E245]" office:value-type="float" office:value="1579" calcext:value-type="float">
            <text:p>1579</text:p>
          </table:table-cell>
          <table:table-cell table:formula="of:=MOD([.X245]-13;13)" office:value-type="float" office:value="6" calcext:value-type="float">
            <text:p>6</text:p>
          </table:table-cell>
          <table:table-cell table:formula="of:=IF([.U245]=[.X245];&quot;success&quot;;&quot;next&quot;)" office:value-type="string" office:string-value="success" calcext:value-type="string">
            <text:p>success</text:p>
          </table:table-cell>
          <table:table-cell table:formula="of:=[.O245]" office:value-type="float" office:value="1579" calcext:value-type="float">
            <text:p>1579</text:p>
          </table:table-cell>
          <table:table-cell table:formula="of:=MOD([.X245];13*6)" office:value-type="float" office:value="19" calcext:value-type="float">
            <text:p>19</text:p>
          </table:table-cell>
          <table:table-cell table:number-columns-repeated="996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MOD([.A246];[.$O$2])" office:value-type="float" office:value="10" calcext:value-type="float">
            <text:p>10</text:p>
          </table:table-cell>
          <table:table-cell table:formula="of:=MOD([.A246];64)"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DEC2BIN([.E246])" office:value-type="string" office:string-value="1000" calcext:value-type="string">
            <text:p>1000</text:p>
          </table:table-cell>
          <table:table-cell table:formula="of:=BIN2HEX([.F246])" office:value-type="string" office:string-value="8" calcext:value-type="string">
            <text:p>8</text:p>
          </table:table-cell>
          <table:table-cell table:formula="of:=DEC2BIN([.A246])" office:value-type="string" office:string-value="11110100" calcext:value-type="string">
            <text:p>11110100</text:p>
          </table:table-cell>
          <table:table-cell table:formula="of:=([.A246]-1)/([.A246]+1)" office:value-type="float" office:value="0.991836734693877" calcext:value-type="float">
            <text:p>0.991836734693877</text:p>
          </table:table-cell>
          <table:table-cell table:formula="of:=[.I246]+[.H246]" office:value-type="float" office:value="11110100.9918367" calcext:value-type="float">
            <text:p>11110100.9918367</text:p>
          </table:table-cell>
          <table:table-cell table:formula="of:=[.I246]/[.J246]" office:value-type="float" office:value="0.0000000892734220348348" calcext:value-type="float">
            <text:p>8.92734220348348E-08</text:p>
          </table:table-cell>
          <table:table-cell table:formula="of:=[.I246]/[.J246]" office:value-type="float" office:value="0.0000000892734220348348" calcext:value-type="float">
            <text:p>8.92734220348348E-08</text:p>
          </table:table-cell>
          <table:table-cell table:formula="of:=[.M245]+[.M244]" office:value-type="float" office:value="4.40047156314636E+050" calcext:value-type="float">
            <text:p>4.40047156314636E+050</text:p>
          </table:table-cell>
          <table:table-cell table:formula="of:=([.M246]-[.$O$2])/([.M246]+[.$O$2])" office:value-type="float" office:value="1" calcext:value-type="float">
            <text:p>1</text:p>
          </table:table-cell>
          <table:table-cell office:value-type="float" office:value="1583" calcext:value-type="float">
            <text:p>1583</text:p>
          </table:table-cell>
          <table:table-cell table:formula="of:=([.O246]-13)/([.O246]+13)" office:value-type="float" office:value="0.983709273182957" calcext:value-type="float">
            <text:p>0.983709273182957</text:p>
          </table:table-cell>
          <table:table-cell table:formula="of:=LOG([.O246])" office:value-type="float" office:value="3.19948091486236" calcext:value-type="float">
            <text:p>3.19948091486236</text:p>
          </table:table-cell>
          <table:table-cell office:value-type="float" office:value="0" calcext:value-type="float">
            <text:p>0</text:p>
          </table:table-cell>
          <table:table-cell office:value-type="float" office:value="3.57461689600216E-048" calcext:value-type="float">
            <text:p>3.57461689600216E-48</text:p>
          </table:table-cell>
          <table:table-cell office:value-type="float" office:value="0" calcext:value-type="float">
            <text:p>0</text:p>
          </table:table-cell>
          <table:table-cell table:formula="of:=FLOOR([.R246]*[.A246]+[.S246]*[.M246]+[.T246]*[.$O$2])+[.D246]+[.E246]" office:value-type="float" office:value="1583" calcext:value-type="float">
            <text:p>1583</text:p>
          </table:table-cell>
          <table:table-cell table:formula="of:=MOD([.X246]-13;13)" office:value-type="float" office:value="10" calcext:value-type="float">
            <text:p>10</text:p>
          </table:table-cell>
          <table:table-cell table:formula="of:=IF([.U246]=[.X246];&quot;success&quot;;&quot;next&quot;)" office:value-type="string" office:string-value="success" calcext:value-type="string">
            <text:p>success</text:p>
          </table:table-cell>
          <table:table-cell table:formula="of:=[.O246]" office:value-type="float" office:value="1583" calcext:value-type="float">
            <text:p>1583</text:p>
          </table:table-cell>
          <table:table-cell table:formula="of:=MOD([.X246];13*6)" office:value-type="float" office:value="23" calcext:value-type="float">
            <text:p>23</text:p>
          </table:table-cell>
          <table:table-cell table:number-columns-repeated="996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MOD([.A247];[.$O$2])" office:value-type="float" office:value="11" calcext:value-type="float">
            <text:p>11</text:p>
          </table:table-cell>
          <table:table-cell table:formula="of:=MOD([.A247];64)"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DEC2BIN([.E247])" office:value-type="string" office:string-value="1" calcext:value-type="string">
            <text:p>1</text:p>
          </table:table-cell>
          <table:table-cell table:formula="of:=BIN2HEX([.F247])" office:value-type="string" office:string-value="1" calcext:value-type="string">
            <text:p>1</text:p>
          </table:table-cell>
          <table:table-cell table:formula="of:=DEC2BIN([.A247])" office:value-type="string" office:string-value="11110101" calcext:value-type="string">
            <text:p>11110101</text:p>
          </table:table-cell>
          <table:table-cell table:formula="of:=([.A247]-1)/([.A247]+1)" office:value-type="float" office:value="0.991869918699187" calcext:value-type="float">
            <text:p>0.991869918699187</text:p>
          </table:table-cell>
          <table:table-cell table:formula="of:=[.I247]+[.H247]" office:value-type="float" office:value="11110101.9918699" calcext:value-type="float">
            <text:p>11110101.9918699</text:p>
          </table:table-cell>
          <table:table-cell table:formula="of:=[.I247]/[.J247]" office:value-type="float" office:value="0.0000000892764008309745" calcext:value-type="float">
            <text:p>8.92764008309745E-08</text:p>
          </table:table-cell>
          <table:table-cell table:formula="of:=[.I247]/[.J247]" office:value-type="float" office:value="0.0000000892764008309745" calcext:value-type="float">
            <text:p>8.92764008309745E-08</text:p>
          </table:table-cell>
          <table:table-cell table:formula="of:=[.M246]+[.M245]" office:value-type="float" office:value="7.12011255569819E+050" calcext:value-type="float">
            <text:p>7.12011255569819E+050</text:p>
          </table:table-cell>
          <table:table-cell table:formula="of:=([.M247]-[.$O$2])/([.M247]+[.$O$2])" office:value-type="float" office:value="1" calcext:value-type="float">
            <text:p>1</text:p>
          </table:table-cell>
          <table:table-cell office:value-type="float" office:value="1597" calcext:value-type="float">
            <text:p>1597</text:p>
          </table:table-cell>
          <table:table-cell table:formula="of:=([.O247]-13)/([.O247]+13)" office:value-type="float" office:value="0.983850931677019" calcext:value-type="float">
            <text:p>0.983850931677019</text:p>
          </table:table-cell>
          <table:table-cell table:formula="of:=LOG([.O247])" office:value-type="float" office:value="3.20330491613848" calcext:value-type="float">
            <text:p>3.20330491613848</text:p>
          </table:table-cell>
          <table:table-cell office:value-type="float" office:value="1" calcext:value-type="float">
            <text:p>1</text:p>
          </table:table-cell>
          <table:table-cell office:value-type="float" office:value="1.86513905449038E-048" calcext:value-type="float">
            <text:p>1.86513905449038E-48</text:p>
          </table:table-cell>
          <table:table-cell office:value-type="float" office:value="1" calcext:value-type="float">
            <text:p>1</text:p>
          </table:table-cell>
          <table:table-cell table:formula="of:=FLOOR([.R247]*[.A247]+[.S247]*[.M247]+[.T247]*[.$O$2])+[.D247]+[.E247]" office:value-type="float" office:value="1597" calcext:value-type="float">
            <text:p>1597</text:p>
          </table:table-cell>
          <table:table-cell table:formula="of:=MOD([.X247]-13;13)" office:value-type="float" office:value="11" calcext:value-type="float">
            <text:p>11</text:p>
          </table:table-cell>
          <table:table-cell table:formula="of:=IF([.U247]=[.X247];&quot;success&quot;;&quot;next&quot;)" office:value-type="string" office:string-value="success" calcext:value-type="string">
            <text:p>success</text:p>
          </table:table-cell>
          <table:table-cell table:formula="of:=[.O247]" office:value-type="float" office:value="1597" calcext:value-type="float">
            <text:p>1597</text:p>
          </table:table-cell>
          <table:table-cell table:formula="of:=MOD([.X247];13*6)" office:value-type="float" office:value="37" calcext:value-type="float">
            <text:p>37</text:p>
          </table:table-cell>
          <table:table-cell table:number-columns-repeated="996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MOD([.A248];[.$O$2])" office:value-type="float" office:value="12" calcext:value-type="float">
            <text:p>12</text:p>
          </table:table-cell>
          <table:table-cell table:formula="of:=MOD([.A248];64)"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DEC2BIN([.E248])" office:value-type="string" office:string-value="1001" calcext:value-type="string">
            <text:p>1001</text:p>
          </table:table-cell>
          <table:table-cell table:formula="of:=BIN2HEX([.F248])" office:value-type="string" office:string-value="9" calcext:value-type="string">
            <text:p>9</text:p>
          </table:table-cell>
          <table:table-cell table:formula="of:=DEC2BIN([.A248])" office:value-type="string" office:string-value="11110110" calcext:value-type="string">
            <text:p>11110110</text:p>
          </table:table-cell>
          <table:table-cell table:formula="of:=([.A248]-1)/([.A248]+1)" office:value-type="float" office:value="0.991902834008097" calcext:value-type="float">
            <text:p>0.991902834008097</text:p>
          </table:table-cell>
          <table:table-cell table:formula="of:=[.I248]+[.H248]" office:value-type="float" office:value="11110110.9919028" calcext:value-type="float">
            <text:p>11110110.9919028</text:p>
          </table:table-cell>
          <table:table-cell table:formula="of:=[.I248]/[.J248]" office:value-type="float" office:value="0.0000000892792911547874" calcext:value-type="float">
            <text:p>8.92792911547874E-08</text:p>
          </table:table-cell>
          <table:table-cell table:formula="of:=[.I248]/[.J248]" office:value-type="float" office:value="0.0000000892792911547874" calcext:value-type="float">
            <text:p>8.92792911547874E-08</text:p>
          </table:table-cell>
          <table:table-cell table:formula="of:=[.M247]+[.M246]" office:value-type="float" office:value="1.15205841188445E+051" calcext:value-type="float">
            <text:p>1.15205841188445E+051</text:p>
          </table:table-cell>
          <table:table-cell table:formula="of:=([.M248]-[.$O$2])/([.M248]+[.$O$2])" office:value-type="float" office:value="1" calcext:value-type="float">
            <text:p>1</text:p>
          </table:table-cell>
          <table:table-cell office:value-type="float" office:value="1601" calcext:value-type="float">
            <text:p>1601</text:p>
          </table:table-cell>
          <table:table-cell table:formula="of:=([.O248]-13)/([.O248]+13)" office:value-type="float" office:value="0.983890954151177" calcext:value-type="float">
            <text:p>0.983890954151177</text:p>
          </table:table-cell>
          <table:table-cell table:formula="of:=LOG([.O248])" office:value-type="float" office:value="3.2043913319193" calcext:value-type="float">
            <text:p>3.2043913319193</text:p>
          </table:table-cell>
          <table:table-cell office:value-type="float" office:value="0" calcext:value-type="float">
            <text:p>0</text:p>
          </table:table-cell>
          <table:table-cell office:value-type="float" office:value="1.37753431911851E-048" calcext:value-type="float">
            <text:p>1.37753431911851E-48</text:p>
          </table:table-cell>
          <table:table-cell office:value-type="float" office:value="0" calcext:value-type="float">
            <text:p>0</text:p>
          </table:table-cell>
          <table:table-cell table:formula="of:=FLOOR([.R248]*[.A248]+[.S248]*[.M248]+[.T248]*[.$O$2])+[.D248]+[.E248]" office:value-type="float" office:value="1601" calcext:value-type="float">
            <text:p>1601</text:p>
          </table:table-cell>
          <table:table-cell table:formula="of:=MOD([.X248]-13;13)" office:value-type="float" office:value="2" calcext:value-type="float">
            <text:p>2</text:p>
          </table:table-cell>
          <table:table-cell table:formula="of:=IF([.U248]=[.X248];&quot;success&quot;;&quot;next&quot;)" office:value-type="string" office:string-value="success" calcext:value-type="string">
            <text:p>success</text:p>
          </table:table-cell>
          <table:table-cell table:formula="of:=[.O248]" office:value-type="float" office:value="1601" calcext:value-type="float">
            <text:p>1601</text:p>
          </table:table-cell>
          <table:table-cell table:formula="of:=MOD([.X248];13*6)" office:value-type="float" office:value="41" calcext:value-type="float">
            <text:p>41</text:p>
          </table:table-cell>
          <table:table-cell table:number-columns-repeated="996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MOD([.A249];[.$O$2])" office:value-type="float" office:value="0" calcext:value-type="float">
            <text:p>0</text:p>
          </table:table-cell>
          <table:table-cell table:formula="of:=MOD([.A249];64)"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DEC2BIN([.E249])" office:value-type="string" office:string-value="0" calcext:value-type="string">
            <text:p>0</text:p>
          </table:table-cell>
          <table:table-cell table:formula="of:=BIN2HEX([.F249])" office:value-type="string" office:string-value="0" calcext:value-type="string">
            <text:p>0</text:p>
          </table:table-cell>
          <table:table-cell table:formula="of:=DEC2BIN([.A249])" office:value-type="string" office:string-value="11110111" calcext:value-type="string">
            <text:p>11110111</text:p>
          </table:table-cell>
          <table:table-cell table:formula="of:=([.A249]-1)/([.A249]+1)" office:value-type="float" office:value="0.991935483870968" calcext:value-type="float">
            <text:p>0.991935483870968</text:p>
          </table:table-cell>
          <table:table-cell table:formula="of:=[.I249]+[.H249]" office:value-type="float" office:value="11110111.9919355" calcext:value-type="float">
            <text:p>11110111.9919355</text:p>
          </table:table-cell>
          <table:table-cell table:formula="of:=[.I249]/[.J249]" office:value-type="float" office:value="0.0000000892822218705793" calcext:value-type="float">
            <text:p>8.92822218705793E-08</text:p>
          </table:table-cell>
          <table:table-cell table:formula="of:=[.I249]/[.J249]" office:value-type="float" office:value="0.0000000892822218705793" calcext:value-type="float">
            <text:p>8.92822218705793E-08</text:p>
          </table:table-cell>
          <table:table-cell table:formula="of:=[.M248]+[.M247]" office:value-type="float" office:value="1.86406966745427E+051" calcext:value-type="float">
            <text:p>1.86406966745427E+051</text:p>
          </table:table-cell>
          <table:table-cell table:formula="of:=([.M249]-[.$O$2])/([.M249]+[.$O$2])" office:value-type="float" office:value="1" calcext:value-type="float">
            <text:p>1</text:p>
          </table:table-cell>
          <table:table-cell office:value-type="float" office:value="1607" calcext:value-type="float">
            <text:p>1607</text:p>
          </table:table-cell>
          <table:table-cell table:formula="of:=([.O249]-13)/([.O249]+13)" office:value-type="float" office:value="0.983950617283951" calcext:value-type="float">
            <text:p>0.983950617283951</text:p>
          </table:table-cell>
          <table:table-cell table:formula="of:=LOG([.O249])" office:value-type="float" office:value="3.20601587676334" calcext:value-type="float">
            <text:p>3.20601587676334</text:p>
          </table:table-cell>
          <table:table-cell office:value-type="float" office:value="1" calcext:value-type="float">
            <text:p>1</text:p>
          </table:table-cell>
          <table:table-cell office:value-type="float" office:value="7.226124771611E-049" calcext:value-type="float">
            <text:p>7.226124771611E-49</text:p>
          </table:table-cell>
          <table:table-cell office:value-type="float" office:value="1" calcext:value-type="float">
            <text:p>1</text:p>
          </table:table-cell>
          <table:table-cell table:formula="of:=FLOOR([.R249]*[.A249]+[.S249]*[.M249]+[.T249]*[.$O$2])+[.D249]+[.E249]" office:value-type="float" office:value="1607" calcext:value-type="float">
            <text:p>1607</text:p>
          </table:table-cell>
          <table:table-cell table:formula="of:=MOD([.X249]-13;13)" office:value-type="float" office:value="8" calcext:value-type="float">
            <text:p>8</text:p>
          </table:table-cell>
          <table:table-cell table:formula="of:=IF([.U249]=[.X249];&quot;success&quot;;&quot;next&quot;)" office:value-type="string" office:string-value="success" calcext:value-type="string">
            <text:p>success</text:p>
          </table:table-cell>
          <table:table-cell table:formula="of:=[.O249]" office:value-type="float" office:value="1607" calcext:value-type="float">
            <text:p>1607</text:p>
          </table:table-cell>
          <table:table-cell table:formula="of:=MOD([.X249];13*6)" office:value-type="float" office:value="47" calcext:value-type="float">
            <text:p>47</text:p>
          </table:table-cell>
          <table:table-cell table:number-columns-repeated="996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MOD([.A250];[.$O$2])" office:value-type="float" office:value="1" calcext:value-type="float">
            <text:p>1</text:p>
          </table:table-cell>
          <table:table-cell table:formula="of:=MOD([.A250];64)"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DEC2BIN([.E250])" office:value-type="string" office:string-value="1001" calcext:value-type="string">
            <text:p>1001</text:p>
          </table:table-cell>
          <table:table-cell table:formula="of:=BIN2HEX([.F250])" office:value-type="string" office:string-value="9" calcext:value-type="string">
            <text:p>9</text:p>
          </table:table-cell>
          <table:table-cell table:formula="of:=DEC2BIN([.A250])" office:value-type="string" office:string-value="11111000" calcext:value-type="string">
            <text:p>11111000</text:p>
          </table:table-cell>
          <table:table-cell table:formula="of:=([.A250]-1)/([.A250]+1)" office:value-type="float" office:value="0.991967871485944" calcext:value-type="float">
            <text:p>0.991967871485944</text:p>
          </table:table-cell>
          <table:table-cell table:formula="of:=[.I250]+[.H250]" office:value-type="float" office:value="11111000.9919679" calcext:value-type="float">
            <text:p>11111000.9919679</text:p>
          </table:table-cell>
          <table:table-cell table:formula="of:=[.I250]/[.J250]" office:value-type="float" office:value="0.0000000892779932431863" calcext:value-type="float">
            <text:p>8.92779932431863E-08</text:p>
          </table:table-cell>
          <table:table-cell table:formula="of:=[.I250]/[.J250]" office:value-type="float" office:value="0.0000000892779932431863" calcext:value-type="float">
            <text:p>8.92779932431863E-08</text:p>
          </table:table-cell>
          <table:table-cell table:formula="of:=[.M249]+[.M248]" office:value-type="float" office:value="3.01612807933873E+051" calcext:value-type="float">
            <text:p>3.01612807933873E+051</text:p>
          </table:table-cell>
          <table:table-cell table:formula="of:=([.M250]-[.$O$2])/([.M250]+[.$O$2])" office:value-type="float" office:value="1" calcext:value-type="float">
            <text:p>1</text:p>
          </table:table-cell>
          <table:table-cell office:value-type="float" office:value="1609" calcext:value-type="float">
            <text:p>1609</text:p>
          </table:table-cell>
          <table:table-cell table:formula="of:=([.O250]-13)/([.O250]+13)" office:value-type="float" office:value="0.983970406905055" calcext:value-type="float">
            <text:p>0.983970406905055</text:p>
          </table:table-cell>
          <table:table-cell table:formula="of:=LOG([.O250])" office:value-type="float" office:value="3.20655604409903" calcext:value-type="float">
            <text:p>3.20655604409903</text:p>
          </table:table-cell>
          <table:table-cell office:value-type="float" office:value="0" calcext:value-type="float">
            <text:p>0</text:p>
          </table:table-cell>
          <table:table-cell office:value-type="float" office:value="5.27829043768274E-049" calcext:value-type="float">
            <text:p>5.27829043768274E-49</text:p>
          </table:table-cell>
          <table:table-cell office:value-type="float" office:value="0" calcext:value-type="float">
            <text:p>0</text:p>
          </table:table-cell>
          <table:table-cell table:formula="of:=FLOOR([.R250]*[.A250]+[.S250]*[.M250]+[.T250]*[.$O$2])+[.D250]+[.E250]" office:value-type="float" office:value="1609" calcext:value-type="float">
            <text:p>1609</text:p>
          </table:table-cell>
          <table:table-cell table:formula="of:=MOD([.X250]-13;13)" office:value-type="float" office:value="10" calcext:value-type="float">
            <text:p>10</text:p>
          </table:table-cell>
          <table:table-cell table:formula="of:=IF([.U250]=[.X250];&quot;success&quot;;&quot;next&quot;)" office:value-type="string" office:string-value="success" calcext:value-type="string">
            <text:p>success</text:p>
          </table:table-cell>
          <table:table-cell table:formula="of:=[.O250]" office:value-type="float" office:value="1609" calcext:value-type="float">
            <text:p>1609</text:p>
          </table:table-cell>
          <table:table-cell table:formula="of:=MOD([.X250];13*6)" office:value-type="float" office:value="49" calcext:value-type="float">
            <text:p>49</text:p>
          </table:table-cell>
          <table:table-cell table:number-columns-repeated="996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MOD([.A251];[.$O$2])" office:value-type="float" office:value="2" calcext:value-type="float">
            <text:p>2</text:p>
          </table:table-cell>
          <table:table-cell table:formula="of:=MOD([.A251];64)"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DEC2BIN([.E251])" office:value-type="string" office:string-value="1" calcext:value-type="string">
            <text:p>1</text:p>
          </table:table-cell>
          <table:table-cell table:formula="of:=BIN2HEX([.F251])" office:value-type="string" office:string-value="1" calcext:value-type="string">
            <text:p>1</text:p>
          </table:table-cell>
          <table:table-cell table:formula="of:=DEC2BIN([.A251])" office:value-type="string" office:string-value="11111001" calcext:value-type="string">
            <text:p>11111001</text:p>
          </table:table-cell>
          <table:table-cell table:formula="of:=([.A251]-1)/([.A251]+1)" office:value-type="float" office:value="0.992" calcext:value-type="float">
            <text:p>0.992</text:p>
          </table:table-cell>
          <table:table-cell table:formula="of:=[.I251]+[.H251]" office:value-type="float" office:value="11111001.992" calcext:value-type="float">
            <text:p>11111001.992</text:p>
          </table:table-cell>
          <table:table-cell table:formula="of:=[.I251]/[.J251]" office:value-type="float" office:value="0.0000000892808768024924" calcext:value-type="float">
            <text:p>8.92808768024924E-08</text:p>
          </table:table-cell>
          <table:table-cell table:formula="of:=[.I251]/[.J251]" office:value-type="float" office:value="0.0000000892808768024924" calcext:value-type="float">
            <text:p>8.92808768024924E-08</text:p>
          </table:table-cell>
          <table:table-cell table:formula="of:=[.M250]+[.M249]" office:value-type="float" office:value="4.880197746793E+051" calcext:value-type="float">
            <text:p>4.880197746793E+051</text:p>
          </table:table-cell>
          <table:table-cell table:formula="of:=([.M251]-[.$O$2])/([.M251]+[.$O$2])" office:value-type="float" office:value="1" calcext:value-type="float">
            <text:p>1</text:p>
          </table:table-cell>
          <table:table-cell office:value-type="float" office:value="1613" calcext:value-type="float">
            <text:p>1613</text:p>
          </table:table-cell>
          <table:table-cell table:formula="of:=([.O251]-13)/([.O251]+13)" office:value-type="float" office:value="0.984009840098401" calcext:value-type="float">
            <text:p>0.984009840098401</text:p>
          </table:table-cell>
          <table:table-cell table:formula="of:=LOG([.O251])" office:value-type="float" office:value="3.20763436738896" calcext:value-type="float">
            <text:p>3.20763436738896</text:p>
          </table:table-cell>
          <table:table-cell office:value-type="float" office:value="1" calcext:value-type="float">
            <text:p>1</text:p>
          </table:table-cell>
          <table:table-cell office:value-type="float" office:value="2.76013405580783E-049" calcext:value-type="float">
            <text:p>2.76013405580783E-49</text:p>
          </table:table-cell>
          <table:table-cell office:value-type="float" office:value="1" calcext:value-type="float">
            <text:p>1</text:p>
          </table:table-cell>
          <table:table-cell table:formula="of:=FLOOR([.R251]*[.A251]+[.S251]*[.M251]+[.T251]*[.$O$2])+[.D251]+[.E251]" office:value-type="float" office:value="1613" calcext:value-type="float">
            <text:p>1613</text:p>
          </table:table-cell>
          <table:table-cell table:formula="of:=MOD([.X251]-13;13)" office:value-type="float" office:value="1" calcext:value-type="float">
            <text:p>1</text:p>
          </table:table-cell>
          <table:table-cell table:formula="of:=IF([.U251]=[.X251];&quot;success&quot;;&quot;next&quot;)" office:value-type="string" office:string-value="success" calcext:value-type="string">
            <text:p>success</text:p>
          </table:table-cell>
          <table:table-cell table:formula="of:=[.O251]" office:value-type="float" office:value="1613" calcext:value-type="float">
            <text:p>1613</text:p>
          </table:table-cell>
          <table:table-cell table:formula="of:=MOD([.X251];13*6)" office:value-type="float" office:value="53" calcext:value-type="float">
            <text:p>53</text:p>
          </table:table-cell>
          <table:table-cell table:number-columns-repeated="996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MOD([.A252];[.$O$2])" office:value-type="float" office:value="3" calcext:value-type="float">
            <text:p>3</text:p>
          </table:table-cell>
          <table:table-cell table:formula="of:=MOD([.A252];64)"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DEC2BIN([.E252])" office:value-type="string" office:string-value="1000" calcext:value-type="string">
            <text:p>1000</text:p>
          </table:table-cell>
          <table:table-cell table:formula="of:=BIN2HEX([.F252])" office:value-type="string" office:string-value="8" calcext:value-type="string">
            <text:p>8</text:p>
          </table:table-cell>
          <table:table-cell table:formula="of:=DEC2BIN([.A252])" office:value-type="string" office:string-value="11111010" calcext:value-type="string">
            <text:p>11111010</text:p>
          </table:table-cell>
          <table:table-cell table:formula="of:=([.A252]-1)/([.A252]+1)" office:value-type="float" office:value="0.99203187250996" calcext:value-type="float">
            <text:p>0.99203187250996</text:p>
          </table:table-cell>
          <table:table-cell table:formula="of:=[.I252]+[.H252]" office:value-type="float" office:value="11111010.9920319" calcext:value-type="float">
            <text:p>11111010.9920319</text:p>
          </table:table-cell>
          <table:table-cell table:formula="of:=[.I252]/[.J252]" office:value-type="float" office:value="0.0000000892836730358186" calcext:value-type="float">
            <text:p>8.92836730358186E-08</text:p>
          </table:table-cell>
          <table:table-cell table:formula="of:=[.I252]/[.J252]" office:value-type="float" office:value="0.0000000892836730358186" calcext:value-type="float">
            <text:p>8.92836730358186E-08</text:p>
          </table:table-cell>
          <table:table-cell table:formula="of:=[.M251]+[.M250]" office:value-type="float" office:value="7.89632582613173E+051" calcext:value-type="float">
            <text:p>7.89632582613173E+051</text:p>
          </table:table-cell>
          <table:table-cell table:formula="of:=([.M252]-[.$O$2])/([.M252]+[.$O$2])" office:value-type="float" office:value="1" calcext:value-type="float">
            <text:p>1</text:p>
          </table:table-cell>
          <table:table-cell office:value-type="float" office:value="1619" calcext:value-type="float">
            <text:p>1619</text:p>
          </table:table-cell>
          <table:table-cell table:formula="of:=([.O252]-13)/([.O252]+13)" office:value-type="float" office:value="0.98406862745098" calcext:value-type="float">
            <text:p>0.98406862745098</text:p>
          </table:table-cell>
          <table:table-cell table:formula="of:=LOG([.O252])" office:value-type="float" office:value="3.20924684875337" calcext:value-type="float">
            <text:p>3.20924684875337</text:p>
          </table:table-cell>
          <table:table-cell office:value-type="float" office:value="0" calcext:value-type="float">
            <text:p>0</text:p>
          </table:table-cell>
          <table:table-cell office:value-type="float" office:value="2.02625883889572E-049" calcext:value-type="float">
            <text:p>2.02625883889572E-49</text:p>
          </table:table-cell>
          <table:table-cell office:value-type="float" office:value="0" calcext:value-type="float">
            <text:p>0</text:p>
          </table:table-cell>
          <table:table-cell table:formula="of:=FLOOR([.R252]*[.A252]+[.S252]*[.M252]+[.T252]*[.$O$2])+[.D252]+[.E252]" office:value-type="float" office:value="1619" calcext:value-type="float">
            <text:p>1619</text:p>
          </table:table-cell>
          <table:table-cell table:formula="of:=MOD([.X252]-13;13)" office:value-type="float" office:value="7" calcext:value-type="float">
            <text:p>7</text:p>
          </table:table-cell>
          <table:table-cell table:formula="of:=IF([.U252]=[.X252];&quot;success&quot;;&quot;next&quot;)" office:value-type="string" office:string-value="success" calcext:value-type="string">
            <text:p>success</text:p>
          </table:table-cell>
          <table:table-cell table:formula="of:=[.O252]" office:value-type="float" office:value="1619" calcext:value-type="float">
            <text:p>1619</text:p>
          </table:table-cell>
          <table:table-cell table:formula="of:=MOD([.X252];13*6)" office:value-type="float" office:value="59" calcext:value-type="float">
            <text:p>59</text:p>
          </table:table-cell>
          <table:table-cell table:number-columns-repeated="996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MOD([.A253];[.$O$2])" office:value-type="float" office:value="4" calcext:value-type="float">
            <text:p>4</text:p>
          </table:table-cell>
          <table:table-cell table:formula="of:=MOD([.A253];64)"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DEC2BIN([.E253])" office:value-type="string" office:string-value="10" calcext:value-type="string">
            <text:p>10</text:p>
          </table:table-cell>
          <table:table-cell table:formula="of:=BIN2HEX([.F253])" office:value-type="string" office:string-value="2" calcext:value-type="string">
            <text:p>2</text:p>
          </table:table-cell>
          <table:table-cell table:formula="of:=DEC2BIN([.A253])" office:value-type="string" office:string-value="11111011" calcext:value-type="string">
            <text:p>11111011</text:p>
          </table:table-cell>
          <table:table-cell table:formula="of:=([.A253]-1)/([.A253]+1)" office:value-type="float" office:value="0.992063492063492" calcext:value-type="float">
            <text:p>0.992063492063492</text:p>
          </table:table-cell>
          <table:table-cell table:formula="of:=[.I253]+[.H253]" office:value-type="float" office:value="11111011.9920635" calcext:value-type="float">
            <text:p>11111011.9920635</text:p>
          </table:table-cell>
          <table:table-cell table:formula="of:=[.I253]/[.J253]" office:value-type="float" office:value="0.0000000892865107851666" calcext:value-type="float">
            <text:p>8.92865107851666E-08</text:p>
          </table:table-cell>
          <table:table-cell table:formula="of:=[.I253]/[.J253]" office:value-type="float" office:value="0.0000000892865107851666" calcext:value-type="float">
            <text:p>8.92865107851666E-08</text:p>
          </table:table-cell>
          <table:table-cell table:formula="of:=[.M252]+[.M251]" office:value-type="float" office:value="1.27765235729247E+052" calcext:value-type="float">
            <text:p>1.27765235729247E+052</text:p>
          </table:table-cell>
          <table:table-cell table:formula="of:=([.M253]-[.$O$2])/([.M253]+[.$O$2])" office:value-type="float" office:value="1" calcext:value-type="float">
            <text:p>1</text:p>
          </table:table-cell>
          <table:table-cell office:value-type="float" office:value="1621" calcext:value-type="float">
            <text:p>1621</text:p>
          </table:table-cell>
          <table:table-cell table:formula="of:=([.O253]-13)/([.O253]+13)" office:value-type="float" office:value="0.984088127294982" calcext:value-type="float">
            <text:p>0.984088127294982</text:p>
          </table:table-cell>
          <table:table-cell table:formula="of:=LOG([.O253])" office:value-type="float" office:value="3.20978301484851" calcext:value-type="float">
            <text:p>3.20978301484851</text:p>
          </table:table-cell>
          <table:table-cell office:value-type="float" office:value="1" calcext:value-type="float">
            <text:p>1</text:p>
          </table:table-cell>
          <table:table-cell office:value-type="float" office:value="1.05584276685305E-049" calcext:value-type="float">
            <text:p>1.05584276685305E-49</text:p>
          </table:table-cell>
          <table:table-cell office:value-type="float" office:value="1" calcext:value-type="float">
            <text:p>1</text:p>
          </table:table-cell>
          <table:table-cell table:formula="of:=FLOOR([.R253]*[.A253]+[.S253]*[.M253]+[.T253]*[.$O$2])+[.D253]+[.E253]" office:value-type="float" office:value="1621" calcext:value-type="float">
            <text:p>1621</text:p>
          </table:table-cell>
          <table:table-cell table:formula="of:=MOD([.X253]-13;13)" office:value-type="float" office:value="9" calcext:value-type="float">
            <text:p>9</text:p>
          </table:table-cell>
          <table:table-cell table:formula="of:=IF([.U253]=[.X253];&quot;success&quot;;&quot;next&quot;)" office:value-type="string" office:string-value="success" calcext:value-type="string">
            <text:p>success</text:p>
          </table:table-cell>
          <table:table-cell table:formula="of:=[.O253]" office:value-type="float" office:value="1621" calcext:value-type="float">
            <text:p>1621</text:p>
          </table:table-cell>
          <table:table-cell table:formula="of:=MOD([.X253];13*6)" office:value-type="float" office:value="61" calcext:value-type="float">
            <text:p>61</text:p>
          </table:table-cell>
          <table:table-cell table:number-columns-repeated="996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MOD([.A254];[.$O$2])" office:value-type="float" office:value="5" calcext:value-type="float">
            <text:p>5</text:p>
          </table:table-cell>
          <table:table-cell table:formula="of:=MOD([.A254];64)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DEC2BIN([.E254])" office:value-type="string" office:string-value="100" calcext:value-type="string">
            <text:p>100</text:p>
          </table:table-cell>
          <table:table-cell table:formula="of:=BIN2HEX([.F254])" office:value-type="string" office:string-value="4" calcext:value-type="string">
            <text:p>4</text:p>
          </table:table-cell>
          <table:table-cell table:formula="of:=DEC2BIN([.A254])" office:value-type="string" office:string-value="11111100" calcext:value-type="string">
            <text:p>11111100</text:p>
          </table:table-cell>
          <table:table-cell table:formula="of:=([.A254]-1)/([.A254]+1)" office:value-type="float" office:value="0.992094861660079" calcext:value-type="float">
            <text:p>0.992094861660079</text:p>
          </table:table-cell>
          <table:table-cell table:formula="of:=[.I254]+[.H254]" office:value-type="float" office:value="11111100.9920949" calcext:value-type="float">
            <text:p>11111100.9920949</text:p>
          </table:table-cell>
          <table:table-cell table:formula="of:=[.I254]/[.J254]" office:value-type="float" office:value="0.0000000892886188655758" calcext:value-type="float">
            <text:p>8.92886188655758E-08</text:p>
          </table:table-cell>
          <table:table-cell table:formula="of:=[.I254]/[.J254]" office:value-type="float" office:value="0.0000000892886188655758" calcext:value-type="float">
            <text:p>8.92886188655758E-08</text:p>
          </table:table-cell>
          <table:table-cell table:formula="of:=[.M253]+[.M252]" office:value-type="float" office:value="2.06728493990565E+052" calcext:value-type="float">
            <text:p>2.06728493990565E+052</text:p>
          </table:table-cell>
          <table:table-cell table:formula="of:=([.M254]-[.$O$2])/([.M254]+[.$O$2])" office:value-type="float" office:value="1" calcext:value-type="float">
            <text:p>1</text:p>
          </table:table-cell>
          <table:table-cell office:value-type="float" office:value="1627" calcext:value-type="float">
            <text:p>1627</text:p>
          </table:table-cell>
          <table:table-cell table:formula="of:=([.O254]-13)/([.O254]+13)" office:value-type="float" office:value="0.984146341463415" calcext:value-type="float">
            <text:p>0.984146341463415</text:p>
          </table:table-cell>
          <table:table-cell table:formula="of:=LOG([.O254])" office:value-type="float" office:value="3.21138755293686" calcext:value-type="float">
            <text:p>3.21138755293686</text:p>
          </table:table-cell>
          <table:table-cell office:value-type="float" office:value="0" calcext:value-type="float">
            <text:p>0</text:p>
          </table:table-cell>
          <table:table-cell office:value-type="float" office:value="7.84603984042002E-050" calcext:value-type="float">
            <text:p>7.84603984042002E-50</text:p>
          </table:table-cell>
          <table:table-cell office:value-type="float" office:value="0" calcext:value-type="float">
            <text:p>0</text:p>
          </table:table-cell>
          <table:table-cell table:formula="of:=FLOOR([.R254]*[.A254]+[.S254]*[.M254]+[.T254]*[.$O$2])+[.D254]+[.E254]" office:value-type="float" office:value="1627" calcext:value-type="float">
            <text:p>1627</text:p>
          </table:table-cell>
          <table:table-cell table:formula="of:=MOD([.X254]-13;13)" office:value-type="float" office:value="2" calcext:value-type="float">
            <text:p>2</text:p>
          </table:table-cell>
          <table:table-cell table:formula="of:=IF([.U254]=[.X254];&quot;success&quot;;&quot;next&quot;)" office:value-type="string" office:string-value="success" calcext:value-type="string">
            <text:p>success</text:p>
          </table:table-cell>
          <table:table-cell table:formula="of:=[.O254]" office:value-type="float" office:value="1627" calcext:value-type="float">
            <text:p>1627</text:p>
          </table:table-cell>
          <table:table-cell table:formula="of:=MOD([.X254];13*6)" office:value-type="float" office:value="67" calcext:value-type="float">
            <text:p>67</text:p>
          </table:table-cell>
          <table:table-cell table:number-columns-repeated="996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MOD([.A255];[.$O$2])" office:value-type="float" office:value="6" calcext:value-type="float">
            <text:p>6</text:p>
          </table:table-cell>
          <table:table-cell table:formula="of:=MOD([.A255];64)"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formula="of:=DEC2BIN([.E255])" office:value-type="string" office:string-value="1111" calcext:value-type="string">
            <text:p>1111</text:p>
          </table:table-cell>
          <table:table-cell table:formula="of:=BIN2HEX([.F255])" office:value-type="string" office:string-value="F" calcext:value-type="string">
            <text:p>F</text:p>
          </table:table-cell>
          <table:table-cell table:formula="of:=DEC2BIN([.A255])" office:value-type="string" office:string-value="11111101" calcext:value-type="string">
            <text:p>11111101</text:p>
          </table:table-cell>
          <table:table-cell table:formula="of:=([.A255]-1)/([.A255]+1)" office:value-type="float" office:value="0.992125984251969" calcext:value-type="float">
            <text:p>0.992125984251969</text:p>
          </table:table-cell>
          <table:table-cell table:formula="of:=[.I255]+[.H255]" office:value-type="float" office:value="11111101.992126" calcext:value-type="float">
            <text:p>11111101.992126</text:p>
          </table:table-cell>
          <table:table-cell table:formula="of:=[.I255]/[.J255]" office:value-type="float" office:value="0.0000000892914118649123" calcext:value-type="float">
            <text:p>8.92914118649123E-08</text:p>
          </table:table-cell>
          <table:table-cell table:formula="of:=[.I255]/[.J255]" office:value-type="float" office:value="0.0000000892914118649123" calcext:value-type="float">
            <text:p>8.92914118649123E-08</text:p>
          </table:table-cell>
          <table:table-cell table:formula="of:=[.M254]+[.M253]" office:value-type="float" office:value="3.34493729719812E+052" calcext:value-type="float">
            <text:p>3.34493729719812E+052</text:p>
          </table:table-cell>
          <table:table-cell table:formula="of:=([.M255]-[.$O$2])/([.M255]+[.$O$2])" office:value-type="float" office:value="1" calcext:value-type="float">
            <text:p>1</text:p>
          </table:table-cell>
          <table:table-cell office:value-type="float" office:value="1637" calcext:value-type="float">
            <text:p>1637</text:p>
          </table:table-cell>
          <table:table-cell table:formula="of:=([.O255]-13)/([.O255]+13)" office:value-type="float" office:value="0.984242424242424" calcext:value-type="float">
            <text:p>0.984242424242424</text:p>
          </table:table-cell>
          <table:table-cell table:formula="of:=LOG([.O255])" office:value-type="float" office:value="3.21404867941194" calcext:value-type="float">
            <text:p>3.21404867941194</text:p>
          </table:table-cell>
          <table:table-cell office:value-type="float" office:value="1" calcext:value-type="float">
            <text:p>1</text:p>
          </table:table-cell>
          <table:table-cell office:value-type="float" office:value="4.02698131629646E-050" calcext:value-type="float">
            <text:p>4.02698131629646E-50</text:p>
          </table:table-cell>
          <table:table-cell office:value-type="float" office:value="1" calcext:value-type="float">
            <text:p>1</text:p>
          </table:table-cell>
          <table:table-cell table:formula="of:=FLOOR([.R255]*[.A255]+[.S255]*[.M255]+[.T255]*[.$O$2])+[.D255]+[.E255]" office:value-type="float" office:value="1637" calcext:value-type="float">
            <text:p>1637</text:p>
          </table:table-cell>
          <table:table-cell table:formula="of:=MOD([.X255]-13;13)" office:value-type="float" office:value="12" calcext:value-type="float">
            <text:p>12</text:p>
          </table:table-cell>
          <table:table-cell table:formula="of:=IF([.U255]=[.X255];&quot;success&quot;;&quot;next&quot;)" office:value-type="string" office:string-value="success" calcext:value-type="string">
            <text:p>success</text:p>
          </table:table-cell>
          <table:table-cell table:formula="of:=[.O255]" office:value-type="float" office:value="1637" calcext:value-type="float">
            <text:p>1637</text:p>
          </table:table-cell>
          <table:table-cell table:formula="of:=MOD([.X255];13*6)" office:value-type="float" office:value="77" calcext:value-type="float">
            <text:p>77</text:p>
          </table:table-cell>
          <table:table-cell table:number-columns-repeated="996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MOD([.A256];[.$O$2])" office:value-type="float" office:value="7" calcext:value-type="float">
            <text:p>7</text:p>
          </table:table-cell>
          <table:table-cell table:formula="of:=MOD([.A256];64)"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DEC2BIN([.E256])" office:value-type="string" office:string-value="11" calcext:value-type="string">
            <text:p>11</text:p>
          </table:table-cell>
          <table:table-cell table:formula="of:=BIN2HEX([.F256])" office:value-type="string" office:string-value="3" calcext:value-type="string">
            <text:p>3</text:p>
          </table:table-cell>
          <table:table-cell table:formula="of:=DEC2BIN([.A256])" office:value-type="string" office:string-value="11111110" calcext:value-type="string">
            <text:p>11111110</text:p>
          </table:table-cell>
          <table:table-cell table:formula="of:=([.A256]-1)/([.A256]+1)" office:value-type="float" office:value="0.992156862745098" calcext:value-type="float">
            <text:p>0.992156862745098</text:p>
          </table:table-cell>
          <table:table-cell table:formula="of:=[.I256]+[.H256]" office:value-type="float" office:value="11111110.9921569" calcext:value-type="float">
            <text:p>11111110.9921569</text:p>
          </table:table-cell>
          <table:table-cell table:formula="of:=[.I256]/[.J256]" office:value-type="float" office:value="0.0000000892941186030312" calcext:value-type="float">
            <text:p>8.92941186030312E-08</text:p>
          </table:table-cell>
          <table:table-cell table:formula="of:=[.I256]/[.J256]" office:value-type="float" office:value="0.0000000892941186030312" calcext:value-type="float">
            <text:p>8.92941186030312E-08</text:p>
          </table:table-cell>
          <table:table-cell table:formula="of:=[.M255]+[.M254]" office:value-type="float" office:value="5.41222223710376E+052" calcext:value-type="float">
            <text:p>5.41222223710376E+052</text:p>
          </table:table-cell>
          <table:table-cell table:formula="of:=([.M256]-[.$O$2])/([.M256]+[.$O$2])" office:value-type="float" office:value="1" calcext:value-type="float">
            <text:p>1</text:p>
          </table:table-cell>
          <table:table-cell office:value-type="float" office:value="1657" calcext:value-type="float">
            <text:p>1657</text:p>
          </table:table-cell>
          <table:table-cell table:formula="of:=([.O256]-13)/([.O256]+13)" office:value-type="float" office:value="0.984431137724551" calcext:value-type="float">
            <text:p>0.984431137724551</text:p>
          </table:table-cell>
          <table:table-cell table:formula="of:=LOG([.O256])" office:value-type="float" office:value="3.21932250841934" calcext:value-type="float">
            <text:p>3.21932250841934</text:p>
          </table:table-cell>
          <table:table-cell office:value-type="float" office:value="0" calcext:value-type="float">
            <text:p>0</text:p>
          </table:table-cell>
          <table:table-cell office:value-type="float" office:value="3.04865529853586E-050" calcext:value-type="float">
            <text:p>3.04865529853586E-50</text:p>
          </table:table-cell>
          <table:table-cell office:value-type="float" office:value="0" calcext:value-type="float">
            <text:p>0</text:p>
          </table:table-cell>
          <table:table-cell table:formula="of:=FLOOR([.R256]*[.A256]+[.S256]*[.M256]+[.T256]*[.$O$2])+[.D256]+[.E256]" office:value-type="float" office:value="1657" calcext:value-type="float">
            <text:p>1657</text:p>
          </table:table-cell>
          <table:table-cell table:formula="of:=MOD([.X256]-13;13)" office:value-type="float" office:value="6" calcext:value-type="float">
            <text:p>6</text:p>
          </table:table-cell>
          <table:table-cell table:formula="of:=IF([.U256]=[.X256];&quot;success&quot;;&quot;next&quot;)" office:value-type="string" office:string-value="success" calcext:value-type="string">
            <text:p>success</text:p>
          </table:table-cell>
          <table:table-cell table:formula="of:=[.O256]" office:value-type="float" office:value="1657" calcext:value-type="float">
            <text:p>1657</text:p>
          </table:table-cell>
          <table:table-cell table:formula="of:=MOD([.X256];13*6)" office:value-type="float" office:value="19" calcext:value-type="float">
            <text:p>19</text:p>
          </table:table-cell>
          <table:table-cell table:number-columns-repeated="996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MOD([.A257];[.$O$2])" office:value-type="float" office:value="8" calcext:value-type="float">
            <text:p>8</text:p>
          </table:table-cell>
          <table:table-cell table:formula="of:=MOD([.A257];64)"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DEC2BIN([.E257])" office:value-type="string" office:string-value="100" calcext:value-type="string">
            <text:p>100</text:p>
          </table:table-cell>
          <table:table-cell table:formula="of:=BIN2HEX([.F257])" office:value-type="string" office:string-value="4" calcext:value-type="string">
            <text:p>4</text:p>
          </table:table-cell>
          <table:table-cell table:formula="of:=DEC2BIN([.A257])" office:value-type="string" office:string-value="11111111" calcext:value-type="string">
            <text:p>11111111</text:p>
          </table:table-cell>
          <table:table-cell table:formula="of:=([.A257]-1)/([.A257]+1)" office:value-type="float" office:value="0.9921875" calcext:value-type="float">
            <text:p>0.9921875</text:p>
          </table:table-cell>
          <table:table-cell table:formula="of:=[.I257]+[.H257]" office:value-type="float" office:value="11111111.9921875" calcext:value-type="float">
            <text:p>11111111.9921875</text:p>
          </table:table-cell>
          <table:table-cell table:formula="of:=[.I257]/[.J257]" office:value-type="float" office:value="0.0000000892968679190374" calcext:value-type="float">
            <text:p>8.92968679190374E-08</text:p>
          </table:table-cell>
          <table:table-cell table:formula="of:=[.I257]/[.J257]" office:value-type="float" office:value="0.0000000892968679190374" calcext:value-type="float">
            <text:p>8.92968679190374E-08</text:p>
          </table:table-cell>
          <table:table-cell table:formula="of:=[.M256]+[.M255]" office:value-type="float" office:value="8.75715953430188E+052" calcext:value-type="float">
            <text:p>8.75715953430188E+052</text:p>
          </table:table-cell>
          <table:table-cell table:formula="of:=([.M257]-[.$O$2])/([.M257]+[.$O$2])" office:value-type="float" office:value="1" calcext:value-type="float">
            <text:p>1</text:p>
          </table:table-cell>
          <table:table-cell office:value-type="float" office:value="1663" calcext:value-type="float">
            <text:p>1663</text:p>
          </table:table-cell>
          <table:table-cell table:formula="of:=([.O257]-13)/([.O257]+13)" office:value-type="float" office:value="0.984486873508353" calcext:value-type="float">
            <text:p>0.984486873508353</text:p>
          </table:table-cell>
          <table:table-cell table:formula="of:=LOG([.O257])" office:value-type="float" office:value="3.22089224921952" calcext:value-type="float">
            <text:p>3.22089224921952</text:p>
          </table:table-cell>
          <table:table-cell office:value-type="float" office:value="1" calcext:value-type="float">
            <text:p>1</text:p>
          </table:table-cell>
          <table:table-cell office:value-type="float" office:value="1.57471151986948E-050" calcext:value-type="float">
            <text:p>1.57471151986948E-50</text:p>
          </table:table-cell>
          <table:table-cell office:value-type="float" office:value="1" calcext:value-type="float">
            <text:p>1</text:p>
          </table:table-cell>
          <table:table-cell table:formula="of:=FLOOR([.R257]*[.A257]+[.S257]*[.M257]+[.T257]*[.$O$2])+[.D257]+[.E257]" office:value-type="float" office:value="1663" calcext:value-type="float">
            <text:p>1663</text:p>
          </table:table-cell>
          <table:table-cell table:formula="of:=MOD([.X257]-13;13)" office:value-type="float" office:value="12" calcext:value-type="float">
            <text:p>12</text:p>
          </table:table-cell>
          <table:table-cell table:formula="of:=IF([.U257]=[.X257];&quot;success&quot;;&quot;next&quot;)" office:value-type="string" office:string-value="success" calcext:value-type="string">
            <text:p>success</text:p>
          </table:table-cell>
          <table:table-cell table:formula="of:=[.O257]" office:value-type="float" office:value="1663" calcext:value-type="float">
            <text:p>1663</text:p>
          </table:table-cell>
          <table:table-cell table:formula="of:=MOD([.X257];13*6)" office:value-type="float" office:value="25" calcext:value-type="float">
            <text:p>25</text:p>
          </table:table-cell>
          <table:table-cell table:number-columns-repeated="996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MOD([.A258];[.$O$2])" office:value-type="float" office:value="9" calcext:value-type="float">
            <text:p>9</text:p>
          </table:table-cell>
          <table:table-cell table:formula="of:=MOD([.A258];64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DEC2BIN([.E258])" office:value-type="string" office:string-value="1110" calcext:value-type="string">
            <text:p>1110</text:p>
          </table:table-cell>
          <table:table-cell table:formula="of:=BIN2HEX([.F258])" office:value-type="string" office:string-value="E" calcext:value-type="string">
            <text:p>E</text:p>
          </table:table-cell>
          <table:table-cell table:formula="of:=DEC2BIN([.A258])" office:value-type="string" office:string-value="100000000" calcext:value-type="string">
            <text:p>100000000</text:p>
          </table:table-cell>
          <table:table-cell table:formula="of:=([.A258]-1)/([.A258]+1)" office:value-type="float" office:value="0.992217898832685" calcext:value-type="float">
            <text:p>0.992217898832685</text:p>
          </table:table-cell>
          <table:table-cell table:formula="of:=[.I258]+[.H258]" office:value-type="float" office:value="100000000.992218" calcext:value-type="float">
            <text:p>100000000.992218</text:p>
          </table:table-cell>
          <table:table-cell table:formula="of:=[.I258]/[.J258]" office:value-type="float" office:value="0.00000000992217888987721" calcext:value-type="float">
            <text:p>9.92217888987721E-09</text:p>
          </table:table-cell>
          <table:table-cell table:formula="of:=[.I258]/[.J258]" office:value-type="float" office:value="0.00000000992217888987721" calcext:value-type="float">
            <text:p>9.92217888987721E-09</text:p>
          </table:table-cell>
          <table:table-cell table:formula="of:=[.M257]+[.M256]" office:value-type="float" office:value="1.41693817714056E+053" calcext:value-type="float">
            <text:p>1.41693817714056E+053</text:p>
          </table:table-cell>
          <table:table-cell table:formula="of:=([.M258]-[.$O$2])/([.M258]+[.$O$2])" office:value-type="float" office:value="1" calcext:value-type="float">
            <text:p>1</text:p>
          </table:table-cell>
          <table:table-cell office:value-type="float" office:value="1667" calcext:value-type="float">
            <text:p>1667</text:p>
          </table:table-cell>
          <table:table-cell table:formula="of:=([.O258]-13)/([.O258]+13)" office:value-type="float" office:value="0.98452380952381" calcext:value-type="float">
            <text:p>0.98452380952381</text:p>
          </table:table-cell>
          <table:table-cell table:formula="of:=LOG([.O258])" office:value-type="float" office:value="3.22193559982801" calcext:value-type="float">
            <text:p>3.22193559982801</text:p>
          </table:table-cell>
          <table:table-cell office:value-type="float" office:value="0" calcext:value-type="float">
            <text:p>0</text:p>
          </table:table-cell>
          <table:table-cell office:value-type="float" office:value="1.16165971568477E-050" calcext:value-type="float">
            <text:p>1.16165971568477E-50</text:p>
          </table:table-cell>
          <table:table-cell office:value-type="float" office:value="0" calcext:value-type="float">
            <text:p>0</text:p>
          </table:table-cell>
          <table:table-cell table:formula="of:=FLOOR([.R258]*[.A258]+[.S258]*[.M258]+[.T258]*[.$O$2])+[.D258]+[.E258]" office:value-type="float" office:value="1667" calcext:value-type="float">
            <text:p>1667</text:p>
          </table:table-cell>
          <table:table-cell table:formula="of:=MOD([.X258]-13;13)" office:value-type="float" office:value="3" calcext:value-type="float">
            <text:p>3</text:p>
          </table:table-cell>
          <table:table-cell table:formula="of:=IF([.U258]=[.X258];&quot;success&quot;;&quot;next&quot;)" office:value-type="string" office:string-value="success" calcext:value-type="string">
            <text:p>success</text:p>
          </table:table-cell>
          <table:table-cell table:formula="of:=[.O258]" office:value-type="float" office:value="1667" calcext:value-type="float">
            <text:p>1667</text:p>
          </table:table-cell>
          <table:table-cell table:formula="of:=MOD([.X258];13*6)" office:value-type="float" office:value="29" calcext:value-type="float">
            <text:p>29</text:p>
          </table:table-cell>
          <table:table-cell table:number-columns-repeated="996"/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MOD([.A259];[.$O$2])" office:value-type="float" office:value="10" calcext:value-type="float">
            <text:p>10</text:p>
          </table:table-cell>
          <table:table-cell table:formula="of:=MOD([.A259];64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DEC2BIN([.E259])" office:value-type="string" office:string-value="1000" calcext:value-type="string">
            <text:p>1000</text:p>
          </table:table-cell>
          <table:table-cell table:formula="of:=BIN2HEX([.F259])" office:value-type="string" office:string-value="8" calcext:value-type="string">
            <text:p>8</text:p>
          </table:table-cell>
          <table:table-cell table:formula="of:=DEC2BIN([.A259])" office:value-type="string" office:string-value="100000001" calcext:value-type="string">
            <text:p>100000001</text:p>
          </table:table-cell>
          <table:table-cell table:formula="of:=([.A259]-1)/([.A259]+1)" office:value-type="float" office:value="0.992248062015504" calcext:value-type="float">
            <text:p>0.992248062015504</text:p>
          </table:table-cell>
          <table:table-cell table:formula="of:=[.I259]+[.H259]" office:value-type="float" office:value="100000001.992248" calcext:value-type="float">
            <text:p>100000001.992248</text:p>
          </table:table-cell>
          <table:table-cell table:formula="of:=[.I259]/[.J259]" office:value-type="float" office:value="0.00000000992248042247461" calcext:value-type="float">
            <text:p>9.92248042247461E-09</text:p>
          </table:table-cell>
          <table:table-cell table:formula="of:=[.I259]/[.J259]" office:value-type="float" office:value="0.00000000992248042247461" calcext:value-type="float">
            <text:p>9.92248042247461E-09</text:p>
          </table:table-cell>
          <table:table-cell table:formula="of:=[.M258]+[.M257]" office:value-type="float" office:value="2.29265413057075E+053" calcext:value-type="float">
            <text:p>2.29265413057075E+053</text:p>
          </table:table-cell>
          <table:table-cell table:formula="of:=([.M259]-[.$O$2])/([.M259]+[.$O$2])" office:value-type="float" office:value="1" calcext:value-type="float">
            <text:p>1</text:p>
          </table:table-cell>
          <table:table-cell office:value-type="float" office:value="1669" calcext:value-type="float">
            <text:p>1669</text:p>
          </table:table-cell>
          <table:table-cell table:formula="of:=([.O259]-13)/([.O259]+13)" office:value-type="float" office:value="0.984542211652794" calcext:value-type="float">
            <text:p>0.984542211652794</text:p>
          </table:table-cell>
          <table:table-cell table:formula="of:=LOG([.O259])" office:value-type="float" office:value="3.22245633667925" calcext:value-type="float">
            <text:p>3.22245633667925</text:p>
          </table:table-cell>
          <table:table-cell office:value-type="float" office:value="1" calcext:value-type="float">
            <text:p>1</text:p>
          </table:table-cell>
          <table:table-cell office:value-type="float" office:value="6.05848035025768E-051" calcext:value-type="float">
            <text:p>6.05848035025768E-51</text:p>
          </table:table-cell>
          <table:table-cell office:value-type="float" office:value="1" calcext:value-type="float">
            <text:p>1</text:p>
          </table:table-cell>
          <table:table-cell table:formula="of:=FLOOR([.R259]*[.A259]+[.S259]*[.M259]+[.T259]*[.$O$2])+[.D259]+[.E259]" office:value-type="float" office:value="1669" calcext:value-type="float">
            <text:p>1669</text:p>
          </table:table-cell>
          <table:table-cell table:formula="of:=MOD([.X259]-13;13)" office:value-type="float" office:value="5" calcext:value-type="float">
            <text:p>5</text:p>
          </table:table-cell>
          <table:table-cell table:formula="of:=IF([.U259]=[.X259];&quot;success&quot;;&quot;next&quot;)" office:value-type="string" office:string-value="success" calcext:value-type="string">
            <text:p>success</text:p>
          </table:table-cell>
          <table:table-cell table:formula="of:=[.O259]" office:value-type="float" office:value="1669" calcext:value-type="float">
            <text:p>1669</text:p>
          </table:table-cell>
          <table:table-cell table:formula="of:=MOD([.X259];13*6)" office:value-type="float" office:value="31" calcext:value-type="float">
            <text:p>31</text:p>
          </table:table-cell>
          <table:table-cell table:number-columns-repeated="996"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MOD([.A260];[.$O$2])" office:value-type="float" office:value="11" calcext:value-type="float">
            <text:p>11</text:p>
          </table:table-cell>
          <table:table-cell table:formula="of:=MOD([.A260];64)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DEC2BIN([.E260])" office:value-type="string" office:string-value="1" calcext:value-type="string">
            <text:p>1</text:p>
          </table:table-cell>
          <table:table-cell table:formula="of:=BIN2HEX([.F260])" office:value-type="string" office:string-value="1" calcext:value-type="string">
            <text:p>1</text:p>
          </table:table-cell>
          <table:table-cell table:formula="of:=DEC2BIN([.A260])" office:value-type="string" office:string-value="100000010" calcext:value-type="string">
            <text:p>100000010</text:p>
          </table:table-cell>
          <table:table-cell table:formula="of:=([.A260]-1)/([.A260]+1)" office:value-type="float" office:value="0.992277992277992" calcext:value-type="float">
            <text:p>0.992277992277992</text:p>
          </table:table-cell>
          <table:table-cell table:formula="of:=[.I260]+[.H260]" office:value-type="float" office:value="100000010.992278" calcext:value-type="float">
            <text:p>100000010.992278</text:p>
          </table:table-cell>
          <table:table-cell table:formula="of:=[.I260]/[.J260]" office:value-type="float" office:value="0.00000000992277883204049" calcext:value-type="float">
            <text:p>9.92277883204049E-09</text:p>
          </table:table-cell>
          <table:table-cell table:formula="of:=[.I260]/[.J260]" office:value-type="float" office:value="0.00000000992277883204049" calcext:value-type="float">
            <text:p>9.92277883204049E-09</text:p>
          </table:table-cell>
          <table:table-cell table:formula="of:=[.M259]+[.M258]" office:value-type="float" office:value="3.70959230771132E+053" calcext:value-type="float">
            <text:p>3.70959230771132E+053</text:p>
          </table:table-cell>
          <table:table-cell table:formula="of:=([.M260]-[.$O$2])/([.M260]+[.$O$2])" office:value-type="float" office:value="1" calcext:value-type="float">
            <text:p>1</text:p>
          </table:table-cell>
          <table:table-cell office:value-type="float" office:value="1693" calcext:value-type="float">
            <text:p>1693</text:p>
          </table:table-cell>
          <table:table-cell table:formula="of:=([.O260]-13)/([.O260]+13)" office:value-type="float" office:value="0.984759671746776" calcext:value-type="float">
            <text:p>0.984759671746776</text:p>
          </table:table-cell>
          <table:table-cell table:formula="of:=LOG([.O260])" office:value-type="float" office:value="3.22865695810893" calcext:value-type="float">
            <text:p>3.22865695810893</text:p>
          </table:table-cell>
          <table:table-cell office:value-type="float" office:value="0" calcext:value-type="float">
            <text:p>0</text:p>
          </table:table-cell>
          <table:table-cell office:value-type="float" office:value="4.53419098509435E-051" calcext:value-type="float">
            <text:p>4.53419098509435E-51</text:p>
          </table:table-cell>
          <table:table-cell office:value-type="float" office:value="0" calcext:value-type="float">
            <text:p>0</text:p>
          </table:table-cell>
          <table:table-cell table:formula="of:=FLOOR([.R260]*[.A260]+[.S260]*[.M260]+[.T260]*[.$O$2])+[.D260]+[.E260]" office:value-type="float" office:value="1693" calcext:value-type="float">
            <text:p>1693</text:p>
          </table:table-cell>
          <table:table-cell table:formula="of:=MOD([.X260]-13;13)" office:value-type="float" office:value="3" calcext:value-type="float">
            <text:p>3</text:p>
          </table:table-cell>
          <table:table-cell table:formula="of:=IF([.U260]=[.X260];&quot;success&quot;;&quot;next&quot;)" office:value-type="string" office:string-value="success" calcext:value-type="string">
            <text:p>success</text:p>
          </table:table-cell>
          <table:table-cell table:formula="of:=[.O260]" office:value-type="float" office:value="1693" calcext:value-type="float">
            <text:p>1693</text:p>
          </table:table-cell>
          <table:table-cell table:formula="of:=MOD([.X260];13*6)" office:value-type="float" office:value="55" calcext:value-type="float">
            <text:p>55</text:p>
          </table:table-cell>
          <table:table-cell table:number-columns-repeated="99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MOD([.A261];[.$O$2])" office:value-type="float" office:value="12" calcext:value-type="float">
            <text:p>12</text:p>
          </table:table-cell>
          <table:table-cell table:formula="of:=MOD([.A261];64)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DEC2BIN([.E261])" office:value-type="string" office:string-value="1001" calcext:value-type="string">
            <text:p>1001</text:p>
          </table:table-cell>
          <table:table-cell table:formula="of:=BIN2HEX([.F261])" office:value-type="string" office:string-value="9" calcext:value-type="string">
            <text:p>9</text:p>
          </table:table-cell>
          <table:table-cell table:formula="of:=DEC2BIN([.A261])" office:value-type="string" office:string-value="100000011" calcext:value-type="string">
            <text:p>100000011</text:p>
          </table:table-cell>
          <table:table-cell table:formula="of:=([.A261]-1)/([.A261]+1)" office:value-type="float" office:value="0.992307692307692" calcext:value-type="float">
            <text:p>0.992307692307692</text:p>
          </table:table-cell>
          <table:table-cell table:formula="of:=[.I261]+[.H261]" office:value-type="float" office:value="100000011.992308" calcext:value-type="float">
            <text:p>100000011.992308</text:p>
          </table:table-cell>
          <table:table-cell table:formula="of:=[.I261]/[.J261]" office:value-type="float" office:value="0.00000000992307573307115" calcext:value-type="float">
            <text:p>9.92307573307115E-09</text:p>
          </table:table-cell>
          <table:table-cell table:formula="of:=[.I261]/[.J261]" office:value-type="float" office:value="0.00000000992307573307115" calcext:value-type="float">
            <text:p>9.92307573307115E-09</text:p>
          </table:table-cell>
          <table:table-cell table:formula="of:=[.M260]+[.M259]" office:value-type="float" office:value="6.00224643828207E+053" calcext:value-type="float">
            <text:p>6.00224643828207E+053</text:p>
          </table:table-cell>
          <table:table-cell table:formula="of:=([.M261]-[.$O$2])/([.M261]+[.$O$2])" office:value-type="float" office:value="1" calcext:value-type="float">
            <text:p>1</text:p>
          </table:table-cell>
          <table:table-cell office:value-type="float" office:value="1697" calcext:value-type="float">
            <text:p>1697</text:p>
          </table:table-cell>
          <table:table-cell table:formula="of:=([.O261]-13)/([.O261]+13)" office:value-type="float" office:value="0.984795321637427" calcext:value-type="float">
            <text:p>0.984795321637427</text:p>
          </table:table-cell>
          <table:table-cell table:formula="of:=LOG([.O261])" office:value-type="float" office:value="3.22968184231768" calcext:value-type="float">
            <text:p>3.22968184231768</text:p>
          </table:table-cell>
          <table:table-cell office:value-type="float" office:value="1" calcext:value-type="float">
            <text:p>1</text:p>
          </table:table-cell>
          <table:table-cell table:formula="of:=(FLOOR([.$O$2]-[.R261]*[.A261]-[.T261]*[.$O$2])-[.D261]-[.E261])/[.M261]" office:value-type="float" office:value="-4.54829708855034E-052" calcext:value-type="float">
            <text:p>-4.54829708855034E-52</text:p>
          </table:table-cell>
          <table:table-cell office:value-type="float" office:value="1" calcext:value-type="float">
            <text:p>1</text:p>
          </table:table-cell>
          <table:table-cell table:formula="of:=FLOOR([.R261]*[.A261]+[.S261]*[.M261]+[.T261]*[.$O$2])+[.D261]+[.E261]" office:value-type="float" office:value="13" calcext:value-type="float">
            <text:p>13</text:p>
          </table:table-cell>
          <table:table-cell table:formula="of:=MOD([.X261]-13;13)" office:value-type="float" office:value="7" calcext:value-type="float">
            <text:p>7</text:p>
          </table:table-cell>
          <table:table-cell table:formula="of:=IF([.U261]=[.X261];&quot;success&quot;;&quot;next&quot;)" office:value-type="string" office:string-value="next" calcext:value-type="string">
            <text:p>next</text:p>
          </table:table-cell>
          <table:table-cell table:formula="of:=[.O261]" office:value-type="float" office:value="1697" calcext:value-type="float">
            <text:p>1697</text:p>
          </table:table-cell>
          <table:table-cell table:formula="of:=MOD([.X261];13*6)" office:value-type="float" office:value="59" calcext:value-type="float">
            <text:p>59</text:p>
          </table:table-cell>
          <table:table-cell table:number-columns-repeated="996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MOD([.A262];[.$O$2])" office:value-type="float" office:value="0" calcext:value-type="float">
            <text:p>0</text:p>
          </table:table-cell>
          <table:table-cell table:formula="of:=MOD([.A262];64)" office:value-type="float" office:value="4" calcext:value-type="float">
            <text:p>4</text:p>
          </table:table-cell>
          <table:table-cell table:number-columns-repeated="11"/>
          <table:table-cell office:value-type="float" office:value="1699" calcext:value-type="float">
            <text:p>1699</text:p>
          </table:table-cell>
          <table:table-cell table:formula="of:=([.O262]-13)/([.O262]+13)" office:value-type="float" office:value="0.98481308411215" calcext:value-type="float">
            <text:p>0.98481308411215</text:p>
          </table:table-cell>
          <table:table-cell table:formula="of:=LOG([.O262])" office:value-type="float" office:value="3.23019337886905" calcext:value-type="float">
            <text:p>3.23019337886905</text:p>
          </table:table-cell>
          <table:table-cell office:value-type="float" office:value="0" calcext:value-type="float">
            <text:p>0</text:p>
          </table:table-cell>
          <table:table-cell table:formula="of:=(FLOOR([.$O$2]-[.R262]*[.A262]-[.T262]*[.$O$2])-[.D262]-[.E262])/[.M262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formula="of:=FLOOR([.R262]*[.A262]+[.S262]*[.M262]+[.T262]*[.$O$2])+[.D262]+[.E262]" office:value-type="string" office:string-value="" calcext:value-type="error">
            <text:p>#DIV/0!</text:p>
          </table:table-cell>
          <table:table-cell table:formula="of:=MOD([.X262]-13;13)" office:value-type="float" office:value="9" calcext:value-type="float">
            <text:p>9</text:p>
          </table:table-cell>
          <table:table-cell table:formula="of:=IF([.U262]=[.X262];&quot;success&quot;;&quot;next&quot;)" office:value-type="string" office:string-value="" calcext:value-type="error">
            <text:p>#DIV/0!</text:p>
          </table:table-cell>
          <table:table-cell table:formula="of:=[.O262]" office:value-type="float" office:value="1699" calcext:value-type="float">
            <text:p>1699</text:p>
          </table:table-cell>
          <table:table-cell table:formula="of:=MOD([.X262];13*6)" office:value-type="float" office:value="61" calcext:value-type="float">
            <text:p>61</text:p>
          </table:table-cell>
          <table:table-cell table:number-columns-repeated="996"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MOD([.A263];[.$O$2])" office:value-type="float" office:value="1" calcext:value-type="float">
            <text:p>1</text:p>
          </table:table-cell>
          <table:table-cell table:formula="of:=MOD([.A263];64)" office:value-type="float" office:value="5" calcext:value-type="float">
            <text:p>5</text:p>
          </table:table-cell>
          <table:table-cell table:number-columns-repeated="11"/>
          <table:table-cell office:value-type="float" office:value="1709" calcext:value-type="float">
            <text:p>1709</text:p>
          </table:table-cell>
          <table:table-cell table:formula="of:=([.O263]-13)/([.O263]+13)" office:value-type="float" office:value="0.984901277584204" calcext:value-type="float">
            <text:p>0.984901277584204</text:p>
          </table:table-cell>
          <table:table-cell table:formula="of:=LOG([.O263])" office:value-type="float" office:value="3.23274206272074" calcext:value-type="float">
            <text:p>3.23274206272074</text:p>
          </table:table-cell>
          <table:table-cell office:value-type="float" office:value="1" calcext:value-type="float">
            <text:p>1</text:p>
          </table:table-cell>
          <table:table-cell table:formula="of:=(FLOOR([.$O$2]-[.R263]*[.A263]-[.T263]*[.$O$2])-[.D263]-[.E263])/[.M263]" office:value-type="string" office:string-value="" calcext:value-type="error">
            <text:p>#DIV/0!</text:p>
          </table:table-cell>
          <table:table-cell office:value-type="float" office:value="1" calcext:value-type="float">
            <text:p>1</text:p>
          </table:table-cell>
          <table:table-cell table:formula="of:=FLOOR([.R263]*[.A263]+[.S263]*[.M263]+[.T263]*[.$O$2])+[.D263]+[.E263]" office:value-type="string" office:string-value="" calcext:value-type="error">
            <text:p>#DIV/0!</text:p>
          </table:table-cell>
          <table:table-cell table:formula="of:=MOD([.X263]-13;13)" office:value-type="float" office:value="6" calcext:value-type="float">
            <text:p>6</text:p>
          </table:table-cell>
          <table:table-cell table:formula="of:=IF([.U263]=[.X263];&quot;success&quot;;&quot;next&quot;)" office:value-type="string" office:string-value="" calcext:value-type="error">
            <text:p>#DIV/0!</text:p>
          </table:table-cell>
          <table:table-cell table:formula="of:=[.O263]" office:value-type="float" office:value="1709" calcext:value-type="float">
            <text:p>1709</text:p>
          </table:table-cell>
          <table:table-cell table:formula="of:=MOD([.X263];13*6)" office:value-type="float" office:value="71" calcext:value-type="float">
            <text:p>71</text:p>
          </table:table-cell>
          <table:table-cell table:number-columns-repeated="996"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MOD([.A264];[.$O$2])" office:value-type="float" office:value="2" calcext:value-type="float">
            <text:p>2</text:p>
          </table:table-cell>
          <table:table-cell table:formula="of:=MOD([.A264];64)" office:value-type="float" office:value="6" calcext:value-type="float">
            <text:p>6</text:p>
          </table:table-cell>
          <table:table-cell table:number-columns-repeated="11"/>
          <table:table-cell office:value-type="float" office:value="1721" calcext:value-type="float">
            <text:p>1721</text:p>
          </table:table-cell>
          <table:table-cell table:formula="of:=([.O264]-13)/([.O264]+13)" office:value-type="float" office:value="0.985005767012687" calcext:value-type="float">
            <text:p>0.985005767012687</text:p>
          </table:table-cell>
          <table:table-cell table:formula="of:=LOG([.O264])" office:value-type="float" office:value="3.23578087032756" calcext:value-type="float">
            <text:p>3.23578087032756</text:p>
          </table:table-cell>
          <table:table-cell office:value-type="float" office:value="0" calcext:value-type="float">
            <text:p>0</text:p>
          </table:table-cell>
          <table:table-cell table:formula="of:=(FLOOR([.$O$2]-[.R264]*[.A264]-[.T264]*[.$O$2])-[.D264]-[.E264])/[.M264]" office:value-type="string" office:string-value="" calcext:value-type="error">
            <text:p>#DIV/0!</text:p>
          </table:table-cell>
          <table:table-cell table:number-columns-repeated="4"/>
          <table:table-cell table:formula="of:=[.O264]" office:value-type="float" office:value="1721" calcext:value-type="float">
            <text:p>1721</text:p>
          </table:table-cell>
          <table:table-cell table:formula="of:=MOD([.X264];13*6)" office:value-type="float" office:value="5" calcext:value-type="float">
            <text:p>5</text:p>
          </table:table-cell>
          <table:table-cell table:number-columns-repeated="996"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MOD([.A265];[.$O$2])" office:value-type="float" office:value="3" calcext:value-type="float">
            <text:p>3</text:p>
          </table:table-cell>
          <table:table-cell table:formula="of:=MOD([.A265];64)" office:value-type="float" office:value="7" calcext:value-type="float">
            <text:p>7</text:p>
          </table:table-cell>
          <table:table-cell table:number-columns-repeated="11"/>
          <table:table-cell office:value-type="float" office:value="1723" calcext:value-type="float">
            <text:p>1723</text:p>
          </table:table-cell>
          <table:table-cell table:formula="of:=([.O265]-13)/([.O265]+13)" office:value-type="float" office:value="0.985023041474654" calcext:value-type="float">
            <text:p>0.985023041474654</text:p>
          </table:table-cell>
          <table:table-cell table:formula="of:=LOG([.O265])" office:value-type="float" office:value="3.23628527744803" calcext:value-type="float">
            <text:p>3.23628527744803</text:p>
          </table:table-cell>
          <table:table-cell office:value-type="float" office:value="1" calcext:value-type="float">
            <text:p>1</text:p>
          </table:table-cell>
          <table:table-cell table:formula="of:=(FLOOR([.$O$2]-[.R265]*[.A265]-[.T265]*[.$O$2])-[.D265]-[.E265])/[.M265]" office:value-type="string" office:string-value="" calcext:value-type="error">
            <text:p>#DIV/0!</text:p>
          </table:table-cell>
          <table:table-cell table:number-columns-repeated="4"/>
          <table:table-cell table:formula="of:=[.O265]" office:value-type="float" office:value="1723" calcext:value-type="float">
            <text:p>1723</text:p>
          </table:table-cell>
          <table:table-cell table:formula="of:=MOD([.X265];13*6)" office:value-type="float" office:value="7" calcext:value-type="float">
            <text:p>7</text:p>
          </table:table-cell>
          <table:table-cell table:number-columns-repeated="996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MOD([.A266];[.$O$2])" office:value-type="float" office:value="4" calcext:value-type="float">
            <text:p>4</text:p>
          </table:table-cell>
          <table:table-cell table:formula="of:=MOD([.A266];64)" office:value-type="float" office:value="8" calcext:value-type="float">
            <text:p>8</text:p>
          </table:table-cell>
          <table:table-cell table:number-columns-repeated="11"/>
          <table:table-cell office:value-type="float" office:value="1733" calcext:value-type="float">
            <text:p>1733</text:p>
          </table:table-cell>
          <table:table-cell table:formula="of:=([.O266]-13)/([.O266]+13)" office:value-type="float" office:value="0.985108820160367" calcext:value-type="float">
            <text:p>0.985108820160367</text:p>
          </table:table-cell>
          <table:table-cell table:formula="of:=LOG([.O266])" office:value-type="float" office:value="3.23879856271392" calcext:value-type="float">
            <text:p>3.23879856271392</text:p>
          </table:table-cell>
          <table:table-cell office:value-type="float" office:value="0" calcext:value-type="float">
            <text:p>0</text:p>
          </table:table-cell>
          <table:table-cell table:formula="of:=(FLOOR([.$O$2]-[.R266]*[.A266]-[.T266]*[.$O$2])-[.D266]-[.E266])/[.M266]" office:value-type="string" office:string-value="" calcext:value-type="error">
            <text:p>#DIV/0!</text:p>
          </table:table-cell>
          <table:table-cell table:number-columns-repeated="4"/>
          <table:table-cell table:formula="of:=[.O266]" office:value-type="float" office:value="1733" calcext:value-type="float">
            <text:p>1733</text:p>
          </table:table-cell>
          <table:table-cell table:formula="of:=MOD([.X266];13*6)" office:value-type="float" office:value="17" calcext:value-type="float">
            <text:p>17</text:p>
          </table:table-cell>
          <table:table-cell table:number-columns-repeated="996"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MOD([.A267];[.$O$2])" office:value-type="float" office:value="5" calcext:value-type="float">
            <text:p>5</text:p>
          </table:table-cell>
          <table:table-cell table:formula="of:=MOD([.A267];64)" office:value-type="float" office:value="9" calcext:value-type="float">
            <text:p>9</text:p>
          </table:table-cell>
          <table:table-cell table:number-columns-repeated="11"/>
          <table:table-cell office:value-type="float" office:value="1741" calcext:value-type="float">
            <text:p>1741</text:p>
          </table:table-cell>
          <table:table-cell table:formula="of:=([.O267]-13)/([.O267]+13)" office:value-type="float" office:value="0.985176738882554" calcext:value-type="float">
            <text:p>0.985176738882554</text:p>
          </table:table-cell>
          <table:table-cell table:formula="of:=LOG([.O267])" office:value-type="float" office:value="3.24079877111733" calcext:value-type="float">
            <text:p>3.24079877111733</text:p>
          </table:table-cell>
          <table:table-cell office:value-type="float" office:value="1" calcext:value-type="float">
            <text:p>1</text:p>
          </table:table-cell>
          <table:table-cell table:formula="of:=(FLOOR([.$O$2]-[.R267]*[.A267]-[.T267]*[.$O$2])-[.D267]-[.E267])/[.M267]" office:value-type="string" office:string-value="" calcext:value-type="error">
            <text:p>#DIV/0!</text:p>
          </table:table-cell>
          <table:table-cell table:number-columns-repeated="4"/>
          <table:table-cell table:formula="of:=[.O267]" office:value-type="float" office:value="1741" calcext:value-type="float">
            <text:p>1741</text:p>
          </table:table-cell>
          <table:table-cell table:formula="of:=MOD([.X267];13*6)" office:value-type="float" office:value="25" calcext:value-type="float">
            <text:p>25</text:p>
          </table:table-cell>
          <table:table-cell table:number-columns-repeated="996"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MOD([.A268];[.$O$2])" office:value-type="float" office:value="6" calcext:value-type="float">
            <text:p>6</text:p>
          </table:table-cell>
          <table:table-cell table:formula="of:=MOD([.A268];64)" office:value-type="float" office:value="10" calcext:value-type="float">
            <text:p>10</text:p>
          </table:table-cell>
          <table:table-cell table:number-columns-repeated="11"/>
          <table:table-cell office:value-type="float" office:value="1747" calcext:value-type="float">
            <text:p>1747</text:p>
          </table:table-cell>
          <table:table-cell table:formula="of:=([.O268]-13)/([.O268]+13)" office:value-type="float" office:value="0.985227272727273" calcext:value-type="float">
            <text:p>0.985227272727273</text:p>
          </table:table-cell>
          <table:table-cell table:formula="of:=LOG([.O268])" office:value-type="float" office:value="3.24229290498293" calcext:value-type="float">
            <text:p>3.24229290498293</text:p>
          </table:table-cell>
          <table:table-cell office:value-type="float" office:value="0" calcext:value-type="float">
            <text:p>0</text:p>
          </table:table-cell>
          <table:table-cell table:formula="of:=(FLOOR([.$O$2]-[.R268]*[.A268]-[.T268]*[.$O$2])-[.D268]-[.E268])/[.M268]" office:value-type="string" office:string-value="" calcext:value-type="error">
            <text:p>#DIV/0!</text:p>
          </table:table-cell>
          <table:table-cell table:number-columns-repeated="4"/>
          <table:table-cell table:formula="of:=[.O268]" office:value-type="float" office:value="1747" calcext:value-type="float">
            <text:p>1747</text:p>
          </table:table-cell>
          <table:table-cell table:formula="of:=MOD([.X268];13*6)" office:value-type="float" office:value="31" calcext:value-type="float">
            <text:p>31</text:p>
          </table:table-cell>
          <table:table-cell table:number-columns-repeated="996"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MOD([.A269];[.$O$2])" office:value-type="float" office:value="7" calcext:value-type="float">
            <text:p>7</text:p>
          </table:table-cell>
          <table:table-cell table:formula="of:=MOD([.A269];64)" office:value-type="float" office:value="11" calcext:value-type="float">
            <text:p>11</text:p>
          </table:table-cell>
          <table:table-cell table:number-columns-repeated="11"/>
          <table:table-cell office:value-type="float" office:value="1753" calcext:value-type="float">
            <text:p>1753</text:p>
          </table:table-cell>
          <table:table-cell table:formula="of:=([.O269]-13)/([.O269]+13)" office:value-type="float" office:value="0.985277463193658" calcext:value-type="float">
            <text:p>0.985277463193658</text:p>
          </table:table-cell>
          <table:table-cell table:formula="of:=LOG([.O269])" office:value-type="float" office:value="3.24378191609379" calcext:value-type="float">
            <text:p>3.24378191609379</text:p>
          </table:table-cell>
          <table:table-cell office:value-type="float" office:value="1" calcext:value-type="float">
            <text:p>1</text:p>
          </table:table-cell>
          <table:table-cell table:formula="of:=(FLOOR([.$O$2]-[.R269]*[.A269]-[.T269]*[.$O$2])-[.D269]-[.E269])/[.M269]" office:value-type="string" office:string-value="" calcext:value-type="error">
            <text:p>#DIV/0!</text:p>
          </table:table-cell>
          <table:table-cell table:number-columns-repeated="4"/>
          <table:table-cell table:formula="of:=[.O269]" office:value-type="float" office:value="1753" calcext:value-type="float">
            <text:p>1753</text:p>
          </table:table-cell>
          <table:table-cell table:formula="of:=MOD([.X269];13*6)" office:value-type="float" office:value="37" calcext:value-type="float">
            <text:p>37</text:p>
          </table:table-cell>
          <table:table-cell table:number-columns-repeated="996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MOD([.A270];[.$O$2])" office:value-type="float" office:value="8" calcext:value-type="float">
            <text:p>8</text:p>
          </table:table-cell>
          <table:table-cell table:formula="of:=MOD([.A270];64)" office:value-type="float" office:value="12" calcext:value-type="float">
            <text:p>12</text:p>
          </table:table-cell>
          <table:table-cell table:number-columns-repeated="11"/>
          <table:table-cell office:value-type="float" office:value="1759" calcext:value-type="float">
            <text:p>1759</text:p>
          </table:table-cell>
          <table:table-cell table:formula="of:=([.O270]-13)/([.O270]+13)" office:value-type="float" office:value="0.985327313769752" calcext:value-type="float">
            <text:p>0.985327313769752</text:p>
          </table:table-cell>
          <table:table-cell table:formula="of:=LOG([.O270])" office:value-type="float" office:value="3.24526583945746" calcext:value-type="float">
            <text:p>3.24526583945746</text:p>
          </table:table-cell>
          <table:table-cell office:value-type="float" office:value="0" calcext:value-type="float">
            <text:p>0</text:p>
          </table:table-cell>
          <table:table-cell table:formula="of:=(FLOOR([.$O$2]-[.R270]*[.A270]-[.T270]*[.$O$2])-[.D270]-[.E270])/[.M270]" office:value-type="string" office:string-value="" calcext:value-type="error">
            <text:p>#DIV/0!</text:p>
          </table:table-cell>
          <table:table-cell table:number-columns-repeated="4"/>
          <table:table-cell table:formula="of:=[.O270]" office:value-type="float" office:value="1759" calcext:value-type="float">
            <text:p>1759</text:p>
          </table:table-cell>
          <table:table-cell table:formula="of:=MOD([.X270];13*6)" office:value-type="float" office:value="43" calcext:value-type="float">
            <text:p>43</text:p>
          </table:table-cell>
          <table:table-cell table:number-columns-repeated="996"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MOD([.A271];[.$O$2])" office:value-type="float" office:value="9" calcext:value-type="float">
            <text:p>9</text:p>
          </table:table-cell>
          <table:table-cell table:formula="of:=MOD([.A271];64)" office:value-type="float" office:value="13" calcext:value-type="float">
            <text:p>13</text:p>
          </table:table-cell>
          <table:table-cell table:number-columns-repeated="11"/>
          <table:table-cell office:value-type="float" office:value="1777" calcext:value-type="float">
            <text:p>1777</text:p>
          </table:table-cell>
          <table:table-cell table:formula="of:=([.O271]-13)/([.O271]+13)" office:value-type="float" office:value="0.985474860335195" calcext:value-type="float">
            <text:p>0.985474860335195</text:p>
          </table:table-cell>
          <table:table-cell table:formula="of:=LOG([.O271])" office:value-type="float" office:value="3.2496874278053" calcext:value-type="float">
            <text:p>3.2496874278053</text:p>
          </table:table-cell>
          <table:table-cell office:value-type="float" office:value="1" calcext:value-type="float">
            <text:p>1</text:p>
          </table:table-cell>
          <table:table-cell table:formula="of:=(FLOOR([.$O$2]-[.R271]*[.A271]-[.T271]*[.$O$2])-[.D271]-[.E271])/[.M271]" office:value-type="string" office:string-value="" calcext:value-type="error">
            <text:p>#DIV/0!</text:p>
          </table:table-cell>
          <table:table-cell table:number-columns-repeated="4"/>
          <table:table-cell table:formula="of:=[.O271]" office:value-type="float" office:value="1777" calcext:value-type="float">
            <text:p>1777</text:p>
          </table:table-cell>
          <table:table-cell table:formula="of:=MOD([.X271];13*6)" office:value-type="float" office:value="61" calcext:value-type="float">
            <text:p>61</text:p>
          </table:table-cell>
          <table:table-cell table:number-columns-repeated="996"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MOD([.A272];[.$O$2])" office:value-type="float" office:value="10" calcext:value-type="float">
            <text:p>10</text:p>
          </table:table-cell>
          <table:table-cell table:formula="of:=MOD([.A272];64)" office:value-type="float" office:value="14" calcext:value-type="float">
            <text:p>14</text:p>
          </table:table-cell>
          <table:table-cell table:number-columns-repeated="11"/>
          <table:table-cell office:value-type="float" office:value="1783" calcext:value-type="float">
            <text:p>1783</text:p>
          </table:table-cell>
          <table:table-cell table:formula="of:=([.O272]-13)/([.O272]+13)" office:value-type="float" office:value="0.985523385300668" calcext:value-type="float">
            <text:p>0.985523385300668</text:p>
          </table:table-cell>
          <table:table-cell table:formula="of:=LOG([.O272])" office:value-type="float" office:value="3.25115134317535" calcext:value-type="float">
            <text:p>3.25115134317535</text:p>
          </table:table-cell>
          <table:table-cell office:value-type="float" office:value="0" calcext:value-type="float">
            <text:p>0</text:p>
          </table:table-cell>
          <table:table-cell table:formula="of:=(FLOOR([.$O$2]-[.R272]*[.A272]-[.T272]*[.$O$2])-[.D272]-[.E272])/[.M272]" office:value-type="string" office:string-value="" calcext:value-type="error">
            <text:p>#DIV/0!</text:p>
          </table:table-cell>
          <table:table-cell table:number-columns-repeated="4"/>
          <table:table-cell table:formula="of:=[.O272]" office:value-type="float" office:value="1783" calcext:value-type="float">
            <text:p>1783</text:p>
          </table:table-cell>
          <table:table-cell table:formula="of:=MOD([.X272];13*6)" office:value-type="float" office:value="67" calcext:value-type="float">
            <text:p>67</text:p>
          </table:table-cell>
          <table:table-cell table:number-columns-repeated="996"/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MOD([.A273];[.$O$2])" office:value-type="float" office:value="11" calcext:value-type="float">
            <text:p>11</text:p>
          </table:table-cell>
          <table:table-cell table:formula="of:=MOD([.A273];64)" office:value-type="float" office:value="15" calcext:value-type="float">
            <text:p>15</text:p>
          </table:table-cell>
          <table:table-cell table:number-columns-repeated="11"/>
          <table:table-cell office:value-type="float" office:value="1787" calcext:value-type="float">
            <text:p>1787</text:p>
          </table:table-cell>
          <table:table-cell table:formula="of:=([.O273]-13)/([.O273]+13)" office:value-type="float" office:value="0.985555555555555" calcext:value-type="float">
            <text:p>0.985555555555555</text:p>
          </table:table-cell>
          <table:table-cell table:formula="of:=LOG([.O273])" office:value-type="float" office:value="3.25212455250564" calcext:value-type="float">
            <text:p>3.25212455250564</text:p>
          </table:table-cell>
          <table:table-cell office:value-type="float" office:value="1" calcext:value-type="float">
            <text:p>1</text:p>
          </table:table-cell>
          <table:table-cell table:formula="of:=(FLOOR([.$O$2]-[.R273]*[.A273]-[.T273]*[.$O$2])-[.D273]-[.E273])/[.M273]" office:value-type="string" office:string-value="" calcext:value-type="error">
            <text:p>#DIV/0!</text:p>
          </table:table-cell>
          <table:table-cell table:number-columns-repeated="4"/>
          <table:table-cell table:formula="of:=[.O273]" office:value-type="float" office:value="1787" calcext:value-type="float">
            <text:p>1787</text:p>
          </table:table-cell>
          <table:table-cell table:formula="of:=MOD([.X273];13*6)" office:value-type="float" office:value="71" calcext:value-type="float">
            <text:p>71</text:p>
          </table:table-cell>
          <table:table-cell table:number-columns-repeated="996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MOD([.A274];[.$O$2])" office:value-type="float" office:value="12" calcext:value-type="float">
            <text:p>12</text:p>
          </table:table-cell>
          <table:table-cell table:formula="of:=MOD([.A274];64)" office:value-type="float" office:value="16" calcext:value-type="float">
            <text:p>16</text:p>
          </table:table-cell>
          <table:table-cell table:number-columns-repeated="11"/>
          <table:table-cell office:value-type="float" office:value="1789" calcext:value-type="float">
            <text:p>1789</text:p>
          </table:table-cell>
          <table:table-cell table:formula="of:=([.O274]-13)/([.O274]+13)" office:value-type="float" office:value="0.985571587125416" calcext:value-type="float">
            <text:p>0.985571587125416</text:p>
          </table:table-cell>
          <table:table-cell table:formula="of:=LOG([.O274])" office:value-type="float" office:value="3.25261034056737" calcext:value-type="float">
            <text:p>3.25261034056737</text:p>
          </table:table-cell>
          <table:table-cell office:value-type="float" office:value="0" calcext:value-type="float">
            <text:p>0</text:p>
          </table:table-cell>
          <table:table-cell table:formula="of:=(FLOOR([.$O$2]-[.R274]*[.A274]-[.T274]*[.$O$2])-[.D274]-[.E274])/[.M274]" office:value-type="string" office:string-value="" calcext:value-type="error">
            <text:p>#DIV/0!</text:p>
          </table:table-cell>
          <table:table-cell table:number-columns-repeated="4"/>
          <table:table-cell table:formula="of:=[.O274]" office:value-type="float" office:value="1789" calcext:value-type="float">
            <text:p>1789</text:p>
          </table:table-cell>
          <table:table-cell table:formula="of:=MOD([.X274];13*6)" office:value-type="float" office:value="73" calcext:value-type="float">
            <text:p>73</text:p>
          </table:table-cell>
          <table:table-cell table:number-columns-repeated="996"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MOD([.A275];[.$O$2])" office:value-type="float" office:value="0" calcext:value-type="float">
            <text:p>0</text:p>
          </table:table-cell>
          <table:table-cell table:formula="of:=MOD([.A275];64)" office:value-type="float" office:value="17" calcext:value-type="float">
            <text:p>17</text:p>
          </table:table-cell>
          <table:table-cell table:number-columns-repeated="11"/>
          <table:table-cell office:value-type="float" office:value="1801" calcext:value-type="float">
            <text:p>1801</text:p>
          </table:table-cell>
          <table:table-cell table:formula="of:=([.O275]-13)/([.O275]+13)" office:value-type="float" office:value="0.985667034178611" calcext:value-type="float">
            <text:p>0.985667034178611</text:p>
          </table:table-cell>
          <table:table-cell table:formula="of:=LOG([.O275])" office:value-type="float" office:value="3.25551371281953" calcext:value-type="float">
            <text:p>3.25551371281953</text:p>
          </table:table-cell>
          <table:table-cell office:value-type="float" office:value="1" calcext:value-type="float">
            <text:p>1</text:p>
          </table:table-cell>
          <table:table-cell table:formula="of:=(FLOOR([.$O$2]-[.R275]*[.A275]-[.T275]*[.$O$2])-[.D275]-[.E275])/[.M275]" office:value-type="string" office:string-value="" calcext:value-type="error">
            <text:p>#DIV/0!</text:p>
          </table:table-cell>
          <table:table-cell table:number-columns-repeated="4"/>
          <table:table-cell table:formula="of:=[.O275]" office:value-type="float" office:value="1801" calcext:value-type="float">
            <text:p>1801</text:p>
          </table:table-cell>
          <table:table-cell table:formula="of:=MOD([.X275];13*6)" office:value-type="float" office:value="7" calcext:value-type="float">
            <text:p>7</text:p>
          </table:table-cell>
          <table:table-cell table:number-columns-repeated="996"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MOD([.A276];[.$O$2])" office:value-type="float" office:value="1" calcext:value-type="float">
            <text:p>1</text:p>
          </table:table-cell>
          <table:table-cell table:formula="of:=MOD([.A276];64)" office:value-type="float" office:value="18" calcext:value-type="float">
            <text:p>18</text:p>
          </table:table-cell>
          <table:table-cell table:number-columns-repeated="11"/>
          <table:table-cell office:value-type="float" office:value="1811" calcext:value-type="float">
            <text:p>1811</text:p>
          </table:table-cell>
          <table:table-cell table:formula="of:=([.O276]-13)/([.O276]+13)" office:value-type="float" office:value="0.985745614035088" calcext:value-type="float">
            <text:p>0.985745614035088</text:p>
          </table:table-cell>
          <table:table-cell table:formula="of:=LOG([.O276])" office:value-type="float" office:value="3.25791845031406" calcext:value-type="float">
            <text:p>3.25791845031406</text:p>
          </table:table-cell>
          <table:table-cell office:value-type="float" office:value="0" calcext:value-type="float">
            <text:p>0</text:p>
          </table:table-cell>
          <table:table-cell table:formula="of:=(FLOOR([.$O$2]-[.R276]*[.A276]-[.T276]*[.$O$2])-[.D276]-[.E276])/[.M276]" office:value-type="string" office:string-value="" calcext:value-type="error">
            <text:p>#DIV/0!</text:p>
          </table:table-cell>
          <table:table-cell table:number-columns-repeated="4"/>
          <table:table-cell table:formula="of:=[.O276]" office:value-type="float" office:value="1811" calcext:value-type="float">
            <text:p>1811</text:p>
          </table:table-cell>
          <table:table-cell table:formula="of:=MOD([.X276];13*6)" office:value-type="float" office:value="17" calcext:value-type="float">
            <text:p>17</text:p>
          </table:table-cell>
          <table:table-cell table:number-columns-repeated="996"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MOD([.A277];[.$O$2])" office:value-type="float" office:value="2" calcext:value-type="float">
            <text:p>2</text:p>
          </table:table-cell>
          <table:table-cell table:formula="of:=MOD([.A277];64)" office:value-type="float" office:value="19" calcext:value-type="float">
            <text:p>19</text:p>
          </table:table-cell>
          <table:table-cell table:number-columns-repeated="11"/>
          <table:table-cell office:value-type="float" office:value="1823" calcext:value-type="float">
            <text:p>1823</text:p>
          </table:table-cell>
          <table:table-cell table:formula="of:=([.O277]-13)/([.O277]+13)" office:value-type="float" office:value="0.985838779956427" calcext:value-type="float">
            <text:p>0.985838779956427</text:p>
          </table:table-cell>
          <table:table-cell table:formula="of:=LOG([.O277])" office:value-type="float" office:value="3.26078666865498" calcext:value-type="float">
            <text:p>3.26078666865498</text:p>
          </table:table-cell>
          <table:table-cell office:value-type="float" office:value="1" calcext:value-type="float">
            <text:p>1</text:p>
          </table:table-cell>
          <table:table-cell table:formula="of:=(FLOOR([.$O$2]-[.R277]*[.A277]-[.T277]*[.$O$2])-[.D277]-[.E277])/[.M277]" office:value-type="string" office:string-value="" calcext:value-type="error">
            <text:p>#DIV/0!</text:p>
          </table:table-cell>
          <table:table-cell table:number-columns-repeated="4"/>
          <table:table-cell table:formula="of:=[.O277]" office:value-type="float" office:value="1823" calcext:value-type="float">
            <text:p>1823</text:p>
          </table:table-cell>
          <table:table-cell table:formula="of:=MOD([.X277];13*6)" office:value-type="float" office:value="29" calcext:value-type="float">
            <text:p>29</text:p>
          </table:table-cell>
          <table:table-cell table:number-columns-repeated="996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MOD([.A278];[.$O$2])" office:value-type="float" office:value="3" calcext:value-type="float">
            <text:p>3</text:p>
          </table:table-cell>
          <table:table-cell table:formula="of:=MOD([.A278];64)" office:value-type="float" office:value="20" calcext:value-type="float">
            <text:p>20</text:p>
          </table:table-cell>
          <table:table-cell table:number-columns-repeated="11"/>
          <table:table-cell office:value-type="float" office:value="1831" calcext:value-type="float">
            <text:p>1831</text:p>
          </table:table-cell>
          <table:table-cell table:formula="of:=([.O278]-13)/([.O278]+13)" office:value-type="float" office:value="0.98590021691974" calcext:value-type="float">
            <text:p>0.98590021691974</text:p>
          </table:table-cell>
          <table:table-cell table:formula="of:=LOG([.O278])" office:value-type="float" office:value="3.2626883443017" calcext:value-type="float">
            <text:p>3.2626883443017</text:p>
          </table:table-cell>
          <table:table-cell office:value-type="float" office:value="0" calcext:value-type="float">
            <text:p>0</text:p>
          </table:table-cell>
          <table:table-cell table:formula="of:=(FLOOR([.$O$2]-[.R278]*[.A278]-[.T278]*[.$O$2])-[.D278]-[.E278])/[.M278]" office:value-type="string" office:string-value="" calcext:value-type="error">
            <text:p>#DIV/0!</text:p>
          </table:table-cell>
          <table:table-cell table:number-columns-repeated="4"/>
          <table:table-cell table:formula="of:=[.O278]" office:value-type="float" office:value="1831" calcext:value-type="float">
            <text:p>1831</text:p>
          </table:table-cell>
          <table:table-cell table:formula="of:=MOD([.X278];13*6)" office:value-type="float" office:value="37" calcext:value-type="float">
            <text:p>37</text:p>
          </table:table-cell>
          <table:table-cell table:number-columns-repeated="996"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MOD([.A279];[.$O$2])" office:value-type="float" office:value="4" calcext:value-type="float">
            <text:p>4</text:p>
          </table:table-cell>
          <table:table-cell table:formula="of:=MOD([.A279];64)" office:value-type="float" office:value="21" calcext:value-type="float">
            <text:p>21</text:p>
          </table:table-cell>
          <table:table-cell table:number-columns-repeated="11"/>
          <table:table-cell office:value-type="float" office:value="1847" calcext:value-type="float">
            <text:p>1847</text:p>
          </table:table-cell>
          <table:table-cell table:formula="of:=([.O279]-13)/([.O279]+13)" office:value-type="float" office:value="0.986021505376344" calcext:value-type="float">
            <text:p>0.986021505376344</text:p>
          </table:table-cell>
          <table:table-cell table:formula="of:=LOG([.O279])" office:value-type="float" office:value="3.26646689544024" calcext:value-type="float">
            <text:p>3.26646689544024</text:p>
          </table:table-cell>
          <table:table-cell office:value-type="float" office:value="1" calcext:value-type="float">
            <text:p>1</text:p>
          </table:table-cell>
          <table:table-cell table:formula="of:=(FLOOR([.$O$2]-[.R279]*[.A279]-[.T279]*[.$O$2])-[.D279]-[.E279])/[.M279]" office:value-type="string" office:string-value="" calcext:value-type="error">
            <text:p>#DIV/0!</text:p>
          </table:table-cell>
          <table:table-cell table:number-columns-repeated="4"/>
          <table:table-cell table:formula="of:=[.O279]" office:value-type="float" office:value="1847" calcext:value-type="float">
            <text:p>1847</text:p>
          </table:table-cell>
          <table:table-cell table:formula="of:=MOD([.X279];13*6)" office:value-type="float" office:value="53" calcext:value-type="float">
            <text:p>53</text:p>
          </table:table-cell>
          <table:table-cell table:number-columns-repeated="996"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MOD([.A280];[.$O$2])" office:value-type="float" office:value="5" calcext:value-type="float">
            <text:p>5</text:p>
          </table:table-cell>
          <table:table-cell table:formula="of:=MOD([.A280];64)" office:value-type="float" office:value="22" calcext:value-type="float">
            <text:p>22</text:p>
          </table:table-cell>
          <table:table-cell table:number-columns-repeated="11"/>
          <table:table-cell office:value-type="float" office:value="1861" calcext:value-type="float">
            <text:p>1861</text:p>
          </table:table-cell>
          <table:table-cell table:formula="of:=([.O280]-13)/([.O280]+13)" office:value-type="float" office:value="0.986125933831377" calcext:value-type="float">
            <text:p>0.986125933831377</text:p>
          </table:table-cell>
          <table:table-cell table:formula="of:=LOG([.O280])" office:value-type="float" office:value="3.26974637313077" calcext:value-type="float">
            <text:p>3.26974637313077</text:p>
          </table:table-cell>
          <table:table-cell office:value-type="float" office:value="0" calcext:value-type="float">
            <text:p>0</text:p>
          </table:table-cell>
          <table:table-cell table:formula="of:=(FLOOR([.$O$2]-[.R280]*[.A280]-[.T280]*[.$O$2])-[.D280]-[.E280])/[.M280]" office:value-type="string" office:string-value="" calcext:value-type="error">
            <text:p>#DIV/0!</text:p>
          </table:table-cell>
          <table:table-cell table:number-columns-repeated="4"/>
          <table:table-cell table:formula="of:=[.O280]" office:value-type="float" office:value="1861" calcext:value-type="float">
            <text:p>1861</text:p>
          </table:table-cell>
          <table:table-cell table:formula="of:=MOD([.X280];13*6)" office:value-type="float" office:value="67" calcext:value-type="float">
            <text:p>67</text:p>
          </table:table-cell>
          <table:table-cell table:number-columns-repeated="996"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MOD([.A281];[.$O$2])" office:value-type="float" office:value="6" calcext:value-type="float">
            <text:p>6</text:p>
          </table:table-cell>
          <table:table-cell table:formula="of:=MOD([.A281];64)" office:value-type="float" office:value="23" calcext:value-type="float">
            <text:p>23</text:p>
          </table:table-cell>
          <table:table-cell table:number-columns-repeated="11"/>
          <table:table-cell office:value-type="float" office:value="1867" calcext:value-type="float">
            <text:p>1867</text:p>
          </table:table-cell>
          <table:table-cell table:formula="of:=([.O281]-13)/([.O281]+13)" office:value-type="float" office:value="0.986170212765957" calcext:value-type="float">
            <text:p>0.986170212765957</text:p>
          </table:table-cell>
          <table:table-cell table:formula="of:=LOG([.O281])" office:value-type="float" office:value="3.27114431794908" calcext:value-type="float">
            <text:p>3.27114431794908</text:p>
          </table:table-cell>
          <table:table-cell office:value-type="float" office:value="1" calcext:value-type="float">
            <text:p>1</text:p>
          </table:table-cell>
          <table:table-cell table:formula="of:=(FLOOR([.$O$2]-[.R281]*[.A281]-[.T281]*[.$O$2])-[.D281]-[.E281])/[.M281]" office:value-type="string" office:string-value="" calcext:value-type="error">
            <text:p>#DIV/0!</text:p>
          </table:table-cell>
          <table:table-cell table:number-columns-repeated="4"/>
          <table:table-cell table:formula="of:=[.O281]" office:value-type="float" office:value="1867" calcext:value-type="float">
            <text:p>1867</text:p>
          </table:table-cell>
          <table:table-cell table:formula="of:=MOD([.X281];13*6)" office:value-type="float" office:value="73" calcext:value-type="float">
            <text:p>73</text:p>
          </table:table-cell>
          <table:table-cell table:number-columns-repeated="996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MOD([.A282];[.$O$2])" office:value-type="float" office:value="7" calcext:value-type="float">
            <text:p>7</text:p>
          </table:table-cell>
          <table:table-cell table:formula="of:=MOD([.A282];64)" office:value-type="float" office:value="24" calcext:value-type="float">
            <text:p>24</text:p>
          </table:table-cell>
          <table:table-cell table:number-columns-repeated="11"/>
          <table:table-cell office:value-type="float" office:value="1871" calcext:value-type="float">
            <text:p>1871</text:p>
          </table:table-cell>
          <table:table-cell table:formula="of:=([.O282]-13)/([.O282]+13)" office:value-type="float" office:value="0.98619957537155" calcext:value-type="float">
            <text:p>0.98619957537155</text:p>
          </table:table-cell>
          <table:table-cell table:formula="of:=LOG([.O282])" office:value-type="float" office:value="3.27207378750001" calcext:value-type="float">
            <text:p>3.27207378750001</text:p>
          </table:table-cell>
          <table:table-cell office:value-type="float" office:value="0" calcext:value-type="float">
            <text:p>0</text:p>
          </table:table-cell>
          <table:table-cell table:formula="of:=(FLOOR([.$O$2]-[.R282]*[.A282]-[.T282]*[.$O$2])-[.D282]-[.E282])/[.M282]" office:value-type="string" office:string-value="" calcext:value-type="error">
            <text:p>#DIV/0!</text:p>
          </table:table-cell>
          <table:table-cell table:number-columns-repeated="4"/>
          <table:table-cell table:formula="of:=[.O282]" office:value-type="float" office:value="1871" calcext:value-type="float">
            <text:p>1871</text:p>
          </table:table-cell>
          <table:table-cell table:formula="of:=MOD([.X282];13*6)" office:value-type="float" office:value="77" calcext:value-type="float">
            <text:p>77</text:p>
          </table:table-cell>
          <table:table-cell table:number-columns-repeated="996"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MOD([.A283];[.$O$2])" office:value-type="float" office:value="8" calcext:value-type="float">
            <text:p>8</text:p>
          </table:table-cell>
          <table:table-cell table:formula="of:=MOD([.A283];64)" office:value-type="float" office:value="25" calcext:value-type="float">
            <text:p>25</text:p>
          </table:table-cell>
          <table:table-cell table:number-columns-repeated="11"/>
          <table:table-cell office:value-type="float" office:value="1873" calcext:value-type="float">
            <text:p>1873</text:p>
          </table:table-cell>
          <table:table-cell table:formula="of:=([.O283]-13)/([.O283]+13)" office:value-type="float" office:value="0.986214209968187" calcext:value-type="float">
            <text:p>0.986214209968187</text:p>
          </table:table-cell>
          <table:table-cell table:formula="of:=LOG([.O283])" office:value-type="float" office:value="3.27253777737524" calcext:value-type="float">
            <text:p>3.27253777737524</text:p>
          </table:table-cell>
          <table:table-cell office:value-type="float" office:value="1" calcext:value-type="float">
            <text:p>1</text:p>
          </table:table-cell>
          <table:table-cell table:formula="of:=(FLOOR([.$O$2]-[.R283]*[.A283]-[.T283]*[.$O$2])-[.D283]-[.E283])/[.M283]" office:value-type="string" office:string-value="" calcext:value-type="error">
            <text:p>#DIV/0!</text:p>
          </table:table-cell>
          <table:table-cell table:number-columns-repeated="4"/>
          <table:table-cell table:formula="of:=[.O283]" office:value-type="float" office:value="1873" calcext:value-type="float">
            <text:p>1873</text:p>
          </table:table-cell>
          <table:table-cell table:formula="of:=MOD([.X283];13*6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MOD([.A284];[.$O$2])" office:value-type="float" office:value="9" calcext:value-type="float">
            <text:p>9</text:p>
          </table:table-cell>
          <table:table-cell table:formula="of:=MOD([.A284];64)" office:value-type="float" office:value="26" calcext:value-type="float">
            <text:p>26</text:p>
          </table:table-cell>
          <table:table-cell table:number-columns-repeated="11"/>
          <table:table-cell office:value-type="float" office:value="1877" calcext:value-type="float">
            <text:p>1877</text:p>
          </table:table-cell>
          <table:table-cell table:formula="of:=([.O284]-13)/([.O284]+13)" office:value-type="float" office:value="0.986243386243386" calcext:value-type="float">
            <text:p>0.986243386243386</text:p>
          </table:table-cell>
          <table:table-cell table:formula="of:=LOG([.O284])" office:value-type="float" office:value="3.27346427262135" calcext:value-type="float">
            <text:p>3.27346427262135</text:p>
          </table:table-cell>
          <table:table-cell office:value-type="float" office:value="0" calcext:value-type="float">
            <text:p>0</text:p>
          </table:table-cell>
          <table:table-cell table:formula="of:=(FLOOR([.$O$2]-[.R284]*[.A284]-[.T284]*[.$O$2])-[.D284]-[.E284])/[.M284]" office:value-type="string" office:string-value="" calcext:value-type="error">
            <text:p>#DIV/0!</text:p>
          </table:table-cell>
          <table:table-cell table:number-columns-repeated="4"/>
          <table:table-cell table:formula="of:=[.O284]" office:value-type="float" office:value="1877" calcext:value-type="float">
            <text:p>1877</text:p>
          </table:table-cell>
          <table:table-cell table:formula="of:=MOD([.X284];13*6)" office:value-type="float" office:value="5" calcext:value-type="float">
            <text:p>5</text:p>
          </table:table-cell>
          <table:table-cell table:number-columns-repeated="996"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MOD([.A285];[.$O$2])" office:value-type="float" office:value="10" calcext:value-type="float">
            <text:p>10</text:p>
          </table:table-cell>
          <table:table-cell table:formula="of:=MOD([.A285];64)" office:value-type="float" office:value="27" calcext:value-type="float">
            <text:p>27</text:p>
          </table:table-cell>
          <table:table-cell table:number-columns-repeated="11"/>
          <table:table-cell office:value-type="float" office:value="1879" calcext:value-type="float">
            <text:p>1879</text:p>
          </table:table-cell>
          <table:table-cell table:formula="of:=([.O285]-13)/([.O285]+13)" office:value-type="float" office:value="0.986257928118393" calcext:value-type="float">
            <text:p>0.986257928118393</text:p>
          </table:table-cell>
          <table:table-cell table:formula="of:=LOG([.O285])" office:value-type="float" office:value="3.27392678010052" calcext:value-type="float">
            <text:p>3.27392678010052</text:p>
          </table:table-cell>
          <table:table-cell office:value-type="float" office:value="1" calcext:value-type="float">
            <text:p>1</text:p>
          </table:table-cell>
          <table:table-cell table:formula="of:=(FLOOR([.$O$2]-[.R285]*[.A285]-[.T285]*[.$O$2])-[.D285]-[.E285])/[.M285]" office:value-type="string" office:string-value="" calcext:value-type="error">
            <text:p>#DIV/0!</text:p>
          </table:table-cell>
          <table:table-cell table:number-columns-repeated="4"/>
          <table:table-cell table:formula="of:=[.O285]" office:value-type="float" office:value="1879" calcext:value-type="float">
            <text:p>1879</text:p>
          </table:table-cell>
          <table:table-cell table:formula="of:=MOD([.X285];13*6)" office:value-type="float" office:value="7" calcext:value-type="float">
            <text:p>7</text:p>
          </table:table-cell>
          <table:table-cell table:number-columns-repeated="996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MOD([.A286];[.$O$2])" office:value-type="float" office:value="11" calcext:value-type="float">
            <text:p>11</text:p>
          </table:table-cell>
          <table:table-cell table:formula="of:=MOD([.A286];64)" office:value-type="float" office:value="28" calcext:value-type="float">
            <text:p>28</text:p>
          </table:table-cell>
          <table:table-cell table:number-columns-repeated="11"/>
          <table:table-cell office:value-type="float" office:value="1889" calcext:value-type="float">
            <text:p>1889</text:p>
          </table:table-cell>
          <table:table-cell table:formula="of:=([.O286]-13)/([.O286]+13)" office:value-type="float" office:value="0.986330178759201" calcext:value-type="float">
            <text:p>0.986330178759201</text:p>
          </table:table-cell>
          <table:table-cell table:formula="of:=LOG([.O286])" office:value-type="float" office:value="3.27623195792183" calcext:value-type="float">
            <text:p>3.27623195792183</text:p>
          </table:table-cell>
          <table:table-cell office:value-type="float" office:value="0" calcext:value-type="float">
            <text:p>0</text:p>
          </table:table-cell>
          <table:table-cell table:formula="of:=(FLOOR([.$O$2]-[.R286]*[.A286]-[.T286]*[.$O$2])-[.D286]-[.E286])/[.M286]" office:value-type="string" office:string-value="" calcext:value-type="error">
            <text:p>#DIV/0!</text:p>
          </table:table-cell>
          <table:table-cell table:number-columns-repeated="4"/>
          <table:table-cell table:formula="of:=[.O286]" office:value-type="float" office:value="1889" calcext:value-type="float">
            <text:p>1889</text:p>
          </table:table-cell>
          <table:table-cell table:formula="of:=MOD([.X286];13*6)" office:value-type="float" office:value="17" calcext:value-type="float">
            <text:p>17</text:p>
          </table:table-cell>
          <table:table-cell table:number-columns-repeated="996"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MOD([.A287];[.$O$2])" office:value-type="float" office:value="12" calcext:value-type="float">
            <text:p>12</text:p>
          </table:table-cell>
          <table:table-cell table:formula="of:=MOD([.A287];64)" office:value-type="float" office:value="29" calcext:value-type="float">
            <text:p>29</text:p>
          </table:table-cell>
          <table:table-cell table:number-columns-repeated="11"/>
          <table:table-cell office:value-type="float" office:value="1901" calcext:value-type="float">
            <text:p>1901</text:p>
          </table:table-cell>
          <table:table-cell table:formula="of:=([.O287]-13)/([.O287]+13)" office:value-type="float" office:value="0.986415882967607" calcext:value-type="float">
            <text:p>0.986415882967607</text:p>
          </table:table-cell>
          <table:table-cell table:formula="of:=LOG([.O287])" office:value-type="float" office:value="3.27898211686544" calcext:value-type="float">
            <text:p>3.27898211686544</text:p>
          </table:table-cell>
          <table:table-cell office:value-type="float" office:value="1" calcext:value-type="float">
            <text:p>1</text:p>
          </table:table-cell>
          <table:table-cell table:formula="of:=(FLOOR([.$O$2]-[.R287]*[.A287]-[.T287]*[.$O$2])-[.D287]-[.E287])/[.M287]" office:value-type="string" office:string-value="" calcext:value-type="error">
            <text:p>#DIV/0!</text:p>
          </table:table-cell>
          <table:table-cell table:number-columns-repeated="4"/>
          <table:table-cell table:formula="of:=[.O287]" office:value-type="float" office:value="1901" calcext:value-type="float">
            <text:p>1901</text:p>
          </table:table-cell>
          <table:table-cell table:formula="of:=MOD([.X287];13*6)" office:value-type="float" office:value="29" calcext:value-type="float">
            <text:p>29</text:p>
          </table:table-cell>
          <table:table-cell table:number-columns-repeated="996"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MOD([.A288];[.$O$2])" office:value-type="float" office:value="0" calcext:value-type="float">
            <text:p>0</text:p>
          </table:table-cell>
          <table:table-cell table:formula="of:=MOD([.A288];64)" office:value-type="float" office:value="30" calcext:value-type="float">
            <text:p>30</text:p>
          </table:table-cell>
          <table:table-cell table:number-columns-repeated="11"/>
          <table:table-cell office:value-type="float" office:value="1907" calcext:value-type="float">
            <text:p>1907</text:p>
          </table:table-cell>
          <table:table-cell table:formula="of:=([.O288]-13)/([.O288]+13)" office:value-type="float" office:value="0.986458333333333" calcext:value-type="float">
            <text:p>0.986458333333333</text:p>
          </table:table-cell>
          <table:table-cell table:formula="of:=LOG([.O288])" office:value-type="float" office:value="3.28035069304601" calcext:value-type="float">
            <text:p>3.28035069304601</text:p>
          </table:table-cell>
          <table:table-cell office:value-type="float" office:value="0" calcext:value-type="float">
            <text:p>0</text:p>
          </table:table-cell>
          <table:table-cell table:formula="of:=(FLOOR([.$O$2]-[.R288]*[.A288]-[.T288]*[.$O$2])-[.D288]-[.E288])/[.M288]" office:value-type="string" office:string-value="" calcext:value-type="error">
            <text:p>#DIV/0!</text:p>
          </table:table-cell>
          <table:table-cell table:number-columns-repeated="4"/>
          <table:table-cell table:formula="of:=[.O288]" office:value-type="float" office:value="1907" calcext:value-type="float">
            <text:p>1907</text:p>
          </table:table-cell>
          <table:table-cell table:formula="of:=MOD([.X288];13*6)" office:value-type="float" office:value="35" calcext:value-type="float">
            <text:p>35</text:p>
          </table:table-cell>
          <table:table-cell table:number-columns-repeated="996"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MOD([.A289];[.$O$2])" office:value-type="float" office:value="1" calcext:value-type="float">
            <text:p>1</text:p>
          </table:table-cell>
          <table:table-cell table:formula="of:=MOD([.A289];64)" office:value-type="float" office:value="31" calcext:value-type="float">
            <text:p>31</text:p>
          </table:table-cell>
          <table:table-cell table:number-columns-repeated="11"/>
          <table:table-cell office:value-type="float" office:value="1913" calcext:value-type="float">
            <text:p>1913</text:p>
          </table:table-cell>
          <table:table-cell table:formula="of:=([.O289]-13)/([.O289]+13)" office:value-type="float" office:value="0.9865005192108" calcext:value-type="float">
            <text:p>0.9865005192108</text:p>
          </table:table-cell>
          <table:table-cell table:formula="of:=LOG([.O289])" office:value-type="float" office:value="3.2817149700273" calcext:value-type="float">
            <text:p>3.2817149700273</text:p>
          </table:table-cell>
          <table:table-cell office:value-type="float" office:value="1" calcext:value-type="float">
            <text:p>1</text:p>
          </table:table-cell>
          <table:table-cell table:formula="of:=(FLOOR([.$O$2]-[.R289]*[.A289]-[.T289]*[.$O$2])-[.D289]-[.E289])/[.M289]" office:value-type="string" office:string-value="" calcext:value-type="error">
            <text:p>#DIV/0!</text:p>
          </table:table-cell>
          <table:table-cell table:number-columns-repeated="4"/>
          <table:table-cell table:formula="of:=[.O289]" office:value-type="float" office:value="1913" calcext:value-type="float">
            <text:p>1913</text:p>
          </table:table-cell>
          <table:table-cell table:formula="of:=MOD([.X289];13*6)" office:value-type="float" office:value="41" calcext:value-type="float">
            <text:p>41</text:p>
          </table:table-cell>
          <table:table-cell table:number-columns-repeated="996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MOD([.A290];[.$O$2])" office:value-type="float" office:value="2" calcext:value-type="float">
            <text:p>2</text:p>
          </table:table-cell>
          <table:table-cell table:formula="of:=MOD([.A290];64)" office:value-type="float" office:value="32" calcext:value-type="float">
            <text:p>32</text:p>
          </table:table-cell>
          <table:table-cell table:number-columns-repeated="11"/>
          <table:table-cell office:value-type="float" office:value="1931" calcext:value-type="float">
            <text:p>1931</text:p>
          </table:table-cell>
          <table:table-cell table:formula="of:=([.O290]-13)/([.O290]+13)" office:value-type="float" office:value="0.986625514403292" calcext:value-type="float">
            <text:p>0.986625514403292</text:p>
          </table:table-cell>
          <table:table-cell table:formula="of:=LOG([.O290])" office:value-type="float" office:value="3.28578227377939" calcext:value-type="float">
            <text:p>3.28578227377939</text:p>
          </table:table-cell>
          <table:table-cell office:value-type="float" office:value="0" calcext:value-type="float">
            <text:p>0</text:p>
          </table:table-cell>
          <table:table-cell table:formula="of:=(FLOOR([.$O$2]-[.R290]*[.A290]-[.T290]*[.$O$2])-[.D290]-[.E290])/[.M290]" office:value-type="string" office:string-value="" calcext:value-type="error">
            <text:p>#DIV/0!</text:p>
          </table:table-cell>
          <table:table-cell table:number-columns-repeated="4"/>
          <table:table-cell table:formula="of:=[.O290]" office:value-type="float" office:value="1931" calcext:value-type="float">
            <text:p>1931</text:p>
          </table:table-cell>
          <table:table-cell table:formula="of:=MOD([.X290];13*6)" office:value-type="float" office:value="59" calcext:value-type="float">
            <text:p>59</text:p>
          </table:table-cell>
          <table:table-cell table:number-columns-repeated="996"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MOD([.A291];[.$O$2])" office:value-type="float" office:value="3" calcext:value-type="float">
            <text:p>3</text:p>
          </table:table-cell>
          <table:table-cell table:formula="of:=MOD([.A291];64)" office:value-type="float" office:value="33" calcext:value-type="float">
            <text:p>33</text:p>
          </table:table-cell>
          <table:table-cell table:number-columns-repeated="11"/>
          <table:table-cell office:value-type="float" office:value="1933" calcext:value-type="float">
            <text:p>1933</text:p>
          </table:table-cell>
          <table:table-cell table:formula="of:=([.O291]-13)/([.O291]+13)" office:value-type="float" office:value="0.986639260020555" calcext:value-type="float">
            <text:p>0.986639260020555</text:p>
          </table:table-cell>
          <table:table-cell table:formula="of:=LOG([.O291])" office:value-type="float" office:value="3.28623185402855" calcext:value-type="float">
            <text:p>3.28623185402855</text:p>
          </table:table-cell>
          <table:table-cell office:value-type="float" office:value="1" calcext:value-type="float">
            <text:p>1</text:p>
          </table:table-cell>
          <table:table-cell table:formula="of:=(FLOOR([.$O$2]-[.R291]*[.A291]-[.T291]*[.$O$2])-[.D291]-[.E291])/[.M291]" office:value-type="string" office:string-value="" calcext:value-type="error">
            <text:p>#DIV/0!</text:p>
          </table:table-cell>
          <table:table-cell table:number-columns-repeated="4"/>
          <table:table-cell table:formula="of:=[.O291]" office:value-type="float" office:value="1933" calcext:value-type="float">
            <text:p>1933</text:p>
          </table:table-cell>
          <table:table-cell table:formula="of:=MOD([.X291];13*6)" office:value-type="float" office:value="61" calcext:value-type="float">
            <text:p>61</text:p>
          </table:table-cell>
          <table:table-cell table:number-columns-repeated="996"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MOD([.A292];[.$O$2])" office:value-type="float" office:value="4" calcext:value-type="float">
            <text:p>4</text:p>
          </table:table-cell>
          <table:table-cell table:formula="of:=MOD([.A292];64)" office:value-type="float" office:value="34" calcext:value-type="float">
            <text:p>34</text:p>
          </table:table-cell>
          <table:table-cell table:number-columns-repeated="11"/>
          <table:table-cell office:value-type="float" office:value="1949" calcext:value-type="float">
            <text:p>1949</text:p>
          </table:table-cell>
          <table:table-cell table:formula="of:=([.O292]-13)/([.O292]+13)" office:value-type="float" office:value="0.986748216106014" calcext:value-type="float">
            <text:p>0.986748216106014</text:p>
          </table:table-cell>
          <table:table-cell table:formula="of:=LOG([.O292])" office:value-type="float" office:value="3.28981183911762" calcext:value-type="float">
            <text:p>3.28981183911762</text:p>
          </table:table-cell>
          <table:table-cell office:value-type="float" office:value="0" calcext:value-type="float">
            <text:p>0</text:p>
          </table:table-cell>
          <table:table-cell table:formula="of:=(FLOOR([.$O$2]-[.R292]*[.A292]-[.T292]*[.$O$2])-[.D292]-[.E292])/[.M292]" office:value-type="string" office:string-value="" calcext:value-type="error">
            <text:p>#DIV/0!</text:p>
          </table:table-cell>
          <table:table-cell table:number-columns-repeated="4"/>
          <table:table-cell table:formula="of:=[.O292]" office:value-type="float" office:value="1949" calcext:value-type="float">
            <text:p>1949</text:p>
          </table:table-cell>
          <table:table-cell table:formula="of:=MOD([.X292];13*6)" office:value-type="float" office:value="77" calcext:value-type="float">
            <text:p>77</text:p>
          </table:table-cell>
          <table:table-cell table:number-columns-repeated="996"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MOD([.A293];[.$O$2])" office:value-type="float" office:value="5" calcext:value-type="float">
            <text:p>5</text:p>
          </table:table-cell>
          <table:table-cell table:formula="of:=MOD([.A293];64)" office:value-type="float" office:value="35" calcext:value-type="float">
            <text:p>35</text:p>
          </table:table-cell>
          <table:table-cell table:number-columns-repeated="11"/>
          <table:table-cell office:value-type="float" office:value="1951" calcext:value-type="float">
            <text:p>1951</text:p>
          </table:table-cell>
          <table:table-cell table:formula="of:=([.O293]-13)/([.O293]+13)" office:value-type="float" office:value="0.986761710794297" calcext:value-type="float">
            <text:p>0.986761710794297</text:p>
          </table:table-cell>
          <table:table-cell table:formula="of:=LOG([.O293])" office:value-type="float" office:value="3.29025726939452" calcext:value-type="float">
            <text:p>3.29025726939452</text:p>
          </table:table-cell>
          <table:table-cell office:value-type="float" office:value="1" calcext:value-type="float">
            <text:p>1</text:p>
          </table:table-cell>
          <table:table-cell table:formula="of:=(FLOOR([.$O$2]-[.R293]*[.A293]-[.T293]*[.$O$2])-[.D293]-[.E293])/[.M293]" office:value-type="string" office:string-value="" calcext:value-type="error">
            <text:p>#DIV/0!</text:p>
          </table:table-cell>
          <table:table-cell table:number-columns-repeated="4"/>
          <table:table-cell table:formula="of:=[.O293]" office:value-type="float" office:value="1951" calcext:value-type="float">
            <text:p>1951</text:p>
          </table:table-cell>
          <table:table-cell table:formula="of:=MOD([.X293];13*6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MOD([.A294];[.$O$2])" office:value-type="float" office:value="6" calcext:value-type="float">
            <text:p>6</text:p>
          </table:table-cell>
          <table:table-cell table:formula="of:=MOD([.A294];64)" office:value-type="float" office:value="36" calcext:value-type="float">
            <text:p>36</text:p>
          </table:table-cell>
          <table:table-cell table:number-columns-repeated="11"/>
          <table:table-cell office:value-type="float" office:value="1973" calcext:value-type="float">
            <text:p>1973</text:p>
          </table:table-cell>
          <table:table-cell table:formula="of:=([.O294]-13)/([.O294]+13)" office:value-type="float" office:value="0.986908358509567" calcext:value-type="float">
            <text:p>0.986908358509567</text:p>
          </table:table-cell>
          <table:table-cell table:formula="of:=LOG([.O294])" office:value-type="float" office:value="3.29512708525219" calcext:value-type="float">
            <text:p>3.29512708525219</text:p>
          </table:table-cell>
          <table:table-cell office:value-type="float" office:value="0" calcext:value-type="float">
            <text:p>0</text:p>
          </table:table-cell>
          <table:table-cell table:formula="of:=(FLOOR([.$O$2]-[.R294]*[.A294]-[.T294]*[.$O$2])-[.D294]-[.E294])/[.M294]" office:value-type="string" office:string-value="" calcext:value-type="error">
            <text:p>#DIV/0!</text:p>
          </table:table-cell>
          <table:table-cell table:number-columns-repeated="4"/>
          <table:table-cell table:formula="of:=[.O294]" office:value-type="float" office:value="1973" calcext:value-type="float">
            <text:p>1973</text:p>
          </table:table-cell>
          <table:table-cell table:formula="of:=MOD([.X294];13*6)" office:value-type="float" office:value="23" calcext:value-type="float">
            <text:p>23</text:p>
          </table:table-cell>
          <table:table-cell table:number-columns-repeated="996"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MOD([.A295];[.$O$2])" office:value-type="float" office:value="7" calcext:value-type="float">
            <text:p>7</text:p>
          </table:table-cell>
          <table:table-cell table:formula="of:=MOD([.A295];64)" office:value-type="float" office:value="37" calcext:value-type="float">
            <text:p>37</text:p>
          </table:table-cell>
          <table:table-cell table:number-columns-repeated="11"/>
          <table:table-cell office:value-type="float" office:value="1979" calcext:value-type="float">
            <text:p>1979</text:p>
          </table:table-cell>
          <table:table-cell table:formula="of:=([.O295]-13)/([.O295]+13)" office:value-type="float" office:value="0.986947791164659" calcext:value-type="float">
            <text:p>0.986947791164659</text:p>
          </table:table-cell>
          <table:table-cell table:formula="of:=LOG([.O295])" office:value-type="float" office:value="3.2964457942064" calcext:value-type="float">
            <text:p>3.2964457942064</text:p>
          </table:table-cell>
          <table:table-cell office:value-type="float" office:value="1" calcext:value-type="float">
            <text:p>1</text:p>
          </table:table-cell>
          <table:table-cell table:formula="of:=(FLOOR([.$O$2]-[.R295]*[.A295]-[.T295]*[.$O$2])-[.D295]-[.E295])/[.M295]" office:value-type="string" office:string-value="" calcext:value-type="error">
            <text:p>#DIV/0!</text:p>
          </table:table-cell>
          <table:table-cell table:number-columns-repeated="4"/>
          <table:table-cell table:formula="of:=[.O295]" office:value-type="float" office:value="1979" calcext:value-type="float">
            <text:p>1979</text:p>
          </table:table-cell>
          <table:table-cell table:formula="of:=MOD([.X295];13*6)" office:value-type="float" office:value="29" calcext:value-type="float">
            <text:p>29</text:p>
          </table:table-cell>
          <table:table-cell table:number-columns-repeated="996"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MOD([.A296];[.$O$2])" office:value-type="float" office:value="8" calcext:value-type="float">
            <text:p>8</text:p>
          </table:table-cell>
          <table:table-cell table:formula="of:=MOD([.A296];64)" office:value-type="float" office:value="38" calcext:value-type="float">
            <text:p>38</text:p>
          </table:table-cell>
          <table:table-cell table:number-columns-repeated="11"/>
          <table:table-cell office:value-type="float" office:value="1987" calcext:value-type="float">
            <text:p>1987</text:p>
          </table:table-cell>
          <table:table-cell table:formula="of:=([.O296]-13)/([.O296]+13)" office:value-type="float" office:value="0.987" calcext:value-type="float">
            <text:p>0.987</text:p>
          </table:table-cell>
          <table:table-cell table:formula="of:=LOG([.O296])" office:value-type="float" office:value="3.29819786710981" calcext:value-type="float">
            <text:p>3.29819786710981</text:p>
          </table:table-cell>
          <table:table-cell office:value-type="float" office:value="0" calcext:value-type="float">
            <text:p>0</text:p>
          </table:table-cell>
          <table:table-cell table:formula="of:=(FLOOR([.$O$2]-[.R296]*[.A296]-[.T296]*[.$O$2])-[.D296]-[.E296])/[.M296]" office:value-type="string" office:string-value="" calcext:value-type="error">
            <text:p>#DIV/0!</text:p>
          </table:table-cell>
          <table:table-cell table:number-columns-repeated="4"/>
          <table:table-cell table:formula="of:=[.O296]" office:value-type="float" office:value="1987" calcext:value-type="float">
            <text:p>1987</text:p>
          </table:table-cell>
          <table:table-cell table:formula="of:=MOD([.X296];13*6)" office:value-type="float" office:value="37" calcext:value-type="float">
            <text:p>37</text:p>
          </table:table-cell>
          <table:table-cell table:number-columns-repeated="996"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MOD([.A297];[.$O$2])" office:value-type="float" office:value="9" calcext:value-type="float">
            <text:p>9</text:p>
          </table:table-cell>
          <table:table-cell table:formula="of:=MOD([.A297];64)" office:value-type="float" office:value="39" calcext:value-type="float">
            <text:p>39</text:p>
          </table:table-cell>
          <table:table-cell table:number-columns-repeated="11"/>
          <table:table-cell office:value-type="float" office:value="1993" calcext:value-type="float">
            <text:p>1993</text:p>
          </table:table-cell>
          <table:table-cell table:formula="of:=([.O297]-13)/([.O297]+13)" office:value-type="float" office:value="0.98703888334995" calcext:value-type="float">
            <text:p>0.98703888334995</text:p>
          </table:table-cell>
          <table:table-cell table:formula="of:=LOG([.O297])" office:value-type="float" office:value="3.29950729870049" calcext:value-type="float">
            <text:p>3.29950729870049</text:p>
          </table:table-cell>
          <table:table-cell office:value-type="float" office:value="1" calcext:value-type="float">
            <text:p>1</text:p>
          </table:table-cell>
          <table:table-cell table:formula="of:=(FLOOR([.$O$2]-[.R297]*[.A297]-[.T297]*[.$O$2])-[.D297]-[.E297])/[.M297]" office:value-type="string" office:string-value="" calcext:value-type="error">
            <text:p>#DIV/0!</text:p>
          </table:table-cell>
          <table:table-cell table:number-columns-repeated="4"/>
          <table:table-cell table:formula="of:=[.O297]" office:value-type="float" office:value="1993" calcext:value-type="float">
            <text:p>1993</text:p>
          </table:table-cell>
          <table:table-cell table:formula="of:=MOD([.X297];13*6)" office:value-type="float" office:value="43" calcext:value-type="float">
            <text:p>43</text:p>
          </table:table-cell>
          <table:table-cell table:number-columns-repeated="996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MOD([.A298];[.$O$2])" office:value-type="float" office:value="10" calcext:value-type="float">
            <text:p>10</text:p>
          </table:table-cell>
          <table:table-cell table:formula="of:=MOD([.A298];64)" office:value-type="float" office:value="40" calcext:value-type="float">
            <text:p>40</text:p>
          </table:table-cell>
          <table:table-cell table:number-columns-repeated="11"/>
          <table:table-cell office:value-type="float" office:value="1997" calcext:value-type="float">
            <text:p>1997</text:p>
          </table:table-cell>
          <table:table-cell table:formula="of:=([.O298]-13)/([.O298]+13)" office:value-type="float" office:value="0.987064676616915" calcext:value-type="float">
            <text:p>0.987064676616915</text:p>
          </table:table-cell>
          <table:table-cell table:formula="of:=LOG([.O298])" office:value-type="float" office:value="3.3003780648707" calcext:value-type="float">
            <text:p>3.3003780648707</text:p>
          </table:table-cell>
          <table:table-cell office:value-type="float" office:value="0" calcext:value-type="float">
            <text:p>0</text:p>
          </table:table-cell>
          <table:table-cell table:formula="of:=(FLOOR([.$O$2]-[.R298]*[.A298]-[.T298]*[.$O$2])-[.D298]-[.E298])/[.M298]" office:value-type="string" office:string-value="" calcext:value-type="error">
            <text:p>#DIV/0!</text:p>
          </table:table-cell>
          <table:table-cell table:number-columns-repeated="4"/>
          <table:table-cell table:formula="of:=[.O298]" office:value-type="float" office:value="1997" calcext:value-type="float">
            <text:p>1997</text:p>
          </table:table-cell>
          <table:table-cell table:formula="of:=MOD([.X298];13*6)" office:value-type="float" office:value="47" calcext:value-type="float">
            <text:p>47</text:p>
          </table:table-cell>
          <table:table-cell table:number-columns-repeated="996"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MOD([.A299];[.$O$2])" office:value-type="float" office:value="11" calcext:value-type="float">
            <text:p>11</text:p>
          </table:table-cell>
          <table:table-cell table:formula="of:=MOD([.A299];64)" office:value-type="float" office:value="41" calcext:value-type="float">
            <text:p>41</text:p>
          </table:table-cell>
          <table:table-cell table:number-columns-repeated="11"/>
          <table:table-cell office:value-type="float" office:value="1999" calcext:value-type="float">
            <text:p>1999</text:p>
          </table:table-cell>
          <table:table-cell table:formula="of:=([.O299]-13)/([.O299]+13)" office:value-type="float" office:value="0.987077534791252" calcext:value-type="float">
            <text:p>0.987077534791252</text:p>
          </table:table-cell>
          <table:table-cell table:formula="of:=LOG([.O299])" office:value-type="float" office:value="3.30081279411812" calcext:value-type="float">
            <text:p>3.30081279411812</text:p>
          </table:table-cell>
          <table:table-cell office:value-type="float" office:value="1" calcext:value-type="float">
            <text:p>1</text:p>
          </table:table-cell>
          <table:table-cell table:formula="of:=(FLOOR([.$O$2]-[.R299]*[.A299]-[.T299]*[.$O$2])-[.D299]-[.E299])/[.M299]" office:value-type="string" office:string-value="" calcext:value-type="error">
            <text:p>#DIV/0!</text:p>
          </table:table-cell>
          <table:table-cell table:number-columns-repeated="4"/>
          <table:table-cell table:formula="of:=[.O299]" office:value-type="float" office:value="1999" calcext:value-type="float">
            <text:p>1999</text:p>
          </table:table-cell>
          <table:table-cell table:formula="of:=MOD([.X299];13*6)" office:value-type="float" office:value="49" calcext:value-type="float">
            <text:p>49</text:p>
          </table:table-cell>
          <table:table-cell table:number-columns-repeated="996"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MOD([.A300];[.$O$2])" office:value-type="float" office:value="12" calcext:value-type="float">
            <text:p>12</text:p>
          </table:table-cell>
          <table:table-cell table:formula="of:=MOD([.A300];64)" office:value-type="float" office:value="42" calcext:value-type="float">
            <text:p>42</text:p>
          </table:table-cell>
          <table:table-cell table:number-columns-repeated="11"/>
          <table:table-cell office:value-type="float" office:value="2003" calcext:value-type="float">
            <text:p>2003</text:p>
          </table:table-cell>
          <table:table-cell table:formula="of:=([.O300]-13)/([.O300]+13)" office:value-type="float" office:value="0.987103174603175" calcext:value-type="float">
            <text:p>0.987103174603175</text:p>
          </table:table-cell>
          <table:table-cell table:formula="of:=LOG([.O300])" office:value-type="float" office:value="3.30168094929358" calcext:value-type="float">
            <text:p>3.30168094929358</text:p>
          </table:table-cell>
          <table:table-cell office:value-type="float" office:value="0" calcext:value-type="float">
            <text:p>0</text:p>
          </table:table-cell>
          <table:table-cell table:formula="of:=(FLOOR([.$O$2]-[.R300]*[.A300]-[.T300]*[.$O$2])-[.D300]-[.E300])/[.M300]" office:value-type="string" office:string-value="" calcext:value-type="error">
            <text:p>#DIV/0!</text:p>
          </table:table-cell>
          <table:table-cell table:number-columns-repeated="4"/>
          <table:table-cell table:formula="of:=[.O300]" office:value-type="float" office:value="2003" calcext:value-type="float">
            <text:p>2003</text:p>
          </table:table-cell>
          <table:table-cell table:formula="of:=MOD([.X300];13*6)" office:value-type="float" office:value="53" calcext:value-type="float">
            <text:p>53</text:p>
          </table:table-cell>
          <table:table-cell table:number-columns-repeated="996"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MOD([.A301];[.$O$2])" office:value-type="float" office:value="0" calcext:value-type="float">
            <text:p>0</text:p>
          </table:table-cell>
          <table:table-cell table:formula="of:=MOD([.A301];64)" office:value-type="float" office:value="43" calcext:value-type="float">
            <text:p>43</text:p>
          </table:table-cell>
          <table:table-cell table:number-columns-repeated="11"/>
          <table:table-cell office:value-type="float" office:value="2011" calcext:value-type="float">
            <text:p>2011</text:p>
          </table:table-cell>
          <table:table-cell table:formula="of:=([.O301]-13)/([.O301]+13)" office:value-type="float" office:value="0.987154150197628" calcext:value-type="float">
            <text:p>0.987154150197628</text:p>
          </table:table-cell>
          <table:table-cell table:formula="of:=LOG([.O301])" office:value-type="float" office:value="3.30341207059674" calcext:value-type="float">
            <text:p>3.30341207059674</text:p>
          </table:table-cell>
          <table:table-cell office:value-type="float" office:value="1" calcext:value-type="float">
            <text:p>1</text:p>
          </table:table-cell>
          <table:table-cell table:formula="of:=(FLOOR([.$O$2]-[.R301]*[.A301]-[.T301]*[.$O$2])-[.D301]-[.E301])/[.M301]" office:value-type="string" office:string-value="" calcext:value-type="error">
            <text:p>#DIV/0!</text:p>
          </table:table-cell>
          <table:table-cell table:number-columns-repeated="4"/>
          <table:table-cell table:formula="of:=[.O301]" office:value-type="float" office:value="2011" calcext:value-type="float">
            <text:p>2011</text:p>
          </table:table-cell>
          <table:table-cell table:formula="of:=MOD([.X301];13*6)" office:value-type="float" office:value="61" calcext:value-type="float">
            <text:p>61</text:p>
          </table:table-cell>
          <table:table-cell table:number-columns-repeated="996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MOD([.A302];[.$O$2])" office:value-type="float" office:value="1" calcext:value-type="float">
            <text:p>1</text:p>
          </table:table-cell>
          <table:table-cell table:formula="of:=MOD([.A302];64)" office:value-type="float" office:value="44" calcext:value-type="float">
            <text:p>44</text:p>
          </table:table-cell>
          <table:table-cell table:number-columns-repeated="11"/>
          <table:table-cell office:value-type="float" office:value="2017" calcext:value-type="float">
            <text:p>2017</text:p>
          </table:table-cell>
          <table:table-cell table:formula="of:=([.O302]-13)/([.O302]+13)" office:value-type="float" office:value="0.987192118226601" calcext:value-type="float">
            <text:p>0.987192118226601</text:p>
          </table:table-cell>
          <table:table-cell table:formula="of:=LOG([.O302])" office:value-type="float" office:value="3.30470589821276" calcext:value-type="float">
            <text:p>3.30470589821276</text:p>
          </table:table-cell>
          <table:table-cell office:value-type="float" office:value="0" calcext:value-type="float">
            <text:p>0</text:p>
          </table:table-cell>
          <table:table-cell table:formula="of:=(FLOOR([.$O$2]-[.R302]*[.A302]-[.T302]*[.$O$2])-[.D302]-[.E302])/[.M302]" office:value-type="string" office:string-value="" calcext:value-type="error">
            <text:p>#DIV/0!</text:p>
          </table:table-cell>
          <table:table-cell table:number-columns-repeated="4"/>
          <table:table-cell table:formula="of:=[.O302]" office:value-type="float" office:value="2017" calcext:value-type="float">
            <text:p>2017</text:p>
          </table:table-cell>
          <table:table-cell table:formula="of:=MOD([.X302];13*6)" office:value-type="float" office:value="67" calcext:value-type="float">
            <text:p>67</text:p>
          </table:table-cell>
          <table:table-cell table:number-columns-repeated="996"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MOD([.A303];[.$O$2])" office:value-type="float" office:value="2" calcext:value-type="float">
            <text:p>2</text:p>
          </table:table-cell>
          <table:table-cell table:formula="of:=MOD([.A303];64)" office:value-type="float" office:value="45" calcext:value-type="float">
            <text:p>45</text:p>
          </table:table-cell>
          <table:table-cell table:number-columns-repeated="11"/>
          <table:table-cell office:value-type="float" office:value="2027" calcext:value-type="float">
            <text:p>2027</text:p>
          </table:table-cell>
          <table:table-cell table:formula="of:=([.O303]-13)/([.O303]+13)" office:value-type="float" office:value="0.987254901960784" calcext:value-type="float">
            <text:p>0.987254901960784</text:p>
          </table:table-cell>
          <table:table-cell table:formula="of:=LOG([.O303])" office:value-type="float" office:value="3.30685374869301" calcext:value-type="float">
            <text:p>3.30685374869301</text:p>
          </table:table-cell>
          <table:table-cell office:value-type="float" office:value="1" calcext:value-type="float">
            <text:p>1</text:p>
          </table:table-cell>
          <table:table-cell table:formula="of:=(FLOOR([.$O$2]-[.R303]*[.A303]-[.T303]*[.$O$2])-[.D303]-[.E303])/[.M303]" office:value-type="string" office:string-value="" calcext:value-type="error">
            <text:p>#DIV/0!</text:p>
          </table:table-cell>
          <table:table-cell table:number-columns-repeated="4"/>
          <table:table-cell table:formula="of:=[.O303]" office:value-type="float" office:value="2027" calcext:value-type="float">
            <text:p>2027</text:p>
          </table:table-cell>
          <table:table-cell table:formula="of:=MOD([.X303];13*6)" office:value-type="float" office:value="77" calcext:value-type="float">
            <text:p>77</text:p>
          </table:table-cell>
          <table:table-cell table:number-columns-repeated="996"/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MOD([.A304];[.$O$2])" office:value-type="float" office:value="3" calcext:value-type="float">
            <text:p>3</text:p>
          </table:table-cell>
          <table:table-cell table:formula="of:=MOD([.A304];64)" office:value-type="float" office:value="46" calcext:value-type="float">
            <text:p>46</text:p>
          </table:table-cell>
          <table:table-cell table:number-columns-repeated="11"/>
          <table:table-cell office:value-type="float" office:value="2029" calcext:value-type="float">
            <text:p>2029</text:p>
          </table:table-cell>
          <table:table-cell table:formula="of:=([.O304]-13)/([.O304]+13)" office:value-type="float" office:value="0.987267384916748" calcext:value-type="float">
            <text:p>0.987267384916748</text:p>
          </table:table-cell>
          <table:table-cell table:formula="of:=LOG([.O304])" office:value-type="float" office:value="3.30728204703335" calcext:value-type="float">
            <text:p>3.30728204703335</text:p>
          </table:table-cell>
          <table:table-cell office:value-type="float" office:value="0" calcext:value-type="float">
            <text:p>0</text:p>
          </table:table-cell>
          <table:table-cell table:formula="of:=(FLOOR([.$O$2]-[.R304]*[.A304]-[.T304]*[.$O$2])-[.D304]-[.E304])/[.M304]" office:value-type="string" office:string-value="" calcext:value-type="error">
            <text:p>#DIV/0!</text:p>
          </table:table-cell>
          <table:table-cell table:number-columns-repeated="4"/>
          <table:table-cell table:formula="of:=[.O304]" office:value-type="float" office:value="2029" calcext:value-type="float">
            <text:p>2029</text:p>
          </table:table-cell>
          <table:table-cell table:formula="of:=MOD([.X304];13*6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MOD([.A305];[.$O$2])" office:value-type="float" office:value="4" calcext:value-type="float">
            <text:p>4</text:p>
          </table:table-cell>
          <table:table-cell table:formula="of:=MOD([.A305];64)" office:value-type="float" office:value="47" calcext:value-type="float">
            <text:p>47</text:p>
          </table:table-cell>
          <table:table-cell table:number-columns-repeated="11"/>
          <table:table-cell office:value-type="float" office:value="2039" calcext:value-type="float">
            <text:p>2039</text:p>
          </table:table-cell>
          <table:table-cell table:formula="of:=([.O305]-13)/([.O305]+13)" office:value-type="float" office:value="0.987329434697856" calcext:value-type="float">
            <text:p>0.987329434697856</text:p>
          </table:table-cell>
          <table:table-cell table:formula="of:=LOG([.O305])" office:value-type="float" office:value="3.30941722577814" calcext:value-type="float">
            <text:p>3.30941722577814</text:p>
          </table:table-cell>
          <table:table-cell office:value-type="float" office:value="1" calcext:value-type="float">
            <text:p>1</text:p>
          </table:table-cell>
          <table:table-cell table:formula="of:=(FLOOR([.$O$2]-[.R305]*[.A305]-[.T305]*[.$O$2])-[.D305]-[.E305])/[.M305]" office:value-type="string" office:string-value="" calcext:value-type="error">
            <text:p>#DIV/0!</text:p>
          </table:table-cell>
          <table:table-cell table:number-columns-repeated="4"/>
          <table:table-cell table:formula="of:=[.O305]" office:value-type="float" office:value="2039" calcext:value-type="float">
            <text:p>2039</text:p>
          </table:table-cell>
          <table:table-cell table:formula="of:=MOD([.X305];13*6)" office:value-type="float" office:value="11" calcext:value-type="float">
            <text:p>11</text:p>
          </table:table-cell>
          <table:table-cell table:number-columns-repeated="996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MOD([.A306];[.$O$2])" office:value-type="float" office:value="5" calcext:value-type="float">
            <text:p>5</text:p>
          </table:table-cell>
          <table:table-cell table:formula="of:=MOD([.A306];64)" office:value-type="float" office:value="48" calcext:value-type="float">
            <text:p>48</text:p>
          </table:table-cell>
          <table:table-cell table:number-columns-repeated="11"/>
          <table:table-cell office:value-type="float" office:value="2053" calcext:value-type="float">
            <text:p>2053</text:p>
          </table:table-cell>
          <table:table-cell table:formula="of:=([.O306]-13)/([.O306]+13)" office:value-type="float" office:value="0.987415295256534" calcext:value-type="float">
            <text:p>0.987415295256534</text:p>
          </table:table-cell>
          <table:table-cell table:formula="of:=LOG([.O306])" office:value-type="float" office:value="3.31238894937059" calcext:value-type="float">
            <text:p>3.31238894937059</text:p>
          </table:table-cell>
          <table:table-cell office:value-type="float" office:value="0" calcext:value-type="float">
            <text:p>0</text:p>
          </table:table-cell>
          <table:table-cell table:formula="of:=(FLOOR([.$O$2]-[.R306]*[.A306]-[.T306]*[.$O$2])-[.D306]-[.E306])/[.M306]" office:value-type="string" office:string-value="" calcext:value-type="error">
            <text:p>#DIV/0!</text:p>
          </table:table-cell>
          <table:table-cell table:number-columns-repeated="4"/>
          <table:table-cell table:formula="of:=[.O306]" office:value-type="float" office:value="2053" calcext:value-type="float">
            <text:p>2053</text:p>
          </table:table-cell>
          <table:table-cell table:formula="of:=MOD([.X306];13*6)" office:value-type="float" office:value="25" calcext:value-type="float">
            <text:p>25</text:p>
          </table:table-cell>
          <table:table-cell table:number-columns-repeated="996"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MOD([.A307];[.$O$2])" office:value-type="float" office:value="6" calcext:value-type="float">
            <text:p>6</text:p>
          </table:table-cell>
          <table:table-cell table:formula="of:=MOD([.A307];64)" office:value-type="float" office:value="49" calcext:value-type="float">
            <text:p>49</text:p>
          </table:table-cell>
          <table:table-cell table:number-columns-repeated="11"/>
          <table:table-cell office:value-type="float" office:value="2063" calcext:value-type="float">
            <text:p>2063</text:p>
          </table:table-cell>
          <table:table-cell table:formula="of:=([.O307]-13)/([.O307]+13)" office:value-type="float" office:value="0.98747591522158" calcext:value-type="float">
            <text:p>0.98747591522158</text:p>
          </table:table-cell>
          <table:table-cell table:formula="of:=LOG([.O307])" office:value-type="float" office:value="3.31449922797315" calcext:value-type="float">
            <text:p>3.31449922797315</text:p>
          </table:table-cell>
          <table:table-cell office:value-type="float" office:value="1" calcext:value-type="float">
            <text:p>1</text:p>
          </table:table-cell>
          <table:table-cell table:formula="of:=(FLOOR([.$O$2]-[.R307]*[.A307]-[.T307]*[.$O$2])-[.D307]-[.E307])/[.M307]" office:value-type="string" office:string-value="" calcext:value-type="error">
            <text:p>#DIV/0!</text:p>
          </table:table-cell>
          <table:table-cell table:number-columns-repeated="4"/>
          <table:table-cell table:formula="of:=[.O307]" office:value-type="float" office:value="2063" calcext:value-type="float">
            <text:p>2063</text:p>
          </table:table-cell>
          <table:table-cell table:formula="of:=MOD([.X307];13*6)" office:value-type="float" office:value="35" calcext:value-type="float">
            <text:p>35</text:p>
          </table:table-cell>
          <table:table-cell table:number-columns-repeated="996"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MOD([.A308];[.$O$2])" office:value-type="float" office:value="7" calcext:value-type="float">
            <text:p>7</text:p>
          </table:table-cell>
          <table:table-cell table:formula="of:=MOD([.A308];64)" office:value-type="float" office:value="50" calcext:value-type="float">
            <text:p>50</text:p>
          </table:table-cell>
          <table:table-cell table:number-columns-repeated="11"/>
          <table:table-cell office:value-type="float" office:value="2069" calcext:value-type="float">
            <text:p>2069</text:p>
          </table:table-cell>
          <table:table-cell table:formula="of:=([.O308]-13)/([.O308]+13)" office:value-type="float" office:value="0.987512007684918" calcext:value-type="float">
            <text:p>0.987512007684918</text:p>
          </table:table-cell>
          <table:table-cell table:formula="of:=LOG([.O308])" office:value-type="float" office:value="3.31576049066573" calcext:value-type="float">
            <text:p>3.31576049066573</text:p>
          </table:table-cell>
          <table:table-cell office:value-type="float" office:value="0" calcext:value-type="float">
            <text:p>0</text:p>
          </table:table-cell>
          <table:table-cell table:formula="of:=(FLOOR([.$O$2]-[.R308]*[.A308]-[.T308]*[.$O$2])-[.D308]-[.E308])/[.M308]" office:value-type="string" office:string-value="" calcext:value-type="error">
            <text:p>#DIV/0!</text:p>
          </table:table-cell>
          <table:table-cell table:number-columns-repeated="4"/>
          <table:table-cell table:formula="of:=[.O308]" office:value-type="float" office:value="2069" calcext:value-type="float">
            <text:p>2069</text:p>
          </table:table-cell>
          <table:table-cell table:formula="of:=MOD([.X308];13*6)" office:value-type="float" office:value="41" calcext:value-type="float">
            <text:p>41</text:p>
          </table:table-cell>
          <table:table-cell table:number-columns-repeated="996"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MOD([.A309];[.$O$2])" office:value-type="float" office:value="8" calcext:value-type="float">
            <text:p>8</text:p>
          </table:table-cell>
          <table:table-cell table:formula="of:=MOD([.A309];64)" office:value-type="float" office:value="51" calcext:value-type="float">
            <text:p>51</text:p>
          </table:table-cell>
          <table:table-cell table:number-columns-repeated="11"/>
          <table:table-cell office:value-type="float" office:value="2081" calcext:value-type="float">
            <text:p>2081</text:p>
          </table:table-cell>
          <table:table-cell table:formula="of:=([.O309]-13)/([.O309]+13)" office:value-type="float" office:value="0.987583572110793" calcext:value-type="float">
            <text:p>0.987583572110793</text:p>
          </table:table-cell>
          <table:table-cell table:formula="of:=LOG([.O309])" office:value-type="float" office:value="3.31827208021163" calcext:value-type="float">
            <text:p>3.31827208021163</text:p>
          </table:table-cell>
          <table:table-cell office:value-type="float" office:value="1" calcext:value-type="float">
            <text:p>1</text:p>
          </table:table-cell>
          <table:table-cell table:formula="of:=(FLOOR([.$O$2]-[.R309]*[.A309]-[.T309]*[.$O$2])-[.D309]-[.E309])/[.M309]" office:value-type="string" office:string-value="" calcext:value-type="error">
            <text:p>#DIV/0!</text:p>
          </table:table-cell>
          <table:table-cell table:number-columns-repeated="4"/>
          <table:table-cell table:formula="of:=[.O309]" office:value-type="float" office:value="2081" calcext:value-type="float">
            <text:p>2081</text:p>
          </table:table-cell>
          <table:table-cell table:formula="of:=MOD([.X309];13*6)" office:value-type="float" office:value="53" calcext:value-type="float">
            <text:p>53</text:p>
          </table:table-cell>
          <table:table-cell table:number-columns-repeated="996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MOD([.A310];[.$O$2])" office:value-type="float" office:value="9" calcext:value-type="float">
            <text:p>9</text:p>
          </table:table-cell>
          <table:table-cell table:formula="of:=MOD([.A310];64)" office:value-type="float" office:value="52" calcext:value-type="float">
            <text:p>52</text:p>
          </table:table-cell>
          <table:table-cell table:number-columns-repeated="11"/>
          <table:table-cell office:value-type="float" office:value="2083" calcext:value-type="float">
            <text:p>2083</text:p>
          </table:table-cell>
          <table:table-cell table:formula="of:=([.O310]-13)/([.O310]+13)" office:value-type="float" office:value="0.987595419847328" calcext:value-type="float">
            <text:p>0.987595419847328</text:p>
          </table:table-cell>
          <table:table-cell table:formula="of:=LOG([.O310])" office:value-type="float" office:value="3.31868926994775" calcext:value-type="float">
            <text:p>3.31868926994775</text:p>
          </table:table-cell>
          <table:table-cell office:value-type="float" office:value="0" calcext:value-type="float">
            <text:p>0</text:p>
          </table:table-cell>
          <table:table-cell table:formula="of:=(FLOOR([.$O$2]-[.R310]*[.A310]-[.T310]*[.$O$2])-[.D310]-[.E310])/[.M310]" office:value-type="string" office:string-value="" calcext:value-type="error">
            <text:p>#DIV/0!</text:p>
          </table:table-cell>
          <table:table-cell table:number-columns-repeated="4"/>
          <table:table-cell table:formula="of:=[.O310]" office:value-type="float" office:value="2083" calcext:value-type="float">
            <text:p>2083</text:p>
          </table:table-cell>
          <table:table-cell table:formula="of:=MOD([.X310];13*6)" office:value-type="float" office:value="55" calcext:value-type="float">
            <text:p>55</text:p>
          </table:table-cell>
          <table:table-cell table:number-columns-repeated="996"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MOD([.A311];[.$O$2])" office:value-type="float" office:value="10" calcext:value-type="float">
            <text:p>10</text:p>
          </table:table-cell>
          <table:table-cell table:formula="of:=MOD([.A311];64)" office:value-type="float" office:value="53" calcext:value-type="float">
            <text:p>53</text:p>
          </table:table-cell>
          <table:table-cell table:number-columns-repeated="11"/>
          <table:table-cell office:value-type="float" office:value="2087" calcext:value-type="float">
            <text:p>2087</text:p>
          </table:table-cell>
          <table:table-cell table:formula="of:=([.O311]-13)/([.O311]+13)" office:value-type="float" office:value="0.987619047619048" calcext:value-type="float">
            <text:p>0.987619047619048</text:p>
          </table:table-cell>
          <table:table-cell table:formula="of:=LOG([.O311])" office:value-type="float" office:value="3.31952244906545" calcext:value-type="float">
            <text:p>3.31952244906545</text:p>
          </table:table-cell>
          <table:table-cell office:value-type="float" office:value="1" calcext:value-type="float">
            <text:p>1</text:p>
          </table:table-cell>
          <table:table-cell table:formula="of:=(FLOOR([.$O$2]-[.R311]*[.A311]-[.T311]*[.$O$2])-[.D311]-[.E311])/[.M311]" office:value-type="string" office:string-value="" calcext:value-type="error">
            <text:p>#DIV/0!</text:p>
          </table:table-cell>
          <table:table-cell table:number-columns-repeated="4"/>
          <table:table-cell table:formula="of:=[.O311]" office:value-type="float" office:value="2087" calcext:value-type="float">
            <text:p>2087</text:p>
          </table:table-cell>
          <table:table-cell table:formula="of:=MOD([.X311];13*6)" office:value-type="float" office:value="59" calcext:value-type="float">
            <text:p>59</text:p>
          </table:table-cell>
          <table:table-cell table:number-columns-repeated="996"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MOD([.A312];[.$O$2])" office:value-type="float" office:value="11" calcext:value-type="float">
            <text:p>11</text:p>
          </table:table-cell>
          <table:table-cell table:formula="of:=MOD([.A312];64)" office:value-type="float" office:value="54" calcext:value-type="float">
            <text:p>54</text:p>
          </table:table-cell>
          <table:table-cell table:number-columns-repeated="11"/>
          <table:table-cell office:value-type="float" office:value="2089" calcext:value-type="float">
            <text:p>2089</text:p>
          </table:table-cell>
          <table:table-cell table:formula="of:=([.O312]-13)/([.O312]+13)" office:value-type="float" office:value="0.987630827783064" calcext:value-type="float">
            <text:p>0.987630827783064</text:p>
          </table:table-cell>
          <table:table-cell table:formula="of:=LOG([.O312])" office:value-type="float" office:value="3.31993843998031" calcext:value-type="float">
            <text:p>3.31993843998031</text:p>
          </table:table-cell>
          <table:table-cell office:value-type="float" office:value="0" calcext:value-type="float">
            <text:p>0</text:p>
          </table:table-cell>
          <table:table-cell table:formula="of:=(FLOOR([.$O$2]-[.R312]*[.A312]-[.T312]*[.$O$2])-[.D312]-[.E312])/[.M312]" office:value-type="string" office:string-value="" calcext:value-type="error">
            <text:p>#DIV/0!</text:p>
          </table:table-cell>
          <table:table-cell table:number-columns-repeated="4"/>
          <table:table-cell table:formula="of:=[.O312]" office:value-type="float" office:value="2089" calcext:value-type="float">
            <text:p>2089</text:p>
          </table:table-cell>
          <table:table-cell table:formula="of:=MOD([.X312];13*6)" office:value-type="float" office:value="61" calcext:value-type="float">
            <text:p>61</text:p>
          </table:table-cell>
          <table:table-cell table:number-columns-repeated="996"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MOD([.A313];[.$O$2])" office:value-type="float" office:value="12" calcext:value-type="float">
            <text:p>12</text:p>
          </table:table-cell>
          <table:table-cell table:formula="of:=MOD([.A313];64)" office:value-type="float" office:value="55" calcext:value-type="float">
            <text:p>55</text:p>
          </table:table-cell>
          <table:table-cell table:number-columns-repeated="11"/>
          <table:table-cell office:value-type="float" office:value="2099" calcext:value-type="float">
            <text:p>2099</text:p>
          </table:table-cell>
          <table:table-cell table:formula="of:=([.O313]-13)/([.O313]+13)" office:value-type="float" office:value="0.987689393939394" calcext:value-type="float">
            <text:p>0.987689393939394</text:p>
          </table:table-cell>
          <table:table-cell table:formula="of:=LOG([.O313])" office:value-type="float" office:value="3.3220124385824" calcext:value-type="float">
            <text:p>3.3220124385824</text:p>
          </table:table-cell>
          <table:table-cell office:value-type="float" office:value="1" calcext:value-type="float">
            <text:p>1</text:p>
          </table:table-cell>
          <table:table-cell table:formula="of:=(FLOOR([.$O$2]-[.R313]*[.A313]-[.T313]*[.$O$2])-[.D313]-[.E313])/[.M313]" office:value-type="string" office:string-value="" calcext:value-type="error">
            <text:p>#DIV/0!</text:p>
          </table:table-cell>
          <table:table-cell table:number-columns-repeated="4"/>
          <table:table-cell table:formula="of:=[.O313]" office:value-type="float" office:value="2099" calcext:value-type="float">
            <text:p>2099</text:p>
          </table:table-cell>
          <table:table-cell table:formula="of:=MOD([.X313];13*6)" office:value-type="float" office:value="71" calcext:value-type="float">
            <text:p>71</text:p>
          </table:table-cell>
          <table:table-cell table:number-columns-repeated="996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MOD([.A314];[.$O$2])" office:value-type="float" office:value="0" calcext:value-type="float">
            <text:p>0</text:p>
          </table:table-cell>
          <table:table-cell table:formula="of:=MOD([.A314];64)" office:value-type="float" office:value="56" calcext:value-type="float">
            <text:p>56</text:p>
          </table:table-cell>
          <table:table-cell table:number-columns-repeated="11"/>
          <table:table-cell office:value-type="float" office:value="2111" calcext:value-type="float">
            <text:p>2111</text:p>
          </table:table-cell>
          <table:table-cell table:formula="of:=([.O314]-13)/([.O314]+13)" office:value-type="float" office:value="0.987758945386064" calcext:value-type="float">
            <text:p>0.987758945386064</text:p>
          </table:table-cell>
          <table:table-cell table:formula="of:=LOG([.O314])" office:value-type="float" office:value="3.32448823330766" calcext:value-type="float">
            <text:p>3.32448823330766</text:p>
          </table:table-cell>
          <table:table-cell office:value-type="float" office:value="0" calcext:value-type="float">
            <text:p>0</text:p>
          </table:table-cell>
          <table:table-cell table:formula="of:=(FLOOR([.$O$2]-[.R314]*[.A314]-[.T314]*[.$O$2])-[.D314]-[.E314])/[.M314]" office:value-type="string" office:string-value="" calcext:value-type="error">
            <text:p>#DIV/0!</text:p>
          </table:table-cell>
          <table:table-cell table:number-columns-repeated="4"/>
          <table:table-cell table:formula="of:=[.O314]" office:value-type="float" office:value="2111" calcext:value-type="float">
            <text:p>2111</text:p>
          </table:table-cell>
          <table:table-cell table:formula="of:=MOD([.X314];13*6)" office:value-type="float" office:value="5" calcext:value-type="float">
            <text:p>5</text:p>
          </table:table-cell>
          <table:table-cell table:number-columns-repeated="996"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MOD([.A315];[.$O$2])" office:value-type="float" office:value="1" calcext:value-type="float">
            <text:p>1</text:p>
          </table:table-cell>
          <table:table-cell table:formula="of:=MOD([.A315];64)" office:value-type="float" office:value="57" calcext:value-type="float">
            <text:p>57</text:p>
          </table:table-cell>
          <table:table-cell table:number-columns-repeated="11"/>
          <table:table-cell office:value-type="float" office:value="2113" calcext:value-type="float">
            <text:p>2113</text:p>
          </table:table-cell>
          <table:table-cell table:formula="of:=([.O315]-13)/([.O315]+13)" office:value-type="float" office:value="0.987770460959549" calcext:value-type="float">
            <text:p>0.987770460959549</text:p>
          </table:table-cell>
          <table:table-cell table:formula="of:=LOG([.O315])" office:value-type="float" office:value="3.32489949705231" calcext:value-type="float">
            <text:p>3.32489949705231</text:p>
          </table:table-cell>
          <table:table-cell office:value-type="float" office:value="1" calcext:value-type="float">
            <text:p>1</text:p>
          </table:table-cell>
          <table:table-cell table:formula="of:=(FLOOR([.$O$2]-[.R315]*[.A315]-[.T315]*[.$O$2])-[.D315]-[.E315])/[.M315]" office:value-type="string" office:string-value="" calcext:value-type="error">
            <text:p>#DIV/0!</text:p>
          </table:table-cell>
          <table:table-cell table:number-columns-repeated="4"/>
          <table:table-cell table:formula="of:=[.O315]" office:value-type="float" office:value="2113" calcext:value-type="float">
            <text:p>2113</text:p>
          </table:table-cell>
          <table:table-cell table:formula="of:=MOD([.X315];13*6)" office:value-type="float" office:value="7" calcext:value-type="float">
            <text:p>7</text:p>
          </table:table-cell>
          <table:table-cell table:number-columns-repeated="996"/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MOD([.A316];[.$O$2])" office:value-type="float" office:value="2" calcext:value-type="float">
            <text:p>2</text:p>
          </table:table-cell>
          <table:table-cell table:formula="of:=MOD([.A316];64)" office:value-type="float" office:value="58" calcext:value-type="float">
            <text:p>58</text:p>
          </table:table-cell>
          <table:table-cell table:number-columns-repeated="11"/>
          <table:table-cell office:value-type="float" office:value="2129" calcext:value-type="float">
            <text:p>2129</text:p>
          </table:table-cell>
          <table:table-cell table:formula="of:=([.O316]-13)/([.O316]+13)" office:value-type="float" office:value="0.987861811391223" calcext:value-type="float">
            <text:p>0.987861811391223</text:p>
          </table:table-cell>
          <table:table-cell table:formula="of:=LOG([.O316])" office:value-type="float" office:value="3.32817566143832" calcext:value-type="float">
            <text:p>3.32817566143832</text:p>
          </table:table-cell>
          <table:table-cell office:value-type="float" office:value="0" calcext:value-type="float">
            <text:p>0</text:p>
          </table:table-cell>
          <table:table-cell table:formula="of:=(FLOOR([.$O$2]-[.R316]*[.A316]-[.T316]*[.$O$2])-[.D316]-[.E316])/[.M316]" office:value-type="string" office:string-value="" calcext:value-type="error">
            <text:p>#DIV/0!</text:p>
          </table:table-cell>
          <table:table-cell table:number-columns-repeated="4"/>
          <table:table-cell table:formula="of:=[.O316]" office:value-type="float" office:value="2129" calcext:value-type="float">
            <text:p>2129</text:p>
          </table:table-cell>
          <table:table-cell table:formula="of:=MOD([.X316];13*6)" office:value-type="float" office:value="23" calcext:value-type="float">
            <text:p>23</text:p>
          </table:table-cell>
          <table:table-cell table:number-columns-repeated="996"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MOD([.A317];[.$O$2])" office:value-type="float" office:value="3" calcext:value-type="float">
            <text:p>3</text:p>
          </table:table-cell>
          <table:table-cell table:formula="of:=MOD([.A317];64)" office:value-type="float" office:value="59" calcext:value-type="float">
            <text:p>59</text:p>
          </table:table-cell>
          <table:table-cell table:number-columns-repeated="11"/>
          <table:table-cell office:value-type="float" office:value="2131" calcext:value-type="float">
            <text:p>2131</text:p>
          </table:table-cell>
          <table:table-cell table:formula="of:=([.O317]-13)/([.O317]+13)" office:value-type="float" office:value="0.987873134328358" calcext:value-type="float">
            <text:p>0.987873134328358</text:p>
          </table:table-cell>
          <table:table-cell table:formula="of:=LOG([.O317])" office:value-type="float" office:value="3.3285834497142" calcext:value-type="float">
            <text:p>3.3285834497142</text:p>
          </table:table-cell>
          <table:table-cell office:value-type="float" office:value="1" calcext:value-type="float">
            <text:p>1</text:p>
          </table:table-cell>
          <table:table-cell table:formula="of:=(FLOOR([.$O$2]-[.R317]*[.A317]-[.T317]*[.$O$2])-[.D317]-[.E317])/[.M317]" office:value-type="string" office:string-value="" calcext:value-type="error">
            <text:p>#DIV/0!</text:p>
          </table:table-cell>
          <table:table-cell table:number-columns-repeated="4"/>
          <table:table-cell table:formula="of:=[.O317]" office:value-type="float" office:value="2131" calcext:value-type="float">
            <text:p>2131</text:p>
          </table:table-cell>
          <table:table-cell table:formula="of:=MOD([.X317];13*6)" office:value-type="float" office:value="25" calcext:value-type="float">
            <text:p>25</text:p>
          </table:table-cell>
          <table:table-cell table:number-columns-repeated="996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MOD([.A318];[.$O$2])" office:value-type="float" office:value="4" calcext:value-type="float">
            <text:p>4</text:p>
          </table:table-cell>
          <table:table-cell table:formula="of:=MOD([.A318];64)" office:value-type="float" office:value="60" calcext:value-type="float">
            <text:p>60</text:p>
          </table:table-cell>
          <table:table-cell table:number-columns-repeated="11"/>
          <table:table-cell office:value-type="float" office:value="2137" calcext:value-type="float">
            <text:p>2137</text:p>
          </table:table-cell>
          <table:table-cell table:formula="of:=([.O318]-13)/([.O318]+13)" office:value-type="float" office:value="0.987906976744186" calcext:value-type="float">
            <text:p>0.987906976744186</text:p>
          </table:table-cell>
          <table:table-cell table:formula="of:=LOG([.O318])" office:value-type="float" office:value="3.32980452216407" calcext:value-type="float">
            <text:p>3.32980452216407</text:p>
          </table:table-cell>
          <table:table-cell office:value-type="float" office:value="0" calcext:value-type="float">
            <text:p>0</text:p>
          </table:table-cell>
          <table:table-cell table:formula="of:=(FLOOR([.$O$2]-[.R318]*[.A318]-[.T318]*[.$O$2])-[.D318]-[.E318])/[.M318]" office:value-type="string" office:string-value="" calcext:value-type="error">
            <text:p>#DIV/0!</text:p>
          </table:table-cell>
          <table:table-cell table:number-columns-repeated="4"/>
          <table:table-cell table:formula="of:=[.O318]" office:value-type="float" office:value="2137" calcext:value-type="float">
            <text:p>2137</text:p>
          </table:table-cell>
          <table:table-cell table:formula="of:=MOD([.X318];13*6)" office:value-type="float" office:value="31" calcext:value-type="float">
            <text:p>31</text:p>
          </table:table-cell>
          <table:table-cell table:number-columns-repeated="996"/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MOD([.A319];[.$O$2])" office:value-type="float" office:value="5" calcext:value-type="float">
            <text:p>5</text:p>
          </table:table-cell>
          <table:table-cell table:formula="of:=MOD([.A319];64)" office:value-type="float" office:value="61" calcext:value-type="float">
            <text:p>61</text:p>
          </table:table-cell>
          <table:table-cell table:number-columns-repeated="11"/>
          <table:table-cell office:value-type="float" office:value="2141" calcext:value-type="float">
            <text:p>2141</text:p>
          </table:table-cell>
          <table:table-cell table:formula="of:=([.O319]-13)/([.O319]+13)" office:value-type="float" office:value="0.987929433611885" calcext:value-type="float">
            <text:p>0.987929433611885</text:p>
          </table:table-cell>
          <table:table-cell table:formula="of:=LOG([.O319])" office:value-type="float" office:value="3.33061666729444" calcext:value-type="float">
            <text:p>3.33061666729444</text:p>
          </table:table-cell>
          <table:table-cell office:value-type="float" office:value="1" calcext:value-type="float">
            <text:p>1</text:p>
          </table:table-cell>
          <table:table-cell table:formula="of:=(FLOOR([.$O$2]-[.R319]*[.A319]-[.T319]*[.$O$2])-[.D319]-[.E319])/[.M319]" office:value-type="string" office:string-value="" calcext:value-type="error">
            <text:p>#DIV/0!</text:p>
          </table:table-cell>
          <table:table-cell table:number-columns-repeated="4"/>
          <table:table-cell table:formula="of:=[.O319]" office:value-type="float" office:value="2141" calcext:value-type="float">
            <text:p>2141</text:p>
          </table:table-cell>
          <table:table-cell table:formula="of:=MOD([.X319];13*6)" office:value-type="float" office:value="35" calcext:value-type="float">
            <text:p>35</text:p>
          </table:table-cell>
          <table:table-cell table:number-columns-repeated="996"/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MOD([.A320];[.$O$2])" office:value-type="float" office:value="6" calcext:value-type="float">
            <text:p>6</text:p>
          </table:table-cell>
          <table:table-cell table:formula="of:=MOD([.A320];64)" office:value-type="float" office:value="62" calcext:value-type="float">
            <text:p>62</text:p>
          </table:table-cell>
          <table:table-cell table:number-columns-repeated="11"/>
          <table:table-cell office:value-type="float" office:value="2143" calcext:value-type="float">
            <text:p>2143</text:p>
          </table:table-cell>
          <table:table-cell table:formula="of:=([.O320]-13)/([.O320]+13)" office:value-type="float" office:value="0.987940630797774" calcext:value-type="float">
            <text:p>0.987940630797774</text:p>
          </table:table-cell>
          <table:table-cell table:formula="of:=LOG([.O320])" office:value-type="float" office:value="3.33102217104183" calcext:value-type="float">
            <text:p>3.33102217104183</text:p>
          </table:table-cell>
          <table:table-cell office:value-type="float" office:value="0" calcext:value-type="float">
            <text:p>0</text:p>
          </table:table-cell>
          <table:table-cell table:formula="of:=(FLOOR([.$O$2]-[.R320]*[.A320]-[.T320]*[.$O$2])-[.D320]-[.E320])/[.M320]" office:value-type="string" office:string-value="" calcext:value-type="error">
            <text:p>#DIV/0!</text:p>
          </table:table-cell>
          <table:table-cell table:number-columns-repeated="4"/>
          <table:table-cell table:formula="of:=[.O320]" office:value-type="float" office:value="2143" calcext:value-type="float">
            <text:p>2143</text:p>
          </table:table-cell>
          <table:table-cell table:formula="of:=MOD([.X320];13*6)" office:value-type="float" office:value="37" calcext:value-type="float">
            <text:p>37</text:p>
          </table:table-cell>
          <table:table-cell table:number-columns-repeated="996"/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MOD([.A321];[.$O$2])" office:value-type="float" office:value="7" calcext:value-type="float">
            <text:p>7</text:p>
          </table:table-cell>
          <table:table-cell table:formula="of:=MOD([.A321];64)" office:value-type="float" office:value="63" calcext:value-type="float">
            <text:p>63</text:p>
          </table:table-cell>
          <table:table-cell table:number-columns-repeated="11"/>
          <table:table-cell office:value-type="float" office:value="2153" calcext:value-type="float">
            <text:p>2153</text:p>
          </table:table-cell>
          <table:table-cell table:formula="of:=([.O321]-13)/([.O321]+13)" office:value-type="float" office:value="0.987996306555863" calcext:value-type="float">
            <text:p>0.987996306555863</text:p>
          </table:table-cell>
          <table:table-cell table:formula="of:=LOG([.O321])" office:value-type="float" office:value="3.33304402982349" calcext:value-type="float">
            <text:p>3.33304402982349</text:p>
          </table:table-cell>
          <table:table-cell office:value-type="float" office:value="1" calcext:value-type="float">
            <text:p>1</text:p>
          </table:table-cell>
          <table:table-cell table:formula="of:=(FLOOR([.$O$2]-[.R321]*[.A321]-[.T321]*[.$O$2])-[.D321]-[.E321])/[.M321]" office:value-type="string" office:string-value="" calcext:value-type="error">
            <text:p>#DIV/0!</text:p>
          </table:table-cell>
          <table:table-cell table:number-columns-repeated="4"/>
          <table:table-cell table:formula="of:=[.O321]" office:value-type="float" office:value="2153" calcext:value-type="float">
            <text:p>2153</text:p>
          </table:table-cell>
          <table:table-cell table:formula="of:=MOD([.X321];13*6)" office:value-type="float" office:value="47" calcext:value-type="float">
            <text:p>47</text:p>
          </table:table-cell>
          <table:table-cell table:number-columns-repeated="996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MOD([.A322];[.$O$2])" office:value-type="float" office:value="8" calcext:value-type="float">
            <text:p>8</text:p>
          </table:table-cell>
          <table:table-cell table:formula="of:=MOD([.A322];64)" office:value-type="float" office:value="0" calcext:value-type="float">
            <text:p>0</text:p>
          </table:table-cell>
          <table:table-cell table:number-columns-repeated="11"/>
          <table:table-cell office:value-type="float" office:value="2161" calcext:value-type="float">
            <text:p>2161</text:p>
          </table:table-cell>
          <table:table-cell table:formula="of:=([.O322]-13)/([.O322]+13)" office:value-type="float" office:value="0.988040478380865" calcext:value-type="float">
            <text:p>0.988040478380865</text:p>
          </table:table-cell>
          <table:table-cell table:formula="of:=LOG([.O322])" office:value-type="float" office:value="3.33465476688324" calcext:value-type="float">
            <text:p>3.33465476688324</text:p>
          </table:table-cell>
          <table:table-cell office:value-type="float" office:value="0" calcext:value-type="float">
            <text:p>0</text:p>
          </table:table-cell>
          <table:table-cell table:formula="of:=(FLOOR([.$O$2]-[.R322]*[.A322]-[.T322]*[.$O$2])-[.D322]-[.E322])/[.M322]" office:value-type="string" office:string-value="" calcext:value-type="error">
            <text:p>#DIV/0!</text:p>
          </table:table-cell>
          <table:table-cell table:number-columns-repeated="4"/>
          <table:table-cell table:formula="of:=[.O322]" office:value-type="float" office:value="2161" calcext:value-type="float">
            <text:p>2161</text:p>
          </table:table-cell>
          <table:table-cell table:formula="of:=MOD([.X322];13*6)" office:value-type="float" office:value="55" calcext:value-type="float">
            <text:p>55</text:p>
          </table:table-cell>
          <table:table-cell table:number-columns-repeated="996"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MOD([.A323];[.$O$2])" office:value-type="float" office:value="9" calcext:value-type="float">
            <text:p>9</text:p>
          </table:table-cell>
          <table:table-cell table:formula="of:=MOD([.A323];64)" office:value-type="float" office:value="1" calcext:value-type="float">
            <text:p>1</text:p>
          </table:table-cell>
          <table:table-cell table:number-columns-repeated="11"/>
          <table:table-cell office:value-type="float" office:value="2179" calcext:value-type="float">
            <text:p>2179</text:p>
          </table:table-cell>
          <table:table-cell table:formula="of:=([.O323]-13)/([.O323]+13)" office:value-type="float" office:value="0.988138686131387" calcext:value-type="float">
            <text:p>0.988138686131387</text:p>
          </table:table-cell>
          <table:table-cell table:formula="of:=LOG([.O323])" office:value-type="float" office:value="3.33825723024626" calcext:value-type="float">
            <text:p>3.33825723024626</text:p>
          </table:table-cell>
          <table:table-cell table:number-columns-repeated="6"/>
          <table:table-cell table:formula="of:=[.O323]" office:value-type="float" office:value="2179" calcext:value-type="float">
            <text:p>2179</text:p>
          </table:table-cell>
          <table:table-cell table:formula="of:=MOD([.X323];13*6)" office:value-type="float" office:value="73" calcext:value-type="float">
            <text:p>73</text:p>
          </table:table-cell>
          <table:table-cell table:number-columns-repeated="996"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MOD([.A324];[.$O$2])" office:value-type="float" office:value="10" calcext:value-type="float">
            <text:p>10</text:p>
          </table:table-cell>
          <table:table-cell table:formula="of:=MOD([.A324];64)" office:value-type="float" office:value="2" calcext:value-type="float">
            <text:p>2</text:p>
          </table:table-cell>
          <table:table-cell table:number-columns-repeated="11"/>
          <table:table-cell office:value-type="float" office:value="2203" calcext:value-type="float">
            <text:p>2203</text:p>
          </table:table-cell>
          <table:table-cell table:formula="of:=([.O324]-13)/([.O324]+13)" office:value-type="float" office:value="0.98826714801444" calcext:value-type="float">
            <text:p>0.98826714801444</text:p>
          </table:table-cell>
          <table:table-cell table:formula="of:=LOG([.O324])" office:value-type="float" office:value="3.34301449715077" calcext:value-type="float">
            <text:p>3.34301449715077</text:p>
          </table:table-cell>
          <table:table-cell table:number-columns-repeated="6"/>
          <table:table-cell table:formula="of:=[.O324]" office:value-type="float" office:value="2203" calcext:value-type="float">
            <text:p>2203</text:p>
          </table:table-cell>
          <table:table-cell table:formula="of:=MOD([.X324];13*6)" office:value-type="float" office:value="19" calcext:value-type="float">
            <text:p>19</text:p>
          </table:table-cell>
          <table:table-cell table:number-columns-repeated="996"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MOD([.A325];[.$O$2])" office:value-type="float" office:value="11" calcext:value-type="float">
            <text:p>11</text:p>
          </table:table-cell>
          <table:table-cell table:formula="of:=MOD([.A325];64)" office:value-type="float" office:value="3" calcext:value-type="float">
            <text:p>3</text:p>
          </table:table-cell>
          <table:table-cell table:number-columns-repeated="11"/>
          <table:table-cell office:value-type="float" office:value="2207" calcext:value-type="float">
            <text:p>2207</text:p>
          </table:table-cell>
          <table:table-cell table:formula="of:=([.O325]-13)/([.O325]+13)" office:value-type="float" office:value="0.988288288288288" calcext:value-type="float">
            <text:p>0.988288288288288</text:p>
          </table:table-cell>
          <table:table-cell table:formula="of:=LOG([.O325])" office:value-type="float" office:value="3.34380233316165" calcext:value-type="float">
            <text:p>3.34380233316165</text:p>
          </table:table-cell>
          <table:table-cell table:number-columns-repeated="6"/>
          <table:table-cell table:formula="of:=[.O325]" office:value-type="float" office:value="2207" calcext:value-type="float">
            <text:p>2207</text:p>
          </table:table-cell>
          <table:table-cell table:formula="of:=MOD([.X325];13*6)" office:value-type="float" office:value="23" calcext:value-type="float">
            <text:p>23</text:p>
          </table:table-cell>
          <table:table-cell table:number-columns-repeated="996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MOD([.A326];[.$O$2])" office:value-type="float" office:value="12" calcext:value-type="float">
            <text:p>12</text:p>
          </table:table-cell>
          <table:table-cell table:formula="of:=MOD([.A326];64)" office:value-type="float" office:value="4" calcext:value-type="float">
            <text:p>4</text:p>
          </table:table-cell>
          <table:table-cell table:number-columns-repeated="11"/>
          <table:table-cell office:value-type="float" office:value="2213" calcext:value-type="float">
            <text:p>2213</text:p>
          </table:table-cell>
          <table:table-cell table:formula="of:=([.O326]-13)/([.O326]+13)" office:value-type="float" office:value="0.988319856244384" calcext:value-type="float">
            <text:p>0.988319856244384</text:p>
          </table:table-cell>
          <table:table-cell table:formula="of:=LOG([.O326])" office:value-type="float" office:value="3.34498141392726" calcext:value-type="float">
            <text:p>3.34498141392726</text:p>
          </table:table-cell>
          <table:table-cell table:number-columns-repeated="6"/>
          <table:table-cell table:formula="of:=[.O326]" office:value-type="float" office:value="2213" calcext:value-type="float">
            <text:p>2213</text:p>
          </table:table-cell>
          <table:table-cell table:formula="of:=MOD([.X326];13*6)" office:value-type="float" office:value="29" calcext:value-type="float">
            <text:p>29</text:p>
          </table:table-cell>
          <table:table-cell table:number-columns-repeated="996"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MOD([.A327];[.$O$2])" office:value-type="float" office:value="0" calcext:value-type="float">
            <text:p>0</text:p>
          </table:table-cell>
          <table:table-cell table:formula="of:=MOD([.A327];64)" office:value-type="float" office:value="5" calcext:value-type="float">
            <text:p>5</text:p>
          </table:table-cell>
          <table:table-cell table:number-columns-repeated="11"/>
          <table:table-cell office:value-type="float" office:value="2221" calcext:value-type="float">
            <text:p>2221</text:p>
          </table:table-cell>
          <table:table-cell table:formula="of:=([.O327]-13)/([.O327]+13)" office:value-type="float" office:value="0.988361683079678" calcext:value-type="float">
            <text:p>0.988361683079678</text:p>
          </table:table-cell>
          <table:table-cell table:formula="of:=LOG([.O327])" office:value-type="float" office:value="3.34654855854847" calcext:value-type="float">
            <text:p>3.34654855854847</text:p>
          </table:table-cell>
          <table:table-cell table:number-columns-repeated="6"/>
          <table:table-cell table:formula="of:=[.O327]" office:value-type="float" office:value="2221" calcext:value-type="float">
            <text:p>2221</text:p>
          </table:table-cell>
          <table:table-cell table:formula="of:=MOD([.X327];13*6)" office:value-type="float" office:value="37" calcext:value-type="float">
            <text:p>37</text:p>
          </table:table-cell>
          <table:table-cell table:number-columns-repeated="996"/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MOD([.A328];[.$O$2])" office:value-type="float" office:value="1" calcext:value-type="float">
            <text:p>1</text:p>
          </table:table-cell>
          <table:table-cell table:formula="of:=MOD([.A328];64)" office:value-type="float" office:value="6" calcext:value-type="float">
            <text:p>6</text:p>
          </table:table-cell>
          <table:table-cell table:number-columns-repeated="11"/>
          <table:table-cell office:value-type="float" office:value="2237" calcext:value-type="float">
            <text:p>2237</text:p>
          </table:table-cell>
          <table:table-cell table:formula="of:=([.O328]-13)/([.O328]+13)" office:value-type="float" office:value="0.988444444444444" calcext:value-type="float">
            <text:p>0.988444444444444</text:p>
          </table:table-cell>
          <table:table-cell table:formula="of:=LOG([.O328])" office:value-type="float" office:value="3.34966598409663" calcext:value-type="float">
            <text:p>3.34966598409663</text:p>
          </table:table-cell>
          <table:table-cell table:number-columns-repeated="6"/>
          <table:table-cell table:formula="of:=[.O328]" office:value-type="float" office:value="2237" calcext:value-type="float">
            <text:p>2237</text:p>
          </table:table-cell>
          <table:table-cell table:formula="of:=MOD([.X328];13*6)" office:value-type="float" office:value="53" calcext:value-type="float">
            <text:p>53</text:p>
          </table:table-cell>
          <table:table-cell table:number-columns-repeated="996"/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MOD([.A329];[.$O$2])" office:value-type="float" office:value="2" calcext:value-type="float">
            <text:p>2</text:p>
          </table:table-cell>
          <table:table-cell table:formula="of:=MOD([.A329];64)" office:value-type="float" office:value="7" calcext:value-type="float">
            <text:p>7</text:p>
          </table:table-cell>
          <table:table-cell table:number-columns-repeated="11"/>
          <table:table-cell office:value-type="float" office:value="2239" calcext:value-type="float">
            <text:p>2239</text:p>
          </table:table-cell>
          <table:table-cell table:formula="of:=([.O329]-13)/([.O329]+13)" office:value-type="float" office:value="0.988454706927176" calcext:value-type="float">
            <text:p>0.988454706927176</text:p>
          </table:table-cell>
          <table:table-cell table:formula="of:=LOG([.O329])" office:value-type="float" office:value="3.35005409357903" calcext:value-type="float">
            <text:p>3.35005409357903</text:p>
          </table:table-cell>
          <table:table-cell table:number-columns-repeated="6"/>
          <table:table-cell table:formula="of:=[.O329]" office:value-type="float" office:value="2239" calcext:value-type="float">
            <text:p>2239</text:p>
          </table:table-cell>
          <table:table-cell table:formula="of:=MOD([.X329];13*6)" office:value-type="float" office:value="55" calcext:value-type="float">
            <text:p>55</text:p>
          </table:table-cell>
          <table:table-cell table:number-columns-repeated="996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MOD([.A330];[.$O$2])" office:value-type="float" office:value="3" calcext:value-type="float">
            <text:p>3</text:p>
          </table:table-cell>
          <table:table-cell table:formula="of:=MOD([.A330];64)" office:value-type="float" office:value="8" calcext:value-type="float">
            <text:p>8</text:p>
          </table:table-cell>
          <table:table-cell table:number-columns-repeated="11"/>
          <table:table-cell office:value-type="float" office:value="2243" calcext:value-type="float">
            <text:p>2243</text:p>
          </table:table-cell>
          <table:table-cell table:formula="of:=([.O330]-13)/([.O330]+13)" office:value-type="float" office:value="0.988475177304965" calcext:value-type="float">
            <text:p>0.988475177304965</text:p>
          </table:table-cell>
          <table:table-cell table:formula="of:=LOG([.O330])" office:value-type="float" office:value="3.35082927358297" calcext:value-type="float">
            <text:p>3.35082927358297</text:p>
          </table:table-cell>
          <table:table-cell table:number-columns-repeated="6"/>
          <table:table-cell table:formula="of:=[.O330]" office:value-type="float" office:value="2243" calcext:value-type="float">
            <text:p>2243</text:p>
          </table:table-cell>
          <table:table-cell table:formula="of:=MOD([.X330];13*6)" office:value-type="float" office:value="59" calcext:value-type="float">
            <text:p>59</text:p>
          </table:table-cell>
          <table:table-cell table:number-columns-repeated="996"/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MOD([.A331];[.$O$2])" office:value-type="float" office:value="4" calcext:value-type="float">
            <text:p>4</text:p>
          </table:table-cell>
          <table:table-cell table:formula="of:=MOD([.A331];64)" office:value-type="float" office:value="9" calcext:value-type="float">
            <text:p>9</text:p>
          </table:table-cell>
          <table:table-cell table:number-columns-repeated="11"/>
          <table:table-cell office:value-type="float" office:value="2251" calcext:value-type="float">
            <text:p>2251</text:p>
          </table:table-cell>
          <table:table-cell table:formula="of:=([.O331]-13)/([.O331]+13)" office:value-type="float" office:value="0.988515901060071" calcext:value-type="float">
            <text:p>0.988515901060071</text:p>
          </table:table-cell>
          <table:table-cell table:formula="of:=LOG([.O331])" office:value-type="float" office:value="3.35237549500052" calcext:value-type="float">
            <text:p>3.35237549500052</text:p>
          </table:table-cell>
          <table:table-cell table:number-columns-repeated="6"/>
          <table:table-cell table:formula="of:=[.O331]" office:value-type="float" office:value="2251" calcext:value-type="float">
            <text:p>2251</text:p>
          </table:table-cell>
          <table:table-cell table:formula="of:=MOD([.X331];13*6)" office:value-type="float" office:value="67" calcext:value-type="float">
            <text:p>67</text:p>
          </table:table-cell>
          <table:table-cell table:number-columns-repeated="996"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MOD([.A332];[.$O$2])" office:value-type="float" office:value="5" calcext:value-type="float">
            <text:p>5</text:p>
          </table:table-cell>
          <table:table-cell table:formula="of:=MOD([.A332];64)" office:value-type="float" office:value="10" calcext:value-type="float">
            <text:p>10</text:p>
          </table:table-cell>
          <table:table-cell table:number-columns-repeated="11"/>
          <table:table-cell office:value-type="float" office:value="2267" calcext:value-type="float">
            <text:p>2267</text:p>
          </table:table-cell>
          <table:table-cell table:formula="of:=([.O332]-13)/([.O332]+13)" office:value-type="float" office:value="0.98859649122807" calcext:value-type="float">
            <text:p>0.98859649122807</text:p>
          </table:table-cell>
          <table:table-cell table:formula="of:=LOG([.O332])" office:value-type="float" office:value="3.35545152012652" calcext:value-type="float">
            <text:p>3.35545152012652</text:p>
          </table:table-cell>
          <table:table-cell table:number-columns-repeated="6"/>
          <table:table-cell table:formula="of:=[.O332]" office:value-type="float" office:value="2267" calcext:value-type="float">
            <text:p>2267</text:p>
          </table:table-cell>
          <table:table-cell table:formula="of:=MOD([.X332];13*6)" office:value-type="float" office:value="5" calcext:value-type="float">
            <text:p>5</text:p>
          </table:table-cell>
          <table:table-cell table:number-columns-repeated="996"/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MOD([.A333];[.$O$2])" office:value-type="float" office:value="6" calcext:value-type="float">
            <text:p>6</text:p>
          </table:table-cell>
          <table:table-cell table:formula="of:=MOD([.A333];64)" office:value-type="float" office:value="11" calcext:value-type="float">
            <text:p>11</text:p>
          </table:table-cell>
          <table:table-cell table:number-columns-repeated="11"/>
          <table:table-cell office:value-type="float" office:value="2269" calcext:value-type="float">
            <text:p>2269</text:p>
          </table:table-cell>
          <table:table-cell table:formula="of:=([.O333]-13)/([.O333]+13)" office:value-type="float" office:value="0.988606485539001" calcext:value-type="float">
            <text:p>0.988606485539001</text:p>
          </table:table-cell>
          <table:table-cell table:formula="of:=LOG([.O333])" office:value-type="float" office:value="3.35583449588494" calcext:value-type="float">
            <text:p>3.35583449588494</text:p>
          </table:table-cell>
          <table:table-cell table:number-columns-repeated="6"/>
          <table:table-cell table:formula="of:=[.O333]" office:value-type="float" office:value="2269" calcext:value-type="float">
            <text:p>2269</text:p>
          </table:table-cell>
          <table:table-cell table:formula="of:=MOD([.X333];13*6)" office:value-type="float" office:value="7" calcext:value-type="float">
            <text:p>7</text:p>
          </table:table-cell>
          <table:table-cell table:number-columns-repeated="996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MOD([.A334];[.$O$2])" office:value-type="float" office:value="7" calcext:value-type="float">
            <text:p>7</text:p>
          </table:table-cell>
          <table:table-cell table:formula="of:=MOD([.A334];64)" office:value-type="float" office:value="12" calcext:value-type="float">
            <text:p>12</text:p>
          </table:table-cell>
          <table:table-cell table:number-columns-repeated="11"/>
          <table:table-cell office:value-type="float" office:value="2273" calcext:value-type="float">
            <text:p>2273</text:p>
          </table:table-cell>
          <table:table-cell table:formula="of:=([.O334]-13)/([.O334]+13)" office:value-type="float" office:value="0.988626421697288" calcext:value-type="float">
            <text:p>0.988626421697288</text:p>
          </table:table-cell>
          <table:table-cell table:formula="of:=LOG([.O334])" office:value-type="float" office:value="3.35659943572497" calcext:value-type="float">
            <text:p>3.35659943572497</text:p>
          </table:table-cell>
          <table:table-cell table:number-columns-repeated="6"/>
          <table:table-cell table:formula="of:=[.O334]" office:value-type="float" office:value="2273" calcext:value-type="float">
            <text:p>2273</text:p>
          </table:table-cell>
          <table:table-cell table:formula="of:=MOD([.X334];13*6)" office:value-type="float" office:value="11" calcext:value-type="float">
            <text:p>11</text:p>
          </table:table-cell>
          <table:table-cell table:number-columns-repeated="996"/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MOD([.A335];[.$O$2])" office:value-type="float" office:value="8" calcext:value-type="float">
            <text:p>8</text:p>
          </table:table-cell>
          <table:table-cell table:formula="of:=MOD([.A335];64)" office:value-type="float" office:value="13" calcext:value-type="float">
            <text:p>13</text:p>
          </table:table-cell>
          <table:table-cell table:number-columns-repeated="11"/>
          <table:table-cell office:value-type="float" office:value="2281" calcext:value-type="float">
            <text:p>2281</text:p>
          </table:table-cell>
          <table:table-cell table:formula="of:=([.O335]-13)/([.O335]+13)" office:value-type="float" office:value="0.988666085440279" calcext:value-type="float">
            <text:p>0.988666085440279</text:p>
          </table:table-cell>
          <table:table-cell table:formula="of:=LOG([.O335])" office:value-type="float" office:value="3.35812528527665" calcext:value-type="float">
            <text:p>3.35812528527665</text:p>
          </table:table-cell>
          <table:table-cell table:number-columns-repeated="6"/>
          <table:table-cell table:formula="of:=[.O335]" office:value-type="float" office:value="2281" calcext:value-type="float">
            <text:p>2281</text:p>
          </table:table-cell>
          <table:table-cell table:formula="of:=MOD([.X335];13*6)" office:value-type="float" office:value="19" calcext:value-type="float">
            <text:p>19</text:p>
          </table:table-cell>
          <table:table-cell table:number-columns-repeated="996"/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MOD([.A336];[.$O$2])" office:value-type="float" office:value="9" calcext:value-type="float">
            <text:p>9</text:p>
          </table:table-cell>
          <table:table-cell table:formula="of:=MOD([.A336];64)" office:value-type="float" office:value="14" calcext:value-type="float">
            <text:p>14</text:p>
          </table:table-cell>
          <table:table-cell table:number-columns-repeated="11"/>
          <table:table-cell office:value-type="float" office:value="2287" calcext:value-type="float">
            <text:p>2287</text:p>
          </table:table-cell>
          <table:table-cell table:formula="of:=([.O336]-13)/([.O336]+13)" office:value-type="float" office:value="0.988695652173913" calcext:value-type="float">
            <text:p>0.988695652173913</text:p>
          </table:table-cell>
          <table:table-cell table:formula="of:=LOG([.O336])" office:value-type="float" office:value="3.35926616460675" calcext:value-type="float">
            <text:p>3.35926616460675</text:p>
          </table:table-cell>
          <table:table-cell table:number-columns-repeated="6"/>
          <table:table-cell table:formula="of:=[.O336]" office:value-type="float" office:value="2287" calcext:value-type="float">
            <text:p>2287</text:p>
          </table:table-cell>
          <table:table-cell table:formula="of:=MOD([.X336];13*6)" office:value-type="float" office:value="25" calcext:value-type="float">
            <text:p>25</text:p>
          </table:table-cell>
          <table:table-cell table:number-columns-repeated="996"/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MOD([.A337];[.$O$2])" office:value-type="float" office:value="10" calcext:value-type="float">
            <text:p>10</text:p>
          </table:table-cell>
          <table:table-cell table:formula="of:=MOD([.A337];64)" office:value-type="float" office:value="15" calcext:value-type="float">
            <text:p>15</text:p>
          </table:table-cell>
          <table:table-cell table:number-columns-repeated="11"/>
          <table:table-cell office:value-type="float" office:value="2293" calcext:value-type="float">
            <text:p>2293</text:p>
          </table:table-cell>
          <table:table-cell table:formula="of:=([.O337]-13)/([.O337]+13)" office:value-type="float" office:value="0.988725065047702" calcext:value-type="float">
            <text:p>0.988725065047702</text:p>
          </table:table-cell>
          <table:table-cell table:formula="of:=LOG([.O337])" office:value-type="float" office:value="3.36040405472994" calcext:value-type="float">
            <text:p>3.36040405472994</text:p>
          </table:table-cell>
          <table:table-cell table:number-columns-repeated="6"/>
          <table:table-cell table:formula="of:=[.O337]" office:value-type="float" office:value="2293" calcext:value-type="float">
            <text:p>2293</text:p>
          </table:table-cell>
          <table:table-cell table:formula="of:=MOD([.X337];13*6)" office:value-type="float" office:value="31" calcext:value-type="float">
            <text:p>31</text:p>
          </table:table-cell>
          <table:table-cell table:number-columns-repeated="996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MOD([.A338];[.$O$2])" office:value-type="float" office:value="11" calcext:value-type="float">
            <text:p>11</text:p>
          </table:table-cell>
          <table:table-cell table:formula="of:=MOD([.A338];64)" office:value-type="float" office:value="16" calcext:value-type="float">
            <text:p>16</text:p>
          </table:table-cell>
          <table:table-cell table:number-columns-repeated="11"/>
          <table:table-cell office:value-type="float" office:value="2297" calcext:value-type="float">
            <text:p>2297</text:p>
          </table:table-cell>
          <table:table-cell table:formula="of:=([.O338]-13)/([.O338]+13)" office:value-type="float" office:value="0.988744588744589" calcext:value-type="float">
            <text:p>0.988744588744589</text:p>
          </table:table-cell>
          <table:table-cell table:formula="of:=LOG([.O338])" office:value-type="float" office:value="3.36116099519503" calcext:value-type="float">
            <text:p>3.36116099519503</text:p>
          </table:table-cell>
          <table:table-cell table:number-columns-repeated="6"/>
          <table:table-cell table:formula="of:=[.O338]" office:value-type="float" office:value="2297" calcext:value-type="float">
            <text:p>2297</text:p>
          </table:table-cell>
          <table:table-cell table:formula="of:=MOD([.X338];13*6)" office:value-type="float" office:value="35" calcext:value-type="float">
            <text:p>35</text:p>
          </table:table-cell>
          <table:table-cell table:number-columns-repeated="996"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MOD([.A339];[.$O$2])" office:value-type="float" office:value="12" calcext:value-type="float">
            <text:p>12</text:p>
          </table:table-cell>
          <table:table-cell table:formula="of:=MOD([.A339];64)" office:value-type="float" office:value="17" calcext:value-type="float">
            <text:p>17</text:p>
          </table:table-cell>
          <table:table-cell table:number-columns-repeated="11"/>
          <table:table-cell office:value-type="float" office:value="2309" calcext:value-type="float">
            <text:p>2309</text:p>
          </table:table-cell>
          <table:table-cell table:formula="of:=([.O339]-13)/([.O339]+13)" office:value-type="float" office:value="0.988802756244617" calcext:value-type="float">
            <text:p>0.988802756244617</text:p>
          </table:table-cell>
          <table:table-cell table:formula="of:=LOG([.O339])" office:value-type="float" office:value="3.36342393291718" calcext:value-type="float">
            <text:p>3.36342393291718</text:p>
          </table:table-cell>
          <table:table-cell table:number-columns-repeated="6"/>
          <table:table-cell table:formula="of:=[.O339]" office:value-type="float" office:value="2309" calcext:value-type="float">
            <text:p>2309</text:p>
          </table:table-cell>
          <table:table-cell table:formula="of:=MOD([.X339];13*6)" office:value-type="float" office:value="47" calcext:value-type="float">
            <text:p>47</text:p>
          </table:table-cell>
          <table:table-cell table:number-columns-repeated="996"/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MOD([.A340];[.$O$2])" office:value-type="float" office:value="0" calcext:value-type="float">
            <text:p>0</text:p>
          </table:table-cell>
          <table:table-cell table:formula="of:=MOD([.A340];64)" office:value-type="float" office:value="18" calcext:value-type="float">
            <text:p>18</text:p>
          </table:table-cell>
          <table:table-cell table:number-columns-repeated="11"/>
          <table:table-cell office:value-type="float" office:value="2311" calcext:value-type="float">
            <text:p>2311</text:p>
          </table:table-cell>
          <table:table-cell table:formula="of:=([.O340]-13)/([.O340]+13)" office:value-type="float" office:value="0.98881239242685" calcext:value-type="float">
            <text:p>0.98881239242685</text:p>
          </table:table-cell>
          <table:table-cell table:formula="of:=LOG([.O340])" office:value-type="float" office:value="3.36379994547911" calcext:value-type="float">
            <text:p>3.36379994547911</text:p>
          </table:table-cell>
          <table:table-cell table:number-columns-repeated="6"/>
          <table:table-cell table:formula="of:=[.O340]" office:value-type="float" office:value="2311" calcext:value-type="float">
            <text:p>2311</text:p>
          </table:table-cell>
          <table:table-cell table:formula="of:=MOD([.X340];13*6)" office:value-type="float" office:value="49" calcext:value-type="float">
            <text:p>49</text:p>
          </table:table-cell>
          <table:table-cell table:number-columns-repeated="996"/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MOD([.A341];[.$O$2])" office:value-type="float" office:value="1" calcext:value-type="float">
            <text:p>1</text:p>
          </table:table-cell>
          <table:table-cell table:formula="of:=MOD([.A341];64)" office:value-type="float" office:value="19" calcext:value-type="float">
            <text:p>19</text:p>
          </table:table-cell>
          <table:table-cell table:number-columns-repeated="11"/>
          <table:table-cell office:value-type="float" office:value="2333" calcext:value-type="float">
            <text:p>2333</text:p>
          </table:table-cell>
          <table:table-cell table:formula="of:=([.O341]-13)/([.O341]+13)" office:value-type="float" office:value="0.988917306052856" calcext:value-type="float">
            <text:p>0.988917306052856</text:p>
          </table:table-cell>
          <table:table-cell table:formula="of:=LOG([.O341])" office:value-type="float" office:value="3.36791473879375" calcext:value-type="float">
            <text:p>3.36791473879375</text:p>
          </table:table-cell>
          <table:table-cell table:number-columns-repeated="6"/>
          <table:table-cell table:formula="of:=[.O341]" office:value-type="float" office:value="2333" calcext:value-type="float">
            <text:p>2333</text:p>
          </table:table-cell>
          <table:table-cell table:formula="of:=MOD([.X341];13*6)" office:value-type="float" office:value="71" calcext:value-type="float">
            <text:p>71</text:p>
          </table:table-cell>
          <table:table-cell table:number-columns-repeated="996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MOD([.A342];[.$O$2])" office:value-type="float" office:value="2" calcext:value-type="float">
            <text:p>2</text:p>
          </table:table-cell>
          <table:table-cell table:formula="of:=MOD([.A342];64)" office:value-type="float" office:value="20" calcext:value-type="float">
            <text:p>20</text:p>
          </table:table-cell>
          <table:table-cell table:number-columns-repeated="11"/>
          <table:table-cell office:value-type="float" office:value="2339" calcext:value-type="float">
            <text:p>2339</text:p>
          </table:table-cell>
          <table:table-cell table:formula="of:=([.O342]-13)/([.O342]+13)" office:value-type="float" office:value="0.988945578231292" calcext:value-type="float">
            <text:p>0.988945578231292</text:p>
          </table:table-cell>
          <table:table-cell table:formula="of:=LOG([.O342])" office:value-type="float" office:value="3.36903022180915" calcext:value-type="float">
            <text:p>3.36903022180915</text:p>
          </table:table-cell>
          <table:table-cell table:number-columns-repeated="6"/>
          <table:table-cell table:formula="of:=[.O342]" office:value-type="float" office:value="2339" calcext:value-type="float">
            <text:p>2339</text:p>
          </table:table-cell>
          <table:table-cell table:formula="of:=MOD([.X342];13*6)" office:value-type="float" office:value="77" calcext:value-type="float">
            <text:p>77</text:p>
          </table:table-cell>
          <table:table-cell table:number-columns-repeated="996"/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MOD([.A343];[.$O$2])" office:value-type="float" office:value="3" calcext:value-type="float">
            <text:p>3</text:p>
          </table:table-cell>
          <table:table-cell table:formula="of:=MOD([.A343];64)" office:value-type="float" office:value="21" calcext:value-type="float">
            <text:p>21</text:p>
          </table:table-cell>
          <table:table-cell table:number-columns-repeated="11"/>
          <table:table-cell office:value-type="float" office:value="2341" calcext:value-type="float">
            <text:p>2341</text:p>
          </table:table-cell>
          <table:table-cell table:formula="of:=([.O343]-13)/([.O343]+13)" office:value-type="float" office:value="0.988954970263382" calcext:value-type="float">
            <text:p>0.988954970263382</text:p>
          </table:table-cell>
          <table:table-cell table:formula="of:=LOG([.O343])" office:value-type="float" office:value="3.36940141369662" calcext:value-type="float">
            <text:p>3.36940141369662</text:p>
          </table:table-cell>
          <table:table-cell table:number-columns-repeated="6"/>
          <table:table-cell table:formula="of:=[.O343]" office:value-type="float" office:value="2341" calcext:value-type="float">
            <text:p>2341</text:p>
          </table:table-cell>
          <table:table-cell table:formula="of:=MOD([.X343];13*6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MOD([.A344];[.$O$2])" office:value-type="float" office:value="4" calcext:value-type="float">
            <text:p>4</text:p>
          </table:table-cell>
          <table:table-cell table:formula="of:=MOD([.A344];64)" office:value-type="float" office:value="22" calcext:value-type="float">
            <text:p>22</text:p>
          </table:table-cell>
          <table:table-cell table:number-columns-repeated="11"/>
          <table:table-cell office:value-type="float" office:value="2347" calcext:value-type="float">
            <text:p>2347</text:p>
          </table:table-cell>
          <table:table-cell table:formula="of:=([.O344]-13)/([.O344]+13)" office:value-type="float" office:value="0.988983050847458" calcext:value-type="float">
            <text:p>0.988983050847458</text:p>
          </table:table-cell>
          <table:table-cell table:formula="of:=LOG([.O344])" office:value-type="float" office:value="3.37051308959859" calcext:value-type="float">
            <text:p>3.37051308959859</text:p>
          </table:table-cell>
          <table:table-cell table:number-columns-repeated="6"/>
          <table:table-cell table:formula="of:=[.O344]" office:value-type="float" office:value="2347" calcext:value-type="float">
            <text:p>2347</text:p>
          </table:table-cell>
          <table:table-cell table:formula="of:=MOD([.X344];13*6)" office:value-type="float" office:value="7" calcext:value-type="float">
            <text:p>7</text:p>
          </table:table-cell>
          <table:table-cell table:number-columns-repeated="996"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MOD([.A345];[.$O$2])" office:value-type="float" office:value="5" calcext:value-type="float">
            <text:p>5</text:p>
          </table:table-cell>
          <table:table-cell table:formula="of:=MOD([.A345];64)" office:value-type="float" office:value="23" calcext:value-type="float">
            <text:p>23</text:p>
          </table:table-cell>
          <table:table-cell table:number-columns-repeated="11"/>
          <table:table-cell office:value-type="float" office:value="2351" calcext:value-type="float">
            <text:p>2351</text:p>
          </table:table-cell>
          <table:table-cell table:formula="of:=([.O345]-13)/([.O345]+13)" office:value-type="float" office:value="0.989001692047377" calcext:value-type="float">
            <text:p>0.989001692047377</text:p>
          </table:table-cell>
          <table:table-cell table:formula="of:=LOG([.O345])" office:value-type="float" office:value="3.37125262912494" calcext:value-type="float">
            <text:p>3.37125262912494</text:p>
          </table:table-cell>
          <table:table-cell table:number-columns-repeated="6"/>
          <table:table-cell table:formula="of:=[.O345]" office:value-type="float" office:value="2351" calcext:value-type="float">
            <text:p>2351</text:p>
          </table:table-cell>
          <table:table-cell table:formula="of:=MOD([.X345];13*6)" office:value-type="float" office:value="11" calcext:value-type="float">
            <text:p>11</text:p>
          </table:table-cell>
          <table:table-cell table:number-columns-repeated="996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MOD([.A346];[.$O$2])" office:value-type="float" office:value="6" calcext:value-type="float">
            <text:p>6</text:p>
          </table:table-cell>
          <table:table-cell table:formula="of:=MOD([.A346];64)" office:value-type="float" office:value="24" calcext:value-type="float">
            <text:p>24</text:p>
          </table:table-cell>
          <table:table-cell table:number-columns-repeated="11"/>
          <table:table-cell office:value-type="float" office:value="2357" calcext:value-type="float">
            <text:p>2357</text:p>
          </table:table-cell>
          <table:table-cell table:formula="of:=([.O346]-13)/([.O346]+13)" office:value-type="float" office:value="0.989029535864979" calcext:value-type="float">
            <text:p>0.989029535864979</text:p>
          </table:table-cell>
          <table:table-cell table:formula="of:=LOG([.O346])" office:value-type="float" office:value="3.37235958252432" calcext:value-type="float">
            <text:p>3.37235958252432</text:p>
          </table:table-cell>
          <table:table-cell table:number-columns-repeated="6"/>
          <table:table-cell table:formula="of:=[.O346]" office:value-type="float" office:value="2357" calcext:value-type="float">
            <text:p>2357</text:p>
          </table:table-cell>
          <table:table-cell table:formula="of:=MOD([.X346];13*6)" office:value-type="float" office:value="17" calcext:value-type="float">
            <text:p>17</text:p>
          </table:table-cell>
          <table:table-cell table:number-columns-repeated="996"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MOD([.A347];[.$O$2])" office:value-type="float" office:value="7" calcext:value-type="float">
            <text:p>7</text:p>
          </table:table-cell>
          <table:table-cell table:formula="of:=MOD([.A347];64)" office:value-type="float" office:value="25" calcext:value-type="float">
            <text:p>25</text:p>
          </table:table-cell>
          <table:table-cell table:number-columns-repeated="11"/>
          <table:table-cell office:value-type="float" office:value="2371" calcext:value-type="float">
            <text:p>2371</text:p>
          </table:table-cell>
          <table:table-cell table:formula="of:=([.O347]-13)/([.O347]+13)" office:value-type="float" office:value="0.989093959731544" calcext:value-type="float">
            <text:p>0.989093959731544</text:p>
          </table:table-cell>
          <table:table-cell table:formula="of:=LOG([.O347])" office:value-type="float" office:value="3.37493155397819" calcext:value-type="float">
            <text:p>3.37493155397819</text:p>
          </table:table-cell>
          <table:table-cell table:number-columns-repeated="6"/>
          <table:table-cell table:formula="of:=[.O347]" office:value-type="float" office:value="2371" calcext:value-type="float">
            <text:p>2371</text:p>
          </table:table-cell>
          <table:table-cell table:formula="of:=MOD([.X347];13*6)" office:value-type="float" office:value="31" calcext:value-type="float">
            <text:p>31</text:p>
          </table:table-cell>
          <table:table-cell table:number-columns-repeated="996"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MOD([.A348];[.$O$2])" office:value-type="float" office:value="8" calcext:value-type="float">
            <text:p>8</text:p>
          </table:table-cell>
          <table:table-cell table:formula="of:=MOD([.A348];64)" office:value-type="float" office:value="26" calcext:value-type="float">
            <text:p>26</text:p>
          </table:table-cell>
          <table:table-cell table:number-columns-repeated="11"/>
          <table:table-cell office:value-type="float" office:value="2377" calcext:value-type="float">
            <text:p>2377</text:p>
          </table:table-cell>
          <table:table-cell table:formula="of:=([.O348]-13)/([.O348]+13)" office:value-type="float" office:value="0.989121338912134" calcext:value-type="float">
            <text:p>0.989121338912134</text:p>
          </table:table-cell>
          <table:table-cell table:formula="of:=LOG([.O348])" office:value-type="float" office:value="3.37602918172818" calcext:value-type="float">
            <text:p>3.37602918172818</text:p>
          </table:table-cell>
          <table:table-cell table:number-columns-repeated="6"/>
          <table:table-cell table:formula="of:=[.O348]" office:value-type="float" office:value="2377" calcext:value-type="float">
            <text:p>2377</text:p>
          </table:table-cell>
          <table:table-cell table:formula="of:=MOD([.X348];13*6)" office:value-type="float" office:value="37" calcext:value-type="float">
            <text:p>37</text:p>
          </table:table-cell>
          <table:table-cell table:number-columns-repeated="996"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MOD([.A349];[.$O$2])" office:value-type="float" office:value="9" calcext:value-type="float">
            <text:p>9</text:p>
          </table:table-cell>
          <table:table-cell table:formula="of:=MOD([.A349];64)" office:value-type="float" office:value="27" calcext:value-type="float">
            <text:p>27</text:p>
          </table:table-cell>
          <table:table-cell table:number-columns-repeated="11"/>
          <table:table-cell office:value-type="float" office:value="2381" calcext:value-type="float">
            <text:p>2381</text:p>
          </table:table-cell>
          <table:table-cell table:formula="of:=([.O349]-13)/([.O349]+13)" office:value-type="float" office:value="0.989139515455305" calcext:value-type="float">
            <text:p>0.989139515455305</text:p>
          </table:table-cell>
          <table:table-cell table:formula="of:=LOG([.O349])" office:value-type="float" office:value="3.37675939540488" calcext:value-type="float">
            <text:p>3.37675939540488</text:p>
          </table:table-cell>
          <table:table-cell table:number-columns-repeated="6"/>
          <table:table-cell table:formula="of:=[.O349]" office:value-type="float" office:value="2381" calcext:value-type="float">
            <text:p>2381</text:p>
          </table:table-cell>
          <table:table-cell table:formula="of:=MOD([.X349];13*6)" office:value-type="float" office:value="41" calcext:value-type="float">
            <text:p>41</text:p>
          </table:table-cell>
          <table:table-cell table:number-columns-repeated="996"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MOD([.A350];[.$O$2])" office:value-type="float" office:value="10" calcext:value-type="float">
            <text:p>10</text:p>
          </table:table-cell>
          <table:table-cell table:formula="of:=MOD([.A350];64)" office:value-type="float" office:value="28" calcext:value-type="float">
            <text:p>28</text:p>
          </table:table-cell>
          <table:table-cell table:number-columns-repeated="11"/>
          <table:table-cell office:value-type="float" office:value="2383" calcext:value-type="float">
            <text:p>2383</text:p>
          </table:table-cell>
          <table:table-cell table:formula="of:=([.O350]-13)/([.O350]+13)" office:value-type="float" office:value="0.98914858096828" calcext:value-type="float">
            <text:p>0.98914858096828</text:p>
          </table:table-cell>
          <table:table-cell table:formula="of:=LOG([.O350])" office:value-type="float" office:value="3.37712404234646" calcext:value-type="float">
            <text:p>3.37712404234646</text:p>
          </table:table-cell>
          <table:table-cell table:number-columns-repeated="6"/>
          <table:table-cell table:formula="of:=[.O350]" office:value-type="float" office:value="2383" calcext:value-type="float">
            <text:p>2383</text:p>
          </table:table-cell>
          <table:table-cell table:formula="of:=MOD([.X350];13*6)" office:value-type="float" office:value="43" calcext:value-type="float">
            <text:p>43</text:p>
          </table:table-cell>
          <table:table-cell table:number-columns-repeated="996"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MOD([.A351];[.$O$2])" office:value-type="float" office:value="11" calcext:value-type="float">
            <text:p>11</text:p>
          </table:table-cell>
          <table:table-cell table:formula="of:=MOD([.A351];64)" office:value-type="float" office:value="29" calcext:value-type="float">
            <text:p>29</text:p>
          </table:table-cell>
          <table:table-cell table:number-columns-repeated="11"/>
          <table:table-cell office:value-type="float" office:value="2389" calcext:value-type="float">
            <text:p>2389</text:p>
          </table:table-cell>
          <table:table-cell table:formula="of:=([.O351]-13)/([.O351]+13)" office:value-type="float" office:value="0.98917568692756" calcext:value-type="float">
            <text:p>0.98917568692756</text:p>
          </table:table-cell>
          <table:table-cell table:formula="of:=LOG([.O351])" office:value-type="float" office:value="3.37821614974988" calcext:value-type="float">
            <text:p>3.37821614974988</text:p>
          </table:table-cell>
          <table:table-cell table:number-columns-repeated="6"/>
          <table:table-cell table:formula="of:=[.O351]" office:value-type="float" office:value="2389" calcext:value-type="float">
            <text:p>2389</text:p>
          </table:table-cell>
          <table:table-cell table:formula="of:=MOD([.X351];13*6)" office:value-type="float" office:value="49" calcext:value-type="float">
            <text:p>49</text:p>
          </table:table-cell>
          <table:table-cell table:number-columns-repeated="996"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MOD([.A352];[.$O$2])" office:value-type="float" office:value="12" calcext:value-type="float">
            <text:p>12</text:p>
          </table:table-cell>
          <table:table-cell table:formula="of:=MOD([.A352];64)" office:value-type="float" office:value="30" calcext:value-type="float">
            <text:p>30</text:p>
          </table:table-cell>
          <table:table-cell table:number-columns-repeated="11"/>
          <table:table-cell office:value-type="float" office:value="2393" calcext:value-type="float">
            <text:p>2393</text:p>
          </table:table-cell>
          <table:table-cell table:formula="of:=([.O352]-13)/([.O352]+13)" office:value-type="float" office:value="0.989193682460515" calcext:value-type="float">
            <text:p>0.989193682460515</text:p>
          </table:table-cell>
          <table:table-cell table:formula="of:=LOG([.O352])" office:value-type="float" office:value="3.37894269861344" calcext:value-type="float">
            <text:p>3.37894269861344</text:p>
          </table:table-cell>
          <table:table-cell table:number-columns-repeated="6"/>
          <table:table-cell table:formula="of:=[.O352]" office:value-type="float" office:value="2393" calcext:value-type="float">
            <text:p>2393</text:p>
          </table:table-cell>
          <table:table-cell table:formula="of:=MOD([.X352];13*6)" office:value-type="float" office:value="53" calcext:value-type="float">
            <text:p>53</text:p>
          </table:table-cell>
          <table:table-cell table:number-columns-repeated="996"/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MOD([.A353];[.$O$2])" office:value-type="float" office:value="0" calcext:value-type="float">
            <text:p>0</text:p>
          </table:table-cell>
          <table:table-cell table:formula="of:=MOD([.A353];64)" office:value-type="float" office:value="31" calcext:value-type="float">
            <text:p>31</text:p>
          </table:table-cell>
          <table:table-cell table:number-columns-repeated="11"/>
          <table:table-cell office:value-type="float" office:value="2399" calcext:value-type="float">
            <text:p>2399</text:p>
          </table:table-cell>
          <table:table-cell table:formula="of:=([.O353]-13)/([.O353]+13)" office:value-type="float" office:value="0.989220563847429" calcext:value-type="float">
            <text:p>0.989220563847429</text:p>
          </table:table-cell>
          <table:table-cell table:formula="of:=LOG([.O353])" office:value-type="float" office:value="3.38003024796783" calcext:value-type="float">
            <text:p>3.38003024796783</text:p>
          </table:table-cell>
          <table:table-cell table:number-columns-repeated="6"/>
          <table:table-cell table:formula="of:=[.O353]" office:value-type="float" office:value="2399" calcext:value-type="float">
            <text:p>2399</text:p>
          </table:table-cell>
          <table:table-cell table:formula="of:=MOD([.X353];13*6)" office:value-type="float" office:value="59" calcext:value-type="float">
            <text:p>59</text:p>
          </table:table-cell>
          <table:table-cell table:number-columns-repeated="996"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MOD([.A354];[.$O$2])" office:value-type="float" office:value="1" calcext:value-type="float">
            <text:p>1</text:p>
          </table:table-cell>
          <table:table-cell table:formula="of:=MOD([.A354];64)" office:value-type="float" office:value="32" calcext:value-type="float">
            <text:p>32</text:p>
          </table:table-cell>
          <table:table-cell table:number-columns-repeated="11"/>
          <table:table-cell office:value-type="float" office:value="2411" calcext:value-type="float">
            <text:p>2411</text:p>
          </table:table-cell>
          <table:table-cell table:formula="of:=([.O354]-13)/([.O354]+13)" office:value-type="float" office:value="0.989273927392739" calcext:value-type="float">
            <text:p>0.989273927392739</text:p>
          </table:table-cell>
          <table:table-cell table:formula="of:=LOG([.O354])" office:value-type="float" office:value="3.38219721037745" calcext:value-type="float">
            <text:p>3.38219721037745</text:p>
          </table:table-cell>
          <table:table-cell table:number-columns-repeated="6"/>
          <table:table-cell table:formula="of:=[.O354]" office:value-type="float" office:value="2411" calcext:value-type="float">
            <text:p>2411</text:p>
          </table:table-cell>
          <table:table-cell table:formula="of:=MOD([.X354];13*6)" office:value-type="float" office:value="71" calcext:value-type="float">
            <text:p>71</text:p>
          </table:table-cell>
          <table:table-cell table:number-columns-repeated="996"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MOD([.A355];[.$O$2])" office:value-type="float" office:value="2" calcext:value-type="float">
            <text:p>2</text:p>
          </table:table-cell>
          <table:table-cell table:formula="of:=MOD([.A355];64)" office:value-type="float" office:value="33" calcext:value-type="float">
            <text:p>33</text:p>
          </table:table-cell>
          <table:table-cell table:number-columns-repeated="11"/>
          <table:table-cell office:value-type="float" office:value="2417" calcext:value-type="float">
            <text:p>2417</text:p>
          </table:table-cell>
          <table:table-cell table:formula="of:=([.O355]-13)/([.O355]+13)" office:value-type="float" office:value="0.989300411522634" calcext:value-type="float">
            <text:p>0.989300411522634</text:p>
          </table:table-cell>
          <table:table-cell table:formula="of:=LOG([.O355])" office:value-type="float" office:value="3.38327665040765" calcext:value-type="float">
            <text:p>3.38327665040765</text:p>
          </table:table-cell>
          <table:table-cell table:number-columns-repeated="6"/>
          <table:table-cell table:formula="of:=[.O355]" office:value-type="float" office:value="2417" calcext:value-type="float">
            <text:p>2417</text:p>
          </table:table-cell>
          <table:table-cell table:formula="of:=MOD([.X355];13*6)" office:value-type="float" office:value="77" calcext:value-type="float">
            <text:p>77</text:p>
          </table:table-cell>
          <table:table-cell table:number-columns-repeated="996"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MOD([.A356];[.$O$2])" office:value-type="float" office:value="3" calcext:value-type="float">
            <text:p>3</text:p>
          </table:table-cell>
          <table:table-cell table:formula="of:=MOD([.A356];64)" office:value-type="float" office:value="34" calcext:value-type="float">
            <text:p>34</text:p>
          </table:table-cell>
          <table:table-cell table:number-columns-repeated="11"/>
          <table:table-cell office:value-type="float" office:value="2423" calcext:value-type="float">
            <text:p>2423</text:p>
          </table:table-cell>
          <table:table-cell table:formula="of:=([.O356]-13)/([.O356]+13)" office:value-type="float" office:value="0.989326765188834" calcext:value-type="float">
            <text:p>0.989326765188834</text:p>
          </table:table-cell>
          <table:table-cell table:formula="of:=LOG([.O356])" office:value-type="float" office:value="3.38435341413751" calcext:value-type="float">
            <text:p>3.38435341413751</text:p>
          </table:table-cell>
          <table:table-cell table:number-columns-repeated="6"/>
          <table:table-cell table:formula="of:=[.O356]" office:value-type="float" office:value="2423" calcext:value-type="float">
            <text:p>2423</text:p>
          </table:table-cell>
          <table:table-cell table:formula="of:=MOD([.X356];13*6)" office:value-type="float" office:value="5" calcext:value-type="float">
            <text:p>5</text:p>
          </table:table-cell>
          <table:table-cell table:number-columns-repeated="996"/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MOD([.A357];[.$O$2])" office:value-type="float" office:value="4" calcext:value-type="float">
            <text:p>4</text:p>
          </table:table-cell>
          <table:table-cell table:formula="of:=MOD([.A357];64)" office:value-type="float" office:value="35" calcext:value-type="float">
            <text:p>35</text:p>
          </table:table-cell>
          <table:table-cell table:number-columns-repeated="11"/>
          <table:table-cell office:value-type="float" office:value="2437" calcext:value-type="float">
            <text:p>2437</text:p>
          </table:table-cell>
          <table:table-cell table:formula="of:=([.O357]-13)/([.O357]+13)" office:value-type="float" office:value="0.989387755102041" calcext:value-type="float">
            <text:p>0.989387755102041</text:p>
          </table:table-cell>
          <table:table-cell table:formula="of:=LOG([.O357])" office:value-type="float" office:value="3.38685552918472" calcext:value-type="float">
            <text:p>3.38685552918472</text:p>
          </table:table-cell>
          <table:table-cell table:number-columns-repeated="6"/>
          <table:table-cell table:formula="of:=[.O357]" office:value-type="float" office:value="2437" calcext:value-type="float">
            <text:p>2437</text:p>
          </table:table-cell>
          <table:table-cell table:formula="of:=MOD([.X357];13*6)" office:value-type="float" office:value="19" calcext:value-type="float">
            <text:p>19</text:p>
          </table:table-cell>
          <table:table-cell table:number-columns-repeated="996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MOD([.A358];[.$O$2])" office:value-type="float" office:value="5" calcext:value-type="float">
            <text:p>5</text:p>
          </table:table-cell>
          <table:table-cell table:formula="of:=MOD([.A358];64)" office:value-type="float" office:value="36" calcext:value-type="float">
            <text:p>36</text:p>
          </table:table-cell>
          <table:table-cell table:number-columns-repeated="11"/>
          <table:table-cell office:value-type="float" office:value="2441" calcext:value-type="float">
            <text:p>2441</text:p>
          </table:table-cell>
          <table:table-cell table:formula="of:=([.O358]-13)/([.O358]+13)" office:value-type="float" office:value="0.989405052974735" calcext:value-type="float">
            <text:p>0.989405052974735</text:p>
          </table:table-cell>
          <table:table-cell table:formula="of:=LOG([.O358])" office:value-type="float" office:value="3.38756777941719" calcext:value-type="float">
            <text:p>3.38756777941719</text:p>
          </table:table-cell>
          <table:table-cell table:number-columns-repeated="6"/>
          <table:table-cell table:formula="of:=[.O358]" office:value-type="float" office:value="2441" calcext:value-type="float">
            <text:p>2441</text:p>
          </table:table-cell>
          <table:table-cell table:formula="of:=MOD([.X358];13*6)" office:value-type="float" office:value="23" calcext:value-type="float">
            <text:p>23</text:p>
          </table:table-cell>
          <table:table-cell table:number-columns-repeated="996"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MOD([.A359];[.$O$2])" office:value-type="float" office:value="6" calcext:value-type="float">
            <text:p>6</text:p>
          </table:table-cell>
          <table:table-cell table:formula="of:=MOD([.A359];64)" office:value-type="float" office:value="37" calcext:value-type="float">
            <text:p>37</text:p>
          </table:table-cell>
          <table:table-cell table:number-columns-repeated="11"/>
          <table:table-cell office:value-type="float" office:value="2447" calcext:value-type="float">
            <text:p>2447</text:p>
          </table:table-cell>
          <table:table-cell table:formula="of:=([.O359]-13)/([.O359]+13)" office:value-type="float" office:value="0.989430894308943" calcext:value-type="float">
            <text:p>0.989430894308943</text:p>
          </table:table-cell>
          <table:table-cell table:formula="of:=LOG([.O359])" office:value-type="float" office:value="3.38863396935179" calcext:value-type="float">
            <text:p>3.38863396935179</text:p>
          </table:table-cell>
          <table:table-cell table:number-columns-repeated="6"/>
          <table:table-cell table:formula="of:=[.O359]" office:value-type="float" office:value="2447" calcext:value-type="float">
            <text:p>2447</text:p>
          </table:table-cell>
          <table:table-cell table:formula="of:=MOD([.X359];13*6)" office:value-type="float" office:value="29" calcext:value-type="float">
            <text:p>29</text:p>
          </table:table-cell>
          <table:table-cell table:number-columns-repeated="996"/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MOD([.A360];[.$O$2])" office:value-type="float" office:value="7" calcext:value-type="float">
            <text:p>7</text:p>
          </table:table-cell>
          <table:table-cell table:formula="of:=MOD([.A360];64)" office:value-type="float" office:value="38" calcext:value-type="float">
            <text:p>38</text:p>
          </table:table-cell>
          <table:table-cell table:number-columns-repeated="11"/>
          <table:table-cell office:value-type="float" office:value="2459" calcext:value-type="float">
            <text:p>2459</text:p>
          </table:table-cell>
          <table:table-cell table:formula="of:=([.O360]-13)/([.O360]+13)" office:value-type="float" office:value="0.989482200647249" calcext:value-type="float">
            <text:p>0.989482200647249</text:p>
          </table:table-cell>
          <table:table-cell table:formula="of:=LOG([.O360])" office:value-type="float" office:value="3.39075852873872" calcext:value-type="float">
            <text:p>3.39075852873872</text:p>
          </table:table-cell>
          <table:table-cell table:number-columns-repeated="6"/>
          <table:table-cell table:formula="of:=[.O360]" office:value-type="float" office:value="2459" calcext:value-type="float">
            <text:p>2459</text:p>
          </table:table-cell>
          <table:table-cell table:formula="of:=MOD([.X360];13*6)" office:value-type="float" office:value="41" calcext:value-type="float">
            <text:p>41</text:p>
          </table:table-cell>
          <table:table-cell table:number-columns-repeated="996"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MOD([.A361];[.$O$2])" office:value-type="float" office:value="8" calcext:value-type="float">
            <text:p>8</text:p>
          </table:table-cell>
          <table:table-cell table:formula="of:=MOD([.A361];64)" office:value-type="float" office:value="39" calcext:value-type="float">
            <text:p>39</text:p>
          </table:table-cell>
          <table:table-cell table:number-columns-repeated="11"/>
          <table:table-cell office:value-type="float" office:value="2467" calcext:value-type="float">
            <text:p>2467</text:p>
          </table:table-cell>
          <table:table-cell table:formula="of:=([.O361]-13)/([.O361]+13)" office:value-type="float" office:value="0.989516129032258" calcext:value-type="float">
            <text:p>0.989516129032258</text:p>
          </table:table-cell>
          <table:table-cell table:formula="of:=LOG([.O361])" office:value-type="float" office:value="3.39216914948974" calcext:value-type="float">
            <text:p>3.39216914948974</text:p>
          </table:table-cell>
          <table:table-cell table:number-columns-repeated="6"/>
          <table:table-cell table:formula="of:=[.O361]" office:value-type="float" office:value="2467" calcext:value-type="float">
            <text:p>2467</text:p>
          </table:table-cell>
          <table:table-cell table:formula="of:=MOD([.X361];13*6)" office:value-type="float" office:value="49" calcext:value-type="float">
            <text:p>49</text:p>
          </table:table-cell>
          <table:table-cell table:number-columns-repeated="996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MOD([.A362];[.$O$2])" office:value-type="float" office:value="9" calcext:value-type="float">
            <text:p>9</text:p>
          </table:table-cell>
          <table:table-cell table:formula="of:=MOD([.A362];64)" office:value-type="float" office:value="40" calcext:value-type="float">
            <text:p>40</text:p>
          </table:table-cell>
          <table:table-cell table:number-columns-repeated="11"/>
          <table:table-cell office:value-type="float" office:value="2473" calcext:value-type="float">
            <text:p>2473</text:p>
          </table:table-cell>
          <table:table-cell table:formula="of:=([.O362]-13)/([.O362]+13)" office:value-type="float" office:value="0.989541432019308" calcext:value-type="float">
            <text:p>0.989541432019308</text:p>
          </table:table-cell>
          <table:table-cell table:formula="of:=LOG([.O362])" office:value-type="float" office:value="3.3932241163613" calcext:value-type="float">
            <text:p>3.3932241163613</text:p>
          </table:table-cell>
          <table:table-cell table:number-columns-repeated="6"/>
          <table:table-cell table:formula="of:=[.O362]" office:value-type="float" office:value="2473" calcext:value-type="float">
            <text:p>2473</text:p>
          </table:table-cell>
          <table:table-cell table:formula="of:=MOD([.X362];13*6)" office:value-type="float" office:value="55" calcext:value-type="float">
            <text:p>55</text:p>
          </table:table-cell>
          <table:table-cell table:number-columns-repeated="996"/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MOD([.A363];[.$O$2])" office:value-type="float" office:value="10" calcext:value-type="float">
            <text:p>10</text:p>
          </table:table-cell>
          <table:table-cell table:formula="of:=MOD([.A363];64)" office:value-type="float" office:value="41" calcext:value-type="float">
            <text:p>41</text:p>
          </table:table-cell>
          <table:table-cell table:number-columns-repeated="11"/>
          <table:table-cell office:value-type="float" office:value="2477" calcext:value-type="float">
            <text:p>2477</text:p>
          </table:table-cell>
          <table:table-cell table:formula="of:=([.O363]-13)/([.O363]+13)" office:value-type="float" office:value="0.989558232931727" calcext:value-type="float">
            <text:p>0.989558232931727</text:p>
          </table:table-cell>
          <table:table-cell table:formula="of:=LOG([.O363])" office:value-type="float" office:value="3.39392600658584" calcext:value-type="float">
            <text:p>3.39392600658584</text:p>
          </table:table-cell>
          <table:table-cell table:number-columns-repeated="6"/>
          <table:table-cell table:formula="of:=[.O363]" office:value-type="float" office:value="2477" calcext:value-type="float">
            <text:p>2477</text:p>
          </table:table-cell>
          <table:table-cell table:formula="of:=MOD([.X363];13*6)" office:value-type="float" office:value="59" calcext:value-type="float">
            <text:p>59</text:p>
          </table:table-cell>
          <table:table-cell table:number-columns-repeated="996"/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MOD([.A364];[.$O$2])" office:value-type="float" office:value="11" calcext:value-type="float">
            <text:p>11</text:p>
          </table:table-cell>
          <table:table-cell table:formula="of:=MOD([.A364];64)" office:value-type="float" office:value="42" calcext:value-type="float">
            <text:p>42</text:p>
          </table:table-cell>
          <table:table-cell table:number-columns-repeated="11"/>
          <table:table-cell office:value-type="float" office:value="2503" calcext:value-type="float">
            <text:p>2503</text:p>
          </table:table-cell>
          <table:table-cell table:formula="of:=([.O364]-13)/([.O364]+13)" office:value-type="float" office:value="0.98966613672496" calcext:value-type="float">
            <text:p>0.98966613672496</text:p>
          </table:table-cell>
          <table:table-cell table:formula="of:=LOG([.O364])" office:value-type="float" office:value="3.39846084960822" calcext:value-type="float">
            <text:p>3.39846084960822</text:p>
          </table:table-cell>
          <table:table-cell table:number-columns-repeated="6"/>
          <table:table-cell table:formula="of:=[.O364]" office:value-type="float" office:value="2503" calcext:value-type="float">
            <text:p>2503</text:p>
          </table:table-cell>
          <table:table-cell table:formula="of:=MOD([.X364];13*6)" office:value-type="float" office:value="7" calcext:value-type="float">
            <text:p>7</text:p>
          </table:table-cell>
          <table:table-cell table:number-columns-repeated="996"/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MOD([.A365];[.$O$2])" office:value-type="float" office:value="12" calcext:value-type="float">
            <text:p>12</text:p>
          </table:table-cell>
          <table:table-cell table:formula="of:=MOD([.A365];64)" office:value-type="float" office:value="43" calcext:value-type="float">
            <text:p>43</text:p>
          </table:table-cell>
          <table:table-cell table:number-columns-repeated="11"/>
          <table:table-cell office:value-type="float" office:value="2521" calcext:value-type="float">
            <text:p>2521</text:p>
          </table:table-cell>
          <table:table-cell table:formula="of:=([.O365]-13)/([.O365]+13)" office:value-type="float" office:value="0.98973954222573" calcext:value-type="float">
            <text:p>0.98973954222573</text:p>
          </table:table-cell>
          <table:table-cell table:formula="of:=LOG([.O365])" office:value-type="float" office:value="3.40157284567645" calcext:value-type="float">
            <text:p>3.40157284567645</text:p>
          </table:table-cell>
          <table:table-cell table:number-columns-repeated="6"/>
          <table:table-cell table:formula="of:=[.O365]" office:value-type="float" office:value="2521" calcext:value-type="float">
            <text:p>2521</text:p>
          </table:table-cell>
          <table:table-cell table:formula="of:=MOD([.X365];13*6)" office:value-type="float" office:value="25" calcext:value-type="float">
            <text:p>25</text:p>
          </table:table-cell>
          <table:table-cell table:number-columns-repeated="996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MOD([.A366];[.$O$2])" office:value-type="float" office:value="0" calcext:value-type="float">
            <text:p>0</text:p>
          </table:table-cell>
          <table:table-cell table:formula="of:=MOD([.A366];64)" office:value-type="float" office:value="44" calcext:value-type="float">
            <text:p>44</text:p>
          </table:table-cell>
          <table:table-cell table:number-columns-repeated="11"/>
          <table:table-cell office:value-type="float" office:value="2531" calcext:value-type="float">
            <text:p>2531</text:p>
          </table:table-cell>
          <table:table-cell table:formula="of:=([.O366]-13)/([.O366]+13)" office:value-type="float" office:value="0.989779874213837" calcext:value-type="float">
            <text:p>0.989779874213837</text:p>
          </table:table-cell>
          <table:table-cell table:formula="of:=LOG([.O366])" office:value-type="float" office:value="3.40329214515825" calcext:value-type="float">
            <text:p>3.40329214515825</text:p>
          </table:table-cell>
          <table:table-cell table:number-columns-repeated="6"/>
          <table:table-cell table:formula="of:=[.O366]" office:value-type="float" office:value="2531" calcext:value-type="float">
            <text:p>2531</text:p>
          </table:table-cell>
          <table:table-cell table:formula="of:=MOD([.X366];13*6)" office:value-type="float" office:value="35" calcext:value-type="float">
            <text:p>35</text:p>
          </table:table-cell>
          <table:table-cell table:number-columns-repeated="996"/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MOD([.A367];[.$O$2])" office:value-type="float" office:value="1" calcext:value-type="float">
            <text:p>1</text:p>
          </table:table-cell>
          <table:table-cell table:formula="of:=MOD([.A367];64)" office:value-type="float" office:value="45" calcext:value-type="float">
            <text:p>45</text:p>
          </table:table-cell>
          <table:table-cell table:number-columns-repeated="11"/>
          <table:table-cell office:value-type="float" office:value="2539" calcext:value-type="float">
            <text:p>2539</text:p>
          </table:table-cell>
          <table:table-cell table:formula="of:=([.O367]-13)/([.O367]+13)" office:value-type="float" office:value="0.989811912225705" calcext:value-type="float">
            <text:p>0.989811912225705</text:p>
          </table:table-cell>
          <table:table-cell table:formula="of:=LOG([.O367])" office:value-type="float" office:value="3.40466270087372" calcext:value-type="float">
            <text:p>3.40466270087372</text:p>
          </table:table-cell>
          <table:table-cell table:number-columns-repeated="6"/>
          <table:table-cell table:formula="of:=[.O367]" office:value-type="float" office:value="2539" calcext:value-type="float">
            <text:p>2539</text:p>
          </table:table-cell>
          <table:table-cell table:formula="of:=MOD([.X367];13*6)" office:value-type="float" office:value="43" calcext:value-type="float">
            <text:p>43</text:p>
          </table:table-cell>
          <table:table-cell table:number-columns-repeated="996"/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MOD([.A368];[.$O$2])" office:value-type="float" office:value="2" calcext:value-type="float">
            <text:p>2</text:p>
          </table:table-cell>
          <table:table-cell table:formula="of:=MOD([.A368];64)" office:value-type="float" office:value="46" calcext:value-type="float">
            <text:p>46</text:p>
          </table:table-cell>
          <table:table-cell table:number-columns-repeated="11"/>
          <table:table-cell office:value-type="float" office:value="2543" calcext:value-type="float">
            <text:p>2543</text:p>
          </table:table-cell>
          <table:table-cell table:formula="of:=([.O368]-13)/([.O368]+13)" office:value-type="float" office:value="0.989827856025039" calcext:value-type="float">
            <text:p>0.989827856025039</text:p>
          </table:table-cell>
          <table:table-cell table:formula="of:=LOG([.O368])" office:value-type="float" office:value="3.40534636017571" calcext:value-type="float">
            <text:p>3.40534636017571</text:p>
          </table:table-cell>
          <table:table-cell table:number-columns-repeated="6"/>
          <table:table-cell table:formula="of:=[.O368]" office:value-type="float" office:value="2543" calcext:value-type="float">
            <text:p>2543</text:p>
          </table:table-cell>
          <table:table-cell table:formula="of:=MOD([.X368];13*6)" office:value-type="float" office:value="47" calcext:value-type="float">
            <text:p>47</text:p>
          </table:table-cell>
          <table:table-cell table:number-columns-repeated="996"/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MOD([.A369];[.$O$2])" office:value-type="float" office:value="3" calcext:value-type="float">
            <text:p>3</text:p>
          </table:table-cell>
          <table:table-cell table:formula="of:=MOD([.A369];64)" office:value-type="float" office:value="47" calcext:value-type="float">
            <text:p>47</text:p>
          </table:table-cell>
          <table:table-cell table:number-columns-repeated="11"/>
          <table:table-cell office:value-type="float" office:value="2549" calcext:value-type="float">
            <text:p>2549</text:p>
          </table:table-cell>
          <table:table-cell table:formula="of:=([.O369]-13)/([.O369]+13)" office:value-type="float" office:value="0.989851678376268" calcext:value-type="float">
            <text:p>0.989851678376268</text:p>
          </table:table-cell>
          <table:table-cell table:formula="of:=LOG([.O369])" office:value-type="float" office:value="3.40636983546927" calcext:value-type="float">
            <text:p>3.40636983546927</text:p>
          </table:table-cell>
          <table:table-cell table:number-columns-repeated="1004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MOD([.A370];[.$O$2])" office:value-type="float" office:value="4" calcext:value-type="float">
            <text:p>4</text:p>
          </table:table-cell>
          <table:table-cell table:formula="of:=MOD([.A370];64)" office:value-type="float" office:value="48" calcext:value-type="float">
            <text:p>48</text:p>
          </table:table-cell>
          <table:table-cell table:number-columns-repeated="11"/>
          <table:table-cell office:value-type="float" office:value="2551" calcext:value-type="float">
            <text:p>2551</text:p>
          </table:table-cell>
          <table:table-cell table:formula="of:=([.O370]-13)/([.O370]+13)" office:value-type="float" office:value="0.989859594383775" calcext:value-type="float">
            <text:p>0.989859594383775</text:p>
          </table:table-cell>
          <table:table-cell table:formula="of:=LOG([.O370])" office:value-type="float" office:value="3.40671045860979" calcext:value-type="float">
            <text:p>3.40671045860979</text:p>
          </table:table-cell>
          <table:table-cell table:number-columns-repeated="1004"/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MOD([.A371];[.$O$2])" office:value-type="float" office:value="5" calcext:value-type="float">
            <text:p>5</text:p>
          </table:table-cell>
          <table:table-cell table:formula="of:=MOD([.A371];64)" office:value-type="float" office:value="49" calcext:value-type="float">
            <text:p>49</text:p>
          </table:table-cell>
          <table:table-cell table:number-columns-repeated="11"/>
          <table:table-cell office:value-type="float" office:value="2557" calcext:value-type="float">
            <text:p>2557</text:p>
          </table:table-cell>
          <table:table-cell table:formula="of:=([.O371]-13)/([.O371]+13)" office:value-type="float" office:value="0.98988326848249" calcext:value-type="float">
            <text:p>0.98988326848249</text:p>
          </table:table-cell>
          <table:table-cell table:formula="of:=LOG([.O371])" office:value-type="float" office:value="3.40773072802634" calcext:value-type="float">
            <text:p>3.40773072802634</text:p>
          </table:table-cell>
          <table:table-cell table:number-columns-repeated="1004"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MOD([.A372];[.$O$2])" office:value-type="float" office:value="6" calcext:value-type="float">
            <text:p>6</text:p>
          </table:table-cell>
          <table:table-cell table:formula="of:=MOD([.A372];64)" office:value-type="float" office:value="50" calcext:value-type="float">
            <text:p>50</text:p>
          </table:table-cell>
          <table:table-cell table:number-columns-repeated="11"/>
          <table:table-cell office:value-type="float" office:value="2579" calcext:value-type="float">
            <text:p>2579</text:p>
          </table:table-cell>
          <table:table-cell table:formula="of:=([.O372]-13)/([.O372]+13)" office:value-type="float" office:value="0.989969135802469" calcext:value-type="float">
            <text:p>0.989969135802469</text:p>
          </table:table-cell>
          <table:table-cell table:formula="of:=LOG([.O372])" office:value-type="float" office:value="3.41145134213794" calcext:value-type="float">
            <text:p>3.41145134213794</text:p>
          </table:table-cell>
          <table:table-cell table:number-columns-repeated="1004"/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MOD([.A373];[.$O$2])" office:value-type="float" office:value="7" calcext:value-type="float">
            <text:p>7</text:p>
          </table:table-cell>
          <table:table-cell table:formula="of:=MOD([.A373];64)" office:value-type="float" office:value="51" calcext:value-type="float">
            <text:p>51</text:p>
          </table:table-cell>
          <table:table-cell table:number-columns-repeated="11"/>
          <table:table-cell office:value-type="float" office:value="2591" calcext:value-type="float">
            <text:p>2591</text:p>
          </table:table-cell>
          <table:table-cell table:formula="of:=([.O373]-13)/([.O373]+13)" office:value-type="float" office:value="0.990015360983103" calcext:value-type="float">
            <text:p>0.990015360983103</text:p>
          </table:table-cell>
          <table:table-cell table:formula="of:=LOG([.O373])" office:value-type="float" office:value="3.41346741298582" calcext:value-type="float">
            <text:p>3.41346741298582</text:p>
          </table:table-cell>
          <table:table-cell table:number-columns-repeated="1004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MOD([.A374];[.$O$2])" office:value-type="float" office:value="8" calcext:value-type="float">
            <text:p>8</text:p>
          </table:table-cell>
          <table:table-cell table:formula="of:=MOD([.A374];64)" office:value-type="float" office:value="52" calcext:value-type="float">
            <text:p>52</text:p>
          </table:table-cell>
          <table:table-cell table:number-columns-repeated="11"/>
          <table:table-cell office:value-type="float" office:value="2593" calcext:value-type="float">
            <text:p>2593</text:p>
          </table:table-cell>
          <table:table-cell table:formula="of:=([.O374]-13)/([.O374]+13)" office:value-type="float" office:value="0.990023023791251" calcext:value-type="float">
            <text:p>0.990023023791251</text:p>
          </table:table-cell>
          <table:table-cell table:formula="of:=LOG([.O374])" office:value-type="float" office:value="3.41380251676935" calcext:value-type="float">
            <text:p>3.41380251676935</text:p>
          </table:table-cell>
          <table:table-cell table:number-columns-repeated="1004"/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MOD([.A375];[.$O$2])" office:value-type="float" office:value="9" calcext:value-type="float">
            <text:p>9</text:p>
          </table:table-cell>
          <table:table-cell table:formula="of:=MOD([.A375];64)" office:value-type="float" office:value="53" calcext:value-type="float">
            <text:p>53</text:p>
          </table:table-cell>
          <table:table-cell table:number-columns-repeated="11"/>
          <table:table-cell office:value-type="float" office:value="2609" calcext:value-type="float">
            <text:p>2609</text:p>
          </table:table-cell>
          <table:table-cell table:formula="of:=([.O375]-13)/([.O375]+13)" office:value-type="float" office:value="0.990083905415713" calcext:value-type="float">
            <text:p>0.990083905415713</text:p>
          </table:table-cell>
          <table:table-cell table:formula="of:=LOG([.O375])" office:value-type="float" office:value="3.41647407910022" calcext:value-type="float">
            <text:p>3.41647407910022</text:p>
          </table:table-cell>
          <table:table-cell table:number-columns-repeated="1004"/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MOD([.A376];[.$O$2])" office:value-type="float" office:value="10" calcext:value-type="float">
            <text:p>10</text:p>
          </table:table-cell>
          <table:table-cell table:formula="of:=MOD([.A376];64)" office:value-type="float" office:value="54" calcext:value-type="float">
            <text:p>54</text:p>
          </table:table-cell>
          <table:table-cell table:number-columns-repeated="11"/>
          <table:table-cell office:value-type="float" office:value="2617" calcext:value-type="float">
            <text:p>2617</text:p>
          </table:table-cell>
          <table:table-cell table:formula="of:=([.O376]-13)/([.O376]+13)" office:value-type="float" office:value="0.990114068441065" calcext:value-type="float">
            <text:p>0.990114068441065</text:p>
          </table:table-cell>
          <table:table-cell table:formula="of:=LOG([.O376])" office:value-type="float" office:value="3.41780372263988" calcext:value-type="float">
            <text:p>3.41780372263988</text:p>
          </table:table-cell>
          <table:table-cell table:number-columns-repeated="1004"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MOD([.A377];[.$O$2])" office:value-type="float" office:value="11" calcext:value-type="float">
            <text:p>11</text:p>
          </table:table-cell>
          <table:table-cell table:formula="of:=MOD([.A377];64)" office:value-type="float" office:value="55" calcext:value-type="float">
            <text:p>55</text:p>
          </table:table-cell>
          <table:table-cell table:number-columns-repeated="11"/>
          <table:table-cell office:value-type="float" office:value="2621" calcext:value-type="float">
            <text:p>2621</text:p>
          </table:table-cell>
          <table:table-cell table:formula="of:=([.O377]-13)/([.O377]+13)" office:value-type="float" office:value="0.990129081245254" calcext:value-type="float">
            <text:p>0.990129081245254</text:p>
          </table:table-cell>
          <table:table-cell table:formula="of:=LOG([.O377])" office:value-type="float" office:value="3.4184670209466" calcext:value-type="float">
            <text:p>3.4184670209466</text:p>
          </table:table-cell>
          <table:table-cell table:number-columns-repeated="1004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MOD([.A378];[.$O$2])" office:value-type="float" office:value="12" calcext:value-type="float">
            <text:p>12</text:p>
          </table:table-cell>
          <table:table-cell table:formula="of:=MOD([.A378];64)" office:value-type="float" office:value="56" calcext:value-type="float">
            <text:p>56</text:p>
          </table:table-cell>
          <table:table-cell table:number-columns-repeated="11"/>
          <table:table-cell office:value-type="float" office:value="2633" calcext:value-type="float">
            <text:p>2633</text:p>
          </table:table-cell>
          <table:table-cell table:formula="of:=([.O378]-13)/([.O378]+13)" office:value-type="float" office:value="0.990173847316704" calcext:value-type="float">
            <text:p>0.990173847316704</text:p>
          </table:table-cell>
          <table:table-cell table:formula="of:=LOG([.O378])" office:value-type="float" office:value="3.42045085910607" calcext:value-type="float">
            <text:p>3.42045085910607</text:p>
          </table:table-cell>
          <table:table-cell table:number-columns-repeated="1004"/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MOD([.A379];[.$O$2])" office:value-type="float" office:value="0" calcext:value-type="float">
            <text:p>0</text:p>
          </table:table-cell>
          <table:table-cell table:formula="of:=MOD([.A379];64)" office:value-type="float" office:value="57" calcext:value-type="float">
            <text:p>57</text:p>
          </table:table-cell>
          <table:table-cell table:number-columns-repeated="11"/>
          <table:table-cell office:value-type="float" office:value="2647" calcext:value-type="float">
            <text:p>2647</text:p>
          </table:table-cell>
          <table:table-cell table:formula="of:=([.O379]-13)/([.O379]+13)" office:value-type="float" office:value="0.990225563909774" calcext:value-type="float">
            <text:p>0.990225563909774</text:p>
          </table:table-cell>
          <table:table-cell table:formula="of:=LOG([.O379])" office:value-type="float" office:value="3.42275394130135" calcext:value-type="float">
            <text:p>3.42275394130135</text:p>
          </table:table-cell>
          <table:table-cell table:number-columns-repeated="1004"/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MOD([.A380];[.$O$2])" office:value-type="float" office:value="1" calcext:value-type="float">
            <text:p>1</text:p>
          </table:table-cell>
          <table:table-cell table:formula="of:=MOD([.A380];64)" office:value-type="float" office:value="58" calcext:value-type="float">
            <text:p>58</text:p>
          </table:table-cell>
          <table:table-cell table:number-columns-repeated="11"/>
          <table:table-cell office:value-type="float" office:value="2657" calcext:value-type="float">
            <text:p>2657</text:p>
          </table:table-cell>
          <table:table-cell table:formula="of:=([.O380]-13)/([.O380]+13)" office:value-type="float" office:value="0.990262172284644" calcext:value-type="float">
            <text:p>0.990262172284644</text:p>
          </table:table-cell>
          <table:table-cell table:formula="of:=LOG([.O380])" office:value-type="float" office:value="3.42439155441028" calcext:value-type="float">
            <text:p>3.42439155441028</text:p>
          </table:table-cell>
          <table:table-cell table:number-columns-repeated="1004"/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MOD([.A381];[.$O$2])" office:value-type="float" office:value="2" calcext:value-type="float">
            <text:p>2</text:p>
          </table:table-cell>
          <table:table-cell table:formula="of:=MOD([.A381];64)" office:value-type="float" office:value="59" calcext:value-type="float">
            <text:p>59</text:p>
          </table:table-cell>
          <table:table-cell table:number-columns-repeated="11"/>
          <table:table-cell office:value-type="float" office:value="2659" calcext:value-type="float">
            <text:p>2659</text:p>
          </table:table-cell>
          <table:table-cell table:formula="of:=([.O381]-13)/([.O381]+13)" office:value-type="float" office:value="0.990269461077844" calcext:value-type="float">
            <text:p>0.990269461077844</text:p>
          </table:table-cell>
          <table:table-cell table:formula="of:=LOG([.O381])" office:value-type="float" office:value="3.42471833733157" calcext:value-type="float">
            <text:p>3.42471833733157</text:p>
          </table:table-cell>
          <table:table-cell table:number-columns-repeated="1004"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MOD([.A382];[.$O$2])" office:value-type="float" office:value="3" calcext:value-type="float">
            <text:p>3</text:p>
          </table:table-cell>
          <table:table-cell table:formula="of:=MOD([.A382];64)" office:value-type="float" office:value="60" calcext:value-type="float">
            <text:p>60</text:p>
          </table:table-cell>
          <table:table-cell table:number-columns-repeated="11"/>
          <table:table-cell office:value-type="float" office:value="2663" calcext:value-type="float">
            <text:p>2663</text:p>
          </table:table-cell>
          <table:table-cell table:formula="of:=([.O382]-13)/([.O382]+13)" office:value-type="float" office:value="0.990284005979073" calcext:value-type="float">
            <text:p>0.990284005979073</text:p>
          </table:table-cell>
          <table:table-cell table:formula="of:=LOG([.O382])" office:value-type="float" office:value="3.42537116643894" calcext:value-type="float">
            <text:p>3.42537116643894</text:p>
          </table:table-cell>
          <table:table-cell table:number-columns-repeated="1004"/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MOD([.A383];[.$O$2])" office:value-type="float" office:value="4" calcext:value-type="float">
            <text:p>4</text:p>
          </table:table-cell>
          <table:table-cell table:formula="of:=MOD([.A383];64)" office:value-type="float" office:value="61" calcext:value-type="float">
            <text:p>61</text:p>
          </table:table-cell>
          <table:table-cell table:number-columns-repeated="11"/>
          <table:table-cell office:value-type="float" office:value="2671" calcext:value-type="float">
            <text:p>2671</text:p>
          </table:table-cell>
          <table:table-cell table:formula="of:=([.O383]-13)/([.O383]+13)" office:value-type="float" office:value="0.990312965722802" calcext:value-type="float">
            <text:p>0.990312965722802</text:p>
          </table:table-cell>
          <table:table-cell table:formula="of:=LOG([.O383])" office:value-type="float" office:value="3.42667388802137" calcext:value-type="float">
            <text:p>3.42667388802137</text:p>
          </table:table-cell>
          <table:table-cell table:number-columns-repeated="1004"/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MOD([.A384];[.$O$2])" office:value-type="float" office:value="5" calcext:value-type="float">
            <text:p>5</text:p>
          </table:table-cell>
          <table:table-cell table:formula="of:=MOD([.A384];64)" office:value-type="float" office:value="62" calcext:value-type="float">
            <text:p>62</text:p>
          </table:table-cell>
          <table:table-cell table:number-columns-repeated="11"/>
          <table:table-cell office:value-type="float" office:value="2677" calcext:value-type="float">
            <text:p>2677</text:p>
          </table:table-cell>
          <table:table-cell table:formula="of:=([.O384]-13)/([.O384]+13)" office:value-type="float" office:value="0.990334572490706" calcext:value-type="float">
            <text:p>0.990334572490706</text:p>
          </table:table-cell>
          <table:table-cell table:formula="of:=LOG([.O384])" office:value-type="float" office:value="3.42764837118693" calcext:value-type="float">
            <text:p>3.42764837118693</text:p>
          </table:table-cell>
          <table:table-cell table:number-columns-repeated="1004"/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MOD([.A385];[.$O$2])" office:value-type="float" office:value="6" calcext:value-type="float">
            <text:p>6</text:p>
          </table:table-cell>
          <table:table-cell table:formula="of:=MOD([.A385];64)" office:value-type="float" office:value="63" calcext:value-type="float">
            <text:p>63</text:p>
          </table:table-cell>
          <table:table-cell table:number-columns-repeated="11"/>
          <table:table-cell office:value-type="float" office:value="2683" calcext:value-type="float">
            <text:p>2683</text:p>
          </table:table-cell>
          <table:table-cell table:formula="of:=([.O385]-13)/([.O385]+13)" office:value-type="float" office:value="0.990356083086053" calcext:value-type="float">
            <text:p>0.990356083086053</text:p>
          </table:table-cell>
          <table:table-cell table:formula="of:=LOG([.O385])" office:value-type="float" office:value="3.42862067267194" calcext:value-type="float">
            <text:p>3.42862067267194</text:p>
          </table:table-cell>
          <table:table-cell table:number-columns-repeated="1004"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MOD([.A386];[.$O$2])" office:value-type="float" office:value="7" calcext:value-type="float">
            <text:p>7</text:p>
          </table:table-cell>
          <table:table-cell table:formula="of:=MOD([.A386];64)" office:value-type="float" office:value="0" calcext:value-type="float">
            <text:p>0</text:p>
          </table:table-cell>
          <table:table-cell table:number-columns-repeated="11"/>
          <table:table-cell office:value-type="float" office:value="2687" calcext:value-type="float">
            <text:p>2687</text:p>
          </table:table-cell>
          <table:table-cell table:formula="of:=([.O386]-13)/([.O386]+13)" office:value-type="float" office:value="0.99037037037037" calcext:value-type="float">
            <text:p>0.99037037037037</text:p>
          </table:table-cell>
          <table:table-cell table:formula="of:=LOG([.O386])" office:value-type="float" office:value="3.42926766643317" calcext:value-type="float">
            <text:p>3.42926766643317</text:p>
          </table:table-cell>
          <table:table-cell table:number-columns-repeated="1004"/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MOD([.A387];[.$O$2])" office:value-type="float" office:value="8" calcext:value-type="float">
            <text:p>8</text:p>
          </table:table-cell>
          <table:table-cell table:formula="of:=MOD([.A387];64)" office:value-type="float" office:value="1" calcext:value-type="float">
            <text:p>1</text:p>
          </table:table-cell>
          <table:table-cell table:number-columns-repeated="11"/>
          <table:table-cell office:value-type="float" office:value="2689" calcext:value-type="float">
            <text:p>2689</text:p>
          </table:table-cell>
          <table:table-cell table:formula="of:=([.O387]-13)/([.O387]+13)" office:value-type="float" office:value="0.990377498149519" calcext:value-type="float">
            <text:p>0.990377498149519</text:p>
          </table:table-cell>
          <table:table-cell table:formula="of:=LOG([.O387])" office:value-type="float" office:value="3.4295908022233" calcext:value-type="float">
            <text:p>3.4295908022233</text:p>
          </table:table-cell>
          <table:table-cell table:number-columns-repeated="1004"/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MOD([.A388];[.$O$2])" office:value-type="float" office:value="9" calcext:value-type="float">
            <text:p>9</text:p>
          </table:table-cell>
          <table:table-cell table:formula="of:=MOD([.A388];64)" office:value-type="float" office:value="2" calcext:value-type="float">
            <text:p>2</text:p>
          </table:table-cell>
          <table:table-cell table:number-columns-repeated="11"/>
          <table:table-cell office:value-type="float" office:value="2693" calcext:value-type="float">
            <text:p>2693</text:p>
          </table:table-cell>
          <table:table-cell table:formula="of:=([.O388]-13)/([.O388]+13)" office:value-type="float" office:value="0.990391722099039" calcext:value-type="float">
            <text:p>0.990391722099039</text:p>
          </table:table-cell>
          <table:table-cell table:formula="of:=LOG([.O388])" office:value-type="float" office:value="3.43023635341151" calcext:value-type="float">
            <text:p>3.43023635341151</text:p>
          </table:table-cell>
          <table:table-cell table:number-columns-repeated="1004"/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MOD([.A389];[.$O$2])" office:value-type="float" office:value="10" calcext:value-type="float">
            <text:p>10</text:p>
          </table:table-cell>
          <table:table-cell table:formula="of:=MOD([.A389];64)" office:value-type="float" office:value="3" calcext:value-type="float">
            <text:p>3</text:p>
          </table:table-cell>
          <table:table-cell table:number-columns-repeated="11"/>
          <table:table-cell office:value-type="float" office:value="2699" calcext:value-type="float">
            <text:p>2699</text:p>
          </table:table-cell>
          <table:table-cell table:formula="of:=([.O389]-13)/([.O389]+13)" office:value-type="float" office:value="0.990412979351032" calcext:value-type="float">
            <text:p>0.990412979351032</text:p>
          </table:table-cell>
          <table:table-cell table:formula="of:=LOG([.O389])" office:value-type="float" office:value="3.43120288455652" calcext:value-type="float">
            <text:p>3.43120288455652</text:p>
          </table:table-cell>
          <table:table-cell table:number-columns-repeated="1004"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MOD([.A390];[.$O$2])" office:value-type="float" office:value="11" calcext:value-type="float">
            <text:p>11</text:p>
          </table:table-cell>
          <table:table-cell table:formula="of:=MOD([.A390];64)" office:value-type="float" office:value="4" calcext:value-type="float">
            <text:p>4</text:p>
          </table:table-cell>
          <table:table-cell table:number-columns-repeated="11"/>
          <table:table-cell office:value-type="float" office:value="2707" calcext:value-type="float">
            <text:p>2707</text:p>
          </table:table-cell>
          <table:table-cell table:formula="of:=([.O390]-13)/([.O390]+13)" office:value-type="float" office:value="0.990441176470588" calcext:value-type="float">
            <text:p>0.990441176470588</text:p>
          </table:table-cell>
          <table:table-cell table:formula="of:=LOG([.O390])" office:value-type="float" office:value="3.43248825577051" calcext:value-type="float">
            <text:p>3.43248825577051</text:p>
          </table:table-cell>
          <table:table-cell table:number-columns-repeated="1004"/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MOD([.A391];[.$O$2])" office:value-type="float" office:value="12" calcext:value-type="float">
            <text:p>12</text:p>
          </table:table-cell>
          <table:table-cell table:formula="of:=MOD([.A391];64)" office:value-type="float" office:value="5" calcext:value-type="float">
            <text:p>5</text:p>
          </table:table-cell>
          <table:table-cell table:number-columns-repeated="11"/>
          <table:table-cell office:value-type="float" office:value="2711" calcext:value-type="float">
            <text:p>2711</text:p>
          </table:table-cell>
          <table:table-cell table:formula="of:=([.O391]-13)/([.O391]+13)" office:value-type="float" office:value="0.990455212922173" calcext:value-type="float">
            <text:p>0.990455212922173</text:p>
          </table:table-cell>
          <table:table-cell table:formula="of:=LOG([.O391])" office:value-type="float" office:value="3.43312951758049" calcext:value-type="float">
            <text:p>3.43312951758049</text:p>
          </table:table-cell>
          <table:table-cell table:number-columns-repeated="1004"/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MOD([.A392];[.$O$2])" office:value-type="float" office:value="0" calcext:value-type="float">
            <text:p>0</text:p>
          </table:table-cell>
          <table:table-cell table:formula="of:=MOD([.A392];64)" office:value-type="float" office:value="6" calcext:value-type="float">
            <text:p>6</text:p>
          </table:table-cell>
          <table:table-cell table:number-columns-repeated="11"/>
          <table:table-cell office:value-type="float" office:value="2713" calcext:value-type="float">
            <text:p>2713</text:p>
          </table:table-cell>
          <table:table-cell table:formula="of:=([.O392]-13)/([.O392]+13)" office:value-type="float" office:value="0.99046221570066" calcext:value-type="float">
            <text:p>0.99046221570066</text:p>
          </table:table-cell>
          <table:table-cell table:formula="of:=LOG([.O392])" office:value-type="float" office:value="3.4334497937616" calcext:value-type="float">
            <text:p>3.4334497937616</text:p>
          </table:table-cell>
          <table:table-cell table:number-columns-repeated="1004"/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MOD([.A393];[.$O$2])" office:value-type="float" office:value="1" calcext:value-type="float">
            <text:p>1</text:p>
          </table:table-cell>
          <table:table-cell table:formula="of:=MOD([.A393];64)" office:value-type="float" office:value="7" calcext:value-type="float">
            <text:p>7</text:p>
          </table:table-cell>
          <table:table-cell table:number-columns-repeated="11"/>
          <table:table-cell office:value-type="float" office:value="2719" calcext:value-type="float">
            <text:p>2719</text:p>
          </table:table-cell>
          <table:table-cell table:formula="of:=([.O393]-13)/([.O393]+13)" office:value-type="float" office:value="0.990483162518302" calcext:value-type="float">
            <text:p>0.990483162518302</text:p>
          </table:table-cell>
          <table:table-cell table:formula="of:=LOG([.O393])" office:value-type="float" office:value="3.4344092075875" calcext:value-type="float">
            <text:p>3.4344092075875</text:p>
          </table:table-cell>
          <table:table-cell table:number-columns-repeated="1004"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MOD([.A394];[.$O$2])" office:value-type="float" office:value="2" calcext:value-type="float">
            <text:p>2</text:p>
          </table:table-cell>
          <table:table-cell table:formula="of:=MOD([.A394];64)" office:value-type="float" office:value="8" calcext:value-type="float">
            <text:p>8</text:p>
          </table:table-cell>
          <table:table-cell table:number-columns-repeated="11"/>
          <table:table-cell office:value-type="float" office:value="2729" calcext:value-type="float">
            <text:p>2729</text:p>
          </table:table-cell>
          <table:table-cell table:formula="of:=([.O394]-13)/([.O394]+13)" office:value-type="float" office:value="0.990517870167761" calcext:value-type="float">
            <text:p>0.990517870167761</text:p>
          </table:table-cell>
          <table:table-cell table:formula="of:=LOG([.O394])" office:value-type="float" office:value="3.4360035356699" calcext:value-type="float">
            <text:p>3.4360035356699</text:p>
          </table:table-cell>
          <table:table-cell table:number-columns-repeated="1004"/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MOD([.A395];[.$O$2])" office:value-type="float" office:value="3" calcext:value-type="float">
            <text:p>3</text:p>
          </table:table-cell>
          <table:table-cell table:formula="of:=MOD([.A395];64)" office:value-type="float" office:value="9" calcext:value-type="float">
            <text:p>9</text:p>
          </table:table-cell>
          <table:table-cell table:number-columns-repeated="11"/>
          <table:table-cell office:value-type="float" office:value="2731" calcext:value-type="float">
            <text:p>2731</text:p>
          </table:table-cell>
          <table:table-cell table:formula="of:=([.O395]-13)/([.O395]+13)" office:value-type="float" office:value="0.990524781341108" calcext:value-type="float">
            <text:p>0.990524781341108</text:p>
          </table:table-cell>
          <table:table-cell table:formula="of:=LOG([.O395])" office:value-type="float" office:value="3.43632170013973" calcext:value-type="float">
            <text:p>3.43632170013973</text:p>
          </table:table-cell>
          <table:table-cell table:number-columns-repeated="1004"/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MOD([.A396];[.$O$2])" office:value-type="float" office:value="4" calcext:value-type="float">
            <text:p>4</text:p>
          </table:table-cell>
          <table:table-cell table:formula="of:=MOD([.A396];64)" office:value-type="float" office:value="10" calcext:value-type="float">
            <text:p>10</text:p>
          </table:table-cell>
          <table:table-cell table:number-columns-repeated="11"/>
          <table:table-cell office:value-type="float" office:value="2741" calcext:value-type="float">
            <text:p>2741</text:p>
          </table:table-cell>
          <table:table-cell table:formula="of:=([.O396]-13)/([.O396]+13)" office:value-type="float" office:value="0.990559186637618" calcext:value-type="float">
            <text:p>0.990559186637618</text:p>
          </table:table-cell>
          <table:table-cell table:formula="of:=LOG([.O396])" office:value-type="float" office:value="3.4379090355395" calcext:value-type="float">
            <text:p>3.4379090355395</text:p>
          </table:table-cell>
          <table:table-cell table:number-columns-repeated="1004"/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MOD([.A397];[.$O$2])" office:value-type="float" office:value="5" calcext:value-type="float">
            <text:p>5</text:p>
          </table:table-cell>
          <table:table-cell table:formula="of:=MOD([.A397];64)" office:value-type="float" office:value="11" calcext:value-type="float">
            <text:p>11</text:p>
          </table:table-cell>
          <table:table-cell table:number-columns-repeated="11"/>
          <table:table-cell office:value-type="float" office:value="2749" calcext:value-type="float">
            <text:p>2749</text:p>
          </table:table-cell>
          <table:table-cell table:formula="of:=([.O397]-13)/([.O397]+13)" office:value-type="float" office:value="0.990586531498914" calcext:value-type="float">
            <text:p>0.990586531498914</text:p>
          </table:table-cell>
          <table:table-cell table:formula="of:=LOG([.O397])" office:value-type="float" office:value="3.43917473984347" calcext:value-type="float">
            <text:p>3.43917473984347</text:p>
          </table:table-cell>
          <table:table-cell table:number-columns-repeated="1004"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MOD([.A398];[.$O$2])" office:value-type="float" office:value="6" calcext:value-type="float">
            <text:p>6</text:p>
          </table:table-cell>
          <table:table-cell table:formula="of:=MOD([.A398];64)" office:value-type="float" office:value="12" calcext:value-type="float">
            <text:p>12</text:p>
          </table:table-cell>
          <table:table-cell table:number-columns-repeated="11"/>
          <table:table-cell office:value-type="float" office:value="2753" calcext:value-type="float">
            <text:p>2753</text:p>
          </table:table-cell>
          <table:table-cell table:formula="of:=([.O398]-13)/([.O398]+13)" office:value-type="float" office:value="0.99060014461316" calcext:value-type="float">
            <text:p>0.99060014461316</text:p>
          </table:table-cell>
          <table:table-cell table:formula="of:=LOG([.O398])" office:value-type="float" office:value="3.43980621139333" calcext:value-type="float">
            <text:p>3.43980621139333</text:p>
          </table:table-cell>
          <table:table-cell table:number-columns-repeated="1004"/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MOD([.A399];[.$O$2])" office:value-type="float" office:value="7" calcext:value-type="float">
            <text:p>7</text:p>
          </table:table-cell>
          <table:table-cell table:formula="of:=MOD([.A399];64)" office:value-type="float" office:value="13" calcext:value-type="float">
            <text:p>13</text:p>
          </table:table-cell>
          <table:table-cell table:number-columns-repeated="11"/>
          <table:table-cell office:value-type="float" office:value="2767" calcext:value-type="float">
            <text:p>2767</text:p>
          </table:table-cell>
          <table:table-cell table:formula="of:=([.O399]-13)/([.O399]+13)" office:value-type="float" office:value="0.990647482014388" calcext:value-type="float">
            <text:p>0.990647482014388</text:p>
          </table:table-cell>
          <table:table-cell table:formula="of:=LOG([.O399])" office:value-type="float" office:value="3.44200915914095" calcext:value-type="float">
            <text:p>3.44200915914095</text:p>
          </table:table-cell>
          <table:table-cell table:number-columns-repeated="1004"/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MOD([.A400];[.$O$2])" office:value-type="float" office:value="8" calcext:value-type="float">
            <text:p>8</text:p>
          </table:table-cell>
          <table:table-cell table:formula="of:=MOD([.A400];64)" office:value-type="float" office:value="14" calcext:value-type="float">
            <text:p>14</text:p>
          </table:table-cell>
          <table:table-cell table:number-columns-repeated="11"/>
          <table:table-cell office:value-type="float" office:value="2777" calcext:value-type="float">
            <text:p>2777</text:p>
          </table:table-cell>
          <table:table-cell table:formula="of:=([.O400]-13)/([.O400]+13)" office:value-type="float" office:value="0.990681003584229" calcext:value-type="float">
            <text:p>0.990681003584229</text:p>
          </table:table-cell>
          <table:table-cell table:formula="of:=LOG([.O400])" office:value-type="float" office:value="3.44357587975026" calcext:value-type="float">
            <text:p>3.44357587975026</text:p>
          </table:table-cell>
          <table:table-cell table:number-columns-repeated="1004"/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MOD([.A401];[.$O$2])" office:value-type="float" office:value="9" calcext:value-type="float">
            <text:p>9</text:p>
          </table:table-cell>
          <table:table-cell table:formula="of:=MOD([.A401];64)" office:value-type="float" office:value="15" calcext:value-type="float">
            <text:p>15</text:p>
          </table:table-cell>
          <table:table-cell table:number-columns-repeated="11"/>
          <table:table-cell office:value-type="float" office:value="2789" calcext:value-type="float">
            <text:p>2789</text:p>
          </table:table-cell>
          <table:table-cell table:formula="of:=([.O401]-13)/([.O401]+13)" office:value-type="float" office:value="0.990720913633119" calcext:value-type="float">
            <text:p>0.990720913633119</text:p>
          </table:table-cell>
          <table:table-cell table:formula="of:=LOG([.O401])" office:value-type="float" office:value="3.44544851426605" calcext:value-type="float">
            <text:p>3.44544851426605</text:p>
          </table:table-cell>
          <table:table-cell table:number-columns-repeated="1004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MOD([.A402];[.$O$2])" office:value-type="float" office:value="10" calcext:value-type="float">
            <text:p>10</text:p>
          </table:table-cell>
          <table:table-cell table:formula="of:=MOD([.A402];64)" office:value-type="float" office:value="16" calcext:value-type="float">
            <text:p>16</text:p>
          </table:table-cell>
          <table:table-cell table:number-columns-repeated="11"/>
          <table:table-cell office:value-type="float" office:value="2791" calcext:value-type="float">
            <text:p>2791</text:p>
          </table:table-cell>
          <table:table-cell table:formula="of:=([.O402]-13)/([.O402]+13)" office:value-type="float" office:value="0.990727532097004" calcext:value-type="float">
            <text:p>0.990727532097004</text:p>
          </table:table-cell>
          <table:table-cell table:formula="of:=LOG([.O402])" office:value-type="float" office:value="3.44575983648863" calcext:value-type="float">
            <text:p>3.44575983648863</text:p>
          </table:table-cell>
          <table:table-cell table:number-columns-repeated="1004"/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MOD([.A403];[.$O$2])" office:value-type="float" office:value="11" calcext:value-type="float">
            <text:p>11</text:p>
          </table:table-cell>
          <table:table-cell table:formula="of:=MOD([.A403];64)" office:value-type="float" office:value="17" calcext:value-type="float">
            <text:p>17</text:p>
          </table:table-cell>
          <table:table-cell table:number-columns-repeated="11"/>
          <table:table-cell office:value-type="float" office:value="2797" calcext:value-type="float">
            <text:p>2797</text:p>
          </table:table-cell>
          <table:table-cell table:formula="of:=([.O403]-13)/([.O403]+13)" office:value-type="float" office:value="0.990747330960854" calcext:value-type="float">
            <text:p>0.990747330960854</text:p>
          </table:table-cell>
          <table:table-cell table:formula="of:=LOG([.O403])" office:value-type="float" office:value="3.44669246637153" calcext:value-type="float">
            <text:p>3.44669246637153</text:p>
          </table:table-cell>
          <table:table-cell table:number-columns-repeated="1004"/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MOD([.A404];[.$O$2])" office:value-type="float" office:value="12" calcext:value-type="float">
            <text:p>12</text:p>
          </table:table-cell>
          <table:table-cell table:formula="of:=MOD([.A404];64)" office:value-type="float" office:value="18" calcext:value-type="float">
            <text:p>18</text:p>
          </table:table-cell>
          <table:table-cell table:number-columns-repeated="11"/>
          <table:table-cell office:value-type="float" office:value="2801" calcext:value-type="float">
            <text:p>2801</text:p>
          </table:table-cell>
          <table:table-cell table:formula="of:=([.O404]-13)/([.O404]+13)" office:value-type="float" office:value="0.990760483297797" calcext:value-type="float">
            <text:p>0.990760483297797</text:p>
          </table:table-cell>
          <table:table-cell table:formula="of:=LOG([.O404])" office:value-type="float" office:value="3.44731310882357" calcext:value-type="float">
            <text:p>3.44731310882357</text:p>
          </table:table-cell>
          <table:table-cell table:number-columns-repeated="1004"/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MOD([.A405];[.$O$2])" office:value-type="float" office:value="0" calcext:value-type="float">
            <text:p>0</text:p>
          </table:table-cell>
          <table:table-cell table:formula="of:=MOD([.A405];64)" office:value-type="float" office:value="19" calcext:value-type="float">
            <text:p>19</text:p>
          </table:table-cell>
          <table:table-cell table:number-columns-repeated="11"/>
          <table:table-cell office:value-type="float" office:value="2803" calcext:value-type="float">
            <text:p>2803</text:p>
          </table:table-cell>
          <table:table-cell table:formula="of:=([.O405]-13)/([.O405]+13)" office:value-type="float" office:value="0.990767045454545" calcext:value-type="float">
            <text:p>0.990767045454545</text:p>
          </table:table-cell>
          <table:table-cell table:formula="of:=LOG([.O405])" office:value-type="float" office:value="3.44762309776029" calcext:value-type="float">
            <text:p>3.44762309776029</text:p>
          </table:table-cell>
          <table:table-cell table:number-columns-repeated="1004"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MOD([.A406];[.$O$2])" office:value-type="float" office:value="1" calcext:value-type="float">
            <text:p>1</text:p>
          </table:table-cell>
          <table:table-cell table:formula="of:=MOD([.A406];64)" office:value-type="float" office:value="20" calcext:value-type="float">
            <text:p>20</text:p>
          </table:table-cell>
          <table:table-cell table:number-columns-repeated="11"/>
          <table:table-cell office:value-type="float" office:value="2819" calcext:value-type="float">
            <text:p>2819</text:p>
          </table:table-cell>
          <table:table-cell table:formula="of:=([.O406]-13)/([.O406]+13)" office:value-type="float" office:value="0.990819209039548" calcext:value-type="float">
            <text:p>0.990819209039548</text:p>
          </table:table-cell>
          <table:table-cell table:formula="of:=LOG([.O406])" office:value-type="float" office:value="3.4500950758716" calcext:value-type="float">
            <text:p>3.4500950758716</text:p>
          </table:table-cell>
          <table:table-cell table:number-columns-repeated="1004"/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MOD([.A407];[.$O$2])" office:value-type="float" office:value="2" calcext:value-type="float">
            <text:p>2</text:p>
          </table:table-cell>
          <table:table-cell table:formula="of:=MOD([.A407];64)" office:value-type="float" office:value="21" calcext:value-type="float">
            <text:p>21</text:p>
          </table:table-cell>
          <table:table-cell table:number-columns-repeated="11"/>
          <table:table-cell office:value-type="float" office:value="2833" calcext:value-type="float">
            <text:p>2833</text:p>
          </table:table-cell>
          <table:table-cell table:formula="of:=([.O407]-13)/([.O407]+13)" office:value-type="float" office:value="0.990864371047084" calcext:value-type="float">
            <text:p>0.990864371047084</text:p>
          </table:table-cell>
          <table:table-cell table:formula="of:=LOG([.O407])" office:value-type="float" office:value="3.45224657452044" calcext:value-type="float">
            <text:p>3.45224657452044</text:p>
          </table:table-cell>
          <table:table-cell table:number-columns-repeated="1004"/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MOD([.A408];[.$O$2])" office:value-type="float" office:value="3" calcext:value-type="float">
            <text:p>3</text:p>
          </table:table-cell>
          <table:table-cell table:formula="of:=MOD([.A408];64)" office:value-type="float" office:value="22" calcext:value-type="float">
            <text:p>22</text:p>
          </table:table-cell>
          <table:table-cell table:number-columns-repeated="11"/>
          <table:table-cell office:value-type="float" office:value="2837" calcext:value-type="float">
            <text:p>2837</text:p>
          </table:table-cell>
          <table:table-cell table:formula="of:=([.O408]-13)/([.O408]+13)" office:value-type="float" office:value="0.990877192982456" calcext:value-type="float">
            <text:p>0.990877192982456</text:p>
          </table:table-cell>
          <table:table-cell table:formula="of:=LOG([.O408])" office:value-type="float" office:value="3.45285933579585" calcext:value-type="float">
            <text:p>3.45285933579585</text:p>
          </table:table-cell>
          <table:table-cell table:number-columns-repeated="1004"/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MOD([.A409];[.$O$2])" office:value-type="float" office:value="4" calcext:value-type="float">
            <text:p>4</text:p>
          </table:table-cell>
          <table:table-cell table:formula="of:=MOD([.A409];64)" office:value-type="float" office:value="23" calcext:value-type="float">
            <text:p>23</text:p>
          </table:table-cell>
          <table:table-cell table:number-columns-repeated="11"/>
          <table:table-cell office:value-type="float" office:value="2843" calcext:value-type="float">
            <text:p>2843</text:p>
          </table:table-cell>
          <table:table-cell table:formula="of:=([.O409]-13)/([.O409]+13)" office:value-type="float" office:value="0.990896358543417" calcext:value-type="float">
            <text:p>0.990896358543417</text:p>
          </table:table-cell>
          <table:table-cell table:formula="of:=LOG([.O409])" office:value-type="float" office:value="3.45377685969044" calcext:value-type="float">
            <text:p>3.45377685969044</text:p>
          </table:table-cell>
          <table:table-cell table:number-columns-repeated="1004"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MOD([.A410];[.$O$2])" office:value-type="float" office:value="5" calcext:value-type="float">
            <text:p>5</text:p>
          </table:table-cell>
          <table:table-cell table:formula="of:=MOD([.A410];64)" office:value-type="float" office:value="24" calcext:value-type="float">
            <text:p>24</text:p>
          </table:table-cell>
          <table:table-cell table:number-columns-repeated="11"/>
          <table:table-cell office:value-type="float" office:value="2851" calcext:value-type="float">
            <text:p>2851</text:p>
          </table:table-cell>
          <table:table-cell table:formula="of:=([.O410]-13)/([.O410]+13)" office:value-type="float" office:value="0.990921787709497" calcext:value-type="float">
            <text:p>0.990921787709497</text:p>
          </table:table-cell>
          <table:table-cell table:formula="of:=LOG([.O410])" office:value-type="float" office:value="3.45499721730946" calcext:value-type="float">
            <text:p>3.45499721730946</text:p>
          </table:table-cell>
          <table:table-cell table:number-columns-repeated="1004"/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MOD([.A411];[.$O$2])" office:value-type="float" office:value="6" calcext:value-type="float">
            <text:p>6</text:p>
          </table:table-cell>
          <table:table-cell table:formula="of:=MOD([.A411];64)" office:value-type="float" office:value="25" calcext:value-type="float">
            <text:p>25</text:p>
          </table:table-cell>
          <table:table-cell table:number-columns-repeated="11"/>
          <table:table-cell office:value-type="float" office:value="2857" calcext:value-type="float">
            <text:p>2857</text:p>
          </table:table-cell>
          <table:table-cell table:formula="of:=([.O411]-13)/([.O411]+13)" office:value-type="float" office:value="0.990940766550523" calcext:value-type="float">
            <text:p>0.990940766550523</text:p>
          </table:table-cell>
          <table:table-cell table:formula="of:=LOG([.O411])" office:value-type="float" office:value="3.45591024038274" calcext:value-type="float">
            <text:p>3.45591024038274</text:p>
          </table:table-cell>
          <table:table-cell table:number-columns-repeated="1004"/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MOD([.A412];[.$O$2])" office:value-type="float" office:value="7" calcext:value-type="float">
            <text:p>7</text:p>
          </table:table-cell>
          <table:table-cell table:formula="of:=MOD([.A412];64)" office:value-type="float" office:value="26" calcext:value-type="float">
            <text:p>26</text:p>
          </table:table-cell>
          <table:table-cell table:number-columns-repeated="11"/>
          <table:table-cell office:value-type="float" office:value="2861" calcext:value-type="float">
            <text:p>2861</text:p>
          </table:table-cell>
          <table:table-cell table:formula="of:=([.O412]-13)/([.O412]+13)" office:value-type="float" office:value="0.990953375086987" calcext:value-type="float">
            <text:p>0.990953375086987</text:p>
          </table:table-cell>
          <table:table-cell table:formula="of:=LOG([.O412])" office:value-type="float" office:value="3.45651785780526" calcext:value-type="float">
            <text:p>3.45651785780526</text:p>
          </table:table-cell>
          <table:table-cell table:number-columns-repeated="1004"/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MOD([.A413];[.$O$2])" office:value-type="float" office:value="8" calcext:value-type="float">
            <text:p>8</text:p>
          </table:table-cell>
          <table:table-cell table:formula="of:=MOD([.A413];64)" office:value-type="float" office:value="27" calcext:value-type="float">
            <text:p>27</text:p>
          </table:table-cell>
          <table:table-cell table:number-columns-repeated="11"/>
          <table:table-cell office:value-type="float" office:value="2879" calcext:value-type="float">
            <text:p>2879</text:p>
          </table:table-cell>
          <table:table-cell table:formula="of:=([.O413]-13)/([.O413]+13)" office:value-type="float" office:value="0.991009681881051" calcext:value-type="float">
            <text:p>0.991009681881051</text:p>
          </table:table-cell>
          <table:table-cell table:formula="of:=LOG([.O413])" office:value-type="float" office:value="3.45924166487808" calcext:value-type="float">
            <text:p>3.45924166487808</text:p>
          </table:table-cell>
          <table:table-cell table:number-columns-repeated="1004"/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MOD([.A414];[.$O$2])" office:value-type="float" office:value="9" calcext:value-type="float">
            <text:p>9</text:p>
          </table:table-cell>
          <table:table-cell table:formula="of:=MOD([.A414];64)" office:value-type="float" office:value="28" calcext:value-type="float">
            <text:p>28</text:p>
          </table:table-cell>
          <table:table-cell table:number-columns-repeated="11"/>
          <table:table-cell office:value-type="float" office:value="2887" calcext:value-type="float">
            <text:p>2887</text:p>
          </table:table-cell>
          <table:table-cell table:formula="of:=([.O414]-13)/([.O414]+13)" office:value-type="float" office:value="0.991034482758621" calcext:value-type="float">
            <text:p>0.991034482758621</text:p>
          </table:table-cell>
          <table:table-cell table:formula="of:=LOG([.O414])" office:value-type="float" office:value="3.46044678388072" calcext:value-type="float">
            <text:p>3.46044678388072</text:p>
          </table:table-cell>
          <table:table-cell table:number-columns-repeated="1004"/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MOD([.A415];[.$O$2])" office:value-type="float" office:value="10" calcext:value-type="float">
            <text:p>10</text:p>
          </table:table-cell>
          <table:table-cell table:formula="of:=MOD([.A415];64)" office:value-type="float" office:value="29" calcext:value-type="float">
            <text:p>29</text:p>
          </table:table-cell>
          <table:table-cell table:number-columns-repeated="11"/>
          <table:table-cell office:value-type="float" office:value="2897" calcext:value-type="float">
            <text:p>2897</text:p>
          </table:table-cell>
          <table:table-cell table:formula="of:=([.O415]-13)/([.O415]+13)" office:value-type="float" office:value="0.99106529209622" calcext:value-type="float">
            <text:p>0.99106529209622</text:p>
          </table:table-cell>
          <table:table-cell table:formula="of:=LOG([.O415])" office:value-type="float" office:value="3.46194849520376" calcext:value-type="float">
            <text:p>3.46194849520376</text:p>
          </table:table-cell>
          <table:table-cell table:number-columns-repeated="1004"/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MOD([.A416];[.$O$2])" office:value-type="float" office:value="11" calcext:value-type="float">
            <text:p>11</text:p>
          </table:table-cell>
          <table:table-cell table:formula="of:=MOD([.A416];64)" office:value-type="float" office:value="30" calcext:value-type="float">
            <text:p>30</text:p>
          </table:table-cell>
          <table:table-cell table:number-columns-repeated="11"/>
          <table:table-cell office:value-type="float" office:value="2903" calcext:value-type="float">
            <text:p>2903</text:p>
          </table:table-cell>
          <table:table-cell table:formula="of:=([.O416]-13)/([.O416]+13)" office:value-type="float" office:value="0.991083676268861" calcext:value-type="float">
            <text:p>0.991083676268861</text:p>
          </table:table-cell>
          <table:table-cell table:formula="of:=LOG([.O416])" office:value-type="float" office:value="3.46284703583167" calcext:value-type="float">
            <text:p>3.46284703583167</text:p>
          </table:table-cell>
          <table:table-cell table:number-columns-repeated="1004"/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MOD([.A417];[.$O$2])" office:value-type="float" office:value="12" calcext:value-type="float">
            <text:p>12</text:p>
          </table:table-cell>
          <table:table-cell table:formula="of:=MOD([.A417];64)" office:value-type="float" office:value="31" calcext:value-type="float">
            <text:p>31</text:p>
          </table:table-cell>
          <table:table-cell table:number-columns-repeated="11"/>
          <table:table-cell office:value-type="float" office:value="2909" calcext:value-type="float">
            <text:p>2909</text:p>
          </table:table-cell>
          <table:table-cell table:formula="of:=([.O417]-13)/([.O417]+13)" office:value-type="float" office:value="0.991101984941821" calcext:value-type="float">
            <text:p>0.991101984941821</text:p>
          </table:table-cell>
          <table:table-cell table:formula="of:=LOG([.O417])" office:value-type="float" office:value="3.46374372124706" calcext:value-type="float">
            <text:p>3.46374372124706</text:p>
          </table:table-cell>
          <table:table-cell table:number-columns-repeated="1004"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MOD([.A418];[.$O$2])" office:value-type="float" office:value="0" calcext:value-type="float">
            <text:p>0</text:p>
          </table:table-cell>
          <table:table-cell table:formula="of:=MOD([.A418];64)" office:value-type="float" office:value="32" calcext:value-type="float">
            <text:p>32</text:p>
          </table:table-cell>
          <table:table-cell table:number-columns-repeated="11"/>
          <table:table-cell office:value-type="float" office:value="2917" calcext:value-type="float">
            <text:p>2917</text:p>
          </table:table-cell>
          <table:table-cell table:formula="of:=([.O418]-13)/([.O418]+13)" office:value-type="float" office:value="0.991126279863481" calcext:value-type="float">
            <text:p>0.991126279863481</text:p>
          </table:table-cell>
          <table:table-cell table:formula="of:=LOG([.O418])" office:value-type="float" office:value="3.46493642912173" calcext:value-type="float">
            <text:p>3.46493642912173</text:p>
          </table:table-cell>
          <table:table-cell table:number-columns-repeated="1004"/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MOD([.A419];[.$O$2])" office:value-type="float" office:value="1" calcext:value-type="float">
            <text:p>1</text:p>
          </table:table-cell>
          <table:table-cell table:formula="of:=MOD([.A419];64)" office:value-type="float" office:value="33" calcext:value-type="float">
            <text:p>33</text:p>
          </table:table-cell>
          <table:table-cell table:number-columns-repeated="11"/>
          <table:table-cell office:value-type="float" office:value="2927" calcext:value-type="float">
            <text:p>2927</text:p>
          </table:table-cell>
          <table:table-cell table:formula="of:=([.O419]-13)/([.O419]+13)" office:value-type="float" office:value="0.991156462585034" calcext:value-type="float">
            <text:p>0.991156462585034</text:p>
          </table:table-cell>
          <table:table-cell table:formula="of:=LOG([.O419])" office:value-type="float" office:value="3.46642272243379" calcext:value-type="float">
            <text:p>3.46642272243379</text:p>
          </table:table-cell>
          <table:table-cell table:number-columns-repeated="1004"/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MOD([.A420];[.$O$2])" office:value-type="float" office:value="2" calcext:value-type="float">
            <text:p>2</text:p>
          </table:table-cell>
          <table:table-cell table:formula="of:=MOD([.A420];64)" office:value-type="float" office:value="34" calcext:value-type="float">
            <text:p>34</text:p>
          </table:table-cell>
          <table:table-cell table:number-columns-repeated="11"/>
          <table:table-cell office:value-type="float" office:value="2939" calcext:value-type="float">
            <text:p>2939</text:p>
          </table:table-cell>
          <table:table-cell table:formula="of:=([.O420]-13)/([.O420]+13)" office:value-type="float" office:value="0.991192411924119" calcext:value-type="float">
            <text:p>0.991192411924119</text:p>
          </table:table-cell>
          <table:table-cell table:formula="of:=LOG([.O420])" office:value-type="float" office:value="3.46819958607261" calcext:value-type="float">
            <text:p>3.46819958607261</text:p>
          </table:table-cell>
          <table:table-cell table:number-columns-repeated="1004"/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MOD([.A421];[.$O$2])" office:value-type="float" office:value="3" calcext:value-type="float">
            <text:p>3</text:p>
          </table:table-cell>
          <table:table-cell table:formula="of:=MOD([.A421];64)" office:value-type="float" office:value="35" calcext:value-type="float">
            <text:p>35</text:p>
          </table:table-cell>
          <table:table-cell table:number-columns-repeated="11"/>
          <table:table-cell office:value-type="float" office:value="2953" calcext:value-type="float">
            <text:p>2953</text:p>
          </table:table-cell>
          <table:table-cell table:formula="of:=([.O421]-13)/([.O421]+13)" office:value-type="float" office:value="0.991233985165206" calcext:value-type="float">
            <text:p>0.991233985165206</text:p>
          </table:table-cell>
          <table:table-cell table:formula="of:=LOG([.O421])" office:value-type="float" office:value="3.47026344696508" calcext:value-type="float">
            <text:p>3.47026344696508</text:p>
          </table:table-cell>
          <table:table-cell table:number-columns-repeated="1004"/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MOD([.A422];[.$O$2])" office:value-type="float" office:value="4" calcext:value-type="float">
            <text:p>4</text:p>
          </table:table-cell>
          <table:table-cell table:formula="of:=MOD([.A422];64)" office:value-type="float" office:value="36" calcext:value-type="float">
            <text:p>36</text:p>
          </table:table-cell>
          <table:table-cell table:number-columns-repeated="11"/>
          <table:table-cell office:value-type="float" office:value="2957" calcext:value-type="float">
            <text:p>2957</text:p>
          </table:table-cell>
          <table:table-cell table:formula="of:=([.O422]-13)/([.O422]+13)" office:value-type="float" office:value="0.991245791245791" calcext:value-type="float">
            <text:p>0.991245791245791</text:p>
          </table:table-cell>
          <table:table-cell table:formula="of:=LOG([.O422])" office:value-type="float" office:value="3.47085132452612" calcext:value-type="float">
            <text:p>3.47085132452612</text:p>
          </table:table-cell>
          <table:table-cell table:number-columns-repeated="1004"/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MOD([.A423];[.$O$2])" office:value-type="float" office:value="5" calcext:value-type="float">
            <text:p>5</text:p>
          </table:table-cell>
          <table:table-cell table:formula="of:=MOD([.A423];64)" office:value-type="float" office:value="37" calcext:value-type="float">
            <text:p>37</text:p>
          </table:table-cell>
          <table:table-cell table:number-columns-repeated="11"/>
          <table:table-cell office:value-type="float" office:value="2963" calcext:value-type="float">
            <text:p>2963</text:p>
          </table:table-cell>
          <table:table-cell table:formula="of:=([.O423]-13)/([.O423]+13)" office:value-type="float" office:value="0.991263440860215" calcext:value-type="float">
            <text:p>0.991263440860215</text:p>
          </table:table-cell>
          <table:table-cell table:formula="of:=LOG([.O423])" office:value-type="float" office:value="3.47173165148005" calcext:value-type="float">
            <text:p>3.47173165148005</text:p>
          </table:table-cell>
          <table:table-cell table:number-columns-repeated="1004"/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MOD([.A424];[.$O$2])" office:value-type="float" office:value="6" calcext:value-type="float">
            <text:p>6</text:p>
          </table:table-cell>
          <table:table-cell table:formula="of:=MOD([.A424];64)" office:value-type="float" office:value="38" calcext:value-type="float">
            <text:p>38</text:p>
          </table:table-cell>
          <table:table-cell table:number-columns-repeated="11"/>
          <table:table-cell office:value-type="float" office:value="2969" calcext:value-type="float">
            <text:p>2969</text:p>
          </table:table-cell>
          <table:table-cell table:formula="of:=([.O424]-13)/([.O424]+13)" office:value-type="float" office:value="0.991281019450033" calcext:value-type="float">
            <text:p>0.991281019450033</text:p>
          </table:table-cell>
          <table:table-cell table:formula="of:=LOG([.O424])" office:value-type="float" office:value="3.47261019759604" calcext:value-type="float">
            <text:p>3.47261019759604</text:p>
          </table:table-cell>
          <table:table-cell table:number-columns-repeated="1004"/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MOD([.A425];[.$O$2])" office:value-type="float" office:value="7" calcext:value-type="float">
            <text:p>7</text:p>
          </table:table-cell>
          <table:table-cell table:formula="of:=MOD([.A425];64)" office:value-type="float" office:value="39" calcext:value-type="float">
            <text:p>39</text:p>
          </table:table-cell>
          <table:table-cell table:number-columns-repeated="11"/>
          <table:table-cell office:value-type="float" office:value="2971" calcext:value-type="float">
            <text:p>2971</text:p>
          </table:table-cell>
          <table:table-cell table:formula="of:=([.O425]-13)/([.O425]+13)" office:value-type="float" office:value="0.991286863270778" calcext:value-type="float">
            <text:p>0.991286863270778</text:p>
          </table:table-cell>
          <table:table-cell table:formula="of:=LOG([.O425])" office:value-type="float" office:value="3.47290265180366" calcext:value-type="float">
            <text:p>3.47290265180366</text:p>
          </table:table-cell>
          <table:table-cell table:number-columns-repeated="1004"/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MOD([.A426];[.$O$2])" office:value-type="float" office:value="8" calcext:value-type="float">
            <text:p>8</text:p>
          </table:table-cell>
          <table:table-cell table:formula="of:=MOD([.A426];64)" office:value-type="float" office:value="40" calcext:value-type="float">
            <text:p>40</text:p>
          </table:table-cell>
          <table:table-cell table:number-columns-repeated="11"/>
          <table:table-cell office:value-type="float" office:value="2999" calcext:value-type="float">
            <text:p>2999</text:p>
          </table:table-cell>
          <table:table-cell table:formula="of:=([.O426]-13)/([.O426]+13)" office:value-type="float" office:value="0.99136786188579" calcext:value-type="float">
            <text:p>0.99136786188579</text:p>
          </table:table-cell>
          <table:table-cell table:formula="of:=LOG([.O426])" office:value-type="float" office:value="3.47697646575953" calcext:value-type="float">
            <text:p>3.47697646575953</text:p>
          </table:table-cell>
          <table:table-cell table:number-columns-repeated="1004"/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MOD([.A427];[.$O$2])" office:value-type="float" office:value="9" calcext:value-type="float">
            <text:p>9</text:p>
          </table:table-cell>
          <table:table-cell table:formula="of:=MOD([.A427];64)" office:value-type="float" office:value="41" calcext:value-type="float">
            <text:p>41</text:p>
          </table:table-cell>
          <table:table-cell table:number-columns-repeated="11"/>
          <table:table-cell office:value-type="float" office:value="3001" calcext:value-type="float">
            <text:p>3001</text:p>
          </table:table-cell>
          <table:table-cell table:formula="of:=([.O427]-13)/([.O427]+13)" office:value-type="float" office:value="0.991373589913736" calcext:value-type="float">
            <text:p>0.991373589913736</text:p>
          </table:table-cell>
          <table:table-cell table:formula="of:=LOG([.O427])" office:value-type="float" office:value="3.47726599542485" calcext:value-type="float">
            <text:p>3.47726599542485</text:p>
          </table:table-cell>
          <table:table-cell table:number-columns-repeated="1004"/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MOD([.A428];[.$O$2])" office:value-type="float" office:value="10" calcext:value-type="float">
            <text:p>10</text:p>
          </table:table-cell>
          <table:table-cell table:formula="of:=MOD([.A428];64)" office:value-type="float" office:value="42" calcext:value-type="float">
            <text:p>42</text:p>
          </table:table-cell>
          <table:table-cell table:number-columns-repeated="11"/>
          <table:table-cell office:value-type="float" office:value="3011" calcext:value-type="float">
            <text:p>3011</text:p>
          </table:table-cell>
          <table:table-cell table:formula="of:=([.O428]-13)/([.O428]+13)" office:value-type="float" office:value="0.991402116402116" calcext:value-type="float">
            <text:p>0.991402116402116</text:p>
          </table:table-cell>
          <table:table-cell table:formula="of:=LOG([.O428])" office:value-type="float" office:value="3.47871075551276" calcext:value-type="float">
            <text:p>3.47871075551276</text:p>
          </table:table-cell>
          <table:table-cell table:number-columns-repeated="1004"/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MOD([.A429];[.$O$2])" office:value-type="float" office:value="11" calcext:value-type="float">
            <text:p>11</text:p>
          </table:table-cell>
          <table:table-cell table:formula="of:=MOD([.A429];64)" office:value-type="float" office:value="43" calcext:value-type="float">
            <text:p>43</text:p>
          </table:table-cell>
          <table:table-cell table:number-columns-repeated="11"/>
          <table:table-cell office:value-type="float" office:value="3019" calcext:value-type="float">
            <text:p>3019</text:p>
          </table:table-cell>
          <table:table-cell table:formula="of:=([.O429]-13)/([.O429]+13)" office:value-type="float" office:value="0.991424802110818" calcext:value-type="float">
            <text:p>0.991424802110818</text:p>
          </table:table-cell>
          <table:table-cell table:formula="of:=LOG([.O429])" office:value-type="float" office:value="3.4798631130231" calcext:value-type="float">
            <text:p>3.4798631130231</text:p>
          </table:table-cell>
          <table:table-cell table:number-columns-repeated="1004"/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MOD([.A430];[.$O$2])" office:value-type="float" office:value="12" calcext:value-type="float">
            <text:p>12</text:p>
          </table:table-cell>
          <table:table-cell table:formula="of:=MOD([.A430];64)" office:value-type="float" office:value="44" calcext:value-type="float">
            <text:p>44</text:p>
          </table:table-cell>
          <table:table-cell table:number-columns-repeated="11"/>
          <table:table-cell office:value-type="float" office:value="3023" calcext:value-type="float">
            <text:p>3023</text:p>
          </table:table-cell>
          <table:table-cell table:formula="of:=([.O430]-13)/([.O430]+13)" office:value-type="float" office:value="0.991436100131752" calcext:value-type="float">
            <text:p>0.991436100131752</text:p>
          </table:table-cell>
          <table:table-cell table:formula="of:=LOG([.O430])" office:value-type="float" office:value="3.48043814717782" calcext:value-type="float">
            <text:p>3.48043814717782</text:p>
          </table:table-cell>
          <table:table-cell table:number-columns-repeated="1004"/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MOD([.A431];[.$O$2])" office:value-type="float" office:value="0" calcext:value-type="float">
            <text:p>0</text:p>
          </table:table-cell>
          <table:table-cell table:formula="of:=MOD([.A431];64)" office:value-type="float" office:value="45" calcext:value-type="float">
            <text:p>45</text:p>
          </table:table-cell>
          <table:table-cell table:number-columns-repeated="11"/>
          <table:table-cell office:value-type="float" office:value="3037" calcext:value-type="float">
            <text:p>3037</text:p>
          </table:table-cell>
          <table:table-cell table:formula="of:=([.O431]-13)/([.O431]+13)" office:value-type="float" office:value="0.991475409836066" calcext:value-type="float">
            <text:p>0.991475409836066</text:p>
          </table:table-cell>
          <table:table-cell table:formula="of:=LOG([.O431])" office:value-type="float" office:value="3.48244479191827" calcext:value-type="float">
            <text:p>3.48244479191827</text:p>
          </table:table-cell>
          <table:table-cell table:number-columns-repeated="1004"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MOD([.A432];[.$O$2])" office:value-type="float" office:value="1" calcext:value-type="float">
            <text:p>1</text:p>
          </table:table-cell>
          <table:table-cell table:formula="of:=MOD([.A432];64)" office:value-type="float" office:value="46" calcext:value-type="float">
            <text:p>46</text:p>
          </table:table-cell>
          <table:table-cell table:number-columns-repeated="11"/>
          <table:table-cell office:value-type="float" office:value="3041" calcext:value-type="float">
            <text:p>3041</text:p>
          </table:table-cell>
          <table:table-cell table:formula="of:=([.O432]-13)/([.O432]+13)" office:value-type="float" office:value="0.991486574983628" calcext:value-type="float">
            <text:p>0.991486574983628</text:p>
          </table:table-cell>
          <table:table-cell table:formula="of:=LOG([.O432])" office:value-type="float" office:value="3.48301642014413" calcext:value-type="float">
            <text:p>3.48301642014413</text:p>
          </table:table-cell>
          <table:table-cell table:number-columns-repeated="1004"/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MOD([.A433];[.$O$2])" office:value-type="float" office:value="2" calcext:value-type="float">
            <text:p>2</text:p>
          </table:table-cell>
          <table:table-cell table:formula="of:=MOD([.A433];64)" office:value-type="float" office:value="47" calcext:value-type="float">
            <text:p>47</text:p>
          </table:table-cell>
          <table:table-cell table:number-columns-repeated="11"/>
          <table:table-cell office:value-type="float" office:value="3049" calcext:value-type="float">
            <text:p>3049</text:p>
          </table:table-cell>
          <table:table-cell table:formula="of:=([.O433]-13)/([.O433]+13)" office:value-type="float" office:value="0.991508817766166" calcext:value-type="float">
            <text:p>0.991508817766166</text:p>
          </table:table-cell>
          <table:table-cell table:formula="of:=LOG([.O433])" office:value-type="float" office:value="3.48415742436538" calcext:value-type="float">
            <text:p>3.48415742436538</text:p>
          </table:table-cell>
          <table:table-cell table:number-columns-repeated="1004"/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MOD([.A434];[.$O$2])" office:value-type="float" office:value="3" calcext:value-type="float">
            <text:p>3</text:p>
          </table:table-cell>
          <table:table-cell table:formula="of:=MOD([.A434];64)" office:value-type="float" office:value="48" calcext:value-type="float">
            <text:p>48</text:p>
          </table:table-cell>
          <table:table-cell table:number-columns-repeated="11"/>
          <table:table-cell office:value-type="float" office:value="3061" calcext:value-type="float">
            <text:p>3061</text:p>
          </table:table-cell>
          <table:table-cell table:formula="of:=([.O434]-13)/([.O434]+13)" office:value-type="float" office:value="0.991541964866623" calcext:value-type="float">
            <text:p>0.991541964866623</text:p>
          </table:table-cell>
          <table:table-cell table:formula="of:=LOG([.O434])" office:value-type="float" office:value="3.48586332959733" calcext:value-type="float">
            <text:p>3.48586332959733</text:p>
          </table:table-cell>
          <table:table-cell table:number-columns-repeated="1004"/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MOD([.A435];[.$O$2])" office:value-type="float" office:value="4" calcext:value-type="float">
            <text:p>4</text:p>
          </table:table-cell>
          <table:table-cell table:formula="of:=MOD([.A435];64)" office:value-type="float" office:value="49" calcext:value-type="float">
            <text:p>49</text:p>
          </table:table-cell>
          <table:table-cell table:number-columns-repeated="11"/>
          <table:table-cell office:value-type="float" office:value="3067" calcext:value-type="float">
            <text:p>3067</text:p>
          </table:table-cell>
          <table:table-cell table:formula="of:=([.O435]-13)/([.O435]+13)" office:value-type="float" office:value="0.991558441558441" calcext:value-type="float">
            <text:p>0.991558441558441</text:p>
          </table:table-cell>
          <table:table-cell table:formula="of:=LOG([.O435])" office:value-type="float" office:value="3.48671377598249" calcext:value-type="float">
            <text:p>3.48671377598249</text:p>
          </table:table-cell>
          <table:table-cell table:number-columns-repeated="1004"/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MOD([.A436];[.$O$2])" office:value-type="float" office:value="5" calcext:value-type="float">
            <text:p>5</text:p>
          </table:table-cell>
          <table:table-cell table:formula="of:=MOD([.A436];64)" office:value-type="float" office:value="50" calcext:value-type="float">
            <text:p>50</text:p>
          </table:table-cell>
          <table:table-cell table:number-columns-repeated="11"/>
          <table:table-cell office:value-type="float" office:value="3079" calcext:value-type="float">
            <text:p>3079</text:p>
          </table:table-cell>
          <table:table-cell table:formula="of:=([.O436]-13)/([.O436]+13)" office:value-type="float" office:value="0.991591203104787" calcext:value-type="float">
            <text:p>0.991591203104787</text:p>
          </table:table-cell>
          <table:table-cell table:formula="of:=LOG([.O436])" office:value-type="float" office:value="3.4884096889032" calcext:value-type="float">
            <text:p>3.4884096889032</text:p>
          </table:table-cell>
          <table:table-cell table:number-columns-repeated="1004"/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MOD([.A437];[.$O$2])" office:value-type="float" office:value="6" calcext:value-type="float">
            <text:p>6</text:p>
          </table:table-cell>
          <table:table-cell table:formula="of:=MOD([.A437];64)" office:value-type="float" office:value="51" calcext:value-type="float">
            <text:p>51</text:p>
          </table:table-cell>
          <table:table-cell table:number-columns-repeated="11"/>
          <table:table-cell office:value-type="float" office:value="3083" calcext:value-type="float">
            <text:p>3083</text:p>
          </table:table-cell>
          <table:table-cell table:formula="of:=([.O437]-13)/([.O437]+13)" office:value-type="float" office:value="0.991602067183463" calcext:value-type="float">
            <text:p>0.991602067183463</text:p>
          </table:table-cell>
          <table:table-cell table:formula="of:=LOG([.O437])" office:value-type="float" office:value="3.48897352472651" calcext:value-type="float">
            <text:p>3.48897352472651</text:p>
          </table:table-cell>
          <table:table-cell table:number-columns-repeated="1004"/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MOD([.A438];[.$O$2])" office:value-type="float" office:value="7" calcext:value-type="float">
            <text:p>7</text:p>
          </table:table-cell>
          <table:table-cell table:formula="of:=MOD([.A438];64)" office:value-type="float" office:value="52" calcext:value-type="float">
            <text:p>52</text:p>
          </table:table-cell>
          <table:table-cell table:number-columns-repeated="11"/>
          <table:table-cell office:value-type="float" office:value="3089" calcext:value-type="float">
            <text:p>3089</text:p>
          </table:table-cell>
          <table:table-cell table:formula="of:=([.O438]-13)/([.O438]+13)" office:value-type="float" office:value="0.991618310767247" calcext:value-type="float">
            <text:p>0.991618310767247</text:p>
          </table:table-cell>
          <table:table-cell table:formula="of:=LOG([.O438])" office:value-type="float" office:value="3.48981790830145" calcext:value-type="float">
            <text:p>3.48981790830145</text:p>
          </table:table-cell>
          <table:table-cell table:number-columns-repeated="1004"/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MOD([.A439];[.$O$2])" office:value-type="float" office:value="8" calcext:value-type="float">
            <text:p>8</text:p>
          </table:table-cell>
          <table:table-cell table:formula="of:=MOD([.A439];64)" office:value-type="float" office:value="53" calcext:value-type="float">
            <text:p>53</text:p>
          </table:table-cell>
          <table:table-cell table:number-columns-repeated="11"/>
          <table:table-cell office:value-type="float" office:value="3109" calcext:value-type="float">
            <text:p>3109</text:p>
          </table:table-cell>
          <table:table-cell table:formula="of:=([.O439]-13)/([.O439]+13)" office:value-type="float" office:value="0.99167200512492" calcext:value-type="float">
            <text:p>0.99167200512492</text:p>
          </table:table-cell>
          <table:table-cell table:formula="of:=LOG([.O439])" office:value-type="float" office:value="3.49262072204319" calcext:value-type="float">
            <text:p>3.49262072204319</text:p>
          </table:table-cell>
          <table:table-cell table:number-columns-repeated="1004"/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MOD([.A440];[.$O$2])" office:value-type="float" office:value="9" calcext:value-type="float">
            <text:p>9</text:p>
          </table:table-cell>
          <table:table-cell table:formula="of:=MOD([.A440];64)" office:value-type="float" office:value="54" calcext:value-type="float">
            <text:p>54</text:p>
          </table:table-cell>
          <table:table-cell table:number-columns-repeated="11"/>
          <table:table-cell office:value-type="float" office:value="3119" calcext:value-type="float">
            <text:p>3119</text:p>
          </table:table-cell>
          <table:table-cell table:formula="of:=([.O440]-13)/([.O440]+13)" office:value-type="float" office:value="0.991698595146871" calcext:value-type="float">
            <text:p>0.991698595146871</text:p>
          </table:table-cell>
          <table:table-cell table:formula="of:=LOG([.O440])" office:value-type="float" office:value="3.49401537475714" calcext:value-type="float">
            <text:p>3.49401537475714</text:p>
          </table:table-cell>
          <table:table-cell table:number-columns-repeated="1004"/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MOD([.A441];[.$O$2])" office:value-type="float" office:value="10" calcext:value-type="float">
            <text:p>10</text:p>
          </table:table-cell>
          <table:table-cell table:formula="of:=MOD([.A441];64)" office:value-type="float" office:value="55" calcext:value-type="float">
            <text:p>55</text:p>
          </table:table-cell>
          <table:table-cell table:number-columns-repeated="11"/>
          <table:table-cell office:value-type="float" office:value="3121" calcext:value-type="float">
            <text:p>3121</text:p>
          </table:table-cell>
          <table:table-cell table:formula="of:=([.O441]-13)/([.O441]+13)" office:value-type="float" office:value="0.991703892788768" calcext:value-type="float">
            <text:p>0.991703892788768</text:p>
          </table:table-cell>
          <table:table-cell table:formula="of:=LOG([.O441])" office:value-type="float" office:value="3.49429376866533" calcext:value-type="float">
            <text:p>3.49429376866533</text:p>
          </table:table-cell>
          <table:table-cell table:number-columns-repeated="1004"/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MOD([.A442];[.$O$2])" office:value-type="float" office:value="11" calcext:value-type="float">
            <text:p>11</text:p>
          </table:table-cell>
          <table:table-cell table:formula="of:=MOD([.A442];64)" office:value-type="float" office:value="56" calcext:value-type="float">
            <text:p>56</text:p>
          </table:table-cell>
          <table:table-cell table:number-columns-repeated="11"/>
          <table:table-cell office:value-type="float" office:value="3137" calcext:value-type="float">
            <text:p>3137</text:p>
          </table:table-cell>
          <table:table-cell table:formula="of:=([.O442]-13)/([.O442]+13)" office:value-type="float" office:value="0.991746031746032" calcext:value-type="float">
            <text:p>0.991746031746032</text:p>
          </table:table-cell>
          <table:table-cell table:formula="of:=LOG([.O442])" office:value-type="float" office:value="3.49651451869774" calcext:value-type="float">
            <text:p>3.49651451869774</text:p>
          </table:table-cell>
          <table:table-cell table:number-columns-repeated="1004"/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MOD([.A443];[.$O$2])" office:value-type="float" office:value="12" calcext:value-type="float">
            <text:p>12</text:p>
          </table:table-cell>
          <table:table-cell table:formula="of:=MOD([.A443];64)" office:value-type="float" office:value="57" calcext:value-type="float">
            <text:p>57</text:p>
          </table:table-cell>
          <table:table-cell table:number-columns-repeated="11"/>
          <table:table-cell office:value-type="float" office:value="3163" calcext:value-type="float">
            <text:p>3163</text:p>
          </table:table-cell>
          <table:table-cell table:formula="of:=([.O443]-13)/([.O443]+13)" office:value-type="float" office:value="0.991813602015113" calcext:value-type="float">
            <text:p>0.991813602015113</text:p>
          </table:table-cell>
          <table:table-cell table:formula="of:=LOG([.O443])" office:value-type="float" office:value="3.50009919191572" calcext:value-type="float">
            <text:p>3.50009919191572</text:p>
          </table:table-cell>
          <table:table-cell table:number-columns-repeated="1004"/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MOD([.A444];[.$O$2])" office:value-type="float" office:value="0" calcext:value-type="float">
            <text:p>0</text:p>
          </table:table-cell>
          <table:table-cell table:formula="of:=MOD([.A444];64)" office:value-type="float" office:value="58" calcext:value-type="float">
            <text:p>58</text:p>
          </table:table-cell>
          <table:table-cell table:number-columns-repeated="11"/>
          <table:table-cell office:value-type="float" office:value="3167" calcext:value-type="float">
            <text:p>3167</text:p>
          </table:table-cell>
          <table:table-cell table:formula="of:=([.O444]-13)/([.O444]+13)" office:value-type="float" office:value="0.991823899371069" calcext:value-type="float">
            <text:p>0.991823899371069</text:p>
          </table:table-cell>
          <table:table-cell table:formula="of:=LOG([.O444])" office:value-type="float" office:value="3.50064806337191" calcext:value-type="float">
            <text:p>3.50064806337191</text:p>
          </table:table-cell>
          <table:table-cell table:number-columns-repeated="1004"/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MOD([.A445];[.$O$2])" office:value-type="float" office:value="1" calcext:value-type="float">
            <text:p>1</text:p>
          </table:table-cell>
          <table:table-cell table:formula="of:=MOD([.A445];64)" office:value-type="float" office:value="59" calcext:value-type="float">
            <text:p>59</text:p>
          </table:table-cell>
          <table:table-cell table:number-columns-repeated="11"/>
          <table:table-cell office:value-type="float" office:value="3169" calcext:value-type="float">
            <text:p>3169</text:p>
          </table:table-cell>
          <table:table-cell table:formula="of:=([.O445]-13)/([.O445]+13)" office:value-type="float" office:value="0.991829038340666" calcext:value-type="float">
            <text:p>0.991829038340666</text:p>
          </table:table-cell>
          <table:table-cell table:formula="of:=LOG([.O445])" office:value-type="float" office:value="3.5009222391903" calcext:value-type="float">
            <text:p>3.5009222391903</text:p>
          </table:table-cell>
          <table:table-cell table:number-columns-repeated="1004"/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MOD([.A446];[.$O$2])" office:value-type="float" office:value="2" calcext:value-type="float">
            <text:p>2</text:p>
          </table:table-cell>
          <table:table-cell table:formula="of:=MOD([.A446];64)" office:value-type="float" office:value="60" calcext:value-type="float">
            <text:p>60</text:p>
          </table:table-cell>
          <table:table-cell table:number-columns-repeated="11"/>
          <table:table-cell office:value-type="float" office:value="3181" calcext:value-type="float">
            <text:p>3181</text:p>
          </table:table-cell>
          <table:table-cell table:formula="of:=([.O446]-13)/([.O446]+13)" office:value-type="float" office:value="0.991859737006888" calcext:value-type="float">
            <text:p>0.991859737006888</text:p>
          </table:table-cell>
          <table:table-cell table:formula="of:=LOG([.O446])" office:value-type="float" office:value="3.50256366910736" calcext:value-type="float">
            <text:p>3.50256366910736</text:p>
          </table:table-cell>
          <table:table-cell table:number-columns-repeated="1004"/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MOD([.A447];[.$O$2])" office:value-type="float" office:value="3" calcext:value-type="float">
            <text:p>3</text:p>
          </table:table-cell>
          <table:table-cell table:formula="of:=MOD([.A447];64)" office:value-type="float" office:value="61" calcext:value-type="float">
            <text:p>61</text:p>
          </table:table-cell>
          <table:table-cell table:number-columns-repeated="11"/>
          <table:table-cell office:value-type="float" office:value="3187" calcext:value-type="float">
            <text:p>3187</text:p>
          </table:table-cell>
          <table:table-cell table:formula="of:=([.O447]-13)/([.O447]+13)" office:value-type="float" office:value="0.991875" calcext:value-type="float">
            <text:p>0.991875</text:p>
          </table:table-cell>
          <table:table-cell table:formula="of:=LOG([.O447])" office:value-type="float" office:value="3.50338206347373" calcext:value-type="float">
            <text:p>3.50338206347373</text:p>
          </table:table-cell>
          <table:table-cell table:number-columns-repeated="1004"/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MOD([.A448];[.$O$2])" office:value-type="float" office:value="4" calcext:value-type="float">
            <text:p>4</text:p>
          </table:table-cell>
          <table:table-cell table:formula="of:=MOD([.A448];64)" office:value-type="float" office:value="62" calcext:value-type="float">
            <text:p>62</text:p>
          </table:table-cell>
          <table:table-cell table:number-columns-repeated="11"/>
          <table:table-cell office:value-type="float" office:value="3191" calcext:value-type="float">
            <text:p>3191</text:p>
          </table:table-cell>
          <table:table-cell table:formula="of:=([.O448]-13)/([.O448]+13)" office:value-type="float" office:value="0.991885143570537" calcext:value-type="float">
            <text:p>0.991885143570537</text:p>
          </table:table-cell>
          <table:table-cell table:formula="of:=LOG([.O448])" office:value-type="float" office:value="3.50392680419351" calcext:value-type="float">
            <text:p>3.50392680419351</text:p>
          </table:table-cell>
          <table:table-cell table:number-columns-repeated="1004"/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MOD([.A449];[.$O$2])" office:value-type="float" office:value="5" calcext:value-type="float">
            <text:p>5</text:p>
          </table:table-cell>
          <table:table-cell table:formula="of:=MOD([.A449];64)" office:value-type="float" office:value="63" calcext:value-type="float">
            <text:p>63</text:p>
          </table:table-cell>
          <table:table-cell table:number-columns-repeated="11"/>
          <table:table-cell office:value-type="float" office:value="3203" calcext:value-type="float">
            <text:p>3203</text:p>
          </table:table-cell>
          <table:table-cell table:formula="of:=([.O449]-13)/([.O449]+13)" office:value-type="float" office:value="0.991915422885572" calcext:value-type="float">
            <text:p>0.991915422885572</text:p>
          </table:table-cell>
          <table:table-cell table:formula="of:=LOG([.O449])" office:value-type="float" office:value="3.50555693866382" calcext:value-type="float">
            <text:p>3.50555693866382</text:p>
          </table:table-cell>
          <table:table-cell table:number-columns-repeated="1004"/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MOD([.A450];[.$O$2])" office:value-type="float" office:value="6" calcext:value-type="float">
            <text:p>6</text:p>
          </table:table-cell>
          <table:table-cell table:formula="of:=MOD([.A450];64)" office:value-type="float" office:value="0" calcext:value-type="float">
            <text:p>0</text:p>
          </table:table-cell>
          <table:table-cell table:number-columns-repeated="11"/>
          <table:table-cell office:value-type="float" office:value="3209" calcext:value-type="float">
            <text:p>3209</text:p>
          </table:table-cell>
          <table:table-cell table:formula="of:=([.O450]-13)/([.O450]+13)" office:value-type="float" office:value="0.991930477963997" calcext:value-type="float">
            <text:p>0.991930477963997</text:p>
          </table:table-cell>
          <table:table-cell table:formula="of:=LOG([.O450])" office:value-type="float" office:value="3.5063697170955" calcext:value-type="float">
            <text:p>3.5063697170955</text:p>
          </table:table-cell>
          <table:table-cell table:number-columns-repeated="1004"/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MOD([.A451];[.$O$2])" office:value-type="float" office:value="7" calcext:value-type="float">
            <text:p>7</text:p>
          </table:table-cell>
          <table:table-cell table:formula="of:=MOD([.A451];64)" office:value-type="float" office:value="1" calcext:value-type="float">
            <text:p>1</text:p>
          </table:table-cell>
          <table:table-cell table:number-columns-repeated="11"/>
          <table:table-cell office:value-type="float" office:value="3217" calcext:value-type="float">
            <text:p>3217</text:p>
          </table:table-cell>
          <table:table-cell table:formula="of:=([.O451]-13)/([.O451]+13)" office:value-type="float" office:value="0.991950464396285" calcext:value-type="float">
            <text:p>0.991950464396285</text:p>
          </table:table-cell>
          <table:table-cell table:formula="of:=LOG([.O451])" office:value-type="float" office:value="3.50745106090197" calcext:value-type="float">
            <text:p>3.50745106090197</text:p>
          </table:table-cell>
          <table:table-cell table:number-columns-repeated="1004"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MOD([.A452];[.$O$2])" office:value-type="float" office:value="8" calcext:value-type="float">
            <text:p>8</text:p>
          </table:table-cell>
          <table:table-cell table:formula="of:=MOD([.A452];64)" office:value-type="float" office:value="2" calcext:value-type="float">
            <text:p>2</text:p>
          </table:table-cell>
          <table:table-cell table:number-columns-repeated="11"/>
          <table:table-cell office:value-type="float" office:value="3221" calcext:value-type="float">
            <text:p>3221</text:p>
          </table:table-cell>
          <table:table-cell table:formula="of:=([.O452]-13)/([.O452]+13)" office:value-type="float" office:value="0.991960420531849" calcext:value-type="float">
            <text:p>0.991960420531849</text:p>
          </table:table-cell>
          <table:table-cell table:formula="of:=LOG([.O452])" office:value-type="float" office:value="3.50799072481969" calcext:value-type="float">
            <text:p>3.50799072481969</text:p>
          </table:table-cell>
          <table:table-cell table:number-columns-repeated="1004"/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MOD([.A453];[.$O$2])" office:value-type="float" office:value="9" calcext:value-type="float">
            <text:p>9</text:p>
          </table:table-cell>
          <table:table-cell table:formula="of:=MOD([.A453];64)" office:value-type="float" office:value="3" calcext:value-type="float">
            <text:p>3</text:p>
          </table:table-cell>
          <table:table-cell table:number-columns-repeated="11"/>
          <table:table-cell office:value-type="float" office:value="3229" calcext:value-type="float">
            <text:p>3229</text:p>
          </table:table-cell>
          <table:table-cell table:formula="of:=([.O453]-13)/([.O453]+13)" office:value-type="float" office:value="0.991980259099321" calcext:value-type="float">
            <text:p>0.991980259099321</text:p>
          </table:table-cell>
          <table:table-cell table:formula="of:=LOG([.O453])" office:value-type="float" office:value="3.50906804501716" calcext:value-type="float">
            <text:p>3.50906804501716</text:p>
          </table:table-cell>
          <table:table-cell table:number-columns-repeated="1004"/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MOD([.A454];[.$O$2])" office:value-type="float" office:value="10" calcext:value-type="float">
            <text:p>10</text:p>
          </table:table-cell>
          <table:table-cell table:formula="of:=MOD([.A454];64)" office:value-type="float" office:value="4" calcext:value-type="float">
            <text:p>4</text:p>
          </table:table-cell>
          <table:table-cell table:number-columns-repeated="11"/>
          <table:table-cell office:value-type="float" office:value="3251" calcext:value-type="float">
            <text:p>3251</text:p>
          </table:table-cell>
          <table:table-cell table:formula="of:=([.O454]-13)/([.O454]+13)" office:value-type="float" office:value="0.99203431372549" calcext:value-type="float">
            <text:p>0.99203431372549</text:p>
          </table:table-cell>
          <table:table-cell table:formula="of:=LOG([.O454])" office:value-type="float" office:value="3.51201696949613" calcext:value-type="float">
            <text:p>3.51201696949613</text:p>
          </table:table-cell>
          <table:table-cell table:number-columns-repeated="1004"/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MOD([.A455];[.$O$2])" office:value-type="float" office:value="11" calcext:value-type="float">
            <text:p>11</text:p>
          </table:table-cell>
          <table:table-cell table:formula="of:=MOD([.A455];64)" office:value-type="float" office:value="5" calcext:value-type="float">
            <text:p>5</text:p>
          </table:table-cell>
          <table:table-cell table:number-columns-repeated="11"/>
          <table:table-cell office:value-type="float" office:value="3253" calcext:value-type="float">
            <text:p>3253</text:p>
          </table:table-cell>
          <table:table-cell table:formula="of:=([.O455]-13)/([.O455]+13)" office:value-type="float" office:value="0.99203919167177" calcext:value-type="float">
            <text:p>0.99203919167177</text:p>
          </table:table-cell>
          <table:table-cell table:formula="of:=LOG([.O455])" office:value-type="float" office:value="3.51228406328185" calcext:value-type="float">
            <text:p>3.51228406328185</text:p>
          </table:table-cell>
          <table:table-cell table:number-columns-repeated="1004"/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MOD([.A456];[.$O$2])" office:value-type="float" office:value="12" calcext:value-type="float">
            <text:p>12</text:p>
          </table:table-cell>
          <table:table-cell table:formula="of:=MOD([.A456];64)" office:value-type="float" office:value="6" calcext:value-type="float">
            <text:p>6</text:p>
          </table:table-cell>
          <table:table-cell table:number-columns-repeated="11"/>
          <table:table-cell office:value-type="float" office:value="3257" calcext:value-type="float">
            <text:p>3257</text:p>
          </table:table-cell>
          <table:table-cell table:formula="of:=([.O456]-13)/([.O456]+13)" office:value-type="float" office:value="0.992048929663608" calcext:value-type="float">
            <text:p>0.992048929663608</text:p>
          </table:table-cell>
          <table:table-cell table:formula="of:=LOG([.O456])" office:value-type="float" office:value="3.51281775856487" calcext:value-type="float">
            <text:p>3.51281775856487</text:p>
          </table:table-cell>
          <table:table-cell table:number-columns-repeated="1004"/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MOD([.A457];[.$O$2])" office:value-type="float" office:value="0" calcext:value-type="float">
            <text:p>0</text:p>
          </table:table-cell>
          <table:table-cell table:formula="of:=MOD([.A457];64)" office:value-type="float" office:value="7" calcext:value-type="float">
            <text:p>7</text:p>
          </table:table-cell>
          <table:table-cell table:number-columns-repeated="11"/>
          <table:table-cell office:value-type="float" office:value="3259" calcext:value-type="float">
            <text:p>3259</text:p>
          </table:table-cell>
          <table:table-cell table:formula="of:=([.O457]-13)/([.O457]+13)" office:value-type="float" office:value="0.992053789731051" calcext:value-type="float">
            <text:p>0.992053789731051</text:p>
          </table:table-cell>
          <table:table-cell table:formula="of:=LOG([.O457])" office:value-type="float" office:value="3.51308436046514" calcext:value-type="float">
            <text:p>3.51308436046514</text:p>
          </table:table-cell>
          <table:table-cell table:number-columns-repeated="1004"/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MOD([.A458];[.$O$2])" office:value-type="float" office:value="1" calcext:value-type="float">
            <text:p>1</text:p>
          </table:table-cell>
          <table:table-cell table:formula="of:=MOD([.A458];64)" office:value-type="float" office:value="8" calcext:value-type="float">
            <text:p>8</text:p>
          </table:table-cell>
          <table:table-cell table:number-columns-repeated="11"/>
          <table:table-cell office:value-type="float" office:value="3271" calcext:value-type="float">
            <text:p>3271</text:p>
          </table:table-cell>
          <table:table-cell table:formula="of:=([.O458]-13)/([.O458]+13)" office:value-type="float" office:value="0.992082825822168" calcext:value-type="float">
            <text:p>0.992082825822168</text:p>
          </table:table-cell>
          <table:table-cell table:formula="of:=LOG([.O458])" office:value-type="float" office:value="3.51468054412498" calcext:value-type="float">
            <text:p>3.51468054412498</text:p>
          </table:table-cell>
          <table:table-cell table:number-columns-repeated="1004"/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MOD([.A459];[.$O$2])" office:value-type="float" office:value="2" calcext:value-type="float">
            <text:p>2</text:p>
          </table:table-cell>
          <table:table-cell table:formula="of:=MOD([.A459];64)" office:value-type="float" office:value="9" calcext:value-type="float">
            <text:p>9</text:p>
          </table:table-cell>
          <table:table-cell table:number-columns-repeated="11"/>
          <table:table-cell office:value-type="float" office:value="3299" calcext:value-type="float">
            <text:p>3299</text:p>
          </table:table-cell>
          <table:table-cell table:formula="of:=([.O459]-13)/([.O459]+13)" office:value-type="float" office:value="0.992149758454106" calcext:value-type="float">
            <text:p>0.992149758454106</text:p>
          </table:table-cell>
          <table:table-cell table:formula="of:=LOG([.O459])" office:value-type="float" office:value="3.51838231554534" calcext:value-type="float">
            <text:p>3.51838231554534</text:p>
          </table:table-cell>
          <table:table-cell table:number-columns-repeated="1004"/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MOD([.A460];[.$O$2])" office:value-type="float" office:value="3" calcext:value-type="float">
            <text:p>3</text:p>
          </table:table-cell>
          <table:table-cell table:formula="of:=MOD([.A460];64)" office:value-type="float" office:value="10" calcext:value-type="float">
            <text:p>10</text:p>
          </table:table-cell>
          <table:table-cell table:number-columns-repeated="11"/>
          <table:table-cell office:value-type="float" office:value="3301" calcext:value-type="float">
            <text:p>3301</text:p>
          </table:table-cell>
          <table:table-cell table:formula="of:=([.O460]-13)/([.O460]+13)" office:value-type="float" office:value="0.992154496077248" calcext:value-type="float">
            <text:p>0.992154496077248</text:p>
          </table:table-cell>
          <table:table-cell table:formula="of:=LOG([.O460])" office:value-type="float" office:value="3.51864552433031" calcext:value-type="float">
            <text:p>3.51864552433031</text:p>
          </table:table-cell>
          <table:table-cell table:number-columns-repeated="1004"/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MOD([.A461];[.$O$2])" office:value-type="float" office:value="4" calcext:value-type="float">
            <text:p>4</text:p>
          </table:table-cell>
          <table:table-cell table:formula="of:=MOD([.A461];64)" office:value-type="float" office:value="11" calcext:value-type="float">
            <text:p>11</text:p>
          </table:table-cell>
          <table:table-cell table:number-columns-repeated="11"/>
          <table:table-cell office:value-type="float" office:value="3307" calcext:value-type="float">
            <text:p>3307</text:p>
          </table:table-cell>
          <table:table-cell table:formula="of:=([.O461]-13)/([.O461]+13)" office:value-type="float" office:value="0.992168674698795" calcext:value-type="float">
            <text:p>0.992168674698795</text:p>
          </table:table-cell>
          <table:table-cell table:formula="of:=LOG([.O461])" office:value-type="float" office:value="3.5194341949137" calcext:value-type="float">
            <text:p>3.5194341949137</text:p>
          </table:table-cell>
          <table:table-cell table:number-columns-repeated="1004"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MOD([.A462];[.$O$2])" office:value-type="float" office:value="5" calcext:value-type="float">
            <text:p>5</text:p>
          </table:table-cell>
          <table:table-cell table:formula="of:=MOD([.A462];64)" office:value-type="float" office:value="12" calcext:value-type="float">
            <text:p>12</text:p>
          </table:table-cell>
          <table:table-cell table:number-columns-repeated="11"/>
          <table:table-cell office:value-type="float" office:value="3313" calcext:value-type="float">
            <text:p>3313</text:p>
          </table:table-cell>
          <table:table-cell table:formula="of:=([.O462]-13)/([.O462]+13)" office:value-type="float" office:value="0.992182802164762" calcext:value-type="float">
            <text:p>0.992182802164762</text:p>
          </table:table-cell>
          <table:table-cell table:formula="of:=LOG([.O462])" office:value-type="float" office:value="3.52022143588196" calcext:value-type="float">
            <text:p>3.52022143588196</text:p>
          </table:table-cell>
          <table:table-cell table:number-columns-repeated="1004"/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MOD([.A463];[.$O$2])" office:value-type="float" office:value="6" calcext:value-type="float">
            <text:p>6</text:p>
          </table:table-cell>
          <table:table-cell table:formula="of:=MOD([.A463];64)" office:value-type="float" office:value="13" calcext:value-type="float">
            <text:p>13</text:p>
          </table:table-cell>
          <table:table-cell table:number-columns-repeated="11"/>
          <table:table-cell office:value-type="float" office:value="3319" calcext:value-type="float">
            <text:p>3319</text:p>
          </table:table-cell>
          <table:table-cell table:formula="of:=([.O463]-13)/([.O463]+13)" office:value-type="float" office:value="0.992196878751501" calcext:value-type="float">
            <text:p>0.992196878751501</text:p>
          </table:table-cell>
          <table:table-cell table:formula="of:=LOG([.O463])" office:value-type="float" office:value="3.5210072524086" calcext:value-type="float">
            <text:p>3.5210072524086</text:p>
          </table:table-cell>
          <table:table-cell table:number-columns-repeated="1004"/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MOD([.A464];[.$O$2])" office:value-type="float" office:value="7" calcext:value-type="float">
            <text:p>7</text:p>
          </table:table-cell>
          <table:table-cell table:formula="of:=MOD([.A464];64)" office:value-type="float" office:value="14" calcext:value-type="float">
            <text:p>14</text:p>
          </table:table-cell>
          <table:table-cell table:number-columns-repeated="11"/>
          <table:table-cell office:value-type="float" office:value="3323" calcext:value-type="float">
            <text:p>3323</text:p>
          </table:table-cell>
          <table:table-cell table:formula="of:=([.O464]-13)/([.O464]+13)" office:value-type="float" office:value="0.99220623501199" calcext:value-type="float">
            <text:p>0.99220623501199</text:p>
          </table:table-cell>
          <table:table-cell table:formula="of:=LOG([.O464])" office:value-type="float" office:value="3.52153034127871" calcext:value-type="float">
            <text:p>3.52153034127871</text:p>
          </table:table-cell>
          <table:table-cell table:number-columns-repeated="1004"/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MOD([.A465];[.$O$2])" office:value-type="float" office:value="8" calcext:value-type="float">
            <text:p>8</text:p>
          </table:table-cell>
          <table:table-cell table:formula="of:=MOD([.A465];64)" office:value-type="float" office:value="15" calcext:value-type="float">
            <text:p>15</text:p>
          </table:table-cell>
          <table:table-cell table:number-columns-repeated="11"/>
          <table:table-cell office:value-type="float" office:value="3329" calcext:value-type="float">
            <text:p>3329</text:p>
          </table:table-cell>
          <table:table-cell table:formula="of:=([.O465]-13)/([.O465]+13)" office:value-type="float" office:value="0.992220227408737" calcext:value-type="float">
            <text:p>0.992220227408737</text:p>
          </table:table-cell>
          <table:table-cell table:formula="of:=LOG([.O465])" office:value-type="float" office:value="3.52231379515667" calcext:value-type="float">
            <text:p>3.52231379515667</text:p>
          </table:table-cell>
          <table:table-cell table:number-columns-repeated="1004"/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MOD([.A466];[.$O$2])" office:value-type="float" office:value="9" calcext:value-type="float">
            <text:p>9</text:p>
          </table:table-cell>
          <table:table-cell table:formula="of:=MOD([.A466];64)" office:value-type="float" office:value="16" calcext:value-type="float">
            <text:p>16</text:p>
          </table:table-cell>
          <table:table-cell table:number-columns-repeated="11"/>
          <table:table-cell office:value-type="float" office:value="3331" calcext:value-type="float">
            <text:p>3331</text:p>
          </table:table-cell>
          <table:table-cell table:formula="of:=([.O466]-13)/([.O466]+13)" office:value-type="float" office:value="0.992224880382775" calcext:value-type="float">
            <text:p>0.992224880382775</text:p>
          </table:table-cell>
          <table:table-cell table:formula="of:=LOG([.O466])" office:value-type="float" office:value="3.52257463269118" calcext:value-type="float">
            <text:p>3.52257463269118</text:p>
          </table:table-cell>
          <table:table-cell table:number-columns-repeated="1004"/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MOD([.A467];[.$O$2])" office:value-type="float" office:value="10" calcext:value-type="float">
            <text:p>10</text:p>
          </table:table-cell>
          <table:table-cell table:formula="of:=MOD([.A467];64)" office:value-type="float" office:value="17" calcext:value-type="float">
            <text:p>17</text:p>
          </table:table-cell>
          <table:table-cell table:number-columns-repeated="11"/>
          <table:table-cell office:value-type="float" office:value="3343" calcext:value-type="float">
            <text:p>3343</text:p>
          </table:table-cell>
          <table:table-cell table:formula="of:=([.O467]-13)/([.O467]+13)" office:value-type="float" office:value="0.992252681764005" calcext:value-type="float">
            <text:p>0.992252681764005</text:p>
          </table:table-cell>
          <table:table-cell table:formula="of:=LOG([.O467])" office:value-type="float" office:value="3.52413637659257" calcext:value-type="float">
            <text:p>3.52413637659257</text:p>
          </table:table-cell>
          <table:table-cell table:number-columns-repeated="1004"/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MOD([.A468];[.$O$2])" office:value-type="float" office:value="11" calcext:value-type="float">
            <text:p>11</text:p>
          </table:table-cell>
          <table:table-cell table:formula="of:=MOD([.A468];64)" office:value-type="float" office:value="18" calcext:value-type="float">
            <text:p>18</text:p>
          </table:table-cell>
          <table:table-cell table:number-columns-repeated="11"/>
          <table:table-cell office:value-type="float" office:value="3347" calcext:value-type="float">
            <text:p>3347</text:p>
          </table:table-cell>
          <table:table-cell table:formula="of:=([.O468]-13)/([.O468]+13)" office:value-type="float" office:value="0.992261904761905" calcext:value-type="float">
            <text:p>0.992261904761905</text:p>
          </table:table-cell>
          <table:table-cell table:formula="of:=LOG([.O468])" office:value-type="float" office:value="3.52465571235778" calcext:value-type="float">
            <text:p>3.52465571235778</text:p>
          </table:table-cell>
          <table:table-cell table:number-columns-repeated="1004"/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MOD([.A469];[.$O$2])" office:value-type="float" office:value="12" calcext:value-type="float">
            <text:p>12</text:p>
          </table:table-cell>
          <table:table-cell table:formula="of:=MOD([.A469];64)" office:value-type="float" office:value="19" calcext:value-type="float">
            <text:p>19</text:p>
          </table:table-cell>
          <table:table-cell table:number-columns-repeated="11"/>
          <table:table-cell office:value-type="float" office:value="3359" calcext:value-type="float">
            <text:p>3359</text:p>
          </table:table-cell>
          <table:table-cell table:formula="of:=([.O469]-13)/([.O469]+13)" office:value-type="float" office:value="0.992289442467378" calcext:value-type="float">
            <text:p>0.992289442467378</text:p>
          </table:table-cell>
          <table:table-cell table:formula="of:=LOG([.O469])" office:value-type="float" office:value="3.52621000384166" calcext:value-type="float">
            <text:p>3.52621000384166</text:p>
          </table:table-cell>
          <table:table-cell table:number-columns-repeated="1004"/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MOD([.A470];[.$O$2])" office:value-type="float" office:value="0" calcext:value-type="float">
            <text:p>0</text:p>
          </table:table-cell>
          <table:table-cell table:formula="of:=MOD([.A470];64)" office:value-type="float" office:value="20" calcext:value-type="float">
            <text:p>20</text:p>
          </table:table-cell>
          <table:table-cell table:number-columns-repeated="11"/>
          <table:table-cell office:value-type="float" office:value="3361" calcext:value-type="float">
            <text:p>3361</text:p>
          </table:table-cell>
          <table:table-cell table:formula="of:=([.O470]-13)/([.O470]+13)" office:value-type="float" office:value="0.992294013040901" calcext:value-type="float">
            <text:p>0.992294013040901</text:p>
          </table:table-cell>
          <table:table-cell table:formula="of:=LOG([.O470])" office:value-type="float" office:value="3.52646851246948" calcext:value-type="float">
            <text:p>3.52646851246948</text:p>
          </table:table-cell>
          <table:table-cell table:number-columns-repeated="1004"/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MOD([.A471];[.$O$2])" office:value-type="float" office:value="1" calcext:value-type="float">
            <text:p>1</text:p>
          </table:table-cell>
          <table:table-cell table:formula="of:=MOD([.A471];64)" office:value-type="float" office:value="21" calcext:value-type="float">
            <text:p>21</text:p>
          </table:table-cell>
          <table:table-cell table:number-columns-repeated="11"/>
          <table:table-cell office:value-type="float" office:value="3371" calcext:value-type="float">
            <text:p>3371</text:p>
          </table:table-cell>
          <table:table-cell table:formula="of:=([.O471]-13)/([.O471]+13)" office:value-type="float" office:value="0.992316784869976" calcext:value-type="float">
            <text:p>0.992316784869976</text:p>
          </table:table-cell>
          <table:table-cell table:formula="of:=LOG([.O471])" office:value-type="float" office:value="3.52775875252097" calcext:value-type="float">
            <text:p>3.52775875252097</text:p>
          </table:table-cell>
          <table:table-cell table:number-columns-repeated="1004"/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MOD([.A472];[.$O$2])" office:value-type="float" office:value="2" calcext:value-type="float">
            <text:p>2</text:p>
          </table:table-cell>
          <table:table-cell table:formula="of:=MOD([.A472];64)" office:value-type="float" office:value="22" calcext:value-type="float">
            <text:p>22</text:p>
          </table:table-cell>
          <table:table-cell table:number-columns-repeated="11"/>
          <table:table-cell office:value-type="float" office:value="3373" calcext:value-type="float">
            <text:p>3373</text:p>
          </table:table-cell>
          <table:table-cell table:formula="of:=([.O472]-13)/([.O472]+13)" office:value-type="float" office:value="0.992321323095097" calcext:value-type="float">
            <text:p>0.992321323095097</text:p>
          </table:table-cell>
          <table:table-cell table:formula="of:=LOG([.O472])" office:value-type="float" office:value="3.5280163411892" calcext:value-type="float">
            <text:p>3.5280163411892</text:p>
          </table:table-cell>
          <table:table-cell table:number-columns-repeated="1004"/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MOD([.A473];[.$O$2])" office:value-type="float" office:value="3" calcext:value-type="float">
            <text:p>3</text:p>
          </table:table-cell>
          <table:table-cell table:formula="of:=MOD([.A473];64)" office:value-type="float" office:value="23" calcext:value-type="float">
            <text:p>23</text:p>
          </table:table-cell>
          <table:table-cell table:number-columns-repeated="11"/>
          <table:table-cell office:value-type="float" office:value="3389" calcext:value-type="float">
            <text:p>3389</text:p>
          </table:table-cell>
          <table:table-cell table:formula="of:=([.O473]-13)/([.O473]+13)" office:value-type="float" office:value="0.992357436801881" calcext:value-type="float">
            <text:p>0.992357436801881</text:p>
          </table:table-cell>
          <table:table-cell table:formula="of:=LOG([.O473])" office:value-type="float" office:value="3.53007156883738" calcext:value-type="float">
            <text:p>3.53007156883738</text:p>
          </table:table-cell>
          <table:table-cell table:number-columns-repeated="1004"/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MOD([.A474];[.$O$2])" office:value-type="float" office:value="4" calcext:value-type="float">
            <text:p>4</text:p>
          </table:table-cell>
          <table:table-cell table:formula="of:=MOD([.A474];64)" office:value-type="float" office:value="24" calcext:value-type="float">
            <text:p>24</text:p>
          </table:table-cell>
          <table:table-cell table:number-columns-repeated="11"/>
          <table:table-cell office:value-type="float" office:value="3391" calcext:value-type="float">
            <text:p>3391</text:p>
          </table:table-cell>
          <table:table-cell table:formula="of:=([.O474]-13)/([.O474]+13)" office:value-type="float" office:value="0.992361927144536" calcext:value-type="float">
            <text:p>0.992361927144536</text:p>
          </table:table-cell>
          <table:table-cell table:formula="of:=LOG([.O474])" office:value-type="float" office:value="3.53032778977809" calcext:value-type="float">
            <text:p>3.53032778977809</text:p>
          </table:table-cell>
          <table:table-cell table:number-columns-repeated="1004"/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MOD([.A475];[.$O$2])" office:value-type="float" office:value="5" calcext:value-type="float">
            <text:p>5</text:p>
          </table:table-cell>
          <table:table-cell table:formula="of:=MOD([.A475];64)" office:value-type="float" office:value="25" calcext:value-type="float">
            <text:p>25</text:p>
          </table:table-cell>
          <table:table-cell table:number-columns-repeated="11"/>
          <table:table-cell office:value-type="float" office:value="3407" calcext:value-type="float">
            <text:p>3407</text:p>
          </table:table-cell>
          <table:table-cell table:formula="of:=([.O475]-13)/([.O475]+13)" office:value-type="float" office:value="0.992397660818713" calcext:value-type="float">
            <text:p>0.992397660818713</text:p>
          </table:table-cell>
          <table:table-cell table:formula="of:=LOG([.O475])" office:value-type="float" office:value="3.53237213356788" calcext:value-type="float">
            <text:p>3.53237213356788</text:p>
          </table:table-cell>
          <table:table-cell table:number-columns-repeated="1004"/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MOD([.A476];[.$O$2])" office:value-type="float" office:value="6" calcext:value-type="float">
            <text:p>6</text:p>
          </table:table-cell>
          <table:table-cell table:formula="of:=MOD([.A476];64)" office:value-type="float" office:value="26" calcext:value-type="float">
            <text:p>26</text:p>
          </table:table-cell>
          <table:table-cell table:number-columns-repeated="11"/>
          <table:table-cell office:value-type="float" office:value="3413" calcext:value-type="float">
            <text:p>3413</text:p>
          </table:table-cell>
          <table:table-cell table:formula="of:=([.O476]-13)/([.O476]+13)" office:value-type="float" office:value="0.99241097489784" calcext:value-type="float">
            <text:p>0.99241097489784</text:p>
          </table:table-cell>
          <table:table-cell table:formula="of:=LOG([.O476])" office:value-type="float" office:value="3.53313628827864" calcext:value-type="float">
            <text:p>3.53313628827864</text:p>
          </table:table-cell>
          <table:table-cell table:number-columns-repeated="1004"/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MOD([.A477];[.$O$2])" office:value-type="float" office:value="7" calcext:value-type="float">
            <text:p>7</text:p>
          </table:table-cell>
          <table:table-cell table:formula="of:=MOD([.A477];64)" office:value-type="float" office:value="27" calcext:value-type="float">
            <text:p>27</text:p>
          </table:table-cell>
          <table:table-cell table:number-columns-repeated="11"/>
          <table:table-cell office:value-type="float" office:value="3433" calcext:value-type="float">
            <text:p>3433</text:p>
          </table:table-cell>
          <table:table-cell table:formula="of:=([.O477]-13)/([.O477]+13)" office:value-type="float" office:value="0.992455020313407" calcext:value-type="float">
            <text:p>0.992455020313407</text:p>
          </table:table-cell>
          <table:table-cell table:formula="of:=LOG([.O477])" office:value-type="float" office:value="3.53567380342575" calcext:value-type="float">
            <text:p>3.53567380342575</text:p>
          </table:table-cell>
          <table:table-cell table:number-columns-repeated="1004"/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MOD([.A478];[.$O$2])" office:value-type="float" office:value="8" calcext:value-type="float">
            <text:p>8</text:p>
          </table:table-cell>
          <table:table-cell table:formula="of:=MOD([.A478];64)" office:value-type="float" office:value="28" calcext:value-type="float">
            <text:p>28</text:p>
          </table:table-cell>
          <table:table-cell table:number-columns-repeated="11"/>
          <table:table-cell office:value-type="float" office:value="3449" calcext:value-type="float">
            <text:p>3449</text:p>
          </table:table-cell>
          <table:table-cell table:formula="of:=([.O478]-13)/([.O478]+13)" office:value-type="float" office:value="0.992489890236857" calcext:value-type="float">
            <text:p>0.992489890236857</text:p>
          </table:table-cell>
          <table:table-cell table:formula="of:=LOG([.O478])" office:value-type="float" office:value="3.53769319436739" calcext:value-type="float">
            <text:p>3.53769319436739</text:p>
          </table:table-cell>
          <table:table-cell table:number-columns-repeated="1004"/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MOD([.A479];[.$O$2])" office:value-type="float" office:value="9" calcext:value-type="float">
            <text:p>9</text:p>
          </table:table-cell>
          <table:table-cell table:formula="of:=MOD([.A479];64)" office:value-type="float" office:value="29" calcext:value-type="float">
            <text:p>29</text:p>
          </table:table-cell>
          <table:table-cell table:number-columns-repeated="11"/>
          <table:table-cell office:value-type="float" office:value="3457" calcext:value-type="float">
            <text:p>3457</text:p>
          </table:table-cell>
          <table:table-cell table:formula="of:=([.O479]-13)/([.O479]+13)" office:value-type="float" office:value="0.992507204610951" calcext:value-type="float">
            <text:p>0.992507204610951</text:p>
          </table:table-cell>
          <table:table-cell table:formula="of:=LOG([.O479])" office:value-type="float" office:value="3.53869937954241" calcext:value-type="float">
            <text:p>3.53869937954241</text:p>
          </table:table-cell>
          <table:table-cell table:number-columns-repeated="1004"/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MOD([.A480];[.$O$2])" office:value-type="float" office:value="10" calcext:value-type="float">
            <text:p>10</text:p>
          </table:table-cell>
          <table:table-cell table:formula="of:=MOD([.A480];64)" office:value-type="float" office:value="30" calcext:value-type="float">
            <text:p>30</text:p>
          </table:table-cell>
          <table:table-cell table:number-columns-repeated="11"/>
          <table:table-cell office:value-type="float" office:value="3461" calcext:value-type="float">
            <text:p>3461</text:p>
          </table:table-cell>
          <table:table-cell table:formula="of:=([.O480]-13)/([.O480]+13)" office:value-type="float" office:value="0.99251583189407" calcext:value-type="float">
            <text:p>0.99251583189407</text:p>
          </table:table-cell>
          <table:table-cell table:formula="of:=LOG([.O480])" office:value-type="float" office:value="3.53920159929413" calcext:value-type="float">
            <text:p>3.53920159929413</text:p>
          </table:table-cell>
          <table:table-cell table:number-columns-repeated="1004"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MOD([.A481];[.$O$2])" office:value-type="float" office:value="11" calcext:value-type="float">
            <text:p>11</text:p>
          </table:table-cell>
          <table:table-cell table:formula="of:=MOD([.A481];64)" office:value-type="float" office:value="31" calcext:value-type="float">
            <text:p>31</text:p>
          </table:table-cell>
          <table:table-cell table:number-columns-repeated="11"/>
          <table:table-cell office:value-type="float" office:value="3463" calcext:value-type="float">
            <text:p>3463</text:p>
          </table:table-cell>
          <table:table-cell table:formula="of:=([.O481]-13)/([.O481]+13)" office:value-type="float" office:value="0.992520138089758" calcext:value-type="float">
            <text:p>0.992520138089758</text:p>
          </table:table-cell>
          <table:table-cell table:formula="of:=LOG([.O481])" office:value-type="float" office:value="3.53945249154946" calcext:value-type="float">
            <text:p>3.53945249154946</text:p>
          </table:table-cell>
          <table:table-cell table:number-columns-repeated="1004"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MOD([.A482];[.$O$2])" office:value-type="float" office:value="12" calcext:value-type="float">
            <text:p>12</text:p>
          </table:table-cell>
          <table:table-cell table:formula="of:=MOD([.A482];64)" office:value-type="float" office:value="32" calcext:value-type="float">
            <text:p>32</text:p>
          </table:table-cell>
          <table:table-cell table:number-columns-repeated="11"/>
          <table:table-cell office:value-type="float" office:value="3467" calcext:value-type="float">
            <text:p>3467</text:p>
          </table:table-cell>
          <table:table-cell table:formula="of:=([.O482]-13)/([.O482]+13)" office:value-type="float" office:value="0.992528735632184" calcext:value-type="float">
            <text:p>0.992528735632184</text:p>
          </table:table-cell>
          <table:table-cell table:formula="of:=LOG([.O482])" office:value-type="float" office:value="3.5399538416564" calcext:value-type="float">
            <text:p>3.5399538416564</text:p>
          </table:table-cell>
          <table:table-cell table:number-columns-repeated="1004"/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MOD([.A483];[.$O$2])" office:value-type="float" office:value="0" calcext:value-type="float">
            <text:p>0</text:p>
          </table:table-cell>
          <table:table-cell table:formula="of:=MOD([.A483];64)" office:value-type="float" office:value="33" calcext:value-type="float">
            <text:p>33</text:p>
          </table:table-cell>
          <table:table-cell table:number-columns-repeated="11"/>
          <table:table-cell office:value-type="float" office:value="3469" calcext:value-type="float">
            <text:p>3469</text:p>
          </table:table-cell>
          <table:table-cell table:formula="of:=([.O483]-13)/([.O483]+13)" office:value-type="float" office:value="0.992533026995979" calcext:value-type="float">
            <text:p>0.992533026995979</text:p>
          </table:table-cell>
          <table:table-cell table:formula="of:=LOG([.O483])" office:value-type="float" office:value="3.54020429984206" calcext:value-type="float">
            <text:p>3.54020429984206</text:p>
          </table:table-cell>
          <table:table-cell table:number-columns-repeated="1004"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MOD([.A484];[.$O$2])" office:value-type="float" office:value="1" calcext:value-type="float">
            <text:p>1</text:p>
          </table:table-cell>
          <table:table-cell table:formula="of:=MOD([.A484];64)" office:value-type="float" office:value="34" calcext:value-type="float">
            <text:p>34</text:p>
          </table:table-cell>
          <table:table-cell table:number-columns-repeated="11"/>
          <table:table-cell office:value-type="float" office:value="3491" calcext:value-type="float">
            <text:p>3491</text:p>
          </table:table-cell>
          <table:table-cell table:formula="of:=([.O484]-13)/([.O484]+13)" office:value-type="float" office:value="0.992579908675799" calcext:value-type="float">
            <text:p>0.992579908675799</text:p>
          </table:table-cell>
          <table:table-cell table:formula="of:=LOG([.O484])" office:value-type="float" office:value="3.54294984881418" calcext:value-type="float">
            <text:p>3.54294984881418</text:p>
          </table:table-cell>
          <table:table-cell table:number-columns-repeated="1004"/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MOD([.A485];[.$O$2])" office:value-type="float" office:value="2" calcext:value-type="float">
            <text:p>2</text:p>
          </table:table-cell>
          <table:table-cell table:formula="of:=MOD([.A485];64)" office:value-type="float" office:value="35" calcext:value-type="float">
            <text:p>35</text:p>
          </table:table-cell>
          <table:table-cell table:number-columns-repeated="11"/>
          <table:table-cell office:value-type="float" office:value="3499" calcext:value-type="float">
            <text:p>3499</text:p>
          </table:table-cell>
          <table:table-cell table:formula="of:=([.O485]-13)/([.O485]+13)" office:value-type="float" office:value="0.992596810933941" calcext:value-type="float">
            <text:p>0.992596810933941</text:p>
          </table:table-cell>
          <table:table-cell table:formula="of:=LOG([.O485])" office:value-type="float" office:value="3.54394394248291" calcext:value-type="float">
            <text:p>3.54394394248291</text:p>
          </table:table-cell>
          <table:table-cell table:number-columns-repeated="1004"/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MOD([.A486];[.$O$2])" office:value-type="float" office:value="3" calcext:value-type="float">
            <text:p>3</text:p>
          </table:table-cell>
          <table:table-cell table:formula="of:=MOD([.A486];64)" office:value-type="float" office:value="36" calcext:value-type="float">
            <text:p>36</text:p>
          </table:table-cell>
          <table:table-cell table:number-columns-repeated="11"/>
          <table:table-cell office:value-type="float" office:value="3511" calcext:value-type="float">
            <text:p>3511</text:p>
          </table:table-cell>
          <table:table-cell table:formula="of:=([.O486]-13)/([.O486]+13)" office:value-type="float" office:value="0.992622020431328" calcext:value-type="float">
            <text:p>0.992622020431328</text:p>
          </table:table-cell>
          <table:table-cell table:formula="of:=LOG([.O486])" office:value-type="float" office:value="3.54543082946535" calcext:value-type="float">
            <text:p>3.54543082946535</text:p>
          </table:table-cell>
          <table:table-cell table:number-columns-repeated="1004"/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MOD([.A487];[.$O$2])" office:value-type="float" office:value="4" calcext:value-type="float">
            <text:p>4</text:p>
          </table:table-cell>
          <table:table-cell table:formula="of:=MOD([.A487];64)" office:value-type="float" office:value="37" calcext:value-type="float">
            <text:p>37</text:p>
          </table:table-cell>
          <table:table-cell table:number-columns-repeated="11"/>
          <table:table-cell office:value-type="float" office:value="3517" calcext:value-type="float">
            <text:p>3517</text:p>
          </table:table-cell>
          <table:table-cell table:formula="of:=([.O487]-13)/([.O487]+13)" office:value-type="float" office:value="0.992634560906516" calcext:value-type="float">
            <text:p>0.992634560906516</text:p>
          </table:table-cell>
          <table:table-cell table:formula="of:=LOG([.O487])" office:value-type="float" office:value="3.54617236831694" calcext:value-type="float">
            <text:p>3.54617236831694</text:p>
          </table:table-cell>
          <table:table-cell table:number-columns-repeated="1004"/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MOD([.A488];[.$O$2])" office:value-type="float" office:value="5" calcext:value-type="float">
            <text:p>5</text:p>
          </table:table-cell>
          <table:table-cell table:formula="of:=MOD([.A488];64)" office:value-type="float" office:value="38" calcext:value-type="float">
            <text:p>38</text:p>
          </table:table-cell>
          <table:table-cell table:number-columns-repeated="11"/>
          <table:table-cell office:value-type="float" office:value="3527" calcext:value-type="float">
            <text:p>3527</text:p>
          </table:table-cell>
          <table:table-cell table:formula="of:=([.O488]-13)/([.O488]+13)" office:value-type="float" office:value="0.992655367231638" calcext:value-type="float">
            <text:p>0.992655367231638</text:p>
          </table:table-cell>
          <table:table-cell table:formula="of:=LOG([.O488])" office:value-type="float" office:value="3.54740545966749" calcext:value-type="float">
            <text:p>3.54740545966749</text:p>
          </table:table-cell>
          <table:table-cell table:number-columns-repeated="1004"/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MOD([.A489];[.$O$2])" office:value-type="float" office:value="6" calcext:value-type="float">
            <text:p>6</text:p>
          </table:table-cell>
          <table:table-cell table:formula="of:=MOD([.A489];64)" office:value-type="float" office:value="39" calcext:value-type="float">
            <text:p>39</text:p>
          </table:table-cell>
          <table:table-cell table:number-columns-repeated="11"/>
          <table:table-cell office:value-type="float" office:value="3529" calcext:value-type="float">
            <text:p>3529</text:p>
          </table:table-cell>
          <table:table-cell table:formula="of:=([.O489]-13)/([.O489]+13)" office:value-type="float" office:value="0.992659514398645" calcext:value-type="float">
            <text:p>0.992659514398645</text:p>
          </table:table-cell>
          <table:table-cell table:formula="of:=LOG([.O489])" office:value-type="float" office:value="3.54765165835997" calcext:value-type="float">
            <text:p>3.54765165835997</text:p>
          </table:table-cell>
          <table:table-cell table:number-columns-repeated="1004"/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MOD([.A490];[.$O$2])" office:value-type="float" office:value="7" calcext:value-type="float">
            <text:p>7</text:p>
          </table:table-cell>
          <table:table-cell table:formula="of:=MOD([.A490];64)" office:value-type="float" office:value="40" calcext:value-type="float">
            <text:p>40</text:p>
          </table:table-cell>
          <table:table-cell table:number-columns-repeated="11"/>
          <table:table-cell office:value-type="float" office:value="3533" calcext:value-type="float">
            <text:p>3533</text:p>
          </table:table-cell>
          <table:table-cell table:formula="of:=([.O490]-13)/([.O490]+13)" office:value-type="float" office:value="0.992667794698252" calcext:value-type="float">
            <text:p>0.992667794698252</text:p>
          </table:table-cell>
          <table:table-cell table:formula="of:=LOG([.O490])" office:value-type="float" office:value="3.54814363743484" calcext:value-type="float">
            <text:p>3.54814363743484</text:p>
          </table:table-cell>
          <table:table-cell table:number-columns-repeated="1004"/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MOD([.A491];[.$O$2])" office:value-type="float" office:value="8" calcext:value-type="float">
            <text:p>8</text:p>
          </table:table-cell>
          <table:table-cell table:formula="of:=MOD([.A491];64)" office:value-type="float" office:value="41" calcext:value-type="float">
            <text:p>41</text:p>
          </table:table-cell>
          <table:table-cell table:number-columns-repeated="11"/>
          <table:table-cell office:value-type="float" office:value="3539" calcext:value-type="float">
            <text:p>3539</text:p>
          </table:table-cell>
          <table:table-cell table:formula="of:=([.O491]-13)/([.O491]+13)" office:value-type="float" office:value="0.99268018018018" calcext:value-type="float">
            <text:p>0.99268018018018</text:p>
          </table:table-cell>
          <table:table-cell table:formula="of:=LOG([.O491])" office:value-type="float" office:value="3.54888056263751" calcext:value-type="float">
            <text:p>3.54888056263751</text:p>
          </table:table-cell>
          <table:table-cell table:number-columns-repeated="1004"/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MOD([.A492];[.$O$2])" office:value-type="float" office:value="9" calcext:value-type="float">
            <text:p>9</text:p>
          </table:table-cell>
          <table:table-cell table:formula="of:=MOD([.A492];64)" office:value-type="float" office:value="42" calcext:value-type="float">
            <text:p>42</text:p>
          </table:table-cell>
          <table:table-cell table:number-columns-repeated="11"/>
          <table:table-cell office:value-type="float" office:value="3541" calcext:value-type="float">
            <text:p>3541</text:p>
          </table:table-cell>
          <table:table-cell table:formula="of:=([.O492]-13)/([.O492]+13)" office:value-type="float" office:value="0.992684299380979" calcext:value-type="float">
            <text:p>0.992684299380979</text:p>
          </table:table-cell>
          <table:table-cell table:formula="of:=LOG([.O492])" office:value-type="float" office:value="3.54912592675811" calcext:value-type="float">
            <text:p>3.54912592675811</text:p>
          </table:table-cell>
          <table:table-cell table:number-columns-repeated="1004"/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MOD([.A493];[.$O$2])" office:value-type="float" office:value="10" calcext:value-type="float">
            <text:p>10</text:p>
          </table:table-cell>
          <table:table-cell table:formula="of:=MOD([.A493];64)" office:value-type="float" office:value="43" calcext:value-type="float">
            <text:p>43</text:p>
          </table:table-cell>
          <table:table-cell table:number-columns-repeated="11"/>
          <table:table-cell office:value-type="float" office:value="3547" calcext:value-type="float">
            <text:p>3547</text:p>
          </table:table-cell>
          <table:table-cell table:formula="of:=([.O493]-13)/([.O493]+13)" office:value-type="float" office:value="0.992696629213483" calcext:value-type="float">
            <text:p>0.992696629213483</text:p>
          </table:table-cell>
          <table:table-cell table:formula="of:=LOG([.O493])" office:value-type="float" office:value="3.54986118847194" calcext:value-type="float">
            <text:p>3.54986118847194</text:p>
          </table:table-cell>
          <table:table-cell table:number-columns-repeated="1004"/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MOD([.A494];[.$O$2])" office:value-type="float" office:value="11" calcext:value-type="float">
            <text:p>11</text:p>
          </table:table-cell>
          <table:table-cell table:formula="of:=MOD([.A494];64)" office:value-type="float" office:value="44" calcext:value-type="float">
            <text:p>44</text:p>
          </table:table-cell>
          <table:table-cell table:number-columns-repeated="11"/>
          <table:table-cell office:value-type="float" office:value="3557" calcext:value-type="float">
            <text:p>3557</text:p>
          </table:table-cell>
          <table:table-cell table:formula="of:=([.O494]-13)/([.O494]+13)" office:value-type="float" office:value="0.992717086834734" calcext:value-type="float">
            <text:p>0.992717086834734</text:p>
          </table:table-cell>
          <table:table-cell table:formula="of:=LOG([.O494])" office:value-type="float" office:value="3.55108386518578" calcext:value-type="float">
            <text:p>3.55108386518578</text:p>
          </table:table-cell>
          <table:table-cell table:number-columns-repeated="1004"/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MOD([.A495];[.$O$2])" office:value-type="float" office:value="12" calcext:value-type="float">
            <text:p>12</text:p>
          </table:table-cell>
          <table:table-cell table:formula="of:=MOD([.A495];64)" office:value-type="float" office:value="45" calcext:value-type="float">
            <text:p>45</text:p>
          </table:table-cell>
          <table:table-cell table:number-columns-repeated="11"/>
          <table:table-cell office:value-type="float" office:value="3559" calcext:value-type="float">
            <text:p>3559</text:p>
          </table:table-cell>
          <table:table-cell table:formula="of:=([.O495]-13)/([.O495]+13)" office:value-type="float" office:value="0.992721164613662" calcext:value-type="float">
            <text:p>0.992721164613662</text:p>
          </table:table-cell>
          <table:table-cell table:formula="of:=LOG([.O495])" office:value-type="float" office:value="3.55132798800385" calcext:value-type="float">
            <text:p>3.55132798800385</text:p>
          </table:table-cell>
          <table:table-cell table:number-columns-repeated="1004"/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MOD([.A496];[.$O$2])" office:value-type="float" office:value="0" calcext:value-type="float">
            <text:p>0</text:p>
          </table:table-cell>
          <table:table-cell table:formula="of:=MOD([.A496];64)" office:value-type="float" office:value="46" calcext:value-type="float">
            <text:p>46</text:p>
          </table:table-cell>
          <table:table-cell table:number-columns-repeated="11"/>
          <table:table-cell office:value-type="float" office:value="3571" calcext:value-type="float">
            <text:p>3571</text:p>
          </table:table-cell>
          <table:table-cell table:formula="of:=([.O496]-13)/([.O496]+13)" office:value-type="float" office:value="0.992745535714286" calcext:value-type="float">
            <text:p>0.992745535714286</text:p>
          </table:table-cell>
          <table:table-cell table:formula="of:=LOG([.O496])" office:value-type="float" office:value="3.55278985019278" calcext:value-type="float">
            <text:p>3.55278985019278</text:p>
          </table:table-cell>
          <table:table-cell table:number-columns-repeated="1004"/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MOD([.A497];[.$O$2])" office:value-type="float" office:value="1" calcext:value-type="float">
            <text:p>1</text:p>
          </table:table-cell>
          <table:table-cell table:formula="of:=MOD([.A497];64)" office:value-type="float" office:value="47" calcext:value-type="float">
            <text:p>47</text:p>
          </table:table-cell>
          <table:table-cell table:number-columns-repeated="11"/>
          <table:table-cell office:value-type="float" office:value="3581" calcext:value-type="float">
            <text:p>3581</text:p>
          </table:table-cell>
          <table:table-cell table:formula="of:=([.O497]-13)/([.O497]+13)" office:value-type="float" office:value="0.99276572064552" calcext:value-type="float">
            <text:p>0.99276572064552</text:p>
          </table:table-cell>
          <table:table-cell table:formula="of:=LOG([.O497])" office:value-type="float" office:value="3.5540043210119" calcext:value-type="float">
            <text:p>3.5540043210119</text:p>
          </table:table-cell>
          <table:table-cell table:number-columns-repeated="1004"/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MOD([.A498];[.$O$2])" office:value-type="float" office:value="2" calcext:value-type="float">
            <text:p>2</text:p>
          </table:table-cell>
          <table:table-cell table:formula="of:=MOD([.A498];64)" office:value-type="float" office:value="48" calcext:value-type="float">
            <text:p>48</text:p>
          </table:table-cell>
          <table:table-cell table:number-columns-repeated="11"/>
          <table:table-cell office:value-type="float" office:value="3583" calcext:value-type="float">
            <text:p>3583</text:p>
          </table:table-cell>
          <table:table-cell table:formula="of:=([.O498]-13)/([.O498]+13)" office:value-type="float" office:value="0.992769744160178" calcext:value-type="float">
            <text:p>0.992769744160178</text:p>
          </table:table-cell>
          <table:table-cell table:formula="of:=LOG([.O498])" office:value-type="float" office:value="3.55424680816611" calcext:value-type="float">
            <text:p>3.55424680816611</text:p>
          </table:table-cell>
          <table:table-cell table:number-columns-repeated="1004"/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MOD([.A499];[.$O$2])" office:value-type="float" office:value="3" calcext:value-type="float">
            <text:p>3</text:p>
          </table:table-cell>
          <table:table-cell table:formula="of:=MOD([.A499];64)" office:value-type="float" office:value="49" calcext:value-type="float">
            <text:p>49</text:p>
          </table:table-cell>
          <table:table-cell table:number-columns-repeated="11"/>
          <table:table-cell office:value-type="float" office:value="3593" calcext:value-type="float">
            <text:p>3593</text:p>
          </table:table-cell>
          <table:table-cell table:formula="of:=([.O499]-13)/([.O499]+13)" office:value-type="float" office:value="0.992789794786467" calcext:value-type="float">
            <text:p>0.992789794786467</text:p>
          </table:table-cell>
          <table:table-cell table:formula="of:=LOG([.O499])" office:value-type="float" office:value="3.55545721720465" calcext:value-type="float">
            <text:p>3.55545721720465</text:p>
          </table:table-cell>
          <table:table-cell table:number-columns-repeated="1004"/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MOD([.A500];[.$O$2])" office:value-type="float" office:value="4" calcext:value-type="float">
            <text:p>4</text:p>
          </table:table-cell>
          <table:table-cell table:formula="of:=MOD([.A500];64)" office:value-type="float" office:value="50" calcext:value-type="float">
            <text:p>50</text:p>
          </table:table-cell>
          <table:table-cell table:number-columns-repeated="11"/>
          <table:table-cell office:value-type="float" office:value="3607" calcext:value-type="float">
            <text:p>3607</text:p>
          </table:table-cell>
          <table:table-cell table:formula="of:=([.O500]-13)/([.O500]+13)" office:value-type="float" office:value="0.992817679558011" calcext:value-type="float">
            <text:p>0.992817679558011</text:p>
          </table:table-cell>
          <table:table-cell table:formula="of:=LOG([.O500])" office:value-type="float" office:value="3.55714614231836" calcext:value-type="float">
            <text:p>3.55714614231836</text:p>
          </table:table-cell>
          <table:table-cell table:number-columns-repeated="1004"/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MOD([.A501];[.$O$2])" office:value-type="float" office:value="5" calcext:value-type="float">
            <text:p>5</text:p>
          </table:table-cell>
          <table:table-cell table:formula="of:=MOD([.A501];64)" office:value-type="float" office:value="51" calcext:value-type="float">
            <text:p>51</text:p>
          </table:table-cell>
          <table:table-cell table:number-columns-repeated="11"/>
          <table:table-cell office:value-type="float" office:value="3613" calcext:value-type="float">
            <text:p>3613</text:p>
          </table:table-cell>
          <table:table-cell table:formula="of:=([.O501]-13)/([.O501]+13)" office:value-type="float" office:value="0.992829564258136" calcext:value-type="float">
            <text:p>0.992829564258136</text:p>
          </table:table-cell>
          <table:table-cell table:formula="of:=LOG([.O501])" office:value-type="float" office:value="3.55786796156802" calcext:value-type="float">
            <text:p>3.55786796156802</text:p>
          </table:table-cell>
          <table:table-cell table:number-columns-repeated="1004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MOD([.A502];[.$O$2])" office:value-type="float" office:value="6" calcext:value-type="float">
            <text:p>6</text:p>
          </table:table-cell>
          <table:table-cell table:formula="of:=MOD([.A502];64)" office:value-type="float" office:value="52" calcext:value-type="float">
            <text:p>52</text:p>
          </table:table-cell>
          <table:table-cell table:number-columns-repeated="11"/>
          <table:table-cell office:value-type="float" office:value="3617" calcext:value-type="float">
            <text:p>3617</text:p>
          </table:table-cell>
          <table:table-cell table:formula="of:=([.O502]-13)/([.O502]+13)" office:value-type="float" office:value="0.992837465564738" calcext:value-type="float">
            <text:p>0.992837465564738</text:p>
          </table:table-cell>
          <table:table-cell table:formula="of:=LOG([.O502])" office:value-type="float" office:value="3.55834850876162" calcext:value-type="float">
            <text:p>3.55834850876162</text:p>
          </table:table-cell>
          <table:table-cell table:number-columns-repeated="1004"/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MOD([.A503];[.$O$2])" office:value-type="float" office:value="7" calcext:value-type="float">
            <text:p>7</text:p>
          </table:table-cell>
          <table:table-cell table:formula="of:=MOD([.A503];64)" office:value-type="float" office:value="53" calcext:value-type="float">
            <text:p>53</text:p>
          </table:table-cell>
          <table:table-cell table:number-columns-repeated="11"/>
          <table:table-cell office:value-type="float" office:value="3623" calcext:value-type="float">
            <text:p>3623</text:p>
          </table:table-cell>
          <table:table-cell table:formula="of:=([.O503]-13)/([.O503]+13)" office:value-type="float" office:value="0.992849284928493" calcext:value-type="float">
            <text:p>0.992849284928493</text:p>
          </table:table-cell>
          <table:table-cell table:formula="of:=LOG([.O503])" office:value-type="float" office:value="3.55906833403454" calcext:value-type="float">
            <text:p>3.55906833403454</text:p>
          </table:table-cell>
          <table:table-cell table:number-columns-repeated="1004"/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MOD([.A504];[.$O$2])" office:value-type="float" office:value="8" calcext:value-type="float">
            <text:p>8</text:p>
          </table:table-cell>
          <table:table-cell table:formula="of:=MOD([.A504];64)" office:value-type="float" office:value="54" calcext:value-type="float">
            <text:p>54</text:p>
          </table:table-cell>
          <table:table-cell table:number-columns-repeated="11"/>
          <table:table-cell office:value-type="float" office:value="3631" calcext:value-type="float">
            <text:p>3631</text:p>
          </table:table-cell>
          <table:table-cell table:formula="of:=([.O504]-13)/([.O504]+13)" office:value-type="float" office:value="0.992864983534577" calcext:value-type="float">
            <text:p>0.992864983534577</text:p>
          </table:table-cell>
          <table:table-cell table:formula="of:=LOG([.O504])" office:value-type="float" office:value="3.56002624891289" calcext:value-type="float">
            <text:p>3.56002624891289</text:p>
          </table:table-cell>
          <table:table-cell table:number-columns-repeated="1004"/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MOD([.A505];[.$O$2])" office:value-type="float" office:value="9" calcext:value-type="float">
            <text:p>9</text:p>
          </table:table-cell>
          <table:table-cell table:formula="of:=MOD([.A505];64)" office:value-type="float" office:value="55" calcext:value-type="float">
            <text:p>55</text:p>
          </table:table-cell>
          <table:table-cell table:number-columns-repeated="11"/>
          <table:table-cell office:value-type="float" office:value="3637" calcext:value-type="float">
            <text:p>3637</text:p>
          </table:table-cell>
          <table:table-cell table:formula="of:=([.O505]-13)/([.O505]+13)" office:value-type="float" office:value="0.992876712328767" calcext:value-type="float">
            <text:p>0.992876712328767</text:p>
          </table:table-cell>
          <table:table-cell table:formula="of:=LOG([.O505])" office:value-type="float" office:value="3.56074330105471" calcext:value-type="float">
            <text:p>3.56074330105471</text:p>
          </table:table-cell>
          <table:table-cell table:number-columns-repeated="1004"/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MOD([.A506];[.$O$2])" office:value-type="float" office:value="10" calcext:value-type="float">
            <text:p>10</text:p>
          </table:table-cell>
          <table:table-cell table:formula="of:=MOD([.A506];64)" office:value-type="float" office:value="56" calcext:value-type="float">
            <text:p>56</text:p>
          </table:table-cell>
          <table:table-cell table:number-columns-repeated="11"/>
          <table:table-cell office:value-type="float" office:value="3643" calcext:value-type="float">
            <text:p>3643</text:p>
          </table:table-cell>
          <table:table-cell table:formula="of:=([.O506]-13)/([.O506]+13)" office:value-type="float" office:value="0.99288840262582" calcext:value-type="float">
            <text:p>0.99288840262582</text:p>
          </table:table-cell>
          <table:table-cell table:formula="of:=LOG([.O506])" office:value-type="float" office:value="3.56145917124192" calcext:value-type="float">
            <text:p>3.56145917124192</text:p>
          </table:table-cell>
          <table:table-cell table:number-columns-repeated="1004"/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MOD([.A507];[.$O$2])" office:value-type="float" office:value="11" calcext:value-type="float">
            <text:p>11</text:p>
          </table:table-cell>
          <table:table-cell table:formula="of:=MOD([.A507];64)" office:value-type="float" office:value="57" calcext:value-type="float">
            <text:p>57</text:p>
          </table:table-cell>
          <table:table-cell table:number-columns-repeated="11"/>
          <table:table-cell office:value-type="float" office:value="3659" calcext:value-type="float">
            <text:p>3659</text:p>
          </table:table-cell>
          <table:table-cell table:formula="of:=([.O507]-13)/([.O507]+13)" office:value-type="float" office:value="0.992919389978214" calcext:value-type="float">
            <text:p>0.992919389978214</text:p>
          </table:table-cell>
          <table:table-cell table:formula="of:=LOG([.O507])" office:value-type="float" office:value="3.56336240948661" calcext:value-type="float">
            <text:p>3.56336240948661</text:p>
          </table:table-cell>
          <table:table-cell table:number-columns-repeated="1004"/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MOD([.A508];[.$O$2])" office:value-type="float" office:value="12" calcext:value-type="float">
            <text:p>12</text:p>
          </table:table-cell>
          <table:table-cell table:formula="of:=MOD([.A508];64)" office:value-type="float" office:value="58" calcext:value-type="float">
            <text:p>58</text:p>
          </table:table-cell>
          <table:table-cell table:number-columns-repeated="11"/>
          <table:table-cell office:value-type="float" office:value="3671" calcext:value-type="float">
            <text:p>3671</text:p>
          </table:table-cell>
          <table:table-cell table:formula="of:=([.O508]-13)/([.O508]+13)" office:value-type="float" office:value="0.992942453854506" calcext:value-type="float">
            <text:p>0.992942453854506</text:p>
          </table:table-cell>
          <table:table-cell table:formula="of:=LOG([.O508])" office:value-type="float" office:value="3.56478438450399" calcext:value-type="float">
            <text:p>3.56478438450399</text:p>
          </table:table-cell>
          <table:table-cell table:number-columns-repeated="1004"/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MOD([.A509];[.$O$2])" office:value-type="float" office:value="0" calcext:value-type="float">
            <text:p>0</text:p>
          </table:table-cell>
          <table:table-cell table:formula="of:=MOD([.A509];64)" office:value-type="float" office:value="59" calcext:value-type="float">
            <text:p>59</text:p>
          </table:table-cell>
          <table:table-cell table:number-columns-repeated="11"/>
          <table:table-cell office:value-type="float" office:value="3673" calcext:value-type="float">
            <text:p>3673</text:p>
          </table:table-cell>
          <table:table-cell table:formula="of:=([.O509]-13)/([.O509]+13)" office:value-type="float" office:value="0.992946283233858" calcext:value-type="float">
            <text:p>0.992946283233858</text:p>
          </table:table-cell>
          <table:table-cell table:formula="of:=LOG([.O509])" office:value-type="float" office:value="3.56502092834529" calcext:value-type="float">
            <text:p>3.56502092834529</text:p>
          </table:table-cell>
          <table:table-cell table:number-columns-repeated="1004"/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MOD([.A510];[.$O$2])" office:value-type="float" office:value="1" calcext:value-type="float">
            <text:p>1</text:p>
          </table:table-cell>
          <table:table-cell table:formula="of:=MOD([.A510];64)" office:value-type="float" office:value="60" calcext:value-type="float">
            <text:p>60</text:p>
          </table:table-cell>
          <table:table-cell table:number-columns-repeated="11"/>
          <table:table-cell office:value-type="float" office:value="3677" calcext:value-type="float">
            <text:p>3677</text:p>
          </table:table-cell>
          <table:table-cell table:formula="of:=([.O510]-13)/([.O510]+13)" office:value-type="float" office:value="0.992953929539295" calcext:value-type="float">
            <text:p>0.992953929539295</text:p>
          </table:table-cell>
          <table:table-cell table:formula="of:=LOG([.O510])" office:value-type="float" office:value="3.56549362986886" calcext:value-type="float">
            <text:p>3.56549362986886</text:p>
          </table:table-cell>
          <table:table-cell table:number-columns-repeated="1004"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MOD([.A511];[.$O$2])" office:value-type="float" office:value="2" calcext:value-type="float">
            <text:p>2</text:p>
          </table:table-cell>
          <table:table-cell table:formula="of:=MOD([.A511];64)" office:value-type="float" office:value="61" calcext:value-type="float">
            <text:p>61</text:p>
          </table:table-cell>
          <table:table-cell table:number-columns-repeated="11"/>
          <table:table-cell office:value-type="float" office:value="3691" calcext:value-type="float">
            <text:p>3691</text:p>
          </table:table-cell>
          <table:table-cell table:formula="of:=([.O511]-13)/([.O511]+13)" office:value-type="float" office:value="0.992980561555076" calcext:value-type="float">
            <text:p>0.992980561555076</text:p>
          </table:table-cell>
          <table:table-cell table:formula="of:=LOG([.O511])" office:value-type="float" office:value="3.56714404519566" calcext:value-type="float">
            <text:p>3.56714404519566</text:p>
          </table:table-cell>
          <table:table-cell table:number-columns-repeated="1004"/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MOD([.A512];[.$O$2])" office:value-type="float" office:value="3" calcext:value-type="float">
            <text:p>3</text:p>
          </table:table-cell>
          <table:table-cell table:formula="of:=MOD([.A512];64)" office:value-type="float" office:value="62" calcext:value-type="float">
            <text:p>62</text:p>
          </table:table-cell>
          <table:table-cell table:number-columns-repeated="11"/>
          <table:table-cell office:value-type="float" office:value="3697" calcext:value-type="float">
            <text:p>3697</text:p>
          </table:table-cell>
          <table:table-cell table:formula="of:=([.O512]-13)/([.O512]+13)" office:value-type="float" office:value="0.992991913746631" calcext:value-type="float">
            <text:p>0.992991913746631</text:p>
          </table:table-cell>
          <table:table-cell table:formula="of:=LOG([.O512])" office:value-type="float" office:value="3.56784945057311" calcext:value-type="float">
            <text:p>3.56784945057311</text:p>
          </table:table-cell>
          <table:table-cell table:number-columns-repeated="1004"/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MOD([.A513];[.$O$2])" office:value-type="float" office:value="4" calcext:value-type="float">
            <text:p>4</text:p>
          </table:table-cell>
          <table:table-cell table:formula="of:=MOD([.A513];64)" office:value-type="float" office:value="63" calcext:value-type="float">
            <text:p>63</text:p>
          </table:table-cell>
          <table:table-cell table:number-columns-repeated="11"/>
          <table:table-cell office:value-type="float" office:value="3701" calcext:value-type="float">
            <text:p>3701</text:p>
          </table:table-cell>
          <table:table-cell table:formula="of:=([.O513]-13)/([.O513]+13)" office:value-type="float" office:value="0.992999461497038" calcext:value-type="float">
            <text:p>0.992999461497038</text:p>
          </table:table-cell>
          <table:table-cell table:formula="of:=LOG([.O513])" office:value-type="float" office:value="3.56831908509511" calcext:value-type="float">
            <text:p>3.56831908509511</text:p>
          </table:table-cell>
          <table:table-cell table:number-columns-repeated="1004"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MOD([.A514];[.$O$2])" office:value-type="float" office:value="5" calcext:value-type="float">
            <text:p>5</text:p>
          </table:table-cell>
          <table:table-cell table:formula="of:=MOD([.A514];64)" office:value-type="float" office:value="0" calcext:value-type="float">
            <text:p>0</text:p>
          </table:table-cell>
          <table:table-cell table:number-columns-repeated="11"/>
          <table:table-cell office:value-type="float" office:value="3709" calcext:value-type="float">
            <text:p>3709</text:p>
          </table:table-cell>
          <table:table-cell table:formula="of:=([.O514]-13)/([.O514]+13)" office:value-type="float" office:value="0.993014508328855" calcext:value-type="float">
            <text:p>0.993014508328855</text:p>
          </table:table-cell>
          <table:table-cell table:formula="of:=LOG([.O514])" office:value-type="float" office:value="3.56925683332861" calcext:value-type="float">
            <text:p>3.56925683332861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3719" calcext:value-type="float">
            <text:p>3719</text:p>
          </table:table-cell>
          <table:table-cell table:formula="of:=([.O515]-13)/([.O515]+13)" office:value-type="float" office:value="0.993033226152197" calcext:value-type="float">
            <text:p>0.993033226152197</text:p>
          </table:table-cell>
          <table:table-cell table:formula="of:=LOG([.O515])" office:value-type="float" office:value="3.57042617835897" calcext:value-type="float">
            <text:p>3.57042617835897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3727" calcext:value-type="float">
            <text:p>3727</text:p>
          </table:table-cell>
          <table:table-cell table:formula="of:=([.O516]-13)/([.O516]+13)" office:value-type="float" office:value="0.993048128342246" calcext:value-type="float">
            <text:p>0.993048128342246</text:p>
          </table:table-cell>
          <table:table-cell table:formula="of:=LOG([.O516])" office:value-type="float" office:value="3.57135939275384" calcext:value-type="float">
            <text:p>3.57135939275384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3733" calcext:value-type="float">
            <text:p>3733</text:p>
          </table:table-cell>
          <table:table-cell table:formula="of:=([.O517]-13)/([.O517]+13)" office:value-type="float" office:value="0.993059263214095" calcext:value-type="float">
            <text:p>0.993059263214095</text:p>
          </table:table-cell>
          <table:table-cell table:formula="of:=LOG([.O517])" office:value-type="float" office:value="3.5720579899263" calcext:value-type="float">
            <text:p>3.5720579899263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3739" calcext:value-type="float">
            <text:p>3739</text:p>
          </table:table-cell>
          <table:table-cell table:formula="of:=([.O518]-13)/([.O518]+13)" office:value-type="float" office:value="0.993070362473348" calcext:value-type="float">
            <text:p>0.993070362473348</text:p>
          </table:table-cell>
          <table:table-cell table:formula="of:=LOG([.O518])" office:value-type="float" office:value="3.57275546515422" calcext:value-type="float">
            <text:p>3.57275546515422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3761" calcext:value-type="float">
            <text:p>3761</text:p>
          </table:table-cell>
          <table:table-cell table:formula="of:=([.O519]-13)/([.O519]+13)" office:value-type="float" office:value="0.99311075781664" calcext:value-type="float">
            <text:p>0.99311075781664</text:p>
          </table:table-cell>
          <table:table-cell table:formula="of:=LOG([.O519])" office:value-type="float" office:value="3.5753033334224" calcext:value-type="float">
            <text:p>3.5753033334224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3767" calcext:value-type="float">
            <text:p>3767</text:p>
          </table:table-cell>
          <table:table-cell table:formula="of:=([.O520]-13)/([.O520]+13)" office:value-type="float" office:value="0.993121693121693" calcext:value-type="float">
            <text:p>0.993121693121693</text:p>
          </table:table-cell>
          <table:table-cell table:formula="of:=LOG([.O520])" office:value-type="float" office:value="3.57599562020327" calcext:value-type="float">
            <text:p>3.57599562020327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3769" calcext:value-type="float">
            <text:p>3769</text:p>
          </table:table-cell>
          <table:table-cell table:formula="of:=([.O521]-13)/([.O521]+13)" office:value-type="float" office:value="0.993125330512956" calcext:value-type="float">
            <text:p>0.993125330512956</text:p>
          </table:table-cell>
          <table:table-cell table:formula="of:=LOG([.O521])" office:value-type="float" office:value="3.5762261374496" calcext:value-type="float">
            <text:p>3.5762261374496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3779" calcext:value-type="float">
            <text:p>3779</text:p>
          </table:table-cell>
          <table:table-cell table:formula="of:=([.O522]-13)/([.O522]+13)" office:value-type="float" office:value="0.993143459915612" calcext:value-type="float">
            <text:p>0.993143459915612</text:p>
          </table:table-cell>
          <table:table-cell table:formula="of:=LOG([.O522])" office:value-type="float" office:value="3.57737689191701" calcext:value-type="float">
            <text:p>3.57737689191701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3793" calcext:value-type="float">
            <text:p>3793</text:p>
          </table:table-cell>
          <table:table-cell table:formula="of:=([.O523]-13)/([.O523]+13)" office:value-type="float" office:value="0.993168681029953" calcext:value-type="float">
            <text:p>0.993168681029953</text:p>
          </table:table-cell>
          <table:table-cell table:formula="of:=LOG([.O523])" office:value-type="float" office:value="3.57898284270279" calcext:value-type="float">
            <text:p>3.57898284270279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3797" calcext:value-type="float">
            <text:p>3797</text:p>
          </table:table-cell>
          <table:table-cell table:formula="of:=([.O524]-13)/([.O524]+13)" office:value-type="float" office:value="0.993175853018373" calcext:value-type="float">
            <text:p>0.993175853018373</text:p>
          </table:table-cell>
          <table:table-cell table:formula="of:=LOG([.O524])" office:value-type="float" office:value="3.5794405971398" calcext:value-type="float">
            <text:p>3.5794405971398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3803" calcext:value-type="float">
            <text:p>3803</text:p>
          </table:table-cell>
          <table:table-cell table:formula="of:=([.O525]-13)/([.O525]+13)" office:value-type="float" office:value="0.993186582809224" calcext:value-type="float">
            <text:p>0.993186582809224</text:p>
          </table:table-cell>
          <table:table-cell table:formula="of:=LOG([.O525])" office:value-type="float" office:value="3.58012632541158" calcext:value-type="float">
            <text:p>3.58012632541158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3821" calcext:value-type="float">
            <text:p>3821</text:p>
          </table:table-cell>
          <table:table-cell table:formula="of:=([.O526]-13)/([.O526]+13)" office:value-type="float" office:value="0.993218570683359" calcext:value-type="float">
            <text:p>0.993218570683359</text:p>
          </table:table-cell>
          <table:table-cell table:formula="of:=LOG([.O526])" office:value-type="float" office:value="3.58217703768841" calcext:value-type="float">
            <text:p>3.58217703768841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3823" calcext:value-type="float">
            <text:p>3823</text:p>
          </table:table-cell>
          <table:table-cell table:formula="of:=([.O527]-13)/([.O527]+13)" office:value-type="float" office:value="0.993222106360792" calcext:value-type="float">
            <text:p>0.993222106360792</text:p>
          </table:table-cell>
          <table:table-cell table:formula="of:=LOG([.O527])" office:value-type="float" office:value="3.58240429801903" calcext:value-type="float">
            <text:p>3.58240429801903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3833" calcext:value-type="float">
            <text:p>3833</text:p>
          </table:table-cell>
          <table:table-cell table:formula="of:=([.O528]-13)/([.O528]+13)" office:value-type="float" office:value="0.993239729589184" calcext:value-type="float">
            <text:p>0.993239729589184</text:p>
          </table:table-cell>
          <table:table-cell table:formula="of:=LOG([.O528])" office:value-type="float" office:value="3.58353881925435" calcext:value-type="float">
            <text:p>3.58353881925435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3847" calcext:value-type="float">
            <text:p>3847</text:p>
          </table:table-cell>
          <table:table-cell table:formula="of:=([.O529]-13)/([.O529]+13)" office:value-type="float" office:value="0.993264248704663" calcext:value-type="float">
            <text:p>0.993264248704663</text:p>
          </table:table-cell>
          <table:table-cell table:formula="of:=LOG([.O529])" office:value-type="float" office:value="3.58512218630681" calcext:value-type="float">
            <text:p>3.58512218630681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3851" calcext:value-type="float">
            <text:p>3851</text:p>
          </table:table-cell>
          <table:table-cell table:formula="of:=([.O530]-13)/([.O530]+13)" office:value-type="float" office:value="0.993271221532091" calcext:value-type="float">
            <text:p>0.993271221532091</text:p>
          </table:table-cell>
          <table:table-cell table:formula="of:=LOG([.O530])" office:value-type="float" office:value="3.58557351862273" calcext:value-type="float">
            <text:p>3.58557351862273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3853" calcext:value-type="float">
            <text:p>3853</text:p>
          </table:table-cell>
          <table:table-cell table:formula="of:=([.O531]-13)/([.O531]+13)" office:value-type="float" office:value="0.99327470253492" calcext:value-type="float">
            <text:p>0.99327470253492</text:p>
          </table:table-cell>
          <table:table-cell table:formula="of:=LOG([.O531])" office:value-type="float" office:value="3.585799009013" calcext:value-type="float">
            <text:p>3.585799009013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3863" calcext:value-type="float">
            <text:p>3863</text:p>
          </table:table-cell>
          <table:table-cell table:formula="of:=([.O532]-13)/([.O532]+13)" office:value-type="float" office:value="0.993292053663571" calcext:value-type="float">
            <text:p>0.993292053663571</text:p>
          </table:table-cell>
          <table:table-cell table:formula="of:=LOG([.O532])" office:value-type="float" office:value="3.58692470814482" calcext:value-type="float">
            <text:p>3.58692470814482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3877" calcext:value-type="float">
            <text:p>3877</text:p>
          </table:table-cell>
          <table:table-cell table:formula="of:=([.O533]-13)/([.O533]+13)" office:value-type="float" office:value="0.993316195372751" calcext:value-type="float">
            <text:p>0.993316195372751</text:p>
          </table:table-cell>
          <table:table-cell table:formula="of:=LOG([.O533])" office:value-type="float" office:value="3.58849580100721" calcext:value-type="float">
            <text:p>3.58849580100721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3881" calcext:value-type="float">
            <text:p>3881</text:p>
          </table:table-cell>
          <table:table-cell table:formula="of:=([.O534]-13)/([.O534]+13)" office:value-type="float" office:value="0.993323061119671" calcext:value-type="float">
            <text:p>0.993323061119671</text:p>
          </table:table-cell>
          <table:table-cell table:formula="of:=LOG([.O534])" office:value-type="float" office:value="3.58894364274001" calcext:value-type="float">
            <text:p>3.58894364274001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3889" calcext:value-type="float">
            <text:p>3889</text:p>
          </table:table-cell>
          <table:table-cell table:formula="of:=([.O535]-13)/([.O535]+13)" office:value-type="float" office:value="0.993336750384418" calcext:value-type="float">
            <text:p>0.993336750384418</text:p>
          </table:table-cell>
          <table:table-cell table:formula="of:=LOG([.O535])" office:value-type="float" office:value="3.58983794314746" calcext:value-type="float">
            <text:p>3.58983794314746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3907" calcext:value-type="float">
            <text:p>3907</text:p>
          </table:table-cell>
          <table:table-cell table:formula="of:=([.O536]-13)/([.O536]+13)" office:value-type="float" office:value="0.993367346938775" calcext:value-type="float">
            <text:p>0.993367346938775</text:p>
          </table:table-cell>
          <table:table-cell table:formula="of:=LOG([.O536])" office:value-type="float" office:value="3.59184341122478" calcext:value-type="float">
            <text:p>3.59184341122478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3911" calcext:value-type="float">
            <text:p>3911</text:p>
          </table:table-cell>
          <table:table-cell table:formula="of:=([.O537]-13)/([.O537]+13)" office:value-type="float" office:value="0.993374108053007" calcext:value-type="float">
            <text:p>0.993374108053007</text:p>
          </table:table-cell>
          <table:table-cell table:formula="of:=LOG([.O537])" office:value-type="float" office:value="3.59228781595213" calcext:value-type="float">
            <text:p>3.59228781595213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3917" calcext:value-type="float">
            <text:p>3917</text:p>
          </table:table-cell>
          <table:table-cell table:formula="of:=([.O538]-13)/([.O538]+13)" office:value-type="float" office:value="0.993384223918575" calcext:value-type="float">
            <text:p>0.993384223918575</text:p>
          </table:table-cell>
          <table:table-cell table:formula="of:=LOG([.O538])" office:value-type="float" office:value="3.59295357154786" calcext:value-type="float">
            <text:p>3.59295357154786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3919" calcext:value-type="float">
            <text:p>3919</text:p>
          </table:table-cell>
          <table:table-cell table:formula="of:=([.O539]-13)/([.O539]+13)" office:value-type="float" office:value="0.993387589013225" calcext:value-type="float">
            <text:p>0.993387589013225</text:p>
          </table:table-cell>
          <table:table-cell table:formula="of:=LOG([.O539])" office:value-type="float" office:value="3.5931752634781" calcext:value-type="float">
            <text:p>3.5931752634781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3923" calcext:value-type="float">
            <text:p>3923</text:p>
          </table:table-cell>
          <table:table-cell table:formula="of:=([.O540]-13)/([.O540]+13)" office:value-type="float" office:value="0.993394308943089" calcext:value-type="float">
            <text:p>0.993394308943089</text:p>
          </table:table-cell>
          <table:table-cell table:formula="of:=LOG([.O540])" office:value-type="float" office:value="3.59361830812954" calcext:value-type="float">
            <text:p>3.59361830812954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3929" calcext:value-type="float">
            <text:p>3929</text:p>
          </table:table-cell>
          <table:table-cell table:formula="of:=([.O541]-13)/([.O541]+13)" office:value-type="float" office:value="0.993404363267377" calcext:value-type="float">
            <text:p>0.993404363267377</text:p>
          </table:table-cell>
          <table:table-cell table:formula="of:=LOG([.O541])" office:value-type="float" office:value="3.59428202881181" calcext:value-type="float">
            <text:p>3.59428202881181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3931" calcext:value-type="float">
            <text:p>3931</text:p>
          </table:table-cell>
          <table:table-cell table:formula="of:=([.O542]-13)/([.O542]+13)" office:value-type="float" office:value="0.993407707910751" calcext:value-type="float">
            <text:p>0.993407707910751</text:p>
          </table:table-cell>
          <table:table-cell table:formula="of:=LOG([.O542])" office:value-type="float" office:value="3.59450304382009" calcext:value-type="float">
            <text:p>3.59450304382009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3943" calcext:value-type="float">
            <text:p>3943</text:p>
          </table:table-cell>
          <table:table-cell table:formula="of:=([.O543]-13)/([.O543]+13)" office:value-type="float" office:value="0.993427704752275" calcext:value-type="float">
            <text:p>0.993427704752275</text:p>
          </table:table-cell>
          <table:table-cell table:formula="of:=LOG([.O543])" office:value-type="float" office:value="3.59582677707322" calcext:value-type="float">
            <text:p>3.59582677707322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3947" calcext:value-type="float">
            <text:p>3947</text:p>
          </table:table-cell>
          <table:table-cell table:formula="of:=([.O544]-13)/([.O544]+13)" office:value-type="float" office:value="0.993434343434343" calcext:value-type="float">
            <text:p>0.993434343434343</text:p>
          </table:table-cell>
          <table:table-cell table:formula="of:=LOG([.O544])" office:value-type="float" office:value="3.59626712639551" calcext:value-type="float">
            <text:p>3.59626712639551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3967" calcext:value-type="float">
            <text:p>3967</text:p>
          </table:table-cell>
          <table:table-cell table:formula="of:=([.O545]-13)/([.O545]+13)" office:value-type="float" office:value="0.993467336683417" calcext:value-type="float">
            <text:p>0.993467336683417</text:p>
          </table:table-cell>
          <table:table-cell table:formula="of:=LOG([.O545])" office:value-type="float" office:value="3.59846220047415" calcext:value-type="float">
            <text:p>3.59846220047415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3989" calcext:value-type="float">
            <text:p>3989</text:p>
          </table:table-cell>
          <table:table-cell table:formula="of:=([.O546]-13)/([.O546]+13)" office:value-type="float" office:value="0.993503248375812" calcext:value-type="float">
            <text:p>0.993503248375812</text:p>
          </table:table-cell>
          <table:table-cell table:formula="of:=LOG([.O546])" office:value-type="float" office:value="3.60086403630984" calcext:value-type="float">
            <text:p>3.60086403630984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4001" calcext:value-type="float">
            <text:p>4001</text:p>
          </table:table-cell>
          <table:table-cell table:formula="of:=([.O547]-13)/([.O547]+13)" office:value-type="float" office:value="0.993522670652716" calcext:value-type="float">
            <text:p>0.993522670652716</text:p>
          </table:table-cell>
          <table:table-cell table:formula="of:=LOG([.O547])" office:value-type="float" office:value="3.602168551379" calcext:value-type="float">
            <text:p>3.602168551379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4003" calcext:value-type="float">
            <text:p>4003</text:p>
          </table:table-cell>
          <table:table-cell table:formula="of:=([.O548]-13)/([.O548]+13)" office:value-type="float" office:value="0.993525896414343" calcext:value-type="float">
            <text:p>0.993525896414343</text:p>
          </table:table-cell>
          <table:table-cell table:formula="of:=LOG([.O548])" office:value-type="float" office:value="3.6023855901051" calcext:value-type="float">
            <text:p>3.6023855901051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4007" calcext:value-type="float">
            <text:p>4007</text:p>
          </table:table-cell>
          <table:table-cell table:formula="of:=([.O549]-13)/([.O549]+13)" office:value-type="float" office:value="0.993532338308458" calcext:value-type="float">
            <text:p>0.993532338308458</text:p>
          </table:table-cell>
          <table:table-cell table:formula="of:=LOG([.O549])" office:value-type="float" office:value="3.6028193424327" calcext:value-type="float">
            <text:p>3.6028193424327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4013" calcext:value-type="float">
            <text:p>4013</text:p>
          </table:table-cell>
          <table:table-cell table:formula="of:=([.O550]-13)/([.O550]+13)" office:value-type="float" office:value="0.993541977148534" calcext:value-type="float">
            <text:p>0.993541977148534</text:p>
          </table:table-cell>
          <table:table-cell table:formula="of:=LOG([.O550])" office:value-type="float" office:value="3.60346915973384" calcext:value-type="float">
            <text:p>3.60346915973384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4019" calcext:value-type="float">
            <text:p>4019</text:p>
          </table:table-cell>
          <table:table-cell table:formula="of:=([.O551]-13)/([.O551]+13)" office:value-type="float" office:value="0.993551587301587" calcext:value-type="float">
            <text:p>0.993551587301587</text:p>
          </table:table-cell>
          <table:table-cell table:formula="of:=LOG([.O551])" office:value-type="float" office:value="3.60411800619203" calcext:value-type="float">
            <text:p>3.60411800619203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4021" calcext:value-type="float">
            <text:p>4021</text:p>
          </table:table-cell>
          <table:table-cell table:formula="of:=([.O552]-13)/([.O552]+13)" office:value-type="float" office:value="0.993554784333168" calcext:value-type="float">
            <text:p>0.993554784333168</text:p>
          </table:table-cell>
          <table:table-cell table:formula="of:=LOG([.O552])" office:value-type="float" office:value="3.60433407310291" calcext:value-type="float">
            <text:p>3.60433407310291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4027" calcext:value-type="float">
            <text:p>4027</text:p>
          </table:table-cell>
          <table:table-cell table:formula="of:=([.O553]-13)/([.O553]+13)" office:value-type="float" office:value="0.993564356435643" calcext:value-type="float">
            <text:p>0.993564356435643</text:p>
          </table:table-cell>
          <table:table-cell table:formula="of:=LOG([.O553])" office:value-type="float" office:value="3.60498162960743" calcext:value-type="float">
            <text:p>3.60498162960743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4049" calcext:value-type="float">
            <text:p>4049</text:p>
          </table:table-cell>
          <table:table-cell table:formula="of:=([.O554]-13)/([.O554]+13)" office:value-type="float" office:value="0.993599212210734" calcext:value-type="float">
            <text:p>0.993599212210734</text:p>
          </table:table-cell>
          <table:table-cell table:formula="of:=LOG([.O554])" office:value-type="float" office:value="3.60734777676841" calcext:value-type="float">
            <text:p>3.60734777676841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4051" calcext:value-type="float">
            <text:p>4051</text:p>
          </table:table-cell>
          <table:table-cell table:formula="of:=([.O555]-13)/([.O555]+13)" office:value-type="float" office:value="0.993602362204724" calcext:value-type="float">
            <text:p>0.993602362204724</text:p>
          </table:table-cell>
          <table:table-cell table:formula="of:=LOG([.O555])" office:value-type="float" office:value="3.60756224318359" calcext:value-type="float">
            <text:p>3.60756224318359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4057" calcext:value-type="float">
            <text:p>4057</text:p>
          </table:table-cell>
          <table:table-cell table:formula="of:=([.O556]-13)/([.O556]+13)" office:value-type="float" office:value="0.993611793611794" calcext:value-type="float">
            <text:p>0.993611793611794</text:p>
          </table:table-cell>
          <table:table-cell table:formula="of:=LOG([.O556])" office:value-type="float" office:value="3.60820500770433" calcext:value-type="float">
            <text:p>3.60820500770433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4073" calcext:value-type="float">
            <text:p>4073</text:p>
          </table:table-cell>
          <table:table-cell table:formula="of:=([.O557]-13)/([.O557]+13)" office:value-type="float" office:value="0.993636808614782" calcext:value-type="float">
            <text:p>0.993636808614782</text:p>
          </table:table-cell>
          <table:table-cell table:formula="of:=LOG([.O557])" office:value-type="float" office:value="3.609914410086" calcext:value-type="float">
            <text:p>3.609914410086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4079" calcext:value-type="float">
            <text:p>4079</text:p>
          </table:table-cell>
          <table:table-cell table:formula="of:=([.O558]-13)/([.O558]+13)" office:value-type="float" office:value="0.993646138807429" calcext:value-type="float">
            <text:p>0.993646138807429</text:p>
          </table:table-cell>
          <table:table-cell table:formula="of:=LOG([.O558])" office:value-type="float" office:value="3.61055370531709" calcext:value-type="float">
            <text:p>3.61055370531709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4091" calcext:value-type="float">
            <text:p>4091</text:p>
          </table:table-cell>
          <table:table-cell table:formula="of:=([.O559]-13)/([.O559]+13)" office:value-type="float" office:value="0.993664717348928" calcext:value-type="float">
            <text:p>0.993664717348928</text:p>
          </table:table-cell>
          <table:table-cell table:formula="of:=LOG([.O559])" office:value-type="float" office:value="3.61182947949837" calcext:value-type="float">
            <text:p>3.61182947949837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4093" calcext:value-type="float">
            <text:p>4093</text:p>
          </table:table-cell>
          <table:table-cell table:formula="of:=([.O560]-13)/([.O560]+13)" office:value-type="float" office:value="0.993667803214808" calcext:value-type="float">
            <text:p>0.993667803214808</text:p>
          </table:table-cell>
          <table:table-cell table:formula="of:=LOG([.O560])" office:value-type="float" office:value="3.61204174464527" calcext:value-type="float">
            <text:p>3.61204174464527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4099" calcext:value-type="float">
            <text:p>4099</text:p>
          </table:table-cell>
          <table:table-cell table:formula="of:=([.O561]-13)/([.O561]+13)" office:value-type="float" office:value="0.993677042801556" calcext:value-type="float">
            <text:p>0.993677042801556</text:p>
          </table:table-cell>
          <table:table-cell table:formula="of:=LOG([.O561])" office:value-type="float" office:value="3.6126779183165" calcext:value-type="float">
            <text:p>3.6126779183165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4111" calcext:value-type="float">
            <text:p>4111</text:p>
          </table:table-cell>
          <table:table-cell table:formula="of:=([.O562]-13)/([.O562]+13)" office:value-type="float" office:value="0.993695441319108" calcext:value-type="float">
            <text:p>0.993695441319108</text:p>
          </table:table-cell>
          <table:table-cell table:formula="of:=LOG([.O562])" office:value-type="float" office:value="3.61394747678035" calcext:value-type="float">
            <text:p>3.61394747678035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4127" calcext:value-type="float">
            <text:p>4127</text:p>
          </table:table-cell>
          <table:table-cell table:formula="of:=([.O563]-13)/([.O563]+13)" office:value-type="float" office:value="0.993719806763285" calcext:value-type="float">
            <text:p>0.993719806763285</text:p>
          </table:table-cell>
          <table:table-cell table:formula="of:=LOG([.O563])" office:value-type="float" office:value="3.61563446887742" calcext:value-type="float">
            <text:p>3.61563446887742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4129" calcext:value-type="float">
            <text:p>4129</text:p>
          </table:table-cell>
          <table:table-cell table:formula="of:=([.O564]-13)/([.O564]+13)" office:value-type="float" office:value="0.993722839208112" calcext:value-type="float">
            <text:p>0.993722839208112</text:p>
          </table:table-cell>
          <table:table-cell table:formula="of:=LOG([.O564])" office:value-type="float" office:value="3.6158448828747" calcext:value-type="float">
            <text:p>3.6158448828747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4133" calcext:value-type="float">
            <text:p>4133</text:p>
          </table:table-cell>
          <table:table-cell table:formula="of:=([.O565]-13)/([.O565]+13)" office:value-type="float" office:value="0.993728895320791" calcext:value-type="float">
            <text:p>0.993728895320791</text:p>
          </table:table-cell>
          <table:table-cell table:formula="of:=LOG([.O565])" office:value-type="float" office:value="3.61626540528171" calcext:value-type="float">
            <text:p>3.61626540528171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4139" calcext:value-type="float">
            <text:p>4139</text:p>
          </table:table-cell>
          <table:table-cell table:formula="of:=([.O566]-13)/([.O566]+13)" office:value-type="float" office:value="0.99373795761079" calcext:value-type="float">
            <text:p>0.99373795761079</text:p>
          </table:table-cell>
          <table:table-cell table:formula="of:=LOG([.O566])" office:value-type="float" office:value="3.61689542640076" calcext:value-type="float">
            <text:p>3.61689542640076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4153" calcext:value-type="float">
            <text:p>4153</text:p>
          </table:table-cell>
          <table:table-cell table:formula="of:=([.O567]-13)/([.O567]+13)" office:value-type="float" office:value="0.99375900144023" calcext:value-type="float">
            <text:p>0.99375900144023</text:p>
          </table:table-cell>
          <table:table-cell table:formula="of:=LOG([.O567])" office:value-type="float" office:value="3.61836193110988" calcext:value-type="float">
            <text:p>3.61836193110988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4157" calcext:value-type="float">
            <text:p>4157</text:p>
          </table:table-cell>
          <table:table-cell table:formula="of:=([.O568]-13)/([.O568]+13)" office:value-type="float" office:value="0.993764988009592" calcext:value-type="float">
            <text:p>0.993764988009592</text:p>
          </table:table-cell>
          <table:table-cell table:formula="of:=LOG([.O568])" office:value-type="float" office:value="3.61878002450621" calcext:value-type="float">
            <text:p>3.61878002450621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4159" calcext:value-type="float">
            <text:p>4159</text:p>
          </table:table-cell>
          <table:table-cell table:formula="of:=([.O569]-13)/([.O569]+13)" office:value-type="float" office:value="0.993767976989454" calcext:value-type="float">
            <text:p>0.993767976989454</text:p>
          </table:table-cell>
          <table:table-cell table:formula="of:=LOG([.O569])" office:value-type="float" office:value="3.61898892036493" calcext:value-type="float">
            <text:p>3.61898892036493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4177" calcext:value-type="float">
            <text:p>4177</text:p>
          </table:table-cell>
          <table:table-cell table:formula="of:=([.O570]-13)/([.O570]+13)" office:value-type="float" office:value="0.993794749403341" calcext:value-type="float">
            <text:p>0.993794749403341</text:p>
          </table:table-cell>
          <table:table-cell table:formula="of:=LOG([.O570])" office:value-type="float" office:value="3.62086447526512" calcext:value-type="float">
            <text:p>3.62086447526512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4201" calcext:value-type="float">
            <text:p>4201</text:p>
          </table:table-cell>
          <table:table-cell table:formula="of:=([.O571]-13)/([.O571]+13)" office:value-type="float" office:value="0.993830090175605" calcext:value-type="float">
            <text:p>0.993830090175605</text:p>
          </table:table-cell>
          <table:table-cell table:formula="of:=LOG([.O571])" office:value-type="float" office:value="3.62335268153799" calcext:value-type="float">
            <text:p>3.62335268153799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4211" calcext:value-type="float">
            <text:p>4211</text:p>
          </table:table-cell>
          <table:table-cell table:formula="of:=([.O572]-13)/([.O572]+13)" office:value-type="float" office:value="0.993844696969697" calcext:value-type="float">
            <text:p>0.993844696969697</text:p>
          </table:table-cell>
          <table:table-cell table:formula="of:=LOG([.O572])" office:value-type="float" office:value="3.62438524142026" calcext:value-type="float">
            <text:p>3.62438524142026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4217" calcext:value-type="float">
            <text:p>4217</text:p>
          </table:table-cell>
          <table:table-cell table:formula="of:=([.O573]-13)/([.O573]+13)" office:value-type="float" office:value="0.993853427895981" calcext:value-type="float">
            <text:p>0.993853427895981</text:p>
          </table:table-cell>
          <table:table-cell table:formula="of:=LOG([.O573])" office:value-type="float" office:value="3.62500360101486" calcext:value-type="float">
            <text:p>3.62500360101486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4219" calcext:value-type="float">
            <text:p>4219</text:p>
          </table:table-cell>
          <table:table-cell table:formula="of:=([.O574]-13)/([.O574]+13)" office:value-type="float" office:value="0.993856332703214" calcext:value-type="float">
            <text:p>0.993856332703214</text:p>
          </table:table-cell>
          <table:table-cell table:formula="of:=LOG([.O574])" office:value-type="float" office:value="3.62520952538188" calcext:value-type="float">
            <text:p>3.62520952538188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4229" calcext:value-type="float">
            <text:p>4229</text:p>
          </table:table-cell>
          <table:table-cell table:formula="of:=([.O575]-13)/([.O575]+13)" office:value-type="float" office:value="0.993870815652994" calcext:value-type="float">
            <text:p>0.993870815652994</text:p>
          </table:table-cell>
          <table:table-cell table:formula="of:=LOG([.O575])" office:value-type="float" office:value="3.6262376851469" calcext:value-type="float">
            <text:p>3.6262376851469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4231" calcext:value-type="float">
            <text:p>4231</text:p>
          </table:table-cell>
          <table:table-cell table:formula="of:=([.O576]-13)/([.O576]+13)" office:value-type="float" office:value="0.99387370405278" calcext:value-type="float">
            <text:p>0.99387370405278</text:p>
          </table:table-cell>
          <table:table-cell table:formula="of:=LOG([.O576])" office:value-type="float" office:value="3.62644302533129" calcext:value-type="float">
            <text:p>3.62644302533129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4241" calcext:value-type="float">
            <text:p>4241</text:p>
          </table:table-cell>
          <table:table-cell table:formula="of:=([.O577]-13)/([.O577]+13)" office:value-type="float" office:value="0.993888105312647" calcext:value-type="float">
            <text:p>0.993888105312647</text:p>
          </table:table-cell>
          <table:table-cell table:formula="of:=LOG([.O577])" office:value-type="float" office:value="3.62746827245971" calcext:value-type="float">
            <text:p>3.62746827245971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4243" calcext:value-type="float">
            <text:p>4243</text:p>
          </table:table-cell>
          <table:table-cell table:formula="of:=([.O578]-13)/([.O578]+13)" office:value-type="float" office:value="0.993890977443609" calcext:value-type="float">
            <text:p>0.993890977443609</text:p>
          </table:table-cell>
          <table:table-cell table:formula="of:=LOG([.O578])" office:value-type="float" office:value="3.62767303176662" calcext:value-type="float">
            <text:p>3.62767303176662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4253" calcext:value-type="float">
            <text:p>4253</text:p>
          </table:table-cell>
          <table:table-cell table:formula="of:=([.O579]-13)/([.O579]+13)" office:value-type="float" office:value="0.993905297702766" calcext:value-type="float">
            <text:p>0.993905297702766</text:p>
          </table:table-cell>
          <table:table-cell table:formula="of:=LOG([.O579])" office:value-type="float" office:value="3.62869538271402" calcext:value-type="float">
            <text:p>3.62869538271402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4259" calcext:value-type="float">
            <text:p>4259</text:p>
          </table:table-cell>
          <table:table-cell table:formula="of:=([.O580]-13)/([.O580]+13)" office:value-type="float" office:value="0.993913857677903" calcext:value-type="float">
            <text:p>0.993913857677903</text:p>
          </table:table-cell>
          <table:table-cell table:formula="of:=LOG([.O580])" office:value-type="float" office:value="3.62930764007375" calcext:value-type="float">
            <text:p>3.62930764007375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4261" calcext:value-type="float">
            <text:p>4261</text:p>
          </table:table-cell>
          <table:table-cell table:formula="of:=([.O581]-13)/([.O581]+13)" office:value-type="float" office:value="0.993916705662143" calcext:value-type="float">
            <text:p>0.993916705662143</text:p>
          </table:table-cell>
          <table:table-cell table:formula="of:=LOG([.O581])" office:value-type="float" office:value="3.62951153420045" calcext:value-type="float">
            <text:p>3.62951153420045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4271" calcext:value-type="float">
            <text:p>4271</text:p>
          </table:table-cell>
          <table:table-cell table:formula="of:=([.O582]-13)/([.O582]+13)" office:value-type="float" office:value="0.993930905695612" calcext:value-type="float">
            <text:p>0.993930905695612</text:p>
          </table:table-cell>
          <table:table-cell table:formula="of:=LOG([.O582])" office:value-type="float" office:value="3.63052957142682" calcext:value-type="float">
            <text:p>3.63052957142682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4273" calcext:value-type="float">
            <text:p>4273</text:p>
          </table:table-cell>
          <table:table-cell table:formula="of:=([.O583]-13)/([.O583]+13)" office:value-type="float" office:value="0.993933737750817" calcext:value-type="float">
            <text:p>0.993933737750817</text:p>
          </table:table-cell>
          <table:table-cell table:formula="of:=LOG([.O583])" office:value-type="float" office:value="3.6307328928172" calcext:value-type="float">
            <text:p>3.6307328928172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4283" calcext:value-type="float">
            <text:p>4283</text:p>
          </table:table-cell>
          <table:table-cell table:formula="of:=([.O584]-13)/([.O584]+13)" office:value-type="float" office:value="0.993947858472998" calcext:value-type="float">
            <text:p>0.993947858472998</text:p>
          </table:table-cell>
          <table:table-cell table:formula="of:=LOG([.O584])" office:value-type="float" office:value="3.63174807439657" calcext:value-type="float">
            <text:p>3.63174807439657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4289" calcext:value-type="float">
            <text:p>4289</text:p>
          </table:table-cell>
          <table:table-cell table:formula="of:=([.O585]-13)/([.O585]+13)" office:value-type="float" office:value="0.99395629939563" calcext:value-type="float">
            <text:p>0.99395629939563</text:p>
          </table:table-cell>
          <table:table-cell table:formula="of:=LOG([.O585])" office:value-type="float" office:value="3.63235604623907" calcext:value-type="float">
            <text:p>3.63235604623907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4297" calcext:value-type="float">
            <text:p>4297</text:p>
          </table:table-cell>
          <table:table-cell table:formula="of:=([.O586]-13)/([.O586]+13)" office:value-type="float" office:value="0.993967517401392" calcext:value-type="float">
            <text:p>0.993967517401392</text:p>
          </table:table-cell>
          <table:table-cell table:formula="of:=LOG([.O586])" office:value-type="float" office:value="3.6331653536839" calcext:value-type="float">
            <text:p>3.6331653536839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4327" calcext:value-type="float">
            <text:p>4327</text:p>
          </table:table-cell>
          <table:table-cell table:formula="of:=([.O587]-13)/([.O587]+13)" office:value-type="float" office:value="0.994009216589862" calcext:value-type="float">
            <text:p>0.994009216589862</text:p>
          </table:table-cell>
          <table:table-cell table:formula="of:=LOG([.O587])" office:value-type="float" office:value="3.63618689519872" calcext:value-type="float">
            <text:p>3.63618689519872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4337" calcext:value-type="float">
            <text:p>4337</text:p>
          </table:table-cell>
          <table:table-cell table:formula="of:=([.O588]-13)/([.O588]+13)" office:value-type="float" office:value="0.994022988505747" calcext:value-type="float">
            <text:p>0.994022988505747</text:p>
          </table:table-cell>
          <table:table-cell table:formula="of:=LOG([.O588])" office:value-type="float" office:value="3.63718942214876" calcext:value-type="float">
            <text:p>3.63718942214876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4339" calcext:value-type="float">
            <text:p>4339</text:p>
          </table:table-cell>
          <table:table-cell table:formula="of:=([.O589]-13)/([.O589]+13)" office:value-type="float" office:value="0.994025735294118" calcext:value-type="float">
            <text:p>0.994025735294118</text:p>
          </table:table-cell>
          <table:table-cell table:formula="of:=LOG([.O589])" office:value-type="float" office:value="3.63738965012921" calcext:value-type="float">
            <text:p>3.63738965012921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4349" calcext:value-type="float">
            <text:p>4349</text:p>
          </table:table-cell>
          <table:table-cell table:formula="of:=([.O590]-13)/([.O590]+13)" office:value-type="float" office:value="0.994039431453462" calcext:value-type="float">
            <text:p>0.994039431453462</text:p>
          </table:table-cell>
          <table:table-cell table:formula="of:=LOG([.O590])" office:value-type="float" office:value="3.63838940766534" calcext:value-type="float">
            <text:p>3.63838940766534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4357" calcext:value-type="float">
            <text:p>4357</text:p>
          </table:table-cell>
          <table:table-cell table:formula="of:=([.O591]-13)/([.O591]+13)" office:value-type="float" office:value="0.994050343249428" calcext:value-type="float">
            <text:p>0.994050343249428</text:p>
          </table:table-cell>
          <table:table-cell table:formula="of:=LOG([.O591])" office:value-type="float" office:value="3.63918755993575" calcext:value-type="float">
            <text:p>3.63918755993575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4363" calcext:value-type="float">
            <text:p>4363</text:p>
          </table:table-cell>
          <table:table-cell table:formula="of:=([.O592]-13)/([.O592]+13)" office:value-type="float" office:value="0.994058500914077" calcext:value-type="float">
            <text:p>0.994058500914077</text:p>
          </table:table-cell>
          <table:table-cell table:formula="of:=LOG([.O592])" office:value-type="float" office:value="3.63978521298682" calcext:value-type="float">
            <text:p>3.63978521298682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4373" calcext:value-type="float">
            <text:p>4373</text:p>
          </table:table-cell>
          <table:table-cell table:formula="of:=([.O593]-13)/([.O593]+13)" office:value-type="float" office:value="0.994072047423621" calcext:value-type="float">
            <text:p>0.994072047423621</text:p>
          </table:table-cell>
          <table:table-cell table:formula="of:=LOG([.O593])" office:value-type="float" office:value="3.64077947734486" calcext:value-type="float">
            <text:p>3.64077947734486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4391" calcext:value-type="float">
            <text:p>4391</text:p>
          </table:table-cell>
          <table:table-cell table:formula="of:=([.O594]-13)/([.O594]+13)" office:value-type="float" office:value="0.994096276112625" calcext:value-type="float">
            <text:p>0.994096276112625</text:p>
          </table:table-cell>
          <table:table-cell table:formula="of:=LOG([.O594])" office:value-type="float" office:value="3.64256343710439" calcext:value-type="float">
            <text:p>3.64256343710439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4397" calcext:value-type="float">
            <text:p>4397</text:p>
          </table:table-cell>
          <table:table-cell table:formula="of:=([.O595]-13)/([.O595]+13)" office:value-type="float" office:value="0.994104308390023" calcext:value-type="float">
            <text:p>0.994104308390023</text:p>
          </table:table-cell>
          <table:table-cell table:formula="of:=LOG([.O595])" office:value-type="float" office:value="3.64315646561971" calcext:value-type="float">
            <text:p>3.64315646561971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4409" calcext:value-type="float">
            <text:p>4409</text:p>
          </table:table-cell>
          <table:table-cell table:formula="of:=([.O596]-13)/([.O596]+13)" office:value-type="float" office:value="0.994120307553143" calcext:value-type="float">
            <text:p>0.994120307553143</text:p>
          </table:table-cell>
          <table:table-cell table:formula="of:=LOG([.O596])" office:value-type="float" office:value="3.64434009882632" calcext:value-type="float">
            <text:p>3.64434009882632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4421" calcext:value-type="float">
            <text:p>4421</text:p>
          </table:table-cell>
          <table:table-cell table:formula="of:=([.O597]-13)/([.O597]+13)" office:value-type="float" office:value="0.994136220117276" calcext:value-type="float">
            <text:p>0.994136220117276</text:p>
          </table:table-cell>
          <table:table-cell table:formula="of:=LOG([.O597])" office:value-type="float" office:value="3.64552051490587" calcext:value-type="float">
            <text:p>3.64552051490587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4423" calcext:value-type="float">
            <text:p>4423</text:p>
          </table:table-cell>
          <table:table-cell table:formula="of:=([.O598]-13)/([.O598]+13)" office:value-type="float" office:value="0.994138863841298" calcext:value-type="float">
            <text:p>0.994138863841298</text:p>
          </table:table-cell>
          <table:table-cell table:formula="of:=LOG([.O598])" office:value-type="float" office:value="3.6457169393696" calcext:value-type="float">
            <text:p>3.6457169393696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4441" calcext:value-type="float">
            <text:p>4441</text:p>
          </table:table-cell>
          <table:table-cell table:formula="of:=([.O599]-13)/([.O599]+13)" office:value-type="float" office:value="0.99416255051639" calcext:value-type="float">
            <text:p>0.99416255051639</text:p>
          </table:table-cell>
          <table:table-cell table:formula="of:=LOG([.O599])" office:value-type="float" office:value="3.64748077317368" calcext:value-type="float">
            <text:p>3.64748077317368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4447" calcext:value-type="float">
            <text:p>4447</text:p>
          </table:table-cell>
          <table:table-cell table:formula="of:=([.O600]-13)/([.O600]+13)" office:value-type="float" office:value="0.994170403587444" calcext:value-type="float">
            <text:p>0.994170403587444</text:p>
          </table:table-cell>
          <table:table-cell table:formula="of:=LOG([.O600])" office:value-type="float" office:value="3.64806712944893" calcext:value-type="float">
            <text:p>3.64806712944893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4451" calcext:value-type="float">
            <text:p>4451</text:p>
          </table:table-cell>
          <table:table-cell table:formula="of:=([.O601]-13)/([.O601]+13)" office:value-type="float" office:value="0.994175627240143" calcext:value-type="float">
            <text:p>0.994175627240143</text:p>
          </table:table-cell>
          <table:table-cell table:formula="of:=LOG([.O601])" office:value-type="float" office:value="3.64845759428252" calcext:value-type="float">
            <text:p>3.64845759428252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4457" calcext:value-type="float">
            <text:p>4457</text:p>
          </table:table-cell>
          <table:table-cell table:formula="of:=([.O602]-13)/([.O602]+13)" office:value-type="float" office:value="0.994183445190157" calcext:value-type="float">
            <text:p>0.994183445190157</text:p>
          </table:table-cell>
          <table:table-cell table:formula="of:=LOG([.O602])" office:value-type="float" office:value="3.64904263408618" calcext:value-type="float">
            <text:p>3.64904263408618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4463" calcext:value-type="float">
            <text:p>4463</text:p>
          </table:table-cell>
          <table:table-cell table:formula="of:=([.O603]-13)/([.O603]+13)" office:value-type="float" office:value="0.994191242180518" calcext:value-type="float">
            <text:p>0.994191242180518</text:p>
          </table:table-cell>
          <table:table-cell table:formula="of:=LOG([.O603])" office:value-type="float" office:value="3.64962688684053" calcext:value-type="float">
            <text:p>3.64962688684053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4481" calcext:value-type="float">
            <text:p>4481</text:p>
          </table:table-cell>
          <table:table-cell table:formula="of:=([.O604]-13)/([.O604]+13)" office:value-type="float" office:value="0.9942145082332" calcext:value-type="float">
            <text:p>0.9942145082332</text:p>
          </table:table-cell>
          <table:table-cell table:formula="of:=LOG([.O604])" office:value-type="float" office:value="3.65137494391304" calcext:value-type="float">
            <text:p>3.65137494391304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4483" calcext:value-type="float">
            <text:p>4483</text:p>
          </table:table-cell>
          <table:table-cell table:formula="of:=([.O605]-13)/([.O605]+13)" office:value-type="float" office:value="0.994217081850534" calcext:value-type="float">
            <text:p>0.994217081850534</text:p>
          </table:table-cell>
          <table:table-cell table:formula="of:=LOG([.O605])" office:value-type="float" office:value="3.65156873886579" calcext:value-type="float">
            <text:p>3.65156873886579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4493" calcext:value-type="float">
            <text:p>4493</text:p>
          </table:table-cell>
          <table:table-cell table:formula="of:=([.O606]-13)/([.O606]+13)" office:value-type="float" office:value="0.994229915667998" calcext:value-type="float">
            <text:p>0.994229915667998</text:p>
          </table:table-cell>
          <table:table-cell table:formula="of:=LOG([.O606])" office:value-type="float" office:value="3.65253641859303" calcext:value-type="float">
            <text:p>3.65253641859303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4507" calcext:value-type="float">
            <text:p>4507</text:p>
          </table:table-cell>
          <table:table-cell table:formula="of:=([.O607]-13)/([.O607]+13)" office:value-type="float" office:value="0.994247787610619" calcext:value-type="float">
            <text:p>0.994247787610619</text:p>
          </table:table-cell>
          <table:table-cell table:formula="of:=LOG([.O607])" office:value-type="float" office:value="3.65388755807098" calcext:value-type="float">
            <text:p>3.65388755807098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4513" calcext:value-type="float">
            <text:p>4513</text:p>
          </table:table-cell>
          <table:table-cell table:formula="of:=([.O608]-13)/([.O608]+13)" office:value-type="float" office:value="0.994255413168361" calcext:value-type="float">
            <text:p>0.994255413168361</text:p>
          </table:table-cell>
          <table:table-cell table:formula="of:=LOG([.O608])" office:value-type="float" office:value="3.65446533352015" calcext:value-type="float">
            <text:p>3.65446533352015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4517" calcext:value-type="float">
            <text:p>4517</text:p>
          </table:table-cell>
          <table:table-cell table:formula="of:=([.O609]-13)/([.O609]+13)" office:value-type="float" office:value="0.994260485651214" calcext:value-type="float">
            <text:p>0.994260485651214</text:p>
          </table:table-cell>
          <table:table-cell table:formula="of:=LOG([.O609])" office:value-type="float" office:value="3.65485009056139" calcext:value-type="float">
            <text:p>3.65485009056139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4519" calcext:value-type="float">
            <text:p>4519</text:p>
          </table:table-cell>
          <table:table-cell table:formula="of:=([.O610]-13)/([.O610]+13)" office:value-type="float" office:value="0.994263018534863" calcext:value-type="float">
            <text:p>0.994263018534863</text:p>
          </table:table-cell>
          <table:table-cell table:formula="of:=LOG([.O610])" office:value-type="float" office:value="3.6550423413312" calcext:value-type="float">
            <text:p>3.6550423413312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4523" calcext:value-type="float">
            <text:p>4523</text:p>
          </table:table-cell>
          <table:table-cell table:formula="of:=([.O611]-13)/([.O611]+13)" office:value-type="float" office:value="0.994268077601411" calcext:value-type="float">
            <text:p>0.994268077601411</text:p>
          </table:table-cell>
          <table:table-cell table:formula="of:=LOG([.O611])" office:value-type="float" office:value="3.65542658774592" calcext:value-type="float">
            <text:p>3.65542658774592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4547" calcext:value-type="float">
            <text:p>4547</text:p>
          </table:table-cell>
          <table:table-cell table:formula="of:=([.O612]-13)/([.O612]+13)" office:value-type="float" office:value="0.994298245614035" calcext:value-type="float">
            <text:p>0.994298245614035</text:p>
          </table:table-cell>
          <table:table-cell table:formula="of:=LOG([.O612])" office:value-type="float" office:value="3.65772495420511" calcext:value-type="float">
            <text:p>3.65772495420511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4549" calcext:value-type="float">
            <text:p>4549</text:p>
          </table:table-cell>
          <table:table-cell table:formula="of:=([.O613]-13)/([.O613]+13)" office:value-type="float" office:value="0.994300745287155" calcext:value-type="float">
            <text:p>0.994300745287155</text:p>
          </table:table-cell>
          <table:table-cell table:formula="of:=LOG([.O613])" office:value-type="float" office:value="3.65791593682995" calcext:value-type="float">
            <text:p>3.65791593682995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4561" calcext:value-type="float">
            <text:p>4561</text:p>
          </table:table-cell>
          <table:table-cell table:formula="of:=([.O614]-13)/([.O614]+13)" office:value-type="float" office:value="0.994315697420201" calcext:value-type="float">
            <text:p>0.994315697420201</text:p>
          </table:table-cell>
          <table:table-cell table:formula="of:=LOG([.O614])" office:value-type="float" office:value="3.65906007224094" calcext:value-type="float">
            <text:p>3.65906007224094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4567" calcext:value-type="float">
            <text:p>4567</text:p>
          </table:table-cell>
          <table:table-cell table:formula="of:=([.O615]-13)/([.O615]+13)" office:value-type="float" office:value="0.994323144104803" calcext:value-type="float">
            <text:p>0.994323144104803</text:p>
          </table:table-cell>
          <table:table-cell table:formula="of:=LOG([.O615])" office:value-type="float" office:value="3.659631011607" calcext:value-type="float">
            <text:p>3.659631011607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4583" calcext:value-type="float">
            <text:p>4583</text:p>
          </table:table-cell>
          <table:table-cell table:formula="of:=([.O616]-13)/([.O616]+13)" office:value-type="float" office:value="0.994342906875544" calcext:value-type="float">
            <text:p>0.994342906875544</text:p>
          </table:table-cell>
          <table:table-cell table:formula="of:=LOG([.O616])" office:value-type="float" office:value="3.66114985724479" calcext:value-type="float">
            <text:p>3.66114985724479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4591" calcext:value-type="float">
            <text:p>4591</text:p>
          </table:table-cell>
          <table:table-cell table:formula="of:=([.O617]-13)/([.O617]+13)" office:value-type="float" office:value="0.994352736750652" calcext:value-type="float">
            <text:p>0.994352736750652</text:p>
          </table:table-cell>
          <table:table-cell table:formula="of:=LOG([.O617])" office:value-type="float" office:value="3.66190729276602" calcext:value-type="float">
            <text:p>3.66190729276602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4597" calcext:value-type="float">
            <text:p>4597</text:p>
          </table:table-cell>
          <table:table-cell table:formula="of:=([.O618]-13)/([.O618]+13)" office:value-type="float" office:value="0.994360086767896" calcext:value-type="float">
            <text:p>0.994360086767896</text:p>
          </table:table-cell>
          <table:table-cell table:formula="of:=LOG([.O618])" office:value-type="float" office:value="3.66247450375031" calcext:value-type="float">
            <text:p>3.66247450375031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4603" calcext:value-type="float">
            <text:p>4603</text:p>
          </table:table-cell>
          <table:table-cell table:formula="of:=([.O619]-13)/([.O619]+13)" office:value-type="float" office:value="0.994367417677643" calcext:value-type="float">
            <text:p>0.994367417677643</text:p>
          </table:table-cell>
          <table:table-cell table:formula="of:=LOG([.O619])" office:value-type="float" office:value="3.66304097489397" calcext:value-type="float">
            <text:p>3.66304097489397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4621" calcext:value-type="float">
            <text:p>4621</text:p>
          </table:table-cell>
          <table:table-cell table:formula="of:=([.O620]-13)/([.O620]+13)" office:value-type="float" office:value="0.9943892965041" calcext:value-type="float">
            <text:p>0.9943892965041</text:p>
          </table:table-cell>
          <table:table-cell table:formula="of:=LOG([.O620])" office:value-type="float" office:value="3.6647359685187" calcext:value-type="float">
            <text:p>3.6647359685187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4637" calcext:value-type="float">
            <text:p>4637</text:p>
          </table:table-cell>
          <table:table-cell table:formula="of:=([.O621]-13)/([.O621]+13)" office:value-type="float" office:value="0.994408602150538" calcext:value-type="float">
            <text:p>0.994408602150538</text:p>
          </table:table-cell>
          <table:table-cell table:formula="of:=LOG([.O621])" office:value-type="float" office:value="3.6662370958958" calcext:value-type="float">
            <text:p>3.6662370958958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4639" calcext:value-type="float">
            <text:p>4639</text:p>
          </table:table-cell>
          <table:table-cell table:formula="of:=([.O622]-13)/([.O622]+13)" office:value-type="float" office:value="0.994411006018917" calcext:value-type="float">
            <text:p>0.994411006018917</text:p>
          </table:table-cell>
          <table:table-cell table:formula="of:=LOG([.O622])" office:value-type="float" office:value="3.66642437251876" calcext:value-type="float">
            <text:p>3.66642437251876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4643" calcext:value-type="float">
            <text:p>4643</text:p>
          </table:table-cell>
          <table:table-cell table:formula="of:=([.O623]-13)/([.O623]+13)" office:value-type="float" office:value="0.994415807560137" calcext:value-type="float">
            <text:p>0.994415807560137</text:p>
          </table:table-cell>
          <table:table-cell table:formula="of:=LOG([.O623])" office:value-type="float" office:value="3.66679868366617" calcext:value-type="float">
            <text:p>3.66679868366617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4649" calcext:value-type="float">
            <text:p>4649</text:p>
          </table:table-cell>
          <table:table-cell table:formula="of:=([.O624]-13)/([.O624]+13)" office:value-type="float" office:value="0.994422994422994" calcext:value-type="float">
            <text:p>0.994422994422994</text:p>
          </table:table-cell>
          <table:table-cell table:formula="of:=LOG([.O624])" office:value-type="float" office:value="3.66735954618309" calcext:value-type="float">
            <text:p>3.66735954618309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4651" calcext:value-type="float">
            <text:p>4651</text:p>
          </table:table-cell>
          <table:table-cell table:formula="of:=([.O625]-13)/([.O625]+13)" office:value-type="float" office:value="0.99442538593482" calcext:value-type="float">
            <text:p>0.99442538593482</text:p>
          </table:table-cell>
          <table:table-cell table:formula="of:=LOG([.O625])" office:value-type="float" office:value="3.66754633951152" calcext:value-type="float">
            <text:p>3.66754633951152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4657" calcext:value-type="float">
            <text:p>4657</text:p>
          </table:table-cell>
          <table:table-cell table:formula="of:=([.O626]-13)/([.O626]+13)" office:value-type="float" office:value="0.994432548179871" calcext:value-type="float">
            <text:p>0.994432548179871</text:p>
          </table:table-cell>
          <table:table-cell table:formula="of:=LOG([.O626])" office:value-type="float" office:value="3.66810623793273" calcext:value-type="float">
            <text:p>3.66810623793273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4663" calcext:value-type="float">
            <text:p>4663</text:p>
          </table:table-cell>
          <table:table-cell table:formula="of:=([.O627]-13)/([.O627]+13)" office:value-type="float" office:value="0.994439692044482" calcext:value-type="float">
            <text:p>0.994439692044482</text:p>
          </table:table-cell>
          <table:table-cell table:formula="of:=LOG([.O627])" office:value-type="float" office:value="3.66866541545449" calcext:value-type="float">
            <text:p>3.66866541545449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4673" calcext:value-type="float">
            <text:p>4673</text:p>
          </table:table-cell>
          <table:table-cell table:formula="of:=([.O628]-13)/([.O628]+13)" office:value-type="float" office:value="0.99445155783184" calcext:value-type="float">
            <text:p>0.99445155783184</text:p>
          </table:table-cell>
          <table:table-cell table:formula="of:=LOG([.O628])" office:value-type="float" office:value="3.66959578102431" calcext:value-type="float">
            <text:p>3.66959578102431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4679" calcext:value-type="float">
            <text:p>4679</text:p>
          </table:table-cell>
          <table:table-cell table:formula="of:=([.O629]-13)/([.O629]+13)" office:value-type="float" office:value="0.994458653026428" calcext:value-type="float">
            <text:p>0.994458653026428</text:p>
          </table:table-cell>
          <table:table-cell table:formula="of:=LOG([.O629])" office:value-type="float" office:value="3.67015304519218" calcext:value-type="float">
            <text:p>3.67015304519218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4691" calcext:value-type="float">
            <text:p>4691</text:p>
          </table:table-cell>
          <table:table-cell table:formula="of:=([.O630]-13)/([.O630]+13)" office:value-type="float" office:value="0.994472789115646" calcext:value-type="float">
            <text:p>0.994472789115646</text:p>
          </table:table-cell>
          <table:table-cell table:formula="of:=LOG([.O630])" office:value-type="float" office:value="3.67126543294716" calcext:value-type="float">
            <text:p>3.67126543294716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4703" calcext:value-type="float">
            <text:p>4703</text:p>
          </table:table-cell>
          <table:table-cell table:formula="of:=([.O631]-13)/([.O631]+13)" office:value-type="float" office:value="0.994486853265479" calcext:value-type="float">
            <text:p>0.994486853265479</text:p>
          </table:table-cell>
          <table:table-cell table:formula="of:=LOG([.O631])" office:value-type="float" office:value="3.67237497874608" calcext:value-type="float">
            <text:p>3.67237497874608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4721" calcext:value-type="float">
            <text:p>4721</text:p>
          </table:table-cell>
          <table:table-cell table:formula="of:=([.O632]-13)/([.O632]+13)" office:value-type="float" office:value="0.994507815800591" calcext:value-type="float">
            <text:p>0.994507815800591</text:p>
          </table:table-cell>
          <table:table-cell table:formula="of:=LOG([.O632])" office:value-type="float" office:value="3.67403400043125" calcext:value-type="float">
            <text:p>3.67403400043125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4723" calcext:value-type="float">
            <text:p>4723</text:p>
          </table:table-cell>
          <table:table-cell table:formula="of:=([.O633]-13)/([.O633]+13)" office:value-type="float" office:value="0.994510135135135" calcext:value-type="float">
            <text:p>0.994510135135135</text:p>
          </table:table-cell>
          <table:table-cell table:formula="of:=LOG([.O633])" office:value-type="float" office:value="3.6742179455767" calcext:value-type="float">
            <text:p>3.6742179455767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4729" calcext:value-type="float">
            <text:p>4729</text:p>
          </table:table-cell>
          <table:table-cell table:formula="of:=([.O634]-13)/([.O634]+13)" office:value-type="float" office:value="0.994517081400253" calcext:value-type="float">
            <text:p>0.994517081400253</text:p>
          </table:table-cell>
          <table:table-cell table:formula="of:=LOG([.O634])" office:value-type="float" office:value="3.67476931401543" calcext:value-type="float">
            <text:p>3.67476931401543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4733" calcext:value-type="float">
            <text:p>4733</text:p>
          </table:table-cell>
          <table:table-cell table:formula="of:=([.O635]-13)/([.O635]+13)" office:value-type="float" office:value="0.994521702486304" calcext:value-type="float">
            <text:p>0.994521702486304</text:p>
          </table:table-cell>
          <table:table-cell table:formula="of:=LOG([.O635])" office:value-type="float" office:value="3.67513650446799" calcext:value-type="float">
            <text:p>3.67513650446799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4751" calcext:value-type="float">
            <text:p>4751</text:p>
          </table:table-cell>
          <table:table-cell table:formula="of:=([.O636]-13)/([.O636]+13)" office:value-type="float" office:value="0.994542401343409" calcext:value-type="float">
            <text:p>0.994542401343409</text:p>
          </table:table-cell>
          <table:table-cell table:formula="of:=LOG([.O636])" office:value-type="float" office:value="3.6767850304192" calcext:value-type="float">
            <text:p>3.6767850304192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4759" calcext:value-type="float">
            <text:p>4759</text:p>
          </table:table-cell>
          <table:table-cell table:formula="of:=([.O637]-13)/([.O637]+13)" office:value-type="float" office:value="0.99455155071249" calcext:value-type="float">
            <text:p>0.99455155071249</text:p>
          </table:table-cell>
          <table:table-cell table:formula="of:=LOG([.O637])" office:value-type="float" office:value="3.67751570479876" calcext:value-type="float">
            <text:p>3.67751570479876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4783" calcext:value-type="float">
            <text:p>4783</text:p>
          </table:table-cell>
          <table:table-cell table:formula="of:=([.O638]-13)/([.O638]+13)" office:value-type="float" office:value="0.994578815679733" calcext:value-type="float">
            <text:p>0.994578815679733</text:p>
          </table:table-cell>
          <table:table-cell table:formula="of:=LOG([.O638])" office:value-type="float" office:value="3.67970038087196" calcext:value-type="float">
            <text:p>3.67970038087196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4787" calcext:value-type="float">
            <text:p>4787</text:p>
          </table:table-cell>
          <table:table-cell table:formula="of:=([.O639]-13)/([.O639]+13)" office:value-type="float" office:value="0.994583333333333" calcext:value-type="float">
            <text:p>0.994583333333333</text:p>
          </table:table-cell>
          <table:table-cell table:formula="of:=LOG([.O639])" office:value-type="float" office:value="3.68006342748195" calcext:value-type="float">
            <text:p>3.68006342748195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4789" calcext:value-type="float">
            <text:p>4789</text:p>
          </table:table-cell>
          <table:table-cell table:formula="of:=([.O640]-13)/([.O640]+13)" office:value-type="float" office:value="0.994585589337776" calcext:value-type="float">
            <text:p>0.994585589337776</text:p>
          </table:table-cell>
          <table:table-cell table:formula="of:=LOG([.O640])" office:value-type="float" office:value="3.68024483704261" calcext:value-type="float">
            <text:p>3.68024483704261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4793" calcext:value-type="float">
            <text:p>4793</text:p>
          </table:table-cell>
          <table:table-cell table:formula="of:=([.O641]-13)/([.O641]+13)" office:value-type="float" office:value="0.994590095713691" calcext:value-type="float">
            <text:p>0.994590095713691</text:p>
          </table:table-cell>
          <table:table-cell table:formula="of:=LOG([.O641])" office:value-type="float" office:value="3.68060742899179" calcext:value-type="float">
            <text:p>3.68060742899179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4799" calcext:value-type="float">
            <text:p>4799</text:p>
          </table:table-cell>
          <table:table-cell table:formula="of:=([.O642]-13)/([.O642]+13)" office:value-type="float" office:value="0.994596841230258" calcext:value-type="float">
            <text:p>0.994596841230258</text:p>
          </table:table-cell>
          <table:table-cell table:formula="of:=LOG([.O642])" office:value-type="float" office:value="3.68115074993242" calcext:value-type="float">
            <text:p>3.68115074993242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4801" calcext:value-type="float">
            <text:p>4801</text:p>
          </table:table-cell>
          <table:table-cell table:formula="of:=([.O643]-13)/([.O643]+13)" office:value-type="float" office:value="0.994599085999169" calcext:value-type="float">
            <text:p>0.994599085999169</text:p>
          </table:table-cell>
          <table:table-cell table:formula="of:=LOG([.O643])" office:value-type="float" office:value="3.68133170596917" calcext:value-type="float">
            <text:p>3.68133170596917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4813" calcext:value-type="float">
            <text:p>4813</text:p>
          </table:table-cell>
          <table:table-cell table:formula="of:=([.O644]-13)/([.O644]+13)" office:value-type="float" office:value="0.99461251554082" calcext:value-type="float">
            <text:p>0.99461251554082</text:p>
          </table:table-cell>
          <table:table-cell table:formula="of:=LOG([.O644])" office:value-type="float" office:value="3.68241586167736" calcext:value-type="float">
            <text:p>3.68241586167736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4817" calcext:value-type="float">
            <text:p>4817</text:p>
          </table:table-cell>
          <table:table-cell table:formula="of:=([.O645]-13)/([.O645]+13)" office:value-type="float" office:value="0.994616977225673" calcext:value-type="float">
            <text:p>0.994616977225673</text:p>
          </table:table-cell>
          <table:table-cell table:formula="of:=LOG([.O645])" office:value-type="float" office:value="3.68277664631443" calcext:value-type="float">
            <text:p>3.68277664631443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4831" calcext:value-type="float">
            <text:p>4831</text:p>
          </table:table-cell>
          <table:table-cell table:formula="of:=([.O646]-13)/([.O646]+13)" office:value-type="float" office:value="0.994632535094963" calcext:value-type="float">
            <text:p>0.994632535094963</text:p>
          </table:table-cell>
          <table:table-cell table:formula="of:=LOG([.O646])" office:value-type="float" office:value="3.68403703748652" calcext:value-type="float">
            <text:p>3.68403703748652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4861" calcext:value-type="float">
            <text:p>4861</text:p>
          </table:table-cell>
          <table:table-cell table:formula="of:=([.O647]-13)/([.O647]+13)" office:value-type="float" office:value="0.994665572425113" calcext:value-type="float">
            <text:p>0.994665572425113</text:p>
          </table:table-cell>
          <table:table-cell table:formula="of:=LOG([.O647])" office:value-type="float" office:value="3.68672562107454" calcext:value-type="float">
            <text:p>3.68672562107454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4871" calcext:value-type="float">
            <text:p>4871</text:p>
          </table:table-cell>
          <table:table-cell table:formula="of:=([.O648]-13)/([.O648]+13)" office:value-type="float" office:value="0.994676494676495" calcext:value-type="float">
            <text:p>0.994676494676495</text:p>
          </table:table-cell>
          <table:table-cell table:formula="of:=LOG([.O648])" office:value-type="float" office:value="3.68761812957177" calcext:value-type="float">
            <text:p>3.68761812957177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4877" calcext:value-type="float">
            <text:p>4877</text:p>
          </table:table-cell>
          <table:table-cell table:formula="of:=([.O649]-13)/([.O649]+13)" office:value-type="float" office:value="0.994683026584867" calcext:value-type="float">
            <text:p>0.994683026584867</text:p>
          </table:table-cell>
          <table:table-cell table:formula="of:=LOG([.O649])" office:value-type="float" office:value="3.68815275559157" calcext:value-type="float">
            <text:p>3.68815275559157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4889" calcext:value-type="float">
            <text:p>4889</text:p>
          </table:table-cell>
          <table:table-cell table:formula="of:=([.O650]-13)/([.O650]+13)" office:value-type="float" office:value="0.994696042431661" calcext:value-type="float">
            <text:p>0.994696042431661</text:p>
          </table:table-cell>
          <table:table-cell table:formula="of:=LOG([.O650])" office:value-type="float" office:value="3.68922003726384" calcext:value-type="float">
            <text:p>3.68922003726384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4903" calcext:value-type="float">
            <text:p>4903</text:p>
          </table:table-cell>
          <table:table-cell table:formula="of:=([.O651]-13)/([.O651]+13)" office:value-type="float" office:value="0.994711147274207" calcext:value-type="float">
            <text:p>0.994711147274207</text:p>
          </table:table-cell>
          <table:table-cell table:formula="of:=LOG([.O651])" office:value-type="float" office:value="3.69046189324618" calcext:value-type="float">
            <text:p>3.69046189324618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4909" calcext:value-type="float">
            <text:p>4909</text:p>
          </table:table-cell>
          <table:table-cell table:formula="of:=([.O652]-13)/([.O652]+13)" office:value-type="float" office:value="0.994717594473791" calcext:value-type="float">
            <text:p>0.994717594473791</text:p>
          </table:table-cell>
          <table:table-cell table:formula="of:=LOG([.O652])" office:value-type="float" office:value="3.69099303209987" calcext:value-type="float">
            <text:p>3.69099303209987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4919" calcext:value-type="float">
            <text:p>4919</text:p>
          </table:table-cell>
          <table:table-cell table:formula="of:=([.O653]-13)/([.O653]+13)" office:value-type="float" office:value="0.994728304947283" calcext:value-type="float">
            <text:p>0.994728304947283</text:p>
          </table:table-cell>
          <table:table-cell table:formula="of:=LOG([.O653])" office:value-type="float" office:value="3.69187682255933" calcext:value-type="float">
            <text:p>3.69187682255933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4931" calcext:value-type="float">
            <text:p>4931</text:p>
          </table:table-cell>
          <table:table-cell table:formula="of:=([.O654]-13)/([.O654]+13)" office:value-type="float" office:value="0.994741100323625" calcext:value-type="float">
            <text:p>0.994741100323625</text:p>
          </table:table-cell>
          <table:table-cell table:formula="of:=LOG([.O654])" office:value-type="float" office:value="3.69293500253114" calcext:value-type="float">
            <text:p>3.69293500253114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4933" calcext:value-type="float">
            <text:p>4933</text:p>
          </table:table-cell>
          <table:table-cell table:formula="of:=([.O655]-13)/([.O655]+13)" office:value-type="float" office:value="0.99474322684998" calcext:value-type="float">
            <text:p>0.99474322684998</text:p>
          </table:table-cell>
          <table:table-cell table:formula="of:=LOG([.O655])" office:value-type="float" office:value="3.69311111546214" calcext:value-type="float">
            <text:p>3.69311111546214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4937" calcext:value-type="float">
            <text:p>4937</text:p>
          </table:table-cell>
          <table:table-cell table:formula="of:=([.O656]-13)/([.O656]+13)" office:value-type="float" office:value="0.994747474747475" calcext:value-type="float">
            <text:p>0.994747474747475</text:p>
          </table:table-cell>
          <table:table-cell table:formula="of:=LOG([.O656])" office:value-type="float" office:value="3.69346312721953" calcext:value-type="float">
            <text:p>3.69346312721953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4943" calcext:value-type="float">
            <text:p>4943</text:p>
          </table:table-cell>
          <table:table-cell table:formula="of:=([.O657]-13)/([.O657]+13)" office:value-type="float" office:value="0.994753833736885" calcext:value-type="float">
            <text:p>0.994753833736885</text:p>
          </table:table-cell>
          <table:table-cell table:formula="of:=LOG([.O657])" office:value-type="float" office:value="3.69399061046078" calcext:value-type="float">
            <text:p>3.69399061046078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4951" calcext:value-type="float">
            <text:p>4951</text:p>
          </table:table-cell>
          <table:table-cell table:formula="of:=([.O658]-13)/([.O658]+13)" office:value-type="float" office:value="0.994762288477035" calcext:value-type="float">
            <text:p>0.994762288477035</text:p>
          </table:table-cell>
          <table:table-cell table:formula="of:=LOG([.O658])" office:value-type="float" office:value="3.69469292633148" calcext:value-type="float">
            <text:p>3.69469292633148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4957" calcext:value-type="float">
            <text:p>4957</text:p>
          </table:table-cell>
          <table:table-cell table:formula="of:=([.O659]-13)/([.O659]+13)" office:value-type="float" office:value="0.99476861167002" calcext:value-type="float">
            <text:p>0.99476861167002</text:p>
          </table:table-cell>
          <table:table-cell table:formula="of:=LOG([.O659])" office:value-type="float" office:value="3.69521891890515" calcext:value-type="float">
            <text:p>3.69521891890515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4967" calcext:value-type="float">
            <text:p>4967</text:p>
          </table:table-cell>
          <table:table-cell table:formula="of:=([.O660]-13)/([.O660]+13)" office:value-type="float" office:value="0.994779116465863" calcext:value-type="float">
            <text:p>0.994779116465863</text:p>
          </table:table-cell>
          <table:table-cell table:formula="of:=LOG([.O660])" office:value-type="float" office:value="3.69609415999522" calcext:value-type="float">
            <text:p>3.69609415999522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4969" calcext:value-type="float">
            <text:p>4969</text:p>
          </table:table-cell>
          <table:table-cell table:formula="of:=([.O661]-13)/([.O661]+13)" office:value-type="float" office:value="0.994781212364512" calcext:value-type="float">
            <text:p>0.994781212364512</text:p>
          </table:table-cell>
          <table:table-cell table:formula="of:=LOG([.O661])" office:value-type="float" office:value="3.69626899674553" calcext:value-type="float">
            <text:p>3.69626899674553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4973" calcext:value-type="float">
            <text:p>4973</text:p>
          </table:table-cell>
          <table:table-cell table:formula="of:=([.O662]-13)/([.O662]+13)" office:value-type="float" office:value="0.994785399117529" calcext:value-type="float">
            <text:p>0.994785399117529</text:p>
          </table:table-cell>
          <table:table-cell table:formula="of:=LOG([.O662])" office:value-type="float" office:value="3.69661845923222" calcext:value-type="float">
            <text:p>3.69661845923222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4987" calcext:value-type="float">
            <text:p>4987</text:p>
          </table:table-cell>
          <table:table-cell table:formula="of:=([.O663]-13)/([.O663]+13)" office:value-type="float" office:value="0.9948" calcext:value-type="float">
            <text:p>0.9948</text:p>
          </table:table-cell>
          <table:table-cell table:formula="of:=LOG([.O663])" office:value-type="float" office:value="3.69783936821836" calcext:value-type="float">
            <text:p>3.69783936821836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4993" calcext:value-type="float">
            <text:p>4993</text:p>
          </table:table-cell>
          <table:table-cell table:formula="of:=([.O664]-13)/([.O664]+13)" office:value-type="float" office:value="0.994806232520975" calcext:value-type="float">
            <text:p>0.994806232520975</text:p>
          </table:table-cell>
          <table:table-cell table:formula="of:=LOG([.O664])" office:value-type="float" office:value="3.69836156605511" calcext:value-type="float">
            <text:p>3.69836156605511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4999" calcext:value-type="float">
            <text:p>4999</text:p>
          </table:table-cell>
          <table:table-cell table:formula="of:=([.O665]-13)/([.O665]+13)" office:value-type="float" office:value="0.994812450119713" calcext:value-type="float">
            <text:p>0.994812450119713</text:p>
          </table:table-cell>
          <table:table-cell table:formula="of:=LOG([.O665])" office:value-type="float" office:value="3.69888313675259" calcext:value-type="float">
            <text:p>3.69888313675259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5003" calcext:value-type="float">
            <text:p>5003</text:p>
          </table:table-cell>
          <table:table-cell table:formula="of:=([.O666]-13)/([.O666]+13)" office:value-type="float" office:value="0.99481658692185" calcext:value-type="float">
            <text:p>0.99481658692185</text:p>
          </table:table-cell>
          <table:table-cell table:formula="of:=LOG([.O666])" office:value-type="float" office:value="3.69923050288341" calcext:value-type="float">
            <text:p>3.69923050288341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5009" calcext:value-type="float">
            <text:p>5009</text:p>
          </table:table-cell>
          <table:table-cell table:formula="of:=([.O667]-13)/([.O667]+13)" office:value-type="float" office:value="0.994822779769016" calcext:value-type="float">
            <text:p>0.994822779769016</text:p>
          </table:table-cell>
          <table:table-cell table:formula="of:=LOG([.O667])" office:value-type="float" office:value="3.69975103168951" calcext:value-type="float">
            <text:p>3.69975103168951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5011" calcext:value-type="float">
            <text:p>5011</text:p>
          </table:table-cell>
          <table:table-cell table:formula="of:=([.O668]-13)/([.O668]+13)" office:value-type="float" office:value="0.994824840764331" calcext:value-type="float">
            <text:p>0.994824840764331</text:p>
          </table:table-cell>
          <table:table-cell table:formula="of:=LOG([.O668])" office:value-type="float" office:value="3.69992440274248" calcext:value-type="float">
            <text:p>3.69992440274248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5021" calcext:value-type="float">
            <text:p>5021</text:p>
          </table:table-cell>
          <table:table-cell table:formula="of:=([.O669]-13)/([.O669]+13)" office:value-type="float" office:value="0.994835121176003" calcext:value-type="float">
            <text:p>0.994835121176003</text:p>
          </table:table-cell>
          <table:table-cell table:formula="of:=LOG([.O669])" office:value-type="float" office:value="3.70079022137435" calcext:value-type="float">
            <text:p>3.70079022137435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5023" calcext:value-type="float">
            <text:p>5023</text:p>
          </table:table-cell>
          <table:table-cell table:formula="of:=([.O670]-13)/([.O670]+13)" office:value-type="float" office:value="0.994837172359015" calcext:value-type="float">
            <text:p>0.994837172359015</text:p>
          </table:table-cell>
          <table:table-cell table:formula="of:=LOG([.O670])" office:value-type="float" office:value="3.70096317815955" calcext:value-type="float">
            <text:p>3.70096317815955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5039" calcext:value-type="float">
            <text:p>5039</text:p>
          </table:table-cell>
          <table:table-cell table:formula="of:=([.O671]-13)/([.O671]+13)" office:value-type="float" office:value="0.994853523357086" calcext:value-type="float">
            <text:p>0.994853523357086</text:p>
          </table:table-cell>
          <table:table-cell table:formula="of:=LOG([.O671])" office:value-type="float" office:value="3.70234435835577" calcext:value-type="float">
            <text:p>3.70234435835577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5051" calcext:value-type="float">
            <text:p>5051</text:p>
          </table:table-cell>
          <table:table-cell table:formula="of:=([.O672]-13)/([.O672]+13)" office:value-type="float" office:value="0.994865718799368" calcext:value-type="float">
            <text:p>0.994865718799368</text:p>
          </table:table-cell>
          <table:table-cell table:formula="of:=LOG([.O672])" office:value-type="float" office:value="3.70337736851235" calcext:value-type="float">
            <text:p>3.70337736851235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5059" calcext:value-type="float">
            <text:p>5059</text:p>
          </table:table-cell>
          <table:table-cell table:formula="of:=([.O673]-13)/([.O673]+13)" office:value-type="float" office:value="0.9948738170347" calcext:value-type="float">
            <text:p>0.9948738170347</text:p>
          </table:table-cell>
          <table:table-cell table:formula="of:=LOG([.O673])" office:value-type="float" office:value="3.70406467940857" calcext:value-type="float">
            <text:p>3.70406467940857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5077" calcext:value-type="float">
            <text:p>5077</text:p>
          </table:table-cell>
          <table:table-cell table:formula="of:=([.O674]-13)/([.O674]+13)" office:value-type="float" office:value="0.994891944990177" calcext:value-type="float">
            <text:p>0.994891944990177</text:p>
          </table:table-cell>
          <table:table-cell table:formula="of:=LOG([.O674])" office:value-type="float" office:value="3.7056071634046" calcext:value-type="float">
            <text:p>3.7056071634046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5081" calcext:value-type="float">
            <text:p>5081</text:p>
          </table:table-cell>
          <table:table-cell table:formula="of:=([.O675]-13)/([.O675]+13)" office:value-type="float" office:value="0.994895956026698" calcext:value-type="float">
            <text:p>0.994895956026698</text:p>
          </table:table-cell>
          <table:table-cell table:formula="of:=LOG([.O675])" office:value-type="float" office:value="3.7059491949103" calcext:value-type="float">
            <text:p>3.7059491949103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5087" calcext:value-type="float">
            <text:p>5087</text:p>
          </table:table-cell>
          <table:table-cell table:formula="of:=([.O676]-13)/([.O676]+13)" office:value-type="float" office:value="0.994901960784314" calcext:value-type="float">
            <text:p>0.994901960784314</text:p>
          </table:table-cell>
          <table:table-cell table:formula="of:=LOG([.O676])" office:value-type="float" office:value="3.70646173763135" calcext:value-type="float">
            <text:p>3.70646173763135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5099" calcext:value-type="float">
            <text:p>5099</text:p>
          </table:table-cell>
          <table:table-cell table:formula="of:=([.O677]-13)/([.O677]+13)" office:value-type="float" office:value="0.99491392801252" calcext:value-type="float">
            <text:p>0.99491392801252</text:p>
          </table:table-cell>
          <table:table-cell table:formula="of:=LOG([.O677])" office:value-type="float" office:value="3.70748501196747" calcext:value-type="float">
            <text:p>3.70748501196747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5101" calcext:value-type="float">
            <text:p>5101</text:p>
          </table:table-cell>
          <table:table-cell table:formula="of:=([.O678]-13)/([.O678]+13)" office:value-type="float" office:value="0.99491591709034" calcext:value-type="float">
            <text:p>0.99491591709034</text:p>
          </table:table-cell>
          <table:table-cell table:formula="of:=LOG([.O678])" office:value-type="float" office:value="3.70765532353119" calcext:value-type="float">
            <text:p>3.70765532353119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5107" calcext:value-type="float">
            <text:p>5107</text:p>
          </table:table-cell>
          <table:table-cell table:formula="of:=([.O679]-13)/([.O679]+13)" office:value-type="float" office:value="0.994921875" calcext:value-type="float">
            <text:p>0.994921875</text:p>
          </table:table-cell>
          <table:table-cell table:formula="of:=LOG([.O679])" office:value-type="float" office:value="3.70816585785554" calcext:value-type="float">
            <text:p>3.70816585785554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5113" calcext:value-type="float">
            <text:p>5113</text:p>
          </table:table-cell>
          <table:table-cell table:formula="of:=([.O680]-13)/([.O680]+13)" office:value-type="float" office:value="0.994927818962154" calcext:value-type="float">
            <text:p>0.994927818962154</text:p>
          </table:table-cell>
          <table:table-cell table:formula="of:=LOG([.O680])" office:value-type="float" office:value="3.70867579272654" calcext:value-type="float">
            <text:p>3.70867579272654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5119" calcext:value-type="float">
            <text:p>5119</text:p>
          </table:table-cell>
          <table:table-cell table:formula="of:=([.O681]-13)/([.O681]+13)" office:value-type="float" office:value="0.994933749025721" calcext:value-type="float">
            <text:p>0.994933749025721</text:p>
          </table:table-cell>
          <table:table-cell table:formula="of:=LOG([.O681])" office:value-type="float" office:value="3.70918512955025" calcext:value-type="float">
            <text:p>3.70918512955025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5147" calcext:value-type="float">
            <text:p>5147</text:p>
          </table:table-cell>
          <table:table-cell table:formula="of:=([.O682]-13)/([.O682]+13)" office:value-type="float" office:value="0.994961240310077" calcext:value-type="float">
            <text:p>0.994961240310077</text:p>
          </table:table-cell>
          <table:table-cell table:formula="of:=LOG([.O682])" office:value-type="float" office:value="3.71155416825017" calcext:value-type="float">
            <text:p>3.71155416825017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5153" calcext:value-type="float">
            <text:p>5153</text:p>
          </table:table-cell>
          <table:table-cell table:formula="of:=([.O683]-13)/([.O683]+13)" office:value-type="float" office:value="0.994967092528068" calcext:value-type="float">
            <text:p>0.994967092528068</text:p>
          </table:table-cell>
          <table:table-cell table:formula="of:=LOG([.O683])" office:value-type="float" office:value="3.71206014246107" calcext:value-type="float">
            <text:p>3.71206014246107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5167" calcext:value-type="float">
            <text:p>5167</text:p>
          </table:table-cell>
          <table:table-cell table:formula="of:=([.O684]-13)/([.O684]+13)" office:value-type="float" office:value="0.994980694980695" calcext:value-type="float">
            <text:p>0.994980694980695</text:p>
          </table:table-cell>
          <table:table-cell table:formula="of:=LOG([.O684])" office:value-type="float" office:value="3.71323846154566" calcext:value-type="float">
            <text:p>3.71323846154566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5171" calcext:value-type="float">
            <text:p>5171</text:p>
          </table:table-cell>
          <table:table-cell table:formula="of:=([.O685]-13)/([.O685]+13)" office:value-type="float" office:value="0.994984567901235" calcext:value-type="float">
            <text:p>0.994984567901235</text:p>
          </table:table-cell>
          <table:table-cell table:formula="of:=LOG([.O685])" office:value-type="float" office:value="3.71357453777207" calcext:value-type="float">
            <text:p>3.71357453777207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5179" calcext:value-type="float">
            <text:p>5179</text:p>
          </table:table-cell>
          <table:table-cell table:formula="of:=([.O686]-13)/([.O686]+13)" office:value-type="float" office:value="0.994992295839753" calcext:value-type="float">
            <text:p>0.994992295839753</text:p>
          </table:table-cell>
          <table:table-cell table:formula="of:=LOG([.O686])" office:value-type="float" office:value="3.71424591101789" calcext:value-type="float">
            <text:p>3.71424591101789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5189" calcext:value-type="float">
            <text:p>5189</text:p>
          </table:table-cell>
          <table:table-cell table:formula="of:=([.O687]-13)/([.O687]+13)" office:value-type="float" office:value="0.995001922337563" calcext:value-type="float">
            <text:p>0.995001922337563</text:p>
          </table:table-cell>
          <table:table-cell table:formula="of:=LOG([.O687])" office:value-type="float" office:value="3.71508367069493" calcext:value-type="float">
            <text:p>3.71508367069493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5197" calcext:value-type="float">
            <text:p>5197</text:p>
          </table:table-cell>
          <table:table-cell table:formula="of:=([.O688]-13)/([.O688]+13)" office:value-type="float" office:value="0.995009596928983" calcext:value-type="float">
            <text:p>0.995009596928983</text:p>
          </table:table-cell>
          <table:table-cell table:formula="of:=LOG([.O688])" office:value-type="float" office:value="3.71575271682286" calcext:value-type="float">
            <text:p>3.71575271682286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5209" calcext:value-type="float">
            <text:p>5209</text:p>
          </table:table-cell>
          <table:table-cell table:formula="of:=([.O689]-13)/([.O689]+13)" office:value-type="float" office:value="0.995021064726159" calcext:value-type="float">
            <text:p>0.995021064726159</text:p>
          </table:table-cell>
          <table:table-cell table:formula="of:=LOG([.O689])" office:value-type="float" office:value="3.7167543574327" calcext:value-type="float">
            <text:p>3.7167543574327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5227" calcext:value-type="float">
            <text:p>5227</text:p>
          </table:table-cell>
          <table:table-cell table:formula="of:=([.O690]-13)/([.O690]+13)" office:value-type="float" office:value="0.995038167938931" calcext:value-type="float">
            <text:p>0.995038167938931</text:p>
          </table:table-cell>
          <table:table-cell table:formula="of:=LOG([.O690])" office:value-type="float" office:value="3.71825250009775" calcext:value-type="float">
            <text:p>3.71825250009775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5231" calcext:value-type="float">
            <text:p>5231</text:p>
          </table:table-cell>
          <table:table-cell table:formula="of:=([.O691]-13)/([.O691]+13)" office:value-type="float" office:value="0.995041952707857" calcext:value-type="float">
            <text:p>0.995041952707857</text:p>
          </table:table-cell>
          <table:table-cell table:formula="of:=LOG([.O691])" office:value-type="float" office:value="3.71858472002744" calcext:value-type="float">
            <text:p>3.71858472002744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5233" calcext:value-type="float">
            <text:p>5233</text:p>
          </table:table-cell>
          <table:table-cell table:formula="of:=([.O692]-13)/([.O692]+13)" office:value-type="float" office:value="0.995043842927945" calcext:value-type="float">
            <text:p>0.995043842927945</text:p>
          </table:table-cell>
          <table:table-cell table:formula="of:=LOG([.O692])" office:value-type="float" office:value="3.71875073473966" calcext:value-type="float">
            <text:p>3.71875073473966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5237" calcext:value-type="float">
            <text:p>5237</text:p>
          </table:table-cell>
          <table:table-cell table:formula="of:=([.O693]-13)/([.O693]+13)" office:value-type="float" office:value="0.995047619047619" calcext:value-type="float">
            <text:p>0.995047619047619</text:p>
          </table:table-cell>
          <table:table-cell table:formula="of:=LOG([.O693])" office:value-type="float" office:value="3.71908257390149" calcext:value-type="float">
            <text:p>3.71908257390149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5261" calcext:value-type="float">
            <text:p>5261</text:p>
          </table:table-cell>
          <table:table-cell table:formula="of:=([.O694]-13)/([.O694]+13)" office:value-type="float" office:value="0.995070155479712" calcext:value-type="float">
            <text:p>0.995070155479712</text:p>
          </table:table-cell>
          <table:table-cell table:formula="of:=LOG([.O694])" office:value-type="float" office:value="3.72106830179716" calcext:value-type="float">
            <text:p>3.72106830179716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5273" calcext:value-type="float">
            <text:p>5273</text:p>
          </table:table-cell>
          <table:table-cell table:formula="of:=([.O695]-13)/([.O695]+13)" office:value-type="float" office:value="0.995081346954219" calcext:value-type="float">
            <text:p>0.995081346954219</text:p>
          </table:table-cell>
          <table:table-cell table:formula="of:=LOG([.O695])" office:value-type="float" office:value="3.72205777133146" calcext:value-type="float">
            <text:p>3.72205777133146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5279" calcext:value-type="float">
            <text:p>5279</text:p>
          </table:table-cell>
          <table:table-cell table:formula="of:=([.O696]-13)/([.O696]+13)" office:value-type="float" office:value="0.995086923658352" calcext:value-type="float">
            <text:p>0.995086923658352</text:p>
          </table:table-cell>
          <table:table-cell table:formula="of:=LOG([.O696])" office:value-type="float" office:value="3.72255166200096" calcext:value-type="float">
            <text:p>3.72255166200096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5281" calcext:value-type="float">
            <text:p>5281</text:p>
          </table:table-cell>
          <table:table-cell table:formula="of:=([.O697]-13)/([.O697]+13)" office:value-type="float" office:value="0.995088779750661" calcext:value-type="float">
            <text:p>0.995088779750661</text:p>
          </table:table-cell>
          <table:table-cell table:formula="of:=LOG([.O697])" office:value-type="float" office:value="3.72271616748849" calcext:value-type="float">
            <text:p>3.72271616748849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5297" calcext:value-type="float">
            <text:p>5297</text:p>
          </table:table-cell>
          <table:table-cell table:formula="of:=([.O698]-13)/([.O698]+13)" office:value-type="float" office:value="0.995103578154426" calcext:value-type="float">
            <text:p>0.995103578154426</text:p>
          </table:table-cell>
          <table:table-cell table:formula="of:=LOG([.O698])" office:value-type="float" office:value="3.7240299729356" calcext:value-type="float">
            <text:p>3.7240299729356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5303" calcext:value-type="float">
            <text:p>5303</text:p>
          </table:table-cell>
          <table:table-cell table:formula="of:=([.O699]-13)/([.O699]+13)" office:value-type="float" office:value="0.995109104589917" calcext:value-type="float">
            <text:p>0.995109104589917</text:p>
          </table:table-cell>
          <table:table-cell table:formula="of:=LOG([.O699])" office:value-type="float" office:value="3.72452162711856" calcext:value-type="float">
            <text:p>3.72452162711856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5309" calcext:value-type="float">
            <text:p>5309</text:p>
          </table:table-cell>
          <table:table-cell table:formula="of:=([.O700]-13)/([.O700]+13)" office:value-type="float" office:value="0.99511461856445" calcext:value-type="float">
            <text:p>0.99511461856445</text:p>
          </table:table-cell>
          <table:table-cell table:formula="of:=LOG([.O700])" office:value-type="float" office:value="3.72501272534116" calcext:value-type="float">
            <text:p>3.72501272534116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5323" calcext:value-type="float">
            <text:p>5323</text:p>
          </table:table-cell>
          <table:table-cell table:formula="of:=([.O701]-13)/([.O701]+13)" office:value-type="float" office:value="0.995127436281859" calcext:value-type="float">
            <text:p>0.995127436281859</text:p>
          </table:table-cell>
          <table:table-cell table:formula="of:=LOG([.O701])" office:value-type="float" office:value="3.72615646617275" calcext:value-type="float">
            <text:p>3.72615646617275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5333" calcext:value-type="float">
            <text:p>5333</text:p>
          </table:table-cell>
          <table:table-cell table:formula="of:=([.O702]-13)/([.O702]+13)" office:value-type="float" office:value="0.995136550692106" calcext:value-type="float">
            <text:p>0.995136550692106</text:p>
          </table:table-cell>
          <table:table-cell table:formula="of:=LOG([.O702])" office:value-type="float" office:value="3.72697158368288" calcext:value-type="float">
            <text:p>3.72697158368288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5347" calcext:value-type="float">
            <text:p>5347</text:p>
          </table:table-cell>
          <table:table-cell table:formula="of:=([.O703]-13)/([.O703]+13)" office:value-type="float" office:value="0.995149253731343" calcext:value-type="float">
            <text:p>0.995149253731343</text:p>
          </table:table-cell>
          <table:table-cell table:formula="of:=LOG([.O703])" office:value-type="float" office:value="3.72811018410034" calcext:value-type="float">
            <text:p>3.72811018410034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5351" calcext:value-type="float">
            <text:p>5351</text:p>
          </table:table-cell>
          <table:table-cell table:formula="of:=([.O704]-13)/([.O704]+13)" office:value-type="float" office:value="0.995152870991797" calcext:value-type="float">
            <text:p>0.995152870991797</text:p>
          </table:table-cell>
          <table:table-cell table:formula="of:=LOG([.O704])" office:value-type="float" office:value="3.72843495097425" calcext:value-type="float">
            <text:p>3.72843495097425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5381" calcext:value-type="float">
            <text:p>5381</text:p>
          </table:table-cell>
          <table:table-cell table:formula="of:=([.O705]-13)/([.O705]+13)" office:value-type="float" office:value="0.995179829440119" calcext:value-type="float">
            <text:p>0.995179829440119</text:p>
          </table:table-cell>
          <table:table-cell table:formula="of:=LOG([.O705])" office:value-type="float" office:value="3.73086299204649" calcext:value-type="float">
            <text:p>3.73086299204649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5387" calcext:value-type="float">
            <text:p>5387</text:p>
          </table:table-cell>
          <table:table-cell table:formula="of:=([.O706]-13)/([.O706]+13)" office:value-type="float" office:value="0.995185185185185" calcext:value-type="float">
            <text:p>0.995185185185185</text:p>
          </table:table-cell>
          <table:table-cell table:formula="of:=LOG([.O706])" office:value-type="float" office:value="3.73134697554595" calcext:value-type="float">
            <text:p>3.73134697554595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5393" calcext:value-type="float">
            <text:p>5393</text:p>
          </table:table-cell>
          <table:table-cell table:formula="of:=([.O707]-13)/([.O707]+13)" office:value-type="float" office:value="0.995190529041805" calcext:value-type="float">
            <text:p>0.995190529041805</text:p>
          </table:table-cell>
          <table:table-cell table:formula="of:=LOG([.O707])" office:value-type="float" office:value="3.73183042028816" calcext:value-type="float">
            <text:p>3.73183042028816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5399" calcext:value-type="float">
            <text:p>5399</text:p>
          </table:table-cell>
          <table:table-cell table:formula="of:=([.O708]-13)/([.O708]+13)" office:value-type="float" office:value="0.99519586104952" calcext:value-type="float">
            <text:p>0.99519586104952</text:p>
          </table:table-cell>
          <table:table-cell table:formula="of:=LOG([.O708])" office:value-type="float" office:value="3.73231332747124" calcext:value-type="float">
            <text:p>3.73231332747124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5407" calcext:value-type="float">
            <text:p>5407</text:p>
          </table:table-cell>
          <table:table-cell table:formula="of:=([.O709]-13)/([.O709]+13)" office:value-type="float" office:value="0.99520295202952" calcext:value-type="float">
            <text:p>0.99520295202952</text:p>
          </table:table-cell>
          <table:table-cell table:formula="of:=LOG([.O709])" office:value-type="float" office:value="3.73295636957562" calcext:value-type="float">
            <text:p>3.73295636957562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5413" calcext:value-type="float">
            <text:p>5413</text:p>
          </table:table-cell>
          <table:table-cell table:formula="of:=([.O710]-13)/([.O710]+13)" office:value-type="float" office:value="0.995208256542573" calcext:value-type="float">
            <text:p>0.995208256542573</text:p>
          </table:table-cell>
          <table:table-cell table:formula="of:=LOG([.O710])" office:value-type="float" office:value="3.73343802709106" calcext:value-type="float">
            <text:p>3.73343802709106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5417" calcext:value-type="float">
            <text:p>5417</text:p>
          </table:table-cell>
          <table:table-cell table:formula="of:=([.O711]-13)/([.O711]+13)" office:value-type="float" office:value="0.995211786372007" calcext:value-type="float">
            <text:p>0.995211786372007</text:p>
          </table:table-cell>
          <table:table-cell table:formula="of:=LOG([.O711])" office:value-type="float" office:value="3.7337588355872" calcext:value-type="float">
            <text:p>3.7337588355872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5419" calcext:value-type="float">
            <text:p>5419</text:p>
          </table:table-cell>
          <table:table-cell table:formula="of:=([.O712]-13)/([.O712]+13)" office:value-type="float" office:value="0.995213549337261" calcext:value-type="float">
            <text:p>0.995213549337261</text:p>
          </table:table-cell>
          <table:table-cell table:formula="of:=LOG([.O712])" office:value-type="float" office:value="3.73391915101239" calcext:value-type="float">
            <text:p>3.73391915101239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5431" calcext:value-type="float">
            <text:p>5431</text:p>
          </table:table-cell>
          <table:table-cell table:formula="of:=([.O713]-13)/([.O713]+13)" office:value-type="float" office:value="0.995224099926525" calcext:value-type="float">
            <text:p>0.995224099926525</text:p>
          </table:table-cell>
          <table:table-cell table:formula="of:=LOG([.O713])" office:value-type="float" office:value="3.73487980279263" calcext:value-type="float">
            <text:p>3.73487980279263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5437" calcext:value-type="float">
            <text:p>5437</text:p>
          </table:table-cell>
          <table:table-cell table:formula="of:=([.O714]-13)/([.O714]+13)" office:value-type="float" office:value="0.995229357798165" calcext:value-type="float">
            <text:p>0.995229357798165</text:p>
          </table:table-cell>
          <table:table-cell table:formula="of:=LOG([.O714])" office:value-type="float" office:value="3.73535933300171" calcext:value-type="float">
            <text:p>3.73535933300171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5441" calcext:value-type="float">
            <text:p>5441</text:p>
          </table:table-cell>
          <table:table-cell table:formula="of:=([.O715]-13)/([.O715]+13)" office:value-type="float" office:value="0.995232856618995" calcext:value-type="float">
            <text:p>0.995232856618995</text:p>
          </table:table-cell>
          <table:table-cell table:formula="of:=LOG([.O715])" office:value-type="float" office:value="3.7356787259059" calcext:value-type="float">
            <text:p>3.7356787259059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5443" calcext:value-type="float">
            <text:p>5443</text:p>
          </table:table-cell>
          <table:table-cell table:formula="of:=([.O716]-13)/([.O716]+13)" office:value-type="float" office:value="0.995234604105572" calcext:value-type="float">
            <text:p>0.995234604105572</text:p>
          </table:table-cell>
          <table:table-cell table:formula="of:=LOG([.O716])" office:value-type="float" office:value="3.73583833431707" calcext:value-type="float">
            <text:p>3.73583833431707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5449" calcext:value-type="float">
            <text:p>5449</text:p>
          </table:table-cell>
          <table:table-cell table:formula="of:=([.O717]-13)/([.O717]+13)" office:value-type="float" office:value="0.995239838886855" calcext:value-type="float">
            <text:p>0.995239838886855</text:p>
          </table:table-cell>
          <table:table-cell table:formula="of:=LOG([.O717])" office:value-type="float" office:value="3.73631680790411" calcext:value-type="float">
            <text:p>3.73631680790411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5471" calcext:value-type="float">
            <text:p>5471</text:p>
          </table:table-cell>
          <table:table-cell table:formula="of:=([.O718]-13)/([.O718]+13)" office:value-type="float" office:value="0.99525893508388" calcext:value-type="float">
            <text:p>0.99525893508388</text:p>
          </table:table-cell>
          <table:table-cell table:formula="of:=LOG([.O718])" office:value-type="float" office:value="3.73806671477747" calcext:value-type="float">
            <text:p>3.73806671477747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5477" calcext:value-type="float">
            <text:p>5477</text:p>
          </table:table-cell>
          <table:table-cell table:formula="of:=([.O719]-13)/([.O719]+13)" office:value-type="float" office:value="0.995264116575592" calcext:value-type="float">
            <text:p>0.995264116575592</text:p>
          </table:table-cell>
          <table:table-cell table:formula="of:=LOG([.O719])" office:value-type="float" office:value="3.73854274092879" calcext:value-type="float">
            <text:p>3.73854274092879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5479" calcext:value-type="float">
            <text:p>5479</text:p>
          </table:table-cell>
          <table:table-cell table:formula="of:=([.O720]-13)/([.O720]+13)" office:value-type="float" office:value="0.995265841223598" calcext:value-type="float">
            <text:p>0.995265841223598</text:p>
          </table:table-cell>
          <table:table-cell table:formula="of:=LOG([.O720])" office:value-type="float" office:value="3.73870130043471" calcext:value-type="float">
            <text:p>3.73870130043471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5483" calcext:value-type="float">
            <text:p>5483</text:p>
          </table:table-cell>
          <table:table-cell table:formula="of:=([.O721]-13)/([.O721]+13)" office:value-type="float" office:value="0.995269286754003" calcext:value-type="float">
            <text:p>0.995269286754003</text:p>
          </table:table-cell>
          <table:table-cell table:formula="of:=LOG([.O721])" office:value-type="float" office:value="3.73901824588348" calcext:value-type="float">
            <text:p>3.73901824588348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5501" calcext:value-type="float">
            <text:p>5501</text:p>
          </table:table-cell>
          <table:table-cell table:formula="of:=([.O722]-13)/([.O722]+13)" office:value-type="float" office:value="0.995284729778745" calcext:value-type="float">
            <text:p>0.995284729778745</text:p>
          </table:table-cell>
          <table:table-cell table:formula="of:=LOG([.O722])" office:value-type="float" office:value="3.74044164494977" calcext:value-type="float">
            <text:p>3.74044164494977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5503" calcext:value-type="float">
            <text:p>5503</text:p>
          </table:table-cell>
          <table:table-cell table:formula="of:=([.O723]-13)/([.O723]+13)" office:value-type="float" office:value="0.995286439448876" calcext:value-type="float">
            <text:p>0.995286439448876</text:p>
          </table:table-cell>
          <table:table-cell table:formula="of:=LOG([.O723])" office:value-type="float" office:value="3.74059951281116" calcext:value-type="float">
            <text:p>3.74059951281116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5507" calcext:value-type="float">
            <text:p>5507</text:p>
          </table:table-cell>
          <table:table-cell table:formula="of:=([.O724]-13)/([.O724]+13)" office:value-type="float" office:value="0.995289855072464" calcext:value-type="float">
            <text:p>0.995289855072464</text:p>
          </table:table-cell>
          <table:table-cell table:formula="of:=LOG([.O724])" office:value-type="float" office:value="3.74091507648128" calcext:value-type="float">
            <text:p>3.74091507648128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5519" calcext:value-type="float">
            <text:p>5519</text:p>
          </table:table-cell>
          <table:table-cell table:formula="of:=([.O725]-13)/([.O725]+13)" office:value-type="float" office:value="0.99530007230658" calcext:value-type="float">
            <text:p>0.99530007230658</text:p>
          </table:table-cell>
          <table:table-cell table:formula="of:=LOG([.O725])" office:value-type="float" office:value="3.74186039406526" calcext:value-type="float">
            <text:p>3.74186039406526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5521" calcext:value-type="float">
            <text:p>5521</text:p>
          </table:table-cell>
          <table:table-cell table:formula="of:=([.O726]-13)/([.O726]+13)" office:value-type="float" office:value="0.995301770870979" calcext:value-type="float">
            <text:p>0.995301770870979</text:p>
          </table:table-cell>
          <table:table-cell table:formula="of:=LOG([.O726])" office:value-type="float" office:value="3.74201774714014" calcext:value-type="float">
            <text:p>3.74201774714014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5527" calcext:value-type="float">
            <text:p>5527</text:p>
          </table:table-cell>
          <table:table-cell table:formula="of:=([.O727]-13)/([.O727]+13)" office:value-type="float" office:value="0.995306859205776" calcext:value-type="float">
            <text:p>0.995306859205776</text:p>
          </table:table-cell>
          <table:table-cell table:formula="of:=LOG([.O727])" office:value-type="float" office:value="3.74248946458177" calcext:value-type="float">
            <text:p>3.74248946458177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5531" calcext:value-type="float">
            <text:p>5531</text:p>
          </table:table-cell>
          <table:table-cell table:formula="of:=([.O728]-13)/([.O728]+13)" office:value-type="float" office:value="0.995310245310245" calcext:value-type="float">
            <text:p>0.995310245310245</text:p>
          </table:table-cell>
          <table:table-cell table:formula="of:=LOG([.O728])" office:value-type="float" office:value="3.74280365846916" calcext:value-type="float">
            <text:p>3.74280365846916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5557" calcext:value-type="float">
            <text:p>5557</text:p>
          </table:table-cell>
          <table:table-cell table:formula="of:=([.O729]-13)/([.O729]+13)" office:value-type="float" office:value="0.995332136445242" calcext:value-type="float">
            <text:p>0.995332136445242</text:p>
          </table:table-cell>
          <table:table-cell table:formula="of:=LOG([.O729])" office:value-type="float" office:value="3.74484039678538" calcext:value-type="float">
            <text:p>3.74484039678538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5563" calcext:value-type="float">
            <text:p>5563</text:p>
          </table:table-cell>
          <table:table-cell table:formula="of:=([.O730]-13)/([.O730]+13)" office:value-type="float" office:value="0.995337159253945" calcext:value-type="float">
            <text:p>0.995337159253945</text:p>
          </table:table-cell>
          <table:table-cell table:formula="of:=LOG([.O730])" office:value-type="float" office:value="3.74530905994083" calcext:value-type="float">
            <text:p>3.74530905994083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5569" calcext:value-type="float">
            <text:p>5569</text:p>
          </table:table-cell>
          <table:table-cell table:formula="of:=([.O731]-13)/([.O731]+13)" office:value-type="float" office:value="0.99534217126478" calcext:value-type="float">
            <text:p>0.99534217126478</text:p>
          </table:table-cell>
          <table:table-cell table:formula="of:=LOG([.O731])" office:value-type="float" office:value="3.74577721788976" calcext:value-type="float">
            <text:p>3.74577721788976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5573" calcext:value-type="float">
            <text:p>5573</text:p>
          </table:table-cell>
          <table:table-cell table:formula="of:=([.O732]-13)/([.O732]+13)" office:value-type="float" office:value="0.995345506623702" calcext:value-type="float">
            <text:p>0.995345506623702</text:p>
          </table:table-cell>
          <table:table-cell table:formula="of:=LOG([.O732])" office:value-type="float" office:value="3.7460890430562" calcext:value-type="float">
            <text:p>3.7460890430562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5581" calcext:value-type="float">
            <text:p>5581</text:p>
          </table:table-cell>
          <table:table-cell table:formula="of:=([.O733]-13)/([.O733]+13)" office:value-type="float" office:value="0.99535216303182" calcext:value-type="float">
            <text:p>0.99535216303182</text:p>
          </table:table-cell>
          <table:table-cell table:formula="of:=LOG([.O733])" office:value-type="float" office:value="3.74671202251666" calcext:value-type="float">
            <text:p>3.74671202251666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5591" calcext:value-type="float">
            <text:p>5591</text:p>
          </table:table-cell>
          <table:table-cell table:formula="of:=([.O734]-13)/([.O734]+13)" office:value-type="float" office:value="0.99536045681656" calcext:value-type="float">
            <text:p>0.99536045681656</text:p>
          </table:table-cell>
          <table:table-cell table:formula="of:=LOG([.O734])" office:value-type="float" office:value="3.74748949225867" calcext:value-type="float">
            <text:p>3.74748949225867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5623" calcext:value-type="float">
            <text:p>5623</text:p>
          </table:table-cell>
          <table:table-cell table:formula="of:=([.O735]-13)/([.O735]+13)" office:value-type="float" office:value="0.995386799148332" calcext:value-type="float">
            <text:p>0.995386799148332</text:p>
          </table:table-cell>
          <table:table-cell table:formula="of:=LOG([.O735])" office:value-type="float" office:value="3.7499680835094" calcext:value-type="float">
            <text:p>3.7499680835094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5639" calcext:value-type="float">
            <text:p>5639</text:p>
          </table:table-cell>
          <table:table-cell table:formula="of:=([.O736]-13)/([.O736]+13)" office:value-type="float" office:value="0.995399858457183" calcext:value-type="float">
            <text:p>0.995399858457183</text:p>
          </table:table-cell>
          <table:table-cell table:formula="of:=LOG([.O736])" office:value-type="float" office:value="3.75120209458835" calcext:value-type="float">
            <text:p>3.75120209458835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5641" calcext:value-type="float">
            <text:p>5641</text:p>
          </table:table-cell>
          <table:table-cell table:formula="of:=([.O737]-13)/([.O737]+13)" office:value-type="float" office:value="0.995401485673859" calcext:value-type="float">
            <text:p>0.995401485673859</text:p>
          </table:table-cell>
          <table:table-cell table:formula="of:=LOG([.O737])" office:value-type="float" office:value="3.75135609972539" calcext:value-type="float">
            <text:p>3.75135609972539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5647" calcext:value-type="float">
            <text:p>5647</text:p>
          </table:table-cell>
          <table:table-cell table:formula="of:=([.O738]-13)/([.O738]+13)" office:value-type="float" office:value="0.995406360424028" calcext:value-type="float">
            <text:p>0.995406360424028</text:p>
          </table:table-cell>
          <table:table-cell table:formula="of:=LOG([.O738])" office:value-type="float" office:value="3.75181778773688" calcext:value-type="float">
            <text:p>3.75181778773688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5651" calcext:value-type="float">
            <text:p>5651</text:p>
          </table:table-cell>
          <table:table-cell table:formula="of:=([.O739]-13)/([.O739]+13)" office:value-type="float" office:value="0.995409604519774" calcext:value-type="float">
            <text:p>0.995409604519774</text:p>
          </table:table-cell>
          <table:table-cell table:formula="of:=LOG([.O739])" office:value-type="float" office:value="3.7521253072979" calcext:value-type="float">
            <text:p>3.7521253072979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5653" calcext:value-type="float">
            <text:p>5653</text:p>
          </table:table-cell>
          <table:table-cell table:formula="of:=([.O740]-13)/([.O740]+13)" office:value-type="float" office:value="0.995411224849982" calcext:value-type="float">
            <text:p>0.995411224849982</text:p>
          </table:table-cell>
          <table:table-cell table:formula="of:=LOG([.O740])" office:value-type="float" office:value="3.75227898546012" calcext:value-type="float">
            <text:p>3.75227898546012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5657" calcext:value-type="float">
            <text:p>5657</text:p>
          </table:table-cell>
          <table:table-cell table:formula="of:=([.O741]-13)/([.O741]+13)" office:value-type="float" office:value="0.995414462081129" calcext:value-type="float">
            <text:p>0.995414462081129</text:p>
          </table:table-cell>
          <table:table-cell table:formula="of:=LOG([.O741])" office:value-type="float" office:value="3.75258617874041" calcext:value-type="float">
            <text:p>3.75258617874041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5659" calcext:value-type="float">
            <text:p>5659</text:p>
          </table:table-cell>
          <table:table-cell table:formula="of:=([.O742]-13)/([.O742]+13)" office:value-type="float" office:value="0.995416078984485" calcext:value-type="float">
            <text:p>0.995416078984485</text:p>
          </table:table-cell>
          <table:table-cell table:formula="of:=LOG([.O742])" office:value-type="float" office:value="3.75273969393533" calcext:value-type="float">
            <text:p>3.75273969393533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5669" calcext:value-type="float">
            <text:p>5669</text:p>
          </table:table-cell>
          <table:table-cell table:formula="of:=([.O743]-13)/([.O743]+13)" office:value-type="float" office:value="0.995424146427314" calcext:value-type="float">
            <text:p>0.995424146427314</text:p>
          </table:table-cell>
          <table:table-cell table:formula="of:=LOG([.O743])" office:value-type="float" office:value="3.75350645699097" calcext:value-type="float">
            <text:p>3.75350645699097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5683" calcext:value-type="float">
            <text:p>5683</text:p>
          </table:table-cell>
          <table:table-cell table:formula="of:=([.O744]-13)/([.O744]+13)" office:value-type="float" office:value="0.995435393258427" calcext:value-type="float">
            <text:p>0.995435393258427</text:p>
          </table:table-cell>
          <table:table-cell table:formula="of:=LOG([.O744])" office:value-type="float" office:value="3.75457765604473" calcext:value-type="float">
            <text:p>3.75457765604473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5689" calcext:value-type="float">
            <text:p>5689</text:p>
          </table:table-cell>
          <table:table-cell table:formula="of:=([.O745]-13)/([.O745]+13)" office:value-type="float" office:value="0.995440196422308" calcext:value-type="float">
            <text:p>0.995440196422308</text:p>
          </table:table-cell>
          <table:table-cell table:formula="of:=LOG([.O745])" office:value-type="float" office:value="3.75503593376777" calcext:value-type="float">
            <text:p>3.75503593376777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5693" calcext:value-type="float">
            <text:p>5693</text:p>
          </table:table-cell>
          <table:table-cell table:formula="of:=([.O746]-13)/([.O746]+13)" office:value-type="float" office:value="0.995443392919734" calcext:value-type="float">
            <text:p>0.995443392919734</text:p>
          </table:table-cell>
          <table:table-cell table:formula="of:=LOG([.O746])" office:value-type="float" office:value="3.75534118381155" calcext:value-type="float">
            <text:p>3.75534118381155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5701" calcext:value-type="float">
            <text:p>5701</text:p>
          </table:table-cell>
          <table:table-cell table:formula="of:=([.O747]-13)/([.O747]+13)" office:value-type="float" office:value="0.995449772488624" calcext:value-type="float">
            <text:p>0.995449772488624</text:p>
          </table:table-cell>
          <table:table-cell table:formula="of:=LOG([.O747])" office:value-type="float" office:value="3.75595104100413" calcext:value-type="float">
            <text:p>3.75595104100413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5711" calcext:value-type="float">
            <text:p>5711</text:p>
          </table:table-cell>
          <table:table-cell table:formula="of:=([.O748]-13)/([.O748]+13)" office:value-type="float" office:value="0.995457721872816" calcext:value-type="float">
            <text:p>0.995457721872816</text:p>
          </table:table-cell>
          <table:table-cell table:formula="of:=LOG([.O748])" office:value-type="float" office:value="3.75671216016477" calcext:value-type="float">
            <text:p>3.75671216016477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5717" calcext:value-type="float">
            <text:p>5717</text:p>
          </table:table-cell>
          <table:table-cell table:formula="of:=([.O749]-13)/([.O749]+13)" office:value-type="float" office:value="0.995462478184991" calcext:value-type="float">
            <text:p>0.995462478184991</text:p>
          </table:table-cell>
          <table:table-cell table:formula="of:=LOG([.O749])" office:value-type="float" office:value="3.75716819221427" calcext:value-type="float">
            <text:p>3.75716819221427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5737" calcext:value-type="float">
            <text:p>5737</text:p>
          </table:table-cell>
          <table:table-cell table:formula="of:=([.O750]-13)/([.O750]+13)" office:value-type="float" office:value="0.995478260869565" calcext:value-type="float">
            <text:p>0.995478260869565</text:p>
          </table:table-cell>
          <table:table-cell table:formula="of:=LOG([.O750])" office:value-type="float" office:value="3.75868484988244" calcext:value-type="float">
            <text:p>3.75868484988244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5741" calcext:value-type="float">
            <text:p>5741</text:p>
          </table:table-cell>
          <table:table-cell table:formula="of:=([.O751]-13)/([.O751]+13)" office:value-type="float" office:value="0.995481404240528" calcext:value-type="float">
            <text:p>0.995481404240528</text:p>
          </table:table-cell>
          <table:table-cell table:formula="of:=LOG([.O751])" office:value-type="float" office:value="3.75898754686762" calcext:value-type="float">
            <text:p>3.75898754686762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5743" calcext:value-type="float">
            <text:p>5743</text:p>
          </table:table-cell>
          <table:table-cell table:formula="of:=([.O752]-13)/([.O752]+13)" office:value-type="float" office:value="0.9954829742877" calcext:value-type="float">
            <text:p>0.9954829742877</text:p>
          </table:table-cell>
          <table:table-cell table:formula="of:=LOG([.O752])" office:value-type="float" office:value="3.75913881628117" calcext:value-type="float">
            <text:p>3.75913881628117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5749" calcext:value-type="float">
            <text:p>5749</text:p>
          </table:table-cell>
          <table:table-cell table:formula="of:=([.O753]-13)/([.O753]+13)" office:value-type="float" office:value="0.995487677889622" calcext:value-type="float">
            <text:p>0.995487677889622</text:p>
          </table:table-cell>
          <table:table-cell table:formula="of:=LOG([.O753])" office:value-type="float" office:value="3.75959230864597" calcext:value-type="float">
            <text:p>3.75959230864597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5779" calcext:value-type="float">
            <text:p>5779</text:p>
          </table:table-cell>
          <table:table-cell table:formula="of:=([.O754]-13)/([.O754]+13)" office:value-type="float" office:value="0.995511049723757" calcext:value-type="float">
            <text:p>0.995511049723757</text:p>
          </table:table-cell>
          <table:table-cell table:formula="of:=LOG([.O754])" office:value-type="float" office:value="3.76185269446638" calcext:value-type="float">
            <text:p>3.76185269446638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5783" calcext:value-type="float">
            <text:p>5783</text:p>
          </table:table-cell>
          <table:table-cell table:formula="of:=([.O755]-13)/([.O755]+13)" office:value-type="float" office:value="0.995514147688061" calcext:value-type="float">
            <text:p>0.995514147688061</text:p>
          </table:table-cell>
          <table:table-cell table:formula="of:=LOG([.O755])" office:value-type="float" office:value="3.76215319230359" calcext:value-type="float">
            <text:p>3.76215319230359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5791" calcext:value-type="float">
            <text:p>5791</text:p>
          </table:table-cell>
          <table:table-cell table:formula="of:=([.O756]-13)/([.O756]+13)" office:value-type="float" office:value="0.995520330806341" calcext:value-type="float">
            <text:p>0.995520330806341</text:p>
          </table:table-cell>
          <table:table-cell table:formula="of:=LOG([.O756])" office:value-type="float" office:value="3.76275356493337" calcext:value-type="float">
            <text:p>3.76275356493337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5801" calcext:value-type="float">
            <text:p>5801</text:p>
          </table:table-cell>
          <table:table-cell table:formula="of:=([.O757]-13)/([.O757]+13)" office:value-type="float" office:value="0.995528035775714" calcext:value-type="float">
            <text:p>0.995528035775714</text:p>
          </table:table-cell>
          <table:table-cell table:formula="of:=LOG([.O757])" office:value-type="float" office:value="3.7635028654676" calcext:value-type="float">
            <text:p>3.7635028654676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5807" calcext:value-type="float">
            <text:p>5807</text:p>
          </table:table-cell>
          <table:table-cell table:formula="of:=([.O758]-13)/([.O758]+13)" office:value-type="float" office:value="0.99553264604811" calcext:value-type="float">
            <text:p>0.99553264604811</text:p>
          </table:table-cell>
          <table:table-cell table:formula="of:=LOG([.O758])" office:value-type="float" office:value="3.76395182603332" calcext:value-type="float">
            <text:p>3.76395182603332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5813" calcext:value-type="float">
            <text:p>5813</text:p>
          </table:table-cell>
          <table:table-cell table:formula="of:=([.O759]-13)/([.O759]+13)" office:value-type="float" office:value="0.99553724682458" calcext:value-type="float">
            <text:p>0.99553724682458</text:p>
          </table:table-cell>
          <table:table-cell table:formula="of:=LOG([.O759])" office:value-type="float" office:value="3.76440032295639" calcext:value-type="float">
            <text:p>3.76440032295639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5821" calcext:value-type="float">
            <text:p>5821</text:p>
          </table:table-cell>
          <table:table-cell table:formula="of:=([.O760]-13)/([.O760]+13)" office:value-type="float" office:value="0.995543366472403" calcext:value-type="float">
            <text:p>0.995543366472403</text:p>
          </table:table-cell>
          <table:table-cell table:formula="of:=LOG([.O760])" office:value-type="float" office:value="3.76499759928488" calcext:value-type="float">
            <text:p>3.76499759928488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5827" calcext:value-type="float">
            <text:p>5827</text:p>
          </table:table-cell>
          <table:table-cell table:formula="of:=([.O761]-13)/([.O761]+13)" office:value-type="float" office:value="0.995547945205479" calcext:value-type="float">
            <text:p>0.995547945205479</text:p>
          </table:table-cell>
          <table:table-cell table:formula="of:=LOG([.O761])" office:value-type="float" office:value="3.76544501809015" calcext:value-type="float">
            <text:p>3.76544501809015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5839" calcext:value-type="float">
            <text:p>5839</text:p>
          </table:table-cell>
          <table:table-cell table:formula="of:=([.O762]-13)/([.O762]+13)" office:value-type="float" office:value="0.995557074504443" calcext:value-type="float">
            <text:p>0.995557074504443</text:p>
          </table:table-cell>
          <table:table-cell table:formula="of:=LOG([.O762])" office:value-type="float" office:value="3.76633847525129" calcext:value-type="float">
            <text:p>3.76633847525129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5843" calcext:value-type="float">
            <text:p>5843</text:p>
          </table:table-cell>
          <table:table-cell table:formula="of:=([.O763]-13)/([.O763]+13)" office:value-type="float" office:value="0.995560109289617" calcext:value-type="float">
            <text:p>0.995560109289617</text:p>
          </table:table-cell>
          <table:table-cell table:formula="of:=LOG([.O763])" office:value-type="float" office:value="3.76663588631027" calcext:value-type="float">
            <text:p>3.76663588631027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5849" calcext:value-type="float">
            <text:p>5849</text:p>
          </table:table-cell>
          <table:table-cell table:formula="of:=([.O764]-13)/([.O764]+13)" office:value-type="float" office:value="0.995564653701808" calcext:value-type="float">
            <text:p>0.995564653701808</text:p>
          </table:table-cell>
          <table:table-cell table:formula="of:=LOG([.O764])" office:value-type="float" office:value="3.76708162136332" calcext:value-type="float">
            <text:p>3.76708162136332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5851" calcext:value-type="float">
            <text:p>5851</text:p>
          </table:table-cell>
          <table:table-cell table:formula="of:=([.O765]-13)/([.O765]+13)" office:value-type="float" office:value="0.995566166439291" calcext:value-type="float">
            <text:p>0.995566166439291</text:p>
          </table:table-cell>
          <table:table-cell table:formula="of:=LOG([.O765])" office:value-type="float" office:value="3.76723009811072" calcext:value-type="float">
            <text:p>3.76723009811072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5857" calcext:value-type="float">
            <text:p>5857</text:p>
          </table:table-cell>
          <table:table-cell table:formula="of:=([.O766]-13)/([.O766]+13)" office:value-type="float" office:value="0.99557069846678" calcext:value-type="float">
            <text:p>0.99557069846678</text:p>
          </table:table-cell>
          <table:table-cell table:formula="of:=LOG([.O766])" office:value-type="float" office:value="3.76767522402796" calcext:value-type="float">
            <text:p>3.76767522402796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5861" calcext:value-type="float">
            <text:p>5861</text:p>
          </table:table-cell>
          <table:table-cell table:formula="of:=([.O767]-13)/([.O767]+13)" office:value-type="float" office:value="0.995573714674838" calcext:value-type="float">
            <text:p>0.995573714674838</text:p>
          </table:table-cell>
          <table:table-cell table:formula="of:=LOG([.O767])" office:value-type="float" office:value="3.76797172138162" calcext:value-type="float">
            <text:p>3.76797172138162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5867" calcext:value-type="float">
            <text:p>5867</text:p>
          </table:table-cell>
          <table:table-cell table:formula="of:=([.O768]-13)/([.O768]+13)" office:value-type="float" office:value="0.995578231292517" calcext:value-type="float">
            <text:p>0.995578231292517</text:p>
          </table:table-cell>
          <table:table-cell table:formula="of:=LOG([.O768])" office:value-type="float" office:value="3.76841608821633" calcext:value-type="float">
            <text:p>3.76841608821633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5869" calcext:value-type="float">
            <text:p>5869</text:p>
          </table:table-cell>
          <table:table-cell table:formula="of:=([.O769]-13)/([.O769]+13)" office:value-type="float" office:value="0.995579734784087" calcext:value-type="float">
            <text:p>0.995579734784087</text:p>
          </table:table-cell>
          <table:table-cell table:formula="of:=LOG([.O769])" office:value-type="float" office:value="3.76856410951357" calcext:value-type="float">
            <text:p>3.76856410951357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5879" calcext:value-type="float">
            <text:p>5879</text:p>
          </table:table-cell>
          <table:table-cell table:formula="of:=([.O770]-13)/([.O770]+13)" office:value-type="float" office:value="0.995587236931432" calcext:value-type="float">
            <text:p>0.995587236931432</text:p>
          </table:table-cell>
          <table:table-cell table:formula="of:=LOG([.O770])" office:value-type="float" office:value="3.76930346018908" calcext:value-type="float">
            <text:p>3.76930346018908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5881" calcext:value-type="float">
            <text:p>5881</text:p>
          </table:table-cell>
          <table:table-cell table:formula="of:=([.O771]-13)/([.O771]+13)" office:value-type="float" office:value="0.995588734306074" calcext:value-type="float">
            <text:p>0.995588734306074</text:p>
          </table:table-cell>
          <table:table-cell table:formula="of:=LOG([.O771])" office:value-type="float" office:value="3.76945117940204" calcext:value-type="float">
            <text:p>3.76945117940204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5897" calcext:value-type="float">
            <text:p>5897</text:p>
          </table:table-cell>
          <table:table-cell table:formula="of:=([.O772]-13)/([.O772]+13)" office:value-type="float" office:value="0.995600676818951" calcext:value-type="float">
            <text:p>0.995600676818951</text:p>
          </table:table-cell>
          <table:table-cell table:formula="of:=LOG([.O772])" office:value-type="float" office:value="3.77063112777781" calcext:value-type="float">
            <text:p>3.77063112777781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5903" calcext:value-type="float">
            <text:p>5903</text:p>
          </table:table-cell>
          <table:table-cell table:formula="of:=([.O773]-13)/([.O773]+13)" office:value-type="float" office:value="0.995605138607167" calcext:value-type="float">
            <text:p>0.995605138607167</text:p>
          </table:table-cell>
          <table:table-cell table:formula="of:=LOG([.O773])" office:value-type="float" office:value="3.77107278322119" calcext:value-type="float">
            <text:p>3.77107278322119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5923" calcext:value-type="float">
            <text:p>5923</text:p>
          </table:table-cell>
          <table:table-cell table:formula="of:=([.O774]-13)/([.O774]+13)" office:value-type="float" office:value="0.995619946091644" calcext:value-type="float">
            <text:p>0.995619946091644</text:p>
          </table:table-cell>
          <table:table-cell table:formula="of:=LOG([.O774])" office:value-type="float" office:value="3.77254173264094" calcext:value-type="float">
            <text:p>3.77254173264094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5927" calcext:value-type="float">
            <text:p>5927</text:p>
          </table:table-cell>
          <table:table-cell table:formula="of:=([.O775]-13)/([.O775]+13)" office:value-type="float" office:value="0.995622895622896" calcext:value-type="float">
            <text:p>0.995622895622896</text:p>
          </table:table-cell>
          <table:table-cell table:formula="of:=LOG([.O775])" office:value-type="float" office:value="3.77283492723902" calcext:value-type="float">
            <text:p>3.77283492723902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5939" calcext:value-type="float">
            <text:p>5939</text:p>
          </table:table-cell>
          <table:table-cell table:formula="of:=([.O776]-13)/([.O776]+13)" office:value-type="float" office:value="0.995631720430107" calcext:value-type="float">
            <text:p>0.995631720430107</text:p>
          </table:table-cell>
          <table:table-cell table:formula="of:=LOG([.O776])" office:value-type="float" office:value="3.77371332527702" calcext:value-type="float">
            <text:p>3.77371332527702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5953" calcext:value-type="float">
            <text:p>5953</text:p>
          </table:table-cell>
          <table:table-cell table:formula="of:=([.O777]-13)/([.O777]+13)" office:value-type="float" office:value="0.995641971169963" calcext:value-type="float">
            <text:p>0.995641971169963</text:p>
          </table:table-cell>
          <table:table-cell table:formula="of:=LOG([.O777])" office:value-type="float" office:value="3.77473588255175" calcext:value-type="float">
            <text:p>3.77473588255175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5981" calcext:value-type="float">
            <text:p>5981</text:p>
          </table:table-cell>
          <table:table-cell table:formula="of:=([.O778]-13)/([.O778]+13)" office:value-type="float" office:value="0.995662328995662" calcext:value-type="float">
            <text:p>0.995662328995662</text:p>
          </table:table-cell>
          <table:table-cell table:formula="of:=LOG([.O778])" office:value-type="float" office:value="3.77677380241211" calcext:value-type="float">
            <text:p>3.77677380241211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5987" calcext:value-type="float">
            <text:p>5987</text:p>
          </table:table-cell>
          <table:table-cell table:formula="of:=([.O779]-13)/([.O779]+13)" office:value-type="float" office:value="0.995666666666667" calcext:value-type="float">
            <text:p>0.995666666666667</text:p>
          </table:table-cell>
          <table:table-cell table:formula="of:=LOG([.O779])" office:value-type="float" office:value="3.77720925814568" calcext:value-type="float">
            <text:p>3.77720925814568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6007" calcext:value-type="float">
            <text:p>6007</text:p>
          </table:table-cell>
          <table:table-cell table:formula="of:=([.O780]-13)/([.O780]+13)" office:value-type="float" office:value="0.995681063122924" calcext:value-type="float">
            <text:p>0.995681063122924</text:p>
          </table:table-cell>
          <table:table-cell table:formula="of:=LOG([.O780])" office:value-type="float" office:value="3.77865763194735" calcext:value-type="float">
            <text:p>3.77865763194735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6011" calcext:value-type="float">
            <text:p>6011</text:p>
          </table:table-cell>
          <table:table-cell table:formula="of:=([.O781]-13)/([.O781]+13)" office:value-type="float" office:value="0.995683930942895" calcext:value-type="float">
            <text:p>0.995683930942895</text:p>
          </table:table-cell>
          <table:table-cell table:formula="of:=LOG([.O781])" office:value-type="float" office:value="3.77894672796862" calcext:value-type="float">
            <text:p>3.77894672796862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6029" calcext:value-type="float">
            <text:p>6029</text:p>
          </table:table-cell>
          <table:table-cell table:formula="of:=([.O782]-13)/([.O782]+13)" office:value-type="float" office:value="0.995696789142668" calcext:value-type="float">
            <text:p>0.995696789142668</text:p>
          </table:table-cell>
          <table:table-cell table:formula="of:=LOG([.O782])" office:value-type="float" office:value="3.78024528386535" calcext:value-type="float">
            <text:p>3.78024528386535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6037" calcext:value-type="float">
            <text:p>6037</text:p>
          </table:table-cell>
          <table:table-cell table:formula="of:=([.O783]-13)/([.O783]+13)" office:value-type="float" office:value="0.995702479338843" calcext:value-type="float">
            <text:p>0.995702479338843</text:p>
          </table:table-cell>
          <table:table-cell table:formula="of:=LOG([.O783])" office:value-type="float" office:value="3.78082117585347" calcext:value-type="float">
            <text:p>3.78082117585347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6043" calcext:value-type="float">
            <text:p>6043</text:p>
          </table:table-cell>
          <table:table-cell table:formula="of:=([.O784]-13)/([.O784]+13)" office:value-type="float" office:value="0.995706737120211" calcext:value-type="float">
            <text:p>0.995706737120211</text:p>
          </table:table-cell>
          <table:table-cell table:formula="of:=LOG([.O784])" office:value-type="float" office:value="3.78125259424846" calcext:value-type="float">
            <text:p>3.78125259424846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6047" calcext:value-type="float">
            <text:p>6047</text:p>
          </table:table-cell>
          <table:table-cell table:formula="of:=([.O785]-13)/([.O785]+13)" office:value-type="float" office:value="0.995709570957096" calcext:value-type="float">
            <text:p>0.995709570957096</text:p>
          </table:table-cell>
          <table:table-cell table:formula="of:=LOG([.O785])" office:value-type="float" office:value="3.78153996860594" calcext:value-type="float">
            <text:p>3.78153996860594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6053" calcext:value-type="float">
            <text:p>6053</text:p>
          </table:table-cell>
          <table:table-cell table:formula="of:=([.O786]-13)/([.O786]+13)" office:value-type="float" office:value="0.995713814704913" calcext:value-type="float">
            <text:p>0.995713814704913</text:p>
          </table:table-cell>
          <table:table-cell table:formula="of:=LOG([.O786])" office:value-type="float" office:value="3.78197067391255" calcext:value-type="float">
            <text:p>3.78197067391255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6067" calcext:value-type="float">
            <text:p>6067</text:p>
          </table:table-cell>
          <table:table-cell table:formula="of:=([.O787]-13)/([.O787]+13)" office:value-type="float" office:value="0.995723684210526" calcext:value-type="float">
            <text:p>0.995723684210526</text:p>
          </table:table-cell>
          <table:table-cell table:formula="of:=LOG([.O787])" office:value-type="float" office:value="3.78297399494405" calcext:value-type="float">
            <text:p>3.78297399494405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6073" calcext:value-type="float">
            <text:p>6073</text:p>
          </table:table-cell>
          <table:table-cell table:formula="of:=([.O788]-13)/([.O788]+13)" office:value-type="float" office:value="0.995727900098587" calcext:value-type="float">
            <text:p>0.995727900098587</text:p>
          </table:table-cell>
          <table:table-cell table:formula="of:=LOG([.O788])" office:value-type="float" office:value="3.78340328112256" calcext:value-type="float">
            <text:p>3.78340328112256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6079" calcext:value-type="float">
            <text:p>6079</text:p>
          </table:table-cell>
          <table:table-cell table:formula="of:=([.O789]-13)/([.O789]+13)" office:value-type="float" office:value="0.995732107682206" calcext:value-type="float">
            <text:p>0.995732107682206</text:p>
          </table:table-cell>
          <table:table-cell table:formula="of:=LOG([.O789])" office:value-type="float" office:value="3.78383214338444" calcext:value-type="float">
            <text:p>3.78383214338444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6089" calcext:value-type="float">
            <text:p>6089</text:p>
          </table:table-cell>
          <table:table-cell table:formula="of:=([.O790]-13)/([.O790]+13)" office:value-type="float" office:value="0.995739101933792" calcext:value-type="float">
            <text:p>0.995739101933792</text:p>
          </table:table-cell>
          <table:table-cell table:formula="of:=LOG([.O790])" office:value-type="float" office:value="3.78454597405452" calcext:value-type="float">
            <text:p>3.78454597405452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6091" calcext:value-type="float">
            <text:p>6091</text:p>
          </table:table-cell>
          <table:table-cell table:formula="of:=([.O791]-13)/([.O791]+13)" office:value-type="float" office:value="0.995740498034076" calcext:value-type="float">
            <text:p>0.995740498034076</text:p>
          </table:table-cell>
          <table:table-cell table:formula="of:=LOG([.O791])" office:value-type="float" office:value="3.78468859950142" calcext:value-type="float">
            <text:p>3.78468859950142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6101" calcext:value-type="float">
            <text:p>6101</text:p>
          </table:table-cell>
          <table:table-cell table:formula="of:=([.O792]-13)/([.O792]+13)" office:value-type="float" office:value="0.995747464834805" calcext:value-type="float">
            <text:p>0.995747464834805</text:p>
          </table:table-cell>
          <table:table-cell table:formula="of:=LOG([.O792])" office:value-type="float" office:value="3.78540102499239" calcext:value-type="float">
            <text:p>3.78540102499239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6113" calcext:value-type="float">
            <text:p>6113</text:p>
          </table:table-cell>
          <table:table-cell table:formula="of:=([.O793]-13)/([.O793]+13)" office:value-type="float" office:value="0.995755794972249" calcext:value-type="float">
            <text:p>0.995755794972249</text:p>
          </table:table-cell>
          <table:table-cell table:formula="of:=LOG([.O793])" office:value-type="float" office:value="3.78625439578978" calcext:value-type="float">
            <text:p>3.78625439578978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6121" calcext:value-type="float">
            <text:p>6121</text:p>
          </table:table-cell>
          <table:table-cell table:formula="of:=([.O794]-13)/([.O794]+13)" office:value-type="float" office:value="0.995761330290186" calcext:value-type="float">
            <text:p>0.995761330290186</text:p>
          </table:table-cell>
          <table:table-cell table:formula="of:=LOG([.O794])" office:value-type="float" office:value="3.78682237949919" calcext:value-type="float">
            <text:p>3.78682237949919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6131" calcext:value-type="float">
            <text:p>6131</text:p>
          </table:table-cell>
          <table:table-cell table:formula="of:=([.O795]-13)/([.O795]+13)" office:value-type="float" office:value="0.995768229166667" calcext:value-type="float">
            <text:p>0.995768229166667</text:p>
          </table:table-cell>
          <table:table-cell table:formula="of:=LOG([.O795])" office:value-type="float" office:value="3.78753131612723" calcext:value-type="float">
            <text:p>3.78753131612723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6133" calcext:value-type="float">
            <text:p>6133</text:p>
          </table:table-cell>
          <table:table-cell table:formula="of:=([.O796]-13)/([.O796]+13)" office:value-type="float" office:value="0.995769606247966" calcext:value-type="float">
            <text:p>0.995769606247966</text:p>
          </table:table-cell>
          <table:table-cell table:formula="of:=LOG([.O796])" office:value-type="float" office:value="3.78767296468749" calcext:value-type="float">
            <text:p>3.78767296468749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6143" calcext:value-type="float">
            <text:p>6143</text:p>
          </table:table-cell>
          <table:table-cell table:formula="of:=([.O797]-13)/([.O797]+13)" office:value-type="float" office:value="0.995776478232619" calcext:value-type="float">
            <text:p>0.995776478232619</text:p>
          </table:table-cell>
          <table:table-cell table:formula="of:=LOG([.O797])" office:value-type="float" office:value="3.78838051531956" calcext:value-type="float">
            <text:p>3.78838051531956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6151" calcext:value-type="float">
            <text:p>6151</text:p>
          </table:table-cell>
          <table:table-cell table:formula="of:=([.O798]-13)/([.O798]+13)" office:value-type="float" office:value="0.995781959766386" calcext:value-type="float">
            <text:p>0.995781959766386</text:p>
          </table:table-cell>
          <table:table-cell table:formula="of:=LOG([.O798])" office:value-type="float" office:value="3.78894572702375" calcext:value-type="float">
            <text:p>3.78894572702375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6163" calcext:value-type="float">
            <text:p>6163</text:p>
          </table:table-cell>
          <table:table-cell table:formula="of:=([.O799]-13)/([.O799]+13)" office:value-type="float" office:value="0.995790155440414" calcext:value-type="float">
            <text:p>0.995790155440414</text:p>
          </table:table-cell>
          <table:table-cell table:formula="of:=LOG([.O799])" office:value-type="float" office:value="3.78979216773067" calcext:value-type="float">
            <text:p>3.78979216773067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6173" calcext:value-type="float">
            <text:p>6173</text:p>
          </table:table-cell>
          <table:table-cell table:formula="of:=([.O800]-13)/([.O800]+13)" office:value-type="float" office:value="0.995796960879405" calcext:value-type="float">
            <text:p>0.995796960879405</text:p>
          </table:table-cell>
          <table:table-cell table:formula="of:=LOG([.O800])" office:value-type="float" office:value="3.79049627696711" calcext:value-type="float">
            <text:p>3.79049627696711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6197" calcext:value-type="float">
            <text:p>6197</text:p>
          </table:table-cell>
          <table:table-cell table:formula="of:=([.O801]-13)/([.O801]+13)" office:value-type="float" office:value="0.995813204508857" calcext:value-type="float">
            <text:p>0.995813204508857</text:p>
          </table:table-cell>
          <table:table-cell table:formula="of:=LOG([.O801])" office:value-type="float" office:value="3.79218149614968" calcext:value-type="float">
            <text:p>3.79218149614968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6199" calcext:value-type="float">
            <text:p>6199</text:p>
          </table:table-cell>
          <table:table-cell table:formula="of:=([.O802]-13)/([.O802]+13)" office:value-type="float" office:value="0.995814552479073" calcext:value-type="float">
            <text:p>0.995814552479073</text:p>
          </table:table-cell>
          <table:table-cell table:formula="of:=LOG([.O802])" office:value-type="float" office:value="3.79232163635157" calcext:value-type="float">
            <text:p>3.79232163635157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6203" calcext:value-type="float">
            <text:p>6203</text:p>
          </table:table-cell>
          <table:table-cell table:formula="of:=([.O803]-13)/([.O803]+13)" office:value-type="float" office:value="0.995817245817246" calcext:value-type="float">
            <text:p>0.995817245817246</text:p>
          </table:table-cell>
          <table:table-cell table:formula="of:=LOG([.O803])" office:value-type="float" office:value="3.79260178116497" calcext:value-type="float">
            <text:p>3.79260178116497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6211" calcext:value-type="float">
            <text:p>6211</text:p>
          </table:table-cell>
          <table:table-cell table:formula="of:=([.O804]-13)/([.O804]+13)" office:value-type="float" office:value="0.995822622107969" calcext:value-type="float">
            <text:p>0.995822622107969</text:p>
          </table:table-cell>
          <table:table-cell table:formula="of:=LOG([.O804])" office:value-type="float" office:value="3.79316152924555" calcext:value-type="float">
            <text:p>3.79316152924555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6217" calcext:value-type="float">
            <text:p>6217</text:p>
          </table:table-cell>
          <table:table-cell table:formula="of:=([.O805]-13)/([.O805]+13)" office:value-type="float" office:value="0.995826645264848" calcext:value-type="float">
            <text:p>0.995826645264848</text:p>
          </table:table-cell>
          <table:table-cell table:formula="of:=LOG([.O805])" office:value-type="float" office:value="3.79358086736815" calcext:value-type="float">
            <text:p>3.79358086736815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6221" calcext:value-type="float">
            <text:p>6221</text:p>
          </table:table-cell>
          <table:table-cell table:formula="of:=([.O806]-13)/([.O806]+13)" office:value-type="float" office:value="0.995829323067052" calcext:value-type="float">
            <text:p>0.995829323067052</text:p>
          </table:table-cell>
          <table:table-cell table:formula="of:=LOG([.O806])" office:value-type="float" office:value="3.79386020134267" calcext:value-type="float">
            <text:p>3.79386020134267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6229" calcext:value-type="float">
            <text:p>6229</text:p>
          </table:table-cell>
          <table:table-cell table:formula="of:=([.O807]-13)/([.O807]+13)" office:value-type="float" office:value="0.995834668375521" calcext:value-type="float">
            <text:p>0.995834668375521</text:p>
          </table:table-cell>
          <table:table-cell table:formula="of:=LOG([.O807])" office:value-type="float" office:value="3.79441833087414" calcext:value-type="float">
            <text:p>3.79441833087414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6247" calcext:value-type="float">
            <text:p>6247</text:p>
          </table:table-cell>
          <table:table-cell table:formula="of:=([.O808]-13)/([.O808]+13)" office:value-type="float" office:value="0.995846645367412" calcext:value-type="float">
            <text:p>0.995846645367412</text:p>
          </table:table-cell>
          <table:table-cell table:formula="of:=LOG([.O808])" office:value-type="float" office:value="3.79567150594602" calcext:value-type="float">
            <text:p>3.79567150594602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6257" calcext:value-type="float">
            <text:p>6257</text:p>
          </table:table-cell>
          <table:table-cell table:formula="of:=([.O809]-13)/([.O809]+13)" office:value-type="float" office:value="0.99585326953748" calcext:value-type="float">
            <text:p>0.99585326953748</text:p>
          </table:table-cell>
          <table:table-cell table:formula="of:=LOG([.O809])" office:value-type="float" office:value="3.79636615497752" calcext:value-type="float">
            <text:p>3.79636615497752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6263" calcext:value-type="float">
            <text:p>6263</text:p>
          </table:table-cell>
          <table:table-cell table:formula="of:=([.O810]-13)/([.O810]+13)" office:value-type="float" office:value="0.995857233906947" calcext:value-type="float">
            <text:p>0.995857233906947</text:p>
          </table:table-cell>
          <table:table-cell table:formula="of:=LOG([.O810])" office:value-type="float" office:value="3.79678241170131" calcext:value-type="float">
            <text:p>3.79678241170131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6269" calcext:value-type="float">
            <text:p>6269</text:p>
          </table:table-cell>
          <table:table-cell table:formula="of:=([.O811]-13)/([.O811]+13)" office:value-type="float" office:value="0.995861190703597" calcext:value-type="float">
            <text:p>0.995861190703597</text:p>
          </table:table-cell>
          <table:table-cell table:formula="of:=LOG([.O811])" office:value-type="float" office:value="3.79719826983896" calcext:value-type="float">
            <text:p>3.79719826983896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6271" calcext:value-type="float">
            <text:p>6271</text:p>
          </table:table-cell>
          <table:table-cell table:formula="of:=([.O812]-13)/([.O812]+13)" office:value-type="float" office:value="0.995862507956715" calcext:value-type="float">
            <text:p>0.995862507956715</text:p>
          </table:table-cell>
          <table:table-cell table:formula="of:=LOG([.O812])" office:value-type="float" office:value="3.79733680077535" calcext:value-type="float">
            <text:p>3.79733680077535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6277" calcext:value-type="float">
            <text:p>6277</text:p>
          </table:table-cell>
          <table:table-cell table:formula="of:=([.O813]-13)/([.O813]+13)" office:value-type="float" office:value="0.995866454689984" calcext:value-type="float">
            <text:p>0.995866454689984</text:p>
          </table:table-cell>
          <table:table-cell table:formula="of:=LOG([.O813])" office:value-type="float" office:value="3.79775212865071" calcext:value-type="float">
            <text:p>3.79775212865071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6287" calcext:value-type="float">
            <text:p>6287</text:p>
          </table:table-cell>
          <table:table-cell table:formula="of:=([.O814]-13)/([.O814]+13)" office:value-type="float" office:value="0.995873015873016" calcext:value-type="float">
            <text:p>0.995873015873016</text:p>
          </table:table-cell>
          <table:table-cell table:formula="of:=LOG([.O814])" office:value-type="float" office:value="3.79844346035019" calcext:value-type="float">
            <text:p>3.79844346035019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6299" calcext:value-type="float">
            <text:p>6299</text:p>
          </table:table-cell>
          <table:table-cell table:formula="of:=([.O815]-13)/([.O815]+13)" office:value-type="float" office:value="0.995880861850443" calcext:value-type="float">
            <text:p>0.995880861850443</text:p>
          </table:table-cell>
          <table:table-cell table:formula="of:=LOG([.O815])" office:value-type="float" office:value="3.79927160834987" calcext:value-type="float">
            <text:p>3.79927160834987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6301" calcext:value-type="float">
            <text:p>6301</text:p>
          </table:table-cell>
          <table:table-cell table:formula="of:=([.O816]-13)/([.O816]+13)" office:value-type="float" office:value="0.995882166613874" calcext:value-type="float">
            <text:p>0.995882166613874</text:p>
          </table:table-cell>
          <table:table-cell table:formula="of:=LOG([.O816])" office:value-type="float" office:value="3.79940947961513" calcext:value-type="float">
            <text:p>3.79940947961513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6311" calcext:value-type="float">
            <text:p>6311</text:p>
          </table:table-cell>
          <table:table-cell table:formula="of:=([.O817]-13)/([.O817]+13)" office:value-type="float" office:value="0.995888678051866" calcext:value-type="float">
            <text:p>0.995888678051866</text:p>
          </table:table-cell>
          <table:table-cell table:formula="of:=LOG([.O817])" office:value-type="float" office:value="3.80009818017478" calcext:value-type="float">
            <text:p>3.80009818017478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6317" calcext:value-type="float">
            <text:p>6317</text:p>
          </table:table-cell>
          <table:table-cell table:formula="of:=([.O818]-13)/([.O818]+13)" office:value-type="float" office:value="0.995892575039494" calcext:value-type="float">
            <text:p>0.995892575039494</text:p>
          </table:table-cell>
          <table:table-cell table:formula="of:=LOG([.O818])" office:value-type="float" office:value="3.80051087689437" calcext:value-type="float">
            <text:p>3.80051087689437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6323" calcext:value-type="float">
            <text:p>6323</text:p>
          </table:table-cell>
          <table:table-cell table:formula="of:=([.O819]-13)/([.O819]+13)" office:value-type="float" office:value="0.995896464646465" calcext:value-type="float">
            <text:p>0.995896464646465</text:p>
          </table:table-cell>
          <table:table-cell table:formula="of:=LOG([.O819])" office:value-type="float" office:value="3.80092318181322" calcext:value-type="float">
            <text:p>3.80092318181322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6329" calcext:value-type="float">
            <text:p>6329</text:p>
          </table:table-cell>
          <table:table-cell table:formula="of:=([.O820]-13)/([.O820]+13)" office:value-type="float" office:value="0.995900346893724" calcext:value-type="float">
            <text:p>0.995900346893724</text:p>
          </table:table-cell>
          <table:table-cell table:formula="of:=LOG([.O820])" office:value-type="float" office:value="3.80133509567455" calcext:value-type="float">
            <text:p>3.80133509567455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6337" calcext:value-type="float">
            <text:p>6337</text:p>
          </table:table-cell>
          <table:table-cell table:formula="of:=([.O821]-13)/([.O821]+13)" office:value-type="float" office:value="0.995905511811024" calcext:value-type="float">
            <text:p>0.995905511811024</text:p>
          </table:table-cell>
          <table:table-cell table:formula="of:=LOG([.O821])" office:value-type="float" office:value="3.80188370712524" calcext:value-type="float">
            <text:p>3.80188370712524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6343" calcext:value-type="float">
            <text:p>6343</text:p>
          </table:table-cell>
          <table:table-cell table:formula="of:=([.O822]-13)/([.O822]+13)" office:value-type="float" office:value="0.995909376966646" calcext:value-type="float">
            <text:p>0.995909376966646</text:p>
          </table:table-cell>
          <table:table-cell table:formula="of:=LOG([.O822])" office:value-type="float" office:value="3.80229471139746" calcext:value-type="float">
            <text:p>3.80229471139746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6353" calcext:value-type="float">
            <text:p>6353</text:p>
          </table:table-cell>
          <table:table-cell table:formula="of:=([.O823]-13)/([.O823]+13)" office:value-type="float" office:value="0.995915802701854" calcext:value-type="float">
            <text:p>0.995915802701854</text:p>
          </table:table-cell>
          <table:table-cell table:formula="of:=LOG([.O823])" office:value-type="float" office:value="3.80297885533526" calcext:value-type="float">
            <text:p>3.80297885533526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6359" calcext:value-type="float">
            <text:p>6359</text:p>
          </table:table-cell>
          <table:table-cell table:formula="of:=([.O824]-13)/([.O824]+13)" office:value-type="float" office:value="0.995919648462021" calcext:value-type="float">
            <text:p>0.995919648462021</text:p>
          </table:table-cell>
          <table:table-cell table:formula="of:=LOG([.O824])" office:value-type="float" office:value="3.80338882498361" calcext:value-type="float">
            <text:p>3.80338882498361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6361" calcext:value-type="float">
            <text:p>6361</text:p>
          </table:table-cell>
          <table:table-cell table:formula="of:=([.O825]-13)/([.O825]+13)" office:value-type="float" office:value="0.995920928773141" calcext:value-type="float">
            <text:p>0.995920928773141</text:p>
          </table:table-cell>
          <table:table-cell table:formula="of:=LOG([.O825])" office:value-type="float" office:value="3.80352539557653" calcext:value-type="float">
            <text:p>3.80352539557653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6367" calcext:value-type="float">
            <text:p>6367</text:p>
          </table:table-cell>
          <table:table-cell table:formula="of:=([.O826]-13)/([.O826]+13)" office:value-type="float" office:value="0.995924764890282" calcext:value-type="float">
            <text:p>0.995924764890282</text:p>
          </table:table-cell>
          <table:table-cell table:formula="of:=LOG([.O826])" office:value-type="float" office:value="3.80393484986384" calcext:value-type="float">
            <text:p>3.80393484986384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6373" calcext:value-type="float">
            <text:p>6373</text:p>
          </table:table-cell>
          <table:table-cell table:formula="of:=([.O827]-13)/([.O827]+13)" office:value-type="float" office:value="0.995928593798935" calcext:value-type="float">
            <text:p>0.995928593798935</text:p>
          </table:table-cell>
          <table:table-cell table:formula="of:=LOG([.O827])" office:value-type="float" office:value="3.80434391847987" calcext:value-type="float">
            <text:p>3.80434391847987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6379" calcext:value-type="float">
            <text:p>6379</text:p>
          </table:table-cell>
          <table:table-cell table:formula="of:=([.O828]-13)/([.O828]+13)" office:value-type="float" office:value="0.995932415519399" calcext:value-type="float">
            <text:p>0.995932415519399</text:p>
          </table:table-cell>
          <table:table-cell table:formula="of:=LOG([.O828])" office:value-type="float" office:value="3.80475260215046" calcext:value-type="float">
            <text:p>3.80475260215046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6389" calcext:value-type="float">
            <text:p>6389</text:p>
          </table:table-cell>
          <table:table-cell table:formula="of:=([.O829]-13)/([.O829]+13)" office:value-type="float" office:value="0.995938769134645" calcext:value-type="float">
            <text:p>0.995938769134645</text:p>
          </table:table-cell>
          <table:table-cell table:formula="of:=LOG([.O829])" office:value-type="float" office:value="3.80543288813214" calcext:value-type="float">
            <text:p>3.80543288813214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6397" calcext:value-type="float">
            <text:p>6397</text:p>
          </table:table-cell>
          <table:table-cell table:formula="of:=([.O830]-13)/([.O830]+13)" office:value-type="float" office:value="0.99594383775351" calcext:value-type="float">
            <text:p>0.99594383775351</text:p>
          </table:table-cell>
          <table:table-cell table:formula="of:=LOG([.O830])" office:value-type="float" office:value="3.80597635071756" calcext:value-type="float">
            <text:p>3.80597635071756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6421" calcext:value-type="float">
            <text:p>6421</text:p>
          </table:table-cell>
          <table:table-cell table:formula="of:=([.O831]-13)/([.O831]+13)" office:value-type="float" office:value="0.995958967982592" calcext:value-type="float">
            <text:p>0.995958967982592</text:p>
          </table:table-cell>
          <table:table-cell table:formula="of:=LOG([.O831])" office:value-type="float" office:value="3.80760266991649" calcext:value-type="float">
            <text:p>3.80760266991649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6427" calcext:value-type="float">
            <text:p>6427</text:p>
          </table:table-cell>
          <table:table-cell table:formula="of:=([.O832]-13)/([.O832]+13)" office:value-type="float" office:value="0.995962732919255" calcext:value-type="float">
            <text:p>0.995962732919255</text:p>
          </table:table-cell>
          <table:table-cell table:formula="of:=LOG([.O832])" office:value-type="float" office:value="3.8080082999104" calcext:value-type="float">
            <text:p>3.8080082999104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6449" calcext:value-type="float">
            <text:p>6449</text:p>
          </table:table-cell>
          <table:table-cell table:formula="of:=([.O833]-13)/([.O833]+13)" office:value-type="float" office:value="0.995976477870628" calcext:value-type="float">
            <text:p>0.995976477870628</text:p>
          </table:table-cell>
          <table:table-cell table:formula="of:=LOG([.O833])" office:value-type="float" office:value="3.80949237693734" calcext:value-type="float">
            <text:p>3.80949237693734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6451" calcext:value-type="float">
            <text:p>6451</text:p>
          </table:table-cell>
          <table:table-cell table:formula="of:=([.O834]-13)/([.O834]+13)" office:value-type="float" office:value="0.995977722772277" calcext:value-type="float">
            <text:p>0.995977722772277</text:p>
          </table:table-cell>
          <table:table-cell table:formula="of:=LOG([.O834])" office:value-type="float" office:value="3.80962704189405" calcext:value-type="float">
            <text:p>3.80962704189405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6469" calcext:value-type="float">
            <text:p>6469</text:p>
          </table:table-cell>
          <table:table-cell table:formula="of:=([.O835]-13)/([.O835]+13)" office:value-type="float" office:value="0.995988892317186" calcext:value-type="float">
            <text:p>0.995988892317186</text:p>
          </table:table-cell>
          <table:table-cell table:formula="of:=LOG([.O835])" office:value-type="float" office:value="3.81083715114049" calcext:value-type="float">
            <text:p>3.81083715114049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6473" calcext:value-type="float">
            <text:p>6473</text:p>
          </table:table-cell>
          <table:table-cell table:formula="of:=([.O836]-13)/([.O836]+13)" office:value-type="float" office:value="0.995991366019118" calcext:value-type="float">
            <text:p>0.995991366019118</text:p>
          </table:table-cell>
          <table:table-cell table:formula="of:=LOG([.O836])" office:value-type="float" office:value="3.81110560701793" calcext:value-type="float">
            <text:p>3.81110560701793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6481" calcext:value-type="float">
            <text:p>6481</text:p>
          </table:table-cell>
          <table:table-cell table:formula="of:=([.O837]-13)/([.O837]+13)" office:value-type="float" office:value="0.995996304280875" calcext:value-type="float">
            <text:p>0.995996304280875</text:p>
          </table:table-cell>
          <table:table-cell table:formula="of:=LOG([.O837])" office:value-type="float" office:value="3.81164202145315" calcext:value-type="float">
            <text:p>3.81164202145315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6491" calcext:value-type="float">
            <text:p>6491</text:p>
          </table:table-cell>
          <table:table-cell table:formula="of:=([.O838]-13)/([.O838]+13)" office:value-type="float" office:value="0.9960024600246" calcext:value-type="float">
            <text:p>0.9960024600246</text:p>
          </table:table-cell>
          <table:table-cell table:formula="of:=LOG([.O838])" office:value-type="float" office:value="3.81231160913112" calcext:value-type="float">
            <text:p>3.81231160913112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6521" calcext:value-type="float">
            <text:p>6521</text:p>
          </table:table-cell>
          <table:table-cell table:formula="of:=([.O839]-13)/([.O839]+13)" office:value-type="float" office:value="0.996020814202632" calcext:value-type="float">
            <text:p>0.996020814202632</text:p>
          </table:table-cell>
          <table:table-cell table:formula="of:=LOG([.O839])" office:value-type="float" office:value="3.81431420020746" calcext:value-type="float">
            <text:p>3.81431420020746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6529" calcext:value-type="float">
            <text:p>6529</text:p>
          </table:table-cell>
          <table:table-cell table:formula="of:=([.O840]-13)/([.O840]+13)" office:value-type="float" office:value="0.996025680220116" calcext:value-type="float">
            <text:p>0.996025680220116</text:p>
          </table:table-cell>
          <table:table-cell table:formula="of:=LOG([.O840])" office:value-type="float" office:value="3.81484666860446" calcext:value-type="float">
            <text:p>3.81484666860446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6547" calcext:value-type="float">
            <text:p>6547</text:p>
          </table:table-cell>
          <table:table-cell table:formula="of:=([.O841]-13)/([.O841]+13)" office:value-type="float" office:value="0.996036585365854" calcext:value-type="float">
            <text:p>0.996036585365854</text:p>
          </table:table-cell>
          <table:table-cell table:formula="of:=LOG([.O841])" office:value-type="float" office:value="3.816042340922" calcext:value-type="float">
            <text:p>3.816042340922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6551" calcext:value-type="float">
            <text:p>6551</text:p>
          </table:table-cell>
          <table:table-cell table:formula="of:=([.O842]-13)/([.O842]+13)" office:value-type="float" office:value="0.996039000609385" calcext:value-type="float">
            <text:p>0.996039000609385</text:p>
          </table:table-cell>
          <table:table-cell table:formula="of:=LOG([.O842])" office:value-type="float" office:value="3.81630759943194" calcext:value-type="float">
            <text:p>3.81630759943194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6553" calcext:value-type="float">
            <text:p>6553</text:p>
          </table:table-cell>
          <table:table-cell table:formula="of:=([.O843]-13)/([.O843]+13)" office:value-type="float" office:value="0.996040207127627" calcext:value-type="float">
            <text:p>0.996040207127627</text:p>
          </table:table-cell>
          <table:table-cell table:formula="of:=LOG([.O843])" office:value-type="float" office:value="3.81644016795614" calcext:value-type="float">
            <text:p>3.81644016795614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6563" calcext:value-type="float">
            <text:p>6563</text:p>
          </table:table-cell>
          <table:table-cell table:formula="of:=([.O844]-13)/([.O844]+13)" office:value-type="float" office:value="0.996046228710462" calcext:value-type="float">
            <text:p>0.996046228710462</text:p>
          </table:table-cell>
          <table:table-cell table:formula="of:=LOG([.O844])" office:value-type="float" office:value="3.81710240425692" calcext:value-type="float">
            <text:p>3.81710240425692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6569" calcext:value-type="float">
            <text:p>6569</text:p>
          </table:table-cell>
          <table:table-cell table:formula="of:=([.O845]-13)/([.O845]+13)" office:value-type="float" office:value="0.996049832877545" calcext:value-type="float">
            <text:p>0.996049832877545</text:p>
          </table:table-cell>
          <table:table-cell table:formula="of:=LOG([.O845])" office:value-type="float" office:value="3.81749926186776" calcext:value-type="float">
            <text:p>3.81749926186776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6571" calcext:value-type="float">
            <text:p>6571</text:p>
          </table:table-cell>
          <table:table-cell table:formula="of:=([.O846]-13)/([.O846]+13)" office:value-type="float" office:value="0.996051032806804" calcext:value-type="float">
            <text:p>0.996051032806804</text:p>
          </table:table-cell>
          <table:table-cell table:formula="of:=LOG([.O846])" office:value-type="float" office:value="3.81763146719051" calcext:value-type="float">
            <text:p>3.81763146719051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6577" calcext:value-type="float">
            <text:p>6577</text:p>
          </table:table-cell>
          <table:table-cell table:formula="of:=([.O847]-13)/([.O847]+13)" office:value-type="float" office:value="0.996054628224583" calcext:value-type="float">
            <text:p>0.996054628224583</text:p>
          </table:table-cell>
          <table:table-cell table:formula="of:=LOG([.O847])" office:value-type="float" office:value="3.81802784185926" calcext:value-type="float">
            <text:p>3.81802784185926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6581" calcext:value-type="float">
            <text:p>6581</text:p>
          </table:table-cell>
          <table:table-cell table:formula="of:=([.O848]-13)/([.O848]+13)" office:value-type="float" office:value="0.996057021534729" calcext:value-type="float">
            <text:p>0.996057021534729</text:p>
          </table:table-cell>
          <table:table-cell table:formula="of:=LOG([.O848])" office:value-type="float" office:value="3.81829189079999" calcext:value-type="float">
            <text:p>3.81829189079999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6599" calcext:value-type="float">
            <text:p>6599</text:p>
          </table:table-cell>
          <table:table-cell table:formula="of:=([.O849]-13)/([.O849]+13)" office:value-type="float" office:value="0.996067755595886" calcext:value-type="float">
            <text:p>0.996067755595886</text:p>
          </table:table-cell>
          <table:table-cell table:formula="of:=LOG([.O849])" office:value-type="float" office:value="3.81947812836212" calcext:value-type="float">
            <text:p>3.81947812836212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6607" calcext:value-type="float">
            <text:p>6607</text:p>
          </table:table-cell>
          <table:table-cell table:formula="of:=([.O850]-13)/([.O850]+13)" office:value-type="float" office:value="0.99607250755287" calcext:value-type="float">
            <text:p>0.99607250755287</text:p>
          </table:table-cell>
          <table:table-cell table:formula="of:=LOG([.O850])" office:value-type="float" office:value="3.82000430680832" calcext:value-type="float">
            <text:p>3.82000430680832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6619" calcext:value-type="float">
            <text:p>6619</text:p>
          </table:table-cell>
          <table:table-cell table:formula="of:=([.O851]-13)/([.O851]+13)" office:value-type="float" office:value="0.996079613992762" calcext:value-type="float">
            <text:p>0.996079613992762</text:p>
          </table:table-cell>
          <table:table-cell table:formula="of:=LOG([.O851])" office:value-type="float" office:value="3.8207923810882" calcext:value-type="float">
            <text:p>3.8207923810882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6637" calcext:value-type="float">
            <text:p>6637</text:p>
          </table:table-cell>
          <table:table-cell table:formula="of:=([.O852]-13)/([.O852]+13)" office:value-type="float" office:value="0.99609022556391" calcext:value-type="float">
            <text:p>0.99609022556391</text:p>
          </table:table-cell>
          <table:table-cell table:formula="of:=LOG([.O852])" office:value-type="float" office:value="3.82197181764204" calcext:value-type="float">
            <text:p>3.82197181764204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6653" calcext:value-type="float">
            <text:p>6653</text:p>
          </table:table-cell>
          <table:table-cell table:formula="of:=([.O853]-13)/([.O853]+13)" office:value-type="float" office:value="0.996099609960996" calcext:value-type="float">
            <text:p>0.996099609960996</text:p>
          </table:table-cell>
          <table:table-cell table:formula="of:=LOG([.O853])" office:value-type="float" office:value="3.82301752344605" calcext:value-type="float">
            <text:p>3.82301752344605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6659" calcext:value-type="float">
            <text:p>6659</text:p>
          </table:table-cell>
          <table:table-cell table:formula="of:=([.O854]-13)/([.O854]+13)" office:value-type="float" office:value="0.996103117505995" calcext:value-type="float">
            <text:p>0.996103117505995</text:p>
          </table:table-cell>
          <table:table-cell table:formula="of:=LOG([.O854])" office:value-type="float" office:value="3.82340901489254" calcext:value-type="float">
            <text:p>3.82340901489254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6661" calcext:value-type="float">
            <text:p>6661</text:p>
          </table:table-cell>
          <table:table-cell table:formula="of:=([.O855]-13)/([.O855]+13)" office:value-type="float" office:value="0.996104285286185" calcext:value-type="float">
            <text:p>0.996104285286185</text:p>
          </table:table-cell>
          <table:table-cell table:formula="of:=LOG([.O855])" office:value-type="float" office:value="3.82353943365686" calcext:value-type="float">
            <text:p>3.82353943365686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6673" calcext:value-type="float">
            <text:p>6673</text:p>
          </table:table-cell>
          <table:table-cell table:formula="of:=([.O856]-13)/([.O856]+13)" office:value-type="float" office:value="0.996111277295842" calcext:value-type="float">
            <text:p>0.996111277295842</text:p>
          </table:table-cell>
          <table:table-cell table:formula="of:=LOG([.O856])" office:value-type="float" office:value="3.82432112485077" calcext:value-type="float">
            <text:p>3.82432112485077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6679" calcext:value-type="float">
            <text:p>6679</text:p>
          </table:table-cell>
          <table:table-cell table:formula="of:=([.O857]-13)/([.O857]+13)" office:value-type="float" office:value="0.996114763897191" calcext:value-type="float">
            <text:p>0.996114763897191</text:p>
          </table:table-cell>
          <table:table-cell table:formula="of:=LOG([.O857])" office:value-type="float" office:value="3.82471144346473" calcext:value-type="float">
            <text:p>3.82471144346473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6689" calcext:value-type="float">
            <text:p>6689</text:p>
          </table:table-cell>
          <table:table-cell table:formula="of:=([.O858]-13)/([.O858]+13)" office:value-type="float" office:value="0.996120561026559" calcext:value-type="float">
            <text:p>0.996120561026559</text:p>
          </table:table-cell>
          <table:table-cell table:formula="of:=LOG([.O858])" office:value-type="float" office:value="3.82536119595263" calcext:value-type="float">
            <text:p>3.82536119595263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6691" calcext:value-type="float">
            <text:p>6691</text:p>
          </table:table-cell>
          <table:table-cell table:formula="of:=([.O859]-13)/([.O859]+13)" office:value-type="float" office:value="0.996121718377088" calcext:value-type="float">
            <text:p>0.996121718377088</text:p>
          </table:table-cell>
          <table:table-cell table:formula="of:=LOG([.O859])" office:value-type="float" office:value="3.82549102987943" calcext:value-type="float">
            <text:p>3.82549102987943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6701" calcext:value-type="float">
            <text:p>6701</text:p>
          </table:table-cell>
          <table:table-cell table:formula="of:=([.O860]-13)/([.O860]+13)" office:value-type="float" office:value="0.996127494787012" calcext:value-type="float">
            <text:p>0.996127494787012</text:p>
          </table:table-cell>
          <table:table-cell table:formula="of:=LOG([.O860])" office:value-type="float" office:value="3.82613961793591" calcext:value-type="float">
            <text:p>3.82613961793591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6703" calcext:value-type="float">
            <text:p>6703</text:p>
          </table:table-cell>
          <table:table-cell table:formula="of:=([.O861]-13)/([.O861]+13)" office:value-type="float" office:value="0.996128648004765" calcext:value-type="float">
            <text:p>0.996128648004765</text:p>
          </table:table-cell>
          <table:table-cell table:formula="of:=LOG([.O861])" office:value-type="float" office:value="3.82626921939373" calcext:value-type="float">
            <text:p>3.82626921939373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6709" calcext:value-type="float">
            <text:p>6709</text:p>
          </table:table-cell>
          <table:table-cell table:formula="of:=([.O862]-13)/([.O862]+13)" office:value-type="float" office:value="0.996132103540613" calcext:value-type="float">
            <text:p>0.996132103540613</text:p>
          </table:table-cell>
          <table:table-cell table:formula="of:=LOG([.O862])" office:value-type="float" office:value="3.82665779187587" calcext:value-type="float">
            <text:p>3.82665779187587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6719" calcext:value-type="float">
            <text:p>6719</text:p>
          </table:table-cell>
          <table:table-cell table:formula="of:=([.O863]-13)/([.O863]+13)" office:value-type="float" office:value="0.996137849079025" calcext:value-type="float">
            <text:p>0.996137849079025</text:p>
          </table:table-cell>
          <table:table-cell table:formula="of:=LOG([.O863])" office:value-type="float" office:value="3.82730464108973" calcext:value-type="float">
            <text:p>3.82730464108973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6733" calcext:value-type="float">
            <text:p>6733</text:p>
          </table:table-cell>
          <table:table-cell table:formula="of:=([.O864]-13)/([.O864]+13)" office:value-type="float" office:value="0.996145864215832" calcext:value-type="float">
            <text:p>0.996145864215832</text:p>
          </table:table-cell>
          <table:table-cell table:formula="of:=LOG([.O864])" office:value-type="float" office:value="3.82820861446795" calcext:value-type="float">
            <text:p>3.82820861446795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6737" calcext:value-type="float">
            <text:p>6737</text:p>
          </table:table-cell>
          <table:table-cell table:formula="of:=([.O865]-13)/([.O865]+13)" office:value-type="float" office:value="0.996148148148148" calcext:value-type="float">
            <text:p>0.996148148148148</text:p>
          </table:table-cell>
          <table:table-cell table:formula="of:=LOG([.O865])" office:value-type="float" office:value="3.82846654735268" calcext:value-type="float">
            <text:p>3.82846654735268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6761" calcext:value-type="float">
            <text:p>6761</text:p>
          </table:table-cell>
          <table:table-cell table:formula="of:=([.O866]-13)/([.O866]+13)" office:value-type="float" office:value="0.996161795098907" calcext:value-type="float">
            <text:p>0.996161795098907</text:p>
          </table:table-cell>
          <table:table-cell table:formula="of:=LOG([.O866])" office:value-type="float" office:value="3.83001093593612" calcext:value-type="float">
            <text:p>3.83001093593612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6763" calcext:value-type="float">
            <text:p>6763</text:p>
          </table:table-cell>
          <table:table-cell table:formula="of:=([.O867]-13)/([.O867]+13)" office:value-type="float" office:value="0.99616292798111" calcext:value-type="float">
            <text:p>0.99616292798111</text:p>
          </table:table-cell>
          <table:table-cell table:formula="of:=LOG([.O867])" office:value-type="float" office:value="3.83013938742534" calcext:value-type="float">
            <text:p>3.83013938742534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6779" calcext:value-type="float">
            <text:p>6779</text:p>
          </table:table-cell>
          <table:table-cell table:formula="of:=([.O868]-13)/([.O868]+13)" office:value-type="float" office:value="0.996171967020024" calcext:value-type="float">
            <text:p>0.996171967020024</text:p>
          </table:table-cell>
          <table:table-cell table:formula="of:=LOG([.O868])" office:value-type="float" office:value="3.83116563390944" calcext:value-type="float">
            <text:p>3.83116563390944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6781" calcext:value-type="float">
            <text:p>6781</text:p>
          </table:table-cell>
          <table:table-cell table:formula="of:=([.O869]-13)/([.O869]+13)" office:value-type="float" office:value="0.996173093906388" calcext:value-type="float">
            <text:p>0.996173093906388</text:p>
          </table:table-cell>
          <table:table-cell table:formula="of:=LOG([.O869])" office:value-type="float" office:value="3.83129374437701" calcext:value-type="float">
            <text:p>3.83129374437701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6791" calcext:value-type="float">
            <text:p>6791</text:p>
          </table:table-cell>
          <table:table-cell table:formula="of:=([.O870]-13)/([.O870]+13)" office:value-type="float" office:value="0.996178718400941" calcext:value-type="float">
            <text:p>0.996178718400941</text:p>
          </table:table-cell>
          <table:table-cell table:formula="of:=LOG([.O870])" office:value-type="float" office:value="3.83193373046674" calcext:value-type="float">
            <text:p>3.83193373046674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6793" calcext:value-type="float">
            <text:p>6793</text:p>
          </table:table-cell>
          <table:table-cell table:formula="of:=([.O871]-13)/([.O871]+13)" office:value-type="float" office:value="0.996179841316485" calcext:value-type="float">
            <text:p>0.996179841316485</text:p>
          </table:table-cell>
          <table:table-cell table:formula="of:=LOG([.O871])" office:value-type="float" office:value="3.83206161459073" calcext:value-type="float">
            <text:p>3.83206161459073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6803" calcext:value-type="float">
            <text:p>6803</text:p>
          </table:table-cell>
          <table:table-cell table:formula="of:=([.O872]-13)/([.O872]+13)" office:value-type="float" office:value="0.99618544600939" calcext:value-type="float">
            <text:p>0.99618544600939</text:p>
          </table:table-cell>
          <table:table-cell table:formula="of:=LOG([.O872])" office:value-type="float" office:value="3.83270047096057" calcext:value-type="float">
            <text:p>3.83270047096057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6823" calcext:value-type="float">
            <text:p>6823</text:p>
          </table:table-cell>
          <table:table-cell table:formula="of:=([.O873]-13)/([.O873]+13)" office:value-type="float" office:value="0.996196606202457" calcext:value-type="float">
            <text:p>0.996196606202457</text:p>
          </table:table-cell>
          <table:table-cell table:formula="of:=LOG([.O873])" office:value-type="float" office:value="3.83397537127991" calcext:value-type="float">
            <text:p>3.83397537127991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6827" calcext:value-type="float">
            <text:p>6827</text:p>
          </table:table-cell>
          <table:table-cell table:formula="of:=([.O874]-13)/([.O874]+13)" office:value-type="float" office:value="0.996198830409357" calcext:value-type="float">
            <text:p>0.996198830409357</text:p>
          </table:table-cell>
          <table:table-cell table:formula="of:=LOG([.O874])" office:value-type="float" office:value="3.83422990285168" calcext:value-type="float">
            <text:p>3.83422990285168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6829" calcext:value-type="float">
            <text:p>6829</text:p>
          </table:table-cell>
          <table:table-cell table:formula="of:=([.O875]-13)/([.O875]+13)" office:value-type="float" office:value="0.996199941537562" calcext:value-type="float">
            <text:p>0.996199941537562</text:p>
          </table:table-cell>
          <table:table-cell table:formula="of:=LOG([.O875])" office:value-type="float" office:value="3.8343571127184" calcext:value-type="float">
            <text:p>3.8343571127184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6833" calcext:value-type="float">
            <text:p>6833</text:p>
          </table:table-cell>
          <table:table-cell table:formula="of:=([.O876]-13)/([.O876]+13)" office:value-type="float" office:value="0.996202161846334" calcext:value-type="float">
            <text:p>0.996202161846334</text:p>
          </table:table-cell>
          <table:table-cell table:formula="of:=LOG([.O876])" office:value-type="float" office:value="3.83461142072269" calcext:value-type="float">
            <text:p>3.83461142072269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6841" calcext:value-type="float">
            <text:p>6841</text:p>
          </table:table-cell>
          <table:table-cell table:formula="of:=([.O877]-13)/([.O877]+13)" office:value-type="float" office:value="0.996206594689233" calcext:value-type="float">
            <text:p>0.996206594689233</text:p>
          </table:table-cell>
          <table:table-cell table:formula="of:=LOG([.O877])" office:value-type="float" office:value="3.83511959042455" calcext:value-type="float">
            <text:p>3.83511959042455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6857" calcext:value-type="float">
            <text:p>6857</text:p>
          </table:table-cell>
          <table:table-cell table:formula="of:=([.O878]-13)/([.O878]+13)" office:value-type="float" office:value="0.996215429403202" calcext:value-type="float">
            <text:p>0.996215429403202</text:p>
          </table:table-cell>
          <table:table-cell table:formula="of:=LOG([.O878])" office:value-type="float" office:value="3.83613414946537" calcext:value-type="float">
            <text:p>3.83613414946537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6863" calcext:value-type="float">
            <text:p>6863</text:p>
          </table:table-cell>
          <table:table-cell table:formula="of:=([.O879]-13)/([.O879]+13)" office:value-type="float" office:value="0.996218731820826" calcext:value-type="float">
            <text:p>0.996218731820826</text:p>
          </table:table-cell>
          <table:table-cell table:formula="of:=LOG([.O879])" office:value-type="float" office:value="3.83651399889067" calcext:value-type="float">
            <text:p>3.83651399889067</text:p>
          </table:table-cell>
          <table:table-cell table:number-columns-repeated="1004"/>
        </table:table-row>
        <table:table-row table:style-name="ro1" table:number-rows-repeated="1047696">
          <table:table-cell table:number-columns-repeated="1021"/>
        </table:table-row>
        <table:table-row table:style-name="ro1">
          <table:table-cell table:number-columns-repeated="1021"/>
        </table:table-row>
        <calcext:conditional-formats>
          <calcext:conditional-format calcext:target-range-address="COOOOOL_AAAAA_2_2.W1:COOOOOL_AAAAA_2_2.W1048576">
            <calcext:condition calcext:apply-style-name="Good" calcext:value="=&quot;success&quot;" calcext:base-cell-address="COOOOOL_AAAAA_2_2.W1"/>
          </calcext:conditional-format>
          <calcext:conditional-format calcext:target-range-address="COOOOOL_AAAAA_2_2.U1:COOOOOL_AAAAA_2_2.U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COOOOOL_AAAAA_2_2.X1:COOOOOL_AAAAA_2_2.Y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2" style:volatile="true">
      <loext:text>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2" style:volatile="true">
      <loext:text> £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9">
      <number:number number:decimal-places="13" loext:min-decimal-places="13" number:min-integer-digits="1"/>
    </number:number-style>
    <number:number-style style:name="N130">
      <number:number number:decimal-places="15" loext:min-decimal-places="15" number:min-integer-digits="1"/>
    </number:number-style>
    <number:number-style style:name="N131">
      <number:number number:decimal-places="0" loext:min-decimal-places="0" number:min-integer-digits="5"/>
    </number:number-style>
    <number:number-style style:name="N132">
      <number:number number:decimal-places="20" loext:min-decimal-places="2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9T22:23:08.739568979</meta:creation-date>
    <dc:date>2022-07-29T23:25:54.579123720</dc:date>
    <meta:editing-duration>PT5M28S</meta:editing-duration>
    <meta:editing-cycles>2</meta:editing-cycles>
    <meta:generator>LibreOffice/6.4.7.2$Linux_X86_64 LibreOffice_project/40$Build-2</meta:generator>
    <meta:document-statistic meta:table-count="1" meta:cell-count="9577" meta:object-count="2"/>
  </office:meta>
</office:document-meta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32">
      <number:number number:decimal-places="20" loext:min-decimal-places="2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3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3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2.022cm" svg:height="19.922cm" xlink:href=".." xlink:type="simple" chart:class="chart:line" chart:style-name="ch1">
        <chart:legend chart:legend-position="end" svg:x="29.17cm" svg:y="9.662cm" style:legend-expansion="high" chart:style-name="ch2"/>
        <chart:plot-area chart:style-name="ch3" table:cell-range-address="COOOOOL_AAAAA_2_2.S2:COOOOOL_AAAAA_2_2.S261" svg:x="8.082cm" svg:y="0.994cm" svg:width="24.078cm" svg:height="19.126cm">
          <chartooo:coordinate-region svg:x="8.624cm" svg:y="1.193cm" svg:width="23.396cm" svg:height="18.72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OOOOOL_AAAAA_2_2.S2:COOOOOL_AAAAA_2_2.S261" chart:class="chart:line">
            <chart:data-point chart:repeated="2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OOOOOL_AAAAA_2_2.S2:COOOOOL_AAAAA_2_2.S2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66666666666667">
                <text:p>2.66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07692307692308">
                <text:p>2.076923076923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45454545454545">
                <text:p>0.5454545454545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15730337078652">
                <text:p>0.4157303370786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36111111111111">
                <text:p>0.2361111111111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3175965665236">
                <text:p>0.231759656652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08753315649867">
                <text:p>0.1087533156498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885245901639344">
                <text:p>0.08852459016393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476190476190476">
                <text:p>0.04761904761904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363180964308078">
                <text:p>0.03631809643080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274767801857585">
                <text:p>0.02747678018575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29155704376943">
                <text:p>0.01291557043769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119733924611973">
                <text:p>0.01197339246119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602959985382788">
                <text:p>0.006029599853827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412173225678957">
                <text:p>0.004121732256789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265205708901839">
                <text:p>0.002652057089018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191942719116632">
                <text:p>0.001919427191166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117294235254915">
                <text:p>0.001172942352549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972049459194517">
                <text:p>0.0009720494591945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473480027288741">
                <text:p>0.0004734800272887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383875951430253">
                <text:p>0.0003838759514302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196410548607721">
                <text:p>0.0001964105486077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156242488341907">
                <text:p>0.0001562424883419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0898780258625876">
                <text:p>0.00008987802586258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0578430332886657">
                <text:p>0.00005784303328866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036032682494188">
                <text:p>0.0000360326824941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0252503688044319">
                <text:p>0.000025250368804431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0133297715027909">
                <text:p>0.000013329771502790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0105824698573751">
                <text:p>0.00001058246985737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00591940902607218">
                <text:p>0.0000059194090260721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00424680930948697">
                <text:p>0.000004246809309486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00249818225618302">
                <text:p>0.000002498182256183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00165145253801138">
                <text:p>0.000001651452538011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00100253568451787">
                <text:p>0.0000010025356845178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000712914550853233">
                <text:p>0.0000007129145508532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000406002903331375">
                <text:p>0.0000004060029033313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000300823172100425">
                <text:p>0.0000003008231721004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000144505720254531">
                <text:p>0.0000001445057202545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000119260785513734">
                <text:p>0.00000011926078551373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0000599081505803872">
                <text:p>0.00000005990815058038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0000451375522349227">
                <text:p>0.00000004513755223492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0000254539871296354">
                <text:p>0.000000025453987129635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0000189889473620242">
                <text:p>0.000000018988947362024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000010017180902025">
                <text:p>0.0000000100171809020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00000782974134008924">
                <text:p>0.000000007829741340089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00000388249061301599">
                <text:p>0.000000003882490613015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00000306024611690543">
                <text:p>0.0000000030602461169054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00000149730775706505">
                <text:p>0.000000001497307757065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00000120433151795187">
                <text:p>0.0000000012043315179518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000000670433323143996">
                <text:p>0.00000000067043332314399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000000463396159856439">
                <text:p>0.00000000046339615985643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000000258173213615775">
                <text:p>0.0000000002581732136157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00000018604545930287">
                <text:p>0.0000000001860454593028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0000000994118816254789">
                <text:p>0.000000000099411881625478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0000000774784555151">
                <text:p>0.000000000077478455515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0000000416319078370724">
                <text:p>0.00000000004163190783707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000000030348127352601">
                <text:p>0.0000000000303481273526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0000000167757086001848">
                <text:p>0.00000000001677570860018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0000000118439521353872">
                <text:p>0.000000000011843952135387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00000000658574356934854">
                <text:p>0.0000000000065857435693485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00000000468899580460649">
                <text:p>0.0000000000046889958046064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00000000256652067937374">
                <text:p>0.0000000000025665206793737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00000000191709241599037">
                <text:p>0.0000000000019170924159903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000000000954354827838549">
                <text:p>0.00000000000095435482783854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000000000756338580922722">
                <text:p>0.00000000000075633858092272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00000000038684933794188">
                <text:p>0.0000000000003868493379418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00000000028736302809312">
                <text:p>0.0000000000002873630280931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00000000015818250551874">
                <text:p>0.0000000000001581825055187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000000000116202333652608">
                <text:p>0.0000000000001162023336526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0000000000615057360241434">
                <text:p>0.000000000000061505736024143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0000000000469567848638817">
                <text:p>0.000000000000046956784863881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0000000000237003927227746">
                <text:p>0.000000000000023700392722774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000000000018192122898666">
                <text:p>0.00000000000001819212289866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.21110151956081E-015">
                <text:p>9.21110151956081E-0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.11188934793889E-015">
                <text:p>7.11188934793889E-0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7602757437797E-015">
                <text:p>3.7602757437797E-0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65419496065946E-015">
                <text:p>2.65419496065946E-0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44399885427485E-015">
                <text:p>1.44399885427485E-01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07092844598932E-015">
                <text:p>1.07092844598932E-0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.57441773098337E-016">
                <text:p>5.57441773098337E-01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25420597522767E-016">
                <text:p>4.25420597522767E-01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241598955653E-016">
                <text:p>2.241598955653E-01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65273921709312E-016">
                <text:p>1.65273921709312E-01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.96986736289995E-017">
                <text:p>8.96986736289995E-01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.51183805330532E-017">
                <text:p>6.51183805330532E-01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49175736633742E-017">
                <text:p>3.49175736633742E-01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57848495076984E-017">
                <text:p>2.57848495076984E-01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39008753347898E-017">
                <text:p>1.39008753347898E-01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04294235110773E-017">
                <text:p>1.04294235110773E-01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.28574450854835E-018">
                <text:p>5.28574450854835E-01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05759411631202E-018">
                <text:p>4.05759411631202E-01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08292417277447E-018">
                <text:p>2.08292417277447E-01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53292464600113E-018">
                <text:p>1.53292464600113E-01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.30501248450173E-019">
                <text:p>8.30501248450173E-01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.13561305815908E-019">
                <text:p>6.13561305815908E-01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.21221861593729E-019">
                <text:p>3.21221861593729E-01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42185279452137E-019">
                <text:p>2.42185279452137E-01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23459500210904E-019">
                <text:p>1.23459500210904E-01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.37651376271967E-020">
                <text:p>9.37651376271967E-02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.77407225311893E-020">
                <text:p>4.77407225311893E-02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.59352804983875E-020">
                <text:p>3.59352804983875E-02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92009518265349E-020">
                <text:p>1.92009518265349E-02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38637753780839E-020">
                <text:p>1.38637753780839E-02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.44759819193066E-021">
                <text:p>7.44759819193066E-02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.41823415049185E-021">
                <text:p>5.41823415049185E-02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81221818191079E-021">
                <text:p>2.81221818191079E-02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12986035307905E-021">
                <text:p>2.12986035307905E-02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10728688345776E-021">
                <text:p>1.10728688345776E-02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.26325682824109E-022">
                <text:p>8.26325682824109E-02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.42709783818681E-022">
                <text:p>4.42709783818681E-02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.19048446231245E-022">
                <text:p>3.19048446231245E-02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71515805841855E-022">
                <text:p>1.71515805841855E-02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24851651067791E-022">
                <text:p>1.24851651067791E-02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.68972900876433E-023">
                <text:p>6.68972900876433E-02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.99701795165981E-023">
                <text:p>4.99701795165981E-02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55524910582183E-023">
                <text:p>2.55524910582183E-02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94136475577075E-023">
                <text:p>1.94136475577075E-02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00630853207465E-023">
                <text:p>1.00630853207465E-02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.37375266016258E-024">
                <text:p>7.37375266016258E-02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.9465995457403E-024">
                <text:p>3.9465995457403E-02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91186358181109E-024">
                <text:p>2.91186358181109E-02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51728751767023E-024">
                <text:p>1.51728751767023E-02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14713244985336E-024">
                <text:p>1.14713244985336E-02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.73925540063061E-025">
                <text:p>5.73925540063061E-02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.53814377897694E-025">
                <text:p>4.53814377897694E-02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26384103190896E-025">
                <text:p>2.26384103190896E-02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77326533699358E-025">
                <text:p>1.77326533699358E-02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.002838552582E-026">
                <text:p>9.002838552582E-02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.73944680230501E-026">
                <text:p>6.73944680230501E-02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.480587186957E-026">
                <text:p>3.480587186957E-02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61945837670159E-026">
                <text:p>2.61945837670159E-02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30950405258901E-026">
                <text:p>1.30950405258901E-02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02275096447997E-026">
                <text:p>1.02275096447997E-02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.24585358692214E-027">
                <text:p>5.24585358692214E-02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.97253435101432E-027">
                <text:p>3.97253435101432E-02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04742391344432E-027">
                <text:p>2.04742391344432E-02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5227730048836E-027">
                <text:p>1.5227730048836E-02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.95395643062348E-028">
                <text:p>7.95395643062348E-02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.92647956827535E-028">
                <text:p>5.92647956827535E-02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.03814101146238E-028">
                <text:p>3.03814101146238E-02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31623612250389E-028">
                <text:p>2.31623612250389E-02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17020478505397E-028">
                <text:p>1.17020478505397E-02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.06791405254993E-029">
                <text:p>9.06791405254993E-02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.58137416885738E-029">
                <text:p>4.58137416885738E-02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47896077942283E-029">
                <text:p>3.47896077942283E-02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80202453908334E-029">
                <text:p>1.80202453908334E-02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36104145171462E-029">
                <text:p>1.36104145171462E-02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.91930060324417E-030">
                <text:p>6.91930060324417E-03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.32728613395682E-030">
                <text:p>5.32728613395682E-03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.69475995896479E-030">
                <text:p>2.69475995896479E-03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.06473498594763E-030">
                <text:p>2.06473498594763E-03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03722445674691E-030">
                <text:p>1.03722445674691E-03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.95183166700293E-031">
                <text:p>7.95183166700293E-03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.0928982782941E-031">
                <text:p>4.0928982782941E-03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03109900464615E-031">
                <text:p>3.03109900464615E-03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59030230618849E-031">
                <text:p>1.59030230618849E-03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18633449755326E-031">
                <text:p>1.18633449755326E-03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.03029021105162E-032">
                <text:p>6.03029021105162E-03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.59502497547889E-032">
                <text:p>4.59502497547889E-03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.35954555465926E-032">
                <text:p>2.35954555465926E-03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76903173624765E-032">
                <text:p>1.76903173624765E-03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.19506115145034E-033">
                <text:p>9.19506115145034E-03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.84330437628637E-033">
                <text:p>6.84330437628637E-03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53679033528951E-033">
                <text:p>3.53679033528951E-03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.63923825851596E-033">
                <text:p>2.63923825851596E-03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36032605178639E-033">
                <text:p>1.36032605178639E-03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02938355681961E-033">
                <text:p>1.02938355681961E-03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.23185876295047E-034">
                <text:p>5.23185876295047E-03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.00580311907329E-034">
                <text:p>4.00580311907329E-03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.02579874502501E-034">
                <text:p>2.02579874502501E-03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51878853120694E-034">
                <text:p>1.51878853120694E-03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.85999352734654E-035">
                <text:p>7.85999352734654E-03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.91986901229441E-035">
                <text:p>5.91986901229441E-03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02890742715628E-035">
                <text:p>3.02890742715628E-03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.31267301499121E-035">
                <text:p>2.31267301499121E-03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16584901493001E-035">
                <text:p>1.16584901493001E-03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.02241115254366E-036">
                <text:p>9.02241115254366E-03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.55037726292259E-036">
                <text:p>4.55037726292259E-03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47029104774532E-036">
                <text:p>3.47029104774532E-03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79379744808382E-036">
                <text:p>1.79379744808382E-03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32782852501952E-036">
                <text:p>1.32782852501952E-03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.93681080536253E-037">
                <text:p>6.93681080536253E-03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.15952614510361E-037">
                <text:p>5.15952614510361E-03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.64420749613707E-037">
                <text:p>2.64420749613707E-03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.01429790719438E-037">
                <text:p>2.01429790719438E-03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03483339161588E-037">
                <text:p>1.03483339161588E-03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.73230710332744E-038">
                <text:p>7.73230710332744E-03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.0357187774492E-038">
                <text:p>4.0357187774492E-03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.96569305330924E-038">
                <text:p>2.96569305330924E-03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54452700709134E-038">
                <text:p>1.54452700709134E-03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14772368515861E-038">
                <text:p>1.14772368515861E-03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.99183906308158E-039">
                <text:p>5.99183906308158E-03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.53360901775164E-039">
                <text:p>4.53360901775164E-03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.29308440858896E-039">
                <text:p>2.29308440858896E-03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73713010198715E-039">
                <text:p>1.73713010198715E-03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.89342442261304E-040">
                <text:p>8.89342442261304E-04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.60404634184735E-040">
                <text:p>6.60404634184735E-04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.43555144457984E-040">
                <text:p>3.43555144457984E-04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56224598323236E-040">
                <text:p>2.56224598323236E-04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3122638817307E-040">
                <text:p>1.3122638817307E-04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9.91588354744441E-041">
                <text:p>9.91588354744441E-04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.06397957587685E-041">
                <text:p>5.06397957587685E-04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.81650929678814E-041">
                <text:p>3.81650929678814E-04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94143203550024E-041">
                <text:p>1.94143203550024E-04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49762494687902E-041">
                <text:p>1.49762494687902E-04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.77134090046303E-042">
                <text:p>7.77134090046303E-04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.70350646739493E-042">
                <text:p>5.70350646739493E-04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99451826262641E-042">
                <text:p>2.99451826262641E-04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.23345336265582E-042">
                <text:p>2.23345336265582E-04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15578120368306E-042">
                <text:p>1.15578120368306E-04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.71608766221762E-043">
                <text:p>8.71608766221762E-04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.51381223936457E-043">
                <text:p>4.51381223936457E-04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.33396155119008E-043">
                <text:p>3.33396155119008E-04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74596562927853E-043">
                <text:p>1.74596562927853E-04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27975979746652E-043">
                <text:p>1.27975979746652E-04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.71349232130716E-044">
                <text:p>6.71349232130716E-04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.92262331309022E-044">
                <text:p>4.92262331309022E-04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.56432588352791E-044">
                <text:p>2.56432588352791E-04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90916169501364E-044">
                <text:p>1.90916169501364E-04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9.79485329276556E-045">
                <text:p>9.79485329276556E-04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.39265618569053E-045">
                <text:p>7.39265618569053E-04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.79709509336917E-045">
                <text:p>3.79709509336917E-04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.80841778713061E-045">
                <text:p>2.80841778713061E-04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46220095096505E-045">
                <text:p>1.46220095096505E-04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08442786329458E-045">
                <text:p>1.08442786329458E-04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.6032000760651E-046">
                <text:p>5.6032000760651E-04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.22319999046155E-046">
                <text:p>4.22319999046155E-04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.17305232847451E-046">
                <text:p>2.17305232847451E-04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63020019304365E-046">
                <text:p>1.63020019304365E-04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8.40588977587389E-047">
                <text:p>8.40588977587389E-04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.28389994492711E-047">
                <text:p>6.28389994492711E-04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.26620909619574E-047">
                <text:p>3.26620909619574E-04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.39089069596684E-047">
                <text:p>2.39089069596684E-04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25720725591034E-047">
                <text:p>1.25720725591034E-04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9.25137861723908E-048">
                <text:p>9.25137861723908E-04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.78739658493799E-048">
                <text:p>4.78739658493799E-04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.57461689600216E-048">
                <text:p>3.57461689600216E-04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86513905449038E-048">
                <text:p>1.86513905449038E-04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37753431911851E-048">
                <text:p>1.37753431911851E-04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.226124771611E-049">
                <text:p>7.226124771611E-04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.27829043768274E-049">
                <text:p>5.27829043768274E-04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.76013405580783E-049">
                <text:p>2.76013405580783E-04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.02625883889572E-049">
                <text:p>2.02625883889572E-04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05584276685305E-049">
                <text:p>1.05584276685305E-04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.84603984042002E-050">
                <text:p>7.84603984042002E-05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.02698131629646E-050">
                <text:p>4.02698131629646E-05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.04865529853586E-050">
                <text:p>3.04865529853586E-05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57471151986948E-050">
                <text:p>1.57471151986948E-05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.16165971568477E-050">
                <text:p>1.16165971568477E-05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.05848035025768E-051">
                <text:p>6.05848035025768E-05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.53419098509435E-051">
                <text:p>4.53419098509435E-05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4.54829708855034E-052">
                <text:p>-4.54829708855034E-0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6.094cm" svg:height="31.076cm" xlink:href=".." xlink:type="simple" chart:class="chart:line" chart:style-name="ch1">
        <chart:legend chart:legend-position="end" svg:x="53.348cm" svg:y="15.239cm" style:legend-expansion="high" chart:style-name="ch2"/>
        <chart:plot-area chart:style-name="ch3" table:cell-range-address="COOOOOL_AAAAA_2_2.Y1:COOOOOL_AAAAA_2_2.Y368" chart:data-source-has-labels="row" svg:x="1.121cm" svg:y="0.621cm" svg:width="51.106cm" svg:height="29.834cm">
          <chartooo:coordinate-region svg:x="1.742cm" svg:y="0.742cm" svg:width="50.482cm" svg:height="28.71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OOOOOL_AAAAA_2_2.Y2:COOOOOL_AAAAA_2_2.Y368" chart:label-cell-address="COOOOOL_AAAAA_2_2.Y1:COOOOOL_AAAAA_2_2.Y1" chart:class="chart:line">
            <chart:data-point chart:repeated="36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_n_mod</text:p>
                <draw:g>
                  <svg:desc>COOOOOL_AAAAA_2_2.Y1:COOOOOL_AAAAA_2_2.Y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">
                <text:p>13</text:p>
                <draw:g>
                  <svg:desc>COOOOOL_AAAAA_2_2.Y2:COOOOOL_AAAAA_2_2.Y3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7">
                <text:p>4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